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size="11pt" style:font-size-asian="11pt" style:font-size-complex="11pt"/>
    </style:style>
    <style:style style:name="P2" style:parent-style-name="PreformattedText" style:family="paragraph">
      <style:text-properties fo:font-size="11pt" style:font-size-asian="11pt" style:font-size-complex="11pt"/>
    </style:style>
    <style:style style:name="P3" style:parent-style-name="PreformattedText" style:family="paragraph">
      <style:text-properties fo:font-size="11pt" style:font-size-asian="11pt" style:font-size-complex="11pt"/>
    </style:style>
    <style:style style:name="P4" style:parent-style-name="PreformattedText" style:family="paragraph">
      <style:text-properties fo:font-size="11pt" style:font-size-asian="11pt" style:font-size-complex="11pt"/>
    </style:style>
    <style:style style:name="P5" style:parent-style-name="PreformattedText" style:family="paragraph">
      <style:text-properties fo:font-size="11pt" style:font-size-asian="11pt" style:font-size-complex="11pt"/>
    </style:style>
    <style:style style:name="P6" style:parent-style-name="PreformattedText" style:family="paragraph">
      <style:text-properties fo:font-size="11pt" style:font-size-asian="11pt" style:font-size-complex="11pt"/>
    </style:style>
    <style:style style:name="P7" style:parent-style-name="PreformattedText" style:family="paragraph">
      <style:text-properties fo:font-size="11pt" style:font-size-asian="11pt" style:font-size-complex="11pt"/>
    </style:style>
    <style:style style:name="P8" style:parent-style-name="PreformattedText" style:family="paragraph">
      <style:text-properties fo:font-size="11pt" style:font-size-asian="11pt" style:font-size-complex="11pt"/>
    </style:style>
    <style:style style:name="P9" style:parent-style-name="PreformattedText" style:family="paragraph">
      <style:text-properties fo:font-size="11pt" style:font-size-asian="11pt" style:font-size-complex="11pt"/>
    </style:style>
    <style:style style:name="P10" style:parent-style-name="PreformattedText" style:family="paragraph">
      <style:text-properties fo:font-size="11pt" style:font-size-asian="11pt" style:font-size-complex="11pt"/>
    </style:style>
    <style:style style:name="P11" style:parent-style-name="PreformattedText" style:family="paragraph">
      <style:text-properties fo:font-size="11pt" style:font-size-asian="11pt" style:font-size-complex="11pt"/>
    </style:style>
    <style:style style:name="P12" style:parent-style-name="PreformattedText" style:family="paragraph">
      <style:text-properties fo:font-size="11pt" style:font-size-asian="11pt" style:font-size-complex="11pt"/>
    </style:style>
    <style:style style:name="P13" style:parent-style-name="PreformattedText" style:family="paragraph">
      <style:text-properties fo:font-size="11pt" style:font-size-asian="11pt" style:font-size-complex="11pt"/>
    </style:style>
    <style:style style:name="P14" style:parent-style-name="PreformattedText" style:family="paragraph">
      <style:text-properties fo:font-size="11pt" style:font-size-asian="11pt" style:font-size-complex="11pt"/>
    </style:style>
    <style:style style:name="P15" style:parent-style-name="PreformattedText" style:family="paragraph">
      <style:text-properties fo:font-size="11pt" style:font-size-asian="11pt" style:font-size-complex="11pt"/>
    </style:style>
    <style:style style:name="P16" style:parent-style-name="PreformattedText" style:family="paragraph">
      <style:text-properties fo:font-size="11pt" style:font-size-asian="11pt" style:font-size-complex="11pt"/>
    </style:style>
    <style:style style:name="P17" style:parent-style-name="PreformattedText" style:family="paragraph">
      <style:text-properties fo:font-size="11pt" style:font-size-asian="11pt" style:font-size-complex="11pt"/>
    </style:style>
    <style:style style:name="P18" style:parent-style-name="PreformattedText" style:family="paragraph">
      <style:text-properties fo:font-size="11pt" style:font-size-asian="11pt" style:font-size-complex="11pt"/>
    </style:style>
    <style:style style:name="P19" style:parent-style-name="PreformattedText" style:family="paragraph">
      <style:text-properties fo:font-size="11pt" style:font-size-asian="11pt" style:font-size-complex="11pt"/>
    </style:style>
    <style:style style:name="P20" style:parent-style-name="PreformattedText" style:family="paragraph">
      <style:text-properties fo:font-size="11pt" style:font-size-asian="11pt" style:font-size-complex="11pt"/>
    </style:style>
    <style:style style:name="P21" style:parent-style-name="PreformattedText" style:family="paragraph">
      <style:text-properties fo:font-size="11pt" style:font-size-asian="11pt" style:font-size-complex="11pt"/>
    </style:style>
    <style:style style:name="P22" style:parent-style-name="PreformattedText" style:family="paragraph">
      <style:text-properties fo:font-size="11pt" style:font-size-asian="11pt" style:font-size-complex="11pt"/>
    </style:style>
    <style:style style:name="P23" style:parent-style-name="PreformattedText" style:family="paragraph">
      <style:text-properties fo:font-size="11pt" style:font-size-asian="11pt" style:font-size-complex="11pt"/>
    </style:style>
    <style:style style:name="P24" style:parent-style-name="PreformattedText" style:family="paragraph">
      <style:text-properties fo:font-size="11pt" style:font-size-asian="11pt" style:font-size-complex="11pt"/>
    </style:style>
    <style:style style:name="P25" style:parent-style-name="PreformattedText" style:family="paragraph">
      <style:text-properties fo:font-size="11pt" style:font-size-asian="11pt" style:font-size-complex="11pt"/>
    </style:style>
    <style:style style:name="P26" style:parent-style-name="PreformattedText" style:family="paragraph">
      <style:text-properties fo:font-size="11pt" style:font-size-asian="11pt" style:font-size-complex="11pt"/>
    </style:style>
    <style:style style:name="P27" style:parent-style-name="PreformattedText" style:family="paragraph">
      <style:text-properties fo:font-size="11pt" style:font-size-asian="11pt" style:font-size-complex="11pt"/>
    </style:style>
    <style:style style:name="P28" style:parent-style-name="PreformattedText" style:family="paragraph">
      <style:text-properties fo:font-size="11pt" style:font-size-asian="11pt" style:font-size-complex="11pt"/>
    </style:style>
    <style:style style:name="P29" style:parent-style-name="PreformattedText" style:family="paragraph">
      <style:text-properties fo:font-size="11pt" style:font-size-asian="11pt" style:font-size-complex="11pt"/>
    </style:style>
    <style:style style:name="P30" style:parent-style-name="PreformattedText" style:family="paragraph">
      <style:text-properties fo:font-size="11pt" style:font-size-asian="11pt" style:font-size-complex="11pt"/>
    </style:style>
    <style:style style:name="P31" style:parent-style-name="PreformattedText" style:family="paragraph">
      <style:text-properties fo:font-size="11pt" style:font-size-asian="11pt" style:font-size-complex="11pt"/>
    </style:style>
    <style:style style:name="P32" style:parent-style-name="PreformattedText" style:family="paragraph">
      <style:text-properties fo:font-size="11pt" style:font-size-asian="11pt" style:font-size-complex="11pt"/>
    </style:style>
    <style:style style:name="P33" style:parent-style-name="PreformattedText" style:family="paragraph">
      <style:text-properties fo:font-size="11pt" style:font-size-asian="11pt" style:font-size-complex="11pt"/>
    </style:style>
    <style:style style:name="P34" style:parent-style-name="PreformattedText" style:family="paragraph">
      <style:text-properties fo:font-size="11pt" style:font-size-asian="11pt" style:font-size-complex="11pt"/>
    </style:style>
    <style:style style:name="P35" style:parent-style-name="PreformattedText" style:family="paragraph">
      <style:text-properties fo:font-size="11pt" style:font-size-asian="11pt" style:font-size-complex="11pt"/>
    </style:style>
    <style:style style:name="P36" style:parent-style-name="PreformattedText" style:family="paragraph">
      <style:text-properties fo:font-size="11pt" style:font-size-asian="11pt" style:font-size-complex="11pt"/>
    </style:style>
    <style:style style:name="P37" style:parent-style-name="PreformattedText" style:family="paragraph">
      <style:text-properties fo:font-size="11pt" style:font-size-asian="11pt" style:font-size-complex="11pt"/>
    </style:style>
    <style:style style:name="P38" style:parent-style-name="PreformattedText" style:family="paragraph">
      <style:text-properties fo:font-size="11pt" style:font-size-asian="11pt" style:font-size-complex="11pt"/>
    </style:style>
    <style:style style:name="P39" style:parent-style-name="PreformattedText" style:family="paragraph">
      <style:text-properties fo:font-size="11pt" style:font-size-asian="11pt" style:font-size-complex="11pt"/>
    </style:style>
    <style:style style:name="P40" style:parent-style-name="PreformattedText" style:family="paragraph">
      <style:text-properties fo:font-size="11pt" style:font-size-asian="11pt" style:font-size-complex="11pt"/>
    </style:style>
    <style:style style:name="P41" style:parent-style-name="PreformattedText" style:family="paragraph">
      <style:text-properties fo:font-size="11pt" style:font-size-asian="11pt" style:font-size-complex="11pt"/>
    </style:style>
    <style:style style:name="P42" style:parent-style-name="PreformattedText" style:family="paragraph">
      <style:text-properties fo:font-size="11pt" style:font-size-asian="11pt" style:font-size-complex="11pt"/>
    </style:style>
    <style:style style:name="P43" style:parent-style-name="PreformattedText" style:family="paragraph">
      <style:text-properties fo:font-size="11pt" style:font-size-asian="11pt" style:font-size-complex="11pt"/>
    </style:style>
    <style:style style:name="P44" style:parent-style-name="PreformattedText" style:family="paragraph">
      <style:text-properties fo:font-size="11pt" style:font-size-asian="11pt" style:font-size-complex="11pt"/>
    </style:style>
    <style:style style:name="P45" style:parent-style-name="PreformattedText" style:family="paragraph">
      <style:text-properties fo:font-size="11pt" style:font-size-asian="11pt" style:font-size-complex="11pt"/>
    </style:style>
    <style:style style:name="P46" style:parent-style-name="PreformattedText" style:family="paragraph">
      <style:text-properties fo:font-size="11pt" style:font-size-asian="11pt" style:font-size-complex="11pt"/>
    </style:style>
    <style:style style:name="P47" style:parent-style-name="PreformattedText" style:family="paragraph">
      <style:text-properties fo:font-size="11pt" style:font-size-asian="11pt" style:font-size-complex="11pt"/>
    </style:style>
    <style:style style:name="P48" style:parent-style-name="PreformattedText" style:family="paragraph">
      <style:text-properties fo:font-size="11pt" style:font-size-asian="11pt" style:font-size-complex="11pt"/>
    </style:style>
    <style:style style:name="P49" style:parent-style-name="PreformattedText" style:family="paragraph">
      <style:text-properties fo:font-size="11pt" style:font-size-asian="11pt" style:font-size-complex="11pt"/>
    </style:style>
    <style:style style:name="P50" style:parent-style-name="PreformattedText" style:family="paragraph">
      <style:text-properties fo:font-size="11pt" style:font-size-asian="11pt" style:font-size-complex="11pt"/>
    </style:style>
    <style:style style:name="P51" style:parent-style-name="PreformattedText" style:family="paragraph">
      <style:text-properties fo:font-size="11pt" style:font-size-asian="11pt" style:font-size-complex="11pt"/>
    </style:style>
    <style:style style:name="P52" style:parent-style-name="PreformattedText" style:family="paragraph">
      <style:text-properties fo:font-size="11pt" style:font-size-asian="11pt" style:font-size-complex="11pt"/>
    </style:style>
    <style:style style:name="P53" style:parent-style-name="PreformattedText" style:family="paragraph">
      <style:text-properties fo:font-size="11pt" style:font-size-asian="11pt" style:font-size-complex="11pt"/>
    </style:style>
    <style:style style:name="P54" style:parent-style-name="PreformattedText" style:family="paragraph">
      <style:text-properties fo:font-size="11pt" style:font-size-asian="11pt" style:font-size-complex="11pt"/>
    </style:style>
    <style:style style:name="P55" style:parent-style-name="PreformattedText" style:family="paragraph">
      <style:text-properties fo:font-size="11pt" style:font-size-asian="11pt" style:font-size-complex="11pt"/>
    </style:style>
    <style:style style:name="P56" style:parent-style-name="PreformattedText" style:family="paragraph">
      <style:text-properties fo:font-size="11pt" style:font-size-asian="11pt" style:font-size-complex="11pt"/>
    </style:style>
    <style:style style:name="P57" style:parent-style-name="PreformattedText" style:family="paragraph">
      <style:text-properties fo:font-size="11pt" style:font-size-asian="11pt" style:font-size-complex="11pt"/>
    </style:style>
    <style:style style:name="P58" style:parent-style-name="PreformattedText" style:family="paragraph">
      <style:text-properties fo:font-size="11pt" style:font-size-asian="11pt" style:font-size-complex="11pt"/>
    </style:style>
    <style:style style:name="P59" style:parent-style-name="PreformattedText" style:family="paragraph">
      <style:text-properties fo:font-size="11pt" style:font-size-asian="11pt" style:font-size-complex="11pt"/>
    </style:style>
    <style:style style:name="P60" style:parent-style-name="PreformattedText" style:family="paragraph">
      <style:text-properties fo:font-size="11pt" style:font-size-asian="11pt" style:font-size-complex="11pt"/>
    </style:style>
    <style:style style:name="P61" style:parent-style-name="PreformattedText" style:family="paragraph">
      <style:text-properties fo:font-size="11pt" style:font-size-asian="11pt" style:font-size-complex="11pt"/>
    </style:style>
    <style:style style:name="P62" style:parent-style-name="PreformattedText" style:family="paragraph">
      <style:text-properties fo:font-size="11pt" style:font-size-asian="11pt" style:font-size-complex="11pt"/>
    </style:style>
    <style:style style:name="P63" style:parent-style-name="PreformattedText" style:family="paragraph">
      <style:text-properties fo:font-size="11pt" style:font-size-asian="11pt" style:font-size-complex="11pt"/>
    </style:style>
    <style:style style:name="P64" style:parent-style-name="PreformattedText" style:family="paragraph">
      <style:text-properties fo:font-size="11pt" style:font-size-asian="11pt" style:font-size-complex="11pt"/>
    </style:style>
    <style:style style:name="P65" style:parent-style-name="PreformattedText" style:family="paragraph">
      <style:text-properties fo:font-size="11pt" style:font-size-asian="11pt" style:font-size-complex="11pt"/>
    </style:style>
    <style:style style:name="P66" style:parent-style-name="PreformattedText" style:family="paragraph">
      <style:text-properties fo:font-size="11pt" style:font-size-asian="11pt" style:font-size-complex="11pt"/>
    </style:style>
    <style:style style:name="P67" style:parent-style-name="PreformattedText" style:family="paragraph">
      <style:text-properties fo:font-size="11pt" style:font-size-asian="11pt" style:font-size-complex="11pt"/>
    </style:style>
    <style:style style:name="P68" style:parent-style-name="PreformattedText" style:family="paragraph">
      <style:text-properties fo:font-size="11pt" style:font-size-asian="11pt" style:font-size-complex="11pt"/>
    </style:style>
    <style:style style:name="P69" style:parent-style-name="PreformattedText" style:family="paragraph">
      <style:text-properties fo:font-size="11pt" style:font-size-asian="11pt" style:font-size-complex="11pt"/>
    </style:style>
    <style:style style:name="P70" style:parent-style-name="PreformattedText" style:family="paragraph">
      <style:text-properties fo:font-size="11pt" style:font-size-asian="11pt" style:font-size-complex="11pt"/>
    </style:style>
    <style:style style:name="P71" style:parent-style-name="PreformattedText" style:family="paragraph">
      <style:text-properties fo:font-size="11pt" style:font-size-asian="11pt" style:font-size-complex="11pt"/>
    </style:style>
    <style:style style:name="P72" style:parent-style-name="PreformattedText" style:family="paragraph">
      <style:text-properties fo:font-size="11pt" style:font-size-asian="11pt" style:font-size-complex="11pt"/>
    </style:style>
    <style:style style:name="P73" style:parent-style-name="PreformattedText" style:family="paragraph">
      <style:text-properties fo:font-size="11pt" style:font-size-asian="11pt" style:font-size-complex="11pt"/>
    </style:style>
    <style:style style:name="P74" style:parent-style-name="PreformattedText" style:family="paragraph">
      <style:text-properties fo:font-size="11pt" style:font-size-asian="11pt" style:font-size-complex="11pt"/>
    </style:style>
    <style:style style:name="P75" style:parent-style-name="PreformattedText" style:family="paragraph">
      <style:text-properties fo:font-size="11pt" style:font-size-asian="11pt" style:font-size-complex="11pt"/>
    </style:style>
    <style:style style:name="P76" style:parent-style-name="PreformattedText" style:family="paragraph">
      <style:text-properties fo:font-size="11pt" style:font-size-asian="11pt" style:font-size-complex="11pt"/>
    </style:style>
    <style:style style:name="P77" style:parent-style-name="PreformattedText" style:family="paragraph">
      <style:text-properties fo:font-size="11pt" style:font-size-asian="11pt" style:font-size-complex="11pt"/>
    </style:style>
    <style:style style:name="P78" style:parent-style-name="PreformattedText" style:family="paragraph">
      <style:text-properties fo:font-size="11pt" style:font-size-asian="11pt" style:font-size-complex="11pt"/>
    </style:style>
    <style:style style:name="P79" style:parent-style-name="PreformattedText" style:family="paragraph">
      <style:text-properties fo:font-size="11pt" style:font-size-asian="11pt" style:font-size-complex="11pt"/>
    </style:style>
    <style:style style:name="P80" style:parent-style-name="PreformattedText" style:family="paragraph">
      <style:text-properties fo:font-size="11pt" style:font-size-asian="11pt" style:font-size-complex="11pt"/>
    </style:style>
    <style:style style:name="P81" style:parent-style-name="PreformattedText" style:family="paragraph">
      <style:text-properties fo:font-size="11pt" style:font-size-asian="11pt" style:font-size-complex="11pt"/>
    </style:style>
    <style:style style:name="P82" style:parent-style-name="PreformattedText" style:family="paragraph">
      <style:text-properties fo:font-size="11pt" style:font-size-asian="11pt" style:font-size-complex="11pt"/>
    </style:style>
    <style:style style:name="P83" style:parent-style-name="PreformattedText" style:family="paragraph">
      <style:text-properties fo:font-size="11pt" style:font-size-asian="11pt" style:font-size-complex="11pt"/>
    </style:style>
    <style:style style:name="P84" style:parent-style-name="PreformattedText" style:family="paragraph">
      <style:text-properties fo:font-size="11pt" style:font-size-asian="11pt" style:font-size-complex="11pt"/>
    </style:style>
    <style:style style:name="P85" style:parent-style-name="PreformattedText" style:family="paragraph">
      <style:text-properties fo:font-size="11pt" style:font-size-asian="11pt" style:font-size-complex="11pt"/>
    </style:style>
    <style:style style:name="P86" style:parent-style-name="PreformattedText" style:family="paragraph">
      <style:text-properties fo:font-size="11pt" style:font-size-asian="11pt" style:font-size-complex="11pt"/>
    </style:style>
    <style:style style:name="P87" style:parent-style-name="PreformattedText" style:family="paragraph">
      <style:text-properties fo:font-size="11pt" style:font-size-asian="11pt" style:font-size-complex="11pt"/>
    </style:style>
    <style:style style:name="P88" style:parent-style-name="PreformattedText" style:family="paragraph">
      <style:text-properties fo:font-size="11pt" style:font-size-asian="11pt" style:font-size-complex="11pt"/>
    </style:style>
    <style:style style:name="P89" style:parent-style-name="PreformattedText" style:family="paragraph">
      <style:text-properties fo:font-size="11pt" style:font-size-asian="11pt" style:font-size-complex="11pt"/>
    </style:style>
    <style:style style:name="P90" style:parent-style-name="PreformattedText" style:family="paragraph">
      <style:text-properties fo:font-size="11pt" style:font-size-asian="11pt" style:font-size-complex="11pt"/>
    </style:style>
    <style:style style:name="P91" style:parent-style-name="PreformattedText" style:family="paragraph">
      <style:text-properties fo:font-size="11pt" style:font-size-asian="11pt" style:font-size-complex="11pt"/>
    </style:style>
    <style:style style:name="P92" style:parent-style-name="PreformattedText" style:family="paragraph">
      <style:text-properties fo:font-size="11pt" style:font-size-asian="11pt" style:font-size-complex="11pt"/>
    </style:style>
    <style:style style:name="P93" style:parent-style-name="PreformattedText" style:family="paragraph">
      <style:text-properties fo:font-size="11pt" style:font-size-asian="11pt" style:font-size-complex="11pt"/>
    </style:style>
    <style:style style:name="P94" style:parent-style-name="PreformattedText" style:family="paragraph">
      <style:text-properties fo:font-size="11pt" style:font-size-asian="11pt" style:font-size-complex="11pt"/>
    </style:style>
    <style:style style:name="P95" style:parent-style-name="PreformattedText" style:family="paragraph">
      <style:text-properties fo:font-size="11pt" style:font-size-asian="11pt" style:font-size-complex="11pt"/>
    </style:style>
    <style:style style:name="P96" style:parent-style-name="PreformattedText" style:family="paragraph">
      <style:text-properties fo:font-size="11pt" style:font-size-asian="11pt" style:font-size-complex="11pt"/>
    </style:style>
    <style:style style:name="P97" style:parent-style-name="PreformattedText" style:family="paragraph">
      <style:text-properties fo:font-size="11pt" style:font-size-asian="11pt" style:font-size-complex="11pt"/>
    </style:style>
    <style:style style:name="P98" style:parent-style-name="PreformattedText" style:family="paragraph">
      <style:text-properties fo:font-size="11pt" style:font-size-asian="11pt" style:font-size-complex="11pt"/>
    </style:style>
    <style:style style:name="P99" style:parent-style-name="PreformattedText" style:family="paragraph">
      <style:text-properties fo:font-size="11pt" style:font-size-asian="11pt" style:font-size-complex="11pt"/>
    </style:style>
    <style:style style:name="P100" style:parent-style-name="PreformattedText" style:family="paragraph">
      <style:text-properties fo:font-size="11pt" style:font-size-asian="11pt" style:font-size-complex="11pt"/>
    </style:style>
    <style:style style:name="P101" style:parent-style-name="PreformattedText" style:family="paragraph">
      <style:text-properties fo:font-size="11pt" style:font-size-asian="11pt" style:font-size-complex="11pt"/>
    </style:style>
    <style:style style:name="P102" style:parent-style-name="PreformattedText" style:family="paragraph">
      <style:text-properties fo:font-size="11pt" style:font-size-asian="11pt" style:font-size-complex="11pt"/>
    </style:style>
    <style:style style:name="P103" style:parent-style-name="PreformattedText" style:family="paragraph">
      <style:text-properties fo:font-size="11pt" style:font-size-asian="11pt" style:font-size-complex="11pt"/>
    </style:style>
    <style:style style:name="P104" style:parent-style-name="PreformattedText" style:family="paragraph">
      <style:text-properties fo:font-size="11pt" style:font-size-asian="11pt" style:font-size-complex="11pt"/>
    </style:style>
    <style:style style:name="P105" style:parent-style-name="PreformattedText" style:family="paragraph">
      <style:text-properties fo:font-size="11pt" style:font-size-asian="11pt" style:font-size-complex="11pt"/>
    </style:style>
    <style:style style:name="P106" style:parent-style-name="PreformattedText" style:family="paragraph">
      <style:text-properties fo:font-size="11pt" style:font-size-asian="11pt" style:font-size-complex="11pt"/>
    </style:style>
    <style:style style:name="P107" style:parent-style-name="PreformattedText" style:family="paragraph">
      <style:text-properties fo:font-size="11pt" style:font-size-asian="11pt" style:font-size-complex="11pt"/>
    </style:style>
    <style:style style:name="P108" style:parent-style-name="PreformattedText" style:family="paragraph">
      <style:text-properties fo:font-size="11pt" style:font-size-asian="11pt" style:font-size-complex="11pt"/>
    </style:style>
    <style:style style:name="P109" style:parent-style-name="PreformattedText" style:family="paragraph">
      <style:text-properties fo:font-size="11pt" style:font-size-asian="11pt" style:font-size-complex="11pt"/>
    </style:style>
    <style:style style:name="P110" style:parent-style-name="PreformattedText" style:family="paragraph">
      <style:text-properties fo:font-size="11pt" style:font-size-asian="11pt" style:font-size-complex="11pt"/>
    </style:style>
    <style:style style:name="P111" style:parent-style-name="PreformattedText" style:family="paragraph">
      <style:text-properties fo:font-size="11pt" style:font-size-asian="11pt" style:font-size-complex="11pt"/>
    </style:style>
    <style:style style:name="P112" style:parent-style-name="PreformattedText" style:family="paragraph">
      <style:text-properties fo:font-size="11pt" style:font-size-asian="11pt" style:font-size-complex="11pt"/>
    </style:style>
    <style:style style:name="P113" style:parent-style-name="PreformattedText" style:family="paragraph">
      <style:text-properties fo:font-size="11pt" style:font-size-asian="11pt" style:font-size-complex="11pt"/>
    </style:style>
    <style:style style:name="P114" style:parent-style-name="PreformattedText" style:family="paragraph">
      <style:text-properties fo:font-size="11pt" style:font-size-asian="11pt" style:font-size-complex="11pt"/>
    </style:style>
    <style:style style:name="P115" style:parent-style-name="PreformattedText" style:family="paragraph">
      <style:text-properties fo:font-size="11pt" style:font-size-asian="11pt" style:font-size-complex="11pt"/>
    </style:style>
    <style:style style:name="P116" style:parent-style-name="PreformattedText" style:family="paragraph">
      <style:text-properties fo:font-size="11pt" style:font-size-asian="11pt" style:font-size-complex="11pt"/>
    </style:style>
    <style:style style:name="P117" style:parent-style-name="PreformattedText" style:family="paragraph">
      <style:text-properties fo:font-size="11pt" style:font-size-asian="11pt" style:font-size-complex="11pt"/>
    </style:style>
    <style:style style:name="P118" style:parent-style-name="PreformattedText" style:family="paragraph">
      <style:text-properties fo:font-size="11pt" style:font-size-asian="11pt" style:font-size-complex="11pt"/>
    </style:style>
    <style:style style:name="P119" style:parent-style-name="PreformattedText" style:family="paragraph">
      <style:text-properties fo:font-size="11pt" style:font-size-asian="11pt" style:font-size-complex="11pt"/>
    </style:style>
    <style:style style:name="P120" style:parent-style-name="PreformattedText" style:family="paragraph">
      <style:text-properties fo:font-size="11pt" style:font-size-asian="11pt" style:font-size-complex="11pt"/>
    </style:style>
    <style:style style:name="P121" style:parent-style-name="PreformattedText" style:family="paragraph">
      <style:text-properties fo:font-size="11pt" style:font-size-asian="11pt" style:font-size-complex="11pt"/>
    </style:style>
    <style:style style:name="P122" style:parent-style-name="PreformattedText" style:family="paragraph">
      <style:text-properties fo:font-size="11pt" style:font-size-asian="11pt" style:font-size-complex="11pt"/>
    </style:style>
    <style:style style:name="P123" style:parent-style-name="PreformattedText" style:family="paragraph">
      <style:text-properties fo:font-size="11pt" style:font-size-asian="11pt" style:font-size-complex="11pt"/>
    </style:style>
    <style:style style:name="P124" style:parent-style-name="PreformattedText" style:family="paragraph">
      <style:text-properties fo:font-size="11pt" style:font-size-asian="11pt" style:font-size-complex="11pt"/>
    </style:style>
    <style:style style:name="P125" style:parent-style-name="PreformattedText" style:family="paragraph">
      <style:text-properties fo:font-size="11pt" style:font-size-asian="11pt" style:font-size-complex="11pt"/>
    </style:style>
    <style:style style:name="P126" style:parent-style-name="PreformattedText" style:family="paragraph">
      <style:text-properties fo:font-size="11pt" style:font-size-asian="11pt" style:font-size-complex="11pt"/>
    </style:style>
    <style:style style:name="P127" style:parent-style-name="PreformattedText" style:family="paragraph">
      <style:text-properties fo:font-size="11pt" style:font-size-asian="11pt" style:font-size-complex="11pt"/>
    </style:style>
    <style:style style:name="P128" style:parent-style-name="PreformattedText" style:family="paragraph">
      <style:text-properties fo:font-size="11pt" style:font-size-asian="11pt" style:font-size-complex="11pt"/>
    </style:style>
    <style:style style:name="P129" style:parent-style-name="PreformattedText" style:family="paragraph">
      <style:text-properties fo:font-size="11pt" style:font-size-asian="11pt" style:font-size-complex="11pt"/>
    </style:style>
    <style:style style:name="P130" style:parent-style-name="PreformattedText" style:family="paragraph">
      <style:text-properties fo:font-size="11pt" style:font-size-asian="11pt" style:font-size-complex="11pt"/>
    </style:style>
    <style:style style:name="P131" style:parent-style-name="PreformattedText" style:family="paragraph">
      <style:text-properties fo:font-size="11pt" style:font-size-asian="11pt" style:font-size-complex="11pt"/>
    </style:style>
    <style:style style:name="P132" style:parent-style-name="PreformattedText" style:family="paragraph">
      <style:text-properties fo:font-size="11pt" style:font-size-asian="11pt" style:font-size-complex="11pt"/>
    </style:style>
    <style:style style:name="P133" style:parent-style-name="PreformattedText" style:family="paragraph">
      <style:text-properties fo:font-size="11pt" style:font-size-asian="11pt" style:font-size-complex="11pt"/>
    </style:style>
    <style:style style:name="P134" style:parent-style-name="PreformattedText" style:family="paragraph">
      <style:text-properties fo:font-size="11pt" style:font-size-asian="11pt" style:font-size-complex="11pt"/>
    </style:style>
    <style:style style:name="P135" style:parent-style-name="PreformattedText" style:family="paragraph">
      <style:text-properties fo:font-size="11pt" style:font-size-asian="11pt" style:font-size-complex="11pt"/>
    </style:style>
    <style:style style:name="P136" style:parent-style-name="PreformattedText" style:family="paragraph">
      <style:text-properties fo:font-size="11pt" style:font-size-asian="11pt" style:font-size-complex="11pt"/>
    </style:style>
    <style:style style:name="P137" style:parent-style-name="PreformattedText" style:family="paragraph">
      <style:text-properties fo:font-size="11pt" style:font-size-asian="11pt" style:font-size-complex="11pt"/>
    </style:style>
    <style:style style:name="P138" style:parent-style-name="PreformattedText" style:family="paragraph">
      <style:text-properties fo:font-size="11pt" style:font-size-asian="11pt" style:font-size-complex="11pt"/>
    </style:style>
    <style:style style:name="P139" style:parent-style-name="PreformattedText" style:family="paragraph">
      <style:text-properties fo:font-size="11pt" style:font-size-asian="11pt" style:font-size-complex="11pt"/>
    </style:style>
    <style:style style:name="P140" style:parent-style-name="PreformattedText" style:family="paragraph">
      <style:text-properties fo:font-size="11pt" style:font-size-asian="11pt" style:font-size-complex="11pt"/>
    </style:style>
    <style:style style:name="P141" style:parent-style-name="PreformattedText" style:family="paragraph">
      <style:text-properties fo:font-size="11pt" style:font-size-asian="11pt" style:font-size-complex="11pt"/>
    </style:style>
    <style:style style:name="P142" style:parent-style-name="PreformattedText" style:family="paragraph">
      <style:text-properties fo:font-size="11pt" style:font-size-asian="11pt" style:font-size-complex="11pt"/>
    </style:style>
    <style:style style:name="P143" style:parent-style-name="PreformattedText" style:family="paragraph">
      <style:text-properties fo:font-size="11pt" style:font-size-asian="11pt" style:font-size-complex="11pt"/>
    </style:style>
    <style:style style:name="P144" style:parent-style-name="PreformattedText" style:family="paragraph">
      <style:text-properties fo:font-size="11pt" style:font-size-asian="11pt" style:font-size-complex="11pt"/>
    </style:style>
    <style:style style:name="P145" style:parent-style-name="PreformattedText" style:family="paragraph">
      <style:text-properties fo:font-size="11pt" style:font-size-asian="11pt" style:font-size-complex="11pt"/>
    </style:style>
    <style:style style:name="P146" style:parent-style-name="PreformattedText" style:family="paragraph">
      <style:text-properties fo:font-size="11pt" style:font-size-asian="11pt" style:font-size-complex="11pt"/>
    </style:style>
    <style:style style:name="P147" style:parent-style-name="PreformattedText" style:family="paragraph">
      <style:text-properties fo:font-size="11pt" style:font-size-asian="11pt" style:font-size-complex="11pt"/>
    </style:style>
    <style:style style:name="P148" style:parent-style-name="PreformattedText" style:family="paragraph">
      <style:text-properties fo:font-size="11pt" style:font-size-asian="11pt" style:font-size-complex="11pt"/>
    </style:style>
    <style:style style:name="P149" style:parent-style-name="PreformattedText" style:family="paragraph">
      <style:text-properties fo:font-size="11pt" style:font-size-asian="11pt" style:font-size-complex="11pt"/>
    </style:style>
    <style:style style:name="P150" style:parent-style-name="PreformattedText" style:family="paragraph">
      <style:text-properties fo:font-size="11pt" style:font-size-asian="11pt" style:font-size-complex="11pt"/>
    </style:style>
    <style:style style:name="P151" style:parent-style-name="PreformattedText" style:family="paragraph">
      <style:text-properties fo:font-size="11pt" style:font-size-asian="11pt" style:font-size-complex="11pt"/>
    </style:style>
    <style:style style:name="P152" style:parent-style-name="PreformattedText" style:family="paragraph">
      <style:text-properties fo:font-size="11pt" style:font-size-asian="11pt" style:font-size-complex="11pt"/>
    </style:style>
    <style:style style:name="P153" style:parent-style-name="PreformattedText" style:family="paragraph">
      <style:text-properties fo:font-size="11pt" style:font-size-asian="11pt" style:font-size-complex="11pt"/>
    </style:style>
    <style:style style:name="P154" style:parent-style-name="PreformattedText" style:family="paragraph">
      <style:text-properties fo:font-size="11pt" style:font-size-asian="11pt" style:font-size-complex="11pt"/>
    </style:style>
    <style:style style:name="P155" style:parent-style-name="PreformattedText" style:family="paragraph">
      <style:text-properties fo:font-size="11pt" style:font-size-asian="11pt" style:font-size-complex="11pt"/>
    </style:style>
    <style:style style:name="P156" style:parent-style-name="PreformattedText" style:family="paragraph">
      <style:text-properties fo:font-size="11pt" style:font-size-asian="11pt" style:font-size-complex="11pt"/>
    </style:style>
    <style:style style:name="P157" style:parent-style-name="PreformattedText" style:family="paragraph">
      <style:text-properties fo:font-size="11pt" style:font-size-asian="11pt" style:font-size-complex="11pt"/>
    </style:style>
    <style:style style:name="P158" style:parent-style-name="PreformattedText" style:family="paragraph">
      <style:text-properties fo:font-size="11pt" style:font-size-asian="11pt" style:font-size-complex="11pt"/>
    </style:style>
    <style:style style:name="P159" style:parent-style-name="PreformattedText" style:family="paragraph">
      <style:text-properties fo:font-size="11pt" style:font-size-asian="11pt" style:font-size-complex="11pt"/>
    </style:style>
    <style:style style:name="P160" style:parent-style-name="PreformattedText" style:family="paragraph">
      <style:text-properties fo:font-size="11pt" style:font-size-asian="11pt" style:font-size-complex="11pt"/>
    </style:style>
    <style:style style:name="P161" style:parent-style-name="PreformattedText" style:family="paragraph">
      <style:text-properties fo:font-size="11pt" style:font-size-asian="11pt" style:font-size-complex="11pt"/>
    </style:style>
    <style:style style:name="P162" style:parent-style-name="PreformattedText" style:family="paragraph">
      <style:text-properties fo:font-size="11pt" style:font-size-asian="11pt" style:font-size-complex="11pt"/>
    </style:style>
    <style:style style:name="P163" style:parent-style-name="PreformattedText" style:family="paragraph">
      <style:text-properties fo:font-size="11pt" style:font-size-asian="11pt" style:font-size-complex="11pt"/>
    </style:style>
    <style:style style:name="P164" style:parent-style-name="PreformattedText" style:family="paragraph">
      <style:text-properties fo:font-size="11pt" style:font-size-asian="11pt" style:font-size-complex="11pt"/>
    </style:style>
    <style:style style:name="P165" style:parent-style-name="PreformattedText" style:family="paragraph">
      <style:text-properties fo:font-size="11pt" style:font-size-asian="11pt" style:font-size-complex="11pt"/>
    </style:style>
    <style:style style:name="P166" style:parent-style-name="PreformattedText" style:family="paragraph">
      <style:text-properties fo:font-size="11pt" style:font-size-asian="11pt" style:font-size-complex="11pt"/>
    </style:style>
    <style:style style:name="P167" style:parent-style-name="PreformattedText" style:family="paragraph">
      <style:text-properties fo:font-size="11pt" style:font-size-asian="11pt" style:font-size-complex="11pt"/>
    </style:style>
    <style:style style:name="P168" style:parent-style-name="PreformattedText" style:family="paragraph">
      <style:text-properties fo:font-size="11pt" style:font-size-asian="11pt" style:font-size-complex="11pt"/>
    </style:style>
    <style:style style:name="P169" style:parent-style-name="PreformattedText" style:family="paragraph">
      <style:text-properties fo:font-size="11pt" style:font-size-asian="11pt" style:font-size-complex="11pt"/>
    </style:style>
    <style:style style:name="P170" style:parent-style-name="PreformattedText" style:family="paragraph">
      <style:text-properties fo:font-size="11pt" style:font-size-asian="11pt" style:font-size-complex="11pt"/>
    </style:style>
    <style:style style:name="P171" style:parent-style-name="PreformattedText" style:family="paragraph">
      <style:text-properties fo:font-size="11pt" style:font-size-asian="11pt" style:font-size-complex="11pt"/>
    </style:style>
    <style:style style:name="P172" style:parent-style-name="PreformattedText" style:family="paragraph">
      <style:text-properties fo:font-size="11pt" style:font-size-asian="11pt" style:font-size-complex="11pt"/>
    </style:style>
    <style:style style:name="P173" style:parent-style-name="PreformattedText" style:family="paragraph">
      <style:text-properties fo:font-size="11pt" style:font-size-asian="11pt" style:font-size-complex="11pt"/>
    </style:style>
    <style:style style:name="P174" style:parent-style-name="PreformattedText" style:family="paragraph">
      <style:text-properties fo:font-size="11pt" style:font-size-asian="11pt" style:font-size-complex="11pt"/>
    </style:style>
    <style:style style:name="P175" style:parent-style-name="PreformattedText" style:family="paragraph">
      <style:text-properties fo:font-size="11pt" style:font-size-asian="11pt" style:font-size-complex="11pt"/>
    </style:style>
    <style:style style:name="P176" style:parent-style-name="PreformattedText" style:family="paragraph">
      <style:text-properties fo:font-size="11pt" style:font-size-asian="11pt" style:font-size-complex="11pt"/>
    </style:style>
    <style:style style:name="P177" style:parent-style-name="PreformattedText" style:family="paragraph">
      <style:text-properties fo:font-size="11pt" style:font-size-asian="11pt" style:font-size-complex="11pt"/>
    </style:style>
    <style:style style:name="P178" style:parent-style-name="PreformattedText" style:family="paragraph">
      <style:text-properties fo:font-size="11pt" style:font-size-asian="11pt" style:font-size-complex="11pt"/>
    </style:style>
    <style:style style:name="P179" style:parent-style-name="PreformattedText" style:family="paragraph">
      <style:text-properties fo:font-size="11pt" style:font-size-asian="11pt" style:font-size-complex="11pt"/>
    </style:style>
    <style:style style:name="P180" style:parent-style-name="PreformattedText" style:family="paragraph">
      <style:text-properties fo:font-size="11pt" style:font-size-asian="11pt" style:font-size-complex="11pt"/>
    </style:style>
    <style:style style:name="P181" style:parent-style-name="PreformattedText" style:family="paragraph">
      <style:text-properties fo:font-size="11pt" style:font-size-asian="11pt" style:font-size-complex="11pt"/>
    </style:style>
    <style:style style:name="P182" style:parent-style-name="PreformattedText" style:family="paragraph">
      <style:text-properties fo:font-size="11pt" style:font-size-asian="11pt" style:font-size-complex="11pt"/>
    </style:style>
    <style:style style:name="P183" style:parent-style-name="PreformattedText" style:family="paragraph">
      <style:text-properties fo:font-size="11pt" style:font-size-asian="11pt" style:font-size-complex="11pt"/>
    </style:style>
    <style:style style:name="P184" style:parent-style-name="PreformattedText" style:family="paragraph">
      <style:text-properties fo:font-size="11pt" style:font-size-asian="11pt" style:font-size-complex="11pt"/>
    </style:style>
    <style:style style:name="P185" style:parent-style-name="PreformattedText" style:family="paragraph">
      <style:text-properties fo:font-size="11pt" style:font-size-asian="11pt" style:font-size-complex="11pt"/>
    </style:style>
    <style:style style:name="P186" style:parent-style-name="PreformattedText" style:family="paragraph">
      <style:text-properties fo:font-size="11pt" style:font-size-asian="11pt" style:font-size-complex="11pt"/>
    </style:style>
    <style:style style:name="P187" style:parent-style-name="PreformattedText" style:family="paragraph">
      <style:text-properties fo:font-size="11pt" style:font-size-asian="11pt" style:font-size-complex="11pt"/>
    </style:style>
    <style:style style:name="P188" style:parent-style-name="PreformattedText" style:family="paragraph">
      <style:text-properties fo:font-size="11pt" style:font-size-asian="11pt" style:font-size-complex="11pt"/>
    </style:style>
    <style:style style:name="P189" style:parent-style-name="PreformattedText" style:family="paragraph">
      <style:text-properties fo:font-size="11pt" style:font-size-asian="11pt" style:font-size-complex="11pt"/>
    </style:style>
    <style:style style:name="P190" style:parent-style-name="PreformattedText" style:family="paragraph">
      <style:text-properties fo:font-size="11pt" style:font-size-asian="11pt" style:font-size-complex="11pt"/>
    </style:style>
    <style:style style:name="P191" style:parent-style-name="PreformattedText" style:family="paragraph">
      <style:text-properties fo:font-size="11pt" style:font-size-asian="11pt" style:font-size-complex="11pt"/>
    </style:style>
    <style:style style:name="P192" style:parent-style-name="PreformattedText" style:family="paragraph">
      <style:text-properties fo:font-size="11pt" style:font-size-asian="11pt" style:font-size-complex="11pt"/>
    </style:style>
    <style:style style:name="P193" style:parent-style-name="PreformattedText" style:family="paragraph">
      <style:text-properties fo:font-size="11pt" style:font-size-asian="11pt" style:font-size-complex="11pt"/>
    </style:style>
    <style:style style:name="P194" style:parent-style-name="PreformattedText" style:family="paragraph">
      <style:text-properties fo:font-size="11pt" style:font-size-asian="11pt" style:font-size-complex="11pt"/>
    </style:style>
    <style:style style:name="P195" style:parent-style-name="PreformattedText" style:family="paragraph">
      <style:text-properties fo:font-size="11pt" style:font-size-asian="11pt" style:font-size-complex="11pt"/>
    </style:style>
    <style:style style:name="P196" style:parent-style-name="PreformattedText" style:family="paragraph">
      <style:text-properties fo:font-size="11pt" style:font-size-asian="11pt" style:font-size-complex="11pt"/>
    </style:style>
    <style:style style:name="P197" style:parent-style-name="PreformattedText" style:family="paragraph">
      <style:text-properties fo:font-size="11pt" style:font-size-asian="11pt" style:font-size-complex="11pt"/>
    </style:style>
    <style:style style:name="P198" style:parent-style-name="PreformattedText" style:family="paragraph">
      <style:text-properties fo:font-size="11pt" style:font-size-asian="11pt" style:font-size-complex="11pt"/>
    </style:style>
    <style:style style:name="P199" style:parent-style-name="PreformattedText" style:family="paragraph">
      <style:text-properties fo:font-size="11pt" style:font-size-asian="11pt" style:font-size-complex="11pt"/>
    </style:style>
    <style:style style:name="P200" style:parent-style-name="PreformattedText" style:family="paragraph">
      <style:text-properties fo:font-size="11pt" style:font-size-asian="11pt" style:font-size-complex="11pt"/>
    </style:style>
    <style:style style:name="P201" style:parent-style-name="PreformattedText" style:family="paragraph">
      <style:text-properties fo:font-size="11pt" style:font-size-asian="11pt" style:font-size-complex="11pt"/>
    </style:style>
    <style:style style:name="P202" style:parent-style-name="PreformattedText" style:family="paragraph">
      <style:text-properties fo:font-size="11pt" style:font-size-asian="11pt" style:font-size-complex="11pt"/>
    </style:style>
    <style:style style:name="P203" style:parent-style-name="PreformattedText" style:family="paragraph">
      <style:text-properties fo:font-size="11pt" style:font-size-asian="11pt" style:font-size-complex="11pt"/>
    </style:style>
    <style:style style:name="P204" style:parent-style-name="PreformattedText" style:family="paragraph">
      <style:text-properties fo:font-size="11pt" style:font-size-asian="11pt" style:font-size-complex="11pt"/>
    </style:style>
    <style:style style:name="P205" style:parent-style-name="PreformattedText" style:family="paragraph">
      <style:text-properties fo:font-size="11pt" style:font-size-asian="11pt" style:font-size-complex="11pt"/>
    </style:style>
    <style:style style:name="P206" style:parent-style-name="PreformattedText" style:family="paragraph">
      <style:text-properties fo:font-size="11pt" style:font-size-asian="11pt" style:font-size-complex="11pt"/>
    </style:style>
    <style:style style:name="P207" style:parent-style-name="PreformattedText" style:family="paragraph">
      <style:text-properties fo:font-size="11pt" style:font-size-asian="11pt" style:font-size-complex="11pt"/>
    </style:style>
    <style:style style:name="P208" style:parent-style-name="PreformattedText" style:family="paragraph">
      <style:text-properties fo:font-size="11pt" style:font-size-asian="11pt" style:font-size-complex="11pt"/>
    </style:style>
    <style:style style:name="P209" style:parent-style-name="PreformattedText" style:family="paragraph">
      <style:text-properties fo:font-size="11pt" style:font-size-asian="11pt" style:font-size-complex="11pt"/>
    </style:style>
    <style:style style:name="P210" style:parent-style-name="PreformattedText" style:family="paragraph">
      <style:text-properties fo:font-size="11pt" style:font-size-asian="11pt" style:font-size-complex="11pt"/>
    </style:style>
    <style:style style:name="P211" style:parent-style-name="PreformattedText" style:family="paragraph">
      <style:text-properties fo:font-size="11pt" style:font-size-asian="11pt" style:font-size-complex="11pt"/>
    </style:style>
    <style:style style:name="P212" style:parent-style-name="PreformattedText" style:family="paragraph">
      <style:text-properties fo:font-size="11pt" style:font-size-asian="11pt" style:font-size-complex="11pt"/>
    </style:style>
    <style:style style:name="P213" style:parent-style-name="PreformattedText" style:family="paragraph">
      <style:text-properties fo:font-size="11pt" style:font-size-asian="11pt" style:font-size-complex="11pt"/>
    </style:style>
    <style:style style:name="P214" style:parent-style-name="PreformattedText" style:family="paragraph">
      <style:text-properties fo:font-size="11pt" style:font-size-asian="11pt" style:font-size-complex="11pt"/>
    </style:style>
    <style:style style:name="P215" style:parent-style-name="PreformattedText" style:family="paragraph">
      <style:text-properties fo:font-size="11pt" style:font-size-asian="11pt" style:font-size-complex="11pt"/>
    </style:style>
    <style:style style:name="P216" style:parent-style-name="PreformattedText" style:family="paragraph">
      <style:text-properties fo:font-size="11pt" style:font-size-asian="11pt" style:font-size-complex="11pt"/>
    </style:style>
    <style:style style:name="P217" style:parent-style-name="PreformattedText" style:family="paragraph">
      <style:text-properties fo:font-size="11pt" style:font-size-asian="11pt" style:font-size-complex="11pt"/>
    </style:style>
    <style:style style:name="P218" style:parent-style-name="PreformattedText" style:family="paragraph">
      <style:text-properties fo:font-size="11pt" style:font-size-asian="11pt" style:font-size-complex="11pt"/>
    </style:style>
    <style:style style:name="P219" style:parent-style-name="PreformattedText" style:family="paragraph">
      <style:text-properties fo:font-size="11pt" style:font-size-asian="11pt" style:font-size-complex="11pt"/>
    </style:style>
    <style:style style:name="P220" style:parent-style-name="PreformattedText" style:family="paragraph">
      <style:text-properties fo:font-size="11pt" style:font-size-asian="11pt" style:font-size-complex="11pt"/>
    </style:style>
    <style:style style:name="P221" style:parent-style-name="PreformattedText" style:family="paragraph">
      <style:text-properties fo:font-size="11pt" style:font-size-asian="11pt" style:font-size-complex="11pt"/>
    </style:style>
    <style:style style:name="P222" style:parent-style-name="PreformattedText" style:family="paragraph">
      <style:text-properties fo:font-size="11pt" style:font-size-asian="11pt" style:font-size-complex="11pt"/>
    </style:style>
    <style:style style:name="P223" style:parent-style-name="PreformattedText" style:family="paragraph">
      <style:text-properties fo:font-size="11pt" style:font-size-asian="11pt" style:font-size-complex="11pt"/>
    </style:style>
    <style:style style:name="P224" style:parent-style-name="PreformattedText" style:family="paragraph">
      <style:text-properties fo:font-size="11pt" style:font-size-asian="11pt" style:font-size-complex="11pt"/>
    </style:style>
    <style:style style:name="P225" style:parent-style-name="PreformattedText" style:family="paragraph">
      <style:text-properties fo:font-size="11pt" style:font-size-asian="11pt" style:font-size-complex="11pt"/>
    </style:style>
    <style:style style:name="P226" style:parent-style-name="PreformattedText" style:family="paragraph">
      <style:text-properties fo:font-size="11pt" style:font-size-asian="11pt" style:font-size-complex="11pt"/>
    </style:style>
    <style:style style:name="P227" style:parent-style-name="PreformattedText" style:family="paragraph">
      <style:text-properties fo:font-size="11pt" style:font-size-asian="11pt" style:font-size-complex="11pt"/>
    </style:style>
    <style:style style:name="P228" style:parent-style-name="PreformattedText" style:family="paragraph">
      <style:text-properties fo:font-size="11pt" style:font-size-asian="11pt" style:font-size-complex="11pt"/>
    </style:style>
    <style:style style:name="P229" style:parent-style-name="PreformattedText" style:family="paragraph">
      <style:text-properties fo:font-size="11pt" style:font-size-asian="11pt" style:font-size-complex="11pt"/>
    </style:style>
    <style:style style:name="P230" style:parent-style-name="PreformattedText" style:family="paragraph">
      <style:text-properties fo:font-size="11pt" style:font-size-asian="11pt" style:font-size-complex="11pt"/>
    </style:style>
    <style:style style:name="P231" style:parent-style-name="PreformattedText" style:family="paragraph">
      <style:text-properties fo:font-size="11pt" style:font-size-asian="11pt" style:font-size-complex="11pt"/>
    </style:style>
    <style:style style:name="P232" style:parent-style-name="PreformattedText" style:family="paragraph">
      <style:text-properties fo:font-size="11pt" style:font-size-asian="11pt" style:font-size-complex="11pt"/>
    </style:style>
    <style:style style:name="P233" style:parent-style-name="PreformattedText" style:family="paragraph">
      <style:text-properties fo:font-size="11pt" style:font-size-asian="11pt" style:font-size-complex="11pt"/>
    </style:style>
    <style:style style:name="P234" style:parent-style-name="PreformattedText" style:family="paragraph">
      <style:text-properties fo:font-size="11pt" style:font-size-asian="11pt" style:font-size-complex="11pt"/>
    </style:style>
    <style:style style:name="P235" style:parent-style-name="PreformattedText" style:family="paragraph">
      <style:text-properties fo:font-size="11pt" style:font-size-asian="11pt" style:font-size-complex="11pt"/>
    </style:style>
    <style:style style:name="P236" style:parent-style-name="PreformattedText" style:family="paragraph">
      <style:text-properties fo:font-size="11pt" style:font-size-asian="11pt" style:font-size-complex="11pt"/>
    </style:style>
    <style:style style:name="P237" style:parent-style-name="PreformattedText" style:family="paragraph">
      <style:text-properties fo:font-size="11pt" style:font-size-asian="11pt" style:font-size-complex="11pt"/>
    </style:style>
    <style:style style:name="P238" style:parent-style-name="PreformattedText" style:family="paragraph">
      <style:text-properties fo:font-size="11pt" style:font-size-asian="11pt" style:font-size-complex="11pt"/>
    </style:style>
    <style:style style:name="P239" style:parent-style-name="PreformattedText" style:family="paragraph">
      <style:text-properties fo:font-size="11pt" style:font-size-asian="11pt" style:font-size-complex="11pt"/>
    </style:style>
    <style:style style:name="P240" style:parent-style-name="PreformattedText" style:family="paragraph">
      <style:text-properties fo:font-size="11pt" style:font-size-asian="11pt" style:font-size-complex="11pt"/>
    </style:style>
    <style:style style:name="P241" style:parent-style-name="PreformattedText" style:family="paragraph">
      <style:text-properties fo:font-size="11pt" style:font-size-asian="11pt" style:font-size-complex="11pt"/>
    </style:style>
    <style:style style:name="P242" style:parent-style-name="PreformattedText" style:family="paragraph">
      <style:text-properties fo:font-size="11pt" style:font-size-asian="11pt" style:font-size-complex="11pt"/>
    </style:style>
    <style:style style:name="P243" style:parent-style-name="PreformattedText" style:family="paragraph">
      <style:text-properties fo:font-size="11pt" style:font-size-asian="11pt" style:font-size-complex="11pt"/>
    </style:style>
    <style:style style:name="P244" style:parent-style-name="PreformattedText" style:family="paragraph">
      <style:text-properties fo:font-size="11pt" style:font-size-asian="11pt" style:font-size-complex="11pt"/>
    </style:style>
    <style:style style:name="P245" style:parent-style-name="PreformattedText" style:family="paragraph">
      <style:text-properties fo:font-size="11pt" style:font-size-asian="11pt" style:font-size-complex="11pt"/>
    </style:style>
    <style:style style:name="P246" style:parent-style-name="PreformattedText" style:family="paragraph">
      <style:text-properties fo:font-size="11pt" style:font-size-asian="11pt" style:font-size-complex="11pt"/>
    </style:style>
    <style:style style:name="P247" style:parent-style-name="PreformattedText" style:family="paragraph">
      <style:text-properties fo:font-size="11pt" style:font-size-asian="11pt" style:font-size-complex="11pt"/>
    </style:style>
    <style:style style:name="P248" style:parent-style-name="PreformattedText" style:family="paragraph">
      <style:text-properties fo:font-size="11pt" style:font-size-asian="11pt" style:font-size-complex="11pt"/>
    </style:style>
    <style:style style:name="P249" style:parent-style-name="PreformattedText" style:family="paragraph">
      <style:text-properties fo:font-size="11pt" style:font-size-asian="11pt" style:font-size-complex="11pt"/>
    </style:style>
    <style:style style:name="P250" style:parent-style-name="PreformattedText" style:family="paragraph">
      <style:text-properties fo:font-size="11pt" style:font-size-asian="11pt" style:font-size-complex="11pt"/>
    </style:style>
    <style:style style:name="P251" style:parent-style-name="PreformattedText" style:family="paragraph">
      <style:text-properties fo:font-size="11pt" style:font-size-asian="11pt" style:font-size-complex="11pt"/>
    </style:style>
    <style:style style:name="P252" style:parent-style-name="PreformattedText" style:family="paragraph">
      <style:text-properties fo:font-size="11pt" style:font-size-asian="11pt" style:font-size-complex="11pt"/>
    </style:style>
    <style:style style:name="P253" style:parent-style-name="PreformattedText" style:family="paragraph">
      <style:text-properties fo:font-size="11pt" style:font-size-asian="11pt" style:font-size-complex="11pt"/>
    </style:style>
    <style:style style:name="P254" style:parent-style-name="PreformattedText" style:family="paragraph">
      <style:text-properties fo:font-size="11pt" style:font-size-asian="11pt" style:font-size-complex="11pt"/>
    </style:style>
    <style:style style:name="P255" style:parent-style-name="PreformattedText" style:family="paragraph">
      <style:text-properties fo:font-size="11pt" style:font-size-asian="11pt" style:font-size-complex="11pt"/>
    </style:style>
    <style:style style:name="P256" style:parent-style-name="PreformattedText" style:family="paragraph">
      <style:text-properties fo:font-size="11pt" style:font-size-asian="11pt" style:font-size-complex="11pt"/>
    </style:style>
    <style:style style:name="P257" style:parent-style-name="PreformattedText" style:family="paragraph">
      <style:text-properties fo:font-size="11pt" style:font-size-asian="11pt" style:font-size-complex="11pt"/>
    </style:style>
    <style:style style:name="P258" style:parent-style-name="PreformattedText" style:family="paragraph">
      <style:text-properties fo:font-size="11pt" style:font-size-asian="11pt" style:font-size-complex="11pt"/>
    </style:style>
    <style:style style:name="P259" style:parent-style-name="PreformattedText" style:family="paragraph">
      <style:text-properties fo:font-size="11pt" style:font-size-asian="11pt" style:font-size-complex="11pt"/>
    </style:style>
    <style:style style:name="P260" style:parent-style-name="PreformattedText" style:family="paragraph">
      <style:text-properties fo:font-size="11pt" style:font-size-asian="11pt" style:font-size-complex="11pt"/>
    </style:style>
    <style:style style:name="P261" style:parent-style-name="PreformattedText" style:family="paragraph">
      <style:text-properties fo:font-size="11pt" style:font-size-asian="11pt" style:font-size-complex="11pt"/>
    </style:style>
    <style:style style:name="P262" style:parent-style-name="PreformattedText" style:family="paragraph">
      <style:text-properties fo:font-size="11pt" style:font-size-asian="11pt" style:font-size-complex="11pt"/>
    </style:style>
    <style:style style:name="P263" style:parent-style-name="PreformattedText" style:family="paragraph">
      <style:text-properties fo:font-size="11pt" style:font-size-asian="11pt" style:font-size-complex="11pt"/>
    </style:style>
    <style:style style:name="P264" style:parent-style-name="PreformattedText" style:family="paragraph">
      <style:text-properties fo:font-size="11pt" style:font-size-asian="11pt" style:font-size-complex="11pt"/>
    </style:style>
    <style:style style:name="P265" style:parent-style-name="PreformattedText" style:family="paragraph">
      <style:text-properties fo:font-size="11pt" style:font-size-asian="11pt" style:font-size-complex="11pt"/>
    </style:style>
    <style:style style:name="P266" style:parent-style-name="PreformattedText" style:family="paragraph">
      <style:text-properties fo:font-size="11pt" style:font-size-asian="11pt" style:font-size-complex="11pt"/>
    </style:style>
    <style:style style:name="P267" style:parent-style-name="PreformattedText" style:family="paragraph">
      <style:text-properties fo:font-size="11pt" style:font-size-asian="11pt" style:font-size-complex="11pt"/>
    </style:style>
    <style:style style:name="P268" style:parent-style-name="PreformattedText" style:family="paragraph">
      <style:text-properties fo:font-size="11pt" style:font-size-asian="11pt" style:font-size-complex="11pt"/>
    </style:style>
    <style:style style:name="P269" style:parent-style-name="PreformattedText" style:family="paragraph">
      <style:text-properties fo:font-size="11pt" style:font-size-asian="11pt" style:font-size-complex="11pt"/>
    </style:style>
    <style:style style:name="P270" style:parent-style-name="PreformattedText" style:family="paragraph">
      <style:text-properties fo:font-size="11pt" style:font-size-asian="11pt" style:font-size-complex="11pt"/>
    </style:style>
    <style:style style:name="P271" style:parent-style-name="PreformattedText" style:family="paragraph">
      <style:text-properties fo:font-size="11pt" style:font-size-asian="11pt" style:font-size-complex="11pt"/>
    </style:style>
    <style:style style:name="P272" style:parent-style-name="PreformattedText" style:family="paragraph">
      <style:text-properties fo:font-size="11pt" style:font-size-asian="11pt" style:font-size-complex="11pt"/>
    </style:style>
    <style:style style:name="P273" style:parent-style-name="PreformattedText" style:family="paragraph">
      <style:text-properties fo:font-size="11pt" style:font-size-asian="11pt" style:font-size-complex="11pt"/>
    </style:style>
    <style:style style:name="P274" style:parent-style-name="PreformattedText" style:family="paragraph">
      <style:text-properties fo:font-size="11pt" style:font-size-asian="11pt" style:font-size-complex="11pt"/>
    </style:style>
    <style:style style:name="P275" style:parent-style-name="PreformattedText" style:family="paragraph">
      <style:text-properties fo:font-size="11pt" style:font-size-asian="11pt" style:font-size-complex="11pt"/>
    </style:style>
    <style:style style:name="P276" style:parent-style-name="PreformattedText" style:family="paragraph">
      <style:text-properties fo:font-size="11pt" style:font-size-asian="11pt" style:font-size-complex="11pt"/>
    </style:style>
    <style:style style:name="P277" style:parent-style-name="PreformattedText" style:family="paragraph">
      <style:text-properties fo:font-size="11pt" style:font-size-asian="11pt" style:font-size-complex="11pt"/>
    </style:style>
    <style:style style:name="P278" style:parent-style-name="PreformattedText" style:family="paragraph">
      <style:text-properties fo:font-size="11pt" style:font-size-asian="11pt" style:font-size-complex="11pt"/>
    </style:style>
    <style:style style:name="P279" style:parent-style-name="PreformattedText" style:family="paragraph">
      <style:text-properties fo:font-size="11pt" style:font-size-asian="11pt" style:font-size-complex="11pt"/>
    </style:style>
    <style:style style:name="P280" style:parent-style-name="PreformattedText" style:family="paragraph">
      <style:text-properties fo:font-size="11pt" style:font-size-asian="11pt" style:font-size-complex="11pt"/>
    </style:style>
    <style:style style:name="P281" style:parent-style-name="PreformattedText" style:family="paragraph">
      <style:text-properties fo:font-size="11pt" style:font-size-asian="11pt" style:font-size-complex="11pt"/>
    </style:style>
    <style:style style:name="P282" style:parent-style-name="PreformattedText" style:family="paragraph">
      <style:text-properties fo:font-size="11pt" style:font-size-asian="11pt" style:font-size-complex="11pt"/>
    </style:style>
    <style:style style:name="P283" style:parent-style-name="PreformattedText" style:family="paragraph">
      <style:text-properties fo:font-size="11pt" style:font-size-asian="11pt" style:font-size-complex="11pt"/>
    </style:style>
    <style:style style:name="P284" style:parent-style-name="PreformattedText" style:family="paragraph">
      <style:text-properties fo:font-size="11pt" style:font-size-asian="11pt" style:font-size-complex="11pt"/>
    </style:style>
    <style:style style:name="P285" style:parent-style-name="PreformattedText" style:family="paragraph">
      <style:text-properties fo:font-size="11pt" style:font-size-asian="11pt" style:font-size-complex="11pt"/>
    </style:style>
    <style:style style:name="P286" style:parent-style-name="PreformattedText" style:family="paragraph">
      <style:text-properties fo:font-size="11pt" style:font-size-asian="11pt" style:font-size-complex="11pt"/>
    </style:style>
    <style:style style:name="P287" style:parent-style-name="PreformattedText" style:family="paragraph">
      <style:text-properties fo:font-size="11pt" style:font-size-asian="11pt" style:font-size-complex="11pt"/>
    </style:style>
    <style:style style:name="P288" style:parent-style-name="PreformattedText" style:family="paragraph">
      <style:text-properties fo:font-size="11pt" style:font-size-asian="11pt" style:font-size-complex="11pt"/>
    </style:style>
    <style:style style:name="P289" style:parent-style-name="PreformattedText" style:family="paragraph">
      <style:text-properties fo:font-size="11pt" style:font-size-asian="11pt" style:font-size-complex="11pt"/>
    </style:style>
    <style:style style:name="P290" style:parent-style-name="PreformattedText" style:family="paragraph">
      <style:text-properties fo:font-size="11pt" style:font-size-asian="11pt" style:font-size-complex="11pt"/>
    </style:style>
    <style:style style:name="P291" style:parent-style-name="PreformattedText" style:family="paragraph">
      <style:text-properties fo:font-size="11pt" style:font-size-asian="11pt" style:font-size-complex="11pt"/>
    </style:style>
    <style:style style:name="P292" style:parent-style-name="PreformattedText" style:family="paragraph">
      <style:text-properties fo:font-size="11pt" style:font-size-asian="11pt" style:font-size-complex="11pt"/>
    </style:style>
    <style:style style:name="P293" style:parent-style-name="PreformattedText" style:family="paragraph">
      <style:text-properties fo:font-size="11pt" style:font-size-asian="11pt" style:font-size-complex="11pt"/>
    </style:style>
    <style:style style:name="P294" style:parent-style-name="PreformattedText" style:family="paragraph">
      <style:text-properties fo:font-size="11pt" style:font-size-asian="11pt" style:font-size-complex="11pt"/>
    </style:style>
    <style:style style:name="P295" style:parent-style-name="PreformattedText" style:family="paragraph">
      <style:text-properties fo:font-size="11pt" style:font-size-asian="11pt" style:font-size-complex="11pt"/>
    </style:style>
    <style:style style:name="P296" style:parent-style-name="PreformattedText" style:family="paragraph">
      <style:text-properties fo:font-size="11pt" style:font-size-asian="11pt" style:font-size-complex="11pt"/>
    </style:style>
    <style:style style:name="P297" style:parent-style-name="PreformattedText" style:family="paragraph">
      <style:text-properties fo:font-size="11pt" style:font-size-asian="11pt" style:font-size-complex="11pt"/>
    </style:style>
    <style:style style:name="P298" style:parent-style-name="PreformattedText" style:family="paragraph">
      <style:text-properties fo:font-size="11pt" style:font-size-asian="11pt" style:font-size-complex="11pt"/>
    </style:style>
    <style:style style:name="P299" style:parent-style-name="PreformattedText" style:family="paragraph">
      <style:text-properties fo:font-size="11pt" style:font-size-asian="11pt" style:font-size-complex="11pt"/>
    </style:style>
    <style:style style:name="P300" style:parent-style-name="PreformattedText" style:family="paragraph">
      <style:text-properties fo:font-size="11pt" style:font-size-asian="11pt" style:font-size-complex="11pt"/>
    </style:style>
    <style:style style:name="P301" style:parent-style-name="PreformattedText" style:family="paragraph">
      <style:text-properties fo:font-size="11pt" style:font-size-asian="11pt" style:font-size-complex="11pt"/>
    </style:style>
    <style:style style:name="P302" style:parent-style-name="PreformattedText" style:family="paragraph">
      <style:text-properties fo:font-size="11pt" style:font-size-asian="11pt" style:font-size-complex="11pt"/>
    </style:style>
    <style:style style:name="P303" style:parent-style-name="PreformattedText" style:family="paragraph">
      <style:text-properties fo:font-size="11pt" style:font-size-asian="11pt" style:font-size-complex="11pt"/>
    </style:style>
    <style:style style:name="P304" style:parent-style-name="PreformattedText" style:family="paragraph">
      <style:text-properties fo:font-size="11pt" style:font-size-asian="11pt" style:font-size-complex="11pt"/>
    </style:style>
    <style:style style:name="P305" style:parent-style-name="PreformattedText" style:family="paragraph">
      <style:text-properties fo:font-size="11pt" style:font-size-asian="11pt" style:font-size-complex="11pt"/>
    </style:style>
    <style:style style:name="P306" style:parent-style-name="PreformattedText" style:family="paragraph">
      <style:text-properties fo:font-size="11pt" style:font-size-asian="11pt" style:font-size-complex="11pt"/>
    </style:style>
    <style:style style:name="P307" style:parent-style-name="PreformattedText" style:family="paragraph">
      <style:text-properties fo:font-size="11pt" style:font-size-asian="11pt" style:font-size-complex="11pt"/>
    </style:style>
    <style:style style:name="P308" style:parent-style-name="PreformattedText" style:family="paragraph">
      <style:text-properties fo:font-size="11pt" style:font-size-asian="11pt" style:font-size-complex="11pt"/>
    </style:style>
    <style:style style:name="P309" style:parent-style-name="PreformattedText" style:family="paragraph">
      <style:text-properties fo:font-size="11pt" style:font-size-asian="11pt" style:font-size-complex="11pt"/>
    </style:style>
    <style:style style:name="P310" style:parent-style-name="PreformattedText" style:family="paragraph">
      <style:text-properties fo:font-size="11pt" style:font-size-asian="11pt" style:font-size-complex="11pt"/>
    </style:style>
    <style:style style:name="P311" style:parent-style-name="PreformattedText" style:family="paragraph">
      <style:text-properties fo:font-size="11pt" style:font-size-asian="11pt" style:font-size-complex="11pt"/>
    </style:style>
    <style:style style:name="P312" style:parent-style-name="PreformattedText" style:family="paragraph">
      <style:text-properties fo:font-size="11pt" style:font-size-asian="11pt" style:font-size-complex="11pt"/>
    </style:style>
    <style:style style:name="P313" style:parent-style-name="PreformattedText" style:family="paragraph">
      <style:text-properties fo:font-size="11pt" style:font-size-asian="11pt" style:font-size-complex="11pt"/>
    </style:style>
    <style:style style:name="P314" style:parent-style-name="PreformattedText" style:family="paragraph">
      <style:text-properties fo:font-size="11pt" style:font-size-asian="11pt" style:font-size-complex="11pt"/>
    </style:style>
    <style:style style:name="P315" style:parent-style-name="PreformattedText" style:family="paragraph">
      <style:text-properties fo:font-size="11pt" style:font-size-asian="11pt" style:font-size-complex="11pt"/>
    </style:style>
    <style:style style:name="P316" style:parent-style-name="PreformattedText" style:family="paragraph">
      <style:text-properties fo:font-size="11pt" style:font-size-asian="11pt" style:font-size-complex="11pt"/>
    </style:style>
    <style:style style:name="P317" style:parent-style-name="PreformattedText" style:family="paragraph">
      <style:text-properties fo:font-size="11pt" style:font-size-asian="11pt" style:font-size-complex="11pt"/>
    </style:style>
    <style:style style:name="P318" style:parent-style-name="PreformattedText" style:family="paragraph">
      <style:text-properties fo:font-size="11pt" style:font-size-asian="11pt" style:font-size-complex="11pt"/>
    </style:style>
    <style:style style:name="P319" style:parent-style-name="PreformattedText" style:family="paragraph">
      <style:text-properties fo:font-size="11pt" style:font-size-asian="11pt" style:font-size-complex="11pt"/>
    </style:style>
    <style:style style:name="P320" style:parent-style-name="PreformattedText" style:family="paragraph">
      <style:text-properties fo:font-size="11pt" style:font-size-asian="11pt" style:font-size-complex="11pt"/>
    </style:style>
    <style:style style:name="P321" style:parent-style-name="PreformattedText" style:family="paragraph">
      <style:text-properties fo:font-size="11pt" style:font-size-asian="11pt" style:font-size-complex="11pt"/>
    </style:style>
    <style:style style:name="P322" style:parent-style-name="PreformattedText" style:family="paragraph">
      <style:text-properties fo:font-size="11pt" style:font-size-asian="11pt" style:font-size-complex="11pt"/>
    </style:style>
    <style:style style:name="P323" style:parent-style-name="PreformattedText" style:family="paragraph">
      <style:text-properties fo:font-size="11pt" style:font-size-asian="11pt" style:font-size-complex="11pt"/>
    </style:style>
    <style:style style:name="P324" style:parent-style-name="PreformattedText" style:family="paragraph">
      <style:text-properties fo:font-size="11pt" style:font-size-asian="11pt" style:font-size-complex="11pt"/>
    </style:style>
    <style:style style:name="P325" style:parent-style-name="PreformattedText" style:family="paragraph">
      <style:text-properties fo:font-size="11pt" style:font-size-asian="11pt" style:font-size-complex="11pt"/>
    </style:style>
    <style:style style:name="P326" style:parent-style-name="PreformattedText" style:family="paragraph">
      <style:text-properties fo:font-size="11pt" style:font-size-asian="11pt" style:font-size-complex="11pt"/>
    </style:style>
    <style:style style:name="P327" style:parent-style-name="PreformattedText" style:family="paragraph">
      <style:text-properties fo:font-size="11pt" style:font-size-asian="11pt" style:font-size-complex="11pt"/>
    </style:style>
    <style:style style:name="P328" style:parent-style-name="PreformattedText" style:family="paragraph">
      <style:text-properties fo:font-size="11pt" style:font-size-asian="11pt" style:font-size-complex="11pt"/>
    </style:style>
    <style:style style:name="P329" style:parent-style-name="PreformattedText" style:family="paragraph">
      <style:text-properties fo:font-size="11pt" style:font-size-asian="11pt" style:font-size-complex="11pt"/>
    </style:style>
    <style:style style:name="P330" style:parent-style-name="PreformattedText" style:family="paragraph">
      <style:text-properties fo:font-size="11pt" style:font-size-asian="11pt" style:font-size-complex="11pt"/>
    </style:style>
    <style:style style:name="P331" style:parent-style-name="PreformattedText" style:family="paragraph">
      <style:text-properties fo:font-size="11pt" style:font-size-asian="11pt" style:font-size-complex="11pt"/>
    </style:style>
    <style:style style:name="P332" style:parent-style-name="PreformattedText" style:family="paragraph">
      <style:text-properties fo:font-size="11pt" style:font-size-asian="11pt" style:font-size-complex="11pt"/>
    </style:style>
    <style:style style:name="P333" style:parent-style-name="PreformattedText" style:family="paragraph">
      <style:text-properties fo:font-size="11pt" style:font-size-asian="11pt" style:font-size-complex="11pt"/>
    </style:style>
    <style:style style:name="P334" style:parent-style-name="PreformattedText" style:family="paragraph">
      <style:text-properties fo:font-size="11pt" style:font-size-asian="11pt" style:font-size-complex="11pt"/>
    </style:style>
    <style:style style:name="P335" style:parent-style-name="PreformattedText" style:family="paragraph">
      <style:text-properties fo:font-size="11pt" style:font-size-asian="11pt" style:font-size-complex="11pt"/>
    </style:style>
    <style:style style:name="P336" style:parent-style-name="PreformattedText" style:family="paragraph">
      <style:text-properties fo:font-size="11pt" style:font-size-asian="11pt" style:font-size-complex="11pt"/>
    </style:style>
    <style:style style:name="P337" style:parent-style-name="PreformattedText" style:family="paragraph">
      <style:text-properties fo:font-size="11pt" style:font-size-asian="11pt" style:font-size-complex="11pt"/>
    </style:style>
    <style:style style:name="P338" style:parent-style-name="PreformattedText" style:family="paragraph">
      <style:text-properties fo:font-size="11pt" style:font-size-asian="11pt" style:font-size-complex="11pt"/>
    </style:style>
    <style:style style:name="P339" style:parent-style-name="PreformattedText" style:family="paragraph">
      <style:text-properties fo:font-size="11pt" style:font-size-asian="11pt" style:font-size-complex="11pt"/>
    </style:style>
    <style:style style:name="P340" style:parent-style-name="PreformattedText" style:family="paragraph">
      <style:text-properties fo:font-size="11pt" style:font-size-asian="11pt" style:font-size-complex="11pt"/>
    </style:style>
    <style:style style:name="P341" style:parent-style-name="PreformattedText" style:family="paragraph">
      <style:text-properties fo:font-size="11pt" style:font-size-asian="11pt" style:font-size-complex="11pt"/>
    </style:style>
    <style:style style:name="P342" style:parent-style-name="PreformattedText" style:family="paragraph">
      <style:text-properties fo:font-size="11pt" style:font-size-asian="11pt" style:font-size-complex="11pt"/>
    </style:style>
    <style:style style:name="P343" style:parent-style-name="PreformattedText" style:family="paragraph">
      <style:text-properties fo:font-size="11pt" style:font-size-asian="11pt" style:font-size-complex="11pt"/>
    </style:style>
    <style:style style:name="P344" style:parent-style-name="PreformattedText" style:family="paragraph">
      <style:text-properties fo:font-size="11pt" style:font-size-asian="11pt" style:font-size-complex="11pt"/>
    </style:style>
    <style:style style:name="P345" style:parent-style-name="PreformattedText" style:family="paragraph">
      <style:text-properties fo:font-size="11pt" style:font-size-asian="11pt" style:font-size-complex="11pt"/>
    </style:style>
    <style:style style:name="P346" style:parent-style-name="PreformattedText" style:family="paragraph">
      <style:text-properties fo:font-size="11pt" style:font-size-asian="11pt" style:font-size-complex="11pt"/>
    </style:style>
    <style:style style:name="P347" style:parent-style-name="PreformattedText" style:family="paragraph">
      <style:text-properties fo:font-size="11pt" style:font-size-asian="11pt" style:font-size-complex="11pt"/>
    </style:style>
    <style:style style:name="P348" style:parent-style-name="PreformattedText" style:family="paragraph">
      <style:text-properties fo:font-size="11pt" style:font-size-asian="11pt" style:font-size-complex="11pt"/>
    </style:style>
    <style:style style:name="P349" style:parent-style-name="PreformattedText" style:family="paragraph">
      <style:text-properties fo:font-size="11pt" style:font-size-asian="11pt" style:font-size-complex="11pt"/>
    </style:style>
    <style:style style:name="P350" style:parent-style-name="PreformattedText" style:family="paragraph">
      <style:text-properties fo:font-size="11pt" style:font-size-asian="11pt" style:font-size-complex="11pt"/>
    </style:style>
    <style:style style:name="P351" style:parent-style-name="PreformattedText" style:family="paragraph">
      <style:text-properties fo:font-size="11pt" style:font-size-asian="11pt" style:font-size-complex="11pt"/>
    </style:style>
    <style:style style:name="P352" style:parent-style-name="PreformattedText" style:family="paragraph">
      <style:text-properties fo:font-size="11pt" style:font-size-asian="11pt" style:font-size-complex="11pt"/>
    </style:style>
    <style:style style:name="P353" style:parent-style-name="PreformattedText" style:family="paragraph">
      <style:text-properties fo:font-size="11pt" style:font-size-asian="11pt" style:font-size-complex="11pt"/>
    </style:style>
    <style:style style:name="P354" style:parent-style-name="PreformattedText" style:family="paragraph">
      <style:text-properties fo:font-size="11pt" style:font-size-asian="11pt" style:font-size-complex="11pt"/>
    </style:style>
    <style:style style:name="P355" style:parent-style-name="PreformattedText" style:family="paragraph">
      <style:text-properties fo:font-size="11pt" style:font-size-asian="11pt" style:font-size-complex="11pt"/>
    </style:style>
    <style:style style:name="P356" style:parent-style-name="PreformattedText" style:family="paragraph">
      <style:text-properties fo:font-size="11pt" style:font-size-asian="11pt" style:font-size-complex="11pt"/>
    </style:style>
    <style:style style:name="P357" style:parent-style-name="PreformattedText" style:family="paragraph">
      <style:text-properties fo:font-size="11pt" style:font-size-asian="11pt" style:font-size-complex="11pt"/>
    </style:style>
    <style:style style:name="P358" style:parent-style-name="PreformattedText" style:family="paragraph">
      <style:text-properties fo:font-size="11pt" style:font-size-asian="11pt" style:font-size-complex="11pt"/>
    </style:style>
    <style:style style:name="P359" style:parent-style-name="PreformattedText" style:family="paragraph">
      <style:text-properties fo:font-size="11pt" style:font-size-asian="11pt" style:font-size-complex="11pt"/>
    </style:style>
    <style:style style:name="P360" style:parent-style-name="PreformattedText" style:family="paragraph">
      <style:text-properties fo:font-size="11pt" style:font-size-asian="11pt" style:font-size-complex="11pt"/>
    </style:style>
    <style:style style:name="P361" style:parent-style-name="PreformattedText" style:family="paragraph">
      <style:text-properties fo:font-size="11pt" style:font-size-asian="11pt" style:font-size-complex="11pt"/>
    </style:style>
    <style:style style:name="P362" style:parent-style-name="PreformattedText" style:family="paragraph">
      <style:text-properties fo:font-size="11pt" style:font-size-asian="11pt" style:font-size-complex="11pt"/>
    </style:style>
    <style:style style:name="P363" style:parent-style-name="PreformattedText" style:family="paragraph">
      <style:text-properties fo:font-size="11pt" style:font-size-asian="11pt" style:font-size-complex="11pt"/>
    </style:style>
    <style:style style:name="P364" style:parent-style-name="PreformattedText" style:family="paragraph">
      <style:text-properties fo:font-size="11pt" style:font-size-asian="11pt" style:font-size-complex="11pt"/>
    </style:style>
    <style:style style:name="P365" style:parent-style-name="PreformattedText" style:family="paragraph">
      <style:text-properties fo:font-size="11pt" style:font-size-asian="11pt" style:font-size-complex="11pt"/>
    </style:style>
    <style:style style:name="P366" style:parent-style-name="PreformattedText" style:family="paragraph">
      <style:text-properties fo:font-size="11pt" style:font-size-asian="11pt" style:font-size-complex="11pt"/>
    </style:style>
    <style:style style:name="P367" style:parent-style-name="PreformattedText" style:family="paragraph">
      <style:text-properties fo:font-size="11pt" style:font-size-asian="11pt" style:font-size-complex="11pt"/>
    </style:style>
    <style:style style:name="P368" style:parent-style-name="PreformattedText" style:family="paragraph">
      <style:text-properties fo:font-size="11pt" style:font-size-asian="11pt" style:font-size-complex="11pt"/>
    </style:style>
    <style:style style:name="P369" style:parent-style-name="PreformattedText" style:family="paragraph">
      <style:text-properties fo:font-size="11pt" style:font-size-asian="11pt" style:font-size-complex="11pt"/>
    </style:style>
    <style:style style:name="P370" style:parent-style-name="PreformattedText" style:family="paragraph">
      <style:text-properties fo:font-size="11pt" style:font-size-asian="11pt" style:font-size-complex="11pt"/>
    </style:style>
    <style:style style:name="P371" style:parent-style-name="PreformattedText" style:family="paragraph">
      <style:text-properties fo:font-size="11pt" style:font-size-asian="11pt" style:font-size-complex="11pt"/>
    </style:style>
    <style:style style:name="P372" style:parent-style-name="PreformattedText" style:family="paragraph">
      <style:text-properties fo:font-size="11pt" style:font-size-asian="11pt" style:font-size-complex="11pt"/>
    </style:style>
    <style:style style:name="P373" style:parent-style-name="PreformattedText" style:family="paragraph">
      <style:text-properties fo:font-size="11pt" style:font-size-asian="11pt" style:font-size-complex="11pt"/>
    </style:style>
    <style:style style:name="P374" style:parent-style-name="PreformattedText" style:family="paragraph">
      <style:text-properties fo:font-size="11pt" style:font-size-asian="11pt" style:font-size-complex="11pt"/>
    </style:style>
    <style:style style:name="P375" style:parent-style-name="PreformattedText" style:family="paragraph">
      <style:text-properties fo:font-size="11pt" style:font-size-asian="11pt" style:font-size-complex="11pt"/>
    </style:style>
    <style:style style:name="P376" style:parent-style-name="PreformattedText" style:family="paragraph">
      <style:text-properties fo:font-size="11pt" style:font-size-asian="11pt" style:font-size-complex="11pt"/>
    </style:style>
    <style:style style:name="P377" style:parent-style-name="PreformattedText" style:family="paragraph">
      <style:text-properties fo:font-size="11pt" style:font-size-asian="11pt" style:font-size-complex="11pt"/>
    </style:style>
    <style:style style:name="P378" style:parent-style-name="PreformattedText" style:family="paragraph">
      <style:text-properties fo:font-size="11pt" style:font-size-asian="11pt" style:font-size-complex="11pt"/>
    </style:style>
    <style:style style:name="P379" style:parent-style-name="PreformattedText" style:family="paragraph">
      <style:text-properties fo:font-size="11pt" style:font-size-asian="11pt" style:font-size-complex="11pt"/>
    </style:style>
    <style:style style:name="P380" style:parent-style-name="PreformattedText" style:family="paragraph">
      <style:text-properties fo:font-size="11pt" style:font-size-asian="11pt" style:font-size-complex="11pt"/>
    </style:style>
    <style:style style:name="P381" style:parent-style-name="PreformattedText" style:family="paragraph">
      <style:text-properties fo:font-size="11pt" style:font-size-asian="11pt" style:font-size-complex="11pt"/>
    </style:style>
    <style:style style:name="P382" style:parent-style-name="PreformattedText" style:family="paragraph">
      <style:text-properties fo:font-size="11pt" style:font-size-asian="11pt" style:font-size-complex="11pt"/>
    </style:style>
    <style:style style:name="P383" style:parent-style-name="PreformattedText" style:family="paragraph">
      <style:text-properties fo:font-size="11pt" style:font-size-asian="11pt" style:font-size-complex="11pt"/>
    </style:style>
    <style:style style:name="P384" style:parent-style-name="PreformattedText" style:family="paragraph">
      <style:text-properties fo:font-size="11pt" style:font-size-asian="11pt" style:font-size-complex="11pt"/>
    </style:style>
    <style:style style:name="P385" style:parent-style-name="PreformattedText" style:family="paragraph">
      <style:text-properties fo:font-size="11pt" style:font-size-asian="11pt" style:font-size-complex="11pt"/>
    </style:style>
    <style:style style:name="P386" style:parent-style-name="PreformattedText" style:family="paragraph">
      <style:text-properties fo:font-size="11pt" style:font-size-asian="11pt" style:font-size-complex="11pt"/>
    </style:style>
    <style:style style:name="P387" style:parent-style-name="PreformattedText" style:family="paragraph">
      <style:text-properties fo:font-size="11pt" style:font-size-asian="11pt" style:font-size-complex="11pt"/>
    </style:style>
    <style:style style:name="P388" style:parent-style-name="PreformattedText" style:family="paragraph">
      <style:text-properties fo:font-size="11pt" style:font-size-asian="11pt" style:font-size-complex="11pt"/>
    </style:style>
    <style:style style:name="P389" style:parent-style-name="PreformattedText" style:family="paragraph">
      <style:text-properties fo:font-size="11pt" style:font-size-asian="11pt" style:font-size-complex="11pt"/>
    </style:style>
    <style:style style:name="P390" style:parent-style-name="PreformattedText" style:family="paragraph">
      <style:text-properties fo:font-size="11pt" style:font-size-asian="11pt" style:font-size-complex="11pt"/>
    </style:style>
    <style:style style:name="P391" style:parent-style-name="PreformattedText" style:family="paragraph">
      <style:text-properties fo:font-size="11pt" style:font-size-asian="11pt" style:font-size-complex="11pt"/>
    </style:style>
    <style:style style:name="P392" style:parent-style-name="PreformattedText" style:family="paragraph">
      <style:text-properties fo:font-size="11pt" style:font-size-asian="11pt" style:font-size-complex="11pt"/>
    </style:style>
    <style:style style:name="P393" style:parent-style-name="PreformattedText" style:family="paragraph">
      <style:text-properties fo:font-size="11pt" style:font-size-asian="11pt" style:font-size-complex="11pt"/>
    </style:style>
    <style:style style:name="P394" style:parent-style-name="PreformattedText" style:family="paragraph">
      <style:text-properties fo:font-size="11pt" style:font-size-asian="11pt" style:font-size-complex="11pt"/>
    </style:style>
    <style:style style:name="P395" style:parent-style-name="PreformattedText" style:family="paragraph">
      <style:text-properties fo:font-size="11pt" style:font-size-asian="11pt" style:font-size-complex="11pt"/>
    </style:style>
    <style:style style:name="P396" style:parent-style-name="PreformattedText" style:family="paragraph">
      <style:text-properties fo:font-size="11pt" style:font-size-asian="11pt" style:font-size-complex="11pt"/>
    </style:style>
    <style:style style:name="P397" style:parent-style-name="PreformattedText" style:family="paragraph">
      <style:text-properties fo:font-size="11pt" style:font-size-asian="11pt" style:font-size-complex="11pt"/>
    </style:style>
    <style:style style:name="P398" style:parent-style-name="PreformattedText" style:family="paragraph">
      <style:text-properties fo:font-size="11pt" style:font-size-asian="11pt" style:font-size-complex="11pt"/>
    </style:style>
    <style:style style:name="P399" style:parent-style-name="PreformattedText" style:family="paragraph">
      <style:text-properties fo:font-size="11pt" style:font-size-asian="11pt" style:font-size-complex="11pt"/>
    </style:style>
    <style:style style:name="P400" style:parent-style-name="PreformattedText" style:family="paragraph">
      <style:text-properties fo:font-size="11pt" style:font-size-asian="11pt" style:font-size-complex="11pt"/>
    </style:style>
    <style:style style:name="P401" style:parent-style-name="PreformattedText" style:family="paragraph">
      <style:text-properties fo:font-size="11pt" style:font-size-asian="11pt" style:font-size-complex="11pt"/>
    </style:style>
    <style:style style:name="P402" style:parent-style-name="PreformattedText" style:family="paragraph">
      <style:text-properties fo:font-size="11pt" style:font-size-asian="11pt" style:font-size-complex="11pt"/>
    </style:style>
    <style:style style:name="P403" style:parent-style-name="PreformattedText" style:family="paragraph">
      <style:text-properties fo:font-size="11pt" style:font-size-asian="11pt" style:font-size-complex="11pt"/>
    </style:style>
    <style:style style:name="P404" style:parent-style-name="PreformattedText" style:family="paragraph">
      <style:text-properties fo:font-size="11pt" style:font-size-asian="11pt" style:font-size-complex="11pt"/>
    </style:style>
    <style:style style:name="P405" style:parent-style-name="PreformattedText" style:family="paragraph">
      <style:text-properties fo:font-size="11pt" style:font-size-asian="11pt" style:font-size-complex="11pt"/>
    </style:style>
    <style:style style:name="P406" style:parent-style-name="PreformattedText" style:family="paragraph">
      <style:text-properties fo:font-size="11pt" style:font-size-asian="11pt" style:font-size-complex="11pt"/>
    </style:style>
    <style:style style:name="P407" style:parent-style-name="PreformattedText" style:family="paragraph">
      <style:text-properties fo:font-size="11pt" style:font-size-asian="11pt" style:font-size-complex="11pt"/>
    </style:style>
    <style:style style:name="P408" style:parent-style-name="PreformattedText" style:family="paragraph">
      <style:text-properties fo:font-size="11pt" style:font-size-asian="11pt" style:font-size-complex="11pt"/>
    </style:style>
    <style:style style:name="P409" style:parent-style-name="PreformattedText" style:family="paragraph">
      <style:text-properties fo:font-size="11pt" style:font-size-asian="11pt" style:font-size-complex="11pt"/>
    </style:style>
    <style:style style:name="P410" style:parent-style-name="PreformattedText" style:family="paragraph">
      <style:text-properties fo:font-size="11pt" style:font-size-asian="11pt" style:font-size-complex="11pt"/>
    </style:style>
    <style:style style:name="P411" style:parent-style-name="PreformattedText" style:family="paragraph">
      <style:text-properties fo:font-size="11pt" style:font-size-asian="11pt" style:font-size-complex="11pt"/>
    </style:style>
    <style:style style:name="P412" style:parent-style-name="PreformattedText" style:family="paragraph">
      <style:text-properties fo:font-size="11pt" style:font-size-asian="11pt" style:font-size-complex="11pt"/>
    </style:style>
    <style:style style:name="P413" style:parent-style-name="PreformattedText" style:family="paragraph">
      <style:text-properties fo:font-size="11pt" style:font-size-asian="11pt" style:font-size-complex="11pt"/>
    </style:style>
    <style:style style:name="P414" style:parent-style-name="PreformattedText" style:family="paragraph">
      <style:text-properties fo:font-size="11pt" style:font-size-asian="11pt" style:font-size-complex="11pt"/>
    </style:style>
    <style:style style:name="P415" style:parent-style-name="PreformattedText" style:family="paragraph">
      <style:text-properties fo:font-size="11pt" style:font-size-asian="11pt" style:font-size-complex="11pt"/>
    </style:style>
    <style:style style:name="P416" style:parent-style-name="PreformattedText" style:family="paragraph">
      <style:text-properties fo:font-size="11pt" style:font-size-asian="11pt" style:font-size-complex="11pt"/>
    </style:style>
    <style:style style:name="P417" style:parent-style-name="PreformattedText" style:family="paragraph">
      <style:text-properties fo:font-size="11pt" style:font-size-asian="11pt" style:font-size-complex="11pt"/>
    </style:style>
    <style:style style:name="P418" style:parent-style-name="PreformattedText" style:family="paragraph">
      <style:text-properties fo:font-size="11pt" style:font-size-asian="11pt" style:font-size-complex="11pt"/>
    </style:style>
    <style:style style:name="P419" style:parent-style-name="PreformattedText" style:family="paragraph">
      <style:text-properties fo:font-size="11pt" style:font-size-asian="11pt" style:font-size-complex="11pt"/>
    </style:style>
    <style:style style:name="P420" style:parent-style-name="PreformattedText" style:family="paragraph">
      <style:text-properties fo:font-size="11pt" style:font-size-asian="11pt" style:font-size-complex="11pt"/>
    </style:style>
    <style:style style:name="P421" style:parent-style-name="PreformattedText" style:family="paragraph">
      <style:text-properties fo:font-size="11pt" style:font-size-asian="11pt" style:font-size-complex="11pt"/>
    </style:style>
    <style:style style:name="P422" style:parent-style-name="PreformattedText" style:family="paragraph">
      <style:text-properties fo:font-size="11pt" style:font-size-asian="11pt" style:font-size-complex="11pt"/>
    </style:style>
    <style:style style:name="P423" style:parent-style-name="PreformattedText" style:family="paragraph">
      <style:text-properties fo:font-size="11pt" style:font-size-asian="11pt" style:font-size-complex="11pt"/>
    </style:style>
    <style:style style:name="P424" style:parent-style-name="PreformattedText" style:family="paragraph">
      <style:text-properties fo:font-size="11pt" style:font-size-asian="11pt" style:font-size-complex="11pt"/>
    </style:style>
    <style:style style:name="P425" style:parent-style-name="PreformattedText" style:family="paragraph">
      <style:text-properties fo:font-size="11pt" style:font-size-asian="11pt" style:font-size-complex="11pt"/>
    </style:style>
    <style:style style:name="P426" style:parent-style-name="PreformattedText" style:family="paragraph">
      <style:text-properties fo:font-size="11pt" style:font-size-asian="11pt" style:font-size-complex="11pt"/>
    </style:style>
    <style:style style:name="P427" style:parent-style-name="PreformattedText" style:family="paragraph">
      <style:text-properties fo:font-size="11pt" style:font-size-asian="11pt" style:font-size-complex="11pt"/>
    </style:style>
    <style:style style:name="P428" style:parent-style-name="PreformattedText" style:family="paragraph">
      <style:text-properties fo:font-size="11pt" style:font-size-asian="11pt" style:font-size-complex="11pt"/>
    </style:style>
    <style:style style:name="P429" style:parent-style-name="PreformattedText" style:family="paragraph">
      <style:text-properties fo:font-size="11pt" style:font-size-asian="11pt" style:font-size-complex="11pt"/>
    </style:style>
    <style:style style:name="P430" style:parent-style-name="PreformattedText" style:family="paragraph">
      <style:text-properties fo:font-size="11pt" style:font-size-asian="11pt" style:font-size-complex="11pt"/>
    </style:style>
    <style:style style:name="P431" style:parent-style-name="PreformattedText" style:family="paragraph">
      <style:text-properties fo:font-size="11pt" style:font-size-asian="11pt" style:font-size-complex="11pt"/>
    </style:style>
    <style:style style:name="P432" style:parent-style-name="PreformattedText" style:family="paragraph">
      <style:text-properties fo:font-size="11pt" style:font-size-asian="11pt" style:font-size-complex="11pt"/>
    </style:style>
    <style:style style:name="P433" style:parent-style-name="PreformattedText" style:family="paragraph">
      <style:text-properties fo:font-size="11pt" style:font-size-asian="11pt" style:font-size-complex="11pt"/>
    </style:style>
    <style:style style:name="P434" style:parent-style-name="PreformattedText" style:family="paragraph">
      <style:text-properties fo:font-size="11pt" style:font-size-asian="11pt" style:font-size-complex="11pt"/>
    </style:style>
    <style:style style:name="P435" style:parent-style-name="PreformattedText" style:family="paragraph">
      <style:text-properties fo:font-size="11pt" style:font-size-asian="11pt" style:font-size-complex="11pt"/>
    </style:style>
    <style:style style:name="P436" style:parent-style-name="PreformattedText" style:family="paragraph">
      <style:text-properties fo:font-size="11pt" style:font-size-asian="11pt" style:font-size-complex="11pt"/>
    </style:style>
    <style:style style:name="P437" style:parent-style-name="PreformattedText" style:family="paragraph">
      <style:text-properties fo:font-size="11pt" style:font-size-asian="11pt" style:font-size-complex="11pt"/>
    </style:style>
    <style:style style:name="P438" style:parent-style-name="PreformattedText" style:family="paragraph">
      <style:text-properties fo:font-size="11pt" style:font-size-asian="11pt" style:font-size-complex="11pt"/>
    </style:style>
    <style:style style:name="P439" style:parent-style-name="PreformattedText" style:family="paragraph">
      <style:text-properties fo:font-size="11pt" style:font-size-asian="11pt" style:font-size-complex="11pt"/>
    </style:style>
    <style:style style:name="P440" style:parent-style-name="PreformattedText" style:family="paragraph">
      <style:text-properties fo:font-size="11pt" style:font-size-asian="11pt" style:font-size-complex="11pt"/>
    </style:style>
    <style:style style:name="P441" style:parent-style-name="PreformattedText" style:family="paragraph">
      <style:text-properties fo:font-size="11pt" style:font-size-asian="11pt" style:font-size-complex="11pt"/>
    </style:style>
    <style:style style:name="P442" style:parent-style-name="PreformattedText" style:family="paragraph">
      <style:text-properties fo:font-size="11pt" style:font-size-asian="11pt" style:font-size-complex="11pt"/>
    </style:style>
    <style:style style:name="P443" style:parent-style-name="PreformattedText" style:family="paragraph">
      <style:text-properties fo:font-size="11pt" style:font-size-asian="11pt" style:font-size-complex="11pt"/>
    </style:style>
    <style:style style:name="P444" style:parent-style-name="PreformattedText" style:family="paragraph">
      <style:text-properties fo:font-size="11pt" style:font-size-asian="11pt" style:font-size-complex="11pt"/>
    </style:style>
    <style:style style:name="P445" style:parent-style-name="PreformattedText" style:family="paragraph">
      <style:text-properties fo:font-size="11pt" style:font-size-asian="11pt" style:font-size-complex="11pt"/>
    </style:style>
    <style:style style:name="P446" style:parent-style-name="PreformattedText" style:family="paragraph">
      <style:text-properties fo:font-size="11pt" style:font-size-asian="11pt" style:font-size-complex="11pt"/>
    </style:style>
    <style:style style:name="P447" style:parent-style-name="PreformattedText" style:family="paragraph">
      <style:text-properties fo:font-size="11pt" style:font-size-asian="11pt" style:font-size-complex="11pt"/>
    </style:style>
    <style:style style:name="P448" style:parent-style-name="PreformattedText" style:family="paragraph">
      <style:text-properties fo:font-size="11pt" style:font-size-asian="11pt" style:font-size-complex="11pt"/>
    </style:style>
    <style:style style:name="P449" style:parent-style-name="PreformattedText" style:family="paragraph">
      <style:text-properties fo:font-size="11pt" style:font-size-asian="11pt" style:font-size-complex="11pt"/>
    </style:style>
    <style:style style:name="P450" style:parent-style-name="PreformattedText" style:family="paragraph">
      <style:text-properties fo:font-size="11pt" style:font-size-asian="11pt" style:font-size-complex="11pt"/>
    </style:style>
    <style:style style:name="P451" style:parent-style-name="PreformattedText" style:family="paragraph">
      <style:text-properties fo:font-size="11pt" style:font-size-asian="11pt" style:font-size-complex="11pt"/>
    </style:style>
    <style:style style:name="P452" style:parent-style-name="PreformattedText" style:family="paragraph">
      <style:text-properties fo:font-size="11pt" style:font-size-asian="11pt" style:font-size-complex="11pt"/>
    </style:style>
    <style:style style:name="P453" style:parent-style-name="PreformattedText" style:family="paragraph">
      <style:text-properties fo:font-size="11pt" style:font-size-asian="11pt" style:font-size-complex="11pt"/>
    </style:style>
    <style:style style:name="P454" style:parent-style-name="PreformattedText" style:family="paragraph">
      <style:text-properties fo:font-size="11pt" style:font-size-asian="11pt" style:font-size-complex="11pt"/>
    </style:style>
    <style:style style:name="P455" style:parent-style-name="PreformattedText" style:family="paragraph">
      <style:text-properties fo:font-size="11pt" style:font-size-asian="11pt" style:font-size-complex="11pt"/>
    </style:style>
    <style:style style:name="P456" style:parent-style-name="PreformattedText" style:family="paragraph">
      <style:text-properties fo:font-size="11pt" style:font-size-asian="11pt" style:font-size-complex="11pt"/>
    </style:style>
    <style:style style:name="P457" style:parent-style-name="PreformattedText" style:family="paragraph">
      <style:text-properties fo:font-size="11pt" style:font-size-asian="11pt" style:font-size-complex="11pt"/>
    </style:style>
    <style:style style:name="P458" style:parent-style-name="PreformattedText" style:family="paragraph">
      <style:text-properties fo:font-size="11pt" style:font-size-asian="11pt" style:font-size-complex="11pt"/>
    </style:style>
    <style:style style:name="P459" style:parent-style-name="PreformattedText" style:family="paragraph">
      <style:text-properties fo:font-size="11pt" style:font-size-asian="11pt" style:font-size-complex="11pt"/>
    </style:style>
    <style:style style:name="P460" style:parent-style-name="PreformattedText" style:family="paragraph">
      <style:text-properties fo:font-size="11pt" style:font-size-asian="11pt" style:font-size-complex="11pt"/>
    </style:style>
    <style:style style:name="P461" style:parent-style-name="PreformattedText" style:family="paragraph">
      <style:text-properties fo:font-size="11pt" style:font-size-asian="11pt" style:font-size-complex="11pt"/>
    </style:style>
    <style:style style:name="P462" style:parent-style-name="PreformattedText" style:family="paragraph">
      <style:text-properties fo:font-size="11pt" style:font-size-asian="11pt" style:font-size-complex="11pt"/>
    </style:style>
    <style:style style:name="P463" style:parent-style-name="PreformattedText" style:family="paragraph">
      <style:text-properties fo:font-size="11pt" style:font-size-asian="11pt" style:font-size-complex="11pt"/>
    </style:style>
    <style:style style:name="P464" style:parent-style-name="PreformattedText" style:family="paragraph">
      <style:text-properties fo:font-size="11pt" style:font-size-asian="11pt" style:font-size-complex="11pt"/>
    </style:style>
    <style:style style:name="P465" style:parent-style-name="PreformattedText" style:family="paragraph">
      <style:text-properties fo:font-size="11pt" style:font-size-asian="11pt" style:font-size-complex="11pt"/>
    </style:style>
    <style:style style:name="P466" style:parent-style-name="PreformattedText" style:family="paragraph">
      <style:text-properties fo:font-size="11pt" style:font-size-asian="11pt" style:font-size-complex="11pt"/>
    </style:style>
    <style:style style:name="P467" style:parent-style-name="PreformattedText" style:family="paragraph">
      <style:text-properties fo:font-size="11pt" style:font-size-asian="11pt" style:font-size-complex="11pt"/>
    </style:style>
    <style:style style:name="P468" style:parent-style-name="PreformattedText" style:family="paragraph">
      <style:text-properties fo:font-size="11pt" style:font-size-asian="11pt" style:font-size-complex="11pt"/>
    </style:style>
    <style:style style:name="P469" style:parent-style-name="PreformattedText" style:family="paragraph">
      <style:text-properties fo:font-size="11pt" style:font-size-asian="11pt" style:font-size-complex="11pt"/>
    </style:style>
    <style:style style:name="P470" style:parent-style-name="PreformattedText" style:family="paragraph">
      <style:text-properties fo:font-size="11pt" style:font-size-asian="11pt" style:font-size-complex="11pt"/>
    </style:style>
    <style:style style:name="P471" style:parent-style-name="PreformattedText" style:family="paragraph">
      <style:text-properties fo:font-size="11pt" style:font-size-asian="11pt" style:font-size-complex="11pt"/>
    </style:style>
    <style:style style:name="P472" style:parent-style-name="PreformattedText" style:family="paragraph">
      <style:text-properties fo:font-size="11pt" style:font-size-asian="11pt" style:font-size-complex="11pt"/>
    </style:style>
    <style:style style:name="P473" style:parent-style-name="PreformattedText" style:family="paragraph">
      <style:text-properties fo:font-size="11pt" style:font-size-asian="11pt" style:font-size-complex="11pt"/>
    </style:style>
    <style:style style:name="P474" style:parent-style-name="PreformattedText" style:family="paragraph">
      <style:text-properties fo:font-size="11pt" style:font-size-asian="11pt" style:font-size-complex="11pt"/>
    </style:style>
    <style:style style:name="P475" style:parent-style-name="PreformattedText" style:family="paragraph">
      <style:text-properties fo:font-size="11pt" style:font-size-asian="11pt" style:font-size-complex="11pt"/>
    </style:style>
    <style:style style:name="P476" style:parent-style-name="PreformattedText" style:family="paragraph">
      <style:text-properties fo:font-size="11pt" style:font-size-asian="11pt" style:font-size-complex="11pt"/>
    </style:style>
    <style:style style:name="P477" style:parent-style-name="PreformattedText" style:family="paragraph">
      <style:text-properties fo:font-size="11pt" style:font-size-asian="11pt" style:font-size-complex="11pt"/>
    </style:style>
    <style:style style:name="P478" style:parent-style-name="PreformattedText" style:family="paragraph">
      <style:text-properties fo:font-size="11pt" style:font-size-asian="11pt" style:font-size-complex="11pt"/>
    </style:style>
    <style:style style:name="P479" style:parent-style-name="PreformattedText" style:family="paragraph">
      <style:text-properties fo:font-size="11pt" style:font-size-asian="11pt" style:font-size-complex="11pt"/>
    </style:style>
    <style:style style:name="P480" style:parent-style-name="PreformattedText" style:family="paragraph">
      <style:text-properties fo:font-size="11pt" style:font-size-asian="11pt" style:font-size-complex="11pt"/>
    </style:style>
    <style:style style:name="P481" style:parent-style-name="PreformattedText" style:family="paragraph">
      <style:text-properties fo:font-size="11pt" style:font-size-asian="11pt" style:font-size-complex="11pt"/>
    </style:style>
    <style:style style:name="P482" style:parent-style-name="PreformattedText" style:family="paragraph">
      <style:text-properties fo:font-size="11pt" style:font-size-asian="11pt" style:font-size-complex="11pt"/>
    </style:style>
    <style:style style:name="P483" style:parent-style-name="PreformattedText" style:family="paragraph">
      <style:text-properties fo:font-size="11pt" style:font-size-asian="11pt" style:font-size-complex="11pt"/>
    </style:style>
    <style:style style:name="P484" style:parent-style-name="PreformattedText" style:family="paragraph">
      <style:text-properties fo:font-size="11pt" style:font-size-asian="11pt" style:font-size-complex="11pt"/>
    </style:style>
    <style:style style:name="P485" style:parent-style-name="PreformattedText" style:family="paragraph">
      <style:text-properties fo:font-size="11pt" style:font-size-asian="11pt" style:font-size-complex="11pt"/>
    </style:style>
    <style:style style:name="P486" style:parent-style-name="PreformattedText" style:family="paragraph">
      <style:text-properties fo:font-size="11pt" style:font-size-asian="11pt" style:font-size-complex="11pt"/>
    </style:style>
    <style:style style:name="P487" style:parent-style-name="PreformattedText" style:family="paragraph">
      <style:text-properties fo:font-size="11pt" style:font-size-asian="11pt" style:font-size-complex="11pt"/>
    </style:style>
    <style:style style:name="P488" style:parent-style-name="PreformattedText" style:family="paragraph">
      <style:text-properties fo:font-size="11pt" style:font-size-asian="11pt" style:font-size-complex="11pt"/>
    </style:style>
    <style:style style:name="P489" style:parent-style-name="PreformattedText" style:family="paragraph">
      <style:text-properties fo:font-size="11pt" style:font-size-asian="11pt" style:font-size-complex="11pt"/>
    </style:style>
    <style:style style:name="P490" style:parent-style-name="PreformattedText" style:family="paragraph">
      <style:text-properties fo:font-size="11pt" style:font-size-asian="11pt" style:font-size-complex="11pt"/>
    </style:style>
    <style:style style:name="P491" style:parent-style-name="PreformattedText" style:family="paragraph">
      <style:text-properties fo:font-size="11pt" style:font-size-asian="11pt" style:font-size-complex="11pt"/>
    </style:style>
    <style:style style:name="P492" style:parent-style-name="PreformattedText" style:family="paragraph">
      <style:text-properties fo:font-size="11pt" style:font-size-asian="11pt" style:font-size-complex="11pt"/>
    </style:style>
    <style:style style:name="P493" style:parent-style-name="PreformattedText" style:family="paragraph">
      <style:text-properties fo:font-size="11pt" style:font-size-asian="11pt" style:font-size-complex="11pt"/>
    </style:style>
    <style:style style:name="P494" style:parent-style-name="PreformattedText" style:family="paragraph">
      <style:text-properties fo:font-size="11pt" style:font-size-asian="11pt" style:font-size-complex="11pt"/>
    </style:style>
    <style:style style:name="P495" style:parent-style-name="PreformattedText" style:family="paragraph">
      <style:text-properties fo:font-size="11pt" style:font-size-asian="11pt" style:font-size-complex="11pt"/>
    </style:style>
    <style:style style:name="P496" style:parent-style-name="PreformattedText" style:family="paragraph">
      <style:text-properties fo:font-size="11pt" style:font-size-asian="11pt" style:font-size-complex="11pt"/>
    </style:style>
    <style:style style:name="P497" style:parent-style-name="PreformattedText" style:family="paragraph">
      <style:text-properties fo:font-size="11pt" style:font-size-asian="11pt" style:font-size-complex="11pt"/>
    </style:style>
    <style:style style:name="P498" style:parent-style-name="PreformattedText" style:family="paragraph">
      <style:text-properties fo:font-size="11pt" style:font-size-asian="11pt" style:font-size-complex="11pt"/>
    </style:style>
    <style:style style:name="P499" style:parent-style-name="PreformattedText" style:family="paragraph">
      <style:text-properties fo:font-size="11pt" style:font-size-asian="11pt" style:font-size-complex="11pt"/>
    </style:style>
    <style:style style:name="P500" style:parent-style-name="PreformattedText" style:family="paragraph">
      <style:text-properties fo:font-size="11pt" style:font-size-asian="11pt" style:font-size-complex="11pt"/>
    </style:style>
    <style:style style:name="P501" style:parent-style-name="PreformattedText" style:family="paragraph">
      <style:text-properties fo:font-size="11pt" style:font-size-asian="11pt" style:font-size-complex="11pt"/>
    </style:style>
    <style:style style:name="P502" style:parent-style-name="PreformattedText" style:family="paragraph">
      <style:text-properties fo:font-size="11pt" style:font-size-asian="11pt" style:font-size-complex="11pt"/>
    </style:style>
    <style:style style:name="P503" style:parent-style-name="PreformattedText" style:family="paragraph">
      <style:text-properties fo:font-size="11pt" style:font-size-asian="11pt" style:font-size-complex="11pt"/>
    </style:style>
    <style:style style:name="P504" style:parent-style-name="PreformattedText" style:family="paragraph">
      <style:text-properties fo:font-size="11pt" style:font-size-asian="11pt" style:font-size-complex="11pt"/>
    </style:style>
    <style:style style:name="P505" style:parent-style-name="PreformattedText" style:family="paragraph">
      <style:text-properties fo:font-size="11pt" style:font-size-asian="11pt" style:font-size-complex="11pt"/>
    </style:style>
    <style:style style:name="P506" style:parent-style-name="PreformattedText" style:family="paragraph">
      <style:text-properties fo:font-size="11pt" style:font-size-asian="11pt" style:font-size-complex="11pt"/>
    </style:style>
    <style:style style:name="P507" style:parent-style-name="PreformattedText" style:family="paragraph">
      <style:text-properties fo:font-size="11pt" style:font-size-asian="11pt" style:font-size-complex="11pt"/>
    </style:style>
    <style:style style:name="P508" style:parent-style-name="PreformattedText" style:family="paragraph">
      <style:text-properties fo:font-size="11pt" style:font-size-asian="11pt" style:font-size-complex="11pt"/>
    </style:style>
    <style:style style:name="P509" style:parent-style-name="PreformattedText" style:family="paragraph">
      <style:text-properties fo:font-size="11pt" style:font-size-asian="11pt" style:font-size-complex="11pt"/>
    </style:style>
    <style:style style:name="P510" style:parent-style-name="PreformattedText" style:family="paragraph">
      <style:text-properties fo:font-size="11pt" style:font-size-asian="11pt" style:font-size-complex="11pt"/>
    </style:style>
    <style:style style:name="P511" style:parent-style-name="PreformattedText" style:family="paragraph">
      <style:text-properties fo:font-size="11pt" style:font-size-asian="11pt" style:font-size-complex="11pt"/>
    </style:style>
    <style:style style:name="P512" style:parent-style-name="PreformattedText" style:family="paragraph">
      <style:text-properties fo:font-size="11pt" style:font-size-asian="11pt" style:font-size-complex="11pt"/>
    </style:style>
    <style:style style:name="P513" style:parent-style-name="PreformattedText" style:family="paragraph">
      <style:text-properties fo:font-size="11pt" style:font-size-asian="11pt" style:font-size-complex="11pt"/>
    </style:style>
    <style:style style:name="P514" style:parent-style-name="PreformattedText" style:family="paragraph">
      <style:text-properties fo:font-size="11pt" style:font-size-asian="11pt" style:font-size-complex="11pt"/>
    </style:style>
    <style:style style:name="P515" style:parent-style-name="PreformattedText" style:family="paragraph">
      <style:text-properties fo:font-size="11pt" style:font-size-asian="11pt" style:font-size-complex="11pt"/>
    </style:style>
    <style:style style:name="P516" style:parent-style-name="PreformattedText" style:family="paragraph">
      <style:text-properties fo:font-size="11pt" style:font-size-asian="11pt" style:font-size-complex="11pt"/>
    </style:style>
    <style:style style:name="P517" style:parent-style-name="PreformattedText" style:family="paragraph">
      <style:text-properties fo:font-size="11pt" style:font-size-asian="11pt" style:font-size-complex="11pt"/>
    </style:style>
    <style:style style:name="P518" style:parent-style-name="PreformattedText" style:family="paragraph">
      <style:text-properties fo:font-size="11pt" style:font-size-asian="11pt" style:font-size-complex="11pt"/>
    </style:style>
    <style:style style:name="P519" style:parent-style-name="PreformattedText" style:family="paragraph">
      <style:text-properties fo:font-size="11pt" style:font-size-asian="11pt" style:font-size-complex="11pt"/>
    </style:style>
    <style:style style:name="P520" style:parent-style-name="PreformattedText" style:family="paragraph">
      <style:text-properties fo:font-size="11pt" style:font-size-asian="11pt" style:font-size-complex="11pt"/>
    </style:style>
    <style:style style:name="P521" style:parent-style-name="PreformattedText" style:family="paragraph">
      <style:text-properties fo:font-size="11pt" style:font-size-asian="11pt" style:font-size-complex="11pt"/>
    </style:style>
    <style:style style:name="P522" style:parent-style-name="PreformattedText" style:family="paragraph">
      <style:text-properties fo:font-size="11pt" style:font-size-asian="11pt" style:font-size-complex="11pt"/>
    </style:style>
    <style:style style:name="P523" style:parent-style-name="PreformattedText" style:family="paragraph">
      <style:text-properties fo:font-size="11pt" style:font-size-asian="11pt" style:font-size-complex="11pt"/>
    </style:style>
    <style:style style:name="P524" style:parent-style-name="PreformattedText" style:family="paragraph">
      <style:text-properties fo:font-size="11pt" style:font-size-asian="11pt" style:font-size-complex="11pt"/>
    </style:style>
    <style:style style:name="P525" style:parent-style-name="PreformattedText" style:family="paragraph">
      <style:text-properties fo:font-size="11pt" style:font-size-asian="11pt" style:font-size-complex="11pt"/>
    </style:style>
    <style:style style:name="P526" style:parent-style-name="PreformattedText" style:family="paragraph">
      <style:text-properties fo:font-size="11pt" style:font-size-asian="11pt" style:font-size-complex="11pt"/>
    </style:style>
    <style:style style:name="P527" style:parent-style-name="PreformattedText" style:family="paragraph">
      <style:text-properties fo:font-size="11pt" style:font-size-asian="11pt" style:font-size-complex="11pt"/>
    </style:style>
    <style:style style:name="P528" style:parent-style-name="PreformattedText" style:family="paragraph">
      <style:text-properties fo:font-size="11pt" style:font-size-asian="11pt" style:font-size-complex="11pt"/>
    </style:style>
    <style:style style:name="P529" style:parent-style-name="PreformattedText" style:family="paragraph">
      <style:text-properties fo:font-size="11pt" style:font-size-asian="11pt" style:font-size-complex="11pt"/>
    </style:style>
    <style:style style:name="P530" style:parent-style-name="PreformattedText" style:family="paragraph">
      <style:text-properties fo:font-size="11pt" style:font-size-asian="11pt" style:font-size-complex="11pt"/>
    </style:style>
    <style:style style:name="P531" style:parent-style-name="PreformattedText" style:family="paragraph">
      <style:text-properties fo:font-size="11pt" style:font-size-asian="11pt" style:font-size-complex="11pt"/>
    </style:style>
    <style:style style:name="P532" style:parent-style-name="PreformattedText" style:family="paragraph">
      <style:text-properties fo:font-size="11pt" style:font-size-asian="11pt" style:font-size-complex="11pt"/>
    </style:style>
    <style:style style:name="P533" style:parent-style-name="PreformattedText" style:family="paragraph">
      <style:text-properties fo:font-size="11pt" style:font-size-asian="11pt" style:font-size-complex="11pt"/>
    </style:style>
    <style:style style:name="P534" style:parent-style-name="PreformattedText" style:family="paragraph">
      <style:text-properties fo:font-size="11pt" style:font-size-asian="11pt" style:font-size-complex="11pt"/>
    </style:style>
    <style:style style:name="P535" style:parent-style-name="PreformattedText" style:family="paragraph">
      <style:text-properties fo:font-size="11pt" style:font-size-asian="11pt" style:font-size-complex="11pt"/>
    </style:style>
    <style:style style:name="P536" style:parent-style-name="PreformattedText" style:family="paragraph">
      <style:text-properties fo:font-size="11pt" style:font-size-asian="11pt" style:font-size-complex="11pt"/>
    </style:style>
    <style:style style:name="P537" style:parent-style-name="PreformattedText" style:family="paragraph">
      <style:text-properties fo:font-size="11pt" style:font-size-asian="11pt" style:font-size-complex="11pt"/>
    </style:style>
    <style:style style:name="P538" style:parent-style-name="PreformattedText" style:family="paragraph">
      <style:text-properties fo:font-size="11pt" style:font-size-asian="11pt" style:font-size-complex="11pt"/>
    </style:style>
    <style:style style:name="P539" style:parent-style-name="PreformattedText" style:family="paragraph">
      <style:text-properties fo:font-size="11pt" style:font-size-asian="11pt" style:font-size-complex="11pt"/>
    </style:style>
    <style:style style:name="P540" style:parent-style-name="PreformattedText" style:family="paragraph">
      <style:text-properties fo:font-size="11pt" style:font-size-asian="11pt" style:font-size-complex="11pt"/>
    </style:style>
    <style:style style:name="P541" style:parent-style-name="PreformattedText" style:family="paragraph">
      <style:text-properties fo:font-size="11pt" style:font-size-asian="11pt" style:font-size-complex="11pt"/>
    </style:style>
    <style:style style:name="P542" style:parent-style-name="PreformattedText" style:family="paragraph">
      <style:text-properties fo:font-size="11pt" style:font-size-asian="11pt" style:font-size-complex="11pt"/>
    </style:style>
    <style:style style:name="P543" style:parent-style-name="PreformattedText" style:family="paragraph">
      <style:text-properties fo:font-size="11pt" style:font-size-asian="11pt" style:font-size-complex="11pt"/>
    </style:style>
    <style:style style:name="P544" style:parent-style-name="PreformattedText" style:family="paragraph">
      <style:text-properties fo:font-size="11pt" style:font-size-asian="11pt" style:font-size-complex="11pt"/>
    </style:style>
    <style:style style:name="P545" style:parent-style-name="PreformattedText" style:family="paragraph">
      <style:text-properties fo:font-size="11pt" style:font-size-asian="11pt" style:font-size-complex="11pt"/>
    </style:style>
    <style:style style:name="P546" style:parent-style-name="PreformattedText" style:family="paragraph">
      <style:text-properties fo:font-size="11pt" style:font-size-asian="11pt" style:font-size-complex="11pt"/>
    </style:style>
    <style:style style:name="P547" style:parent-style-name="PreformattedText" style:family="paragraph">
      <style:text-properties fo:font-size="11pt" style:font-size-asian="11pt" style:font-size-complex="11pt"/>
    </style:style>
    <style:style style:name="P548" style:parent-style-name="PreformattedText" style:family="paragraph">
      <style:text-properties fo:font-size="11pt" style:font-size-asian="11pt" style:font-size-complex="11pt"/>
    </style:style>
    <style:style style:name="P549" style:parent-style-name="PreformattedText" style:family="paragraph">
      <style:text-properties fo:font-size="11pt" style:font-size-asian="11pt" style:font-size-complex="11pt"/>
    </style:style>
    <style:style style:name="P550" style:parent-style-name="PreformattedText" style:family="paragraph">
      <style:text-properties fo:font-size="11pt" style:font-size-asian="11pt" style:font-size-complex="11pt"/>
    </style:style>
    <style:style style:name="P551" style:parent-style-name="PreformattedText" style:family="paragraph">
      <style:text-properties fo:font-size="11pt" style:font-size-asian="11pt" style:font-size-complex="11pt"/>
    </style:style>
    <style:style style:name="P552" style:parent-style-name="PreformattedText" style:family="paragraph">
      <style:text-properties fo:font-size="11pt" style:font-size-asian="11pt" style:font-size-complex="11pt"/>
    </style:style>
    <style:style style:name="P553" style:parent-style-name="PreformattedText" style:family="paragraph">
      <style:text-properties fo:font-size="11pt" style:font-size-asian="11pt" style:font-size-complex="11pt"/>
    </style:style>
    <style:style style:name="P554" style:parent-style-name="PreformattedText" style:family="paragraph">
      <style:text-properties fo:font-size="11pt" style:font-size-asian="11pt" style:font-size-complex="11pt"/>
    </style:style>
    <style:style style:name="P555" style:parent-style-name="PreformattedText" style:family="paragraph">
      <style:text-properties fo:font-size="11pt" style:font-size-asian="11pt" style:font-size-complex="11pt"/>
    </style:style>
    <style:style style:name="P556" style:parent-style-name="PreformattedText" style:family="paragraph">
      <style:text-properties fo:font-size="11pt" style:font-size-asian="11pt" style:font-size-complex="11pt"/>
    </style:style>
    <style:style style:name="P557" style:parent-style-name="PreformattedText" style:family="paragraph">
      <style:text-properties fo:font-size="11pt" style:font-size-asian="11pt" style:font-size-complex="11pt"/>
    </style:style>
    <style:style style:name="P558" style:parent-style-name="PreformattedText" style:family="paragraph">
      <style:text-properties fo:font-size="11pt" style:font-size-asian="11pt" style:font-size-complex="11pt"/>
    </style:style>
    <style:style style:name="P559" style:parent-style-name="PreformattedText" style:family="paragraph">
      <style:text-properties fo:font-size="11pt" style:font-size-asian="11pt" style:font-size-complex="11pt"/>
    </style:style>
    <style:style style:name="P560" style:parent-style-name="PreformattedText" style:family="paragraph">
      <style:text-properties fo:font-size="11pt" style:font-size-asian="11pt" style:font-size-complex="11pt"/>
    </style:style>
    <style:style style:name="P561" style:parent-style-name="PreformattedText" style:family="paragraph">
      <style:text-properties fo:font-size="11pt" style:font-size-asian="11pt" style:font-size-complex="11pt"/>
    </style:style>
    <style:style style:name="P562" style:parent-style-name="PreformattedText" style:family="paragraph">
      <style:text-properties fo:font-size="11pt" style:font-size-asian="11pt" style:font-size-complex="11pt"/>
    </style:style>
    <style:style style:name="P563" style:parent-style-name="PreformattedText" style:family="paragraph">
      <style:text-properties fo:font-size="11pt" style:font-size-asian="11pt" style:font-size-complex="11pt"/>
    </style:style>
    <style:style style:name="P564" style:parent-style-name="PreformattedText" style:family="paragraph">
      <style:text-properties fo:font-size="11pt" style:font-size-asian="11pt" style:font-size-complex="11pt"/>
    </style:style>
    <style:style style:name="P565" style:parent-style-name="PreformattedText" style:family="paragraph">
      <style:text-properties fo:font-size="11pt" style:font-size-asian="11pt" style:font-size-complex="11pt"/>
    </style:style>
    <style:style style:name="P566" style:parent-style-name="PreformattedText" style:family="paragraph">
      <style:text-properties fo:font-size="11pt" style:font-size-asian="11pt" style:font-size-complex="11pt"/>
    </style:style>
    <style:style style:name="P567" style:parent-style-name="PreformattedText" style:family="paragraph">
      <style:text-properties fo:font-size="11pt" style:font-size-asian="11pt" style:font-size-complex="11pt"/>
    </style:style>
    <style:style style:name="P568" style:parent-style-name="PreformattedText" style:family="paragraph">
      <style:text-properties fo:font-size="11pt" style:font-size-asian="11pt" style:font-size-complex="11pt"/>
    </style:style>
    <style:style style:name="P569" style:parent-style-name="PreformattedText" style:family="paragraph">
      <style:text-properties fo:font-size="11pt" style:font-size-asian="11pt" style:font-size-complex="11pt"/>
    </style:style>
    <style:style style:name="P570" style:parent-style-name="PreformattedText" style:family="paragraph">
      <style:text-properties fo:font-size="11pt" style:font-size-asian="11pt" style:font-size-complex="11pt"/>
    </style:style>
    <style:style style:name="P571" style:parent-style-name="PreformattedText" style:family="paragraph">
      <style:text-properties fo:font-size="11pt" style:font-size-asian="11pt" style:font-size-complex="11pt"/>
    </style:style>
    <style:style style:name="P572" style:parent-style-name="PreformattedText" style:family="paragraph">
      <style:text-properties fo:font-size="11pt" style:font-size-asian="11pt" style:font-size-complex="11pt"/>
    </style:style>
    <style:style style:name="P573" style:parent-style-name="PreformattedText" style:family="paragraph">
      <style:text-properties fo:font-size="11pt" style:font-size-asian="11pt" style:font-size-complex="11pt"/>
    </style:style>
    <style:style style:name="P574" style:parent-style-name="PreformattedText" style:family="paragraph">
      <style:text-properties fo:font-size="11pt" style:font-size-asian="11pt" style:font-size-complex="11pt"/>
    </style:style>
    <style:style style:name="P575" style:parent-style-name="PreformattedText" style:family="paragraph">
      <style:text-properties fo:font-size="11pt" style:font-size-asian="11pt" style:font-size-complex="11pt"/>
    </style:style>
    <style:style style:name="P576" style:parent-style-name="PreformattedText" style:family="paragraph">
      <style:text-properties fo:font-size="11pt" style:font-size-asian="11pt" style:font-size-complex="11pt"/>
    </style:style>
    <style:style style:name="P577" style:parent-style-name="PreformattedText" style:family="paragraph">
      <style:text-properties fo:font-size="11pt" style:font-size-asian="11pt" style:font-size-complex="11pt"/>
    </style:style>
    <style:style style:name="P578" style:parent-style-name="PreformattedText" style:family="paragraph">
      <style:text-properties fo:font-size="11pt" style:font-size-asian="11pt" style:font-size-complex="11pt"/>
    </style:style>
    <style:style style:name="P579" style:parent-style-name="PreformattedText" style:family="paragraph">
      <style:text-properties fo:font-size="11pt" style:font-size-asian="11pt" style:font-size-complex="11pt"/>
    </style:style>
    <style:style style:name="P580" style:parent-style-name="PreformattedText" style:family="paragraph">
      <style:text-properties fo:font-size="11pt" style:font-size-asian="11pt" style:font-size-complex="11pt"/>
    </style:style>
    <style:style style:name="P581" style:parent-style-name="PreformattedText" style:family="paragraph">
      <style:text-properties fo:font-size="11pt" style:font-size-asian="11pt" style:font-size-complex="11pt"/>
    </style:style>
    <style:style style:name="P582" style:parent-style-name="PreformattedText" style:family="paragraph">
      <style:text-properties fo:font-size="11pt" style:font-size-asian="11pt" style:font-size-complex="11pt"/>
    </style:style>
    <style:style style:name="P583" style:parent-style-name="PreformattedText" style:family="paragraph">
      <style:text-properties fo:font-size="11pt" style:font-size-asian="11pt" style:font-size-complex="11pt"/>
    </style:style>
    <style:style style:name="P584" style:parent-style-name="PreformattedText" style:family="paragraph">
      <style:text-properties fo:font-size="11pt" style:font-size-asian="11pt" style:font-size-complex="11pt"/>
    </style:style>
    <style:style style:name="P585" style:parent-style-name="PreformattedText" style:family="paragraph">
      <style:text-properties fo:font-size="11pt" style:font-size-asian="11pt" style:font-size-complex="11pt"/>
    </style:style>
    <style:style style:name="P586" style:parent-style-name="PreformattedText" style:family="paragraph">
      <style:text-properties fo:font-size="11pt" style:font-size-asian="11pt" style:font-size-complex="11pt"/>
    </style:style>
    <style:style style:name="P587" style:parent-style-name="PreformattedText" style:family="paragraph">
      <style:text-properties fo:font-size="11pt" style:font-size-asian="11pt" style:font-size-complex="11pt"/>
    </style:style>
    <style:style style:name="P588" style:parent-style-name="PreformattedText" style:family="paragraph">
      <style:text-properties fo:font-size="11pt" style:font-size-asian="11pt" style:font-size-complex="11pt"/>
    </style:style>
    <style:style style:name="P589" style:parent-style-name="PreformattedText" style:family="paragraph">
      <style:text-properties fo:font-size="11pt" style:font-size-asian="11pt" style:font-size-complex="11pt"/>
    </style:style>
    <style:style style:name="P590" style:parent-style-name="PreformattedText" style:family="paragraph">
      <style:text-properties fo:font-size="11pt" style:font-size-asian="11pt" style:font-size-complex="11pt"/>
    </style:style>
    <style:style style:name="P591" style:parent-style-name="PreformattedText" style:family="paragraph">
      <style:text-properties fo:font-size="11pt" style:font-size-asian="11pt" style:font-size-complex="11pt"/>
    </style:style>
    <style:style style:name="P592" style:parent-style-name="PreformattedText" style:family="paragraph">
      <style:text-properties fo:font-size="11pt" style:font-size-asian="11pt" style:font-size-complex="11pt"/>
    </style:style>
    <style:style style:name="P593" style:parent-style-name="PreformattedText" style:family="paragraph">
      <style:text-properties fo:font-size="11pt" style:font-size-asian="11pt" style:font-size-complex="11pt"/>
    </style:style>
    <style:style style:name="P594" style:parent-style-name="PreformattedText" style:family="paragraph">
      <style:text-properties fo:font-size="11pt" style:font-size-asian="11pt" style:font-size-complex="11pt"/>
    </style:style>
    <style:style style:name="P595" style:parent-style-name="PreformattedText" style:family="paragraph">
      <style:text-properties fo:font-size="11pt" style:font-size-asian="11pt" style:font-size-complex="11pt"/>
    </style:style>
    <style:style style:name="P596" style:parent-style-name="PreformattedText" style:family="paragraph">
      <style:text-properties fo:font-size="11pt" style:font-size-asian="11pt" style:font-size-complex="11pt"/>
    </style:style>
    <style:style style:name="P597" style:parent-style-name="PreformattedText" style:family="paragraph">
      <style:text-properties fo:font-size="11pt" style:font-size-asian="11pt" style:font-size-complex="11pt"/>
    </style:style>
    <style:style style:name="P598" style:parent-style-name="PreformattedText" style:family="paragraph">
      <style:text-properties fo:font-size="11pt" style:font-size-asian="11pt" style:font-size-complex="11pt"/>
    </style:style>
    <style:style style:name="P599" style:parent-style-name="PreformattedText" style:family="paragraph">
      <style:text-properties fo:font-size="11pt" style:font-size-asian="11pt" style:font-size-complex="11pt"/>
    </style:style>
    <style:style style:name="P600" style:parent-style-name="PreformattedText" style:family="paragraph">
      <style:text-properties fo:font-size="11pt" style:font-size-asian="11pt" style:font-size-complex="11pt"/>
    </style:style>
    <style:style style:name="P601" style:parent-style-name="PreformattedText" style:family="paragraph">
      <style:text-properties fo:font-size="11pt" style:font-size-asian="11pt" style:font-size-complex="11pt"/>
    </style:style>
    <style:style style:name="P602" style:parent-style-name="PreformattedText" style:family="paragraph">
      <style:text-properties fo:font-size="11pt" style:font-size-asian="11pt" style:font-size-complex="11pt"/>
    </style:style>
    <style:style style:name="P603" style:parent-style-name="PreformattedText" style:family="paragraph">
      <style:text-properties fo:font-size="11pt" style:font-size-asian="11pt" style:font-size-complex="11pt"/>
    </style:style>
    <style:style style:name="P604" style:parent-style-name="PreformattedText" style:family="paragraph">
      <style:text-properties fo:font-size="11pt" style:font-size-asian="11pt" style:font-size-complex="11pt"/>
    </style:style>
    <style:style style:name="P605" style:parent-style-name="PreformattedText" style:family="paragraph">
      <style:text-properties fo:font-size="11pt" style:font-size-asian="11pt" style:font-size-complex="11pt"/>
    </style:style>
    <style:style style:name="P606" style:parent-style-name="PreformattedText" style:family="paragraph">
      <style:text-properties fo:font-size="11pt" style:font-size-asian="11pt" style:font-size-complex="11pt"/>
    </style:style>
    <style:style style:name="P607" style:parent-style-name="PreformattedText" style:family="paragraph">
      <style:text-properties fo:font-size="11pt" style:font-size-asian="11pt" style:font-size-complex="11pt"/>
    </style:style>
    <style:style style:name="P608" style:parent-style-name="PreformattedText" style:family="paragraph">
      <style:text-properties fo:font-size="11pt" style:font-size-asian="11pt" style:font-size-complex="11pt"/>
    </style:style>
    <style:style style:name="P609" style:parent-style-name="PreformattedText" style:family="paragraph">
      <style:text-properties fo:font-size="11pt" style:font-size-asian="11pt" style:font-size-complex="11pt"/>
    </style:style>
    <style:style style:name="P610" style:parent-style-name="PreformattedText" style:family="paragraph">
      <style:text-properties fo:font-size="11pt" style:font-size-asian="11pt" style:font-size-complex="11pt"/>
    </style:style>
    <style:style style:name="P611" style:parent-style-name="PreformattedText" style:family="paragraph">
      <style:text-properties fo:font-size="11pt" style:font-size-asian="11pt" style:font-size-complex="11pt"/>
    </style:style>
    <style:style style:name="P612" style:parent-style-name="PreformattedText" style:family="paragraph">
      <style:text-properties fo:font-size="11pt" style:font-size-asian="11pt" style:font-size-complex="11pt"/>
    </style:style>
    <style:style style:name="P613" style:parent-style-name="PreformattedText" style:family="paragraph">
      <style:text-properties fo:font-size="11pt" style:font-size-asian="11pt" style:font-size-complex="11pt"/>
    </style:style>
    <style:style style:name="P614" style:parent-style-name="PreformattedText" style:family="paragraph">
      <style:text-properties fo:font-size="11pt" style:font-size-asian="11pt" style:font-size-complex="11pt"/>
    </style:style>
    <style:style style:name="P615" style:parent-style-name="PreformattedText" style:family="paragraph">
      <style:text-properties fo:font-size="11pt" style:font-size-asian="11pt" style:font-size-complex="11pt"/>
    </style:style>
    <style:style style:name="P616" style:parent-style-name="PreformattedText" style:family="paragraph">
      <style:text-properties fo:font-size="11pt" style:font-size-asian="11pt" style:font-size-complex="11pt"/>
    </style:style>
    <style:style style:name="P617" style:parent-style-name="PreformattedText" style:family="paragraph">
      <style:text-properties fo:font-size="11pt" style:font-size-asian="11pt" style:font-size-complex="11pt"/>
    </style:style>
    <style:style style:name="P618" style:parent-style-name="PreformattedText" style:family="paragraph">
      <style:text-properties fo:font-size="11pt" style:font-size-asian="11pt" style:font-size-complex="11pt"/>
    </style:style>
    <style:style style:name="P619" style:parent-style-name="PreformattedText" style:family="paragraph">
      <style:text-properties fo:font-size="11pt" style:font-size-asian="11pt" style:font-size-complex="11pt"/>
    </style:style>
    <style:style style:name="P620" style:parent-style-name="PreformattedText" style:family="paragraph">
      <style:text-properties fo:font-size="11pt" style:font-size-asian="11pt" style:font-size-complex="11pt"/>
    </style:style>
    <style:style style:name="P621" style:parent-style-name="PreformattedText" style:family="paragraph">
      <style:text-properties fo:font-size="11pt" style:font-size-asian="11pt" style:font-size-complex="11pt"/>
    </style:style>
    <style:style style:name="P622" style:parent-style-name="PreformattedText" style:family="paragraph">
      <style:text-properties fo:font-size="11pt" style:font-size-asian="11pt" style:font-size-complex="11pt"/>
    </style:style>
    <style:style style:name="P623" style:parent-style-name="PreformattedText" style:family="paragraph">
      <style:text-properties fo:font-size="11pt" style:font-size-asian="11pt" style:font-size-complex="11pt"/>
    </style:style>
    <style:style style:name="P624" style:parent-style-name="PreformattedText" style:family="paragraph">
      <style:text-properties fo:font-size="11pt" style:font-size-asian="11pt" style:font-size-complex="11pt"/>
    </style:style>
    <style:style style:name="P625" style:parent-style-name="PreformattedText" style:family="paragraph">
      <style:text-properties fo:font-size="11pt" style:font-size-asian="11pt" style:font-size-complex="11pt"/>
    </style:style>
    <style:style style:name="P626" style:parent-style-name="PreformattedText" style:family="paragraph">
      <style:text-properties fo:font-size="11pt" style:font-size-asian="11pt" style:font-size-complex="11pt"/>
    </style:style>
    <style:style style:name="P627" style:parent-style-name="PreformattedText" style:family="paragraph">
      <style:text-properties fo:font-size="11pt" style:font-size-asian="11pt" style:font-size-complex="11pt"/>
    </style:style>
    <style:style style:name="P628" style:parent-style-name="PreformattedText" style:family="paragraph">
      <style:text-properties fo:font-size="11pt" style:font-size-asian="11pt" style:font-size-complex="11pt"/>
    </style:style>
    <style:style style:name="P629" style:parent-style-name="PreformattedText" style:family="paragraph">
      <style:text-properties fo:font-size="11pt" style:font-size-asian="11pt" style:font-size-complex="11pt"/>
    </style:style>
    <style:style style:name="P630" style:parent-style-name="PreformattedText" style:family="paragraph">
      <style:text-properties fo:font-size="11pt" style:font-size-asian="11pt" style:font-size-complex="11pt"/>
    </style:style>
    <style:style style:name="P631" style:parent-style-name="PreformattedText" style:family="paragraph">
      <style:text-properties fo:font-size="11pt" style:font-size-asian="11pt" style:font-size-complex="11pt"/>
    </style:style>
    <style:style style:name="P632" style:parent-style-name="PreformattedText" style:family="paragraph">
      <style:text-properties fo:font-size="11pt" style:font-size-asian="11pt" style:font-size-complex="11pt"/>
    </style:style>
    <style:style style:name="P633" style:parent-style-name="PreformattedText" style:family="paragraph">
      <style:text-properties fo:font-size="11pt" style:font-size-asian="11pt" style:font-size-complex="11pt"/>
    </style:style>
    <style:style style:name="P634" style:parent-style-name="PreformattedText" style:family="paragraph">
      <style:text-properties fo:font-size="11pt" style:font-size-asian="11pt" style:font-size-complex="11pt"/>
    </style:style>
    <style:style style:name="P635" style:parent-style-name="PreformattedText" style:family="paragraph">
      <style:text-properties fo:font-size="11pt" style:font-size-asian="11pt" style:font-size-complex="11pt"/>
    </style:style>
    <style:style style:name="P636" style:parent-style-name="PreformattedText" style:family="paragraph">
      <style:text-properties fo:font-size="11pt" style:font-size-asian="11pt" style:font-size-complex="11pt"/>
    </style:style>
    <style:style style:name="P637" style:parent-style-name="PreformattedText" style:family="paragraph">
      <style:text-properties fo:font-size="11pt" style:font-size-asian="11pt" style:font-size-complex="11pt"/>
    </style:style>
    <style:style style:name="P638" style:parent-style-name="PreformattedText" style:family="paragraph">
      <style:text-properties fo:font-size="11pt" style:font-size-asian="11pt" style:font-size-complex="11pt"/>
    </style:style>
    <style:style style:name="P639" style:parent-style-name="PreformattedText" style:family="paragraph">
      <style:text-properties fo:font-size="11pt" style:font-size-asian="11pt" style:font-size-complex="11pt"/>
    </style:style>
    <style:style style:name="P640" style:parent-style-name="PreformattedText" style:family="paragraph">
      <style:text-properties fo:font-size="11pt" style:font-size-asian="11pt" style:font-size-complex="11pt"/>
    </style:style>
    <style:style style:name="P641" style:parent-style-name="PreformattedText" style:family="paragraph">
      <style:text-properties fo:font-size="11pt" style:font-size-asian="11pt" style:font-size-complex="11pt"/>
    </style:style>
    <style:style style:name="P642" style:parent-style-name="PreformattedText" style:family="paragraph">
      <style:text-properties fo:font-size="11pt" style:font-size-asian="11pt" style:font-size-complex="11pt"/>
    </style:style>
    <style:style style:name="P643" style:parent-style-name="PreformattedText" style:family="paragraph">
      <style:text-properties fo:font-size="11pt" style:font-size-asian="11pt" style:font-size-complex="11pt"/>
    </style:style>
    <style:style style:name="P644" style:parent-style-name="PreformattedText" style:family="paragraph">
      <style:text-properties fo:font-size="11pt" style:font-size-asian="11pt" style:font-size-complex="11pt"/>
    </style:style>
    <style:style style:name="P645" style:parent-style-name="PreformattedText" style:family="paragraph">
      <style:text-properties fo:font-size="11pt" style:font-size-asian="11pt" style:font-size-complex="11pt"/>
    </style:style>
    <style:style style:name="P646" style:parent-style-name="PreformattedText" style:family="paragraph">
      <style:text-properties fo:font-size="11pt" style:font-size-asian="11pt" style:font-size-complex="11pt"/>
    </style:style>
    <style:style style:name="P647" style:parent-style-name="PreformattedText" style:family="paragraph">
      <style:text-properties fo:font-size="11pt" style:font-size-asian="11pt" style:font-size-complex="11pt"/>
    </style:style>
    <style:style style:name="P648" style:parent-style-name="PreformattedText" style:family="paragraph">
      <style:text-properties fo:font-size="11pt" style:font-size-asian="11pt" style:font-size-complex="11pt"/>
    </style:style>
    <style:style style:name="P649" style:parent-style-name="PreformattedText" style:family="paragraph">
      <style:text-properties fo:font-size="11pt" style:font-size-asian="11pt" style:font-size-complex="11pt"/>
    </style:style>
    <style:style style:name="P650" style:parent-style-name="PreformattedText" style:family="paragraph">
      <style:text-properties fo:font-size="11pt" style:font-size-asian="11pt" style:font-size-complex="11pt"/>
    </style:style>
    <style:style style:name="P651" style:parent-style-name="PreformattedText" style:family="paragraph">
      <style:text-properties fo:font-size="11pt" style:font-size-asian="11pt" style:font-size-complex="11pt"/>
    </style:style>
    <style:style style:name="P652" style:parent-style-name="PreformattedText" style:family="paragraph">
      <style:text-properties fo:font-size="11pt" style:font-size-asian="11pt" style:font-size-complex="11pt"/>
    </style:style>
    <style:style style:name="P653" style:parent-style-name="PreformattedText" style:family="paragraph">
      <style:text-properties fo:font-size="11pt" style:font-size-asian="11pt" style:font-size-complex="11pt"/>
    </style:style>
    <style:style style:name="P654" style:parent-style-name="PreformattedText" style:family="paragraph">
      <style:text-properties fo:font-size="11pt" style:font-size-asian="11pt" style:font-size-complex="11pt"/>
    </style:style>
    <style:style style:name="P655" style:parent-style-name="PreformattedText" style:family="paragraph">
      <style:text-properties fo:font-size="11pt" style:font-size-asian="11pt" style:font-size-complex="11pt"/>
    </style:style>
    <style:style style:name="P656" style:parent-style-name="PreformattedText" style:family="paragraph">
      <style:text-properties fo:font-size="11pt" style:font-size-asian="11pt" style:font-size-complex="11pt"/>
    </style:style>
    <style:style style:name="P657" style:parent-style-name="PreformattedText" style:family="paragraph">
      <style:text-properties fo:font-size="11pt" style:font-size-asian="11pt" style:font-size-complex="11pt"/>
    </style:style>
    <style:style style:name="P658" style:parent-style-name="PreformattedText" style:family="paragraph">
      <style:text-properties fo:font-size="11pt" style:font-size-asian="11pt" style:font-size-complex="11pt"/>
    </style:style>
    <style:style style:name="P659" style:parent-style-name="PreformattedText" style:family="paragraph">
      <style:text-properties fo:font-size="11pt" style:font-size-asian="11pt" style:font-size-complex="11pt"/>
    </style:style>
    <style:style style:name="P660" style:parent-style-name="PreformattedText" style:family="paragraph">
      <style:text-properties fo:font-size="11pt" style:font-size-asian="11pt" style:font-size-complex="11pt"/>
    </style:style>
    <style:style style:name="P661" style:parent-style-name="PreformattedText" style:family="paragraph">
      <style:text-properties fo:font-size="11pt" style:font-size-asian="11pt" style:font-size-complex="11pt"/>
    </style:style>
    <style:style style:name="P662" style:parent-style-name="PreformattedText" style:family="paragraph">
      <style:text-properties fo:font-size="11pt" style:font-size-asian="11pt" style:font-size-complex="11pt"/>
    </style:style>
    <style:style style:name="P663" style:parent-style-name="PreformattedText" style:family="paragraph">
      <style:text-properties fo:font-size="11pt" style:font-size-asian="11pt" style:font-size-complex="11pt"/>
    </style:style>
    <style:style style:name="P664" style:parent-style-name="PreformattedText" style:family="paragraph">
      <style:text-properties fo:font-size="11pt" style:font-size-asian="11pt" style:font-size-complex="11pt"/>
    </style:style>
    <style:style style:name="P665" style:parent-style-name="PreformattedText" style:family="paragraph">
      <style:text-properties fo:font-size="11pt" style:font-size-asian="11pt" style:font-size-complex="11pt"/>
    </style:style>
    <style:style style:name="P666" style:parent-style-name="PreformattedText" style:family="paragraph">
      <style:text-properties fo:font-size="11pt" style:font-size-asian="11pt" style:font-size-complex="11pt"/>
    </style:style>
    <style:style style:name="P667" style:parent-style-name="PreformattedText" style:family="paragraph">
      <style:text-properties fo:font-size="11pt" style:font-size-asian="11pt" style:font-size-complex="11pt"/>
    </style:style>
    <style:style style:name="P668" style:parent-style-name="PreformattedText" style:family="paragraph">
      <style:text-properties fo:font-size="11pt" style:font-size-asian="11pt" style:font-size-complex="11pt"/>
    </style:style>
    <style:style style:name="P669" style:parent-style-name="PreformattedText" style:family="paragraph">
      <style:text-properties fo:font-size="11pt" style:font-size-asian="11pt" style:font-size-complex="11pt"/>
    </style:style>
    <style:style style:name="P670" style:parent-style-name="PreformattedText" style:family="paragraph">
      <style:text-properties fo:font-size="11pt" style:font-size-asian="11pt" style:font-size-complex="11pt"/>
    </style:style>
    <style:style style:name="P671" style:parent-style-name="PreformattedText" style:family="paragraph">
      <style:text-properties fo:font-size="11pt" style:font-size-asian="11pt" style:font-size-complex="11pt"/>
    </style:style>
    <style:style style:name="P672" style:parent-style-name="PreformattedText" style:family="paragraph">
      <style:text-properties fo:font-size="11pt" style:font-size-asian="11pt" style:font-size-complex="11pt"/>
    </style:style>
    <style:style style:name="P673" style:parent-style-name="PreformattedText" style:family="paragraph">
      <style:text-properties fo:font-size="11pt" style:font-size-asian="11pt" style:font-size-complex="11pt"/>
    </style:style>
    <style:style style:name="P674" style:parent-style-name="PreformattedText" style:family="paragraph">
      <style:text-properties fo:font-size="11pt" style:font-size-asian="11pt" style:font-size-complex="11pt"/>
    </style:style>
    <style:style style:name="P675" style:parent-style-name="PreformattedText" style:family="paragraph">
      <style:text-properties fo:font-size="11pt" style:font-size-asian="11pt" style:font-size-complex="11pt"/>
    </style:style>
    <style:style style:name="P676" style:parent-style-name="PreformattedText" style:family="paragraph">
      <style:text-properties fo:font-size="11pt" style:font-size-asian="11pt" style:font-size-complex="11pt"/>
    </style:style>
    <style:style style:name="P677" style:parent-style-name="PreformattedText" style:family="paragraph">
      <style:text-properties fo:font-size="11pt" style:font-size-asian="11pt" style:font-size-complex="11pt"/>
    </style:style>
    <style:style style:name="P678" style:parent-style-name="PreformattedText" style:family="paragraph">
      <style:text-properties fo:font-size="11pt" style:font-size-asian="11pt" style:font-size-complex="11pt"/>
    </style:style>
    <style:style style:name="P679" style:parent-style-name="PreformattedText" style:family="paragraph">
      <style:text-properties fo:font-size="11pt" style:font-size-asian="11pt" style:font-size-complex="11pt"/>
    </style:style>
    <style:style style:name="P680" style:parent-style-name="PreformattedText" style:family="paragraph">
      <style:text-properties fo:font-size="11pt" style:font-size-asian="11pt" style:font-size-complex="11pt"/>
    </style:style>
    <style:style style:name="P681" style:parent-style-name="PreformattedText" style:family="paragraph">
      <style:text-properties fo:font-size="11pt" style:font-size-asian="11pt" style:font-size-complex="11pt"/>
    </style:style>
    <style:style style:name="P682" style:parent-style-name="PreformattedText" style:family="paragraph">
      <style:text-properties fo:font-size="11pt" style:font-size-asian="11pt" style:font-size-complex="11pt"/>
    </style:style>
    <style:style style:name="P683" style:parent-style-name="PreformattedText" style:family="paragraph">
      <style:text-properties fo:font-size="11pt" style:font-size-asian="11pt" style:font-size-complex="11pt"/>
    </style:style>
    <style:style style:name="P684" style:parent-style-name="PreformattedText" style:family="paragraph">
      <style:text-properties fo:font-size="11pt" style:font-size-asian="11pt" style:font-size-complex="11pt"/>
    </style:style>
    <style:style style:name="P685" style:parent-style-name="PreformattedText" style:family="paragraph">
      <style:text-properties fo:font-size="11pt" style:font-size-asian="11pt" style:font-size-complex="11pt"/>
    </style:style>
    <style:style style:name="P686" style:parent-style-name="PreformattedText" style:family="paragraph">
      <style:text-properties fo:font-size="11pt" style:font-size-asian="11pt" style:font-size-complex="11pt"/>
    </style:style>
    <style:style style:name="P687" style:parent-style-name="PreformattedText" style:family="paragraph">
      <style:text-properties fo:font-size="11pt" style:font-size-asian="11pt" style:font-size-complex="11pt"/>
    </style:style>
    <style:style style:name="P688" style:parent-style-name="PreformattedText" style:family="paragraph">
      <style:text-properties fo:font-size="11pt" style:font-size-asian="11pt" style:font-size-complex="11pt"/>
    </style:style>
    <style:style style:name="P689" style:parent-style-name="PreformattedText" style:family="paragraph">
      <style:text-properties fo:font-size="11pt" style:font-size-asian="11pt" style:font-size-complex="11pt"/>
    </style:style>
    <style:style style:name="P690" style:parent-style-name="PreformattedText" style:family="paragraph">
      <style:text-properties fo:font-size="11pt" style:font-size-asian="11pt" style:font-size-complex="11pt"/>
    </style:style>
    <style:style style:name="P691" style:parent-style-name="PreformattedText" style:family="paragraph">
      <style:text-properties fo:font-size="11pt" style:font-size-asian="11pt" style:font-size-complex="11pt"/>
    </style:style>
    <style:style style:name="P692" style:parent-style-name="PreformattedText" style:family="paragraph">
      <style:text-properties fo:font-size="11pt" style:font-size-asian="11pt" style:font-size-complex="11pt"/>
    </style:style>
    <style:style style:name="P693" style:parent-style-name="PreformattedText" style:family="paragraph">
      <style:text-properties fo:font-size="11pt" style:font-size-asian="11pt" style:font-size-complex="11pt"/>
    </style:style>
    <style:style style:name="P694" style:parent-style-name="PreformattedText" style:family="paragraph">
      <style:text-properties fo:font-size="11pt" style:font-size-asian="11pt" style:font-size-complex="11pt"/>
    </style:style>
    <style:style style:name="P695" style:parent-style-name="PreformattedText" style:family="paragraph">
      <style:text-properties fo:font-size="11pt" style:font-size-asian="11pt" style:font-size-complex="11pt"/>
    </style:style>
    <style:style style:name="P696" style:parent-style-name="PreformattedText" style:family="paragraph">
      <style:text-properties fo:font-size="11pt" style:font-size-asian="11pt" style:font-size-complex="11pt"/>
    </style:style>
    <style:style style:name="P697" style:parent-style-name="PreformattedText" style:family="paragraph">
      <style:text-properties fo:font-size="11pt" style:font-size-asian="11pt" style:font-size-complex="11pt"/>
    </style:style>
    <style:style style:name="P698" style:parent-style-name="PreformattedText" style:family="paragraph">
      <style:text-properties fo:font-size="11pt" style:font-size-asian="11pt" style:font-size-complex="11pt"/>
    </style:style>
    <style:style style:name="P699" style:parent-style-name="PreformattedText" style:family="paragraph">
      <style:text-properties fo:font-size="11pt" style:font-size-asian="11pt" style:font-size-complex="11pt"/>
    </style:style>
    <style:style style:name="P700" style:parent-style-name="PreformattedText" style:family="paragraph">
      <style:text-properties fo:font-size="11pt" style:font-size-asian="11pt" style:font-size-complex="11pt"/>
    </style:style>
    <style:style style:name="P701" style:parent-style-name="PreformattedText" style:family="paragraph">
      <style:text-properties fo:font-size="11pt" style:font-size-asian="11pt" style:font-size-complex="11pt"/>
    </style:style>
    <style:style style:name="P702" style:parent-style-name="PreformattedText" style:family="paragraph">
      <style:text-properties fo:font-size="11pt" style:font-size-asian="11pt" style:font-size-complex="11pt"/>
    </style:style>
    <style:style style:name="P703" style:parent-style-name="PreformattedText" style:family="paragraph">
      <style:text-properties fo:font-size="11pt" style:font-size-asian="11pt" style:font-size-complex="11pt"/>
    </style:style>
    <style:style style:name="P704" style:parent-style-name="PreformattedText" style:family="paragraph">
      <style:text-properties fo:font-size="11pt" style:font-size-asian="11pt" style:font-size-complex="11pt"/>
    </style:style>
    <style:style style:name="P705" style:parent-style-name="PreformattedText" style:family="paragraph">
      <style:text-properties fo:font-size="11pt" style:font-size-asian="11pt" style:font-size-complex="11pt"/>
    </style:style>
    <style:style style:name="P706" style:parent-style-name="PreformattedText" style:family="paragraph">
      <style:text-properties fo:font-size="11pt" style:font-size-asian="11pt" style:font-size-complex="11pt"/>
    </style:style>
    <style:style style:name="P707" style:parent-style-name="PreformattedText" style:family="paragraph">
      <style:text-properties fo:font-size="11pt" style:font-size-asian="11pt" style:font-size-complex="11pt"/>
    </style:style>
    <style:style style:name="P708" style:parent-style-name="PreformattedText" style:family="paragraph">
      <style:text-properties fo:font-size="11pt" style:font-size-asian="11pt" style:font-size-complex="11pt"/>
    </style:style>
    <style:style style:name="P709" style:parent-style-name="PreformattedText" style:family="paragraph">
      <style:text-properties fo:font-size="11pt" style:font-size-asian="11pt" style:font-size-complex="11pt"/>
    </style:style>
    <style:style style:name="P710" style:parent-style-name="PreformattedText" style:family="paragraph">
      <style:text-properties fo:font-size="11pt" style:font-size-asian="11pt" style:font-size-complex="11pt"/>
    </style:style>
    <style:style style:name="P711" style:parent-style-name="PreformattedText" style:family="paragraph">
      <style:text-properties fo:font-size="11pt" style:font-size-asian="11pt" style:font-size-complex="11pt"/>
    </style:style>
    <style:style style:name="P712" style:parent-style-name="PreformattedText" style:family="paragraph">
      <style:text-properties fo:font-size="11pt" style:font-size-asian="11pt" style:font-size-complex="11pt"/>
    </style:style>
    <style:style style:name="P713" style:parent-style-name="PreformattedText" style:family="paragraph">
      <style:text-properties fo:font-size="11pt" style:font-size-asian="11pt" style:font-size-complex="11pt"/>
    </style:style>
    <style:style style:name="P714" style:parent-style-name="PreformattedText" style:family="paragraph">
      <style:text-properties fo:font-size="11pt" style:font-size-asian="11pt" style:font-size-complex="11pt"/>
    </style:style>
    <style:style style:name="P715" style:parent-style-name="PreformattedText" style:family="paragraph">
      <style:text-properties fo:font-size="11pt" style:font-size-asian="11pt" style:font-size-complex="11pt"/>
    </style:style>
    <style:style style:name="P716" style:parent-style-name="PreformattedText" style:family="paragraph">
      <style:text-properties fo:font-size="11pt" style:font-size-asian="11pt" style:font-size-complex="11pt"/>
    </style:style>
    <style:style style:name="P717" style:parent-style-name="PreformattedText" style:family="paragraph">
      <style:text-properties fo:font-size="11pt" style:font-size-asian="11pt" style:font-size-complex="11pt"/>
    </style:style>
    <style:style style:name="P718" style:parent-style-name="PreformattedText" style:family="paragraph">
      <style:text-properties fo:font-size="11pt" style:font-size-asian="11pt" style:font-size-complex="11pt"/>
    </style:style>
    <style:style style:name="P719" style:parent-style-name="PreformattedText" style:family="paragraph">
      <style:text-properties fo:font-size="11pt" style:font-size-asian="11pt" style:font-size-complex="11pt"/>
    </style:style>
    <style:style style:name="P720" style:parent-style-name="PreformattedText" style:family="paragraph">
      <style:text-properties fo:font-size="11pt" style:font-size-asian="11pt" style:font-size-complex="11pt"/>
    </style:style>
    <style:style style:name="P721" style:parent-style-name="PreformattedText" style:family="paragraph">
      <style:text-properties fo:font-size="11pt" style:font-size-asian="11pt" style:font-size-complex="11pt"/>
    </style:style>
    <style:style style:name="P722" style:parent-style-name="PreformattedText" style:family="paragraph">
      <style:text-properties fo:font-size="11pt" style:font-size-asian="11pt" style:font-size-complex="11pt"/>
    </style:style>
    <style:style style:name="P723" style:parent-style-name="PreformattedText" style:family="paragraph">
      <style:text-properties fo:font-size="11pt" style:font-size-asian="11pt" style:font-size-complex="11pt"/>
    </style:style>
    <style:style style:name="P724" style:parent-style-name="PreformattedText" style:family="paragraph">
      <style:text-properties fo:font-size="11pt" style:font-size-asian="11pt" style:font-size-complex="11pt"/>
    </style:style>
    <style:style style:name="P725" style:parent-style-name="PreformattedText" style:family="paragraph">
      <style:text-properties fo:font-size="11pt" style:font-size-asian="11pt" style:font-size-complex="11pt"/>
    </style:style>
    <style:style style:name="P726" style:parent-style-name="PreformattedText" style:family="paragraph">
      <style:text-properties fo:font-size="11pt" style:font-size-asian="11pt" style:font-size-complex="11pt"/>
    </style:style>
    <style:style style:name="P727" style:parent-style-name="PreformattedText" style:family="paragraph">
      <style:text-properties fo:font-size="11pt" style:font-size-asian="11pt" style:font-size-complex="11pt"/>
    </style:style>
    <style:style style:name="P728" style:parent-style-name="PreformattedText" style:family="paragraph">
      <style:text-properties fo:font-size="11pt" style:font-size-asian="11pt" style:font-size-complex="11pt"/>
    </style:style>
    <style:style style:name="P729" style:parent-style-name="PreformattedText" style:family="paragraph">
      <style:text-properties fo:font-size="11pt" style:font-size-asian="11pt" style:font-size-complex="11pt"/>
    </style:style>
    <style:style style:name="P730" style:parent-style-name="PreformattedText" style:family="paragraph">
      <style:text-properties fo:font-size="11pt" style:font-size-asian="11pt" style:font-size-complex="11pt"/>
    </style:style>
    <style:style style:name="P731" style:parent-style-name="PreformattedText" style:family="paragraph">
      <style:text-properties fo:font-size="11pt" style:font-size-asian="11pt" style:font-size-complex="11pt"/>
    </style:style>
    <style:style style:name="P732" style:parent-style-name="PreformattedText" style:family="paragraph">
      <style:text-properties fo:font-size="11pt" style:font-size-asian="11pt" style:font-size-complex="11pt"/>
    </style:style>
    <style:style style:name="P733" style:parent-style-name="PreformattedText" style:family="paragraph">
      <style:text-properties fo:font-size="11pt" style:font-size-asian="11pt" style:font-size-complex="11pt"/>
    </style:style>
    <style:style style:name="P734" style:parent-style-name="PreformattedText" style:family="paragraph">
      <style:text-properties fo:font-size="11pt" style:font-size-asian="11pt" style:font-size-complex="11pt"/>
    </style:style>
    <style:style style:name="P735" style:parent-style-name="PreformattedText" style:family="paragraph">
      <style:text-properties fo:font-size="11pt" style:font-size-asian="11pt" style:font-size-complex="11pt"/>
    </style:style>
    <style:style style:name="P736" style:parent-style-name="PreformattedText" style:family="paragraph">
      <style:text-properties fo:font-size="11pt" style:font-size-asian="11pt" style:font-size-complex="11pt"/>
    </style:style>
    <style:style style:name="P737" style:parent-style-name="PreformattedText" style:family="paragraph">
      <style:text-properties fo:font-size="11pt" style:font-size-asian="11pt" style:font-size-complex="11pt"/>
    </style:style>
    <style:style style:name="P738" style:parent-style-name="PreformattedText" style:family="paragraph">
      <style:text-properties fo:font-size="11pt" style:font-size-asian="11pt" style:font-size-complex="11pt"/>
    </style:style>
    <style:style style:name="P739" style:parent-style-name="PreformattedText" style:family="paragraph">
      <style:text-properties fo:font-size="11pt" style:font-size-asian="11pt" style:font-size-complex="11pt"/>
    </style:style>
    <style:style style:name="P740" style:parent-style-name="PreformattedText" style:family="paragraph">
      <style:text-properties fo:font-size="11pt" style:font-size-asian="11pt" style:font-size-complex="11pt"/>
    </style:style>
    <style:style style:name="P741" style:parent-style-name="PreformattedText" style:family="paragraph">
      <style:text-properties fo:font-size="11pt" style:font-size-asian="11pt" style:font-size-complex="11pt"/>
    </style:style>
    <style:style style:name="P742" style:parent-style-name="PreformattedText" style:family="paragraph">
      <style:text-properties fo:font-size="11pt" style:font-size-asian="11pt" style:font-size-complex="11pt"/>
    </style:style>
    <style:style style:name="P743" style:parent-style-name="PreformattedText" style:family="paragraph">
      <style:text-properties fo:font-size="11pt" style:font-size-asian="11pt" style:font-size-complex="11pt"/>
    </style:style>
    <style:style style:name="P744" style:parent-style-name="PreformattedText" style:family="paragraph">
      <style:text-properties fo:font-size="11pt" style:font-size-asian="11pt" style:font-size-complex="11pt"/>
    </style:style>
    <style:style style:name="P745" style:parent-style-name="PreformattedText" style:family="paragraph">
      <style:text-properties fo:font-size="11pt" style:font-size-asian="11pt" style:font-size-complex="11pt"/>
    </style:style>
    <style:style style:name="P746" style:parent-style-name="PreformattedText" style:family="paragraph">
      <style:text-properties fo:font-size="11pt" style:font-size-asian="11pt" style:font-size-complex="11pt"/>
    </style:style>
    <style:style style:name="P747" style:parent-style-name="PreformattedText" style:family="paragraph">
      <style:text-properties fo:font-size="11pt" style:font-size-asian="11pt" style:font-size-complex="11pt"/>
    </style:style>
    <style:style style:name="P748" style:parent-style-name="PreformattedText" style:family="paragraph">
      <style:text-properties fo:font-size="11pt" style:font-size-asian="11pt" style:font-size-complex="11pt"/>
    </style:style>
    <style:style style:name="P749" style:parent-style-name="PreformattedText" style:family="paragraph">
      <style:text-properties fo:font-size="11pt" style:font-size-asian="11pt" style:font-size-complex="11pt"/>
    </style:style>
    <style:style style:name="P750" style:parent-style-name="PreformattedText" style:family="paragraph">
      <style:text-properties fo:font-size="11pt" style:font-size-asian="11pt" style:font-size-complex="11pt"/>
    </style:style>
    <style:style style:name="P751" style:parent-style-name="PreformattedText" style:family="paragraph">
      <style:text-properties fo:font-size="11pt" style:font-size-asian="11pt" style:font-size-complex="11pt"/>
    </style:style>
    <style:style style:name="P752" style:parent-style-name="PreformattedText" style:family="paragraph">
      <style:text-properties fo:font-size="11pt" style:font-size-asian="11pt" style:font-size-complex="11pt"/>
    </style:style>
    <style:style style:name="P753" style:parent-style-name="PreformattedText" style:family="paragraph">
      <style:text-properties fo:font-size="11pt" style:font-size-asian="11pt" style:font-size-complex="11pt"/>
    </style:style>
    <style:style style:name="P754" style:parent-style-name="PreformattedText" style:family="paragraph">
      <style:text-properties fo:font-size="11pt" style:font-size-asian="11pt" style:font-size-complex="11pt"/>
    </style:style>
    <style:style style:name="P755" style:parent-style-name="PreformattedText" style:family="paragraph">
      <style:text-properties fo:font-size="11pt" style:font-size-asian="11pt" style:font-size-complex="11pt"/>
    </style:style>
    <style:style style:name="P756" style:parent-style-name="PreformattedText" style:family="paragraph">
      <style:text-properties fo:font-size="11pt" style:font-size-asian="11pt" style:font-size-complex="11pt"/>
    </style:style>
    <style:style style:name="P757" style:parent-style-name="PreformattedText" style:family="paragraph">
      <style:text-properties fo:font-size="11pt" style:font-size-asian="11pt" style:font-size-complex="11pt"/>
    </style:style>
    <style:style style:name="P758" style:parent-style-name="PreformattedText" style:family="paragraph">
      <style:text-properties fo:font-size="11pt" style:font-size-asian="11pt" style:font-size-complex="11pt"/>
    </style:style>
    <style:style style:name="P759" style:parent-style-name="PreformattedText" style:family="paragraph">
      <style:text-properties fo:font-size="11pt" style:font-size-asian="11pt" style:font-size-complex="11pt"/>
    </style:style>
    <style:style style:name="P760" style:parent-style-name="PreformattedText" style:family="paragraph">
      <style:text-properties fo:font-size="11pt" style:font-size-asian="11pt" style:font-size-complex="11pt"/>
    </style:style>
    <style:style style:name="P761" style:parent-style-name="PreformattedText" style:family="paragraph">
      <style:text-properties fo:font-size="11pt" style:font-size-asian="11pt" style:font-size-complex="11pt"/>
    </style:style>
    <style:style style:name="P762" style:parent-style-name="PreformattedText" style:family="paragraph">
      <style:text-properties fo:font-size="11pt" style:font-size-asian="11pt" style:font-size-complex="11pt"/>
    </style:style>
    <style:style style:name="P763" style:parent-style-name="PreformattedText" style:family="paragraph">
      <style:text-properties fo:font-size="11pt" style:font-size-asian="11pt" style:font-size-complex="11pt"/>
    </style:style>
    <style:style style:name="P764" style:parent-style-name="PreformattedText" style:family="paragraph">
      <style:text-properties fo:font-size="11pt" style:font-size-asian="11pt" style:font-size-complex="11pt"/>
    </style:style>
    <style:style style:name="P765" style:parent-style-name="PreformattedText" style:family="paragraph">
      <style:text-properties fo:font-size="11pt" style:font-size-asian="11pt" style:font-size-complex="11pt"/>
    </style:style>
    <style:style style:name="P766" style:parent-style-name="PreformattedText" style:family="paragraph">
      <style:text-properties fo:font-size="11pt" style:font-size-asian="11pt" style:font-size-complex="11pt"/>
    </style:style>
    <style:style style:name="P767" style:parent-style-name="PreformattedText" style:family="paragraph">
      <style:text-properties fo:font-size="11pt" style:font-size-asian="11pt" style:font-size-complex="11pt"/>
    </style:style>
    <style:style style:name="P768" style:parent-style-name="PreformattedText" style:family="paragraph">
      <style:text-properties fo:font-size="11pt" style:font-size-asian="11pt" style:font-size-complex="11pt"/>
    </style:style>
    <style:style style:name="P769" style:parent-style-name="PreformattedText" style:family="paragraph">
      <style:text-properties fo:font-size="11pt" style:font-size-asian="11pt" style:font-size-complex="11pt"/>
    </style:style>
    <style:style style:name="P770" style:parent-style-name="PreformattedText" style:family="paragraph">
      <style:text-properties fo:font-size="11pt" style:font-size-asian="11pt" style:font-size-complex="11pt"/>
    </style:style>
    <style:style style:name="P771" style:parent-style-name="PreformattedText" style:family="paragraph">
      <style:text-properties fo:font-size="11pt" style:font-size-asian="11pt" style:font-size-complex="11pt"/>
    </style:style>
    <style:style style:name="P772" style:parent-style-name="PreformattedText" style:family="paragraph">
      <style:text-properties fo:font-size="11pt" style:font-size-asian="11pt" style:font-size-complex="11pt"/>
    </style:style>
    <style:style style:name="P773" style:parent-style-name="PreformattedText" style:family="paragraph">
      <style:text-properties fo:font-size="11pt" style:font-size-asian="11pt" style:font-size-complex="11pt"/>
    </style:style>
    <style:style style:name="P774" style:parent-style-name="PreformattedText" style:family="paragraph">
      <style:text-properties fo:font-size="11pt" style:font-size-asian="11pt" style:font-size-complex="11pt"/>
    </style:style>
    <style:style style:name="P775" style:parent-style-name="PreformattedText" style:family="paragraph">
      <style:text-properties fo:font-size="11pt" style:font-size-asian="11pt" style:font-size-complex="11pt"/>
    </style:style>
    <style:style style:name="P776" style:parent-style-name="PreformattedText" style:family="paragraph">
      <style:text-properties fo:font-size="11pt" style:font-size-asian="11pt" style:font-size-complex="11pt"/>
    </style:style>
    <style:style style:name="P777" style:parent-style-name="PreformattedText" style:family="paragraph">
      <style:text-properties fo:font-size="11pt" style:font-size-asian="11pt" style:font-size-complex="11pt"/>
    </style:style>
    <style:style style:name="P778" style:parent-style-name="PreformattedText" style:family="paragraph">
      <style:text-properties fo:font-size="11pt" style:font-size-asian="11pt" style:font-size-complex="11pt"/>
    </style:style>
    <style:style style:name="P779" style:parent-style-name="PreformattedText" style:family="paragraph">
      <style:text-properties fo:font-size="11pt" style:font-size-asian="11pt" style:font-size-complex="11pt"/>
    </style:style>
    <style:style style:name="P780" style:parent-style-name="PreformattedText" style:family="paragraph">
      <style:text-properties fo:font-size="11pt" style:font-size-asian="11pt" style:font-size-complex="11pt"/>
    </style:style>
    <style:style style:name="P781" style:parent-style-name="PreformattedText" style:family="paragraph">
      <style:text-properties fo:font-size="11pt" style:font-size-asian="11pt" style:font-size-complex="11pt"/>
    </style:style>
    <style:style style:name="P782" style:parent-style-name="PreformattedText" style:family="paragraph">
      <style:text-properties fo:font-size="11pt" style:font-size-asian="11pt" style:font-size-complex="11pt"/>
    </style:style>
    <style:style style:name="P783" style:parent-style-name="PreformattedText" style:family="paragraph">
      <style:text-properties fo:font-size="11pt" style:font-size-asian="11pt" style:font-size-complex="11pt"/>
    </style:style>
    <style:style style:name="P784" style:parent-style-name="PreformattedText" style:family="paragraph">
      <style:text-properties fo:font-size="11pt" style:font-size-asian="11pt" style:font-size-complex="11pt"/>
    </style:style>
    <style:style style:name="P785" style:parent-style-name="PreformattedText" style:family="paragraph">
      <style:text-properties fo:font-size="11pt" style:font-size-asian="11pt" style:font-size-complex="11pt"/>
    </style:style>
    <style:style style:name="P786" style:parent-style-name="PreformattedText" style:family="paragraph">
      <style:text-properties fo:font-size="11pt" style:font-size-asian="11pt" style:font-size-complex="11pt"/>
    </style:style>
    <style:style style:name="P787" style:parent-style-name="PreformattedText" style:family="paragraph">
      <style:text-properties fo:font-size="11pt" style:font-size-asian="11pt" style:font-size-complex="11pt"/>
    </style:style>
    <style:style style:name="P788" style:parent-style-name="PreformattedText" style:family="paragraph">
      <style:text-properties fo:font-size="11pt" style:font-size-asian="11pt" style:font-size-complex="11pt"/>
    </style:style>
    <style:style style:name="P789" style:parent-style-name="PreformattedText" style:family="paragraph">
      <style:text-properties fo:font-size="11pt" style:font-size-asian="11pt" style:font-size-complex="11pt"/>
    </style:style>
    <style:style style:name="P790" style:parent-style-name="PreformattedText" style:family="paragraph">
      <style:text-properties fo:font-size="11pt" style:font-size-asian="11pt" style:font-size-complex="11pt"/>
    </style:style>
    <style:style style:name="P791" style:parent-style-name="PreformattedText" style:family="paragraph">
      <style:text-properties fo:font-size="11pt" style:font-size-asian="11pt" style:font-size-complex="11pt"/>
    </style:style>
    <style:style style:name="P792" style:parent-style-name="PreformattedText" style:family="paragraph">
      <style:text-properties fo:font-size="11pt" style:font-size-asian="11pt" style:font-size-complex="11pt"/>
    </style:style>
    <style:style style:name="P793" style:parent-style-name="PreformattedText" style:family="paragraph">
      <style:text-properties fo:font-size="11pt" style:font-size-asian="11pt" style:font-size-complex="11pt"/>
    </style:style>
    <style:style style:name="P794" style:parent-style-name="PreformattedText" style:family="paragraph">
      <style:text-properties fo:font-size="11pt" style:font-size-asian="11pt" style:font-size-complex="11pt"/>
    </style:style>
    <style:style style:name="P795" style:parent-style-name="PreformattedText" style:family="paragraph">
      <style:text-properties fo:font-size="11pt" style:font-size-asian="11pt" style:font-size-complex="11pt"/>
    </style:style>
    <style:style style:name="P796" style:parent-style-name="PreformattedText" style:family="paragraph">
      <style:text-properties fo:font-size="11pt" style:font-size-asian="11pt" style:font-size-complex="11pt"/>
    </style:style>
    <style:style style:name="P797" style:parent-style-name="PreformattedText" style:family="paragraph">
      <style:text-properties fo:font-size="11pt" style:font-size-asian="11pt" style:font-size-complex="11pt"/>
    </style:style>
    <style:style style:name="P798" style:parent-style-name="PreformattedText" style:family="paragraph">
      <style:text-properties fo:font-size="11pt" style:font-size-asian="11pt" style:font-size-complex="11pt"/>
    </style:style>
    <style:style style:name="P799" style:parent-style-name="PreformattedText" style:family="paragraph">
      <style:text-properties fo:font-size="11pt" style:font-size-asian="11pt" style:font-size-complex="11pt"/>
    </style:style>
    <style:style style:name="P800" style:parent-style-name="PreformattedText" style:family="paragraph">
      <style:text-properties fo:font-size="11pt" style:font-size-asian="11pt" style:font-size-complex="11pt"/>
    </style:style>
    <style:style style:name="P801" style:parent-style-name="PreformattedText" style:family="paragraph">
      <style:text-properties fo:font-size="11pt" style:font-size-asian="11pt" style:font-size-complex="11pt"/>
    </style:style>
    <style:style style:name="P802" style:parent-style-name="PreformattedText" style:family="paragraph">
      <style:text-properties fo:font-size="11pt" style:font-size-asian="11pt" style:font-size-complex="11pt"/>
    </style:style>
    <style:style style:name="P803" style:parent-style-name="PreformattedText" style:family="paragraph">
      <style:text-properties fo:font-size="11pt" style:font-size-asian="11pt" style:font-size-complex="11pt"/>
    </style:style>
    <style:style style:name="P804" style:parent-style-name="PreformattedText" style:family="paragraph">
      <style:text-properties fo:font-size="11pt" style:font-size-asian="11pt" style:font-size-complex="11pt"/>
    </style:style>
    <style:style style:name="P805" style:parent-style-name="PreformattedText" style:family="paragraph">
      <style:text-properties fo:font-size="11pt" style:font-size-asian="11pt" style:font-size-complex="11pt"/>
    </style:style>
    <style:style style:name="P806" style:parent-style-name="PreformattedText" style:family="paragraph">
      <style:text-properties fo:font-size="11pt" style:font-size-asian="11pt" style:font-size-complex="11pt"/>
    </style:style>
    <style:style style:name="P807" style:parent-style-name="PreformattedText" style:family="paragraph">
      <style:text-properties fo:font-size="11pt" style:font-size-asian="11pt" style:font-size-complex="11pt"/>
    </style:style>
    <style:style style:name="P808" style:parent-style-name="PreformattedText" style:family="paragraph">
      <style:text-properties fo:font-size="11pt" style:font-size-asian="11pt" style:font-size-complex="11pt"/>
    </style:style>
    <style:style style:name="P809" style:parent-style-name="PreformattedText" style:family="paragraph">
      <style:text-properties fo:font-size="11pt" style:font-size-asian="11pt" style:font-size-complex="11pt"/>
    </style:style>
    <style:style style:name="P810" style:parent-style-name="PreformattedText" style:family="paragraph">
      <style:text-properties fo:font-size="11pt" style:font-size-asian="11pt" style:font-size-complex="11pt"/>
    </style:style>
    <style:style style:name="P811" style:parent-style-name="PreformattedText" style:family="paragraph">
      <style:text-properties fo:font-size="11pt" style:font-size-asian="11pt" style:font-size-complex="11pt"/>
    </style:style>
    <style:style style:name="P812" style:parent-style-name="PreformattedText" style:family="paragraph">
      <style:text-properties fo:font-size="11pt" style:font-size-asian="11pt" style:font-size-complex="11pt"/>
    </style:style>
    <style:style style:name="P813" style:parent-style-name="PreformattedText" style:family="paragraph">
      <style:text-properties fo:font-size="11pt" style:font-size-asian="11pt" style:font-size-complex="11pt"/>
    </style:style>
    <style:style style:name="P814" style:parent-style-name="PreformattedText" style:family="paragraph">
      <style:text-properties fo:font-size="11pt" style:font-size-asian="11pt" style:font-size-complex="11pt"/>
    </style:style>
    <style:style style:name="P815" style:parent-style-name="PreformattedText" style:family="paragraph">
      <style:text-properties fo:font-size="11pt" style:font-size-asian="11pt" style:font-size-complex="11pt"/>
    </style:style>
    <style:style style:name="P816" style:parent-style-name="PreformattedText" style:family="paragraph">
      <style:text-properties fo:font-size="11pt" style:font-size-asian="11pt" style:font-size-complex="11pt"/>
    </style:style>
    <style:style style:name="P817" style:parent-style-name="PreformattedText" style:family="paragraph">
      <style:text-properties fo:font-size="11pt" style:font-size-asian="11pt" style:font-size-complex="11pt"/>
    </style:style>
    <style:style style:name="P818" style:parent-style-name="PreformattedText" style:family="paragraph">
      <style:text-properties fo:font-size="11pt" style:font-size-asian="11pt" style:font-size-complex="11pt"/>
    </style:style>
    <style:style style:name="P819" style:parent-style-name="PreformattedText" style:family="paragraph">
      <style:text-properties fo:font-size="11pt" style:font-size-asian="11pt" style:font-size-complex="11pt"/>
    </style:style>
    <style:style style:name="P820" style:parent-style-name="PreformattedText" style:family="paragraph">
      <style:text-properties fo:font-size="11pt" style:font-size-asian="11pt" style:font-size-complex="11pt"/>
    </style:style>
    <style:style style:name="P821" style:parent-style-name="PreformattedText" style:family="paragraph">
      <style:text-properties fo:font-size="11pt" style:font-size-asian="11pt" style:font-size-complex="11pt"/>
    </style:style>
    <style:style style:name="P822" style:parent-style-name="PreformattedText" style:family="paragraph">
      <style:text-properties fo:font-size="11pt" style:font-size-asian="11pt" style:font-size-complex="11pt"/>
    </style:style>
    <style:style style:name="P823" style:parent-style-name="PreformattedText" style:family="paragraph">
      <style:text-properties fo:font-size="11pt" style:font-size-asian="11pt" style:font-size-complex="11pt"/>
    </style:style>
    <style:style style:name="P824" style:parent-style-name="PreformattedText" style:family="paragraph">
      <style:text-properties fo:font-size="11pt" style:font-size-asian="11pt" style:font-size-complex="11pt"/>
    </style:style>
    <style:style style:name="P825" style:parent-style-name="PreformattedText" style:family="paragraph">
      <style:text-properties fo:font-size="11pt" style:font-size-asian="11pt" style:font-size-complex="11pt"/>
    </style:style>
    <style:style style:name="P826" style:parent-style-name="PreformattedText" style:family="paragraph">
      <style:text-properties fo:font-size="11pt" style:font-size-asian="11pt" style:font-size-complex="11pt"/>
    </style:style>
    <style:style style:name="P827" style:parent-style-name="PreformattedText" style:family="paragraph">
      <style:text-properties fo:font-size="11pt" style:font-size-asian="11pt" style:font-size-complex="11pt"/>
    </style:style>
    <style:style style:name="P828" style:parent-style-name="PreformattedText" style:family="paragraph">
      <style:text-properties fo:font-size="11pt" style:font-size-asian="11pt" style:font-size-complex="11pt"/>
    </style:style>
    <style:style style:name="P829" style:parent-style-name="PreformattedText" style:family="paragraph">
      <style:text-properties fo:font-size="11pt" style:font-size-asian="11pt" style:font-size-complex="11pt"/>
    </style:style>
    <style:style style:name="P830" style:parent-style-name="PreformattedText" style:family="paragraph">
      <style:text-properties fo:font-size="11pt" style:font-size-asian="11pt" style:font-size-complex="11pt"/>
    </style:style>
    <style:style style:name="P831" style:parent-style-name="PreformattedText" style:family="paragraph">
      <style:text-properties fo:font-size="11pt" style:font-size-asian="11pt" style:font-size-complex="11pt"/>
    </style:style>
    <style:style style:name="P832" style:parent-style-name="PreformattedText" style:family="paragraph">
      <style:text-properties fo:font-size="11pt" style:font-size-asian="11pt" style:font-size-complex="11pt"/>
    </style:style>
    <style:style style:name="P833" style:parent-style-name="PreformattedText" style:family="paragraph">
      <style:text-properties fo:font-size="11pt" style:font-size-asian="11pt" style:font-size-complex="11pt"/>
    </style:style>
    <style:style style:name="P834" style:parent-style-name="PreformattedText" style:family="paragraph">
      <style:text-properties fo:font-size="11pt" style:font-size-asian="11pt" style:font-size-complex="11pt"/>
    </style:style>
    <style:style style:name="P835" style:parent-style-name="PreformattedText" style:family="paragraph">
      <style:text-properties fo:font-size="11pt" style:font-size-asian="11pt" style:font-size-complex="11pt"/>
    </style:style>
    <style:style style:name="P836" style:parent-style-name="PreformattedText" style:family="paragraph">
      <style:text-properties fo:font-size="11pt" style:font-size-asian="11pt" style:font-size-complex="11pt"/>
    </style:style>
    <style:style style:name="P837" style:parent-style-name="PreformattedText" style:family="paragraph">
      <style:text-properties fo:font-size="11pt" style:font-size-asian="11pt" style:font-size-complex="11pt"/>
    </style:style>
    <style:style style:name="P838" style:parent-style-name="PreformattedText" style:family="paragraph">
      <style:text-properties fo:font-size="11pt" style:font-size-asian="11pt" style:font-size-complex="11pt"/>
    </style:style>
    <style:style style:name="P839" style:parent-style-name="PreformattedText" style:family="paragraph">
      <style:text-properties fo:font-size="11pt" style:font-size-asian="11pt" style:font-size-complex="11pt"/>
    </style:style>
    <style:style style:name="P840" style:parent-style-name="PreformattedText" style:family="paragraph">
      <style:text-properties fo:font-size="11pt" style:font-size-asian="11pt" style:font-size-complex="11pt"/>
    </style:style>
    <style:style style:name="P841" style:parent-style-name="PreformattedText" style:family="paragraph">
      <style:text-properties fo:font-size="11pt" style:font-size-asian="11pt" style:font-size-complex="11pt"/>
    </style:style>
    <style:style style:name="P842" style:parent-style-name="PreformattedText" style:family="paragraph">
      <style:text-properties fo:font-size="11pt" style:font-size-asian="11pt" style:font-size-complex="11pt"/>
    </style:style>
    <style:style style:name="P843" style:parent-style-name="PreformattedText" style:family="paragraph">
      <style:text-properties fo:font-size="11pt" style:font-size-asian="11pt" style:font-size-complex="11pt"/>
    </style:style>
    <style:style style:name="P844" style:parent-style-name="PreformattedText" style:family="paragraph">
      <style:text-properties fo:font-size="11pt" style:font-size-asian="11pt" style:font-size-complex="11pt"/>
    </style:style>
    <style:style style:name="P845" style:parent-style-name="PreformattedText" style:family="paragraph">
      <style:text-properties fo:font-size="11pt" style:font-size-asian="11pt" style:font-size-complex="11pt"/>
    </style:style>
    <style:style style:name="P846" style:parent-style-name="PreformattedText" style:family="paragraph">
      <style:text-properties fo:font-size="11pt" style:font-size-asian="11pt" style:font-size-complex="11pt"/>
    </style:style>
    <style:style style:name="P847" style:parent-style-name="PreformattedText" style:family="paragraph">
      <style:text-properties fo:font-size="11pt" style:font-size-asian="11pt" style:font-size-complex="11pt"/>
    </style:style>
    <style:style style:name="P848" style:parent-style-name="PreformattedText" style:family="paragraph">
      <style:text-properties fo:font-size="11pt" style:font-size-asian="11pt" style:font-size-complex="11pt"/>
    </style:style>
    <style:style style:name="P849" style:parent-style-name="PreformattedText" style:family="paragraph">
      <style:text-properties fo:font-size="11pt" style:font-size-asian="11pt" style:font-size-complex="11pt"/>
    </style:style>
    <style:style style:name="P850" style:parent-style-name="PreformattedText" style:family="paragraph">
      <style:text-properties fo:font-size="11pt" style:font-size-asian="11pt" style:font-size-complex="11pt"/>
    </style:style>
    <style:style style:name="P851" style:parent-style-name="PreformattedText" style:family="paragraph">
      <style:text-properties fo:font-size="11pt" style:font-size-asian="11pt" style:font-size-complex="11pt"/>
    </style:style>
    <style:style style:name="P852" style:parent-style-name="PreformattedText" style:family="paragraph">
      <style:text-properties fo:font-size="11pt" style:font-size-asian="11pt" style:font-size-complex="11pt"/>
    </style:style>
    <style:style style:name="P853" style:parent-style-name="PreformattedText" style:family="paragraph">
      <style:text-properties fo:font-size="11pt" style:font-size-asian="11pt" style:font-size-complex="11pt"/>
    </style:style>
    <style:style style:name="P854" style:parent-style-name="PreformattedText" style:family="paragraph">
      <style:text-properties fo:font-size="11pt" style:font-size-asian="11pt" style:font-size-complex="11pt"/>
    </style:style>
    <style:style style:name="P855" style:parent-style-name="PreformattedText" style:family="paragraph">
      <style:text-properties fo:font-size="11pt" style:font-size-asian="11pt" style:font-size-complex="11pt"/>
    </style:style>
    <style:style style:name="P856" style:parent-style-name="PreformattedText" style:family="paragraph">
      <style:text-properties fo:font-size="11pt" style:font-size-asian="11pt" style:font-size-complex="11pt"/>
    </style:style>
    <style:style style:name="P857" style:parent-style-name="PreformattedText" style:family="paragraph">
      <style:text-properties fo:font-size="11pt" style:font-size-asian="11pt" style:font-size-complex="11pt"/>
    </style:style>
    <style:style style:name="P858" style:parent-style-name="PreformattedText" style:family="paragraph">
      <style:text-properties fo:font-size="11pt" style:font-size-asian="11pt" style:font-size-complex="11pt"/>
    </style:style>
    <style:style style:name="P859" style:parent-style-name="PreformattedText" style:family="paragraph">
      <style:text-properties fo:font-size="11pt" style:font-size-asian="11pt" style:font-size-complex="11pt"/>
    </style:style>
    <style:style style:name="P860" style:parent-style-name="PreformattedText" style:family="paragraph">
      <style:text-properties fo:font-size="11pt" style:font-size-asian="11pt" style:font-size-complex="11pt"/>
    </style:style>
    <style:style style:name="P861" style:parent-style-name="PreformattedText" style:family="paragraph">
      <style:text-properties fo:font-size="11pt" style:font-size-asian="11pt" style:font-size-complex="11pt"/>
    </style:style>
    <style:style style:name="P862" style:parent-style-name="PreformattedText" style:family="paragraph">
      <style:text-properties fo:font-size="11pt" style:font-size-asian="11pt" style:font-size-complex="11pt"/>
    </style:style>
    <style:style style:name="P863" style:parent-style-name="PreformattedText" style:family="paragraph">
      <style:text-properties fo:font-size="11pt" style:font-size-asian="11pt" style:font-size-complex="11pt"/>
    </style:style>
    <style:style style:name="P864" style:parent-style-name="PreformattedText" style:family="paragraph">
      <style:text-properties fo:font-size="11pt" style:font-size-asian="11pt" style:font-size-complex="11pt"/>
    </style:style>
    <style:style style:name="P865" style:parent-style-name="PreformattedText" style:family="paragraph">
      <style:text-properties fo:font-size="11pt" style:font-size-asian="11pt" style:font-size-complex="11pt"/>
    </style:style>
    <style:style style:name="P866" style:parent-style-name="PreformattedText" style:family="paragraph">
      <style:text-properties fo:font-size="11pt" style:font-size-asian="11pt" style:font-size-complex="11pt"/>
    </style:style>
    <style:style style:name="P867" style:parent-style-name="PreformattedText" style:family="paragraph">
      <style:text-properties fo:font-size="11pt" style:font-size-asian="11pt" style:font-size-complex="11pt"/>
    </style:style>
    <style:style style:name="P868" style:parent-style-name="PreformattedText" style:family="paragraph">
      <style:text-properties fo:font-size="11pt" style:font-size-asian="11pt" style:font-size-complex="11pt"/>
    </style:style>
    <style:style style:name="P869" style:parent-style-name="PreformattedText" style:family="paragraph">
      <style:text-properties fo:font-size="11pt" style:font-size-asian="11pt" style:font-size-complex="11pt"/>
    </style:style>
    <style:style style:name="P870" style:parent-style-name="PreformattedText" style:family="paragraph">
      <style:text-properties fo:font-size="11pt" style:font-size-asian="11pt" style:font-size-complex="11pt"/>
    </style:style>
    <style:style style:name="P871" style:parent-style-name="PreformattedText" style:family="paragraph">
      <style:text-properties fo:font-size="11pt" style:font-size-asian="11pt" style:font-size-complex="11pt"/>
    </style:style>
    <style:style style:name="P872" style:parent-style-name="PreformattedText" style:family="paragraph">
      <style:text-properties fo:font-size="11pt" style:font-size-asian="11pt" style:font-size-complex="11pt"/>
    </style:style>
    <style:style style:name="P873" style:parent-style-name="PreformattedText" style:family="paragraph">
      <style:text-properties fo:font-size="11pt" style:font-size-asian="11pt" style:font-size-complex="11pt"/>
    </style:style>
    <style:style style:name="P874" style:parent-style-name="PreformattedText" style:family="paragraph">
      <style:text-properties fo:font-size="11pt" style:font-size-asian="11pt" style:font-size-complex="11pt"/>
    </style:style>
    <style:style style:name="P875" style:parent-style-name="PreformattedText" style:family="paragraph">
      <style:text-properties fo:font-size="11pt" style:font-size-asian="11pt" style:font-size-complex="11pt"/>
    </style:style>
    <style:style style:name="P876" style:parent-style-name="PreformattedText" style:family="paragraph">
      <style:text-properties fo:font-size="11pt" style:font-size-asian="11pt" style:font-size-complex="11pt"/>
    </style:style>
    <style:style style:name="P877" style:parent-style-name="PreformattedText" style:family="paragraph">
      <style:text-properties fo:font-size="11pt" style:font-size-asian="11pt" style:font-size-complex="11pt"/>
    </style:style>
    <style:style style:name="P878" style:parent-style-name="PreformattedText" style:family="paragraph">
      <style:text-properties fo:font-size="11pt" style:font-size-asian="11pt" style:font-size-complex="11pt"/>
    </style:style>
    <style:style style:name="P879" style:parent-style-name="PreformattedText" style:family="paragraph">
      <style:text-properties fo:font-size="11pt" style:font-size-asian="11pt" style:font-size-complex="11pt"/>
    </style:style>
    <style:style style:name="P880" style:parent-style-name="PreformattedText" style:family="paragraph">
      <style:text-properties fo:font-size="11pt" style:font-size-asian="11pt" style:font-size-complex="11pt"/>
    </style:style>
    <style:style style:name="P881" style:parent-style-name="PreformattedText" style:family="paragraph">
      <style:text-properties fo:font-size="11pt" style:font-size-asian="11pt" style:font-size-complex="11pt"/>
    </style:style>
    <style:style style:name="P882" style:parent-style-name="PreformattedText" style:family="paragraph">
      <style:text-properties fo:font-size="11pt" style:font-size-asian="11pt" style:font-size-complex="11pt"/>
    </style:style>
    <style:style style:name="P883" style:parent-style-name="PreformattedText" style:family="paragraph">
      <style:text-properties fo:font-size="11pt" style:font-size-asian="11pt" style:font-size-complex="11pt"/>
    </style:style>
    <style:style style:name="P884" style:parent-style-name="PreformattedText" style:family="paragraph">
      <style:text-properties fo:font-size="11pt" style:font-size-asian="11pt" style:font-size-complex="11pt"/>
    </style:style>
    <style:style style:name="P885" style:parent-style-name="PreformattedText" style:family="paragraph">
      <style:text-properties fo:font-size="11pt" style:font-size-asian="11pt" style:font-size-complex="11pt"/>
    </style:style>
    <style:style style:name="P886" style:parent-style-name="PreformattedText" style:family="paragraph">
      <style:text-properties fo:font-size="11pt" style:font-size-asian="11pt" style:font-size-complex="11pt"/>
    </style:style>
    <style:style style:name="P887" style:parent-style-name="PreformattedText" style:family="paragraph">
      <style:text-properties fo:font-size="11pt" style:font-size-asian="11pt" style:font-size-complex="11pt"/>
    </style:style>
    <style:style style:name="P888" style:parent-style-name="PreformattedText" style:family="paragraph">
      <style:text-properties fo:font-size="11pt" style:font-size-asian="11pt" style:font-size-complex="11pt"/>
    </style:style>
    <style:style style:name="P889" style:parent-style-name="PreformattedText" style:family="paragraph">
      <style:text-properties fo:font-size="11pt" style:font-size-asian="11pt" style:font-size-complex="11pt"/>
    </style:style>
    <style:style style:name="P890" style:parent-style-name="PreformattedText" style:family="paragraph">
      <style:text-properties fo:font-size="11pt" style:font-size-asian="11pt" style:font-size-complex="11pt"/>
    </style:style>
    <style:style style:name="P891" style:parent-style-name="PreformattedText" style:family="paragraph">
      <style:text-properties fo:font-size="11pt" style:font-size-asian="11pt" style:font-size-complex="11pt"/>
    </style:style>
    <style:style style:name="P892" style:parent-style-name="PreformattedText" style:family="paragraph">
      <style:text-properties fo:font-size="11pt" style:font-size-asian="11pt" style:font-size-complex="11pt"/>
    </style:style>
    <style:style style:name="P893" style:parent-style-name="PreformattedText" style:family="paragraph">
      <style:text-properties fo:font-size="11pt" style:font-size-asian="11pt" style:font-size-complex="11pt"/>
    </style:style>
    <style:style style:name="P894" style:parent-style-name="PreformattedText" style:family="paragraph">
      <style:text-properties fo:font-size="11pt" style:font-size-asian="11pt" style:font-size-complex="11pt"/>
    </style:style>
    <style:style style:name="P895" style:parent-style-name="PreformattedText" style:family="paragraph">
      <style:text-properties fo:font-size="11pt" style:font-size-asian="11pt" style:font-size-complex="11pt"/>
    </style:style>
    <style:style style:name="P896" style:parent-style-name="PreformattedText" style:family="paragraph">
      <style:text-properties fo:font-size="11pt" style:font-size-asian="11pt" style:font-size-complex="11pt"/>
    </style:style>
    <style:style style:name="P897" style:parent-style-name="PreformattedText" style:family="paragraph">
      <style:text-properties fo:font-size="11pt" style:font-size-asian="11pt" style:font-size-complex="11pt"/>
    </style:style>
    <style:style style:name="P898" style:parent-style-name="PreformattedText" style:family="paragraph">
      <style:text-properties fo:font-size="11pt" style:font-size-asian="11pt" style:font-size-complex="11pt"/>
    </style:style>
    <style:style style:name="P899" style:parent-style-name="PreformattedText" style:family="paragraph">
      <style:text-properties fo:font-size="11pt" style:font-size-asian="11pt" style:font-size-complex="11pt"/>
    </style:style>
    <style:style style:name="P900" style:parent-style-name="PreformattedText" style:family="paragraph">
      <style:text-properties fo:font-size="11pt" style:font-size-asian="11pt" style:font-size-complex="11pt"/>
    </style:style>
    <style:style style:name="P901" style:parent-style-name="PreformattedText" style:family="paragraph">
      <style:text-properties fo:font-size="11pt" style:font-size-asian="11pt" style:font-size-complex="11pt"/>
    </style:style>
    <style:style style:name="P902" style:parent-style-name="PreformattedText" style:family="paragraph">
      <style:text-properties fo:font-size="11pt" style:font-size-asian="11pt" style:font-size-complex="11pt"/>
    </style:style>
    <style:style style:name="P903" style:parent-style-name="PreformattedText" style:family="paragraph">
      <style:text-properties fo:font-size="11pt" style:font-size-asian="11pt" style:font-size-complex="11pt"/>
    </style:style>
    <style:style style:name="P904" style:parent-style-name="PreformattedText" style:family="paragraph">
      <style:text-properties fo:font-size="11pt" style:font-size-asian="11pt" style:font-size-complex="11pt"/>
    </style:style>
    <style:style style:name="P905" style:parent-style-name="PreformattedText" style:family="paragraph">
      <style:text-properties fo:font-size="11pt" style:font-size-asian="11pt" style:font-size-complex="11pt"/>
    </style:style>
    <style:style style:name="P906" style:parent-style-name="PreformattedText" style:family="paragraph">
      <style:text-properties fo:font-size="11pt" style:font-size-asian="11pt" style:font-size-complex="11pt"/>
    </style:style>
    <style:style style:name="P907" style:parent-style-name="PreformattedText" style:family="paragraph">
      <style:text-properties fo:font-size="11pt" style:font-size-asian="11pt" style:font-size-complex="11pt"/>
    </style:style>
    <style:style style:name="P908" style:parent-style-name="PreformattedText" style:family="paragraph">
      <style:text-properties fo:font-size="11pt" style:font-size-asian="11pt" style:font-size-complex="11pt"/>
    </style:style>
    <style:style style:name="P909" style:parent-style-name="PreformattedText" style:family="paragraph">
      <style:text-properties fo:font-size="11pt" style:font-size-asian="11pt" style:font-size-complex="11pt"/>
    </style:style>
    <style:style style:name="P910" style:parent-style-name="PreformattedText" style:family="paragraph">
      <style:text-properties fo:font-size="11pt" style:font-size-asian="11pt" style:font-size-complex="11pt"/>
    </style:style>
    <style:style style:name="P911" style:parent-style-name="PreformattedText" style:family="paragraph">
      <style:text-properties fo:font-size="11pt" style:font-size-asian="11pt" style:font-size-complex="11pt"/>
    </style:style>
    <style:style style:name="P912" style:parent-style-name="PreformattedText" style:family="paragraph">
      <style:text-properties fo:font-size="11pt" style:font-size-asian="11pt" style:font-size-complex="11pt"/>
    </style:style>
    <style:style style:name="P913" style:parent-style-name="PreformattedText" style:family="paragraph">
      <style:text-properties fo:font-size="11pt" style:font-size-asian="11pt" style:font-size-complex="11pt"/>
    </style:style>
    <style:style style:name="P914" style:parent-style-name="PreformattedText" style:family="paragraph">
      <style:text-properties fo:font-size="11pt" style:font-size-asian="11pt" style:font-size-complex="11pt"/>
    </style:style>
    <style:style style:name="P915" style:parent-style-name="PreformattedText" style:family="paragraph">
      <style:text-properties fo:font-size="11pt" style:font-size-asian="11pt" style:font-size-complex="11pt"/>
    </style:style>
    <style:style style:name="P916" style:parent-style-name="PreformattedText" style:family="paragraph">
      <style:text-properties fo:font-size="11pt" style:font-size-asian="11pt" style:font-size-complex="11pt"/>
    </style:style>
    <style:style style:name="P917" style:parent-style-name="PreformattedText" style:family="paragraph">
      <style:text-properties fo:font-size="11pt" style:font-size-asian="11pt" style:font-size-complex="11pt"/>
    </style:style>
    <style:style style:name="P918" style:parent-style-name="PreformattedText" style:family="paragraph">
      <style:text-properties fo:font-size="11pt" style:font-size-asian="11pt" style:font-size-complex="11pt"/>
    </style:style>
    <style:style style:name="P919" style:parent-style-name="PreformattedText" style:family="paragraph">
      <style:text-properties fo:font-size="11pt" style:font-size-asian="11pt" style:font-size-complex="11pt"/>
    </style:style>
    <style:style style:name="P920" style:parent-style-name="PreformattedText" style:family="paragraph">
      <style:text-properties fo:font-size="11pt" style:font-size-asian="11pt" style:font-size-complex="11pt"/>
    </style:style>
    <style:style style:name="P921" style:parent-style-name="PreformattedText" style:family="paragraph">
      <style:text-properties fo:font-size="11pt" style:font-size-asian="11pt" style:font-size-complex="11pt"/>
    </style:style>
    <style:style style:name="P922" style:parent-style-name="PreformattedText" style:family="paragraph">
      <style:text-properties fo:font-size="11pt" style:font-size-asian="11pt" style:font-size-complex="11pt"/>
    </style:style>
    <style:style style:name="P923" style:parent-style-name="PreformattedText" style:family="paragraph">
      <style:text-properties fo:font-size="11pt" style:font-size-asian="11pt" style:font-size-complex="11pt"/>
    </style:style>
    <style:style style:name="P924" style:parent-style-name="PreformattedText" style:family="paragraph">
      <style:text-properties fo:font-size="11pt" style:font-size-asian="11pt" style:font-size-complex="11pt"/>
    </style:style>
    <style:style style:name="P925" style:parent-style-name="PreformattedText" style:family="paragraph">
      <style:text-properties fo:font-size="11pt" style:font-size-asian="11pt" style:font-size-complex="11pt"/>
    </style:style>
    <style:style style:name="P926" style:parent-style-name="PreformattedText" style:family="paragraph">
      <style:text-properties fo:font-size="11pt" style:font-size-asian="11pt" style:font-size-complex="11pt"/>
    </style:style>
    <style:style style:name="P927" style:parent-style-name="PreformattedText" style:family="paragraph">
      <style:text-properties fo:font-size="11pt" style:font-size-asian="11pt" style:font-size-complex="11pt"/>
    </style:style>
    <style:style style:name="P928" style:parent-style-name="PreformattedText" style:family="paragraph">
      <style:text-properties fo:font-size="11pt" style:font-size-asian="11pt" style:font-size-complex="11pt"/>
    </style:style>
    <style:style style:name="P929" style:parent-style-name="PreformattedText" style:family="paragraph">
      <style:text-properties fo:font-size="11pt" style:font-size-asian="11pt" style:font-size-complex="11pt"/>
    </style:style>
    <style:style style:name="P930" style:parent-style-name="PreformattedText" style:family="paragraph">
      <style:text-properties fo:font-size="11pt" style:font-size-asian="11pt" style:font-size-complex="11pt"/>
    </style:style>
    <style:style style:name="P931" style:parent-style-name="PreformattedText" style:family="paragraph">
      <style:text-properties fo:font-size="11pt" style:font-size-asian="11pt" style:font-size-complex="11pt"/>
    </style:style>
    <style:style style:name="P932" style:parent-style-name="PreformattedText" style:family="paragraph">
      <style:text-properties fo:font-size="11pt" style:font-size-asian="11pt" style:font-size-complex="11pt"/>
    </style:style>
    <style:style style:name="P933" style:parent-style-name="PreformattedText" style:family="paragraph">
      <style:text-properties fo:font-size="11pt" style:font-size-asian="11pt" style:font-size-complex="11pt"/>
    </style:style>
    <style:style style:name="P934" style:parent-style-name="PreformattedText" style:family="paragraph">
      <style:text-properties fo:font-size="11pt" style:font-size-asian="11pt" style:font-size-complex="11pt"/>
    </style:style>
    <style:style style:name="P935" style:parent-style-name="PreformattedText" style:family="paragraph">
      <style:text-properties fo:font-size="11pt" style:font-size-asian="11pt" style:font-size-complex="11pt"/>
    </style:style>
    <style:style style:name="P936" style:parent-style-name="PreformattedText" style:family="paragraph">
      <style:text-properties fo:font-size="11pt" style:font-size-asian="11pt" style:font-size-complex="11pt"/>
    </style:style>
    <style:style style:name="P937" style:parent-style-name="PreformattedText" style:family="paragraph">
      <style:text-properties fo:font-size="11pt" style:font-size-asian="11pt" style:font-size-complex="11pt"/>
    </style:style>
    <style:style style:name="P938" style:parent-style-name="PreformattedText" style:family="paragraph">
      <style:text-properties fo:font-size="11pt" style:font-size-asian="11pt" style:font-size-complex="11pt"/>
    </style:style>
    <style:style style:name="P939" style:parent-style-name="PreformattedText" style:family="paragraph">
      <style:text-properties fo:font-size="11pt" style:font-size-asian="11pt" style:font-size-complex="11pt"/>
    </style:style>
    <style:style style:name="P940" style:parent-style-name="PreformattedText" style:family="paragraph">
      <style:text-properties fo:font-size="11pt" style:font-size-asian="11pt" style:font-size-complex="11pt"/>
    </style:style>
    <style:style style:name="P941" style:parent-style-name="PreformattedText" style:family="paragraph">
      <style:text-properties fo:font-size="11pt" style:font-size-asian="11pt" style:font-size-complex="11pt"/>
    </style:style>
    <style:style style:name="P942" style:parent-style-name="PreformattedText" style:family="paragraph">
      <style:text-properties fo:font-size="11pt" style:font-size-asian="11pt" style:font-size-complex="11pt"/>
    </style:style>
    <style:style style:name="P943" style:parent-style-name="PreformattedText" style:family="paragraph">
      <style:text-properties fo:font-size="11pt" style:font-size-asian="11pt" style:font-size-complex="11pt"/>
    </style:style>
    <style:style style:name="P944" style:parent-style-name="PreformattedText" style:family="paragraph">
      <style:text-properties fo:font-size="11pt" style:font-size-asian="11pt" style:font-size-complex="11pt"/>
    </style:style>
    <style:style style:name="P945" style:parent-style-name="PreformattedText" style:family="paragraph">
      <style:text-properties fo:font-size="11pt" style:font-size-asian="11pt" style:font-size-complex="11pt"/>
    </style:style>
    <style:style style:name="P946" style:parent-style-name="PreformattedText" style:family="paragraph">
      <style:text-properties fo:font-size="11pt" style:font-size-asian="11pt" style:font-size-complex="11pt"/>
    </style:style>
    <style:style style:name="P947" style:parent-style-name="PreformattedText" style:family="paragraph">
      <style:text-properties fo:font-size="11pt" style:font-size-asian="11pt" style:font-size-complex="11pt"/>
    </style:style>
    <style:style style:name="P948" style:parent-style-name="PreformattedText" style:family="paragraph">
      <style:text-properties fo:font-size="11pt" style:font-size-asian="11pt" style:font-size-complex="11pt"/>
    </style:style>
    <style:style style:name="P949" style:parent-style-name="PreformattedText" style:family="paragraph">
      <style:text-properties fo:font-size="11pt" style:font-size-asian="11pt" style:font-size-complex="11pt"/>
    </style:style>
    <style:style style:name="P950" style:parent-style-name="PreformattedText" style:family="paragraph">
      <style:text-properties fo:font-size="11pt" style:font-size-asian="11pt" style:font-size-complex="11pt"/>
    </style:style>
    <style:style style:name="P951" style:parent-style-name="PreformattedText" style:family="paragraph">
      <style:text-properties fo:font-size="11pt" style:font-size-asian="11pt" style:font-size-complex="11pt"/>
    </style:style>
    <style:style style:name="P952" style:parent-style-name="PreformattedText" style:family="paragraph">
      <style:text-properties fo:font-size="11pt" style:font-size-asian="11pt" style:font-size-complex="11pt"/>
    </style:style>
    <style:style style:name="P953" style:parent-style-name="PreformattedText" style:family="paragraph">
      <style:text-properties fo:font-size="11pt" style:font-size-asian="11pt" style:font-size-complex="11pt"/>
    </style:style>
    <style:style style:name="P954" style:parent-style-name="PreformattedText" style:family="paragraph">
      <style:text-properties fo:font-size="11pt" style:font-size-asian="11pt" style:font-size-complex="11pt"/>
    </style:style>
    <style:style style:name="P955" style:parent-style-name="PreformattedText" style:family="paragraph">
      <style:text-properties fo:font-size="11pt" style:font-size-asian="11pt" style:font-size-complex="11pt"/>
    </style:style>
    <style:style style:name="P956" style:parent-style-name="PreformattedText" style:family="paragraph">
      <style:text-properties fo:font-size="11pt" style:font-size-asian="11pt" style:font-size-complex="11pt"/>
    </style:style>
    <style:style style:name="P957" style:parent-style-name="PreformattedText" style:family="paragraph">
      <style:text-properties fo:font-size="11pt" style:font-size-asian="11pt" style:font-size-complex="11pt"/>
    </style:style>
    <style:style style:name="P958" style:parent-style-name="PreformattedText" style:family="paragraph">
      <style:text-properties fo:font-size="11pt" style:font-size-asian="11pt" style:font-size-complex="11pt"/>
    </style:style>
    <style:style style:name="P959" style:parent-style-name="PreformattedText" style:family="paragraph">
      <style:text-properties fo:font-size="11pt" style:font-size-asian="11pt" style:font-size-complex="11pt"/>
    </style:style>
    <style:style style:name="P960" style:parent-style-name="PreformattedText" style:family="paragraph">
      <style:text-properties fo:font-size="11pt" style:font-size-asian="11pt" style:font-size-complex="11pt"/>
    </style:style>
    <style:style style:name="P961" style:parent-style-name="PreformattedText" style:family="paragraph">
      <style:text-properties fo:font-size="11pt" style:font-size-asian="11pt" style:font-size-complex="11pt"/>
    </style:style>
    <style:style style:name="P962" style:parent-style-name="PreformattedText" style:family="paragraph">
      <style:text-properties fo:font-size="11pt" style:font-size-asian="11pt" style:font-size-complex="11pt"/>
    </style:style>
    <style:style style:name="P963" style:parent-style-name="PreformattedText" style:family="paragraph">
      <style:text-properties fo:font-size="11pt" style:font-size-asian="11pt" style:font-size-complex="11pt"/>
    </style:style>
    <style:style style:name="P964" style:parent-style-name="PreformattedText" style:family="paragraph">
      <style:text-properties fo:font-size="11pt" style:font-size-asian="11pt" style:font-size-complex="11pt"/>
    </style:style>
    <style:style style:name="P965" style:parent-style-name="PreformattedText" style:family="paragraph">
      <style:text-properties fo:font-size="11pt" style:font-size-asian="11pt" style:font-size-complex="11pt"/>
    </style:style>
    <style:style style:name="P966" style:parent-style-name="PreformattedText" style:family="paragraph">
      <style:text-properties fo:font-size="11pt" style:font-size-asian="11pt" style:font-size-complex="11pt"/>
    </style:style>
    <style:style style:name="P967" style:parent-style-name="PreformattedText" style:family="paragraph">
      <style:text-properties fo:font-size="11pt" style:font-size-asian="11pt" style:font-size-complex="11pt"/>
    </style:style>
    <style:style style:name="P968" style:parent-style-name="PreformattedText" style:family="paragraph">
      <style:text-properties fo:font-size="11pt" style:font-size-asian="11pt" style:font-size-complex="11pt"/>
    </style:style>
    <style:style style:name="P969" style:parent-style-name="PreformattedText" style:family="paragraph">
      <style:text-properties fo:font-size="11pt" style:font-size-asian="11pt" style:font-size-complex="11pt"/>
    </style:style>
    <style:style style:name="P970" style:parent-style-name="PreformattedText" style:family="paragraph">
      <style:text-properties fo:font-size="11pt" style:font-size-asian="11pt" style:font-size-complex="11pt"/>
    </style:style>
    <style:style style:name="P971" style:parent-style-name="PreformattedText" style:family="paragraph">
      <style:text-properties fo:font-size="11pt" style:font-size-asian="11pt" style:font-size-complex="11pt"/>
    </style:style>
    <style:style style:name="P972" style:parent-style-name="PreformattedText" style:family="paragraph">
      <style:text-properties fo:font-size="11pt" style:font-size-asian="11pt" style:font-size-complex="11pt"/>
    </style:style>
    <style:style style:name="P973" style:parent-style-name="PreformattedText" style:family="paragraph">
      <style:text-properties fo:font-size="11pt" style:font-size-asian="11pt" style:font-size-complex="11pt"/>
    </style:style>
    <style:style style:name="P974" style:parent-style-name="PreformattedText" style:family="paragraph">
      <style:text-properties fo:font-size="11pt" style:font-size-asian="11pt" style:font-size-complex="11pt"/>
    </style:style>
    <style:style style:name="P975" style:parent-style-name="PreformattedText" style:family="paragraph">
      <style:text-properties fo:font-size="11pt" style:font-size-asian="11pt" style:font-size-complex="11pt"/>
    </style:style>
    <style:style style:name="P976" style:parent-style-name="PreformattedText" style:family="paragraph">
      <style:text-properties fo:font-size="11pt" style:font-size-asian="11pt" style:font-size-complex="11pt"/>
    </style:style>
    <style:style style:name="P977" style:parent-style-name="PreformattedText" style:family="paragraph">
      <style:text-properties fo:font-size="11pt" style:font-size-asian="11pt" style:font-size-complex="11pt"/>
    </style:style>
    <style:style style:name="P978" style:parent-style-name="PreformattedText" style:family="paragraph">
      <style:text-properties fo:font-size="11pt" style:font-size-asian="11pt" style:font-size-complex="11pt"/>
    </style:style>
    <style:style style:name="P979" style:parent-style-name="PreformattedText" style:family="paragraph">
      <style:text-properties fo:font-size="11pt" style:font-size-asian="11pt" style:font-size-complex="11pt"/>
    </style:style>
    <style:style style:name="P980" style:parent-style-name="PreformattedText" style:family="paragraph">
      <style:text-properties fo:font-size="11pt" style:font-size-asian="11pt" style:font-size-complex="11pt"/>
    </style:style>
    <style:style style:name="P981" style:parent-style-name="PreformattedText" style:family="paragraph">
      <style:text-properties fo:font-size="11pt" style:font-size-asian="11pt" style:font-size-complex="11pt"/>
    </style:style>
    <style:style style:name="P982" style:parent-style-name="PreformattedText" style:family="paragraph">
      <style:text-properties fo:font-size="11pt" style:font-size-asian="11pt" style:font-size-complex="11pt"/>
    </style:style>
    <style:style style:name="P983" style:parent-style-name="PreformattedText" style:family="paragraph">
      <style:text-properties fo:font-size="11pt" style:font-size-asian="11pt" style:font-size-complex="11pt"/>
    </style:style>
    <style:style style:name="P984" style:parent-style-name="PreformattedText" style:family="paragraph">
      <style:text-properties fo:font-size="11pt" style:font-size-asian="11pt" style:font-size-complex="11pt"/>
    </style:style>
    <style:style style:name="P985" style:parent-style-name="PreformattedText" style:family="paragraph">
      <style:text-properties fo:font-size="11pt" style:font-size-asian="11pt" style:font-size-complex="11pt"/>
    </style:style>
    <style:style style:name="P986" style:parent-style-name="PreformattedText" style:family="paragraph">
      <style:text-properties fo:font-size="11pt" style:font-size-asian="11pt" style:font-size-complex="11pt"/>
    </style:style>
    <style:style style:name="P987" style:parent-style-name="PreformattedText" style:family="paragraph">
      <style:text-properties fo:font-size="11pt" style:font-size-asian="11pt" style:font-size-complex="11pt"/>
    </style:style>
    <style:style style:name="P988" style:parent-style-name="PreformattedText" style:family="paragraph">
      <style:text-properties fo:font-size="11pt" style:font-size-asian="11pt" style:font-size-complex="11pt"/>
    </style:style>
    <style:style style:name="P989" style:parent-style-name="PreformattedText" style:family="paragraph">
      <style:text-properties fo:font-size="11pt" style:font-size-asian="11pt" style:font-size-complex="11pt"/>
    </style:style>
    <style:style style:name="P990" style:parent-style-name="PreformattedText" style:family="paragraph">
      <style:text-properties fo:font-size="11pt" style:font-size-asian="11pt" style:font-size-complex="11pt"/>
    </style:style>
    <style:style style:name="P991" style:parent-style-name="PreformattedText" style:family="paragraph">
      <style:text-properties fo:font-size="11pt" style:font-size-asian="11pt" style:font-size-complex="11pt"/>
    </style:style>
    <style:style style:name="P992" style:parent-style-name="PreformattedText" style:family="paragraph">
      <style:text-properties fo:font-size="11pt" style:font-size-asian="11pt" style:font-size-complex="11pt"/>
    </style:style>
    <style:style style:name="P993" style:parent-style-name="PreformattedText" style:family="paragraph">
      <style:text-properties fo:font-size="11pt" style:font-size-asian="11pt" style:font-size-complex="11pt"/>
    </style:style>
    <style:style style:name="P994" style:parent-style-name="PreformattedText" style:family="paragraph">
      <style:text-properties fo:font-size="11pt" style:font-size-asian="11pt" style:font-size-complex="11pt"/>
    </style:style>
    <style:style style:name="P995" style:parent-style-name="PreformattedText" style:family="paragraph">
      <style:text-properties fo:font-size="11pt" style:font-size-asian="11pt" style:font-size-complex="11pt"/>
    </style:style>
    <style:style style:name="P996" style:parent-style-name="PreformattedText" style:family="paragraph">
      <style:text-properties fo:font-size="11pt" style:font-size-asian="11pt" style:font-size-complex="11pt"/>
    </style:style>
    <style:style style:name="P997" style:parent-style-name="PreformattedText" style:family="paragraph">
      <style:text-properties fo:font-size="11pt" style:font-size-asian="11pt" style:font-size-complex="11pt"/>
    </style:style>
    <style:style style:name="P998" style:parent-style-name="PreformattedText" style:family="paragraph">
      <style:text-properties fo:font-size="11pt" style:font-size-asian="11pt" style:font-size-complex="11pt"/>
    </style:style>
    <style:style style:name="P999" style:parent-style-name="PreformattedText" style:family="paragraph">
      <style:text-properties fo:font-size="11pt" style:font-size-asian="11pt" style:font-size-complex="11pt"/>
    </style:style>
    <style:style style:name="P1000" style:parent-style-name="PreformattedText" style:family="paragraph">
      <style:text-properties fo:font-size="11pt" style:font-size-asian="11pt" style:font-size-complex="11pt"/>
    </style:style>
    <style:style style:name="P1001" style:parent-style-name="PreformattedText" style:family="paragraph">
      <style:text-properties fo:font-size="11pt" style:font-size-asian="11pt" style:font-size-complex="11pt"/>
    </style:style>
    <style:style style:name="P1002" style:parent-style-name="PreformattedText" style:family="paragraph">
      <style:text-properties fo:font-size="11pt" style:font-size-asian="11pt" style:font-size-complex="11pt"/>
    </style:style>
    <style:style style:name="P1003" style:parent-style-name="PreformattedText" style:family="paragraph">
      <style:text-properties fo:font-size="11pt" style:font-size-asian="11pt" style:font-size-complex="11pt"/>
    </style:style>
    <style:style style:name="P1004" style:parent-style-name="PreformattedText" style:family="paragraph">
      <style:text-properties fo:font-size="11pt" style:font-size-asian="11pt" style:font-size-complex="11pt"/>
    </style:style>
    <style:style style:name="P1005" style:parent-style-name="PreformattedText" style:family="paragraph">
      <style:text-properties fo:font-size="11pt" style:font-size-asian="11pt" style:font-size-complex="11pt"/>
    </style:style>
    <style:style style:name="P1006" style:parent-style-name="PreformattedText" style:family="paragraph">
      <style:text-properties fo:font-size="11pt" style:font-size-asian="11pt" style:font-size-complex="11pt"/>
    </style:style>
    <style:style style:name="P1007" style:parent-style-name="PreformattedText" style:family="paragraph">
      <style:text-properties fo:font-size="11pt" style:font-size-asian="11pt" style:font-size-complex="11pt"/>
    </style:style>
    <style:style style:name="P1008" style:parent-style-name="PreformattedText" style:family="paragraph">
      <style:text-properties fo:font-size="11pt" style:font-size-asian="11pt" style:font-size-complex="11pt"/>
    </style:style>
    <style:style style:name="P1009" style:parent-style-name="PreformattedText" style:family="paragraph">
      <style:text-properties fo:font-size="11pt" style:font-size-asian="11pt" style:font-size-complex="11pt"/>
    </style:style>
    <style:style style:name="P1010" style:parent-style-name="PreformattedText" style:family="paragraph">
      <style:text-properties fo:font-size="11pt" style:font-size-asian="11pt" style:font-size-complex="11pt"/>
    </style:style>
    <style:style style:name="P1011" style:parent-style-name="PreformattedText" style:family="paragraph">
      <style:text-properties fo:font-size="11pt" style:font-size-asian="11pt" style:font-size-complex="11pt"/>
    </style:style>
    <style:style style:name="P1012" style:parent-style-name="PreformattedText" style:family="paragraph">
      <style:text-properties fo:font-size="11pt" style:font-size-asian="11pt" style:font-size-complex="11pt"/>
    </style:style>
    <style:style style:name="P1013" style:parent-style-name="PreformattedText" style:family="paragraph">
      <style:text-properties fo:font-size="11pt" style:font-size-asian="11pt" style:font-size-complex="11pt"/>
    </style:style>
    <style:style style:name="P1014" style:parent-style-name="PreformattedText" style:family="paragraph">
      <style:text-properties fo:font-size="11pt" style:font-size-asian="11pt" style:font-size-complex="11pt"/>
    </style:style>
    <style:style style:name="P1015" style:parent-style-name="PreformattedText" style:family="paragraph">
      <style:text-properties fo:font-size="11pt" style:font-size-asian="11pt" style:font-size-complex="11pt"/>
    </style:style>
    <style:style style:name="P1016" style:parent-style-name="PreformattedText" style:family="paragraph">
      <style:text-properties fo:font-size="11pt" style:font-size-asian="11pt" style:font-size-complex="11pt"/>
    </style:style>
    <style:style style:name="P1017" style:parent-style-name="PreformattedText" style:family="paragraph">
      <style:text-properties fo:font-size="11pt" style:font-size-asian="11pt" style:font-size-complex="11pt"/>
    </style:style>
    <style:style style:name="P1018" style:parent-style-name="PreformattedText" style:family="paragraph">
      <style:text-properties fo:font-size="11pt" style:font-size-asian="11pt" style:font-size-complex="11pt"/>
    </style:style>
    <style:style style:name="P1019" style:parent-style-name="PreformattedText" style:family="paragraph">
      <style:text-properties fo:font-size="11pt" style:font-size-asian="11pt" style:font-size-complex="11pt"/>
    </style:style>
    <style:style style:name="P1020" style:parent-style-name="PreformattedText" style:family="paragraph">
      <style:text-properties fo:font-size="11pt" style:font-size-asian="11pt" style:font-size-complex="11pt"/>
    </style:style>
    <style:style style:name="P1021" style:parent-style-name="PreformattedText" style:family="paragraph">
      <style:text-properties fo:font-size="11pt" style:font-size-asian="11pt" style:font-size-complex="11pt"/>
    </style:style>
    <style:style style:name="P1022" style:parent-style-name="PreformattedText" style:family="paragraph">
      <style:text-properties fo:font-size="11pt" style:font-size-asian="11pt" style:font-size-complex="11pt"/>
    </style:style>
    <style:style style:name="P1023" style:parent-style-name="PreformattedText" style:family="paragraph">
      <style:text-properties fo:font-size="11pt" style:font-size-asian="11pt" style:font-size-complex="11pt"/>
    </style:style>
    <style:style style:name="P1024" style:parent-style-name="PreformattedText" style:family="paragraph">
      <style:text-properties fo:font-size="11pt" style:font-size-asian="11pt" style:font-size-complex="11pt"/>
    </style:style>
    <style:style style:name="P1025" style:parent-style-name="PreformattedText" style:family="paragraph">
      <style:text-properties fo:font-size="11pt" style:font-size-asian="11pt" style:font-size-complex="11pt"/>
    </style:style>
    <style:style style:name="P1026" style:parent-style-name="PreformattedText" style:family="paragraph">
      <style:text-properties fo:font-size="11pt" style:font-size-asian="11pt" style:font-size-complex="11pt"/>
    </style:style>
    <style:style style:name="P1027" style:parent-style-name="PreformattedText" style:family="paragraph">
      <style:text-properties fo:font-size="11pt" style:font-size-asian="11pt" style:font-size-complex="11pt"/>
    </style:style>
    <style:style style:name="P1028" style:parent-style-name="PreformattedText" style:family="paragraph">
      <style:text-properties fo:font-size="11pt" style:font-size-asian="11pt" style:font-size-complex="11pt"/>
    </style:style>
    <style:style style:name="P1029" style:parent-style-name="PreformattedText" style:family="paragraph">
      <style:text-properties fo:font-size="11pt" style:font-size-asian="11pt" style:font-size-complex="11pt"/>
    </style:style>
    <style:style style:name="P1030" style:parent-style-name="PreformattedText" style:family="paragraph">
      <style:text-properties fo:font-size="11pt" style:font-size-asian="11pt" style:font-size-complex="11pt"/>
    </style:style>
    <style:style style:name="P1031" style:parent-style-name="PreformattedText" style:family="paragraph">
      <style:text-properties fo:font-size="11pt" style:font-size-asian="11pt" style:font-size-complex="11pt"/>
    </style:style>
    <style:style style:name="P1032" style:parent-style-name="PreformattedText" style:family="paragraph">
      <style:text-properties fo:font-size="11pt" style:font-size-asian="11pt" style:font-size-complex="11pt"/>
    </style:style>
    <style:style style:name="P1033" style:parent-style-name="PreformattedText" style:family="paragraph">
      <style:text-properties fo:font-size="11pt" style:font-size-asian="11pt" style:font-size-complex="11pt"/>
    </style:style>
    <style:style style:name="P1034" style:parent-style-name="PreformattedText" style:family="paragraph">
      <style:text-properties fo:font-size="11pt" style:font-size-asian="11pt" style:font-size-complex="11pt"/>
    </style:style>
    <style:style style:name="P1035" style:parent-style-name="PreformattedText" style:family="paragraph">
      <style:text-properties fo:font-size="11pt" style:font-size-asian="11pt" style:font-size-complex="11pt"/>
    </style:style>
    <style:style style:name="P1036" style:parent-style-name="PreformattedText" style:family="paragraph">
      <style:text-properties fo:font-size="11pt" style:font-size-asian="11pt" style:font-size-complex="11pt"/>
    </style:style>
    <style:style style:name="P1037" style:parent-style-name="PreformattedText" style:family="paragraph">
      <style:text-properties fo:font-size="11pt" style:font-size-asian="11pt" style:font-size-complex="11pt"/>
    </style:style>
    <style:style style:name="P1038" style:parent-style-name="PreformattedText" style:family="paragraph">
      <style:text-properties fo:font-size="11pt" style:font-size-asian="11pt" style:font-size-complex="11pt"/>
    </style:style>
    <style:style style:name="P1039" style:parent-style-name="PreformattedText" style:family="paragraph">
      <style:text-properties fo:font-size="11pt" style:font-size-asian="11pt" style:font-size-complex="11pt"/>
    </style:style>
    <style:style style:name="P1040" style:parent-style-name="PreformattedText" style:family="paragraph">
      <style:text-properties fo:font-size="11pt" style:font-size-asian="11pt" style:font-size-complex="11pt"/>
    </style:style>
    <style:style style:name="P1041" style:parent-style-name="PreformattedText" style:family="paragraph">
      <style:text-properties fo:font-size="11pt" style:font-size-asian="11pt" style:font-size-complex="11pt"/>
    </style:style>
    <style:style style:name="P1042" style:parent-style-name="PreformattedText" style:family="paragraph">
      <style:text-properties fo:font-size="11pt" style:font-size-asian="11pt" style:font-size-complex="11pt"/>
    </style:style>
    <style:style style:name="P1043" style:parent-style-name="PreformattedText" style:family="paragraph">
      <style:text-properties fo:font-size="11pt" style:font-size-asian="11pt" style:font-size-complex="11pt"/>
    </style:style>
    <style:style style:name="P1044" style:parent-style-name="PreformattedText" style:family="paragraph">
      <style:text-properties fo:font-size="11pt" style:font-size-asian="11pt" style:font-size-complex="11pt"/>
    </style:style>
    <style:style style:name="P1045" style:parent-style-name="PreformattedText" style:family="paragraph">
      <style:text-properties fo:font-size="11pt" style:font-size-asian="11pt" style:font-size-complex="11pt"/>
    </style:style>
    <style:style style:name="P1046" style:parent-style-name="PreformattedText" style:family="paragraph">
      <style:text-properties fo:font-size="11pt" style:font-size-asian="11pt" style:font-size-complex="11pt"/>
    </style:style>
    <style:style style:name="P1047" style:parent-style-name="PreformattedText" style:family="paragraph">
      <style:text-properties fo:font-size="11pt" style:font-size-asian="11pt" style:font-size-complex="11pt"/>
    </style:style>
    <style:style style:name="P1048" style:parent-style-name="PreformattedText" style:family="paragraph">
      <style:text-properties fo:font-size="11pt" style:font-size-asian="11pt" style:font-size-complex="11pt"/>
    </style:style>
    <style:style style:name="P1049" style:parent-style-name="PreformattedText" style:family="paragraph">
      <style:text-properties fo:font-size="11pt" style:font-size-asian="11pt" style:font-size-complex="11pt"/>
    </style:style>
    <style:style style:name="P1050" style:parent-style-name="PreformattedText" style:family="paragraph">
      <style:text-properties fo:font-size="11pt" style:font-size-asian="11pt" style:font-size-complex="11pt"/>
    </style:style>
    <style:style style:name="P1051" style:parent-style-name="PreformattedText" style:family="paragraph">
      <style:text-properties fo:font-size="11pt" style:font-size-asian="11pt" style:font-size-complex="11pt"/>
    </style:style>
    <style:style style:name="P1052" style:parent-style-name="PreformattedText" style:family="paragraph">
      <style:text-properties fo:font-size="11pt" style:font-size-asian="11pt" style:font-size-complex="11pt"/>
    </style:style>
    <style:style style:name="P1053" style:parent-style-name="PreformattedText" style:family="paragraph">
      <style:text-properties fo:font-size="11pt" style:font-size-asian="11pt" style:font-size-complex="11pt"/>
    </style:style>
    <style:style style:name="P1054" style:parent-style-name="PreformattedText" style:family="paragraph">
      <style:text-properties fo:font-size="11pt" style:font-size-asian="11pt" style:font-size-complex="11pt"/>
    </style:style>
    <style:style style:name="P1055" style:parent-style-name="PreformattedText" style:family="paragraph">
      <style:text-properties fo:font-size="11pt" style:font-size-asian="11pt" style:font-size-complex="11pt"/>
    </style:style>
    <style:style style:name="P1056" style:parent-style-name="PreformattedText" style:family="paragraph">
      <style:text-properties fo:font-size="11pt" style:font-size-asian="11pt" style:font-size-complex="11pt"/>
    </style:style>
    <style:style style:name="P1057" style:parent-style-name="PreformattedText" style:family="paragraph">
      <style:text-properties fo:font-size="11pt" style:font-size-asian="11pt" style:font-size-complex="11pt"/>
    </style:style>
    <style:style style:name="P1058" style:parent-style-name="PreformattedText" style:family="paragraph">
      <style:text-properties fo:font-size="11pt" style:font-size-asian="11pt" style:font-size-complex="11pt"/>
    </style:style>
    <style:style style:name="P1059" style:parent-style-name="PreformattedText" style:family="paragraph">
      <style:text-properties fo:font-size="11pt" style:font-size-asian="11pt" style:font-size-complex="11pt"/>
    </style:style>
    <style:style style:name="P1060" style:parent-style-name="PreformattedText" style:family="paragraph">
      <style:text-properties fo:font-size="11pt" style:font-size-asian="11pt" style:font-size-complex="11pt"/>
    </style:style>
    <style:style style:name="P1061" style:parent-style-name="PreformattedText" style:family="paragraph">
      <style:text-properties fo:font-size="11pt" style:font-size-asian="11pt" style:font-size-complex="11pt"/>
    </style:style>
    <style:style style:name="P1062" style:parent-style-name="PreformattedText" style:family="paragraph">
      <style:text-properties fo:font-size="11pt" style:font-size-asian="11pt" style:font-size-complex="11pt"/>
    </style:style>
    <style:style style:name="P1063" style:parent-style-name="PreformattedText" style:family="paragraph">
      <style:text-properties fo:font-size="11pt" style:font-size-asian="11pt" style:font-size-complex="11pt"/>
    </style:style>
    <style:style style:name="P1064" style:parent-style-name="PreformattedText" style:family="paragraph">
      <style:text-properties fo:font-size="11pt" style:font-size-asian="11pt" style:font-size-complex="11pt"/>
    </style:style>
    <style:style style:name="P1065" style:parent-style-name="PreformattedText" style:family="paragraph">
      <style:text-properties fo:font-size="11pt" style:font-size-asian="11pt" style:font-size-complex="11pt"/>
    </style:style>
    <style:style style:name="P1066" style:parent-style-name="PreformattedText" style:family="paragraph">
      <style:text-properties fo:font-size="11pt" style:font-size-asian="11pt" style:font-size-complex="11pt"/>
    </style:style>
    <style:style style:name="P1067" style:parent-style-name="PreformattedText" style:family="paragraph">
      <style:text-properties fo:font-size="11pt" style:font-size-asian="11pt" style:font-size-complex="11pt"/>
    </style:style>
    <style:style style:name="P1068" style:parent-style-name="PreformattedText" style:family="paragraph">
      <style:text-properties fo:font-size="11pt" style:font-size-asian="11pt" style:font-size-complex="11pt"/>
    </style:style>
    <style:style style:name="P1069" style:parent-style-name="PreformattedText" style:family="paragraph">
      <style:text-properties fo:font-size="11pt" style:font-size-asian="11pt" style:font-size-complex="11pt"/>
    </style:style>
    <style:style style:name="P1070" style:parent-style-name="PreformattedText" style:family="paragraph">
      <style:text-properties fo:font-size="11pt" style:font-size-asian="11pt" style:font-size-complex="11pt"/>
    </style:style>
    <style:style style:name="P1071" style:parent-style-name="PreformattedText" style:family="paragraph">
      <style:text-properties fo:font-size="11pt" style:font-size-asian="11pt" style:font-size-complex="11pt"/>
    </style:style>
    <style:style style:name="P1072" style:parent-style-name="PreformattedText" style:family="paragraph">
      <style:text-properties fo:font-size="11pt" style:font-size-asian="11pt" style:font-size-complex="11pt"/>
    </style:style>
    <style:style style:name="P1073" style:parent-style-name="PreformattedText" style:family="paragraph">
      <style:text-properties fo:font-size="11pt" style:font-size-asian="11pt" style:font-size-complex="11pt"/>
    </style:style>
    <style:style style:name="P1074" style:parent-style-name="PreformattedText" style:family="paragraph">
      <style:text-properties fo:font-size="11pt" style:font-size-asian="11pt" style:font-size-complex="11pt"/>
    </style:style>
    <style:style style:name="P1075" style:parent-style-name="PreformattedText" style:family="paragraph">
      <style:text-properties fo:font-size="11pt" style:font-size-asian="11pt" style:font-size-complex="11pt"/>
    </style:style>
    <style:style style:name="P1076" style:parent-style-name="PreformattedText" style:family="paragraph">
      <style:text-properties fo:font-size="11pt" style:font-size-asian="11pt" style:font-size-complex="11pt"/>
    </style:style>
    <style:style style:name="P1077" style:parent-style-name="PreformattedText" style:family="paragraph">
      <style:text-properties fo:font-size="11pt" style:font-size-asian="11pt" style:font-size-complex="11pt"/>
    </style:style>
    <style:style style:name="P1078" style:parent-style-name="PreformattedText" style:family="paragraph">
      <style:text-properties fo:font-size="11pt" style:font-size-asian="11pt" style:font-size-complex="11pt"/>
    </style:style>
    <style:style style:name="P1079" style:parent-style-name="PreformattedText" style:family="paragraph">
      <style:text-properties fo:font-size="11pt" style:font-size-asian="11pt" style:font-size-complex="11pt"/>
    </style:style>
    <style:style style:name="P1080" style:parent-style-name="PreformattedText" style:family="paragraph">
      <style:text-properties fo:font-size="11pt" style:font-size-asian="11pt" style:font-size-complex="11pt"/>
    </style:style>
    <style:style style:name="P1081" style:parent-style-name="PreformattedText" style:family="paragraph">
      <style:text-properties fo:font-size="11pt" style:font-size-asian="11pt" style:font-size-complex="11pt"/>
    </style:style>
    <style:style style:name="P1082" style:parent-style-name="PreformattedText" style:family="paragraph">
      <style:text-properties fo:font-size="11pt" style:font-size-asian="11pt" style:font-size-complex="11pt"/>
    </style:style>
    <style:style style:name="P1083" style:parent-style-name="PreformattedText" style:family="paragraph">
      <style:text-properties fo:font-size="11pt" style:font-size-asian="11pt" style:font-size-complex="11pt"/>
    </style:style>
    <style:style style:name="P1084" style:parent-style-name="PreformattedText" style:family="paragraph">
      <style:text-properties fo:font-size="11pt" style:font-size-asian="11pt" style:font-size-complex="11pt"/>
    </style:style>
    <style:style style:name="P1085" style:parent-style-name="PreformattedText" style:family="paragraph">
      <style:text-properties fo:font-size="11pt" style:font-size-asian="11pt" style:font-size-complex="11pt"/>
    </style:style>
    <style:style style:name="P1086" style:parent-style-name="PreformattedText" style:family="paragraph">
      <style:text-properties fo:font-size="11pt" style:font-size-asian="11pt" style:font-size-complex="11pt"/>
    </style:style>
    <style:style style:name="P1087" style:parent-style-name="PreformattedText" style:family="paragraph">
      <style:text-properties fo:font-size="11pt" style:font-size-asian="11pt" style:font-size-complex="11pt"/>
    </style:style>
    <style:style style:name="P1088" style:parent-style-name="PreformattedText" style:family="paragraph">
      <style:text-properties fo:font-size="11pt" style:font-size-asian="11pt" style:font-size-complex="11pt"/>
    </style:style>
    <style:style style:name="P1089" style:parent-style-name="PreformattedText" style:family="paragraph">
      <style:text-properties fo:font-size="11pt" style:font-size-asian="11pt" style:font-size-complex="11pt"/>
    </style:style>
    <style:style style:name="P1090" style:parent-style-name="PreformattedText" style:family="paragraph">
      <style:text-properties fo:font-size="11pt" style:font-size-asian="11pt" style:font-size-complex="11pt"/>
    </style:style>
    <style:style style:name="P1091" style:parent-style-name="PreformattedText" style:family="paragraph">
      <style:text-properties fo:font-size="11pt" style:font-size-asian="11pt" style:font-size-complex="11pt"/>
    </style:style>
    <style:style style:name="P1092" style:parent-style-name="PreformattedText" style:family="paragraph">
      <style:text-properties fo:font-size="11pt" style:font-size-asian="11pt" style:font-size-complex="11pt"/>
    </style:style>
    <style:style style:name="P1093" style:parent-style-name="PreformattedText" style:family="paragraph">
      <style:text-properties fo:font-size="11pt" style:font-size-asian="11pt" style:font-size-complex="11pt"/>
    </style:style>
    <style:style style:name="P1094" style:parent-style-name="PreformattedText" style:family="paragraph">
      <style:text-properties fo:font-size="11pt" style:font-size-asian="11pt" style:font-size-complex="11pt"/>
    </style:style>
    <style:style style:name="P1095" style:parent-style-name="PreformattedText" style:family="paragraph">
      <style:text-properties fo:font-size="11pt" style:font-size-asian="11pt" style:font-size-complex="11pt"/>
    </style:style>
    <style:style style:name="P1096" style:parent-style-name="PreformattedText" style:family="paragraph">
      <style:text-properties fo:font-size="11pt" style:font-size-asian="11pt" style:font-size-complex="11pt"/>
    </style:style>
    <style:style style:name="P1097" style:parent-style-name="PreformattedText" style:family="paragraph">
      <style:text-properties fo:font-size="11pt" style:font-size-asian="11pt" style:font-size-complex="11pt"/>
    </style:style>
    <style:style style:name="P1098" style:parent-style-name="PreformattedText" style:family="paragraph">
      <style:text-properties fo:font-size="11pt" style:font-size-asian="11pt" style:font-size-complex="11pt"/>
    </style:style>
    <style:style style:name="P1099" style:parent-style-name="PreformattedText" style:family="paragraph">
      <style:text-properties fo:font-size="11pt" style:font-size-asian="11pt" style:font-size-complex="11pt"/>
    </style:style>
    <style:style style:name="P1100" style:parent-style-name="PreformattedText" style:family="paragraph">
      <style:text-properties fo:font-size="11pt" style:font-size-asian="11pt" style:font-size-complex="11pt"/>
    </style:style>
    <style:style style:name="P1101" style:parent-style-name="PreformattedText" style:family="paragraph">
      <style:text-properties fo:font-size="11pt" style:font-size-asian="11pt" style:font-size-complex="11pt"/>
    </style:style>
    <style:style style:name="P1102" style:parent-style-name="PreformattedText" style:family="paragraph">
      <style:text-properties fo:font-size="11pt" style:font-size-asian="11pt" style:font-size-complex="11pt"/>
    </style:style>
    <style:style style:name="P1103" style:parent-style-name="PreformattedText" style:family="paragraph">
      <style:text-properties fo:font-size="11pt" style:font-size-asian="11pt" style:font-size-complex="11pt"/>
    </style:style>
    <style:style style:name="P1104" style:parent-style-name="PreformattedText" style:family="paragraph">
      <style:text-properties fo:font-size="11pt" style:font-size-asian="11pt" style:font-size-complex="11pt"/>
    </style:style>
    <style:style style:name="P1105" style:parent-style-name="PreformattedText" style:family="paragraph">
      <style:text-properties fo:font-size="11pt" style:font-size-asian="11pt" style:font-size-complex="11pt"/>
    </style:style>
    <style:style style:name="P1106" style:parent-style-name="PreformattedText" style:family="paragraph">
      <style:text-properties fo:font-size="11pt" style:font-size-asian="11pt" style:font-size-complex="11pt"/>
    </style:style>
    <style:style style:name="P1107" style:parent-style-name="PreformattedText" style:family="paragraph">
      <style:text-properties fo:font-size="11pt" style:font-size-asian="11pt" style:font-size-complex="11pt"/>
    </style:style>
    <style:style style:name="P1108" style:parent-style-name="PreformattedText" style:family="paragraph">
      <style:text-properties fo:font-size="11pt" style:font-size-asian="11pt" style:font-size-complex="11pt"/>
    </style:style>
    <style:style style:name="P1109" style:parent-style-name="PreformattedText" style:family="paragraph">
      <style:text-properties fo:font-size="11pt" style:font-size-asian="11pt" style:font-size-complex="11pt"/>
    </style:style>
    <style:style style:name="P1110" style:parent-style-name="PreformattedText" style:family="paragraph">
      <style:text-properties fo:font-size="11pt" style:font-size-asian="11pt" style:font-size-complex="11pt"/>
    </style:style>
    <style:style style:name="P1111" style:parent-style-name="PreformattedText" style:family="paragraph">
      <style:text-properties fo:font-size="11pt" style:font-size-asian="11pt" style:font-size-complex="11pt"/>
    </style:style>
    <style:style style:name="P1112" style:parent-style-name="PreformattedText" style:family="paragraph">
      <style:text-properties fo:font-size="11pt" style:font-size-asian="11pt" style:font-size-complex="11pt"/>
    </style:style>
    <style:style style:name="P1113" style:parent-style-name="PreformattedText" style:family="paragraph">
      <style:text-properties fo:font-size="11pt" style:font-size-asian="11pt" style:font-size-complex="11pt"/>
    </style:style>
    <style:style style:name="P1114" style:parent-style-name="PreformattedText" style:family="paragraph">
      <style:text-properties fo:font-size="11pt" style:font-size-asian="11pt" style:font-size-complex="11pt"/>
    </style:style>
    <style:style style:name="P1115" style:parent-style-name="PreformattedText" style:family="paragraph">
      <style:text-properties fo:font-size="11pt" style:font-size-asian="11pt" style:font-size-complex="11pt"/>
    </style:style>
    <style:style style:name="P1116" style:parent-style-name="PreformattedText" style:family="paragraph">
      <style:text-properties fo:font-size="11pt" style:font-size-asian="11pt" style:font-size-complex="11pt"/>
    </style:style>
    <style:style style:name="P1117" style:parent-style-name="PreformattedText" style:family="paragraph">
      <style:text-properties fo:font-size="11pt" style:font-size-asian="11pt" style:font-size-complex="11pt"/>
    </style:style>
    <style:style style:name="P1118" style:parent-style-name="PreformattedText" style:family="paragraph">
      <style:text-properties fo:font-size="11pt" style:font-size-asian="11pt" style:font-size-complex="11pt"/>
    </style:style>
    <style:style style:name="P1119" style:parent-style-name="PreformattedText" style:family="paragraph">
      <style:text-properties fo:font-size="11pt" style:font-size-asian="11pt" style:font-size-complex="11pt"/>
    </style:style>
    <style:style style:name="P1120" style:parent-style-name="PreformattedText" style:family="paragraph">
      <style:text-properties fo:font-size="11pt" style:font-size-asian="11pt" style:font-size-complex="11pt"/>
    </style:style>
    <style:style style:name="P1121" style:parent-style-name="PreformattedText" style:family="paragraph">
      <style:text-properties fo:font-size="11pt" style:font-size-asian="11pt" style:font-size-complex="11pt"/>
    </style:style>
    <style:style style:name="P1122" style:parent-style-name="PreformattedText" style:family="paragraph">
      <style:text-properties fo:font-size="11pt" style:font-size-asian="11pt" style:font-size-complex="11pt"/>
    </style:style>
    <style:style style:name="P1123" style:parent-style-name="PreformattedText" style:family="paragraph">
      <style:text-properties fo:font-size="11pt" style:font-size-asian="11pt" style:font-size-complex="11pt"/>
    </style:style>
    <style:style style:name="P1124" style:parent-style-name="PreformattedText" style:family="paragraph">
      <style:text-properties fo:font-size="11pt" style:font-size-asian="11pt" style:font-size-complex="11pt"/>
    </style:style>
    <style:style style:name="P1125" style:parent-style-name="PreformattedText" style:family="paragraph">
      <style:text-properties fo:font-size="11pt" style:font-size-asian="11pt" style:font-size-complex="11pt"/>
    </style:style>
    <style:style style:name="P1126" style:parent-style-name="PreformattedText" style:family="paragraph">
      <style:text-properties fo:font-size="11pt" style:font-size-asian="11pt" style:font-size-complex="11pt"/>
    </style:style>
    <style:style style:name="P1127" style:parent-style-name="PreformattedText" style:family="paragraph">
      <style:text-properties fo:font-size="11pt" style:font-size-asian="11pt" style:font-size-complex="11pt"/>
    </style:style>
    <style:style style:name="P1128" style:parent-style-name="PreformattedText" style:family="paragraph">
      <style:text-properties fo:font-size="11pt" style:font-size-asian="11pt" style:font-size-complex="11pt"/>
    </style:style>
    <style:style style:name="P1129" style:parent-style-name="PreformattedText" style:family="paragraph">
      <style:text-properties fo:font-size="11pt" style:font-size-asian="11pt" style:font-size-complex="11pt"/>
    </style:style>
    <style:style style:name="P1130" style:parent-style-name="PreformattedText" style:family="paragraph">
      <style:text-properties fo:font-size="11pt" style:font-size-asian="11pt" style:font-size-complex="11pt"/>
    </style:style>
    <style:style style:name="P1131" style:parent-style-name="PreformattedText" style:family="paragraph">
      <style:text-properties fo:font-size="11pt" style:font-size-asian="11pt" style:font-size-complex="11pt"/>
    </style:style>
    <style:style style:name="P1132" style:parent-style-name="PreformattedText" style:family="paragraph">
      <style:text-properties fo:font-size="11pt" style:font-size-asian="11pt" style:font-size-complex="11pt"/>
    </style:style>
    <style:style style:name="P1133" style:parent-style-name="PreformattedText" style:family="paragraph">
      <style:text-properties fo:font-size="11pt" style:font-size-asian="11pt" style:font-size-complex="11pt"/>
    </style:style>
    <style:style style:name="P1134" style:parent-style-name="PreformattedText" style:family="paragraph">
      <style:text-properties fo:font-size="11pt" style:font-size-asian="11pt" style:font-size-complex="11pt"/>
    </style:style>
    <style:style style:name="P1135" style:parent-style-name="PreformattedText" style:family="paragraph">
      <style:text-properties fo:font-size="11pt" style:font-size-asian="11pt" style:font-size-complex="11pt"/>
    </style:style>
    <style:style style:name="P1136" style:parent-style-name="PreformattedText" style:family="paragraph">
      <style:text-properties fo:font-size="11pt" style:font-size-asian="11pt" style:font-size-complex="11pt"/>
    </style:style>
    <style:style style:name="P1137" style:parent-style-name="PreformattedText" style:family="paragraph">
      <style:text-properties fo:font-size="11pt" style:font-size-asian="11pt" style:font-size-complex="11pt"/>
    </style:style>
    <style:style style:name="P1138" style:parent-style-name="PreformattedText" style:family="paragraph">
      <style:text-properties fo:font-size="11pt" style:font-size-asian="11pt" style:font-size-complex="11pt"/>
    </style:style>
    <style:style style:name="P1139" style:parent-style-name="PreformattedText" style:family="paragraph">
      <style:text-properties fo:font-size="11pt" style:font-size-asian="11pt" style:font-size-complex="11pt"/>
    </style:style>
    <style:style style:name="P1140" style:parent-style-name="PreformattedText" style:family="paragraph">
      <style:text-properties fo:font-size="11pt" style:font-size-asian="11pt" style:font-size-complex="11pt"/>
    </style:style>
    <style:style style:name="P1141" style:parent-style-name="PreformattedText" style:family="paragraph">
      <style:text-properties fo:font-size="11pt" style:font-size-asian="11pt" style:font-size-complex="11pt"/>
    </style:style>
    <style:style style:name="P1142" style:parent-style-name="PreformattedText" style:family="paragraph">
      <style:text-properties fo:font-size="11pt" style:font-size-asian="11pt" style:font-size-complex="11pt"/>
    </style:style>
    <style:style style:name="P1143" style:parent-style-name="PreformattedText" style:family="paragraph">
      <style:text-properties fo:font-size="11pt" style:font-size-asian="11pt" style:font-size-complex="11pt"/>
    </style:style>
    <style:style style:name="P1144" style:parent-style-name="PreformattedText" style:family="paragraph">
      <style:text-properties fo:font-size="11pt" style:font-size-asian="11pt" style:font-size-complex="11pt"/>
    </style:style>
    <style:style style:name="P1145" style:parent-style-name="PreformattedText" style:family="paragraph">
      <style:text-properties fo:font-size="11pt" style:font-size-asian="11pt" style:font-size-complex="11pt"/>
    </style:style>
    <style:style style:name="P1146" style:parent-style-name="PreformattedText" style:family="paragraph">
      <style:text-properties fo:font-size="11pt" style:font-size-asian="11pt" style:font-size-complex="11pt"/>
    </style:style>
    <style:style style:name="P1147" style:parent-style-name="PreformattedText" style:family="paragraph">
      <style:text-properties fo:font-size="11pt" style:font-size-asian="11pt" style:font-size-complex="11pt"/>
    </style:style>
    <style:style style:name="P1148" style:parent-style-name="PreformattedText" style:family="paragraph">
      <style:text-properties fo:font-size="11pt" style:font-size-asian="11pt" style:font-size-complex="11pt"/>
    </style:style>
    <style:style style:name="P1149" style:parent-style-name="PreformattedText" style:family="paragraph">
      <style:text-properties fo:font-size="11pt" style:font-size-asian="11pt" style:font-size-complex="11pt"/>
    </style:style>
    <style:style style:name="P1150" style:parent-style-name="PreformattedText" style:family="paragraph">
      <style:text-properties fo:font-size="11pt" style:font-size-asian="11pt" style:font-size-complex="11pt"/>
    </style:style>
    <style:style style:name="P1151" style:parent-style-name="PreformattedText" style:family="paragraph">
      <style:text-properties fo:font-size="11pt" style:font-size-asian="11pt" style:font-size-complex="11pt"/>
    </style:style>
    <style:style style:name="P1152" style:parent-style-name="PreformattedText" style:family="paragraph">
      <style:text-properties fo:font-size="11pt" style:font-size-asian="11pt" style:font-size-complex="11pt"/>
    </style:style>
    <style:style style:name="P1153" style:parent-style-name="PreformattedText" style:family="paragraph">
      <style:text-properties fo:font-size="11pt" style:font-size-asian="11pt" style:font-size-complex="11pt"/>
    </style:style>
    <style:style style:name="P1154" style:parent-style-name="PreformattedText" style:family="paragraph">
      <style:text-properties fo:font-size="11pt" style:font-size-asian="11pt" style:font-size-complex="11pt"/>
    </style:style>
    <style:style style:name="P1155" style:parent-style-name="PreformattedText" style:family="paragraph">
      <style:text-properties fo:font-size="11pt" style:font-size-asian="11pt" style:font-size-complex="11pt"/>
    </style:style>
    <style:style style:name="P1156" style:parent-style-name="PreformattedText" style:family="paragraph">
      <style:text-properties fo:font-size="11pt" style:font-size-asian="11pt" style:font-size-complex="11pt"/>
    </style:style>
    <style:style style:name="P1157" style:parent-style-name="PreformattedText" style:family="paragraph">
      <style:text-properties fo:font-size="11pt" style:font-size-asian="11pt" style:font-size-complex="11pt"/>
    </style:style>
    <style:style style:name="P1158" style:parent-style-name="PreformattedText" style:family="paragraph">
      <style:text-properties fo:font-size="11pt" style:font-size-asian="11pt" style:font-size-complex="11pt"/>
    </style:style>
    <style:style style:name="P1159" style:parent-style-name="PreformattedText" style:family="paragraph">
      <style:text-properties fo:font-size="11pt" style:font-size-asian="11pt" style:font-size-complex="11pt"/>
    </style:style>
    <style:style style:name="P1160" style:parent-style-name="PreformattedText" style:family="paragraph">
      <style:text-properties fo:font-size="11pt" style:font-size-asian="11pt" style:font-size-complex="11pt"/>
    </style:style>
    <style:style style:name="P1161" style:parent-style-name="PreformattedText" style:family="paragraph">
      <style:text-properties fo:font-size="11pt" style:font-size-asian="11pt" style:font-size-complex="11pt"/>
    </style:style>
    <style:style style:name="P1162" style:parent-style-name="PreformattedText" style:family="paragraph">
      <style:text-properties fo:font-size="11pt" style:font-size-asian="11pt" style:font-size-complex="11pt"/>
    </style:style>
    <style:style style:name="P1163" style:parent-style-name="PreformattedText" style:family="paragraph">
      <style:text-properties fo:font-size="11pt" style:font-size-asian="11pt" style:font-size-complex="11pt"/>
    </style:style>
    <style:style style:name="P1164" style:parent-style-name="PreformattedText" style:family="paragraph">
      <style:text-properties fo:font-size="11pt" style:font-size-asian="11pt" style:font-size-complex="11pt"/>
    </style:style>
    <style:style style:name="P1165" style:parent-style-name="PreformattedText" style:family="paragraph">
      <style:text-properties fo:font-size="11pt" style:font-size-asian="11pt" style:font-size-complex="11pt"/>
    </style:style>
    <style:style style:name="P1166" style:parent-style-name="PreformattedText" style:family="paragraph">
      <style:text-properties fo:font-size="11pt" style:font-size-asian="11pt" style:font-size-complex="11pt"/>
    </style:style>
    <style:style style:name="P1167" style:parent-style-name="PreformattedText" style:family="paragraph">
      <style:text-properties fo:font-size="11pt" style:font-size-asian="11pt" style:font-size-complex="11pt"/>
    </style:style>
    <style:style style:name="P1168" style:parent-style-name="PreformattedText" style:family="paragraph">
      <style:text-properties fo:font-size="11pt" style:font-size-asian="11pt" style:font-size-complex="11pt"/>
    </style:style>
    <style:style style:name="P1169" style:parent-style-name="PreformattedText" style:family="paragraph">
      <style:text-properties fo:font-size="11pt" style:font-size-asian="11pt" style:font-size-complex="11pt"/>
    </style:style>
    <style:style style:name="P1170" style:parent-style-name="PreformattedText" style:family="paragraph">
      <style:text-properties fo:font-size="11pt" style:font-size-asian="11pt" style:font-size-complex="11pt"/>
    </style:style>
    <style:style style:name="P1171" style:parent-style-name="PreformattedText" style:family="paragraph">
      <style:text-properties fo:font-size="11pt" style:font-size-asian="11pt" style:font-size-complex="11pt"/>
    </style:style>
    <style:style style:name="P1172" style:parent-style-name="PreformattedText" style:family="paragraph">
      <style:text-properties fo:font-size="11pt" style:font-size-asian="11pt" style:font-size-complex="11pt"/>
    </style:style>
    <style:style style:name="P1173" style:parent-style-name="PreformattedText" style:family="paragraph">
      <style:text-properties fo:font-size="11pt" style:font-size-asian="11pt" style:font-size-complex="11pt"/>
    </style:style>
    <style:style style:name="P1174" style:parent-style-name="PreformattedText" style:family="paragraph">
      <style:text-properties fo:font-size="11pt" style:font-size-asian="11pt" style:font-size-complex="11pt"/>
    </style:style>
    <style:style style:name="P1175" style:parent-style-name="PreformattedText" style:family="paragraph">
      <style:text-properties fo:font-size="11pt" style:font-size-asian="11pt" style:font-size-complex="11pt"/>
    </style:style>
    <style:style style:name="P1176" style:parent-style-name="PreformattedText" style:family="paragraph">
      <style:text-properties fo:font-size="11pt" style:font-size-asian="11pt" style:font-size-complex="11pt"/>
    </style:style>
    <style:style style:name="P1177" style:parent-style-name="PreformattedText" style:family="paragraph">
      <style:text-properties fo:font-size="11pt" style:font-size-asian="11pt" style:font-size-complex="11pt"/>
    </style:style>
    <style:style style:name="P1178" style:parent-style-name="PreformattedText" style:family="paragraph">
      <style:text-properties fo:font-size="11pt" style:font-size-asian="11pt" style:font-size-complex="11pt"/>
    </style:style>
    <style:style style:name="P1179" style:parent-style-name="PreformattedText" style:family="paragraph">
      <style:text-properties fo:font-size="11pt" style:font-size-asian="11pt" style:font-size-complex="11pt"/>
    </style:style>
    <style:style style:name="P1180" style:parent-style-name="PreformattedText" style:family="paragraph">
      <style:text-properties fo:font-size="11pt" style:font-size-asian="11pt" style:font-size-complex="11pt"/>
    </style:style>
    <style:style style:name="P1181" style:parent-style-name="PreformattedText" style:family="paragraph">
      <style:text-properties fo:font-size="11pt" style:font-size-asian="11pt" style:font-size-complex="11pt"/>
    </style:style>
    <style:style style:name="P1182" style:parent-style-name="PreformattedText" style:family="paragraph">
      <style:text-properties fo:font-size="11pt" style:font-size-asian="11pt" style:font-size-complex="11pt"/>
    </style:style>
    <style:style style:name="P1183" style:parent-style-name="PreformattedText" style:family="paragraph">
      <style:text-properties fo:font-size="11pt" style:font-size-asian="11pt" style:font-size-complex="11pt"/>
    </style:style>
    <style:style style:name="P1184" style:parent-style-name="PreformattedText" style:family="paragraph">
      <style:text-properties fo:font-size="11pt" style:font-size-asian="11pt" style:font-size-complex="11pt"/>
    </style:style>
    <style:style style:name="P1185" style:parent-style-name="PreformattedText" style:family="paragraph">
      <style:text-properties fo:font-size="11pt" style:font-size-asian="11pt" style:font-size-complex="11pt"/>
    </style:style>
    <style:style style:name="P1186" style:parent-style-name="PreformattedText" style:family="paragraph">
      <style:text-properties fo:font-size="11pt" style:font-size-asian="11pt" style:font-size-complex="11pt"/>
    </style:style>
    <style:style style:name="P1187" style:parent-style-name="PreformattedText" style:family="paragraph">
      <style:text-properties fo:font-size="11pt" style:font-size-asian="11pt" style:font-size-complex="11pt"/>
    </style:style>
    <style:style style:name="P1188" style:parent-style-name="PreformattedText" style:family="paragraph">
      <style:text-properties fo:font-size="11pt" style:font-size-asian="11pt" style:font-size-complex="11pt"/>
    </style:style>
    <style:style style:name="P1189" style:parent-style-name="PreformattedText" style:family="paragraph">
      <style:text-properties fo:font-size="11pt" style:font-size-asian="11pt" style:font-size-complex="11pt"/>
    </style:style>
    <style:style style:name="T1190" style:parent-style-name="DefaultParagraphFont" style:family="text">
      <style:text-properties fo:font-size="11pt" style:font-size-asian="11pt" style:font-size-complex="11pt"/>
    </style:style>
    <style:style style:name="T1191" style:parent-style-name="DefaultParagraphFont" style:family="text">
      <style:text-properties fo:font-size="11pt" style:font-size-asian="11pt" style:font-size-complex="11pt"/>
    </style:style>
    <style:style style:name="T1192" style:parent-style-name="DefaultParagraphFont" style:family="text">
      <style:text-properties fo:font-size="11pt" style:font-size-asian="11pt" style:font-size-complex="11pt" fo:language="bg" fo:country="BG"/>
    </style:style>
    <style:style style:name="T1193" style:parent-style-name="DefaultParagraphFont" style:family="text">
      <style:text-properties fo:font-size="11pt" style:font-size-asian="11pt" style:font-size-complex="11pt"/>
    </style:style>
    <style:style style:name="P1194" style:parent-style-name="PreformattedText" style:family="paragraph">
      <style:text-properties fo:font-size="11pt" style:font-size-asian="11pt" style:font-size-complex="11pt"/>
    </style:style>
    <style:style style:name="P1195" style:parent-style-name="PreformattedText" style:family="paragraph">
      <style:text-properties fo:font-size="11pt" style:font-size-asian="11pt" style:font-size-complex="11pt"/>
    </style:style>
    <style:style style:name="P1196" style:parent-style-name="PreformattedText" style:family="paragraph">
      <style:text-properties fo:font-size="11pt" style:font-size-asian="11pt" style:font-size-complex="11pt"/>
    </style:style>
    <style:style style:name="P1197" style:parent-style-name="PreformattedText" style:family="paragraph">
      <style:text-properties fo:font-size="11pt" style:font-size-asian="11pt" style:font-size-complex="11pt"/>
    </style:style>
    <style:style style:name="P1198" style:parent-style-name="PreformattedText" style:family="paragraph">
      <style:text-properties fo:font-size="11pt" style:font-size-asian="11pt" style:font-size-complex="11pt"/>
    </style:style>
    <style:style style:name="P1199" style:parent-style-name="PreformattedText" style:family="paragraph">
      <style:text-properties fo:font-size="11pt" style:font-size-asian="11pt" style:font-size-complex="11pt"/>
    </style:style>
    <style:style style:name="P1200" style:parent-style-name="PreformattedText" style:family="paragraph">
      <style:text-properties fo:font-size="11pt" style:font-size-asian="11pt" style:font-size-complex="11pt"/>
    </style:style>
    <style:style style:name="P1201" style:parent-style-name="PreformattedText" style:family="paragraph">
      <style:text-properties fo:font-size="11pt" style:font-size-asian="11pt" style:font-size-complex="11pt"/>
    </style:style>
    <style:style style:name="P1202" style:parent-style-name="PreformattedText" style:family="paragraph">
      <style:text-properties fo:font-size="11pt" style:font-size-asian="11pt" style:font-size-complex="11pt"/>
    </style:style>
    <style:style style:name="P1203" style:parent-style-name="PreformattedText" style:family="paragraph">
      <style:text-properties fo:font-size="11pt" style:font-size-asian="11pt" style:font-size-complex="11pt"/>
    </style:style>
    <style:style style:name="P1204" style:parent-style-name="PreformattedText" style:family="paragraph">
      <style:text-properties fo:font-size="11pt" style:font-size-asian="11pt" style:font-size-complex="11pt"/>
    </style:style>
    <style:style style:name="P1205" style:parent-style-name="PreformattedText" style:family="paragraph">
      <style:text-properties fo:font-size="11pt" style:font-size-asian="11pt" style:font-size-complex="11pt"/>
    </style:style>
    <style:style style:name="P1206" style:parent-style-name="PreformattedText" style:family="paragraph">
      <style:text-properties fo:font-size="11pt" style:font-size-asian="11pt" style:font-size-complex="11pt"/>
    </style:style>
    <style:style style:name="P1207" style:parent-style-name="PreformattedText" style:family="paragraph">
      <style:text-properties fo:font-size="11pt" style:font-size-asian="11pt" style:font-size-complex="11pt"/>
    </style:style>
    <style:style style:name="P1208" style:parent-style-name="PreformattedText" style:family="paragraph">
      <style:text-properties fo:font-size="11pt" style:font-size-asian="11pt" style:font-size-complex="11pt"/>
    </style:style>
    <style:style style:name="P1209" style:parent-style-name="PreformattedText" style:family="paragraph">
      <style:text-properties fo:font-size="11pt" style:font-size-asian="11pt" style:font-size-complex="11pt"/>
    </style:style>
    <style:style style:name="P1210" style:parent-style-name="PreformattedText" style:family="paragraph">
      <style:text-properties fo:font-size="11pt" style:font-size-asian="11pt" style:font-size-complex="11pt"/>
    </style:style>
    <style:style style:name="P1211" style:parent-style-name="PreformattedText" style:family="paragraph">
      <style:text-properties fo:font-size="11pt" style:font-size-asian="11pt" style:font-size-complex="11pt"/>
    </style:style>
    <style:style style:name="P1212" style:parent-style-name="PreformattedText" style:family="paragraph">
      <style:text-properties fo:font-size="11pt" style:font-size-asian="11pt" style:font-size-complex="11pt"/>
    </style:style>
    <style:style style:name="P1213" style:parent-style-name="PreformattedText" style:family="paragraph">
      <style:text-properties fo:font-size="11pt" style:font-size-asian="11pt" style:font-size-complex="11pt"/>
    </style:style>
    <style:style style:name="P1214" style:parent-style-name="PreformattedText" style:family="paragraph">
      <style:text-properties fo:font-size="11pt" style:font-size-asian="11pt" style:font-size-complex="11pt"/>
    </style:style>
    <style:style style:name="P1215" style:parent-style-name="PreformattedText" style:family="paragraph">
      <style:text-properties fo:font-size="11pt" style:font-size-asian="11pt" style:font-size-complex="11pt"/>
    </style:style>
    <style:style style:name="P1216" style:parent-style-name="PreformattedText" style:family="paragraph">
      <style:text-properties fo:font-size="11pt" style:font-size-asian="11pt" style:font-size-complex="11pt"/>
    </style:style>
    <style:style style:name="P1217" style:parent-style-name="PreformattedText" style:family="paragraph">
      <style:text-properties fo:font-size="11pt" style:font-size-asian="11pt" style:font-size-complex="11pt"/>
    </style:style>
    <style:style style:name="P1218" style:parent-style-name="PreformattedText" style:family="paragraph">
      <style:text-properties fo:font-size="11pt" style:font-size-asian="11pt" style:font-size-complex="11pt"/>
    </style:style>
    <style:style style:name="P1219" style:parent-style-name="PreformattedText" style:family="paragraph">
      <style:text-properties fo:font-size="11pt" style:font-size-asian="11pt" style:font-size-complex="11pt"/>
    </style:style>
    <style:style style:name="P1220" style:parent-style-name="PreformattedText" style:family="paragraph">
      <style:text-properties fo:font-size="11pt" style:font-size-asian="11pt" style:font-size-complex="11pt"/>
    </style:style>
    <style:style style:name="P1221" style:parent-style-name="PreformattedText" style:family="paragraph">
      <style:text-properties fo:font-size="11pt" style:font-size-asian="11pt" style:font-size-complex="11pt"/>
    </style:style>
    <style:style style:name="P1222" style:parent-style-name="PreformattedText" style:family="paragraph">
      <style:text-properties fo:font-size="11pt" style:font-size-asian="11pt" style:font-size-complex="11pt"/>
    </style:style>
    <style:style style:name="P1223" style:parent-style-name="PreformattedText" style:family="paragraph">
      <style:text-properties fo:font-size="11pt" style:font-size-asian="11pt" style:font-size-complex="11pt"/>
    </style:style>
    <style:style style:name="P1224" style:parent-style-name="PreformattedText" style:family="paragraph">
      <style:text-properties fo:font-size="11pt" style:font-size-asian="11pt" style:font-size-complex="11pt"/>
    </style:style>
    <style:style style:name="P1225" style:parent-style-name="PreformattedText" style:family="paragraph">
      <style:text-properties fo:font-size="11pt" style:font-size-asian="11pt" style:font-size-complex="11pt"/>
    </style:style>
    <style:style style:name="P1226" style:parent-style-name="PreformattedText" style:family="paragraph">
      <style:text-properties fo:font-size="11pt" style:font-size-asian="11pt" style:font-size-complex="11pt"/>
    </style:style>
    <style:style style:name="P1227" style:parent-style-name="PreformattedText" style:family="paragraph">
      <style:text-properties fo:font-size="11pt" style:font-size-asian="11pt" style:font-size-complex="11pt"/>
    </style:style>
    <style:style style:name="P1228" style:parent-style-name="PreformattedText" style:family="paragraph">
      <style:text-properties fo:font-size="11pt" style:font-size-asian="11pt" style:font-size-complex="11pt"/>
    </style:style>
    <style:style style:name="P1229" style:parent-style-name="PreformattedText" style:family="paragraph">
      <style:text-properties fo:font-size="11pt" style:font-size-asian="11pt" style:font-size-complex="11pt"/>
    </style:style>
    <style:style style:name="P1230" style:parent-style-name="PreformattedText" style:family="paragraph">
      <style:text-properties fo:font-size="11pt" style:font-size-asian="11pt" style:font-size-complex="11pt"/>
    </style:style>
    <style:style style:name="P1231" style:parent-style-name="PreformattedText" style:family="paragraph">
      <style:text-properties fo:font-size="11pt" style:font-size-asian="11pt" style:font-size-complex="11pt"/>
    </style:style>
    <style:style style:name="P1232" style:parent-style-name="PreformattedText" style:family="paragraph">
      <style:text-properties fo:font-size="11pt" style:font-size-asian="11pt" style:font-size-complex="11pt"/>
    </style:style>
    <style:style style:name="P1233" style:parent-style-name="PreformattedText" style:family="paragraph">
      <style:text-properties fo:font-size="11pt" style:font-size-asian="11pt" style:font-size-complex="11pt"/>
    </style:style>
    <style:style style:name="P1234" style:parent-style-name="PreformattedText" style:family="paragraph">
      <style:text-properties fo:font-size="11pt" style:font-size-asian="11pt" style:font-size-complex="11pt"/>
    </style:style>
    <style:style style:name="P1235" style:parent-style-name="PreformattedText" style:family="paragraph">
      <style:text-properties fo:font-size="11pt" style:font-size-asian="11pt" style:font-size-complex="11pt"/>
    </style:style>
    <style:style style:name="P1236" style:parent-style-name="PreformattedText" style:family="paragraph">
      <style:text-properties fo:font-size="11pt" style:font-size-asian="11pt" style:font-size-complex="11pt"/>
    </style:style>
    <style:style style:name="P1237" style:parent-style-name="PreformattedText" style:family="paragraph">
      <style:text-properties fo:font-size="11pt" style:font-size-asian="11pt" style:font-size-complex="11pt"/>
    </style:style>
    <style:style style:name="P1238" style:parent-style-name="PreformattedText" style:family="paragraph">
      <style:text-properties fo:font-size="11pt" style:font-size-asian="11pt" style:font-size-complex="11pt"/>
    </style:style>
    <style:style style:name="P1239" style:parent-style-name="PreformattedText" style:family="paragraph">
      <style:text-properties fo:font-size="11pt" style:font-size-asian="11pt" style:font-size-complex="11pt"/>
    </style:style>
    <style:style style:name="P1240" style:parent-style-name="PreformattedText" style:family="paragraph">
      <style:text-properties fo:font-size="11pt" style:font-size-asian="11pt" style:font-size-complex="11pt"/>
    </style:style>
    <style:style style:name="P1241" style:parent-style-name="PreformattedText" style:family="paragraph">
      <style:text-properties fo:font-size="11pt" style:font-size-asian="11pt" style:font-size-complex="11pt"/>
    </style:style>
    <style:style style:name="P1242" style:parent-style-name="PreformattedText" style:family="paragraph">
      <style:text-properties fo:font-size="11pt" style:font-size-asian="11pt" style:font-size-complex="11pt"/>
    </style:style>
    <style:style style:name="P1243" style:parent-style-name="PreformattedText" style:family="paragraph">
      <style:text-properties fo:font-size="11pt" style:font-size-asian="11pt" style:font-size-complex="11pt"/>
    </style:style>
    <style:style style:name="P1244" style:parent-style-name="PreformattedText" style:family="paragraph">
      <style:text-properties fo:font-size="11pt" style:font-size-asian="11pt" style:font-size-complex="11pt"/>
    </style:style>
    <style:style style:name="P1245" style:parent-style-name="PreformattedText" style:family="paragraph">
      <style:text-properties fo:font-size="11pt" style:font-size-asian="11pt" style:font-size-complex="11pt"/>
    </style:style>
    <style:style style:name="P1246" style:parent-style-name="PreformattedText" style:family="paragraph">
      <style:text-properties fo:font-size="11pt" style:font-size-asian="11pt" style:font-size-complex="11pt"/>
    </style:style>
    <style:style style:name="P1247" style:parent-style-name="PreformattedText" style:family="paragraph">
      <style:text-properties fo:font-size="11pt" style:font-size-asian="11pt" style:font-size-complex="11pt"/>
    </style:style>
    <style:style style:name="P1248" style:parent-style-name="PreformattedText" style:family="paragraph">
      <style:text-properties fo:font-size="11pt" style:font-size-asian="11pt" style:font-size-complex="11pt"/>
    </style:style>
    <style:style style:name="P1249" style:parent-style-name="PreformattedText" style:family="paragraph">
      <style:text-properties fo:font-size="11pt" style:font-size-asian="11pt" style:font-size-complex="11pt"/>
    </style:style>
    <style:style style:name="P1250" style:parent-style-name="PreformattedText" style:family="paragraph">
      <style:text-properties fo:font-size="11pt" style:font-size-asian="11pt" style:font-size-complex="11pt"/>
    </style:style>
    <style:style style:name="P1251" style:parent-style-name="PreformattedText" style:family="paragraph">
      <style:text-properties fo:font-size="11pt" style:font-size-asian="11pt" style:font-size-complex="11pt"/>
    </style:style>
    <style:style style:name="P1252" style:parent-style-name="PreformattedText" style:family="paragraph">
      <style:text-properties fo:font-size="11pt" style:font-size-asian="11pt" style:font-size-complex="11pt"/>
    </style:style>
    <style:style style:name="P1253" style:parent-style-name="PreformattedText" style:family="paragraph">
      <style:text-properties fo:font-size="11pt" style:font-size-asian="11pt" style:font-size-complex="11pt"/>
    </style:style>
    <style:style style:name="P1254" style:parent-style-name="PreformattedText" style:family="paragraph">
      <style:text-properties fo:font-size="11pt" style:font-size-asian="11pt" style:font-size-complex="11pt"/>
    </style:style>
    <style:style style:name="P1255" style:parent-style-name="PreformattedText" style:family="paragraph">
      <style:text-properties fo:font-size="11pt" style:font-size-asian="11pt" style:font-size-complex="11pt"/>
    </style:style>
    <style:style style:name="P1256" style:parent-style-name="PreformattedText" style:family="paragraph">
      <style:text-properties fo:font-size="11pt" style:font-size-asian="11pt" style:font-size-complex="11pt"/>
    </style:style>
    <style:style style:name="P1257" style:parent-style-name="PreformattedText" style:family="paragraph">
      <style:text-properties fo:font-size="11pt" style:font-size-asian="11pt" style:font-size-complex="11pt"/>
    </style:style>
    <style:style style:name="P1258" style:parent-style-name="PreformattedText" style:family="paragraph">
      <style:text-properties fo:font-size="11pt" style:font-size-asian="11pt" style:font-size-complex="11pt"/>
    </style:style>
    <style:style style:name="P1259" style:parent-style-name="PreformattedText" style:family="paragraph">
      <style:text-properties fo:font-size="11pt" style:font-size-asian="11pt" style:font-size-complex="11pt"/>
    </style:style>
    <style:style style:name="P1260" style:parent-style-name="PreformattedText" style:family="paragraph">
      <style:text-properties fo:font-size="11pt" style:font-size-asian="11pt" style:font-size-complex="11pt"/>
    </style:style>
    <style:style style:name="P1261" style:parent-style-name="PreformattedText" style:family="paragraph">
      <style:text-properties fo:font-size="11pt" style:font-size-asian="11pt" style:font-size-complex="11pt"/>
    </style:style>
    <style:style style:name="P1262" style:parent-style-name="PreformattedText" style:family="paragraph">
      <style:text-properties fo:font-size="11pt" style:font-size-asian="11pt" style:font-size-complex="11pt"/>
    </style:style>
    <style:style style:name="P1263" style:parent-style-name="PreformattedText" style:family="paragraph">
      <style:text-properties fo:font-size="11pt" style:font-size-asian="11pt" style:font-size-complex="11pt"/>
    </style:style>
    <style:style style:name="P1264" style:parent-style-name="PreformattedText" style:family="paragraph">
      <style:text-properties fo:font-size="11pt" style:font-size-asian="11pt" style:font-size-complex="11pt"/>
    </style:style>
    <style:style style:name="P1265" style:parent-style-name="PreformattedText" style:family="paragraph">
      <style:text-properties fo:font-size="11pt" style:font-size-asian="11pt" style:font-size-complex="11pt"/>
    </style:style>
    <style:style style:name="P1266" style:parent-style-name="PreformattedText" style:family="paragraph">
      <style:text-properties fo:font-size="11pt" style:font-size-asian="11pt" style:font-size-complex="11pt"/>
    </style:style>
    <style:style style:name="P1267" style:parent-style-name="PreformattedText" style:family="paragraph">
      <style:text-properties fo:font-size="11pt" style:font-size-asian="11pt" style:font-size-complex="11pt"/>
    </style:style>
    <style:style style:name="P1268" style:parent-style-name="PreformattedText" style:family="paragraph">
      <style:text-properties fo:font-size="11pt" style:font-size-asian="11pt" style:font-size-complex="11pt"/>
    </style:style>
    <style:style style:name="P1269" style:parent-style-name="PreformattedText" style:family="paragraph">
      <style:text-properties fo:font-size="11pt" style:font-size-asian="11pt" style:font-size-complex="11pt"/>
    </style:style>
    <style:style style:name="P1270" style:parent-style-name="PreformattedText" style:family="paragraph">
      <style:text-properties fo:font-size="11pt" style:font-size-asian="11pt" style:font-size-complex="11pt"/>
    </style:style>
    <style:style style:name="P1271" style:parent-style-name="PreformattedText" style:family="paragraph">
      <style:text-properties fo:font-size="11pt" style:font-size-asian="11pt" style:font-size-complex="11pt"/>
    </style:style>
    <style:style style:name="P1272" style:parent-style-name="PreformattedText" style:family="paragraph">
      <style:text-properties fo:font-size="11pt" style:font-size-asian="11pt" style:font-size-complex="11pt"/>
    </style:style>
    <style:style style:name="P1273" style:parent-style-name="PreformattedText" style:family="paragraph">
      <style:text-properties fo:font-size="11pt" style:font-size-asian="11pt" style:font-size-complex="11pt"/>
    </style:style>
    <style:style style:name="P1274" style:parent-style-name="PreformattedText" style:family="paragraph">
      <style:text-properties fo:font-size="11pt" style:font-size-asian="11pt" style:font-size-complex="11pt"/>
    </style:style>
    <style:style style:name="P1275" style:parent-style-name="PreformattedText" style:family="paragraph">
      <style:text-properties fo:font-size="11pt" style:font-size-asian="11pt" style:font-size-complex="11pt"/>
    </style:style>
    <style:style style:name="P1276" style:parent-style-name="PreformattedText" style:family="paragraph">
      <style:text-properties fo:font-size="11pt" style:font-size-asian="11pt" style:font-size-complex="11pt"/>
    </style:style>
    <style:style style:name="P1277" style:parent-style-name="PreformattedText" style:family="paragraph">
      <style:text-properties fo:font-size="11pt" style:font-size-asian="11pt" style:font-size-complex="11pt"/>
    </style:style>
    <style:style style:name="P1278" style:parent-style-name="PreformattedText" style:family="paragraph">
      <style:text-properties fo:font-size="11pt" style:font-size-asian="11pt" style:font-size-complex="11pt"/>
    </style:style>
    <style:style style:name="P1279" style:parent-style-name="PreformattedText" style:family="paragraph">
      <style:text-properties fo:font-size="11pt" style:font-size-asian="11pt" style:font-size-complex="11pt"/>
    </style:style>
    <style:style style:name="P1280" style:parent-style-name="PreformattedText" style:family="paragraph">
      <style:text-properties fo:font-size="11pt" style:font-size-asian="11pt" style:font-size-complex="11pt"/>
    </style:style>
    <style:style style:name="P1281" style:parent-style-name="PreformattedText" style:family="paragraph">
      <style:text-properties fo:font-size="11pt" style:font-size-asian="11pt" style:font-size-complex="11pt"/>
    </style:style>
    <style:style style:name="P1282" style:parent-style-name="PreformattedText" style:family="paragraph">
      <style:text-properties fo:font-size="11pt" style:font-size-asian="11pt" style:font-size-complex="11pt"/>
    </style:style>
    <style:style style:name="P1283" style:parent-style-name="PreformattedText" style:family="paragraph">
      <style:text-properties fo:font-size="11pt" style:font-size-asian="11pt" style:font-size-complex="11pt"/>
    </style:style>
    <style:style style:name="P1284" style:parent-style-name="PreformattedText" style:family="paragraph">
      <style:text-properties fo:font-size="11pt" style:font-size-asian="11pt" style:font-size-complex="11pt"/>
    </style:style>
    <style:style style:name="P1285" style:parent-style-name="PreformattedText" style:family="paragraph">
      <style:text-properties fo:font-size="11pt" style:font-size-asian="11pt" style:font-size-complex="11pt"/>
    </style:style>
    <style:style style:name="P1286" style:parent-style-name="PreformattedText" style:family="paragraph">
      <style:text-properties fo:font-size="11pt" style:font-size-asian="11pt" style:font-size-complex="11pt"/>
    </style:style>
    <style:style style:name="P1287" style:parent-style-name="PreformattedText" style:family="paragraph">
      <style:text-properties fo:font-size="11pt" style:font-size-asian="11pt" style:font-size-complex="11pt"/>
    </style:style>
    <style:style style:name="P1288" style:parent-style-name="PreformattedText" style:family="paragraph">
      <style:text-properties fo:font-size="11pt" style:font-size-asian="11pt" style:font-size-complex="11pt"/>
    </style:style>
    <style:style style:name="P1289" style:parent-style-name="PreformattedText" style:family="paragraph">
      <style:text-properties fo:font-size="11pt" style:font-size-asian="11pt" style:font-size-complex="11pt"/>
    </style:style>
    <style:style style:name="P1290" style:parent-style-name="PreformattedText" style:family="paragraph">
      <style:text-properties fo:font-size="11pt" style:font-size-asian="11pt" style:font-size-complex="11pt"/>
    </style:style>
    <style:style style:name="P1291" style:parent-style-name="PreformattedText" style:family="paragraph">
      <style:text-properties fo:font-size="11pt" style:font-size-asian="11pt" style:font-size-complex="11pt"/>
    </style:style>
    <style:style style:name="P1292" style:parent-style-name="PreformattedText" style:family="paragraph">
      <style:text-properties fo:font-size="11pt" style:font-size-asian="11pt" style:font-size-complex="11pt"/>
    </style:style>
    <style:style style:name="P1293" style:parent-style-name="PreformattedText" style:family="paragraph">
      <style:text-properties fo:font-size="11pt" style:font-size-asian="11pt" style:font-size-complex="11pt"/>
    </style:style>
    <style:style style:name="P1294" style:parent-style-name="PreformattedText" style:family="paragraph">
      <style:text-properties fo:font-size="11pt" style:font-size-asian="11pt" style:font-size-complex="11pt"/>
    </style:style>
    <style:style style:name="P1295" style:parent-style-name="PreformattedText" style:family="paragraph">
      <style:text-properties fo:font-size="11pt" style:font-size-asian="11pt" style:font-size-complex="11pt"/>
    </style:style>
    <style:style style:name="P1296" style:parent-style-name="PreformattedText" style:family="paragraph">
      <style:text-properties fo:font-size="11pt" style:font-size-asian="11pt" style:font-size-complex="11pt"/>
    </style:style>
    <style:style style:name="P1297" style:parent-style-name="PreformattedText" style:family="paragraph">
      <style:text-properties fo:font-size="11pt" style:font-size-asian="11pt" style:font-size-complex="11pt"/>
    </style:style>
    <style:style style:name="P1298" style:parent-style-name="PreformattedText" style:family="paragraph">
      <style:text-properties fo:font-size="11pt" style:font-size-asian="11pt" style:font-size-complex="11pt"/>
    </style:style>
    <style:style style:name="P1299" style:parent-style-name="PreformattedText" style:family="paragraph">
      <style:text-properties fo:font-size="11pt" style:font-size-asian="11pt" style:font-size-complex="11pt"/>
    </style:style>
    <style:style style:name="P1300" style:parent-style-name="PreformattedText" style:family="paragraph">
      <style:text-properties fo:font-size="11pt" style:font-size-asian="11pt" style:font-size-complex="11pt"/>
    </style:style>
    <style:style style:name="P1301" style:parent-style-name="PreformattedText" style:family="paragraph">
      <style:text-properties fo:font-size="11pt" style:font-size-asian="11pt" style:font-size-complex="11pt"/>
    </style:style>
    <style:style style:name="P1302" style:parent-style-name="PreformattedText" style:family="paragraph">
      <style:text-properties fo:font-size="11pt" style:font-size-asian="11pt" style:font-size-complex="11pt"/>
    </style:style>
    <style:style style:name="P1303" style:parent-style-name="PreformattedText" style:family="paragraph">
      <style:text-properties fo:font-size="11pt" style:font-size-asian="11pt" style:font-size-complex="11pt"/>
    </style:style>
    <style:style style:name="P1304" style:parent-style-name="PreformattedText" style:family="paragraph">
      <style:text-properties fo:font-size="11pt" style:font-size-asian="11pt" style:font-size-complex="11pt"/>
    </style:style>
    <style:style style:name="P1305" style:parent-style-name="PreformattedText" style:family="paragraph">
      <style:text-properties fo:font-size="11pt" style:font-size-asian="11pt" style:font-size-complex="11pt"/>
    </style:style>
    <style:style style:name="P1306" style:parent-style-name="PreformattedText" style:family="paragraph">
      <style:text-properties fo:font-size="11pt" style:font-size-asian="11pt" style:font-size-complex="11pt"/>
    </style:style>
    <style:style style:name="P1307" style:parent-style-name="PreformattedText" style:family="paragraph">
      <style:text-properties fo:font-size="11pt" style:font-size-asian="11pt" style:font-size-complex="11pt"/>
    </style:style>
    <style:style style:name="P1308" style:parent-style-name="PreformattedText" style:family="paragraph">
      <style:text-properties fo:font-size="11pt" style:font-size-asian="11pt" style:font-size-complex="11pt"/>
    </style:style>
    <style:style style:name="P1309" style:parent-style-name="PreformattedText" style:family="paragraph">
      <style:text-properties fo:font-size="11pt" style:font-size-asian="11pt" style:font-size-complex="11pt"/>
    </style:style>
    <style:style style:name="P1310" style:parent-style-name="PreformattedText" style:family="paragraph">
      <style:text-properties fo:font-size="11pt" style:font-size-asian="11pt" style:font-size-complex="11pt"/>
    </style:style>
    <style:style style:name="P1311" style:parent-style-name="PreformattedText" style:family="paragraph">
      <style:text-properties fo:font-size="11pt" style:font-size-asian="11pt" style:font-size-complex="11pt"/>
    </style:style>
    <style:style style:name="P1312" style:parent-style-name="PreformattedText" style:family="paragraph">
      <style:text-properties fo:font-size="11pt" style:font-size-asian="11pt" style:font-size-complex="11pt"/>
    </style:style>
    <style:style style:name="P1313" style:parent-style-name="PreformattedText" style:family="paragraph">
      <style:text-properties fo:font-size="11pt" style:font-size-asian="11pt" style:font-size-complex="11pt"/>
    </style:style>
    <style:style style:name="P1314" style:parent-style-name="PreformattedText" style:family="paragraph">
      <style:text-properties fo:font-size="11pt" style:font-size-asian="11pt" style:font-size-complex="11pt"/>
    </style:style>
    <style:style style:name="P1315" style:parent-style-name="PreformattedText" style:family="paragraph">
      <style:text-properties fo:font-size="11pt" style:font-size-asian="11pt" style:font-size-complex="11pt"/>
    </style:style>
    <style:style style:name="P1316" style:parent-style-name="PreformattedText" style:family="paragraph">
      <style:text-properties fo:font-size="11pt" style:font-size-asian="11pt" style:font-size-complex="11pt"/>
    </style:style>
    <style:style style:name="P1317" style:parent-style-name="PreformattedText" style:family="paragraph">
      <style:text-properties fo:font-size="11pt" style:font-size-asian="11pt" style:font-size-complex="11pt"/>
    </style:style>
    <style:style style:name="P1318" style:parent-style-name="PreformattedText" style:family="paragraph">
      <style:text-properties fo:font-size="11pt" style:font-size-asian="11pt" style:font-size-complex="11pt"/>
    </style:style>
    <style:style style:name="P1319" style:parent-style-name="PreformattedText" style:family="paragraph">
      <style:text-properties fo:font-size="11pt" style:font-size-asian="11pt" style:font-size-complex="11pt"/>
    </style:style>
    <style:style style:name="P1320" style:parent-style-name="PreformattedText" style:family="paragraph">
      <style:text-properties fo:font-size="11pt" style:font-size-asian="11pt" style:font-size-complex="11pt"/>
    </style:style>
    <style:style style:name="P1321" style:parent-style-name="PreformattedText" style:family="paragraph">
      <style:text-properties fo:font-size="11pt" style:font-size-asian="11pt" style:font-size-complex="11pt"/>
    </style:style>
    <style:style style:name="P1322" style:parent-style-name="PreformattedText" style:family="paragraph">
      <style:text-properties fo:font-size="11pt" style:font-size-asian="11pt" style:font-size-complex="11pt"/>
    </style:style>
    <style:style style:name="P1323" style:parent-style-name="PreformattedText" style:family="paragraph">
      <style:text-properties fo:font-size="11pt" style:font-size-asian="11pt" style:font-size-complex="11pt"/>
    </style:style>
    <style:style style:name="P1324" style:parent-style-name="PreformattedText" style:family="paragraph">
      <style:text-properties fo:font-size="11pt" style:font-size-asian="11pt" style:font-size-complex="11pt"/>
    </style:style>
    <style:style style:name="P1325" style:parent-style-name="PreformattedText" style:family="paragraph">
      <style:text-properties fo:font-size="11pt" style:font-size-asian="11pt" style:font-size-complex="11pt"/>
    </style:style>
    <style:style style:name="P1326" style:parent-style-name="PreformattedText" style:family="paragraph">
      <style:text-properties fo:font-size="11pt" style:font-size-asian="11pt" style:font-size-complex="11pt"/>
    </style:style>
    <style:style style:name="P1327" style:parent-style-name="PreformattedText" style:family="paragraph">
      <style:text-properties fo:font-size="11pt" style:font-size-asian="11pt" style:font-size-complex="11pt"/>
    </style:style>
    <style:style style:name="P1328" style:parent-style-name="PreformattedText" style:family="paragraph">
      <style:text-properties fo:font-size="11pt" style:font-size-asian="11pt" style:font-size-complex="11pt"/>
    </style:style>
    <style:style style:name="P1329" style:parent-style-name="PreformattedText" style:family="paragraph">
      <style:text-properties fo:font-size="11pt" style:font-size-asian="11pt" style:font-size-complex="11pt"/>
    </style:style>
    <style:style style:name="P1330" style:parent-style-name="PreformattedText" style:family="paragraph">
      <style:text-properties fo:font-size="11pt" style:font-size-asian="11pt" style:font-size-complex="11pt"/>
    </style:style>
    <style:style style:name="P1331" style:parent-style-name="PreformattedText" style:family="paragraph">
      <style:text-properties fo:font-size="11pt" style:font-size-asian="11pt" style:font-size-complex="11pt"/>
    </style:style>
    <style:style style:name="P1332" style:parent-style-name="PreformattedText" style:family="paragraph">
      <style:text-properties fo:font-size="11pt" style:font-size-asian="11pt" style:font-size-complex="11pt"/>
    </style:style>
    <style:style style:name="P1333" style:parent-style-name="PreformattedText" style:family="paragraph">
      <style:text-properties fo:font-size="11pt" style:font-size-asian="11pt" style:font-size-complex="11pt"/>
    </style:style>
    <style:style style:name="P1334" style:parent-style-name="PreformattedText" style:family="paragraph">
      <style:text-properties fo:font-size="11pt" style:font-size-asian="11pt" style:font-size-complex="11pt"/>
    </style:style>
    <style:style style:name="P1335" style:parent-style-name="PreformattedText" style:family="paragraph">
      <style:text-properties fo:font-size="11pt" style:font-size-asian="11pt" style:font-size-complex="11pt"/>
    </style:style>
    <style:style style:name="P1336" style:parent-style-name="PreformattedText" style:family="paragraph">
      <style:text-properties fo:font-size="11pt" style:font-size-asian="11pt" style:font-size-complex="11pt"/>
    </style:style>
    <style:style style:name="P1337" style:parent-style-name="PreformattedText" style:family="paragraph">
      <style:text-properties fo:font-size="11pt" style:font-size-asian="11pt" style:font-size-complex="11pt"/>
    </style:style>
    <style:style style:name="P1338" style:parent-style-name="PreformattedText" style:family="paragraph">
      <style:text-properties fo:font-size="11pt" style:font-size-asian="11pt" style:font-size-complex="11pt"/>
    </style:style>
    <style:style style:name="P1339" style:parent-style-name="PreformattedText" style:family="paragraph">
      <style:text-properties fo:font-size="11pt" style:font-size-asian="11pt" style:font-size-complex="11pt"/>
    </style:style>
    <style:style style:name="P1340" style:parent-style-name="PreformattedText" style:family="paragraph">
      <style:text-properties fo:font-size="11pt" style:font-size-asian="11pt" style:font-size-complex="11pt"/>
    </style:style>
    <style:style style:name="P1341" style:parent-style-name="PreformattedText" style:family="paragraph">
      <style:text-properties fo:font-size="11pt" style:font-size-asian="11pt" style:font-size-complex="11pt"/>
    </style:style>
    <style:style style:name="P1342" style:parent-style-name="PreformattedText" style:family="paragraph">
      <style:text-properties fo:font-size="11pt" style:font-size-asian="11pt" style:font-size-complex="11pt"/>
    </style:style>
    <style:style style:name="P1343" style:parent-style-name="PreformattedText" style:family="paragraph">
      <style:text-properties fo:font-size="11pt" style:font-size-asian="11pt" style:font-size-complex="11pt"/>
    </style:style>
    <style:style style:name="P1344" style:parent-style-name="PreformattedText" style:family="paragraph">
      <style:text-properties fo:font-size="11pt" style:font-size-asian="11pt" style:font-size-complex="11pt"/>
    </style:style>
    <style:style style:name="P1345" style:parent-style-name="PreformattedText" style:family="paragraph">
      <style:text-properties fo:font-size="11pt" style:font-size-asian="11pt" style:font-size-complex="11pt"/>
    </style:style>
    <style:style style:name="P1346" style:parent-style-name="PreformattedText" style:family="paragraph">
      <style:text-properties fo:font-size="11pt" style:font-size-asian="11pt" style:font-size-complex="11pt"/>
    </style:style>
    <style:style style:name="P1347" style:parent-style-name="PreformattedText" style:family="paragraph">
      <style:text-properties fo:font-size="11pt" style:font-size-asian="11pt" style:font-size-complex="11pt"/>
    </style:style>
    <style:style style:name="P1348" style:parent-style-name="PreformattedText" style:family="paragraph">
      <style:text-properties fo:font-size="11pt" style:font-size-asian="11pt" style:font-size-complex="11pt"/>
    </style:style>
    <style:style style:name="P1349" style:parent-style-name="PreformattedText" style:family="paragraph">
      <style:text-properties fo:font-size="11pt" style:font-size-asian="11pt" style:font-size-complex="11pt"/>
    </style:style>
    <style:style style:name="P1350" style:parent-style-name="PreformattedText" style:family="paragraph">
      <style:text-properties fo:font-size="11pt" style:font-size-asian="11pt" style:font-size-complex="11pt"/>
    </style:style>
    <style:style style:name="P1351" style:parent-style-name="PreformattedText" style:family="paragraph">
      <style:text-properties fo:font-size="11pt" style:font-size-asian="11pt" style:font-size-complex="11pt"/>
    </style:style>
    <style:style style:name="P1352" style:parent-style-name="PreformattedText" style:family="paragraph">
      <style:text-properties fo:font-size="11pt" style:font-size-asian="11pt" style:font-size-complex="11pt"/>
    </style:style>
    <style:style style:name="P1353" style:parent-style-name="PreformattedText" style:family="paragraph">
      <style:text-properties fo:font-size="11pt" style:font-size-asian="11pt" style:font-size-complex="11pt"/>
    </style:style>
    <style:style style:name="P1354" style:parent-style-name="PreformattedText" style:family="paragraph">
      <style:text-properties fo:font-size="11pt" style:font-size-asian="11pt" style:font-size-complex="11pt"/>
    </style:style>
    <style:style style:name="P1355" style:parent-style-name="PreformattedText" style:family="paragraph">
      <style:text-properties fo:font-size="11pt" style:font-size-asian="11pt" style:font-size-complex="11pt"/>
    </style:style>
    <style:style style:name="P1356" style:parent-style-name="PreformattedText" style:family="paragraph">
      <style:text-properties fo:font-size="11pt" style:font-size-asian="11pt" style:font-size-complex="11pt"/>
    </style:style>
    <style:style style:name="P1357" style:parent-style-name="PreformattedText" style:family="paragraph">
      <style:text-properties fo:font-size="11pt" style:font-size-asian="11pt" style:font-size-complex="11pt"/>
    </style:style>
    <style:style style:name="P1358" style:parent-style-name="PreformattedText" style:family="paragraph">
      <style:text-properties fo:font-size="11pt" style:font-size-asian="11pt" style:font-size-complex="11pt"/>
    </style:style>
    <style:style style:name="P1359" style:parent-style-name="PreformattedText" style:family="paragraph">
      <style:text-properties fo:font-size="11pt" style:font-size-asian="11pt" style:font-size-complex="11pt"/>
    </style:style>
    <style:style style:name="P1360" style:parent-style-name="PreformattedText" style:family="paragraph">
      <style:text-properties fo:font-size="11pt" style:font-size-asian="11pt" style:font-size-complex="11pt"/>
    </style:style>
    <style:style style:name="P1361" style:parent-style-name="PreformattedText" style:family="paragraph">
      <style:text-properties fo:font-size="11pt" style:font-size-asian="11pt" style:font-size-complex="11pt"/>
    </style:style>
    <style:style style:name="P1362" style:parent-style-name="PreformattedText" style:family="paragraph">
      <style:text-properties fo:font-size="11pt" style:font-size-asian="11pt" style:font-size-complex="11pt"/>
    </style:style>
    <style:style style:name="P1363" style:parent-style-name="PreformattedText" style:family="paragraph">
      <style:text-properties fo:font-size="11pt" style:font-size-asian="11pt" style:font-size-complex="11pt"/>
    </style:style>
    <style:style style:name="P1364" style:parent-style-name="PreformattedText" style:family="paragraph">
      <style:text-properties fo:font-size="11pt" style:font-size-asian="11pt" style:font-size-complex="11pt"/>
    </style:style>
    <style:style style:name="P1365" style:parent-style-name="PreformattedText" style:family="paragraph">
      <style:text-properties fo:font-size="11pt" style:font-size-asian="11pt" style:font-size-complex="11pt"/>
    </style:style>
    <style:style style:name="P1366" style:parent-style-name="PreformattedText" style:family="paragraph">
      <style:text-properties fo:font-size="11pt" style:font-size-asian="11pt" style:font-size-complex="11pt"/>
    </style:style>
    <style:style style:name="P1367" style:parent-style-name="PreformattedText" style:family="paragraph">
      <style:text-properties fo:font-size="11pt" style:font-size-asian="11pt" style:font-size-complex="11pt"/>
    </style:style>
    <style:style style:name="P1368" style:parent-style-name="PreformattedText" style:family="paragraph">
      <style:text-properties fo:font-size="11pt" style:font-size-asian="11pt" style:font-size-complex="11pt"/>
    </style:style>
    <style:style style:name="P1369" style:parent-style-name="PreformattedText" style:family="paragraph">
      <style:text-properties fo:font-size="11pt" style:font-size-asian="11pt" style:font-size-complex="11pt"/>
    </style:style>
    <style:style style:name="P1370" style:parent-style-name="PreformattedText" style:family="paragraph">
      <style:text-properties fo:font-size="11pt" style:font-size-asian="11pt" style:font-size-complex="11pt"/>
    </style:style>
    <style:style style:name="P1371" style:parent-style-name="PreformattedText" style:family="paragraph">
      <style:text-properties fo:font-size="11pt" style:font-size-asian="11pt" style:font-size-complex="11pt"/>
    </style:style>
    <style:style style:name="P1372" style:parent-style-name="PreformattedText" style:family="paragraph">
      <style:text-properties fo:font-size="11pt" style:font-size-asian="11pt" style:font-size-complex="11pt"/>
    </style:style>
    <style:style style:name="P1373" style:parent-style-name="PreformattedText" style:family="paragraph">
      <style:text-properties fo:font-size="11pt" style:font-size-asian="11pt" style:font-size-complex="11pt"/>
    </style:style>
    <style:style style:name="P1374" style:parent-style-name="PreformattedText" style:family="paragraph">
      <style:text-properties fo:font-size="11pt" style:font-size-asian="11pt" style:font-size-complex="11pt"/>
    </style:style>
    <style:style style:name="P1375" style:parent-style-name="PreformattedText" style:family="paragraph">
      <style:text-properties fo:font-size="11pt" style:font-size-asian="11pt" style:font-size-complex="11pt"/>
    </style:style>
    <style:style style:name="P1376" style:parent-style-name="PreformattedText" style:family="paragraph">
      <style:text-properties fo:font-size="11pt" style:font-size-asian="11pt" style:font-size-complex="11pt"/>
    </style:style>
    <style:style style:name="P1377" style:parent-style-name="PreformattedText" style:family="paragraph">
      <style:text-properties fo:font-size="11pt" style:font-size-asian="11pt" style:font-size-complex="11pt"/>
    </style:style>
    <style:style style:name="P1378" style:parent-style-name="PreformattedText" style:family="paragraph">
      <style:text-properties fo:font-size="11pt" style:font-size-asian="11pt" style:font-size-complex="11pt"/>
    </style:style>
    <style:style style:name="P1379" style:parent-style-name="PreformattedText" style:family="paragraph">
      <style:text-properties fo:font-size="11pt" style:font-size-asian="11pt" style:font-size-complex="11pt"/>
    </style:style>
    <style:style style:name="P1380" style:parent-style-name="PreformattedText" style:family="paragraph">
      <style:text-properties fo:font-size="11pt" style:font-size-asian="11pt" style:font-size-complex="11pt"/>
    </style:style>
    <style:style style:name="P1381" style:parent-style-name="PreformattedText" style:family="paragraph">
      <style:text-properties fo:font-size="11pt" style:font-size-asian="11pt" style:font-size-complex="11pt"/>
    </style:style>
    <style:style style:name="P1382" style:parent-style-name="PreformattedText" style:family="paragraph">
      <style:text-properties fo:font-size="11pt" style:font-size-asian="11pt" style:font-size-complex="11pt"/>
    </style:style>
    <style:style style:name="P1383" style:parent-style-name="PreformattedText" style:family="paragraph">
      <style:text-properties fo:font-size="11pt" style:font-size-asian="11pt" style:font-size-complex="11pt"/>
    </style:style>
    <style:style style:name="P1384" style:parent-style-name="PreformattedText" style:family="paragraph">
      <style:text-properties fo:font-size="11pt" style:font-size-asian="11pt" style:font-size-complex="11pt"/>
    </style:style>
    <style:style style:name="P1385" style:parent-style-name="PreformattedText" style:family="paragraph">
      <style:text-properties fo:font-size="11pt" style:font-size-asian="11pt" style:font-size-complex="11pt"/>
    </style:style>
    <style:style style:name="P1386" style:parent-style-name="PreformattedText" style:family="paragraph">
      <style:text-properties fo:font-size="11pt" style:font-size-asian="11pt" style:font-size-complex="11pt"/>
    </style:style>
    <style:style style:name="P1387" style:parent-style-name="PreformattedText" style:family="paragraph">
      <style:text-properties fo:font-size="11pt" style:font-size-asian="11pt" style:font-size-complex="11pt"/>
    </style:style>
    <style:style style:name="P1388" style:parent-style-name="PreformattedText" style:family="paragraph">
      <style:text-properties fo:font-size="11pt" style:font-size-asian="11pt" style:font-size-complex="11pt"/>
    </style:style>
    <style:style style:name="P1389" style:parent-style-name="PreformattedText" style:family="paragraph">
      <style:text-properties fo:font-size="11pt" style:font-size-asian="11pt" style:font-size-complex="11pt"/>
    </style:style>
    <style:style style:name="P1390" style:parent-style-name="PreformattedText" style:family="paragraph">
      <style:text-properties fo:font-size="11pt" style:font-size-asian="11pt" style:font-size-complex="11pt"/>
    </style:style>
    <style:style style:name="P1391" style:parent-style-name="PreformattedText" style:family="paragraph">
      <style:text-properties fo:font-size="11pt" style:font-size-asian="11pt" style:font-size-complex="11pt"/>
    </style:style>
    <style:style style:name="P1392" style:parent-style-name="PreformattedText" style:family="paragraph">
      <style:text-properties fo:font-size="11pt" style:font-size-asian="11pt" style:font-size-complex="11pt"/>
    </style:style>
    <style:style style:name="P1393" style:parent-style-name="PreformattedText" style:family="paragraph">
      <style:text-properties fo:font-size="11pt" style:font-size-asian="11pt" style:font-size-complex="11pt"/>
    </style:style>
    <style:style style:name="P1394" style:parent-style-name="PreformattedText" style:family="paragraph">
      <style:text-properties fo:font-size="11pt" style:font-size-asian="11pt" style:font-size-complex="11pt"/>
    </style:style>
    <style:style style:name="P1395" style:parent-style-name="PreformattedText" style:family="paragraph">
      <style:text-properties fo:font-size="11pt" style:font-size-asian="11pt" style:font-size-complex="11pt"/>
    </style:style>
    <style:style style:name="P1396" style:parent-style-name="PreformattedText" style:family="paragraph">
      <style:text-properties fo:font-size="11pt" style:font-size-asian="11pt" style:font-size-complex="11pt"/>
    </style:style>
    <style:style style:name="P1397" style:parent-style-name="PreformattedText" style:family="paragraph">
      <style:text-properties fo:font-size="11pt" style:font-size-asian="11pt" style:font-size-complex="11pt"/>
    </style:style>
    <style:style style:name="P1398" style:parent-style-name="PreformattedText" style:family="paragraph">
      <style:text-properties fo:font-size="11pt" style:font-size-asian="11pt" style:font-size-complex="11pt"/>
    </style:style>
    <style:style style:name="P1399" style:parent-style-name="PreformattedText" style:family="paragraph">
      <style:text-properties fo:font-size="11pt" style:font-size-asian="11pt" style:font-size-complex="11pt"/>
    </style:style>
    <style:style style:name="P1400" style:parent-style-name="PreformattedText" style:family="paragraph">
      <style:text-properties fo:font-size="11pt" style:font-size-asian="11pt" style:font-size-complex="11pt"/>
    </style:style>
    <style:style style:name="P1401" style:parent-style-name="PreformattedText" style:family="paragraph">
      <style:text-properties fo:font-size="11pt" style:font-size-asian="11pt" style:font-size-complex="11pt"/>
    </style:style>
    <style:style style:name="P1402" style:parent-style-name="PreformattedText" style:family="paragraph">
      <style:text-properties fo:font-size="11pt" style:font-size-asian="11pt" style:font-size-complex="11pt"/>
    </style:style>
    <style:style style:name="P1403" style:parent-style-name="PreformattedText" style:family="paragraph">
      <style:text-properties fo:font-size="11pt" style:font-size-asian="11pt" style:font-size-complex="11pt"/>
    </style:style>
    <style:style style:name="P1404" style:parent-style-name="PreformattedText" style:family="paragraph">
      <style:text-properties fo:font-size="11pt" style:font-size-asian="11pt" style:font-size-complex="11pt"/>
    </style:style>
    <style:style style:name="P1405" style:parent-style-name="PreformattedText" style:family="paragraph">
      <style:text-properties fo:font-size="11pt" style:font-size-asian="11pt" style:font-size-complex="11pt"/>
    </style:style>
    <style:style style:name="P1406" style:parent-style-name="PreformattedText" style:family="paragraph">
      <style:text-properties fo:font-size="11pt" style:font-size-asian="11pt" style:font-size-complex="11pt"/>
    </style:style>
    <style:style style:name="P1407" style:parent-style-name="PreformattedText" style:family="paragraph">
      <style:text-properties fo:font-size="11pt" style:font-size-asian="11pt" style:font-size-complex="11pt"/>
    </style:style>
    <style:style style:name="P1408" style:parent-style-name="PreformattedText" style:family="paragraph">
      <style:text-properties fo:font-size="11pt" style:font-size-asian="11pt" style:font-size-complex="11pt"/>
    </style:style>
    <style:style style:name="P1409" style:parent-style-name="PreformattedText" style:family="paragraph">
      <style:text-properties fo:font-size="11pt" style:font-size-asian="11pt" style:font-size-complex="11pt"/>
    </style:style>
    <style:style style:name="P1410" style:parent-style-name="PreformattedText" style:family="paragraph">
      <style:text-properties fo:font-size="11pt" style:font-size-asian="11pt" style:font-size-complex="11pt"/>
    </style:style>
    <style:style style:name="P1411" style:parent-style-name="PreformattedText" style:family="paragraph">
      <style:text-properties fo:font-size="11pt" style:font-size-asian="11pt" style:font-size-complex="11pt"/>
    </style:style>
    <style:style style:name="P1412" style:parent-style-name="PreformattedText" style:family="paragraph">
      <style:text-properties fo:font-size="11pt" style:font-size-asian="11pt" style:font-size-complex="11pt"/>
    </style:style>
    <style:style style:name="P1413" style:parent-style-name="PreformattedText" style:family="paragraph">
      <style:text-properties fo:font-size="11pt" style:font-size-asian="11pt" style:font-size-complex="11pt"/>
    </style:style>
    <style:style style:name="P1414" style:parent-style-name="PreformattedText" style:family="paragraph">
      <style:text-properties fo:font-size="11pt" style:font-size-asian="11pt" style:font-size-complex="11pt"/>
    </style:style>
    <style:style style:name="P1415" style:parent-style-name="PreformattedText" style:family="paragraph">
      <style:text-properties fo:font-size="11pt" style:font-size-asian="11pt" style:font-size-complex="11pt"/>
    </style:style>
    <style:style style:name="P1416" style:parent-style-name="PreformattedText" style:family="paragraph">
      <style:text-properties fo:font-size="11pt" style:font-size-asian="11pt" style:font-size-complex="11pt"/>
    </style:style>
    <style:style style:name="P1417" style:parent-style-name="PreformattedText" style:family="paragraph">
      <style:text-properties fo:font-size="11pt" style:font-size-asian="11pt" style:font-size-complex="11pt"/>
    </style:style>
    <style:style style:name="P1418" style:parent-style-name="PreformattedText" style:family="paragraph">
      <style:text-properties fo:font-size="11pt" style:font-size-asian="11pt" style:font-size-complex="11pt"/>
    </style:style>
    <style:style style:name="P1419" style:parent-style-name="PreformattedText" style:family="paragraph">
      <style:text-properties fo:font-size="11pt" style:font-size-asian="11pt" style:font-size-complex="11pt"/>
    </style:style>
    <style:style style:name="P1420" style:parent-style-name="PreformattedText" style:family="paragraph">
      <style:text-properties fo:font-size="11pt" style:font-size-asian="11pt" style:font-size-complex="11pt"/>
    </style:style>
    <style:style style:name="P1421" style:parent-style-name="PreformattedText" style:family="paragraph">
      <style:text-properties fo:font-size="11pt" style:font-size-asian="11pt" style:font-size-complex="11pt"/>
    </style:style>
    <style:style style:name="P1422" style:parent-style-name="PreformattedText" style:family="paragraph">
      <style:text-properties fo:font-size="11pt" style:font-size-asian="11pt" style:font-size-complex="11pt"/>
    </style:style>
    <style:style style:name="P1423" style:parent-style-name="PreformattedText" style:family="paragraph">
      <style:text-properties fo:font-size="11pt" style:font-size-asian="11pt" style:font-size-complex="11pt"/>
    </style:style>
    <style:style style:name="P1424" style:parent-style-name="PreformattedText" style:family="paragraph">
      <style:text-properties fo:font-size="11pt" style:font-size-asian="11pt" style:font-size-complex="11pt"/>
    </style:style>
    <style:style style:name="P1425" style:parent-style-name="PreformattedText" style:family="paragraph">
      <style:text-properties fo:font-size="11pt" style:font-size-asian="11pt" style:font-size-complex="11pt"/>
    </style:style>
    <style:style style:name="P1426" style:parent-style-name="PreformattedText" style:family="paragraph">
      <style:text-properties fo:font-size="11pt" style:font-size-asian="11pt" style:font-size-complex="11pt"/>
    </style:style>
    <style:style style:name="P1427" style:parent-style-name="PreformattedText" style:family="paragraph">
      <style:text-properties fo:font-size="11pt" style:font-size-asian="11pt" style:font-size-complex="11pt"/>
    </style:style>
    <style:style style:name="P1428" style:parent-style-name="PreformattedText" style:family="paragraph">
      <style:text-properties fo:font-size="11pt" style:font-size-asian="11pt" style:font-size-complex="11pt"/>
    </style:style>
    <style:style style:name="P1429" style:parent-style-name="PreformattedText" style:family="paragraph">
      <style:text-properties fo:font-size="11pt" style:font-size-asian="11pt" style:font-size-complex="11pt"/>
    </style:style>
    <style:style style:name="P1430" style:parent-style-name="PreformattedText" style:family="paragraph">
      <style:text-properties fo:font-size="11pt" style:font-size-asian="11pt" style:font-size-complex="11pt"/>
    </style:style>
    <style:style style:name="P1431" style:parent-style-name="PreformattedText" style:family="paragraph">
      <style:text-properties fo:font-size="11pt" style:font-size-asian="11pt" style:font-size-complex="11pt"/>
    </style:style>
    <style:style style:name="P1432" style:parent-style-name="PreformattedText" style:family="paragraph">
      <style:text-properties fo:font-size="11pt" style:font-size-asian="11pt" style:font-size-complex="11pt"/>
    </style:style>
    <style:style style:name="P1433" style:parent-style-name="PreformattedText" style:family="paragraph">
      <style:text-properties fo:font-size="11pt" style:font-size-asian="11pt" style:font-size-complex="11pt"/>
    </style:style>
    <style:style style:name="P1434" style:parent-style-name="PreformattedText" style:family="paragraph">
      <style:text-properties fo:font-size="11pt" style:font-size-asian="11pt" style:font-size-complex="11pt"/>
    </style:style>
    <style:style style:name="P1435" style:parent-style-name="PreformattedText" style:family="paragraph">
      <style:text-properties fo:font-size="11pt" style:font-size-asian="11pt" style:font-size-complex="11pt"/>
    </style:style>
    <style:style style:name="P1436" style:parent-style-name="PreformattedText" style:family="paragraph">
      <style:text-properties fo:font-size="11pt" style:font-size-asian="11pt" style:font-size-complex="11pt"/>
    </style:style>
    <style:style style:name="P1437" style:parent-style-name="PreformattedText" style:family="paragraph">
      <style:text-properties fo:font-size="11pt" style:font-size-asian="11pt" style:font-size-complex="11pt"/>
    </style:style>
    <style:style style:name="P1438" style:parent-style-name="PreformattedText" style:family="paragraph">
      <style:text-properties fo:font-size="11pt" style:font-size-asian="11pt" style:font-size-complex="11pt"/>
    </style:style>
    <style:style style:name="P1439" style:parent-style-name="PreformattedText" style:family="paragraph">
      <style:text-properties fo:font-size="11pt" style:font-size-asian="11pt" style:font-size-complex="11pt"/>
    </style:style>
    <style:style style:name="P1440" style:parent-style-name="PreformattedText" style:family="paragraph">
      <style:text-properties fo:font-size="11pt" style:font-size-asian="11pt" style:font-size-complex="11pt"/>
    </style:style>
    <style:style style:name="P1441" style:parent-style-name="PreformattedText" style:family="paragraph">
      <style:text-properties fo:font-size="11pt" style:font-size-asian="11pt" style:font-size-complex="11pt"/>
    </style:style>
    <style:style style:name="P1442" style:parent-style-name="PreformattedText" style:family="paragraph">
      <style:text-properties fo:font-size="11pt" style:font-size-asian="11pt" style:font-size-complex="11pt"/>
    </style:style>
    <style:style style:name="P1443" style:parent-style-name="PreformattedText" style:family="paragraph">
      <style:text-properties fo:font-size="11pt" style:font-size-asian="11pt" style:font-size-complex="11pt"/>
    </style:style>
    <style:style style:name="P1444" style:parent-style-name="PreformattedText" style:family="paragraph">
      <style:text-properties fo:font-size="11pt" style:font-size-asian="11pt" style:font-size-complex="11pt"/>
    </style:style>
    <style:style style:name="P1445" style:parent-style-name="PreformattedText" style:family="paragraph">
      <style:text-properties fo:font-size="11pt" style:font-size-asian="11pt" style:font-size-complex="11pt"/>
    </style:style>
    <style:style style:name="P1446" style:parent-style-name="PreformattedText" style:family="paragraph">
      <style:text-properties fo:font-size="11pt" style:font-size-asian="11pt" style:font-size-complex="11pt"/>
    </style:style>
    <style:style style:name="P1447" style:parent-style-name="PreformattedText" style:family="paragraph">
      <style:text-properties fo:font-size="11pt" style:font-size-asian="11pt" style:font-size-complex="11pt"/>
    </style:style>
    <style:style style:name="P1448" style:parent-style-name="PreformattedText" style:family="paragraph">
      <style:text-properties fo:font-size="11pt" style:font-size-asian="11pt" style:font-size-complex="11pt"/>
    </style:style>
    <style:style style:name="P1449" style:parent-style-name="PreformattedText" style:family="paragraph">
      <style:text-properties fo:font-size="11pt" style:font-size-asian="11pt" style:font-size-complex="11pt"/>
    </style:style>
    <style:style style:name="P1450" style:parent-style-name="PreformattedText" style:family="paragraph">
      <style:text-properties fo:font-size="11pt" style:font-size-asian="11pt" style:font-size-complex="11pt"/>
    </style:style>
    <style:style style:name="P1451" style:parent-style-name="PreformattedText" style:family="paragraph">
      <style:text-properties fo:font-size="11pt" style:font-size-asian="11pt" style:font-size-complex="11pt"/>
    </style:style>
    <style:style style:name="P1452" style:parent-style-name="PreformattedText" style:family="paragraph">
      <style:text-properties fo:font-size="11pt" style:font-size-asian="11pt" style:font-size-complex="11pt"/>
    </style:style>
    <style:style style:name="P1453" style:parent-style-name="PreformattedText" style:family="paragraph">
      <style:text-properties fo:font-size="11pt" style:font-size-asian="11pt" style:font-size-complex="11pt"/>
    </style:style>
    <style:style style:name="P1454" style:parent-style-name="PreformattedText" style:family="paragraph">
      <style:text-properties fo:font-size="11pt" style:font-size-asian="11pt" style:font-size-complex="11pt"/>
    </style:style>
    <style:style style:name="P1455" style:parent-style-name="PreformattedText" style:family="paragraph">
      <style:text-properties fo:font-size="11pt" style:font-size-asian="11pt" style:font-size-complex="11pt"/>
    </style:style>
    <style:style style:name="P1456" style:parent-style-name="PreformattedText" style:family="paragraph">
      <style:text-properties fo:font-size="11pt" style:font-size-asian="11pt" style:font-size-complex="11pt"/>
    </style:style>
    <style:style style:name="P1457" style:parent-style-name="PreformattedText" style:family="paragraph">
      <style:text-properties fo:font-size="11pt" style:font-size-asian="11pt" style:font-size-complex="11pt"/>
    </style:style>
    <style:style style:name="P1458" style:parent-style-name="PreformattedText" style:family="paragraph">
      <style:text-properties fo:font-size="11pt" style:font-size-asian="11pt" style:font-size-complex="11pt"/>
    </style:style>
    <style:style style:name="P1459" style:parent-style-name="PreformattedText" style:family="paragraph">
      <style:text-properties fo:font-size="11pt" style:font-size-asian="11pt" style:font-size-complex="11pt"/>
    </style:style>
    <style:style style:name="P1460" style:parent-style-name="PreformattedText" style:family="paragraph">
      <style:text-properties fo:font-size="11pt" style:font-size-asian="11pt" style:font-size-complex="11pt"/>
    </style:style>
    <style:style style:name="P1461" style:parent-style-name="PreformattedText" style:family="paragraph">
      <style:text-properties fo:font-size="11pt" style:font-size-asian="11pt" style:font-size-complex="11pt"/>
    </style:style>
    <style:style style:name="P1462" style:parent-style-name="PreformattedText" style:family="paragraph">
      <style:text-properties fo:font-size="11pt" style:font-size-asian="11pt" style:font-size-complex="11pt"/>
    </style:style>
    <style:style style:name="P1463" style:parent-style-name="PreformattedText" style:family="paragraph">
      <style:text-properties fo:font-size="11pt" style:font-size-asian="11pt" style:font-size-complex="11pt"/>
    </style:style>
    <style:style style:name="P1464" style:parent-style-name="PreformattedText" style:family="paragraph">
      <style:text-properties fo:font-size="11pt" style:font-size-asian="11pt" style:font-size-complex="11pt"/>
    </style:style>
    <style:style style:name="P1465" style:parent-style-name="PreformattedText" style:family="paragraph">
      <style:text-properties fo:font-size="11pt" style:font-size-asian="11pt" style:font-size-complex="11pt"/>
    </style:style>
    <style:style style:name="P1466" style:parent-style-name="PreformattedText" style:family="paragraph">
      <style:text-properties fo:font-size="11pt" style:font-size-asian="11pt" style:font-size-complex="11pt"/>
    </style:style>
    <style:style style:name="P1467" style:parent-style-name="PreformattedText" style:family="paragraph">
      <style:text-properties fo:font-size="11pt" style:font-size-asian="11pt" style:font-size-complex="11pt"/>
    </style:style>
    <style:style style:name="P1468" style:parent-style-name="PreformattedText" style:family="paragraph">
      <style:text-properties fo:font-size="11pt" style:font-size-asian="11pt" style:font-size-complex="11pt"/>
    </style:style>
    <style:style style:name="P1469" style:parent-style-name="PreformattedText" style:family="paragraph">
      <style:text-properties fo:font-size="11pt" style:font-size-asian="11pt" style:font-size-complex="11pt"/>
    </style:style>
    <style:style style:name="P1470" style:parent-style-name="PreformattedText" style:family="paragraph">
      <style:text-properties fo:font-size="11pt" style:font-size-asian="11pt" style:font-size-complex="11pt"/>
    </style:style>
    <style:style style:name="P1471" style:parent-style-name="PreformattedText" style:family="paragraph">
      <style:text-properties fo:font-size="11pt" style:font-size-asian="11pt" style:font-size-complex="11pt"/>
    </style:style>
    <style:style style:name="P1472" style:parent-style-name="PreformattedText" style:family="paragraph">
      <style:text-properties fo:font-size="11pt" style:font-size-asian="11pt" style:font-size-complex="11pt"/>
    </style:style>
    <style:style style:name="P1473" style:parent-style-name="PreformattedText" style:family="paragraph">
      <style:text-properties fo:font-size="11pt" style:font-size-asian="11pt" style:font-size-complex="11pt"/>
    </style:style>
    <style:style style:name="P1474" style:parent-style-name="PreformattedText" style:family="paragraph">
      <style:text-properties fo:font-size="11pt" style:font-size-asian="11pt" style:font-size-complex="11pt"/>
    </style:style>
    <style:style style:name="P1475" style:parent-style-name="PreformattedText" style:family="paragraph">
      <style:text-properties fo:font-size="11pt" style:font-size-asian="11pt" style:font-size-complex="11pt"/>
    </style:style>
    <style:style style:name="P1476" style:parent-style-name="PreformattedText" style:family="paragraph">
      <style:text-properties fo:font-size="11pt" style:font-size-asian="11pt" style:font-size-complex="11pt"/>
    </style:style>
    <style:style style:name="P1477" style:parent-style-name="PreformattedText" style:family="paragraph">
      <style:text-properties fo:font-size="11pt" style:font-size-asian="11pt" style:font-size-complex="11pt"/>
    </style:style>
    <style:style style:name="P1478" style:parent-style-name="PreformattedText" style:family="paragraph">
      <style:text-properties fo:font-size="11pt" style:font-size-asian="11pt" style:font-size-complex="11pt"/>
    </style:style>
    <style:style style:name="P1479" style:parent-style-name="PreformattedText" style:family="paragraph">
      <style:text-properties fo:font-size="11pt" style:font-size-asian="11pt" style:font-size-complex="11pt"/>
    </style:style>
    <style:style style:name="P1480" style:parent-style-name="PreformattedText" style:family="paragraph">
      <style:text-properties fo:font-size="11pt" style:font-size-asian="11pt" style:font-size-complex="11pt"/>
    </style:style>
    <style:style style:name="P1481" style:parent-style-name="PreformattedText" style:family="paragraph">
      <style:text-properties fo:font-size="11pt" style:font-size-asian="11pt" style:font-size-complex="11pt"/>
    </style:style>
    <style:style style:name="P1482" style:parent-style-name="PreformattedText" style:family="paragraph">
      <style:text-properties fo:font-size="11pt" style:font-size-asian="11pt" style:font-size-complex="11pt"/>
    </style:style>
    <style:style style:name="P1483" style:parent-style-name="PreformattedText" style:family="paragraph">
      <style:text-properties fo:font-size="11pt" style:font-size-asian="11pt" style:font-size-complex="11pt"/>
    </style:style>
    <style:style style:name="P1484" style:parent-style-name="PreformattedText" style:family="paragraph">
      <style:text-properties fo:font-size="11pt" style:font-size-asian="11pt" style:font-size-complex="11pt"/>
    </style:style>
    <style:style style:name="P1485" style:parent-style-name="PreformattedText" style:family="paragraph">
      <style:text-properties fo:font-size="11pt" style:font-size-asian="11pt" style:font-size-complex="11pt"/>
    </style:style>
    <style:style style:name="P1486" style:parent-style-name="PreformattedText" style:family="paragraph">
      <style:text-properties fo:font-size="11pt" style:font-size-asian="11pt" style:font-size-complex="11pt"/>
    </style:style>
    <style:style style:name="P1487" style:parent-style-name="PreformattedText" style:family="paragraph">
      <style:text-properties fo:font-size="11pt" style:font-size-asian="11pt" style:font-size-complex="11pt"/>
    </style:style>
    <style:style style:name="P1488" style:parent-style-name="PreformattedText" style:family="paragraph">
      <style:text-properties fo:font-size="11pt" style:font-size-asian="11pt" style:font-size-complex="11pt"/>
    </style:style>
    <style:style style:name="P1489" style:parent-style-name="PreformattedText" style:family="paragraph">
      <style:text-properties fo:font-size="11pt" style:font-size-asian="11pt" style:font-size-complex="11pt"/>
    </style:style>
    <style:style style:name="P1490" style:parent-style-name="PreformattedText" style:family="paragraph">
      <style:text-properties fo:font-size="11pt" style:font-size-asian="11pt" style:font-size-complex="11pt"/>
    </style:style>
    <style:style style:name="P1491" style:parent-style-name="PreformattedText" style:family="paragraph">
      <style:text-properties fo:font-size="11pt" style:font-size-asian="11pt" style:font-size-complex="11pt"/>
    </style:style>
    <style:style style:name="P1492" style:parent-style-name="PreformattedText" style:family="paragraph">
      <style:text-properties fo:font-size="11pt" style:font-size-asian="11pt" style:font-size-complex="11pt"/>
    </style:style>
    <style:style style:name="P1493" style:parent-style-name="PreformattedText" style:family="paragraph">
      <style:text-properties fo:font-size="11pt" style:font-size-asian="11pt" style:font-size-complex="11pt"/>
    </style:style>
    <style:style style:name="P1494" style:parent-style-name="PreformattedText" style:family="paragraph">
      <style:text-properties fo:font-size="11pt" style:font-size-asian="11pt" style:font-size-complex="11pt"/>
    </style:style>
    <style:style style:name="P1495" style:parent-style-name="PreformattedText" style:family="paragraph">
      <style:text-properties fo:font-size="11pt" style:font-size-asian="11pt" style:font-size-complex="11pt"/>
    </style:style>
    <style:style style:name="P1496" style:parent-style-name="PreformattedText" style:family="paragraph">
      <style:text-properties fo:font-size="11pt" style:font-size-asian="11pt" style:font-size-complex="11pt"/>
    </style:style>
    <style:style style:name="P1497" style:parent-style-name="PreformattedText" style:family="paragraph">
      <style:text-properties fo:font-size="11pt" style:font-size-asian="11pt" style:font-size-complex="11pt"/>
    </style:style>
    <style:style style:name="P1498" style:parent-style-name="PreformattedText" style:family="paragraph">
      <style:text-properties fo:font-size="11pt" style:font-size-asian="11pt" style:font-size-complex="11pt"/>
    </style:style>
    <style:style style:name="P1499" style:parent-style-name="PreformattedText" style:family="paragraph">
      <style:text-properties fo:font-size="11pt" style:font-size-asian="11pt" style:font-size-complex="11pt"/>
    </style:style>
    <style:style style:name="P1500" style:parent-style-name="PreformattedText" style:family="paragraph">
      <style:text-properties fo:font-size="11pt" style:font-size-asian="11pt" style:font-size-complex="11pt"/>
    </style:style>
    <style:style style:name="P1501" style:parent-style-name="PreformattedText" style:family="paragraph">
      <style:text-properties fo:font-size="11pt" style:font-size-asian="11pt" style:font-size-complex="11pt"/>
    </style:style>
    <style:style style:name="P1502" style:parent-style-name="PreformattedText" style:family="paragraph">
      <style:text-properties fo:font-size="11pt" style:font-size-asian="11pt" style:font-size-complex="11pt"/>
    </style:style>
    <style:style style:name="P1503" style:parent-style-name="PreformattedText" style:family="paragraph">
      <style:text-properties fo:font-size="11pt" style:font-size-asian="11pt" style:font-size-complex="11pt"/>
    </style:style>
    <style:style style:name="P1504" style:parent-style-name="PreformattedText" style:family="paragraph">
      <style:text-properties fo:font-size="11pt" style:font-size-asian="11pt" style:font-size-complex="11pt"/>
    </style:style>
    <style:style style:name="P1505" style:parent-style-name="PreformattedText" style:family="paragraph">
      <style:text-properties fo:font-size="11pt" style:font-size-asian="11pt" style:font-size-complex="11pt"/>
    </style:style>
    <style:style style:name="P1506" style:parent-style-name="PreformattedText" style:family="paragraph">
      <style:text-properties fo:font-size="11pt" style:font-size-asian="11pt" style:font-size-complex="11pt"/>
    </style:style>
    <style:style style:name="P1507" style:parent-style-name="PreformattedText" style:family="paragraph">
      <style:text-properties fo:font-size="11pt" style:font-size-asian="11pt" style:font-size-complex="11pt"/>
    </style:style>
    <style:style style:name="P1508" style:parent-style-name="PreformattedText" style:family="paragraph">
      <style:text-properties fo:font-size="11pt" style:font-size-asian="11pt" style:font-size-complex="11pt"/>
    </style:style>
    <style:style style:name="P1509" style:parent-style-name="PreformattedText" style:family="paragraph">
      <style:text-properties fo:font-size="11pt" style:font-size-asian="11pt" style:font-size-complex="11pt"/>
    </style:style>
    <style:style style:name="P1510" style:parent-style-name="PreformattedText" style:family="paragraph">
      <style:text-properties fo:font-size="11pt" style:font-size-asian="11pt" style:font-size-complex="11pt"/>
    </style:style>
    <style:style style:name="P1511" style:parent-style-name="PreformattedText" style:family="paragraph">
      <style:text-properties fo:font-size="11pt" style:font-size-asian="11pt" style:font-size-complex="11pt"/>
    </style:style>
    <style:style style:name="P1512" style:parent-style-name="PreformattedText" style:family="paragraph">
      <style:text-properties fo:font-size="11pt" style:font-size-asian="11pt" style:font-size-complex="11pt"/>
    </style:style>
    <style:style style:name="P1513" style:parent-style-name="PreformattedText" style:family="paragraph">
      <style:text-properties fo:font-size="11pt" style:font-size-asian="11pt" style:font-size-complex="11pt"/>
    </style:style>
    <style:style style:name="P1514" style:parent-style-name="PreformattedText" style:family="paragraph">
      <style:text-properties fo:font-size="11pt" style:font-size-asian="11pt" style:font-size-complex="11pt"/>
    </style:style>
    <style:style style:name="P1515" style:parent-style-name="PreformattedText" style:family="paragraph">
      <style:text-properties fo:font-size="11pt" style:font-size-asian="11pt" style:font-size-complex="11pt"/>
    </style:style>
    <style:style style:name="P1516" style:parent-style-name="PreformattedText" style:family="paragraph">
      <style:text-properties fo:font-size="11pt" style:font-size-asian="11pt" style:font-size-complex="11pt"/>
    </style:style>
    <style:style style:name="P1517" style:parent-style-name="PreformattedText" style:family="paragraph">
      <style:text-properties fo:font-size="11pt" style:font-size-asian="11pt" style:font-size-complex="11pt"/>
    </style:style>
    <style:style style:name="P1518" style:parent-style-name="PreformattedText" style:family="paragraph">
      <style:text-properties fo:font-size="11pt" style:font-size-asian="11pt" style:font-size-complex="11pt"/>
    </style:style>
    <style:style style:name="P1519" style:parent-style-name="PreformattedText" style:family="paragraph">
      <style:text-properties fo:font-size="11pt" style:font-size-asian="11pt" style:font-size-complex="11pt"/>
    </style:style>
    <style:style style:name="P1520" style:parent-style-name="PreformattedText" style:family="paragraph">
      <style:text-properties fo:font-size="11pt" style:font-size-asian="11pt" style:font-size-complex="11pt"/>
    </style:style>
    <style:style style:name="P1521" style:parent-style-name="PreformattedText" style:family="paragraph">
      <style:text-properties fo:font-size="11pt" style:font-size-asian="11pt" style:font-size-complex="11pt"/>
    </style:style>
    <style:style style:name="P1522" style:parent-style-name="PreformattedText" style:family="paragraph">
      <style:text-properties fo:font-size="11pt" style:font-size-asian="11pt" style:font-size-complex="11pt"/>
    </style:style>
    <style:style style:name="P1523" style:parent-style-name="PreformattedText" style:family="paragraph">
      <style:text-properties fo:font-size="11pt" style:font-size-asian="11pt" style:font-size-complex="11pt"/>
    </style:style>
    <style:style style:name="P1524" style:parent-style-name="PreformattedText" style:family="paragraph">
      <style:text-properties fo:font-size="11pt" style:font-size-asian="11pt" style:font-size-complex="11pt"/>
    </style:style>
    <style:style style:name="P1525" style:parent-style-name="PreformattedText" style:family="paragraph">
      <style:text-properties fo:font-size="11pt" style:font-size-asian="11pt" style:font-size-complex="11pt"/>
    </style:style>
    <style:style style:name="P1526" style:parent-style-name="PreformattedText" style:family="paragraph">
      <style:text-properties fo:font-size="11pt" style:font-size-asian="11pt" style:font-size-complex="11pt"/>
    </style:style>
    <style:style style:name="P1527" style:parent-style-name="PreformattedText" style:family="paragraph">
      <style:text-properties fo:font-size="11pt" style:font-size-asian="11pt" style:font-size-complex="11pt"/>
    </style:style>
    <style:style style:name="P1528" style:parent-style-name="PreformattedText" style:family="paragraph">
      <style:text-properties fo:font-size="11pt" style:font-size-asian="11pt" style:font-size-complex="11pt"/>
    </style:style>
    <style:style style:name="P1529" style:parent-style-name="PreformattedText" style:family="paragraph">
      <style:text-properties fo:font-size="11pt" style:font-size-asian="11pt" style:font-size-complex="11pt"/>
    </style:style>
    <style:style style:name="P1530" style:parent-style-name="PreformattedText" style:family="paragraph">
      <style:text-properties fo:font-size="11pt" style:font-size-asian="11pt" style:font-size-complex="11pt"/>
    </style:style>
    <style:style style:name="P1531" style:parent-style-name="PreformattedText" style:family="paragraph">
      <style:text-properties fo:font-size="11pt" style:font-size-asian="11pt" style:font-size-complex="11pt"/>
    </style:style>
    <style:style style:name="P1532" style:parent-style-name="PreformattedText" style:family="paragraph">
      <style:text-properties fo:font-size="11pt" style:font-size-asian="11pt" style:font-size-complex="11pt"/>
    </style:style>
    <style:style style:name="P1533" style:parent-style-name="PreformattedText" style:family="paragraph">
      <style:text-properties fo:font-size="11pt" style:font-size-asian="11pt" style:font-size-complex="11pt"/>
    </style:style>
    <style:style style:name="P1534" style:parent-style-name="PreformattedText" style:family="paragraph">
      <style:text-properties fo:font-size="11pt" style:font-size-asian="11pt" style:font-size-complex="11pt"/>
    </style:style>
    <style:style style:name="P1535" style:parent-style-name="PreformattedText" style:family="paragraph">
      <style:text-properties fo:font-size="11pt" style:font-size-asian="11pt" style:font-size-complex="11pt"/>
    </style:style>
    <style:style style:name="P1536" style:parent-style-name="PreformattedText" style:family="paragraph">
      <style:text-properties fo:font-size="11pt" style:font-size-asian="11pt" style:font-size-complex="11pt"/>
    </style:style>
    <style:style style:name="P1537" style:parent-style-name="PreformattedText" style:family="paragraph">
      <style:text-properties fo:font-size="11pt" style:font-size-asian="11pt" style:font-size-complex="11pt"/>
    </style:style>
    <style:style style:name="P1538" style:parent-style-name="PreformattedText" style:family="paragraph">
      <style:text-properties fo:font-size="11pt" style:font-size-asian="11pt" style:font-size-complex="11pt"/>
    </style:style>
    <style:style style:name="P1539" style:parent-style-name="PreformattedText" style:family="paragraph">
      <style:text-properties fo:font-size="11pt" style:font-size-asian="11pt" style:font-size-complex="11pt"/>
    </style:style>
    <style:style style:name="P1540" style:parent-style-name="PreformattedText" style:family="paragraph">
      <style:text-properties fo:font-size="11pt" style:font-size-asian="11pt" style:font-size-complex="11pt"/>
    </style:style>
    <style:style style:name="P1541" style:parent-style-name="PreformattedText" style:family="paragraph">
      <style:text-properties fo:font-size="11pt" style:font-size-asian="11pt" style:font-size-complex="11pt"/>
    </style:style>
    <style:style style:name="P1542" style:parent-style-name="PreformattedText" style:family="paragraph">
      <style:text-properties fo:font-size="11pt" style:font-size-asian="11pt" style:font-size-complex="11pt"/>
    </style:style>
    <style:style style:name="P1543" style:parent-style-name="PreformattedText" style:family="paragraph">
      <style:text-properties fo:font-size="11pt" style:font-size-asian="11pt" style:font-size-complex="11pt"/>
    </style:style>
    <style:style style:name="P1544" style:parent-style-name="PreformattedText" style:family="paragraph">
      <style:text-properties fo:font-size="11pt" style:font-size-asian="11pt" style:font-size-complex="11pt"/>
    </style:style>
    <style:style style:name="P1545" style:parent-style-name="PreformattedText" style:family="paragraph">
      <style:text-properties fo:font-size="11pt" style:font-size-asian="11pt" style:font-size-complex="11pt"/>
    </style:style>
    <style:style style:name="P1546" style:parent-style-name="PreformattedText" style:family="paragraph">
      <style:text-properties fo:font-size="11pt" style:font-size-asian="11pt" style:font-size-complex="11pt"/>
    </style:style>
    <style:style style:name="P1547" style:parent-style-name="PreformattedText" style:family="paragraph">
      <style:text-properties fo:font-size="11pt" style:font-size-asian="11pt" style:font-size-complex="11pt"/>
    </style:style>
    <style:style style:name="P1548" style:parent-style-name="PreformattedText" style:family="paragraph">
      <style:text-properties fo:font-size="11pt" style:font-size-asian="11pt" style:font-size-complex="11pt"/>
    </style:style>
    <style:style style:name="P1549" style:parent-style-name="PreformattedText" style:family="paragraph">
      <style:text-properties fo:font-size="11pt" style:font-size-asian="11pt" style:font-size-complex="11pt"/>
    </style:style>
    <style:style style:name="P1550" style:parent-style-name="PreformattedText" style:family="paragraph">
      <style:text-properties fo:font-size="11pt" style:font-size-asian="11pt" style:font-size-complex="11pt"/>
    </style:style>
    <style:style style:name="P1551" style:parent-style-name="PreformattedText" style:family="paragraph">
      <style:text-properties fo:font-size="11pt" style:font-size-asian="11pt" style:font-size-complex="11pt"/>
    </style:style>
    <style:style style:name="P1552" style:parent-style-name="PreformattedText" style:family="paragraph">
      <style:text-properties fo:font-size="11pt" style:font-size-asian="11pt" style:font-size-complex="11pt"/>
    </style:style>
    <style:style style:name="P1553" style:parent-style-name="PreformattedText" style:family="paragraph">
      <style:text-properties fo:font-size="11pt" style:font-size-asian="11pt" style:font-size-complex="11pt"/>
    </style:style>
    <style:style style:name="P1554" style:parent-style-name="PreformattedText" style:family="paragraph">
      <style:text-properties fo:font-size="11pt" style:font-size-asian="11pt" style:font-size-complex="11pt"/>
    </style:style>
    <style:style style:name="P1555" style:parent-style-name="PreformattedText" style:family="paragraph">
      <style:text-properties fo:font-size="11pt" style:font-size-asian="11pt" style:font-size-complex="11pt"/>
    </style:style>
    <style:style style:name="P1556" style:parent-style-name="PreformattedText" style:family="paragraph">
      <style:text-properties fo:font-size="11pt" style:font-size-asian="11pt" style:font-size-complex="11pt"/>
    </style:style>
    <style:style style:name="P1557" style:parent-style-name="PreformattedText" style:family="paragraph">
      <style:text-properties fo:font-size="11pt" style:font-size-asian="11pt" style:font-size-complex="11pt"/>
    </style:style>
    <style:style style:name="P1558" style:parent-style-name="PreformattedText" style:family="paragraph">
      <style:text-properties fo:font-size="11pt" style:font-size-asian="11pt" style:font-size-complex="11pt"/>
    </style:style>
    <style:style style:name="P1559" style:parent-style-name="PreformattedText" style:family="paragraph">
      <style:text-properties fo:font-size="11pt" style:font-size-asian="11pt" style:font-size-complex="11pt"/>
    </style:style>
    <style:style style:name="P1560" style:parent-style-name="PreformattedText" style:family="paragraph">
      <style:text-properties fo:font-size="11pt" style:font-size-asian="11pt" style:font-size-complex="11pt"/>
    </style:style>
    <style:style style:name="P1561" style:parent-style-name="PreformattedText" style:family="paragraph">
      <style:text-properties fo:font-size="11pt" style:font-size-asian="11pt" style:font-size-complex="11pt"/>
    </style:style>
    <style:style style:name="P1562" style:parent-style-name="PreformattedText" style:family="paragraph">
      <style:text-properties fo:font-size="11pt" style:font-size-asian="11pt" style:font-size-complex="11pt"/>
    </style:style>
    <style:style style:name="P1563" style:parent-style-name="PreformattedText" style:family="paragraph">
      <style:text-properties fo:font-size="11pt" style:font-size-asian="11pt" style:font-size-complex="11pt"/>
    </style:style>
    <style:style style:name="P1564" style:parent-style-name="PreformattedText" style:family="paragraph">
      <style:text-properties fo:font-size="11pt" style:font-size-asian="11pt" style:font-size-complex="11pt"/>
    </style:style>
    <style:style style:name="P1565" style:parent-style-name="PreformattedText" style:family="paragraph">
      <style:text-properties fo:font-size="11pt" style:font-size-asian="11pt" style:font-size-complex="11pt"/>
    </style:style>
    <style:style style:name="P1566" style:parent-style-name="PreformattedText" style:family="paragraph">
      <style:text-properties fo:font-size="11pt" style:font-size-asian="11pt" style:font-size-complex="11pt"/>
    </style:style>
    <style:style style:name="P1567" style:parent-style-name="PreformattedText" style:family="paragraph">
      <style:text-properties fo:font-size="11pt" style:font-size-asian="11pt" style:font-size-complex="11pt"/>
    </style:style>
    <style:style style:name="P1568" style:parent-style-name="PreformattedText" style:family="paragraph">
      <style:text-properties fo:font-size="11pt" style:font-size-asian="11pt" style:font-size-complex="11pt"/>
    </style:style>
    <style:style style:name="P1569" style:parent-style-name="PreformattedText" style:family="paragraph">
      <style:text-properties fo:font-size="11pt" style:font-size-asian="11pt" style:font-size-complex="11pt"/>
    </style:style>
    <style:style style:name="P1570" style:parent-style-name="PreformattedText" style:family="paragraph">
      <style:text-properties fo:font-size="11pt" style:font-size-asian="11pt" style:font-size-complex="11pt"/>
    </style:style>
    <style:style style:name="P1571" style:parent-style-name="PreformattedText" style:family="paragraph">
      <style:text-properties fo:font-size="11pt" style:font-size-asian="11pt" style:font-size-complex="11pt"/>
    </style:style>
    <style:style style:name="P1572" style:parent-style-name="PreformattedText" style:family="paragraph">
      <style:text-properties fo:font-size="11pt" style:font-size-asian="11pt" style:font-size-complex="11pt"/>
    </style:style>
    <style:style style:name="P1573" style:parent-style-name="PreformattedText" style:family="paragraph">
      <style:text-properties fo:font-size="11pt" style:font-size-asian="11pt" style:font-size-complex="11pt"/>
    </style:style>
    <style:style style:name="P1574" style:parent-style-name="PreformattedText" style:family="paragraph">
      <style:text-properties fo:font-size="11pt" style:font-size-asian="11pt" style:font-size-complex="11pt"/>
    </style:style>
    <style:style style:name="P1575" style:parent-style-name="PreformattedText" style:family="paragraph">
      <style:text-properties fo:font-size="11pt" style:font-size-asian="11pt" style:font-size-complex="11pt"/>
    </style:style>
    <style:style style:name="P1576" style:parent-style-name="PreformattedText" style:family="paragraph">
      <style:text-properties fo:font-size="11pt" style:font-size-asian="11pt" style:font-size-complex="11pt"/>
    </style:style>
    <style:style style:name="P1577" style:parent-style-name="PreformattedText" style:family="paragraph">
      <style:text-properties fo:font-size="11pt" style:font-size-asian="11pt" style:font-size-complex="11pt"/>
    </style:style>
    <style:style style:name="P1578" style:parent-style-name="PreformattedText" style:family="paragraph">
      <style:text-properties fo:font-size="11pt" style:font-size-asian="11pt" style:font-size-complex="11pt"/>
    </style:style>
    <style:style style:name="P1579" style:parent-style-name="PreformattedText" style:family="paragraph">
      <style:text-properties fo:font-size="11pt" style:font-size-asian="11pt" style:font-size-complex="11pt"/>
    </style:style>
    <style:style style:name="P1580" style:parent-style-name="PreformattedText" style:family="paragraph">
      <style:text-properties fo:font-size="11pt" style:font-size-asian="11pt" style:font-size-complex="11pt"/>
    </style:style>
    <style:style style:name="P1581" style:parent-style-name="PreformattedText" style:family="paragraph">
      <style:text-properties fo:font-size="11pt" style:font-size-asian="11pt" style:font-size-complex="11pt"/>
    </style:style>
    <style:style style:name="P1582" style:parent-style-name="PreformattedText" style:family="paragraph">
      <style:text-properties fo:font-size="11pt" style:font-size-asian="11pt" style:font-size-complex="11pt"/>
    </style:style>
    <style:style style:name="P1583" style:parent-style-name="PreformattedText" style:family="paragraph">
      <style:text-properties fo:font-size="11pt" style:font-size-asian="11pt" style:font-size-complex="11pt"/>
    </style:style>
    <style:style style:name="P1584" style:parent-style-name="PreformattedText" style:family="paragraph">
      <style:text-properties fo:font-size="11pt" style:font-size-asian="11pt" style:font-size-complex="11pt"/>
    </style:style>
    <style:style style:name="P1585" style:parent-style-name="PreformattedText" style:family="paragraph">
      <style:text-properties fo:font-size="11pt" style:font-size-asian="11pt" style:font-size-complex="11pt"/>
    </style:style>
    <style:style style:name="P1586" style:parent-style-name="PreformattedText" style:family="paragraph">
      <style:text-properties fo:font-size="11pt" style:font-size-asian="11pt" style:font-size-complex="11pt"/>
    </style:style>
    <style:style style:name="P1587" style:parent-style-name="PreformattedText" style:family="paragraph">
      <style:text-properties fo:font-size="11pt" style:font-size-asian="11pt" style:font-size-complex="11pt"/>
    </style:style>
    <style:style style:name="P1588" style:parent-style-name="PreformattedText" style:family="paragraph">
      <style:text-properties fo:font-size="11pt" style:font-size-asian="11pt" style:font-size-complex="11pt"/>
    </style:style>
    <style:style style:name="P1589" style:parent-style-name="PreformattedText" style:family="paragraph">
      <style:text-properties fo:font-size="11pt" style:font-size-asian="11pt" style:font-size-complex="11pt"/>
    </style:style>
    <style:style style:name="P1590" style:parent-style-name="PreformattedText" style:family="paragraph">
      <style:text-properties fo:font-size="11pt" style:font-size-asian="11pt" style:font-size-complex="11pt"/>
    </style:style>
    <style:style style:name="P1591" style:parent-style-name="PreformattedText" style:family="paragraph">
      <style:text-properties fo:font-size="11pt" style:font-size-asian="11pt" style:font-size-complex="11pt"/>
    </style:style>
    <style:style style:name="P1592" style:parent-style-name="PreformattedText" style:family="paragraph">
      <style:text-properties fo:font-size="11pt" style:font-size-asian="11pt" style:font-size-complex="11pt"/>
    </style:style>
    <style:style style:name="P1593" style:parent-style-name="PreformattedText" style:family="paragraph">
      <style:text-properties fo:font-size="11pt" style:font-size-asian="11pt" style:font-size-complex="11pt"/>
    </style:style>
    <style:style style:name="P1594" style:parent-style-name="PreformattedText" style:family="paragraph">
      <style:text-properties fo:font-size="11pt" style:font-size-asian="11pt" style:font-size-complex="11pt"/>
    </style:style>
    <style:style style:name="P1595" style:parent-style-name="PreformattedText" style:family="paragraph">
      <style:text-properties fo:font-size="11pt" style:font-size-asian="11pt" style:font-size-complex="11pt"/>
    </style:style>
    <style:style style:name="P1596" style:parent-style-name="PreformattedText" style:family="paragraph">
      <style:text-properties fo:font-size="11pt" style:font-size-asian="11pt" style:font-size-complex="11pt"/>
    </style:style>
    <style:style style:name="P1597" style:parent-style-name="PreformattedText" style:family="paragraph">
      <style:text-properties fo:font-size="11pt" style:font-size-asian="11pt" style:font-size-complex="11pt"/>
    </style:style>
    <style:style style:name="P1598" style:parent-style-name="PreformattedText" style:family="paragraph">
      <style:text-properties fo:font-size="11pt" style:font-size-asian="11pt" style:font-size-complex="11pt"/>
    </style:style>
    <style:style style:name="P1599" style:parent-style-name="PreformattedText" style:family="paragraph">
      <style:text-properties fo:font-size="11pt" style:font-size-asian="11pt" style:font-size-complex="11pt"/>
    </style:style>
    <style:style style:name="P1600" style:parent-style-name="PreformattedText" style:family="paragraph">
      <style:text-properties fo:font-size="11pt" style:font-size-asian="11pt" style:font-size-complex="11pt"/>
    </style:style>
    <style:style style:name="P1601" style:parent-style-name="PreformattedText" style:family="paragraph">
      <style:text-properties fo:font-size="11pt" style:font-size-asian="11pt" style:font-size-complex="11pt"/>
    </style:style>
    <style:style style:name="P1602" style:parent-style-name="PreformattedText" style:family="paragraph">
      <style:text-properties fo:font-size="11pt" style:font-size-asian="11pt" style:font-size-complex="11pt"/>
    </style:style>
    <style:style style:name="P1603" style:parent-style-name="PreformattedText" style:family="paragraph">
      <style:text-properties fo:font-size="11pt" style:font-size-asian="11pt" style:font-size-complex="11pt"/>
    </style:style>
    <style:style style:name="P1604" style:parent-style-name="PreformattedText" style:family="paragraph">
      <style:text-properties fo:font-size="11pt" style:font-size-asian="11pt" style:font-size-complex="11pt"/>
    </style:style>
    <style:style style:name="P1605" style:parent-style-name="PreformattedText" style:family="paragraph">
      <style:text-properties fo:font-size="11pt" style:font-size-asian="11pt" style:font-size-complex="11pt"/>
    </style:style>
    <style:style style:name="P1606" style:parent-style-name="PreformattedText" style:family="paragraph">
      <style:text-properties fo:font-size="11pt" style:font-size-asian="11pt" style:font-size-complex="11pt"/>
    </style:style>
    <style:style style:name="P1607" style:parent-style-name="PreformattedText" style:family="paragraph">
      <style:text-properties fo:font-size="11pt" style:font-size-asian="11pt" style:font-size-complex="11pt"/>
    </style:style>
    <style:style style:name="P1608" style:parent-style-name="PreformattedText" style:family="paragraph">
      <style:text-properties fo:font-size="11pt" style:font-size-asian="11pt" style:font-size-complex="11pt"/>
    </style:style>
    <style:style style:name="P1609" style:parent-style-name="PreformattedText" style:family="paragraph">
      <style:text-properties fo:font-size="11pt" style:font-size-asian="11pt" style:font-size-complex="11pt"/>
    </style:style>
    <style:style style:name="P1610" style:parent-style-name="PreformattedText" style:family="paragraph">
      <style:text-properties fo:font-size="11pt" style:font-size-asian="11pt" style:font-size-complex="11pt"/>
    </style:style>
    <style:style style:name="P1611" style:parent-style-name="PreformattedText" style:family="paragraph">
      <style:text-properties fo:font-size="11pt" style:font-size-asian="11pt" style:font-size-complex="11pt"/>
    </style:style>
    <style:style style:name="P1612" style:parent-style-name="PreformattedText" style:family="paragraph">
      <style:text-properties fo:font-size="11pt" style:font-size-asian="11pt" style:font-size-complex="11pt"/>
    </style:style>
    <style:style style:name="P1613" style:parent-style-name="PreformattedText" style:family="paragraph">
      <style:text-properties fo:font-size="11pt" style:font-size-asian="11pt" style:font-size-complex="11pt"/>
    </style:style>
    <style:style style:name="P1614" style:parent-style-name="PreformattedText" style:family="paragraph">
      <style:text-properties fo:font-size="11pt" style:font-size-asian="11pt" style:font-size-complex="11pt"/>
    </style:style>
    <style:style style:name="P1615" style:parent-style-name="PreformattedText" style:family="paragraph">
      <style:text-properties fo:font-size="11pt" style:font-size-asian="11pt" style:font-size-complex="11pt"/>
    </style:style>
    <style:style style:name="P1616" style:parent-style-name="PreformattedText" style:family="paragraph">
      <style:text-properties fo:font-size="11pt" style:font-size-asian="11pt" style:font-size-complex="11pt"/>
    </style:style>
    <style:style style:name="P1617" style:parent-style-name="PreformattedText" style:family="paragraph">
      <style:text-properties fo:font-size="11pt" style:font-size-asian="11pt" style:font-size-complex="11pt"/>
    </style:style>
    <style:style style:name="P1618" style:parent-style-name="PreformattedText" style:family="paragraph">
      <style:text-properties fo:font-size="11pt" style:font-size-asian="11pt" style:font-size-complex="11pt"/>
    </style:style>
    <style:style style:name="P1619" style:parent-style-name="PreformattedText" style:family="paragraph">
      <style:text-properties fo:font-size="11pt" style:font-size-asian="11pt" style:font-size-complex="11pt"/>
    </style:style>
    <style:style style:name="P1620" style:parent-style-name="PreformattedText" style:family="paragraph">
      <style:text-properties fo:font-size="11pt" style:font-size-asian="11pt" style:font-size-complex="11pt"/>
    </style:style>
    <style:style style:name="P1621" style:parent-style-name="PreformattedText" style:family="paragraph">
      <style:text-properties fo:font-size="11pt" style:font-size-asian="11pt" style:font-size-complex="11pt"/>
    </style:style>
    <style:style style:name="P1622" style:parent-style-name="PreformattedText" style:family="paragraph">
      <style:text-properties fo:font-size="11pt" style:font-size-asian="11pt" style:font-size-complex="11pt"/>
    </style:style>
    <style:style style:name="P1623" style:parent-style-name="PreformattedText" style:family="paragraph">
      <style:text-properties fo:font-size="11pt" style:font-size-asian="11pt" style:font-size-complex="11pt"/>
    </style:style>
    <style:style style:name="P1624" style:parent-style-name="PreformattedText" style:family="paragraph">
      <style:text-properties fo:font-size="11pt" style:font-size-asian="11pt" style:font-size-complex="11pt"/>
    </style:style>
    <style:style style:name="P1625" style:parent-style-name="PreformattedText" style:family="paragraph">
      <style:text-properties fo:font-size="11pt" style:font-size-asian="11pt" style:font-size-complex="11pt"/>
    </style:style>
    <style:style style:name="P1626" style:parent-style-name="PreformattedText" style:family="paragraph">
      <style:text-properties fo:font-size="11pt" style:font-size-asian="11pt" style:font-size-complex="11pt"/>
    </style:style>
    <style:style style:name="P1627" style:parent-style-name="PreformattedText" style:family="paragraph">
      <style:text-properties fo:font-size="11pt" style:font-size-asian="11pt" style:font-size-complex="11pt"/>
    </style:style>
    <style:style style:name="P1628" style:parent-style-name="PreformattedText" style:family="paragraph">
      <style:text-properties fo:font-size="11pt" style:font-size-asian="11pt" style:font-size-complex="11pt"/>
    </style:style>
    <style:style style:name="P1629" style:parent-style-name="PreformattedText" style:family="paragraph">
      <style:text-properties fo:font-size="11pt" style:font-size-asian="11pt" style:font-size-complex="11pt"/>
    </style:style>
    <style:style style:name="P1630" style:parent-style-name="PreformattedText" style:family="paragraph">
      <style:text-properties fo:font-size="11pt" style:font-size-asian="11pt" style:font-size-complex="11pt"/>
    </style:style>
    <style:style style:name="P1631" style:parent-style-name="PreformattedText" style:family="paragraph">
      <style:text-properties fo:font-size="11pt" style:font-size-asian="11pt" style:font-size-complex="11pt"/>
    </style:style>
    <style:style style:name="P1632" style:parent-style-name="PreformattedText" style:family="paragraph">
      <style:text-properties fo:font-size="11pt" style:font-size-asian="11pt" style:font-size-complex="11pt"/>
    </style:style>
    <style:style style:name="P1633" style:parent-style-name="PreformattedText" style:family="paragraph">
      <style:text-properties fo:font-size="11pt" style:font-size-asian="11pt" style:font-size-complex="11pt"/>
    </style:style>
    <style:style style:name="P1634" style:parent-style-name="PreformattedText" style:family="paragraph">
      <style:text-properties fo:font-size="11pt" style:font-size-asian="11pt" style:font-size-complex="11pt"/>
    </style:style>
    <style:style style:name="P1635" style:parent-style-name="PreformattedText" style:family="paragraph">
      <style:text-properties fo:font-size="11pt" style:font-size-asian="11pt" style:font-size-complex="11pt"/>
    </style:style>
    <style:style style:name="P1636" style:parent-style-name="PreformattedText" style:family="paragraph">
      <style:text-properties fo:font-size="11pt" style:font-size-asian="11pt" style:font-size-complex="11pt"/>
    </style:style>
    <style:style style:name="P1637" style:parent-style-name="PreformattedText" style:family="paragraph">
      <style:text-properties fo:font-size="11pt" style:font-size-asian="11pt" style:font-size-complex="11pt"/>
    </style:style>
    <style:style style:name="P1638" style:parent-style-name="PreformattedText" style:family="paragraph">
      <style:text-properties fo:font-size="11pt" style:font-size-asian="11pt" style:font-size-complex="11pt"/>
    </style:style>
    <style:style style:name="P1639" style:parent-style-name="PreformattedText" style:family="paragraph">
      <style:text-properties fo:font-size="11pt" style:font-size-asian="11pt" style:font-size-complex="11pt"/>
    </style:style>
    <style:style style:name="P1640" style:parent-style-name="PreformattedText" style:family="paragraph">
      <style:text-properties fo:font-size="11pt" style:font-size-asian="11pt" style:font-size-complex="11pt"/>
    </style:style>
    <style:style style:name="P1641" style:parent-style-name="PreformattedText" style:family="paragraph">
      <style:text-properties fo:font-size="11pt" style:font-size-asian="11pt" style:font-size-complex="11pt"/>
    </style:style>
    <style:style style:name="P1642" style:parent-style-name="PreformattedText" style:family="paragraph">
      <style:text-properties fo:font-size="11pt" style:font-size-asian="11pt" style:font-size-complex="11pt"/>
    </style:style>
    <style:style style:name="P1643" style:parent-style-name="PreformattedText" style:family="paragraph">
      <style:text-properties fo:font-size="11pt" style:font-size-asian="11pt" style:font-size-complex="11pt"/>
    </style:style>
    <style:style style:name="P1644" style:parent-style-name="PreformattedText" style:family="paragraph">
      <style:text-properties fo:font-size="11pt" style:font-size-asian="11pt" style:font-size-complex="11pt"/>
    </style:style>
    <style:style style:name="P1645" style:parent-style-name="PreformattedText" style:family="paragraph">
      <style:text-properties fo:font-size="11pt" style:font-size-asian="11pt" style:font-size-complex="11pt"/>
    </style:style>
    <style:style style:name="P1646" style:parent-style-name="PreformattedText" style:family="paragraph">
      <style:text-properties fo:font-size="11pt" style:font-size-asian="11pt" style:font-size-complex="11pt"/>
    </style:style>
    <style:style style:name="P1647" style:parent-style-name="PreformattedText" style:family="paragraph">
      <style:text-properties fo:font-size="11pt" style:font-size-asian="11pt" style:font-size-complex="11pt"/>
    </style:style>
    <style:style style:name="P1648" style:parent-style-name="PreformattedText" style:family="paragraph">
      <style:text-properties fo:font-size="11pt" style:font-size-asian="11pt" style:font-size-complex="11pt"/>
    </style:style>
    <style:style style:name="P1649" style:parent-style-name="PreformattedText" style:family="paragraph">
      <style:text-properties fo:font-size="11pt" style:font-size-asian="11pt" style:font-size-complex="11pt"/>
    </style:style>
    <style:style style:name="P1650" style:parent-style-name="PreformattedText" style:family="paragraph">
      <style:text-properties fo:font-size="11pt" style:font-size-asian="11pt" style:font-size-complex="11pt"/>
    </style:style>
    <style:style style:name="P1651" style:parent-style-name="PreformattedText" style:family="paragraph">
      <style:text-properties fo:font-size="11pt" style:font-size-asian="11pt" style:font-size-complex="11pt"/>
    </style:style>
    <style:style style:name="P1652" style:parent-style-name="PreformattedText" style:family="paragraph">
      <style:text-properties fo:font-size="11pt" style:font-size-asian="11pt" style:font-size-complex="11pt"/>
    </style:style>
    <style:style style:name="P1653" style:parent-style-name="PreformattedText" style:family="paragraph">
      <style:text-properties fo:font-size="11pt" style:font-size-asian="11pt" style:font-size-complex="11pt"/>
    </style:style>
    <style:style style:name="P1654" style:parent-style-name="PreformattedText" style:family="paragraph">
      <style:text-properties fo:font-size="11pt" style:font-size-asian="11pt" style:font-size-complex="11pt"/>
    </style:style>
    <style:style style:name="P1655" style:parent-style-name="PreformattedText" style:family="paragraph">
      <style:text-properties fo:font-size="11pt" style:font-size-asian="11pt" style:font-size-complex="11pt"/>
    </style:style>
    <style:style style:name="P1656" style:parent-style-name="PreformattedText" style:family="paragraph">
      <style:text-properties fo:font-size="11pt" style:font-size-asian="11pt" style:font-size-complex="11pt"/>
    </style:style>
    <style:style style:name="P1657" style:parent-style-name="PreformattedText" style:family="paragraph">
      <style:text-properties fo:font-size="11pt" style:font-size-asian="11pt" style:font-size-complex="11pt"/>
    </style:style>
    <style:style style:name="P1658" style:parent-style-name="PreformattedText" style:family="paragraph">
      <style:text-properties fo:font-size="11pt" style:font-size-asian="11pt" style:font-size-complex="11pt"/>
    </style:style>
    <style:style style:name="P1659" style:parent-style-name="PreformattedText" style:family="paragraph">
      <style:text-properties fo:font-size="11pt" style:font-size-asian="11pt" style:font-size-complex="11pt"/>
    </style:style>
    <style:style style:name="P1660" style:parent-style-name="PreformattedText" style:family="paragraph">
      <style:text-properties fo:font-size="11pt" style:font-size-asian="11pt" style:font-size-complex="11pt"/>
    </style:style>
    <style:style style:name="P1661" style:parent-style-name="PreformattedText" style:family="paragraph">
      <style:text-properties fo:font-size="11pt" style:font-size-asian="11pt" style:font-size-complex="11pt"/>
    </style:style>
    <style:style style:name="P1662" style:parent-style-name="PreformattedText" style:family="paragraph">
      <style:text-properties fo:font-size="11pt" style:font-size-asian="11pt" style:font-size-complex="11pt"/>
    </style:style>
    <style:style style:name="P1663" style:parent-style-name="PreformattedText" style:family="paragraph">
      <style:text-properties fo:font-size="11pt" style:font-size-asian="11pt" style:font-size-complex="11pt"/>
    </style:style>
    <style:style style:name="P1664" style:parent-style-name="PreformattedText" style:family="paragraph">
      <style:text-properties fo:font-size="11pt" style:font-size-asian="11pt" style:font-size-complex="11pt"/>
    </style:style>
    <style:style style:name="P1665" style:parent-style-name="PreformattedText" style:family="paragraph">
      <style:text-properties fo:font-size="11pt" style:font-size-asian="11pt" style:font-size-complex="11pt"/>
    </style:style>
    <style:style style:name="P1666" style:parent-style-name="PreformattedText" style:family="paragraph">
      <style:text-properties fo:font-size="11pt" style:font-size-asian="11pt" style:font-size-complex="11pt"/>
    </style:style>
    <style:style style:name="P1667" style:parent-style-name="PreformattedText" style:family="paragraph">
      <style:text-properties fo:font-size="11pt" style:font-size-asian="11pt" style:font-size-complex="11pt"/>
    </style:style>
    <style:style style:name="P1668" style:parent-style-name="PreformattedText" style:family="paragraph">
      <style:text-properties fo:font-size="11pt" style:font-size-asian="11pt" style:font-size-complex="11pt"/>
    </style:style>
    <style:style style:name="P1669" style:parent-style-name="PreformattedText" style:family="paragraph">
      <style:text-properties fo:font-size="11pt" style:font-size-asian="11pt" style:font-size-complex="11pt"/>
    </style:style>
    <style:style style:name="P1670" style:parent-style-name="PreformattedText" style:family="paragraph">
      <style:text-properties fo:font-size="11pt" style:font-size-asian="11pt" style:font-size-complex="11pt"/>
    </style:style>
    <style:style style:name="P1671" style:parent-style-name="PreformattedText" style:family="paragraph">
      <style:text-properties fo:font-size="11pt" style:font-size-asian="11pt" style:font-size-complex="11pt"/>
    </style:style>
    <style:style style:name="P1672" style:parent-style-name="PreformattedText" style:family="paragraph">
      <style:text-properties fo:font-size="11pt" style:font-size-asian="11pt" style:font-size-complex="11pt"/>
    </style:style>
    <style:style style:name="P1673" style:parent-style-name="PreformattedText" style:family="paragraph">
      <style:text-properties fo:font-size="11pt" style:font-size-asian="11pt" style:font-size-complex="11pt"/>
    </style:style>
    <style:style style:name="P1674" style:parent-style-name="PreformattedText" style:family="paragraph">
      <style:text-properties fo:font-size="11pt" style:font-size-asian="11pt" style:font-size-complex="11pt"/>
    </style:style>
    <style:style style:name="P1675" style:parent-style-name="PreformattedText" style:family="paragraph">
      <style:text-properties fo:font-size="11pt" style:font-size-asian="11pt" style:font-size-complex="11pt"/>
    </style:style>
    <style:style style:name="P1676" style:parent-style-name="PreformattedText" style:family="paragraph">
      <style:text-properties fo:font-size="11pt" style:font-size-asian="11pt" style:font-size-complex="11pt"/>
    </style:style>
    <style:style style:name="P1677" style:parent-style-name="PreformattedText" style:family="paragraph">
      <style:text-properties fo:font-size="11pt" style:font-size-asian="11pt" style:font-size-complex="11pt"/>
    </style:style>
    <style:style style:name="P1678" style:parent-style-name="PreformattedText" style:family="paragraph">
      <style:text-properties fo:font-size="11pt" style:font-size-asian="11pt" style:font-size-complex="11pt"/>
    </style:style>
    <style:style style:name="P1679" style:parent-style-name="PreformattedText" style:family="paragraph">
      <style:text-properties fo:font-size="11pt" style:font-size-asian="11pt" style:font-size-complex="11pt"/>
    </style:style>
    <style:style style:name="P1680" style:parent-style-name="PreformattedText" style:family="paragraph">
      <style:text-properties fo:font-size="11pt" style:font-size-asian="11pt" style:font-size-complex="11pt"/>
    </style:style>
    <style:style style:name="P1681" style:parent-style-name="PreformattedText" style:family="paragraph">
      <style:text-properties fo:font-size="11pt" style:font-size-asian="11pt" style:font-size-complex="11pt"/>
    </style:style>
    <style:style style:name="P1682" style:parent-style-name="PreformattedText" style:family="paragraph">
      <style:text-properties fo:font-size="11pt" style:font-size-asian="11pt" style:font-size-complex="11pt"/>
    </style:style>
    <style:style style:name="P1683" style:parent-style-name="PreformattedText" style:family="paragraph">
      <style:text-properties fo:font-size="11pt" style:font-size-asian="11pt" style:font-size-complex="11pt"/>
    </style:style>
    <style:style style:name="P1684" style:parent-style-name="PreformattedText" style:family="paragraph">
      <style:text-properties fo:font-size="11pt" style:font-size-asian="11pt" style:font-size-complex="11pt"/>
    </style:style>
    <style:style style:name="P1685" style:parent-style-name="PreformattedText" style:family="paragraph">
      <style:text-properties fo:font-size="11pt" style:font-size-asian="11pt" style:font-size-complex="11pt"/>
    </style:style>
    <style:style style:name="P1686" style:parent-style-name="PreformattedText" style:family="paragraph">
      <style:text-properties fo:font-size="11pt" style:font-size-asian="11pt" style:font-size-complex="11pt"/>
    </style:style>
    <style:style style:name="P1687" style:parent-style-name="PreformattedText" style:family="paragraph">
      <style:text-properties fo:font-size="11pt" style:font-size-asian="11pt" style:font-size-complex="11pt"/>
    </style:style>
    <style:style style:name="P1688" style:parent-style-name="PreformattedText" style:family="paragraph">
      <style:text-properties fo:font-size="11pt" style:font-size-asian="11pt" style:font-size-complex="11pt"/>
    </style:style>
    <style:style style:name="P1689" style:parent-style-name="PreformattedText" style:family="paragraph">
      <style:text-properties fo:font-size="11pt" style:font-size-asian="11pt" style:font-size-complex="11pt"/>
    </style:style>
    <style:style style:name="P1690" style:parent-style-name="PreformattedText" style:family="paragraph">
      <style:text-properties fo:font-size="11pt" style:font-size-asian="11pt" style:font-size-complex="11pt"/>
    </style:style>
    <style:style style:name="P1691" style:parent-style-name="PreformattedText" style:family="paragraph">
      <style:text-properties fo:font-size="11pt" style:font-size-asian="11pt" style:font-size-complex="11pt"/>
    </style:style>
    <style:style style:name="P1692" style:parent-style-name="PreformattedText" style:family="paragraph">
      <style:text-properties fo:font-size="11pt" style:font-size-asian="11pt" style:font-size-complex="11pt"/>
    </style:style>
    <style:style style:name="P1693" style:parent-style-name="PreformattedText" style:family="paragraph">
      <style:text-properties fo:font-size="11pt" style:font-size-asian="11pt" style:font-size-complex="11pt"/>
    </style:style>
    <style:style style:name="P1694" style:parent-style-name="PreformattedText" style:family="paragraph">
      <style:text-properties fo:font-size="11pt" style:font-size-asian="11pt" style:font-size-complex="11pt"/>
    </style:style>
    <style:style style:name="P1695" style:parent-style-name="PreformattedText" style:family="paragraph">
      <style:text-properties fo:font-size="11pt" style:font-size-asian="11pt" style:font-size-complex="11pt"/>
    </style:style>
    <style:style style:name="P1696" style:parent-style-name="PreformattedText" style:family="paragraph">
      <style:text-properties fo:font-size="11pt" style:font-size-asian="11pt" style:font-size-complex="11pt"/>
    </style:style>
    <style:style style:name="P1697" style:parent-style-name="PreformattedText" style:family="paragraph">
      <style:text-properties fo:font-size="11pt" style:font-size-asian="11pt" style:font-size-complex="11pt"/>
    </style:style>
    <style:style style:name="P1698" style:parent-style-name="PreformattedText" style:family="paragraph">
      <style:text-properties fo:font-size="11pt" style:font-size-asian="11pt" style:font-size-complex="11pt"/>
    </style:style>
    <style:style style:name="P1699" style:parent-style-name="PreformattedText" style:family="paragraph">
      <style:text-properties fo:font-size="11pt" style:font-size-asian="11pt" style:font-size-complex="11pt"/>
    </style:style>
    <style:style style:name="P1700" style:parent-style-name="PreformattedText" style:family="paragraph">
      <style:text-properties fo:font-size="11pt" style:font-size-asian="11pt" style:font-size-complex="11pt"/>
    </style:style>
    <style:style style:name="P1701" style:parent-style-name="PreformattedText" style:family="paragraph">
      <style:text-properties fo:font-size="11pt" style:font-size-asian="11pt" style:font-size-complex="11pt"/>
    </style:style>
    <style:style style:name="P1702" style:parent-style-name="PreformattedText" style:family="paragraph">
      <style:text-properties fo:font-size="11pt" style:font-size-asian="11pt" style:font-size-complex="11pt"/>
    </style:style>
    <style:style style:name="P1703" style:parent-style-name="PreformattedText" style:family="paragraph">
      <style:text-properties fo:font-size="11pt" style:font-size-asian="11pt" style:font-size-complex="11pt"/>
    </style:style>
    <style:style style:name="P1704" style:parent-style-name="PreformattedText" style:family="paragraph">
      <style:text-properties fo:font-size="11pt" style:font-size-asian="11pt" style:font-size-complex="11pt"/>
    </style:style>
    <style:style style:name="P1705" style:parent-style-name="PreformattedText" style:family="paragraph">
      <style:text-properties fo:font-size="11pt" style:font-size-asian="11pt" style:font-size-complex="11pt"/>
    </style:style>
    <style:style style:name="P1706" style:parent-style-name="PreformattedText" style:family="paragraph">
      <style:text-properties fo:font-size="11pt" style:font-size-asian="11pt" style:font-size-complex="11pt"/>
    </style:style>
    <style:style style:name="P1707" style:parent-style-name="PreformattedText" style:family="paragraph">
      <style:text-properties fo:font-size="11pt" style:font-size-asian="11pt" style:font-size-complex="11pt"/>
    </style:style>
    <style:style style:name="P1708" style:parent-style-name="PreformattedText" style:family="paragraph">
      <style:text-properties fo:font-size="11pt" style:font-size-asian="11pt" style:font-size-complex="11pt"/>
    </style:style>
    <style:style style:name="P1709" style:parent-style-name="PreformattedText" style:family="paragraph">
      <style:text-properties fo:font-size="11pt" style:font-size-asian="11pt" style:font-size-complex="11pt"/>
    </style:style>
    <style:style style:name="P1710" style:parent-style-name="PreformattedText" style:family="paragraph">
      <style:text-properties fo:font-size="11pt" style:font-size-asian="11pt" style:font-size-complex="11pt"/>
    </style:style>
    <style:style style:name="P1711" style:parent-style-name="PreformattedText" style:family="paragraph">
      <style:text-properties fo:font-size="11pt" style:font-size-asian="11pt" style:font-size-complex="11pt"/>
    </style:style>
    <style:style style:name="P1712" style:parent-style-name="PreformattedText" style:family="paragraph">
      <style:text-properties fo:font-size="11pt" style:font-size-asian="11pt" style:font-size-complex="11pt"/>
    </style:style>
    <style:style style:name="P1713" style:parent-style-name="PreformattedText" style:family="paragraph">
      <style:text-properties fo:font-size="11pt" style:font-size-asian="11pt" style:font-size-complex="11pt"/>
    </style:style>
    <style:style style:name="P1714" style:parent-style-name="PreformattedText" style:family="paragraph">
      <style:text-properties fo:font-size="11pt" style:font-size-asian="11pt" style:font-size-complex="11pt"/>
    </style:style>
    <style:style style:name="P1715" style:parent-style-name="PreformattedText" style:family="paragraph">
      <style:text-properties fo:font-size="11pt" style:font-size-asian="11pt" style:font-size-complex="11pt"/>
    </style:style>
    <style:style style:name="P1716" style:parent-style-name="PreformattedText" style:family="paragraph">
      <style:text-properties fo:font-size="11pt" style:font-size-asian="11pt" style:font-size-complex="11pt"/>
    </style:style>
    <style:style style:name="P1717" style:parent-style-name="PreformattedText" style:family="paragraph">
      <style:text-properties fo:font-size="11pt" style:font-size-asian="11pt" style:font-size-complex="11pt"/>
    </style:style>
    <style:style style:name="P1718" style:parent-style-name="PreformattedText" style:family="paragraph">
      <style:text-properties fo:font-size="11pt" style:font-size-asian="11pt" style:font-size-complex="11pt"/>
    </style:style>
    <style:style style:name="P1719" style:parent-style-name="PreformattedText" style:family="paragraph">
      <style:text-properties fo:font-size="11pt" style:font-size-asian="11pt" style:font-size-complex="11pt"/>
    </style:style>
    <style:style style:name="P1720" style:parent-style-name="PreformattedText" style:family="paragraph">
      <style:text-properties fo:font-size="11pt" style:font-size-asian="11pt" style:font-size-complex="11pt"/>
    </style:style>
    <style:style style:name="P1721" style:parent-style-name="PreformattedText" style:family="paragraph">
      <style:text-properties fo:font-size="11pt" style:font-size-asian="11pt" style:font-size-complex="11pt"/>
    </style:style>
    <style:style style:name="P1722" style:parent-style-name="PreformattedText" style:family="paragraph">
      <style:text-properties fo:font-size="11pt" style:font-size-asian="11pt" style:font-size-complex="11pt"/>
    </style:style>
    <style:style style:name="P1723" style:parent-style-name="PreformattedText" style:family="paragraph">
      <style:text-properties fo:font-size="11pt" style:font-size-asian="11pt" style:font-size-complex="11pt"/>
    </style:style>
    <style:style style:name="P1724" style:parent-style-name="PreformattedText" style:family="paragraph">
      <style:text-properties fo:font-size="11pt" style:font-size-asian="11pt" style:font-size-complex="11pt"/>
    </style:style>
    <style:style style:name="P1725" style:parent-style-name="PreformattedText" style:family="paragraph">
      <style:text-properties fo:font-size="11pt" style:font-size-asian="11pt" style:font-size-complex="11pt"/>
    </style:style>
    <style:style style:name="P1726" style:parent-style-name="PreformattedText" style:family="paragraph">
      <style:text-properties fo:font-size="11pt" style:font-size-asian="11pt" style:font-size-complex="11pt"/>
    </style:style>
    <style:style style:name="P1727" style:parent-style-name="PreformattedText" style:family="paragraph">
      <style:text-properties fo:font-size="11pt" style:font-size-asian="11pt" style:font-size-complex="11pt"/>
    </style:style>
    <style:style style:name="P1728" style:parent-style-name="PreformattedText" style:family="paragraph">
      <style:text-properties fo:font-size="11pt" style:font-size-asian="11pt" style:font-size-complex="11pt"/>
    </style:style>
    <style:style style:name="P1729" style:parent-style-name="PreformattedText" style:family="paragraph">
      <style:text-properties fo:font-size="11pt" style:font-size-asian="11pt" style:font-size-complex="11pt"/>
    </style:style>
    <style:style style:name="P1730" style:parent-style-name="PreformattedText" style:family="paragraph">
      <style:text-properties fo:font-size="11pt" style:font-size-asian="11pt" style:font-size-complex="11pt"/>
    </style:style>
    <style:style style:name="P1731" style:parent-style-name="PreformattedText" style:family="paragraph">
      <style:text-properties fo:font-size="11pt" style:font-size-asian="11pt" style:font-size-complex="11pt"/>
    </style:style>
    <style:style style:name="P1732" style:parent-style-name="PreformattedText" style:family="paragraph">
      <style:text-properties fo:font-size="11pt" style:font-size-asian="11pt" style:font-size-complex="11pt"/>
    </style:style>
    <style:style style:name="P1733" style:parent-style-name="PreformattedText" style:family="paragraph">
      <style:text-properties fo:font-size="11pt" style:font-size-asian="11pt" style:font-size-complex="11pt"/>
    </style:style>
    <style:style style:name="P1734" style:parent-style-name="PreformattedText" style:family="paragraph">
      <style:text-properties fo:font-size="11pt" style:font-size-asian="11pt" style:font-size-complex="11pt"/>
    </style:style>
    <style:style style:name="P1735" style:parent-style-name="PreformattedText" style:family="paragraph">
      <style:text-properties fo:font-size="11pt" style:font-size-asian="11pt" style:font-size-complex="11pt"/>
    </style:style>
    <style:style style:name="P1736" style:parent-style-name="PreformattedText" style:family="paragraph">
      <style:text-properties fo:font-size="11pt" style:font-size-asian="11pt" style:font-size-complex="11pt"/>
    </style:style>
    <style:style style:name="P1737" style:parent-style-name="PreformattedText" style:family="paragraph">
      <style:text-properties fo:font-size="11pt" style:font-size-asian="11pt" style:font-size-complex="11pt"/>
    </style:style>
    <style:style style:name="P1738" style:parent-style-name="PreformattedText" style:family="paragraph">
      <style:text-properties fo:font-size="11pt" style:font-size-asian="11pt" style:font-size-complex="11pt"/>
    </style:style>
    <style:style style:name="P1739" style:parent-style-name="PreformattedText" style:family="paragraph">
      <style:text-properties fo:font-size="11pt" style:font-size-asian="11pt" style:font-size-complex="11pt"/>
    </style:style>
    <style:style style:name="P1740" style:parent-style-name="PreformattedText" style:family="paragraph">
      <style:text-properties fo:font-size="11pt" style:font-size-asian="11pt" style:font-size-complex="11pt"/>
    </style:style>
    <style:style style:name="P1741" style:parent-style-name="PreformattedText" style:family="paragraph">
      <style:text-properties fo:font-size="11pt" style:font-size-asian="11pt" style:font-size-complex="11pt"/>
    </style:style>
    <style:style style:name="P1742" style:parent-style-name="PreformattedText" style:family="paragraph">
      <style:text-properties fo:font-size="11pt" style:font-size-asian="11pt" style:font-size-complex="11pt"/>
    </style:style>
    <style:style style:name="P1743" style:parent-style-name="PreformattedText" style:family="paragraph">
      <style:text-properties fo:font-size="11pt" style:font-size-asian="11pt" style:font-size-complex="11pt"/>
    </style:style>
    <style:style style:name="P1744" style:parent-style-name="PreformattedText" style:family="paragraph">
      <style:text-properties fo:font-size="11pt" style:font-size-asian="11pt" style:font-size-complex="11pt"/>
    </style:style>
    <style:style style:name="P1745" style:parent-style-name="PreformattedText" style:family="paragraph">
      <style:text-properties fo:font-size="11pt" style:font-size-asian="11pt" style:font-size-complex="11pt"/>
    </style:style>
    <style:style style:name="P1746" style:parent-style-name="PreformattedText" style:family="paragraph">
      <style:text-properties fo:font-size="11pt" style:font-size-asian="11pt" style:font-size-complex="11pt"/>
    </style:style>
    <style:style style:name="P1747" style:parent-style-name="PreformattedText" style:family="paragraph">
      <style:text-properties fo:font-size="11pt" style:font-size-asian="11pt" style:font-size-complex="11pt"/>
    </style:style>
    <style:style style:name="P1748" style:parent-style-name="PreformattedText" style:family="paragraph">
      <style:text-properties fo:font-size="11pt" style:font-size-asian="11pt" style:font-size-complex="11pt"/>
    </style:style>
    <style:style style:name="P1749" style:parent-style-name="PreformattedText" style:family="paragraph">
      <style:text-properties fo:font-size="11pt" style:font-size-asian="11pt" style:font-size-complex="11pt"/>
    </style:style>
    <style:style style:name="P1750" style:parent-style-name="PreformattedText" style:family="paragraph">
      <style:text-properties fo:font-size="11pt" style:font-size-asian="11pt" style:font-size-complex="11pt"/>
    </style:style>
    <style:style style:name="P1751" style:parent-style-name="PreformattedText" style:family="paragraph">
      <style:text-properties fo:font-size="11pt" style:font-size-asian="11pt" style:font-size-complex="11pt"/>
    </style:style>
    <style:style style:name="P1752" style:parent-style-name="PreformattedText" style:family="paragraph">
      <style:text-properties fo:font-size="11pt" style:font-size-asian="11pt" style:font-size-complex="11pt"/>
    </style:style>
    <style:style style:name="P1753" style:parent-style-name="PreformattedText" style:family="paragraph">
      <style:text-properties fo:font-size="11pt" style:font-size-asian="11pt" style:font-size-complex="11pt"/>
    </style:style>
    <style:style style:name="P1754" style:parent-style-name="PreformattedText" style:family="paragraph">
      <style:text-properties fo:font-size="11pt" style:font-size-asian="11pt" style:font-size-complex="11pt"/>
    </style:style>
    <style:style style:name="P1755" style:parent-style-name="PreformattedText" style:family="paragraph">
      <style:text-properties fo:font-size="11pt" style:font-size-asian="11pt" style:font-size-complex="11pt"/>
    </style:style>
    <style:style style:name="P1756" style:parent-style-name="PreformattedText" style:family="paragraph">
      <style:text-properties fo:font-size="11pt" style:font-size-asian="11pt" style:font-size-complex="11pt"/>
    </style:style>
    <style:style style:name="P1757" style:parent-style-name="PreformattedText" style:family="paragraph">
      <style:text-properties fo:font-size="11pt" style:font-size-asian="11pt" style:font-size-complex="11pt"/>
    </style:style>
    <style:style style:name="P1758" style:parent-style-name="PreformattedText" style:family="paragraph">
      <style:text-properties fo:font-size="11pt" style:font-size-asian="11pt" style:font-size-complex="11pt"/>
    </style:style>
    <style:style style:name="P1759" style:parent-style-name="PreformattedText" style:family="paragraph">
      <style:text-properties fo:font-size="11pt" style:font-size-asian="11pt" style:font-size-complex="11pt"/>
    </style:style>
    <style:style style:name="P1760" style:parent-style-name="PreformattedText" style:family="paragraph">
      <style:text-properties fo:font-size="11pt" style:font-size-asian="11pt" style:font-size-complex="11pt"/>
    </style:style>
    <style:style style:name="P1761" style:parent-style-name="PreformattedText" style:family="paragraph">
      <style:text-properties fo:font-size="11pt" style:font-size-asian="11pt" style:font-size-complex="11pt"/>
    </style:style>
    <style:style style:name="P1762" style:parent-style-name="PreformattedText" style:family="paragraph">
      <style:text-properties fo:font-size="11pt" style:font-size-asian="11pt" style:font-size-complex="11pt"/>
    </style:style>
    <style:style style:name="P1763" style:parent-style-name="PreformattedText" style:family="paragraph">
      <style:text-properties fo:font-size="11pt" style:font-size-asian="11pt" style:font-size-complex="11pt"/>
    </style:style>
    <style:style style:name="P1764" style:parent-style-name="PreformattedText" style:family="paragraph">
      <style:text-properties fo:font-size="11pt" style:font-size-asian="11pt" style:font-size-complex="11pt"/>
    </style:style>
    <style:style style:name="P1765" style:parent-style-name="PreformattedText" style:family="paragraph">
      <style:text-properties fo:font-size="11pt" style:font-size-asian="11pt" style:font-size-complex="11pt"/>
    </style:style>
    <style:style style:name="P1766" style:parent-style-name="PreformattedText" style:family="paragraph">
      <style:text-properties fo:font-size="11pt" style:font-size-asian="11pt" style:font-size-complex="11pt"/>
    </style:style>
    <style:style style:name="P1767" style:parent-style-name="PreformattedText" style:family="paragraph">
      <style:text-properties fo:font-size="11pt" style:font-size-asian="11pt" style:font-size-complex="11pt"/>
    </style:style>
    <style:style style:name="P1768" style:parent-style-name="PreformattedText" style:family="paragraph">
      <style:text-properties fo:font-size="11pt" style:font-size-asian="11pt" style:font-size-complex="11pt"/>
    </style:style>
    <style:style style:name="P1769" style:parent-style-name="PreformattedText" style:family="paragraph">
      <style:text-properties fo:font-size="11pt" style:font-size-asian="11pt" style:font-size-complex="11pt"/>
    </style:style>
    <style:style style:name="P1770" style:parent-style-name="PreformattedText" style:family="paragraph">
      <style:text-properties fo:font-size="11pt" style:font-size-asian="11pt" style:font-size-complex="11pt"/>
    </style:style>
    <style:style style:name="P1771" style:parent-style-name="PreformattedText" style:family="paragraph">
      <style:text-properties fo:font-size="11pt" style:font-size-asian="11pt" style:font-size-complex="11pt"/>
    </style:style>
    <style:style style:name="P1772" style:parent-style-name="PreformattedText" style:family="paragraph">
      <style:text-properties fo:font-size="11pt" style:font-size-asian="11pt" style:font-size-complex="11pt"/>
    </style:style>
    <style:style style:name="P1773" style:parent-style-name="PreformattedText" style:family="paragraph">
      <style:text-properties fo:font-size="11pt" style:font-size-asian="11pt" style:font-size-complex="11pt"/>
    </style:style>
    <style:style style:name="P1774" style:parent-style-name="PreformattedText" style:family="paragraph">
      <style:text-properties fo:font-size="11pt" style:font-size-asian="11pt" style:font-size-complex="11pt"/>
    </style:style>
    <style:style style:name="P1775" style:parent-style-name="PreformattedText" style:family="paragraph">
      <style:text-properties fo:font-size="11pt" style:font-size-asian="11pt" style:font-size-complex="11pt"/>
    </style:style>
    <style:style style:name="P1776" style:parent-style-name="PreformattedText" style:family="paragraph">
      <style:text-properties fo:font-size="11pt" style:font-size-asian="11pt" style:font-size-complex="11pt"/>
    </style:style>
    <style:style style:name="P1777" style:parent-style-name="PreformattedText" style:family="paragraph">
      <style:text-properties fo:font-size="11pt" style:font-size-asian="11pt" style:font-size-complex="11pt"/>
    </style:style>
    <style:style style:name="P1778" style:parent-style-name="PreformattedText" style:family="paragraph">
      <style:text-properties fo:font-size="11pt" style:font-size-asian="11pt" style:font-size-complex="11pt"/>
    </style:style>
    <style:style style:name="P1779" style:parent-style-name="PreformattedText" style:family="paragraph">
      <style:text-properties fo:font-size="11pt" style:font-size-asian="11pt" style:font-size-complex="11pt"/>
    </style:style>
    <style:style style:name="P1780" style:parent-style-name="PreformattedText" style:family="paragraph">
      <style:text-properties fo:font-size="11pt" style:font-size-asian="11pt" style:font-size-complex="11pt"/>
    </style:style>
    <style:style style:name="P1781" style:parent-style-name="PreformattedText" style:family="paragraph">
      <style:text-properties fo:font-size="11pt" style:font-size-asian="11pt" style:font-size-complex="11pt"/>
    </style:style>
    <style:style style:name="P1782" style:parent-style-name="PreformattedText" style:family="paragraph">
      <style:text-properties fo:font-size="11pt" style:font-size-asian="11pt" style:font-size-complex="11pt"/>
    </style:style>
    <style:style style:name="P1783" style:parent-style-name="PreformattedText" style:family="paragraph">
      <style:text-properties fo:font-size="11pt" style:font-size-asian="11pt" style:font-size-complex="11pt"/>
    </style:style>
    <style:style style:name="P1784" style:parent-style-name="PreformattedText" style:family="paragraph">
      <style:text-properties fo:font-size="11pt" style:font-size-asian="11pt" style:font-size-complex="11pt"/>
    </style:style>
    <style:style style:name="P1785" style:parent-style-name="PreformattedText" style:family="paragraph">
      <style:text-properties fo:font-size="11pt" style:font-size-asian="11pt" style:font-size-complex="11pt"/>
    </style:style>
    <style:style style:name="P1786" style:parent-style-name="PreformattedText" style:family="paragraph">
      <style:text-properties fo:font-size="11pt" style:font-size-asian="11pt" style:font-size-complex="11pt"/>
    </style:style>
    <style:style style:name="P1787" style:parent-style-name="PreformattedText" style:family="paragraph">
      <style:text-properties fo:font-size="11pt" style:font-size-asian="11pt" style:font-size-complex="11pt"/>
    </style:style>
    <style:style style:name="P1788" style:parent-style-name="PreformattedText" style:family="paragraph">
      <style:text-properties fo:font-size="11pt" style:font-size-asian="11pt" style:font-size-complex="11pt"/>
    </style:style>
    <style:style style:name="P1789" style:parent-style-name="PreformattedText" style:family="paragraph">
      <style:text-properties fo:font-size="11pt" style:font-size-asian="11pt" style:font-size-complex="11pt"/>
    </style:style>
    <style:style style:name="P1790" style:parent-style-name="PreformattedText" style:family="paragraph">
      <style:text-properties fo:font-size="11pt" style:font-size-asian="11pt" style:font-size-complex="11pt"/>
    </style:style>
    <style:style style:name="P1791" style:parent-style-name="PreformattedText" style:family="paragraph">
      <style:text-properties fo:font-size="11pt" style:font-size-asian="11pt" style:font-size-complex="11pt"/>
    </style:style>
    <style:style style:name="P1792" style:parent-style-name="PreformattedText" style:family="paragraph">
      <style:text-properties fo:font-size="11pt" style:font-size-asian="11pt" style:font-size-complex="11pt"/>
    </style:style>
    <style:style style:name="P1793" style:parent-style-name="PreformattedText" style:family="paragraph">
      <style:text-properties fo:font-size="11pt" style:font-size-asian="11pt" style:font-size-complex="11pt"/>
    </style:style>
    <style:style style:name="P1794" style:parent-style-name="PreformattedText" style:family="paragraph">
      <style:text-properties fo:font-size="11pt" style:font-size-asian="11pt" style:font-size-complex="11pt"/>
    </style:style>
    <style:style style:name="P1795" style:parent-style-name="PreformattedText" style:family="paragraph">
      <style:text-properties fo:font-size="11pt" style:font-size-asian="11pt" style:font-size-complex="11pt"/>
    </style:style>
    <style:style style:name="P1796" style:parent-style-name="PreformattedText" style:family="paragraph">
      <style:text-properties fo:font-size="11pt" style:font-size-asian="11pt" style:font-size-complex="11pt"/>
    </style:style>
    <style:style style:name="P1797" style:parent-style-name="PreformattedText" style:family="paragraph">
      <style:text-properties fo:font-size="11pt" style:font-size-asian="11pt" style:font-size-complex="11pt"/>
    </style:style>
    <style:style style:name="P1798" style:parent-style-name="PreformattedText" style:family="paragraph">
      <style:text-properties fo:font-size="11pt" style:font-size-asian="11pt" style:font-size-complex="11pt"/>
    </style:style>
    <style:style style:name="P1799" style:parent-style-name="PreformattedText" style:family="paragraph">
      <style:text-properties fo:font-size="11pt" style:font-size-asian="11pt" style:font-size-complex="11pt"/>
    </style:style>
    <style:style style:name="P1800" style:parent-style-name="PreformattedText" style:family="paragraph">
      <style:text-properties fo:font-size="11pt" style:font-size-asian="11pt" style:font-size-complex="11pt"/>
    </style:style>
    <style:style style:name="P1801" style:parent-style-name="PreformattedText" style:family="paragraph">
      <style:text-properties fo:font-size="11pt" style:font-size-asian="11pt" style:font-size-complex="11pt"/>
    </style:style>
    <style:style style:name="P1802" style:parent-style-name="PreformattedText" style:family="paragraph">
      <style:text-properties fo:font-size="11pt" style:font-size-asian="11pt" style:font-size-complex="11pt"/>
    </style:style>
    <style:style style:name="P1803" style:parent-style-name="PreformattedText" style:family="paragraph">
      <style:text-properties fo:font-size="11pt" style:font-size-asian="11pt" style:font-size-complex="11pt"/>
    </style:style>
    <style:style style:name="P1804" style:parent-style-name="PreformattedText" style:family="paragraph">
      <style:text-properties fo:font-size="11pt" style:font-size-asian="11pt" style:font-size-complex="11pt"/>
    </style:style>
    <style:style style:name="P1805" style:parent-style-name="PreformattedText" style:family="paragraph">
      <style:text-properties fo:font-size="11pt" style:font-size-asian="11pt" style:font-size-complex="11pt"/>
    </style:style>
    <style:style style:name="P1806" style:parent-style-name="PreformattedText" style:family="paragraph">
      <style:text-properties fo:font-size="11pt" style:font-size-asian="11pt" style:font-size-complex="11pt"/>
    </style:style>
    <style:style style:name="P1807" style:parent-style-name="PreformattedText" style:family="paragraph">
      <style:text-properties fo:font-size="11pt" style:font-size-asian="11pt" style:font-size-complex="11pt"/>
    </style:style>
    <style:style style:name="P1808" style:parent-style-name="PreformattedText" style:family="paragraph">
      <style:text-properties fo:font-size="11pt" style:font-size-asian="11pt" style:font-size-complex="11pt"/>
    </style:style>
    <style:style style:name="P1809" style:parent-style-name="PreformattedText" style:family="paragraph">
      <style:text-properties fo:font-size="11pt" style:font-size-asian="11pt" style:font-size-complex="11pt"/>
    </style:style>
    <style:style style:name="P1810" style:parent-style-name="PreformattedText" style:family="paragraph">
      <style:text-properties fo:font-size="11pt" style:font-size-asian="11pt" style:font-size-complex="11pt"/>
    </style:style>
    <style:style style:name="P1811" style:parent-style-name="PreformattedText" style:family="paragraph">
      <style:text-properties fo:font-size="11pt" style:font-size-asian="11pt" style:font-size-complex="11pt"/>
    </style:style>
    <style:style style:name="P1812" style:parent-style-name="PreformattedText" style:family="paragraph">
      <style:text-properties fo:font-size="11pt" style:font-size-asian="11pt" style:font-size-complex="11pt"/>
    </style:style>
    <style:style style:name="P1813" style:parent-style-name="PreformattedText" style:family="paragraph">
      <style:text-properties fo:font-size="11pt" style:font-size-asian="11pt" style:font-size-complex="11pt"/>
    </style:style>
    <style:style style:name="P1814" style:parent-style-name="PreformattedText" style:family="paragraph">
      <style:text-properties fo:font-size="11pt" style:font-size-asian="11pt" style:font-size-complex="11pt"/>
    </style:style>
    <style:style style:name="P1815" style:parent-style-name="PreformattedText" style:family="paragraph">
      <style:text-properties fo:font-size="11pt" style:font-size-asian="11pt" style:font-size-complex="11pt"/>
    </style:style>
    <style:style style:name="P1816" style:parent-style-name="PreformattedText" style:family="paragraph">
      <style:text-properties fo:font-size="11pt" style:font-size-asian="11pt" style:font-size-complex="11pt"/>
    </style:style>
    <style:style style:name="P1817" style:parent-style-name="PreformattedText" style:family="paragraph">
      <style:text-properties fo:font-size="11pt" style:font-size-asian="11pt" style:font-size-complex="11pt"/>
    </style:style>
    <style:style style:name="P1818" style:parent-style-name="PreformattedText" style:family="paragraph">
      <style:text-properties fo:font-size="11pt" style:font-size-asian="11pt" style:font-size-complex="11pt"/>
    </style:style>
    <style:style style:name="P1819" style:parent-style-name="PreformattedText" style:family="paragraph">
      <style:text-properties fo:font-size="11pt" style:font-size-asian="11pt" style:font-size-complex="11pt"/>
    </style:style>
    <style:style style:name="P1820" style:parent-style-name="PreformattedText" style:family="paragraph">
      <style:text-properties fo:font-size="11pt" style:font-size-asian="11pt" style:font-size-complex="11pt"/>
    </style:style>
    <style:style style:name="P1821" style:parent-style-name="PreformattedText" style:family="paragraph">
      <style:text-properties fo:font-size="11pt" style:font-size-asian="11pt" style:font-size-complex="11pt"/>
    </style:style>
    <style:style style:name="P1822" style:parent-style-name="PreformattedText" style:family="paragraph">
      <style:text-properties fo:font-size="11pt" style:font-size-asian="11pt" style:font-size-complex="11pt"/>
    </style:style>
    <style:style style:name="P1823" style:parent-style-name="PreformattedText" style:family="paragraph">
      <style:text-properties fo:font-size="11pt" style:font-size-asian="11pt" style:font-size-complex="11pt"/>
    </style:style>
    <style:style style:name="P1824" style:parent-style-name="PreformattedText" style:family="paragraph">
      <style:text-properties fo:font-size="11pt" style:font-size-asian="11pt" style:font-size-complex="11pt"/>
    </style:style>
    <style:style style:name="P1825" style:parent-style-name="PreformattedText" style:family="paragraph">
      <style:text-properties fo:font-size="11pt" style:font-size-asian="11pt" style:font-size-complex="11pt"/>
    </style:style>
    <style:style style:name="P1826" style:parent-style-name="PreformattedText" style:family="paragraph">
      <style:text-properties fo:font-size="11pt" style:font-size-asian="11pt" style:font-size-complex="11pt"/>
    </style:style>
    <style:style style:name="P1827" style:parent-style-name="PreformattedText" style:family="paragraph">
      <style:text-properties fo:font-size="11pt" style:font-size-asian="11pt" style:font-size-complex="11pt"/>
    </style:style>
    <style:style style:name="P1828" style:parent-style-name="PreformattedText" style:family="paragraph">
      <style:text-properties fo:font-size="11pt" style:font-size-asian="11pt" style:font-size-complex="11pt"/>
    </style:style>
    <style:style style:name="P1829" style:parent-style-name="PreformattedText" style:family="paragraph">
      <style:text-properties fo:font-size="11pt" style:font-size-asian="11pt" style:font-size-complex="11pt"/>
    </style:style>
    <style:style style:name="P1830" style:parent-style-name="PreformattedText" style:family="paragraph">
      <style:text-properties fo:font-size="11pt" style:font-size-asian="11pt" style:font-size-complex="11pt"/>
    </style:style>
    <style:style style:name="P1831" style:parent-style-name="PreformattedText" style:family="paragraph">
      <style:text-properties fo:font-size="11pt" style:font-size-asian="11pt" style:font-size-complex="11pt"/>
    </style:style>
    <style:style style:name="P1832" style:parent-style-name="PreformattedText" style:family="paragraph">
      <style:text-properties fo:font-size="11pt" style:font-size-asian="11pt" style:font-size-complex="11pt"/>
    </style:style>
    <style:style style:name="P1833" style:parent-style-name="PreformattedText" style:family="paragraph">
      <style:text-properties fo:font-size="11pt" style:font-size-asian="11pt" style:font-size-complex="11pt"/>
    </style:style>
    <style:style style:name="P1834" style:parent-style-name="PreformattedText" style:family="paragraph">
      <style:text-properties fo:font-size="11pt" style:font-size-asian="11pt" style:font-size-complex="11pt"/>
    </style:style>
    <style:style style:name="P1835" style:parent-style-name="PreformattedText" style:family="paragraph">
      <style:text-properties fo:font-size="11pt" style:font-size-asian="11pt" style:font-size-complex="11pt"/>
    </style:style>
    <style:style style:name="P1836" style:parent-style-name="PreformattedText" style:family="paragraph">
      <style:text-properties fo:font-size="11pt" style:font-size-asian="11pt" style:font-size-complex="11pt"/>
    </style:style>
    <style:style style:name="P1837" style:parent-style-name="PreformattedText" style:family="paragraph">
      <style:text-properties fo:font-size="11pt" style:font-size-asian="11pt" style:font-size-complex="11pt"/>
    </style:style>
    <style:style style:name="P1838" style:parent-style-name="PreformattedText" style:family="paragraph">
      <style:text-properties fo:font-size="11pt" style:font-size-asian="11pt" style:font-size-complex="11pt"/>
    </style:style>
    <style:style style:name="P1839" style:parent-style-name="PreformattedText" style:family="paragraph">
      <style:text-properties fo:font-size="11pt" style:font-size-asian="11pt" style:font-size-complex="11pt"/>
    </style:style>
    <style:style style:name="P1840" style:parent-style-name="PreformattedText" style:family="paragraph">
      <style:text-properties fo:font-size="11pt" style:font-size-asian="11pt" style:font-size-complex="11pt"/>
    </style:style>
    <style:style style:name="P1841" style:parent-style-name="PreformattedText" style:family="paragraph">
      <style:text-properties fo:font-size="11pt" style:font-size-asian="11pt" style:font-size-complex="11pt"/>
    </style:style>
    <style:style style:name="P1842" style:parent-style-name="PreformattedText" style:family="paragraph">
      <style:text-properties fo:font-size="11pt" style:font-size-asian="11pt" style:font-size-complex="11pt"/>
    </style:style>
    <style:style style:name="P1843" style:parent-style-name="PreformattedText" style:family="paragraph">
      <style:text-properties fo:font-size="11pt" style:font-size-asian="11pt" style:font-size-complex="11pt"/>
    </style:style>
    <style:style style:name="P1844" style:parent-style-name="PreformattedText" style:family="paragraph">
      <style:text-properties fo:font-size="11pt" style:font-size-asian="11pt" style:font-size-complex="11pt"/>
    </style:style>
    <style:style style:name="P1845" style:parent-style-name="PreformattedText" style:family="paragraph">
      <style:text-properties fo:font-size="11pt" style:font-size-asian="11pt" style:font-size-complex="11pt"/>
    </style:style>
    <style:style style:name="P1846" style:parent-style-name="PreformattedText" style:family="paragraph">
      <style:text-properties fo:font-size="11pt" style:font-size-asian="11pt" style:font-size-complex="11pt"/>
    </style:style>
    <style:style style:name="P1847" style:parent-style-name="PreformattedText" style:family="paragraph">
      <style:text-properties fo:font-size="11pt" style:font-size-asian="11pt" style:font-size-complex="11pt"/>
    </style:style>
    <style:style style:name="P1848" style:parent-style-name="PreformattedText" style:family="paragraph">
      <style:text-properties fo:font-size="11pt" style:font-size-asian="11pt" style:font-size-complex="11pt"/>
    </style:style>
    <style:style style:name="P1849" style:parent-style-name="PreformattedText" style:family="paragraph">
      <style:text-properties fo:font-size="11pt" style:font-size-asian="11pt" style:font-size-complex="11pt"/>
    </style:style>
    <style:style style:name="P1850" style:parent-style-name="PreformattedText" style:family="paragraph">
      <style:text-properties fo:font-size="11pt" style:font-size-asian="11pt" style:font-size-complex="11pt"/>
    </style:style>
    <style:style style:name="P1851" style:parent-style-name="PreformattedText" style:family="paragraph">
      <style:text-properties fo:font-size="11pt" style:font-size-asian="11pt" style:font-size-complex="11pt"/>
    </style:style>
    <style:style style:name="P1852" style:parent-style-name="PreformattedText" style:family="paragraph">
      <style:text-properties fo:font-size="11pt" style:font-size-asian="11pt" style:font-size-complex="11pt"/>
    </style:style>
    <style:style style:name="P1853" style:parent-style-name="PreformattedText" style:family="paragraph">
      <style:text-properties fo:font-size="11pt" style:font-size-asian="11pt" style:font-size-complex="11pt"/>
    </style:style>
    <style:style style:name="P1854" style:parent-style-name="PreformattedText" style:family="paragraph">
      <style:text-properties fo:font-size="11pt" style:font-size-asian="11pt" style:font-size-complex="11pt"/>
    </style:style>
    <style:style style:name="P1855" style:parent-style-name="PreformattedText" style:family="paragraph">
      <style:text-properties fo:font-size="11pt" style:font-size-asian="11pt" style:font-size-complex="11pt"/>
    </style:style>
    <style:style style:name="P1856" style:parent-style-name="PreformattedText" style:family="paragraph">
      <style:text-properties fo:font-size="11pt" style:font-size-asian="11pt" style:font-size-complex="11pt"/>
    </style:style>
    <style:style style:name="P1857" style:parent-style-name="PreformattedText" style:family="paragraph">
      <style:text-properties fo:font-size="11pt" style:font-size-asian="11pt" style:font-size-complex="11pt"/>
    </style:style>
    <style:style style:name="P1858" style:parent-style-name="PreformattedText" style:family="paragraph">
      <style:text-properties fo:font-size="11pt" style:font-size-asian="11pt" style:font-size-complex="11pt"/>
    </style:style>
    <style:style style:name="P1859" style:parent-style-name="PreformattedText" style:family="paragraph">
      <style:text-properties fo:font-size="11pt" style:font-size-asian="11pt" style:font-size-complex="11pt"/>
    </style:style>
    <style:style style:name="P1860" style:parent-style-name="PreformattedText" style:family="paragraph">
      <style:text-properties fo:font-size="11pt" style:font-size-asian="11pt" style:font-size-complex="11pt"/>
    </style:style>
    <style:style style:name="P1861" style:parent-style-name="PreformattedText" style:family="paragraph">
      <style:text-properties fo:font-size="11pt" style:font-size-asian="11pt" style:font-size-complex="11pt"/>
    </style:style>
    <style:style style:name="P1862" style:parent-style-name="PreformattedText" style:family="paragraph">
      <style:text-properties fo:font-size="11pt" style:font-size-asian="11pt" style:font-size-complex="11pt"/>
    </style:style>
    <style:style style:name="P1863" style:parent-style-name="PreformattedText" style:family="paragraph">
      <style:text-properties fo:font-size="11pt" style:font-size-asian="11pt" style:font-size-complex="11pt"/>
    </style:style>
    <style:style style:name="P1864" style:parent-style-name="PreformattedText" style:family="paragraph">
      <style:text-properties fo:font-size="11pt" style:font-size-asian="11pt" style:font-size-complex="11pt"/>
    </style:style>
    <style:style style:name="P1865" style:parent-style-name="PreformattedText" style:family="paragraph">
      <style:text-properties fo:font-size="11pt" style:font-size-asian="11pt" style:font-size-complex="11pt"/>
    </style:style>
    <style:style style:name="P1866" style:parent-style-name="PreformattedText" style:family="paragraph">
      <style:text-properties fo:font-size="11pt" style:font-size-asian="11pt" style:font-size-complex="11pt"/>
    </style:style>
    <style:style style:name="P1867" style:parent-style-name="PreformattedText" style:family="paragraph">
      <style:text-properties fo:font-size="11pt" style:font-size-asian="11pt" style:font-size-complex="11pt"/>
    </style:style>
    <style:style style:name="P1868" style:parent-style-name="PreformattedText" style:family="paragraph">
      <style:text-properties fo:font-size="11pt" style:font-size-asian="11pt" style:font-size-complex="11pt"/>
    </style:style>
    <style:style style:name="P1869" style:parent-style-name="PreformattedText" style:family="paragraph">
      <style:text-properties fo:font-size="11pt" style:font-size-asian="11pt" style:font-size-complex="11pt"/>
    </style:style>
    <style:style style:name="P1870" style:parent-style-name="PreformattedText" style:family="paragraph">
      <style:text-properties fo:font-size="11pt" style:font-size-asian="11pt" style:font-size-complex="11pt"/>
    </style:style>
    <style:style style:name="P1871" style:parent-style-name="PreformattedText" style:family="paragraph">
      <style:text-properties fo:font-size="11pt" style:font-size-asian="11pt" style:font-size-complex="11pt"/>
    </style:style>
    <style:style style:name="P1872" style:parent-style-name="PreformattedText" style:family="paragraph">
      <style:text-properties fo:font-size="11pt" style:font-size-asian="11pt" style:font-size-complex="11pt"/>
    </style:style>
    <style:style style:name="P1873" style:parent-style-name="PreformattedText" style:family="paragraph">
      <style:text-properties fo:font-size="11pt" style:font-size-asian="11pt" style:font-size-complex="11pt"/>
    </style:style>
    <style:style style:name="P1874" style:parent-style-name="PreformattedText" style:family="paragraph">
      <style:text-properties fo:font-size="11pt" style:font-size-asian="11pt" style:font-size-complex="11pt"/>
    </style:style>
    <style:style style:name="P1875" style:parent-style-name="PreformattedText" style:family="paragraph">
      <style:text-properties fo:font-size="11pt" style:font-size-asian="11pt" style:font-size-complex="11pt"/>
    </style:style>
    <style:style style:name="P1876" style:parent-style-name="PreformattedText" style:family="paragraph">
      <style:text-properties fo:font-size="11pt" style:font-size-asian="11pt" style:font-size-complex="11pt"/>
    </style:style>
    <style:style style:name="P1877" style:parent-style-name="PreformattedText" style:family="paragraph">
      <style:text-properties fo:font-size="11pt" style:font-size-asian="11pt" style:font-size-complex="11pt"/>
    </style:style>
    <style:style style:name="P1878" style:parent-style-name="PreformattedText" style:family="paragraph">
      <style:text-properties fo:font-size="11pt" style:font-size-asian="11pt" style:font-size-complex="11pt"/>
    </style:style>
    <style:style style:name="P1879" style:parent-style-name="PreformattedText" style:family="paragraph">
      <style:text-properties fo:font-size="11pt" style:font-size-asian="11pt" style:font-size-complex="11pt"/>
    </style:style>
    <style:style style:name="P1880" style:parent-style-name="PreformattedText" style:family="paragraph">
      <style:text-properties fo:font-size="11pt" style:font-size-asian="11pt" style:font-size-complex="11pt"/>
    </style:style>
    <style:style style:name="P1881" style:parent-style-name="PreformattedText" style:family="paragraph">
      <style:text-properties fo:font-size="11pt" style:font-size-asian="11pt" style:font-size-complex="11pt"/>
    </style:style>
    <style:style style:name="P1882" style:parent-style-name="PreformattedText" style:family="paragraph">
      <style:text-properties fo:font-size="11pt" style:font-size-asian="11pt" style:font-size-complex="11pt"/>
    </style:style>
    <style:style style:name="P1883" style:parent-style-name="PreformattedText" style:family="paragraph">
      <style:text-properties fo:font-size="11pt" style:font-size-asian="11pt" style:font-size-complex="11pt"/>
    </style:style>
    <style:style style:name="P1884" style:parent-style-name="PreformattedText" style:family="paragraph">
      <style:text-properties fo:font-size="11pt" style:font-size-asian="11pt" style:font-size-complex="11pt"/>
    </style:style>
    <style:style style:name="P1885" style:parent-style-name="PreformattedText" style:family="paragraph">
      <style:text-properties fo:font-size="11pt" style:font-size-asian="11pt" style:font-size-complex="11pt"/>
    </style:style>
    <style:style style:name="P1886" style:parent-style-name="PreformattedText" style:family="paragraph">
      <style:text-properties fo:font-size="11pt" style:font-size-asian="11pt" style:font-size-complex="11pt"/>
    </style:style>
    <style:style style:name="P1887" style:parent-style-name="PreformattedText" style:family="paragraph">
      <style:text-properties fo:font-size="11pt" style:font-size-asian="11pt" style:font-size-complex="11pt"/>
    </style:style>
    <style:style style:name="P1888" style:parent-style-name="PreformattedText" style:family="paragraph">
      <style:text-properties fo:font-size="11pt" style:font-size-asian="11pt" style:font-size-complex="11pt"/>
    </style:style>
    <style:style style:name="P1889" style:parent-style-name="PreformattedText" style:family="paragraph">
      <style:text-properties fo:font-size="11pt" style:font-size-asian="11pt" style:font-size-complex="11pt"/>
    </style:style>
    <style:style style:name="P1890" style:parent-style-name="PreformattedText" style:family="paragraph">
      <style:text-properties fo:font-size="11pt" style:font-size-asian="11pt" style:font-size-complex="11pt"/>
    </style:style>
    <style:style style:name="P1891" style:parent-style-name="PreformattedText" style:family="paragraph">
      <style:text-properties fo:font-size="11pt" style:font-size-asian="11pt" style:font-size-complex="11pt"/>
    </style:style>
    <style:style style:name="P1892" style:parent-style-name="PreformattedText" style:family="paragraph">
      <style:text-properties fo:font-size="11pt" style:font-size-asian="11pt" style:font-size-complex="11pt"/>
    </style:style>
    <style:style style:name="P1893" style:parent-style-name="PreformattedText" style:family="paragraph">
      <style:text-properties fo:font-size="11pt" style:font-size-asian="11pt" style:font-size-complex="11pt"/>
    </style:style>
    <style:style style:name="P1894" style:parent-style-name="PreformattedText" style:family="paragraph">
      <style:text-properties fo:font-size="11pt" style:font-size-asian="11pt" style:font-size-complex="11pt"/>
    </style:style>
    <style:style style:name="P1895" style:parent-style-name="PreformattedText" style:family="paragraph">
      <style:text-properties fo:font-size="11pt" style:font-size-asian="11pt" style:font-size-complex="11pt"/>
    </style:style>
    <style:style style:name="P1896" style:parent-style-name="PreformattedText" style:family="paragraph">
      <style:text-properties fo:font-size="11pt" style:font-size-asian="11pt" style:font-size-complex="11pt"/>
    </style:style>
    <style:style style:name="P1897" style:parent-style-name="PreformattedText" style:family="paragraph">
      <style:text-properties fo:font-size="11pt" style:font-size-asian="11pt" style:font-size-complex="11pt"/>
    </style:style>
    <style:style style:name="P1898" style:parent-style-name="PreformattedText" style:family="paragraph">
      <style:text-properties fo:font-size="11pt" style:font-size-asian="11pt" style:font-size-complex="11pt"/>
    </style:style>
    <style:style style:name="P1899" style:parent-style-name="PreformattedText" style:family="paragraph">
      <style:text-properties fo:font-size="11pt" style:font-size-asian="11pt" style:font-size-complex="11pt"/>
    </style:style>
    <style:style style:name="P1900" style:parent-style-name="PreformattedText" style:family="paragraph">
      <style:text-properties fo:font-size="11pt" style:font-size-asian="11pt" style:font-size-complex="11pt"/>
    </style:style>
    <style:style style:name="P1901" style:parent-style-name="PreformattedText" style:family="paragraph">
      <style:text-properties fo:font-size="11pt" style:font-size-asian="11pt" style:font-size-complex="11pt"/>
    </style:style>
    <style:style style:name="P1902" style:parent-style-name="PreformattedText" style:family="paragraph">
      <style:text-properties fo:font-size="11pt" style:font-size-asian="11pt" style:font-size-complex="11pt"/>
    </style:style>
    <style:style style:name="P1903" style:parent-style-name="PreformattedText" style:family="paragraph">
      <style:text-properties fo:font-size="11pt" style:font-size-asian="11pt" style:font-size-complex="11pt"/>
    </style:style>
    <style:style style:name="P1904" style:parent-style-name="PreformattedText" style:family="paragraph">
      <style:text-properties fo:font-size="11pt" style:font-size-asian="11pt" style:font-size-complex="11pt"/>
    </style:style>
    <style:style style:name="P1905" style:parent-style-name="PreformattedText" style:family="paragraph">
      <style:text-properties fo:font-size="11pt" style:font-size-asian="11pt" style:font-size-complex="11pt"/>
    </style:style>
    <style:style style:name="P1906" style:parent-style-name="PreformattedText" style:family="paragraph">
      <style:text-properties fo:font-size="11pt" style:font-size-asian="11pt" style:font-size-complex="11pt"/>
    </style:style>
    <style:style style:name="P1907" style:parent-style-name="PreformattedText" style:family="paragraph">
      <style:text-properties fo:font-size="11pt" style:font-size-asian="11pt" style:font-size-complex="11pt"/>
    </style:style>
    <style:style style:name="P1908" style:parent-style-name="PreformattedText" style:family="paragraph">
      <style:text-properties fo:font-size="11pt" style:font-size-asian="11pt" style:font-size-complex="11pt"/>
    </style:style>
    <style:style style:name="P1909" style:parent-style-name="PreformattedText" style:family="paragraph">
      <style:text-properties fo:font-size="11pt" style:font-size-asian="11pt" style:font-size-complex="11pt"/>
    </style:style>
    <style:style style:name="P1910" style:parent-style-name="PreformattedText" style:family="paragraph">
      <style:text-properties fo:font-size="11pt" style:font-size-asian="11pt" style:font-size-complex="11pt"/>
    </style:style>
    <style:style style:name="P1911" style:parent-style-name="PreformattedText" style:family="paragraph">
      <style:text-properties fo:font-size="11pt" style:font-size-asian="11pt" style:font-size-complex="11pt"/>
    </style:style>
    <style:style style:name="P1912" style:parent-style-name="PreformattedText" style:family="paragraph">
      <style:text-properties fo:font-size="11pt" style:font-size-asian="11pt" style:font-size-complex="11pt"/>
    </style:style>
    <style:style style:name="P1913" style:parent-style-name="PreformattedText" style:family="paragraph">
      <style:text-properties fo:font-size="11pt" style:font-size-asian="11pt" style:font-size-complex="11pt"/>
    </style:style>
    <style:style style:name="P1914" style:parent-style-name="PreformattedText" style:family="paragraph">
      <style:text-properties fo:font-size="11pt" style:font-size-asian="11pt" style:font-size-complex="11pt"/>
    </style:style>
    <style:style style:name="P1915" style:parent-style-name="PreformattedText" style:family="paragraph">
      <style:text-properties fo:font-size="11pt" style:font-size-asian="11pt" style:font-size-complex="11pt"/>
    </style:style>
    <style:style style:name="P1916" style:parent-style-name="PreformattedText" style:family="paragraph">
      <style:text-properties fo:font-size="11pt" style:font-size-asian="11pt" style:font-size-complex="11pt"/>
    </style:style>
    <style:style style:name="P1917" style:parent-style-name="PreformattedText" style:family="paragraph">
      <style:text-properties fo:font-size="11pt" style:font-size-asian="11pt" style:font-size-complex="11pt"/>
    </style:style>
    <style:style style:name="P1918" style:parent-style-name="PreformattedText" style:family="paragraph">
      <style:text-properties fo:font-size="11pt" style:font-size-asian="11pt" style:font-size-complex="11pt"/>
    </style:style>
    <style:style style:name="P1919" style:parent-style-name="PreformattedText" style:family="paragraph">
      <style:text-properties fo:font-size="11pt" style:font-size-asian="11pt" style:font-size-complex="11pt"/>
    </style:style>
    <style:style style:name="P1920" style:parent-style-name="PreformattedText" style:family="paragraph">
      <style:text-properties fo:font-size="11pt" style:font-size-asian="11pt" style:font-size-complex="11pt"/>
    </style:style>
    <style:style style:name="P1921" style:parent-style-name="PreformattedText" style:family="paragraph">
      <style:text-properties fo:font-size="11pt" style:font-size-asian="11pt" style:font-size-complex="11pt"/>
    </style:style>
    <style:style style:name="P1922" style:parent-style-name="PreformattedText" style:family="paragraph">
      <style:text-properties fo:font-size="11pt" style:font-size-asian="11pt" style:font-size-complex="11pt"/>
    </style:style>
    <style:style style:name="P1923" style:parent-style-name="PreformattedText" style:family="paragraph">
      <style:text-properties fo:font-size="11pt" style:font-size-asian="11pt" style:font-size-complex="11pt"/>
    </style:style>
    <style:style style:name="P1924" style:parent-style-name="PreformattedText" style:family="paragraph">
      <style:text-properties fo:font-size="11pt" style:font-size-asian="11pt" style:font-size-complex="11pt"/>
    </style:style>
    <style:style style:name="P1925" style:parent-style-name="PreformattedText" style:family="paragraph">
      <style:text-properties fo:font-size="11pt" style:font-size-asian="11pt" style:font-size-complex="11pt"/>
    </style:style>
    <style:style style:name="P1926" style:parent-style-name="PreformattedText" style:family="paragraph">
      <style:text-properties fo:font-size="11pt" style:font-size-asian="11pt" style:font-size-complex="11pt"/>
    </style:style>
    <style:style style:name="P1927" style:parent-style-name="PreformattedText" style:family="paragraph">
      <style:text-properties fo:font-size="11pt" style:font-size-asian="11pt" style:font-size-complex="11pt"/>
    </style:style>
    <style:style style:name="P1928" style:parent-style-name="PreformattedText" style:family="paragraph">
      <style:text-properties fo:font-size="11pt" style:font-size-asian="11pt" style:font-size-complex="11pt"/>
    </style:style>
    <style:style style:name="P1929" style:parent-style-name="PreformattedText" style:family="paragraph">
      <style:text-properties fo:font-size="11pt" style:font-size-asian="11pt" style:font-size-complex="11pt"/>
    </style:style>
    <style:style style:name="P1930" style:parent-style-name="PreformattedText" style:family="paragraph">
      <style:text-properties fo:font-size="11pt" style:font-size-asian="11pt" style:font-size-complex="11pt"/>
    </style:style>
    <style:style style:name="P1931" style:parent-style-name="PreformattedText" style:family="paragraph">
      <style:text-properties fo:font-size="11pt" style:font-size-asian="11pt" style:font-size-complex="11pt"/>
    </style:style>
    <style:style style:name="P1932" style:parent-style-name="PreformattedText" style:family="paragraph">
      <style:text-properties fo:font-size="11pt" style:font-size-asian="11pt" style:font-size-complex="11pt"/>
    </style:style>
    <style:style style:name="P1933" style:parent-style-name="PreformattedText" style:family="paragraph">
      <style:text-properties fo:font-size="11pt" style:font-size-asian="11pt" style:font-size-complex="11pt"/>
    </style:style>
    <style:style style:name="P1934" style:parent-style-name="PreformattedText" style:family="paragraph">
      <style:text-properties fo:font-size="11pt" style:font-size-asian="11pt" style:font-size-complex="11pt"/>
    </style:style>
    <style:style style:name="P1935" style:parent-style-name="PreformattedText" style:family="paragraph">
      <style:text-properties fo:font-size="11pt" style:font-size-asian="11pt" style:font-size-complex="11pt"/>
    </style:style>
    <style:style style:name="P1936" style:parent-style-name="PreformattedText" style:family="paragraph">
      <style:text-properties fo:font-size="11pt" style:font-size-asian="11pt" style:font-size-complex="11pt"/>
    </style:style>
    <style:style style:name="P1937" style:parent-style-name="PreformattedText" style:family="paragraph">
      <style:text-properties fo:font-size="11pt" style:font-size-asian="11pt" style:font-size-complex="11pt"/>
    </style:style>
    <style:style style:name="P1938" style:parent-style-name="PreformattedText" style:family="paragraph">
      <style:text-properties fo:font-size="11pt" style:font-size-asian="11pt" style:font-size-complex="11pt"/>
    </style:style>
    <style:style style:name="P1939" style:parent-style-name="PreformattedText" style:family="paragraph">
      <style:text-properties fo:font-size="11pt" style:font-size-asian="11pt" style:font-size-complex="11pt"/>
    </style:style>
    <style:style style:name="P1940" style:parent-style-name="PreformattedText" style:family="paragraph">
      <style:text-properties fo:font-size="11pt" style:font-size-asian="11pt" style:font-size-complex="11pt"/>
    </style:style>
    <style:style style:name="P1941" style:parent-style-name="PreformattedText" style:family="paragraph">
      <style:text-properties fo:font-size="11pt" style:font-size-asian="11pt" style:font-size-complex="11pt"/>
    </style:style>
    <style:style style:name="P1942" style:parent-style-name="PreformattedText" style:family="paragraph">
      <style:text-properties fo:font-size="11pt" style:font-size-asian="11pt" style:font-size-complex="11pt"/>
    </style:style>
    <style:style style:name="P1943" style:parent-style-name="PreformattedText" style:family="paragraph">
      <style:text-properties fo:font-size="11pt" style:font-size-asian="11pt" style:font-size-complex="11pt"/>
    </style:style>
    <style:style style:name="P1944" style:parent-style-name="PreformattedText" style:family="paragraph">
      <style:text-properties fo:font-size="11pt" style:font-size-asian="11pt" style:font-size-complex="11pt"/>
    </style:style>
    <style:style style:name="P1945" style:parent-style-name="PreformattedText" style:family="paragraph">
      <style:text-properties fo:font-size="11pt" style:font-size-asian="11pt" style:font-size-complex="11pt"/>
    </style:style>
    <style:style style:name="P1946" style:parent-style-name="PreformattedText" style:family="paragraph">
      <style:text-properties fo:font-size="11pt" style:font-size-asian="11pt" style:font-size-complex="11pt"/>
    </style:style>
    <style:style style:name="P1947" style:parent-style-name="PreformattedText" style:family="paragraph">
      <style:text-properties fo:font-size="11pt" style:font-size-asian="11pt" style:font-size-complex="11pt"/>
    </style:style>
    <style:style style:name="P1948" style:parent-style-name="PreformattedText" style:family="paragraph">
      <style:text-properties fo:font-size="11pt" style:font-size-asian="11pt" style:font-size-complex="11pt"/>
    </style:style>
    <style:style style:name="P1949" style:parent-style-name="PreformattedText" style:family="paragraph">
      <style:text-properties fo:font-size="11pt" style:font-size-asian="11pt" style:font-size-complex="11pt"/>
    </style:style>
    <style:style style:name="P1950" style:parent-style-name="PreformattedText" style:family="paragraph">
      <style:text-properties fo:font-size="11pt" style:font-size-asian="11pt" style:font-size-complex="11pt"/>
    </style:style>
    <style:style style:name="P1951" style:parent-style-name="PreformattedText" style:family="paragraph">
      <style:text-properties fo:font-size="11pt" style:font-size-asian="11pt" style:font-size-complex="11pt"/>
    </style:style>
    <style:style style:name="P1952" style:parent-style-name="PreformattedText" style:family="paragraph">
      <style:text-properties fo:font-size="11pt" style:font-size-asian="11pt" style:font-size-complex="11pt"/>
    </style:style>
    <style:style style:name="P1953" style:parent-style-name="PreformattedText" style:family="paragraph">
      <style:text-properties fo:font-size="11pt" style:font-size-asian="11pt" style:font-size-complex="11pt"/>
    </style:style>
    <style:style style:name="P1954" style:parent-style-name="PreformattedText" style:family="paragraph">
      <style:text-properties fo:font-size="11pt" style:font-size-asian="11pt" style:font-size-complex="11pt"/>
    </style:style>
    <style:style style:name="P1955" style:parent-style-name="PreformattedText" style:family="paragraph">
      <style:text-properties fo:font-size="11pt" style:font-size-asian="11pt" style:font-size-complex="11pt"/>
    </style:style>
    <style:style style:name="P1956" style:parent-style-name="PreformattedText" style:family="paragraph">
      <style:text-properties fo:font-size="11pt" style:font-size-asian="11pt" style:font-size-complex="11pt"/>
    </style:style>
    <style:style style:name="P1957" style:parent-style-name="PreformattedText" style:family="paragraph">
      <style:text-properties fo:font-size="11pt" style:font-size-asian="11pt" style:font-size-complex="11pt"/>
    </style:style>
    <style:style style:name="P1958" style:parent-style-name="PreformattedText" style:family="paragraph">
      <style:text-properties fo:font-size="11pt" style:font-size-asian="11pt" style:font-size-complex="11pt"/>
    </style:style>
    <style:style style:name="P1959" style:parent-style-name="PreformattedText" style:family="paragraph">
      <style:text-properties fo:font-size="11pt" style:font-size-asian="11pt" style:font-size-complex="11pt"/>
    </style:style>
    <style:style style:name="P1960" style:parent-style-name="PreformattedText" style:family="paragraph">
      <style:text-properties fo:font-size="11pt" style:font-size-asian="11pt" style:font-size-complex="11pt"/>
    </style:style>
    <style:style style:name="P1961" style:parent-style-name="PreformattedText" style:family="paragraph">
      <style:text-properties fo:font-size="11pt" style:font-size-asian="11pt" style:font-size-complex="11pt"/>
    </style:style>
    <style:style style:name="P1962" style:parent-style-name="PreformattedText" style:family="paragraph">
      <style:text-properties fo:font-size="11pt" style:font-size-asian="11pt" style:font-size-complex="11pt"/>
    </style:style>
    <style:style style:name="P1963" style:parent-style-name="PreformattedText" style:family="paragraph">
      <style:text-properties fo:font-size="11pt" style:font-size-asian="11pt" style:font-size-complex="11pt"/>
    </style:style>
    <style:style style:name="P1964" style:parent-style-name="PreformattedText" style:family="paragraph">
      <style:text-properties fo:font-size="11pt" style:font-size-asian="11pt" style:font-size-complex="11pt"/>
    </style:style>
    <style:style style:name="P1965" style:parent-style-name="PreformattedText" style:family="paragraph">
      <style:text-properties fo:font-size="11pt" style:font-size-asian="11pt" style:font-size-complex="11pt"/>
    </style:style>
    <style:style style:name="P1966" style:parent-style-name="PreformattedText" style:family="paragraph">
      <style:text-properties fo:font-size="11pt" style:font-size-asian="11pt" style:font-size-complex="11pt"/>
    </style:style>
    <style:style style:name="P1967" style:parent-style-name="PreformattedText" style:family="paragraph">
      <style:text-properties fo:font-size="11pt" style:font-size-asian="11pt" style:font-size-complex="11pt"/>
    </style:style>
    <style:style style:name="P1968" style:parent-style-name="PreformattedText" style:family="paragraph">
      <style:text-properties fo:font-size="11pt" style:font-size-asian="11pt" style:font-size-complex="11pt"/>
    </style:style>
    <style:style style:name="P1969" style:parent-style-name="PreformattedText" style:family="paragraph">
      <style:text-properties fo:font-size="11pt" style:font-size-asian="11pt" style:font-size-complex="11pt"/>
    </style:style>
    <style:style style:name="P1970" style:parent-style-name="PreformattedText" style:family="paragraph">
      <style:text-properties fo:font-size="11pt" style:font-size-asian="11pt" style:font-size-complex="11pt"/>
    </style:style>
    <style:style style:name="P1971" style:parent-style-name="PreformattedText" style:family="paragraph">
      <style:text-properties fo:font-size="11pt" style:font-size-asian="11pt" style:font-size-complex="11pt"/>
    </style:style>
    <style:style style:name="P1972" style:parent-style-name="PreformattedText" style:family="paragraph">
      <style:text-properties fo:font-size="11pt" style:font-size-asian="11pt" style:font-size-complex="11pt"/>
    </style:style>
    <style:style style:name="P1973" style:parent-style-name="PreformattedText" style:family="paragraph">
      <style:text-properties fo:font-size="11pt" style:font-size-asian="11pt" style:font-size-complex="11pt"/>
    </style:style>
    <style:style style:name="P1974" style:parent-style-name="PreformattedText" style:family="paragraph">
      <style:text-properties fo:font-size="11pt" style:font-size-asian="11pt" style:font-size-complex="11pt"/>
    </style:style>
    <style:style style:name="P1975" style:parent-style-name="PreformattedText" style:family="paragraph">
      <style:text-properties fo:font-size="11pt" style:font-size-asian="11pt" style:font-size-complex="11pt"/>
    </style:style>
    <style:style style:name="P1976" style:parent-style-name="PreformattedText" style:family="paragraph">
      <style:text-properties fo:font-size="11pt" style:font-size-asian="11pt" style:font-size-complex="11pt"/>
    </style:style>
    <style:style style:name="P1977" style:parent-style-name="PreformattedText" style:family="paragraph">
      <style:text-properties fo:font-size="11pt" style:font-size-asian="11pt" style:font-size-complex="11pt"/>
    </style:style>
    <style:style style:name="P1978" style:parent-style-name="PreformattedText" style:family="paragraph">
      <style:text-properties fo:font-size="11pt" style:font-size-asian="11pt" style:font-size-complex="11pt"/>
    </style:style>
    <style:style style:name="P1979" style:parent-style-name="PreformattedText" style:family="paragraph">
      <style:text-properties fo:font-size="11pt" style:font-size-asian="11pt" style:font-size-complex="11pt"/>
    </style:style>
    <style:style style:name="P1980" style:parent-style-name="PreformattedText" style:family="paragraph">
      <style:text-properties fo:font-size="11pt" style:font-size-asian="11pt" style:font-size-complex="11pt"/>
    </style:style>
    <style:style style:name="P1981" style:parent-style-name="PreformattedText" style:family="paragraph">
      <style:text-properties fo:font-size="11pt" style:font-size-asian="11pt" style:font-size-complex="11pt"/>
    </style:style>
    <style:style style:name="P1982" style:parent-style-name="PreformattedText" style:family="paragraph">
      <style:text-properties fo:font-size="11pt" style:font-size-asian="11pt" style:font-size-complex="11pt"/>
    </style:style>
    <style:style style:name="P1983" style:parent-style-name="PreformattedText" style:family="paragraph">
      <style:text-properties fo:font-size="11pt" style:font-size-asian="11pt" style:font-size-complex="11pt"/>
    </style:style>
    <style:style style:name="P1984" style:parent-style-name="PreformattedText" style:family="paragraph">
      <style:text-properties fo:font-size="11pt" style:font-size-asian="11pt" style:font-size-complex="11pt"/>
    </style:style>
    <style:style style:name="P1985" style:parent-style-name="PreformattedText" style:family="paragraph">
      <style:text-properties fo:font-size="11pt" style:font-size-asian="11pt" style:font-size-complex="11pt"/>
    </style:style>
    <style:style style:name="P1986" style:parent-style-name="PreformattedText" style:family="paragraph">
      <style:text-properties fo:font-size="11pt" style:font-size-asian="11pt" style:font-size-complex="11pt"/>
    </style:style>
    <style:style style:name="P1987" style:parent-style-name="PreformattedText" style:family="paragraph">
      <style:text-properties fo:font-size="11pt" style:font-size-asian="11pt" style:font-size-complex="11pt"/>
    </style:style>
    <style:style style:name="P1988" style:parent-style-name="PreformattedText" style:family="paragraph">
      <style:text-properties fo:font-size="11pt" style:font-size-asian="11pt" style:font-size-complex="11pt"/>
    </style:style>
    <style:style style:name="P1989" style:parent-style-name="PreformattedText" style:family="paragraph">
      <style:text-properties fo:font-size="11pt" style:font-size-asian="11pt" style:font-size-complex="11pt"/>
    </style:style>
    <style:style style:name="P1990" style:parent-style-name="PreformattedText" style:family="paragraph">
      <style:text-properties fo:font-size="11pt" style:font-size-asian="11pt" style:font-size-complex="11pt"/>
    </style:style>
    <style:style style:name="P1991" style:parent-style-name="PreformattedText" style:family="paragraph">
      <style:text-properties fo:font-size="11pt" style:font-size-asian="11pt" style:font-size-complex="11pt"/>
    </style:style>
    <style:style style:name="P1992" style:parent-style-name="PreformattedText" style:family="paragraph">
      <style:text-properties fo:font-size="11pt" style:font-size-asian="11pt" style:font-size-complex="11pt"/>
    </style:style>
    <style:style style:name="P1993" style:parent-style-name="PreformattedText" style:family="paragraph">
      <style:text-properties fo:font-size="11pt" style:font-size-asian="11pt" style:font-size-complex="11pt"/>
    </style:style>
    <style:style style:name="P1994" style:parent-style-name="PreformattedText" style:family="paragraph">
      <style:text-properties fo:font-size="11pt" style:font-size-asian="11pt" style:font-size-complex="11pt"/>
    </style:style>
    <style:style style:name="P1995" style:parent-style-name="PreformattedText" style:family="paragraph">
      <style:text-properties fo:font-size="11pt" style:font-size-asian="11pt" style:font-size-complex="11pt"/>
    </style:style>
    <style:style style:name="P1996" style:parent-style-name="PreformattedText" style:family="paragraph">
      <style:text-properties fo:font-size="11pt" style:font-size-asian="11pt" style:font-size-complex="11pt"/>
    </style:style>
    <style:style style:name="P1997" style:parent-style-name="PreformattedText" style:family="paragraph">
      <style:text-properties fo:font-size="11pt" style:font-size-asian="11pt" style:font-size-complex="11pt"/>
    </style:style>
    <style:style style:name="P1998" style:parent-style-name="PreformattedText" style:family="paragraph">
      <style:text-properties fo:font-size="11pt" style:font-size-asian="11pt" style:font-size-complex="11pt"/>
    </style:style>
    <style:style style:name="P1999" style:parent-style-name="PreformattedText" style:family="paragraph">
      <style:text-properties fo:font-size="11pt" style:font-size-asian="11pt" style:font-size-complex="11pt"/>
    </style:style>
    <style:style style:name="P2000" style:parent-style-name="PreformattedText" style:family="paragraph">
      <style:text-properties fo:font-size="11pt" style:font-size-asian="11pt" style:font-size-complex="11pt"/>
    </style:style>
    <style:style style:name="P2001" style:parent-style-name="PreformattedText" style:family="paragraph">
      <style:text-properties fo:font-size="11pt" style:font-size-asian="11pt" style:font-size-complex="11pt"/>
    </style:style>
    <style:style style:name="P2002" style:parent-style-name="PreformattedText" style:family="paragraph">
      <style:text-properties fo:font-size="11pt" style:font-size-asian="11pt" style:font-size-complex="11pt"/>
    </style:style>
    <style:style style:name="P2003" style:parent-style-name="PreformattedText" style:family="paragraph">
      <style:text-properties fo:font-size="11pt" style:font-size-asian="11pt" style:font-size-complex="11pt"/>
    </style:style>
    <style:style style:name="P2004" style:parent-style-name="PreformattedText" style:family="paragraph">
      <style:text-properties fo:font-size="11pt" style:font-size-asian="11pt" style:font-size-complex="11pt"/>
    </style:style>
    <style:style style:name="P2005" style:parent-style-name="PreformattedText" style:family="paragraph">
      <style:text-properties fo:font-size="11pt" style:font-size-asian="11pt" style:font-size-complex="11pt"/>
    </style:style>
    <style:style style:name="P2006" style:parent-style-name="PreformattedText" style:family="paragraph">
      <style:text-properties fo:font-size="11pt" style:font-size-asian="11pt" style:font-size-complex="11pt"/>
    </style:style>
    <style:style style:name="P2007" style:parent-style-name="PreformattedText" style:family="paragraph">
      <style:text-properties fo:font-size="11pt" style:font-size-asian="11pt" style:font-size-complex="11pt"/>
    </style:style>
    <style:style style:name="P2008" style:parent-style-name="PreformattedText" style:family="paragraph">
      <style:text-properties fo:font-size="11pt" style:font-size-asian="11pt" style:font-size-complex="11pt"/>
    </style:style>
    <style:style style:name="P2009" style:parent-style-name="PreformattedText" style:family="paragraph">
      <style:text-properties fo:font-size="11pt" style:font-size-asian="11pt" style:font-size-complex="11pt"/>
    </style:style>
    <style:style style:name="P2010" style:parent-style-name="PreformattedText" style:family="paragraph">
      <style:text-properties fo:font-size="11pt" style:font-size-asian="11pt" style:font-size-complex="11pt"/>
    </style:style>
    <style:style style:name="P2011" style:parent-style-name="PreformattedText" style:family="paragraph">
      <style:text-properties fo:font-size="11pt" style:font-size-asian="11pt" style:font-size-complex="11pt"/>
    </style:style>
    <style:style style:name="P2012" style:parent-style-name="PreformattedText" style:family="paragraph">
      <style:text-properties fo:font-size="11pt" style:font-size-asian="11pt" style:font-size-complex="11pt"/>
    </style:style>
    <style:style style:name="P2013" style:parent-style-name="PreformattedText" style:family="paragraph">
      <style:text-properties fo:font-size="11pt" style:font-size-asian="11pt" style:font-size-complex="11pt"/>
    </style:style>
    <style:style style:name="P2014" style:parent-style-name="PreformattedText" style:family="paragraph">
      <style:text-properties fo:font-size="11pt" style:font-size-asian="11pt" style:font-size-complex="11pt"/>
    </style:style>
    <style:style style:name="P2015" style:parent-style-name="PreformattedText" style:family="paragraph">
      <style:text-properties fo:font-size="11pt" style:font-size-asian="11pt" style:font-size-complex="11pt"/>
    </style:style>
    <style:style style:name="P2016" style:parent-style-name="PreformattedText" style:family="paragraph">
      <style:text-properties fo:font-size="11pt" style:font-size-asian="11pt" style:font-size-complex="11pt"/>
    </style:style>
    <style:style style:name="P2017" style:parent-style-name="PreformattedText" style:family="paragraph">
      <style:text-properties fo:font-size="11pt" style:font-size-asian="11pt" style:font-size-complex="11pt"/>
    </style:style>
    <style:style style:name="P2018" style:parent-style-name="PreformattedText" style:family="paragraph">
      <style:text-properties fo:font-size="11pt" style:font-size-asian="11pt" style:font-size-complex="11pt"/>
    </style:style>
    <style:style style:name="P2019" style:parent-style-name="PreformattedText" style:family="paragraph">
      <style:text-properties fo:font-size="11pt" style:font-size-asian="11pt" style:font-size-complex="11pt"/>
    </style:style>
    <style:style style:name="P2020" style:parent-style-name="PreformattedText" style:family="paragraph">
      <style:text-properties fo:font-size="11pt" style:font-size-asian="11pt" style:font-size-complex="11pt"/>
    </style:style>
    <style:style style:name="P2021" style:parent-style-name="PreformattedText" style:family="paragraph">
      <style:text-properties fo:font-size="11pt" style:font-size-asian="11pt" style:font-size-complex="11pt"/>
    </style:style>
    <style:style style:name="P2022" style:parent-style-name="PreformattedText" style:family="paragraph">
      <style:text-properties fo:font-size="11pt" style:font-size-asian="11pt" style:font-size-complex="11pt"/>
    </style:style>
    <style:style style:name="P2023" style:parent-style-name="PreformattedText" style:family="paragraph">
      <style:text-properties fo:font-size="11pt" style:font-size-asian="11pt" style:font-size-complex="11pt"/>
    </style:style>
    <style:style style:name="P2024" style:parent-style-name="PreformattedText" style:family="paragraph">
      <style:text-properties fo:font-size="11pt" style:font-size-asian="11pt" style:font-size-complex="11pt"/>
    </style:style>
    <style:style style:name="P2025" style:parent-style-name="PreformattedText" style:family="paragraph">
      <style:text-properties fo:font-size="11pt" style:font-size-asian="11pt" style:font-size-complex="11pt"/>
    </style:style>
    <style:style style:name="P2026" style:parent-style-name="PreformattedText" style:family="paragraph">
      <style:text-properties fo:font-size="11pt" style:font-size-asian="11pt" style:font-size-complex="11pt"/>
    </style:style>
    <style:style style:name="P2027" style:parent-style-name="PreformattedText" style:family="paragraph">
      <style:text-properties fo:font-size="11pt" style:font-size-asian="11pt" style:font-size-complex="11pt"/>
    </style:style>
    <style:style style:name="P2028" style:parent-style-name="PreformattedText" style:family="paragraph">
      <style:text-properties fo:font-size="11pt" style:font-size-asian="11pt" style:font-size-complex="11pt"/>
    </style:style>
    <style:style style:name="P2029" style:parent-style-name="PreformattedText" style:family="paragraph">
      <style:text-properties fo:font-size="11pt" style:font-size-asian="11pt" style:font-size-complex="11pt"/>
    </style:style>
    <style:style style:name="P2030" style:parent-style-name="PreformattedText" style:family="paragraph">
      <style:text-properties fo:font-size="11pt" style:font-size-asian="11pt" style:font-size-complex="11pt"/>
    </style:style>
    <style:style style:name="P2031" style:parent-style-name="PreformattedText" style:family="paragraph">
      <style:text-properties fo:font-size="11pt" style:font-size-asian="11pt" style:font-size-complex="11pt"/>
    </style:style>
    <style:style style:name="P2032" style:parent-style-name="PreformattedText" style:family="paragraph">
      <style:text-properties fo:font-size="11pt" style:font-size-asian="11pt" style:font-size-complex="11pt"/>
    </style:style>
    <style:style style:name="P2033" style:parent-style-name="PreformattedText" style:family="paragraph">
      <style:text-properties fo:font-size="11pt" style:font-size-asian="11pt" style:font-size-complex="11pt"/>
    </style:style>
    <style:style style:name="P2034" style:parent-style-name="PreformattedText" style:family="paragraph">
      <style:text-properties fo:font-size="11pt" style:font-size-asian="11pt" style:font-size-complex="11pt"/>
    </style:style>
    <style:style style:name="P2035" style:parent-style-name="PreformattedText" style:family="paragraph">
      <style:text-properties fo:font-size="11pt" style:font-size-asian="11pt" style:font-size-complex="11pt"/>
    </style:style>
    <style:style style:name="P2036" style:parent-style-name="PreformattedText" style:family="paragraph">
      <style:text-properties fo:font-size="11pt" style:font-size-asian="11pt" style:font-size-complex="11pt"/>
    </style:style>
    <style:style style:name="P2037" style:parent-style-name="PreformattedText" style:family="paragraph">
      <style:text-properties fo:font-size="11pt" style:font-size-asian="11pt" style:font-size-complex="11pt"/>
    </style:style>
    <style:style style:name="P2038" style:parent-style-name="PreformattedText" style:family="paragraph">
      <style:text-properties fo:font-size="11pt" style:font-size-asian="11pt" style:font-size-complex="11pt"/>
    </style:style>
    <style:style style:name="P2039" style:parent-style-name="PreformattedText" style:family="paragraph">
      <style:text-properties fo:font-size="11pt" style:font-size-asian="11pt" style:font-size-complex="11pt"/>
    </style:style>
    <style:style style:name="P2040" style:parent-style-name="PreformattedText" style:family="paragraph">
      <style:text-properties fo:font-size="11pt" style:font-size-asian="11pt" style:font-size-complex="11pt"/>
    </style:style>
    <style:style style:name="P2041" style:parent-style-name="PreformattedText" style:family="paragraph">
      <style:text-properties fo:font-size="11pt" style:font-size-asian="11pt" style:font-size-complex="11pt"/>
    </style:style>
    <style:style style:name="P2042" style:parent-style-name="PreformattedText" style:family="paragraph">
      <style:text-properties fo:font-size="11pt" style:font-size-asian="11pt" style:font-size-complex="11pt"/>
    </style:style>
    <style:style style:name="P2043" style:parent-style-name="PreformattedText" style:family="paragraph">
      <style:text-properties fo:font-size="11pt" style:font-size-asian="11pt" style:font-size-complex="11pt"/>
    </style:style>
    <style:style style:name="P2044" style:parent-style-name="PreformattedText" style:family="paragraph">
      <style:text-properties fo:font-size="11pt" style:font-size-asian="11pt" style:font-size-complex="11pt"/>
    </style:style>
    <style:style style:name="P2045" style:parent-style-name="PreformattedText" style:family="paragraph">
      <style:text-properties fo:font-size="11pt" style:font-size-asian="11pt" style:font-size-complex="11pt"/>
    </style:style>
    <style:style style:name="P2046" style:parent-style-name="PreformattedText" style:family="paragraph">
      <style:text-properties fo:font-size="11pt" style:font-size-asian="11pt" style:font-size-complex="11pt"/>
    </style:style>
    <style:style style:name="P2047" style:parent-style-name="PreformattedText" style:family="paragraph">
      <style:text-properties fo:font-size="11pt" style:font-size-asian="11pt" style:font-size-complex="11pt"/>
    </style:style>
    <style:style style:name="P2048" style:parent-style-name="PreformattedText" style:family="paragraph">
      <style:text-properties fo:font-size="11pt" style:font-size-asian="11pt" style:font-size-complex="11pt"/>
    </style:style>
    <style:style style:name="P2049" style:parent-style-name="PreformattedText" style:family="paragraph">
      <style:text-properties fo:font-size="11pt" style:font-size-asian="11pt" style:font-size-complex="11pt"/>
    </style:style>
    <style:style style:name="P2050" style:parent-style-name="PreformattedText" style:family="paragraph">
      <style:text-properties fo:font-size="11pt" style:font-size-asian="11pt" style:font-size-complex="11pt"/>
    </style:style>
    <style:style style:name="P2051" style:parent-style-name="PreformattedText" style:family="paragraph">
      <style:text-properties fo:font-size="11pt" style:font-size-asian="11pt" style:font-size-complex="11pt"/>
    </style:style>
    <style:style style:name="P2052" style:parent-style-name="PreformattedText" style:family="paragraph">
      <style:text-properties fo:font-size="11pt" style:font-size-asian="11pt" style:font-size-complex="11pt"/>
    </style:style>
    <style:style style:name="P2053" style:parent-style-name="PreformattedText" style:family="paragraph">
      <style:text-properties fo:font-size="11pt" style:font-size-asian="11pt" style:font-size-complex="11pt"/>
    </style:style>
    <style:style style:name="P2054" style:parent-style-name="PreformattedText" style:family="paragraph">
      <style:text-properties fo:font-size="11pt" style:font-size-asian="11pt" style:font-size-complex="11pt"/>
    </style:style>
    <style:style style:name="P2055" style:parent-style-name="PreformattedText" style:family="paragraph">
      <style:text-properties fo:font-size="11pt" style:font-size-asian="11pt" style:font-size-complex="11pt"/>
    </style:style>
    <style:style style:name="P2056" style:parent-style-name="PreformattedText" style:family="paragraph">
      <style:text-properties fo:font-size="11pt" style:font-size-asian="11pt" style:font-size-complex="11pt"/>
    </style:style>
    <style:style style:name="P2057" style:parent-style-name="PreformattedText" style:family="paragraph">
      <style:text-properties fo:font-size="11pt" style:font-size-asian="11pt" style:font-size-complex="11pt"/>
    </style:style>
    <style:style style:name="P2058" style:parent-style-name="PreformattedText" style:family="paragraph">
      <style:text-properties fo:font-size="11pt" style:font-size-asian="11pt" style:font-size-complex="11pt"/>
    </style:style>
    <style:style style:name="P2059" style:parent-style-name="PreformattedText" style:family="paragraph">
      <style:text-properties fo:font-size="11pt" style:font-size-asian="11pt" style:font-size-complex="11pt"/>
    </style:style>
    <style:style style:name="P2060" style:parent-style-name="PreformattedText" style:family="paragraph">
      <style:text-properties fo:font-size="11pt" style:font-size-asian="11pt" style:font-size-complex="11pt"/>
    </style:style>
    <style:style style:name="P2061" style:parent-style-name="PreformattedText" style:family="paragraph">
      <style:text-properties fo:font-size="11pt" style:font-size-asian="11pt" style:font-size-complex="11pt"/>
    </style:style>
    <style:style style:name="P2062" style:parent-style-name="PreformattedText" style:family="paragraph">
      <style:text-properties fo:font-size="11pt" style:font-size-asian="11pt" style:font-size-complex="11pt"/>
    </style:style>
    <style:style style:name="P2063" style:parent-style-name="PreformattedText" style:family="paragraph">
      <style:text-properties fo:font-size="11pt" style:font-size-asian="11pt" style:font-size-complex="11pt"/>
    </style:style>
    <style:style style:name="P2064" style:parent-style-name="PreformattedText" style:family="paragraph">
      <style:text-properties fo:font-size="11pt" style:font-size-asian="11pt" style:font-size-complex="11pt"/>
    </style:style>
    <style:style style:name="P2065" style:parent-style-name="PreformattedText" style:family="paragraph">
      <style:text-properties fo:font-size="11pt" style:font-size-asian="11pt" style:font-size-complex="11pt"/>
    </style:style>
    <style:style style:name="P2066" style:parent-style-name="PreformattedText" style:family="paragraph">
      <style:text-properties fo:font-size="11pt" style:font-size-asian="11pt" style:font-size-complex="11pt"/>
    </style:style>
    <style:style style:name="P2067" style:parent-style-name="PreformattedText" style:family="paragraph">
      <style:text-properties fo:font-size="11pt" style:font-size-asian="11pt" style:font-size-complex="11pt"/>
    </style:style>
    <style:style style:name="P2068" style:parent-style-name="PreformattedText" style:family="paragraph">
      <style:text-properties fo:font-size="11pt" style:font-size-asian="11pt" style:font-size-complex="11pt"/>
    </style:style>
    <style:style style:name="P2069" style:parent-style-name="PreformattedText" style:family="paragraph">
      <style:text-properties fo:font-size="11pt" style:font-size-asian="11pt" style:font-size-complex="11pt"/>
    </style:style>
    <style:style style:name="P2070" style:parent-style-name="PreformattedText" style:family="paragraph">
      <style:text-properties fo:font-size="11pt" style:font-size-asian="11pt" style:font-size-complex="11pt"/>
    </style:style>
    <style:style style:name="P2071" style:parent-style-name="PreformattedText" style:family="paragraph">
      <style:text-properties fo:font-size="11pt" style:font-size-asian="11pt" style:font-size-complex="11pt"/>
    </style:style>
    <style:style style:name="P2072" style:parent-style-name="PreformattedText" style:family="paragraph">
      <style:text-properties fo:font-size="11pt" style:font-size-asian="11pt" style:font-size-complex="11pt"/>
    </style:style>
    <style:style style:name="P2073" style:parent-style-name="PreformattedText" style:family="paragraph">
      <style:text-properties fo:font-size="11pt" style:font-size-asian="11pt" style:font-size-complex="11pt"/>
    </style:style>
    <style:style style:name="P2074" style:parent-style-name="PreformattedText" style:family="paragraph">
      <style:text-properties fo:font-size="11pt" style:font-size-asian="11pt" style:font-size-complex="11pt"/>
    </style:style>
    <style:style style:name="P2075" style:parent-style-name="PreformattedText" style:family="paragraph">
      <style:text-properties fo:font-size="11pt" style:font-size-asian="11pt" style:font-size-complex="11pt"/>
    </style:style>
    <style:style style:name="P2076" style:parent-style-name="PreformattedText" style:family="paragraph">
      <style:text-properties fo:font-size="11pt" style:font-size-asian="11pt" style:font-size-complex="11pt"/>
    </style:style>
    <style:style style:name="P2077" style:parent-style-name="PreformattedText" style:family="paragraph">
      <style:text-properties fo:font-size="11pt" style:font-size-asian="11pt" style:font-size-complex="11pt"/>
    </style:style>
    <style:style style:name="P2078" style:parent-style-name="PreformattedText" style:family="paragraph">
      <style:text-properties fo:font-size="11pt" style:font-size-asian="11pt" style:font-size-complex="11pt"/>
    </style:style>
    <style:style style:name="P2079" style:parent-style-name="PreformattedText" style:family="paragraph">
      <style:text-properties fo:font-size="11pt" style:font-size-asian="11pt" style:font-size-complex="11pt"/>
    </style:style>
    <style:style style:name="P2080" style:parent-style-name="PreformattedText" style:family="paragraph">
      <style:text-properties fo:font-size="11pt" style:font-size-asian="11pt" style:font-size-complex="11pt"/>
    </style:style>
    <style:style style:name="P2081" style:parent-style-name="PreformattedText" style:family="paragraph">
      <style:text-properties fo:font-size="11pt" style:font-size-asian="11pt" style:font-size-complex="11pt"/>
    </style:style>
    <style:style style:name="P2082" style:parent-style-name="PreformattedText" style:family="paragraph">
      <style:text-properties fo:font-size="11pt" style:font-size-asian="11pt" style:font-size-complex="11pt"/>
    </style:style>
    <style:style style:name="P2083" style:parent-style-name="PreformattedText" style:family="paragraph">
      <style:text-properties fo:font-size="11pt" style:font-size-asian="11pt" style:font-size-complex="11pt"/>
    </style:style>
    <style:style style:name="P2084" style:parent-style-name="PreformattedText" style:family="paragraph">
      <style:text-properties fo:font-size="11pt" style:font-size-asian="11pt" style:font-size-complex="11pt"/>
    </style:style>
    <style:style style:name="P2085" style:parent-style-name="PreformattedText" style:family="paragraph">
      <style:text-properties fo:font-size="11pt" style:font-size-asian="11pt" style:font-size-complex="11pt"/>
    </style:style>
    <style:style style:name="P2086" style:parent-style-name="PreformattedText" style:family="paragraph">
      <style:text-properties fo:font-size="11pt" style:font-size-asian="11pt" style:font-size-complex="11pt"/>
    </style:style>
    <style:style style:name="P2087" style:parent-style-name="PreformattedText" style:family="paragraph">
      <style:text-properties fo:font-size="11pt" style:font-size-asian="11pt" style:font-size-complex="11pt"/>
    </style:style>
    <style:style style:name="P2088" style:parent-style-name="PreformattedText" style:family="paragraph">
      <style:text-properties fo:font-size="11pt" style:font-size-asian="11pt" style:font-size-complex="11pt"/>
    </style:style>
    <style:style style:name="P2089" style:parent-style-name="PreformattedText" style:family="paragraph">
      <style:text-properties fo:font-size="11pt" style:font-size-asian="11pt" style:font-size-complex="11pt"/>
    </style:style>
    <style:style style:name="P2090" style:parent-style-name="PreformattedText" style:family="paragraph">
      <style:text-properties fo:font-size="11pt" style:font-size-asian="11pt" style:font-size-complex="11pt"/>
    </style:style>
    <style:style style:name="P2091" style:parent-style-name="PreformattedText" style:family="paragraph">
      <style:text-properties fo:font-size="11pt" style:font-size-asian="11pt" style:font-size-complex="11pt"/>
    </style:style>
    <style:style style:name="P2092" style:parent-style-name="PreformattedText" style:family="paragraph">
      <style:text-properties fo:font-size="11pt" style:font-size-asian="11pt" style:font-size-complex="11pt"/>
    </style:style>
    <style:style style:name="P2093" style:parent-style-name="PreformattedText" style:family="paragraph">
      <style:text-properties fo:font-size="11pt" style:font-size-asian="11pt" style:font-size-complex="11pt"/>
    </style:style>
    <style:style style:name="P2094" style:parent-style-name="PreformattedText" style:family="paragraph">
      <style:text-properties fo:font-size="11pt" style:font-size-asian="11pt" style:font-size-complex="11pt"/>
    </style:style>
    <style:style style:name="P2095" style:parent-style-name="PreformattedText" style:family="paragraph">
      <style:text-properties fo:font-size="11pt" style:font-size-asian="11pt" style:font-size-complex="11pt"/>
    </style:style>
    <style:style style:name="P2096" style:parent-style-name="PreformattedText" style:family="paragraph">
      <style:text-properties fo:font-size="11pt" style:font-size-asian="11pt" style:font-size-complex="11pt"/>
    </style:style>
    <style:style style:name="P2097" style:parent-style-name="PreformattedText" style:family="paragraph">
      <style:text-properties fo:font-size="11pt" style:font-size-asian="11pt" style:font-size-complex="11pt"/>
    </style:style>
    <style:style style:name="P2098" style:parent-style-name="PreformattedText" style:family="paragraph">
      <style:text-properties fo:font-size="11pt" style:font-size-asian="11pt" style:font-size-complex="11pt"/>
    </style:style>
    <style:style style:name="P2099" style:parent-style-name="PreformattedText" style:family="paragraph">
      <style:text-properties fo:font-size="11pt" style:font-size-asian="11pt" style:font-size-complex="11pt"/>
    </style:style>
    <style:style style:name="P2100" style:parent-style-name="PreformattedText" style:family="paragraph">
      <style:text-properties fo:font-size="11pt" style:font-size-asian="11pt" style:font-size-complex="11pt"/>
    </style:style>
    <style:style style:name="P2101" style:parent-style-name="PreformattedText" style:family="paragraph">
      <style:text-properties fo:font-size="11pt" style:font-size-asian="11pt" style:font-size-complex="11pt"/>
    </style:style>
    <style:style style:name="P2102" style:parent-style-name="PreformattedText" style:family="paragraph">
      <style:text-properties fo:font-size="11pt" style:font-size-asian="11pt" style:font-size-complex="11pt"/>
    </style:style>
    <style:style style:name="P2103" style:parent-style-name="PreformattedText" style:family="paragraph">
      <style:text-properties fo:font-size="11pt" style:font-size-asian="11pt" style:font-size-complex="11pt"/>
    </style:style>
    <style:style style:name="P2104" style:parent-style-name="PreformattedText" style:family="paragraph">
      <style:text-properties fo:font-size="11pt" style:font-size-asian="11pt" style:font-size-complex="11pt"/>
    </style:style>
    <style:style style:name="P2105" style:parent-style-name="PreformattedText" style:family="paragraph">
      <style:text-properties fo:font-size="11pt" style:font-size-asian="11pt" style:font-size-complex="11pt"/>
    </style:style>
    <style:style style:name="P2106" style:parent-style-name="PreformattedText" style:family="paragraph">
      <style:text-properties fo:font-size="11pt" style:font-size-asian="11pt" style:font-size-complex="11pt"/>
    </style:style>
    <style:style style:name="P2107" style:parent-style-name="PreformattedText" style:family="paragraph">
      <style:text-properties fo:font-size="11pt" style:font-size-asian="11pt" style:font-size-complex="11pt"/>
    </style:style>
    <style:style style:name="P2108" style:parent-style-name="PreformattedText" style:family="paragraph">
      <style:text-properties fo:font-size="11pt" style:font-size-asian="11pt" style:font-size-complex="11pt"/>
    </style:style>
    <style:style style:name="P2109" style:parent-style-name="PreformattedText" style:family="paragraph">
      <style:text-properties fo:font-size="11pt" style:font-size-asian="11pt" style:font-size-complex="11pt"/>
    </style:style>
    <style:style style:name="P2110" style:parent-style-name="PreformattedText" style:family="paragraph">
      <style:text-properties fo:font-size="11pt" style:font-size-asian="11pt" style:font-size-complex="11pt"/>
    </style:style>
    <style:style style:name="P2111" style:parent-style-name="PreformattedText" style:family="paragraph">
      <style:text-properties fo:font-size="11pt" style:font-size-asian="11pt" style:font-size-complex="11pt"/>
    </style:style>
    <style:style style:name="P2112" style:parent-style-name="PreformattedText" style:family="paragraph">
      <style:text-properties fo:font-size="11pt" style:font-size-asian="11pt" style:font-size-complex="11pt"/>
    </style:style>
    <style:style style:name="P2113" style:parent-style-name="PreformattedText" style:family="paragraph">
      <style:text-properties fo:font-size="11pt" style:font-size-asian="11pt" style:font-size-complex="11pt"/>
    </style:style>
    <style:style style:name="P2114" style:parent-style-name="PreformattedText" style:family="paragraph">
      <style:text-properties fo:font-size="11pt" style:font-size-asian="11pt" style:font-size-complex="11pt"/>
    </style:style>
    <style:style style:name="P2115" style:parent-style-name="PreformattedText" style:family="paragraph">
      <style:text-properties fo:font-size="11pt" style:font-size-asian="11pt" style:font-size-complex="11pt"/>
    </style:style>
    <style:style style:name="P2116" style:parent-style-name="PreformattedText" style:family="paragraph">
      <style:text-properties fo:font-size="11pt" style:font-size-asian="11pt" style:font-size-complex="11pt"/>
    </style:style>
    <style:style style:name="P2117" style:parent-style-name="PreformattedText" style:family="paragraph">
      <style:text-properties fo:font-size="11pt" style:font-size-asian="11pt" style:font-size-complex="11pt"/>
    </style:style>
    <style:style style:name="P2118" style:parent-style-name="PreformattedText" style:family="paragraph">
      <style:text-properties fo:font-size="11pt" style:font-size-asian="11pt" style:font-size-complex="11pt"/>
    </style:style>
    <style:style style:name="P2119" style:parent-style-name="PreformattedText" style:family="paragraph">
      <style:text-properties fo:font-size="11pt" style:font-size-asian="11pt" style:font-size-complex="11pt"/>
    </style:style>
    <style:style style:name="P2120" style:parent-style-name="PreformattedText" style:family="paragraph">
      <style:text-properties fo:font-size="11pt" style:font-size-asian="11pt" style:font-size-complex="11pt"/>
    </style:style>
    <style:style style:name="P2121" style:parent-style-name="PreformattedText" style:family="paragraph">
      <style:text-properties fo:font-size="11pt" style:font-size-asian="11pt" style:font-size-complex="11pt"/>
    </style:style>
    <style:style style:name="P2122" style:parent-style-name="PreformattedText" style:family="paragraph">
      <style:text-properties fo:font-size="11pt" style:font-size-asian="11pt" style:font-size-complex="11pt"/>
    </style:style>
    <style:style style:name="P2123" style:parent-style-name="PreformattedText" style:family="paragraph">
      <style:text-properties fo:font-size="11pt" style:font-size-asian="11pt" style:font-size-complex="11pt"/>
    </style:style>
    <style:style style:name="P2124" style:parent-style-name="PreformattedText" style:family="paragraph">
      <style:text-properties fo:font-size="11pt" style:font-size-asian="11pt" style:font-size-complex="11pt"/>
    </style:style>
    <style:style style:name="P2125" style:parent-style-name="PreformattedText" style:family="paragraph">
      <style:text-properties fo:font-size="11pt" style:font-size-asian="11pt" style:font-size-complex="11pt"/>
    </style:style>
    <style:style style:name="P2126" style:parent-style-name="PreformattedText" style:family="paragraph">
      <style:text-properties fo:font-size="11pt" style:font-size-asian="11pt" style:font-size-complex="11pt"/>
    </style:style>
    <style:style style:name="P2127" style:parent-style-name="PreformattedText" style:family="paragraph">
      <style:text-properties fo:font-size="11pt" style:font-size-asian="11pt" style:font-size-complex="11pt"/>
    </style:style>
    <style:style style:name="P2128" style:parent-style-name="PreformattedText" style:family="paragraph">
      <style:text-properties fo:font-size="11pt" style:font-size-asian="11pt" style:font-size-complex="11pt"/>
    </style:style>
    <style:style style:name="P2129" style:parent-style-name="PreformattedText" style:family="paragraph">
      <style:text-properties fo:font-size="11pt" style:font-size-asian="11pt" style:font-size-complex="11pt"/>
    </style:style>
    <style:style style:name="P2130" style:parent-style-name="PreformattedText" style:family="paragraph">
      <style:text-properties fo:font-size="11pt" style:font-size-asian="11pt" style:font-size-complex="11pt"/>
    </style:style>
    <style:style style:name="P2131" style:parent-style-name="PreformattedText" style:family="paragraph">
      <style:text-properties fo:font-size="11pt" style:font-size-asian="11pt" style:font-size-complex="11pt"/>
    </style:style>
    <style:style style:name="P2132" style:parent-style-name="PreformattedText" style:family="paragraph">
      <style:text-properties fo:font-size="11pt" style:font-size-asian="11pt" style:font-size-complex="11pt"/>
    </style:style>
    <style:style style:name="P2133" style:parent-style-name="PreformattedText" style:family="paragraph">
      <style:text-properties fo:font-size="11pt" style:font-size-asian="11pt" style:font-size-complex="11pt"/>
    </style:style>
    <style:style style:name="P2134" style:parent-style-name="PreformattedText" style:family="paragraph">
      <style:text-properties fo:font-size="11pt" style:font-size-asian="11pt" style:font-size-complex="11pt"/>
    </style:style>
    <style:style style:name="P2135" style:parent-style-name="PreformattedText" style:family="paragraph">
      <style:text-properties fo:font-size="11pt" style:font-size-asian="11pt" style:font-size-complex="11pt"/>
    </style:style>
    <style:style style:name="P2136" style:parent-style-name="PreformattedText" style:family="paragraph">
      <style:text-properties fo:font-size="11pt" style:font-size-asian="11pt" style:font-size-complex="11pt"/>
    </style:style>
    <style:style style:name="P2137" style:parent-style-name="PreformattedText" style:family="paragraph">
      <style:text-properties fo:font-size="11pt" style:font-size-asian="11pt" style:font-size-complex="11pt"/>
    </style:style>
    <style:style style:name="P2138" style:parent-style-name="PreformattedText" style:family="paragraph">
      <style:text-properties fo:font-size="11pt" style:font-size-asian="11pt" style:font-size-complex="11pt"/>
    </style:style>
    <style:style style:name="P2139" style:parent-style-name="PreformattedText" style:family="paragraph">
      <style:text-properties fo:font-size="11pt" style:font-size-asian="11pt" style:font-size-complex="11pt"/>
    </style:style>
    <style:style style:name="P2140" style:parent-style-name="PreformattedText" style:family="paragraph">
      <style:text-properties fo:font-size="11pt" style:font-size-asian="11pt" style:font-size-complex="11pt"/>
    </style:style>
    <style:style style:name="P2141" style:parent-style-name="PreformattedText" style:family="paragraph">
      <style:text-properties fo:font-size="11pt" style:font-size-asian="11pt" style:font-size-complex="11pt"/>
    </style:style>
    <style:style style:name="P2142" style:parent-style-name="PreformattedText" style:family="paragraph">
      <style:text-properties fo:font-size="11pt" style:font-size-asian="11pt" style:font-size-complex="11pt"/>
    </style:style>
    <style:style style:name="P2143" style:parent-style-name="PreformattedText" style:family="paragraph">
      <style:text-properties fo:font-size="11pt" style:font-size-asian="11pt" style:font-size-complex="11pt"/>
    </style:style>
    <style:style style:name="P2144" style:parent-style-name="PreformattedText" style:family="paragraph">
      <style:text-properties fo:font-size="11pt" style:font-size-asian="11pt" style:font-size-complex="11pt"/>
    </style:style>
    <style:style style:name="P2145" style:parent-style-name="PreformattedText" style:family="paragraph">
      <style:text-properties fo:font-size="11pt" style:font-size-asian="11pt" style:font-size-complex="11pt"/>
    </style:style>
    <style:style style:name="P2146" style:parent-style-name="PreformattedText" style:family="paragraph">
      <style:text-properties fo:font-size="11pt" style:font-size-asian="11pt" style:font-size-complex="11pt"/>
    </style:style>
    <style:style style:name="P2147" style:parent-style-name="PreformattedText" style:family="paragraph">
      <style:text-properties fo:font-size="11pt" style:font-size-asian="11pt" style:font-size-complex="11pt"/>
    </style:style>
    <style:style style:name="P2148" style:parent-style-name="PreformattedText" style:family="paragraph">
      <style:text-properties fo:font-size="11pt" style:font-size-asian="11pt" style:font-size-complex="11pt"/>
    </style:style>
    <style:style style:name="P2149" style:parent-style-name="PreformattedText" style:family="paragraph">
      <style:text-properties fo:font-size="11pt" style:font-size-asian="11pt" style:font-size-complex="11pt"/>
    </style:style>
    <style:style style:name="P2150" style:parent-style-name="PreformattedText" style:family="paragraph">
      <style:text-properties fo:font-size="11pt" style:font-size-asian="11pt" style:font-size-complex="11pt"/>
    </style:style>
    <style:style style:name="P2151" style:parent-style-name="PreformattedText" style:family="paragraph">
      <style:text-properties fo:font-size="11pt" style:font-size-asian="11pt" style:font-size-complex="11pt"/>
    </style:style>
    <style:style style:name="P2152" style:parent-style-name="PreformattedText" style:family="paragraph">
      <style:text-properties fo:font-size="11pt" style:font-size-asian="11pt" style:font-size-complex="11pt"/>
    </style:style>
    <style:style style:name="P2153" style:parent-style-name="PreformattedText" style:family="paragraph">
      <style:text-properties fo:font-size="11pt" style:font-size-asian="11pt" style:font-size-complex="11pt"/>
    </style:style>
    <style:style style:name="P2154" style:parent-style-name="PreformattedText" style:family="paragraph">
      <style:text-properties fo:font-size="11pt" style:font-size-asian="11pt" style:font-size-complex="11pt"/>
    </style:style>
    <style:style style:name="P2155" style:parent-style-name="PreformattedText" style:family="paragraph">
      <style:text-properties fo:font-size="11pt" style:font-size-asian="11pt" style:font-size-complex="11pt"/>
    </style:style>
    <style:style style:name="P2156" style:parent-style-name="PreformattedText" style:family="paragraph">
      <style:text-properties fo:font-size="11pt" style:font-size-asian="11pt" style:font-size-complex="11pt"/>
    </style:style>
    <style:style style:name="P2157" style:parent-style-name="PreformattedText" style:family="paragraph">
      <style:text-properties fo:font-size="11pt" style:font-size-asian="11pt" style:font-size-complex="11pt"/>
    </style:style>
    <style:style style:name="P2158" style:parent-style-name="PreformattedText" style:family="paragraph">
      <style:text-properties fo:font-size="11pt" style:font-size-asian="11pt" style:font-size-complex="11pt"/>
    </style:style>
    <style:style style:name="P2159" style:parent-style-name="PreformattedText" style:family="paragraph">
      <style:text-properties fo:font-size="11pt" style:font-size-asian="11pt" style:font-size-complex="11pt"/>
    </style:style>
    <style:style style:name="P2160" style:parent-style-name="PreformattedText" style:family="paragraph">
      <style:text-properties fo:font-size="11pt" style:font-size-asian="11pt" style:font-size-complex="11pt"/>
    </style:style>
    <style:style style:name="P2161" style:parent-style-name="PreformattedText" style:family="paragraph">
      <style:text-properties fo:font-size="11pt" style:font-size-asian="11pt" style:font-size-complex="11pt"/>
    </style:style>
    <style:style style:name="P2162" style:parent-style-name="PreformattedText" style:family="paragraph">
      <style:text-properties fo:font-size="11pt" style:font-size-asian="11pt" style:font-size-complex="11pt"/>
    </style:style>
    <style:style style:name="P2163" style:parent-style-name="PreformattedText" style:family="paragraph">
      <style:text-properties fo:font-size="11pt" style:font-size-asian="11pt" style:font-size-complex="11pt"/>
    </style:style>
    <style:style style:name="P2164" style:parent-style-name="PreformattedText" style:family="paragraph">
      <style:text-properties fo:font-size="11pt" style:font-size-asian="11pt" style:font-size-complex="11pt"/>
    </style:style>
    <style:style style:name="P2165" style:parent-style-name="PreformattedText" style:family="paragraph">
      <style:text-properties fo:font-size="11pt" style:font-size-asian="11pt" style:font-size-complex="11pt"/>
    </style:style>
    <style:style style:name="P2166" style:parent-style-name="PreformattedText" style:family="paragraph">
      <style:text-properties fo:font-size="11pt" style:font-size-asian="11pt" style:font-size-complex="11pt"/>
    </style:style>
    <style:style style:name="P2167" style:parent-style-name="PreformattedText" style:family="paragraph">
      <style:text-properties fo:font-size="11pt" style:font-size-asian="11pt" style:font-size-complex="11pt"/>
    </style:style>
    <style:style style:name="P2168" style:parent-style-name="PreformattedText" style:family="paragraph">
      <style:text-properties fo:font-size="11pt" style:font-size-asian="11pt" style:font-size-complex="11pt"/>
    </style:style>
    <style:style style:name="P2169" style:parent-style-name="PreformattedText" style:family="paragraph">
      <style:text-properties fo:font-size="11pt" style:font-size-asian="11pt" style:font-size-complex="11pt"/>
    </style:style>
    <style:style style:name="P2170" style:parent-style-name="PreformattedText" style:family="paragraph">
      <style:text-properties fo:font-size="11pt" style:font-size-asian="11pt" style:font-size-complex="11pt"/>
    </style:style>
    <style:style style:name="P2171" style:parent-style-name="PreformattedText" style:family="paragraph">
      <style:text-properties fo:font-size="11pt" style:font-size-asian="11pt" style:font-size-complex="11pt"/>
    </style:style>
    <style:style style:name="P2172" style:parent-style-name="PreformattedText" style:family="paragraph">
      <style:text-properties fo:font-size="11pt" style:font-size-asian="11pt" style:font-size-complex="11pt"/>
    </style:style>
    <style:style style:name="P2173" style:parent-style-name="PreformattedText" style:family="paragraph">
      <style:text-properties fo:font-size="11pt" style:font-size-asian="11pt" style:font-size-complex="11pt"/>
    </style:style>
    <style:style style:name="P2174" style:parent-style-name="PreformattedText" style:family="paragraph">
      <style:text-properties fo:font-size="11pt" style:font-size-asian="11pt" style:font-size-complex="11pt"/>
    </style:style>
    <style:style style:name="P2175" style:parent-style-name="PreformattedText" style:family="paragraph">
      <style:text-properties fo:font-size="11pt" style:font-size-asian="11pt" style:font-size-complex="11pt"/>
    </style:style>
    <style:style style:name="P2176" style:parent-style-name="PreformattedText" style:family="paragraph">
      <style:text-properties fo:font-size="11pt" style:font-size-asian="11pt" style:font-size-complex="11pt"/>
    </style:style>
    <style:style style:name="P2177" style:parent-style-name="PreformattedText" style:family="paragraph">
      <style:text-properties fo:font-size="11pt" style:font-size-asian="11pt" style:font-size-complex="11pt"/>
    </style:style>
    <style:style style:name="P2178" style:parent-style-name="PreformattedText" style:family="paragraph">
      <style:text-properties fo:font-size="11pt" style:font-size-asian="11pt" style:font-size-complex="11pt"/>
    </style:style>
    <style:style style:name="P2179" style:parent-style-name="PreformattedText" style:family="paragraph">
      <style:text-properties fo:font-size="11pt" style:font-size-asian="11pt" style:font-size-complex="11pt"/>
    </style:style>
    <style:style style:name="P2180" style:parent-style-name="PreformattedText" style:family="paragraph">
      <style:text-properties fo:font-size="11pt" style:font-size-asian="11pt" style:font-size-complex="11pt"/>
    </style:style>
    <style:style style:name="P2181" style:parent-style-name="PreformattedText" style:family="paragraph">
      <style:text-properties fo:font-size="11pt" style:font-size-asian="11pt" style:font-size-complex="11pt"/>
    </style:style>
    <style:style style:name="P2182" style:parent-style-name="PreformattedText" style:family="paragraph">
      <style:text-properties fo:font-size="11pt" style:font-size-asian="11pt" style:font-size-complex="11pt"/>
    </style:style>
    <style:style style:name="P2183" style:parent-style-name="PreformattedText" style:family="paragraph">
      <style:text-properties fo:font-size="11pt" style:font-size-asian="11pt" style:font-size-complex="11pt"/>
    </style:style>
    <style:style style:name="P2184" style:parent-style-name="PreformattedText" style:family="paragraph">
      <style:text-properties fo:font-size="11pt" style:font-size-asian="11pt" style:font-size-complex="11pt"/>
    </style:style>
    <style:style style:name="P2185" style:parent-style-name="PreformattedText" style:family="paragraph">
      <style:text-properties fo:font-size="11pt" style:font-size-asian="11pt" style:font-size-complex="11pt"/>
    </style:style>
    <style:style style:name="P2186" style:parent-style-name="PreformattedText" style:family="paragraph">
      <style:text-properties fo:font-size="11pt" style:font-size-asian="11pt" style:font-size-complex="11pt"/>
    </style:style>
    <style:style style:name="P2187" style:parent-style-name="PreformattedText" style:family="paragraph">
      <style:text-properties fo:font-size="11pt" style:font-size-asian="11pt" style:font-size-complex="11pt"/>
    </style:style>
    <style:style style:name="P2188" style:parent-style-name="PreformattedText" style:family="paragraph">
      <style:text-properties fo:font-size="11pt" style:font-size-asian="11pt" style:font-size-complex="11pt"/>
    </style:style>
    <style:style style:name="P2189" style:parent-style-name="PreformattedText" style:family="paragraph">
      <style:text-properties fo:font-size="11pt" style:font-size-asian="11pt" style:font-size-complex="11pt"/>
    </style:style>
    <style:style style:name="P2190" style:parent-style-name="PreformattedText" style:family="paragraph">
      <style:text-properties fo:font-size="11pt" style:font-size-asian="11pt" style:font-size-complex="11pt"/>
    </style:style>
    <style:style style:name="P2191" style:parent-style-name="PreformattedText" style:family="paragraph">
      <style:text-properties fo:font-size="11pt" style:font-size-asian="11pt" style:font-size-complex="11pt"/>
    </style:style>
    <style:style style:name="P2192" style:parent-style-name="PreformattedText" style:family="paragraph">
      <style:text-properties fo:font-size="11pt" style:font-size-asian="11pt" style:font-size-complex="11pt"/>
    </style:style>
    <style:style style:name="P2193" style:parent-style-name="PreformattedText" style:family="paragraph">
      <style:text-properties fo:font-size="11pt" style:font-size-asian="11pt" style:font-size-complex="11pt"/>
    </style:style>
    <style:style style:name="P2194" style:parent-style-name="PreformattedText" style:family="paragraph">
      <style:text-properties fo:font-size="11pt" style:font-size-asian="11pt" style:font-size-complex="11pt"/>
    </style:style>
    <style:style style:name="P2195" style:parent-style-name="PreformattedText" style:family="paragraph">
      <style:text-properties fo:font-size="11pt" style:font-size-asian="11pt" style:font-size-complex="11pt"/>
    </style:style>
    <style:style style:name="P2196" style:parent-style-name="PreformattedText" style:family="paragraph">
      <style:text-properties fo:font-size="11pt" style:font-size-asian="11pt" style:font-size-complex="11pt"/>
    </style:style>
    <style:style style:name="P2197" style:parent-style-name="PreformattedText" style:family="paragraph">
      <style:text-properties fo:font-size="11pt" style:font-size-asian="11pt" style:font-size-complex="11pt"/>
    </style:style>
    <style:style style:name="P2198" style:parent-style-name="PreformattedText" style:family="paragraph">
      <style:text-properties fo:font-size="11pt" style:font-size-asian="11pt" style:font-size-complex="11pt"/>
    </style:style>
    <style:style style:name="P2199" style:parent-style-name="PreformattedText" style:family="paragraph">
      <style:text-properties fo:font-size="11pt" style:font-size-asian="11pt" style:font-size-complex="11pt"/>
    </style:style>
    <style:style style:name="P2200" style:parent-style-name="PreformattedText" style:family="paragraph">
      <style:text-properties fo:font-size="11pt" style:font-size-asian="11pt" style:font-size-complex="11pt"/>
    </style:style>
    <style:style style:name="P2201" style:parent-style-name="PreformattedText" style:family="paragraph">
      <style:text-properties fo:font-size="11pt" style:font-size-asian="11pt" style:font-size-complex="11pt"/>
    </style:style>
    <style:style style:name="P2202" style:parent-style-name="PreformattedText" style:family="paragraph">
      <style:text-properties fo:font-size="11pt" style:font-size-asian="11pt" style:font-size-complex="11pt"/>
    </style:style>
    <style:style style:name="P2203" style:parent-style-name="PreformattedText" style:family="paragraph">
      <style:text-properties fo:font-size="11pt" style:font-size-asian="11pt" style:font-size-complex="11pt"/>
    </style:style>
    <style:style style:name="P2204" style:parent-style-name="PreformattedText" style:family="paragraph">
      <style:text-properties fo:font-size="11pt" style:font-size-asian="11pt" style:font-size-complex="11pt"/>
    </style:style>
    <style:style style:name="P2205" style:parent-style-name="PreformattedText" style:family="paragraph">
      <style:text-properties fo:font-size="11pt" style:font-size-asian="11pt" style:font-size-complex="11pt"/>
    </style:style>
    <style:style style:name="P2206" style:parent-style-name="PreformattedText" style:family="paragraph">
      <style:text-properties fo:font-size="11pt" style:font-size-asian="11pt" style:font-size-complex="11pt"/>
    </style:style>
    <style:style style:name="P2207" style:parent-style-name="PreformattedText" style:family="paragraph">
      <style:text-properties fo:font-size="11pt" style:font-size-asian="11pt" style:font-size-complex="11pt"/>
    </style:style>
    <style:style style:name="P2208" style:parent-style-name="PreformattedText" style:family="paragraph">
      <style:text-properties fo:font-size="11pt" style:font-size-asian="11pt" style:font-size-complex="11pt"/>
    </style:style>
    <style:style style:name="P2209" style:parent-style-name="PreformattedText" style:family="paragraph">
      <style:text-properties fo:font-size="11pt" style:font-size-asian="11pt" style:font-size-complex="11pt"/>
    </style:style>
    <style:style style:name="P2210" style:parent-style-name="PreformattedText" style:family="paragraph">
      <style:text-properties fo:font-size="11pt" style:font-size-asian="11pt" style:font-size-complex="11pt"/>
    </style:style>
    <style:style style:name="P2211" style:parent-style-name="PreformattedText" style:family="paragraph">
      <style:text-properties fo:font-size="11pt" style:font-size-asian="11pt" style:font-size-complex="11pt"/>
    </style:style>
    <style:style style:name="P2212" style:parent-style-name="PreformattedText" style:family="paragraph">
      <style:text-properties fo:font-size="11pt" style:font-size-asian="11pt" style:font-size-complex="11pt"/>
    </style:style>
    <style:style style:name="P2213" style:parent-style-name="PreformattedText" style:family="paragraph">
      <style:text-properties fo:font-size="11pt" style:font-size-asian="11pt" style:font-size-complex="11pt"/>
    </style:style>
    <style:style style:name="P2214" style:parent-style-name="PreformattedText" style:family="paragraph">
      <style:text-properties fo:font-size="11pt" style:font-size-asian="11pt" style:font-size-complex="11pt"/>
    </style:style>
    <style:style style:name="P2215" style:parent-style-name="PreformattedText" style:family="paragraph">
      <style:text-properties fo:font-size="11pt" style:font-size-asian="11pt" style:font-size-complex="11pt"/>
    </style:style>
    <style:style style:name="P2216" style:parent-style-name="PreformattedText" style:family="paragraph">
      <style:text-properties fo:font-size="11pt" style:font-size-asian="11pt" style:font-size-complex="11pt"/>
    </style:style>
    <style:style style:name="P2217" style:parent-style-name="PreformattedText" style:family="paragraph">
      <style:text-properties fo:font-size="11pt" style:font-size-asian="11pt" style:font-size-complex="11pt"/>
    </style:style>
    <style:style style:name="P2218" style:parent-style-name="PreformattedText" style:family="paragraph">
      <style:text-properties fo:font-size="11pt" style:font-size-asian="11pt" style:font-size-complex="11pt"/>
    </style:style>
    <style:style style:name="P2219" style:parent-style-name="PreformattedText" style:family="paragraph">
      <style:text-properties fo:font-size="11pt" style:font-size-asian="11pt" style:font-size-complex="11pt"/>
    </style:style>
    <style:style style:name="P2220" style:parent-style-name="PreformattedText" style:family="paragraph">
      <style:text-properties fo:font-size="11pt" style:font-size-asian="11pt" style:font-size-complex="11pt"/>
    </style:style>
    <style:style style:name="P2221" style:parent-style-name="PreformattedText" style:family="paragraph">
      <style:text-properties fo:font-size="11pt" style:font-size-asian="11pt" style:font-size-complex="11pt"/>
    </style:style>
    <style:style style:name="P2222" style:parent-style-name="PreformattedText" style:family="paragraph">
      <style:text-properties fo:font-size="11pt" style:font-size-asian="11pt" style:font-size-complex="11pt"/>
    </style:style>
    <style:style style:name="P2223" style:parent-style-name="PreformattedText" style:family="paragraph">
      <style:text-properties fo:font-size="11pt" style:font-size-asian="11pt" style:font-size-complex="11pt"/>
    </style:style>
    <style:style style:name="P2224" style:parent-style-name="PreformattedText" style:family="paragraph">
      <style:text-properties fo:font-size="11pt" style:font-size-asian="11pt" style:font-size-complex="11pt"/>
    </style:style>
    <style:style style:name="P2225" style:parent-style-name="PreformattedText" style:family="paragraph">
      <style:text-properties fo:font-size="11pt" style:font-size-asian="11pt" style:font-size-complex="11pt"/>
    </style:style>
    <style:style style:name="P2226" style:parent-style-name="PreformattedText" style:family="paragraph">
      <style:text-properties fo:font-size="11pt" style:font-size-asian="11pt" style:font-size-complex="11pt"/>
    </style:style>
    <style:style style:name="P2227" style:parent-style-name="PreformattedText" style:family="paragraph">
      <style:text-properties fo:font-size="11pt" style:font-size-asian="11pt" style:font-size-complex="11pt"/>
    </style:style>
    <style:style style:name="P2228" style:parent-style-name="PreformattedText" style:family="paragraph">
      <style:text-properties fo:font-size="11pt" style:font-size-asian="11pt" style:font-size-complex="11pt"/>
    </style:style>
    <style:style style:name="P2229" style:parent-style-name="PreformattedText" style:family="paragraph">
      <style:text-properties fo:font-size="11pt" style:font-size-asian="11pt" style:font-size-complex="11pt"/>
    </style:style>
    <style:style style:name="P2230" style:parent-style-name="PreformattedText" style:family="paragraph">
      <style:text-properties fo:font-size="11pt" style:font-size-asian="11pt" style:font-size-complex="11pt"/>
    </style:style>
    <style:style style:name="P2231" style:parent-style-name="PreformattedText" style:family="paragraph">
      <style:text-properties fo:font-size="11pt" style:font-size-asian="11pt" style:font-size-complex="11pt"/>
    </style:style>
    <style:style style:name="P2232" style:parent-style-name="PreformattedText" style:family="paragraph">
      <style:text-properties fo:font-size="11pt" style:font-size-asian="11pt" style:font-size-complex="11pt"/>
    </style:style>
    <style:style style:name="P2233" style:parent-style-name="PreformattedText" style:family="paragraph">
      <style:text-properties fo:font-size="11pt" style:font-size-asian="11pt" style:font-size-complex="11pt"/>
    </style:style>
    <style:style style:name="P2234" style:parent-style-name="PreformattedText" style:family="paragraph">
      <style:text-properties fo:font-size="11pt" style:font-size-asian="11pt" style:font-size-complex="11pt"/>
    </style:style>
    <style:style style:name="P2235" style:parent-style-name="PreformattedText" style:family="paragraph">
      <style:text-properties fo:font-size="11pt" style:font-size-asian="11pt" style:font-size-complex="11pt"/>
    </style:style>
    <style:style style:name="P2236" style:parent-style-name="PreformattedText" style:family="paragraph">
      <style:text-properties fo:font-size="11pt" style:font-size-asian="11pt" style:font-size-complex="11pt"/>
    </style:style>
    <style:style style:name="P2237" style:parent-style-name="PreformattedText" style:family="paragraph">
      <style:text-properties fo:font-size="11pt" style:font-size-asian="11pt" style:font-size-complex="11pt"/>
    </style:style>
    <style:style style:name="P2238" style:parent-style-name="PreformattedText" style:family="paragraph">
      <style:text-properties fo:font-size="11pt" style:font-size-asian="11pt" style:font-size-complex="11pt"/>
    </style:style>
    <style:style style:name="P2239" style:parent-style-name="PreformattedText" style:family="paragraph">
      <style:text-properties fo:font-size="11pt" style:font-size-asian="11pt" style:font-size-complex="11pt"/>
    </style:style>
    <style:style style:name="P2240" style:parent-style-name="PreformattedText" style:family="paragraph">
      <style:text-properties fo:font-size="11pt" style:font-size-asian="11pt" style:font-size-complex="11pt"/>
    </style:style>
    <style:style style:name="P2241" style:parent-style-name="PreformattedText" style:family="paragraph">
      <style:text-properties fo:font-size="11pt" style:font-size-asian="11pt" style:font-size-complex="11pt"/>
    </style:style>
    <style:style style:name="P2242" style:parent-style-name="PreformattedText" style:family="paragraph">
      <style:text-properties fo:font-size="11pt" style:font-size-asian="11pt" style:font-size-complex="11pt"/>
    </style:style>
    <style:style style:name="P2243" style:parent-style-name="PreformattedText" style:family="paragraph">
      <style:text-properties fo:font-size="11pt" style:font-size-asian="11pt" style:font-size-complex="11pt"/>
    </style:style>
    <style:style style:name="P2244" style:parent-style-name="PreformattedText" style:family="paragraph">
      <style:text-properties fo:font-size="11pt" style:font-size-asian="11pt" style:font-size-complex="11pt"/>
    </style:style>
    <style:style style:name="P2245" style:parent-style-name="PreformattedText" style:family="paragraph">
      <style:text-properties fo:font-size="11pt" style:font-size-asian="11pt" style:font-size-complex="11pt"/>
    </style:style>
    <style:style style:name="P2246" style:parent-style-name="PreformattedText" style:family="paragraph">
      <style:text-properties fo:font-size="11pt" style:font-size-asian="11pt" style:font-size-complex="11pt"/>
    </style:style>
    <style:style style:name="P2247" style:parent-style-name="PreformattedText" style:family="paragraph">
      <style:text-properties fo:font-size="11pt" style:font-size-asian="11pt" style:font-size-complex="11pt"/>
    </style:style>
    <style:style style:name="P2248" style:parent-style-name="PreformattedText" style:family="paragraph">
      <style:text-properties fo:font-size="11pt" style:font-size-asian="11pt" style:font-size-complex="11pt"/>
    </style:style>
    <style:style style:name="P2249" style:parent-style-name="PreformattedText" style:family="paragraph">
      <style:text-properties fo:font-size="11pt" style:font-size-asian="11pt" style:font-size-complex="11pt"/>
    </style:style>
    <style:style style:name="P2250" style:parent-style-name="PreformattedText" style:family="paragraph">
      <style:text-properties fo:font-size="11pt" style:font-size-asian="11pt" style:font-size-complex="11pt"/>
    </style:style>
    <style:style style:name="P2251" style:parent-style-name="PreformattedText" style:family="paragraph">
      <style:text-properties fo:font-size="11pt" style:font-size-asian="11pt" style:font-size-complex="11pt"/>
    </style:style>
    <style:style style:name="P2252" style:parent-style-name="PreformattedText" style:family="paragraph">
      <style:text-properties fo:font-size="11pt" style:font-size-asian="11pt" style:font-size-complex="11pt"/>
    </style:style>
    <style:style style:name="P2253" style:parent-style-name="PreformattedText" style:family="paragraph">
      <style:text-properties fo:font-size="11pt" style:font-size-asian="11pt" style:font-size-complex="11pt"/>
    </style:style>
    <style:style style:name="P2254" style:parent-style-name="PreformattedText" style:family="paragraph">
      <style:text-properties fo:font-size="11pt" style:font-size-asian="11pt" style:font-size-complex="11pt"/>
    </style:style>
    <style:style style:name="P2255" style:parent-style-name="PreformattedText" style:family="paragraph">
      <style:text-properties fo:font-size="11pt" style:font-size-asian="11pt" style:font-size-complex="11pt"/>
    </style:style>
    <style:style style:name="P2256" style:parent-style-name="PreformattedText" style:family="paragraph">
      <style:text-properties fo:font-size="11pt" style:font-size-asian="11pt" style:font-size-complex="11pt"/>
    </style:style>
    <style:style style:name="P2257" style:parent-style-name="PreformattedText" style:family="paragraph">
      <style:text-properties fo:font-size="11pt" style:font-size-asian="11pt" style:font-size-complex="11pt"/>
    </style:style>
    <style:style style:name="P2258" style:parent-style-name="PreformattedText" style:family="paragraph">
      <style:text-properties fo:font-size="11pt" style:font-size-asian="11pt" style:font-size-complex="11pt"/>
    </style:style>
    <style:style style:name="P2259" style:parent-style-name="PreformattedText" style:family="paragraph">
      <style:text-properties fo:font-size="11pt" style:font-size-asian="11pt" style:font-size-complex="11pt"/>
    </style:style>
    <style:style style:name="P2260" style:parent-style-name="PreformattedText" style:family="paragraph">
      <style:text-properties fo:font-size="11pt" style:font-size-asian="11pt" style:font-size-complex="11pt"/>
    </style:style>
    <style:style style:name="P2261" style:parent-style-name="PreformattedText" style:family="paragraph">
      <style:text-properties fo:font-size="11pt" style:font-size-asian="11pt" style:font-size-complex="11pt"/>
    </style:style>
    <style:style style:name="P2262" style:parent-style-name="PreformattedText" style:family="paragraph">
      <style:text-properties fo:font-size="11pt" style:font-size-asian="11pt" style:font-size-complex="11pt"/>
    </style:style>
    <style:style style:name="P2263" style:parent-style-name="PreformattedText" style:family="paragraph">
      <style:text-properties fo:font-size="11pt" style:font-size-asian="11pt" style:font-size-complex="11pt"/>
    </style:style>
    <style:style style:name="P2264" style:parent-style-name="PreformattedText" style:family="paragraph">
      <style:text-properties fo:font-size="11pt" style:font-size-asian="11pt" style:font-size-complex="11pt"/>
    </style:style>
    <style:style style:name="P2265" style:parent-style-name="PreformattedText" style:family="paragraph">
      <style:text-properties fo:font-size="11pt" style:font-size-asian="11pt" style:font-size-complex="11pt"/>
    </style:style>
    <style:style style:name="P2266" style:parent-style-name="PreformattedText" style:family="paragraph">
      <style:text-properties fo:font-size="11pt" style:font-size-asian="11pt" style:font-size-complex="11pt"/>
    </style:style>
    <style:style style:name="P2267" style:parent-style-name="PreformattedText" style:family="paragraph">
      <style:text-properties fo:font-size="11pt" style:font-size-asian="11pt" style:font-size-complex="11pt"/>
    </style:style>
    <style:style style:name="P2268" style:parent-style-name="PreformattedText" style:family="paragraph">
      <style:text-properties fo:font-size="11pt" style:font-size-asian="11pt" style:font-size-complex="11pt"/>
    </style:style>
    <style:style style:name="P2269" style:parent-style-name="PreformattedText" style:family="paragraph">
      <style:text-properties fo:font-size="11pt" style:font-size-asian="11pt" style:font-size-complex="11pt"/>
    </style:style>
    <style:style style:name="P2270" style:parent-style-name="PreformattedText" style:family="paragraph">
      <style:text-properties fo:font-size="11pt" style:font-size-asian="11pt" style:font-size-complex="11pt"/>
    </style:style>
    <style:style style:name="P2271" style:parent-style-name="PreformattedText" style:family="paragraph">
      <style:text-properties fo:font-size="11pt" style:font-size-asian="11pt" style:font-size-complex="11pt"/>
    </style:style>
    <style:style style:name="P2272" style:parent-style-name="PreformattedText" style:family="paragraph">
      <style:text-properties fo:font-size="11pt" style:font-size-asian="11pt" style:font-size-complex="11pt"/>
    </style:style>
    <style:style style:name="P2273" style:parent-style-name="PreformattedText" style:family="paragraph">
      <style:text-properties fo:font-size="11pt" style:font-size-asian="11pt" style:font-size-complex="11pt"/>
    </style:style>
    <style:style style:name="P2274" style:parent-style-name="PreformattedText" style:family="paragraph">
      <style:text-properties fo:font-size="11pt" style:font-size-asian="11pt" style:font-size-complex="11pt"/>
    </style:style>
    <style:style style:name="P2275" style:parent-style-name="PreformattedText" style:family="paragraph">
      <style:text-properties fo:font-size="11pt" style:font-size-asian="11pt" style:font-size-complex="11pt"/>
    </style:style>
    <style:style style:name="P2276" style:parent-style-name="PreformattedText" style:family="paragraph">
      <style:text-properties fo:font-size="11pt" style:font-size-asian="11pt" style:font-size-complex="11pt"/>
    </style:style>
    <style:style style:name="P2277" style:parent-style-name="PreformattedText" style:family="paragraph">
      <style:text-properties fo:font-size="11pt" style:font-size-asian="11pt" style:font-size-complex="11pt"/>
    </style:style>
    <style:style style:name="P2278" style:parent-style-name="PreformattedText" style:family="paragraph">
      <style:text-properties fo:font-size="11pt" style:font-size-asian="11pt" style:font-size-complex="11pt"/>
    </style:style>
    <style:style style:name="P2279" style:parent-style-name="PreformattedText" style:family="paragraph">
      <style:text-properties fo:font-size="11pt" style:font-size-asian="11pt" style:font-size-complex="11pt"/>
    </style:style>
    <style:style style:name="P2280" style:parent-style-name="PreformattedText" style:family="paragraph">
      <style:text-properties fo:font-size="11pt" style:font-size-asian="11pt" style:font-size-complex="11pt"/>
    </style:style>
    <style:style style:name="P2281" style:parent-style-name="PreformattedText" style:family="paragraph">
      <style:text-properties fo:font-size="11pt" style:font-size-asian="11pt" style:font-size-complex="11pt"/>
    </style:style>
    <style:style style:name="P2282" style:parent-style-name="PreformattedText" style:family="paragraph">
      <style:text-properties fo:font-size="11pt" style:font-size-asian="11pt" style:font-size-complex="11pt"/>
    </style:style>
    <style:style style:name="P2283" style:parent-style-name="PreformattedText" style:family="paragraph">
      <style:text-properties fo:font-size="11pt" style:font-size-asian="11pt" style:font-size-complex="11pt"/>
    </style:style>
    <style:style style:name="P2284" style:parent-style-name="PreformattedText" style:family="paragraph">
      <style:text-properties fo:font-size="11pt" style:font-size-asian="11pt" style:font-size-complex="11pt"/>
    </style:style>
    <style:style style:name="P2285" style:parent-style-name="PreformattedText" style:family="paragraph">
      <style:text-properties fo:font-size="11pt" style:font-size-asian="11pt" style:font-size-complex="11pt"/>
    </style:style>
    <style:style style:name="P2286" style:parent-style-name="PreformattedText" style:family="paragraph">
      <style:text-properties fo:font-size="11pt" style:font-size-asian="11pt" style:font-size-complex="11pt"/>
    </style:style>
    <style:style style:name="P2287" style:parent-style-name="PreformattedText" style:family="paragraph">
      <style:text-properties fo:font-size="11pt" style:font-size-asian="11pt" style:font-size-complex="11pt"/>
    </style:style>
    <style:style style:name="P2288" style:parent-style-name="PreformattedText" style:family="paragraph">
      <style:text-properties fo:font-size="11pt" style:font-size-asian="11pt" style:font-size-complex="11pt"/>
    </style:style>
    <style:style style:name="P2289" style:parent-style-name="PreformattedText" style:family="paragraph">
      <style:text-properties fo:font-size="11pt" style:font-size-asian="11pt" style:font-size-complex="11pt"/>
    </style:style>
    <style:style style:name="P2290" style:parent-style-name="PreformattedText" style:family="paragraph">
      <style:text-properties fo:font-size="11pt" style:font-size-asian="11pt" style:font-size-complex="11pt"/>
    </style:style>
    <style:style style:name="P2291" style:parent-style-name="PreformattedText" style:family="paragraph">
      <style:text-properties fo:font-size="11pt" style:font-size-asian="11pt" style:font-size-complex="11pt"/>
    </style:style>
    <style:style style:name="P2292" style:parent-style-name="PreformattedText" style:family="paragraph">
      <style:text-properties fo:font-size="11pt" style:font-size-asian="11pt" style:font-size-complex="11pt"/>
    </style:style>
    <style:style style:name="P2293" style:parent-style-name="PreformattedText" style:family="paragraph">
      <style:text-properties fo:font-size="11pt" style:font-size-asian="11pt" style:font-size-complex="11pt"/>
    </style:style>
    <style:style style:name="P2294" style:parent-style-name="PreformattedText" style:family="paragraph">
      <style:text-properties fo:font-size="11pt" style:font-size-asian="11pt" style:font-size-complex="11pt"/>
    </style:style>
    <style:style style:name="P2295" style:parent-style-name="PreformattedText" style:family="paragraph">
      <style:text-properties fo:font-size="11pt" style:font-size-asian="11pt" style:font-size-complex="11pt"/>
    </style:style>
    <style:style style:name="P2296" style:parent-style-name="PreformattedText" style:family="paragraph">
      <style:text-properties fo:font-size="11pt" style:font-size-asian="11pt" style:font-size-complex="11pt"/>
    </style:style>
    <style:style style:name="P2297" style:parent-style-name="PreformattedText" style:family="paragraph">
      <style:text-properties fo:font-size="11pt" style:font-size-asian="11pt" style:font-size-complex="11pt"/>
    </style:style>
    <style:style style:name="P2298" style:parent-style-name="PreformattedText" style:family="paragraph">
      <style:text-properties fo:font-size="11pt" style:font-size-asian="11pt" style:font-size-complex="11pt"/>
    </style:style>
    <style:style style:name="P2299" style:parent-style-name="PreformattedText" style:family="paragraph">
      <style:text-properties fo:font-size="11pt" style:font-size-asian="11pt" style:font-size-complex="11pt"/>
    </style:style>
    <style:style style:name="P2300" style:parent-style-name="PreformattedText" style:family="paragraph">
      <style:text-properties fo:font-size="11pt" style:font-size-asian="11pt" style:font-size-complex="11pt"/>
    </style:style>
    <style:style style:name="P2301" style:parent-style-name="PreformattedText" style:family="paragraph">
      <style:text-properties fo:font-size="11pt" style:font-size-asian="11pt" style:font-size-complex="11pt"/>
    </style:style>
    <style:style style:name="P2302" style:parent-style-name="PreformattedText" style:family="paragraph">
      <style:text-properties fo:font-size="11pt" style:font-size-asian="11pt" style:font-size-complex="11pt"/>
    </style:style>
    <style:style style:name="P2303" style:parent-style-name="PreformattedText" style:family="paragraph">
      <style:text-properties fo:font-size="11pt" style:font-size-asian="11pt" style:font-size-complex="11pt"/>
    </style:style>
    <style:style style:name="P2304" style:parent-style-name="PreformattedText" style:family="paragraph">
      <style:text-properties fo:font-size="11pt" style:font-size-asian="11pt" style:font-size-complex="11pt"/>
    </style:style>
    <style:style style:name="P2305" style:parent-style-name="PreformattedText" style:family="paragraph">
      <style:text-properties fo:font-size="11pt" style:font-size-asian="11pt" style:font-size-complex="11pt"/>
    </style:style>
    <style:style style:name="P2306" style:parent-style-name="PreformattedText" style:family="paragraph">
      <style:text-properties fo:font-size="11pt" style:font-size-asian="11pt" style:font-size-complex="11pt"/>
    </style:style>
    <style:style style:name="P2307" style:parent-style-name="PreformattedText" style:family="paragraph">
      <style:text-properties fo:font-size="11pt" style:font-size-asian="11pt" style:font-size-complex="11pt"/>
    </style:style>
    <style:style style:name="P2308" style:parent-style-name="PreformattedText" style:family="paragraph">
      <style:text-properties fo:font-size="11pt" style:font-size-asian="11pt" style:font-size-complex="11pt"/>
    </style:style>
    <style:style style:name="P2309" style:parent-style-name="PreformattedText" style:family="paragraph">
      <style:text-properties fo:font-size="11pt" style:font-size-asian="11pt" style:font-size-complex="11pt"/>
    </style:style>
    <style:style style:name="P2310" style:parent-style-name="PreformattedText" style:family="paragraph">
      <style:text-properties fo:font-size="11pt" style:font-size-asian="11pt" style:font-size-complex="11pt"/>
    </style:style>
    <style:style style:name="P2311" style:parent-style-name="PreformattedText" style:family="paragraph">
      <style:text-properties fo:font-size="11pt" style:font-size-asian="11pt" style:font-size-complex="11pt"/>
    </style:style>
    <style:style style:name="P2312" style:parent-style-name="PreformattedText" style:family="paragraph">
      <style:text-properties fo:font-size="11pt" style:font-size-asian="11pt" style:font-size-complex="11pt"/>
    </style:style>
    <style:style style:name="P2313" style:parent-style-name="PreformattedText" style:family="paragraph">
      <style:text-properties fo:font-size="11pt" style:font-size-asian="11pt" style:font-size-complex="11pt"/>
    </style:style>
    <style:style style:name="P2314" style:parent-style-name="PreformattedText" style:family="paragraph">
      <style:text-properties fo:font-size="11pt" style:font-size-asian="11pt" style:font-size-complex="11pt"/>
    </style:style>
    <style:style style:name="P2315" style:parent-style-name="PreformattedText" style:family="paragraph">
      <style:text-properties fo:font-size="11pt" style:font-size-asian="11pt" style:font-size-complex="11pt"/>
    </style:style>
    <style:style style:name="P2316" style:parent-style-name="PreformattedText" style:family="paragraph">
      <style:text-properties fo:font-size="11pt" style:font-size-asian="11pt" style:font-size-complex="11pt"/>
    </style:style>
    <style:style style:name="P2317" style:parent-style-name="PreformattedText" style:family="paragraph">
      <style:text-properties fo:font-size="11pt" style:font-size-asian="11pt" style:font-size-complex="11pt"/>
    </style:style>
    <style:style style:name="P2318" style:parent-style-name="PreformattedText" style:family="paragraph">
      <style:text-properties fo:font-size="11pt" style:font-size-asian="11pt" style:font-size-complex="11pt"/>
    </style:style>
    <style:style style:name="P2319" style:parent-style-name="PreformattedText" style:family="paragraph">
      <style:text-properties fo:font-size="11pt" style:font-size-asian="11pt" style:font-size-complex="11pt"/>
    </style:style>
    <style:style style:name="P2320" style:parent-style-name="PreformattedText" style:family="paragraph">
      <style:text-properties fo:font-size="11pt" style:font-size-asian="11pt" style:font-size-complex="11pt"/>
    </style:style>
    <style:style style:name="P2321" style:parent-style-name="PreformattedText" style:family="paragraph">
      <style:text-properties fo:font-size="11pt" style:font-size-asian="11pt" style:font-size-complex="11pt"/>
    </style:style>
    <style:style style:name="P2322" style:parent-style-name="PreformattedText" style:family="paragraph">
      <style:text-properties fo:font-size="11pt" style:font-size-asian="11pt" style:font-size-complex="11pt"/>
    </style:style>
    <style:style style:name="P2323" style:parent-style-name="PreformattedText" style:family="paragraph">
      <style:text-properties fo:font-size="11pt" style:font-size-asian="11pt" style:font-size-complex="11pt"/>
    </style:style>
    <style:style style:name="P2324" style:parent-style-name="PreformattedText" style:family="paragraph">
      <style:text-properties fo:font-size="11pt" style:font-size-asian="11pt" style:font-size-complex="11pt"/>
    </style:style>
    <style:style style:name="P2325" style:parent-style-name="PreformattedText" style:family="paragraph">
      <style:text-properties fo:font-size="11pt" style:font-size-asian="11pt" style:font-size-complex="11pt"/>
    </style:style>
    <style:style style:name="P2326" style:parent-style-name="PreformattedText" style:family="paragraph">
      <style:text-properties fo:font-size="11pt" style:font-size-asian="11pt" style:font-size-complex="11pt"/>
    </style:style>
    <style:style style:name="P2327" style:parent-style-name="PreformattedText" style:family="paragraph">
      <style:text-properties fo:font-size="11pt" style:font-size-asian="11pt" style:font-size-complex="11pt"/>
    </style:style>
    <style:style style:name="P2328" style:parent-style-name="PreformattedText" style:family="paragraph">
      <style:text-properties fo:font-size="11pt" style:font-size-asian="11pt" style:font-size-complex="11pt"/>
    </style:style>
    <style:style style:name="P2329" style:parent-style-name="PreformattedText" style:family="paragraph">
      <style:text-properties fo:font-size="11pt" style:font-size-asian="11pt" style:font-size-complex="11pt"/>
    </style:style>
    <style:style style:name="P2330" style:parent-style-name="PreformattedText" style:family="paragraph">
      <style:text-properties fo:font-size="11pt" style:font-size-asian="11pt" style:font-size-complex="11pt"/>
    </style:style>
    <style:style style:name="P2331" style:parent-style-name="PreformattedText" style:family="paragraph">
      <style:text-properties fo:font-size="11pt" style:font-size-asian="11pt" style:font-size-complex="11pt"/>
    </style:style>
    <style:style style:name="P2332" style:parent-style-name="PreformattedText" style:family="paragraph">
      <style:text-properties fo:font-size="11pt" style:font-size-asian="11pt" style:font-size-complex="11pt"/>
    </style:style>
    <style:style style:name="P2333" style:parent-style-name="PreformattedText" style:family="paragraph">
      <style:text-properties fo:font-size="11pt" style:font-size-asian="11pt" style:font-size-complex="11pt"/>
    </style:style>
    <style:style style:name="P2334" style:parent-style-name="PreformattedText" style:family="paragraph">
      <style:text-properties fo:font-size="11pt" style:font-size-asian="11pt" style:font-size-complex="11pt"/>
    </style:style>
    <style:style style:name="P2335" style:parent-style-name="PreformattedText" style:family="paragraph">
      <style:text-properties fo:font-size="11pt" style:font-size-asian="11pt" style:font-size-complex="11pt"/>
    </style:style>
    <style:style style:name="P2336" style:parent-style-name="PreformattedText" style:family="paragraph">
      <style:text-properties fo:font-size="11pt" style:font-size-asian="11pt" style:font-size-complex="11pt"/>
    </style:style>
    <style:style style:name="P2337" style:parent-style-name="PreformattedText" style:family="paragraph">
      <style:text-properties fo:font-size="11pt" style:font-size-asian="11pt" style:font-size-complex="11pt"/>
    </style:style>
    <style:style style:name="P2338" style:parent-style-name="PreformattedText" style:family="paragraph">
      <style:text-properties fo:font-size="11pt" style:font-size-asian="11pt" style:font-size-complex="11pt"/>
    </style:style>
    <style:style style:name="P2339" style:parent-style-name="PreformattedText" style:family="paragraph">
      <style:text-properties fo:font-size="11pt" style:font-size-asian="11pt" style:font-size-complex="11pt"/>
    </style:style>
    <style:style style:name="P2340" style:parent-style-name="PreformattedText" style:family="paragraph">
      <style:text-properties fo:font-size="11pt" style:font-size-asian="11pt" style:font-size-complex="11pt"/>
    </style:style>
    <style:style style:name="P2341" style:parent-style-name="PreformattedText" style:family="paragraph">
      <style:text-properties fo:font-size="11pt" style:font-size-asian="11pt" style:font-size-complex="11pt"/>
    </style:style>
    <style:style style:name="P2342" style:parent-style-name="PreformattedText" style:family="paragraph">
      <style:text-properties fo:font-size="11pt" style:font-size-asian="11pt" style:font-size-complex="11pt"/>
    </style:style>
    <style:style style:name="P2343" style:parent-style-name="PreformattedText" style:family="paragraph">
      <style:text-properties fo:font-size="11pt" style:font-size-asian="11pt" style:font-size-complex="11pt"/>
    </style:style>
    <style:style style:name="P2344" style:parent-style-name="PreformattedText" style:family="paragraph">
      <style:text-properties fo:font-size="11pt" style:font-size-asian="11pt" style:font-size-complex="11pt"/>
    </style:style>
    <style:style style:name="P2345" style:parent-style-name="PreformattedText" style:family="paragraph">
      <style:text-properties fo:font-size="11pt" style:font-size-asian="11pt" style:font-size-complex="11pt"/>
    </style:style>
    <style:style style:name="P2346" style:parent-style-name="PreformattedText" style:family="paragraph">
      <style:text-properties fo:font-size="11pt" style:font-size-asian="11pt" style:font-size-complex="11pt"/>
    </style:style>
    <style:style style:name="P2347" style:parent-style-name="PreformattedText" style:family="paragraph">
      <style:text-properties fo:font-size="11pt" style:font-size-asian="11pt" style:font-size-complex="11pt"/>
    </style:style>
    <style:style style:name="P2348" style:parent-style-name="PreformattedText" style:family="paragraph">
      <style:text-properties fo:font-size="11pt" style:font-size-asian="11pt" style:font-size-complex="11pt"/>
    </style:style>
    <style:style style:name="P2349" style:parent-style-name="PreformattedText" style:family="paragraph">
      <style:text-properties fo:font-size="11pt" style:font-size-asian="11pt" style:font-size-complex="11pt"/>
    </style:style>
    <style:style style:name="P2350" style:parent-style-name="PreformattedText" style:family="paragraph">
      <style:text-properties fo:font-size="11pt" style:font-size-asian="11pt" style:font-size-complex="11pt"/>
    </style:style>
    <style:style style:name="P2351" style:parent-style-name="PreformattedText" style:family="paragraph">
      <style:text-properties fo:font-size="11pt" style:font-size-asian="11pt" style:font-size-complex="11pt"/>
    </style:style>
    <style:style style:name="P2352" style:parent-style-name="PreformattedText" style:family="paragraph">
      <style:text-properties fo:font-size="11pt" style:font-size-asian="11pt" style:font-size-complex="11pt"/>
    </style:style>
    <style:style style:name="P2353" style:parent-style-name="PreformattedText" style:family="paragraph">
      <style:text-properties fo:font-size="11pt" style:font-size-asian="11pt" style:font-size-complex="11pt"/>
    </style:style>
    <style:style style:name="P2354" style:parent-style-name="PreformattedText" style:family="paragraph">
      <style:text-properties fo:font-size="11pt" style:font-size-asian="11pt" style:font-size-complex="11pt"/>
    </style:style>
    <style:style style:name="P2355" style:parent-style-name="PreformattedText" style:family="paragraph">
      <style:text-properties fo:font-size="11pt" style:font-size-asian="11pt" style:font-size-complex="11pt"/>
    </style:style>
    <style:style style:name="P2356" style:parent-style-name="PreformattedText" style:family="paragraph">
      <style:text-properties fo:font-size="11pt" style:font-size-asian="11pt" style:font-size-complex="11pt"/>
    </style:style>
    <style:style style:name="P2357" style:parent-style-name="PreformattedText" style:family="paragraph">
      <style:text-properties fo:font-size="11pt" style:font-size-asian="11pt" style:font-size-complex="11pt"/>
    </style:style>
    <style:style style:name="P2358" style:parent-style-name="PreformattedText" style:family="paragraph">
      <style:text-properties fo:font-size="11pt" style:font-size-asian="11pt" style:font-size-complex="11pt"/>
    </style:style>
    <style:style style:name="P2359" style:parent-style-name="PreformattedText" style:family="paragraph">
      <style:text-properties fo:font-size="11pt" style:font-size-asian="11pt" style:font-size-complex="11pt"/>
    </style:style>
    <style:style style:name="P2360" style:parent-style-name="PreformattedText" style:family="paragraph">
      <style:text-properties fo:font-size="11pt" style:font-size-asian="11pt" style:font-size-complex="11pt"/>
    </style:style>
    <style:style style:name="P2361" style:parent-style-name="PreformattedText" style:family="paragraph">
      <style:text-properties fo:font-size="11pt" style:font-size-asian="11pt" style:font-size-complex="11pt"/>
    </style:style>
    <style:style style:name="P2362" style:parent-style-name="PreformattedText" style:family="paragraph">
      <style:text-properties fo:font-size="11pt" style:font-size-asian="11pt" style:font-size-complex="11pt"/>
    </style:style>
    <style:style style:name="P2363" style:parent-style-name="PreformattedText" style:family="paragraph">
      <style:text-properties fo:font-size="11pt" style:font-size-asian="11pt" style:font-size-complex="11pt"/>
    </style:style>
    <style:style style:name="P2364" style:parent-style-name="PreformattedText" style:family="paragraph">
      <style:text-properties fo:font-size="11pt" style:font-size-asian="11pt" style:font-size-complex="11pt"/>
    </style:style>
    <style:style style:name="P2365" style:parent-style-name="PreformattedText" style:family="paragraph">
      <style:text-properties fo:font-size="11pt" style:font-size-asian="11pt" style:font-size-complex="11pt"/>
    </style:style>
    <style:style style:name="P2366" style:parent-style-name="PreformattedText" style:family="paragraph">
      <style:text-properties fo:font-size="11pt" style:font-size-asian="11pt" style:font-size-complex="11pt"/>
    </style:style>
    <style:style style:name="P2367" style:parent-style-name="PreformattedText" style:family="paragraph">
      <style:text-properties fo:font-size="11pt" style:font-size-asian="11pt" style:font-size-complex="11pt"/>
    </style:style>
    <style:style style:name="P2368" style:parent-style-name="PreformattedText" style:family="paragraph">
      <style:text-properties fo:font-size="11pt" style:font-size-asian="11pt" style:font-size-complex="11pt"/>
    </style:style>
    <style:style style:name="P2369" style:parent-style-name="PreformattedText" style:family="paragraph">
      <style:text-properties fo:font-size="11pt" style:font-size-asian="11pt" style:font-size-complex="11pt"/>
    </style:style>
    <style:style style:name="P2370" style:parent-style-name="PreformattedText" style:family="paragraph">
      <style:text-properties fo:font-size="11pt" style:font-size-asian="11pt" style:font-size-complex="11pt"/>
    </style:style>
    <style:style style:name="P2371" style:parent-style-name="PreformattedText" style:family="paragraph">
      <style:text-properties fo:font-size="11pt" style:font-size-asian="11pt" style:font-size-complex="11pt"/>
    </style:style>
    <style:style style:name="P2372" style:parent-style-name="PreformattedText" style:family="paragraph">
      <style:text-properties fo:font-size="11pt" style:font-size-asian="11pt" style:font-size-complex="11pt"/>
    </style:style>
    <style:style style:name="P2373" style:parent-style-name="PreformattedText" style:family="paragraph">
      <style:text-properties fo:font-size="11pt" style:font-size-asian="11pt" style:font-size-complex="11pt"/>
    </style:style>
    <style:style style:name="P2374" style:parent-style-name="PreformattedText" style:family="paragraph">
      <style:text-properties fo:font-size="11pt" style:font-size-asian="11pt" style:font-size-complex="11pt"/>
    </style:style>
    <style:style style:name="P2375" style:parent-style-name="PreformattedText" style:family="paragraph">
      <style:text-properties fo:font-size="11pt" style:font-size-asian="11pt" style:font-size-complex="11pt"/>
    </style:style>
    <style:style style:name="P2376" style:parent-style-name="PreformattedText" style:family="paragraph">
      <style:text-properties fo:font-size="11pt" style:font-size-asian="11pt" style:font-size-complex="11pt"/>
    </style:style>
    <style:style style:name="P2377" style:parent-style-name="PreformattedText" style:family="paragraph">
      <style:text-properties fo:font-size="11pt" style:font-size-asian="11pt" style:font-size-complex="11pt"/>
    </style:style>
    <style:style style:name="P2378" style:parent-style-name="PreformattedText" style:family="paragraph">
      <style:text-properties fo:font-size="11pt" style:font-size-asian="11pt" style:font-size-complex="11pt"/>
    </style:style>
    <style:style style:name="P2379" style:parent-style-name="PreformattedText" style:family="paragraph">
      <style:text-properties fo:font-size="11pt" style:font-size-asian="11pt" style:font-size-complex="11pt"/>
    </style:style>
    <style:style style:name="P2380" style:parent-style-name="PreformattedText" style:family="paragraph">
      <style:text-properties fo:font-size="11pt" style:font-size-asian="11pt" style:font-size-complex="11pt"/>
    </style:style>
    <style:style style:name="P2381" style:parent-style-name="PreformattedText" style:family="paragraph">
      <style:text-properties fo:font-size="11pt" style:font-size-asian="11pt" style:font-size-complex="11pt"/>
    </style:style>
    <style:style style:name="P2382" style:parent-style-name="PreformattedText" style:family="paragraph">
      <style:text-properties fo:font-size="11pt" style:font-size-asian="11pt" style:font-size-complex="11pt"/>
    </style:style>
    <style:style style:name="P2383" style:parent-style-name="PreformattedText" style:family="paragraph">
      <style:text-properties fo:font-size="11pt" style:font-size-asian="11pt" style:font-size-complex="11pt"/>
    </style:style>
    <style:style style:name="P2384" style:parent-style-name="PreformattedText" style:family="paragraph">
      <style:text-properties fo:font-size="11pt" style:font-size-asian="11pt" style:font-size-complex="11pt"/>
    </style:style>
    <style:style style:name="P2385" style:parent-style-name="PreformattedText" style:family="paragraph">
      <style:text-properties fo:font-size="11pt" style:font-size-asian="11pt" style:font-size-complex="11pt"/>
    </style:style>
    <style:style style:name="P2386" style:parent-style-name="PreformattedText" style:family="paragraph">
      <style:text-properties fo:font-size="11pt" style:font-size-asian="11pt" style:font-size-complex="11pt"/>
    </style:style>
    <style:style style:name="P2387" style:parent-style-name="PreformattedText" style:family="paragraph">
      <style:text-properties fo:font-size="11pt" style:font-size-asian="11pt" style:font-size-complex="11pt"/>
    </style:style>
    <style:style style:name="P2388" style:parent-style-name="PreformattedText" style:family="paragraph">
      <style:text-properties fo:font-size="11pt" style:font-size-asian="11pt" style:font-size-complex="11pt"/>
    </style:style>
    <style:style style:name="P2389" style:parent-style-name="PreformattedText" style:family="paragraph">
      <style:text-properties fo:font-size="11pt" style:font-size-asian="11pt" style:font-size-complex="11pt"/>
    </style:style>
    <style:style style:name="P2390" style:parent-style-name="PreformattedText" style:family="paragraph">
      <style:text-properties fo:font-size="11pt" style:font-size-asian="11pt" style:font-size-complex="11pt"/>
    </style:style>
    <style:style style:name="P2391" style:parent-style-name="PreformattedText" style:family="paragraph">
      <style:text-properties fo:font-size="11pt" style:font-size-asian="11pt" style:font-size-complex="11pt"/>
    </style:style>
    <style:style style:name="P2392" style:parent-style-name="PreformattedText" style:family="paragraph">
      <style:text-properties fo:font-size="11pt" style:font-size-asian="11pt" style:font-size-complex="11pt"/>
    </style:style>
    <style:style style:name="P2393" style:parent-style-name="PreformattedText" style:family="paragraph">
      <style:text-properties fo:font-size="11pt" style:font-size-asian="11pt" style:font-size-complex="11pt"/>
    </style:style>
    <style:style style:name="P2394" style:parent-style-name="PreformattedText" style:family="paragraph">
      <style:text-properties fo:font-size="11pt" style:font-size-asian="11pt" style:font-size-complex="11pt"/>
    </style:style>
    <style:style style:name="P2395" style:parent-style-name="PreformattedText" style:family="paragraph">
      <style:text-properties fo:font-size="11pt" style:font-size-asian="11pt" style:font-size-complex="11pt"/>
    </style:style>
    <style:style style:name="P2396" style:parent-style-name="PreformattedText" style:family="paragraph">
      <style:text-properties fo:font-size="11pt" style:font-size-asian="11pt" style:font-size-complex="11pt"/>
    </style:style>
    <style:style style:name="P2397" style:parent-style-name="PreformattedText" style:family="paragraph">
      <style:text-properties fo:font-size="11pt" style:font-size-asian="11pt" style:font-size-complex="11pt"/>
    </style:style>
    <style:style style:name="P2398" style:parent-style-name="PreformattedText" style:family="paragraph">
      <style:text-properties fo:font-size="11pt" style:font-size-asian="11pt" style:font-size-complex="11pt"/>
    </style:style>
    <style:style style:name="P2399" style:parent-style-name="PreformattedText" style:family="paragraph">
      <style:text-properties fo:font-size="11pt" style:font-size-asian="11pt" style:font-size-complex="11pt"/>
    </style:style>
    <style:style style:name="P2400" style:parent-style-name="PreformattedText" style:family="paragraph">
      <style:text-properties fo:font-size="11pt" style:font-size-asian="11pt" style:font-size-complex="11pt"/>
    </style:style>
    <style:style style:name="P2401" style:parent-style-name="PreformattedText" style:family="paragraph">
      <style:text-properties fo:font-size="11pt" style:font-size-asian="11pt" style:font-size-complex="11pt"/>
    </style:style>
    <style:style style:name="P2402" style:parent-style-name="PreformattedText" style:family="paragraph">
      <style:text-properties fo:font-size="11pt" style:font-size-asian="11pt" style:font-size-complex="11pt"/>
    </style:style>
    <style:style style:name="P2403" style:parent-style-name="PreformattedText" style:family="paragraph">
      <style:text-properties fo:font-size="11pt" style:font-size-asian="11pt" style:font-size-complex="11pt"/>
    </style:style>
    <style:style style:name="P2404" style:parent-style-name="PreformattedText" style:family="paragraph">
      <style:text-properties fo:font-size="11pt" style:font-size-asian="11pt" style:font-size-complex="11pt"/>
    </style:style>
    <style:style style:name="P2405" style:parent-style-name="PreformattedText" style:family="paragraph">
      <style:text-properties fo:font-size="11pt" style:font-size-asian="11pt" style:font-size-complex="11pt"/>
    </style:style>
    <style:style style:name="P2406" style:parent-style-name="PreformattedText" style:family="paragraph">
      <style:text-properties fo:font-size="11pt" style:font-size-asian="11pt" style:font-size-complex="11pt"/>
    </style:style>
    <style:style style:name="P2407" style:parent-style-name="PreformattedText" style:family="paragraph">
      <style:text-properties fo:font-size="11pt" style:font-size-asian="11pt" style:font-size-complex="11pt"/>
    </style:style>
    <style:style style:name="P2408" style:parent-style-name="PreformattedText" style:family="paragraph">
      <style:text-properties fo:font-size="11pt" style:font-size-asian="11pt" style:font-size-complex="11pt"/>
    </style:style>
    <style:style style:name="P2409" style:parent-style-name="PreformattedText" style:family="paragraph">
      <style:text-properties fo:font-size="11pt" style:font-size-asian="11pt" style:font-size-complex="11pt"/>
    </style:style>
    <style:style style:name="P2410" style:parent-style-name="PreformattedText" style:family="paragraph">
      <style:text-properties fo:font-size="11pt" style:font-size-asian="11pt" style:font-size-complex="11pt"/>
    </style:style>
    <style:style style:name="P2411" style:parent-style-name="PreformattedText" style:family="paragraph">
      <style:text-properties fo:font-size="11pt" style:font-size-asian="11pt" style:font-size-complex="11pt"/>
    </style:style>
    <style:style style:name="P2412" style:parent-style-name="PreformattedText" style:family="paragraph">
      <style:text-properties fo:font-size="11pt" style:font-size-asian="11pt" style:font-size-complex="11pt"/>
    </style:style>
    <style:style style:name="P2413" style:parent-style-name="PreformattedText" style:family="paragraph">
      <style:text-properties fo:font-size="11pt" style:font-size-asian="11pt" style:font-size-complex="11pt"/>
    </style:style>
    <style:style style:name="P2414" style:parent-style-name="PreformattedText" style:family="paragraph">
      <style:text-properties fo:font-size="11pt" style:font-size-asian="11pt" style:font-size-complex="11pt"/>
    </style:style>
    <style:style style:name="P2415" style:parent-style-name="PreformattedText" style:family="paragraph">
      <style:text-properties fo:font-size="11pt" style:font-size-asian="11pt" style:font-size-complex="11pt"/>
    </style:style>
    <style:style style:name="P2416" style:parent-style-name="PreformattedText" style:family="paragraph">
      <style:text-properties fo:font-size="11pt" style:font-size-asian="11pt" style:font-size-complex="11pt"/>
    </style:style>
    <style:style style:name="P2417" style:parent-style-name="PreformattedText" style:family="paragraph">
      <style:text-properties fo:font-size="11pt" style:font-size-asian="11pt" style:font-size-complex="11pt"/>
    </style:style>
    <style:style style:name="P2418" style:parent-style-name="PreformattedText" style:family="paragraph">
      <style:text-properties fo:font-size="11pt" style:font-size-asian="11pt" style:font-size-complex="11pt"/>
    </style:style>
    <style:style style:name="P2419" style:parent-style-name="PreformattedText" style:family="paragraph">
      <style:text-properties fo:font-size="11pt" style:font-size-asian="11pt" style:font-size-complex="11pt"/>
    </style:style>
    <style:style style:name="P2420" style:parent-style-name="PreformattedText" style:family="paragraph">
      <style:text-properties fo:font-size="11pt" style:font-size-asian="11pt" style:font-size-complex="11pt"/>
    </style:style>
    <style:style style:name="P2421" style:parent-style-name="PreformattedText" style:family="paragraph">
      <style:text-properties fo:font-size="11pt" style:font-size-asian="11pt" style:font-size-complex="11pt"/>
    </style:style>
    <style:style style:name="P2422" style:parent-style-name="PreformattedText" style:family="paragraph">
      <style:text-properties fo:font-size="11pt" style:font-size-asian="11pt" style:font-size-complex="11pt"/>
    </style:style>
    <style:style style:name="P2423" style:parent-style-name="PreformattedText" style:family="paragraph">
      <style:text-properties fo:font-size="11pt" style:font-size-asian="11pt" style:font-size-complex="11pt"/>
    </style:style>
    <style:style style:name="P2424" style:parent-style-name="PreformattedText" style:family="paragraph">
      <style:text-properties fo:font-size="11pt" style:font-size-asian="11pt" style:font-size-complex="11pt"/>
    </style:style>
    <style:style style:name="P2425" style:parent-style-name="PreformattedText" style:family="paragraph">
      <style:text-properties fo:font-size="11pt" style:font-size-asian="11pt" style:font-size-complex="11pt"/>
    </style:style>
    <style:style style:name="P2426" style:parent-style-name="PreformattedText" style:family="paragraph">
      <style:text-properties fo:font-size="11pt" style:font-size-asian="11pt" style:font-size-complex="11pt"/>
    </style:style>
    <style:style style:name="P2427" style:parent-style-name="PreformattedText" style:family="paragraph">
      <style:text-properties fo:font-size="11pt" style:font-size-asian="11pt" style:font-size-complex="11pt"/>
    </style:style>
    <style:style style:name="P2428" style:parent-style-name="PreformattedText" style:family="paragraph">
      <style:text-properties fo:font-size="11pt" style:font-size-asian="11pt" style:font-size-complex="11pt"/>
    </style:style>
    <style:style style:name="P2429" style:parent-style-name="PreformattedText" style:family="paragraph">
      <style:text-properties fo:font-size="11pt" style:font-size-asian="11pt" style:font-size-complex="11pt"/>
    </style:style>
    <style:style style:name="P2430" style:parent-style-name="PreformattedText" style:family="paragraph">
      <style:text-properties fo:font-size="11pt" style:font-size-asian="11pt" style:font-size-complex="11pt"/>
    </style:style>
    <style:style style:name="P2431" style:parent-style-name="PreformattedText" style:family="paragraph">
      <style:text-properties fo:font-size="11pt" style:font-size-asian="11pt" style:font-size-complex="11pt"/>
    </style:style>
    <style:style style:name="P2432" style:parent-style-name="PreformattedText" style:family="paragraph">
      <style:text-properties fo:font-size="11pt" style:font-size-asian="11pt" style:font-size-complex="11pt"/>
    </style:style>
    <style:style style:name="P2433" style:parent-style-name="PreformattedText" style:family="paragraph">
      <style:text-properties fo:font-size="11pt" style:font-size-asian="11pt" style:font-size-complex="11pt"/>
    </style:style>
    <style:style style:name="P2434" style:parent-style-name="PreformattedText" style:family="paragraph">
      <style:text-properties fo:font-size="11pt" style:font-size-asian="11pt" style:font-size-complex="11pt"/>
    </style:style>
    <style:style style:name="P2435" style:parent-style-name="PreformattedText" style:family="paragraph">
      <style:text-properties fo:font-size="11pt" style:font-size-asian="11pt" style:font-size-complex="11pt"/>
    </style:style>
    <style:style style:name="P2436" style:parent-style-name="PreformattedText" style:family="paragraph">
      <style:text-properties fo:font-size="11pt" style:font-size-asian="11pt" style:font-size-complex="11pt"/>
    </style:style>
    <style:style style:name="P2437" style:parent-style-name="PreformattedText" style:family="paragraph">
      <style:text-properties fo:font-size="11pt" style:font-size-asian="11pt" style:font-size-complex="11pt"/>
    </style:style>
    <style:style style:name="P2438" style:parent-style-name="PreformattedText" style:family="paragraph">
      <style:text-properties fo:font-size="11pt" style:font-size-asian="11pt" style:font-size-complex="11pt"/>
    </style:style>
    <style:style style:name="P2439" style:parent-style-name="PreformattedText" style:family="paragraph">
      <style:text-properties fo:font-size="11pt" style:font-size-asian="11pt" style:font-size-complex="11pt"/>
    </style:style>
    <style:style style:name="P2440" style:parent-style-name="PreformattedText" style:family="paragraph">
      <style:text-properties fo:font-size="11pt" style:font-size-asian="11pt" style:font-size-complex="11pt"/>
    </style:style>
    <style:style style:name="P2441" style:parent-style-name="PreformattedText" style:family="paragraph">
      <style:text-properties fo:font-size="11pt" style:font-size-asian="11pt" style:font-size-complex="11pt"/>
    </style:style>
    <style:style style:name="P2442" style:parent-style-name="PreformattedText" style:family="paragraph">
      <style:text-properties fo:font-size="11pt" style:font-size-asian="11pt" style:font-size-complex="11pt"/>
    </style:style>
    <style:style style:name="P2443" style:parent-style-name="PreformattedText" style:family="paragraph">
      <style:text-properties fo:font-size="11pt" style:font-size-asian="11pt" style:font-size-complex="11pt"/>
    </style:style>
    <style:style style:name="P2444" style:parent-style-name="PreformattedText" style:family="paragraph">
      <style:text-properties fo:font-size="11pt" style:font-size-asian="11pt" style:font-size-complex="11pt"/>
    </style:style>
    <style:style style:name="P2445" style:parent-style-name="PreformattedText" style:family="paragraph">
      <style:text-properties fo:font-size="11pt" style:font-size-asian="11pt" style:font-size-complex="11pt"/>
    </style:style>
    <style:style style:name="P2446" style:parent-style-name="PreformattedText" style:family="paragraph">
      <style:text-properties fo:font-size="11pt" style:font-size-asian="11pt" style:font-size-complex="11pt"/>
    </style:style>
    <style:style style:name="P2447" style:parent-style-name="PreformattedText" style:family="paragraph">
      <style:text-properties fo:font-size="11pt" style:font-size-asian="11pt" style:font-size-complex="11pt"/>
    </style:style>
    <style:style style:name="P2448" style:parent-style-name="PreformattedText" style:family="paragraph">
      <style:text-properties fo:font-size="11pt" style:font-size-asian="11pt" style:font-size-complex="11pt"/>
    </style:style>
    <style:style style:name="P2449" style:parent-style-name="PreformattedText" style:family="paragraph">
      <style:text-properties fo:font-size="11pt" style:font-size-asian="11pt" style:font-size-complex="11pt"/>
    </style:style>
    <style:style style:name="P2450" style:parent-style-name="PreformattedText" style:family="paragraph">
      <style:text-properties fo:font-size="11pt" style:font-size-asian="11pt" style:font-size-complex="11pt"/>
    </style:style>
    <style:style style:name="P2451" style:parent-style-name="PreformattedText" style:family="paragraph">
      <style:text-properties fo:font-size="11pt" style:font-size-asian="11pt" style:font-size-complex="11pt"/>
    </style:style>
    <style:style style:name="P2452" style:parent-style-name="PreformattedText" style:family="paragraph">
      <style:text-properties fo:font-size="11pt" style:font-size-asian="11pt" style:font-size-complex="11pt"/>
    </style:style>
    <style:style style:name="P2453" style:parent-style-name="PreformattedText" style:family="paragraph">
      <style:text-properties fo:font-size="11pt" style:font-size-asian="11pt" style:font-size-complex="11pt"/>
    </style:style>
    <style:style style:name="P2454" style:parent-style-name="PreformattedText" style:family="paragraph">
      <style:text-properties fo:font-size="11pt" style:font-size-asian="11pt" style:font-size-complex="11pt"/>
    </style:style>
    <style:style style:name="P2455" style:parent-style-name="PreformattedText" style:family="paragraph">
      <style:text-properties fo:font-size="11pt" style:font-size-asian="11pt" style:font-size-complex="11pt"/>
    </style:style>
    <style:style style:name="P2456" style:parent-style-name="PreformattedText" style:family="paragraph">
      <style:text-properties fo:font-size="11pt" style:font-size-asian="11pt" style:font-size-complex="11pt"/>
    </style:style>
    <style:style style:name="P2457" style:parent-style-name="PreformattedText" style:family="paragraph">
      <style:text-properties fo:font-size="11pt" style:font-size-asian="11pt" style:font-size-complex="11pt"/>
    </style:style>
    <style:style style:name="P2458" style:parent-style-name="PreformattedText" style:family="paragraph">
      <style:text-properties fo:font-size="11pt" style:font-size-asian="11pt" style:font-size-complex="11pt"/>
    </style:style>
    <style:style style:name="P2459" style:parent-style-name="PreformattedText" style:family="paragraph">
      <style:text-properties fo:font-size="11pt" style:font-size-asian="11pt" style:font-size-complex="11pt"/>
    </style:style>
    <style:style style:name="P2460" style:parent-style-name="PreformattedText" style:family="paragraph">
      <style:text-properties fo:font-size="11pt" style:font-size-asian="11pt" style:font-size-complex="11pt"/>
    </style:style>
    <style:style style:name="P2461" style:parent-style-name="PreformattedText" style:family="paragraph">
      <style:text-properties fo:font-size="11pt" style:font-size-asian="11pt" style:font-size-complex="11pt"/>
    </style:style>
    <style:style style:name="P2462" style:parent-style-name="PreformattedText" style:family="paragraph">
      <style:text-properties fo:font-size="11pt" style:font-size-asian="11pt" style:font-size-complex="11pt"/>
    </style:style>
    <style:style style:name="P2463" style:parent-style-name="PreformattedText" style:family="paragraph">
      <style:text-properties fo:font-size="11pt" style:font-size-asian="11pt" style:font-size-complex="11pt"/>
    </style:style>
    <style:style style:name="P2464" style:parent-style-name="PreformattedText" style:family="paragraph">
      <style:text-properties fo:font-size="11pt" style:font-size-asian="11pt" style:font-size-complex="11pt"/>
    </style:style>
    <style:style style:name="P2465" style:parent-style-name="PreformattedText" style:family="paragraph">
      <style:text-properties fo:font-size="11pt" style:font-size-asian="11pt" style:font-size-complex="11pt"/>
    </style:style>
    <style:style style:name="P2466" style:parent-style-name="PreformattedText" style:family="paragraph">
      <style:text-properties fo:font-size="11pt" style:font-size-asian="11pt" style:font-size-complex="11pt"/>
    </style:style>
    <style:style style:name="P2467" style:parent-style-name="PreformattedText" style:family="paragraph">
      <style:text-properties fo:font-size="11pt" style:font-size-asian="11pt" style:font-size-complex="11pt"/>
    </style:style>
    <style:style style:name="P2468" style:parent-style-name="PreformattedText" style:family="paragraph">
      <style:text-properties fo:font-size="11pt" style:font-size-asian="11pt" style:font-size-complex="11pt"/>
    </style:style>
    <style:style style:name="P2469" style:parent-style-name="PreformattedText" style:family="paragraph">
      <style:text-properties fo:font-size="11pt" style:font-size-asian="11pt" style:font-size-complex="11pt"/>
    </style:style>
    <style:style style:name="P2470" style:parent-style-name="PreformattedText" style:family="paragraph">
      <style:text-properties fo:font-size="11pt" style:font-size-asian="11pt" style:font-size-complex="11pt"/>
    </style:style>
    <style:style style:name="P2471" style:parent-style-name="PreformattedText" style:family="paragraph">
      <style:text-properties fo:font-size="11pt" style:font-size-asian="11pt" style:font-size-complex="11pt"/>
    </style:style>
    <style:style style:name="P2472" style:parent-style-name="PreformattedText" style:family="paragraph">
      <style:text-properties fo:font-size="11pt" style:font-size-asian="11pt" style:font-size-complex="11pt"/>
    </style:style>
    <style:style style:name="P2473" style:parent-style-name="PreformattedText" style:family="paragraph">
      <style:text-properties fo:font-size="11pt" style:font-size-asian="11pt" style:font-size-complex="11pt"/>
    </style:style>
    <style:style style:name="P2474" style:parent-style-name="PreformattedText" style:family="paragraph">
      <style:text-properties fo:font-size="11pt" style:font-size-asian="11pt" style:font-size-complex="11pt"/>
    </style:style>
    <style:style style:name="P2475" style:parent-style-name="PreformattedText" style:family="paragraph">
      <style:text-properties fo:font-size="11pt" style:font-size-asian="11pt" style:font-size-complex="11pt"/>
    </style:style>
    <style:style style:name="P2476" style:parent-style-name="PreformattedText" style:family="paragraph">
      <style:text-properties fo:font-size="11pt" style:font-size-asian="11pt" style:font-size-complex="11pt"/>
    </style:style>
    <style:style style:name="P2477" style:parent-style-name="PreformattedText" style:family="paragraph">
      <style:text-properties fo:font-size="11pt" style:font-size-asian="11pt" style:font-size-complex="11pt"/>
    </style:style>
    <style:style style:name="P2478" style:parent-style-name="PreformattedText" style:family="paragraph">
      <style:text-properties fo:font-size="11pt" style:font-size-asian="11pt" style:font-size-complex="11pt"/>
    </style:style>
    <style:style style:name="P2479" style:parent-style-name="PreformattedText" style:family="paragraph">
      <style:text-properties fo:font-size="11pt" style:font-size-asian="11pt" style:font-size-complex="11pt"/>
    </style:style>
    <style:style style:name="P2480" style:parent-style-name="PreformattedText" style:family="paragraph">
      <style:text-properties fo:font-size="11pt" style:font-size-asian="11pt" style:font-size-complex="11pt"/>
    </style:style>
    <style:style style:name="P2481" style:parent-style-name="PreformattedText" style:family="paragraph">
      <style:text-properties fo:font-size="11pt" style:font-size-asian="11pt" style:font-size-complex="11pt"/>
    </style:style>
    <style:style style:name="P2482" style:parent-style-name="PreformattedText" style:family="paragraph">
      <style:text-properties fo:font-size="11pt" style:font-size-asian="11pt" style:font-size-complex="11pt"/>
    </style:style>
    <style:style style:name="P2483" style:parent-style-name="PreformattedText" style:family="paragraph">
      <style:text-properties fo:font-size="11pt" style:font-size-asian="11pt" style:font-size-complex="11pt"/>
    </style:style>
    <style:style style:name="P2484" style:parent-style-name="PreformattedText" style:family="paragraph">
      <style:text-properties fo:font-size="11pt" style:font-size-asian="11pt" style:font-size-complex="11pt"/>
    </style:style>
    <style:style style:name="P2485" style:parent-style-name="PreformattedText" style:family="paragraph">
      <style:text-properties fo:font-size="11pt" style:font-size-asian="11pt" style:font-size-complex="11pt"/>
    </style:style>
    <style:style style:name="P2486" style:parent-style-name="PreformattedText" style:family="paragraph">
      <style:text-properties fo:font-size="11pt" style:font-size-asian="11pt" style:font-size-complex="11pt"/>
    </style:style>
    <style:style style:name="P2487" style:parent-style-name="PreformattedText" style:family="paragraph">
      <style:text-properties fo:font-size="11pt" style:font-size-asian="11pt" style:font-size-complex="11pt"/>
    </style:style>
    <style:style style:name="P2488" style:parent-style-name="PreformattedText" style:family="paragraph">
      <style:text-properties fo:font-size="11pt" style:font-size-asian="11pt" style:font-size-complex="11pt"/>
    </style:style>
    <style:style style:name="P2489" style:parent-style-name="PreformattedText" style:family="paragraph">
      <style:text-properties fo:font-size="11pt" style:font-size-asian="11pt" style:font-size-complex="11pt"/>
    </style:style>
    <style:style style:name="P2490" style:parent-style-name="PreformattedText" style:family="paragraph">
      <style:text-properties fo:font-size="11pt" style:font-size-asian="11pt" style:font-size-complex="11pt"/>
    </style:style>
    <style:style style:name="P2491" style:parent-style-name="PreformattedText" style:family="paragraph">
      <style:text-properties fo:font-size="11pt" style:font-size-asian="11pt" style:font-size-complex="11pt"/>
    </style:style>
    <style:style style:name="P2492" style:parent-style-name="PreformattedText" style:family="paragraph">
      <style:text-properties fo:font-size="11pt" style:font-size-asian="11pt" style:font-size-complex="11pt"/>
    </style:style>
    <style:style style:name="P2493" style:parent-style-name="PreformattedText" style:family="paragraph">
      <style:text-properties fo:font-size="11pt" style:font-size-asian="11pt" style:font-size-complex="11pt"/>
    </style:style>
    <style:style style:name="P2494" style:parent-style-name="PreformattedText" style:family="paragraph">
      <style:text-properties fo:font-size="11pt" style:font-size-asian="11pt" style:font-size-complex="11pt"/>
    </style:style>
    <style:style style:name="P2495" style:parent-style-name="PreformattedText" style:family="paragraph">
      <style:text-properties fo:font-size="11pt" style:font-size-asian="11pt" style:font-size-complex="11pt"/>
    </style:style>
    <style:style style:name="P2496" style:parent-style-name="PreformattedText" style:family="paragraph">
      <style:text-properties fo:font-size="11pt" style:font-size-asian="11pt" style:font-size-complex="11pt"/>
    </style:style>
    <style:style style:name="P2497" style:parent-style-name="PreformattedText" style:family="paragraph">
      <style:text-properties fo:font-size="11pt" style:font-size-asian="11pt" style:font-size-complex="11pt"/>
    </style:style>
    <style:style style:name="P2498" style:parent-style-name="PreformattedText" style:family="paragraph">
      <style:text-properties fo:font-size="11pt" style:font-size-asian="11pt" style:font-size-complex="11pt"/>
    </style:style>
    <style:style style:name="P2499" style:parent-style-name="PreformattedText" style:family="paragraph">
      <style:text-properties fo:font-size="11pt" style:font-size-asian="11pt" style:font-size-complex="11pt"/>
    </style:style>
    <style:style style:name="P2500" style:parent-style-name="PreformattedText" style:family="paragraph">
      <style:text-properties fo:font-size="11pt" style:font-size-asian="11pt" style:font-size-complex="11pt"/>
    </style:style>
    <style:style style:name="P2501" style:parent-style-name="PreformattedText" style:family="paragraph">
      <style:text-properties fo:font-size="11pt" style:font-size-asian="11pt" style:font-size-complex="11pt"/>
    </style:style>
    <style:style style:name="P2502" style:parent-style-name="PreformattedText" style:family="paragraph">
      <style:text-properties fo:font-size="11pt" style:font-size-asian="11pt" style:font-size-complex="11pt"/>
    </style:style>
    <style:style style:name="P2503" style:parent-style-name="PreformattedText" style:family="paragraph">
      <style:text-properties fo:font-size="11pt" style:font-size-asian="11pt" style:font-size-complex="11pt"/>
    </style:style>
    <style:style style:name="P2504" style:parent-style-name="PreformattedText" style:family="paragraph">
      <style:text-properties fo:font-size="11pt" style:font-size-asian="11pt" style:font-size-complex="11pt"/>
    </style:style>
    <style:style style:name="P2505" style:parent-style-name="PreformattedText" style:family="paragraph">
      <style:text-properties fo:font-size="11pt" style:font-size-asian="11pt" style:font-size-complex="11pt"/>
    </style:style>
    <style:style style:name="P2506" style:parent-style-name="PreformattedText" style:family="paragraph">
      <style:text-properties fo:font-size="11pt" style:font-size-asian="11pt" style:font-size-complex="11pt"/>
    </style:style>
    <style:style style:name="P2507" style:parent-style-name="PreformattedText" style:family="paragraph">
      <style:text-properties fo:font-size="11pt" style:font-size-asian="11pt" style:font-size-complex="11pt"/>
    </style:style>
    <style:style style:name="P2508" style:parent-style-name="PreformattedText" style:family="paragraph">
      <style:text-properties fo:font-size="11pt" style:font-size-asian="11pt" style:font-size-complex="11pt"/>
    </style:style>
    <style:style style:name="P2509" style:parent-style-name="PreformattedText" style:family="paragraph">
      <style:text-properties fo:font-size="11pt" style:font-size-asian="11pt" style:font-size-complex="11pt"/>
    </style:style>
    <style:style style:name="P2510" style:parent-style-name="PreformattedText" style:family="paragraph">
      <style:text-properties fo:font-size="11pt" style:font-size-asian="11pt" style:font-size-complex="11pt"/>
    </style:style>
    <style:style style:name="P2511" style:parent-style-name="PreformattedText" style:family="paragraph">
      <style:text-properties fo:font-size="11pt" style:font-size-asian="11pt" style:font-size-complex="11pt"/>
    </style:style>
    <style:style style:name="P2512" style:parent-style-name="PreformattedText" style:family="paragraph">
      <style:text-properties fo:font-size="11pt" style:font-size-asian="11pt" style:font-size-complex="11pt"/>
    </style:style>
    <style:style style:name="P2513" style:parent-style-name="PreformattedText" style:family="paragraph">
      <style:text-properties fo:font-size="11pt" style:font-size-asian="11pt" style:font-size-complex="11pt"/>
    </style:style>
    <style:style style:name="P2514" style:parent-style-name="PreformattedText" style:family="paragraph">
      <style:text-properties fo:font-size="11pt" style:font-size-asian="11pt" style:font-size-complex="11pt"/>
    </style:style>
    <style:style style:name="P2515" style:parent-style-name="PreformattedText" style:family="paragraph">
      <style:text-properties fo:font-size="11pt" style:font-size-asian="11pt" style:font-size-complex="11pt"/>
    </style:style>
    <style:style style:name="P2516" style:parent-style-name="PreformattedText" style:family="paragraph">
      <style:text-properties fo:font-size="11pt" style:font-size-asian="11pt" style:font-size-complex="11pt"/>
    </style:style>
    <style:style style:name="P2517" style:parent-style-name="PreformattedText" style:family="paragraph">
      <style:text-properties fo:font-size="11pt" style:font-size-asian="11pt" style:font-size-complex="11pt"/>
    </style:style>
    <style:style style:name="P2518" style:parent-style-name="PreformattedText" style:family="paragraph">
      <style:text-properties fo:font-size="11pt" style:font-size-asian="11pt" style:font-size-complex="11pt"/>
    </style:style>
    <style:style style:name="P2519" style:parent-style-name="PreformattedText" style:family="paragraph">
      <style:text-properties fo:font-size="11pt" style:font-size-asian="11pt" style:font-size-complex="11pt"/>
    </style:style>
    <style:style style:name="P2520" style:parent-style-name="PreformattedText" style:family="paragraph">
      <style:text-properties fo:font-size="11pt" style:font-size-asian="11pt" style:font-size-complex="11pt"/>
    </style:style>
    <style:style style:name="P2521" style:parent-style-name="PreformattedText" style:family="paragraph">
      <style:text-properties fo:font-size="11pt" style:font-size-asian="11pt" style:font-size-complex="11pt"/>
    </style:style>
    <style:style style:name="P2522" style:parent-style-name="PreformattedText" style:family="paragraph">
      <style:text-properties fo:font-size="11pt" style:font-size-asian="11pt" style:font-size-complex="11pt"/>
    </style:style>
    <style:style style:name="P2523" style:parent-style-name="PreformattedText" style:family="paragraph">
      <style:text-properties fo:font-size="11pt" style:font-size-asian="11pt" style:font-size-complex="11pt"/>
    </style:style>
    <style:style style:name="P2524" style:parent-style-name="PreformattedText" style:family="paragraph">
      <style:text-properties fo:font-size="11pt" style:font-size-asian="11pt" style:font-size-complex="11pt"/>
    </style:style>
    <style:style style:name="P2525" style:parent-style-name="PreformattedText" style:family="paragraph">
      <style:text-properties fo:font-size="11pt" style:font-size-asian="11pt" style:font-size-complex="11pt"/>
    </style:style>
    <style:style style:name="P2526" style:parent-style-name="PreformattedText" style:family="paragraph">
      <style:text-properties fo:font-size="11pt" style:font-size-asian="11pt" style:font-size-complex="11pt"/>
    </style:style>
    <style:style style:name="P2527" style:parent-style-name="PreformattedText" style:family="paragraph">
      <style:text-properties fo:font-size="11pt" style:font-size-asian="11pt" style:font-size-complex="11pt"/>
    </style:style>
    <style:style style:name="P2528" style:parent-style-name="PreformattedText" style:family="paragraph">
      <style:text-properties fo:font-size="11pt" style:font-size-asian="11pt" style:font-size-complex="11pt"/>
    </style:style>
    <style:style style:name="P2529" style:parent-style-name="PreformattedText" style:family="paragraph">
      <style:text-properties fo:font-size="11pt" style:font-size-asian="11pt" style:font-size-complex="11pt"/>
    </style:style>
    <style:style style:name="P2530" style:parent-style-name="PreformattedText" style:family="paragraph">
      <style:text-properties fo:font-size="11pt" style:font-size-asian="11pt" style:font-size-complex="11pt"/>
    </style:style>
    <style:style style:name="P2531" style:parent-style-name="PreformattedText" style:family="paragraph">
      <style:text-properties fo:font-size="11pt" style:font-size-asian="11pt" style:font-size-complex="11pt"/>
    </style:style>
    <style:style style:name="P2532" style:parent-style-name="PreformattedText" style:family="paragraph">
      <style:text-properties fo:font-size="11pt" style:font-size-asian="11pt" style:font-size-complex="11pt"/>
    </style:style>
    <style:style style:name="P2533" style:parent-style-name="PreformattedText" style:family="paragraph">
      <style:text-properties fo:font-size="11pt" style:font-size-asian="11pt" style:font-size-complex="11pt"/>
    </style:style>
    <style:style style:name="P2534" style:parent-style-name="PreformattedText" style:family="paragraph">
      <style:text-properties fo:font-size="11pt" style:font-size-asian="11pt" style:font-size-complex="11pt"/>
    </style:style>
    <style:style style:name="P2535" style:parent-style-name="PreformattedText" style:family="paragraph">
      <style:text-properties fo:font-size="11pt" style:font-size-asian="11pt" style:font-size-complex="11pt"/>
    </style:style>
    <style:style style:name="P2536" style:parent-style-name="PreformattedText" style:family="paragraph">
      <style:text-properties fo:font-size="11pt" style:font-size-asian="11pt" style:font-size-complex="11pt"/>
    </style:style>
    <style:style style:name="P2537" style:parent-style-name="PreformattedText" style:family="paragraph">
      <style:text-properties fo:font-size="11pt" style:font-size-asian="11pt" style:font-size-complex="11pt"/>
    </style:style>
    <style:style style:name="P2538" style:parent-style-name="PreformattedText" style:family="paragraph">
      <style:text-properties fo:font-size="11pt" style:font-size-asian="11pt" style:font-size-complex="11pt"/>
    </style:style>
    <style:style style:name="P2539" style:parent-style-name="PreformattedText" style:family="paragraph">
      <style:text-properties fo:font-size="11pt" style:font-size-asian="11pt" style:font-size-complex="11pt"/>
    </style:style>
    <style:style style:name="P2540" style:parent-style-name="PreformattedText" style:family="paragraph">
      <style:text-properties fo:font-size="11pt" style:font-size-asian="11pt" style:font-size-complex="11pt"/>
    </style:style>
    <style:style style:name="P2541" style:parent-style-name="PreformattedText" style:family="paragraph">
      <style:text-properties fo:font-size="11pt" style:font-size-asian="11pt" style:font-size-complex="11pt"/>
    </style:style>
    <style:style style:name="P2542" style:parent-style-name="PreformattedText" style:family="paragraph">
      <style:text-properties fo:font-size="11pt" style:font-size-asian="11pt" style:font-size-complex="11pt"/>
    </style:style>
    <style:style style:name="P2543" style:parent-style-name="PreformattedText" style:family="paragraph">
      <style:text-properties fo:font-size="11pt" style:font-size-asian="11pt" style:font-size-complex="11pt"/>
    </style:style>
    <style:style style:name="P2544" style:parent-style-name="PreformattedText" style:family="paragraph">
      <style:text-properties fo:font-size="11pt" style:font-size-asian="11pt" style:font-size-complex="11pt"/>
    </style:style>
    <style:style style:name="P2545" style:parent-style-name="PreformattedText" style:family="paragraph">
      <style:text-properties fo:font-size="11pt" style:font-size-asian="11pt" style:font-size-complex="11pt"/>
    </style:style>
    <style:style style:name="P2546" style:parent-style-name="PreformattedText" style:family="paragraph">
      <style:text-properties fo:font-size="11pt" style:font-size-asian="11pt" style:font-size-complex="11pt"/>
    </style:style>
    <style:style style:name="P2547" style:parent-style-name="PreformattedText" style:family="paragraph">
      <style:text-properties fo:font-size="11pt" style:font-size-asian="11pt" style:font-size-complex="11pt"/>
    </style:style>
    <style:style style:name="P2548" style:parent-style-name="PreformattedText" style:family="paragraph">
      <style:text-properties fo:font-size="11pt" style:font-size-asian="11pt" style:font-size-complex="11pt"/>
    </style:style>
    <style:style style:name="P2549" style:parent-style-name="PreformattedText" style:family="paragraph">
      <style:text-properties fo:font-size="11pt" style:font-size-asian="11pt" style:font-size-complex="11pt"/>
    </style:style>
    <style:style style:name="P2550" style:parent-style-name="PreformattedText" style:family="paragraph">
      <style:text-properties fo:font-size="11pt" style:font-size-asian="11pt" style:font-size-complex="11pt"/>
    </style:style>
    <style:style style:name="P2551" style:parent-style-name="PreformattedText" style:family="paragraph">
      <style:text-properties fo:font-size="11pt" style:font-size-asian="11pt" style:font-size-complex="11pt"/>
    </style:style>
    <style:style style:name="P2552" style:parent-style-name="PreformattedText" style:family="paragraph">
      <style:text-properties fo:font-size="11pt" style:font-size-asian="11pt" style:font-size-complex="11pt"/>
    </style:style>
    <style:style style:name="P2553" style:parent-style-name="PreformattedText" style:family="paragraph">
      <style:text-properties fo:font-size="11pt" style:font-size-asian="11pt" style:font-size-complex="11pt"/>
    </style:style>
    <style:style style:name="P2554" style:parent-style-name="PreformattedText" style:family="paragraph">
      <style:text-properties fo:font-size="11pt" style:font-size-asian="11pt" style:font-size-complex="11pt"/>
    </style:style>
    <style:style style:name="P2555" style:parent-style-name="PreformattedText" style:family="paragraph">
      <style:text-properties fo:font-size="11pt" style:font-size-asian="11pt" style:font-size-complex="11pt"/>
    </style:style>
    <style:style style:name="P2556" style:parent-style-name="PreformattedText" style:family="paragraph">
      <style:text-properties fo:font-size="11pt" style:font-size-asian="11pt" style:font-size-complex="11pt"/>
    </style:style>
    <style:style style:name="P2557" style:parent-style-name="PreformattedText" style:family="paragraph">
      <style:text-properties fo:font-size="11pt" style:font-size-asian="11pt" style:font-size-complex="11pt"/>
    </style:style>
    <style:style style:name="P2558" style:parent-style-name="PreformattedText" style:family="paragraph">
      <style:text-properties fo:font-size="11pt" style:font-size-asian="11pt" style:font-size-complex="11pt"/>
    </style:style>
    <style:style style:name="P2559" style:parent-style-name="PreformattedText" style:family="paragraph">
      <style:text-properties fo:font-size="11pt" style:font-size-asian="11pt" style:font-size-complex="11pt"/>
    </style:style>
    <style:style style:name="P2560" style:parent-style-name="PreformattedText" style:family="paragraph">
      <style:text-properties fo:font-size="11pt" style:font-size-asian="11pt" style:font-size-complex="11pt"/>
    </style:style>
    <style:style style:name="P2561" style:parent-style-name="PreformattedText" style:family="paragraph">
      <style:text-properties fo:font-size="11pt" style:font-size-asian="11pt" style:font-size-complex="11pt"/>
    </style:style>
    <style:style style:name="P2562" style:parent-style-name="PreformattedText" style:family="paragraph">
      <style:text-properties fo:font-size="11pt" style:font-size-asian="11pt" style:font-size-complex="11pt"/>
    </style:style>
    <style:style style:name="P2563" style:parent-style-name="PreformattedText" style:family="paragraph">
      <style:text-properties fo:font-size="11pt" style:font-size-asian="11pt" style:font-size-complex="11pt"/>
    </style:style>
    <style:style style:name="P2564" style:parent-style-name="PreformattedText" style:family="paragraph">
      <style:text-properties fo:font-size="11pt" style:font-size-asian="11pt" style:font-size-complex="11pt"/>
    </style:style>
    <style:style style:name="P2565" style:parent-style-name="PreformattedText" style:family="paragraph">
      <style:text-properties fo:font-size="11pt" style:font-size-asian="11pt" style:font-size-complex="11pt"/>
    </style:style>
    <style:style style:name="P2566" style:parent-style-name="PreformattedText" style:family="paragraph">
      <style:text-properties fo:font-size="11pt" style:font-size-asian="11pt" style:font-size-complex="11pt"/>
    </style:style>
    <style:style style:name="P2567" style:parent-style-name="PreformattedText" style:family="paragraph">
      <style:text-properties fo:font-size="11pt" style:font-size-asian="11pt" style:font-size-complex="11pt"/>
    </style:style>
    <style:style style:name="P2568" style:parent-style-name="PreformattedText" style:family="paragraph">
      <style:text-properties fo:font-size="11pt" style:font-size-asian="11pt" style:font-size-complex="11pt"/>
    </style:style>
    <style:style style:name="P2569" style:parent-style-name="PreformattedText" style:family="paragraph">
      <style:text-properties fo:font-size="11pt" style:font-size-asian="11pt" style:font-size-complex="11pt"/>
    </style:style>
    <style:style style:name="P2570" style:parent-style-name="PreformattedText" style:family="paragraph">
      <style:text-properties fo:font-size="11pt" style:font-size-asian="11pt" style:font-size-complex="11pt"/>
    </style:style>
    <style:style style:name="P2571" style:parent-style-name="PreformattedText" style:family="paragraph">
      <style:text-properties fo:font-size="11pt" style:font-size-asian="11pt" style:font-size-complex="11pt"/>
    </style:style>
    <style:style style:name="P2572" style:parent-style-name="PreformattedText" style:family="paragraph">
      <style:text-properties fo:font-size="11pt" style:font-size-asian="11pt" style:font-size-complex="11pt"/>
    </style:style>
    <style:style style:name="P2573" style:parent-style-name="PreformattedText" style:family="paragraph">
      <style:text-properties fo:font-size="11pt" style:font-size-asian="11pt" style:font-size-complex="11pt"/>
    </style:style>
    <style:style style:name="P2574" style:parent-style-name="PreformattedText" style:family="paragraph">
      <style:text-properties fo:font-size="11pt" style:font-size-asian="11pt" style:font-size-complex="11pt"/>
    </style:style>
    <style:style style:name="P2575" style:parent-style-name="PreformattedText" style:family="paragraph">
      <style:text-properties fo:font-size="11pt" style:font-size-asian="11pt" style:font-size-complex="11pt"/>
    </style:style>
    <style:style style:name="P2576" style:parent-style-name="PreformattedText" style:family="paragraph">
      <style:text-properties fo:font-size="11pt" style:font-size-asian="11pt" style:font-size-complex="11pt"/>
    </style:style>
    <style:style style:name="P2577" style:parent-style-name="PreformattedText" style:family="paragraph">
      <style:text-properties fo:font-size="11pt" style:font-size-asian="11pt" style:font-size-complex="11pt"/>
    </style:style>
    <style:style style:name="P2578" style:parent-style-name="PreformattedText" style:family="paragraph">
      <style:text-properties fo:font-size="11pt" style:font-size-asian="11pt" style:font-size-complex="11pt"/>
    </style:style>
    <style:style style:name="P2579" style:parent-style-name="PreformattedText" style:family="paragraph">
      <style:text-properties fo:font-size="11pt" style:font-size-asian="11pt" style:font-size-complex="11pt"/>
    </style:style>
    <style:style style:name="P2580" style:parent-style-name="PreformattedText" style:family="paragraph">
      <style:text-properties fo:font-size="11pt" style:font-size-asian="11pt" style:font-size-complex="11pt"/>
    </style:style>
    <style:style style:name="P2581" style:parent-style-name="PreformattedText" style:family="paragraph">
      <style:text-properties fo:font-size="11pt" style:font-size-asian="11pt" style:font-size-complex="11pt"/>
    </style:style>
    <style:style style:name="P2582" style:parent-style-name="PreformattedText" style:family="paragraph">
      <style:text-properties fo:font-size="11pt" style:font-size-asian="11pt" style:font-size-complex="11pt"/>
    </style:style>
    <style:style style:name="P2583" style:parent-style-name="PreformattedText" style:family="paragraph">
      <style:text-properties fo:font-size="11pt" style:font-size-asian="11pt" style:font-size-complex="11pt"/>
    </style:style>
    <style:style style:name="P2584" style:parent-style-name="PreformattedText" style:family="paragraph">
      <style:text-properties fo:font-size="11pt" style:font-size-asian="11pt" style:font-size-complex="11pt"/>
    </style:style>
    <style:style style:name="P2585" style:parent-style-name="PreformattedText" style:family="paragraph">
      <style:text-properties fo:font-size="11pt" style:font-size-asian="11pt" style:font-size-complex="11pt"/>
    </style:style>
    <style:style style:name="P2586" style:parent-style-name="PreformattedText" style:family="paragraph">
      <style:text-properties fo:font-size="11pt" style:font-size-asian="11pt" style:font-size-complex="11pt"/>
    </style:style>
    <style:style style:name="P2587" style:parent-style-name="PreformattedText" style:family="paragraph">
      <style:text-properties fo:font-size="11pt" style:font-size-asian="11pt" style:font-size-complex="11pt"/>
    </style:style>
    <style:style style:name="P2588" style:parent-style-name="PreformattedText" style:family="paragraph">
      <style:text-properties fo:font-size="11pt" style:font-size-asian="11pt" style:font-size-complex="11pt"/>
    </style:style>
    <style:style style:name="P2589" style:parent-style-name="PreformattedText" style:family="paragraph">
      <style:text-properties fo:font-size="11pt" style:font-size-asian="11pt" style:font-size-complex="11pt"/>
    </style:style>
    <style:style style:name="P2590" style:parent-style-name="PreformattedText" style:family="paragraph">
      <style:text-properties fo:font-size="11pt" style:font-size-asian="11pt" style:font-size-complex="11pt"/>
    </style:style>
    <style:style style:name="P2591" style:parent-style-name="PreformattedText" style:family="paragraph">
      <style:text-properties fo:font-size="11pt" style:font-size-asian="11pt" style:font-size-complex="11pt"/>
    </style:style>
    <style:style style:name="P2592" style:parent-style-name="PreformattedText" style:family="paragraph">
      <style:text-properties fo:font-size="11pt" style:font-size-asian="11pt" style:font-size-complex="11pt"/>
    </style:style>
    <style:style style:name="P2593" style:parent-style-name="PreformattedText" style:family="paragraph">
      <style:text-properties fo:font-size="11pt" style:font-size-asian="11pt" style:font-size-complex="11pt"/>
    </style:style>
    <style:style style:name="P2594" style:parent-style-name="PreformattedText" style:family="paragraph">
      <style:text-properties fo:font-size="11pt" style:font-size-asian="11pt" style:font-size-complex="11pt"/>
    </style:style>
    <style:style style:name="P2595" style:parent-style-name="PreformattedText" style:family="paragraph">
      <style:text-properties fo:font-size="11pt" style:font-size-asian="11pt" style:font-size-complex="11pt"/>
    </style:style>
    <style:style style:name="P2596" style:parent-style-name="PreformattedText" style:family="paragraph">
      <style:text-properties fo:font-size="11pt" style:font-size-asian="11pt" style:font-size-complex="11pt"/>
    </style:style>
    <style:style style:name="P2597" style:parent-style-name="PreformattedText" style:family="paragraph">
      <style:text-properties fo:font-size="11pt" style:font-size-asian="11pt" style:font-size-complex="11pt"/>
    </style:style>
    <style:style style:name="P2598" style:parent-style-name="PreformattedText" style:family="paragraph">
      <style:text-properties fo:font-size="11pt" style:font-size-asian="11pt" style:font-size-complex="11pt"/>
    </style:style>
    <style:style style:name="P2599" style:parent-style-name="PreformattedText" style:family="paragraph">
      <style:text-properties fo:font-size="11pt" style:font-size-asian="11pt" style:font-size-complex="11pt"/>
    </style:style>
    <style:style style:name="P2600" style:parent-style-name="PreformattedText" style:family="paragraph">
      <style:text-properties fo:font-size="11pt" style:font-size-asian="11pt" style:font-size-complex="11pt"/>
    </style:style>
    <style:style style:name="P2601" style:parent-style-name="PreformattedText" style:family="paragraph">
      <style:text-properties fo:font-size="11pt" style:font-size-asian="11pt" style:font-size-complex="11pt"/>
    </style:style>
    <style:style style:name="P2602" style:parent-style-name="PreformattedText" style:family="paragraph">
      <style:text-properties fo:font-size="11pt" style:font-size-asian="11pt" style:font-size-complex="11pt"/>
    </style:style>
    <style:style style:name="P2603" style:parent-style-name="PreformattedText" style:family="paragraph">
      <style:text-properties fo:font-size="11pt" style:font-size-asian="11pt" style:font-size-complex="11pt"/>
    </style:style>
    <style:style style:name="P2604" style:parent-style-name="PreformattedText" style:family="paragraph">
      <style:text-properties fo:font-size="11pt" style:font-size-asian="11pt" style:font-size-complex="11pt"/>
    </style:style>
    <style:style style:name="P2605" style:parent-style-name="PreformattedText" style:family="paragraph">
      <style:text-properties fo:font-size="11pt" style:font-size-asian="11pt" style:font-size-complex="11pt"/>
    </style:style>
    <style:style style:name="P2606" style:parent-style-name="PreformattedText" style:family="paragraph">
      <style:text-properties fo:font-size="11pt" style:font-size-asian="11pt" style:font-size-complex="11pt"/>
    </style:style>
    <style:style style:name="P2607" style:parent-style-name="PreformattedText" style:family="paragraph">
      <style:text-properties fo:font-size="11pt" style:font-size-asian="11pt" style:font-size-complex="11pt"/>
    </style:style>
    <style:style style:name="P2608" style:parent-style-name="PreformattedText" style:family="paragraph">
      <style:text-properties fo:font-size="11pt" style:font-size-asian="11pt" style:font-size-complex="11pt"/>
    </style:style>
    <style:style style:name="P2609" style:parent-style-name="PreformattedText" style:family="paragraph">
      <style:text-properties fo:font-size="11pt" style:font-size-asian="11pt" style:font-size-complex="11pt"/>
    </style:style>
    <style:style style:name="P2610" style:parent-style-name="PreformattedText" style:family="paragraph">
      <style:text-properties fo:font-size="11pt" style:font-size-asian="11pt" style:font-size-complex="11pt"/>
    </style:style>
    <style:style style:name="P2611" style:parent-style-name="PreformattedText" style:family="paragraph">
      <style:text-properties fo:font-size="11pt" style:font-size-asian="11pt" style:font-size-complex="11pt"/>
    </style:style>
    <style:style style:name="P2612" style:parent-style-name="PreformattedText" style:family="paragraph">
      <style:text-properties fo:font-size="11pt" style:font-size-asian="11pt" style:font-size-complex="11pt"/>
    </style:style>
    <style:style style:name="P2613" style:parent-style-name="PreformattedText" style:family="paragraph">
      <style:text-properties fo:font-size="11pt" style:font-size-asian="11pt" style:font-size-complex="11pt"/>
    </style:style>
    <style:style style:name="P2614" style:parent-style-name="PreformattedText" style:family="paragraph">
      <style:text-properties fo:font-size="11pt" style:font-size-asian="11pt" style:font-size-complex="11pt"/>
    </style:style>
    <style:style style:name="P2615" style:parent-style-name="PreformattedText" style:family="paragraph">
      <style:text-properties fo:font-size="11pt" style:font-size-asian="11pt" style:font-size-complex="11pt"/>
    </style:style>
    <style:style style:name="P2616" style:parent-style-name="PreformattedText" style:family="paragraph">
      <style:text-properties fo:font-size="11pt" style:font-size-asian="11pt" style:font-size-complex="11pt"/>
    </style:style>
    <style:style style:name="P2617" style:parent-style-name="PreformattedText" style:family="paragraph">
      <style:text-properties fo:font-size="11pt" style:font-size-asian="11pt" style:font-size-complex="11pt"/>
    </style:style>
    <style:style style:name="P2618" style:parent-style-name="PreformattedText" style:family="paragraph">
      <style:text-properties fo:font-size="11pt" style:font-size-asian="11pt" style:font-size-complex="11pt"/>
    </style:style>
    <style:style style:name="P2619" style:parent-style-name="PreformattedText" style:family="paragraph">
      <style:text-properties fo:font-size="11pt" style:font-size-asian="11pt" style:font-size-complex="11pt"/>
    </style:style>
    <style:style style:name="P2620" style:parent-style-name="PreformattedText" style:family="paragraph">
      <style:text-properties fo:font-size="11pt" style:font-size-asian="11pt" style:font-size-complex="11pt"/>
    </style:style>
    <style:style style:name="P2621" style:parent-style-name="PreformattedText" style:family="paragraph">
      <style:text-properties fo:font-size="11pt" style:font-size-asian="11pt" style:font-size-complex="11pt"/>
    </style:style>
    <style:style style:name="P2622" style:parent-style-name="PreformattedText" style:family="paragraph">
      <style:text-properties fo:font-size="11pt" style:font-size-asian="11pt" style:font-size-complex="11pt"/>
    </style:style>
    <style:style style:name="P2623" style:parent-style-name="PreformattedText" style:family="paragraph">
      <style:text-properties fo:font-size="11pt" style:font-size-asian="11pt" style:font-size-complex="11pt"/>
    </style:style>
    <style:style style:name="P2624" style:parent-style-name="PreformattedText" style:family="paragraph">
      <style:text-properties fo:font-size="11pt" style:font-size-asian="11pt" style:font-size-complex="11pt"/>
    </style:style>
    <style:style style:name="P2625" style:parent-style-name="PreformattedText" style:family="paragraph">
      <style:text-properties fo:font-size="11pt" style:font-size-asian="11pt" style:font-size-complex="11pt"/>
    </style:style>
    <style:style style:name="P2626" style:parent-style-name="PreformattedText" style:family="paragraph">
      <style:text-properties fo:font-size="11pt" style:font-size-asian="11pt" style:font-size-complex="11pt"/>
    </style:style>
    <style:style style:name="P2627" style:parent-style-name="PreformattedText" style:family="paragraph">
      <style:text-properties fo:font-size="11pt" style:font-size-asian="11pt" style:font-size-complex="11pt"/>
    </style:style>
    <style:style style:name="P2628" style:parent-style-name="PreformattedText" style:family="paragraph">
      <style:text-properties fo:font-size="11pt" style:font-size-asian="11pt" style:font-size-complex="11pt"/>
    </style:style>
    <style:style style:name="P2629" style:parent-style-name="PreformattedText" style:family="paragraph">
      <style:text-properties fo:font-size="11pt" style:font-size-asian="11pt" style:font-size-complex="11pt"/>
    </style:style>
    <style:style style:name="P2630" style:parent-style-name="PreformattedText" style:family="paragraph">
      <style:text-properties fo:font-size="11pt" style:font-size-asian="11pt" style:font-size-complex="11pt"/>
    </style:style>
    <style:style style:name="P2631" style:parent-style-name="PreformattedText" style:family="paragraph">
      <style:text-properties fo:font-size="11pt" style:font-size-asian="11pt" style:font-size-complex="11pt"/>
    </style:style>
    <style:style style:name="P2632" style:parent-style-name="PreformattedText" style:family="paragraph">
      <style:text-properties fo:font-size="11pt" style:font-size-asian="11pt" style:font-size-complex="11pt"/>
    </style:style>
    <style:style style:name="P2633" style:parent-style-name="PreformattedText" style:family="paragraph">
      <style:text-properties fo:font-size="11pt" style:font-size-asian="11pt" style:font-size-complex="11pt"/>
    </style:style>
    <style:style style:name="P2634" style:parent-style-name="PreformattedText" style:family="paragraph">
      <style:text-properties fo:font-size="11pt" style:font-size-asian="11pt" style:font-size-complex="11pt"/>
    </style:style>
    <style:style style:name="P2635" style:parent-style-name="PreformattedText" style:family="paragraph">
      <style:text-properties fo:font-size="11pt" style:font-size-asian="11pt" style:font-size-complex="11pt"/>
    </style:style>
    <style:style style:name="P2636" style:parent-style-name="PreformattedText" style:family="paragraph">
      <style:text-properties fo:font-size="11pt" style:font-size-asian="11pt" style:font-size-complex="11pt"/>
    </style:style>
    <style:style style:name="P2637" style:parent-style-name="PreformattedText" style:family="paragraph">
      <style:text-properties fo:font-size="11pt" style:font-size-asian="11pt" style:font-size-complex="11pt"/>
    </style:style>
    <style:style style:name="P2638" style:parent-style-name="PreformattedText" style:family="paragraph">
      <style:text-properties fo:font-size="11pt" style:font-size-asian="11pt" style:font-size-complex="11pt"/>
    </style:style>
    <style:style style:name="P2639" style:parent-style-name="PreformattedText" style:family="paragraph">
      <style:text-properties fo:font-size="11pt" style:font-size-asian="11pt" style:font-size-complex="11pt"/>
    </style:style>
    <style:style style:name="P2640" style:parent-style-name="PreformattedText" style:family="paragraph">
      <style:text-properties fo:font-size="11pt" style:font-size-asian="11pt" style:font-size-complex="11pt"/>
    </style:style>
    <style:style style:name="P2641" style:parent-style-name="PreformattedText" style:family="paragraph">
      <style:text-properties fo:font-size="11pt" style:font-size-asian="11pt" style:font-size-complex="11pt"/>
    </style:style>
    <style:style style:name="P2642" style:parent-style-name="PreformattedText" style:family="paragraph">
      <style:text-properties fo:font-size="11pt" style:font-size-asian="11pt" style:font-size-complex="11pt"/>
    </style:style>
    <style:style style:name="P2643" style:parent-style-name="PreformattedText" style:family="paragraph">
      <style:text-properties fo:font-size="11pt" style:font-size-asian="11pt" style:font-size-complex="11pt"/>
    </style:style>
    <style:style style:name="P2644" style:parent-style-name="PreformattedText" style:family="paragraph">
      <style:text-properties fo:font-size="11pt" style:font-size-asian="11pt" style:font-size-complex="11pt"/>
    </style:style>
    <style:style style:name="P2645" style:parent-style-name="PreformattedText" style:family="paragraph">
      <style:text-properties fo:font-size="11pt" style:font-size-asian="11pt" style:font-size-complex="11pt"/>
    </style:style>
    <style:style style:name="P2646" style:parent-style-name="PreformattedText" style:family="paragraph">
      <style:text-properties fo:font-size="11pt" style:font-size-asian="11pt" style:font-size-complex="11pt"/>
    </style:style>
    <style:style style:name="P2647" style:parent-style-name="PreformattedText" style:family="paragraph">
      <style:text-properties fo:font-size="11pt" style:font-size-asian="11pt" style:font-size-complex="11pt"/>
    </style:style>
    <style:style style:name="P2648" style:parent-style-name="PreformattedText" style:family="paragraph">
      <style:text-properties fo:font-size="11pt" style:font-size-asian="11pt" style:font-size-complex="11pt"/>
    </style:style>
    <style:style style:name="P2649" style:parent-style-name="PreformattedText" style:family="paragraph">
      <style:text-properties fo:font-size="11pt" style:font-size-asian="11pt" style:font-size-complex="11pt"/>
    </style:style>
    <style:style style:name="P2650" style:parent-style-name="PreformattedText" style:family="paragraph">
      <style:text-properties fo:font-size="11pt" style:font-size-asian="11pt" style:font-size-complex="11pt"/>
    </style:style>
    <style:style style:name="P2651" style:parent-style-name="PreformattedText" style:family="paragraph">
      <style:text-properties fo:font-size="11pt" style:font-size-asian="11pt" style:font-size-complex="11pt"/>
    </style:style>
    <style:style style:name="P2652" style:parent-style-name="PreformattedText" style:family="paragraph">
      <style:text-properties fo:font-size="11pt" style:font-size-asian="11pt" style:font-size-complex="11pt"/>
    </style:style>
    <style:style style:name="P2653" style:parent-style-name="PreformattedText" style:family="paragraph">
      <style:text-properties fo:font-size="11pt" style:font-size-asian="11pt" style:font-size-complex="11pt"/>
    </style:style>
    <style:style style:name="P2654" style:parent-style-name="PreformattedText" style:family="paragraph">
      <style:text-properties fo:font-size="11pt" style:font-size-asian="11pt" style:font-size-complex="11pt"/>
    </style:style>
    <style:style style:name="P2655" style:parent-style-name="PreformattedText" style:family="paragraph">
      <style:text-properties fo:font-size="11pt" style:font-size-asian="11pt" style:font-size-complex="11pt"/>
    </style:style>
    <style:style style:name="P2656" style:parent-style-name="PreformattedText" style:family="paragraph">
      <style:text-properties fo:font-size="11pt" style:font-size-asian="11pt" style:font-size-complex="11pt"/>
    </style:style>
    <style:style style:name="P2657" style:parent-style-name="PreformattedText" style:family="paragraph">
      <style:text-properties fo:font-size="11pt" style:font-size-asian="11pt" style:font-size-complex="11pt"/>
    </style:style>
    <style:style style:name="P2658" style:parent-style-name="PreformattedText" style:family="paragraph">
      <style:text-properties fo:font-size="11pt" style:font-size-asian="11pt" style:font-size-complex="11pt"/>
    </style:style>
    <style:style style:name="P2659" style:parent-style-name="PreformattedText" style:family="paragraph">
      <style:text-properties fo:font-size="11pt" style:font-size-asian="11pt" style:font-size-complex="11pt"/>
    </style:style>
    <style:style style:name="P2660" style:parent-style-name="PreformattedText" style:family="paragraph">
      <style:text-properties fo:font-size="11pt" style:font-size-asian="11pt" style:font-size-complex="11pt"/>
    </style:style>
    <style:style style:name="P2661" style:parent-style-name="PreformattedText" style:family="paragraph">
      <style:text-properties fo:font-size="11pt" style:font-size-asian="11pt" style:font-size-complex="11pt"/>
    </style:style>
    <style:style style:name="P2662" style:parent-style-name="PreformattedText" style:family="paragraph">
      <style:text-properties fo:font-size="11pt" style:font-size-asian="11pt" style:font-size-complex="11pt"/>
    </style:style>
    <style:style style:name="P2663" style:parent-style-name="PreformattedText" style:family="paragraph">
      <style:text-properties fo:font-size="11pt" style:font-size-asian="11pt" style:font-size-complex="11pt"/>
    </style:style>
    <style:style style:name="P2664" style:parent-style-name="PreformattedText" style:family="paragraph">
      <style:text-properties fo:font-size="11pt" style:font-size-asian="11pt" style:font-size-complex="11pt"/>
    </style:style>
    <style:style style:name="P2665" style:parent-style-name="PreformattedText" style:family="paragraph">
      <style:text-properties fo:font-size="11pt" style:font-size-asian="11pt" style:font-size-complex="11pt"/>
    </style:style>
    <style:style style:name="P2666" style:parent-style-name="PreformattedText" style:family="paragraph">
      <style:text-properties fo:font-size="11pt" style:font-size-asian="11pt" style:font-size-complex="11pt"/>
    </style:style>
    <style:style style:name="P2667" style:parent-style-name="PreformattedText" style:family="paragraph">
      <style:text-properties fo:font-size="11pt" style:font-size-asian="11pt" style:font-size-complex="11pt"/>
    </style:style>
    <style:style style:name="P2668" style:parent-style-name="PreformattedText" style:family="paragraph">
      <style:text-properties fo:font-size="11pt" style:font-size-asian="11pt" style:font-size-complex="11pt"/>
    </style:style>
    <style:style style:name="P2669" style:parent-style-name="PreformattedText" style:family="paragraph">
      <style:text-properties fo:font-size="11pt" style:font-size-asian="11pt" style:font-size-complex="11pt"/>
    </style:style>
    <style:style style:name="P2670" style:parent-style-name="PreformattedText" style:family="paragraph">
      <style:text-properties fo:font-size="11pt" style:font-size-asian="11pt" style:font-size-complex="11pt"/>
    </style:style>
    <style:style style:name="P2671" style:parent-style-name="PreformattedText" style:family="paragraph">
      <style:text-properties fo:font-size="11pt" style:font-size-asian="11pt" style:font-size-complex="11pt"/>
    </style:style>
    <style:style style:name="P2672" style:parent-style-name="PreformattedText" style:family="paragraph">
      <style:text-properties fo:font-size="11pt" style:font-size-asian="11pt" style:font-size-complex="11pt"/>
    </style:style>
    <style:style style:name="P2673" style:parent-style-name="PreformattedText" style:family="paragraph">
      <style:text-properties fo:font-size="11pt" style:font-size-asian="11pt" style:font-size-complex="11pt"/>
    </style:style>
    <style:style style:name="P2674" style:parent-style-name="PreformattedText" style:family="paragraph">
      <style:text-properties fo:font-size="11pt" style:font-size-asian="11pt" style:font-size-complex="11pt"/>
    </style:style>
    <style:style style:name="P2675" style:parent-style-name="PreformattedText" style:family="paragraph">
      <style:text-properties fo:font-size="11pt" style:font-size-asian="11pt" style:font-size-complex="11pt"/>
    </style:style>
    <style:style style:name="P2676" style:parent-style-name="PreformattedText" style:family="paragraph">
      <style:text-properties fo:font-size="11pt" style:font-size-asian="11pt" style:font-size-complex="11pt"/>
    </style:style>
    <style:style style:name="P2677" style:parent-style-name="PreformattedText" style:family="paragraph">
      <style:text-properties fo:font-size="11pt" style:font-size-asian="11pt" style:font-size-complex="11pt"/>
    </style:style>
    <style:style style:name="P2678" style:parent-style-name="PreformattedText" style:family="paragraph">
      <style:text-properties fo:font-size="11pt" style:font-size-asian="11pt" style:font-size-complex="11pt"/>
    </style:style>
    <style:style style:name="P2679" style:parent-style-name="PreformattedText" style:family="paragraph">
      <style:text-properties fo:font-size="11pt" style:font-size-asian="11pt" style:font-size-complex="11pt"/>
    </style:style>
    <style:style style:name="P2680" style:parent-style-name="PreformattedText" style:family="paragraph">
      <style:text-properties fo:font-size="11pt" style:font-size-asian="11pt" style:font-size-complex="11pt"/>
    </style:style>
    <style:style style:name="P2681" style:parent-style-name="PreformattedText" style:family="paragraph">
      <style:text-properties fo:font-size="11pt" style:font-size-asian="11pt" style:font-size-complex="11pt"/>
    </style:style>
    <style:style style:name="P2682" style:parent-style-name="PreformattedText" style:family="paragraph">
      <style:text-properties fo:font-size="11pt" style:font-size-asian="11pt" style:font-size-complex="11pt"/>
    </style:style>
    <style:style style:name="P2683" style:parent-style-name="PreformattedText" style:family="paragraph">
      <style:text-properties fo:font-size="11pt" style:font-size-asian="11pt" style:font-size-complex="11pt"/>
    </style:style>
    <style:style style:name="P2684" style:parent-style-name="PreformattedText" style:family="paragraph">
      <style:text-properties fo:font-size="11pt" style:font-size-asian="11pt" style:font-size-complex="11pt"/>
    </style:style>
    <style:style style:name="P2685" style:parent-style-name="PreformattedText" style:family="paragraph">
      <style:text-properties fo:font-size="11pt" style:font-size-asian="11pt" style:font-size-complex="11pt"/>
    </style:style>
    <style:style style:name="P2686" style:parent-style-name="PreformattedText" style:family="paragraph">
      <style:text-properties fo:font-size="11pt" style:font-size-asian="11pt" style:font-size-complex="11pt"/>
    </style:style>
    <style:style style:name="P2687" style:parent-style-name="PreformattedText" style:family="paragraph">
      <style:text-properties fo:font-size="11pt" style:font-size-asian="11pt" style:font-size-complex="11pt"/>
    </style:style>
    <style:style style:name="P2688" style:parent-style-name="PreformattedText" style:family="paragraph">
      <style:text-properties fo:font-size="11pt" style:font-size-asian="11pt" style:font-size-complex="11pt"/>
    </style:style>
    <style:style style:name="P2689" style:parent-style-name="PreformattedText" style:family="paragraph">
      <style:text-properties fo:font-size="11pt" style:font-size-asian="11pt" style:font-size-complex="11pt"/>
    </style:style>
    <style:style style:name="P2690" style:parent-style-name="PreformattedText" style:family="paragraph">
      <style:text-properties fo:font-size="11pt" style:font-size-asian="11pt" style:font-size-complex="11pt"/>
    </style:style>
    <style:style style:name="P2691" style:parent-style-name="PreformattedText" style:family="paragraph">
      <style:text-properties fo:font-size="11pt" style:font-size-asian="11pt" style:font-size-complex="11pt"/>
    </style:style>
    <style:style style:name="P2692" style:parent-style-name="PreformattedText" style:family="paragraph">
      <style:text-properties fo:font-size="11pt" style:font-size-asian="11pt" style:font-size-complex="11pt"/>
    </style:style>
    <style:style style:name="P2693" style:parent-style-name="PreformattedText" style:family="paragraph">
      <style:text-properties fo:font-size="11pt" style:font-size-asian="11pt" style:font-size-complex="11pt"/>
    </style:style>
    <style:style style:name="P2694" style:parent-style-name="PreformattedText" style:family="paragraph">
      <style:text-properties fo:font-size="11pt" style:font-size-asian="11pt" style:font-size-complex="11pt"/>
    </style:style>
    <style:style style:name="P2695" style:parent-style-name="PreformattedText" style:family="paragraph">
      <style:text-properties fo:font-size="11pt" style:font-size-asian="11pt" style:font-size-complex="11pt"/>
    </style:style>
    <style:style style:name="P2696" style:parent-style-name="PreformattedText" style:family="paragraph">
      <style:text-properties fo:font-size="11pt" style:font-size-asian="11pt" style:font-size-complex="11pt"/>
    </style:style>
    <style:style style:name="P2697" style:parent-style-name="PreformattedText" style:family="paragraph">
      <style:text-properties fo:font-size="11pt" style:font-size-asian="11pt" style:font-size-complex="11pt"/>
    </style:style>
    <style:style style:name="P2698" style:parent-style-name="PreformattedText" style:family="paragraph">
      <style:text-properties fo:font-size="11pt" style:font-size-asian="11pt" style:font-size-complex="11pt"/>
    </style:style>
    <style:style style:name="P2699" style:parent-style-name="PreformattedText" style:family="paragraph">
      <style:text-properties fo:font-size="11pt" style:font-size-asian="11pt" style:font-size-complex="11pt"/>
    </style:style>
    <style:style style:name="P2700" style:parent-style-name="PreformattedText" style:family="paragraph">
      <style:text-properties fo:font-size="11pt" style:font-size-asian="11pt" style:font-size-complex="11pt"/>
    </style:style>
    <style:style style:name="P2701" style:parent-style-name="PreformattedText" style:family="paragraph">
      <style:text-properties fo:font-size="11pt" style:font-size-asian="11pt" style:font-size-complex="11pt"/>
    </style:style>
    <style:style style:name="P2702" style:parent-style-name="PreformattedText" style:family="paragraph">
      <style:text-properties fo:font-size="11pt" style:font-size-asian="11pt" style:font-size-complex="11pt"/>
    </style:style>
    <style:style style:name="P2703" style:parent-style-name="PreformattedText" style:family="paragraph">
      <style:text-properties fo:font-size="11pt" style:font-size-asian="11pt" style:font-size-complex="11pt"/>
    </style:style>
    <style:style style:name="P2704" style:parent-style-name="PreformattedText" style:family="paragraph">
      <style:text-properties fo:font-size="11pt" style:font-size-asian="11pt" style:font-size-complex="11pt"/>
    </style:style>
    <style:style style:name="P2705" style:parent-style-name="PreformattedText" style:family="paragraph">
      <style:text-properties fo:font-size="11pt" style:font-size-asian="11pt" style:font-size-complex="11pt"/>
    </style:style>
    <style:style style:name="P2706" style:parent-style-name="PreformattedText" style:family="paragraph">
      <style:text-properties fo:font-size="11pt" style:font-size-asian="11pt" style:font-size-complex="11pt"/>
    </style:style>
    <style:style style:name="P2707" style:parent-style-name="PreformattedText" style:family="paragraph">
      <style:text-properties fo:font-size="11pt" style:font-size-asian="11pt" style:font-size-complex="11pt"/>
    </style:style>
    <style:style style:name="P2708" style:parent-style-name="PreformattedText" style:family="paragraph">
      <style:text-properties fo:font-size="11pt" style:font-size-asian="11pt" style:font-size-complex="11pt"/>
    </style:style>
    <style:style style:name="P2709" style:parent-style-name="PreformattedText" style:family="paragraph">
      <style:text-properties fo:font-size="11pt" style:font-size-asian="11pt" style:font-size-complex="11pt"/>
    </style:style>
    <style:style style:name="P2710" style:parent-style-name="PreformattedText" style:family="paragraph">
      <style:text-properties fo:font-size="11pt" style:font-size-asian="11pt" style:font-size-complex="11pt"/>
    </style:style>
    <style:style style:name="P2711" style:parent-style-name="PreformattedText" style:family="paragraph">
      <style:text-properties fo:font-size="11pt" style:font-size-asian="11pt" style:font-size-complex="11pt"/>
    </style:style>
    <style:style style:name="P2712" style:parent-style-name="PreformattedText" style:family="paragraph">
      <style:text-properties fo:font-size="11pt" style:font-size-asian="11pt" style:font-size-complex="11pt"/>
    </style:style>
    <style:style style:name="P2713" style:parent-style-name="PreformattedText" style:family="paragraph">
      <style:text-properties fo:font-size="11pt" style:font-size-asian="11pt" style:font-size-complex="11pt"/>
    </style:style>
    <style:style style:name="P2714" style:parent-style-name="PreformattedText" style:family="paragraph">
      <style:text-properties fo:font-size="11pt" style:font-size-asian="11pt" style:font-size-complex="11pt"/>
    </style:style>
    <style:style style:name="P2715" style:parent-style-name="PreformattedText" style:family="paragraph">
      <style:text-properties fo:font-size="11pt" style:font-size-asian="11pt" style:font-size-complex="11pt"/>
    </style:style>
    <style:style style:name="P2716" style:parent-style-name="PreformattedText" style:family="paragraph">
      <style:text-properties fo:font-size="11pt" style:font-size-asian="11pt" style:font-size-complex="11pt"/>
    </style:style>
    <style:style style:name="P2717" style:parent-style-name="PreformattedText" style:family="paragraph">
      <style:text-properties fo:font-size="11pt" style:font-size-asian="11pt" style:font-size-complex="11pt"/>
    </style:style>
    <style:style style:name="P2718" style:parent-style-name="PreformattedText" style:family="paragraph">
      <style:text-properties fo:font-size="11pt" style:font-size-asian="11pt" style:font-size-complex="11pt"/>
    </style:style>
    <style:style style:name="P2719" style:parent-style-name="PreformattedText" style:family="paragraph">
      <style:text-properties fo:font-size="11pt" style:font-size-asian="11pt" style:font-size-complex="11pt"/>
    </style:style>
    <style:style style:name="P2720" style:parent-style-name="PreformattedText" style:family="paragraph">
      <style:text-properties fo:font-size="11pt" style:font-size-asian="11pt" style:font-size-complex="11pt"/>
    </style:style>
    <style:style style:name="P2721" style:parent-style-name="PreformattedText" style:family="paragraph">
      <style:text-properties fo:font-size="11pt" style:font-size-asian="11pt" style:font-size-complex="11pt"/>
    </style:style>
    <style:style style:name="P2722" style:parent-style-name="PreformattedText" style:family="paragraph">
      <style:text-properties fo:font-size="11pt" style:font-size-asian="11pt" style:font-size-complex="11pt"/>
    </style:style>
    <style:style style:name="P2723" style:parent-style-name="PreformattedText" style:family="paragraph">
      <style:text-properties fo:font-size="11pt" style:font-size-asian="11pt" style:font-size-complex="11pt"/>
    </style:style>
    <style:style style:name="P2724" style:parent-style-name="PreformattedText" style:family="paragraph">
      <style:text-properties fo:font-size="11pt" style:font-size-asian="11pt" style:font-size-complex="11pt"/>
    </style:style>
    <style:style style:name="P2725" style:parent-style-name="PreformattedText" style:family="paragraph">
      <style:text-properties fo:font-size="11pt" style:font-size-asian="11pt" style:font-size-complex="11pt"/>
    </style:style>
    <style:style style:name="P2726" style:parent-style-name="PreformattedText" style:family="paragraph">
      <style:text-properties fo:font-size="11pt" style:font-size-asian="11pt" style:font-size-complex="11pt"/>
    </style:style>
    <style:style style:name="P2727" style:parent-style-name="PreformattedText" style:family="paragraph">
      <style:text-properties fo:font-size="11pt" style:font-size-asian="11pt" style:font-size-complex="11pt"/>
    </style:style>
    <style:style style:name="P2728" style:parent-style-name="PreformattedText" style:family="paragraph">
      <style:text-properties fo:font-size="11pt" style:font-size-asian="11pt" style:font-size-complex="11pt"/>
    </style:style>
    <style:style style:name="P2729" style:parent-style-name="PreformattedText" style:family="paragraph">
      <style:text-properties fo:font-size="11pt" style:font-size-asian="11pt" style:font-size-complex="11pt"/>
    </style:style>
    <style:style style:name="P2730" style:parent-style-name="PreformattedText" style:family="paragraph">
      <style:text-properties fo:font-size="11pt" style:font-size-asian="11pt" style:font-size-complex="11pt"/>
    </style:style>
    <style:style style:name="P2731" style:parent-style-name="PreformattedText" style:family="paragraph">
      <style:text-properties fo:font-size="11pt" style:font-size-asian="11pt" style:font-size-complex="11pt"/>
    </style:style>
    <style:style style:name="P2732" style:parent-style-name="PreformattedText" style:family="paragraph">
      <style:text-properties fo:font-size="11pt" style:font-size-asian="11pt" style:font-size-complex="11pt"/>
    </style:style>
    <style:style style:name="P2733" style:parent-style-name="PreformattedText" style:family="paragraph">
      <style:text-properties fo:font-size="11pt" style:font-size-asian="11pt" style:font-size-complex="11pt"/>
    </style:style>
    <style:style style:name="P2734" style:parent-style-name="PreformattedText" style:family="paragraph">
      <style:text-properties fo:font-size="11pt" style:font-size-asian="11pt" style:font-size-complex="11pt"/>
    </style:style>
    <style:style style:name="P2735" style:parent-style-name="PreformattedText" style:family="paragraph">
      <style:text-properties fo:font-size="11pt" style:font-size-asian="11pt" style:font-size-complex="11pt"/>
    </style:style>
    <style:style style:name="P2736" style:parent-style-name="PreformattedText" style:family="paragraph">
      <style:text-properties fo:font-size="11pt" style:font-size-asian="11pt" style:font-size-complex="11pt"/>
    </style:style>
    <style:style style:name="P2737" style:parent-style-name="PreformattedText" style:family="paragraph">
      <style:text-properties fo:font-size="11pt" style:font-size-asian="11pt" style:font-size-complex="11pt"/>
    </style:style>
    <style:style style:name="P2738" style:parent-style-name="PreformattedText" style:family="paragraph">
      <style:text-properties fo:font-size="11pt" style:font-size-asian="11pt" style:font-size-complex="11pt"/>
    </style:style>
    <style:style style:name="P2739" style:parent-style-name="PreformattedText" style:family="paragraph">
      <style:text-properties fo:font-size="11pt" style:font-size-asian="11pt" style:font-size-complex="11pt"/>
    </style:style>
    <style:style style:name="P2740" style:parent-style-name="PreformattedText" style:family="paragraph">
      <style:text-properties fo:font-size="11pt" style:font-size-asian="11pt" style:font-size-complex="11pt"/>
    </style:style>
    <style:style style:name="P2741" style:parent-style-name="PreformattedText" style:family="paragraph">
      <style:text-properties fo:font-size="11pt" style:font-size-asian="11pt" style:font-size-complex="11pt"/>
    </style:style>
    <style:style style:name="P2742" style:parent-style-name="PreformattedText" style:family="paragraph">
      <style:text-properties fo:font-size="11pt" style:font-size-asian="11pt" style:font-size-complex="11pt"/>
    </style:style>
    <style:style style:name="P2743" style:parent-style-name="PreformattedText" style:family="paragraph">
      <style:text-properties fo:font-size="11pt" style:font-size-asian="11pt" style:font-size-complex="11pt"/>
    </style:style>
    <style:style style:name="P2744" style:parent-style-name="PreformattedText" style:family="paragraph">
      <style:text-properties fo:font-size="11pt" style:font-size-asian="11pt" style:font-size-complex="11pt"/>
    </style:style>
    <style:style style:name="P2745" style:parent-style-name="PreformattedText" style:family="paragraph">
      <style:text-properties fo:font-size="11pt" style:font-size-asian="11pt" style:font-size-complex="11pt"/>
    </style:style>
    <style:style style:name="P2746" style:parent-style-name="PreformattedText" style:family="paragraph">
      <style:text-properties fo:font-size="11pt" style:font-size-asian="11pt" style:font-size-complex="11pt"/>
    </style:style>
    <style:style style:name="P2747" style:parent-style-name="PreformattedText" style:family="paragraph">
      <style:text-properties fo:font-size="11pt" style:font-size-asian="11pt" style:font-size-complex="11pt"/>
    </style:style>
    <style:style style:name="P2748" style:parent-style-name="PreformattedText" style:family="paragraph">
      <style:text-properties fo:font-size="11pt" style:font-size-asian="11pt" style:font-size-complex="11pt"/>
    </style:style>
    <style:style style:name="P2749" style:parent-style-name="PreformattedText" style:family="paragraph">
      <style:text-properties fo:font-size="11pt" style:font-size-asian="11pt" style:font-size-complex="11pt"/>
    </style:style>
    <style:style style:name="P2750" style:parent-style-name="PreformattedText" style:family="paragraph">
      <style:text-properties fo:font-size="11pt" style:font-size-asian="11pt" style:font-size-complex="11pt"/>
    </style:style>
    <style:style style:name="P2751" style:parent-style-name="PreformattedText" style:family="paragraph">
      <style:text-properties fo:font-size="11pt" style:font-size-asian="11pt" style:font-size-complex="11pt"/>
    </style:style>
    <style:style style:name="P2752" style:parent-style-name="PreformattedText" style:family="paragraph">
      <style:text-properties fo:font-size="11pt" style:font-size-asian="11pt" style:font-size-complex="11pt"/>
    </style:style>
    <style:style style:name="P2753" style:parent-style-name="PreformattedText" style:family="paragraph">
      <style:text-properties fo:font-size="11pt" style:font-size-asian="11pt" style:font-size-complex="11pt"/>
    </style:style>
    <style:style style:name="P2754" style:parent-style-name="PreformattedText" style:family="paragraph">
      <style:text-properties fo:font-size="11pt" style:font-size-asian="11pt" style:font-size-complex="11pt"/>
    </style:style>
    <style:style style:name="P2755" style:parent-style-name="PreformattedText" style:family="paragraph">
      <style:text-properties fo:font-size="11pt" style:font-size-asian="11pt" style:font-size-complex="11pt"/>
    </style:style>
    <style:style style:name="P2756" style:parent-style-name="PreformattedText" style:family="paragraph">
      <style:text-properties fo:font-size="11pt" style:font-size-asian="11pt" style:font-size-complex="11pt"/>
    </style:style>
    <style:style style:name="P2757" style:parent-style-name="PreformattedText" style:family="paragraph">
      <style:text-properties fo:font-size="11pt" style:font-size-asian="11pt" style:font-size-complex="11pt"/>
    </style:style>
    <style:style style:name="P2758" style:parent-style-name="PreformattedText" style:family="paragraph">
      <style:text-properties fo:font-size="11pt" style:font-size-asian="11pt" style:font-size-complex="11pt"/>
    </style:style>
    <style:style style:name="P2759" style:parent-style-name="PreformattedText" style:family="paragraph">
      <style:text-properties fo:font-size="11pt" style:font-size-asian="11pt" style:font-size-complex="11pt"/>
    </style:style>
    <style:style style:name="P2760" style:parent-style-name="PreformattedText" style:family="paragraph">
      <style:text-properties fo:font-size="11pt" style:font-size-asian="11pt" style:font-size-complex="11pt"/>
    </style:style>
    <style:style style:name="P2761" style:parent-style-name="PreformattedText" style:family="paragraph">
      <style:text-properties fo:font-size="11pt" style:font-size-asian="11pt" style:font-size-complex="11pt"/>
    </style:style>
    <style:style style:name="P2762" style:parent-style-name="PreformattedText" style:family="paragraph">
      <style:text-properties fo:font-size="11pt" style:font-size-asian="11pt" style:font-size-complex="11pt"/>
    </style:style>
    <style:style style:name="P2763" style:parent-style-name="PreformattedText" style:family="paragraph">
      <style:text-properties fo:font-size="11pt" style:font-size-asian="11pt" style:font-size-complex="11pt"/>
    </style:style>
    <style:style style:name="P2764" style:parent-style-name="PreformattedText" style:family="paragraph">
      <style:text-properties fo:font-size="11pt" style:font-size-asian="11pt" style:font-size-complex="11pt"/>
    </style:style>
    <style:style style:name="P2765" style:parent-style-name="PreformattedText" style:family="paragraph">
      <style:text-properties fo:font-size="11pt" style:font-size-asian="11pt" style:font-size-complex="11pt"/>
    </style:style>
    <style:style style:name="P2766" style:parent-style-name="PreformattedText" style:family="paragraph">
      <style:text-properties fo:font-size="11pt" style:font-size-asian="11pt" style:font-size-complex="11pt"/>
    </style:style>
    <style:style style:name="P2767" style:parent-style-name="PreformattedText" style:family="paragraph">
      <style:text-properties fo:font-size="11pt" style:font-size-asian="11pt" style:font-size-complex="11pt"/>
    </style:style>
    <style:style style:name="P2768" style:parent-style-name="PreformattedText" style:family="paragraph">
      <style:text-properties fo:font-size="11pt" style:font-size-asian="11pt" style:font-size-complex="11pt"/>
    </style:style>
    <style:style style:name="P2769" style:parent-style-name="PreformattedText" style:family="paragraph">
      <style:text-properties fo:font-size="11pt" style:font-size-asian="11pt" style:font-size-complex="11pt"/>
    </style:style>
    <style:style style:name="P2770" style:parent-style-name="PreformattedText" style:family="paragraph">
      <style:text-properties fo:font-size="11pt" style:font-size-asian="11pt" style:font-size-complex="11pt"/>
    </style:style>
    <style:style style:name="P2771" style:parent-style-name="PreformattedText" style:family="paragraph">
      <style:text-properties fo:font-size="11pt" style:font-size-asian="11pt" style:font-size-complex="11pt"/>
    </style:style>
    <style:style style:name="P2772" style:parent-style-name="PreformattedText" style:family="paragraph">
      <style:text-properties fo:font-size="11pt" style:font-size-asian="11pt" style:font-size-complex="11pt"/>
    </style:style>
    <style:style style:name="P2773" style:parent-style-name="PreformattedText" style:family="paragraph">
      <style:text-properties fo:font-size="11pt" style:font-size-asian="11pt" style:font-size-complex="11pt"/>
    </style:style>
    <style:style style:name="P2774" style:parent-style-name="PreformattedText" style:family="paragraph">
      <style:text-properties fo:font-size="11pt" style:font-size-asian="11pt" style:font-size-complex="11pt"/>
    </style:style>
    <style:style style:name="P2775" style:parent-style-name="PreformattedText" style:family="paragraph">
      <style:text-properties fo:font-size="11pt" style:font-size-asian="11pt" style:font-size-complex="11pt"/>
    </style:style>
    <style:style style:name="P2776" style:parent-style-name="PreformattedText" style:family="paragraph">
      <style:text-properties fo:font-size="11pt" style:font-size-asian="11pt" style:font-size-complex="11pt"/>
    </style:style>
    <style:style style:name="P2777" style:parent-style-name="PreformattedText" style:family="paragraph">
      <style:text-properties fo:font-size="11pt" style:font-size-asian="11pt" style:font-size-complex="11pt"/>
    </style:style>
    <style:style style:name="P2778" style:parent-style-name="PreformattedText" style:family="paragraph">
      <style:text-properties fo:font-size="11pt" style:font-size-asian="11pt" style:font-size-complex="11pt"/>
    </style:style>
    <style:style style:name="P2779" style:parent-style-name="PreformattedText" style:family="paragraph">
      <style:text-properties fo:font-size="11pt" style:font-size-asian="11pt" style:font-size-complex="11pt"/>
    </style:style>
    <style:style style:name="P2780" style:parent-style-name="PreformattedText" style:family="paragraph">
      <style:text-properties fo:font-size="11pt" style:font-size-asian="11pt" style:font-size-complex="11pt"/>
    </style:style>
    <style:style style:name="P2781" style:parent-style-name="PreformattedText" style:family="paragraph">
      <style:text-properties fo:font-size="11pt" style:font-size-asian="11pt" style:font-size-complex="11pt"/>
    </style:style>
    <style:style style:name="P2782" style:parent-style-name="PreformattedText" style:family="paragraph">
      <style:text-properties fo:font-size="11pt" style:font-size-asian="11pt" style:font-size-complex="11pt"/>
    </style:style>
    <style:style style:name="P2783" style:parent-style-name="PreformattedText" style:family="paragraph">
      <style:text-properties fo:font-size="11pt" style:font-size-asian="11pt" style:font-size-complex="11pt"/>
    </style:style>
    <style:style style:name="P2784" style:parent-style-name="PreformattedText" style:family="paragraph">
      <style:text-properties fo:font-size="11pt" style:font-size-asian="11pt" style:font-size-complex="11pt"/>
    </style:style>
    <style:style style:name="P2785" style:parent-style-name="PreformattedText" style:family="paragraph">
      <style:text-properties fo:font-size="11pt" style:font-size-asian="11pt" style:font-size-complex="11pt"/>
    </style:style>
    <style:style style:name="P2786" style:parent-style-name="PreformattedText" style:family="paragraph">
      <style:text-properties fo:font-size="11pt" style:font-size-asian="11pt" style:font-size-complex="11pt"/>
    </style:style>
    <style:style style:name="P2787" style:parent-style-name="PreformattedText" style:family="paragraph">
      <style:text-properties fo:font-size="11pt" style:font-size-asian="11pt" style:font-size-complex="11pt"/>
    </style:style>
    <style:style style:name="P2788" style:parent-style-name="PreformattedText" style:family="paragraph">
      <style:text-properties fo:font-size="11pt" style:font-size-asian="11pt" style:font-size-complex="11pt"/>
    </style:style>
    <style:style style:name="P2789" style:parent-style-name="PreformattedText" style:family="paragraph">
      <style:text-properties fo:font-size="11pt" style:font-size-asian="11pt" style:font-size-complex="11pt"/>
    </style:style>
    <style:style style:name="P2790" style:parent-style-name="PreformattedText" style:family="paragraph">
      <style:text-properties fo:font-size="11pt" style:font-size-asian="11pt" style:font-size-complex="11pt"/>
    </style:style>
    <style:style style:name="P2791" style:parent-style-name="PreformattedText" style:family="paragraph">
      <style:text-properties fo:font-size="11pt" style:font-size-asian="11pt" style:font-size-complex="11pt"/>
    </style:style>
    <style:style style:name="P2792" style:parent-style-name="PreformattedText" style:family="paragraph">
      <style:text-properties fo:font-size="11pt" style:font-size-asian="11pt" style:font-size-complex="11pt"/>
    </style:style>
    <style:style style:name="P2793" style:parent-style-name="PreformattedText" style:family="paragraph">
      <style:text-properties fo:font-size="11pt" style:font-size-asian="11pt" style:font-size-complex="11pt"/>
    </style:style>
    <style:style style:name="P2794" style:parent-style-name="PreformattedText" style:family="paragraph">
      <style:text-properties fo:font-size="11pt" style:font-size-asian="11pt" style:font-size-complex="11pt"/>
    </style:style>
    <style:style style:name="P2795" style:parent-style-name="PreformattedText" style:family="paragraph">
      <style:text-properties fo:font-size="11pt" style:font-size-asian="11pt" style:font-size-complex="11pt"/>
    </style:style>
    <style:style style:name="P2796" style:parent-style-name="PreformattedText" style:family="paragraph">
      <style:text-properties fo:font-size="11pt" style:font-size-asian="11pt" style:font-size-complex="11pt"/>
    </style:style>
    <style:style style:name="P2797" style:parent-style-name="PreformattedText" style:family="paragraph">
      <style:text-properties fo:font-size="11pt" style:font-size-asian="11pt" style:font-size-complex="11pt"/>
    </style:style>
    <style:style style:name="P2798" style:parent-style-name="PreformattedText" style:family="paragraph">
      <style:text-properties fo:font-size="11pt" style:font-size-asian="11pt" style:font-size-complex="11pt"/>
    </style:style>
    <style:style style:name="P2799" style:parent-style-name="PreformattedText" style:family="paragraph">
      <style:text-properties fo:font-size="11pt" style:font-size-asian="11pt" style:font-size-complex="11pt"/>
    </style:style>
    <style:style style:name="P2800" style:parent-style-name="PreformattedText" style:family="paragraph">
      <style:text-properties fo:font-size="11pt" style:font-size-asian="11pt" style:font-size-complex="11pt"/>
    </style:style>
    <style:style style:name="P2801" style:parent-style-name="PreformattedText" style:family="paragraph">
      <style:text-properties fo:font-size="11pt" style:font-size-asian="11pt" style:font-size-complex="11pt"/>
    </style:style>
    <style:style style:name="P2802" style:parent-style-name="PreformattedText" style:family="paragraph">
      <style:text-properties fo:font-size="11pt" style:font-size-asian="11pt" style:font-size-complex="11pt"/>
    </style:style>
    <style:style style:name="P2803" style:parent-style-name="PreformattedText" style:family="paragraph">
      <style:text-properties fo:font-size="11pt" style:font-size-asian="11pt" style:font-size-complex="11pt"/>
    </style:style>
    <style:style style:name="P2804" style:parent-style-name="PreformattedText" style:family="paragraph">
      <style:text-properties fo:font-size="11pt" style:font-size-asian="11pt" style:font-size-complex="11pt"/>
    </style:style>
    <style:style style:name="P2805" style:parent-style-name="PreformattedText" style:family="paragraph">
      <style:text-properties fo:font-size="11pt" style:font-size-asian="11pt" style:font-size-complex="11pt"/>
    </style:style>
    <style:style style:name="P2806" style:parent-style-name="PreformattedText" style:family="paragraph">
      <style:text-properties fo:font-size="11pt" style:font-size-asian="11pt" style:font-size-complex="11pt"/>
    </style:style>
    <style:style style:name="P2807" style:parent-style-name="PreformattedText" style:family="paragraph">
      <style:text-properties fo:font-size="11pt" style:font-size-asian="11pt" style:font-size-complex="11pt"/>
    </style:style>
    <style:style style:name="P2808" style:parent-style-name="PreformattedText" style:family="paragraph">
      <style:text-properties fo:font-size="11pt" style:font-size-asian="11pt" style:font-size-complex="11pt"/>
    </style:style>
    <style:style style:name="P2809" style:parent-style-name="PreformattedText" style:family="paragraph">
      <style:text-properties fo:font-size="11pt" style:font-size-asian="11pt" style:font-size-complex="11pt"/>
    </style:style>
    <style:style style:name="P2810" style:parent-style-name="PreformattedText" style:family="paragraph">
      <style:text-properties fo:font-size="11pt" style:font-size-asian="11pt" style:font-size-complex="11pt"/>
    </style:style>
    <style:style style:name="P2811" style:parent-style-name="PreformattedText" style:family="paragraph">
      <style:text-properties fo:font-size="11pt" style:font-size-asian="11pt" style:font-size-complex="11pt"/>
    </style:style>
    <style:style style:name="P2812" style:parent-style-name="PreformattedText" style:family="paragraph">
      <style:text-properties fo:font-size="11pt" style:font-size-asian="11pt" style:font-size-complex="11pt"/>
    </style:style>
    <style:style style:name="P2813" style:parent-style-name="PreformattedText" style:family="paragraph">
      <style:text-properties fo:font-size="11pt" style:font-size-asian="11pt" style:font-size-complex="11pt"/>
    </style:style>
    <style:style style:name="P2814" style:parent-style-name="PreformattedText" style:family="paragraph">
      <style:text-properties fo:font-size="11pt" style:font-size-asian="11pt" style:font-size-complex="11pt"/>
    </style:style>
    <style:style style:name="P2815" style:parent-style-name="PreformattedText" style:family="paragraph">
      <style:text-properties fo:font-size="11pt" style:font-size-asian="11pt" style:font-size-complex="11pt"/>
    </style:style>
    <style:style style:name="P2816" style:parent-style-name="PreformattedText" style:family="paragraph">
      <style:text-properties fo:font-size="11pt" style:font-size-asian="11pt" style:font-size-complex="11pt"/>
    </style:style>
    <style:style style:name="P2817" style:parent-style-name="PreformattedText" style:family="paragraph">
      <style:text-properties fo:font-size="11pt" style:font-size-asian="11pt" style:font-size-complex="11pt"/>
    </style:style>
    <style:style style:name="P2818" style:parent-style-name="PreformattedText" style:family="paragraph">
      <style:text-properties fo:font-size="11pt" style:font-size-asian="11pt" style:font-size-complex="11pt"/>
    </style:style>
    <style:style style:name="P2819" style:parent-style-name="PreformattedText" style:family="paragraph">
      <style:text-properties fo:font-size="11pt" style:font-size-asian="11pt" style:font-size-complex="11pt"/>
    </style:style>
    <style:style style:name="P2820" style:parent-style-name="PreformattedText" style:family="paragraph">
      <style:text-properties fo:font-size="11pt" style:font-size-asian="11pt" style:font-size-complex="11pt"/>
    </style:style>
    <style:style style:name="P2821" style:parent-style-name="PreformattedText" style:family="paragraph">
      <style:text-properties fo:font-size="11pt" style:font-size-asian="11pt" style:font-size-complex="11pt"/>
    </style:style>
    <style:style style:name="P2822" style:parent-style-name="PreformattedText" style:family="paragraph">
      <style:text-properties fo:font-size="11pt" style:font-size-asian="11pt" style:font-size-complex="11pt"/>
    </style:style>
    <style:style style:name="P2823" style:parent-style-name="PreformattedText" style:family="paragraph">
      <style:text-properties fo:font-size="11pt" style:font-size-asian="11pt" style:font-size-complex="11pt"/>
    </style:style>
    <style:style style:name="P2824" style:parent-style-name="PreformattedText" style:family="paragraph">
      <style:text-properties fo:font-size="11pt" style:font-size-asian="11pt" style:font-size-complex="11pt"/>
    </style:style>
    <style:style style:name="P2825" style:parent-style-name="PreformattedText" style:family="paragraph">
      <style:text-properties fo:font-size="11pt" style:font-size-asian="11pt" style:font-size-complex="11pt"/>
    </style:style>
    <style:style style:name="P2826" style:parent-style-name="PreformattedText" style:family="paragraph">
      <style:text-properties fo:font-size="11pt" style:font-size-asian="11pt" style:font-size-complex="11pt"/>
    </style:style>
    <style:style style:name="P2827" style:parent-style-name="PreformattedText" style:family="paragraph">
      <style:text-properties fo:font-size="11pt" style:font-size-asian="11pt" style:font-size-complex="11pt"/>
    </style:style>
    <style:style style:name="P2828" style:parent-style-name="PreformattedText" style:family="paragraph">
      <style:text-properties fo:font-size="11pt" style:font-size-asian="11pt" style:font-size-complex="11pt"/>
    </style:style>
    <style:style style:name="P2829" style:parent-style-name="PreformattedText" style:family="paragraph">
      <style:text-properties fo:font-size="11pt" style:font-size-asian="11pt" style:font-size-complex="11pt"/>
    </style:style>
    <style:style style:name="P2830" style:parent-style-name="PreformattedText" style:family="paragraph">
      <style:text-properties fo:font-size="11pt" style:font-size-asian="11pt" style:font-size-complex="11pt"/>
    </style:style>
    <style:style style:name="P2831" style:parent-style-name="PreformattedText" style:family="paragraph">
      <style:text-properties fo:font-size="11pt" style:font-size-asian="11pt" style:font-size-complex="11pt"/>
    </style:style>
    <style:style style:name="P2832" style:parent-style-name="PreformattedText" style:family="paragraph">
      <style:text-properties fo:font-size="11pt" style:font-size-asian="11pt" style:font-size-complex="11pt"/>
    </style:style>
    <style:style style:name="P2833" style:parent-style-name="PreformattedText" style:family="paragraph">
      <style:text-properties fo:font-size="11pt" style:font-size-asian="11pt" style:font-size-complex="11pt"/>
    </style:style>
    <style:style style:name="P2834" style:parent-style-name="PreformattedText" style:family="paragraph">
      <style:text-properties fo:font-size="11pt" style:font-size-asian="11pt" style:font-size-complex="11pt"/>
    </style:style>
    <style:style style:name="P2835" style:parent-style-name="PreformattedText" style:family="paragraph">
      <style:text-properties fo:font-size="11pt" style:font-size-asian="11pt" style:font-size-complex="11pt"/>
    </style:style>
    <style:style style:name="P2836" style:parent-style-name="PreformattedText" style:family="paragraph">
      <style:text-properties fo:font-size="11pt" style:font-size-asian="11pt" style:font-size-complex="11pt"/>
    </style:style>
    <style:style style:name="P2837" style:parent-style-name="PreformattedText" style:family="paragraph">
      <style:text-properties fo:font-size="11pt" style:font-size-asian="11pt" style:font-size-complex="11pt"/>
    </style:style>
    <style:style style:name="P2838" style:parent-style-name="PreformattedText" style:family="paragraph">
      <style:text-properties fo:font-size="11pt" style:font-size-asian="11pt" style:font-size-complex="11pt"/>
    </style:style>
    <style:style style:name="P2839" style:parent-style-name="PreformattedText" style:family="paragraph">
      <style:text-properties fo:font-size="11pt" style:font-size-asian="11pt" style:font-size-complex="11pt"/>
    </style:style>
    <style:style style:name="P2840" style:parent-style-name="PreformattedText" style:family="paragraph">
      <style:text-properties fo:font-size="11pt" style:font-size-asian="11pt" style:font-size-complex="11pt"/>
    </style:style>
    <style:style style:name="P2841" style:parent-style-name="PreformattedText" style:family="paragraph">
      <style:text-properties fo:font-size="11pt" style:font-size-asian="11pt" style:font-size-complex="11pt"/>
    </style:style>
    <style:style style:name="P2842" style:parent-style-name="PreformattedText" style:family="paragraph">
      <style:text-properties fo:font-size="11pt" style:font-size-asian="11pt" style:font-size-complex="11pt"/>
    </style:style>
    <style:style style:name="P2843" style:parent-style-name="PreformattedText" style:family="paragraph">
      <style:text-properties fo:font-size="11pt" style:font-size-asian="11pt" style:font-size-complex="11pt"/>
    </style:style>
    <style:style style:name="P2844" style:parent-style-name="PreformattedText" style:family="paragraph">
      <style:text-properties fo:font-size="11pt" style:font-size-asian="11pt" style:font-size-complex="11pt"/>
    </style:style>
    <style:style style:name="P2845" style:parent-style-name="PreformattedText" style:family="paragraph">
      <style:text-properties fo:font-size="11pt" style:font-size-asian="11pt" style:font-size-complex="11pt"/>
    </style:style>
    <style:style style:name="P2846" style:parent-style-name="PreformattedText" style:family="paragraph">
      <style:text-properties fo:font-size="11pt" style:font-size-asian="11pt" style:font-size-complex="11pt"/>
    </style:style>
    <style:style style:name="P2847" style:parent-style-name="PreformattedText" style:family="paragraph">
      <style:text-properties fo:font-size="11pt" style:font-size-asian="11pt" style:font-size-complex="11pt"/>
    </style:style>
    <style:style style:name="P2848" style:parent-style-name="PreformattedText" style:family="paragraph">
      <style:text-properties fo:font-size="11pt" style:font-size-asian="11pt" style:font-size-complex="11pt"/>
    </style:style>
    <style:style style:name="P2849" style:parent-style-name="PreformattedText" style:family="paragraph">
      <style:text-properties fo:font-size="11pt" style:font-size-asian="11pt" style:font-size-complex="11pt"/>
    </style:style>
    <style:style style:name="P2850" style:parent-style-name="PreformattedText" style:family="paragraph">
      <style:text-properties fo:font-size="11pt" style:font-size-asian="11pt" style:font-size-complex="11pt"/>
    </style:style>
    <style:style style:name="P2851" style:parent-style-name="PreformattedText" style:family="paragraph">
      <style:text-properties fo:font-size="11pt" style:font-size-asian="11pt" style:font-size-complex="11pt"/>
    </style:style>
    <style:style style:name="P2852" style:parent-style-name="PreformattedText" style:family="paragraph">
      <style:text-properties fo:font-size="11pt" style:font-size-asian="11pt" style:font-size-complex="11pt"/>
    </style:style>
    <style:style style:name="P2853" style:parent-style-name="PreformattedText" style:family="paragraph">
      <style:text-properties fo:font-size="11pt" style:font-size-asian="11pt" style:font-size-complex="11pt"/>
    </style:style>
    <style:style style:name="P2854" style:parent-style-name="PreformattedText" style:family="paragraph">
      <style:text-properties fo:font-size="11pt" style:font-size-asian="11pt" style:font-size-complex="11pt"/>
    </style:style>
    <style:style style:name="P2855" style:parent-style-name="PreformattedText" style:family="paragraph">
      <style:text-properties fo:font-size="11pt" style:font-size-asian="11pt" style:font-size-complex="11pt"/>
    </style:style>
    <style:style style:name="P2856" style:parent-style-name="PreformattedText" style:family="paragraph">
      <style:text-properties fo:font-size="11pt" style:font-size-asian="11pt" style:font-size-complex="11pt"/>
    </style:style>
    <style:style style:name="P2857" style:parent-style-name="PreformattedText" style:family="paragraph">
      <style:text-properties fo:font-size="11pt" style:font-size-asian="11pt" style:font-size-complex="11pt"/>
    </style:style>
    <style:style style:name="P2858" style:parent-style-name="PreformattedText" style:family="paragraph">
      <style:text-properties fo:font-size="11pt" style:font-size-asian="11pt" style:font-size-complex="11pt"/>
    </style:style>
    <style:style style:name="P2859" style:parent-style-name="PreformattedText" style:family="paragraph">
      <style:text-properties fo:font-size="11pt" style:font-size-asian="11pt" style:font-size-complex="11pt"/>
    </style:style>
    <style:style style:name="P2860" style:parent-style-name="PreformattedText" style:family="paragraph">
      <style:text-properties fo:font-size="11pt" style:font-size-asian="11pt" style:font-size-complex="11pt"/>
    </style:style>
    <style:style style:name="P2861" style:parent-style-name="PreformattedText" style:family="paragraph">
      <style:text-properties fo:font-size="11pt" style:font-size-asian="11pt" style:font-size-complex="11pt"/>
    </style:style>
    <style:style style:name="P2862" style:parent-style-name="PreformattedText" style:family="paragraph">
      <style:text-properties fo:font-size="11pt" style:font-size-asian="11pt" style:font-size-complex="11pt"/>
    </style:style>
    <style:style style:name="P2863" style:parent-style-name="PreformattedText" style:family="paragraph">
      <style:text-properties fo:font-size="11pt" style:font-size-asian="11pt" style:font-size-complex="11pt"/>
    </style:style>
    <style:style style:name="P2864" style:parent-style-name="PreformattedText" style:family="paragraph">
      <style:text-properties fo:font-size="11pt" style:font-size-asian="11pt" style:font-size-complex="11pt"/>
    </style:style>
    <style:style style:name="P2865" style:parent-style-name="PreformattedText" style:family="paragraph">
      <style:text-properties fo:font-size="11pt" style:font-size-asian="11pt" style:font-size-complex="11pt"/>
    </style:style>
    <style:style style:name="P2866" style:parent-style-name="PreformattedText" style:family="paragraph">
      <style:text-properties fo:font-size="11pt" style:font-size-asian="11pt" style:font-size-complex="11pt"/>
    </style:style>
    <style:style style:name="P2867" style:parent-style-name="PreformattedText" style:family="paragraph">
      <style:text-properties fo:font-size="11pt" style:font-size-asian="11pt" style:font-size-complex="11pt"/>
    </style:style>
    <style:style style:name="P2868" style:parent-style-name="PreformattedText" style:family="paragraph">
      <style:text-properties fo:font-size="11pt" style:font-size-asian="11pt" style:font-size-complex="11pt"/>
    </style:style>
    <style:style style:name="P2869" style:parent-style-name="PreformattedText" style:family="paragraph">
      <style:text-properties fo:font-size="11pt" style:font-size-asian="11pt" style:font-size-complex="11pt"/>
    </style:style>
    <style:style style:name="P2870" style:parent-style-name="PreformattedText" style:family="paragraph">
      <style:text-properties fo:font-size="11pt" style:font-size-asian="11pt" style:font-size-complex="11pt"/>
    </style:style>
    <style:style style:name="P2871" style:parent-style-name="PreformattedText" style:family="paragraph">
      <style:text-properties fo:font-size="11pt" style:font-size-asian="11pt" style:font-size-complex="11pt"/>
    </style:style>
    <style:style style:name="P2872" style:parent-style-name="PreformattedText" style:family="paragraph">
      <style:text-properties fo:font-size="11pt" style:font-size-asian="11pt" style:font-size-complex="11pt"/>
    </style:style>
    <style:style style:name="P2873" style:parent-style-name="PreformattedText" style:family="paragraph">
      <style:text-properties fo:font-size="11pt" style:font-size-asian="11pt" style:font-size-complex="11pt"/>
    </style:style>
    <style:style style:name="P2874" style:parent-style-name="PreformattedText" style:family="paragraph">
      <style:text-properties fo:font-size="11pt" style:font-size-asian="11pt" style:font-size-complex="11pt"/>
    </style:style>
    <style:style style:name="P2875" style:parent-style-name="PreformattedText" style:family="paragraph">
      <style:text-properties fo:font-size="11pt" style:font-size-asian="11pt" style:font-size-complex="11pt"/>
    </style:style>
    <style:style style:name="P2876" style:parent-style-name="PreformattedText" style:family="paragraph">
      <style:text-properties fo:font-size="11pt" style:font-size-asian="11pt" style:font-size-complex="11pt"/>
    </style:style>
    <style:style style:name="P2877" style:parent-style-name="PreformattedText" style:family="paragraph">
      <style:text-properties fo:font-size="11pt" style:font-size-asian="11pt" style:font-size-complex="11pt"/>
    </style:style>
    <style:style style:name="P2878" style:parent-style-name="PreformattedText" style:family="paragraph">
      <style:text-properties fo:font-size="11pt" style:font-size-asian="11pt" style:font-size-complex="11pt"/>
    </style:style>
    <style:style style:name="P2879" style:parent-style-name="PreformattedText" style:family="paragraph">
      <style:text-properties fo:font-size="11pt" style:font-size-asian="11pt" style:font-size-complex="11pt"/>
    </style:style>
    <style:style style:name="P2880" style:parent-style-name="PreformattedText" style:family="paragraph">
      <style:text-properties fo:font-size="11pt" style:font-size-asian="11pt" style:font-size-complex="11pt"/>
    </style:style>
    <style:style style:name="P2881" style:parent-style-name="PreformattedText" style:family="paragraph">
      <style:text-properties fo:font-size="11pt" style:font-size-asian="11pt" style:font-size-complex="11pt"/>
    </style:style>
    <style:style style:name="P2882" style:parent-style-name="PreformattedText" style:family="paragraph">
      <style:text-properties fo:font-size="11pt" style:font-size-asian="11pt" style:font-size-complex="11pt"/>
    </style:style>
    <style:style style:name="P2883" style:parent-style-name="PreformattedText" style:family="paragraph">
      <style:text-properties fo:font-size="11pt" style:font-size-asian="11pt" style:font-size-complex="11pt"/>
    </style:style>
    <style:style style:name="P2884" style:parent-style-name="PreformattedText" style:family="paragraph">
      <style:text-properties fo:font-size="11pt" style:font-size-asian="11pt" style:font-size-complex="11pt"/>
    </style:style>
    <style:style style:name="P2885" style:parent-style-name="PreformattedText" style:family="paragraph">
      <style:text-properties fo:font-size="11pt" style:font-size-asian="11pt" style:font-size-complex="11pt"/>
    </style:style>
    <style:style style:name="P2886" style:parent-style-name="PreformattedText" style:family="paragraph">
      <style:text-properties fo:font-size="11pt" style:font-size-asian="11pt" style:font-size-complex="11pt"/>
    </style:style>
    <style:style style:name="P2887" style:parent-style-name="PreformattedText" style:family="paragraph">
      <style:text-properties fo:font-size="11pt" style:font-size-asian="11pt" style:font-size-complex="11pt"/>
    </style:style>
    <style:style style:name="P2888" style:parent-style-name="PreformattedText" style:family="paragraph">
      <style:text-properties fo:font-size="11pt" style:font-size-asian="11pt" style:font-size-complex="11pt"/>
    </style:style>
    <style:style style:name="P2889" style:parent-style-name="PreformattedText" style:family="paragraph">
      <style:text-properties fo:font-size="11pt" style:font-size-asian="11pt" style:font-size-complex="11pt"/>
    </style:style>
    <style:style style:name="P2890" style:parent-style-name="PreformattedText" style:family="paragraph">
      <style:text-properties fo:font-size="11pt" style:font-size-asian="11pt" style:font-size-complex="11pt"/>
    </style:style>
    <style:style style:name="P2891" style:parent-style-name="PreformattedText" style:family="paragraph">
      <style:text-properties fo:font-size="11pt" style:font-size-asian="11pt" style:font-size-complex="11pt"/>
    </style:style>
    <style:style style:name="P2892" style:parent-style-name="PreformattedText" style:family="paragraph">
      <style:text-properties fo:font-size="11pt" style:font-size-asian="11pt" style:font-size-complex="11pt"/>
    </style:style>
    <style:style style:name="P2893" style:parent-style-name="PreformattedText" style:family="paragraph">
      <style:text-properties fo:font-size="11pt" style:font-size-asian="11pt" style:font-size-complex="11pt"/>
    </style:style>
    <style:style style:name="P2894" style:parent-style-name="PreformattedText" style:family="paragraph">
      <style:text-properties fo:font-size="11pt" style:font-size-asian="11pt" style:font-size-complex="11pt"/>
    </style:style>
    <style:style style:name="P2895" style:parent-style-name="PreformattedText" style:family="paragraph">
      <style:text-properties fo:font-size="11pt" style:font-size-asian="11pt" style:font-size-complex="11pt"/>
    </style:style>
    <style:style style:name="P2896" style:parent-style-name="PreformattedText" style:family="paragraph">
      <style:text-properties fo:font-size="11pt" style:font-size-asian="11pt" style:font-size-complex="11pt"/>
    </style:style>
    <style:style style:name="P2897" style:parent-style-name="PreformattedText" style:family="paragraph">
      <style:text-properties fo:font-size="11pt" style:font-size-asian="11pt" style:font-size-complex="11pt"/>
    </style:style>
    <style:style style:name="P2898" style:parent-style-name="PreformattedText" style:family="paragraph">
      <style:text-properties fo:font-size="11pt" style:font-size-asian="11pt" style:font-size-complex="11pt"/>
    </style:style>
    <style:style style:name="P2899" style:parent-style-name="PreformattedText" style:family="paragraph">
      <style:text-properties fo:font-size="11pt" style:font-size-asian="11pt" style:font-size-complex="11pt"/>
    </style:style>
    <style:style style:name="P2900" style:parent-style-name="PreformattedText" style:family="paragraph">
      <style:text-properties fo:font-size="11pt" style:font-size-asian="11pt" style:font-size-complex="11pt"/>
    </style:style>
    <style:style style:name="P2901" style:parent-style-name="PreformattedText" style:family="paragraph">
      <style:text-properties fo:font-size="11pt" style:font-size-asian="11pt" style:font-size-complex="11pt"/>
    </style:style>
    <style:style style:name="P2902" style:parent-style-name="PreformattedText" style:family="paragraph">
      <style:text-properties fo:font-size="11pt" style:font-size-asian="11pt" style:font-size-complex="11pt"/>
    </style:style>
    <style:style style:name="P2903" style:parent-style-name="PreformattedText" style:family="paragraph">
      <style:text-properties fo:font-size="11pt" style:font-size-asian="11pt" style:font-size-complex="11pt"/>
    </style:style>
    <style:style style:name="P2904" style:parent-style-name="PreformattedText" style:family="paragraph">
      <style:text-properties fo:font-size="11pt" style:font-size-asian="11pt" style:font-size-complex="11pt"/>
    </style:style>
    <style:style style:name="P2905" style:parent-style-name="PreformattedText" style:family="paragraph">
      <style:text-properties fo:font-size="11pt" style:font-size-asian="11pt" style:font-size-complex="11pt"/>
    </style:style>
    <style:style style:name="P2906" style:parent-style-name="PreformattedText" style:family="paragraph">
      <style:text-properties fo:font-size="11pt" style:font-size-asian="11pt" style:font-size-complex="11pt"/>
    </style:style>
    <style:style style:name="P2907" style:parent-style-name="PreformattedText" style:family="paragraph">
      <style:text-properties fo:font-size="11pt" style:font-size-asian="11pt" style:font-size-complex="11pt"/>
    </style:style>
    <style:style style:name="P2908" style:parent-style-name="PreformattedText" style:family="paragraph">
      <style:text-properties fo:font-size="11pt" style:font-size-asian="11pt" style:font-size-complex="11pt"/>
    </style:style>
    <style:style style:name="P2909" style:parent-style-name="PreformattedText" style:family="paragraph">
      <style:text-properties fo:font-size="11pt" style:font-size-asian="11pt" style:font-size-complex="11pt"/>
    </style:style>
    <style:style style:name="P2910" style:parent-style-name="PreformattedText" style:family="paragraph">
      <style:text-properties fo:font-size="11pt" style:font-size-asian="11pt" style:font-size-complex="11pt"/>
    </style:style>
    <style:style style:name="P2911" style:parent-style-name="PreformattedText" style:family="paragraph">
      <style:text-properties fo:font-size="11pt" style:font-size-asian="11pt" style:font-size-complex="11pt"/>
    </style:style>
    <style:style style:name="P2912" style:parent-style-name="PreformattedText" style:family="paragraph">
      <style:text-properties fo:font-size="11pt" style:font-size-asian="11pt" style:font-size-complex="11pt"/>
    </style:style>
    <style:style style:name="P2913" style:parent-style-name="PreformattedText" style:family="paragraph">
      <style:text-properties fo:font-size="11pt" style:font-size-asian="11pt" style:font-size-complex="11pt"/>
    </style:style>
    <style:style style:name="P2914" style:parent-style-name="PreformattedText" style:family="paragraph">
      <style:text-properties fo:font-size="11pt" style:font-size-asian="11pt" style:font-size-complex="11pt"/>
    </style:style>
    <style:style style:name="P2915" style:parent-style-name="PreformattedText" style:family="paragraph">
      <style:text-properties fo:font-size="11pt" style:font-size-asian="11pt" style:font-size-complex="11pt"/>
    </style:style>
    <style:style style:name="P2916" style:parent-style-name="PreformattedText" style:family="paragraph">
      <style:text-properties fo:font-size="11pt" style:font-size-asian="11pt" style:font-size-complex="11pt"/>
    </style:style>
    <style:style style:name="P2917" style:parent-style-name="PreformattedText" style:family="paragraph">
      <style:text-properties fo:font-size="11pt" style:font-size-asian="11pt" style:font-size-complex="11pt"/>
    </style:style>
    <style:style style:name="P2918" style:parent-style-name="PreformattedText" style:family="paragraph">
      <style:text-properties fo:font-size="11pt" style:font-size-asian="11pt" style:font-size-complex="11pt"/>
    </style:style>
    <style:style style:name="P2919" style:parent-style-name="PreformattedText" style:family="paragraph">
      <style:text-properties fo:font-size="11pt" style:font-size-asian="11pt" style:font-size-complex="11pt"/>
    </style:style>
    <style:style style:name="P2920" style:parent-style-name="PreformattedText" style:family="paragraph">
      <style:text-properties fo:font-size="11pt" style:font-size-asian="11pt" style:font-size-complex="11pt"/>
    </style:style>
    <style:style style:name="P2921" style:parent-style-name="PreformattedText" style:family="paragraph">
      <style:text-properties fo:font-size="11pt" style:font-size-asian="11pt" style:font-size-complex="11pt"/>
    </style:style>
    <style:style style:name="P2922" style:parent-style-name="PreformattedText" style:family="paragraph">
      <style:text-properties fo:font-size="11pt" style:font-size-asian="11pt" style:font-size-complex="11pt"/>
    </style:style>
    <style:style style:name="P2923" style:parent-style-name="PreformattedText" style:family="paragraph">
      <style:text-properties fo:font-size="11pt" style:font-size-asian="11pt" style:font-size-complex="11pt"/>
    </style:style>
    <style:style style:name="P2924" style:parent-style-name="PreformattedText" style:family="paragraph">
      <style:text-properties fo:font-size="11pt" style:font-size-asian="11pt" style:font-size-complex="11pt"/>
    </style:style>
    <style:style style:name="P2925" style:parent-style-name="PreformattedText" style:family="paragraph">
      <style:text-properties fo:font-size="11pt" style:font-size-asian="11pt" style:font-size-complex="11pt"/>
    </style:style>
    <style:style style:name="P2926" style:parent-style-name="PreformattedText" style:family="paragraph">
      <style:text-properties fo:font-size="11pt" style:font-size-asian="11pt" style:font-size-complex="11pt"/>
    </style:style>
    <style:style style:name="P2927" style:parent-style-name="PreformattedText" style:family="paragraph">
      <style:text-properties fo:font-size="11pt" style:font-size-asian="11pt" style:font-size-complex="11pt"/>
    </style:style>
    <style:style style:name="P2928" style:parent-style-name="PreformattedText" style:family="paragraph">
      <style:text-properties fo:font-size="11pt" style:font-size-asian="11pt" style:font-size-complex="11pt"/>
    </style:style>
    <style:style style:name="P2929" style:parent-style-name="PreformattedText" style:family="paragraph">
      <style:text-properties fo:font-size="11pt" style:font-size-asian="11pt" style:font-size-complex="11pt"/>
    </style:style>
    <style:style style:name="P2930" style:parent-style-name="PreformattedText" style:family="paragraph">
      <style:text-properties fo:font-size="11pt" style:font-size-asian="11pt" style:font-size-complex="11pt"/>
    </style:style>
    <style:style style:name="P2931" style:parent-style-name="PreformattedText" style:family="paragraph">
      <style:text-properties fo:font-size="11pt" style:font-size-asian="11pt" style:font-size-complex="11pt"/>
    </style:style>
    <style:style style:name="P2932" style:parent-style-name="PreformattedText" style:family="paragraph">
      <style:text-properties fo:font-size="11pt" style:font-size-asian="11pt" style:font-size-complex="11pt"/>
    </style:style>
    <style:style style:name="P2933" style:parent-style-name="PreformattedText" style:family="paragraph">
      <style:text-properties fo:font-size="11pt" style:font-size-asian="11pt" style:font-size-complex="11pt"/>
    </style:style>
    <style:style style:name="P2934" style:parent-style-name="PreformattedText" style:family="paragraph">
      <style:text-properties fo:font-size="11pt" style:font-size-asian="11pt" style:font-size-complex="11pt"/>
    </style:style>
    <style:style style:name="P2935" style:parent-style-name="PreformattedText" style:family="paragraph">
      <style:text-properties fo:font-size="11pt" style:font-size-asian="11pt" style:font-size-complex="11pt"/>
    </style:style>
    <style:style style:name="P2936" style:parent-style-name="PreformattedText" style:family="paragraph">
      <style:text-properties fo:font-size="11pt" style:font-size-asian="11pt" style:font-size-complex="11pt"/>
    </style:style>
    <style:style style:name="P2937" style:parent-style-name="PreformattedText" style:family="paragraph">
      <style:text-properties fo:font-size="11pt" style:font-size-asian="11pt" style:font-size-complex="11pt"/>
    </style:style>
    <style:style style:name="P2938" style:parent-style-name="PreformattedText" style:family="paragraph">
      <style:text-properties fo:font-size="11pt" style:font-size-asian="11pt" style:font-size-complex="11pt"/>
    </style:style>
    <style:style style:name="P2939" style:parent-style-name="PreformattedText" style:family="paragraph">
      <style:text-properties fo:font-size="11pt" style:font-size-asian="11pt" style:font-size-complex="11pt"/>
    </style:style>
    <style:style style:name="P2940" style:parent-style-name="PreformattedText" style:family="paragraph">
      <style:text-properties fo:font-size="11pt" style:font-size-asian="11pt" style:font-size-complex="11pt"/>
    </style:style>
    <style:style style:name="P2941" style:parent-style-name="PreformattedText" style:family="paragraph">
      <style:text-properties fo:font-size="11pt" style:font-size-asian="11pt" style:font-size-complex="11pt"/>
    </style:style>
    <style:style style:name="P2942" style:parent-style-name="PreformattedText" style:family="paragraph">
      <style:text-properties fo:font-size="11pt" style:font-size-asian="11pt" style:font-size-complex="11pt"/>
    </style:style>
    <style:style style:name="P2943" style:parent-style-name="PreformattedText" style:family="paragraph">
      <style:text-properties fo:font-size="11pt" style:font-size-asian="11pt" style:font-size-complex="11pt"/>
    </style:style>
    <style:style style:name="P2944" style:parent-style-name="PreformattedText" style:family="paragraph">
      <style:text-properties fo:font-size="11pt" style:font-size-asian="11pt" style:font-size-complex="11pt"/>
    </style:style>
    <style:style style:name="P2945" style:parent-style-name="PreformattedText" style:family="paragraph">
      <style:text-properties fo:font-size="11pt" style:font-size-asian="11pt" style:font-size-complex="11pt"/>
    </style:style>
    <style:style style:name="P2946" style:parent-style-name="PreformattedText" style:family="paragraph">
      <style:text-properties fo:font-size="11pt" style:font-size-asian="11pt" style:font-size-complex="11pt"/>
    </style:style>
    <style:style style:name="P2947" style:parent-style-name="PreformattedText" style:family="paragraph">
      <style:text-properties fo:font-size="11pt" style:font-size-asian="11pt" style:font-size-complex="11pt"/>
    </style:style>
    <style:style style:name="P2948" style:parent-style-name="PreformattedText" style:family="paragraph">
      <style:text-properties fo:font-size="11pt" style:font-size-asian="11pt" style:font-size-complex="11pt"/>
    </style:style>
    <style:style style:name="P2949" style:parent-style-name="PreformattedText" style:family="paragraph">
      <style:text-properties fo:font-size="11pt" style:font-size-asian="11pt" style:font-size-complex="11pt"/>
    </style:style>
    <style:style style:name="P2950" style:parent-style-name="PreformattedText" style:family="paragraph">
      <style:text-properties fo:font-size="11pt" style:font-size-asian="11pt" style:font-size-complex="11pt"/>
    </style:style>
    <style:style style:name="P2951" style:parent-style-name="PreformattedText" style:family="paragraph">
      <style:text-properties fo:font-size="11pt" style:font-size-asian="11pt" style:font-size-complex="11pt"/>
    </style:style>
    <style:style style:name="P2952" style:parent-style-name="PreformattedText" style:family="paragraph">
      <style:text-properties fo:font-size="11pt" style:font-size-asian="11pt" style:font-size-complex="11pt"/>
    </style:style>
    <style:style style:name="P2953" style:parent-style-name="PreformattedText" style:family="paragraph">
      <style:text-properties fo:font-size="11pt" style:font-size-asian="11pt" style:font-size-complex="11pt"/>
    </style:style>
    <style:style style:name="P2954" style:parent-style-name="PreformattedText" style:family="paragraph">
      <style:text-properties fo:font-size="11pt" style:font-size-asian="11pt" style:font-size-complex="11pt"/>
    </style:style>
    <style:style style:name="P2955" style:parent-style-name="PreformattedText" style:family="paragraph">
      <style:text-properties fo:font-size="11pt" style:font-size-asian="11pt" style:font-size-complex="11pt"/>
    </style:style>
    <style:style style:name="P2956" style:parent-style-name="PreformattedText" style:family="paragraph">
      <style:text-properties fo:font-size="11pt" style:font-size-asian="11pt" style:font-size-complex="11pt"/>
    </style:style>
    <style:style style:name="P2957" style:parent-style-name="PreformattedText" style:family="paragraph">
      <style:text-properties fo:font-size="11pt" style:font-size-asian="11pt" style:font-size-complex="11pt"/>
    </style:style>
    <style:style style:name="P2958" style:parent-style-name="PreformattedText" style:family="paragraph">
      <style:text-properties fo:font-size="11pt" style:font-size-asian="11pt" style:font-size-complex="11pt"/>
    </style:style>
    <style:style style:name="P2959" style:parent-style-name="PreformattedText" style:family="paragraph">
      <style:text-properties fo:font-size="11pt" style:font-size-asian="11pt" style:font-size-complex="11pt"/>
    </style:style>
    <style:style style:name="P2960" style:parent-style-name="PreformattedText" style:family="paragraph">
      <style:text-properties fo:font-size="11pt" style:font-size-asian="11pt" style:font-size-complex="11pt"/>
    </style:style>
    <style:style style:name="P2961" style:parent-style-name="PreformattedText" style:family="paragraph">
      <style:text-properties fo:font-size="11pt" style:font-size-asian="11pt" style:font-size-complex="11pt"/>
    </style:style>
    <style:style style:name="P2962" style:parent-style-name="PreformattedText" style:family="paragraph">
      <style:text-properties fo:font-size="11pt" style:font-size-asian="11pt" style:font-size-complex="11pt"/>
    </style:style>
    <style:style style:name="P2963" style:parent-style-name="PreformattedText" style:family="paragraph">
      <style:text-properties fo:font-size="11pt" style:font-size-asian="11pt" style:font-size-complex="11pt"/>
    </style:style>
    <style:style style:name="P2964" style:parent-style-name="PreformattedText" style:family="paragraph">
      <style:text-properties fo:font-size="11pt" style:font-size-asian="11pt" style:font-size-complex="11pt"/>
    </style:style>
    <style:style style:name="P2965" style:parent-style-name="PreformattedText" style:family="paragraph">
      <style:text-properties fo:font-size="11pt" style:font-size-asian="11pt" style:font-size-complex="11pt"/>
    </style:style>
    <style:style style:name="P2966" style:parent-style-name="PreformattedText" style:family="paragraph">
      <style:text-properties fo:font-size="11pt" style:font-size-asian="11pt" style:font-size-complex="11pt"/>
    </style:style>
    <style:style style:name="P2967" style:parent-style-name="PreformattedText" style:family="paragraph">
      <style:text-properties fo:font-size="11pt" style:font-size-asian="11pt" style:font-size-complex="11pt"/>
    </style:style>
    <style:style style:name="P2968" style:parent-style-name="PreformattedText" style:family="paragraph">
      <style:text-properties fo:font-size="11pt" style:font-size-asian="11pt" style:font-size-complex="11pt"/>
    </style:style>
    <style:style style:name="P2969" style:parent-style-name="PreformattedText" style:family="paragraph">
      <style:text-properties fo:font-size="11pt" style:font-size-asian="11pt" style:font-size-complex="11pt"/>
    </style:style>
    <style:style style:name="P2970" style:parent-style-name="PreformattedText" style:family="paragraph">
      <style:text-properties fo:font-size="11pt" style:font-size-asian="11pt" style:font-size-complex="11pt"/>
    </style:style>
    <style:style style:name="P2971" style:parent-style-name="PreformattedText" style:family="paragraph">
      <style:text-properties fo:font-size="11pt" style:font-size-asian="11pt" style:font-size-complex="11pt"/>
    </style:style>
    <style:style style:name="P2972" style:parent-style-name="PreformattedText" style:family="paragraph">
      <style:text-properties fo:font-size="11pt" style:font-size-asian="11pt" style:font-size-complex="11pt"/>
    </style:style>
    <style:style style:name="P2973" style:parent-style-name="PreformattedText" style:family="paragraph">
      <style:text-properties fo:font-size="11pt" style:font-size-asian="11pt" style:font-size-complex="11pt"/>
    </style:style>
    <style:style style:name="P2974" style:parent-style-name="PreformattedText" style:family="paragraph">
      <style:text-properties fo:font-size="11pt" style:font-size-asian="11pt" style:font-size-complex="11pt"/>
    </style:style>
    <style:style style:name="P2975" style:parent-style-name="PreformattedText" style:family="paragraph">
      <style:text-properties fo:font-size="11pt" style:font-size-asian="11pt" style:font-size-complex="11pt"/>
    </style:style>
    <style:style style:name="P2976" style:parent-style-name="PreformattedText" style:family="paragraph">
      <style:text-properties fo:font-size="11pt" style:font-size-asian="11pt" style:font-size-complex="11pt"/>
    </style:style>
    <style:style style:name="P2977" style:parent-style-name="PreformattedText" style:family="paragraph">
      <style:text-properties fo:font-size="11pt" style:font-size-asian="11pt" style:font-size-complex="11pt"/>
    </style:style>
    <style:style style:name="P2978" style:parent-style-name="PreformattedText" style:family="paragraph">
      <style:text-properties fo:font-size="11pt" style:font-size-asian="11pt" style:font-size-complex="11pt"/>
    </style:style>
    <style:style style:name="P2979" style:parent-style-name="PreformattedText" style:family="paragraph">
      <style:text-properties fo:font-size="11pt" style:font-size-asian="11pt" style:font-size-complex="11pt"/>
    </style:style>
    <style:style style:name="P2980" style:parent-style-name="PreformattedText" style:family="paragraph">
      <style:text-properties fo:font-size="11pt" style:font-size-asian="11pt" style:font-size-complex="11pt"/>
    </style:style>
    <style:style style:name="P2981" style:parent-style-name="PreformattedText" style:family="paragraph">
      <style:text-properties fo:font-size="11pt" style:font-size-asian="11pt" style:font-size-complex="11pt"/>
    </style:style>
    <style:style style:name="P2982" style:parent-style-name="PreformattedText" style:family="paragraph">
      <style:text-properties fo:font-size="11pt" style:font-size-asian="11pt" style:font-size-complex="11pt"/>
    </style:style>
    <style:style style:name="P2983" style:parent-style-name="PreformattedText" style:family="paragraph">
      <style:text-properties fo:font-size="11pt" style:font-size-asian="11pt" style:font-size-complex="11pt"/>
    </style:style>
    <style:style style:name="P2984" style:parent-style-name="PreformattedText" style:family="paragraph">
      <style:text-properties fo:font-size="11pt" style:font-size-asian="11pt" style:font-size-complex="11pt"/>
    </style:style>
    <style:style style:name="P2985" style:parent-style-name="PreformattedText" style:family="paragraph">
      <style:text-properties fo:font-size="11pt" style:font-size-asian="11pt" style:font-size-complex="11pt"/>
    </style:style>
    <style:style style:name="P2986" style:parent-style-name="PreformattedText" style:family="paragraph">
      <style:text-properties fo:font-size="11pt" style:font-size-asian="11pt" style:font-size-complex="11pt"/>
    </style:style>
    <style:style style:name="P2987" style:parent-style-name="PreformattedText" style:family="paragraph">
      <style:text-properties fo:font-size="11pt" style:font-size-asian="11pt" style:font-size-complex="11pt"/>
    </style:style>
    <style:style style:name="P2988" style:parent-style-name="PreformattedText" style:family="paragraph">
      <style:text-properties fo:font-size="11pt" style:font-size-asian="11pt" style:font-size-complex="11pt"/>
    </style:style>
    <style:style style:name="P2989" style:parent-style-name="PreformattedText" style:family="paragraph">
      <style:text-properties fo:font-size="11pt" style:font-size-asian="11pt" style:font-size-complex="11pt"/>
    </style:style>
    <style:style style:name="P2990" style:parent-style-name="PreformattedText" style:family="paragraph">
      <style:text-properties fo:font-size="11pt" style:font-size-asian="11pt" style:font-size-complex="11pt"/>
    </style:style>
    <style:style style:name="P2991" style:parent-style-name="PreformattedText" style:family="paragraph">
      <style:text-properties fo:font-size="11pt" style:font-size-asian="11pt" style:font-size-complex="11pt"/>
    </style:style>
    <style:style style:name="P2992" style:parent-style-name="PreformattedText" style:family="paragraph">
      <style:text-properties fo:font-size="11pt" style:font-size-asian="11pt" style:font-size-complex="11pt"/>
    </style:style>
    <style:style style:name="P2993" style:parent-style-name="PreformattedText" style:family="paragraph">
      <style:text-properties fo:font-size="11pt" style:font-size-asian="11pt" style:font-size-complex="11pt"/>
    </style:style>
    <style:style style:name="P2994" style:parent-style-name="PreformattedText" style:family="paragraph">
      <style:text-properties fo:font-size="11pt" style:font-size-asian="11pt" style:font-size-complex="11pt"/>
    </style:style>
    <style:style style:name="P2995" style:parent-style-name="PreformattedText" style:family="paragraph">
      <style:text-properties fo:font-size="11pt" style:font-size-asian="11pt" style:font-size-complex="11pt"/>
    </style:style>
    <style:style style:name="P2996" style:parent-style-name="PreformattedText" style:family="paragraph">
      <style:text-properties fo:font-size="11pt" style:font-size-asian="11pt" style:font-size-complex="11pt"/>
    </style:style>
    <style:style style:name="P2997" style:parent-style-name="PreformattedText" style:family="paragraph">
      <style:text-properties fo:font-size="11pt" style:font-size-asian="11pt" style:font-size-complex="11pt"/>
    </style:style>
    <style:style style:name="P2998" style:parent-style-name="PreformattedText" style:family="paragraph">
      <style:text-properties fo:font-size="11pt" style:font-size-asian="11pt" style:font-size-complex="11pt"/>
    </style:style>
    <style:style style:name="P2999" style:parent-style-name="PreformattedText" style:family="paragraph">
      <style:text-properties fo:font-size="11pt" style:font-size-asian="11pt" style:font-size-complex="11pt"/>
    </style:style>
    <style:style style:name="P3000" style:parent-style-name="PreformattedText" style:family="paragraph">
      <style:text-properties fo:font-size="11pt" style:font-size-asian="11pt" style:font-size-complex="11pt"/>
    </style:style>
    <style:style style:name="P3001" style:parent-style-name="PreformattedText" style:family="paragraph">
      <style:text-properties fo:font-size="11pt" style:font-size-asian="11pt" style:font-size-complex="11pt"/>
    </style:style>
    <style:style style:name="P3002" style:parent-style-name="PreformattedText" style:family="paragraph">
      <style:text-properties fo:font-size="11pt" style:font-size-asian="11pt" style:font-size-complex="11pt"/>
    </style:style>
    <style:style style:name="P3003" style:parent-style-name="PreformattedText" style:family="paragraph">
      <style:text-properties fo:font-size="11pt" style:font-size-asian="11pt" style:font-size-complex="11pt"/>
    </style:style>
    <style:style style:name="P3004" style:parent-style-name="PreformattedText" style:family="paragraph">
      <style:text-properties fo:font-size="11pt" style:font-size-asian="11pt" style:font-size-complex="11pt"/>
    </style:style>
    <style:style style:name="P3005" style:parent-style-name="PreformattedText" style:family="paragraph">
      <style:text-properties fo:font-size="11pt" style:font-size-asian="11pt" style:font-size-complex="11pt"/>
    </style:style>
    <style:style style:name="P3006" style:parent-style-name="PreformattedText" style:family="paragraph">
      <style:text-properties fo:font-size="11pt" style:font-size-asian="11pt" style:font-size-complex="11pt"/>
    </style:style>
    <style:style style:name="P3007" style:parent-style-name="PreformattedText" style:family="paragraph">
      <style:text-properties fo:font-size="11pt" style:font-size-asian="11pt" style:font-size-complex="11pt"/>
    </style:style>
    <style:style style:name="P3008" style:parent-style-name="PreformattedText" style:family="paragraph">
      <style:text-properties fo:font-size="11pt" style:font-size-asian="11pt" style:font-size-complex="11pt"/>
    </style:style>
    <style:style style:name="P3009" style:parent-style-name="PreformattedText" style:family="paragraph">
      <style:text-properties fo:font-size="11pt" style:font-size-asian="11pt" style:font-size-complex="11pt"/>
    </style:style>
    <style:style style:name="P3010" style:parent-style-name="PreformattedText" style:family="paragraph">
      <style:text-properties fo:font-size="11pt" style:font-size-asian="11pt" style:font-size-complex="11pt"/>
    </style:style>
    <style:style style:name="P3011" style:parent-style-name="PreformattedText" style:family="paragraph">
      <style:text-properties fo:font-size="11pt" style:font-size-asian="11pt" style:font-size-complex="11pt"/>
    </style:style>
    <style:style style:name="P3012" style:parent-style-name="PreformattedText" style:family="paragraph">
      <style:text-properties fo:font-size="11pt" style:font-size-asian="11pt" style:font-size-complex="11pt"/>
    </style:style>
    <style:style style:name="P3013" style:parent-style-name="PreformattedText" style:family="paragraph">
      <style:text-properties fo:font-size="11pt" style:font-size-asian="11pt" style:font-size-complex="11pt"/>
    </style:style>
    <style:style style:name="P3014" style:parent-style-name="PreformattedText" style:family="paragraph">
      <style:text-properties fo:font-size="11pt" style:font-size-asian="11pt" style:font-size-complex="11pt"/>
    </style:style>
    <style:style style:name="P3015" style:parent-style-name="PreformattedText" style:family="paragraph">
      <style:text-properties fo:font-size="11pt" style:font-size-asian="11pt" style:font-size-complex="11pt"/>
    </style:style>
    <style:style style:name="P3016" style:parent-style-name="PreformattedText" style:family="paragraph">
      <style:text-properties fo:font-size="11pt" style:font-size-asian="11pt" style:font-size-complex="11pt"/>
    </style:style>
    <style:style style:name="P3017" style:parent-style-name="PreformattedText" style:family="paragraph">
      <style:text-properties fo:font-size="11pt" style:font-size-asian="11pt" style:font-size-complex="11pt"/>
    </style:style>
    <style:style style:name="P3018" style:parent-style-name="PreformattedText" style:family="paragraph">
      <style:text-properties fo:font-size="11pt" style:font-size-asian="11pt" style:font-size-complex="11pt"/>
    </style:style>
    <style:style style:name="P3019" style:parent-style-name="PreformattedText" style:family="paragraph">
      <style:text-properties fo:font-size="11pt" style:font-size-asian="11pt" style:font-size-complex="11pt"/>
    </style:style>
    <style:style style:name="P3020" style:parent-style-name="PreformattedText" style:family="paragraph">
      <style:text-properties fo:font-size="11pt" style:font-size-asian="11pt" style:font-size-complex="11pt"/>
    </style:style>
    <style:style style:name="P3021" style:parent-style-name="PreformattedText" style:family="paragraph">
      <style:text-properties fo:font-size="11pt" style:font-size-asian="11pt" style:font-size-complex="11pt"/>
    </style:style>
    <style:style style:name="P3022" style:parent-style-name="PreformattedText" style:family="paragraph">
      <style:text-properties fo:font-size="11pt" style:font-size-asian="11pt" style:font-size-complex="11pt"/>
    </style:style>
    <style:style style:name="P3023" style:parent-style-name="PreformattedText" style:family="paragraph">
      <style:text-properties fo:font-size="11pt" style:font-size-asian="11pt" style:font-size-complex="11pt"/>
    </style:style>
    <style:style style:name="P3024" style:parent-style-name="PreformattedText" style:family="paragraph">
      <style:text-properties fo:font-size="11pt" style:font-size-asian="11pt" style:font-size-complex="11pt"/>
    </style:style>
    <style:style style:name="P3025" style:parent-style-name="PreformattedText" style:family="paragraph">
      <style:text-properties fo:font-size="11pt" style:font-size-asian="11pt" style:font-size-complex="11pt"/>
    </style:style>
    <style:style style:name="P3026" style:parent-style-name="PreformattedText" style:family="paragraph">
      <style:text-properties fo:font-size="11pt" style:font-size-asian="11pt" style:font-size-complex="11pt"/>
    </style:style>
    <style:style style:name="P3027" style:parent-style-name="PreformattedText" style:family="paragraph">
      <style:text-properties fo:font-size="11pt" style:font-size-asian="11pt" style:font-size-complex="11pt"/>
    </style:style>
    <style:style style:name="P3028" style:parent-style-name="PreformattedText" style:family="paragraph">
      <style:text-properties fo:font-size="11pt" style:font-size-asian="11pt" style:font-size-complex="11pt"/>
    </style:style>
    <style:style style:name="P3029" style:parent-style-name="PreformattedText" style:family="paragraph">
      <style:text-properties fo:font-size="11pt" style:font-size-asian="11pt" style:font-size-complex="11pt"/>
    </style:style>
    <style:style style:name="P3030" style:parent-style-name="PreformattedText" style:family="paragraph">
      <style:text-properties fo:font-size="11pt" style:font-size-asian="11pt" style:font-size-complex="11pt"/>
    </style:style>
    <style:style style:name="P3031" style:parent-style-name="PreformattedText" style:family="paragraph">
      <style:text-properties fo:font-size="11pt" style:font-size-asian="11pt" style:font-size-complex="11pt"/>
    </style:style>
    <style:style style:name="P3032" style:parent-style-name="PreformattedText" style:family="paragraph">
      <style:text-properties fo:font-size="11pt" style:font-size-asian="11pt" style:font-size-complex="11pt"/>
    </style:style>
    <style:style style:name="P3033" style:parent-style-name="PreformattedText" style:family="paragraph">
      <style:text-properties fo:font-size="11pt" style:font-size-asian="11pt" style:font-size-complex="11pt"/>
    </style:style>
    <style:style style:name="P3034" style:parent-style-name="PreformattedText" style:family="paragraph">
      <style:text-properties fo:font-size="11pt" style:font-size-asian="11pt" style:font-size-complex="11pt"/>
    </style:style>
    <style:style style:name="P3035" style:parent-style-name="PreformattedText" style:family="paragraph">
      <style:text-properties fo:font-size="11pt" style:font-size-asian="11pt" style:font-size-complex="11pt"/>
    </style:style>
    <style:style style:name="P3036" style:parent-style-name="PreformattedText" style:family="paragraph">
      <style:text-properties fo:font-size="11pt" style:font-size-asian="11pt" style:font-size-complex="11pt"/>
    </style:style>
    <style:style style:name="P3037" style:parent-style-name="PreformattedText" style:family="paragraph">
      <style:text-properties fo:font-size="11pt" style:font-size-asian="11pt" style:font-size-complex="11pt"/>
    </style:style>
    <style:style style:name="P3038" style:parent-style-name="PreformattedText" style:family="paragraph">
      <style:text-properties fo:font-size="11pt" style:font-size-asian="11pt" style:font-size-complex="11pt"/>
    </style:style>
    <style:style style:name="P3039" style:parent-style-name="PreformattedText" style:family="paragraph">
      <style:text-properties fo:font-size="11pt" style:font-size-asian="11pt" style:font-size-complex="11pt"/>
    </style:style>
    <style:style style:name="P3040" style:parent-style-name="PreformattedText" style:family="paragraph">
      <style:text-properties fo:font-size="11pt" style:font-size-asian="11pt" style:font-size-complex="11pt"/>
    </style:style>
    <style:style style:name="P3041" style:parent-style-name="PreformattedText" style:family="paragraph">
      <style:text-properties fo:font-size="11pt" style:font-size-asian="11pt" style:font-size-complex="11pt"/>
    </style:style>
    <style:style style:name="P3042" style:parent-style-name="PreformattedText" style:family="paragraph">
      <style:text-properties fo:font-size="11pt" style:font-size-asian="11pt" style:font-size-complex="11pt"/>
    </style:style>
    <style:style style:name="P3043" style:parent-style-name="PreformattedText" style:family="paragraph">
      <style:text-properties fo:font-size="11pt" style:font-size-asian="11pt" style:font-size-complex="11pt"/>
    </style:style>
    <style:style style:name="P3044" style:parent-style-name="PreformattedText" style:family="paragraph">
      <style:text-properties fo:font-size="11pt" style:font-size-asian="11pt" style:font-size-complex="11pt"/>
    </style:style>
    <style:style style:name="P3045" style:parent-style-name="PreformattedText" style:family="paragraph">
      <style:text-properties fo:font-size="11pt" style:font-size-asian="11pt" style:font-size-complex="11pt"/>
    </style:style>
    <style:style style:name="P3046" style:parent-style-name="PreformattedText" style:family="paragraph">
      <style:text-properties fo:font-size="11pt" style:font-size-asian="11pt" style:font-size-complex="11pt"/>
    </style:style>
    <style:style style:name="P3047" style:parent-style-name="PreformattedText" style:family="paragraph">
      <style:text-properties fo:font-size="11pt" style:font-size-asian="11pt" style:font-size-complex="11pt"/>
    </style:style>
    <style:style style:name="P3048" style:parent-style-name="PreformattedText" style:family="paragraph">
      <style:text-properties fo:font-size="11pt" style:font-size-asian="11pt" style:font-size-complex="11pt"/>
    </style:style>
    <style:style style:name="P3049" style:parent-style-name="PreformattedText" style:family="paragraph">
      <style:text-properties fo:font-size="11pt" style:font-size-asian="11pt" style:font-size-complex="11pt"/>
    </style:style>
    <style:style style:name="P3050" style:parent-style-name="PreformattedText" style:family="paragraph">
      <style:text-properties fo:font-size="11pt" style:font-size-asian="11pt" style:font-size-complex="11pt"/>
    </style:style>
    <style:style style:name="P3051" style:parent-style-name="PreformattedText" style:family="paragraph">
      <style:text-properties fo:font-size="11pt" style:font-size-asian="11pt" style:font-size-complex="11pt"/>
    </style:style>
    <style:style style:name="P3052" style:parent-style-name="PreformattedText" style:family="paragraph">
      <style:text-properties fo:font-size="11pt" style:font-size-asian="11pt" style:font-size-complex="11pt"/>
    </style:style>
    <style:style style:name="P3053" style:parent-style-name="PreformattedText" style:family="paragraph">
      <style:text-properties fo:font-size="11pt" style:font-size-asian="11pt" style:font-size-complex="11pt"/>
    </style:style>
    <style:style style:name="P3054" style:parent-style-name="PreformattedText" style:family="paragraph">
      <style:text-properties fo:font-size="11pt" style:font-size-asian="11pt" style:font-size-complex="11pt"/>
    </style:style>
    <style:style style:name="P3055" style:parent-style-name="PreformattedText" style:family="paragraph">
      <style:text-properties fo:font-size="11pt" style:font-size-asian="11pt" style:font-size-complex="11pt"/>
    </style:style>
    <style:style style:name="P3056" style:parent-style-name="PreformattedText" style:family="paragraph">
      <style:text-properties fo:font-size="11pt" style:font-size-asian="11pt" style:font-size-complex="11pt"/>
    </style:style>
    <style:style style:name="P3057" style:parent-style-name="PreformattedText" style:family="paragraph">
      <style:text-properties fo:font-size="11pt" style:font-size-asian="11pt" style:font-size-complex="11pt"/>
    </style:style>
    <style:style style:name="P3058" style:parent-style-name="PreformattedText" style:family="paragraph">
      <style:text-properties fo:font-size="11pt" style:font-size-asian="11pt" style:font-size-complex="11pt"/>
    </style:style>
    <style:style style:name="P3059" style:parent-style-name="PreformattedText" style:family="paragraph">
      <style:text-properties fo:font-size="11pt" style:font-size-asian="11pt" style:font-size-complex="11pt"/>
    </style:style>
    <style:style style:name="P3060" style:parent-style-name="PreformattedText" style:family="paragraph">
      <style:text-properties fo:font-size="11pt" style:font-size-asian="11pt" style:font-size-complex="11pt"/>
    </style:style>
    <style:style style:name="P3061" style:parent-style-name="PreformattedText" style:family="paragraph">
      <style:text-properties fo:font-size="11pt" style:font-size-asian="11pt" style:font-size-complex="11pt"/>
    </style:style>
    <style:style style:name="P3062" style:parent-style-name="PreformattedText" style:family="paragraph">
      <style:text-properties fo:font-size="11pt" style:font-size-asian="11pt" style:font-size-complex="11pt"/>
    </style:style>
    <style:style style:name="P3063" style:parent-style-name="PreformattedText" style:family="paragraph">
      <style:text-properties fo:font-size="11pt" style:font-size-asian="11pt" style:font-size-complex="11pt"/>
    </style:style>
    <style:style style:name="P3064" style:parent-style-name="PreformattedText" style:family="paragraph">
      <style:text-properties fo:font-size="11pt" style:font-size-asian="11pt" style:font-size-complex="11pt"/>
    </style:style>
    <style:style style:name="P3065" style:parent-style-name="PreformattedText" style:family="paragraph">
      <style:text-properties fo:font-size="11pt" style:font-size-asian="11pt" style:font-size-complex="11pt"/>
    </style:style>
    <style:style style:name="P3066" style:parent-style-name="PreformattedText" style:family="paragraph">
      <style:text-properties fo:font-size="11pt" style:font-size-asian="11pt" style:font-size-complex="11pt"/>
    </style:style>
    <style:style style:name="P3067" style:parent-style-name="PreformattedText" style:family="paragraph">
      <style:text-properties fo:font-size="11pt" style:font-size-asian="11pt" style:font-size-complex="11pt"/>
    </style:style>
    <style:style style:name="P3068" style:parent-style-name="PreformattedText" style:family="paragraph">
      <style:text-properties fo:font-size="11pt" style:font-size-asian="11pt" style:font-size-complex="11pt"/>
    </style:style>
    <style:style style:name="P3069" style:parent-style-name="PreformattedText" style:family="paragraph">
      <style:text-properties fo:font-size="11pt" style:font-size-asian="11pt" style:font-size-complex="11pt"/>
    </style:style>
    <style:style style:name="P3070" style:parent-style-name="PreformattedText" style:family="paragraph">
      <style:text-properties fo:font-size="11pt" style:font-size-asian="11pt" style:font-size-complex="11pt"/>
    </style:style>
    <style:style style:name="P3071" style:parent-style-name="PreformattedText" style:family="paragraph">
      <style:text-properties fo:font-size="11pt" style:font-size-asian="11pt" style:font-size-complex="11pt"/>
    </style:style>
    <style:style style:name="P3072" style:parent-style-name="PreformattedText" style:family="paragraph">
      <style:text-properties fo:font-size="11pt" style:font-size-asian="11pt" style:font-size-complex="11pt"/>
    </style:style>
    <style:style style:name="P3073" style:parent-style-name="PreformattedText" style:family="paragraph">
      <style:text-properties fo:font-size="11pt" style:font-size-asian="11pt" style:font-size-complex="11pt"/>
    </style:style>
    <style:style style:name="P3074" style:parent-style-name="PreformattedText" style:family="paragraph">
      <style:text-properties fo:font-size="11pt" style:font-size-asian="11pt" style:font-size-complex="11pt"/>
    </style:style>
    <style:style style:name="P3075" style:parent-style-name="PreformattedText" style:family="paragraph">
      <style:text-properties fo:font-size="11pt" style:font-size-asian="11pt" style:font-size-complex="11pt"/>
    </style:style>
    <style:style style:name="P3076" style:parent-style-name="PreformattedText" style:family="paragraph">
      <style:text-properties fo:font-size="11pt" style:font-size-asian="11pt" style:font-size-complex="11pt"/>
    </style:style>
    <style:style style:name="P3077" style:parent-style-name="PreformattedText" style:family="paragraph">
      <style:text-properties fo:font-size="11pt" style:font-size-asian="11pt" style:font-size-complex="11pt"/>
    </style:style>
    <style:style style:name="P3078" style:parent-style-name="PreformattedText" style:family="paragraph">
      <style:text-properties fo:font-size="11pt" style:font-size-asian="11pt" style:font-size-complex="11pt"/>
    </style:style>
    <style:style style:name="P3079" style:parent-style-name="PreformattedText" style:family="paragraph">
      <style:text-properties fo:font-size="11pt" style:font-size-asian="11pt" style:font-size-complex="11pt"/>
    </style:style>
    <style:style style:name="P3080" style:parent-style-name="PreformattedText" style:family="paragraph">
      <style:text-properties fo:font-size="11pt" style:font-size-asian="11pt" style:font-size-complex="11pt"/>
    </style:style>
    <style:style style:name="P3081" style:parent-style-name="PreformattedText" style:family="paragraph">
      <style:text-properties fo:font-size="11pt" style:font-size-asian="11pt" style:font-size-complex="11pt"/>
    </style:style>
    <style:style style:name="P3082" style:parent-style-name="PreformattedText" style:family="paragraph">
      <style:text-properties fo:font-size="11pt" style:font-size-asian="11pt" style:font-size-complex="11pt"/>
    </style:style>
    <style:style style:name="P3083" style:parent-style-name="PreformattedText" style:family="paragraph">
      <style:text-properties fo:font-size="11pt" style:font-size-asian="11pt" style:font-size-complex="11pt"/>
    </style:style>
    <style:style style:name="P3084" style:parent-style-name="PreformattedText" style:family="paragraph">
      <style:text-properties fo:font-size="11pt" style:font-size-asian="11pt" style:font-size-complex="11pt"/>
    </style:style>
    <style:style style:name="P3085" style:parent-style-name="PreformattedText" style:family="paragraph">
      <style:text-properties fo:font-size="11pt" style:font-size-asian="11pt" style:font-size-complex="11pt"/>
    </style:style>
    <style:style style:name="P3086" style:parent-style-name="PreformattedText" style:family="paragraph">
      <style:text-properties fo:font-size="11pt" style:font-size-asian="11pt" style:font-size-complex="11pt"/>
    </style:style>
    <style:style style:name="P3087" style:parent-style-name="PreformattedText" style:family="paragraph">
      <style:text-properties fo:font-size="11pt" style:font-size-asian="11pt" style:font-size-complex="11pt"/>
    </style:style>
    <style:style style:name="P3088" style:parent-style-name="PreformattedText" style:family="paragraph">
      <style:text-properties fo:font-size="11pt" style:font-size-asian="11pt" style:font-size-complex="11pt"/>
    </style:style>
    <style:style style:name="P3089" style:parent-style-name="PreformattedText" style:family="paragraph">
      <style:text-properties fo:font-size="11pt" style:font-size-asian="11pt" style:font-size-complex="11pt"/>
    </style:style>
    <style:style style:name="P3090" style:parent-style-name="PreformattedText" style:family="paragraph">
      <style:text-properties fo:font-size="11pt" style:font-size-asian="11pt" style:font-size-complex="11pt"/>
    </style:style>
    <style:style style:name="P3091" style:parent-style-name="PreformattedText" style:family="paragraph">
      <style:text-properties fo:font-size="11pt" style:font-size-asian="11pt" style:font-size-complex="11pt"/>
    </style:style>
    <style:style style:name="P3092" style:parent-style-name="PreformattedText" style:family="paragraph">
      <style:text-properties fo:font-size="11pt" style:font-size-asian="11pt" style:font-size-complex="11pt"/>
    </style:style>
    <style:style style:name="P3093" style:parent-style-name="PreformattedText" style:family="paragraph">
      <style:text-properties fo:font-size="11pt" style:font-size-asian="11pt" style:font-size-complex="11pt"/>
    </style:style>
    <style:style style:name="P3094" style:parent-style-name="PreformattedText" style:family="paragraph">
      <style:text-properties fo:font-size="11pt" style:font-size-asian="11pt" style:font-size-complex="11pt"/>
    </style:style>
    <style:style style:name="P3095" style:parent-style-name="PreformattedText" style:family="paragraph">
      <style:text-properties fo:font-size="11pt" style:font-size-asian="11pt" style:font-size-complex="11pt"/>
    </style:style>
    <style:style style:name="P3096" style:parent-style-name="PreformattedText" style:family="paragraph">
      <style:text-properties fo:font-size="11pt" style:font-size-asian="11pt" style:font-size-complex="11pt"/>
    </style:style>
    <style:style style:name="P3097" style:parent-style-name="PreformattedText" style:family="paragraph">
      <style:text-properties fo:font-size="11pt" style:font-size-asian="11pt" style:font-size-complex="11pt"/>
    </style:style>
    <style:style style:name="P3098" style:parent-style-name="PreformattedText" style:family="paragraph">
      <style:text-properties fo:font-size="11pt" style:font-size-asian="11pt" style:font-size-complex="11pt"/>
    </style:style>
    <style:style style:name="P3099" style:parent-style-name="PreformattedText" style:family="paragraph">
      <style:text-properties fo:font-size="11pt" style:font-size-asian="11pt" style:font-size-complex="11pt"/>
    </style:style>
    <style:style style:name="P3100" style:parent-style-name="PreformattedText" style:family="paragraph">
      <style:text-properties fo:font-size="11pt" style:font-size-asian="11pt" style:font-size-complex="11pt"/>
    </style:style>
    <style:style style:name="P3101" style:parent-style-name="PreformattedText" style:family="paragraph">
      <style:text-properties fo:font-size="11pt" style:font-size-asian="11pt" style:font-size-complex="11pt"/>
    </style:style>
    <style:style style:name="P3102" style:parent-style-name="PreformattedText" style:family="paragraph">
      <style:text-properties fo:font-size="11pt" style:font-size-asian="11pt" style:font-size-complex="11pt"/>
    </style:style>
    <style:style style:name="P3103" style:parent-style-name="PreformattedText" style:family="paragraph">
      <style:text-properties fo:font-size="11pt" style:font-size-asian="11pt" style:font-size-complex="11pt"/>
    </style:style>
    <style:style style:name="P3104" style:parent-style-name="PreformattedText" style:family="paragraph">
      <style:text-properties fo:font-size="11pt" style:font-size-asian="11pt" style:font-size-complex="11pt"/>
    </style:style>
    <style:style style:name="P3105" style:parent-style-name="PreformattedText" style:family="paragraph">
      <style:text-properties fo:font-size="11pt" style:font-size-asian="11pt" style:font-size-complex="11pt"/>
    </style:style>
    <style:style style:name="P3106" style:parent-style-name="PreformattedText" style:family="paragraph">
      <style:text-properties fo:font-size="11pt" style:font-size-asian="11pt" style:font-size-complex="11pt"/>
    </style:style>
    <style:style style:name="P3107" style:parent-style-name="PreformattedText" style:family="paragraph">
      <style:text-properties fo:font-size="11pt" style:font-size-asian="11pt" style:font-size-complex="11pt"/>
    </style:style>
    <style:style style:name="P3108" style:parent-style-name="PreformattedText" style:family="paragraph">
      <style:text-properties fo:font-size="11pt" style:font-size-asian="11pt" style:font-size-complex="11pt"/>
    </style:style>
    <style:style style:name="P3109" style:parent-style-name="PreformattedText" style:family="paragraph">
      <style:text-properties fo:font-size="11pt" style:font-size-asian="11pt" style:font-size-complex="11pt"/>
    </style:style>
    <style:style style:name="P3110" style:parent-style-name="PreformattedText" style:family="paragraph">
      <style:text-properties fo:font-size="11pt" style:font-size-asian="11pt" style:font-size-complex="11pt"/>
    </style:style>
    <style:style style:name="P3111" style:parent-style-name="PreformattedText" style:family="paragraph">
      <style:text-properties fo:font-size="11pt" style:font-size-asian="11pt" style:font-size-complex="11pt"/>
    </style:style>
    <style:style style:name="P3112" style:parent-style-name="PreformattedText" style:family="paragraph">
      <style:text-properties fo:font-size="11pt" style:font-size-asian="11pt" style:font-size-complex="11pt"/>
    </style:style>
    <style:style style:name="P3113" style:parent-style-name="PreformattedText" style:family="paragraph">
      <style:text-properties fo:font-size="11pt" style:font-size-asian="11pt" style:font-size-complex="11pt"/>
    </style:style>
    <style:style style:name="P3114" style:parent-style-name="PreformattedText" style:family="paragraph">
      <style:text-properties fo:font-size="11pt" style:font-size-asian="11pt" style:font-size-complex="11pt"/>
    </style:style>
    <style:style style:name="P3115" style:parent-style-name="PreformattedText" style:family="paragraph">
      <style:text-properties fo:font-size="11pt" style:font-size-asian="11pt" style:font-size-complex="11pt"/>
    </style:style>
    <style:style style:name="P3116" style:parent-style-name="PreformattedText" style:family="paragraph">
      <style:text-properties fo:font-size="11pt" style:font-size-asian="11pt" style:font-size-complex="11pt"/>
    </style:style>
    <style:style style:name="P3117" style:parent-style-name="PreformattedText" style:family="paragraph">
      <style:text-properties fo:font-size="11pt" style:font-size-asian="11pt" style:font-size-complex="11pt"/>
    </style:style>
    <style:style style:name="P3118" style:parent-style-name="PreformattedText" style:family="paragraph">
      <style:text-properties fo:font-size="11pt" style:font-size-asian="11pt" style:font-size-complex="11pt"/>
    </style:style>
    <style:style style:name="P3119" style:parent-style-name="PreformattedText" style:family="paragraph">
      <style:text-properties fo:font-size="11pt" style:font-size-asian="11pt" style:font-size-complex="11pt"/>
    </style:style>
    <style:style style:name="P3120" style:parent-style-name="PreformattedText" style:family="paragraph">
      <style:text-properties fo:font-size="11pt" style:font-size-asian="11pt" style:font-size-complex="11pt"/>
    </style:style>
    <style:style style:name="P3121" style:parent-style-name="PreformattedText" style:family="paragraph">
      <style:text-properties fo:font-size="11pt" style:font-size-asian="11pt" style:font-size-complex="11pt"/>
    </style:style>
    <style:style style:name="P3122" style:parent-style-name="PreformattedText" style:family="paragraph">
      <style:text-properties fo:font-size="11pt" style:font-size-asian="11pt" style:font-size-complex="11pt"/>
    </style:style>
    <style:style style:name="P3123" style:parent-style-name="PreformattedText" style:family="paragraph">
      <style:text-properties fo:font-size="11pt" style:font-size-asian="11pt" style:font-size-complex="11pt"/>
    </style:style>
    <style:style style:name="P3124" style:parent-style-name="PreformattedText" style:family="paragraph">
      <style:text-properties fo:font-size="11pt" style:font-size-asian="11pt" style:font-size-complex="11pt"/>
    </style:style>
    <style:style style:name="P3125" style:parent-style-name="PreformattedText" style:family="paragraph">
      <style:text-properties fo:font-size="11pt" style:font-size-asian="11pt" style:font-size-complex="11pt"/>
    </style:style>
    <style:style style:name="P3126" style:parent-style-name="PreformattedText" style:family="paragraph">
      <style:text-properties fo:font-size="11pt" style:font-size-asian="11pt" style:font-size-complex="11pt"/>
    </style:style>
    <style:style style:name="P3127" style:parent-style-name="PreformattedText" style:family="paragraph">
      <style:text-properties fo:font-size="11pt" style:font-size-asian="11pt" style:font-size-complex="11pt"/>
    </style:style>
    <style:style style:name="P3128" style:parent-style-name="PreformattedText" style:family="paragraph">
      <style:text-properties fo:font-size="11pt" style:font-size-asian="11pt" style:font-size-complex="11pt"/>
    </style:style>
    <style:style style:name="P3129" style:parent-style-name="PreformattedText" style:family="paragraph">
      <style:text-properties fo:font-size="11pt" style:font-size-asian="11pt" style:font-size-complex="11pt"/>
    </style:style>
    <style:style style:name="P3130" style:parent-style-name="PreformattedText" style:family="paragraph">
      <style:text-properties fo:font-size="11pt" style:font-size-asian="11pt" style:font-size-complex="11pt"/>
    </style:style>
    <style:style style:name="P3131" style:parent-style-name="PreformattedText" style:family="paragraph">
      <style:text-properties fo:font-size="11pt" style:font-size-asian="11pt" style:font-size-complex="11pt"/>
    </style:style>
    <style:style style:name="P3132" style:parent-style-name="PreformattedText" style:family="paragraph">
      <style:text-properties fo:font-size="11pt" style:font-size-asian="11pt" style:font-size-complex="11pt"/>
    </style:style>
    <style:style style:name="P3133" style:parent-style-name="PreformattedText" style:family="paragraph">
      <style:text-properties fo:font-size="11pt" style:font-size-asian="11pt" style:font-size-complex="11pt"/>
    </style:style>
    <style:style style:name="P3134" style:parent-style-name="PreformattedText" style:family="paragraph">
      <style:text-properties fo:font-size="11pt" style:font-size-asian="11pt" style:font-size-complex="11pt"/>
    </style:style>
    <style:style style:name="P3135" style:parent-style-name="PreformattedText" style:family="paragraph">
      <style:text-properties fo:font-size="11pt" style:font-size-asian="11pt" style:font-size-complex="11pt"/>
    </style:style>
    <style:style style:name="P3136" style:parent-style-name="PreformattedText" style:family="paragraph">
      <style:text-properties fo:font-size="11pt" style:font-size-asian="11pt" style:font-size-complex="11pt"/>
    </style:style>
    <style:style style:name="P3137" style:parent-style-name="PreformattedText" style:family="paragraph">
      <style:text-properties fo:font-size="11pt" style:font-size-asian="11pt" style:font-size-complex="11pt"/>
    </style:style>
    <style:style style:name="P3138" style:parent-style-name="PreformattedText" style:family="paragraph">
      <style:text-properties fo:font-size="11pt" style:font-size-asian="11pt" style:font-size-complex="11pt"/>
    </style:style>
    <style:style style:name="P3139" style:parent-style-name="PreformattedText" style:family="paragraph">
      <style:text-properties fo:font-size="11pt" style:font-size-asian="11pt" style:font-size-complex="11pt"/>
    </style:style>
    <style:style style:name="P3140" style:parent-style-name="PreformattedText" style:family="paragraph">
      <style:text-properties fo:font-size="11pt" style:font-size-asian="11pt" style:font-size-complex="11pt"/>
    </style:style>
    <style:style style:name="P3141" style:parent-style-name="PreformattedText" style:family="paragraph">
      <style:text-properties fo:font-size="11pt" style:font-size-asian="11pt" style:font-size-complex="11pt"/>
    </style:style>
    <style:style style:name="P3142" style:parent-style-name="PreformattedText" style:family="paragraph">
      <style:text-properties fo:font-size="11pt" style:font-size-asian="11pt" style:font-size-complex="11pt"/>
    </style:style>
    <style:style style:name="P3143" style:parent-style-name="PreformattedText" style:family="paragraph">
      <style:text-properties fo:font-size="11pt" style:font-size-asian="11pt" style:font-size-complex="11pt"/>
    </style:style>
    <style:style style:name="P3144" style:parent-style-name="PreformattedText" style:family="paragraph">
      <style:text-properties fo:font-size="11pt" style:font-size-asian="11pt" style:font-size-complex="11pt"/>
    </style:style>
    <style:style style:name="P3145" style:parent-style-name="PreformattedText" style:family="paragraph">
      <style:text-properties fo:font-size="11pt" style:font-size-asian="11pt" style:font-size-complex="11pt"/>
    </style:style>
    <style:style style:name="P3146" style:parent-style-name="PreformattedText" style:family="paragraph">
      <style:text-properties fo:font-size="11pt" style:font-size-asian="11pt" style:font-size-complex="11pt"/>
    </style:style>
    <style:style style:name="P3147" style:parent-style-name="PreformattedText" style:family="paragraph">
      <style:text-properties fo:font-size="11pt" style:font-size-asian="11pt" style:font-size-complex="11pt"/>
    </style:style>
    <style:style style:name="P3148" style:parent-style-name="PreformattedText" style:family="paragraph">
      <style:text-properties fo:font-size="11pt" style:font-size-asian="11pt" style:font-size-complex="11pt"/>
    </style:style>
    <style:style style:name="P3149" style:parent-style-name="PreformattedText" style:family="paragraph">
      <style:text-properties fo:font-size="11pt" style:font-size-asian="11pt" style:font-size-complex="11pt"/>
    </style:style>
    <style:style style:name="P3150" style:parent-style-name="PreformattedText" style:family="paragraph">
      <style:text-properties fo:font-size="11pt" style:font-size-asian="11pt" style:font-size-complex="11pt"/>
    </style:style>
    <style:style style:name="P3151" style:parent-style-name="PreformattedText" style:family="paragraph">
      <style:text-properties fo:font-size="11pt" style:font-size-asian="11pt" style:font-size-complex="11pt"/>
    </style:style>
    <style:style style:name="P3152" style:parent-style-name="PreformattedText" style:family="paragraph">
      <style:text-properties fo:font-size="11pt" style:font-size-asian="11pt" style:font-size-complex="11pt"/>
    </style:style>
    <style:style style:name="P3153" style:parent-style-name="PreformattedText" style:family="paragraph">
      <style:text-properties fo:font-size="11pt" style:font-size-asian="11pt" style:font-size-complex="11pt"/>
    </style:style>
    <style:style style:name="P3154" style:parent-style-name="PreformattedText" style:family="paragraph">
      <style:text-properties fo:font-size="11pt" style:font-size-asian="11pt" style:font-size-complex="11pt"/>
    </style:style>
    <style:style style:name="P3155" style:parent-style-name="PreformattedText" style:family="paragraph">
      <style:text-properties fo:font-size="11pt" style:font-size-asian="11pt" style:font-size-complex="11pt"/>
    </style:style>
    <style:style style:name="P3156" style:parent-style-name="PreformattedText" style:family="paragraph">
      <style:text-properties fo:font-size="11pt" style:font-size-asian="11pt" style:font-size-complex="11pt"/>
    </style:style>
    <style:style style:name="P3157" style:parent-style-name="PreformattedText" style:family="paragraph">
      <style:text-properties fo:font-size="11pt" style:font-size-asian="11pt" style:font-size-complex="11pt"/>
    </style:style>
    <style:style style:name="P3158" style:parent-style-name="PreformattedText" style:family="paragraph">
      <style:text-properties fo:font-size="11pt" style:font-size-asian="11pt" style:font-size-complex="11pt"/>
    </style:style>
    <style:style style:name="P3159" style:parent-style-name="PreformattedText" style:family="paragraph">
      <style:text-properties fo:font-size="11pt" style:font-size-asian="11pt" style:font-size-complex="11pt"/>
    </style:style>
    <style:style style:name="P3160" style:parent-style-name="PreformattedText" style:family="paragraph">
      <style:text-properties fo:font-size="11pt" style:font-size-asian="11pt" style:font-size-complex="11pt"/>
    </style:style>
    <style:style style:name="P3161" style:parent-style-name="PreformattedText" style:family="paragraph">
      <style:text-properties fo:font-size="11pt" style:font-size-asian="11pt" style:font-size-complex="11pt"/>
    </style:style>
    <style:style style:name="P3162" style:parent-style-name="PreformattedText" style:family="paragraph">
      <style:text-properties fo:font-size="11pt" style:font-size-asian="11pt" style:font-size-complex="11pt"/>
    </style:style>
    <style:style style:name="P3163" style:parent-style-name="PreformattedText" style:family="paragraph">
      <style:text-properties fo:font-size="11pt" style:font-size-asian="11pt" style:font-size-complex="11pt"/>
    </style:style>
    <style:style style:name="P3164" style:parent-style-name="PreformattedText" style:family="paragraph">
      <style:text-properties fo:font-size="11pt" style:font-size-asian="11pt" style:font-size-complex="11pt"/>
    </style:style>
    <style:style style:name="P3165" style:parent-style-name="PreformattedText" style:family="paragraph">
      <style:text-properties fo:font-size="11pt" style:font-size-asian="11pt" style:font-size-complex="11pt"/>
    </style:style>
    <style:style style:name="P3166" style:parent-style-name="PreformattedText" style:family="paragraph">
      <style:text-properties fo:font-size="11pt" style:font-size-asian="11pt" style:font-size-complex="11pt"/>
    </style:style>
    <style:style style:name="P3167" style:parent-style-name="PreformattedText" style:family="paragraph">
      <style:text-properties fo:font-size="11pt" style:font-size-asian="11pt" style:font-size-complex="11pt"/>
    </style:style>
    <style:style style:name="P3168" style:parent-style-name="PreformattedText" style:family="paragraph">
      <style:text-properties fo:font-size="11pt" style:font-size-asian="11pt" style:font-size-complex="11pt"/>
    </style:style>
    <style:style style:name="P3169" style:parent-style-name="PreformattedText" style:family="paragraph">
      <style:text-properties fo:font-size="11pt" style:font-size-asian="11pt" style:font-size-complex="11pt"/>
    </style:style>
    <style:style style:name="P3170" style:parent-style-name="PreformattedText" style:family="paragraph">
      <style:text-properties fo:font-size="11pt" style:font-size-asian="11pt" style:font-size-complex="11pt"/>
    </style:style>
    <style:style style:name="P3171" style:parent-style-name="PreformattedText" style:family="paragraph">
      <style:text-properties fo:font-size="11pt" style:font-size-asian="11pt" style:font-size-complex="11pt"/>
    </style:style>
    <style:style style:name="P3172" style:parent-style-name="PreformattedText" style:family="paragraph">
      <style:text-properties fo:font-size="11pt" style:font-size-asian="11pt" style:font-size-complex="11pt"/>
    </style:style>
    <style:style style:name="P3173" style:parent-style-name="PreformattedText" style:family="paragraph">
      <style:text-properties fo:font-size="11pt" style:font-size-asian="11pt" style:font-size-complex="11pt"/>
    </style:style>
    <style:style style:name="P3174" style:parent-style-name="PreformattedText" style:family="paragraph">
      <style:text-properties fo:font-size="11pt" style:font-size-asian="11pt" style:font-size-complex="11pt"/>
    </style:style>
    <style:style style:name="P3175" style:parent-style-name="PreformattedText" style:family="paragraph">
      <style:text-properties fo:font-size="11pt" style:font-size-asian="11pt" style:font-size-complex="11pt"/>
    </style:style>
    <style:style style:name="P3176" style:parent-style-name="PreformattedText" style:family="paragraph">
      <style:text-properties fo:font-size="11pt" style:font-size-asian="11pt" style:font-size-complex="11pt"/>
    </style:style>
    <style:style style:name="P3177" style:parent-style-name="PreformattedText" style:family="paragraph">
      <style:text-properties fo:font-size="11pt" style:font-size-asian="11pt" style:font-size-complex="11pt"/>
    </style:style>
    <style:style style:name="P3178" style:parent-style-name="PreformattedText" style:family="paragraph">
      <style:text-properties fo:font-size="11pt" style:font-size-asian="11pt" style:font-size-complex="11pt"/>
    </style:style>
    <style:style style:name="P3179" style:parent-style-name="PreformattedText" style:family="paragraph">
      <style:text-properties fo:font-size="11pt" style:font-size-asian="11pt" style:font-size-complex="11pt"/>
    </style:style>
    <style:style style:name="P3180" style:parent-style-name="PreformattedText" style:family="paragraph">
      <style:text-properties fo:font-size="11pt" style:font-size-asian="11pt" style:font-size-complex="11pt"/>
    </style:style>
    <style:style style:name="P3181" style:parent-style-name="PreformattedText" style:family="paragraph">
      <style:text-properties fo:font-size="11pt" style:font-size-asian="11pt" style:font-size-complex="11pt"/>
    </style:style>
    <style:style style:name="P3182" style:parent-style-name="PreformattedText" style:family="paragraph">
      <style:text-properties fo:font-size="11pt" style:font-size-asian="11pt" style:font-size-complex="11pt"/>
    </style:style>
    <style:style style:name="P3183" style:parent-style-name="PreformattedText" style:family="paragraph">
      <style:text-properties fo:font-size="11pt" style:font-size-asian="11pt" style:font-size-complex="11pt"/>
    </style:style>
    <style:style style:name="P3184" style:parent-style-name="PreformattedText" style:family="paragraph">
      <style:text-properties fo:font-size="11pt" style:font-size-asian="11pt" style:font-size-complex="11pt"/>
    </style:style>
    <style:style style:name="P3185" style:parent-style-name="PreformattedText" style:family="paragraph">
      <style:text-properties fo:font-size="11pt" style:font-size-asian="11pt" style:font-size-complex="11pt"/>
    </style:style>
    <style:style style:name="P3186" style:parent-style-name="PreformattedText" style:family="paragraph">
      <style:text-properties fo:font-size="11pt" style:font-size-asian="11pt" style:font-size-complex="11pt"/>
    </style:style>
    <style:style style:name="P3187" style:parent-style-name="PreformattedText" style:family="paragraph">
      <style:text-properties fo:font-size="11pt" style:font-size-asian="11pt" style:font-size-complex="11pt"/>
    </style:style>
    <style:style style:name="P3188" style:parent-style-name="PreformattedText" style:family="paragraph">
      <style:text-properties fo:font-size="11pt" style:font-size-asian="11pt" style:font-size-complex="11pt"/>
    </style:style>
    <style:style style:name="P3189" style:parent-style-name="PreformattedText" style:family="paragraph">
      <style:text-properties fo:font-size="11pt" style:font-size-asian="11pt" style:font-size-complex="11pt"/>
    </style:style>
    <style:style style:name="P3190" style:parent-style-name="PreformattedText" style:family="paragraph">
      <style:text-properties fo:font-size="11pt" style:font-size-asian="11pt" style:font-size-complex="11pt"/>
    </style:style>
    <style:style style:name="P3191" style:parent-style-name="PreformattedText" style:family="paragraph">
      <style:text-properties fo:font-size="11pt" style:font-size-asian="11pt" style:font-size-complex="11pt"/>
    </style:style>
    <style:style style:name="P3192" style:parent-style-name="PreformattedText" style:family="paragraph">
      <style:text-properties fo:font-size="11pt" style:font-size-asian="11pt" style:font-size-complex="11pt"/>
    </style:style>
    <style:style style:name="P3193" style:parent-style-name="PreformattedText" style:family="paragraph">
      <style:text-properties fo:font-size="11pt" style:font-size-asian="11pt" style:font-size-complex="11pt"/>
    </style:style>
    <style:style style:name="P3194" style:parent-style-name="PreformattedText" style:family="paragraph">
      <style:text-properties fo:font-size="11pt" style:font-size-asian="11pt" style:font-size-complex="11pt"/>
    </style:style>
    <style:style style:name="P3195" style:parent-style-name="PreformattedText" style:family="paragraph">
      <style:text-properties fo:font-size="11pt" style:font-size-asian="11pt" style:font-size-complex="11pt"/>
    </style:style>
    <style:style style:name="P3196" style:parent-style-name="PreformattedText" style:family="paragraph">
      <style:text-properties fo:font-size="11pt" style:font-size-asian="11pt" style:font-size-complex="11pt"/>
    </style:style>
    <style:style style:name="P3197" style:parent-style-name="PreformattedText" style:family="paragraph">
      <style:text-properties fo:font-size="11pt" style:font-size-asian="11pt" style:font-size-complex="11pt"/>
    </style:style>
    <style:style style:name="P3198" style:parent-style-name="PreformattedText" style:family="paragraph">
      <style:text-properties fo:font-size="11pt" style:font-size-asian="11pt" style:font-size-complex="11pt"/>
    </style:style>
    <style:style style:name="P3199" style:parent-style-name="PreformattedText" style:family="paragraph">
      <style:text-properties fo:font-size="11pt" style:font-size-asian="11pt" style:font-size-complex="11pt"/>
    </style:style>
    <style:style style:name="P3200" style:parent-style-name="PreformattedText" style:family="paragraph">
      <style:text-properties fo:font-size="11pt" style:font-size-asian="11pt" style:font-size-complex="11pt"/>
    </style:style>
    <style:style style:name="P3201" style:parent-style-name="PreformattedText" style:family="paragraph">
      <style:text-properties fo:font-size="11pt" style:font-size-asian="11pt" style:font-size-complex="11pt"/>
    </style:style>
    <style:style style:name="P3202" style:parent-style-name="PreformattedText" style:family="paragraph">
      <style:text-properties fo:font-size="11pt" style:font-size-asian="11pt" style:font-size-complex="11pt"/>
    </style:style>
    <style:style style:name="P3203" style:parent-style-name="PreformattedText" style:family="paragraph">
      <style:text-properties fo:font-size="11pt" style:font-size-asian="11pt" style:font-size-complex="11pt"/>
    </style:style>
    <style:style style:name="P3204" style:parent-style-name="PreformattedText" style:family="paragraph">
      <style:text-properties fo:font-size="11pt" style:font-size-asian="11pt" style:font-size-complex="11pt"/>
    </style:style>
    <style:style style:name="P3205" style:parent-style-name="PreformattedText" style:family="paragraph">
      <style:text-properties fo:font-size="11pt" style:font-size-asian="11pt" style:font-size-complex="11pt"/>
    </style:style>
    <style:style style:name="P3206" style:parent-style-name="PreformattedText" style:family="paragraph">
      <style:text-properties fo:font-size="11pt" style:font-size-asian="11pt" style:font-size-complex="11pt"/>
    </style:style>
    <style:style style:name="P3207" style:parent-style-name="PreformattedText" style:family="paragraph">
      <style:text-properties fo:font-size="11pt" style:font-size-asian="11pt" style:font-size-complex="11pt"/>
    </style:style>
    <style:style style:name="P3208" style:parent-style-name="PreformattedText" style:family="paragraph">
      <style:text-properties fo:font-size="11pt" style:font-size-asian="11pt" style:font-size-complex="11pt"/>
    </style:style>
    <style:style style:name="P3209" style:parent-style-name="PreformattedText" style:family="paragraph">
      <style:text-properties fo:font-size="11pt" style:font-size-asian="11pt" style:font-size-complex="11pt"/>
    </style:style>
    <style:style style:name="P3210" style:parent-style-name="PreformattedText" style:family="paragraph">
      <style:text-properties fo:font-size="11pt" style:font-size-asian="11pt" style:font-size-complex="11pt"/>
    </style:style>
    <style:style style:name="P3211" style:parent-style-name="PreformattedText" style:family="paragraph">
      <style:text-properties fo:font-size="11pt" style:font-size-asian="11pt" style:font-size-complex="11pt"/>
    </style:style>
    <style:style style:name="P3212" style:parent-style-name="PreformattedText" style:family="paragraph">
      <style:text-properties fo:font-size="11pt" style:font-size-asian="11pt" style:font-size-complex="11pt"/>
    </style:style>
    <style:style style:name="P3213" style:parent-style-name="PreformattedText" style:family="paragraph">
      <style:text-properties fo:font-size="11pt" style:font-size-asian="11pt" style:font-size-complex="11pt"/>
    </style:style>
    <style:style style:name="P3214" style:parent-style-name="PreformattedText" style:family="paragraph">
      <style:text-properties fo:font-size="11pt" style:font-size-asian="11pt" style:font-size-complex="11pt"/>
    </style:style>
    <style:style style:name="P3215" style:parent-style-name="PreformattedText" style:family="paragraph">
      <style:text-properties fo:font-size="11pt" style:font-size-asian="11pt" style:font-size-complex="11pt"/>
    </style:style>
    <style:style style:name="P3216" style:parent-style-name="PreformattedText" style:family="paragraph">
      <style:text-properties fo:font-size="11pt" style:font-size-asian="11pt" style:font-size-complex="11pt"/>
    </style:style>
    <style:style style:name="P3217" style:parent-style-name="PreformattedText" style:family="paragraph">
      <style:text-properties fo:font-size="11pt" style:font-size-asian="11pt" style:font-size-complex="11pt"/>
    </style:style>
    <style:style style:name="P3218" style:parent-style-name="PreformattedText" style:family="paragraph">
      <style:text-properties fo:font-size="11pt" style:font-size-asian="11pt" style:font-size-complex="11pt"/>
    </style:style>
    <style:style style:name="P3219" style:parent-style-name="PreformattedText" style:family="paragraph">
      <style:text-properties fo:font-size="11pt" style:font-size-asian="11pt" style:font-size-complex="11pt"/>
    </style:style>
    <style:style style:name="P3220" style:parent-style-name="PreformattedText" style:family="paragraph">
      <style:text-properties fo:font-size="11pt" style:font-size-asian="11pt" style:font-size-complex="11pt"/>
    </style:style>
    <style:style style:name="P3221" style:parent-style-name="PreformattedText" style:family="paragraph">
      <style:text-properties fo:font-size="11pt" style:font-size-asian="11pt" style:font-size-complex="11pt"/>
    </style:style>
    <style:style style:name="P3222" style:parent-style-name="PreformattedText" style:family="paragraph">
      <style:text-properties fo:font-size="11pt" style:font-size-asian="11pt" style:font-size-complex="11pt"/>
    </style:style>
    <style:style style:name="P3223" style:parent-style-name="PreformattedText" style:family="paragraph">
      <style:text-properties fo:font-size="11pt" style:font-size-asian="11pt" style:font-size-complex="11pt"/>
    </style:style>
    <style:style style:name="P3224" style:parent-style-name="PreformattedText" style:family="paragraph">
      <style:text-properties fo:font-size="11pt" style:font-size-asian="11pt" style:font-size-complex="11pt"/>
    </style:style>
    <style:style style:name="P3225" style:parent-style-name="PreformattedText" style:family="paragraph">
      <style:text-properties fo:font-size="11pt" style:font-size-asian="11pt" style:font-size-complex="11pt"/>
    </style:style>
    <style:style style:name="P3226" style:parent-style-name="PreformattedText" style:family="paragraph">
      <style:text-properties fo:font-size="11pt" style:font-size-asian="11pt" style:font-size-complex="11pt"/>
    </style:style>
    <style:style style:name="P3227" style:parent-style-name="PreformattedText" style:family="paragraph">
      <style:text-properties fo:font-size="11pt" style:font-size-asian="11pt" style:font-size-complex="11pt"/>
    </style:style>
    <style:style style:name="P3228" style:parent-style-name="PreformattedText" style:family="paragraph">
      <style:text-properties fo:font-size="11pt" style:font-size-asian="11pt" style:font-size-complex="11pt"/>
    </style:style>
    <style:style style:name="P3229" style:parent-style-name="PreformattedText" style:family="paragraph">
      <style:text-properties fo:font-size="11pt" style:font-size-asian="11pt" style:font-size-complex="11pt"/>
    </style:style>
    <style:style style:name="P3230" style:parent-style-name="PreformattedText" style:family="paragraph">
      <style:text-properties fo:font-size="11pt" style:font-size-asian="11pt" style:font-size-complex="11pt"/>
    </style:style>
    <style:style style:name="P3231" style:parent-style-name="PreformattedText" style:family="paragraph">
      <style:text-properties fo:font-size="11pt" style:font-size-asian="11pt" style:font-size-complex="11pt"/>
    </style:style>
    <style:style style:name="P3232" style:parent-style-name="PreformattedText" style:family="paragraph">
      <style:text-properties fo:font-size="11pt" style:font-size-asian="11pt" style:font-size-complex="11pt"/>
    </style:style>
    <style:style style:name="P3233" style:parent-style-name="PreformattedText" style:family="paragraph">
      <style:text-properties fo:font-size="11pt" style:font-size-asian="11pt" style:font-size-complex="11pt"/>
    </style:style>
    <style:style style:name="P3234" style:parent-style-name="PreformattedText" style:family="paragraph">
      <style:text-properties fo:font-size="11pt" style:font-size-asian="11pt" style:font-size-complex="11pt"/>
    </style:style>
    <style:style style:name="P3235" style:parent-style-name="PreformattedText" style:family="paragraph">
      <style:text-properties fo:font-size="11pt" style:font-size-asian="11pt" style:font-size-complex="11pt"/>
    </style:style>
    <style:style style:name="P3236" style:parent-style-name="PreformattedText" style:family="paragraph">
      <style:text-properties fo:font-size="11pt" style:font-size-asian="11pt" style:font-size-complex="11pt"/>
    </style:style>
    <style:style style:name="P3237" style:parent-style-name="PreformattedText" style:family="paragraph">
      <style:text-properties fo:font-size="11pt" style:font-size-asian="11pt" style:font-size-complex="11pt"/>
    </style:style>
    <style:style style:name="P3238" style:parent-style-name="PreformattedText" style:family="paragraph">
      <style:text-properties fo:font-size="11pt" style:font-size-asian="11pt" style:font-size-complex="11pt"/>
    </style:style>
    <style:style style:name="P3239" style:parent-style-name="PreformattedText" style:family="paragraph">
      <style:text-properties fo:font-size="11pt" style:font-size-asian="11pt" style:font-size-complex="11pt"/>
    </style:style>
    <style:style style:name="P3240" style:parent-style-name="PreformattedText" style:family="paragraph">
      <style:text-properties fo:font-size="11pt" style:font-size-asian="11pt" style:font-size-complex="11pt"/>
    </style:style>
    <style:style style:name="P3241" style:parent-style-name="PreformattedText" style:family="paragraph">
      <style:text-properties fo:font-size="11pt" style:font-size-asian="11pt" style:font-size-complex="11pt"/>
    </style:style>
    <style:style style:name="P3242" style:parent-style-name="PreformattedText" style:family="paragraph">
      <style:text-properties fo:font-size="11pt" style:font-size-asian="11pt" style:font-size-complex="11pt"/>
    </style:style>
    <style:style style:name="P3243" style:parent-style-name="PreformattedText" style:family="paragraph">
      <style:text-properties fo:font-size="11pt" style:font-size-asian="11pt" style:font-size-complex="11pt"/>
    </style:style>
    <style:style style:name="P3244" style:parent-style-name="PreformattedText" style:family="paragraph">
      <style:text-properties fo:font-size="11pt" style:font-size-asian="11pt" style:font-size-complex="11pt"/>
    </style:style>
    <style:style style:name="P3245" style:parent-style-name="PreformattedText" style:family="paragraph">
      <style:text-properties fo:font-size="11pt" style:font-size-asian="11pt" style:font-size-complex="11pt"/>
    </style:style>
    <style:style style:name="P3246" style:parent-style-name="PreformattedText" style:family="paragraph">
      <style:text-properties fo:font-size="11pt" style:font-size-asian="11pt" style:font-size-complex="11pt"/>
    </style:style>
    <style:style style:name="P3247" style:parent-style-name="PreformattedText" style:family="paragraph">
      <style:text-properties fo:font-size="11pt" style:font-size-asian="11pt" style:font-size-complex="11pt"/>
    </style:style>
    <style:style style:name="P3248" style:parent-style-name="PreformattedText" style:family="paragraph">
      <style:text-properties fo:font-size="11pt" style:font-size-asian="11pt" style:font-size-complex="11pt"/>
    </style:style>
    <style:style style:name="P3249" style:parent-style-name="PreformattedText" style:family="paragraph">
      <style:text-properties fo:font-size="11pt" style:font-size-asian="11pt" style:font-size-complex="11pt"/>
    </style:style>
    <style:style style:name="P3250" style:parent-style-name="PreformattedText" style:family="paragraph">
      <style:text-properties fo:font-size="11pt" style:font-size-asian="11pt" style:font-size-complex="11pt"/>
    </style:style>
    <style:style style:name="P3251" style:parent-style-name="PreformattedText" style:family="paragraph">
      <style:text-properties fo:font-size="11pt" style:font-size-asian="11pt" style:font-size-complex="11pt"/>
    </style:style>
    <style:style style:name="P3252" style:parent-style-name="PreformattedText" style:family="paragraph">
      <style:text-properties fo:font-size="11pt" style:font-size-asian="11pt" style:font-size-complex="11pt"/>
    </style:style>
    <style:style style:name="P3253" style:parent-style-name="PreformattedText" style:family="paragraph">
      <style:text-properties fo:font-size="11pt" style:font-size-asian="11pt" style:font-size-complex="11pt"/>
    </style:style>
    <style:style style:name="P3254" style:parent-style-name="PreformattedText" style:family="paragraph">
      <style:text-properties fo:font-size="11pt" style:font-size-asian="11pt" style:font-size-complex="11pt"/>
    </style:style>
    <style:style style:name="P3255" style:parent-style-name="PreformattedText" style:family="paragraph">
      <style:text-properties fo:font-size="11pt" style:font-size-asian="11pt" style:font-size-complex="11pt"/>
    </style:style>
    <style:style style:name="P3256" style:parent-style-name="PreformattedText" style:family="paragraph">
      <style:text-properties fo:font-size="11pt" style:font-size-asian="11pt" style:font-size-complex="11pt"/>
    </style:style>
    <style:style style:name="P3257" style:parent-style-name="PreformattedText" style:family="paragraph">
      <style:text-properties fo:font-size="11pt" style:font-size-asian="11pt" style:font-size-complex="11pt"/>
    </style:style>
    <style:style style:name="P3258" style:parent-style-name="PreformattedText" style:family="paragraph">
      <style:text-properties fo:font-size="11pt" style:font-size-asian="11pt" style:font-size-complex="11pt"/>
    </style:style>
    <style:style style:name="P3259" style:parent-style-name="PreformattedText" style:family="paragraph">
      <style:text-properties fo:font-size="11pt" style:font-size-asian="11pt" style:font-size-complex="11pt"/>
    </style:style>
    <style:style style:name="P3260" style:parent-style-name="PreformattedText" style:family="paragraph">
      <style:text-properties fo:font-size="11pt" style:font-size-asian="11pt" style:font-size-complex="11pt"/>
    </style:style>
    <style:style style:name="P3261" style:parent-style-name="PreformattedText" style:family="paragraph">
      <style:text-properties fo:font-size="11pt" style:font-size-asian="11pt" style:font-size-complex="11pt"/>
    </style:style>
    <style:style style:name="P3262" style:parent-style-name="PreformattedText" style:family="paragraph">
      <style:text-properties fo:font-size="11pt" style:font-size-asian="11pt" style:font-size-complex="11pt"/>
    </style:style>
    <style:style style:name="P3263" style:parent-style-name="PreformattedText" style:family="paragraph">
      <style:text-properties fo:font-size="11pt" style:font-size-asian="11pt" style:font-size-complex="11pt"/>
    </style:style>
    <style:style style:name="P3264" style:parent-style-name="PreformattedText" style:family="paragraph">
      <style:text-properties fo:font-size="11pt" style:font-size-asian="11pt" style:font-size-complex="11pt"/>
    </style:style>
    <style:style style:name="P3265" style:parent-style-name="PreformattedText" style:family="paragraph">
      <style:text-properties fo:font-size="11pt" style:font-size-asian="11pt" style:font-size-complex="11pt"/>
    </style:style>
    <style:style style:name="P3266" style:parent-style-name="PreformattedText" style:family="paragraph">
      <style:text-properties fo:font-size="11pt" style:font-size-asian="11pt" style:font-size-complex="11pt"/>
    </style:style>
    <style:style style:name="P3267" style:parent-style-name="PreformattedText" style:family="paragraph">
      <style:text-properties fo:font-size="11pt" style:font-size-asian="11pt" style:font-size-complex="11pt"/>
    </style:style>
    <style:style style:name="P3268" style:parent-style-name="PreformattedText" style:family="paragraph">
      <style:text-properties fo:font-size="11pt" style:font-size-asian="11pt" style:font-size-complex="11pt"/>
    </style:style>
    <style:style style:name="P3269" style:parent-style-name="PreformattedText" style:family="paragraph">
      <style:text-properties fo:font-size="11pt" style:font-size-asian="11pt" style:font-size-complex="11pt"/>
    </style:style>
    <style:style style:name="P3270" style:parent-style-name="PreformattedText" style:family="paragraph">
      <style:text-properties fo:font-size="11pt" style:font-size-asian="11pt" style:font-size-complex="11pt"/>
    </style:style>
    <style:style style:name="P3271" style:parent-style-name="PreformattedText" style:family="paragraph">
      <style:text-properties fo:font-size="11pt" style:font-size-asian="11pt" style:font-size-complex="11pt"/>
    </style:style>
    <style:style style:name="P3272" style:parent-style-name="PreformattedText" style:family="paragraph">
      <style:text-properties fo:font-size="11pt" style:font-size-asian="11pt" style:font-size-complex="11pt"/>
    </style:style>
    <style:style style:name="P3273" style:parent-style-name="PreformattedText" style:family="paragraph">
      <style:text-properties fo:font-size="11pt" style:font-size-asian="11pt" style:font-size-complex="11pt"/>
    </style:style>
    <style:style style:name="P3274" style:parent-style-name="PreformattedText" style:family="paragraph">
      <style:text-properties fo:font-size="11pt" style:font-size-asian="11pt" style:font-size-complex="11pt"/>
    </style:style>
    <style:style style:name="P3275" style:parent-style-name="PreformattedText" style:family="paragraph">
      <style:text-properties fo:font-size="11pt" style:font-size-asian="11pt" style:font-size-complex="11pt"/>
    </style:style>
    <style:style style:name="P3276" style:parent-style-name="PreformattedText" style:family="paragraph">
      <style:text-properties fo:font-size="11pt" style:font-size-asian="11pt" style:font-size-complex="11pt"/>
    </style:style>
    <style:style style:name="P3277" style:parent-style-name="PreformattedText" style:family="paragraph">
      <style:text-properties fo:font-size="11pt" style:font-size-asian="11pt" style:font-size-complex="11pt"/>
    </style:style>
    <style:style style:name="P3278" style:parent-style-name="PreformattedText" style:family="paragraph">
      <style:text-properties fo:font-size="11pt" style:font-size-asian="11pt" style:font-size-complex="11pt"/>
    </style:style>
    <style:style style:name="P3279" style:parent-style-name="PreformattedText" style:family="paragraph">
      <style:text-properties fo:font-size="11pt" style:font-size-asian="11pt" style:font-size-complex="11pt"/>
    </style:style>
    <style:style style:name="P3280" style:parent-style-name="PreformattedText" style:family="paragraph">
      <style:text-properties fo:font-size="11pt" style:font-size-asian="11pt" style:font-size-complex="11pt"/>
    </style:style>
    <style:style style:name="P3281" style:parent-style-name="PreformattedText" style:family="paragraph">
      <style:text-properties fo:font-size="11pt" style:font-size-asian="11pt" style:font-size-complex="11pt"/>
    </style:style>
    <style:style style:name="P3282" style:parent-style-name="PreformattedText" style:family="paragraph">
      <style:text-properties fo:font-size="11pt" style:font-size-asian="11pt" style:font-size-complex="11pt"/>
    </style:style>
    <style:style style:name="P3283" style:parent-style-name="PreformattedText" style:family="paragraph">
      <style:text-properties fo:font-size="11pt" style:font-size-asian="11pt" style:font-size-complex="11pt"/>
    </style:style>
    <style:style style:name="P3284" style:parent-style-name="PreformattedText" style:family="paragraph">
      <style:text-properties fo:font-size="11pt" style:font-size-asian="11pt" style:font-size-complex="11pt"/>
    </style:style>
    <style:style style:name="P3285" style:parent-style-name="PreformattedText" style:family="paragraph">
      <style:text-properties fo:font-size="11pt" style:font-size-asian="11pt" style:font-size-complex="11pt"/>
    </style:style>
    <style:style style:name="P3286" style:parent-style-name="PreformattedText" style:family="paragraph">
      <style:text-properties fo:font-size="11pt" style:font-size-asian="11pt" style:font-size-complex="11pt"/>
    </style:style>
    <style:style style:name="P3287" style:parent-style-name="PreformattedText" style:family="paragraph">
      <style:text-properties fo:font-size="11pt" style:font-size-asian="11pt" style:font-size-complex="11pt"/>
    </style:style>
    <style:style style:name="P3288" style:parent-style-name="PreformattedText" style:family="paragraph">
      <style:text-properties fo:font-size="11pt" style:font-size-asian="11pt" style:font-size-complex="11pt"/>
    </style:style>
    <style:style style:name="P3289" style:parent-style-name="PreformattedText" style:family="paragraph">
      <style:text-properties fo:font-size="11pt" style:font-size-asian="11pt" style:font-size-complex="11pt"/>
    </style:style>
    <style:style style:name="P3290" style:parent-style-name="PreformattedText" style:family="paragraph">
      <style:text-properties fo:font-size="11pt" style:font-size-asian="11pt" style:font-size-complex="11pt"/>
    </style:style>
    <style:style style:name="P3291" style:parent-style-name="PreformattedText" style:family="paragraph">
      <style:text-properties fo:font-size="11pt" style:font-size-asian="11pt" style:font-size-complex="11pt"/>
    </style:style>
    <style:style style:name="P3292" style:parent-style-name="PreformattedText" style:family="paragraph">
      <style:text-properties fo:font-size="11pt" style:font-size-asian="11pt" style:font-size-complex="11pt"/>
    </style:style>
    <style:style style:name="P3293" style:parent-style-name="PreformattedText" style:family="paragraph">
      <style:text-properties fo:font-size="11pt" style:font-size-asian="11pt" style:font-size-complex="11pt"/>
    </style:style>
    <style:style style:name="P3294" style:parent-style-name="PreformattedText" style:family="paragraph">
      <style:text-properties fo:font-size="11pt" style:font-size-asian="11pt" style:font-size-complex="11pt"/>
    </style:style>
    <style:style style:name="P3295" style:parent-style-name="PreformattedText" style:family="paragraph">
      <style:text-properties fo:font-size="11pt" style:font-size-asian="11pt" style:font-size-complex="11pt"/>
    </style:style>
    <style:style style:name="P3296" style:parent-style-name="PreformattedText" style:family="paragraph">
      <style:text-properties fo:font-size="11pt" style:font-size-asian="11pt" style:font-size-complex="11pt"/>
    </style:style>
    <style:style style:name="P3297" style:parent-style-name="PreformattedText" style:family="paragraph">
      <style:text-properties fo:font-size="11pt" style:font-size-asian="11pt" style:font-size-complex="11pt"/>
    </style:style>
    <style:style style:name="P3298" style:parent-style-name="PreformattedText" style:family="paragraph">
      <style:text-properties fo:font-size="11pt" style:font-size-asian="11pt" style:font-size-complex="11pt"/>
    </style:style>
    <style:style style:name="P3299" style:parent-style-name="PreformattedText" style:family="paragraph">
      <style:text-properties fo:font-size="11pt" style:font-size-asian="11pt" style:font-size-complex="11pt"/>
    </style:style>
    <style:style style:name="P3300" style:parent-style-name="PreformattedText" style:family="paragraph">
      <style:text-properties fo:font-size="11pt" style:font-size-asian="11pt" style:font-size-complex="11pt"/>
    </style:style>
    <style:style style:name="P3301" style:parent-style-name="PreformattedText" style:family="paragraph">
      <style:text-properties fo:font-size="11pt" style:font-size-asian="11pt" style:font-size-complex="11pt"/>
    </style:style>
    <style:style style:name="P3302" style:parent-style-name="PreformattedText" style:family="paragraph">
      <style:text-properties fo:font-size="11pt" style:font-size-asian="11pt" style:font-size-complex="11pt"/>
    </style:style>
    <style:style style:name="P3303" style:parent-style-name="PreformattedText" style:family="paragraph">
      <style:text-properties fo:font-size="11pt" style:font-size-asian="11pt" style:font-size-complex="11pt"/>
    </style:style>
    <style:style style:name="P3304" style:parent-style-name="PreformattedText" style:family="paragraph">
      <style:text-properties fo:font-size="11pt" style:font-size-asian="11pt" style:font-size-complex="11pt"/>
    </style:style>
    <style:style style:name="P3305" style:parent-style-name="PreformattedText" style:family="paragraph">
      <style:text-properties fo:font-size="11pt" style:font-size-asian="11pt" style:font-size-complex="11pt"/>
    </style:style>
    <style:style style:name="P3306" style:parent-style-name="PreformattedText" style:family="paragraph">
      <style:text-properties fo:font-size="11pt" style:font-size-asian="11pt" style:font-size-complex="11pt"/>
    </style:style>
    <style:style style:name="P3307" style:parent-style-name="PreformattedText" style:family="paragraph">
      <style:text-properties fo:font-size="11pt" style:font-size-asian="11pt" style:font-size-complex="11pt"/>
    </style:style>
    <style:style style:name="P3308" style:parent-style-name="PreformattedText" style:family="paragraph">
      <style:text-properties fo:font-size="11pt" style:font-size-asian="11pt" style:font-size-complex="11pt"/>
    </style:style>
    <style:style style:name="P3309" style:parent-style-name="PreformattedText" style:family="paragraph">
      <style:text-properties fo:font-size="11pt" style:font-size-asian="11pt" style:font-size-complex="11pt"/>
    </style:style>
    <style:style style:name="P3310" style:parent-style-name="PreformattedText" style:family="paragraph">
      <style:text-properties fo:font-size="11pt" style:font-size-asian="11pt" style:font-size-complex="11pt"/>
    </style:style>
    <style:style style:name="P3311" style:parent-style-name="PreformattedText" style:family="paragraph">
      <style:text-properties fo:font-size="11pt" style:font-size-asian="11pt" style:font-size-complex="11pt"/>
    </style:style>
    <style:style style:name="P3312" style:parent-style-name="PreformattedText" style:family="paragraph">
      <style:text-properties fo:font-size="11pt" style:font-size-asian="11pt" style:font-size-complex="11pt"/>
    </style:style>
    <style:style style:name="P3313" style:parent-style-name="PreformattedText" style:family="paragraph">
      <style:text-properties fo:font-size="11pt" style:font-size-asian="11pt" style:font-size-complex="11pt"/>
    </style:style>
    <style:style style:name="P3314" style:parent-style-name="PreformattedText" style:family="paragraph">
      <style:text-properties fo:font-size="11pt" style:font-size-asian="11pt" style:font-size-complex="11pt"/>
    </style:style>
    <style:style style:name="P3315" style:parent-style-name="PreformattedText" style:family="paragraph">
      <style:text-properties fo:font-size="11pt" style:font-size-asian="11pt" style:font-size-complex="11pt"/>
    </style:style>
    <style:style style:name="P3316" style:parent-style-name="PreformattedText" style:family="paragraph">
      <style:text-properties fo:font-size="11pt" style:font-size-asian="11pt" style:font-size-complex="11pt"/>
    </style:style>
    <style:style style:name="P3317" style:parent-style-name="PreformattedText" style:family="paragraph">
      <style:text-properties fo:font-size="11pt" style:font-size-asian="11pt" style:font-size-complex="11pt"/>
    </style:style>
    <style:style style:name="P3318" style:parent-style-name="PreformattedText" style:family="paragraph">
      <style:text-properties fo:font-size="11pt" style:font-size-asian="11pt" style:font-size-complex="11pt"/>
    </style:style>
    <style:style style:name="P3319" style:parent-style-name="PreformattedText" style:family="paragraph">
      <style:text-properties fo:font-size="11pt" style:font-size-asian="11pt" style:font-size-complex="11pt"/>
    </style:style>
    <style:style style:name="P3320" style:parent-style-name="PreformattedText" style:family="paragraph">
      <style:text-properties fo:font-size="11pt" style:font-size-asian="11pt" style:font-size-complex="11pt"/>
    </style:style>
    <style:style style:name="P3321" style:parent-style-name="PreformattedText" style:family="paragraph">
      <style:text-properties fo:font-size="11pt" style:font-size-asian="11pt" style:font-size-complex="11pt"/>
    </style:style>
    <style:style style:name="P3322" style:parent-style-name="PreformattedText" style:family="paragraph">
      <style:text-properties fo:font-size="11pt" style:font-size-asian="11pt" style:font-size-complex="11pt"/>
    </style:style>
    <style:style style:name="P3323" style:parent-style-name="PreformattedText" style:family="paragraph">
      <style:text-properties fo:font-size="11pt" style:font-size-asian="11pt" style:font-size-complex="11pt"/>
    </style:style>
    <style:style style:name="P3324" style:parent-style-name="PreformattedText" style:family="paragraph">
      <style:text-properties fo:font-size="11pt" style:font-size-asian="11pt" style:font-size-complex="11pt"/>
    </style:style>
    <style:style style:name="P3325" style:parent-style-name="PreformattedText" style:family="paragraph">
      <style:text-properties fo:font-size="11pt" style:font-size-asian="11pt" style:font-size-complex="11pt"/>
    </style:style>
    <style:style style:name="P3326" style:parent-style-name="PreformattedText" style:family="paragraph">
      <style:text-properties fo:font-size="11pt" style:font-size-asian="11pt" style:font-size-complex="11pt"/>
    </style:style>
    <style:style style:name="P3327" style:parent-style-name="PreformattedText" style:family="paragraph">
      <style:text-properties fo:font-size="11pt" style:font-size-asian="11pt" style:font-size-complex="11pt"/>
    </style:style>
    <style:style style:name="P3328" style:parent-style-name="PreformattedText" style:family="paragraph">
      <style:text-properties fo:font-size="11pt" style:font-size-asian="11pt" style:font-size-complex="11pt"/>
    </style:style>
    <style:style style:name="P3329" style:parent-style-name="PreformattedText" style:family="paragraph">
      <style:text-properties fo:font-size="11pt" style:font-size-asian="11pt" style:font-size-complex="11pt"/>
    </style:style>
    <style:style style:name="P3330" style:parent-style-name="PreformattedText" style:family="paragraph">
      <style:text-properties fo:font-size="11pt" style:font-size-asian="11pt" style:font-size-complex="11pt"/>
    </style:style>
    <style:style style:name="P3331" style:parent-style-name="PreformattedText" style:family="paragraph">
      <style:text-properties fo:font-size="11pt" style:font-size-asian="11pt" style:font-size-complex="11pt"/>
    </style:style>
    <style:style style:name="P3332" style:parent-style-name="PreformattedText" style:family="paragraph">
      <style:text-properties fo:font-size="11pt" style:font-size-asian="11pt" style:font-size-complex="11pt"/>
    </style:style>
    <style:style style:name="P3333" style:parent-style-name="PreformattedText" style:family="paragraph">
      <style:text-properties fo:font-size="11pt" style:font-size-asian="11pt" style:font-size-complex="11pt"/>
    </style:style>
    <style:style style:name="P3334" style:parent-style-name="PreformattedText" style:family="paragraph">
      <style:text-properties fo:font-size="11pt" style:font-size-asian="11pt" style:font-size-complex="11pt"/>
    </style:style>
    <style:style style:name="P3335" style:parent-style-name="PreformattedText" style:family="paragraph">
      <style:text-properties fo:font-size="11pt" style:font-size-asian="11pt" style:font-size-complex="11pt"/>
    </style:style>
    <style:style style:name="P3336" style:parent-style-name="PreformattedText" style:family="paragraph">
      <style:text-properties fo:font-size="11pt" style:font-size-asian="11pt" style:font-size-complex="11pt"/>
    </style:style>
    <style:style style:name="P3337" style:parent-style-name="PreformattedText" style:family="paragraph">
      <style:text-properties fo:font-size="11pt" style:font-size-asian="11pt" style:font-size-complex="11pt"/>
    </style:style>
    <style:style style:name="P3338" style:parent-style-name="PreformattedText" style:family="paragraph">
      <style:text-properties fo:font-size="11pt" style:font-size-asian="11pt" style:font-size-complex="11pt"/>
    </style:style>
    <style:style style:name="P3339" style:parent-style-name="PreformattedText" style:family="paragraph">
      <style:text-properties fo:font-size="11pt" style:font-size-asian="11pt" style:font-size-complex="11pt"/>
    </style:style>
    <style:style style:name="P3340" style:parent-style-name="PreformattedText" style:family="paragraph">
      <style:text-properties fo:font-size="11pt" style:font-size-asian="11pt" style:font-size-complex="11pt"/>
    </style:style>
    <style:style style:name="P3341" style:parent-style-name="PreformattedText" style:family="paragraph">
      <style:text-properties fo:font-size="11pt" style:font-size-asian="11pt" style:font-size-complex="11pt"/>
    </style:style>
    <style:style style:name="P3342" style:parent-style-name="PreformattedText" style:family="paragraph">
      <style:text-properties fo:font-size="11pt" style:font-size-asian="11pt" style:font-size-complex="11pt"/>
    </style:style>
    <style:style style:name="P3343" style:parent-style-name="PreformattedText" style:family="paragraph">
      <style:text-properties fo:font-size="11pt" style:font-size-asian="11pt" style:font-size-complex="11pt"/>
    </style:style>
    <style:style style:name="P3344" style:parent-style-name="PreformattedText" style:family="paragraph">
      <style:text-properties fo:font-size="11pt" style:font-size-asian="11pt" style:font-size-complex="11pt"/>
    </style:style>
    <style:style style:name="P3345" style:parent-style-name="PreformattedText" style:family="paragraph">
      <style:text-properties fo:font-size="11pt" style:font-size-asian="11pt" style:font-size-complex="11pt"/>
    </style:style>
    <style:style style:name="P3346" style:parent-style-name="PreformattedText" style:family="paragraph">
      <style:text-properties fo:font-size="11pt" style:font-size-asian="11pt" style:font-size-complex="11pt"/>
    </style:style>
    <style:style style:name="P3347" style:parent-style-name="PreformattedText" style:family="paragraph">
      <style:text-properties fo:font-size="11pt" style:font-size-asian="11pt" style:font-size-complex="11pt"/>
    </style:style>
    <style:style style:name="P3348" style:parent-style-name="PreformattedText" style:family="paragraph">
      <style:text-properties fo:font-size="11pt" style:font-size-asian="11pt" style:font-size-complex="11pt"/>
    </style:style>
    <style:style style:name="P3349" style:parent-style-name="PreformattedText" style:family="paragraph">
      <style:text-properties fo:font-size="11pt" style:font-size-asian="11pt" style:font-size-complex="11pt"/>
    </style:style>
    <style:style style:name="P3350" style:parent-style-name="PreformattedText" style:family="paragraph">
      <style:text-properties fo:font-size="11pt" style:font-size-asian="11pt" style:font-size-complex="11pt"/>
    </style:style>
    <style:style style:name="P3351" style:parent-style-name="PreformattedText" style:family="paragraph">
      <style:text-properties fo:font-size="11pt" style:font-size-asian="11pt" style:font-size-complex="11pt"/>
    </style:style>
    <style:style style:name="P3352" style:parent-style-name="PreformattedText" style:family="paragraph">
      <style:text-properties fo:font-size="11pt" style:font-size-asian="11pt" style:font-size-complex="11pt"/>
    </style:style>
    <style:style style:name="P3353" style:parent-style-name="PreformattedText" style:family="paragraph">
      <style:text-properties fo:font-size="11pt" style:font-size-asian="11pt" style:font-size-complex="11pt"/>
    </style:style>
    <style:style style:name="P3354" style:parent-style-name="PreformattedText" style:family="paragraph">
      <style:text-properties fo:font-size="11pt" style:font-size-asian="11pt" style:font-size-complex="11pt"/>
    </style:style>
    <style:style style:name="P3355" style:parent-style-name="PreformattedText" style:family="paragraph">
      <style:text-properties fo:font-size="11pt" style:font-size-asian="11pt" style:font-size-complex="11pt"/>
    </style:style>
    <style:style style:name="P3356" style:parent-style-name="PreformattedText" style:family="paragraph">
      <style:text-properties fo:font-size="11pt" style:font-size-asian="11pt" style:font-size-complex="11pt"/>
    </style:style>
    <style:style style:name="P3357" style:parent-style-name="PreformattedText" style:family="paragraph">
      <style:text-properties fo:font-size="11pt" style:font-size-asian="11pt" style:font-size-complex="11pt"/>
    </style:style>
    <style:style style:name="P3358" style:parent-style-name="PreformattedText" style:family="paragraph">
      <style:text-properties fo:font-size="11pt" style:font-size-asian="11pt" style:font-size-complex="11pt"/>
    </style:style>
    <style:style style:name="P3359" style:parent-style-name="PreformattedText" style:family="paragraph">
      <style:text-properties fo:font-size="11pt" style:font-size-asian="11pt" style:font-size-complex="11pt"/>
    </style:style>
    <style:style style:name="P3360" style:parent-style-name="PreformattedText" style:family="paragraph">
      <style:text-properties fo:font-size="11pt" style:font-size-asian="11pt" style:font-size-complex="11pt"/>
    </style:style>
    <style:style style:name="P3361" style:parent-style-name="PreformattedText" style:family="paragraph">
      <style:text-properties fo:font-size="11pt" style:font-size-asian="11pt" style:font-size-complex="11pt"/>
    </style:style>
    <style:style style:name="P3362" style:parent-style-name="PreformattedText" style:family="paragraph">
      <style:text-properties fo:font-size="11pt" style:font-size-asian="11pt" style:font-size-complex="11pt"/>
    </style:style>
    <style:style style:name="P3363" style:parent-style-name="PreformattedText" style:family="paragraph">
      <style:text-properties fo:font-size="11pt" style:font-size-asian="11pt" style:font-size-complex="11pt"/>
    </style:style>
    <style:style style:name="P3364" style:parent-style-name="PreformattedText" style:family="paragraph">
      <style:text-properties fo:font-size="11pt" style:font-size-asian="11pt" style:font-size-complex="11pt"/>
    </style:style>
    <style:style style:name="P3365" style:parent-style-name="PreformattedText" style:family="paragraph">
      <style:text-properties fo:font-size="11pt" style:font-size-asian="11pt" style:font-size-complex="11pt"/>
    </style:style>
    <style:style style:name="P3366" style:parent-style-name="PreformattedText" style:family="paragraph">
      <style:text-properties fo:font-size="11pt" style:font-size-asian="11pt" style:font-size-complex="11pt"/>
    </style:style>
    <style:style style:name="P3367" style:parent-style-name="PreformattedText" style:family="paragraph">
      <style:text-properties fo:font-size="11pt" style:font-size-asian="11pt" style:font-size-complex="11pt"/>
    </style:style>
    <style:style style:name="P3368" style:parent-style-name="PreformattedText" style:family="paragraph">
      <style:text-properties fo:font-size="11pt" style:font-size-asian="11pt" style:font-size-complex="11pt"/>
    </style:style>
    <style:style style:name="P3369" style:parent-style-name="PreformattedText" style:family="paragraph">
      <style:text-properties fo:font-size="11pt" style:font-size-asian="11pt" style:font-size-complex="11pt"/>
    </style:style>
    <style:style style:name="P3370" style:parent-style-name="PreformattedText" style:family="paragraph">
      <style:text-properties fo:font-size="11pt" style:font-size-asian="11pt" style:font-size-complex="11pt"/>
    </style:style>
    <style:style style:name="P3371" style:parent-style-name="PreformattedText" style:family="paragraph">
      <style:text-properties fo:font-size="11pt" style:font-size-asian="11pt" style:font-size-complex="11pt"/>
    </style:style>
    <style:style style:name="P3372" style:parent-style-name="PreformattedText" style:family="paragraph">
      <style:text-properties fo:font-size="11pt" style:font-size-asian="11pt" style:font-size-complex="11pt"/>
    </style:style>
    <style:style style:name="P3373" style:parent-style-name="PreformattedText" style:family="paragraph">
      <style:text-properties fo:font-size="11pt" style:font-size-asian="11pt" style:font-size-complex="11pt"/>
    </style:style>
    <style:style style:name="P3374" style:parent-style-name="PreformattedText" style:family="paragraph">
      <style:text-properties fo:font-size="11pt" style:font-size-asian="11pt" style:font-size-complex="11pt"/>
    </style:style>
    <style:style style:name="P3375" style:parent-style-name="PreformattedText" style:family="paragraph">
      <style:text-properties fo:font-size="11pt" style:font-size-asian="11pt" style:font-size-complex="11pt"/>
    </style:style>
    <style:style style:name="P3376" style:parent-style-name="PreformattedText" style:family="paragraph">
      <style:text-properties fo:font-size="11pt" style:font-size-asian="11pt" style:font-size-complex="11pt"/>
    </style:style>
    <style:style style:name="P3377" style:parent-style-name="PreformattedText" style:family="paragraph">
      <style:text-properties fo:font-size="11pt" style:font-size-asian="11pt" style:font-size-complex="11pt"/>
    </style:style>
    <style:style style:name="P3378" style:parent-style-name="PreformattedText" style:family="paragraph">
      <style:text-properties fo:font-size="11pt" style:font-size-asian="11pt" style:font-size-complex="11pt"/>
    </style:style>
    <style:style style:name="P3379" style:parent-style-name="PreformattedText" style:family="paragraph">
      <style:text-properties fo:font-size="11pt" style:font-size-asian="11pt" style:font-size-complex="11pt"/>
    </style:style>
    <style:style style:name="P3380" style:parent-style-name="PreformattedText" style:family="paragraph">
      <style:text-properties fo:font-size="11pt" style:font-size-asian="11pt" style:font-size-complex="11pt"/>
    </style:style>
    <style:style style:name="P3381" style:parent-style-name="PreformattedText" style:family="paragraph">
      <style:text-properties fo:font-size="11pt" style:font-size-asian="11pt" style:font-size-complex="11pt"/>
    </style:style>
    <style:style style:name="P3382" style:parent-style-name="PreformattedText" style:family="paragraph">
      <style:text-properties fo:font-size="11pt" style:font-size-asian="11pt" style:font-size-complex="11pt"/>
    </style:style>
    <style:style style:name="P3383" style:parent-style-name="PreformattedText" style:family="paragraph">
      <style:text-properties fo:font-size="11pt" style:font-size-asian="11pt" style:font-size-complex="11pt"/>
    </style:style>
    <style:style style:name="P3384" style:parent-style-name="PreformattedText" style:family="paragraph">
      <style:text-properties fo:font-size="11pt" style:font-size-asian="11pt" style:font-size-complex="11pt"/>
    </style:style>
    <style:style style:name="P3385" style:parent-style-name="PreformattedText" style:family="paragraph">
      <style:text-properties fo:font-size="11pt" style:font-size-asian="11pt" style:font-size-complex="11pt"/>
    </style:style>
    <style:style style:name="P3386" style:parent-style-name="PreformattedText" style:family="paragraph">
      <style:text-properties fo:font-size="11pt" style:font-size-asian="11pt" style:font-size-complex="11pt"/>
    </style:style>
    <style:style style:name="P3387" style:parent-style-name="PreformattedText" style:family="paragraph">
      <style:text-properties fo:font-size="11pt" style:font-size-asian="11pt" style:font-size-complex="11pt"/>
    </style:style>
    <style:style style:name="P3388" style:parent-style-name="PreformattedText" style:family="paragraph">
      <style:text-properties fo:font-size="11pt" style:font-size-asian="11pt" style:font-size-complex="11pt"/>
    </style:style>
    <style:style style:name="P3389" style:parent-style-name="PreformattedText" style:family="paragraph">
      <style:text-properties fo:font-size="11pt" style:font-size-asian="11pt" style:font-size-complex="11pt"/>
    </style:style>
    <style:style style:name="P3390" style:parent-style-name="PreformattedText" style:family="paragraph">
      <style:text-properties fo:font-size="11pt" style:font-size-asian="11pt" style:font-size-complex="11pt"/>
    </style:style>
    <style:style style:name="P3391" style:parent-style-name="PreformattedText" style:family="paragraph">
      <style:text-properties fo:font-size="11pt" style:font-size-asian="11pt" style:font-size-complex="11pt"/>
    </style:style>
    <style:style style:name="P3392" style:parent-style-name="PreformattedText" style:family="paragraph">
      <style:text-properties fo:font-size="11pt" style:font-size-asian="11pt" style:font-size-complex="11pt"/>
    </style:style>
    <style:style style:name="P3393" style:parent-style-name="PreformattedText" style:family="paragraph">
      <style:text-properties fo:font-size="11pt" style:font-size-asian="11pt" style:font-size-complex="11pt"/>
    </style:style>
    <style:style style:name="P3394" style:parent-style-name="PreformattedText" style:family="paragraph">
      <style:text-properties fo:font-size="11pt" style:font-size-asian="11pt" style:font-size-complex="11pt"/>
    </style:style>
    <style:style style:name="P3395" style:parent-style-name="PreformattedText" style:family="paragraph">
      <style:text-properties fo:font-size="11pt" style:font-size-asian="11pt" style:font-size-complex="11pt"/>
    </style:style>
    <style:style style:name="P3396" style:parent-style-name="PreformattedText" style:family="paragraph">
      <style:text-properties fo:font-size="11pt" style:font-size-asian="11pt" style:font-size-complex="11pt"/>
    </style:style>
    <style:style style:name="P3397" style:parent-style-name="PreformattedText" style:family="paragraph">
      <style:text-properties fo:font-size="11pt" style:font-size-asian="11pt" style:font-size-complex="11pt"/>
    </style:style>
    <style:style style:name="P3398" style:parent-style-name="PreformattedText" style:family="paragraph">
      <style:text-properties fo:font-size="11pt" style:font-size-asian="11pt" style:font-size-complex="11pt"/>
    </style:style>
    <style:style style:name="P3399" style:parent-style-name="PreformattedText" style:family="paragraph">
      <style:text-properties fo:font-size="11pt" style:font-size-asian="11pt" style:font-size-complex="11pt"/>
    </style:style>
    <style:style style:name="P3400" style:parent-style-name="PreformattedText" style:family="paragraph">
      <style:text-properties fo:font-size="11pt" style:font-size-asian="11pt" style:font-size-complex="11pt"/>
    </style:style>
    <style:style style:name="P3401" style:parent-style-name="PreformattedText" style:family="paragraph">
      <style:text-properties fo:font-size="11pt" style:font-size-asian="11pt" style:font-size-complex="11pt"/>
    </style:style>
    <style:style style:name="P3402" style:parent-style-name="PreformattedText" style:family="paragraph">
      <style:text-properties fo:font-size="11pt" style:font-size-asian="11pt" style:font-size-complex="11pt"/>
    </style:style>
    <style:style style:name="P3403" style:parent-style-name="PreformattedText" style:family="paragraph">
      <style:text-properties fo:font-size="11pt" style:font-size-asian="11pt" style:font-size-complex="11pt"/>
    </style:style>
    <style:style style:name="P3404" style:parent-style-name="PreformattedText" style:family="paragraph">
      <style:text-properties fo:font-size="11pt" style:font-size-asian="11pt" style:font-size-complex="11pt"/>
    </style:style>
    <style:style style:name="P3405" style:parent-style-name="PreformattedText" style:family="paragraph">
      <style:text-properties fo:font-size="11pt" style:font-size-asian="11pt" style:font-size-complex="11pt"/>
    </style:style>
    <style:style style:name="P3406" style:parent-style-name="PreformattedText" style:family="paragraph">
      <style:text-properties fo:font-size="11pt" style:font-size-asian="11pt" style:font-size-complex="11pt"/>
    </style:style>
    <style:style style:name="P3407" style:parent-style-name="PreformattedText" style:family="paragraph">
      <style:text-properties fo:font-size="11pt" style:font-size-asian="11pt" style:font-size-complex="11pt"/>
    </style:style>
    <style:style style:name="P3408" style:parent-style-name="PreformattedText" style:family="paragraph">
      <style:text-properties fo:font-size="11pt" style:font-size-asian="11pt" style:font-size-complex="11pt"/>
    </style:style>
    <style:style style:name="P3409" style:parent-style-name="PreformattedText" style:family="paragraph">
      <style:text-properties fo:font-size="11pt" style:font-size-asian="11pt" style:font-size-complex="11pt"/>
    </style:style>
    <style:style style:name="P3410" style:parent-style-name="PreformattedText" style:family="paragraph">
      <style:text-properties fo:font-size="11pt" style:font-size-asian="11pt" style:font-size-complex="11pt"/>
    </style:style>
    <style:style style:name="P3411" style:parent-style-name="PreformattedText" style:family="paragraph">
      <style:text-properties fo:font-size="11pt" style:font-size-asian="11pt" style:font-size-complex="11pt"/>
    </style:style>
    <style:style style:name="P3412" style:parent-style-name="PreformattedText" style:family="paragraph">
      <style:text-properties fo:font-size="11pt" style:font-size-asian="11pt" style:font-size-complex="11pt"/>
    </style:style>
    <style:style style:name="P3413" style:parent-style-name="PreformattedText" style:family="paragraph">
      <style:text-properties fo:font-size="11pt" style:font-size-asian="11pt" style:font-size-complex="11pt"/>
    </style:style>
    <style:style style:name="P3414" style:parent-style-name="PreformattedText" style:family="paragraph">
      <style:text-properties fo:font-size="11pt" style:font-size-asian="11pt" style:font-size-complex="11pt"/>
    </style:style>
    <style:style style:name="P3415" style:parent-style-name="PreformattedText" style:family="paragraph">
      <style:text-properties fo:font-size="11pt" style:font-size-asian="11pt" style:font-size-complex="11pt"/>
    </style:style>
    <style:style style:name="P3416" style:parent-style-name="PreformattedText" style:family="paragraph">
      <style:text-properties fo:font-size="11pt" style:font-size-asian="11pt" style:font-size-complex="11pt"/>
    </style:style>
    <style:style style:name="P3417" style:parent-style-name="PreformattedText" style:family="paragraph">
      <style:text-properties fo:font-size="11pt" style:font-size-asian="11pt" style:font-size-complex="11pt"/>
    </style:style>
    <style:style style:name="P3418" style:parent-style-name="PreformattedText" style:family="paragraph">
      <style:text-properties fo:font-size="11pt" style:font-size-asian="11pt" style:font-size-complex="11pt"/>
    </style:style>
    <style:style style:name="P3419" style:parent-style-name="PreformattedText" style:family="paragraph">
      <style:text-properties fo:font-size="11pt" style:font-size-asian="11pt" style:font-size-complex="11pt"/>
    </style:style>
    <style:style style:name="P3420" style:parent-style-name="PreformattedText" style:family="paragraph">
      <style:text-properties fo:font-size="11pt" style:font-size-asian="11pt" style:font-size-complex="11pt"/>
    </style:style>
    <style:style style:name="P3421" style:parent-style-name="PreformattedText" style:family="paragraph">
      <style:text-properties fo:font-size="11pt" style:font-size-asian="11pt" style:font-size-complex="11pt"/>
    </style:style>
    <style:style style:name="P3422" style:parent-style-name="PreformattedText" style:family="paragraph">
      <style:text-properties fo:font-size="11pt" style:font-size-asian="11pt" style:font-size-complex="11pt"/>
    </style:style>
    <style:style style:name="P3423" style:parent-style-name="PreformattedText" style:family="paragraph">
      <style:text-properties fo:font-size="11pt" style:font-size-asian="11pt" style:font-size-complex="11pt"/>
    </style:style>
    <style:style style:name="P3424" style:parent-style-name="PreformattedText" style:family="paragraph">
      <style:text-properties fo:font-size="11pt" style:font-size-asian="11pt" style:font-size-complex="11pt"/>
    </style:style>
    <style:style style:name="P3425" style:parent-style-name="PreformattedText" style:family="paragraph">
      <style:text-properties fo:font-size="11pt" style:font-size-asian="11pt" style:font-size-complex="11pt"/>
    </style:style>
    <style:style style:name="P3426" style:parent-style-name="PreformattedText" style:family="paragraph">
      <style:text-properties fo:font-size="11pt" style:font-size-asian="11pt" style:font-size-complex="11pt"/>
    </style:style>
    <style:style style:name="P3427" style:parent-style-name="PreformattedText" style:family="paragraph">
      <style:text-properties fo:font-size="11pt" style:font-size-asian="11pt" style:font-size-complex="11pt"/>
    </style:style>
    <style:style style:name="P3428" style:parent-style-name="PreformattedText" style:family="paragraph">
      <style:text-properties fo:font-size="11pt" style:font-size-asian="11pt" style:font-size-complex="11pt"/>
    </style:style>
    <style:style style:name="P3429" style:parent-style-name="PreformattedText" style:family="paragraph">
      <style:text-properties fo:font-size="11pt" style:font-size-asian="11pt" style:font-size-complex="11pt"/>
    </style:style>
    <style:style style:name="P3430" style:parent-style-name="PreformattedText" style:family="paragraph">
      <style:text-properties fo:font-size="11pt" style:font-size-asian="11pt" style:font-size-complex="11pt"/>
    </style:style>
    <style:style style:name="P3431" style:parent-style-name="PreformattedText" style:family="paragraph">
      <style:text-properties fo:font-size="11pt" style:font-size-asian="11pt" style:font-size-complex="11pt"/>
    </style:style>
    <style:style style:name="P3432" style:parent-style-name="PreformattedText" style:family="paragraph">
      <style:text-properties fo:font-size="11pt" style:font-size-asian="11pt" style:font-size-complex="11pt"/>
    </style:style>
    <style:style style:name="P3433" style:parent-style-name="PreformattedText" style:family="paragraph">
      <style:text-properties fo:font-size="11pt" style:font-size-asian="11pt" style:font-size-complex="11pt"/>
    </style:style>
    <style:style style:name="P3434" style:parent-style-name="PreformattedText" style:family="paragraph">
      <style:text-properties fo:font-size="11pt" style:font-size-asian="11pt" style:font-size-complex="11pt"/>
    </style:style>
    <style:style style:name="P3435" style:parent-style-name="PreformattedText" style:family="paragraph">
      <style:text-properties fo:font-size="11pt" style:font-size-asian="11pt" style:font-size-complex="11pt"/>
    </style:style>
    <style:style style:name="P3436" style:parent-style-name="PreformattedText" style:family="paragraph">
      <style:text-properties fo:font-size="11pt" style:font-size-asian="11pt" style:font-size-complex="11pt"/>
    </style:style>
    <style:style style:name="P3437" style:parent-style-name="PreformattedText" style:family="paragraph">
      <style:text-properties fo:font-size="11pt" style:font-size-asian="11pt" style:font-size-complex="11pt"/>
    </style:style>
    <style:style style:name="P3438" style:parent-style-name="PreformattedText" style:family="paragraph">
      <style:text-properties fo:font-size="11pt" style:font-size-asian="11pt" style:font-size-complex="11pt"/>
    </style:style>
    <style:style style:name="P3439" style:parent-style-name="PreformattedText" style:family="paragraph">
      <style:text-properties fo:font-size="11pt" style:font-size-asian="11pt" style:font-size-complex="11pt"/>
    </style:style>
    <style:style style:name="P3440" style:parent-style-name="PreformattedText" style:family="paragraph">
      <style:text-properties fo:font-size="11pt" style:font-size-asian="11pt" style:font-size-complex="11pt"/>
    </style:style>
    <style:style style:name="P3441" style:parent-style-name="PreformattedText" style:family="paragraph">
      <style:text-properties fo:font-size="11pt" style:font-size-asian="11pt" style:font-size-complex="11pt"/>
    </style:style>
    <style:style style:name="P3442" style:parent-style-name="PreformattedText" style:family="paragraph">
      <style:text-properties fo:font-size="11pt" style:font-size-asian="11pt" style:font-size-complex="11pt"/>
    </style:style>
    <style:style style:name="P3443" style:parent-style-name="PreformattedText" style:family="paragraph">
      <style:text-properties fo:font-size="11pt" style:font-size-asian="11pt" style:font-size-complex="11pt"/>
    </style:style>
    <style:style style:name="P3444" style:parent-style-name="PreformattedText" style:family="paragraph">
      <style:text-properties fo:font-size="11pt" style:font-size-asian="11pt" style:font-size-complex="11pt"/>
    </style:style>
    <style:style style:name="P3445" style:parent-style-name="PreformattedText" style:family="paragraph">
      <style:text-properties fo:font-size="11pt" style:font-size-asian="11pt" style:font-size-complex="11pt"/>
    </style:style>
    <style:style style:name="P3446" style:parent-style-name="PreformattedText" style:family="paragraph">
      <style:text-properties fo:font-size="11pt" style:font-size-asian="11pt" style:font-size-complex="11pt"/>
    </style:style>
    <style:style style:name="P3447" style:parent-style-name="PreformattedText" style:family="paragraph">
      <style:text-properties fo:font-size="11pt" style:font-size-asian="11pt" style:font-size-complex="11pt"/>
    </style:style>
    <style:style style:name="P3448" style:parent-style-name="PreformattedText" style:family="paragraph">
      <style:text-properties fo:font-size="11pt" style:font-size-asian="11pt" style:font-size-complex="11pt"/>
    </style:style>
    <style:style style:name="P3449" style:parent-style-name="PreformattedText" style:family="paragraph">
      <style:text-properties fo:font-size="11pt" style:font-size-asian="11pt" style:font-size-complex="11pt"/>
    </style:style>
    <style:style style:name="P3450" style:parent-style-name="PreformattedText" style:family="paragraph">
      <style:text-properties fo:font-size="11pt" style:font-size-asian="11pt" style:font-size-complex="11pt"/>
    </style:style>
    <style:style style:name="P3451" style:parent-style-name="PreformattedText" style:family="paragraph">
      <style:text-properties fo:font-size="11pt" style:font-size-asian="11pt" style:font-size-complex="11pt"/>
    </style:style>
    <style:style style:name="P3452" style:parent-style-name="PreformattedText" style:family="paragraph">
      <style:text-properties fo:font-size="11pt" style:font-size-asian="11pt" style:font-size-complex="11pt"/>
    </style:style>
    <style:style style:name="P3453" style:parent-style-name="PreformattedText" style:family="paragraph">
      <style:text-properties fo:font-size="11pt" style:font-size-asian="11pt" style:font-size-complex="11pt"/>
    </style:style>
    <style:style style:name="P3454" style:parent-style-name="PreformattedText" style:family="paragraph">
      <style:text-properties fo:font-size="11pt" style:font-size-asian="11pt" style:font-size-complex="11pt"/>
    </style:style>
    <style:style style:name="P3455" style:parent-style-name="PreformattedText" style:family="paragraph">
      <style:text-properties fo:font-size="11pt" style:font-size-asian="11pt" style:font-size-complex="11pt"/>
    </style:style>
    <style:style style:name="P3456" style:parent-style-name="PreformattedText" style:family="paragraph">
      <style:text-properties fo:font-size="11pt" style:font-size-asian="11pt" style:font-size-complex="11pt"/>
    </style:style>
    <style:style style:name="P3457" style:parent-style-name="PreformattedText" style:family="paragraph">
      <style:text-properties fo:font-size="11pt" style:font-size-asian="11pt" style:font-size-complex="11pt"/>
    </style:style>
    <style:style style:name="P3458" style:parent-style-name="PreformattedText" style:family="paragraph">
      <style:text-properties fo:font-size="11pt" style:font-size-asian="11pt" style:font-size-complex="11pt"/>
    </style:style>
    <style:style style:name="P3459" style:parent-style-name="PreformattedText" style:family="paragraph">
      <style:text-properties fo:font-size="11pt" style:font-size-asian="11pt" style:font-size-complex="11pt"/>
    </style:style>
    <style:style style:name="P3460" style:parent-style-name="PreformattedText" style:family="paragraph">
      <style:text-properties fo:font-size="11pt" style:font-size-asian="11pt" style:font-size-complex="11pt"/>
    </style:style>
    <style:style style:name="P3461" style:parent-style-name="PreformattedText" style:family="paragraph">
      <style:text-properties fo:font-size="11pt" style:font-size-asian="11pt" style:font-size-complex="11pt"/>
    </style:style>
    <style:style style:name="P3462" style:parent-style-name="PreformattedText" style:family="paragraph">
      <style:text-properties fo:font-size="11pt" style:font-size-asian="11pt" style:font-size-complex="11pt"/>
    </style:style>
    <style:style style:name="P3463" style:parent-style-name="PreformattedText" style:family="paragraph">
      <style:text-properties fo:font-size="11pt" style:font-size-asian="11pt" style:font-size-complex="11pt"/>
    </style:style>
    <style:style style:name="P3464" style:parent-style-name="PreformattedText" style:family="paragraph">
      <style:text-properties fo:font-size="11pt" style:font-size-asian="11pt" style:font-size-complex="11pt"/>
    </style:style>
    <style:style style:name="P3465" style:parent-style-name="PreformattedText" style:family="paragraph">
      <style:text-properties fo:font-size="11pt" style:font-size-asian="11pt" style:font-size-complex="11pt"/>
    </style:style>
    <style:style style:name="P3466" style:parent-style-name="PreformattedText" style:family="paragraph">
      <style:text-properties fo:font-size="11pt" style:font-size-asian="11pt" style:font-size-complex="11pt"/>
    </style:style>
    <style:style style:name="P3467" style:parent-style-name="PreformattedText" style:family="paragraph">
      <style:text-properties fo:font-size="11pt" style:font-size-asian="11pt" style:font-size-complex="11pt"/>
    </style:style>
    <style:style style:name="P3468" style:parent-style-name="PreformattedText" style:family="paragraph">
      <style:text-properties fo:font-size="11pt" style:font-size-asian="11pt" style:font-size-complex="11pt"/>
    </style:style>
    <style:style style:name="P3469" style:parent-style-name="PreformattedText" style:family="paragraph">
      <style:text-properties fo:font-size="11pt" style:font-size-asian="11pt" style:font-size-complex="11pt"/>
    </style:style>
    <style:style style:name="P3470" style:parent-style-name="PreformattedText" style:family="paragraph">
      <style:text-properties fo:font-size="11pt" style:font-size-asian="11pt" style:font-size-complex="11pt"/>
    </style:style>
    <style:style style:name="P3471" style:parent-style-name="PreformattedText" style:family="paragraph">
      <style:text-properties fo:font-size="11pt" style:font-size-asian="11pt" style:font-size-complex="11pt"/>
    </style:style>
    <style:style style:name="P3472" style:parent-style-name="PreformattedText" style:family="paragraph">
      <style:text-properties fo:font-size="11pt" style:font-size-asian="11pt" style:font-size-complex="11pt"/>
    </style:style>
    <style:style style:name="P3473" style:parent-style-name="PreformattedText" style:family="paragraph">
      <style:text-properties fo:font-size="11pt" style:font-size-asian="11pt" style:font-size-complex="11pt"/>
    </style:style>
    <style:style style:name="P3474" style:parent-style-name="PreformattedText" style:family="paragraph">
      <style:text-properties fo:font-size="11pt" style:font-size-asian="11pt" style:font-size-complex="11pt"/>
    </style:style>
    <style:style style:name="P3475" style:parent-style-name="PreformattedText" style:family="paragraph">
      <style:text-properties fo:font-size="11pt" style:font-size-asian="11pt" style:font-size-complex="11pt"/>
    </style:style>
    <style:style style:name="P3476" style:parent-style-name="PreformattedText" style:family="paragraph">
      <style:text-properties fo:font-size="11pt" style:font-size-asian="11pt" style:font-size-complex="11pt"/>
    </style:style>
    <style:style style:name="P3477" style:parent-style-name="PreformattedText" style:family="paragraph">
      <style:text-properties fo:font-size="11pt" style:font-size-asian="11pt" style:font-size-complex="11pt"/>
    </style:style>
    <style:style style:name="P3478" style:parent-style-name="PreformattedText" style:family="paragraph">
      <style:text-properties fo:font-size="11pt" style:font-size-asian="11pt" style:font-size-complex="11pt"/>
    </style:style>
    <style:style style:name="P3479" style:parent-style-name="PreformattedText" style:family="paragraph">
      <style:text-properties fo:font-size="11pt" style:font-size-asian="11pt" style:font-size-complex="11pt"/>
    </style:style>
    <style:style style:name="P3480" style:parent-style-name="PreformattedText" style:family="paragraph">
      <style:text-properties fo:font-size="11pt" style:font-size-asian="11pt" style:font-size-complex="11pt"/>
    </style:style>
    <style:style style:name="P3481" style:parent-style-name="PreformattedText" style:family="paragraph">
      <style:text-properties fo:font-size="11pt" style:font-size-asian="11pt" style:font-size-complex="11pt"/>
    </style:style>
    <style:style style:name="P3482" style:parent-style-name="PreformattedText" style:family="paragraph">
      <style:text-properties fo:font-size="11pt" style:font-size-asian="11pt" style:font-size-complex="11pt"/>
    </style:style>
    <style:style style:name="P3483" style:parent-style-name="PreformattedText" style:family="paragraph">
      <style:text-properties fo:font-size="11pt" style:font-size-asian="11pt" style:font-size-complex="11pt"/>
    </style:style>
    <style:style style:name="P3484" style:parent-style-name="PreformattedText" style:family="paragraph">
      <style:text-properties fo:font-size="11pt" style:font-size-asian="11pt" style:font-size-complex="11pt"/>
    </style:style>
    <style:style style:name="P3485" style:parent-style-name="PreformattedText" style:family="paragraph">
      <style:text-properties fo:font-size="11pt" style:font-size-asian="11pt" style:font-size-complex="11pt"/>
    </style:style>
    <style:style style:name="P3486" style:parent-style-name="PreformattedText" style:family="paragraph">
      <style:text-properties fo:font-size="11pt" style:font-size-asian="11pt" style:font-size-complex="11pt"/>
    </style:style>
    <style:style style:name="P3487" style:parent-style-name="PreformattedText" style:family="paragraph">
      <style:text-properties fo:font-size="11pt" style:font-size-asian="11pt" style:font-size-complex="11pt"/>
    </style:style>
    <style:style style:name="P3488" style:parent-style-name="PreformattedText" style:family="paragraph">
      <style:text-properties fo:font-size="11pt" style:font-size-asian="11pt" style:font-size-complex="11pt"/>
    </style:style>
    <style:style style:name="P3489" style:parent-style-name="PreformattedText" style:family="paragraph">
      <style:text-properties fo:font-size="11pt" style:font-size-asian="11pt" style:font-size-complex="11pt"/>
    </style:style>
    <style:style style:name="P3490" style:parent-style-name="PreformattedText" style:family="paragraph">
      <style:text-properties fo:font-size="11pt" style:font-size-asian="11pt" style:font-size-complex="11pt"/>
    </style:style>
    <style:style style:name="P3491" style:parent-style-name="PreformattedText" style:family="paragraph">
      <style:text-properties fo:font-size="11pt" style:font-size-asian="11pt" style:font-size-complex="11pt"/>
    </style:style>
    <style:style style:name="P3492" style:parent-style-name="PreformattedText" style:family="paragraph">
      <style:text-properties fo:font-size="11pt" style:font-size-asian="11pt" style:font-size-complex="11pt"/>
    </style:style>
    <style:style style:name="P3493" style:parent-style-name="PreformattedText" style:family="paragraph">
      <style:text-properties fo:font-size="11pt" style:font-size-asian="11pt" style:font-size-complex="11pt"/>
    </style:style>
    <style:style style:name="P3494" style:parent-style-name="PreformattedText" style:family="paragraph">
      <style:text-properties fo:font-size="11pt" style:font-size-asian="11pt" style:font-size-complex="11pt"/>
    </style:style>
    <style:style style:name="P3495" style:parent-style-name="PreformattedText" style:family="paragraph">
      <style:text-properties fo:font-size="11pt" style:font-size-asian="11pt" style:font-size-complex="11pt"/>
    </style:style>
    <style:style style:name="P3496" style:parent-style-name="PreformattedText" style:family="paragraph">
      <style:text-properties fo:font-size="11pt" style:font-size-asian="11pt" style:font-size-complex="11pt"/>
    </style:style>
    <style:style style:name="P3497" style:parent-style-name="PreformattedText" style:family="paragraph">
      <style:text-properties fo:font-size="11pt" style:font-size-asian="11pt" style:font-size-complex="11pt"/>
    </style:style>
    <style:style style:name="P3498" style:parent-style-name="PreformattedText" style:family="paragraph">
      <style:text-properties fo:font-size="11pt" style:font-size-asian="11pt" style:font-size-complex="11pt"/>
    </style:style>
    <style:style style:name="P3499" style:parent-style-name="PreformattedText" style:family="paragraph">
      <style:text-properties fo:font-size="11pt" style:font-size-asian="11pt" style:font-size-complex="11pt"/>
    </style:style>
    <style:style style:name="P3500" style:parent-style-name="PreformattedText" style:family="paragraph">
      <style:text-properties fo:font-size="11pt" style:font-size-asian="11pt" style:font-size-complex="11pt"/>
    </style:style>
    <style:style style:name="P3501" style:parent-style-name="PreformattedText" style:family="paragraph">
      <style:text-properties fo:font-size="11pt" style:font-size-asian="11pt" style:font-size-complex="11pt"/>
    </style:style>
    <style:style style:name="P3502" style:parent-style-name="PreformattedText" style:family="paragraph">
      <style:text-properties fo:font-size="11pt" style:font-size-asian="11pt" style:font-size-complex="11pt"/>
    </style:style>
    <style:style style:name="P3503" style:parent-style-name="PreformattedText" style:family="paragraph">
      <style:text-properties fo:font-size="11pt" style:font-size-asian="11pt" style:font-size-complex="11pt"/>
    </style:style>
    <style:style style:name="P3504" style:parent-style-name="PreformattedText" style:family="paragraph">
      <style:text-properties fo:font-size="11pt" style:font-size-asian="11pt" style:font-size-complex="11pt"/>
    </style:style>
    <style:style style:name="P3505" style:parent-style-name="PreformattedText" style:family="paragraph">
      <style:text-properties fo:font-size="11pt" style:font-size-asian="11pt" style:font-size-complex="11pt"/>
    </style:style>
    <style:style style:name="P3506" style:parent-style-name="PreformattedText" style:family="paragraph">
      <style:text-properties fo:font-size="11pt" style:font-size-asian="11pt" style:font-size-complex="11pt"/>
    </style:style>
    <style:style style:name="P3507" style:parent-style-name="PreformattedText" style:family="paragraph">
      <style:text-properties fo:font-size="11pt" style:font-size-asian="11pt" style:font-size-complex="11pt"/>
    </style:style>
    <style:style style:name="P3508" style:parent-style-name="PreformattedText" style:family="paragraph">
      <style:text-properties fo:font-size="11pt" style:font-size-asian="11pt" style:font-size-complex="11pt"/>
    </style:style>
    <style:style style:name="P3509" style:parent-style-name="PreformattedText" style:family="paragraph">
      <style:text-properties fo:font-size="11pt" style:font-size-asian="11pt" style:font-size-complex="11pt"/>
    </style:style>
    <style:style style:name="P3510" style:parent-style-name="PreformattedText" style:family="paragraph">
      <style:text-properties fo:font-size="11pt" style:font-size-asian="11pt" style:font-size-complex="11pt"/>
    </style:style>
    <style:style style:name="P3511" style:parent-style-name="PreformattedText" style:family="paragraph">
      <style:text-properties fo:font-size="11pt" style:font-size-asian="11pt" style:font-size-complex="11pt"/>
    </style:style>
    <style:style style:name="P3512" style:parent-style-name="PreformattedText" style:family="paragraph">
      <style:text-properties fo:font-size="11pt" style:font-size-asian="11pt" style:font-size-complex="11pt"/>
    </style:style>
    <style:style style:name="P3513" style:parent-style-name="PreformattedText" style:family="paragraph">
      <style:text-properties fo:font-size="11pt" style:font-size-asian="11pt" style:font-size-complex="11pt"/>
    </style:style>
    <style:style style:name="P3514" style:parent-style-name="PreformattedText" style:family="paragraph">
      <style:text-properties fo:font-size="11pt" style:font-size-asian="11pt" style:font-size-complex="11pt"/>
    </style:style>
    <style:style style:name="P3515" style:parent-style-name="PreformattedText" style:family="paragraph">
      <style:text-properties fo:font-size="11pt" style:font-size-asian="11pt" style:font-size-complex="11pt"/>
    </style:style>
    <style:style style:name="P3516" style:parent-style-name="PreformattedText" style:family="paragraph">
      <style:text-properties fo:font-size="11pt" style:font-size-asian="11pt" style:font-size-complex="11pt"/>
    </style:style>
    <style:style style:name="P3517" style:parent-style-name="PreformattedText" style:family="paragraph">
      <style:text-properties fo:font-size="11pt" style:font-size-asian="11pt" style:font-size-complex="11pt"/>
    </style:style>
    <style:style style:name="P3518" style:parent-style-name="PreformattedText" style:family="paragraph">
      <style:text-properties fo:font-size="11pt" style:font-size-asian="11pt" style:font-size-complex="11pt"/>
    </style:style>
    <style:style style:name="P3519" style:parent-style-name="PreformattedText" style:family="paragraph">
      <style:text-properties fo:font-size="11pt" style:font-size-asian="11pt" style:font-size-complex="11pt"/>
    </style:style>
    <style:style style:name="P3520" style:parent-style-name="PreformattedText" style:family="paragraph">
      <style:text-properties fo:font-size="11pt" style:font-size-asian="11pt" style:font-size-complex="11pt"/>
    </style:style>
    <style:style style:name="P3521" style:parent-style-name="PreformattedText" style:family="paragraph">
      <style:text-properties fo:font-size="11pt" style:font-size-asian="11pt" style:font-size-complex="11pt"/>
    </style:style>
    <style:style style:name="P3522" style:parent-style-name="PreformattedText" style:family="paragraph">
      <style:text-properties fo:font-size="11pt" style:font-size-asian="11pt" style:font-size-complex="11pt"/>
    </style:style>
    <style:style style:name="P3523" style:parent-style-name="PreformattedText" style:family="paragraph">
      <style:text-properties fo:font-size="11pt" style:font-size-asian="11pt" style:font-size-complex="11pt"/>
    </style:style>
    <style:style style:name="P3524" style:parent-style-name="PreformattedText" style:family="paragraph">
      <style:text-properties fo:font-size="11pt" style:font-size-asian="11pt" style:font-size-complex="11pt"/>
    </style:style>
    <style:style style:name="P3525" style:parent-style-name="PreformattedText" style:family="paragraph">
      <style:text-properties fo:font-size="11pt" style:font-size-asian="11pt" style:font-size-complex="11pt"/>
    </style:style>
    <style:style style:name="P3526" style:parent-style-name="PreformattedText" style:family="paragraph">
      <style:text-properties fo:font-size="11pt" style:font-size-asian="11pt" style:font-size-complex="11pt"/>
    </style:style>
    <style:style style:name="P3527" style:parent-style-name="PreformattedText" style:family="paragraph">
      <style:text-properties fo:font-size="11pt" style:font-size-asian="11pt" style:font-size-complex="11pt"/>
    </style:style>
    <style:style style:name="P3528" style:parent-style-name="PreformattedText" style:family="paragraph">
      <style:text-properties fo:font-size="11pt" style:font-size-asian="11pt" style:font-size-complex="11pt"/>
    </style:style>
    <style:style style:name="P3529" style:parent-style-name="PreformattedText" style:family="paragraph">
      <style:text-properties fo:font-size="11pt" style:font-size-asian="11pt" style:font-size-complex="11pt"/>
    </style:style>
    <style:style style:name="P3530" style:parent-style-name="PreformattedText" style:family="paragraph">
      <style:text-properties fo:font-size="11pt" style:font-size-asian="11pt" style:font-size-complex="11pt"/>
    </style:style>
    <style:style style:name="P3531" style:parent-style-name="PreformattedText" style:family="paragraph">
      <style:text-properties fo:font-size="11pt" style:font-size-asian="11pt" style:font-size-complex="11pt"/>
    </style:style>
    <style:style style:name="P3532" style:parent-style-name="PreformattedText" style:family="paragraph">
      <style:text-properties fo:font-size="11pt" style:font-size-asian="11pt" style:font-size-complex="11pt"/>
    </style:style>
    <style:style style:name="P3533" style:parent-style-name="PreformattedText" style:family="paragraph">
      <style:text-properties fo:font-size="11pt" style:font-size-asian="11pt" style:font-size-complex="11pt"/>
    </style:style>
    <style:style style:name="P3534" style:parent-style-name="PreformattedText" style:family="paragraph">
      <style:text-properties fo:font-size="11pt" style:font-size-asian="11pt" style:font-size-complex="11pt"/>
    </style:style>
    <style:style style:name="P3535" style:parent-style-name="PreformattedText" style:family="paragraph">
      <style:text-properties fo:font-size="11pt" style:font-size-asian="11pt" style:font-size-complex="11pt"/>
    </style:style>
    <style:style style:name="P3536" style:parent-style-name="PreformattedText" style:family="paragraph">
      <style:text-properties fo:font-size="11pt" style:font-size-asian="11pt" style:font-size-complex="11pt"/>
    </style:style>
    <style:style style:name="P3537" style:parent-style-name="PreformattedText" style:family="paragraph">
      <style:text-properties fo:font-size="11pt" style:font-size-asian="11pt" style:font-size-complex="11pt"/>
    </style:style>
    <style:style style:name="P3538" style:parent-style-name="PreformattedText" style:family="paragraph">
      <style:text-properties fo:font-size="11pt" style:font-size-asian="11pt" style:font-size-complex="11pt"/>
    </style:style>
    <style:style style:name="P3539" style:parent-style-name="PreformattedText" style:family="paragraph">
      <style:text-properties fo:font-size="11pt" style:font-size-asian="11pt" style:font-size-complex="11pt"/>
    </style:style>
    <style:style style:name="P3540" style:parent-style-name="PreformattedText" style:family="paragraph">
      <style:text-properties fo:font-size="11pt" style:font-size-asian="11pt" style:font-size-complex="11pt"/>
    </style:style>
    <style:style style:name="P3541" style:parent-style-name="PreformattedText" style:family="paragraph">
      <style:text-properties fo:font-size="11pt" style:font-size-asian="11pt" style:font-size-complex="11pt"/>
    </style:style>
    <style:style style:name="P3542" style:parent-style-name="PreformattedText" style:family="paragraph">
      <style:text-properties fo:font-size="11pt" style:font-size-asian="11pt" style:font-size-complex="11pt"/>
    </style:style>
    <style:style style:name="P3543" style:parent-style-name="PreformattedText" style:family="paragraph">
      <style:text-properties fo:font-size="11pt" style:font-size-asian="11pt" style:font-size-complex="11pt"/>
    </style:style>
    <style:style style:name="P3544" style:parent-style-name="PreformattedText" style:family="paragraph">
      <style:text-properties fo:font-size="11pt" style:font-size-asian="11pt" style:font-size-complex="11pt"/>
    </style:style>
    <style:style style:name="P3545" style:parent-style-name="PreformattedText" style:family="paragraph">
      <style:text-properties fo:font-size="11pt" style:font-size-asian="11pt" style:font-size-complex="11pt"/>
    </style:style>
    <style:style style:name="P3546" style:parent-style-name="PreformattedText" style:family="paragraph">
      <style:text-properties fo:font-size="11pt" style:font-size-asian="11pt" style:font-size-complex="11pt"/>
    </style:style>
    <style:style style:name="P3547" style:parent-style-name="PreformattedText" style:family="paragraph">
      <style:text-properties fo:font-size="11pt" style:font-size-asian="11pt" style:font-size-complex="11pt"/>
    </style:style>
    <style:style style:name="P3548" style:parent-style-name="PreformattedText" style:family="paragraph">
      <style:text-properties fo:font-size="11pt" style:font-size-asian="11pt" style:font-size-complex="11pt"/>
    </style:style>
    <style:style style:name="P3549" style:parent-style-name="PreformattedText" style:family="paragraph">
      <style:text-properties fo:font-size="11pt" style:font-size-asian="11pt" style:font-size-complex="11pt"/>
    </style:style>
    <style:style style:name="P3550" style:parent-style-name="PreformattedText" style:family="paragraph">
      <style:text-properties fo:font-size="11pt" style:font-size-asian="11pt" style:font-size-complex="11pt"/>
    </style:style>
    <style:style style:name="P3551" style:parent-style-name="PreformattedText" style:family="paragraph">
      <style:text-properties fo:font-size="11pt" style:font-size-asian="11pt" style:font-size-complex="11pt"/>
    </style:style>
    <style:style style:name="P3552" style:parent-style-name="PreformattedText" style:family="paragraph">
      <style:text-properties fo:font-size="11pt" style:font-size-asian="11pt" style:font-size-complex="11pt"/>
    </style:style>
    <style:style style:name="P3553" style:parent-style-name="PreformattedText" style:family="paragraph">
      <style:text-properties fo:font-size="11pt" style:font-size-asian="11pt" style:font-size-complex="11pt"/>
    </style:style>
    <style:style style:name="P3554" style:parent-style-name="PreformattedText" style:family="paragraph">
      <style:text-properties fo:font-size="11pt" style:font-size-asian="11pt" style:font-size-complex="11pt"/>
    </style:style>
    <style:style style:name="P3555" style:parent-style-name="PreformattedText" style:family="paragraph">
      <style:text-properties fo:font-size="11pt" style:font-size-asian="11pt" style:font-size-complex="11pt"/>
    </style:style>
    <style:style style:name="P3556" style:parent-style-name="PreformattedText" style:family="paragraph">
      <style:text-properties fo:font-size="11pt" style:font-size-asian="11pt" style:font-size-complex="11pt"/>
    </style:style>
    <style:style style:name="P3557" style:parent-style-name="PreformattedText" style:family="paragraph">
      <style:text-properties fo:font-size="11pt" style:font-size-asian="11pt" style:font-size-complex="11pt"/>
    </style:style>
    <style:style style:name="P3558" style:parent-style-name="PreformattedText" style:family="paragraph">
      <style:text-properties fo:font-size="11pt" style:font-size-asian="11pt" style:font-size-complex="11pt"/>
    </style:style>
    <style:style style:name="P3559" style:parent-style-name="PreformattedText" style:family="paragraph">
      <style:text-properties fo:font-size="11pt" style:font-size-asian="11pt" style:font-size-complex="11pt"/>
    </style:style>
    <style:style style:name="P3560" style:parent-style-name="PreformattedText" style:family="paragraph">
      <style:text-properties fo:font-size="11pt" style:font-size-asian="11pt" style:font-size-complex="11pt"/>
    </style:style>
    <style:style style:name="P3561" style:parent-style-name="PreformattedText" style:family="paragraph">
      <style:text-properties fo:font-size="11pt" style:font-size-asian="11pt" style:font-size-complex="11pt"/>
    </style:style>
    <style:style style:name="P3562" style:parent-style-name="PreformattedText" style:family="paragraph">
      <style:text-properties fo:font-size="11pt" style:font-size-asian="11pt" style:font-size-complex="11pt"/>
    </style:style>
    <style:style style:name="P3563" style:parent-style-name="PreformattedText" style:family="paragraph">
      <style:text-properties fo:font-size="11pt" style:font-size-asian="11pt" style:font-size-complex="11pt"/>
    </style:style>
    <style:style style:name="P3564" style:parent-style-name="PreformattedText" style:family="paragraph">
      <style:text-properties fo:font-size="11pt" style:font-size-asian="11pt" style:font-size-complex="11pt"/>
    </style:style>
    <style:style style:name="P3565" style:parent-style-name="PreformattedText" style:family="paragraph">
      <style:text-properties fo:font-size="11pt" style:font-size-asian="11pt" style:font-size-complex="11pt"/>
    </style:style>
    <style:style style:name="P3566" style:parent-style-name="PreformattedText" style:family="paragraph">
      <style:text-properties fo:font-size="11pt" style:font-size-asian="11pt" style:font-size-complex="11pt"/>
    </style:style>
    <style:style style:name="P3567" style:parent-style-name="PreformattedText" style:family="paragraph">
      <style:text-properties fo:font-size="11pt" style:font-size-asian="11pt" style:font-size-complex="11pt"/>
    </style:style>
    <style:style style:name="P3568" style:parent-style-name="PreformattedText" style:family="paragraph">
      <style:text-properties fo:font-size="11pt" style:font-size-asian="11pt" style:font-size-complex="11pt"/>
    </style:style>
    <style:style style:name="P3569" style:parent-style-name="PreformattedText" style:family="paragraph">
      <style:text-properties fo:font-size="11pt" style:font-size-asian="11pt" style:font-size-complex="11pt"/>
    </style:style>
    <style:style style:name="P3570" style:parent-style-name="PreformattedText" style:family="paragraph">
      <style:text-properties fo:font-size="11pt" style:font-size-asian="11pt" style:font-size-complex="11pt"/>
    </style:style>
    <style:style style:name="P3571" style:parent-style-name="PreformattedText" style:family="paragraph">
      <style:text-properties fo:font-size="11pt" style:font-size-asian="11pt" style:font-size-complex="11pt"/>
    </style:style>
    <style:style style:name="P3572" style:parent-style-name="PreformattedText" style:family="paragraph">
      <style:text-properties fo:font-size="11pt" style:font-size-asian="11pt" style:font-size-complex="11pt"/>
    </style:style>
    <style:style style:name="P3573" style:parent-style-name="PreformattedText" style:family="paragraph">
      <style:text-properties fo:font-size="11pt" style:font-size-asian="11pt" style:font-size-complex="11pt"/>
    </style:style>
    <style:style style:name="P3574" style:parent-style-name="PreformattedText" style:family="paragraph">
      <style:text-properties fo:font-size="11pt" style:font-size-asian="11pt" style:font-size-complex="11pt"/>
    </style:style>
    <style:style style:name="P3575" style:parent-style-name="PreformattedText" style:family="paragraph">
      <style:text-properties fo:font-size="11pt" style:font-size-asian="11pt" style:font-size-complex="11pt"/>
    </style:style>
    <style:style style:name="P3576" style:parent-style-name="PreformattedText" style:family="paragraph">
      <style:text-properties fo:font-size="11pt" style:font-size-asian="11pt" style:font-size-complex="11pt"/>
    </style:style>
    <style:style style:name="P3577" style:parent-style-name="PreformattedText" style:family="paragraph">
      <style:text-properties fo:font-size="11pt" style:font-size-asian="11pt" style:font-size-complex="11pt"/>
    </style:style>
    <style:style style:name="P3578" style:parent-style-name="PreformattedText" style:family="paragraph">
      <style:text-properties fo:font-size="11pt" style:font-size-asian="11pt" style:font-size-complex="11pt"/>
    </style:style>
    <style:style style:name="P3579" style:parent-style-name="PreformattedText" style:family="paragraph">
      <style:text-properties fo:font-size="11pt" style:font-size-asian="11pt" style:font-size-complex="11pt"/>
    </style:style>
    <style:style style:name="P3580" style:parent-style-name="PreformattedText" style:family="paragraph">
      <style:text-properties fo:font-size="11pt" style:font-size-asian="11pt" style:font-size-complex="11pt"/>
    </style:style>
    <style:style style:name="P3581" style:parent-style-name="PreformattedText" style:family="paragraph">
      <style:text-properties fo:font-size="11pt" style:font-size-asian="11pt" style:font-size-complex="11pt"/>
    </style:style>
    <style:style style:name="P3582" style:parent-style-name="PreformattedText" style:family="paragraph">
      <style:text-properties fo:font-size="11pt" style:font-size-asian="11pt" style:font-size-complex="11pt"/>
    </style:style>
    <style:style style:name="P3583" style:parent-style-name="PreformattedText" style:family="paragraph">
      <style:text-properties fo:font-size="11pt" style:font-size-asian="11pt" style:font-size-complex="11pt"/>
    </style:style>
    <style:style style:name="P3584" style:parent-style-name="PreformattedText" style:family="paragraph">
      <style:text-properties fo:font-size="11pt" style:font-size-asian="11pt" style:font-size-complex="11pt"/>
    </style:style>
    <style:style style:name="P3585" style:parent-style-name="PreformattedText" style:family="paragraph">
      <style:text-properties fo:font-size="11pt" style:font-size-asian="11pt" style:font-size-complex="11pt"/>
    </style:style>
    <style:style style:name="P3586" style:parent-style-name="PreformattedText" style:family="paragraph">
      <style:text-properties fo:font-size="11pt" style:font-size-asian="11pt" style:font-size-complex="11pt"/>
    </style:style>
    <style:style style:name="P3587" style:parent-style-name="PreformattedText" style:family="paragraph">
      <style:text-properties fo:font-size="11pt" style:font-size-asian="11pt" style:font-size-complex="11pt"/>
    </style:style>
    <style:style style:name="P3588" style:parent-style-name="PreformattedText" style:family="paragraph">
      <style:text-properties fo:font-size="11pt" style:font-size-asian="11pt" style:font-size-complex="11pt"/>
    </style:style>
    <style:style style:name="P3589" style:parent-style-name="PreformattedText" style:family="paragraph">
      <style:text-properties fo:font-size="11pt" style:font-size-asian="11pt" style:font-size-complex="11pt"/>
    </style:style>
    <style:style style:name="P3590" style:parent-style-name="PreformattedText" style:family="paragraph">
      <style:text-properties fo:font-size="11pt" style:font-size-asian="11pt" style:font-size-complex="11pt"/>
    </style:style>
    <style:style style:name="P3591" style:parent-style-name="PreformattedText" style:family="paragraph">
      <style:text-properties fo:font-size="11pt" style:font-size-asian="11pt" style:font-size-complex="11pt"/>
    </style:style>
    <style:style style:name="P3592" style:parent-style-name="PreformattedText" style:family="paragraph">
      <style:text-properties fo:font-size="11pt" style:font-size-asian="11pt" style:font-size-complex="11pt"/>
    </style:style>
    <style:style style:name="P3593" style:parent-style-name="PreformattedText" style:family="paragraph">
      <style:text-properties fo:font-size="11pt" style:font-size-asian="11pt" style:font-size-complex="11pt"/>
    </style:style>
    <style:style style:name="P3594" style:parent-style-name="PreformattedText" style:family="paragraph">
      <style:text-properties fo:font-size="11pt" style:font-size-asian="11pt" style:font-size-complex="11pt"/>
    </style:style>
    <style:style style:name="P3595" style:parent-style-name="PreformattedText" style:family="paragraph">
      <style:text-properties fo:font-size="11pt" style:font-size-asian="11pt" style:font-size-complex="11pt"/>
    </style:style>
    <style:style style:name="P3596" style:parent-style-name="PreformattedText" style:family="paragraph">
      <style:text-properties fo:font-size="11pt" style:font-size-asian="11pt" style:font-size-complex="11pt"/>
    </style:style>
    <style:style style:name="P3597" style:parent-style-name="PreformattedText" style:family="paragraph">
      <style:text-properties fo:font-size="11pt" style:font-size-asian="11pt" style:font-size-complex="11pt"/>
    </style:style>
    <style:style style:name="P3598" style:parent-style-name="PreformattedText" style:family="paragraph">
      <style:text-properties fo:font-size="11pt" style:font-size-asian="11pt" style:font-size-complex="11pt"/>
    </style:style>
    <style:style style:name="P3599" style:parent-style-name="PreformattedText" style:family="paragraph">
      <style:text-properties fo:font-size="11pt" style:font-size-asian="11pt" style:font-size-complex="11pt"/>
    </style:style>
    <style:style style:name="P3600" style:parent-style-name="PreformattedText" style:family="paragraph">
      <style:text-properties fo:font-size="11pt" style:font-size-asian="11pt" style:font-size-complex="11pt"/>
    </style:style>
    <style:style style:name="P3601" style:parent-style-name="PreformattedText" style:family="paragraph">
      <style:text-properties fo:font-size="11pt" style:font-size-asian="11pt" style:font-size-complex="11pt"/>
    </style:style>
    <style:style style:name="P3602" style:parent-style-name="PreformattedText" style:family="paragraph">
      <style:text-properties fo:font-size="11pt" style:font-size-asian="11pt" style:font-size-complex="11pt"/>
    </style:style>
    <style:style style:name="P3603" style:parent-style-name="PreformattedText" style:family="paragraph">
      <style:text-properties fo:font-size="11pt" style:font-size-asian="11pt" style:font-size-complex="11pt"/>
    </style:style>
    <style:style style:name="P3604" style:parent-style-name="PreformattedText" style:family="paragraph">
      <style:text-properties fo:font-size="11pt" style:font-size-asian="11pt" style:font-size-complex="11pt"/>
    </style:style>
    <style:style style:name="P3605" style:parent-style-name="PreformattedText" style:family="paragraph">
      <style:text-properties fo:font-size="11pt" style:font-size-asian="11pt" style:font-size-complex="11pt"/>
    </style:style>
    <style:style style:name="P3606" style:parent-style-name="PreformattedText" style:family="paragraph">
      <style:text-properties fo:font-size="11pt" style:font-size-asian="11pt" style:font-size-complex="11pt"/>
    </style:style>
    <style:style style:name="P3607" style:parent-style-name="PreformattedText" style:family="paragraph">
      <style:text-properties fo:font-size="11pt" style:font-size-asian="11pt" style:font-size-complex="11pt"/>
    </style:style>
    <style:style style:name="P3608" style:parent-style-name="PreformattedText" style:family="paragraph">
      <style:text-properties fo:font-size="11pt" style:font-size-asian="11pt" style:font-size-complex="11pt"/>
    </style:style>
    <style:style style:name="P3609" style:parent-style-name="PreformattedText" style:family="paragraph">
      <style:text-properties fo:font-size="11pt" style:font-size-asian="11pt" style:font-size-complex="11pt"/>
    </style:style>
    <style:style style:name="P3610" style:parent-style-name="PreformattedText" style:family="paragraph">
      <style:text-properties fo:font-size="11pt" style:font-size-asian="11pt" style:font-size-complex="11pt"/>
    </style:style>
    <style:style style:name="P3611" style:parent-style-name="PreformattedText" style:family="paragraph">
      <style:text-properties fo:font-size="11pt" style:font-size-asian="11pt" style:font-size-complex="11pt"/>
    </style:style>
    <style:style style:name="P3612" style:parent-style-name="PreformattedText" style:family="paragraph">
      <style:text-properties fo:font-size="11pt" style:font-size-asian="11pt" style:font-size-complex="11pt"/>
    </style:style>
    <style:style style:name="P3613" style:parent-style-name="PreformattedText" style:family="paragraph">
      <style:text-properties fo:font-size="11pt" style:font-size-asian="11pt" style:font-size-complex="11pt"/>
    </style:style>
    <style:style style:name="P3614" style:parent-style-name="PreformattedText" style:family="paragraph">
      <style:text-properties fo:font-size="11pt" style:font-size-asian="11pt" style:font-size-complex="11pt"/>
    </style:style>
    <style:style style:name="P3615" style:parent-style-name="PreformattedText" style:family="paragraph">
      <style:text-properties fo:font-size="11pt" style:font-size-asian="11pt" style:font-size-complex="11pt"/>
    </style:style>
    <style:style style:name="P3616" style:parent-style-name="PreformattedText" style:family="paragraph">
      <style:text-properties fo:font-size="11pt" style:font-size-asian="11pt" style:font-size-complex="11pt"/>
    </style:style>
    <style:style style:name="P3617" style:parent-style-name="PreformattedText" style:family="paragraph">
      <style:text-properties fo:font-size="11pt" style:font-size-asian="11pt" style:font-size-complex="11pt"/>
    </style:style>
    <style:style style:name="P3618" style:parent-style-name="PreformattedText" style:family="paragraph">
      <style:text-properties fo:font-size="11pt" style:font-size-asian="11pt" style:font-size-complex="11pt"/>
    </style:style>
    <style:style style:name="P3619" style:parent-style-name="PreformattedText" style:family="paragraph">
      <style:text-properties fo:font-size="11pt" style:font-size-asian="11pt" style:font-size-complex="11pt"/>
    </style:style>
    <style:style style:name="P3620" style:parent-style-name="PreformattedText" style:family="paragraph">
      <style:text-properties fo:font-size="11pt" style:font-size-asian="11pt" style:font-size-complex="11pt"/>
    </style:style>
    <style:style style:name="P3621" style:parent-style-name="PreformattedText" style:family="paragraph">
      <style:text-properties fo:font-size="11pt" style:font-size-asian="11pt" style:font-size-complex="11pt"/>
    </style:style>
    <style:style style:name="P3622" style:parent-style-name="PreformattedText" style:family="paragraph">
      <style:text-properties fo:font-size="11pt" style:font-size-asian="11pt" style:font-size-complex="11pt"/>
    </style:style>
    <style:style style:name="P3623" style:parent-style-name="PreformattedText" style:family="paragraph">
      <style:text-properties fo:font-size="11pt" style:font-size-asian="11pt" style:font-size-complex="11pt"/>
    </style:style>
    <style:style style:name="P3624" style:parent-style-name="PreformattedText" style:family="paragraph">
      <style:text-properties fo:font-size="11pt" style:font-size-asian="11pt" style:font-size-complex="11pt"/>
    </style:style>
    <style:style style:name="P3625" style:parent-style-name="PreformattedText" style:family="paragraph">
      <style:text-properties fo:font-size="11pt" style:font-size-asian="11pt" style:font-size-complex="11pt"/>
    </style:style>
    <style:style style:name="P3626" style:parent-style-name="PreformattedText" style:family="paragraph">
      <style:text-properties fo:font-size="11pt" style:font-size-asian="11pt" style:font-size-complex="11pt"/>
    </style:style>
    <style:style style:name="P3627" style:parent-style-name="PreformattedText" style:family="paragraph">
      <style:text-properties fo:font-size="11pt" style:font-size-asian="11pt" style:font-size-complex="11pt"/>
    </style:style>
    <style:style style:name="P3628" style:parent-style-name="PreformattedText" style:family="paragraph">
      <style:text-properties fo:font-size="11pt" style:font-size-asian="11pt" style:font-size-complex="11pt"/>
    </style:style>
    <style:style style:name="P3629" style:parent-style-name="PreformattedText" style:family="paragraph">
      <style:text-properties fo:font-size="11pt" style:font-size-asian="11pt" style:font-size-complex="11pt"/>
    </style:style>
    <style:style style:name="P3630" style:parent-style-name="PreformattedText" style:family="paragraph">
      <style:text-properties fo:font-size="11pt" style:font-size-asian="11pt" style:font-size-complex="11pt"/>
    </style:style>
    <style:style style:name="P3631" style:parent-style-name="PreformattedText" style:family="paragraph">
      <style:text-properties fo:font-size="11pt" style:font-size-asian="11pt" style:font-size-complex="11pt"/>
    </style:style>
    <style:style style:name="P3632" style:parent-style-name="PreformattedText" style:family="paragraph">
      <style:text-properties fo:font-size="11pt" style:font-size-asian="11pt" style:font-size-complex="11pt"/>
    </style:style>
    <style:style style:name="P3633" style:parent-style-name="PreformattedText" style:family="paragraph">
      <style:text-properties fo:font-size="11pt" style:font-size-asian="11pt" style:font-size-complex="11pt"/>
    </style:style>
    <style:style style:name="P3634" style:parent-style-name="PreformattedText" style:family="paragraph">
      <style:text-properties fo:font-size="11pt" style:font-size-asian="11pt" style:font-size-complex="11pt"/>
    </style:style>
    <style:style style:name="P3635" style:parent-style-name="PreformattedText" style:family="paragraph">
      <style:text-properties fo:font-size="11pt" style:font-size-asian="11pt" style:font-size-complex="11pt"/>
    </style:style>
    <style:style style:name="P3636" style:parent-style-name="PreformattedText" style:family="paragraph">
      <style:text-properties fo:font-size="11pt" style:font-size-asian="11pt" style:font-size-complex="11pt"/>
    </style:style>
    <style:style style:name="P3637" style:parent-style-name="PreformattedText" style:family="paragraph">
      <style:text-properties fo:font-size="11pt" style:font-size-asian="11pt" style:font-size-complex="11pt"/>
    </style:style>
    <style:style style:name="P3638" style:parent-style-name="PreformattedText" style:family="paragraph">
      <style:text-properties fo:font-size="11pt" style:font-size-asian="11pt" style:font-size-complex="11pt"/>
    </style:style>
    <style:style style:name="P3639" style:parent-style-name="PreformattedText" style:family="paragraph">
      <style:text-properties fo:font-size="11pt" style:font-size-asian="11pt" style:font-size-complex="11pt"/>
    </style:style>
    <style:style style:name="P3640" style:parent-style-name="PreformattedText" style:family="paragraph">
      <style:text-properties fo:font-size="11pt" style:font-size-asian="11pt" style:font-size-complex="11pt"/>
    </style:style>
    <style:style style:name="P3641" style:parent-style-name="PreformattedText" style:family="paragraph">
      <style:text-properties fo:font-size="11pt" style:font-size-asian="11pt" style:font-size-complex="11pt"/>
    </style:style>
    <style:style style:name="P3642" style:parent-style-name="PreformattedText" style:family="paragraph">
      <style:text-properties fo:font-size="11pt" style:font-size-asian="11pt" style:font-size-complex="11pt"/>
    </style:style>
    <style:style style:name="P3643" style:parent-style-name="PreformattedText" style:family="paragraph">
      <style:text-properties fo:font-size="11pt" style:font-size-asian="11pt" style:font-size-complex="11pt"/>
    </style:style>
    <style:style style:name="P3644" style:parent-style-name="PreformattedText" style:family="paragraph">
      <style:text-properties fo:font-size="11pt" style:font-size-asian="11pt" style:font-size-complex="11pt"/>
    </style:style>
    <style:style style:name="P3645" style:parent-style-name="PreformattedText" style:family="paragraph">
      <style:text-properties fo:font-size="11pt" style:font-size-asian="11pt" style:font-size-complex="11pt"/>
    </style:style>
    <style:style style:name="P3646" style:parent-style-name="PreformattedText" style:family="paragraph">
      <style:text-properties fo:font-size="11pt" style:font-size-asian="11pt" style:font-size-complex="11pt"/>
    </style:style>
    <style:style style:name="P3647" style:parent-style-name="PreformattedText" style:family="paragraph">
      <style:text-properties fo:font-size="11pt" style:font-size-asian="11pt" style:font-size-complex="11pt"/>
    </style:style>
    <style:style style:name="P3648" style:parent-style-name="PreformattedText" style:family="paragraph">
      <style:text-properties fo:font-size="11pt" style:font-size-asian="11pt" style:font-size-complex="11pt"/>
    </style:style>
    <style:style style:name="P3649" style:parent-style-name="PreformattedText" style:family="paragraph">
      <style:text-properties fo:font-size="11pt" style:font-size-asian="11pt" style:font-size-complex="11pt"/>
    </style:style>
    <style:style style:name="P3650" style:parent-style-name="PreformattedText" style:family="paragraph">
      <style:text-properties fo:font-size="11pt" style:font-size-asian="11pt" style:font-size-complex="11pt"/>
    </style:style>
    <style:style style:name="P3651" style:parent-style-name="PreformattedText" style:family="paragraph">
      <style:text-properties fo:font-size="11pt" style:font-size-asian="11pt" style:font-size-complex="11pt"/>
    </style:style>
    <style:style style:name="P3652" style:parent-style-name="PreformattedText" style:family="paragraph">
      <style:text-properties fo:font-size="11pt" style:font-size-asian="11pt" style:font-size-complex="11pt"/>
    </style:style>
    <style:style style:name="P3653" style:parent-style-name="PreformattedText" style:family="paragraph">
      <style:text-properties fo:font-size="11pt" style:font-size-asian="11pt" style:font-size-complex="11pt"/>
    </style:style>
    <style:style style:name="P3654" style:parent-style-name="PreformattedText" style:family="paragraph">
      <style:text-properties fo:font-size="11pt" style:font-size-asian="11pt" style:font-size-complex="11pt"/>
    </style:style>
    <style:style style:name="P3655" style:parent-style-name="PreformattedText" style:family="paragraph">
      <style:text-properties fo:font-size="11pt" style:font-size-asian="11pt" style:font-size-complex="11pt"/>
    </style:style>
    <style:style style:name="P3656" style:parent-style-name="PreformattedText" style:family="paragraph">
      <style:text-properties fo:font-size="11pt" style:font-size-asian="11pt" style:font-size-complex="11pt"/>
    </style:style>
    <style:style style:name="P3657" style:parent-style-name="PreformattedText" style:family="paragraph">
      <style:text-properties fo:font-size="11pt" style:font-size-asian="11pt" style:font-size-complex="11pt"/>
    </style:style>
    <style:style style:name="P3658" style:parent-style-name="PreformattedText" style:family="paragraph">
      <style:text-properties fo:font-size="11pt" style:font-size-asian="11pt" style:font-size-complex="11pt"/>
    </style:style>
    <style:style style:name="P3659" style:parent-style-name="PreformattedText" style:family="paragraph">
      <style:text-properties fo:font-size="11pt" style:font-size-asian="11pt" style:font-size-complex="11pt"/>
    </style:style>
    <style:style style:name="P3660" style:parent-style-name="PreformattedText" style:family="paragraph">
      <style:text-properties fo:font-size="11pt" style:font-size-asian="11pt" style:font-size-complex="11pt"/>
    </style:style>
    <style:style style:name="P3661" style:parent-style-name="PreformattedText" style:family="paragraph">
      <style:text-properties fo:font-size="11pt" style:font-size-asian="11pt" style:font-size-complex="11pt"/>
    </style:style>
    <style:style style:name="P3662" style:parent-style-name="PreformattedText" style:family="paragraph">
      <style:text-properties fo:font-size="11pt" style:font-size-asian="11pt" style:font-size-complex="11pt"/>
    </style:style>
    <style:style style:name="P3663" style:parent-style-name="PreformattedText" style:family="paragraph">
      <style:text-properties fo:font-size="11pt" style:font-size-asian="11pt" style:font-size-complex="11pt"/>
    </style:style>
    <style:style style:name="P3664" style:parent-style-name="PreformattedText" style:family="paragraph">
      <style:text-properties fo:font-size="11pt" style:font-size-asian="11pt" style:font-size-complex="11pt"/>
    </style:style>
    <style:style style:name="P3665" style:parent-style-name="PreformattedText" style:family="paragraph">
      <style:text-properties fo:font-size="11pt" style:font-size-asian="11pt" style:font-size-complex="11pt"/>
    </style:style>
    <style:style style:name="P3666" style:parent-style-name="PreformattedText" style:family="paragraph">
      <style:text-properties fo:font-size="11pt" style:font-size-asian="11pt" style:font-size-complex="11pt"/>
    </style:style>
    <style:style style:name="P3667" style:parent-style-name="PreformattedText" style:family="paragraph">
      <style:text-properties fo:font-size="11pt" style:font-size-asian="11pt" style:font-size-complex="11pt"/>
    </style:style>
    <style:style style:name="P3668" style:parent-style-name="PreformattedText" style:family="paragraph">
      <style:text-properties fo:font-size="11pt" style:font-size-asian="11pt" style:font-size-complex="11pt"/>
    </style:style>
    <style:style style:name="P3669" style:parent-style-name="PreformattedText" style:family="paragraph">
      <style:text-properties fo:font-size="11pt" style:font-size-asian="11pt" style:font-size-complex="11pt"/>
    </style:style>
    <style:style style:name="P3670" style:parent-style-name="PreformattedText" style:family="paragraph">
      <style:text-properties fo:font-size="11pt" style:font-size-asian="11pt" style:font-size-complex="11pt"/>
    </style:style>
    <style:style style:name="P3671" style:parent-style-name="PreformattedText" style:family="paragraph">
      <style:text-properties fo:font-size="11pt" style:font-size-asian="11pt" style:font-size-complex="11pt"/>
    </style:style>
    <style:style style:name="P3672" style:parent-style-name="PreformattedText" style:family="paragraph">
      <style:text-properties fo:font-size="11pt" style:font-size-asian="11pt" style:font-size-complex="11pt"/>
    </style:style>
    <style:style style:name="P3673" style:parent-style-name="PreformattedText" style:family="paragraph">
      <style:text-properties fo:font-size="11pt" style:font-size-asian="11pt" style:font-size-complex="11pt"/>
    </style:style>
    <style:style style:name="P3674" style:parent-style-name="PreformattedText" style:family="paragraph">
      <style:text-properties fo:font-size="11pt" style:font-size-asian="11pt" style:font-size-complex="11pt"/>
    </style:style>
    <style:style style:name="P3675" style:parent-style-name="PreformattedText" style:family="paragraph">
      <style:text-properties fo:font-size="11pt" style:font-size-asian="11pt" style:font-size-complex="11pt"/>
    </style:style>
    <style:style style:name="P3676" style:parent-style-name="PreformattedText" style:family="paragraph">
      <style:text-properties fo:font-size="11pt" style:font-size-asian="11pt" style:font-size-complex="11pt"/>
    </style:style>
    <style:style style:name="P3677" style:parent-style-name="PreformattedText" style:family="paragraph">
      <style:text-properties fo:font-size="11pt" style:font-size-asian="11pt" style:font-size-complex="11pt"/>
    </style:style>
    <style:style style:name="P3678" style:parent-style-name="PreformattedText" style:family="paragraph">
      <style:text-properties fo:font-size="11pt" style:font-size-asian="11pt" style:font-size-complex="11pt"/>
    </style:style>
    <style:style style:name="P3679" style:parent-style-name="PreformattedText" style:family="paragraph">
      <style:text-properties fo:font-size="11pt" style:font-size-asian="11pt" style:font-size-complex="11pt"/>
    </style:style>
    <style:style style:name="P3680" style:parent-style-name="PreformattedText" style:family="paragraph">
      <style:text-properties fo:font-size="11pt" style:font-size-asian="11pt" style:font-size-complex="11pt"/>
    </style:style>
    <style:style style:name="P3681" style:parent-style-name="PreformattedText" style:family="paragraph">
      <style:text-properties fo:font-size="11pt" style:font-size-asian="11pt" style:font-size-complex="11pt"/>
    </style:style>
    <style:style style:name="P3682" style:parent-style-name="PreformattedText" style:family="paragraph">
      <style:text-properties fo:font-size="11pt" style:font-size-asian="11pt" style:font-size-complex="11pt"/>
    </style:style>
    <style:style style:name="P3683" style:parent-style-name="PreformattedText" style:family="paragraph">
      <style:text-properties fo:font-size="11pt" style:font-size-asian="11pt" style:font-size-complex="11pt"/>
    </style:style>
    <style:style style:name="P3684" style:parent-style-name="PreformattedText" style:family="paragraph">
      <style:text-properties fo:font-size="11pt" style:font-size-asian="11pt" style:font-size-complex="11pt"/>
    </style:style>
    <style:style style:name="P3685" style:parent-style-name="PreformattedText" style:family="paragraph">
      <style:text-properties fo:font-size="11pt" style:font-size-asian="11pt" style:font-size-complex="11pt"/>
    </style:style>
    <style:style style:name="P3686" style:parent-style-name="PreformattedText" style:family="paragraph">
      <style:text-properties fo:font-size="11pt" style:font-size-asian="11pt" style:font-size-complex="11pt"/>
    </style:style>
    <style:style style:name="P3687" style:parent-style-name="PreformattedText" style:family="paragraph">
      <style:text-properties fo:font-size="11pt" style:font-size-asian="11pt" style:font-size-complex="11pt"/>
    </style:style>
    <style:style style:name="P3688" style:parent-style-name="PreformattedText" style:family="paragraph">
      <style:text-properties fo:font-size="11pt" style:font-size-asian="11pt" style:font-size-complex="11pt"/>
    </style:style>
    <style:style style:name="P3689" style:parent-style-name="PreformattedText" style:family="paragraph">
      <style:text-properties fo:font-size="11pt" style:font-size-asian="11pt" style:font-size-complex="11pt"/>
    </style:style>
    <style:style style:name="P3690" style:parent-style-name="PreformattedText" style:family="paragraph">
      <style:text-properties fo:font-size="11pt" style:font-size-asian="11pt" style:font-size-complex="11pt"/>
    </style:style>
    <style:style style:name="P3691" style:parent-style-name="PreformattedText" style:family="paragraph">
      <style:text-properties fo:font-size="11pt" style:font-size-asian="11pt" style:font-size-complex="11pt"/>
    </style:style>
    <style:style style:name="P3692" style:parent-style-name="PreformattedText" style:family="paragraph">
      <style:text-properties fo:font-size="11pt" style:font-size-asian="11pt" style:font-size-complex="11pt"/>
    </style:style>
    <style:style style:name="P3693" style:parent-style-name="PreformattedText" style:family="paragraph">
      <style:text-properties fo:font-size="11pt" style:font-size-asian="11pt" style:font-size-complex="11pt"/>
    </style:style>
    <style:style style:name="P3694" style:parent-style-name="PreformattedText" style:family="paragraph">
      <style:text-properties fo:font-size="11pt" style:font-size-asian="11pt" style:font-size-complex="11pt"/>
    </style:style>
    <style:style style:name="P3695" style:parent-style-name="PreformattedText" style:family="paragraph">
      <style:text-properties fo:font-size="11pt" style:font-size-asian="11pt" style:font-size-complex="11pt"/>
    </style:style>
    <style:style style:name="P3696" style:parent-style-name="PreformattedText" style:family="paragraph">
      <style:text-properties fo:font-size="11pt" style:font-size-asian="11pt" style:font-size-complex="11pt"/>
    </style:style>
    <style:style style:name="P3697" style:parent-style-name="PreformattedText" style:family="paragraph">
      <style:text-properties fo:font-size="11pt" style:font-size-asian="11pt" style:font-size-complex="11pt"/>
    </style:style>
    <style:style style:name="P3698" style:parent-style-name="PreformattedText" style:family="paragraph">
      <style:text-properties fo:font-size="11pt" style:font-size-asian="11pt" style:font-size-complex="11pt"/>
    </style:style>
    <style:style style:name="P3699" style:parent-style-name="PreformattedText" style:family="paragraph">
      <style:text-properties fo:font-size="11pt" style:font-size-asian="11pt" style:font-size-complex="11pt"/>
    </style:style>
    <style:style style:name="P3700" style:parent-style-name="PreformattedText" style:family="paragraph">
      <style:text-properties fo:font-size="11pt" style:font-size-asian="11pt" style:font-size-complex="11pt"/>
    </style:style>
    <style:style style:name="P3701" style:parent-style-name="PreformattedText" style:family="paragraph">
      <style:text-properties fo:font-size="11pt" style:font-size-asian="11pt" style:font-size-complex="11pt"/>
    </style:style>
    <style:style style:name="P3702" style:parent-style-name="PreformattedText" style:family="paragraph">
      <style:text-properties fo:font-size="11pt" style:font-size-asian="11pt" style:font-size-complex="11pt"/>
    </style:style>
    <style:style style:name="P3703" style:parent-style-name="PreformattedText" style:family="paragraph">
      <style:text-properties fo:font-size="11pt" style:font-size-asian="11pt" style:font-size-complex="11pt"/>
    </style:style>
    <style:style style:name="P3704" style:parent-style-name="PreformattedText" style:family="paragraph">
      <style:text-properties fo:font-size="11pt" style:font-size-asian="11pt" style:font-size-complex="11pt"/>
    </style:style>
    <style:style style:name="P3705" style:parent-style-name="PreformattedText" style:family="paragraph">
      <style:text-properties fo:font-size="11pt" style:font-size-asian="11pt" style:font-size-complex="11pt"/>
    </style:style>
    <style:style style:name="P3706" style:parent-style-name="PreformattedText" style:family="paragraph">
      <style:text-properties fo:font-size="11pt" style:font-size-asian="11pt" style:font-size-complex="11pt"/>
    </style:style>
    <style:style style:name="P3707" style:parent-style-name="PreformattedText" style:family="paragraph">
      <style:text-properties fo:font-size="11pt" style:font-size-asian="11pt" style:font-size-complex="11pt"/>
    </style:style>
    <style:style style:name="P3708" style:parent-style-name="PreformattedText" style:family="paragraph">
      <style:text-properties fo:font-size="11pt" style:font-size-asian="11pt" style:font-size-complex="11pt"/>
    </style:style>
    <style:style style:name="P3709" style:parent-style-name="PreformattedText" style:family="paragraph">
      <style:text-properties fo:font-size="11pt" style:font-size-asian="11pt" style:font-size-complex="11pt"/>
    </style:style>
    <style:style style:name="P3710" style:parent-style-name="PreformattedText" style:family="paragraph">
      <style:text-properties fo:font-size="11pt" style:font-size-asian="11pt" style:font-size-complex="11pt"/>
    </style:style>
    <style:style style:name="P3711" style:parent-style-name="PreformattedText" style:family="paragraph">
      <style:text-properties fo:font-size="11pt" style:font-size-asian="11pt" style:font-size-complex="11pt"/>
    </style:style>
    <style:style style:name="P3712" style:parent-style-name="PreformattedText" style:family="paragraph">
      <style:text-properties fo:font-size="11pt" style:font-size-asian="11pt" style:font-size-complex="11pt"/>
    </style:style>
    <style:style style:name="P3713" style:parent-style-name="PreformattedText" style:family="paragraph">
      <style:text-properties fo:font-size="11pt" style:font-size-asian="11pt" style:font-size-complex="11pt"/>
    </style:style>
    <style:style style:name="P3714" style:parent-style-name="PreformattedText" style:family="paragraph">
      <style:text-properties fo:font-size="11pt" style:font-size-asian="11pt" style:font-size-complex="11pt"/>
    </style:style>
    <style:style style:name="P3715" style:parent-style-name="PreformattedText" style:family="paragraph">
      <style:text-properties fo:font-size="11pt" style:font-size-asian="11pt" style:font-size-complex="11pt"/>
    </style:style>
    <style:style style:name="P3716" style:parent-style-name="PreformattedText" style:family="paragraph">
      <style:text-properties fo:font-size="11pt" style:font-size-asian="11pt" style:font-size-complex="11pt"/>
    </style:style>
    <style:style style:name="P3717" style:parent-style-name="PreformattedText" style:family="paragraph">
      <style:text-properties fo:font-size="11pt" style:font-size-asian="11pt" style:font-size-complex="11pt"/>
    </style:style>
    <style:style style:name="P3718" style:parent-style-name="PreformattedText" style:family="paragraph">
      <style:text-properties fo:font-size="11pt" style:font-size-asian="11pt" style:font-size-complex="11pt"/>
    </style:style>
    <style:style style:name="P3719" style:parent-style-name="PreformattedText" style:family="paragraph">
      <style:text-properties fo:font-size="11pt" style:font-size-asian="11pt" style:font-size-complex="11pt"/>
    </style:style>
    <style:style style:name="P3720" style:parent-style-name="PreformattedText" style:family="paragraph">
      <style:text-properties fo:font-size="11pt" style:font-size-asian="11pt" style:font-size-complex="11pt"/>
    </style:style>
    <style:style style:name="P3721" style:parent-style-name="PreformattedText" style:family="paragraph">
      <style:text-properties fo:font-size="11pt" style:font-size-asian="11pt" style:font-size-complex="11pt"/>
    </style:style>
    <style:style style:name="P3722" style:parent-style-name="PreformattedText" style:family="paragraph">
      <style:text-properties fo:font-size="11pt" style:font-size-asian="11pt" style:font-size-complex="11pt"/>
    </style:style>
    <style:style style:name="P3723" style:parent-style-name="PreformattedText" style:family="paragraph">
      <style:text-properties fo:font-size="11pt" style:font-size-asian="11pt" style:font-size-complex="11pt"/>
    </style:style>
    <style:style style:name="P3724" style:parent-style-name="PreformattedText" style:family="paragraph">
      <style:text-properties fo:font-size="11pt" style:font-size-asian="11pt" style:font-size-complex="11pt"/>
    </style:style>
    <style:style style:name="P3725" style:parent-style-name="PreformattedText" style:family="paragraph">
      <style:text-properties fo:font-size="11pt" style:font-size-asian="11pt" style:font-size-complex="11pt"/>
    </style:style>
    <style:style style:name="P3726" style:parent-style-name="PreformattedText" style:family="paragraph">
      <style:text-properties fo:font-size="11pt" style:font-size-asian="11pt" style:font-size-complex="11pt"/>
    </style:style>
    <style:style style:name="P3727" style:parent-style-name="PreformattedText" style:family="paragraph">
      <style:text-properties fo:font-size="11pt" style:font-size-asian="11pt" style:font-size-complex="11pt"/>
    </style:style>
    <style:style style:name="P3728" style:parent-style-name="PreformattedText" style:family="paragraph">
      <style:text-properties fo:font-size="11pt" style:font-size-asian="11pt" style:font-size-complex="11pt"/>
    </style:style>
    <style:style style:name="P3729" style:parent-style-name="PreformattedText" style:family="paragraph">
      <style:text-properties fo:font-size="11pt" style:font-size-asian="11pt" style:font-size-complex="11pt"/>
    </style:style>
    <style:style style:name="P3730" style:parent-style-name="PreformattedText" style:family="paragraph">
      <style:text-properties fo:font-size="11pt" style:font-size-asian="11pt" style:font-size-complex="11pt"/>
    </style:style>
    <style:style style:name="P3731" style:parent-style-name="PreformattedText" style:family="paragraph">
      <style:text-properties fo:font-size="11pt" style:font-size-asian="11pt" style:font-size-complex="11pt"/>
    </style:style>
    <style:style style:name="P3732" style:parent-style-name="PreformattedText" style:family="paragraph">
      <style:text-properties fo:font-size="11pt" style:font-size-asian="11pt" style:font-size-complex="11pt"/>
    </style:style>
    <style:style style:name="P3733" style:parent-style-name="PreformattedText" style:family="paragraph">
      <style:text-properties fo:font-size="11pt" style:font-size-asian="11pt" style:font-size-complex="11pt"/>
    </style:style>
    <style:style style:name="P3734" style:parent-style-name="PreformattedText" style:family="paragraph">
      <style:text-properties fo:font-size="11pt" style:font-size-asian="11pt" style:font-size-complex="11pt"/>
    </style:style>
    <style:style style:name="P3735" style:parent-style-name="PreformattedText" style:family="paragraph">
      <style:text-properties fo:font-size="11pt" style:font-size-asian="11pt" style:font-size-complex="11pt"/>
    </style:style>
    <style:style style:name="P3736" style:parent-style-name="PreformattedText" style:family="paragraph">
      <style:text-properties fo:font-size="11pt" style:font-size-asian="11pt" style:font-size-complex="11pt"/>
    </style:style>
    <style:style style:name="P3737" style:parent-style-name="PreformattedText" style:family="paragraph">
      <style:text-properties fo:font-size="11pt" style:font-size-asian="11pt" style:font-size-complex="11pt"/>
    </style:style>
    <style:style style:name="P3738" style:parent-style-name="PreformattedText" style:family="paragraph">
      <style:text-properties fo:font-size="11pt" style:font-size-asian="11pt" style:font-size-complex="11pt"/>
    </style:style>
    <style:style style:name="P3739" style:parent-style-name="PreformattedText" style:family="paragraph">
      <style:text-properties fo:font-size="11pt" style:font-size-asian="11pt" style:font-size-complex="11pt"/>
    </style:style>
    <style:style style:name="P3740" style:parent-style-name="PreformattedText" style:family="paragraph">
      <style:text-properties fo:font-size="11pt" style:font-size-asian="11pt" style:font-size-complex="11pt"/>
    </style:style>
    <style:style style:name="P3741" style:parent-style-name="PreformattedText" style:family="paragraph">
      <style:text-properties fo:font-size="11pt" style:font-size-asian="11pt" style:font-size-complex="11pt"/>
    </style:style>
    <style:style style:name="P3742" style:parent-style-name="PreformattedText" style:family="paragraph">
      <style:text-properties fo:font-size="11pt" style:font-size-asian="11pt" style:font-size-complex="11pt"/>
    </style:style>
    <style:style style:name="P3743" style:parent-style-name="PreformattedText" style:family="paragraph">
      <style:text-properties fo:font-size="11pt" style:font-size-asian="11pt" style:font-size-complex="11pt"/>
    </style:style>
    <style:style style:name="P3744" style:parent-style-name="PreformattedText" style:family="paragraph">
      <style:text-properties fo:font-size="11pt" style:font-size-asian="11pt" style:font-size-complex="11pt"/>
    </style:style>
    <style:style style:name="P3745" style:parent-style-name="PreformattedText" style:family="paragraph">
      <style:text-properties fo:font-size="11pt" style:font-size-asian="11pt" style:font-size-complex="11pt"/>
    </style:style>
    <style:style style:name="P3746" style:parent-style-name="PreformattedText" style:family="paragraph">
      <style:text-properties fo:font-size="11pt" style:font-size-asian="11pt" style:font-size-complex="11pt"/>
    </style:style>
    <style:style style:name="P3747" style:parent-style-name="PreformattedText" style:family="paragraph">
      <style:text-properties fo:font-size="11pt" style:font-size-asian="11pt" style:font-size-complex="11pt"/>
    </style:style>
    <style:style style:name="P3748" style:parent-style-name="PreformattedText" style:family="paragraph">
      <style:text-properties fo:font-size="11pt" style:font-size-asian="11pt" style:font-size-complex="11pt"/>
    </style:style>
    <style:style style:name="P3749" style:parent-style-name="PreformattedText" style:family="paragraph">
      <style:text-properties fo:font-size="11pt" style:font-size-asian="11pt" style:font-size-complex="11pt"/>
    </style:style>
    <style:style style:name="P3750" style:parent-style-name="PreformattedText" style:family="paragraph">
      <style:text-properties fo:font-size="11pt" style:font-size-asian="11pt" style:font-size-complex="11pt"/>
    </style:style>
    <style:style style:name="P3751" style:parent-style-name="PreformattedText" style:family="paragraph">
      <style:text-properties fo:font-size="11pt" style:font-size-asian="11pt" style:font-size-complex="11pt"/>
    </style:style>
    <style:style style:name="P3752" style:parent-style-name="PreformattedText" style:family="paragraph">
      <style:text-properties fo:font-size="11pt" style:font-size-asian="11pt" style:font-size-complex="11pt"/>
    </style:style>
    <style:style style:name="P3753" style:parent-style-name="PreformattedText" style:family="paragraph">
      <style:text-properties fo:font-size="11pt" style:font-size-asian="11pt" style:font-size-complex="11pt"/>
    </style:style>
    <style:style style:name="P3754" style:parent-style-name="PreformattedText" style:family="paragraph">
      <style:text-properties fo:font-size="11pt" style:font-size-asian="11pt" style:font-size-complex="11pt"/>
    </style:style>
    <style:style style:name="P3755" style:parent-style-name="PreformattedText" style:family="paragraph">
      <style:text-properties fo:font-size="11pt" style:font-size-asian="11pt" style:font-size-complex="11pt"/>
    </style:style>
    <style:style style:name="P3756" style:parent-style-name="PreformattedText" style:family="paragraph">
      <style:text-properties fo:font-size="11pt" style:font-size-asian="11pt" style:font-size-complex="11pt"/>
    </style:style>
    <style:style style:name="P3757" style:parent-style-name="PreformattedText" style:family="paragraph">
      <style:text-properties fo:font-size="11pt" style:font-size-asian="11pt" style:font-size-complex="11pt"/>
    </style:style>
    <style:style style:name="P3758" style:parent-style-name="PreformattedText" style:family="paragraph">
      <style:text-properties fo:font-size="11pt" style:font-size-asian="11pt" style:font-size-complex="11pt"/>
    </style:style>
    <style:style style:name="P3759" style:parent-style-name="PreformattedText" style:family="paragraph">
      <style:text-properties fo:font-size="11pt" style:font-size-asian="11pt" style:font-size-complex="11pt"/>
    </style:style>
    <style:style style:name="P3760" style:parent-style-name="PreformattedText" style:family="paragraph">
      <style:text-properties fo:font-size="11pt" style:font-size-asian="11pt" style:font-size-complex="11pt"/>
    </style:style>
    <style:style style:name="P3761" style:parent-style-name="PreformattedText" style:family="paragraph">
      <style:text-properties fo:font-size="11pt" style:font-size-asian="11pt" style:font-size-complex="11pt"/>
    </style:style>
    <style:style style:name="P3762" style:parent-style-name="PreformattedText" style:family="paragraph">
      <style:text-properties fo:font-size="11pt" style:font-size-asian="11pt" style:font-size-complex="11pt"/>
    </style:style>
    <style:style style:name="P3763" style:parent-style-name="PreformattedText" style:family="paragraph">
      <style:text-properties fo:font-size="11pt" style:font-size-asian="11pt" style:font-size-complex="11pt"/>
    </style:style>
    <style:style style:name="P3764" style:parent-style-name="PreformattedText" style:family="paragraph">
      <style:text-properties fo:font-size="11pt" style:font-size-asian="11pt" style:font-size-complex="11pt"/>
    </style:style>
    <style:style style:name="P3765" style:parent-style-name="PreformattedText" style:family="paragraph">
      <style:text-properties fo:font-size="11pt" style:font-size-asian="11pt" style:font-size-complex="11pt"/>
    </style:style>
    <style:style style:name="P3766" style:parent-style-name="PreformattedText" style:family="paragraph">
      <style:text-properties fo:font-size="11pt" style:font-size-asian="11pt" style:font-size-complex="11pt"/>
    </style:style>
    <style:style style:name="P3767" style:parent-style-name="PreformattedText" style:family="paragraph">
      <style:text-properties fo:font-size="11pt" style:font-size-asian="11pt" style:font-size-complex="11pt"/>
    </style:style>
    <style:style style:name="P3768" style:parent-style-name="PreformattedText" style:family="paragraph">
      <style:text-properties fo:font-size="11pt" style:font-size-asian="11pt" style:font-size-complex="11pt"/>
    </style:style>
    <style:style style:name="P3769" style:parent-style-name="PreformattedText" style:family="paragraph">
      <style:text-properties fo:font-size="11pt" style:font-size-asian="11pt" style:font-size-complex="11pt"/>
    </style:style>
    <style:style style:name="P3770" style:parent-style-name="PreformattedText" style:family="paragraph">
      <style:text-properties fo:font-size="11pt" style:font-size-asian="11pt" style:font-size-complex="11pt"/>
    </style:style>
    <style:style style:name="P3771" style:parent-style-name="PreformattedText" style:family="paragraph">
      <style:text-properties fo:font-size="11pt" style:font-size-asian="11pt" style:font-size-complex="11pt"/>
    </style:style>
    <style:style style:name="P3772" style:parent-style-name="PreformattedText" style:family="paragraph">
      <style:text-properties fo:font-size="11pt" style:font-size-asian="11pt" style:font-size-complex="11pt"/>
    </style:style>
    <style:style style:name="P3773" style:parent-style-name="PreformattedText" style:family="paragraph">
      <style:text-properties fo:font-size="11pt" style:font-size-asian="11pt" style:font-size-complex="11pt"/>
    </style:style>
    <style:style style:name="P3774" style:parent-style-name="PreformattedText" style:family="paragraph">
      <style:text-properties fo:font-size="11pt" style:font-size-asian="11pt" style:font-size-complex="11pt"/>
    </style:style>
    <style:style style:name="P3775" style:parent-style-name="PreformattedText" style:family="paragraph">
      <style:text-properties fo:font-size="11pt" style:font-size-asian="11pt" style:font-size-complex="11pt"/>
    </style:style>
    <style:style style:name="P3776" style:parent-style-name="PreformattedText" style:family="paragraph">
      <style:text-properties fo:font-size="11pt" style:font-size-asian="11pt" style:font-size-complex="11pt"/>
    </style:style>
    <style:style style:name="P3777" style:parent-style-name="PreformattedText" style:family="paragraph">
      <style:text-properties fo:font-size="11pt" style:font-size-asian="11pt" style:font-size-complex="11pt"/>
    </style:style>
    <style:style style:name="P3778" style:parent-style-name="PreformattedText" style:family="paragraph">
      <style:text-properties fo:font-size="11pt" style:font-size-asian="11pt" style:font-size-complex="11pt"/>
    </style:style>
    <style:style style:name="P3779" style:parent-style-name="PreformattedText" style:family="paragraph">
      <style:text-properties fo:font-size="11pt" style:font-size-asian="11pt" style:font-size-complex="11pt"/>
    </style:style>
    <style:style style:name="P3780" style:parent-style-name="PreformattedText" style:family="paragraph">
      <style:text-properties fo:font-size="11pt" style:font-size-asian="11pt" style:font-size-complex="11pt"/>
    </style:style>
    <style:style style:name="P3781" style:parent-style-name="PreformattedText" style:family="paragraph">
      <style:text-properties fo:font-size="11pt" style:font-size-asian="11pt" style:font-size-complex="11pt"/>
    </style:style>
    <style:style style:name="P3782" style:parent-style-name="PreformattedText" style:family="paragraph">
      <style:text-properties fo:font-size="11pt" style:font-size-asian="11pt" style:font-size-complex="11pt"/>
    </style:style>
    <style:style style:name="P3783" style:parent-style-name="PreformattedText" style:family="paragraph">
      <style:text-properties fo:font-size="11pt" style:font-size-asian="11pt" style:font-size-complex="11pt"/>
    </style:style>
    <style:style style:name="P3784" style:parent-style-name="PreformattedText" style:family="paragraph">
      <style:text-properties fo:font-size="11pt" style:font-size-asian="11pt" style:font-size-complex="11pt"/>
    </style:style>
    <style:style style:name="P3785" style:parent-style-name="PreformattedText" style:family="paragraph">
      <style:text-properties fo:font-size="11pt" style:font-size-asian="11pt" style:font-size-complex="11pt"/>
    </style:style>
    <style:style style:name="P3786" style:parent-style-name="PreformattedText" style:family="paragraph">
      <style:text-properties fo:font-size="11pt" style:font-size-asian="11pt" style:font-size-complex="11pt"/>
    </style:style>
    <style:style style:name="P3787" style:parent-style-name="PreformattedText" style:family="paragraph">
      <style:text-properties fo:font-size="11pt" style:font-size-asian="11pt" style:font-size-complex="11pt"/>
    </style:style>
    <style:style style:name="P3788" style:parent-style-name="PreformattedText" style:family="paragraph">
      <style:text-properties fo:font-size="11pt" style:font-size-asian="11pt" style:font-size-complex="11pt"/>
    </style:style>
    <style:style style:name="P3789" style:parent-style-name="PreformattedText" style:family="paragraph">
      <style:text-properties fo:font-size="11pt" style:font-size-asian="11pt" style:font-size-complex="11pt"/>
    </style:style>
    <style:style style:name="P3790" style:parent-style-name="PreformattedText" style:family="paragraph">
      <style:text-properties fo:font-size="11pt" style:font-size-asian="11pt" style:font-size-complex="11pt"/>
    </style:style>
    <style:style style:name="P3791" style:parent-style-name="PreformattedText" style:family="paragraph">
      <style:text-properties fo:font-size="11pt" style:font-size-asian="11pt" style:font-size-complex="11pt"/>
    </style:style>
    <style:style style:name="P3792" style:parent-style-name="PreformattedText" style:family="paragraph">
      <style:text-properties fo:font-size="11pt" style:font-size-asian="11pt" style:font-size-complex="11pt"/>
    </style:style>
    <style:style style:name="P3793" style:parent-style-name="PreformattedText" style:family="paragraph">
      <style:text-properties fo:font-size="11pt" style:font-size-asian="11pt" style:font-size-complex="11pt"/>
    </style:style>
    <style:style style:name="P3794" style:parent-style-name="PreformattedText" style:family="paragraph">
      <style:text-properties fo:font-size="11pt" style:font-size-asian="11pt" style:font-size-complex="11pt"/>
    </style:style>
    <style:style style:name="P3795" style:parent-style-name="PreformattedText" style:family="paragraph">
      <style:text-properties fo:font-size="11pt" style:font-size-asian="11pt" style:font-size-complex="11pt"/>
    </style:style>
    <style:style style:name="P3796" style:parent-style-name="PreformattedText" style:family="paragraph">
      <style:text-properties fo:font-size="11pt" style:font-size-asian="11pt" style:font-size-complex="11pt"/>
    </style:style>
    <style:style style:name="P3797" style:parent-style-name="PreformattedText" style:family="paragraph">
      <style:text-properties fo:font-size="11pt" style:font-size-asian="11pt" style:font-size-complex="11pt"/>
    </style:style>
    <style:style style:name="P3798" style:parent-style-name="PreformattedText" style:family="paragraph">
      <style:text-properties fo:font-size="11pt" style:font-size-asian="11pt" style:font-size-complex="11pt"/>
    </style:style>
    <style:style style:name="P3799" style:parent-style-name="PreformattedText" style:family="paragraph">
      <style:text-properties fo:font-size="11pt" style:font-size-asian="11pt" style:font-size-complex="11pt"/>
    </style:style>
    <style:style style:name="P3800" style:parent-style-name="PreformattedText" style:family="paragraph">
      <style:text-properties fo:font-size="11pt" style:font-size-asian="11pt" style:font-size-complex="11pt"/>
    </style:style>
    <style:style style:name="P3801" style:parent-style-name="PreformattedText" style:family="paragraph">
      <style:text-properties fo:font-size="11pt" style:font-size-asian="11pt" style:font-size-complex="11pt"/>
    </style:style>
    <style:style style:name="P3802" style:parent-style-name="PreformattedText" style:family="paragraph">
      <style:text-properties fo:font-size="11pt" style:font-size-asian="11pt" style:font-size-complex="11pt"/>
    </style:style>
    <style:style style:name="P3803" style:parent-style-name="PreformattedText" style:family="paragraph">
      <style:text-properties fo:font-size="11pt" style:font-size-asian="11pt" style:font-size-complex="11pt"/>
    </style:style>
    <style:style style:name="P3804" style:parent-style-name="PreformattedText" style:family="paragraph">
      <style:text-properties fo:font-size="11pt" style:font-size-asian="11pt" style:font-size-complex="11pt"/>
    </style:style>
    <style:style style:name="P3805" style:parent-style-name="PreformattedText" style:family="paragraph">
      <style:text-properties fo:font-size="11pt" style:font-size-asian="11pt" style:font-size-complex="11pt"/>
    </style:style>
    <style:style style:name="P3806" style:parent-style-name="PreformattedText" style:family="paragraph">
      <style:text-properties fo:font-size="11pt" style:font-size-asian="11pt" style:font-size-complex="11pt"/>
    </style:style>
    <style:style style:name="P3807" style:parent-style-name="PreformattedText" style:family="paragraph">
      <style:text-properties fo:font-size="11pt" style:font-size-asian="11pt" style:font-size-complex="11pt"/>
    </style:style>
    <style:style style:name="P3808" style:parent-style-name="PreformattedText" style:family="paragraph">
      <style:text-properties fo:font-size="11pt" style:font-size-asian="11pt" style:font-size-complex="11pt"/>
    </style:style>
    <style:style style:name="P3809" style:parent-style-name="PreformattedText" style:family="paragraph">
      <style:text-properties fo:font-size="11pt" style:font-size-asian="11pt" style:font-size-complex="11pt"/>
    </style:style>
    <style:style style:name="P3810" style:parent-style-name="PreformattedText" style:family="paragraph">
      <style:text-properties fo:font-size="11pt" style:font-size-asian="11pt" style:font-size-complex="11pt"/>
    </style:style>
    <style:style style:name="P3811" style:parent-style-name="PreformattedText" style:family="paragraph">
      <style:text-properties fo:font-size="11pt" style:font-size-asian="11pt" style:font-size-complex="11pt"/>
    </style:style>
    <style:style style:name="P3812" style:parent-style-name="PreformattedText" style:family="paragraph">
      <style:text-properties fo:font-size="11pt" style:font-size-asian="11pt" style:font-size-complex="11pt"/>
    </style:style>
    <style:style style:name="P3813" style:parent-style-name="PreformattedText" style:family="paragraph">
      <style:text-properties fo:font-size="11pt" style:font-size-asian="11pt" style:font-size-complex="11pt"/>
    </style:style>
    <style:style style:name="P3814" style:parent-style-name="PreformattedText" style:family="paragraph">
      <style:text-properties fo:font-size="11pt" style:font-size-asian="11pt" style:font-size-complex="11pt"/>
    </style:style>
    <style:style style:name="P3815" style:parent-style-name="PreformattedText" style:family="paragraph">
      <style:text-properties fo:font-size="11pt" style:font-size-asian="11pt" style:font-size-complex="11pt"/>
    </style:style>
    <style:style style:name="P3816" style:parent-style-name="PreformattedText" style:family="paragraph">
      <style:text-properties fo:font-size="11pt" style:font-size-asian="11pt" style:font-size-complex="11pt"/>
    </style:style>
    <style:style style:name="P3817" style:parent-style-name="PreformattedText" style:family="paragraph">
      <style:text-properties fo:font-size="11pt" style:font-size-asian="11pt" style:font-size-complex="11pt"/>
    </style:style>
    <style:style style:name="P3818" style:parent-style-name="PreformattedText" style:family="paragraph">
      <style:text-properties fo:font-size="11pt" style:font-size-asian="11pt" style:font-size-complex="11pt"/>
    </style:style>
    <style:style style:name="P3819" style:parent-style-name="PreformattedText" style:family="paragraph">
      <style:text-properties fo:font-size="11pt" style:font-size-asian="11pt" style:font-size-complex="11pt"/>
    </style:style>
    <style:style style:name="P3820" style:parent-style-name="PreformattedText" style:family="paragraph">
      <style:text-properties fo:font-size="11pt" style:font-size-asian="11pt" style:font-size-complex="11pt"/>
    </style:style>
    <style:style style:name="P3821" style:parent-style-name="PreformattedText" style:family="paragraph">
      <style:text-properties fo:font-size="11pt" style:font-size-asian="11pt" style:font-size-complex="11pt"/>
    </style:style>
    <style:style style:name="P3822" style:parent-style-name="PreformattedText" style:family="paragraph">
      <style:text-properties fo:font-size="11pt" style:font-size-asian="11pt" style:font-size-complex="11pt"/>
    </style:style>
    <style:style style:name="P3823" style:parent-style-name="PreformattedText" style:family="paragraph">
      <style:text-properties fo:font-size="11pt" style:font-size-asian="11pt" style:font-size-complex="11pt"/>
    </style:style>
    <style:style style:name="P3824" style:parent-style-name="PreformattedText" style:family="paragraph">
      <style:text-properties fo:font-size="11pt" style:font-size-asian="11pt" style:font-size-complex="11pt"/>
    </style:style>
    <style:style style:name="P3825" style:parent-style-name="PreformattedText" style:family="paragraph">
      <style:text-properties fo:font-size="11pt" style:font-size-asian="11pt" style:font-size-complex="11pt"/>
    </style:style>
    <style:style style:name="P3826" style:parent-style-name="PreformattedText" style:family="paragraph">
      <style:text-properties fo:font-size="11pt" style:font-size-asian="11pt" style:font-size-complex="11pt"/>
    </style:style>
    <style:style style:name="P3827" style:parent-style-name="PreformattedText" style:family="paragraph">
      <style:text-properties fo:font-size="11pt" style:font-size-asian="11pt" style:font-size-complex="11pt"/>
    </style:style>
    <style:style style:name="P3828" style:parent-style-name="PreformattedText" style:family="paragraph">
      <style:text-properties fo:font-size="11pt" style:font-size-asian="11pt" style:font-size-complex="11pt"/>
    </style:style>
    <style:style style:name="P3829" style:parent-style-name="PreformattedText" style:family="paragraph">
      <style:text-properties fo:font-size="11pt" style:font-size-asian="11pt" style:font-size-complex="11pt"/>
    </style:style>
    <style:style style:name="P3830" style:parent-style-name="PreformattedText" style:family="paragraph">
      <style:text-properties fo:font-size="11pt" style:font-size-asian="11pt" style:font-size-complex="11pt"/>
    </style:style>
    <style:style style:name="P3831" style:parent-style-name="PreformattedText" style:family="paragraph">
      <style:text-properties fo:font-size="11pt" style:font-size-asian="11pt" style:font-size-complex="11pt"/>
    </style:style>
    <style:style style:name="P3832" style:parent-style-name="PreformattedText" style:family="paragraph">
      <style:text-properties fo:font-size="11pt" style:font-size-asian="11pt" style:font-size-complex="11pt"/>
    </style:style>
    <style:style style:name="P3833" style:parent-style-name="PreformattedText" style:family="paragraph">
      <style:text-properties fo:font-size="11pt" style:font-size-asian="11pt" style:font-size-complex="11pt"/>
    </style:style>
    <style:style style:name="P3834" style:parent-style-name="PreformattedText" style:family="paragraph">
      <style:text-properties fo:font-size="11pt" style:font-size-asian="11pt" style:font-size-complex="11pt"/>
    </style:style>
    <style:style style:name="P3835" style:parent-style-name="PreformattedText" style:family="paragraph">
      <style:text-properties fo:font-size="11pt" style:font-size-asian="11pt" style:font-size-complex="11pt"/>
    </style:style>
    <style:style style:name="P3836" style:parent-style-name="PreformattedText" style:family="paragraph">
      <style:text-properties fo:font-size="11pt" style:font-size-asian="11pt" style:font-size-complex="11pt"/>
    </style:style>
    <style:style style:name="P3837" style:parent-style-name="PreformattedText" style:family="paragraph">
      <style:text-properties fo:font-size="11pt" style:font-size-asian="11pt" style:font-size-complex="11pt"/>
    </style:style>
    <style:style style:name="P3838" style:parent-style-name="PreformattedText" style:family="paragraph">
      <style:text-properties fo:font-size="11pt" style:font-size-asian="11pt" style:font-size-complex="11pt"/>
    </style:style>
    <style:style style:name="P3839" style:parent-style-name="PreformattedText" style:family="paragraph">
      <style:text-properties fo:font-size="11pt" style:font-size-asian="11pt" style:font-size-complex="11pt"/>
    </style:style>
    <style:style style:name="P3840" style:parent-style-name="PreformattedText" style:family="paragraph">
      <style:text-properties fo:font-size="11pt" style:font-size-asian="11pt" style:font-size-complex="11pt"/>
    </style:style>
    <style:style style:name="P3841" style:parent-style-name="PreformattedText" style:family="paragraph">
      <style:text-properties fo:font-size="11pt" style:font-size-asian="11pt" style:font-size-complex="11pt"/>
    </style:style>
    <style:style style:name="P3842" style:parent-style-name="PreformattedText" style:family="paragraph">
      <style:text-properties fo:font-size="11pt" style:font-size-asian="11pt" style:font-size-complex="11pt"/>
    </style:style>
    <style:style style:name="P3843" style:parent-style-name="PreformattedText" style:family="paragraph">
      <style:text-properties fo:font-size="11pt" style:font-size-asian="11pt" style:font-size-complex="11pt"/>
    </style:style>
    <style:style style:name="P3844" style:parent-style-name="PreformattedText" style:family="paragraph">
      <style:text-properties fo:font-size="11pt" style:font-size-asian="11pt" style:font-size-complex="11pt"/>
    </style:style>
    <style:style style:name="P3845" style:parent-style-name="PreformattedText" style:family="paragraph">
      <style:text-properties fo:font-size="11pt" style:font-size-asian="11pt" style:font-size-complex="11pt"/>
    </style:style>
    <style:style style:name="P3846" style:parent-style-name="PreformattedText" style:family="paragraph">
      <style:text-properties fo:font-size="11pt" style:font-size-asian="11pt" style:font-size-complex="11pt"/>
    </style:style>
    <style:style style:name="P3847" style:parent-style-name="PreformattedText" style:family="paragraph">
      <style:text-properties fo:font-size="11pt" style:font-size-asian="11pt" style:font-size-complex="11pt"/>
    </style:style>
    <style:style style:name="P3848" style:parent-style-name="PreformattedText" style:family="paragraph">
      <style:text-properties fo:font-size="11pt" style:font-size-asian="11pt" style:font-size-complex="11pt"/>
    </style:style>
    <style:style style:name="P3849" style:parent-style-name="PreformattedText" style:family="paragraph">
      <style:text-properties fo:font-size="11pt" style:font-size-asian="11pt" style:font-size-complex="11pt"/>
    </style:style>
    <style:style style:name="P3850" style:parent-style-name="PreformattedText" style:family="paragraph">
      <style:text-properties fo:font-size="11pt" style:font-size-asian="11pt" style:font-size-complex="11pt"/>
    </style:style>
    <style:style style:name="P3851" style:parent-style-name="PreformattedText" style:family="paragraph">
      <style:text-properties fo:font-size="11pt" style:font-size-asian="11pt" style:font-size-complex="11pt"/>
    </style:style>
    <style:style style:name="P3852" style:parent-style-name="PreformattedText" style:family="paragraph">
      <style:text-properties fo:font-size="11pt" style:font-size-asian="11pt" style:font-size-complex="11pt"/>
    </style:style>
    <style:style style:name="P3853" style:parent-style-name="PreformattedText" style:family="paragraph">
      <style:text-properties fo:font-size="11pt" style:font-size-asian="11pt" style:font-size-complex="11pt"/>
    </style:style>
    <style:style style:name="P3854" style:parent-style-name="PreformattedText" style:family="paragraph">
      <style:text-properties fo:font-size="11pt" style:font-size-asian="11pt" style:font-size-complex="11pt"/>
    </style:style>
    <style:style style:name="P3855" style:parent-style-name="PreformattedText" style:family="paragraph">
      <style:text-properties fo:font-size="11pt" style:font-size-asian="11pt" style:font-size-complex="11pt"/>
    </style:style>
    <style:style style:name="P3856" style:parent-style-name="PreformattedText" style:family="paragraph">
      <style:text-properties fo:font-size="11pt" style:font-size-asian="11pt" style:font-size-complex="11pt"/>
    </style:style>
    <style:style style:name="P3857" style:parent-style-name="PreformattedText" style:family="paragraph">
      <style:text-properties fo:font-size="11pt" style:font-size-asian="11pt" style:font-size-complex="11pt"/>
    </style:style>
    <style:style style:name="P3858" style:parent-style-name="PreformattedText" style:family="paragraph">
      <style:text-properties fo:font-size="11pt" style:font-size-asian="11pt" style:font-size-complex="11pt"/>
    </style:style>
    <style:style style:name="P3859" style:parent-style-name="PreformattedText" style:family="paragraph">
      <style:text-properties fo:font-size="11pt" style:font-size-asian="11pt" style:font-size-complex="11pt"/>
    </style:style>
    <style:style style:name="P3860" style:parent-style-name="PreformattedText" style:family="paragraph">
      <style:text-properties fo:font-size="11pt" style:font-size-asian="11pt" style:font-size-complex="11pt"/>
    </style:style>
    <style:style style:name="P3861" style:parent-style-name="PreformattedText" style:family="paragraph">
      <style:text-properties fo:font-size="11pt" style:font-size-asian="11pt" style:font-size-complex="11pt"/>
    </style:style>
    <style:style style:name="P3862" style:parent-style-name="PreformattedText" style:family="paragraph">
      <style:text-properties fo:font-size="11pt" style:font-size-asian="11pt" style:font-size-complex="11pt"/>
    </style:style>
    <style:style style:name="P3863" style:parent-style-name="PreformattedText" style:family="paragraph">
      <style:text-properties fo:font-size="11pt" style:font-size-asian="11pt" style:font-size-complex="11pt"/>
    </style:style>
    <style:style style:name="P3864" style:parent-style-name="PreformattedText" style:family="paragraph">
      <style:text-properties fo:font-size="11pt" style:font-size-asian="11pt" style:font-size-complex="11pt"/>
    </style:style>
    <style:style style:name="P3865" style:parent-style-name="PreformattedText" style:family="paragraph">
      <style:text-properties fo:font-size="11pt" style:font-size-asian="11pt" style:font-size-complex="11pt"/>
    </style:style>
    <style:style style:name="P3866" style:parent-style-name="PreformattedText" style:family="paragraph">
      <style:text-properties fo:font-size="11pt" style:font-size-asian="11pt" style:font-size-complex="11pt"/>
    </style:style>
    <style:style style:name="P3867" style:parent-style-name="PreformattedText" style:family="paragraph">
      <style:text-properties fo:font-size="11pt" style:font-size-asian="11pt" style:font-size-complex="11pt"/>
    </style:style>
    <style:style style:name="P3868" style:parent-style-name="PreformattedText" style:family="paragraph">
      <style:text-properties fo:font-size="11pt" style:font-size-asian="11pt" style:font-size-complex="11pt"/>
    </style:style>
    <style:style style:name="P3869" style:parent-style-name="PreformattedText" style:family="paragraph">
      <style:text-properties fo:font-size="11pt" style:font-size-asian="11pt" style:font-size-complex="11pt"/>
    </style:style>
    <style:style style:name="P3870" style:parent-style-name="PreformattedText" style:family="paragraph">
      <style:text-properties fo:font-size="11pt" style:font-size-asian="11pt" style:font-size-complex="11pt"/>
    </style:style>
    <style:style style:name="P3871" style:parent-style-name="PreformattedText" style:family="paragraph">
      <style:text-properties fo:font-size="11pt" style:font-size-asian="11pt" style:font-size-complex="11pt"/>
    </style:style>
    <style:style style:name="P3872" style:parent-style-name="PreformattedText" style:family="paragraph">
      <style:text-properties fo:font-size="11pt" style:font-size-asian="11pt" style:font-size-complex="11pt"/>
    </style:style>
    <style:style style:name="P3873" style:parent-style-name="PreformattedText" style:family="paragraph">
      <style:text-properties fo:font-size="11pt" style:font-size-asian="11pt" style:font-size-complex="11pt"/>
    </style:style>
    <style:style style:name="P3874" style:parent-style-name="PreformattedText" style:family="paragraph">
      <style:text-properties fo:font-size="11pt" style:font-size-asian="11pt" style:font-size-complex="11pt"/>
    </style:style>
    <style:style style:name="P3875" style:parent-style-name="PreformattedText" style:family="paragraph">
      <style:text-properties fo:font-size="11pt" style:font-size-asian="11pt" style:font-size-complex="11pt"/>
    </style:style>
    <style:style style:name="P3876" style:parent-style-name="PreformattedText" style:family="paragraph">
      <style:text-properties fo:font-size="11pt" style:font-size-asian="11pt" style:font-size-complex="11pt"/>
    </style:style>
    <style:style style:name="P3877" style:parent-style-name="PreformattedText" style:family="paragraph">
      <style:text-properties fo:font-size="11pt" style:font-size-asian="11pt" style:font-size-complex="11pt"/>
    </style:style>
    <style:style style:name="P3878" style:parent-style-name="PreformattedText" style:family="paragraph">
      <style:text-properties fo:font-size="11pt" style:font-size-asian="11pt" style:font-size-complex="11pt"/>
    </style:style>
    <style:style style:name="P3879" style:parent-style-name="PreformattedText" style:family="paragraph">
      <style:text-properties fo:font-size="11pt" style:font-size-asian="11pt" style:font-size-complex="11pt"/>
    </style:style>
    <style:style style:name="P3880" style:parent-style-name="PreformattedText" style:family="paragraph">
      <style:text-properties fo:font-size="11pt" style:font-size-asian="11pt" style:font-size-complex="11pt"/>
    </style:style>
    <style:style style:name="P3881" style:parent-style-name="PreformattedText" style:family="paragraph">
      <style:text-properties fo:font-size="11pt" style:font-size-asian="11pt" style:font-size-complex="11pt"/>
    </style:style>
    <style:style style:name="P3882" style:parent-style-name="PreformattedText" style:family="paragraph">
      <style:text-properties fo:font-size="11pt" style:font-size-asian="11pt" style:font-size-complex="11pt"/>
    </style:style>
    <style:style style:name="P3883" style:parent-style-name="PreformattedText" style:family="paragraph">
      <style:text-properties fo:font-size="11pt" style:font-size-asian="11pt" style:font-size-complex="11pt"/>
    </style:style>
    <style:style style:name="P3884" style:parent-style-name="PreformattedText" style:family="paragraph">
      <style:text-properties fo:font-size="11pt" style:font-size-asian="11pt" style:font-size-complex="11pt"/>
    </style:style>
    <style:style style:name="P3885" style:parent-style-name="PreformattedText" style:family="paragraph">
      <style:text-properties fo:font-size="11pt" style:font-size-asian="11pt" style:font-size-complex="11pt"/>
    </style:style>
    <style:style style:name="P3886" style:parent-style-name="PreformattedText" style:family="paragraph">
      <style:text-properties fo:font-size="11pt" style:font-size-asian="11pt" style:font-size-complex="11pt"/>
    </style:style>
    <style:style style:name="P3887" style:parent-style-name="PreformattedText" style:family="paragraph">
      <style:text-properties fo:font-size="11pt" style:font-size-asian="11pt" style:font-size-complex="11pt"/>
    </style:style>
    <style:style style:name="P3888" style:parent-style-name="PreformattedText" style:family="paragraph">
      <style:text-properties fo:font-size="11pt" style:font-size-asian="11pt" style:font-size-complex="11pt"/>
    </style:style>
    <style:style style:name="P3889" style:parent-style-name="PreformattedText" style:family="paragraph">
      <style:text-properties fo:font-size="11pt" style:font-size-asian="11pt" style:font-size-complex="11pt"/>
    </style:style>
    <style:style style:name="P3890" style:parent-style-name="PreformattedText" style:family="paragraph">
      <style:text-properties fo:font-size="11pt" style:font-size-asian="11pt" style:font-size-complex="11pt"/>
    </style:style>
    <style:style style:name="P3891" style:parent-style-name="PreformattedText" style:family="paragraph">
      <style:text-properties fo:font-size="11pt" style:font-size-asian="11pt" style:font-size-complex="11pt"/>
    </style:style>
    <style:style style:name="P3892" style:parent-style-name="PreformattedText" style:family="paragraph">
      <style:text-properties fo:font-size="11pt" style:font-size-asian="11pt" style:font-size-complex="11pt"/>
    </style:style>
    <style:style style:name="P3893" style:parent-style-name="PreformattedText" style:family="paragraph">
      <style:text-properties fo:font-size="11pt" style:font-size-asian="11pt" style:font-size-complex="11pt"/>
    </style:style>
    <style:style style:name="P3894" style:parent-style-name="PreformattedText" style:family="paragraph">
      <style:text-properties fo:font-size="11pt" style:font-size-asian="11pt" style:font-size-complex="11pt"/>
    </style:style>
    <style:style style:name="P3895" style:parent-style-name="PreformattedText" style:family="paragraph">
      <style:text-properties fo:font-size="11pt" style:font-size-asian="11pt" style:font-size-complex="11pt"/>
    </style:style>
    <style:style style:name="P3896" style:parent-style-name="PreformattedText" style:family="paragraph">
      <style:text-properties fo:font-size="11pt" style:font-size-asian="11pt" style:font-size-complex="11pt"/>
    </style:style>
    <style:style style:name="P3897" style:parent-style-name="PreformattedText" style:family="paragraph">
      <style:text-properties fo:font-size="11pt" style:font-size-asian="11pt" style:font-size-complex="11pt"/>
    </style:style>
    <style:style style:name="P3898" style:parent-style-name="PreformattedText" style:family="paragraph">
      <style:text-properties fo:font-size="11pt" style:font-size-asian="11pt" style:font-size-complex="11pt"/>
    </style:style>
    <style:style style:name="P3899" style:parent-style-name="PreformattedText" style:family="paragraph">
      <style:text-properties fo:font-size="11pt" style:font-size-asian="11pt" style:font-size-complex="11pt"/>
    </style:style>
    <style:style style:name="P3900" style:parent-style-name="PreformattedText" style:family="paragraph">
      <style:text-properties fo:font-size="11pt" style:font-size-asian="11pt" style:font-size-complex="11pt"/>
    </style:style>
    <style:style style:name="P3901" style:parent-style-name="PreformattedText" style:family="paragraph">
      <style:text-properties fo:font-size="11pt" style:font-size-asian="11pt" style:font-size-complex="11pt"/>
    </style:style>
    <style:style style:name="P3902" style:parent-style-name="PreformattedText" style:family="paragraph">
      <style:text-properties fo:font-size="11pt" style:font-size-asian="11pt" style:font-size-complex="11pt"/>
    </style:style>
    <style:style style:name="P3903" style:parent-style-name="PreformattedText" style:family="paragraph">
      <style:text-properties fo:font-size="11pt" style:font-size-asian="11pt" style:font-size-complex="11pt"/>
    </style:style>
    <style:style style:name="P3904" style:parent-style-name="PreformattedText" style:family="paragraph">
      <style:text-properties fo:font-size="11pt" style:font-size-asian="11pt" style:font-size-complex="11pt"/>
    </style:style>
    <style:style style:name="P3905" style:parent-style-name="PreformattedText" style:family="paragraph">
      <style:text-properties fo:font-size="11pt" style:font-size-asian="11pt" style:font-size-complex="11pt"/>
    </style:style>
    <style:style style:name="P3906" style:parent-style-name="PreformattedText" style:family="paragraph">
      <style:text-properties fo:font-size="11pt" style:font-size-asian="11pt" style:font-size-complex="11pt"/>
    </style:style>
    <style:style style:name="P3907" style:parent-style-name="PreformattedText" style:family="paragraph">
      <style:text-properties fo:font-size="11pt" style:font-size-asian="11pt" style:font-size-complex="11pt"/>
    </style:style>
    <style:style style:name="P3908" style:parent-style-name="PreformattedText" style:family="paragraph">
      <style:text-properties fo:font-size="11pt" style:font-size-asian="11pt" style:font-size-complex="11pt"/>
    </style:style>
    <style:style style:name="P3909" style:parent-style-name="PreformattedText" style:family="paragraph">
      <style:text-properties fo:font-size="11pt" style:font-size-asian="11pt" style:font-size-complex="11pt"/>
    </style:style>
    <style:style style:name="P3910" style:parent-style-name="PreformattedText" style:family="paragraph">
      <style:text-properties fo:font-size="11pt" style:font-size-asian="11pt" style:font-size-complex="11pt"/>
    </style:style>
    <style:style style:name="P3911" style:parent-style-name="PreformattedText" style:family="paragraph">
      <style:text-properties fo:font-size="11pt" style:font-size-asian="11pt" style:font-size-complex="11pt"/>
    </style:style>
    <style:style style:name="P3912" style:parent-style-name="PreformattedText" style:family="paragraph">
      <style:text-properties fo:font-size="11pt" style:font-size-asian="11pt" style:font-size-complex="11pt"/>
    </style:style>
    <style:style style:name="P3913" style:parent-style-name="PreformattedText" style:family="paragraph">
      <style:text-properties fo:font-size="11pt" style:font-size-asian="11pt" style:font-size-complex="11pt"/>
    </style:style>
    <style:style style:name="P3914" style:parent-style-name="PreformattedText" style:family="paragraph">
      <style:text-properties fo:font-size="11pt" style:font-size-asian="11pt" style:font-size-complex="11pt"/>
    </style:style>
    <style:style style:name="P3915" style:parent-style-name="PreformattedText" style:family="paragraph">
      <style:text-properties fo:font-size="11pt" style:font-size-asian="11pt" style:font-size-complex="11pt"/>
    </style:style>
    <style:style style:name="P3916" style:parent-style-name="PreformattedText" style:family="paragraph">
      <style:text-properties fo:font-size="11pt" style:font-size-asian="11pt" style:font-size-complex="11pt"/>
    </style:style>
    <style:style style:name="P3917" style:parent-style-name="PreformattedText" style:family="paragraph">
      <style:text-properties fo:font-size="11pt" style:font-size-asian="11pt" style:font-size-complex="11pt"/>
    </style:style>
    <style:style style:name="P3918" style:parent-style-name="PreformattedText" style:family="paragraph">
      <style:text-properties fo:font-size="11pt" style:font-size-asian="11pt" style:font-size-complex="11pt"/>
    </style:style>
    <style:style style:name="P3919" style:parent-style-name="PreformattedText" style:family="paragraph">
      <style:text-properties fo:font-size="11pt" style:font-size-asian="11pt" style:font-size-complex="11pt"/>
    </style:style>
    <style:style style:name="P3920" style:parent-style-name="PreformattedText" style:family="paragraph">
      <style:text-properties fo:font-size="11pt" style:font-size-asian="11pt" style:font-size-complex="11pt"/>
    </style:style>
    <style:style style:name="P3921" style:parent-style-name="PreformattedText" style:family="paragraph">
      <style:text-properties fo:font-size="11pt" style:font-size-asian="11pt" style:font-size-complex="11pt"/>
    </style:style>
    <style:style style:name="P3922" style:parent-style-name="PreformattedText" style:family="paragraph">
      <style:text-properties fo:font-size="11pt" style:font-size-asian="11pt" style:font-size-complex="11pt"/>
    </style:style>
    <style:style style:name="P3923" style:parent-style-name="PreformattedText" style:family="paragraph">
      <style:text-properties fo:font-size="11pt" style:font-size-asian="11pt" style:font-size-complex="11pt"/>
    </style:style>
    <style:style style:name="P3924" style:parent-style-name="PreformattedText" style:family="paragraph">
      <style:text-properties fo:font-size="11pt" style:font-size-asian="11pt" style:font-size-complex="11pt"/>
    </style:style>
    <style:style style:name="P3925" style:parent-style-name="PreformattedText" style:family="paragraph">
      <style:text-properties fo:font-size="11pt" style:font-size-asian="11pt" style:font-size-complex="11pt"/>
    </style:style>
    <style:style style:name="P3926" style:parent-style-name="PreformattedText" style:family="paragraph">
      <style:text-properties fo:font-size="11pt" style:font-size-asian="11pt" style:font-size-complex="11pt"/>
    </style:style>
    <style:style style:name="P3927" style:parent-style-name="PreformattedText" style:family="paragraph">
      <style:text-properties fo:font-size="11pt" style:font-size-asian="11pt" style:font-size-complex="11pt"/>
    </style:style>
    <style:style style:name="P3928" style:parent-style-name="PreformattedText" style:family="paragraph">
      <style:text-properties fo:font-size="11pt" style:font-size-asian="11pt" style:font-size-complex="11pt"/>
    </style:style>
    <style:style style:name="P3929" style:parent-style-name="PreformattedText" style:family="paragraph">
      <style:text-properties fo:font-size="11pt" style:font-size-asian="11pt" style:font-size-complex="11pt"/>
    </style:style>
    <style:style style:name="P3930" style:parent-style-name="PreformattedText" style:family="paragraph">
      <style:text-properties fo:font-size="11pt" style:font-size-asian="11pt" style:font-size-complex="11pt"/>
    </style:style>
    <style:style style:name="P3931" style:parent-style-name="PreformattedText" style:family="paragraph">
      <style:text-properties fo:font-size="11pt" style:font-size-asian="11pt" style:font-size-complex="11pt"/>
    </style:style>
    <style:style style:name="P3932" style:parent-style-name="PreformattedText" style:family="paragraph">
      <style:text-properties fo:font-size="11pt" style:font-size-asian="11pt" style:font-size-complex="11pt"/>
    </style:style>
    <style:style style:name="P3933" style:parent-style-name="PreformattedText" style:family="paragraph">
      <style:text-properties fo:font-size="11pt" style:font-size-asian="11pt" style:font-size-complex="11pt"/>
    </style:style>
    <style:style style:name="P3934" style:parent-style-name="PreformattedText" style:family="paragraph">
      <style:text-properties fo:font-size="11pt" style:font-size-asian="11pt" style:font-size-complex="11pt"/>
    </style:style>
    <style:style style:name="P3935" style:parent-style-name="PreformattedText" style:family="paragraph">
      <style:text-properties fo:font-size="11pt" style:font-size-asian="11pt" style:font-size-complex="11pt"/>
    </style:style>
    <style:style style:name="P3936" style:parent-style-name="PreformattedText" style:family="paragraph">
      <style:text-properties fo:font-size="11pt" style:font-size-asian="11pt" style:font-size-complex="11pt"/>
    </style:style>
    <style:style style:name="P3937" style:parent-style-name="PreformattedText" style:family="paragraph">
      <style:text-properties fo:font-size="11pt" style:font-size-asian="11pt" style:font-size-complex="11pt"/>
    </style:style>
    <style:style style:name="P3938" style:parent-style-name="PreformattedText" style:family="paragraph">
      <style:text-properties fo:font-size="11pt" style:font-size-asian="11pt" style:font-size-complex="11pt"/>
    </style:style>
    <style:style style:name="P3939" style:parent-style-name="PreformattedText" style:family="paragraph">
      <style:text-properties fo:font-size="11pt" style:font-size-asian="11pt" style:font-size-complex="11pt"/>
    </style:style>
    <style:style style:name="P3940" style:parent-style-name="PreformattedText" style:family="paragraph">
      <style:text-properties fo:font-size="11pt" style:font-size-asian="11pt" style:font-size-complex="11pt"/>
    </style:style>
    <style:style style:name="P3941" style:parent-style-name="PreformattedText" style:family="paragraph">
      <style:text-properties fo:font-size="11pt" style:font-size-asian="11pt" style:font-size-complex="11pt"/>
    </style:style>
    <style:style style:name="P3942" style:parent-style-name="PreformattedText" style:family="paragraph">
      <style:text-properties fo:font-size="11pt" style:font-size-asian="11pt" style:font-size-complex="11pt"/>
    </style:style>
    <style:style style:name="P3943" style:parent-style-name="PreformattedText" style:family="paragraph">
      <style:text-properties fo:font-size="11pt" style:font-size-asian="11pt" style:font-size-complex="11pt"/>
    </style:style>
    <style:style style:name="P3944" style:parent-style-name="PreformattedText" style:family="paragraph">
      <style:text-properties fo:font-size="11pt" style:font-size-asian="11pt" style:font-size-complex="11pt"/>
    </style:style>
    <style:style style:name="P3945" style:parent-style-name="PreformattedText" style:family="paragraph">
      <style:text-properties fo:font-size="11pt" style:font-size-asian="11pt" style:font-size-complex="11pt"/>
    </style:style>
    <style:style style:name="P3946" style:parent-style-name="PreformattedText" style:family="paragraph">
      <style:text-properties fo:font-size="11pt" style:font-size-asian="11pt" style:font-size-complex="11pt"/>
    </style:style>
    <style:style style:name="P3947" style:parent-style-name="PreformattedText" style:family="paragraph">
      <style:text-properties fo:font-size="11pt" style:font-size-asian="11pt" style:font-size-complex="11pt"/>
    </style:style>
    <style:style style:name="P3948" style:parent-style-name="PreformattedText" style:family="paragraph">
      <style:text-properties fo:font-size="11pt" style:font-size-asian="11pt" style:font-size-complex="11pt"/>
    </style:style>
    <style:style style:name="P3949" style:parent-style-name="PreformattedText" style:family="paragraph">
      <style:text-properties fo:font-size="11pt" style:font-size-asian="11pt" style:font-size-complex="11pt"/>
    </style:style>
    <style:style style:name="P3950" style:parent-style-name="PreformattedText" style:family="paragraph">
      <style:text-properties fo:font-size="11pt" style:font-size-asian="11pt" style:font-size-complex="11pt"/>
    </style:style>
    <style:style style:name="P3951" style:parent-style-name="PreformattedText" style:family="paragraph">
      <style:text-properties fo:font-size="11pt" style:font-size-asian="11pt" style:font-size-complex="11pt"/>
    </style:style>
    <style:style style:name="P3952" style:parent-style-name="PreformattedText" style:family="paragraph">
      <style:text-properties fo:font-size="11pt" style:font-size-asian="11pt" style:font-size-complex="11pt"/>
    </style:style>
    <style:style style:name="P3953" style:parent-style-name="PreformattedText" style:family="paragraph">
      <style:text-properties fo:font-size="11pt" style:font-size-asian="11pt" style:font-size-complex="11pt"/>
    </style:style>
    <style:style style:name="P3954" style:parent-style-name="PreformattedText" style:family="paragraph">
      <style:text-properties fo:font-size="11pt" style:font-size-asian="11pt" style:font-size-complex="11pt"/>
    </style:style>
    <style:style style:name="P3955" style:parent-style-name="PreformattedText" style:family="paragraph">
      <style:text-properties fo:font-size="11pt" style:font-size-asian="11pt" style:font-size-complex="11pt"/>
    </style:style>
    <style:style style:name="P3956" style:parent-style-name="PreformattedText" style:family="paragraph">
      <style:text-properties fo:font-size="11pt" style:font-size-asian="11pt" style:font-size-complex="11pt"/>
    </style:style>
    <style:style style:name="P3957" style:parent-style-name="PreformattedText" style:family="paragraph">
      <style:text-properties fo:font-size="11pt" style:font-size-asian="11pt" style:font-size-complex="11pt"/>
    </style:style>
    <style:style style:name="P3958" style:parent-style-name="PreformattedText" style:family="paragraph">
      <style:text-properties fo:font-size="11pt" style:font-size-asian="11pt" style:font-size-complex="11pt"/>
    </style:style>
    <style:style style:name="P3959" style:parent-style-name="PreformattedText" style:family="paragraph">
      <style:text-properties fo:font-size="11pt" style:font-size-asian="11pt" style:font-size-complex="11pt"/>
    </style:style>
    <style:style style:name="P3960" style:parent-style-name="PreformattedText" style:family="paragraph">
      <style:text-properties fo:font-size="11pt" style:font-size-asian="11pt" style:font-size-complex="11pt"/>
    </style:style>
    <style:style style:name="P3961" style:parent-style-name="PreformattedText" style:family="paragraph">
      <style:text-properties fo:font-size="11pt" style:font-size-asian="11pt" style:font-size-complex="11pt"/>
    </style:style>
    <style:style style:name="P3962" style:parent-style-name="PreformattedText" style:family="paragraph">
      <style:text-properties fo:font-size="11pt" style:font-size-asian="11pt" style:font-size-complex="11pt"/>
    </style:style>
    <style:style style:name="P3963" style:parent-style-name="PreformattedText" style:family="paragraph">
      <style:text-properties fo:font-size="11pt" style:font-size-asian="11pt" style:font-size-complex="11pt"/>
    </style:style>
    <style:style style:name="P3964" style:parent-style-name="PreformattedText" style:family="paragraph">
      <style:text-properties fo:font-size="11pt" style:font-size-asian="11pt" style:font-size-complex="11pt"/>
    </style:style>
    <style:style style:name="P3965" style:parent-style-name="PreformattedText" style:family="paragraph">
      <style:text-properties fo:font-size="11pt" style:font-size-asian="11pt" style:font-size-complex="11pt"/>
    </style:style>
    <style:style style:name="P3966" style:parent-style-name="PreformattedText" style:family="paragraph">
      <style:text-properties fo:font-size="11pt" style:font-size-asian="11pt" style:font-size-complex="11pt"/>
    </style:style>
    <style:style style:name="P3967" style:parent-style-name="PreformattedText" style:family="paragraph">
      <style:text-properties fo:font-size="11pt" style:font-size-asian="11pt" style:font-size-complex="11pt"/>
    </style:style>
    <style:style style:name="P3968" style:parent-style-name="PreformattedText" style:family="paragraph">
      <style:text-properties fo:font-size="11pt" style:font-size-asian="11pt" style:font-size-complex="11pt"/>
    </style:style>
    <style:style style:name="P3969" style:parent-style-name="PreformattedText" style:family="paragraph">
      <style:text-properties fo:font-size="11pt" style:font-size-asian="11pt" style:font-size-complex="11pt"/>
    </style:style>
    <style:style style:name="P3970" style:parent-style-name="PreformattedText" style:family="paragraph">
      <style:text-properties fo:font-size="11pt" style:font-size-asian="11pt" style:font-size-complex="11pt"/>
    </style:style>
    <style:style style:name="P3971" style:parent-style-name="PreformattedText" style:family="paragraph">
      <style:text-properties fo:font-size="11pt" style:font-size-asian="11pt" style:font-size-complex="11pt"/>
    </style:style>
    <style:style style:name="P3972" style:parent-style-name="PreformattedText" style:family="paragraph">
      <style:text-properties fo:font-size="11pt" style:font-size-asian="11pt" style:font-size-complex="11pt"/>
    </style:style>
    <style:style style:name="P3973" style:parent-style-name="PreformattedText" style:family="paragraph">
      <style:text-properties fo:font-size="11pt" style:font-size-asian="11pt" style:font-size-complex="11pt"/>
    </style:style>
    <style:style style:name="P3974" style:parent-style-name="PreformattedText" style:family="paragraph">
      <style:text-properties fo:font-size="11pt" style:font-size-asian="11pt" style:font-size-complex="11pt"/>
    </style:style>
    <style:style style:name="P3975" style:parent-style-name="PreformattedText" style:family="paragraph">
      <style:text-properties fo:font-size="11pt" style:font-size-asian="11pt" style:font-size-complex="11pt"/>
    </style:style>
    <style:style style:name="P3976" style:parent-style-name="PreformattedText" style:family="paragraph">
      <style:text-properties fo:font-size="11pt" style:font-size-asian="11pt" style:font-size-complex="11pt"/>
    </style:style>
    <style:style style:name="P3977" style:parent-style-name="PreformattedText" style:family="paragraph">
      <style:text-properties fo:font-size="11pt" style:font-size-asian="11pt" style:font-size-complex="11pt"/>
    </style:style>
    <style:style style:name="P3978" style:parent-style-name="PreformattedText" style:family="paragraph">
      <style:text-properties fo:font-size="11pt" style:font-size-asian="11pt" style:font-size-complex="11pt"/>
    </style:style>
    <style:style style:name="P3979" style:parent-style-name="PreformattedText" style:family="paragraph">
      <style:text-properties fo:font-size="11pt" style:font-size-asian="11pt" style:font-size-complex="11pt"/>
    </style:style>
    <style:style style:name="P3980" style:parent-style-name="PreformattedText" style:family="paragraph">
      <style:text-properties fo:font-size="11pt" style:font-size-asian="11pt" style:font-size-complex="11pt"/>
    </style:style>
    <style:style style:name="P3981" style:parent-style-name="PreformattedText" style:family="paragraph">
      <style:text-properties fo:font-size="11pt" style:font-size-asian="11pt" style:font-size-complex="11pt"/>
    </style:style>
    <style:style style:name="P3982" style:parent-style-name="PreformattedText" style:family="paragraph">
      <style:text-properties fo:font-size="11pt" style:font-size-asian="11pt" style:font-size-complex="11pt"/>
    </style:style>
    <style:style style:name="P3983" style:parent-style-name="PreformattedText" style:family="paragraph">
      <style:text-properties fo:font-size="11pt" style:font-size-asian="11pt" style:font-size-complex="11pt"/>
    </style:style>
    <style:style style:name="P3984" style:parent-style-name="PreformattedText" style:family="paragraph">
      <style:text-properties fo:font-size="11pt" style:font-size-asian="11pt" style:font-size-complex="11pt"/>
    </style:style>
    <style:style style:name="P3985" style:parent-style-name="PreformattedText" style:family="paragraph">
      <style:text-properties fo:font-size="11pt" style:font-size-asian="11pt" style:font-size-complex="11pt"/>
    </style:style>
    <style:style style:name="P3986" style:parent-style-name="PreformattedText" style:family="paragraph">
      <style:text-properties fo:font-size="11pt" style:font-size-asian="11pt" style:font-size-complex="11pt"/>
    </style:style>
    <style:style style:name="P3987" style:parent-style-name="PreformattedText" style:family="paragraph">
      <style:text-properties fo:font-size="11pt" style:font-size-asian="11pt" style:font-size-complex="11pt"/>
    </style:style>
    <style:style style:name="P3988" style:parent-style-name="PreformattedText" style:family="paragraph">
      <style:text-properties fo:font-size="11pt" style:font-size-asian="11pt" style:font-size-complex="11pt"/>
    </style:style>
    <style:style style:name="P3989" style:parent-style-name="PreformattedText" style:family="paragraph">
      <style:text-properties fo:font-size="11pt" style:font-size-asian="11pt" style:font-size-complex="11pt"/>
    </style:style>
    <style:style style:name="P3990" style:parent-style-name="PreformattedText" style:family="paragraph">
      <style:text-properties fo:font-size="11pt" style:font-size-asian="11pt" style:font-size-complex="11pt"/>
    </style:style>
    <style:style style:name="P3991" style:parent-style-name="PreformattedText" style:family="paragraph">
      <style:text-properties fo:font-size="11pt" style:font-size-asian="11pt" style:font-size-complex="11pt"/>
    </style:style>
    <style:style style:name="P3992" style:parent-style-name="PreformattedText" style:family="paragraph">
      <style:text-properties fo:font-size="11pt" style:font-size-asian="11pt" style:font-size-complex="11pt"/>
    </style:style>
    <style:style style:name="P3993" style:parent-style-name="PreformattedText" style:family="paragraph">
      <style:text-properties fo:font-size="11pt" style:font-size-asian="11pt" style:font-size-complex="11pt"/>
    </style:style>
    <style:style style:name="P3994" style:parent-style-name="PreformattedText" style:family="paragraph">
      <style:text-properties fo:font-size="11pt" style:font-size-asian="11pt" style:font-size-complex="11pt"/>
    </style:style>
    <style:style style:name="P3995" style:parent-style-name="PreformattedText" style:family="paragraph">
      <style:text-properties fo:font-size="11pt" style:font-size-asian="11pt" style:font-size-complex="11pt"/>
    </style:style>
    <style:style style:name="P3996" style:parent-style-name="PreformattedText" style:family="paragraph">
      <style:text-properties fo:font-size="11pt" style:font-size-asian="11pt" style:font-size-complex="11pt"/>
    </style:style>
    <style:style style:name="P3997" style:parent-style-name="PreformattedText" style:family="paragraph">
      <style:text-properties fo:font-size="11pt" style:font-size-asian="11pt" style:font-size-complex="11pt"/>
    </style:style>
    <style:style style:name="P3998" style:parent-style-name="PreformattedText" style:family="paragraph">
      <style:text-properties fo:font-size="11pt" style:font-size-asian="11pt" style:font-size-complex="11pt"/>
    </style:style>
    <style:style style:name="P3999" style:parent-style-name="PreformattedText" style:family="paragraph">
      <style:text-properties fo:font-size="11pt" style:font-size-asian="11pt" style:font-size-complex="11pt"/>
    </style:style>
    <style:style style:name="P4000" style:parent-style-name="PreformattedText" style:family="paragraph">
      <style:text-properties fo:font-size="11pt" style:font-size-asian="11pt" style:font-size-complex="11pt"/>
    </style:style>
    <style:style style:name="P4001" style:parent-style-name="PreformattedText" style:family="paragraph">
      <style:text-properties fo:font-size="11pt" style:font-size-asian="11pt" style:font-size-complex="11pt"/>
    </style:style>
    <style:style style:name="P4002" style:parent-style-name="PreformattedText" style:family="paragraph">
      <style:text-properties fo:font-size="11pt" style:font-size-asian="11pt" style:font-size-complex="11pt"/>
    </style:style>
    <style:style style:name="P4003" style:parent-style-name="PreformattedText" style:family="paragraph">
      <style:text-properties fo:font-size="11pt" style:font-size-asian="11pt" style:font-size-complex="11pt"/>
    </style:style>
    <style:style style:name="P4004" style:parent-style-name="PreformattedText" style:family="paragraph">
      <style:text-properties fo:font-size="11pt" style:font-size-asian="11pt" style:font-size-complex="11pt"/>
    </style:style>
    <style:style style:name="P4005" style:parent-style-name="PreformattedText" style:family="paragraph">
      <style:text-properties fo:font-size="11pt" style:font-size-asian="11pt" style:font-size-complex="11pt"/>
    </style:style>
    <style:style style:name="P4006" style:parent-style-name="PreformattedText" style:family="paragraph">
      <style:text-properties fo:font-size="11pt" style:font-size-asian="11pt" style:font-size-complex="11pt"/>
    </style:style>
    <style:style style:name="P4007" style:parent-style-name="PreformattedText" style:family="paragraph">
      <style:text-properties fo:font-size="11pt" style:font-size-asian="11pt" style:font-size-complex="11pt"/>
    </style:style>
    <style:style style:name="P4008" style:parent-style-name="PreformattedText" style:family="paragraph">
      <style:text-properties fo:font-size="11pt" style:font-size-asian="11pt" style:font-size-complex="11pt"/>
    </style:style>
    <style:style style:name="P4009" style:parent-style-name="PreformattedText" style:family="paragraph">
      <style:text-properties fo:font-size="11pt" style:font-size-asian="11pt" style:font-size-complex="11pt"/>
    </style:style>
    <style:style style:name="P4010" style:parent-style-name="PreformattedText" style:family="paragraph">
      <style:text-properties fo:font-size="11pt" style:font-size-asian="11pt" style:font-size-complex="11pt"/>
    </style:style>
    <style:style style:name="P4011" style:parent-style-name="PreformattedText" style:family="paragraph">
      <style:text-properties fo:font-size="11pt" style:font-size-asian="11pt" style:font-size-complex="11pt"/>
    </style:style>
    <style:style style:name="P4012" style:parent-style-name="PreformattedText" style:family="paragraph">
      <style:text-properties fo:font-size="11pt" style:font-size-asian="11pt" style:font-size-complex="11pt"/>
    </style:style>
    <style:style style:name="P4013" style:parent-style-name="PreformattedText" style:family="paragraph">
      <style:text-properties fo:font-size="11pt" style:font-size-asian="11pt" style:font-size-complex="11pt"/>
    </style:style>
    <style:style style:name="P4014" style:parent-style-name="PreformattedText" style:family="paragraph">
      <style:text-properties fo:font-size="11pt" style:font-size-asian="11pt" style:font-size-complex="11pt"/>
    </style:style>
    <style:style style:name="P4015" style:parent-style-name="PreformattedText" style:family="paragraph">
      <style:text-properties fo:font-size="11pt" style:font-size-asian="11pt" style:font-size-complex="11pt"/>
    </style:style>
    <style:style style:name="P4016" style:parent-style-name="PreformattedText" style:family="paragraph">
      <style:text-properties fo:font-size="11pt" style:font-size-asian="11pt" style:font-size-complex="11pt"/>
    </style:style>
    <style:style style:name="P4017" style:parent-style-name="PreformattedText" style:family="paragraph">
      <style:text-properties fo:font-size="11pt" style:font-size-asian="11pt" style:font-size-complex="11pt"/>
    </style:style>
    <style:style style:name="P4018" style:parent-style-name="PreformattedText" style:family="paragraph">
      <style:text-properties fo:font-size="11pt" style:font-size-asian="11pt" style:font-size-complex="11pt"/>
    </style:style>
    <style:style style:name="P4019" style:parent-style-name="PreformattedText" style:family="paragraph">
      <style:text-properties fo:font-size="11pt" style:font-size-asian="11pt" style:font-size-complex="11pt"/>
    </style:style>
    <style:style style:name="P4020" style:parent-style-name="PreformattedText" style:family="paragraph">
      <style:text-properties fo:font-size="11pt" style:font-size-asian="11pt" style:font-size-complex="11pt"/>
    </style:style>
    <style:style style:name="P4021" style:parent-style-name="PreformattedText" style:family="paragraph">
      <style:text-properties fo:font-size="11pt" style:font-size-asian="11pt" style:font-size-complex="11pt"/>
    </style:style>
    <style:style style:name="P4022" style:parent-style-name="PreformattedText" style:family="paragraph">
      <style:text-properties fo:font-size="11pt" style:font-size-asian="11pt" style:font-size-complex="11pt"/>
    </style:style>
    <style:style style:name="P4023" style:parent-style-name="PreformattedText" style:family="paragraph">
      <style:text-properties fo:font-size="11pt" style:font-size-asian="11pt" style:font-size-complex="11pt"/>
    </style:style>
    <style:style style:name="P4024" style:parent-style-name="PreformattedText" style:family="paragraph">
      <style:text-properties fo:font-size="11pt" style:font-size-asian="11pt" style:font-size-complex="11pt"/>
    </style:style>
    <style:style style:name="P4025" style:parent-style-name="PreformattedText" style:family="paragraph">
      <style:text-properties fo:font-size="11pt" style:font-size-asian="11pt" style:font-size-complex="11pt"/>
    </style:style>
    <style:style style:name="P4026" style:parent-style-name="PreformattedText" style:family="paragraph">
      <style:text-properties fo:font-size="11pt" style:font-size-asian="11pt" style:font-size-complex="11pt"/>
    </style:style>
    <style:style style:name="P4027" style:parent-style-name="PreformattedText" style:family="paragraph">
      <style:text-properties fo:font-size="11pt" style:font-size-asian="11pt" style:font-size-complex="11pt"/>
    </style:style>
    <style:style style:name="P4028" style:parent-style-name="PreformattedText" style:family="paragraph">
      <style:text-properties fo:font-size="11pt" style:font-size-asian="11pt" style:font-size-complex="11pt"/>
    </style:style>
    <style:style style:name="P4029" style:parent-style-name="PreformattedText" style:family="paragraph">
      <style:text-properties fo:font-size="11pt" style:font-size-asian="11pt" style:font-size-complex="11pt"/>
    </style:style>
    <style:style style:name="P4030" style:parent-style-name="PreformattedText" style:family="paragraph">
      <style:text-properties fo:font-size="11pt" style:font-size-asian="11pt" style:font-size-complex="11pt"/>
    </style:style>
    <style:style style:name="P4031" style:parent-style-name="PreformattedText" style:family="paragraph">
      <style:text-properties fo:font-size="11pt" style:font-size-asian="11pt" style:font-size-complex="11pt"/>
    </style:style>
    <style:style style:name="P4032" style:parent-style-name="PreformattedText" style:family="paragraph">
      <style:text-properties fo:font-size="11pt" style:font-size-asian="11pt" style:font-size-complex="11pt"/>
    </style:style>
    <style:style style:name="P4033" style:parent-style-name="PreformattedText" style:family="paragraph">
      <style:text-properties fo:font-size="11pt" style:font-size-asian="11pt" style:font-size-complex="11pt"/>
    </style:style>
    <style:style style:name="P4034" style:parent-style-name="PreformattedText" style:family="paragraph">
      <style:text-properties fo:font-size="11pt" style:font-size-asian="11pt" style:font-size-complex="11pt"/>
    </style:style>
    <style:style style:name="P4035" style:parent-style-name="PreformattedText" style:family="paragraph">
      <style:text-properties fo:font-size="11pt" style:font-size-asian="11pt" style:font-size-complex="11pt"/>
    </style:style>
    <style:style style:name="P4036" style:parent-style-name="PreformattedText" style:family="paragraph">
      <style:text-properties fo:font-size="11pt" style:font-size-asian="11pt" style:font-size-complex="11pt"/>
    </style:style>
    <style:style style:name="P4037" style:parent-style-name="PreformattedText" style:family="paragraph">
      <style:text-properties fo:font-size="11pt" style:font-size-asian="11pt" style:font-size-complex="11pt"/>
    </style:style>
    <style:style style:name="P4038" style:parent-style-name="PreformattedText" style:family="paragraph">
      <style:text-properties fo:font-size="11pt" style:font-size-asian="11pt" style:font-size-complex="11pt"/>
    </style:style>
    <style:style style:name="P4039" style:parent-style-name="PreformattedText" style:family="paragraph">
      <style:text-properties fo:font-size="11pt" style:font-size-asian="11pt" style:font-size-complex="11pt"/>
    </style:style>
    <style:style style:name="P4040" style:parent-style-name="PreformattedText" style:family="paragraph">
      <style:text-properties fo:font-size="11pt" style:font-size-asian="11pt" style:font-size-complex="11pt"/>
    </style:style>
    <style:style style:name="P4041" style:parent-style-name="PreformattedText" style:family="paragraph">
      <style:text-properties fo:font-size="11pt" style:font-size-asian="11pt" style:font-size-complex="11pt"/>
    </style:style>
    <style:style style:name="P4042" style:parent-style-name="PreformattedText" style:family="paragraph">
      <style:text-properties fo:font-size="11pt" style:font-size-asian="11pt" style:font-size-complex="11pt"/>
    </style:style>
    <style:style style:name="P4043" style:parent-style-name="PreformattedText" style:family="paragraph">
      <style:text-properties fo:font-size="11pt" style:font-size-asian="11pt" style:font-size-complex="11pt"/>
    </style:style>
    <style:style style:name="P4044" style:parent-style-name="PreformattedText" style:family="paragraph">
      <style:text-properties fo:font-size="11pt" style:font-size-asian="11pt" style:font-size-complex="11pt"/>
    </style:style>
    <style:style style:name="P4045" style:parent-style-name="PreformattedText" style:family="paragraph">
      <style:text-properties fo:font-size="11pt" style:font-size-asian="11pt" style:font-size-complex="11pt"/>
    </style:style>
    <style:style style:name="P4046" style:parent-style-name="PreformattedText" style:family="paragraph">
      <style:text-properties fo:font-size="11pt" style:font-size-asian="11pt" style:font-size-complex="11pt"/>
    </style:style>
    <style:style style:name="P4047" style:parent-style-name="PreformattedText" style:family="paragraph">
      <style:text-properties fo:font-size="11pt" style:font-size-asian="11pt" style:font-size-complex="11pt"/>
    </style:style>
    <style:style style:name="P4048" style:parent-style-name="PreformattedText" style:family="paragraph">
      <style:text-properties fo:font-size="11pt" style:font-size-asian="11pt" style:font-size-complex="11pt"/>
    </style:style>
    <style:style style:name="P4049" style:parent-style-name="PreformattedText" style:family="paragraph">
      <style:text-properties fo:font-size="11pt" style:font-size-asian="11pt" style:font-size-complex="11pt"/>
    </style:style>
    <style:style style:name="P4050" style:parent-style-name="PreformattedText" style:family="paragraph">
      <style:text-properties fo:font-size="11pt" style:font-size-asian="11pt" style:font-size-complex="11pt"/>
    </style:style>
    <style:style style:name="P4051" style:parent-style-name="PreformattedText" style:family="paragraph">
      <style:text-properties fo:font-size="11pt" style:font-size-asian="11pt" style:font-size-complex="11pt"/>
    </style:style>
    <style:style style:name="P4052" style:parent-style-name="PreformattedText" style:family="paragraph">
      <style:text-properties fo:font-size="11pt" style:font-size-asian="11pt" style:font-size-complex="11pt"/>
    </style:style>
    <style:style style:name="P4053" style:parent-style-name="PreformattedText" style:family="paragraph">
      <style:text-properties fo:font-size="11pt" style:font-size-asian="11pt" style:font-size-complex="11pt"/>
    </style:style>
    <style:style style:name="P4054" style:parent-style-name="PreformattedText" style:family="paragraph">
      <style:text-properties fo:font-size="11pt" style:font-size-asian="11pt" style:font-size-complex="11pt"/>
    </style:style>
    <style:style style:name="P4055" style:parent-style-name="PreformattedText" style:family="paragraph">
      <style:text-properties fo:font-size="11pt" style:font-size-asian="11pt" style:font-size-complex="11pt"/>
    </style:style>
    <style:style style:name="P4056" style:parent-style-name="PreformattedText" style:family="paragraph">
      <style:text-properties fo:font-size="11pt" style:font-size-asian="11pt" style:font-size-complex="11pt"/>
    </style:style>
    <style:style style:name="P4057" style:parent-style-name="PreformattedText" style:family="paragraph">
      <style:text-properties fo:font-size="11pt" style:font-size-asian="11pt" style:font-size-complex="11pt"/>
    </style:style>
    <style:style style:name="P4058" style:parent-style-name="PreformattedText" style:family="paragraph">
      <style:text-properties fo:font-size="11pt" style:font-size-asian="11pt" style:font-size-complex="11pt"/>
    </style:style>
    <style:style style:name="P4059" style:parent-style-name="PreformattedText" style:family="paragraph">
      <style:text-properties fo:font-size="11pt" style:font-size-asian="11pt" style:font-size-complex="11pt"/>
    </style:style>
    <style:style style:name="P4060" style:parent-style-name="PreformattedText" style:family="paragraph">
      <style:text-properties fo:font-size="11pt" style:font-size-asian="11pt" style:font-size-complex="11pt"/>
    </style:style>
    <style:style style:name="P4061" style:parent-style-name="PreformattedText" style:family="paragraph">
      <style:text-properties fo:font-size="11pt" style:font-size-asian="11pt" style:font-size-complex="11pt"/>
    </style:style>
    <style:style style:name="P4062" style:parent-style-name="PreformattedText" style:family="paragraph">
      <style:text-properties fo:font-size="11pt" style:font-size-asian="11pt" style:font-size-complex="11pt"/>
    </style:style>
    <style:style style:name="P4063" style:parent-style-name="PreformattedText" style:family="paragraph">
      <style:text-properties fo:font-size="11pt" style:font-size-asian="11pt" style:font-size-complex="11pt"/>
    </style:style>
    <style:style style:name="P4064" style:parent-style-name="PreformattedText" style:family="paragraph">
      <style:text-properties fo:font-size="11pt" style:font-size-asian="11pt" style:font-size-complex="11pt"/>
    </style:style>
    <style:style style:name="P4065" style:parent-style-name="PreformattedText" style:family="paragraph">
      <style:text-properties fo:font-size="11pt" style:font-size-asian="11pt" style:font-size-complex="11pt"/>
    </style:style>
    <style:style style:name="P4066" style:parent-style-name="PreformattedText" style:family="paragraph">
      <style:text-properties fo:font-size="11pt" style:font-size-asian="11pt" style:font-size-complex="11pt"/>
    </style:style>
    <style:style style:name="P4067" style:parent-style-name="PreformattedText" style:family="paragraph">
      <style:text-properties fo:font-size="11pt" style:font-size-asian="11pt" style:font-size-complex="11pt"/>
    </style:style>
    <style:style style:name="P4068" style:parent-style-name="PreformattedText" style:family="paragraph">
      <style:text-properties fo:font-size="11pt" style:font-size-asian="11pt" style:font-size-complex="11pt"/>
    </style:style>
    <style:style style:name="P4069" style:parent-style-name="PreformattedText" style:family="paragraph">
      <style:text-properties fo:font-size="11pt" style:font-size-asian="11pt" style:font-size-complex="11pt"/>
    </style:style>
    <style:style style:name="P4070" style:parent-style-name="PreformattedText" style:family="paragraph">
      <style:text-properties fo:font-size="11pt" style:font-size-asian="11pt" style:font-size-complex="11pt"/>
    </style:style>
    <style:style style:name="P4071" style:parent-style-name="PreformattedText" style:family="paragraph">
      <style:text-properties fo:font-size="11pt" style:font-size-asian="11pt" style:font-size-complex="11pt"/>
    </style:style>
    <style:style style:name="P4072" style:parent-style-name="PreformattedText" style:family="paragraph">
      <style:text-properties fo:font-size="11pt" style:font-size-asian="11pt" style:font-size-complex="11pt"/>
    </style:style>
    <style:style style:name="P4073" style:parent-style-name="PreformattedText" style:family="paragraph">
      <style:text-properties fo:font-size="11pt" style:font-size-asian="11pt" style:font-size-complex="11pt"/>
    </style:style>
    <style:style style:name="P4074" style:parent-style-name="PreformattedText" style:family="paragraph">
      <style:text-properties fo:font-size="11pt" style:font-size-asian="11pt" style:font-size-complex="11pt"/>
    </style:style>
    <style:style style:name="P4075" style:parent-style-name="PreformattedText" style:family="paragraph">
      <style:text-properties fo:font-size="11pt" style:font-size-asian="11pt" style:font-size-complex="11pt"/>
    </style:style>
    <style:style style:name="P4076" style:parent-style-name="PreformattedText" style:family="paragraph">
      <style:text-properties fo:font-size="11pt" style:font-size-asian="11pt" style:font-size-complex="11pt"/>
    </style:style>
    <style:style style:name="P4077" style:parent-style-name="PreformattedText" style:family="paragraph">
      <style:text-properties fo:font-size="11pt" style:font-size-asian="11pt" style:font-size-complex="11pt"/>
    </style:style>
    <style:style style:name="P4078" style:parent-style-name="PreformattedText" style:family="paragraph">
      <style:text-properties fo:font-size="11pt" style:font-size-asian="11pt" style:font-size-complex="11pt"/>
    </style:style>
    <style:style style:name="P4079" style:parent-style-name="PreformattedText" style:family="paragraph">
      <style:text-properties fo:font-size="11pt" style:font-size-asian="11pt" style:font-size-complex="11pt"/>
    </style:style>
    <style:style style:name="P4080" style:parent-style-name="PreformattedText" style:family="paragraph">
      <style:text-properties fo:font-size="11pt" style:font-size-asian="11pt" style:font-size-complex="11pt"/>
    </style:style>
    <style:style style:name="P4081" style:parent-style-name="PreformattedText" style:family="paragraph">
      <style:text-properties fo:font-size="11pt" style:font-size-asian="11pt" style:font-size-complex="11pt"/>
    </style:style>
    <style:style style:name="P4082" style:parent-style-name="PreformattedText" style:family="paragraph">
      <style:text-properties fo:font-size="11pt" style:font-size-asian="11pt" style:font-size-complex="11pt"/>
    </style:style>
    <style:style style:name="P4083" style:parent-style-name="PreformattedText" style:family="paragraph">
      <style:text-properties fo:font-size="11pt" style:font-size-asian="11pt" style:font-size-complex="11pt"/>
    </style:style>
    <style:style style:name="P4084" style:parent-style-name="PreformattedText" style:family="paragraph">
      <style:text-properties fo:font-size="11pt" style:font-size-asian="11pt" style:font-size-complex="11pt"/>
    </style:style>
    <style:style style:name="P4085" style:parent-style-name="PreformattedText" style:family="paragraph">
      <style:text-properties fo:font-size="11pt" style:font-size-asian="11pt" style:font-size-complex="11pt"/>
    </style:style>
    <style:style style:name="P4086" style:parent-style-name="PreformattedText" style:family="paragraph">
      <style:text-properties fo:font-size="11pt" style:font-size-asian="11pt" style:font-size-complex="11pt"/>
    </style:style>
    <style:style style:name="P4087" style:parent-style-name="PreformattedText" style:family="paragraph">
      <style:text-properties fo:font-size="11pt" style:font-size-asian="11pt" style:font-size-complex="11pt"/>
    </style:style>
    <style:style style:name="P4088" style:parent-style-name="PreformattedText" style:family="paragraph">
      <style:text-properties fo:font-size="11pt" style:font-size-asian="11pt" style:font-size-complex="11pt"/>
    </style:style>
    <style:style style:name="P4089" style:parent-style-name="PreformattedText" style:family="paragraph">
      <style:text-properties fo:font-size="11pt" style:font-size-asian="11pt" style:font-size-complex="11pt"/>
    </style:style>
    <style:style style:name="P4090" style:parent-style-name="PreformattedText" style:family="paragraph">
      <style:text-properties fo:font-size="11pt" style:font-size-asian="11pt" style:font-size-complex="11pt"/>
    </style:style>
    <style:style style:name="P4091" style:parent-style-name="PreformattedText" style:family="paragraph">
      <style:text-properties fo:font-size="11pt" style:font-size-asian="11pt" style:font-size-complex="11pt"/>
    </style:style>
    <style:style style:name="P4092" style:parent-style-name="PreformattedText" style:family="paragraph">
      <style:text-properties fo:font-size="11pt" style:font-size-asian="11pt" style:font-size-complex="11pt"/>
    </style:style>
    <style:style style:name="P4093" style:parent-style-name="PreformattedText" style:family="paragraph">
      <style:text-properties fo:font-size="11pt" style:font-size-asian="11pt" style:font-size-complex="11pt"/>
    </style:style>
    <style:style style:name="P4094" style:parent-style-name="PreformattedText" style:family="paragraph">
      <style:text-properties fo:font-size="11pt" style:font-size-asian="11pt" style:font-size-complex="11pt"/>
    </style:style>
    <style:style style:name="P4095" style:parent-style-name="PreformattedText" style:family="paragraph">
      <style:text-properties fo:font-size="11pt" style:font-size-asian="11pt" style:font-size-complex="11pt"/>
    </style:style>
    <style:style style:name="P4096" style:parent-style-name="PreformattedText" style:family="paragraph">
      <style:text-properties fo:font-size="11pt" style:font-size-asian="11pt" style:font-size-complex="11pt"/>
    </style:style>
    <style:style style:name="P4097" style:parent-style-name="PreformattedText" style:family="paragraph">
      <style:text-properties fo:font-size="11pt" style:font-size-asian="11pt" style:font-size-complex="11pt"/>
    </style:style>
    <style:style style:name="P4098" style:parent-style-name="PreformattedText" style:family="paragraph">
      <style:text-properties fo:font-size="11pt" style:font-size-asian="11pt" style:font-size-complex="11pt"/>
    </style:style>
    <style:style style:name="P4099" style:parent-style-name="PreformattedText" style:family="paragraph">
      <style:text-properties fo:font-size="11pt" style:font-size-asian="11pt" style:font-size-complex="11pt"/>
    </style:style>
    <style:style style:name="P4100" style:parent-style-name="PreformattedText" style:family="paragraph">
      <style:text-properties fo:font-size="11pt" style:font-size-asian="11pt" style:font-size-complex="11pt"/>
    </style:style>
    <style:style style:name="P4101" style:parent-style-name="PreformattedText" style:family="paragraph">
      <style:text-properties fo:font-size="11pt" style:font-size-asian="11pt" style:font-size-complex="11pt"/>
    </style:style>
    <style:style style:name="P4102" style:parent-style-name="PreformattedText" style:family="paragraph">
      <style:text-properties fo:font-size="11pt" style:font-size-asian="11pt" style:font-size-complex="11pt"/>
    </style:style>
    <style:style style:name="P4103" style:parent-style-name="PreformattedText" style:family="paragraph">
      <style:text-properties fo:font-size="11pt" style:font-size-asian="11pt" style:font-size-complex="11pt"/>
    </style:style>
    <style:style style:name="P4104" style:parent-style-name="PreformattedText" style:family="paragraph">
      <style:text-properties fo:font-size="11pt" style:font-size-asian="11pt" style:font-size-complex="11pt"/>
    </style:style>
    <style:style style:name="P4105" style:parent-style-name="PreformattedText" style:family="paragraph">
      <style:text-properties fo:font-size="11pt" style:font-size-asian="11pt" style:font-size-complex="11pt"/>
    </style:style>
    <style:style style:name="P4106" style:parent-style-name="PreformattedText" style:family="paragraph">
      <style:text-properties fo:font-size="11pt" style:font-size-asian="11pt" style:font-size-complex="11pt"/>
    </style:style>
    <style:style style:name="P4107" style:parent-style-name="PreformattedText" style:family="paragraph">
      <style:text-properties fo:font-size="11pt" style:font-size-asian="11pt" style:font-size-complex="11pt"/>
    </style:style>
    <style:style style:name="P4108" style:parent-style-name="PreformattedText" style:family="paragraph">
      <style:text-properties fo:font-size="11pt" style:font-size-asian="11pt" style:font-size-complex="11pt"/>
    </style:style>
    <style:style style:name="P4109" style:parent-style-name="PreformattedText" style:family="paragraph">
      <style:text-properties fo:font-size="11pt" style:font-size-asian="11pt" style:font-size-complex="11pt"/>
    </style:style>
    <style:style style:name="P4110" style:parent-style-name="PreformattedText" style:family="paragraph">
      <style:text-properties fo:font-size="11pt" style:font-size-asian="11pt" style:font-size-complex="11pt"/>
    </style:style>
    <style:style style:name="P4111" style:parent-style-name="PreformattedText" style:family="paragraph">
      <style:text-properties fo:font-size="11pt" style:font-size-asian="11pt" style:font-size-complex="11pt"/>
    </style:style>
    <style:style style:name="P4112" style:parent-style-name="PreformattedText" style:family="paragraph">
      <style:text-properties fo:font-size="11pt" style:font-size-asian="11pt" style:font-size-complex="11pt"/>
    </style:style>
    <style:style style:name="P4113" style:parent-style-name="PreformattedText" style:family="paragraph">
      <style:text-properties fo:font-size="11pt" style:font-size-asian="11pt" style:font-size-complex="11pt"/>
    </style:style>
    <style:style style:name="P4114" style:parent-style-name="PreformattedText" style:family="paragraph">
      <style:text-properties fo:font-size="11pt" style:font-size-asian="11pt" style:font-size-complex="11pt"/>
    </style:style>
    <style:style style:name="P4115" style:parent-style-name="PreformattedText" style:family="paragraph">
      <style:text-properties fo:font-size="11pt" style:font-size-asian="11pt" style:font-size-complex="11pt"/>
    </style:style>
    <style:style style:name="P4116" style:parent-style-name="PreformattedText" style:family="paragraph">
      <style:text-properties fo:font-size="11pt" style:font-size-asian="11pt" style:font-size-complex="11pt"/>
    </style:style>
    <style:style style:name="P4117" style:parent-style-name="PreformattedText" style:family="paragraph">
      <style:text-properties fo:font-size="11pt" style:font-size-asian="11pt" style:font-size-complex="11pt"/>
    </style:style>
    <style:style style:name="P4118" style:parent-style-name="PreformattedText" style:family="paragraph">
      <style:text-properties fo:font-size="11pt" style:font-size-asian="11pt" style:font-size-complex="11pt"/>
    </style:style>
    <style:style style:name="P4119" style:parent-style-name="PreformattedText" style:family="paragraph">
      <style:text-properties fo:font-size="11pt" style:font-size-asian="11pt" style:font-size-complex="11pt"/>
    </style:style>
    <style:style style:name="P4120" style:parent-style-name="PreformattedText" style:family="paragraph">
      <style:text-properties fo:font-size="11pt" style:font-size-asian="11pt" style:font-size-complex="11pt"/>
    </style:style>
    <style:style style:name="P4121" style:parent-style-name="PreformattedText" style:family="paragraph">
      <style:text-properties fo:font-size="11pt" style:font-size-asian="11pt" style:font-size-complex="11pt"/>
    </style:style>
    <style:style style:name="P4122" style:parent-style-name="PreformattedText" style:family="paragraph">
      <style:text-properties fo:font-size="11pt" style:font-size-asian="11pt" style:font-size-complex="11pt"/>
    </style:style>
    <style:style style:name="P4123" style:parent-style-name="PreformattedText" style:family="paragraph">
      <style:text-properties fo:font-size="11pt" style:font-size-asian="11pt" style:font-size-complex="11pt"/>
    </style:style>
    <style:style style:name="P4124" style:parent-style-name="PreformattedText" style:family="paragraph">
      <style:text-properties fo:font-size="11pt" style:font-size-asian="11pt" style:font-size-complex="11pt"/>
    </style:style>
    <style:style style:name="P4125" style:parent-style-name="PreformattedText" style:family="paragraph">
      <style:text-properties fo:font-size="11pt" style:font-size-asian="11pt" style:font-size-complex="11pt"/>
    </style:style>
    <style:style style:name="P4126" style:parent-style-name="PreformattedText" style:family="paragraph">
      <style:text-properties fo:font-size="11pt" style:font-size-asian="11pt" style:font-size-complex="11pt"/>
    </style:style>
    <style:style style:name="P4127" style:parent-style-name="PreformattedText" style:family="paragraph">
      <style:text-properties fo:font-size="11pt" style:font-size-asian="11pt" style:font-size-complex="11pt"/>
    </style:style>
    <style:style style:name="P4128" style:parent-style-name="PreformattedText" style:family="paragraph">
      <style:text-properties fo:font-size="11pt" style:font-size-asian="11pt" style:font-size-complex="11pt"/>
    </style:style>
    <style:style style:name="P4129" style:parent-style-name="PreformattedText" style:family="paragraph">
      <style:text-properties fo:font-size="11pt" style:font-size-asian="11pt" style:font-size-complex="11pt"/>
    </style:style>
    <style:style style:name="P4130" style:parent-style-name="PreformattedText" style:family="paragraph">
      <style:text-properties fo:font-size="11pt" style:font-size-asian="11pt" style:font-size-complex="11pt"/>
    </style:style>
    <style:style style:name="P4131" style:parent-style-name="PreformattedText" style:family="paragraph">
      <style:text-properties fo:font-size="11pt" style:font-size-asian="11pt" style:font-size-complex="11pt"/>
    </style:style>
    <style:style style:name="P4132" style:parent-style-name="PreformattedText" style:family="paragraph">
      <style:text-properties fo:font-size="11pt" style:font-size-asian="11pt" style:font-size-complex="11pt"/>
    </style:style>
    <style:style style:name="P4133" style:parent-style-name="PreformattedText" style:family="paragraph">
      <style:text-properties fo:font-size="11pt" style:font-size-asian="11pt" style:font-size-complex="11pt"/>
    </style:style>
    <style:style style:name="P4134" style:parent-style-name="PreformattedText" style:family="paragraph">
      <style:text-properties fo:font-size="11pt" style:font-size-asian="11pt" style:font-size-complex="11pt"/>
    </style:style>
    <style:style style:name="P4135" style:parent-style-name="PreformattedText" style:family="paragraph">
      <style:text-properties fo:font-size="11pt" style:font-size-asian="11pt" style:font-size-complex="11pt"/>
    </style:style>
    <style:style style:name="P4136" style:parent-style-name="PreformattedText" style:family="paragraph">
      <style:text-properties fo:font-size="11pt" style:font-size-asian="11pt" style:font-size-complex="11pt"/>
    </style:style>
    <style:style style:name="P4137" style:parent-style-name="PreformattedText" style:family="paragraph">
      <style:text-properties fo:font-size="11pt" style:font-size-asian="11pt" style:font-size-complex="11pt"/>
    </style:style>
    <style:style style:name="P4138" style:parent-style-name="PreformattedText" style:family="paragraph">
      <style:text-properties fo:font-size="11pt" style:font-size-asian="11pt" style:font-size-complex="11pt"/>
    </style:style>
    <style:style style:name="P4139" style:parent-style-name="PreformattedText" style:family="paragraph">
      <style:text-properties fo:font-size="11pt" style:font-size-asian="11pt" style:font-size-complex="11pt"/>
    </style:style>
    <style:style style:name="P4140" style:parent-style-name="PreformattedText" style:family="paragraph">
      <style:text-properties fo:font-size="11pt" style:font-size-asian="11pt" style:font-size-complex="11pt"/>
    </style:style>
    <style:style style:name="P4141" style:parent-style-name="PreformattedText" style:family="paragraph">
      <style:text-properties fo:font-size="11pt" style:font-size-asian="11pt" style:font-size-complex="11pt"/>
    </style:style>
    <style:style style:name="P4142" style:parent-style-name="PreformattedText" style:family="paragraph">
      <style:text-properties fo:font-size="11pt" style:font-size-asian="11pt" style:font-size-complex="11pt"/>
    </style:style>
    <style:style style:name="P4143" style:parent-style-name="PreformattedText" style:family="paragraph">
      <style:text-properties fo:font-size="11pt" style:font-size-asian="11pt" style:font-size-complex="11pt"/>
    </style:style>
    <style:style style:name="P4144" style:parent-style-name="PreformattedText" style:family="paragraph">
      <style:text-properties fo:font-size="11pt" style:font-size-asian="11pt" style:font-size-complex="11pt"/>
    </style:style>
    <style:style style:name="P4145" style:parent-style-name="PreformattedText" style:family="paragraph">
      <style:text-properties fo:font-size="11pt" style:font-size-asian="11pt" style:font-size-complex="11pt"/>
    </style:style>
    <style:style style:name="P4146" style:parent-style-name="PreformattedText" style:family="paragraph">
      <style:text-properties fo:font-size="11pt" style:font-size-asian="11pt" style:font-size-complex="11pt"/>
    </style:style>
    <style:style style:name="P4147" style:parent-style-name="PreformattedText" style:family="paragraph">
      <style:text-properties fo:font-size="11pt" style:font-size-asian="11pt" style:font-size-complex="11pt"/>
    </style:style>
    <style:style style:name="P4148" style:parent-style-name="PreformattedText" style:family="paragraph">
      <style:text-properties fo:font-size="11pt" style:font-size-asian="11pt" style:font-size-complex="11pt"/>
    </style:style>
    <style:style style:name="P4149" style:parent-style-name="PreformattedText" style:family="paragraph">
      <style:text-properties fo:font-size="11pt" style:font-size-asian="11pt" style:font-size-complex="11pt"/>
    </style:style>
    <style:style style:name="P4150" style:parent-style-name="PreformattedText" style:family="paragraph">
      <style:text-properties fo:font-size="11pt" style:font-size-asian="11pt" style:font-size-complex="11pt"/>
    </style:style>
    <style:style style:name="P4151" style:parent-style-name="PreformattedText" style:family="paragraph">
      <style:text-properties fo:font-size="11pt" style:font-size-asian="11pt" style:font-size-complex="11pt"/>
    </style:style>
    <style:style style:name="P4152" style:parent-style-name="PreformattedText" style:family="paragraph">
      <style:text-properties fo:font-size="11pt" style:font-size-asian="11pt" style:font-size-complex="11pt"/>
    </style:style>
    <style:style style:name="P4153" style:parent-style-name="PreformattedText" style:family="paragraph">
      <style:text-properties fo:font-size="11pt" style:font-size-asian="11pt" style:font-size-complex="11pt"/>
    </style:style>
    <style:style style:name="P4154" style:parent-style-name="PreformattedText" style:family="paragraph">
      <style:text-properties fo:font-size="11pt" style:font-size-asian="11pt" style:font-size-complex="11pt"/>
    </style:style>
    <style:style style:name="P4155" style:parent-style-name="PreformattedText" style:family="paragraph">
      <style:text-properties fo:font-size="11pt" style:font-size-asian="11pt" style:font-size-complex="11pt"/>
    </style:style>
    <style:style style:name="P4156" style:parent-style-name="PreformattedText" style:family="paragraph">
      <style:text-properties fo:font-size="11pt" style:font-size-asian="11pt" style:font-size-complex="11pt"/>
    </style:style>
    <style:style style:name="P4157" style:parent-style-name="PreformattedText" style:family="paragraph">
      <style:text-properties fo:font-size="11pt" style:font-size-asian="11pt" style:font-size-complex="11pt"/>
    </style:style>
    <style:style style:name="P4158" style:parent-style-name="PreformattedText" style:family="paragraph">
      <style:text-properties fo:font-size="11pt" style:font-size-asian="11pt" style:font-size-complex="11pt"/>
    </style:style>
    <style:style style:name="P4159" style:parent-style-name="PreformattedText" style:family="paragraph">
      <style:text-properties fo:font-size="11pt" style:font-size-asian="11pt" style:font-size-complex="11pt"/>
    </style:style>
    <style:style style:name="P4160" style:parent-style-name="PreformattedText" style:family="paragraph">
      <style:text-properties fo:font-size="11pt" style:font-size-asian="11pt" style:font-size-complex="11pt"/>
    </style:style>
    <style:style style:name="P4161" style:parent-style-name="PreformattedText" style:family="paragraph">
      <style:text-properties fo:font-size="11pt" style:font-size-asian="11pt" style:font-size-complex="11pt"/>
    </style:style>
    <style:style style:name="P4162" style:parent-style-name="PreformattedText" style:family="paragraph">
      <style:text-properties fo:font-size="11pt" style:font-size-asian="11pt" style:font-size-complex="11pt"/>
    </style:style>
    <style:style style:name="P4163" style:parent-style-name="PreformattedText" style:family="paragraph">
      <style:text-properties fo:font-size="11pt" style:font-size-asian="11pt" style:font-size-complex="11pt"/>
    </style:style>
    <style:style style:name="P4164" style:parent-style-name="PreformattedText" style:family="paragraph">
      <style:text-properties fo:font-size="11pt" style:font-size-asian="11pt" style:font-size-complex="11pt"/>
    </style:style>
    <style:style style:name="P4165" style:parent-style-name="PreformattedText" style:family="paragraph">
      <style:text-properties fo:font-size="11pt" style:font-size-asian="11pt" style:font-size-complex="11pt"/>
    </style:style>
    <style:style style:name="P4166" style:parent-style-name="PreformattedText" style:family="paragraph">
      <style:text-properties fo:font-size="11pt" style:font-size-asian="11pt" style:font-size-complex="11pt"/>
    </style:style>
    <style:style style:name="P4167" style:parent-style-name="PreformattedText" style:family="paragraph">
      <style:text-properties fo:font-size="11pt" style:font-size-asian="11pt" style:font-size-complex="11pt"/>
    </style:style>
    <style:style style:name="P4168" style:parent-style-name="PreformattedText" style:family="paragraph">
      <style:text-properties fo:font-size="11pt" style:font-size-asian="11pt" style:font-size-complex="11pt"/>
    </style:style>
    <style:style style:name="P4169" style:parent-style-name="PreformattedText" style:family="paragraph">
      <style:text-properties fo:font-size="11pt" style:font-size-asian="11pt" style:font-size-complex="11pt"/>
    </style:style>
    <style:style style:name="P4170" style:parent-style-name="PreformattedText" style:family="paragraph">
      <style:text-properties fo:font-size="11pt" style:font-size-asian="11pt" style:font-size-complex="11pt"/>
    </style:style>
    <style:style style:name="P4171" style:parent-style-name="PreformattedText" style:family="paragraph">
      <style:text-properties fo:font-size="11pt" style:font-size-asian="11pt" style:font-size-complex="11pt"/>
    </style:style>
    <style:style style:name="P4172" style:parent-style-name="PreformattedText" style:family="paragraph">
      <style:text-properties fo:font-size="11pt" style:font-size-asian="11pt" style:font-size-complex="11pt"/>
    </style:style>
    <style:style style:name="P4173" style:parent-style-name="PreformattedText" style:family="paragraph">
      <style:text-properties fo:font-size="11pt" style:font-size-asian="11pt" style:font-size-complex="11pt"/>
    </style:style>
    <style:style style:name="P4174" style:parent-style-name="PreformattedText" style:family="paragraph">
      <style:text-properties fo:font-size="11pt" style:font-size-asian="11pt" style:font-size-complex="11pt"/>
    </style:style>
    <style:style style:name="P4175" style:parent-style-name="PreformattedText" style:family="paragraph">
      <style:text-properties fo:font-size="11pt" style:font-size-asian="11pt" style:font-size-complex="11pt"/>
    </style:style>
    <style:style style:name="P4176" style:parent-style-name="PreformattedText" style:family="paragraph">
      <style:text-properties fo:font-size="11pt" style:font-size-asian="11pt" style:font-size-complex="11pt"/>
    </style:style>
    <style:style style:name="P4177" style:parent-style-name="PreformattedText" style:family="paragraph">
      <style:text-properties fo:font-size="11pt" style:font-size-asian="11pt" style:font-size-complex="11pt"/>
    </style:style>
    <style:style style:name="P4178" style:parent-style-name="PreformattedText" style:family="paragraph">
      <style:text-properties fo:font-size="11pt" style:font-size-asian="11pt" style:font-size-complex="11pt"/>
    </style:style>
    <style:style style:name="P4179" style:parent-style-name="PreformattedText" style:family="paragraph">
      <style:text-properties fo:font-size="11pt" style:font-size-asian="11pt" style:font-size-complex="11pt"/>
    </style:style>
    <style:style style:name="P4180" style:parent-style-name="PreformattedText" style:family="paragraph">
      <style:text-properties fo:font-size="11pt" style:font-size-asian="11pt" style:font-size-complex="11pt"/>
    </style:style>
    <style:style style:name="P4181" style:parent-style-name="PreformattedText" style:family="paragraph">
      <style:text-properties fo:font-size="11pt" style:font-size-asian="11pt" style:font-size-complex="11pt"/>
    </style:style>
    <style:style style:name="P4182" style:parent-style-name="PreformattedText" style:family="paragraph">
      <style:text-properties fo:font-size="11pt" style:font-size-asian="11pt" style:font-size-complex="11pt"/>
    </style:style>
    <style:style style:name="P4183" style:parent-style-name="PreformattedText" style:family="paragraph">
      <style:text-properties fo:font-size="11pt" style:font-size-asian="11pt" style:font-size-complex="11pt"/>
    </style:style>
    <style:style style:name="P4184" style:parent-style-name="PreformattedText" style:family="paragraph">
      <style:text-properties fo:font-size="11pt" style:font-size-asian="11pt" style:font-size-complex="11pt"/>
    </style:style>
    <style:style style:name="P4185" style:parent-style-name="PreformattedText" style:family="paragraph">
      <style:text-properties fo:font-size="11pt" style:font-size-asian="11pt" style:font-size-complex="11pt"/>
    </style:style>
    <style:style style:name="P4186" style:parent-style-name="PreformattedText" style:family="paragraph">
      <style:text-properties fo:font-size="11pt" style:font-size-asian="11pt" style:font-size-complex="11pt"/>
    </style:style>
    <style:style style:name="P4187" style:parent-style-name="PreformattedText" style:family="paragraph">
      <style:text-properties fo:font-size="11pt" style:font-size-asian="11pt" style:font-size-complex="11pt"/>
    </style:style>
    <style:style style:name="P4188" style:parent-style-name="PreformattedText" style:family="paragraph">
      <style:text-properties fo:font-size="11pt" style:font-size-asian="11pt" style:font-size-complex="11pt"/>
    </style:style>
    <style:style style:name="P4189" style:parent-style-name="PreformattedText" style:family="paragraph">
      <style:text-properties fo:font-size="11pt" style:font-size-asian="11pt" style:font-size-complex="11pt"/>
    </style:style>
    <style:style style:name="P4190" style:parent-style-name="PreformattedText" style:family="paragraph">
      <style:text-properties fo:font-size="11pt" style:font-size-asian="11pt" style:font-size-complex="11pt"/>
    </style:style>
    <style:style style:name="P4191" style:parent-style-name="PreformattedText" style:family="paragraph">
      <style:text-properties fo:font-size="11pt" style:font-size-asian="11pt" style:font-size-complex="11pt"/>
    </style:style>
    <style:style style:name="P4192" style:parent-style-name="PreformattedText" style:family="paragraph">
      <style:text-properties fo:font-size="11pt" style:font-size-asian="11pt" style:font-size-complex="11pt"/>
    </style:style>
    <style:style style:name="P4193" style:parent-style-name="PreformattedText" style:family="paragraph">
      <style:text-properties fo:font-size="11pt" style:font-size-asian="11pt" style:font-size-complex="11pt"/>
    </style:style>
    <style:style style:name="P4194" style:parent-style-name="PreformattedText" style:family="paragraph">
      <style:text-properties fo:font-size="11pt" style:font-size-asian="11pt" style:font-size-complex="11pt"/>
    </style:style>
    <style:style style:name="P4195" style:parent-style-name="PreformattedText" style:family="paragraph">
      <style:text-properties fo:font-size="11pt" style:font-size-asian="11pt" style:font-size-complex="11pt"/>
    </style:style>
    <style:style style:name="P4196" style:parent-style-name="PreformattedText" style:family="paragraph">
      <style:text-properties fo:font-size="11pt" style:font-size-asian="11pt" style:font-size-complex="11pt"/>
    </style:style>
    <style:style style:name="P4197" style:parent-style-name="PreformattedText" style:family="paragraph">
      <style:text-properties fo:font-size="11pt" style:font-size-asian="11pt" style:font-size-complex="11pt"/>
    </style:style>
    <style:style style:name="P4198" style:parent-style-name="PreformattedText" style:family="paragraph">
      <style:text-properties fo:font-size="11pt" style:font-size-asian="11pt" style:font-size-complex="11pt"/>
    </style:style>
    <style:style style:name="P4199" style:parent-style-name="PreformattedText" style:family="paragraph">
      <style:text-properties fo:font-size="11pt" style:font-size-asian="11pt" style:font-size-complex="11pt"/>
    </style:style>
    <style:style style:name="P4200" style:parent-style-name="PreformattedText" style:family="paragraph">
      <style:text-properties fo:font-size="11pt" style:font-size-asian="11pt" style:font-size-complex="11pt"/>
    </style:style>
    <style:style style:name="P4201" style:parent-style-name="PreformattedText" style:family="paragraph">
      <style:text-properties fo:font-size="11pt" style:font-size-asian="11pt" style:font-size-complex="11pt"/>
    </style:style>
    <style:style style:name="P4202" style:parent-style-name="PreformattedText" style:family="paragraph">
      <style:text-properties fo:font-size="11pt" style:font-size-asian="11pt" style:font-size-complex="11pt"/>
    </style:style>
    <style:style style:name="P4203" style:parent-style-name="PreformattedText" style:family="paragraph">
      <style:text-properties fo:font-size="11pt" style:font-size-asian="11pt" style:font-size-complex="11pt"/>
    </style:style>
    <style:style style:name="P4204" style:parent-style-name="PreformattedText" style:family="paragraph">
      <style:text-properties fo:font-size="11pt" style:font-size-asian="11pt" style:font-size-complex="11pt"/>
    </style:style>
    <style:style style:name="P4205" style:parent-style-name="PreformattedText" style:family="paragraph">
      <style:text-properties fo:font-size="11pt" style:font-size-asian="11pt" style:font-size-complex="11pt"/>
    </style:style>
    <style:style style:name="P4206" style:parent-style-name="PreformattedText" style:family="paragraph">
      <style:text-properties fo:font-size="11pt" style:font-size-asian="11pt" style:font-size-complex="11pt"/>
    </style:style>
    <style:style style:name="P4207" style:parent-style-name="PreformattedText" style:family="paragraph">
      <style:text-properties fo:font-size="11pt" style:font-size-asian="11pt" style:font-size-complex="11pt"/>
    </style:style>
    <style:style style:name="P4208" style:parent-style-name="PreformattedText" style:family="paragraph">
      <style:text-properties fo:font-size="11pt" style:font-size-asian="11pt" style:font-size-complex="11pt"/>
    </style:style>
    <style:style style:name="P4209" style:parent-style-name="PreformattedText" style:family="paragraph">
      <style:text-properties fo:font-size="11pt" style:font-size-asian="11pt" style:font-size-complex="11pt"/>
    </style:style>
    <style:style style:name="P4210" style:parent-style-name="PreformattedText" style:family="paragraph">
      <style:text-properties fo:font-size="11pt" style:font-size-asian="11pt" style:font-size-complex="11pt"/>
    </style:style>
    <style:style style:name="P4211" style:parent-style-name="PreformattedText" style:family="paragraph">
      <style:text-properties fo:font-size="11pt" style:font-size-asian="11pt" style:font-size-complex="11pt"/>
    </style:style>
    <style:style style:name="P4212" style:parent-style-name="PreformattedText" style:family="paragraph">
      <style:text-properties fo:font-size="11pt" style:font-size-asian="11pt" style:font-size-complex="11pt"/>
    </style:style>
    <style:style style:name="P4213" style:parent-style-name="PreformattedText" style:family="paragraph">
      <style:text-properties fo:font-size="11pt" style:font-size-asian="11pt" style:font-size-complex="11pt"/>
    </style:style>
    <style:style style:name="P4214" style:parent-style-name="PreformattedText" style:family="paragraph">
      <style:text-properties fo:font-size="11pt" style:font-size-asian="11pt" style:font-size-complex="11pt"/>
    </style:style>
    <style:style style:name="P4215" style:parent-style-name="PreformattedText" style:family="paragraph">
      <style:text-properties fo:font-size="11pt" style:font-size-asian="11pt" style:font-size-complex="11pt"/>
    </style:style>
    <style:style style:name="P4216" style:parent-style-name="PreformattedText" style:family="paragraph">
      <style:text-properties fo:font-size="11pt" style:font-size-asian="11pt" style:font-size-complex="11pt"/>
    </style:style>
    <style:style style:name="P4217" style:parent-style-name="PreformattedText" style:family="paragraph">
      <style:text-properties fo:font-size="11pt" style:font-size-asian="11pt" style:font-size-complex="11pt"/>
    </style:style>
    <style:style style:name="P4218" style:parent-style-name="PreformattedText" style:family="paragraph">
      <style:text-properties fo:font-size="11pt" style:font-size-asian="11pt" style:font-size-complex="11pt"/>
    </style:style>
    <style:style style:name="P4219" style:parent-style-name="PreformattedText" style:family="paragraph">
      <style:text-properties fo:font-size="11pt" style:font-size-asian="11pt" style:font-size-complex="11pt"/>
    </style:style>
    <style:style style:name="P4220" style:parent-style-name="PreformattedText" style:family="paragraph">
      <style:text-properties fo:font-size="11pt" style:font-size-asian="11pt" style:font-size-complex="11pt"/>
    </style:style>
    <style:style style:name="P4221" style:parent-style-name="PreformattedText" style:family="paragraph">
      <style:text-properties fo:font-size="11pt" style:font-size-asian="11pt" style:font-size-complex="11pt"/>
    </style:style>
    <style:style style:name="P4222" style:parent-style-name="PreformattedText" style:family="paragraph">
      <style:text-properties fo:font-size="11pt" style:font-size-asian="11pt" style:font-size-complex="11pt"/>
    </style:style>
    <style:style style:name="P4223" style:parent-style-name="PreformattedText" style:family="paragraph">
      <style:text-properties fo:font-size="11pt" style:font-size-asian="11pt" style:font-size-complex="11pt"/>
    </style:style>
    <style:style style:name="P4224" style:parent-style-name="PreformattedText" style:family="paragraph">
      <style:text-properties fo:font-size="11pt" style:font-size-asian="11pt" style:font-size-complex="11pt"/>
    </style:style>
    <style:style style:name="P4225" style:parent-style-name="PreformattedText" style:family="paragraph">
      <style:text-properties fo:font-size="11pt" style:font-size-asian="11pt" style:font-size-complex="11pt"/>
    </style:style>
    <style:style style:name="P4226" style:parent-style-name="PreformattedText" style:family="paragraph">
      <style:text-properties fo:font-size="11pt" style:font-size-asian="11pt" style:font-size-complex="11pt"/>
    </style:style>
    <style:style style:name="P4227" style:parent-style-name="PreformattedText" style:family="paragraph">
      <style:text-properties fo:font-size="11pt" style:font-size-asian="11pt" style:font-size-complex="11pt"/>
    </style:style>
    <style:style style:name="P4228" style:parent-style-name="PreformattedText" style:family="paragraph">
      <style:text-properties fo:font-size="11pt" style:font-size-asian="11pt" style:font-size-complex="11pt"/>
    </style:style>
    <style:style style:name="P4229" style:parent-style-name="PreformattedText" style:family="paragraph">
      <style:text-properties fo:font-size="11pt" style:font-size-asian="11pt" style:font-size-complex="11pt"/>
    </style:style>
    <style:style style:name="P4230" style:parent-style-name="PreformattedText" style:family="paragraph">
      <style:text-properties fo:font-size="11pt" style:font-size-asian="11pt" style:font-size-complex="11pt"/>
    </style:style>
    <style:style style:name="P4231" style:parent-style-name="PreformattedText" style:family="paragraph">
      <style:text-properties fo:font-size="11pt" style:font-size-asian="11pt" style:font-size-complex="11pt"/>
    </style:style>
    <style:style style:name="P4232" style:parent-style-name="PreformattedText" style:family="paragraph">
      <style:text-properties fo:font-size="11pt" style:font-size-asian="11pt" style:font-size-complex="11pt"/>
    </style:style>
    <style:style style:name="P4233" style:parent-style-name="PreformattedText" style:family="paragraph">
      <style:text-properties fo:font-size="11pt" style:font-size-asian="11pt" style:font-size-complex="11pt"/>
    </style:style>
    <style:style style:name="P4234" style:parent-style-name="PreformattedText" style:family="paragraph">
      <style:text-properties fo:font-size="11pt" style:font-size-asian="11pt" style:font-size-complex="11pt"/>
    </style:style>
    <style:style style:name="P4235" style:parent-style-name="PreformattedText" style:family="paragraph">
      <style:text-properties fo:font-size="11pt" style:font-size-asian="11pt" style:font-size-complex="11pt"/>
    </style:style>
    <style:style style:name="P4236" style:parent-style-name="PreformattedText" style:family="paragraph">
      <style:text-properties fo:font-size="11pt" style:font-size-asian="11pt" style:font-size-complex="11pt"/>
    </style:style>
    <style:style style:name="P4237" style:parent-style-name="PreformattedText" style:family="paragraph">
      <style:text-properties fo:font-size="11pt" style:font-size-asian="11pt" style:font-size-complex="11pt"/>
    </style:style>
    <style:style style:name="P4238" style:parent-style-name="PreformattedText" style:family="paragraph">
      <style:text-properties fo:font-size="11pt" style:font-size-asian="11pt" style:font-size-complex="11pt"/>
    </style:style>
    <style:style style:name="P4239" style:parent-style-name="PreformattedText" style:family="paragraph">
      <style:text-properties fo:font-size="11pt" style:font-size-asian="11pt" style:font-size-complex="11pt"/>
    </style:style>
    <style:style style:name="P4240" style:parent-style-name="PreformattedText" style:family="paragraph">
      <style:text-properties fo:font-size="11pt" style:font-size-asian="11pt" style:font-size-complex="11pt"/>
    </style:style>
    <style:style style:name="P4241" style:parent-style-name="PreformattedText" style:family="paragraph">
      <style:text-properties fo:font-size="11pt" style:font-size-asian="11pt" style:font-size-complex="11pt"/>
    </style:style>
    <style:style style:name="P4242" style:parent-style-name="PreformattedText" style:family="paragraph">
      <style:text-properties fo:font-size="11pt" style:font-size-asian="11pt" style:font-size-complex="11pt"/>
    </style:style>
    <style:style style:name="P4243" style:parent-style-name="PreformattedText" style:family="paragraph">
      <style:text-properties fo:font-size="11pt" style:font-size-asian="11pt" style:font-size-complex="11pt"/>
    </style:style>
    <style:style style:name="P4244" style:parent-style-name="PreformattedText" style:family="paragraph">
      <style:text-properties fo:font-size="11pt" style:font-size-asian="11pt" style:font-size-complex="11pt"/>
    </style:style>
    <style:style style:name="P4245" style:parent-style-name="PreformattedText" style:family="paragraph">
      <style:text-properties fo:font-size="11pt" style:font-size-asian="11pt" style:font-size-complex="11pt"/>
    </style:style>
    <style:style style:name="P4246" style:parent-style-name="PreformattedText" style:family="paragraph">
      <style:text-properties fo:font-size="11pt" style:font-size-asian="11pt" style:font-size-complex="11pt"/>
    </style:style>
    <style:style style:name="P4247" style:parent-style-name="PreformattedText" style:family="paragraph">
      <style:text-properties fo:font-size="11pt" style:font-size-asian="11pt" style:font-size-complex="11pt"/>
    </style:style>
    <style:style style:name="P4248" style:parent-style-name="PreformattedText" style:family="paragraph">
      <style:text-properties fo:font-size="11pt" style:font-size-asian="11pt" style:font-size-complex="11pt"/>
    </style:style>
    <style:style style:name="P4249" style:parent-style-name="PreformattedText" style:family="paragraph">
      <style:text-properties fo:font-size="11pt" style:font-size-asian="11pt" style:font-size-complex="11pt"/>
    </style:style>
    <style:style style:name="P4250" style:parent-style-name="PreformattedText" style:family="paragraph">
      <style:text-properties fo:font-size="11pt" style:font-size-asian="11pt" style:font-size-complex="11pt"/>
    </style:style>
    <style:style style:name="P4251" style:parent-style-name="PreformattedText" style:family="paragraph">
      <style:text-properties fo:font-size="11pt" style:font-size-asian="11pt" style:font-size-complex="11pt"/>
    </style:style>
    <style:style style:name="P4252" style:parent-style-name="PreformattedText" style:family="paragraph">
      <style:text-properties fo:font-size="11pt" style:font-size-asian="11pt" style:font-size-complex="11pt"/>
    </style:style>
    <style:style style:name="P4253" style:parent-style-name="PreformattedText" style:family="paragraph">
      <style:text-properties fo:font-size="11pt" style:font-size-asian="11pt" style:font-size-complex="11pt"/>
    </style:style>
    <style:style style:name="P4254" style:parent-style-name="PreformattedText" style:family="paragraph">
      <style:text-properties fo:font-size="11pt" style:font-size-asian="11pt" style:font-size-complex="11pt"/>
    </style:style>
    <style:style style:name="P4255" style:parent-style-name="PreformattedText" style:family="paragraph">
      <style:text-properties fo:font-size="11pt" style:font-size-asian="11pt" style:font-size-complex="11pt"/>
    </style:style>
    <style:style style:name="P4256" style:parent-style-name="PreformattedText" style:family="paragraph">
      <style:text-properties fo:font-size="11pt" style:font-size-asian="11pt" style:font-size-complex="11pt"/>
    </style:style>
    <style:style style:name="P4257" style:parent-style-name="PreformattedText" style:family="paragraph">
      <style:text-properties fo:font-size="11pt" style:font-size-asian="11pt" style:font-size-complex="11pt"/>
    </style:style>
    <style:style style:name="P4258" style:parent-style-name="PreformattedText" style:family="paragraph">
      <style:text-properties fo:font-size="11pt" style:font-size-asian="11pt" style:font-size-complex="11pt"/>
    </style:style>
    <style:style style:name="P4259" style:parent-style-name="PreformattedText" style:family="paragraph">
      <style:text-properties fo:font-size="11pt" style:font-size-asian="11pt" style:font-size-complex="11pt"/>
    </style:style>
    <style:style style:name="P4260" style:parent-style-name="PreformattedText" style:family="paragraph">
      <style:text-properties fo:font-size="11pt" style:font-size-asian="11pt" style:font-size-complex="11pt"/>
    </style:style>
    <style:style style:name="P4261" style:parent-style-name="PreformattedText" style:family="paragraph">
      <style:text-properties fo:font-size="11pt" style:font-size-asian="11pt" style:font-size-complex="11pt"/>
    </style:style>
    <style:style style:name="P4262" style:parent-style-name="PreformattedText" style:family="paragraph">
      <style:text-properties fo:font-size="11pt" style:font-size-asian="11pt" style:font-size-complex="11pt"/>
    </style:style>
    <style:style style:name="P4263" style:parent-style-name="PreformattedText" style:family="paragraph">
      <style:text-properties fo:font-size="11pt" style:font-size-asian="11pt" style:font-size-complex="11pt"/>
    </style:style>
    <style:style style:name="P4264" style:parent-style-name="PreformattedText" style:family="paragraph">
      <style:text-properties fo:font-size="11pt" style:font-size-asian="11pt" style:font-size-complex="11pt"/>
    </style:style>
    <style:style style:name="P4265" style:parent-style-name="PreformattedText" style:family="paragraph">
      <style:text-properties fo:font-size="11pt" style:font-size-asian="11pt" style:font-size-complex="11pt"/>
    </style:style>
    <style:style style:name="P4266" style:parent-style-name="PreformattedText" style:family="paragraph">
      <style:text-properties fo:font-size="11pt" style:font-size-asian="11pt" style:font-size-complex="11pt"/>
    </style:style>
    <style:style style:name="P4267" style:parent-style-name="PreformattedText" style:family="paragraph">
      <style:text-properties fo:font-size="11pt" style:font-size-asian="11pt" style:font-size-complex="11pt"/>
    </style:style>
    <style:style style:name="P4268" style:parent-style-name="PreformattedText" style:family="paragraph">
      <style:text-properties fo:font-size="11pt" style:font-size-asian="11pt" style:font-size-complex="11pt"/>
    </style:style>
    <style:style style:name="P4269" style:parent-style-name="PreformattedText" style:family="paragraph">
      <style:text-properties fo:font-size="11pt" style:font-size-asian="11pt" style:font-size-complex="11pt"/>
    </style:style>
    <style:style style:name="P4270" style:parent-style-name="PreformattedText" style:family="paragraph">
      <style:text-properties fo:font-size="11pt" style:font-size-asian="11pt" style:font-size-complex="11pt"/>
    </style:style>
    <style:style style:name="P4271" style:parent-style-name="PreformattedText" style:family="paragraph">
      <style:text-properties fo:font-size="11pt" style:font-size-asian="11pt" style:font-size-complex="11pt"/>
    </style:style>
    <style:style style:name="P4272" style:parent-style-name="PreformattedText" style:family="paragraph">
      <style:text-properties fo:font-size="11pt" style:font-size-asian="11pt" style:font-size-complex="11pt"/>
    </style:style>
    <style:style style:name="P4273" style:parent-style-name="PreformattedText" style:family="paragraph">
      <style:text-properties fo:font-size="11pt" style:font-size-asian="11pt" style:font-size-complex="11pt"/>
    </style:style>
    <style:style style:name="P4274" style:parent-style-name="PreformattedText" style:family="paragraph">
      <style:text-properties fo:font-size="11pt" style:font-size-asian="11pt" style:font-size-complex="11pt"/>
    </style:style>
    <style:style style:name="P4275" style:parent-style-name="PreformattedText" style:family="paragraph">
      <style:text-properties fo:font-size="11pt" style:font-size-asian="11pt" style:font-size-complex="11pt"/>
    </style:style>
    <style:style style:name="P4276" style:parent-style-name="PreformattedText" style:family="paragraph">
      <style:text-properties fo:font-size="11pt" style:font-size-asian="11pt" style:font-size-complex="11pt"/>
    </style:style>
    <style:style style:name="P4277" style:parent-style-name="PreformattedText" style:family="paragraph">
      <style:text-properties fo:font-size="11pt" style:font-size-asian="11pt" style:font-size-complex="11pt"/>
    </style:style>
    <style:style style:name="P4278" style:parent-style-name="PreformattedText" style:family="paragraph">
      <style:text-properties fo:font-size="11pt" style:font-size-asian="11pt" style:font-size-complex="11pt"/>
    </style:style>
    <style:style style:name="P4279" style:parent-style-name="PreformattedText" style:family="paragraph">
      <style:text-properties fo:font-size="11pt" style:font-size-asian="11pt" style:font-size-complex="11pt"/>
    </style:style>
    <style:style style:name="P4280" style:parent-style-name="PreformattedText" style:family="paragraph">
      <style:text-properties fo:font-size="11pt" style:font-size-asian="11pt" style:font-size-complex="11pt"/>
    </style:style>
    <style:style style:name="P4281" style:parent-style-name="PreformattedText" style:family="paragraph">
      <style:text-properties fo:font-size="11pt" style:font-size-asian="11pt" style:font-size-complex="11pt"/>
    </style:style>
    <style:style style:name="P4282" style:parent-style-name="PreformattedText" style:family="paragraph">
      <style:text-properties fo:font-size="11pt" style:font-size-asian="11pt" style:font-size-complex="11pt"/>
    </style:style>
    <style:style style:name="P4283" style:parent-style-name="PreformattedText" style:family="paragraph">
      <style:text-properties fo:font-size="11pt" style:font-size-asian="11pt" style:font-size-complex="11pt"/>
    </style:style>
    <style:style style:name="P4284" style:parent-style-name="PreformattedText" style:family="paragraph">
      <style:text-properties fo:font-size="11pt" style:font-size-asian="11pt" style:font-size-complex="11pt"/>
    </style:style>
    <style:style style:name="P4285" style:parent-style-name="PreformattedText" style:family="paragraph">
      <style:text-properties fo:font-size="11pt" style:font-size-asian="11pt" style:font-size-complex="11pt"/>
    </style:style>
    <style:style style:name="P4286" style:parent-style-name="PreformattedText" style:family="paragraph">
      <style:text-properties fo:font-size="11pt" style:font-size-asian="11pt" style:font-size-complex="11pt"/>
    </style:style>
    <style:style style:name="P4287" style:parent-style-name="PreformattedText" style:family="paragraph">
      <style:text-properties fo:font-size="11pt" style:font-size-asian="11pt" style:font-size-complex="11pt"/>
    </style:style>
    <style:style style:name="P4288" style:parent-style-name="PreformattedText" style:family="paragraph">
      <style:text-properties fo:font-size="11pt" style:font-size-asian="11pt" style:font-size-complex="11pt"/>
    </style:style>
    <style:style style:name="P4289" style:parent-style-name="PreformattedText" style:family="paragraph">
      <style:text-properties fo:font-size="11pt" style:font-size-asian="11pt" style:font-size-complex="11pt"/>
    </style:style>
    <style:style style:name="P4290" style:parent-style-name="PreformattedText" style:family="paragraph">
      <style:text-properties fo:font-size="11pt" style:font-size-asian="11pt" style:font-size-complex="11pt"/>
    </style:style>
    <style:style style:name="P4291" style:parent-style-name="PreformattedText" style:family="paragraph">
      <style:text-properties fo:font-size="11pt" style:font-size-asian="11pt" style:font-size-complex="11pt"/>
    </style:style>
    <style:style style:name="P4292" style:parent-style-name="PreformattedText" style:family="paragraph">
      <style:text-properties fo:font-size="11pt" style:font-size-asian="11pt" style:font-size-complex="11pt"/>
    </style:style>
    <style:style style:name="P4293" style:parent-style-name="PreformattedText" style:family="paragraph">
      <style:text-properties fo:font-size="11pt" style:font-size-asian="11pt" style:font-size-complex="11pt"/>
    </style:style>
    <style:style style:name="P4294" style:parent-style-name="PreformattedText" style:family="paragraph">
      <style:text-properties fo:font-size="11pt" style:font-size-asian="11pt" style:font-size-complex="11pt"/>
    </style:style>
    <style:style style:name="P4295" style:parent-style-name="PreformattedText" style:family="paragraph">
      <style:text-properties fo:font-size="11pt" style:font-size-asian="11pt" style:font-size-complex="11pt"/>
    </style:style>
    <style:style style:name="P4296" style:parent-style-name="PreformattedText" style:family="paragraph">
      <style:text-properties fo:font-size="11pt" style:font-size-asian="11pt" style:font-size-complex="11pt"/>
    </style:style>
    <style:style style:name="P4297" style:parent-style-name="PreformattedText" style:family="paragraph">
      <style:text-properties fo:font-size="11pt" style:font-size-asian="11pt" style:font-size-complex="11pt"/>
    </style:style>
    <style:style style:name="P4298" style:parent-style-name="PreformattedText" style:family="paragraph">
      <style:text-properties fo:font-size="11pt" style:font-size-asian="11pt" style:font-size-complex="11pt"/>
    </style:style>
    <style:style style:name="P4299" style:parent-style-name="PreformattedText" style:family="paragraph">
      <style:text-properties fo:font-size="11pt" style:font-size-asian="11pt" style:font-size-complex="11pt"/>
    </style:style>
    <style:style style:name="P4300" style:parent-style-name="PreformattedText" style:family="paragraph">
      <style:text-properties fo:font-size="11pt" style:font-size-asian="11pt" style:font-size-complex="11pt"/>
    </style:style>
    <style:style style:name="P4301" style:parent-style-name="PreformattedText" style:family="paragraph">
      <style:text-properties fo:font-size="11pt" style:font-size-asian="11pt" style:font-size-complex="11pt"/>
    </style:style>
    <style:style style:name="P4302" style:parent-style-name="PreformattedText" style:family="paragraph">
      <style:text-properties fo:font-size="11pt" style:font-size-asian="11pt" style:font-size-complex="11pt"/>
    </style:style>
    <style:style style:name="P4303" style:parent-style-name="PreformattedText" style:family="paragraph">
      <style:text-properties fo:font-size="11pt" style:font-size-asian="11pt" style:font-size-complex="11pt"/>
    </style:style>
    <style:style style:name="P4304" style:parent-style-name="PreformattedText" style:family="paragraph">
      <style:text-properties fo:font-size="11pt" style:font-size-asian="11pt" style:font-size-complex="11pt"/>
    </style:style>
    <style:style style:name="P4305" style:parent-style-name="PreformattedText" style:family="paragraph">
      <style:text-properties fo:font-size="11pt" style:font-size-asian="11pt" style:font-size-complex="11pt"/>
    </style:style>
    <style:style style:name="P4306" style:parent-style-name="PreformattedText" style:family="paragraph">
      <style:text-properties fo:font-size="11pt" style:font-size-asian="11pt" style:font-size-complex="11pt"/>
    </style:style>
    <style:style style:name="P4307" style:parent-style-name="PreformattedText" style:family="paragraph">
      <style:text-properties fo:font-size="11pt" style:font-size-asian="11pt" style:font-size-complex="11pt"/>
    </style:style>
    <style:style style:name="P4308" style:parent-style-name="PreformattedText" style:family="paragraph">
      <style:text-properties fo:font-size="11pt" style:font-size-asian="11pt" style:font-size-complex="11pt"/>
    </style:style>
    <style:style style:name="P4309" style:parent-style-name="PreformattedText" style:family="paragraph">
      <style:text-properties fo:font-size="11pt" style:font-size-asian="11pt" style:font-size-complex="11pt"/>
    </style:style>
    <style:style style:name="P4310" style:parent-style-name="PreformattedText" style:family="paragraph">
      <style:text-properties fo:font-size="11pt" style:font-size-asian="11pt" style:font-size-complex="11pt"/>
    </style:style>
    <style:style style:name="P4311" style:parent-style-name="PreformattedText" style:family="paragraph">
      <style:text-properties fo:font-size="11pt" style:font-size-asian="11pt" style:font-size-complex="11pt"/>
    </style:style>
    <style:style style:name="P4312" style:parent-style-name="PreformattedText" style:family="paragraph">
      <style:text-properties fo:font-size="11pt" style:font-size-asian="11pt" style:font-size-complex="11pt"/>
    </style:style>
    <style:style style:name="P4313" style:parent-style-name="PreformattedText" style:family="paragraph">
      <style:text-properties fo:font-size="11pt" style:font-size-asian="11pt" style:font-size-complex="11pt"/>
    </style:style>
    <style:style style:name="P4314" style:parent-style-name="PreformattedText" style:family="paragraph">
      <style:text-properties fo:font-size="11pt" style:font-size-asian="11pt" style:font-size-complex="11pt"/>
    </style:style>
    <style:style style:name="P4315" style:parent-style-name="PreformattedText" style:family="paragraph">
      <style:text-properties fo:font-size="11pt" style:font-size-asian="11pt" style:font-size-complex="11pt"/>
    </style:style>
    <style:style style:name="P4316" style:parent-style-name="PreformattedText" style:family="paragraph">
      <style:text-properties fo:font-size="11pt" style:font-size-asian="11pt" style:font-size-complex="11pt"/>
    </style:style>
    <style:style style:name="P4317" style:parent-style-name="PreformattedText" style:family="paragraph">
      <style:text-properties fo:font-size="11pt" style:font-size-asian="11pt" style:font-size-complex="11pt"/>
    </style:style>
    <style:style style:name="P4318" style:parent-style-name="PreformattedText" style:family="paragraph">
      <style:text-properties fo:font-size="11pt" style:font-size-asian="11pt" style:font-size-complex="11pt"/>
    </style:style>
    <style:style style:name="P4319" style:parent-style-name="PreformattedText" style:family="paragraph">
      <style:text-properties fo:font-size="11pt" style:font-size-asian="11pt" style:font-size-complex="11pt"/>
    </style:style>
    <style:style style:name="P4320" style:parent-style-name="PreformattedText" style:family="paragraph">
      <style:text-properties fo:font-size="11pt" style:font-size-asian="11pt" style:font-size-complex="11pt"/>
    </style:style>
    <style:style style:name="P4321" style:parent-style-name="PreformattedText" style:family="paragraph">
      <style:text-properties fo:font-size="11pt" style:font-size-asian="11pt" style:font-size-complex="11pt"/>
    </style:style>
    <style:style style:name="P4322" style:parent-style-name="PreformattedText" style:family="paragraph">
      <style:text-properties fo:font-size="11pt" style:font-size-asian="11pt" style:font-size-complex="11pt"/>
    </style:style>
    <style:style style:name="P4323" style:parent-style-name="PreformattedText" style:family="paragraph">
      <style:text-properties fo:font-size="11pt" style:font-size-asian="11pt" style:font-size-complex="11pt"/>
    </style:style>
    <style:style style:name="P4324" style:parent-style-name="PreformattedText" style:family="paragraph">
      <style:text-properties fo:font-size="11pt" style:font-size-asian="11pt" style:font-size-complex="11pt"/>
    </style:style>
    <style:style style:name="P4325" style:parent-style-name="PreformattedText" style:family="paragraph">
      <style:text-properties fo:font-size="11pt" style:font-size-asian="11pt" style:font-size-complex="11pt"/>
    </style:style>
    <style:style style:name="P4326" style:parent-style-name="PreformattedText" style:family="paragraph">
      <style:text-properties fo:font-size="11pt" style:font-size-asian="11pt" style:font-size-complex="11pt"/>
    </style:style>
    <style:style style:name="P4327" style:parent-style-name="PreformattedText" style:family="paragraph">
      <style:text-properties fo:font-size="11pt" style:font-size-asian="11pt" style:font-size-complex="11pt"/>
    </style:style>
    <style:style style:name="P4328" style:parent-style-name="PreformattedText" style:family="paragraph">
      <style:text-properties fo:font-size="11pt" style:font-size-asian="11pt" style:font-size-complex="11pt"/>
    </style:style>
    <style:style style:name="P4329" style:parent-style-name="PreformattedText" style:family="paragraph">
      <style:text-properties fo:font-size="11pt" style:font-size-asian="11pt" style:font-size-complex="11pt"/>
    </style:style>
    <style:style style:name="P4330" style:parent-style-name="PreformattedText" style:family="paragraph">
      <style:text-properties fo:font-size="11pt" style:font-size-asian="11pt" style:font-size-complex="11pt"/>
    </style:style>
    <style:style style:name="P4331" style:parent-style-name="PreformattedText" style:family="paragraph">
      <style:text-properties fo:font-size="11pt" style:font-size-asian="11pt" style:font-size-complex="11pt"/>
    </style:style>
    <style:style style:name="P4332" style:parent-style-name="PreformattedText" style:family="paragraph">
      <style:text-properties fo:font-size="11pt" style:font-size-asian="11pt" style:font-size-complex="11pt"/>
    </style:style>
    <style:style style:name="P4333" style:parent-style-name="PreformattedText" style:family="paragraph">
      <style:text-properties fo:font-size="11pt" style:font-size-asian="11pt" style:font-size-complex="11pt"/>
    </style:style>
    <style:style style:name="P4334" style:parent-style-name="PreformattedText" style:family="paragraph">
      <style:text-properties fo:font-size="11pt" style:font-size-asian="11pt" style:font-size-complex="11pt"/>
    </style:style>
    <style:style style:name="P4335" style:parent-style-name="PreformattedText" style:family="paragraph">
      <style:text-properties fo:font-size="11pt" style:font-size-asian="11pt" style:font-size-complex="11pt"/>
    </style:style>
    <style:style style:name="P4336" style:parent-style-name="PreformattedText" style:family="paragraph">
      <style:text-properties fo:font-size="11pt" style:font-size-asian="11pt" style:font-size-complex="11pt"/>
    </style:style>
    <style:style style:name="P4337" style:parent-style-name="PreformattedText" style:family="paragraph">
      <style:text-properties fo:font-size="11pt" style:font-size-asian="11pt" style:font-size-complex="11pt"/>
    </style:style>
    <style:style style:name="P4338" style:parent-style-name="PreformattedText" style:family="paragraph">
      <style:text-properties fo:font-size="11pt" style:font-size-asian="11pt" style:font-size-complex="11pt"/>
    </style:style>
    <style:style style:name="P4339" style:parent-style-name="PreformattedText" style:family="paragraph">
      <style:text-properties fo:font-size="11pt" style:font-size-asian="11pt" style:font-size-complex="11pt"/>
    </style:style>
    <style:style style:name="P4340" style:parent-style-name="PreformattedText" style:family="paragraph">
      <style:text-properties fo:font-size="11pt" style:font-size-asian="11pt" style:font-size-complex="11pt"/>
    </style:style>
    <style:style style:name="P4341" style:parent-style-name="PreformattedText" style:family="paragraph">
      <style:text-properties fo:font-size="11pt" style:font-size-asian="11pt" style:font-size-complex="11pt"/>
    </style:style>
    <style:style style:name="P4342" style:parent-style-name="PreformattedText" style:family="paragraph">
      <style:text-properties fo:font-size="11pt" style:font-size-asian="11pt" style:font-size-complex="11pt"/>
    </style:style>
    <style:style style:name="P4343" style:parent-style-name="PreformattedText" style:family="paragraph">
      <style:text-properties fo:font-size="11pt" style:font-size-asian="11pt" style:font-size-complex="11pt"/>
    </style:style>
    <style:style style:name="P4344" style:parent-style-name="PreformattedText" style:family="paragraph">
      <style:text-properties fo:font-size="11pt" style:font-size-asian="11pt" style:font-size-complex="11pt"/>
    </style:style>
    <style:style style:name="P4345" style:parent-style-name="PreformattedText" style:family="paragraph">
      <style:text-properties fo:font-size="11pt" style:font-size-asian="11pt" style:font-size-complex="11pt"/>
    </style:style>
    <style:style style:name="P4346" style:parent-style-name="PreformattedText" style:family="paragraph">
      <style:text-properties fo:font-size="11pt" style:font-size-asian="11pt" style:font-size-complex="11pt"/>
    </style:style>
    <style:style style:name="P4347" style:parent-style-name="PreformattedText" style:family="paragraph">
      <style:text-properties fo:font-size="11pt" style:font-size-asian="11pt" style:font-size-complex="11pt"/>
    </style:style>
    <style:style style:name="P4348" style:parent-style-name="PreformattedText" style:family="paragraph">
      <style:text-properties fo:font-size="11pt" style:font-size-asian="11pt" style:font-size-complex="11pt"/>
    </style:style>
    <style:style style:name="P4349" style:parent-style-name="PreformattedText" style:family="paragraph">
      <style:text-properties fo:font-size="11pt" style:font-size-asian="11pt" style:font-size-complex="11pt"/>
    </style:style>
    <style:style style:name="P4350" style:parent-style-name="PreformattedText" style:family="paragraph">
      <style:text-properties fo:font-size="11pt" style:font-size-asian="11pt" style:font-size-complex="11pt"/>
    </style:style>
    <style:style style:name="P4351" style:parent-style-name="PreformattedText" style:family="paragraph">
      <style:text-properties fo:font-size="11pt" style:font-size-asian="11pt" style:font-size-complex="11pt"/>
    </style:style>
    <style:style style:name="P4352" style:parent-style-name="PreformattedText" style:family="paragraph">
      <style:text-properties fo:font-size="11pt" style:font-size-asian="11pt" style:font-size-complex="11pt"/>
    </style:style>
    <style:style style:name="P4353" style:parent-style-name="PreformattedText" style:family="paragraph">
      <style:text-properties fo:font-size="11pt" style:font-size-asian="11pt" style:font-size-complex="11pt"/>
    </style:style>
    <style:style style:name="P4354" style:parent-style-name="PreformattedText" style:family="paragraph">
      <style:text-properties fo:font-size="11pt" style:font-size-asian="11pt" style:font-size-complex="11pt"/>
    </style:style>
    <style:style style:name="P4355" style:parent-style-name="PreformattedText" style:family="paragraph">
      <style:text-properties fo:font-size="11pt" style:font-size-asian="11pt" style:font-size-complex="11pt"/>
    </style:style>
    <style:style style:name="P4356" style:parent-style-name="PreformattedText" style:family="paragraph">
      <style:text-properties fo:font-size="11pt" style:font-size-asian="11pt" style:font-size-complex="11pt"/>
    </style:style>
    <style:style style:name="P4357" style:parent-style-name="PreformattedText" style:family="paragraph">
      <style:text-properties fo:font-size="11pt" style:font-size-asian="11pt" style:font-size-complex="11pt"/>
    </style:style>
    <style:style style:name="P4358" style:parent-style-name="PreformattedText" style:family="paragraph">
      <style:text-properties fo:font-size="11pt" style:font-size-asian="11pt" style:font-size-complex="11pt"/>
    </style:style>
    <style:style style:name="P4359" style:parent-style-name="PreformattedText" style:family="paragraph">
      <style:text-properties fo:font-size="11pt" style:font-size-asian="11pt" style:font-size-complex="11pt"/>
    </style:style>
    <style:style style:name="P4360" style:parent-style-name="PreformattedText" style:family="paragraph">
      <style:text-properties fo:font-size="11pt" style:font-size-asian="11pt" style:font-size-complex="11pt"/>
    </style:style>
    <style:style style:name="P4361" style:parent-style-name="PreformattedText" style:family="paragraph">
      <style:text-properties fo:font-size="11pt" style:font-size-asian="11pt" style:font-size-complex="11pt"/>
    </style:style>
    <style:style style:name="P4362" style:parent-style-name="PreformattedText" style:family="paragraph">
      <style:text-properties fo:font-size="11pt" style:font-size-asian="11pt" style:font-size-complex="11pt"/>
    </style:style>
    <style:style style:name="P4363" style:parent-style-name="PreformattedText" style:family="paragraph">
      <style:text-properties fo:font-size="11pt" style:font-size-asian="11pt" style:font-size-complex="11pt"/>
    </style:style>
    <style:style style:name="P4364" style:parent-style-name="PreformattedText" style:family="paragraph">
      <style:text-properties fo:font-size="11pt" style:font-size-asian="11pt" style:font-size-complex="11pt"/>
    </style:style>
    <style:style style:name="P4365" style:parent-style-name="PreformattedText" style:family="paragraph">
      <style:text-properties fo:font-size="11pt" style:font-size-asian="11pt" style:font-size-complex="11pt"/>
    </style:style>
    <style:style style:name="P4366" style:parent-style-name="PreformattedText" style:family="paragraph">
      <style:text-properties fo:font-size="11pt" style:font-size-asian="11pt" style:font-size-complex="11pt"/>
    </style:style>
    <style:style style:name="P4367" style:parent-style-name="PreformattedText" style:family="paragraph">
      <style:text-properties fo:font-size="11pt" style:font-size-asian="11pt" style:font-size-complex="11pt"/>
    </style:style>
    <style:style style:name="P4368" style:parent-style-name="PreformattedText" style:family="paragraph">
      <style:text-properties fo:font-size="11pt" style:font-size-asian="11pt" style:font-size-complex="11pt"/>
    </style:style>
    <style:style style:name="P4369" style:parent-style-name="PreformattedText" style:family="paragraph">
      <style:text-properties fo:font-size="11pt" style:font-size-asian="11pt" style:font-size-complex="11pt"/>
    </style:style>
    <style:style style:name="P4370" style:parent-style-name="PreformattedText" style:family="paragraph">
      <style:text-properties fo:font-size="11pt" style:font-size-asian="11pt" style:font-size-complex="11pt"/>
    </style:style>
    <style:style style:name="P4371" style:parent-style-name="PreformattedText" style:family="paragraph">
      <style:text-properties fo:font-size="11pt" style:font-size-asian="11pt" style:font-size-complex="11pt"/>
    </style:style>
    <style:style style:name="P4372" style:parent-style-name="PreformattedText" style:family="paragraph">
      <style:text-properties fo:font-size="11pt" style:font-size-asian="11pt" style:font-size-complex="11pt"/>
    </style:style>
    <style:style style:name="P4373" style:parent-style-name="PreformattedText" style:family="paragraph">
      <style:text-properties fo:font-size="11pt" style:font-size-asian="11pt" style:font-size-complex="11pt"/>
    </style:style>
    <style:style style:name="P4374" style:parent-style-name="PreformattedText" style:family="paragraph">
      <style:text-properties fo:font-size="11pt" style:font-size-asian="11pt" style:font-size-complex="11pt"/>
    </style:style>
    <style:style style:name="P4375" style:parent-style-name="PreformattedText" style:family="paragraph">
      <style:text-properties fo:font-size="11pt" style:font-size-asian="11pt" style:font-size-complex="11pt"/>
    </style:style>
    <style:style style:name="P4376" style:parent-style-name="PreformattedText" style:family="paragraph">
      <style:text-properties fo:font-size="11pt" style:font-size-asian="11pt" style:font-size-complex="11pt"/>
    </style:style>
    <style:style style:name="P4377" style:parent-style-name="PreformattedText" style:family="paragraph">
      <style:text-properties fo:font-size="11pt" style:font-size-asian="11pt" style:font-size-complex="11pt"/>
    </style:style>
    <style:style style:name="P4378" style:parent-style-name="PreformattedText" style:family="paragraph">
      <style:text-properties fo:font-size="11pt" style:font-size-asian="11pt" style:font-size-complex="11pt"/>
    </style:style>
    <style:style style:name="P4379" style:parent-style-name="PreformattedText" style:family="paragraph">
      <style:text-properties fo:font-size="11pt" style:font-size-asian="11pt" style:font-size-complex="11pt"/>
    </style:style>
    <style:style style:name="P4380" style:parent-style-name="PreformattedText" style:family="paragraph">
      <style:text-properties fo:font-size="11pt" style:font-size-asian="11pt" style:font-size-complex="11pt"/>
    </style:style>
    <style:style style:name="P4381" style:parent-style-name="PreformattedText" style:family="paragraph">
      <style:text-properties fo:font-size="11pt" style:font-size-asian="11pt" style:font-size-complex="11pt"/>
    </style:style>
    <style:style style:name="P4382" style:parent-style-name="PreformattedText" style:family="paragraph">
      <style:text-properties fo:font-size="11pt" style:font-size-asian="11pt" style:font-size-complex="11pt"/>
    </style:style>
    <style:style style:name="P4383" style:parent-style-name="PreformattedText" style:family="paragraph">
      <style:text-properties fo:font-size="11pt" style:font-size-asian="11pt" style:font-size-complex="11pt"/>
    </style:style>
    <style:style style:name="P4384" style:parent-style-name="PreformattedText" style:family="paragraph">
      <style:text-properties fo:font-size="11pt" style:font-size-asian="11pt" style:font-size-complex="11pt"/>
    </style:style>
    <style:style style:name="P4385" style:parent-style-name="PreformattedText" style:family="paragraph">
      <style:text-properties fo:font-size="11pt" style:font-size-asian="11pt" style:font-size-complex="11pt"/>
    </style:style>
    <style:style style:name="P4386" style:parent-style-name="PreformattedText" style:family="paragraph">
      <style:text-properties fo:font-size="11pt" style:font-size-asian="11pt" style:font-size-complex="11pt"/>
    </style:style>
    <style:style style:name="P4387" style:parent-style-name="PreformattedText" style:family="paragraph">
      <style:text-properties fo:font-size="11pt" style:font-size-asian="11pt" style:font-size-complex="11pt"/>
    </style:style>
    <style:style style:name="P4388" style:parent-style-name="PreformattedText" style:family="paragraph">
      <style:text-properties fo:font-size="11pt" style:font-size-asian="11pt" style:font-size-complex="11pt"/>
    </style:style>
    <style:style style:name="P4389" style:parent-style-name="PreformattedText" style:family="paragraph">
      <style:text-properties fo:font-size="11pt" style:font-size-asian="11pt" style:font-size-complex="11pt"/>
    </style:style>
    <style:style style:name="P4390" style:parent-style-name="PreformattedText" style:family="paragraph">
      <style:text-properties fo:font-size="11pt" style:font-size-asian="11pt" style:font-size-complex="11pt"/>
    </style:style>
    <style:style style:name="P4391" style:parent-style-name="PreformattedText" style:family="paragraph">
      <style:text-properties fo:font-size="11pt" style:font-size-asian="11pt" style:font-size-complex="11pt"/>
    </style:style>
    <style:style style:name="P4392" style:parent-style-name="PreformattedText" style:family="paragraph">
      <style:text-properties fo:font-size="11pt" style:font-size-asian="11pt" style:font-size-complex="11pt"/>
    </style:style>
    <style:style style:name="P4393" style:parent-style-name="PreformattedText" style:family="paragraph">
      <style:text-properties fo:font-size="11pt" style:font-size-asian="11pt" style:font-size-complex="11pt"/>
    </style:style>
    <style:style style:name="P4394" style:parent-style-name="PreformattedText" style:family="paragraph">
      <style:text-properties fo:font-size="11pt" style:font-size-asian="11pt" style:font-size-complex="11pt"/>
    </style:style>
    <style:style style:name="P4395" style:parent-style-name="PreformattedText" style:family="paragraph">
      <style:text-properties fo:font-size="11pt" style:font-size-asian="11pt" style:font-size-complex="11pt"/>
    </style:style>
    <style:style style:name="P4396" style:parent-style-name="PreformattedText" style:family="paragraph">
      <style:text-properties fo:font-size="11pt" style:font-size-asian="11pt" style:font-size-complex="11pt"/>
    </style:style>
    <style:style style:name="P4397" style:parent-style-name="PreformattedText" style:family="paragraph">
      <style:text-properties fo:font-size="11pt" style:font-size-asian="11pt" style:font-size-complex="11pt"/>
    </style:style>
    <style:style style:name="P4398" style:parent-style-name="PreformattedText" style:family="paragraph">
      <style:text-properties fo:font-size="11pt" style:font-size-asian="11pt" style:font-size-complex="11pt"/>
    </style:style>
    <style:style style:name="P4399" style:parent-style-name="PreformattedText" style:family="paragraph">
      <style:text-properties fo:font-size="11pt" style:font-size-asian="11pt" style:font-size-complex="11pt"/>
    </style:style>
    <style:style style:name="P4400" style:parent-style-name="PreformattedText" style:family="paragraph">
      <style:text-properties fo:font-size="11pt" style:font-size-asian="11pt" style:font-size-complex="11pt"/>
    </style:style>
    <style:style style:name="P4401" style:parent-style-name="PreformattedText" style:family="paragraph">
      <style:text-properties fo:font-size="11pt" style:font-size-asian="11pt" style:font-size-complex="11pt"/>
    </style:style>
    <style:style style:name="P4402" style:parent-style-name="PreformattedText" style:family="paragraph">
      <style:text-properties fo:font-size="11pt" style:font-size-asian="11pt" style:font-size-complex="11pt"/>
    </style:style>
    <style:style style:name="P4403" style:parent-style-name="PreformattedText" style:family="paragraph">
      <style:text-properties fo:font-size="11pt" style:font-size-asian="11pt" style:font-size-complex="11pt"/>
    </style:style>
    <style:style style:name="P4404" style:parent-style-name="PreformattedText" style:family="paragraph">
      <style:text-properties fo:font-size="11pt" style:font-size-asian="11pt" style:font-size-complex="11pt"/>
    </style:style>
    <style:style style:name="P4405" style:parent-style-name="PreformattedText" style:family="paragraph">
      <style:text-properties fo:font-size="11pt" style:font-size-asian="11pt" style:font-size-complex="11pt"/>
    </style:style>
    <style:style style:name="P4406" style:parent-style-name="PreformattedText" style:family="paragraph">
      <style:text-properties fo:font-size="11pt" style:font-size-asian="11pt" style:font-size-complex="11pt"/>
    </style:style>
    <style:style style:name="P4407" style:parent-style-name="PreformattedText" style:family="paragraph">
      <style:text-properties fo:font-size="11pt" style:font-size-asian="11pt" style:font-size-complex="11pt"/>
    </style:style>
    <style:style style:name="P4408" style:parent-style-name="PreformattedText" style:family="paragraph">
      <style:text-properties fo:font-size="11pt" style:font-size-asian="11pt" style:font-size-complex="11pt"/>
    </style:style>
    <style:style style:name="P4409" style:parent-style-name="PreformattedText" style:family="paragraph">
      <style:text-properties fo:font-size="11pt" style:font-size-asian="11pt" style:font-size-complex="11pt"/>
    </style:style>
    <style:style style:name="P4410" style:parent-style-name="PreformattedText" style:family="paragraph">
      <style:text-properties fo:font-size="11pt" style:font-size-asian="11pt" style:font-size-complex="11pt"/>
    </style:style>
    <style:style style:name="P4411" style:parent-style-name="PreformattedText" style:family="paragraph">
      <style:text-properties fo:font-size="11pt" style:font-size-asian="11pt" style:font-size-complex="11pt"/>
    </style:style>
    <style:style style:name="P4412" style:parent-style-name="PreformattedText" style:family="paragraph">
      <style:text-properties fo:font-size="11pt" style:font-size-asian="11pt" style:font-size-complex="11pt"/>
    </style:style>
    <style:style style:name="P4413" style:parent-style-name="PreformattedText" style:family="paragraph">
      <style:text-properties fo:font-size="11pt" style:font-size-asian="11pt" style:font-size-complex="11pt"/>
    </style:style>
    <style:style style:name="P4414" style:parent-style-name="PreformattedText" style:family="paragraph">
      <style:text-properties fo:font-size="11pt" style:font-size-asian="11pt" style:font-size-complex="11pt"/>
    </style:style>
    <style:style style:name="P4415" style:parent-style-name="PreformattedText" style:family="paragraph">
      <style:text-properties fo:font-size="11pt" style:font-size-asian="11pt" style:font-size-complex="11pt"/>
    </style:style>
    <style:style style:name="P4416" style:parent-style-name="PreformattedText" style:family="paragraph">
      <style:text-properties fo:font-size="11pt" style:font-size-asian="11pt" style:font-size-complex="11pt"/>
    </style:style>
    <style:style style:name="P4417" style:parent-style-name="PreformattedText" style:family="paragraph">
      <style:text-properties fo:font-size="11pt" style:font-size-asian="11pt" style:font-size-complex="11pt"/>
    </style:style>
    <style:style style:name="P4418" style:parent-style-name="PreformattedText" style:family="paragraph">
      <style:text-properties fo:font-size="11pt" style:font-size-asian="11pt" style:font-size-complex="11pt"/>
    </style:style>
    <style:style style:name="P4419" style:parent-style-name="PreformattedText" style:family="paragraph">
      <style:text-properties fo:font-size="11pt" style:font-size-asian="11pt" style:font-size-complex="11pt"/>
    </style:style>
    <style:style style:name="P4420" style:parent-style-name="PreformattedText" style:family="paragraph">
      <style:text-properties fo:font-size="11pt" style:font-size-asian="11pt" style:font-size-complex="11pt"/>
    </style:style>
    <style:style style:name="P4421" style:parent-style-name="PreformattedText" style:family="paragraph">
      <style:text-properties fo:font-size="11pt" style:font-size-asian="11pt" style:font-size-complex="11pt"/>
    </style:style>
    <style:style style:name="P4422" style:parent-style-name="PreformattedText" style:family="paragraph">
      <style:text-properties fo:font-size="11pt" style:font-size-asian="11pt" style:font-size-complex="11pt"/>
    </style:style>
    <style:style style:name="P4423" style:parent-style-name="PreformattedText" style:family="paragraph">
      <style:text-properties fo:font-size="11pt" style:font-size-asian="11pt" style:font-size-complex="11pt"/>
    </style:style>
    <style:style style:name="P4424" style:parent-style-name="PreformattedText" style:family="paragraph">
      <style:text-properties fo:font-size="11pt" style:font-size-asian="11pt" style:font-size-complex="11pt"/>
    </style:style>
    <style:style style:name="P4425" style:parent-style-name="PreformattedText" style:family="paragraph">
      <style:text-properties fo:font-size="11pt" style:font-size-asian="11pt" style:font-size-complex="11pt"/>
    </style:style>
    <style:style style:name="P4426" style:parent-style-name="PreformattedText" style:family="paragraph">
      <style:text-properties fo:font-size="11pt" style:font-size-asian="11pt" style:font-size-complex="11pt"/>
    </style:style>
    <style:style style:name="P4427" style:parent-style-name="PreformattedText" style:family="paragraph">
      <style:text-properties fo:font-size="11pt" style:font-size-asian="11pt" style:font-size-complex="11pt"/>
    </style:style>
    <style:style style:name="P4428" style:parent-style-name="PreformattedText" style:family="paragraph">
      <style:text-properties fo:font-size="11pt" style:font-size-asian="11pt" style:font-size-complex="11pt"/>
    </style:style>
    <style:style style:name="P4429" style:parent-style-name="PreformattedText" style:family="paragraph">
      <style:text-properties fo:font-size="11pt" style:font-size-asian="11pt" style:font-size-complex="11pt"/>
    </style:style>
    <style:style style:name="P4430" style:parent-style-name="PreformattedText" style:family="paragraph">
      <style:text-properties fo:font-size="11pt" style:font-size-asian="11pt" style:font-size-complex="11pt"/>
    </style:style>
    <style:style style:name="P4431" style:parent-style-name="PreformattedText" style:family="paragraph">
      <style:text-properties fo:font-size="11pt" style:font-size-asian="11pt" style:font-size-complex="11pt"/>
    </style:style>
    <style:style style:name="P4432" style:parent-style-name="PreformattedText" style:family="paragraph">
      <style:text-properties fo:font-size="11pt" style:font-size-asian="11pt" style:font-size-complex="11pt"/>
    </style:style>
    <style:style style:name="P4433" style:parent-style-name="PreformattedText" style:family="paragraph">
      <style:text-properties fo:font-size="11pt" style:font-size-asian="11pt" style:font-size-complex="11pt"/>
    </style:style>
    <style:style style:name="P4434" style:parent-style-name="PreformattedText" style:family="paragraph">
      <style:text-properties fo:font-size="11pt" style:font-size-asian="11pt" style:font-size-complex="11pt"/>
    </style:style>
    <style:style style:name="P4435" style:parent-style-name="PreformattedText" style:family="paragraph">
      <style:text-properties fo:font-size="11pt" style:font-size-asian="11pt" style:font-size-complex="11pt"/>
    </style:style>
    <style:style style:name="P4436" style:parent-style-name="PreformattedText" style:family="paragraph">
      <style:text-properties fo:font-size="11pt" style:font-size-asian="11pt" style:font-size-complex="11pt"/>
    </style:style>
    <style:style style:name="P4437" style:parent-style-name="PreformattedText" style:family="paragraph">
      <style:text-properties fo:font-size="11pt" style:font-size-asian="11pt" style:font-size-complex="11pt"/>
    </style:style>
    <style:style style:name="P4438" style:parent-style-name="PreformattedText" style:family="paragraph">
      <style:text-properties fo:font-size="11pt" style:font-size-asian="11pt" style:font-size-complex="11pt"/>
    </style:style>
    <style:style style:name="P4439" style:parent-style-name="PreformattedText" style:family="paragraph">
      <style:text-properties fo:font-size="11pt" style:font-size-asian="11pt" style:font-size-complex="11pt"/>
    </style:style>
    <style:style style:name="P4440" style:parent-style-name="PreformattedText" style:family="paragraph">
      <style:text-properties fo:font-size="11pt" style:font-size-asian="11pt" style:font-size-complex="11pt"/>
    </style:style>
    <style:style style:name="P4441" style:parent-style-name="PreformattedText" style:family="paragraph">
      <style:text-properties fo:font-size="11pt" style:font-size-asian="11pt" style:font-size-complex="11pt"/>
    </style:style>
    <style:style style:name="P4442" style:parent-style-name="PreformattedText" style:family="paragraph">
      <style:text-properties fo:font-size="11pt" style:font-size-asian="11pt" style:font-size-complex="11pt"/>
    </style:style>
    <style:style style:name="P4443" style:parent-style-name="PreformattedText" style:family="paragraph">
      <style:text-properties fo:font-size="11pt" style:font-size-asian="11pt" style:font-size-complex="11pt"/>
    </style:style>
    <style:style style:name="P4444" style:parent-style-name="PreformattedText" style:family="paragraph">
      <style:text-properties fo:font-size="11pt" style:font-size-asian="11pt" style:font-size-complex="11pt"/>
    </style:style>
    <style:style style:name="P4445" style:parent-style-name="PreformattedText" style:family="paragraph">
      <style:text-properties fo:font-size="11pt" style:font-size-asian="11pt" style:font-size-complex="11pt"/>
    </style:style>
    <style:style style:name="P4446" style:parent-style-name="PreformattedText" style:family="paragraph">
      <style:text-properties fo:font-size="11pt" style:font-size-asian="11pt" style:font-size-complex="11pt"/>
    </style:style>
    <style:style style:name="P4447" style:parent-style-name="PreformattedText" style:family="paragraph">
      <style:text-properties fo:font-size="11pt" style:font-size-asian="11pt" style:font-size-complex="11pt"/>
    </style:style>
    <style:style style:name="P4448" style:parent-style-name="PreformattedText" style:family="paragraph">
      <style:text-properties fo:font-size="11pt" style:font-size-asian="11pt" style:font-size-complex="11pt"/>
    </style:style>
    <style:style style:name="P4449" style:parent-style-name="PreformattedText" style:family="paragraph">
      <style:text-properties fo:font-size="11pt" style:font-size-asian="11pt" style:font-size-complex="11pt"/>
    </style:style>
    <style:style style:name="P4450" style:parent-style-name="PreformattedText" style:family="paragraph">
      <style:text-properties fo:font-size="11pt" style:font-size-asian="11pt" style:font-size-complex="11pt"/>
    </style:style>
    <style:style style:name="P4451" style:parent-style-name="PreformattedText" style:family="paragraph">
      <style:text-properties fo:font-size="11pt" style:font-size-asian="11pt" style:font-size-complex="11pt"/>
    </style:style>
    <style:style style:name="P4452" style:parent-style-name="PreformattedText" style:family="paragraph">
      <style:text-properties fo:font-size="11pt" style:font-size-asian="11pt" style:font-size-complex="11pt"/>
    </style:style>
    <style:style style:name="P4453" style:parent-style-name="PreformattedText" style:family="paragraph">
      <style:text-properties fo:font-size="11pt" style:font-size-asian="11pt" style:font-size-complex="11pt"/>
    </style:style>
    <style:style style:name="P4454" style:parent-style-name="PreformattedText" style:family="paragraph">
      <style:text-properties fo:font-size="11pt" style:font-size-asian="11pt" style:font-size-complex="11pt"/>
    </style:style>
    <style:style style:name="P4455" style:parent-style-name="PreformattedText" style:family="paragraph">
      <style:text-properties fo:font-size="11pt" style:font-size-asian="11pt" style:font-size-complex="11pt"/>
    </style:style>
    <style:style style:name="P4456" style:parent-style-name="PreformattedText" style:family="paragraph">
      <style:text-properties fo:font-size="11pt" style:font-size-asian="11pt" style:font-size-complex="11pt"/>
    </style:style>
    <style:style style:name="P4457" style:parent-style-name="PreformattedText" style:family="paragraph">
      <style:text-properties fo:font-size="11pt" style:font-size-asian="11pt" style:font-size-complex="11pt"/>
    </style:style>
    <style:style style:name="P4458" style:parent-style-name="PreformattedText" style:family="paragraph">
      <style:text-properties fo:font-size="11pt" style:font-size-asian="11pt" style:font-size-complex="11pt"/>
    </style:style>
    <style:style style:name="P4459" style:parent-style-name="PreformattedText" style:family="paragraph">
      <style:text-properties fo:font-size="11pt" style:font-size-asian="11pt" style:font-size-complex="11pt"/>
    </style:style>
    <style:style style:name="P4460" style:parent-style-name="PreformattedText" style:family="paragraph">
      <style:text-properties fo:font-size="11pt" style:font-size-asian="11pt" style:font-size-complex="11pt"/>
    </style:style>
    <style:style style:name="P4461" style:parent-style-name="PreformattedText" style:family="paragraph">
      <style:text-properties fo:font-size="11pt" style:font-size-asian="11pt" style:font-size-complex="11pt"/>
    </style:style>
    <style:style style:name="P4462" style:parent-style-name="PreformattedText" style:family="paragraph">
      <style:text-properties fo:font-size="11pt" style:font-size-asian="11pt" style:font-size-complex="11pt"/>
    </style:style>
    <style:style style:name="P4463" style:parent-style-name="PreformattedText" style:family="paragraph">
      <style:text-properties fo:font-size="11pt" style:font-size-asian="11pt" style:font-size-complex="11pt"/>
    </style:style>
    <style:style style:name="P4464" style:parent-style-name="PreformattedText" style:family="paragraph">
      <style:text-properties fo:font-size="11pt" style:font-size-asian="11pt" style:font-size-complex="11pt"/>
    </style:style>
    <style:style style:name="P4465" style:parent-style-name="PreformattedText" style:family="paragraph">
      <style:text-properties fo:font-size="11pt" style:font-size-asian="11pt" style:font-size-complex="11pt"/>
    </style:style>
    <style:style style:name="P4466" style:parent-style-name="PreformattedText" style:family="paragraph">
      <style:text-properties fo:font-size="11pt" style:font-size-asian="11pt" style:font-size-complex="11pt"/>
    </style:style>
    <style:style style:name="P4467" style:parent-style-name="PreformattedText" style:family="paragraph">
      <style:text-properties fo:font-size="11pt" style:font-size-asian="11pt" style:font-size-complex="11pt"/>
    </style:style>
    <style:style style:name="P4468" style:parent-style-name="PreformattedText" style:family="paragraph">
      <style:text-properties fo:font-size="11pt" style:font-size-asian="11pt" style:font-size-complex="11pt"/>
    </style:style>
    <style:style style:name="P4469" style:parent-style-name="PreformattedText" style:family="paragraph">
      <style:text-properties fo:font-size="11pt" style:font-size-asian="11pt" style:font-size-complex="11pt"/>
    </style:style>
    <style:style style:name="P4470" style:parent-style-name="PreformattedText" style:family="paragraph">
      <style:text-properties fo:font-size="11pt" style:font-size-asian="11pt" style:font-size-complex="11pt"/>
    </style:style>
    <style:style style:name="P4471" style:parent-style-name="PreformattedText" style:family="paragraph">
      <style:text-properties fo:font-size="11pt" style:font-size-asian="11pt" style:font-size-complex="11pt"/>
    </style:style>
    <style:style style:name="P4472" style:parent-style-name="PreformattedText" style:family="paragraph">
      <style:text-properties fo:font-size="11pt" style:font-size-asian="11pt" style:font-size-complex="11pt"/>
    </style:style>
    <style:style style:name="P4473" style:parent-style-name="PreformattedText" style:family="paragraph">
      <style:text-properties fo:font-size="11pt" style:font-size-asian="11pt" style:font-size-complex="11pt"/>
    </style:style>
    <style:style style:name="P4474" style:parent-style-name="PreformattedText" style:family="paragraph">
      <style:text-properties fo:font-size="11pt" style:font-size-asian="11pt" style:font-size-complex="11pt"/>
    </style:style>
    <style:style style:name="P4475" style:parent-style-name="PreformattedText" style:family="paragraph">
      <style:text-properties fo:font-size="11pt" style:font-size-asian="11pt" style:font-size-complex="11pt"/>
    </style:style>
    <style:style style:name="P4476" style:parent-style-name="PreformattedText" style:family="paragraph">
      <style:text-properties fo:font-size="11pt" style:font-size-asian="11pt" style:font-size-complex="11pt"/>
    </style:style>
    <style:style style:name="P4477" style:parent-style-name="PreformattedText" style:family="paragraph">
      <style:text-properties fo:font-size="11pt" style:font-size-asian="11pt" style:font-size-complex="11pt"/>
    </style:style>
    <style:style style:name="P4478" style:parent-style-name="PreformattedText" style:family="paragraph">
      <style:text-properties fo:font-size="11pt" style:font-size-asian="11pt" style:font-size-complex="11pt"/>
    </style:style>
    <style:style style:name="P4479" style:parent-style-name="PreformattedText" style:family="paragraph">
      <style:text-properties fo:font-size="11pt" style:font-size-asian="11pt" style:font-size-complex="11pt"/>
    </style:style>
    <style:style style:name="P4480" style:parent-style-name="PreformattedText" style:family="paragraph">
      <style:text-properties fo:font-size="11pt" style:font-size-asian="11pt" style:font-size-complex="11pt"/>
    </style:style>
    <style:style style:name="P4481" style:parent-style-name="PreformattedText" style:family="paragraph">
      <style:text-properties fo:font-size="11pt" style:font-size-asian="11pt" style:font-size-complex="11pt"/>
    </style:style>
    <style:style style:name="P4482" style:parent-style-name="PreformattedText" style:family="paragraph">
      <style:text-properties fo:font-size="11pt" style:font-size-asian="11pt" style:font-size-complex="11pt"/>
    </style:style>
    <style:style style:name="P4483" style:parent-style-name="PreformattedText" style:family="paragraph">
      <style:text-properties fo:font-size="11pt" style:font-size-asian="11pt" style:font-size-complex="11pt"/>
    </style:style>
    <style:style style:name="P4484" style:parent-style-name="PreformattedText" style:family="paragraph">
      <style:text-properties fo:font-size="11pt" style:font-size-asian="11pt" style:font-size-complex="11pt"/>
    </style:style>
    <style:style style:name="P4485" style:parent-style-name="PreformattedText" style:family="paragraph">
      <style:text-properties fo:font-size="11pt" style:font-size-asian="11pt" style:font-size-complex="11pt"/>
    </style:style>
    <style:style style:name="P4486" style:parent-style-name="PreformattedText" style:family="paragraph">
      <style:text-properties fo:font-size="11pt" style:font-size-asian="11pt" style:font-size-complex="11pt"/>
    </style:style>
    <style:style style:name="P4487" style:parent-style-name="PreformattedText" style:family="paragraph">
      <style:text-properties fo:font-size="11pt" style:font-size-asian="11pt" style:font-size-complex="11pt"/>
    </style:style>
    <style:style style:name="P4488" style:parent-style-name="PreformattedText" style:family="paragraph">
      <style:text-properties fo:font-size="11pt" style:font-size-asian="11pt" style:font-size-complex="11pt"/>
    </style:style>
    <style:style style:name="P4489" style:parent-style-name="PreformattedText" style:family="paragraph">
      <style:text-properties fo:font-size="11pt" style:font-size-asian="11pt" style:font-size-complex="11pt"/>
    </style:style>
    <style:style style:name="P4490" style:parent-style-name="PreformattedText" style:family="paragraph">
      <style:text-properties fo:font-size="11pt" style:font-size-asian="11pt" style:font-size-complex="11pt"/>
    </style:style>
    <style:style style:name="P4491" style:parent-style-name="PreformattedText" style:family="paragraph">
      <style:text-properties fo:font-size="11pt" style:font-size-asian="11pt" style:font-size-complex="11pt"/>
    </style:style>
    <style:style style:name="P4492" style:parent-style-name="PreformattedText" style:family="paragraph">
      <style:text-properties fo:font-size="11pt" style:font-size-asian="11pt" style:font-size-complex="11pt"/>
    </style:style>
    <style:style style:name="P4493" style:parent-style-name="PreformattedText" style:family="paragraph">
      <style:text-properties fo:font-size="11pt" style:font-size-asian="11pt" style:font-size-complex="11pt"/>
    </style:style>
    <style:style style:name="P4494" style:parent-style-name="PreformattedText" style:family="paragraph">
      <style:text-properties fo:font-size="11pt" style:font-size-asian="11pt" style:font-size-complex="11pt"/>
    </style:style>
    <style:style style:name="P4495" style:parent-style-name="PreformattedText" style:family="paragraph">
      <style:text-properties fo:font-size="11pt" style:font-size-asian="11pt" style:font-size-complex="11pt"/>
    </style:style>
    <style:style style:name="P4496" style:parent-style-name="PreformattedText" style:family="paragraph">
      <style:text-properties fo:font-size="11pt" style:font-size-asian="11pt" style:font-size-complex="11pt"/>
    </style:style>
    <style:style style:name="P4497" style:parent-style-name="PreformattedText" style:family="paragraph">
      <style:text-properties fo:font-size="11pt" style:font-size-asian="11pt" style:font-size-complex="11pt"/>
    </style:style>
    <style:style style:name="P4498" style:parent-style-name="PreformattedText" style:family="paragraph">
      <style:text-properties fo:font-size="11pt" style:font-size-asian="11pt" style:font-size-complex="11pt"/>
    </style:style>
    <style:style style:name="P4499" style:parent-style-name="PreformattedText" style:family="paragraph">
      <style:text-properties fo:font-size="11pt" style:font-size-asian="11pt" style:font-size-complex="11pt"/>
    </style:style>
    <style:style style:name="P4500" style:parent-style-name="PreformattedText" style:family="paragraph">
      <style:text-properties fo:font-size="11pt" style:font-size-asian="11pt" style:font-size-complex="11pt"/>
    </style:style>
    <style:style style:name="P4501" style:parent-style-name="PreformattedText" style:family="paragraph">
      <style:text-properties fo:font-size="11pt" style:font-size-asian="11pt" style:font-size-complex="11pt"/>
    </style:style>
    <style:style style:name="P4502" style:parent-style-name="PreformattedText" style:family="paragraph">
      <style:text-properties fo:font-size="11pt" style:font-size-asian="11pt" style:font-size-complex="11pt"/>
    </style:style>
    <style:style style:name="P4503" style:parent-style-name="PreformattedText" style:family="paragraph">
      <style:text-properties fo:font-size="11pt" style:font-size-asian="11pt" style:font-size-complex="11pt"/>
    </style:style>
    <style:style style:name="P4504" style:parent-style-name="PreformattedText" style:family="paragraph">
      <style:text-properties fo:font-size="11pt" style:font-size-asian="11pt" style:font-size-complex="11pt"/>
    </style:style>
    <style:style style:name="P4505" style:parent-style-name="PreformattedText" style:family="paragraph">
      <style:text-properties fo:font-size="11pt" style:font-size-asian="11pt" style:font-size-complex="11pt"/>
    </style:style>
    <style:style style:name="P4506" style:parent-style-name="PreformattedText" style:family="paragraph">
      <style:text-properties fo:font-size="11pt" style:font-size-asian="11pt" style:font-size-complex="11pt"/>
    </style:style>
    <style:style style:name="P4507" style:parent-style-name="PreformattedText" style:family="paragraph">
      <style:text-properties fo:font-size="11pt" style:font-size-asian="11pt" style:font-size-complex="11pt"/>
    </style:style>
    <style:style style:name="P4508" style:parent-style-name="PreformattedText" style:family="paragraph">
      <style:text-properties fo:font-size="11pt" style:font-size-asian="11pt" style:font-size-complex="11pt"/>
    </style:style>
    <style:style style:name="P4509" style:parent-style-name="PreformattedText" style:family="paragraph">
      <style:text-properties fo:font-size="11pt" style:font-size-asian="11pt" style:font-size-complex="11pt"/>
    </style:style>
    <style:style style:name="P4510" style:parent-style-name="PreformattedText" style:family="paragraph">
      <style:text-properties fo:font-size="11pt" style:font-size-asian="11pt" style:font-size-complex="11pt"/>
    </style:style>
    <style:style style:name="P4511" style:parent-style-name="PreformattedText" style:family="paragraph">
      <style:text-properties fo:font-size="11pt" style:font-size-asian="11pt" style:font-size-complex="11pt"/>
    </style:style>
    <style:style style:name="P4512" style:parent-style-name="PreformattedText" style:family="paragraph">
      <style:text-properties fo:font-size="11pt" style:font-size-asian="11pt" style:font-size-complex="11pt"/>
    </style:style>
    <style:style style:name="P4513" style:parent-style-name="PreformattedText" style:family="paragraph">
      <style:text-properties fo:font-size="11pt" style:font-size-asian="11pt" style:font-size-complex="11pt"/>
    </style:style>
    <style:style style:name="P4514" style:parent-style-name="PreformattedText" style:family="paragraph">
      <style:text-properties fo:font-size="11pt" style:font-size-asian="11pt" style:font-size-complex="11pt"/>
    </style:style>
    <style:style style:name="P4515" style:parent-style-name="PreformattedText" style:family="paragraph">
      <style:text-properties fo:font-size="11pt" style:font-size-asian="11pt" style:font-size-complex="11pt"/>
    </style:style>
    <style:style style:name="P4516" style:parent-style-name="PreformattedText" style:family="paragraph">
      <style:text-properties fo:font-size="11pt" style:font-size-asian="11pt" style:font-size-complex="11pt"/>
    </style:style>
    <style:style style:name="P4517" style:parent-style-name="PreformattedText" style:family="paragraph">
      <style:text-properties fo:font-size="11pt" style:font-size-asian="11pt" style:font-size-complex="11pt"/>
    </style:style>
    <style:style style:name="P4518" style:parent-style-name="PreformattedText" style:family="paragraph">
      <style:text-properties fo:font-size="11pt" style:font-size-asian="11pt" style:font-size-complex="11pt"/>
    </style:style>
    <style:style style:name="P4519" style:parent-style-name="PreformattedText" style:family="paragraph">
      <style:text-properties fo:font-size="11pt" style:font-size-asian="11pt" style:font-size-complex="11pt"/>
    </style:style>
    <style:style style:name="P4520" style:parent-style-name="PreformattedText" style:family="paragraph">
      <style:text-properties fo:font-size="11pt" style:font-size-asian="11pt" style:font-size-complex="11pt"/>
    </style:style>
    <style:style style:name="P4521" style:parent-style-name="PreformattedText" style:family="paragraph">
      <style:text-properties fo:font-size="11pt" style:font-size-asian="11pt" style:font-size-complex="11pt"/>
    </style:style>
    <style:style style:name="P4522" style:parent-style-name="PreformattedText" style:family="paragraph">
      <style:text-properties fo:font-size="11pt" style:font-size-asian="11pt" style:font-size-complex="11pt"/>
    </style:style>
    <style:style style:name="P4523" style:parent-style-name="PreformattedText" style:family="paragraph">
      <style:text-properties fo:font-size="11pt" style:font-size-asian="11pt" style:font-size-complex="11pt"/>
    </style:style>
    <style:style style:name="P4524" style:parent-style-name="PreformattedText" style:family="paragraph">
      <style:text-properties fo:font-size="11pt" style:font-size-asian="11pt" style:font-size-complex="11pt"/>
    </style:style>
    <style:style style:name="P4525" style:parent-style-name="PreformattedText" style:family="paragraph">
      <style:text-properties fo:font-size="11pt" style:font-size-asian="11pt" style:font-size-complex="11pt"/>
    </style:style>
    <style:style style:name="P4526" style:parent-style-name="PreformattedText" style:family="paragraph">
      <style:text-properties fo:font-size="11pt" style:font-size-asian="11pt" style:font-size-complex="11pt"/>
    </style:style>
    <style:style style:name="P4527" style:parent-style-name="PreformattedText" style:family="paragraph">
      <style:text-properties fo:font-size="11pt" style:font-size-asian="11pt" style:font-size-complex="11pt"/>
    </style:style>
    <style:style style:name="P4528" style:parent-style-name="PreformattedText" style:family="paragraph">
      <style:text-properties fo:font-size="11pt" style:font-size-asian="11pt" style:font-size-complex="11pt"/>
    </style:style>
    <style:style style:name="P4529" style:parent-style-name="PreformattedText" style:family="paragraph">
      <style:text-properties fo:font-size="11pt" style:font-size-asian="11pt" style:font-size-complex="11pt"/>
    </style:style>
    <style:style style:name="P4530" style:parent-style-name="PreformattedText" style:family="paragraph">
      <style:text-properties fo:font-size="11pt" style:font-size-asian="11pt" style:font-size-complex="11pt"/>
    </style:style>
    <style:style style:name="P4531" style:parent-style-name="PreformattedText" style:family="paragraph">
      <style:text-properties fo:font-size="11pt" style:font-size-asian="11pt" style:font-size-complex="11pt"/>
    </style:style>
    <style:style style:name="P4532" style:parent-style-name="PreformattedText" style:family="paragraph">
      <style:text-properties fo:font-size="11pt" style:font-size-asian="11pt" style:font-size-complex="11pt"/>
    </style:style>
    <style:style style:name="P4533" style:parent-style-name="PreformattedText" style:family="paragraph">
      <style:text-properties fo:font-size="11pt" style:font-size-asian="11pt" style:font-size-complex="11pt"/>
    </style:style>
    <style:style style:name="P4534" style:parent-style-name="PreformattedText" style:family="paragraph">
      <style:text-properties fo:font-size="11pt" style:font-size-asian="11pt" style:font-size-complex="11pt"/>
    </style:style>
    <style:style style:name="P4535" style:parent-style-name="PreformattedText" style:family="paragraph">
      <style:text-properties fo:font-size="11pt" style:font-size-asian="11pt" style:font-size-complex="11pt"/>
    </style:style>
    <style:style style:name="P4536" style:parent-style-name="PreformattedText" style:family="paragraph">
      <style:text-properties fo:font-size="11pt" style:font-size-asian="11pt" style:font-size-complex="11pt"/>
    </style:style>
    <style:style style:name="P4537" style:parent-style-name="PreformattedText" style:family="paragraph">
      <style:text-properties fo:font-size="11pt" style:font-size-asian="11pt" style:font-size-complex="11pt"/>
    </style:style>
    <style:style style:name="P4538" style:parent-style-name="PreformattedText" style:family="paragraph">
      <style:text-properties fo:font-size="11pt" style:font-size-asian="11pt" style:font-size-complex="11pt"/>
    </style:style>
    <style:style style:name="P4539" style:parent-style-name="PreformattedText" style:family="paragraph">
      <style:text-properties fo:font-size="11pt" style:font-size-asian="11pt" style:font-size-complex="11pt"/>
    </style:style>
    <style:style style:name="P4540" style:parent-style-name="PreformattedText" style:family="paragraph">
      <style:text-properties fo:font-size="11pt" style:font-size-asian="11pt" style:font-size-complex="11pt"/>
    </style:style>
    <style:style style:name="P4541" style:parent-style-name="PreformattedText" style:family="paragraph">
      <style:text-properties fo:font-size="11pt" style:font-size-asian="11pt" style:font-size-complex="11pt"/>
    </style:style>
    <style:style style:name="P4542" style:parent-style-name="PreformattedText" style:family="paragraph">
      <style:text-properties fo:font-size="11pt" style:font-size-asian="11pt" style:font-size-complex="11pt"/>
    </style:style>
    <style:style style:name="P4543" style:parent-style-name="PreformattedText" style:family="paragraph">
      <style:text-properties fo:font-size="11pt" style:font-size-asian="11pt" style:font-size-complex="11pt"/>
    </style:style>
    <style:style style:name="P4544" style:parent-style-name="PreformattedText" style:family="paragraph">
      <style:text-properties fo:font-size="11pt" style:font-size-asian="11pt" style:font-size-complex="11pt"/>
    </style:style>
    <style:style style:name="P4545" style:parent-style-name="PreformattedText" style:family="paragraph">
      <style:text-properties fo:font-size="11pt" style:font-size-asian="11pt" style:font-size-complex="11pt"/>
    </style:style>
    <style:style style:name="P4546" style:parent-style-name="PreformattedText" style:family="paragraph">
      <style:text-properties fo:font-size="11pt" style:font-size-asian="11pt" style:font-size-complex="11pt"/>
    </style:style>
    <style:style style:name="P4547" style:parent-style-name="PreformattedText" style:family="paragraph">
      <style:text-properties fo:font-size="11pt" style:font-size-asian="11pt" style:font-size-complex="11pt"/>
    </style:style>
    <style:style style:name="P4548" style:parent-style-name="PreformattedText" style:family="paragraph">
      <style:text-properties fo:font-size="11pt" style:font-size-asian="11pt" style:font-size-complex="11pt"/>
    </style:style>
    <style:style style:name="P4549" style:parent-style-name="PreformattedText" style:family="paragraph">
      <style:text-properties fo:font-size="11pt" style:font-size-asian="11pt" style:font-size-complex="11pt"/>
    </style:style>
    <style:style style:name="P4550" style:parent-style-name="PreformattedText" style:family="paragraph">
      <style:text-properties fo:font-size="11pt" style:font-size-asian="11pt" style:font-size-complex="11pt"/>
    </style:style>
    <style:style style:name="P4551" style:parent-style-name="PreformattedText" style:family="paragraph">
      <style:text-properties fo:font-size="11pt" style:font-size-asian="11pt" style:font-size-complex="11pt"/>
    </style:style>
    <style:style style:name="P4552" style:parent-style-name="PreformattedText" style:family="paragraph">
      <style:text-properties fo:font-size="11pt" style:font-size-asian="11pt" style:font-size-complex="11pt"/>
    </style:style>
    <style:style style:name="P4553" style:parent-style-name="PreformattedText" style:family="paragraph">
      <style:text-properties fo:font-size="11pt" style:font-size-asian="11pt" style:font-size-complex="11pt"/>
    </style:style>
    <style:style style:name="P4554" style:parent-style-name="PreformattedText" style:family="paragraph">
      <style:text-properties fo:font-size="11pt" style:font-size-asian="11pt" style:font-size-complex="11pt"/>
    </style:style>
    <style:style style:name="P4555" style:parent-style-name="PreformattedText" style:family="paragraph">
      <style:text-properties fo:font-size="11pt" style:font-size-asian="11pt" style:font-size-complex="11pt"/>
    </style:style>
    <style:style style:name="P4556" style:parent-style-name="PreformattedText" style:family="paragraph">
      <style:text-properties fo:font-size="11pt" style:font-size-asian="11pt" style:font-size-complex="11pt"/>
    </style:style>
    <style:style style:name="P4557" style:parent-style-name="PreformattedText" style:family="paragraph">
      <style:text-properties fo:font-size="11pt" style:font-size-asian="11pt" style:font-size-complex="11pt"/>
    </style:style>
    <style:style style:name="P4558" style:parent-style-name="PreformattedText" style:family="paragraph">
      <style:text-properties fo:font-size="11pt" style:font-size-asian="11pt" style:font-size-complex="11pt"/>
    </style:style>
    <style:style style:name="P4559" style:parent-style-name="PreformattedText" style:family="paragraph">
      <style:text-properties fo:font-size="11pt" style:font-size-asian="11pt" style:font-size-complex="11pt"/>
    </style:style>
    <style:style style:name="P4560" style:parent-style-name="PreformattedText" style:family="paragraph">
      <style:text-properties fo:font-size="11pt" style:font-size-asian="11pt" style:font-size-complex="11pt"/>
    </style:style>
    <style:style style:name="P4561" style:parent-style-name="PreformattedText" style:family="paragraph">
      <style:text-properties fo:font-size="11pt" style:font-size-asian="11pt" style:font-size-complex="11pt"/>
    </style:style>
    <style:style style:name="P4562" style:parent-style-name="PreformattedText" style:family="paragraph">
      <style:text-properties fo:font-size="11pt" style:font-size-asian="11pt" style:font-size-complex="11pt"/>
    </style:style>
    <style:style style:name="P4563" style:parent-style-name="PreformattedText" style:family="paragraph">
      <style:text-properties fo:font-size="11pt" style:font-size-asian="11pt" style:font-size-complex="11pt"/>
    </style:style>
    <style:style style:name="P4564" style:parent-style-name="PreformattedText" style:family="paragraph">
      <style:text-properties fo:font-size="11pt" style:font-size-asian="11pt" style:font-size-complex="11pt"/>
    </style:style>
    <style:style style:name="P4565" style:parent-style-name="PreformattedText" style:family="paragraph">
      <style:text-properties fo:font-size="11pt" style:font-size-asian="11pt" style:font-size-complex="11pt"/>
    </style:style>
    <style:style style:name="P4566" style:parent-style-name="PreformattedText" style:family="paragraph">
      <style:text-properties fo:font-size="11pt" style:font-size-asian="11pt" style:font-size-complex="11pt"/>
    </style:style>
    <style:style style:name="P4567" style:parent-style-name="PreformattedText" style:family="paragraph">
      <style:text-properties fo:font-size="11pt" style:font-size-asian="11pt" style:font-size-complex="11pt"/>
    </style:style>
    <style:style style:name="P4568" style:parent-style-name="PreformattedText" style:family="paragraph">
      <style:text-properties fo:font-size="11pt" style:font-size-asian="11pt" style:font-size-complex="11pt"/>
    </style:style>
    <style:style style:name="P4569" style:parent-style-name="PreformattedText" style:family="paragraph">
      <style:text-properties fo:font-size="11pt" style:font-size-asian="11pt" style:font-size-complex="11pt"/>
    </style:style>
    <style:style style:name="P4570" style:parent-style-name="PreformattedText" style:family="paragraph">
      <style:text-properties fo:font-size="11pt" style:font-size-asian="11pt" style:font-size-complex="11pt"/>
    </style:style>
    <style:style style:name="P4571" style:parent-style-name="PreformattedText" style:family="paragraph">
      <style:text-properties fo:font-size="11pt" style:font-size-asian="11pt" style:font-size-complex="11pt"/>
    </style:style>
    <style:style style:name="P4572" style:parent-style-name="PreformattedText" style:family="paragraph">
      <style:text-properties fo:font-size="11pt" style:font-size-asian="11pt" style:font-size-complex="11pt"/>
    </style:style>
    <style:style style:name="P4573" style:parent-style-name="PreformattedText" style:family="paragraph">
      <style:text-properties fo:font-size="11pt" style:font-size-asian="11pt" style:font-size-complex="11pt"/>
    </style:style>
    <style:style style:name="P4574" style:parent-style-name="PreformattedText" style:family="paragraph">
      <style:text-properties fo:font-size="11pt" style:font-size-asian="11pt" style:font-size-complex="11pt"/>
    </style:style>
    <style:style style:name="P4575" style:parent-style-name="PreformattedText" style:family="paragraph">
      <style:text-properties fo:font-size="11pt" style:font-size-asian="11pt" style:font-size-complex="11pt"/>
    </style:style>
    <style:style style:name="P4576" style:parent-style-name="PreformattedText" style:family="paragraph">
      <style:text-properties fo:font-size="11pt" style:font-size-asian="11pt" style:font-size-complex="11pt"/>
    </style:style>
    <style:style style:name="P4577" style:parent-style-name="PreformattedText" style:family="paragraph">
      <style:text-properties fo:font-size="11pt" style:font-size-asian="11pt" style:font-size-complex="11pt"/>
    </style:style>
    <style:style style:name="P4578" style:parent-style-name="PreformattedText" style:family="paragraph">
      <style:text-properties fo:font-size="11pt" style:font-size-asian="11pt" style:font-size-complex="11pt"/>
    </style:style>
    <style:style style:name="P4579" style:parent-style-name="PreformattedText" style:family="paragraph">
      <style:text-properties fo:font-size="11pt" style:font-size-asian="11pt" style:font-size-complex="11pt"/>
    </style:style>
    <style:style style:name="P4580" style:parent-style-name="PreformattedText" style:family="paragraph">
      <style:text-properties fo:font-size="11pt" style:font-size-asian="11pt" style:font-size-complex="11pt"/>
    </style:style>
    <style:style style:name="P4581" style:parent-style-name="PreformattedText" style:family="paragraph">
      <style:text-properties fo:font-size="11pt" style:font-size-asian="11pt" style:font-size-complex="11pt"/>
    </style:style>
    <style:style style:name="P4582" style:parent-style-name="PreformattedText" style:family="paragraph">
      <style:text-properties fo:font-size="11pt" style:font-size-asian="11pt" style:font-size-complex="11pt"/>
    </style:style>
    <style:style style:name="P4583" style:parent-style-name="PreformattedText" style:family="paragraph">
      <style:text-properties fo:font-size="11pt" style:font-size-asian="11pt" style:font-size-complex="11pt"/>
    </style:style>
    <style:style style:name="P4584" style:parent-style-name="PreformattedText" style:family="paragraph">
      <style:text-properties fo:font-size="11pt" style:font-size-asian="11pt" style:font-size-complex="11pt"/>
    </style:style>
    <style:style style:name="P4585" style:parent-style-name="PreformattedText" style:family="paragraph">
      <style:text-properties fo:font-size="11pt" style:font-size-asian="11pt" style:font-size-complex="11pt"/>
    </style:style>
    <style:style style:name="P4586" style:parent-style-name="PreformattedText" style:family="paragraph">
      <style:text-properties fo:font-size="11pt" style:font-size-asian="11pt" style:font-size-complex="11pt"/>
    </style:style>
    <style:style style:name="P4587" style:parent-style-name="PreformattedText" style:family="paragraph">
      <style:text-properties fo:font-size="11pt" style:font-size-asian="11pt" style:font-size-complex="11pt"/>
    </style:style>
    <style:style style:name="P4588" style:parent-style-name="PreformattedText" style:family="paragraph">
      <style:text-properties fo:font-size="11pt" style:font-size-asian="11pt" style:font-size-complex="11pt"/>
    </style:style>
    <style:style style:name="P4589" style:parent-style-name="PreformattedText" style:family="paragraph">
      <style:text-properties fo:font-size="11pt" style:font-size-asian="11pt" style:font-size-complex="11pt"/>
    </style:style>
    <style:style style:name="P4590" style:parent-style-name="PreformattedText" style:family="paragraph">
      <style:text-properties fo:font-size="11pt" style:font-size-asian="11pt" style:font-size-complex="11pt"/>
    </style:style>
    <style:style style:name="P4591" style:parent-style-name="PreformattedText" style:family="paragraph">
      <style:text-properties fo:font-size="11pt" style:font-size-asian="11pt" style:font-size-complex="11pt"/>
    </style:style>
    <style:style style:name="P4592" style:parent-style-name="PreformattedText" style:family="paragraph">
      <style:text-properties fo:font-size="11pt" style:font-size-asian="11pt" style:font-size-complex="11pt"/>
    </style:style>
    <style:style style:name="P4593" style:parent-style-name="PreformattedText" style:family="paragraph">
      <style:text-properties fo:font-size="11pt" style:font-size-asian="11pt" style:font-size-complex="11pt"/>
    </style:style>
    <style:style style:name="P4594" style:parent-style-name="PreformattedText" style:family="paragraph">
      <style:text-properties fo:font-size="11pt" style:font-size-asian="11pt" style:font-size-complex="11pt"/>
    </style:style>
    <style:style style:name="P4595" style:parent-style-name="PreformattedText" style:family="paragraph">
      <style:text-properties fo:font-size="11pt" style:font-size-asian="11pt" style:font-size-complex="11pt"/>
    </style:style>
    <style:style style:name="P4596" style:parent-style-name="PreformattedText" style:family="paragraph">
      <style:text-properties fo:font-size="11pt" style:font-size-asian="11pt" style:font-size-complex="11pt"/>
    </style:style>
    <style:style style:name="P4597" style:parent-style-name="PreformattedText" style:family="paragraph">
      <style:text-properties fo:font-size="11pt" style:font-size-asian="11pt" style:font-size-complex="11pt"/>
    </style:style>
    <style:style style:name="P4598" style:parent-style-name="PreformattedText" style:family="paragraph">
      <style:text-properties fo:font-size="11pt" style:font-size-asian="11pt" style:font-size-complex="11pt"/>
    </style:style>
    <style:style style:name="P4599" style:parent-style-name="PreformattedText" style:family="paragraph">
      <style:text-properties fo:font-size="11pt" style:font-size-asian="11pt" style:font-size-complex="11pt"/>
    </style:style>
    <style:style style:name="P4600" style:parent-style-name="PreformattedText" style:family="paragraph">
      <style:text-properties fo:font-size="11pt" style:font-size-asian="11pt" style:font-size-complex="11pt"/>
    </style:style>
    <style:style style:name="P4601" style:parent-style-name="PreformattedText" style:family="paragraph">
      <style:text-properties fo:font-size="11pt" style:font-size-asian="11pt" style:font-size-complex="11pt"/>
    </style:style>
    <style:style style:name="P4602" style:parent-style-name="PreformattedText" style:family="paragraph">
      <style:text-properties fo:font-size="11pt" style:font-size-asian="11pt" style:font-size-complex="11pt"/>
    </style:style>
    <style:style style:name="P4603" style:parent-style-name="PreformattedText" style:family="paragraph">
      <style:text-properties fo:font-size="11pt" style:font-size-asian="11pt" style:font-size-complex="11pt"/>
    </style:style>
    <style:style style:name="P4604" style:parent-style-name="PreformattedText" style:family="paragraph">
      <style:text-properties fo:font-size="11pt" style:font-size-asian="11pt" style:font-size-complex="11pt"/>
    </style:style>
    <style:style style:name="P4605" style:parent-style-name="PreformattedText" style:family="paragraph">
      <style:text-properties fo:font-size="11pt" style:font-size-asian="11pt" style:font-size-complex="11pt"/>
    </style:style>
    <style:style style:name="P4606" style:parent-style-name="PreformattedText" style:family="paragraph">
      <style:text-properties fo:font-size="11pt" style:font-size-asian="11pt" style:font-size-complex="11pt"/>
    </style:style>
    <style:style style:name="P4607" style:parent-style-name="PreformattedText" style:family="paragraph">
      <style:text-properties fo:font-size="11pt" style:font-size-asian="11pt" style:font-size-complex="11pt"/>
    </style:style>
    <style:style style:name="P4608" style:parent-style-name="PreformattedText" style:family="paragraph">
      <style:text-properties fo:font-size="11pt" style:font-size-asian="11pt" style:font-size-complex="11pt"/>
    </style:style>
    <style:style style:name="P4609" style:parent-style-name="PreformattedText" style:family="paragraph">
      <style:text-properties fo:font-size="11pt" style:font-size-asian="11pt" style:font-size-complex="11pt"/>
    </style:style>
    <style:style style:name="P4610" style:parent-style-name="PreformattedText" style:family="paragraph">
      <style:text-properties fo:font-size="11pt" style:font-size-asian="11pt" style:font-size-complex="11pt"/>
    </style:style>
    <style:style style:name="P4611" style:parent-style-name="PreformattedText" style:family="paragraph">
      <style:text-properties fo:font-size="11pt" style:font-size-asian="11pt" style:font-size-complex="11pt"/>
    </style:style>
    <style:style style:name="P4612" style:parent-style-name="PreformattedText" style:family="paragraph">
      <style:text-properties fo:font-size="11pt" style:font-size-asian="11pt" style:font-size-complex="11pt"/>
    </style:style>
    <style:style style:name="P4613" style:parent-style-name="PreformattedText" style:family="paragraph">
      <style:text-properties fo:font-size="11pt" style:font-size-asian="11pt" style:font-size-complex="11pt"/>
    </style:style>
    <style:style style:name="P4614" style:parent-style-name="PreformattedText" style:family="paragraph">
      <style:text-properties fo:font-size="11pt" style:font-size-asian="11pt" style:font-size-complex="11pt"/>
    </style:style>
    <style:style style:name="P4615" style:parent-style-name="PreformattedText" style:family="paragraph">
      <style:text-properties fo:font-size="11pt" style:font-size-asian="11pt" style:font-size-complex="11pt"/>
    </style:style>
    <style:style style:name="P4616" style:parent-style-name="PreformattedText" style:family="paragraph">
      <style:text-properties fo:font-size="11pt" style:font-size-asian="11pt" style:font-size-complex="11pt"/>
    </style:style>
    <style:style style:name="P4617" style:parent-style-name="PreformattedText" style:family="paragraph">
      <style:text-properties fo:font-size="11pt" style:font-size-asian="11pt" style:font-size-complex="11pt"/>
    </style:style>
    <style:style style:name="P4618" style:parent-style-name="PreformattedText" style:family="paragraph">
      <style:text-properties fo:font-size="11pt" style:font-size-asian="11pt" style:font-size-complex="11pt"/>
    </style:style>
    <style:style style:name="P4619" style:parent-style-name="PreformattedText" style:family="paragraph">
      <style:text-properties fo:font-size="11pt" style:font-size-asian="11pt" style:font-size-complex="11pt"/>
    </style:style>
    <style:style style:name="P4620" style:parent-style-name="PreformattedText" style:family="paragraph">
      <style:text-properties fo:font-size="11pt" style:font-size-asian="11pt" style:font-size-complex="11pt"/>
    </style:style>
    <style:style style:name="P4621" style:parent-style-name="PreformattedText" style:family="paragraph">
      <style:text-properties fo:font-size="11pt" style:font-size-asian="11pt" style:font-size-complex="11pt"/>
    </style:style>
    <style:style style:name="P4622" style:parent-style-name="PreformattedText" style:family="paragraph">
      <style:text-properties fo:font-size="11pt" style:font-size-asian="11pt" style:font-size-complex="11pt"/>
    </style:style>
    <style:style style:name="P4623" style:parent-style-name="PreformattedText" style:family="paragraph">
      <style:text-properties fo:font-size="11pt" style:font-size-asian="11pt" style:font-size-complex="11pt"/>
    </style:style>
    <style:style style:name="P4624" style:parent-style-name="PreformattedText" style:family="paragraph">
      <style:text-properties fo:font-size="11pt" style:font-size-asian="11pt" style:font-size-complex="11pt"/>
    </style:style>
    <style:style style:name="P4625" style:parent-style-name="PreformattedText" style:family="paragraph">
      <style:text-properties fo:font-size="11pt" style:font-size-asian="11pt" style:font-size-complex="11pt"/>
    </style:style>
    <style:style style:name="P4626" style:parent-style-name="PreformattedText" style:family="paragraph">
      <style:text-properties fo:font-size="11pt" style:font-size-asian="11pt" style:font-size-complex="11pt"/>
    </style:style>
    <style:style style:name="P4627" style:parent-style-name="PreformattedText" style:family="paragraph">
      <style:text-properties fo:font-size="11pt" style:font-size-asian="11pt" style:font-size-complex="11pt"/>
    </style:style>
    <style:style style:name="P4628" style:parent-style-name="PreformattedText" style:family="paragraph">
      <style:text-properties fo:font-size="11pt" style:font-size-asian="11pt" style:font-size-complex="11pt"/>
    </style:style>
    <style:style style:name="P4629" style:parent-style-name="PreformattedText" style:family="paragraph">
      <style:text-properties fo:font-size="11pt" style:font-size-asian="11pt" style:font-size-complex="11pt"/>
    </style:style>
    <style:style style:name="P4630" style:parent-style-name="PreformattedText" style:family="paragraph">
      <style:text-properties fo:font-size="11pt" style:font-size-asian="11pt" style:font-size-complex="11pt"/>
    </style:style>
    <style:style style:name="P4631" style:parent-style-name="PreformattedText" style:family="paragraph">
      <style:text-properties fo:font-size="11pt" style:font-size-asian="11pt" style:font-size-complex="11pt"/>
    </style:style>
    <style:style style:name="P4632" style:parent-style-name="PreformattedText" style:family="paragraph">
      <style:text-properties fo:font-size="11pt" style:font-size-asian="11pt" style:font-size-complex="11pt"/>
    </style:style>
    <style:style style:name="P4633" style:parent-style-name="PreformattedText" style:family="paragraph">
      <style:text-properties fo:font-size="11pt" style:font-size-asian="11pt" style:font-size-complex="11pt"/>
    </style:style>
    <style:style style:name="P4634" style:parent-style-name="PreformattedText" style:family="paragraph">
      <style:text-properties fo:font-size="11pt" style:font-size-asian="11pt" style:font-size-complex="11pt"/>
    </style:style>
    <style:style style:name="P4635" style:parent-style-name="PreformattedText" style:family="paragraph">
      <style:text-properties fo:font-size="11pt" style:font-size-asian="11pt" style:font-size-complex="11pt"/>
    </style:style>
    <style:style style:name="P4636" style:parent-style-name="PreformattedText" style:family="paragraph">
      <style:text-properties fo:font-size="11pt" style:font-size-asian="11pt" style:font-size-complex="11pt"/>
    </style:style>
    <style:style style:name="P4637" style:parent-style-name="PreformattedText" style:family="paragraph">
      <style:text-properties fo:font-size="11pt" style:font-size-asian="11pt" style:font-size-complex="11pt"/>
    </style:style>
    <style:style style:name="P4638" style:parent-style-name="PreformattedText" style:family="paragraph">
      <style:text-properties fo:font-size="11pt" style:font-size-asian="11pt" style:font-size-complex="11pt"/>
    </style:style>
    <style:style style:name="P4639" style:parent-style-name="PreformattedText" style:family="paragraph">
      <style:text-properties fo:font-size="11pt" style:font-size-asian="11pt" style:font-size-complex="11pt"/>
    </style:style>
    <style:style style:name="P4640" style:parent-style-name="PreformattedText" style:family="paragraph">
      <style:text-properties fo:font-size="11pt" style:font-size-asian="11pt" style:font-size-complex="11pt"/>
    </style:style>
    <style:style style:name="P4641" style:parent-style-name="PreformattedText" style:family="paragraph">
      <style:text-properties fo:font-size="11pt" style:font-size-asian="11pt" style:font-size-complex="11pt"/>
    </style:style>
    <style:style style:name="P4642" style:parent-style-name="PreformattedText" style:family="paragraph">
      <style:text-properties fo:font-size="11pt" style:font-size-asian="11pt" style:font-size-complex="11pt"/>
    </style:style>
    <style:style style:name="P4643" style:parent-style-name="PreformattedText" style:family="paragraph">
      <style:text-properties fo:font-size="11pt" style:font-size-asian="11pt" style:font-size-complex="11pt"/>
    </style:style>
    <style:style style:name="P4644" style:parent-style-name="PreformattedText" style:family="paragraph">
      <style:text-properties fo:font-size="11pt" style:font-size-asian="11pt" style:font-size-complex="11pt"/>
    </style:style>
    <style:style style:name="P4645" style:parent-style-name="PreformattedText" style:family="paragraph">
      <style:text-properties fo:font-size="11pt" style:font-size-asian="11pt" style:font-size-complex="11pt"/>
    </style:style>
    <style:style style:name="P4646" style:parent-style-name="PreformattedText" style:family="paragraph">
      <style:text-properties fo:font-size="11pt" style:font-size-asian="11pt" style:font-size-complex="11pt"/>
    </style:style>
    <style:style style:name="P4647" style:parent-style-name="PreformattedText" style:family="paragraph">
      <style:text-properties fo:font-size="11pt" style:font-size-asian="11pt" style:font-size-complex="11pt"/>
    </style:style>
    <style:style style:name="P4648" style:parent-style-name="PreformattedText" style:family="paragraph">
      <style:text-properties fo:font-size="11pt" style:font-size-asian="11pt" style:font-size-complex="11pt"/>
    </style:style>
    <style:style style:name="P4649" style:parent-style-name="PreformattedText" style:family="paragraph">
      <style:text-properties fo:font-size="11pt" style:font-size-asian="11pt" style:font-size-complex="11pt"/>
    </style:style>
    <style:style style:name="P4650" style:parent-style-name="PreformattedText" style:family="paragraph">
      <style:text-properties fo:font-size="11pt" style:font-size-asian="11pt" style:font-size-complex="11pt"/>
    </style:style>
    <style:style style:name="P4651" style:parent-style-name="PreformattedText" style:family="paragraph">
      <style:text-properties fo:font-size="11pt" style:font-size-asian="11pt" style:font-size-complex="11pt"/>
    </style:style>
    <style:style style:name="P4652" style:parent-style-name="PreformattedText" style:family="paragraph">
      <style:text-properties fo:font-size="11pt" style:font-size-asian="11pt" style:font-size-complex="11pt"/>
    </style:style>
    <style:style style:name="P4653" style:parent-style-name="PreformattedText" style:family="paragraph">
      <style:text-properties fo:font-size="11pt" style:font-size-asian="11pt" style:font-size-complex="11pt"/>
    </style:style>
    <style:style style:name="P4654" style:parent-style-name="PreformattedText" style:family="paragraph">
      <style:text-properties fo:font-size="11pt" style:font-size-asian="11pt" style:font-size-complex="11pt"/>
    </style:style>
    <style:style style:name="P4655" style:parent-style-name="PreformattedText" style:family="paragraph">
      <style:text-properties fo:font-size="11pt" style:font-size-asian="11pt" style:font-size-complex="11pt"/>
    </style:style>
    <style:style style:name="P4656" style:parent-style-name="PreformattedText" style:family="paragraph">
      <style:text-properties fo:font-size="11pt" style:font-size-asian="11pt" style:font-size-complex="11pt"/>
    </style:style>
    <style:style style:name="P4657" style:parent-style-name="PreformattedText" style:family="paragraph">
      <style:text-properties fo:font-size="11pt" style:font-size-asian="11pt" style:font-size-complex="11pt"/>
    </style:style>
    <style:style style:name="P4658" style:parent-style-name="PreformattedText" style:family="paragraph">
      <style:text-properties fo:font-size="11pt" style:font-size-asian="11pt" style:font-size-complex="11pt"/>
    </style:style>
    <style:style style:name="P4659" style:parent-style-name="PreformattedText" style:family="paragraph">
      <style:text-properties fo:font-size="11pt" style:font-size-asian="11pt" style:font-size-complex="11pt"/>
    </style:style>
    <style:style style:name="P4660" style:parent-style-name="PreformattedText" style:family="paragraph">
      <style:text-properties fo:font-size="11pt" style:font-size-asian="11pt" style:font-size-complex="11pt"/>
    </style:style>
    <style:style style:name="P4661" style:parent-style-name="PreformattedText" style:family="paragraph">
      <style:text-properties fo:font-size="11pt" style:font-size-asian="11pt" style:font-size-complex="11pt"/>
    </style:style>
    <style:style style:name="P4662" style:parent-style-name="PreformattedText" style:family="paragraph">
      <style:text-properties fo:font-size="11pt" style:font-size-asian="11pt" style:font-size-complex="11pt"/>
    </style:style>
    <style:style style:name="P4663" style:parent-style-name="PreformattedText" style:family="paragraph">
      <style:text-properties fo:font-size="11pt" style:font-size-asian="11pt" style:font-size-complex="11pt"/>
    </style:style>
    <style:style style:name="P4664" style:parent-style-name="PreformattedText" style:family="paragraph">
      <style:text-properties fo:font-size="11pt" style:font-size-asian="11pt" style:font-size-complex="11pt"/>
    </style:style>
    <style:style style:name="P4665" style:parent-style-name="PreformattedText" style:family="paragraph">
      <style:text-properties fo:font-size="11pt" style:font-size-asian="11pt" style:font-size-complex="11pt"/>
    </style:style>
    <style:style style:name="P4666" style:parent-style-name="PreformattedText" style:family="paragraph">
      <style:text-properties fo:font-size="11pt" style:font-size-asian="11pt" style:font-size-complex="11pt"/>
    </style:style>
    <style:style style:name="P4667" style:parent-style-name="PreformattedText" style:family="paragraph">
      <style:text-properties fo:font-size="11pt" style:font-size-asian="11pt" style:font-size-complex="11pt"/>
    </style:style>
    <style:style style:name="P4668" style:parent-style-name="PreformattedText" style:family="paragraph">
      <style:text-properties fo:font-size="11pt" style:font-size-asian="11pt" style:font-size-complex="11pt"/>
    </style:style>
    <style:style style:name="P4669" style:parent-style-name="PreformattedText" style:family="paragraph">
      <style:text-properties fo:font-size="11pt" style:font-size-asian="11pt" style:font-size-complex="11pt"/>
    </style:style>
    <style:style style:name="P4670" style:parent-style-name="PreformattedText" style:family="paragraph">
      <style:text-properties fo:font-size="11pt" style:font-size-asian="11pt" style:font-size-complex="11pt"/>
    </style:style>
    <style:style style:name="P4671" style:parent-style-name="PreformattedText" style:family="paragraph">
      <style:text-properties fo:font-size="11pt" style:font-size-asian="11pt" style:font-size-complex="11pt"/>
    </style:style>
    <style:style style:name="P4672" style:parent-style-name="PreformattedText" style:family="paragraph">
      <style:text-properties fo:font-size="11pt" style:font-size-asian="11pt" style:font-size-complex="11pt"/>
    </style:style>
    <style:style style:name="P4673" style:parent-style-name="PreformattedText" style:family="paragraph">
      <style:text-properties fo:font-size="11pt" style:font-size-asian="11pt" style:font-size-complex="11pt"/>
    </style:style>
    <style:style style:name="P4674" style:parent-style-name="PreformattedText" style:family="paragraph">
      <style:text-properties fo:font-size="11pt" style:font-size-asian="11pt" style:font-size-complex="11pt"/>
    </style:style>
    <style:style style:name="P4675" style:parent-style-name="PreformattedText" style:family="paragraph">
      <style:text-properties fo:font-size="11pt" style:font-size-asian="11pt" style:font-size-complex="11pt"/>
    </style:style>
    <style:style style:name="P4676" style:parent-style-name="PreformattedText" style:family="paragraph">
      <style:text-properties fo:font-size="11pt" style:font-size-asian="11pt" style:font-size-complex="11pt"/>
    </style:style>
    <style:style style:name="P4677" style:parent-style-name="PreformattedText" style:family="paragraph">
      <style:text-properties fo:font-size="11pt" style:font-size-asian="11pt" style:font-size-complex="11pt"/>
    </style:style>
    <style:style style:name="P4678" style:parent-style-name="PreformattedText" style:family="paragraph">
      <style:text-properties fo:font-size="11pt" style:font-size-asian="11pt" style:font-size-complex="11pt"/>
    </style:style>
    <style:style style:name="P4679" style:parent-style-name="PreformattedText" style:family="paragraph">
      <style:text-properties fo:font-size="11pt" style:font-size-asian="11pt" style:font-size-complex="11pt"/>
    </style:style>
    <style:style style:name="P4680" style:parent-style-name="PreformattedText" style:family="paragraph">
      <style:text-properties fo:font-size="11pt" style:font-size-asian="11pt" style:font-size-complex="11pt"/>
    </style:style>
    <style:style style:name="P4681" style:parent-style-name="PreformattedText" style:family="paragraph">
      <style:text-properties fo:font-size="11pt" style:font-size-asian="11pt" style:font-size-complex="11pt"/>
    </style:style>
    <style:style style:name="P4682" style:parent-style-name="PreformattedText" style:family="paragraph">
      <style:text-properties fo:font-size="11pt" style:font-size-asian="11pt" style:font-size-complex="11pt"/>
    </style:style>
    <style:style style:name="P4683" style:parent-style-name="PreformattedText" style:family="paragraph">
      <style:text-properties fo:font-size="11pt" style:font-size-asian="11pt" style:font-size-complex="11pt"/>
    </style:style>
    <style:style style:name="P4684" style:parent-style-name="PreformattedText" style:family="paragraph">
      <style:text-properties fo:font-size="11pt" style:font-size-asian="11pt" style:font-size-complex="11pt"/>
    </style:style>
    <style:style style:name="P4685" style:parent-style-name="PreformattedText" style:family="paragraph">
      <style:text-properties fo:font-size="11pt" style:font-size-asian="11pt" style:font-size-complex="11pt"/>
    </style:style>
    <style:style style:name="P4686" style:parent-style-name="PreformattedText" style:family="paragraph">
      <style:text-properties fo:font-size="11pt" style:font-size-asian="11pt" style:font-size-complex="11pt"/>
    </style:style>
    <style:style style:name="P4687" style:parent-style-name="PreformattedText" style:family="paragraph">
      <style:text-properties fo:font-size="11pt" style:font-size-asian="11pt" style:font-size-complex="11pt"/>
    </style:style>
    <style:style style:name="P4688" style:parent-style-name="PreformattedText" style:family="paragraph">
      <style:text-properties fo:font-size="11pt" style:font-size-asian="11pt" style:font-size-complex="11pt"/>
    </style:style>
    <style:style style:name="P4689" style:parent-style-name="PreformattedText" style:family="paragraph">
      <style:text-properties fo:font-size="11pt" style:font-size-asian="11pt" style:font-size-complex="11pt"/>
    </style:style>
    <style:style style:name="P4690" style:parent-style-name="PreformattedText" style:family="paragraph">
      <style:text-properties fo:font-size="11pt" style:font-size-asian="11pt" style:font-size-complex="11pt"/>
    </style:style>
    <style:style style:name="P4691" style:parent-style-name="PreformattedText" style:family="paragraph">
      <style:text-properties fo:font-size="11pt" style:font-size-asian="11pt" style:font-size-complex="11pt"/>
    </style:style>
    <style:style style:name="P4692" style:parent-style-name="PreformattedText" style:family="paragraph">
      <style:text-properties fo:font-size="11pt" style:font-size-asian="11pt" style:font-size-complex="11pt"/>
    </style:style>
    <style:style style:name="P4693" style:parent-style-name="PreformattedText" style:family="paragraph">
      <style:text-properties fo:font-size="11pt" style:font-size-asian="11pt" style:font-size-complex="11pt"/>
    </style:style>
    <style:style style:name="P4694" style:parent-style-name="PreformattedText" style:family="paragraph">
      <style:text-properties fo:font-size="11pt" style:font-size-asian="11pt" style:font-size-complex="11pt"/>
    </style:style>
    <style:style style:name="P4695" style:parent-style-name="PreformattedText" style:family="paragraph">
      <style:text-properties fo:font-size="11pt" style:font-size-asian="11pt" style:font-size-complex="11pt"/>
    </style:style>
    <style:style style:name="P4696" style:parent-style-name="PreformattedText" style:family="paragraph">
      <style:text-properties fo:font-size="11pt" style:font-size-asian="11pt" style:font-size-complex="11pt"/>
    </style:style>
    <style:style style:name="P4697" style:parent-style-name="PreformattedText" style:family="paragraph">
      <style:text-properties fo:font-size="11pt" style:font-size-asian="11pt" style:font-size-complex="11pt"/>
    </style:style>
    <style:style style:name="P4698" style:parent-style-name="PreformattedText" style:family="paragraph">
      <style:text-properties fo:font-size="11pt" style:font-size-asian="11pt" style:font-size-complex="11pt"/>
    </style:style>
    <style:style style:name="P4699" style:parent-style-name="PreformattedText" style:family="paragraph">
      <style:text-properties fo:font-size="11pt" style:font-size-asian="11pt" style:font-size-complex="11pt"/>
    </style:style>
    <style:style style:name="P4700" style:parent-style-name="PreformattedText" style:family="paragraph">
      <style:text-properties fo:font-size="11pt" style:font-size-asian="11pt" style:font-size-complex="11pt"/>
    </style:style>
    <style:style style:name="P4701" style:parent-style-name="PreformattedText" style:family="paragraph">
      <style:text-properties fo:font-size="11pt" style:font-size-asian="11pt" style:font-size-complex="11pt"/>
    </style:style>
    <style:style style:name="P4702" style:parent-style-name="PreformattedText" style:family="paragraph">
      <style:text-properties fo:font-size="11pt" style:font-size-asian="11pt" style:font-size-complex="11pt"/>
    </style:style>
    <style:style style:name="P4703" style:parent-style-name="PreformattedText" style:family="paragraph">
      <style:text-properties fo:font-size="11pt" style:font-size-asian="11pt" style:font-size-complex="11pt"/>
    </style:style>
    <style:style style:name="P4704" style:parent-style-name="PreformattedText" style:family="paragraph">
      <style:text-properties fo:font-size="11pt" style:font-size-asian="11pt" style:font-size-complex="11pt"/>
    </style:style>
    <style:style style:name="P4705" style:parent-style-name="PreformattedText" style:family="paragraph">
      <style:text-properties fo:font-size="11pt" style:font-size-asian="11pt" style:font-size-complex="11pt"/>
    </style:style>
    <style:style style:name="P4706" style:parent-style-name="PreformattedText" style:family="paragraph">
      <style:text-properties fo:font-size="11pt" style:font-size-asian="11pt" style:font-size-complex="11pt"/>
    </style:style>
    <style:style style:name="P4707" style:parent-style-name="PreformattedText" style:family="paragraph">
      <style:text-properties fo:font-size="11pt" style:font-size-asian="11pt" style:font-size-complex="11pt"/>
    </style:style>
    <style:style style:name="P4708" style:parent-style-name="PreformattedText" style:family="paragraph">
      <style:text-properties fo:font-size="11pt" style:font-size-asian="11pt" style:font-size-complex="11pt"/>
    </style:style>
    <style:style style:name="P4709" style:parent-style-name="PreformattedText" style:family="paragraph">
      <style:text-properties fo:font-size="11pt" style:font-size-asian="11pt" style:font-size-complex="11pt"/>
    </style:style>
    <style:style style:name="P4710" style:parent-style-name="PreformattedText" style:family="paragraph">
      <style:text-properties fo:font-size="11pt" style:font-size-asian="11pt" style:font-size-complex="11pt"/>
    </style:style>
    <style:style style:name="P4711" style:parent-style-name="PreformattedText" style:family="paragraph">
      <style:text-properties fo:font-size="11pt" style:font-size-asian="11pt" style:font-size-complex="11pt"/>
    </style:style>
    <style:style style:name="P4712" style:parent-style-name="PreformattedText" style:family="paragraph">
      <style:text-properties fo:font-size="11pt" style:font-size-asian="11pt" style:font-size-complex="11pt"/>
    </style:style>
    <style:style style:name="P4713" style:parent-style-name="PreformattedText" style:family="paragraph">
      <style:text-properties fo:font-size="11pt" style:font-size-asian="11pt" style:font-size-complex="11pt"/>
    </style:style>
    <style:style style:name="P4714" style:parent-style-name="PreformattedText" style:family="paragraph">
      <style:text-properties fo:font-size="11pt" style:font-size-asian="11pt" style:font-size-complex="11pt"/>
    </style:style>
    <style:style style:name="P4715" style:parent-style-name="PreformattedText" style:family="paragraph">
      <style:text-properties fo:font-size="11pt" style:font-size-asian="11pt" style:font-size-complex="11pt"/>
    </style:style>
    <style:style style:name="P4716" style:parent-style-name="PreformattedText" style:family="paragraph">
      <style:text-properties fo:font-size="11pt" style:font-size-asian="11pt" style:font-size-complex="11pt"/>
    </style:style>
    <style:style style:name="P4717" style:parent-style-name="PreformattedText" style:family="paragraph">
      <style:text-properties fo:font-size="11pt" style:font-size-asian="11pt" style:font-size-complex="11pt"/>
    </style:style>
    <style:style style:name="P4718" style:parent-style-name="PreformattedText" style:family="paragraph">
      <style:text-properties fo:font-size="11pt" style:font-size-asian="11pt" style:font-size-complex="11pt"/>
    </style:style>
    <style:style style:name="P4719" style:parent-style-name="PreformattedText" style:family="paragraph">
      <style:text-properties fo:font-size="11pt" style:font-size-asian="11pt" style:font-size-complex="11pt"/>
    </style:style>
    <style:style style:name="P4720" style:parent-style-name="PreformattedText" style:family="paragraph">
      <style:text-properties fo:font-size="11pt" style:font-size-asian="11pt" style:font-size-complex="11pt"/>
    </style:style>
    <style:style style:name="P4721" style:parent-style-name="PreformattedText" style:family="paragraph">
      <style:text-properties fo:font-size="11pt" style:font-size-asian="11pt" style:font-size-complex="11pt"/>
    </style:style>
    <style:style style:name="P4722" style:parent-style-name="PreformattedText" style:family="paragraph">
      <style:text-properties fo:font-size="11pt" style:font-size-asian="11pt" style:font-size-complex="11pt"/>
    </style:style>
    <style:style style:name="P4723" style:parent-style-name="PreformattedText" style:family="paragraph">
      <style:text-properties fo:font-size="11pt" style:font-size-asian="11pt" style:font-size-complex="11pt"/>
    </style:style>
    <style:style style:name="P4724" style:parent-style-name="PreformattedText" style:family="paragraph">
      <style:text-properties fo:font-size="11pt" style:font-size-asian="11pt" style:font-size-complex="11pt"/>
    </style:style>
    <style:style style:name="P4725" style:parent-style-name="PreformattedText" style:family="paragraph">
      <style:text-properties fo:font-size="11pt" style:font-size-asian="11pt" style:font-size-complex="11pt"/>
    </style:style>
    <style:style style:name="P4726" style:parent-style-name="PreformattedText" style:family="paragraph">
      <style:text-properties fo:font-size="11pt" style:font-size-asian="11pt" style:font-size-complex="11pt"/>
    </style:style>
    <style:style style:name="P4727" style:parent-style-name="PreformattedText" style:family="paragraph">
      <style:text-properties fo:font-size="11pt" style:font-size-asian="11pt" style:font-size-complex="11pt"/>
    </style:style>
    <style:style style:name="P4728" style:parent-style-name="PreformattedText" style:family="paragraph">
      <style:text-properties fo:font-size="11pt" style:font-size-asian="11pt" style:font-size-complex="11pt"/>
    </style:style>
    <style:style style:name="P4729" style:parent-style-name="PreformattedText" style:family="paragraph">
      <style:text-properties fo:font-size="11pt" style:font-size-asian="11pt" style:font-size-complex="11pt"/>
    </style:style>
    <style:style style:name="P4730" style:parent-style-name="PreformattedText" style:family="paragraph">
      <style:text-properties fo:font-size="11pt" style:font-size-asian="11pt" style:font-size-complex="11pt"/>
    </style:style>
    <style:style style:name="P4731" style:parent-style-name="PreformattedText" style:family="paragraph">
      <style:text-properties fo:font-size="11pt" style:font-size-asian="11pt" style:font-size-complex="11pt"/>
    </style:style>
    <style:style style:name="P4732" style:parent-style-name="PreformattedText" style:family="paragraph">
      <style:text-properties fo:font-size="11pt" style:font-size-asian="11pt" style:font-size-complex="11pt"/>
    </style:style>
    <style:style style:name="P4733" style:parent-style-name="PreformattedText" style:family="paragraph">
      <style:text-properties fo:font-size="11pt" style:font-size-asian="11pt" style:font-size-complex="11pt"/>
    </style:style>
    <style:style style:name="P4734" style:parent-style-name="PreformattedText" style:family="paragraph">
      <style:text-properties fo:font-size="11pt" style:font-size-asian="11pt" style:font-size-complex="11pt"/>
    </style:style>
    <style:style style:name="P4735" style:parent-style-name="PreformattedText" style:family="paragraph">
      <style:text-properties fo:font-size="11pt" style:font-size-asian="11pt" style:font-size-complex="11pt"/>
    </style:style>
    <style:style style:name="P4736" style:parent-style-name="PreformattedText" style:family="paragraph">
      <style:text-properties fo:font-size="11pt" style:font-size-asian="11pt" style:font-size-complex="11pt"/>
    </style:style>
    <style:style style:name="P4737" style:parent-style-name="PreformattedText" style:family="paragraph">
      <style:text-properties fo:font-size="11pt" style:font-size-asian="11pt" style:font-size-complex="11pt"/>
    </style:style>
    <style:style style:name="P4738" style:parent-style-name="PreformattedText" style:family="paragraph">
      <style:text-properties fo:font-size="11pt" style:font-size-asian="11pt" style:font-size-complex="11pt"/>
    </style:style>
    <style:style style:name="P4739" style:parent-style-name="PreformattedText" style:family="paragraph">
      <style:text-properties fo:font-size="11pt" style:font-size-asian="11pt" style:font-size-complex="11pt"/>
    </style:style>
    <style:style style:name="P4740" style:parent-style-name="PreformattedText" style:family="paragraph">
      <style:text-properties fo:font-size="11pt" style:font-size-asian="11pt" style:font-size-complex="11pt"/>
    </style:style>
    <style:style style:name="P4741" style:parent-style-name="PreformattedText" style:family="paragraph">
      <style:text-properties fo:font-size="11pt" style:font-size-asian="11pt" style:font-size-complex="11pt"/>
    </style:style>
    <style:style style:name="P4742" style:parent-style-name="PreformattedText" style:family="paragraph">
      <style:text-properties fo:font-size="11pt" style:font-size-asian="11pt" style:font-size-complex="11pt"/>
    </style:style>
    <style:style style:name="P4743" style:parent-style-name="PreformattedText" style:family="paragraph">
      <style:text-properties fo:font-size="11pt" style:font-size-asian="11pt" style:font-size-complex="11pt"/>
    </style:style>
    <style:style style:name="P4744" style:parent-style-name="PreformattedText" style:family="paragraph">
      <style:text-properties fo:font-size="11pt" style:font-size-asian="11pt" style:font-size-complex="11pt"/>
    </style:style>
    <style:style style:name="P4745" style:parent-style-name="PreformattedText" style:family="paragraph">
      <style:text-properties fo:font-size="11pt" style:font-size-asian="11pt" style:font-size-complex="11pt"/>
    </style:style>
    <style:style style:name="P4746" style:parent-style-name="PreformattedText" style:family="paragraph">
      <style:text-properties fo:font-size="11pt" style:font-size-asian="11pt" style:font-size-complex="11pt"/>
    </style:style>
    <style:style style:name="P4747" style:parent-style-name="PreformattedText" style:family="paragraph">
      <style:text-properties fo:font-size="11pt" style:font-size-asian="11pt" style:font-size-complex="11pt"/>
    </style:style>
    <style:style style:name="P4748" style:parent-style-name="PreformattedText" style:family="paragraph">
      <style:text-properties fo:font-size="11pt" style:font-size-asian="11pt" style:font-size-complex="11pt"/>
    </style:style>
    <style:style style:name="P4749" style:parent-style-name="PreformattedText" style:family="paragraph">
      <style:text-properties fo:font-size="11pt" style:font-size-asian="11pt" style:font-size-complex="11pt"/>
    </style:style>
    <style:style style:name="P4750" style:parent-style-name="PreformattedText" style:family="paragraph">
      <style:text-properties fo:font-size="11pt" style:font-size-asian="11pt" style:font-size-complex="11pt"/>
    </style:style>
    <style:style style:name="P4751" style:parent-style-name="PreformattedText" style:family="paragraph">
      <style:text-properties fo:font-size="11pt" style:font-size-asian="11pt" style:font-size-complex="11pt"/>
    </style:style>
    <style:style style:name="P4752" style:parent-style-name="PreformattedText" style:family="paragraph">
      <style:text-properties fo:font-size="11pt" style:font-size-asian="11pt" style:font-size-complex="11pt"/>
    </style:style>
    <style:style style:name="P4753" style:parent-style-name="PreformattedText" style:family="paragraph">
      <style:text-properties fo:font-size="11pt" style:font-size-asian="11pt" style:font-size-complex="11pt"/>
    </style:style>
    <style:style style:name="P4754" style:parent-style-name="PreformattedText" style:family="paragraph">
      <style:text-properties fo:font-size="11pt" style:font-size-asian="11pt" style:font-size-complex="11pt"/>
    </style:style>
    <style:style style:name="P4755" style:parent-style-name="PreformattedText" style:family="paragraph">
      <style:text-properties fo:font-size="11pt" style:font-size-asian="11pt" style:font-size-complex="11pt"/>
    </style:style>
    <style:style style:name="P4756" style:parent-style-name="PreformattedText" style:family="paragraph">
      <style:text-properties fo:font-size="11pt" style:font-size-asian="11pt" style:font-size-complex="11pt"/>
    </style:style>
    <style:style style:name="P4757" style:parent-style-name="PreformattedText" style:family="paragraph">
      <style:text-properties fo:font-size="11pt" style:font-size-asian="11pt" style:font-size-complex="11pt"/>
    </style:style>
    <style:style style:name="P4758" style:parent-style-name="PreformattedText" style:family="paragraph">
      <style:text-properties fo:font-size="11pt" style:font-size-asian="11pt" style:font-size-complex="11pt"/>
    </style:style>
    <style:style style:name="P4759" style:parent-style-name="PreformattedText" style:family="paragraph">
      <style:text-properties fo:font-size="11pt" style:font-size-asian="11pt" style:font-size-complex="11pt"/>
    </style:style>
    <style:style style:name="P4760" style:parent-style-name="PreformattedText" style:family="paragraph">
      <style:text-properties fo:font-size="11pt" style:font-size-asian="11pt" style:font-size-complex="11pt"/>
    </style:style>
    <style:style style:name="P4761" style:parent-style-name="PreformattedText" style:family="paragraph">
      <style:text-properties fo:font-size="11pt" style:font-size-asian="11pt" style:font-size-complex="11pt"/>
    </style:style>
    <style:style style:name="P4762" style:parent-style-name="PreformattedText" style:family="paragraph">
      <style:text-properties fo:font-size="11pt" style:font-size-asian="11pt" style:font-size-complex="11pt"/>
    </style:style>
    <style:style style:name="P4763" style:parent-style-name="PreformattedText" style:family="paragraph">
      <style:text-properties fo:font-size="11pt" style:font-size-asian="11pt" style:font-size-complex="11pt"/>
    </style:style>
    <style:style style:name="P4764" style:parent-style-name="PreformattedText" style:family="paragraph">
      <style:text-properties fo:font-size="11pt" style:font-size-asian="11pt" style:font-size-complex="11pt"/>
    </style:style>
    <style:style style:name="P4765" style:parent-style-name="PreformattedText" style:family="paragraph">
      <style:text-properties fo:font-size="11pt" style:font-size-asian="11pt" style:font-size-complex="11pt"/>
    </style:style>
    <style:style style:name="P4766" style:parent-style-name="PreformattedText" style:family="paragraph">
      <style:text-properties fo:font-size="11pt" style:font-size-asian="11pt" style:font-size-complex="11pt"/>
    </style:style>
    <style:style style:name="P4767" style:parent-style-name="PreformattedText" style:family="paragraph">
      <style:text-properties fo:font-size="11pt" style:font-size-asian="11pt" style:font-size-complex="11pt"/>
    </style:style>
    <style:style style:name="P4768" style:parent-style-name="PreformattedText" style:family="paragraph">
      <style:text-properties fo:font-size="11pt" style:font-size-asian="11pt" style:font-size-complex="11pt"/>
    </style:style>
    <style:style style:name="P4769" style:parent-style-name="PreformattedText" style:family="paragraph">
      <style:text-properties fo:font-size="11pt" style:font-size-asian="11pt" style:font-size-complex="11pt"/>
    </style:style>
    <style:style style:name="P4770" style:parent-style-name="PreformattedText" style:family="paragraph">
      <style:text-properties fo:font-size="11pt" style:font-size-asian="11pt" style:font-size-complex="11pt"/>
    </style:style>
    <style:style style:name="P4771" style:parent-style-name="PreformattedText" style:family="paragraph">
      <style:text-properties fo:font-size="11pt" style:font-size-asian="11pt" style:font-size-complex="11pt"/>
    </style:style>
    <style:style style:name="P4772" style:parent-style-name="PreformattedText" style:family="paragraph">
      <style:text-properties fo:font-size="11pt" style:font-size-asian="11pt" style:font-size-complex="11pt"/>
    </style:style>
    <style:style style:name="P4773" style:parent-style-name="PreformattedText" style:family="paragraph">
      <style:text-properties fo:font-size="11pt" style:font-size-asian="11pt" style:font-size-complex="11pt"/>
    </style:style>
    <style:style style:name="P4774" style:parent-style-name="PreformattedText" style:family="paragraph">
      <style:text-properties fo:font-size="11pt" style:font-size-asian="11pt" style:font-size-complex="11pt"/>
    </style:style>
    <style:style style:name="P4775" style:parent-style-name="PreformattedText" style:family="paragraph">
      <style:text-properties fo:font-size="11pt" style:font-size-asian="11pt" style:font-size-complex="11pt"/>
    </style:style>
    <style:style style:name="P4776" style:parent-style-name="PreformattedText" style:family="paragraph">
      <style:text-properties fo:font-size="11pt" style:font-size-asian="11pt" style:font-size-complex="11pt"/>
    </style:style>
    <style:style style:name="P4777" style:parent-style-name="PreformattedText" style:family="paragraph">
      <style:text-properties fo:font-size="11pt" style:font-size-asian="11pt" style:font-size-complex="11pt"/>
    </style:style>
    <style:style style:name="P4778" style:parent-style-name="PreformattedText" style:family="paragraph">
      <style:text-properties fo:font-size="11pt" style:font-size-asian="11pt" style:font-size-complex="11pt"/>
    </style:style>
    <style:style style:name="P4779" style:parent-style-name="PreformattedText" style:family="paragraph">
      <style:text-properties fo:font-size="11pt" style:font-size-asian="11pt" style:font-size-complex="11pt"/>
    </style:style>
    <style:style style:name="P4780" style:parent-style-name="PreformattedText" style:family="paragraph">
      <style:text-properties fo:font-size="11pt" style:font-size-asian="11pt" style:font-size-complex="11pt"/>
    </style:style>
    <style:style style:name="P4781" style:parent-style-name="PreformattedText" style:family="paragraph">
      <style:text-properties fo:font-size="11pt" style:font-size-asian="11pt" style:font-size-complex="11pt"/>
    </style:style>
    <style:style style:name="P4782" style:parent-style-name="PreformattedText" style:family="paragraph">
      <style:text-properties fo:font-size="11pt" style:font-size-asian="11pt" style:font-size-complex="11pt"/>
    </style:style>
    <style:style style:name="P4783" style:parent-style-name="PreformattedText" style:family="paragraph">
      <style:text-properties fo:font-size="11pt" style:font-size-asian="11pt" style:font-size-complex="11pt"/>
    </style:style>
    <style:style style:name="P4784" style:parent-style-name="PreformattedText" style:family="paragraph">
      <style:text-properties fo:font-size="11pt" style:font-size-asian="11pt" style:font-size-complex="11pt"/>
    </style:style>
    <style:style style:name="P4785" style:parent-style-name="PreformattedText" style:family="paragraph">
      <style:text-properties fo:font-size="11pt" style:font-size-asian="11pt" style:font-size-complex="11pt"/>
    </style:style>
    <style:style style:name="P4786" style:parent-style-name="PreformattedText" style:family="paragraph">
      <style:text-properties fo:font-size="11pt" style:font-size-asian="11pt" style:font-size-complex="11pt"/>
    </style:style>
    <style:style style:name="P4787" style:parent-style-name="PreformattedText" style:family="paragraph">
      <style:text-properties fo:font-size="11pt" style:font-size-asian="11pt" style:font-size-complex="11pt"/>
    </style:style>
    <style:style style:name="P4788" style:parent-style-name="PreformattedText" style:family="paragraph">
      <style:text-properties fo:font-size="11pt" style:font-size-asian="11pt" style:font-size-complex="11pt"/>
    </style:style>
    <style:style style:name="P4789" style:parent-style-name="PreformattedText" style:family="paragraph">
      <style:text-properties fo:font-size="11pt" style:font-size-asian="11pt" style:font-size-complex="11pt"/>
    </style:style>
    <style:style style:name="P4790" style:parent-style-name="PreformattedText" style:family="paragraph">
      <style:text-properties fo:font-size="11pt" style:font-size-asian="11pt" style:font-size-complex="11pt"/>
    </style:style>
    <style:style style:name="P4791" style:parent-style-name="PreformattedText" style:family="paragraph">
      <style:text-properties fo:font-size="11pt" style:font-size-asian="11pt" style:font-size-complex="11pt"/>
    </style:style>
    <style:style style:name="P4792" style:parent-style-name="PreformattedText" style:family="paragraph">
      <style:text-properties fo:font-size="11pt" style:font-size-asian="11pt" style:font-size-complex="11pt"/>
    </style:style>
    <style:style style:name="P4793" style:parent-style-name="PreformattedText" style:family="paragraph">
      <style:text-properties fo:font-size="11pt" style:font-size-asian="11pt" style:font-size-complex="11pt"/>
    </style:style>
    <style:style style:name="P4794" style:parent-style-name="PreformattedText" style:family="paragraph">
      <style:text-properties fo:font-size="11pt" style:font-size-asian="11pt" style:font-size-complex="11pt"/>
    </style:style>
    <style:style style:name="P4795" style:parent-style-name="PreformattedText" style:family="paragraph">
      <style:text-properties fo:font-size="11pt" style:font-size-asian="11pt" style:font-size-complex="11pt"/>
    </style:style>
    <style:style style:name="P4796" style:parent-style-name="PreformattedText" style:family="paragraph">
      <style:text-properties fo:font-size="11pt" style:font-size-asian="11pt" style:font-size-complex="11pt"/>
    </style:style>
    <style:style style:name="P4797" style:parent-style-name="PreformattedText" style:family="paragraph">
      <style:text-properties fo:font-size="11pt" style:font-size-asian="11pt" style:font-size-complex="11pt"/>
    </style:style>
    <style:style style:name="P4798" style:parent-style-name="PreformattedText" style:family="paragraph">
      <style:text-properties fo:font-size="11pt" style:font-size-asian="11pt" style:font-size-complex="11pt"/>
    </style:style>
    <style:style style:name="P4799" style:parent-style-name="PreformattedText" style:family="paragraph">
      <style:text-properties fo:font-size="11pt" style:font-size-asian="11pt" style:font-size-complex="11pt"/>
    </style:style>
    <style:style style:name="P4800" style:parent-style-name="PreformattedText" style:family="paragraph">
      <style:text-properties fo:font-size="11pt" style:font-size-asian="11pt" style:font-size-complex="11pt"/>
    </style:style>
    <style:style style:name="P4801" style:parent-style-name="PreformattedText" style:family="paragraph">
      <style:text-properties fo:font-size="11pt" style:font-size-asian="11pt" style:font-size-complex="11pt"/>
    </style:style>
    <style:style style:name="P4802" style:parent-style-name="PreformattedText" style:family="paragraph">
      <style:text-properties fo:font-size="11pt" style:font-size-asian="11pt" style:font-size-complex="11pt"/>
    </style:style>
    <style:style style:name="P4803" style:parent-style-name="PreformattedText" style:family="paragraph">
      <style:text-properties fo:font-size="11pt" style:font-size-asian="11pt" style:font-size-complex="11pt"/>
    </style:style>
    <style:style style:name="P4804" style:parent-style-name="PreformattedText" style:family="paragraph">
      <style:text-properties fo:font-size="11pt" style:font-size-asian="11pt" style:font-size-complex="11pt"/>
    </style:style>
    <style:style style:name="P4805" style:parent-style-name="PreformattedText" style:family="paragraph">
      <style:text-properties fo:font-size="11pt" style:font-size-asian="11pt" style:font-size-complex="11pt"/>
    </style:style>
    <style:style style:name="P4806" style:parent-style-name="PreformattedText" style:family="paragraph">
      <style:text-properties fo:font-size="11pt" style:font-size-asian="11pt" style:font-size-complex="11pt"/>
    </style:style>
    <style:style style:name="P4807" style:parent-style-name="PreformattedText" style:family="paragraph">
      <style:text-properties fo:font-size="11pt" style:font-size-asian="11pt" style:font-size-complex="11pt"/>
    </style:style>
    <style:style style:name="P4808" style:parent-style-name="PreformattedText" style:family="paragraph">
      <style:text-properties fo:font-size="11pt" style:font-size-asian="11pt" style:font-size-complex="11pt"/>
    </style:style>
    <style:style style:name="P4809" style:parent-style-name="PreformattedText" style:family="paragraph">
      <style:text-properties fo:font-size="11pt" style:font-size-asian="11pt" style:font-size-complex="11pt"/>
    </style:style>
    <style:style style:name="P4810" style:parent-style-name="PreformattedText" style:family="paragraph">
      <style:text-properties fo:font-size="11pt" style:font-size-asian="11pt" style:font-size-complex="11pt"/>
    </style:style>
    <style:style style:name="P4811" style:parent-style-name="PreformattedText" style:family="paragraph">
      <style:text-properties fo:font-size="11pt" style:font-size-asian="11pt" style:font-size-complex="11pt"/>
    </style:style>
    <style:style style:name="P4812" style:parent-style-name="PreformattedText" style:family="paragraph">
      <style:text-properties fo:font-size="11pt" style:font-size-asian="11pt" style:font-size-complex="11pt"/>
    </style:style>
    <style:style style:name="P4813" style:parent-style-name="PreformattedText" style:family="paragraph">
      <style:text-properties fo:font-size="11pt" style:font-size-asian="11pt" style:font-size-complex="11pt"/>
    </style:style>
    <style:style style:name="P4814" style:parent-style-name="PreformattedText" style:family="paragraph">
      <style:text-properties fo:font-size="11pt" style:font-size-asian="11pt" style:font-size-complex="11pt"/>
    </style:style>
    <style:style style:name="P4815" style:parent-style-name="PreformattedText" style:family="paragraph">
      <style:text-properties fo:font-size="11pt" style:font-size-asian="11pt" style:font-size-complex="11pt"/>
    </style:style>
    <style:style style:name="P4816" style:parent-style-name="PreformattedText" style:family="paragraph">
      <style:text-properties fo:font-size="11pt" style:font-size-asian="11pt" style:font-size-complex="11pt"/>
    </style:style>
    <style:style style:name="P4817" style:parent-style-name="PreformattedText" style:family="paragraph">
      <style:text-properties fo:font-size="11pt" style:font-size-asian="11pt" style:font-size-complex="11pt"/>
    </style:style>
    <style:style style:name="P4818" style:parent-style-name="PreformattedText" style:family="paragraph">
      <style:text-properties fo:font-size="11pt" style:font-size-asian="11pt" style:font-size-complex="11pt"/>
    </style:style>
    <style:style style:name="P4819" style:parent-style-name="PreformattedText" style:family="paragraph">
      <style:text-properties fo:font-size="11pt" style:font-size-asian="11pt" style:font-size-complex="11pt"/>
    </style:style>
    <style:style style:name="P4820" style:parent-style-name="PreformattedText" style:family="paragraph">
      <style:text-properties fo:font-size="11pt" style:font-size-asian="11pt" style:font-size-complex="11pt"/>
    </style:style>
    <style:style style:name="P4821" style:parent-style-name="PreformattedText" style:family="paragraph">
      <style:text-properties fo:font-size="11pt" style:font-size-asian="11pt" style:font-size-complex="11pt"/>
    </style:style>
    <style:style style:name="P4822" style:parent-style-name="PreformattedText" style:family="paragraph">
      <style:text-properties fo:font-size="11pt" style:font-size-asian="11pt" style:font-size-complex="11pt"/>
    </style:style>
    <style:style style:name="P4823" style:parent-style-name="PreformattedText" style:family="paragraph">
      <style:text-properties fo:font-size="11pt" style:font-size-asian="11pt" style:font-size-complex="11pt"/>
    </style:style>
    <style:style style:name="P4824" style:parent-style-name="PreformattedText" style:family="paragraph">
      <style:text-properties fo:font-size="11pt" style:font-size-asian="11pt" style:font-size-complex="11pt"/>
    </style:style>
    <style:style style:name="P4825" style:parent-style-name="PreformattedText" style:family="paragraph">
      <style:text-properties fo:font-size="11pt" style:font-size-asian="11pt" style:font-size-complex="11pt"/>
    </style:style>
    <style:style style:name="P4826" style:parent-style-name="PreformattedText" style:family="paragraph">
      <style:text-properties fo:font-size="11pt" style:font-size-asian="11pt" style:font-size-complex="11pt"/>
    </style:style>
    <style:style style:name="P4827" style:parent-style-name="PreformattedText" style:family="paragraph">
      <style:text-properties fo:font-size="11pt" style:font-size-asian="11pt" style:font-size-complex="11pt"/>
    </style:style>
    <style:style style:name="P4828" style:parent-style-name="PreformattedText" style:family="paragraph">
      <style:text-properties fo:font-size="11pt" style:font-size-asian="11pt" style:font-size-complex="11pt"/>
    </style:style>
    <style:style style:name="P4829" style:parent-style-name="PreformattedText" style:family="paragraph">
      <style:text-properties fo:font-size="11pt" style:font-size-asian="11pt" style:font-size-complex="11pt"/>
    </style:style>
    <style:style style:name="P4830" style:parent-style-name="PreformattedText" style:family="paragraph">
      <style:text-properties fo:font-size="11pt" style:font-size-asian="11pt" style:font-size-complex="11pt"/>
    </style:style>
    <style:style style:name="P4831" style:parent-style-name="PreformattedText" style:family="paragraph">
      <style:text-properties fo:font-size="11pt" style:font-size-asian="11pt" style:font-size-complex="11pt"/>
    </style:style>
    <style:style style:name="P4832" style:parent-style-name="PreformattedText" style:family="paragraph">
      <style:text-properties fo:font-size="11pt" style:font-size-asian="11pt" style:font-size-complex="11pt"/>
    </style:style>
    <style:style style:name="P4833" style:parent-style-name="PreformattedText" style:family="paragraph">
      <style:text-properties fo:font-size="11pt" style:font-size-asian="11pt" style:font-size-complex="11pt"/>
    </style:style>
    <style:style style:name="P4834" style:parent-style-name="PreformattedText" style:family="paragraph">
      <style:text-properties fo:font-size="11pt" style:font-size-asian="11pt" style:font-size-complex="11pt"/>
    </style:style>
    <style:style style:name="P4835" style:parent-style-name="PreformattedText" style:family="paragraph">
      <style:text-properties fo:font-size="11pt" style:font-size-asian="11pt" style:font-size-complex="11pt"/>
    </style:style>
    <style:style style:name="P4836" style:parent-style-name="PreformattedText" style:family="paragraph">
      <style:text-properties fo:font-size="11pt" style:font-size-asian="11pt" style:font-size-complex="11pt"/>
    </style:style>
    <style:style style:name="P4837" style:parent-style-name="PreformattedText" style:family="paragraph">
      <style:text-properties fo:font-size="11pt" style:font-size-asian="11pt" style:font-size-complex="11pt"/>
    </style:style>
    <style:style style:name="P4838" style:parent-style-name="PreformattedText" style:family="paragraph">
      <style:text-properties fo:font-size="11pt" style:font-size-asian="11pt" style:font-size-complex="11pt"/>
    </style:style>
    <style:style style:name="P4839" style:parent-style-name="PreformattedText" style:family="paragraph">
      <style:text-properties fo:font-size="11pt" style:font-size-asian="11pt" style:font-size-complex="11pt"/>
    </style:style>
    <style:style style:name="P4840" style:parent-style-name="PreformattedText" style:family="paragraph">
      <style:text-properties fo:font-size="11pt" style:font-size-asian="11pt" style:font-size-complex="11pt"/>
    </style:style>
    <style:style style:name="P4841" style:parent-style-name="PreformattedText" style:family="paragraph">
      <style:text-properties fo:font-size="11pt" style:font-size-asian="11pt" style:font-size-complex="11pt"/>
    </style:style>
    <style:style style:name="P4842" style:parent-style-name="PreformattedText" style:family="paragraph">
      <style:text-properties fo:font-size="11pt" style:font-size-asian="11pt" style:font-size-complex="11pt"/>
    </style:style>
    <style:style style:name="P4843" style:parent-style-name="PreformattedText" style:family="paragraph">
      <style:text-properties fo:font-size="11pt" style:font-size-asian="11pt" style:font-size-complex="11pt"/>
    </style:style>
    <style:style style:name="P4844" style:parent-style-name="PreformattedText" style:family="paragraph">
      <style:text-properties fo:font-size="11pt" style:font-size-asian="11pt" style:font-size-complex="11pt"/>
    </style:style>
    <style:style style:name="P4845" style:parent-style-name="PreformattedText" style:family="paragraph">
      <style:text-properties fo:font-size="11pt" style:font-size-asian="11pt" style:font-size-complex="11pt"/>
    </style:style>
    <style:style style:name="P4846" style:parent-style-name="PreformattedText" style:family="paragraph">
      <style:text-properties fo:font-size="11pt" style:font-size-asian="11pt" style:font-size-complex="11pt"/>
    </style:style>
    <style:style style:name="P4847" style:parent-style-name="PreformattedText" style:family="paragraph">
      <style:text-properties fo:font-size="11pt" style:font-size-asian="11pt" style:font-size-complex="11pt"/>
    </style:style>
    <style:style style:name="P4848" style:parent-style-name="PreformattedText" style:family="paragraph">
      <style:text-properties fo:font-size="11pt" style:font-size-asian="11pt" style:font-size-complex="11pt"/>
    </style:style>
    <style:style style:name="P4849" style:parent-style-name="PreformattedText" style:family="paragraph">
      <style:text-properties fo:font-size="11pt" style:font-size-asian="11pt" style:font-size-complex="11pt"/>
    </style:style>
    <style:style style:name="P4850" style:parent-style-name="PreformattedText" style:family="paragraph">
      <style:text-properties fo:font-size="11pt" style:font-size-asian="11pt" style:font-size-complex="11pt"/>
    </style:style>
    <style:style style:name="P4851" style:parent-style-name="PreformattedText" style:family="paragraph">
      <style:text-properties fo:font-size="11pt" style:font-size-asian="11pt" style:font-size-complex="11pt"/>
    </style:style>
    <style:style style:name="P4852" style:parent-style-name="PreformattedText" style:family="paragraph">
      <style:text-properties fo:font-size="11pt" style:font-size-asian="11pt" style:font-size-complex="11pt"/>
    </style:style>
    <style:style style:name="P4853" style:parent-style-name="PreformattedText" style:family="paragraph">
      <style:text-properties fo:font-size="11pt" style:font-size-asian="11pt" style:font-size-complex="11pt"/>
    </style:style>
    <style:style style:name="P4854" style:parent-style-name="PreformattedText" style:family="paragraph">
      <style:text-properties fo:font-size="11pt" style:font-size-asian="11pt" style:font-size-complex="11pt"/>
    </style:style>
    <style:style style:name="P4855" style:parent-style-name="PreformattedText" style:family="paragraph">
      <style:text-properties fo:font-size="11pt" style:font-size-asian="11pt" style:font-size-complex="11pt"/>
    </style:style>
    <style:style style:name="P4856" style:parent-style-name="PreformattedText" style:family="paragraph">
      <style:text-properties fo:font-size="11pt" style:font-size-asian="11pt" style:font-size-complex="11pt"/>
    </style:style>
    <style:style style:name="P4857" style:parent-style-name="PreformattedText" style:family="paragraph">
      <style:text-properties fo:font-size="11pt" style:font-size-asian="11pt" style:font-size-complex="11pt"/>
    </style:style>
    <style:style style:name="P4858" style:parent-style-name="PreformattedText" style:family="paragraph">
      <style:text-properties fo:font-size="11pt" style:font-size-asian="11pt" style:font-size-complex="11pt"/>
    </style:style>
    <style:style style:name="P4859" style:parent-style-name="PreformattedText" style:family="paragraph">
      <style:text-properties fo:font-size="11pt" style:font-size-asian="11pt" style:font-size-complex="11pt"/>
    </style:style>
    <style:style style:name="P4860" style:parent-style-name="PreformattedText" style:family="paragraph">
      <style:text-properties fo:font-size="11pt" style:font-size-asian="11pt" style:font-size-complex="11pt"/>
    </style:style>
    <style:style style:name="P4861" style:parent-style-name="PreformattedText" style:family="paragraph">
      <style:text-properties fo:font-size="11pt" style:font-size-asian="11pt" style:font-size-complex="11pt"/>
    </style:style>
    <style:style style:name="P4862" style:parent-style-name="PreformattedText" style:family="paragraph">
      <style:text-properties fo:font-size="11pt" style:font-size-asian="11pt" style:font-size-complex="11pt"/>
    </style:style>
    <style:style style:name="P4863" style:parent-style-name="PreformattedText" style:family="paragraph">
      <style:text-properties fo:font-size="11pt" style:font-size-asian="11pt" style:font-size-complex="11pt"/>
    </style:style>
    <style:style style:name="P4864" style:parent-style-name="PreformattedText" style:family="paragraph">
      <style:text-properties fo:font-size="11pt" style:font-size-asian="11pt" style:font-size-complex="11pt"/>
    </style:style>
    <style:style style:name="P4865" style:parent-style-name="PreformattedText" style:family="paragraph">
      <style:text-properties fo:font-size="11pt" style:font-size-asian="11pt" style:font-size-complex="11pt"/>
    </style:style>
    <style:style style:name="P4866" style:parent-style-name="PreformattedText" style:family="paragraph">
      <style:text-properties fo:font-size="11pt" style:font-size-asian="11pt" style:font-size-complex="11pt"/>
    </style:style>
    <style:style style:name="P4867" style:parent-style-name="PreformattedText" style:family="paragraph">
      <style:text-properties fo:font-size="11pt" style:font-size-asian="11pt" style:font-size-complex="11pt"/>
    </style:style>
    <style:style style:name="P4868" style:parent-style-name="PreformattedText" style:family="paragraph">
      <style:text-properties fo:font-size="11pt" style:font-size-asian="11pt" style:font-size-complex="11pt"/>
    </style:style>
    <style:style style:name="P4869" style:parent-style-name="PreformattedText" style:family="paragraph">
      <style:text-properties fo:font-size="11pt" style:font-size-asian="11pt" style:font-size-complex="11pt"/>
    </style:style>
    <style:style style:name="P4870" style:parent-style-name="PreformattedText" style:family="paragraph">
      <style:text-properties fo:font-size="11pt" style:font-size-asian="11pt" style:font-size-complex="11pt"/>
    </style:style>
    <style:style style:name="P4871" style:parent-style-name="PreformattedText" style:family="paragraph">
      <style:text-properties fo:font-size="11pt" style:font-size-asian="11pt" style:font-size-complex="11pt"/>
    </style:style>
    <style:style style:name="P4872" style:parent-style-name="PreformattedText" style:family="paragraph">
      <style:text-properties fo:font-size="11pt" style:font-size-asian="11pt" style:font-size-complex="11pt"/>
    </style:style>
    <style:style style:name="P4873" style:parent-style-name="PreformattedText" style:family="paragraph">
      <style:text-properties fo:font-size="11pt" style:font-size-asian="11pt" style:font-size-complex="11pt"/>
    </style:style>
    <style:style style:name="P4874" style:parent-style-name="PreformattedText" style:family="paragraph">
      <style:text-properties fo:font-size="11pt" style:font-size-asian="11pt" style:font-size-complex="11pt"/>
    </style:style>
    <style:style style:name="P4875" style:parent-style-name="PreformattedText" style:family="paragraph">
      <style:text-properties fo:font-size="11pt" style:font-size-asian="11pt" style:font-size-complex="11pt"/>
    </style:style>
    <style:style style:name="P4876" style:parent-style-name="PreformattedText" style:family="paragraph">
      <style:text-properties fo:font-size="11pt" style:font-size-asian="11pt" style:font-size-complex="11pt"/>
    </style:style>
    <style:style style:name="P4877" style:parent-style-name="PreformattedText" style:family="paragraph">
      <style:text-properties fo:font-size="11pt" style:font-size-asian="11pt" style:font-size-complex="11pt"/>
    </style:style>
    <style:style style:name="P4878" style:parent-style-name="PreformattedText" style:family="paragraph">
      <style:text-properties fo:font-size="11pt" style:font-size-asian="11pt" style:font-size-complex="11pt"/>
    </style:style>
    <style:style style:name="P4879" style:parent-style-name="PreformattedText" style:family="paragraph">
      <style:text-properties fo:font-size="11pt" style:font-size-asian="11pt" style:font-size-complex="11pt"/>
    </style:style>
    <style:style style:name="P4880" style:parent-style-name="PreformattedText" style:family="paragraph">
      <style:text-properties fo:font-size="11pt" style:font-size-asian="11pt" style:font-size-complex="11pt"/>
    </style:style>
    <style:style style:name="P4881" style:parent-style-name="PreformattedText" style:family="paragraph">
      <style:text-properties fo:font-size="11pt" style:font-size-asian="11pt" style:font-size-complex="11pt"/>
    </style:style>
    <style:style style:name="P4882" style:parent-style-name="PreformattedText" style:family="paragraph">
      <style:text-properties fo:font-size="11pt" style:font-size-asian="11pt" style:font-size-complex="11pt"/>
    </style:style>
    <style:style style:name="P4883" style:parent-style-name="PreformattedText" style:family="paragraph">
      <style:text-properties fo:font-size="11pt" style:font-size-asian="11pt" style:font-size-complex="11pt"/>
    </style:style>
    <style:style style:name="P4884" style:parent-style-name="PreformattedText" style:family="paragraph">
      <style:text-properties fo:font-size="11pt" style:font-size-asian="11pt" style:font-size-complex="11pt"/>
    </style:style>
    <style:style style:name="P4885" style:parent-style-name="PreformattedText" style:family="paragraph">
      <style:text-properties fo:font-size="11pt" style:font-size-asian="11pt" style:font-size-complex="11pt"/>
    </style:style>
    <style:style style:name="P4886" style:parent-style-name="PreformattedText" style:family="paragraph">
      <style:text-properties fo:font-size="11pt" style:font-size-asian="11pt" style:font-size-complex="11pt"/>
    </style:style>
    <style:style style:name="P4887" style:parent-style-name="PreformattedText" style:family="paragraph">
      <style:text-properties fo:font-size="11pt" style:font-size-asian="11pt" style:font-size-complex="11pt"/>
    </style:style>
    <style:style style:name="P4888" style:parent-style-name="PreformattedText" style:family="paragraph">
      <style:text-properties fo:font-size="11pt" style:font-size-asian="11pt" style:font-size-complex="11pt"/>
    </style:style>
    <style:style style:name="P4889" style:parent-style-name="PreformattedText" style:family="paragraph">
      <style:text-properties fo:font-size="11pt" style:font-size-asian="11pt" style:font-size-complex="11pt"/>
    </style:style>
    <style:style style:name="P4890" style:parent-style-name="PreformattedText" style:family="paragraph">
      <style:text-properties fo:font-size="11pt" style:font-size-asian="11pt" style:font-size-complex="11pt"/>
    </style:style>
    <style:style style:name="P4891" style:parent-style-name="PreformattedText" style:family="paragraph">
      <style:text-properties fo:font-size="11pt" style:font-size-asian="11pt" style:font-size-complex="11pt"/>
    </style:style>
    <style:style style:name="P4892" style:parent-style-name="PreformattedText" style:family="paragraph">
      <style:text-properties fo:font-size="11pt" style:font-size-asian="11pt" style:font-size-complex="11pt"/>
    </style:style>
    <style:style style:name="P4893" style:parent-style-name="PreformattedText" style:family="paragraph">
      <style:text-properties fo:font-size="11pt" style:font-size-asian="11pt" style:font-size-complex="11pt"/>
    </style:style>
    <style:style style:name="P4894" style:parent-style-name="PreformattedText" style:family="paragraph">
      <style:text-properties fo:font-size="11pt" style:font-size-asian="11pt" style:font-size-complex="11pt"/>
    </style:style>
    <style:style style:name="P4895" style:parent-style-name="PreformattedText" style:family="paragraph">
      <style:text-properties fo:font-size="11pt" style:font-size-asian="11pt" style:font-size-complex="11pt"/>
    </style:style>
    <style:style style:name="P4896" style:parent-style-name="PreformattedText" style:family="paragraph">
      <style:text-properties fo:font-size="11pt" style:font-size-asian="11pt" style:font-size-complex="11pt"/>
    </style:style>
    <style:style style:name="P4897" style:parent-style-name="PreformattedText" style:family="paragraph">
      <style:text-properties fo:font-size="11pt" style:font-size-asian="11pt" style:font-size-complex="11pt"/>
    </style:style>
    <style:style style:name="P4898" style:parent-style-name="PreformattedText" style:family="paragraph">
      <style:text-properties fo:font-size="11pt" style:font-size-asian="11pt" style:font-size-complex="11pt"/>
    </style:style>
    <style:style style:name="P4899" style:parent-style-name="PreformattedText" style:family="paragraph">
      <style:text-properties fo:font-size="11pt" style:font-size-asian="11pt" style:font-size-complex="11pt"/>
    </style:style>
    <style:style style:name="P4900" style:parent-style-name="PreformattedText" style:family="paragraph">
      <style:text-properties fo:font-size="11pt" style:font-size-asian="11pt" style:font-size-complex="11pt"/>
    </style:style>
    <style:style style:name="P4901" style:parent-style-name="PreformattedText" style:family="paragraph">
      <style:text-properties fo:font-size="11pt" style:font-size-asian="11pt" style:font-size-complex="11pt"/>
    </style:style>
    <style:style style:name="P4902" style:parent-style-name="PreformattedText" style:family="paragraph">
      <style:text-properties fo:font-size="11pt" style:font-size-asian="11pt" style:font-size-complex="11pt"/>
    </style:style>
    <style:style style:name="P4903" style:parent-style-name="PreformattedText" style:family="paragraph">
      <style:text-properties fo:font-size="11pt" style:font-size-asian="11pt" style:font-size-complex="11pt"/>
    </style:style>
    <style:style style:name="P4904" style:parent-style-name="PreformattedText" style:family="paragraph">
      <style:text-properties fo:font-size="11pt" style:font-size-asian="11pt" style:font-size-complex="11pt"/>
    </style:style>
    <style:style style:name="P4905" style:parent-style-name="PreformattedText" style:family="paragraph">
      <style:text-properties fo:font-size="11pt" style:font-size-asian="11pt" style:font-size-complex="11pt"/>
    </style:style>
    <style:style style:name="P4906" style:parent-style-name="PreformattedText" style:family="paragraph">
      <style:text-properties fo:font-size="11pt" style:font-size-asian="11pt" style:font-size-complex="11pt"/>
    </style:style>
    <style:style style:name="P4907" style:parent-style-name="PreformattedText" style:family="paragraph">
      <style:text-properties fo:font-size="11pt" style:font-size-asian="11pt" style:font-size-complex="11pt"/>
    </style:style>
    <style:style style:name="P4908" style:parent-style-name="PreformattedText" style:family="paragraph">
      <style:text-properties fo:font-size="11pt" style:font-size-asian="11pt" style:font-size-complex="11pt"/>
    </style:style>
    <style:style style:name="P4909" style:parent-style-name="PreformattedText" style:family="paragraph">
      <style:text-properties fo:font-size="11pt" style:font-size-asian="11pt" style:font-size-complex="11pt"/>
    </style:style>
    <style:style style:name="P4910" style:parent-style-name="PreformattedText" style:family="paragraph">
      <style:text-properties fo:font-size="11pt" style:font-size-asian="11pt" style:font-size-complex="11pt"/>
    </style:style>
    <style:style style:name="P4911" style:parent-style-name="PreformattedText" style:family="paragraph">
      <style:text-properties fo:font-size="11pt" style:font-size-asian="11pt" style:font-size-complex="11pt"/>
    </style:style>
    <style:style style:name="P4912" style:parent-style-name="PreformattedText" style:family="paragraph">
      <style:text-properties fo:font-size="11pt" style:font-size-asian="11pt" style:font-size-complex="11pt"/>
    </style:style>
    <style:style style:name="P4913" style:parent-style-name="PreformattedText" style:family="paragraph">
      <style:text-properties fo:font-size="11pt" style:font-size-asian="11pt" style:font-size-complex="11pt"/>
    </style:style>
    <style:style style:name="P4914" style:parent-style-name="PreformattedText" style:family="paragraph">
      <style:text-properties fo:font-size="11pt" style:font-size-asian="11pt" style:font-size-complex="11pt"/>
    </style:style>
    <style:style style:name="P4915" style:parent-style-name="PreformattedText" style:family="paragraph">
      <style:text-properties fo:font-size="11pt" style:font-size-asian="11pt" style:font-size-complex="11pt"/>
    </style:style>
    <style:style style:name="P4916" style:parent-style-name="PreformattedText" style:family="paragraph">
      <style:text-properties fo:font-size="11pt" style:font-size-asian="11pt" style:font-size-complex="11pt"/>
    </style:style>
    <style:style style:name="P4917" style:parent-style-name="PreformattedText" style:family="paragraph">
      <style:text-properties fo:font-size="11pt" style:font-size-asian="11pt" style:font-size-complex="11pt"/>
    </style:style>
    <style:style style:name="P4918" style:parent-style-name="PreformattedText" style:family="paragraph">
      <style:text-properties fo:font-size="11pt" style:font-size-asian="11pt" style:font-size-complex="11pt"/>
    </style:style>
    <style:style style:name="P4919" style:parent-style-name="PreformattedText" style:family="paragraph">
      <style:text-properties fo:font-size="11pt" style:font-size-asian="11pt" style:font-size-complex="11pt"/>
    </style:style>
    <style:style style:name="P4920" style:parent-style-name="PreformattedText" style:family="paragraph">
      <style:text-properties fo:font-size="11pt" style:font-size-asian="11pt" style:font-size-complex="11pt"/>
    </style:style>
    <style:style style:name="P4921" style:parent-style-name="PreformattedText" style:family="paragraph">
      <style:text-properties fo:font-size="11pt" style:font-size-asian="11pt" style:font-size-complex="11pt"/>
    </style:style>
    <style:style style:name="P4922" style:parent-style-name="PreformattedText" style:family="paragraph">
      <style:text-properties fo:font-size="11pt" style:font-size-asian="11pt" style:font-size-complex="11pt"/>
    </style:style>
    <style:style style:name="P4923" style:parent-style-name="PreformattedText" style:family="paragraph">
      <style:text-properties fo:font-size="11pt" style:font-size-asian="11pt" style:font-size-complex="11pt"/>
    </style:style>
    <style:style style:name="P4924" style:parent-style-name="PreformattedText" style:family="paragraph">
      <style:text-properties fo:font-size="11pt" style:font-size-asian="11pt" style:font-size-complex="11pt"/>
    </style:style>
    <style:style style:name="P4925" style:parent-style-name="PreformattedText" style:family="paragraph">
      <style:text-properties fo:font-size="11pt" style:font-size-asian="11pt" style:font-size-complex="11pt"/>
    </style:style>
    <style:style style:name="P4926" style:parent-style-name="PreformattedText" style:family="paragraph">
      <style:text-properties fo:font-size="11pt" style:font-size-asian="11pt" style:font-size-complex="11pt"/>
    </style:style>
    <style:style style:name="P4927" style:parent-style-name="PreformattedText" style:family="paragraph">
      <style:text-properties fo:font-size="11pt" style:font-size-asian="11pt" style:font-size-complex="11pt"/>
    </style:style>
    <style:style style:name="P4928" style:parent-style-name="PreformattedText" style:family="paragraph">
      <style:text-properties fo:font-size="11pt" style:font-size-asian="11pt" style:font-size-complex="11pt"/>
    </style:style>
    <style:style style:name="P4929" style:parent-style-name="PreformattedText" style:family="paragraph">
      <style:text-properties fo:font-size="11pt" style:font-size-asian="11pt" style:font-size-complex="11pt"/>
    </style:style>
    <style:style style:name="P4930" style:parent-style-name="PreformattedText" style:family="paragraph">
      <style:text-properties fo:font-size="11pt" style:font-size-asian="11pt" style:font-size-complex="11pt"/>
    </style:style>
    <style:style style:name="P4931" style:parent-style-name="PreformattedText" style:family="paragraph">
      <style:text-properties fo:font-size="11pt" style:font-size-asian="11pt" style:font-size-complex="11pt"/>
    </style:style>
    <style:style style:name="P4932" style:parent-style-name="PreformattedText" style:family="paragraph">
      <style:text-properties fo:font-size="11pt" style:font-size-asian="11pt" style:font-size-complex="11pt"/>
    </style:style>
    <style:style style:name="P4933" style:parent-style-name="PreformattedText" style:family="paragraph">
      <style:text-properties fo:font-size="11pt" style:font-size-asian="11pt" style:font-size-complex="11pt"/>
    </style:style>
    <style:style style:name="P4934" style:parent-style-name="PreformattedText" style:family="paragraph">
      <style:text-properties fo:font-size="11pt" style:font-size-asian="11pt" style:font-size-complex="11pt"/>
    </style:style>
    <style:style style:name="P4935" style:parent-style-name="PreformattedText" style:family="paragraph">
      <style:text-properties fo:font-size="11pt" style:font-size-asian="11pt" style:font-size-complex="11pt"/>
    </style:style>
    <style:style style:name="P4936" style:parent-style-name="PreformattedText" style:family="paragraph">
      <style:text-properties fo:font-size="11pt" style:font-size-asian="11pt" style:font-size-complex="11pt"/>
    </style:style>
    <style:style style:name="P4937" style:parent-style-name="PreformattedText" style:family="paragraph">
      <style:text-properties fo:font-size="11pt" style:font-size-asian="11pt" style:font-size-complex="11pt"/>
    </style:style>
    <style:style style:name="P4938" style:parent-style-name="PreformattedText" style:family="paragraph">
      <style:text-properties fo:font-size="11pt" style:font-size-asian="11pt" style:font-size-complex="11pt"/>
    </style:style>
    <style:style style:name="P4939" style:parent-style-name="PreformattedText" style:family="paragraph">
      <style:text-properties fo:font-size="11pt" style:font-size-asian="11pt" style:font-size-complex="11pt"/>
    </style:style>
    <style:style style:name="P4940" style:parent-style-name="PreformattedText" style:family="paragraph">
      <style:text-properties fo:font-size="11pt" style:font-size-asian="11pt" style:font-size-complex="11pt"/>
    </style:style>
    <style:style style:name="P4941" style:parent-style-name="PreformattedText" style:family="paragraph">
      <style:text-properties fo:font-size="11pt" style:font-size-asian="11pt" style:font-size-complex="11pt"/>
    </style:style>
    <style:style style:name="P4942" style:parent-style-name="PreformattedText" style:family="paragraph">
      <style:text-properties fo:font-size="11pt" style:font-size-asian="11pt" style:font-size-complex="11pt"/>
    </style:style>
    <style:style style:name="P4943" style:parent-style-name="PreformattedText" style:family="paragraph">
      <style:text-properties fo:font-size="11pt" style:font-size-asian="11pt" style:font-size-complex="11pt"/>
    </style:style>
    <style:style style:name="P4944" style:parent-style-name="PreformattedText" style:family="paragraph">
      <style:text-properties fo:font-size="11pt" style:font-size-asian="11pt" style:font-size-complex="11pt"/>
    </style:style>
    <style:style style:name="P4945" style:parent-style-name="PreformattedText" style:family="paragraph">
      <style:text-properties fo:font-size="11pt" style:font-size-asian="11pt" style:font-size-complex="11pt"/>
    </style:style>
    <style:style style:name="P4946" style:parent-style-name="PreformattedText" style:family="paragraph">
      <style:text-properties fo:font-size="11pt" style:font-size-asian="11pt" style:font-size-complex="11pt"/>
    </style:style>
    <style:style style:name="P4947" style:parent-style-name="PreformattedText" style:family="paragraph">
      <style:text-properties fo:font-size="11pt" style:font-size-asian="11pt" style:font-size-complex="11pt"/>
    </style:style>
    <style:style style:name="P4948" style:parent-style-name="PreformattedText" style:family="paragraph">
      <style:text-properties fo:font-size="11pt" style:font-size-asian="11pt" style:font-size-complex="11pt"/>
    </style:style>
    <style:style style:name="P4949" style:parent-style-name="PreformattedText" style:family="paragraph">
      <style:text-properties fo:font-size="11pt" style:font-size-asian="11pt" style:font-size-complex="11pt"/>
    </style:style>
    <style:style style:name="P4950" style:parent-style-name="PreformattedText" style:family="paragraph">
      <style:text-properties fo:font-size="11pt" style:font-size-asian="11pt" style:font-size-complex="11pt"/>
    </style:style>
    <style:style style:name="P4951" style:parent-style-name="PreformattedText" style:family="paragraph">
      <style:text-properties fo:font-size="11pt" style:font-size-asian="11pt" style:font-size-complex="11pt"/>
    </style:style>
    <style:style style:name="P4952" style:parent-style-name="PreformattedText" style:family="paragraph">
      <style:text-properties fo:font-size="11pt" style:font-size-asian="11pt" style:font-size-complex="11pt"/>
    </style:style>
    <style:style style:name="P4953" style:parent-style-name="PreformattedText" style:family="paragraph">
      <style:text-properties fo:font-size="11pt" style:font-size-asian="11pt" style:font-size-complex="11pt"/>
    </style:style>
    <style:style style:name="P4954" style:parent-style-name="PreformattedText" style:family="paragraph">
      <style:text-properties fo:font-size="11pt" style:font-size-asian="11pt" style:font-size-complex="11pt"/>
    </style:style>
    <style:style style:name="P4955" style:parent-style-name="PreformattedText" style:family="paragraph">
      <style:text-properties fo:font-size="11pt" style:font-size-asian="11pt" style:font-size-complex="11pt"/>
    </style:style>
    <style:style style:name="P4956" style:parent-style-name="PreformattedText" style:family="paragraph">
      <style:text-properties fo:font-size="11pt" style:font-size-asian="11pt" style:font-size-complex="11pt"/>
    </style:style>
    <style:style style:name="P4957" style:parent-style-name="PreformattedText" style:family="paragraph">
      <style:text-properties fo:font-size="11pt" style:font-size-asian="11pt" style:font-size-complex="11pt"/>
    </style:style>
    <style:style style:name="P4958" style:parent-style-name="PreformattedText" style:family="paragraph">
      <style:text-properties fo:font-size="11pt" style:font-size-asian="11pt" style:font-size-complex="11pt"/>
    </style:style>
    <style:style style:name="P4959" style:parent-style-name="PreformattedText" style:family="paragraph">
      <style:text-properties fo:font-size="11pt" style:font-size-asian="11pt" style:font-size-complex="11pt"/>
    </style:style>
    <style:style style:name="P4960" style:parent-style-name="PreformattedText" style:family="paragraph">
      <style:text-properties fo:font-size="11pt" style:font-size-asian="11pt" style:font-size-complex="11pt"/>
    </style:style>
    <style:style style:name="P4961" style:parent-style-name="PreformattedText" style:family="paragraph">
      <style:text-properties fo:font-size="11pt" style:font-size-asian="11pt" style:font-size-complex="11pt"/>
    </style:style>
    <style:style style:name="P4962" style:parent-style-name="PreformattedText" style:family="paragraph">
      <style:text-properties fo:font-size="11pt" style:font-size-asian="11pt" style:font-size-complex="11pt"/>
    </style:style>
    <style:style style:name="P4963" style:parent-style-name="PreformattedText" style:family="paragraph">
      <style:text-properties fo:font-size="11pt" style:font-size-asian="11pt" style:font-size-complex="11pt"/>
    </style:style>
    <style:style style:name="P4964" style:parent-style-name="PreformattedText" style:family="paragraph">
      <style:text-properties fo:font-size="11pt" style:font-size-asian="11pt" style:font-size-complex="11pt"/>
    </style:style>
    <style:style style:name="P4965" style:parent-style-name="PreformattedText" style:family="paragraph">
      <style:text-properties fo:font-size="11pt" style:font-size-asian="11pt" style:font-size-complex="11pt"/>
    </style:style>
    <style:style style:name="P4966" style:parent-style-name="PreformattedText" style:family="paragraph">
      <style:text-properties fo:font-size="11pt" style:font-size-asian="11pt" style:font-size-complex="11pt"/>
    </style:style>
    <style:style style:name="P4967" style:parent-style-name="PreformattedText" style:family="paragraph">
      <style:text-properties fo:font-size="11pt" style:font-size-asian="11pt" style:font-size-complex="11pt"/>
    </style:style>
    <style:style style:name="P4968" style:parent-style-name="PreformattedText" style:family="paragraph">
      <style:text-properties fo:font-size="11pt" style:font-size-asian="11pt" style:font-size-complex="11pt"/>
    </style:style>
    <style:style style:name="P4969" style:parent-style-name="PreformattedText" style:family="paragraph">
      <style:text-properties fo:font-size="11pt" style:font-size-asian="11pt" style:font-size-complex="11pt"/>
    </style:style>
    <style:style style:name="P4970" style:parent-style-name="PreformattedText" style:family="paragraph">
      <style:text-properties fo:font-size="11pt" style:font-size-asian="11pt" style:font-size-complex="11pt"/>
    </style:style>
    <style:style style:name="P4971" style:parent-style-name="PreformattedText" style:family="paragraph">
      <style:text-properties fo:font-size="11pt" style:font-size-asian="11pt" style:font-size-complex="11pt"/>
    </style:style>
    <style:style style:name="P4972" style:parent-style-name="PreformattedText" style:family="paragraph">
      <style:text-properties fo:font-size="11pt" style:font-size-asian="11pt" style:font-size-complex="11pt"/>
    </style:style>
    <style:style style:name="P4973" style:parent-style-name="PreformattedText" style:family="paragraph">
      <style:text-properties fo:font-size="11pt" style:font-size-asian="11pt" style:font-size-complex="11pt"/>
    </style:style>
    <style:style style:name="P4974" style:parent-style-name="PreformattedText" style:family="paragraph">
      <style:text-properties fo:font-size="11pt" style:font-size-asian="11pt" style:font-size-complex="11pt"/>
    </style:style>
    <style:style style:name="P4975" style:parent-style-name="PreformattedText" style:family="paragraph">
      <style:text-properties fo:font-size="11pt" style:font-size-asian="11pt" style:font-size-complex="11pt"/>
    </style:style>
    <style:style style:name="P4976" style:parent-style-name="PreformattedText" style:family="paragraph">
      <style:text-properties fo:font-size="11pt" style:font-size-asian="11pt" style:font-size-complex="11pt"/>
    </style:style>
    <style:style style:name="P4977" style:parent-style-name="PreformattedText" style:family="paragraph">
      <style:text-properties fo:font-size="11pt" style:font-size-asian="11pt" style:font-size-complex="11pt"/>
    </style:style>
    <style:style style:name="P4978" style:parent-style-name="PreformattedText" style:family="paragraph">
      <style:text-properties fo:font-size="11pt" style:font-size-asian="11pt" style:font-size-complex="11pt"/>
    </style:style>
    <style:style style:name="P4979" style:parent-style-name="PreformattedText" style:family="paragraph">
      <style:text-properties fo:font-size="11pt" style:font-size-asian="11pt" style:font-size-complex="11pt"/>
    </style:style>
    <style:style style:name="P4980" style:parent-style-name="PreformattedText" style:family="paragraph">
      <style:text-properties fo:font-size="11pt" style:font-size-asian="11pt" style:font-size-complex="11pt"/>
    </style:style>
    <style:style style:name="P4981" style:parent-style-name="PreformattedText" style:family="paragraph">
      <style:text-properties fo:font-size="11pt" style:font-size-asian="11pt" style:font-size-complex="11pt"/>
    </style:style>
    <style:style style:name="P4982" style:parent-style-name="PreformattedText" style:family="paragraph">
      <style:text-properties fo:font-size="11pt" style:font-size-asian="11pt" style:font-size-complex="11pt"/>
    </style:style>
    <style:style style:name="P4983" style:parent-style-name="PreformattedText" style:family="paragraph">
      <style:text-properties fo:font-size="11pt" style:font-size-asian="11pt" style:font-size-complex="11pt"/>
    </style:style>
    <style:style style:name="P4984" style:parent-style-name="PreformattedText" style:family="paragraph">
      <style:text-properties fo:font-size="11pt" style:font-size-asian="11pt" style:font-size-complex="11pt"/>
    </style:style>
    <style:style style:name="P4985" style:parent-style-name="PreformattedText" style:family="paragraph">
      <style:text-properties fo:font-size="11pt" style:font-size-asian="11pt" style:font-size-complex="11pt"/>
    </style:style>
    <style:style style:name="P4986" style:parent-style-name="PreformattedText" style:family="paragraph">
      <style:text-properties fo:font-size="11pt" style:font-size-asian="11pt" style:font-size-complex="11pt"/>
    </style:style>
    <style:style style:name="P4987" style:parent-style-name="PreformattedText" style:family="paragraph">
      <style:text-properties fo:font-size="11pt" style:font-size-asian="11pt" style:font-size-complex="11pt"/>
    </style:style>
    <style:style style:name="P4988" style:parent-style-name="PreformattedText" style:family="paragraph">
      <style:text-properties fo:font-size="11pt" style:font-size-asian="11pt" style:font-size-complex="11pt"/>
    </style:style>
    <style:style style:name="P4989" style:parent-style-name="PreformattedText" style:family="paragraph">
      <style:text-properties fo:font-size="11pt" style:font-size-asian="11pt" style:font-size-complex="11pt"/>
    </style:style>
    <style:style style:name="P4990" style:parent-style-name="PreformattedText" style:family="paragraph">
      <style:text-properties fo:font-size="11pt" style:font-size-asian="11pt" style:font-size-complex="11pt"/>
    </style:style>
    <style:style style:name="P4991" style:parent-style-name="PreformattedText" style:family="paragraph">
      <style:text-properties fo:font-size="11pt" style:font-size-asian="11pt" style:font-size-complex="11pt"/>
    </style:style>
    <style:style style:name="P4992" style:parent-style-name="PreformattedText" style:family="paragraph">
      <style:text-properties fo:font-size="11pt" style:font-size-asian="11pt" style:font-size-complex="11pt"/>
    </style:style>
    <style:style style:name="P4993" style:parent-style-name="PreformattedText" style:family="paragraph">
      <style:text-properties fo:font-size="11pt" style:font-size-asian="11pt" style:font-size-complex="11pt"/>
    </style:style>
    <style:style style:name="P4994" style:parent-style-name="PreformattedText" style:family="paragraph">
      <style:text-properties fo:font-size="11pt" style:font-size-asian="11pt" style:font-size-complex="11pt"/>
    </style:style>
    <style:style style:name="P4995" style:parent-style-name="PreformattedText" style:family="paragraph">
      <style:text-properties fo:font-size="11pt" style:font-size-asian="11pt" style:font-size-complex="11pt"/>
    </style:style>
    <style:style style:name="P4996" style:parent-style-name="PreformattedText" style:family="paragraph">
      <style:text-properties fo:font-size="11pt" style:font-size-asian="11pt" style:font-size-complex="11pt"/>
    </style:style>
    <style:style style:name="P4997" style:parent-style-name="PreformattedText" style:family="paragraph">
      <style:text-properties fo:font-size="11pt" style:font-size-asian="11pt" style:font-size-complex="11pt"/>
    </style:style>
    <style:style style:name="P4998" style:parent-style-name="PreformattedText" style:family="paragraph">
      <style:text-properties fo:font-size="11pt" style:font-size-asian="11pt" style:font-size-complex="11pt"/>
    </style:style>
    <style:style style:name="P4999" style:parent-style-name="PreformattedText" style:family="paragraph">
      <style:text-properties fo:font-size="11pt" style:font-size-asian="11pt" style:font-size-complex="11pt"/>
    </style:style>
    <style:style style:name="P5000" style:parent-style-name="PreformattedText" style:family="paragraph">
      <style:text-properties fo:font-size="11pt" style:font-size-asian="11pt" style:font-size-complex="11pt"/>
    </style:style>
    <style:style style:name="P5001" style:parent-style-name="PreformattedText" style:family="paragraph">
      <style:text-properties fo:font-size="11pt" style:font-size-asian="11pt" style:font-size-complex="11pt"/>
    </style:style>
    <style:style style:name="P5002" style:parent-style-name="PreformattedText" style:family="paragraph">
      <style:text-properties fo:font-size="11pt" style:font-size-asian="11pt" style:font-size-complex="11pt"/>
    </style:style>
    <style:style style:name="P5003" style:parent-style-name="PreformattedText" style:family="paragraph">
      <style:text-properties fo:font-size="11pt" style:font-size-asian="11pt" style:font-size-complex="11pt"/>
    </style:style>
    <style:style style:name="P5004" style:parent-style-name="PreformattedText" style:family="paragraph">
      <style:text-properties fo:font-size="11pt" style:font-size-asian="11pt" style:font-size-complex="11pt"/>
    </style:style>
    <style:style style:name="P5005" style:parent-style-name="PreformattedText" style:family="paragraph">
      <style:text-properties fo:font-size="11pt" style:font-size-asian="11pt" style:font-size-complex="11pt"/>
    </style:style>
    <style:style style:name="P5006" style:parent-style-name="PreformattedText" style:family="paragraph">
      <style:text-properties fo:font-size="11pt" style:font-size-asian="11pt" style:font-size-complex="11pt"/>
    </style:style>
    <style:style style:name="P5007" style:parent-style-name="PreformattedText" style:family="paragraph">
      <style:text-properties fo:font-size="11pt" style:font-size-asian="11pt" style:font-size-complex="11pt"/>
    </style:style>
    <style:style style:name="P5008" style:parent-style-name="PreformattedText" style:family="paragraph">
      <style:text-properties fo:font-size="11pt" style:font-size-asian="11pt" style:font-size-complex="11pt"/>
    </style:style>
    <style:style style:name="P5009" style:parent-style-name="PreformattedText" style:family="paragraph">
      <style:text-properties fo:font-size="11pt" style:font-size-asian="11pt" style:font-size-complex="11pt"/>
    </style:style>
    <style:style style:name="P5010" style:parent-style-name="PreformattedText" style:family="paragraph">
      <style:text-properties fo:font-size="11pt" style:font-size-asian="11pt" style:font-size-complex="11pt"/>
    </style:style>
    <style:style style:name="P5011" style:parent-style-name="PreformattedText" style:family="paragraph">
      <style:text-properties fo:font-size="11pt" style:font-size-asian="11pt" style:font-size-complex="11pt"/>
    </style:style>
    <style:style style:name="P5012" style:parent-style-name="PreformattedText" style:family="paragraph">
      <style:text-properties fo:font-size="11pt" style:font-size-asian="11pt" style:font-size-complex="11pt"/>
    </style:style>
    <style:style style:name="P5013" style:parent-style-name="PreformattedText" style:family="paragraph">
      <style:text-properties fo:font-size="11pt" style:font-size-asian="11pt" style:font-size-complex="11pt"/>
    </style:style>
    <style:style style:name="P5014" style:parent-style-name="PreformattedText" style:family="paragraph">
      <style:text-properties fo:font-size="11pt" style:font-size-asian="11pt" style:font-size-complex="11pt"/>
    </style:style>
    <style:style style:name="P5015" style:parent-style-name="PreformattedText" style:family="paragraph">
      <style:text-properties fo:font-size="11pt" style:font-size-asian="11pt" style:font-size-complex="11pt"/>
    </style:style>
    <style:style style:name="P5016" style:parent-style-name="PreformattedText" style:family="paragraph">
      <style:text-properties fo:font-size="11pt" style:font-size-asian="11pt" style:font-size-complex="11pt"/>
    </style:style>
    <style:style style:name="P5017" style:parent-style-name="PreformattedText" style:family="paragraph">
      <style:text-properties fo:font-size="11pt" style:font-size-asian="11pt" style:font-size-complex="11pt"/>
    </style:style>
    <style:style style:name="P5018" style:parent-style-name="PreformattedText" style:family="paragraph">
      <style:text-properties fo:font-size="11pt" style:font-size-asian="11pt" style:font-size-complex="11pt"/>
    </style:style>
    <style:style style:name="P5019" style:parent-style-name="PreformattedText" style:family="paragraph">
      <style:text-properties fo:font-size="11pt" style:font-size-asian="11pt" style:font-size-complex="11pt"/>
    </style:style>
    <style:style style:name="P5020" style:parent-style-name="PreformattedText" style:family="paragraph">
      <style:text-properties fo:font-size="11pt" style:font-size-asian="11pt" style:font-size-complex="11pt"/>
    </style:style>
    <style:style style:name="P5021" style:parent-style-name="PreformattedText" style:family="paragraph">
      <style:text-properties fo:font-size="11pt" style:font-size-asian="11pt" style:font-size-complex="11pt"/>
    </style:style>
    <style:style style:name="P5022" style:parent-style-name="PreformattedText" style:family="paragraph">
      <style:text-properties fo:font-size="11pt" style:font-size-asian="11pt" style:font-size-complex="11pt"/>
    </style:style>
    <style:style style:name="P5023" style:parent-style-name="PreformattedText" style:family="paragraph">
      <style:text-properties fo:font-size="11pt" style:font-size-asian="11pt" style:font-size-complex="11pt"/>
    </style:style>
    <style:style style:name="P5024" style:parent-style-name="PreformattedText" style:family="paragraph">
      <style:text-properties fo:font-size="11pt" style:font-size-asian="11pt" style:font-size-complex="11pt"/>
    </style:style>
    <style:style style:name="P5025" style:parent-style-name="PreformattedText" style:family="paragraph">
      <style:text-properties fo:font-size="11pt" style:font-size-asian="11pt" style:font-size-complex="11pt"/>
    </style:style>
    <style:style style:name="P5026" style:parent-style-name="PreformattedText" style:family="paragraph">
      <style:text-properties fo:font-size="11pt" style:font-size-asian="11pt" style:font-size-complex="11pt"/>
    </style:style>
    <style:style style:name="P5027" style:parent-style-name="PreformattedText" style:family="paragraph">
      <style:text-properties fo:font-size="11pt" style:font-size-asian="11pt" style:font-size-complex="11pt"/>
    </style:style>
    <style:style style:name="P5028" style:parent-style-name="PreformattedText" style:family="paragraph">
      <style:text-properties fo:font-size="11pt" style:font-size-asian="11pt" style:font-size-complex="11pt"/>
    </style:style>
    <style:style style:name="P5029" style:parent-style-name="PreformattedText" style:family="paragraph">
      <style:text-properties fo:font-size="11pt" style:font-size-asian="11pt" style:font-size-complex="11pt"/>
    </style:style>
    <style:style style:name="P5030" style:parent-style-name="PreformattedText" style:family="paragraph">
      <style:text-properties fo:font-size="11pt" style:font-size-asian="11pt" style:font-size-complex="11pt"/>
    </style:style>
    <style:style style:name="P5031" style:parent-style-name="PreformattedText" style:family="paragraph">
      <style:text-properties fo:font-size="11pt" style:font-size-asian="11pt" style:font-size-complex="11pt"/>
    </style:style>
    <style:style style:name="P5032" style:parent-style-name="PreformattedText" style:family="paragraph">
      <style:text-properties fo:font-size="11pt" style:font-size-asian="11pt" style:font-size-complex="11pt"/>
    </style:style>
    <style:style style:name="P5033" style:parent-style-name="PreformattedText" style:family="paragraph">
      <style:text-properties fo:font-size="11pt" style:font-size-asian="11pt" style:font-size-complex="11pt"/>
    </style:style>
    <style:style style:name="P5034" style:parent-style-name="PreformattedText" style:family="paragraph">
      <style:text-properties fo:font-size="11pt" style:font-size-asian="11pt" style:font-size-complex="11pt"/>
    </style:style>
    <style:style style:name="P5035" style:parent-style-name="PreformattedText" style:family="paragraph">
      <style:text-properties fo:font-size="11pt" style:font-size-asian="11pt" style:font-size-complex="11pt"/>
    </style:style>
    <style:style style:name="P5036" style:parent-style-name="PreformattedText" style:family="paragraph">
      <style:text-properties fo:font-size="11pt" style:font-size-asian="11pt" style:font-size-complex="11pt"/>
    </style:style>
    <style:style style:name="P5037" style:parent-style-name="PreformattedText" style:family="paragraph">
      <style:text-properties fo:font-size="11pt" style:font-size-asian="11pt" style:font-size-complex="11pt"/>
    </style:style>
    <style:style style:name="P5038" style:parent-style-name="PreformattedText" style:family="paragraph">
      <style:text-properties fo:font-size="11pt" style:font-size-asian="11pt" style:font-size-complex="11pt"/>
    </style:style>
    <style:style style:name="P5039" style:parent-style-name="PreformattedText" style:family="paragraph">
      <style:text-properties fo:font-size="11pt" style:font-size-asian="11pt" style:font-size-complex="11pt"/>
    </style:style>
    <style:style style:name="P5040" style:parent-style-name="PreformattedText" style:family="paragraph">
      <style:text-properties fo:font-size="11pt" style:font-size-asian="11pt" style:font-size-complex="11pt"/>
    </style:style>
    <style:style style:name="P5041" style:parent-style-name="PreformattedText" style:family="paragraph">
      <style:text-properties fo:font-size="11pt" style:font-size-asian="11pt" style:font-size-complex="11pt"/>
    </style:style>
    <style:style style:name="P5042" style:parent-style-name="PreformattedText" style:family="paragraph">
      <style:text-properties fo:font-size="11pt" style:font-size-asian="11pt" style:font-size-complex="11pt"/>
    </style:style>
    <style:style style:name="P5043" style:parent-style-name="PreformattedText" style:family="paragraph">
      <style:text-properties fo:font-size="11pt" style:font-size-asian="11pt" style:font-size-complex="11pt"/>
    </style:style>
    <style:style style:name="P5044" style:parent-style-name="PreformattedText" style:family="paragraph">
      <style:text-properties fo:font-size="11pt" style:font-size-asian="11pt" style:font-size-complex="11pt"/>
    </style:style>
    <style:style style:name="P5045" style:parent-style-name="PreformattedText" style:family="paragraph">
      <style:text-properties fo:font-size="11pt" style:font-size-asian="11pt" style:font-size-complex="11pt"/>
    </style:style>
    <style:style style:name="P5046" style:parent-style-name="PreformattedText" style:family="paragraph">
      <style:text-properties fo:font-size="11pt" style:font-size-asian="11pt" style:font-size-complex="11pt"/>
    </style:style>
    <style:style style:name="P5047" style:parent-style-name="PreformattedText" style:family="paragraph">
      <style:text-properties fo:font-size="11pt" style:font-size-asian="11pt" style:font-size-complex="11pt"/>
    </style:style>
    <style:style style:name="P5048" style:parent-style-name="PreformattedText" style:family="paragraph">
      <style:text-properties fo:font-size="11pt" style:font-size-asian="11pt" style:font-size-complex="11pt"/>
    </style:style>
    <style:style style:name="P5049" style:parent-style-name="PreformattedText" style:family="paragraph">
      <style:text-properties fo:font-size="11pt" style:font-size-asian="11pt" style:font-size-complex="11pt"/>
    </style:style>
    <style:style style:name="P5050" style:parent-style-name="PreformattedText" style:family="paragraph">
      <style:text-properties fo:font-size="11pt" style:font-size-asian="11pt" style:font-size-complex="11pt"/>
    </style:style>
    <style:style style:name="P5051" style:parent-style-name="PreformattedText" style:family="paragraph">
      <style:text-properties fo:font-size="11pt" style:font-size-asian="11pt" style:font-size-complex="11pt"/>
    </style:style>
    <style:style style:name="P5052" style:parent-style-name="PreformattedText" style:family="paragraph">
      <style:text-properties fo:font-size="11pt" style:font-size-asian="11pt" style:font-size-complex="11pt"/>
    </style:style>
    <style:style style:name="P5053" style:parent-style-name="PreformattedText" style:family="paragraph">
      <style:text-properties fo:font-size="11pt" style:font-size-asian="11pt" style:font-size-complex="11pt"/>
    </style:style>
    <style:style style:name="P5054" style:parent-style-name="PreformattedText" style:family="paragraph">
      <style:text-properties fo:font-size="11pt" style:font-size-asian="11pt" style:font-size-complex="11pt"/>
    </style:style>
    <style:style style:name="P5055" style:parent-style-name="PreformattedText" style:family="paragraph">
      <style:text-properties fo:font-size="11pt" style:font-size-asian="11pt" style:font-size-complex="11pt"/>
    </style:style>
    <style:style style:name="P5056" style:parent-style-name="PreformattedText" style:family="paragraph">
      <style:text-properties fo:font-size="11pt" style:font-size-asian="11pt" style:font-size-complex="11pt"/>
    </style:style>
    <style:style style:name="P5057" style:parent-style-name="PreformattedText" style:family="paragraph">
      <style:text-properties fo:font-size="11pt" style:font-size-asian="11pt" style:font-size-complex="11pt"/>
    </style:style>
    <style:style style:name="P5058" style:parent-style-name="PreformattedText" style:family="paragraph">
      <style:text-properties fo:font-size="11pt" style:font-size-asian="11pt" style:font-size-complex="11pt"/>
    </style:style>
    <style:style style:name="P5059" style:parent-style-name="PreformattedText" style:family="paragraph">
      <style:text-properties fo:font-size="11pt" style:font-size-asian="11pt" style:font-size-complex="11pt"/>
    </style:style>
    <style:style style:name="P5060" style:parent-style-name="PreformattedText" style:family="paragraph">
      <style:text-properties fo:font-size="11pt" style:font-size-asian="11pt" style:font-size-complex="11pt"/>
    </style:style>
    <style:style style:name="P5061" style:parent-style-name="PreformattedText" style:family="paragraph">
      <style:text-properties fo:font-size="11pt" style:font-size-asian="11pt" style:font-size-complex="11pt"/>
    </style:style>
    <style:style style:name="P5062" style:parent-style-name="PreformattedText" style:family="paragraph">
      <style:text-properties fo:font-size="11pt" style:font-size-asian="11pt" style:font-size-complex="11pt"/>
    </style:style>
    <style:style style:name="P5063" style:parent-style-name="PreformattedText" style:family="paragraph">
      <style:text-properties fo:font-size="11pt" style:font-size-asian="11pt" style:font-size-complex="11pt"/>
    </style:style>
    <style:style style:name="P5064" style:parent-style-name="PreformattedText" style:family="paragraph">
      <style:text-properties fo:font-size="11pt" style:font-size-asian="11pt" style:font-size-complex="11pt"/>
    </style:style>
    <style:style style:name="P5065" style:parent-style-name="PreformattedText" style:family="paragraph">
      <style:text-properties fo:font-size="11pt" style:font-size-asian="11pt" style:font-size-complex="11pt"/>
    </style:style>
    <style:style style:name="P5066" style:parent-style-name="PreformattedText" style:family="paragraph">
      <style:text-properties fo:font-size="11pt" style:font-size-asian="11pt" style:font-size-complex="11pt"/>
    </style:style>
    <style:style style:name="P5067" style:parent-style-name="PreformattedText" style:family="paragraph">
      <style:text-properties fo:font-size="11pt" style:font-size-asian="11pt" style:font-size-complex="11pt"/>
    </style:style>
    <style:style style:name="P5068" style:parent-style-name="PreformattedText" style:family="paragraph">
      <style:text-properties fo:font-size="11pt" style:font-size-asian="11pt" style:font-size-complex="11pt"/>
    </style:style>
    <style:style style:name="P5069" style:parent-style-name="PreformattedText" style:family="paragraph">
      <style:text-properties fo:font-size="11pt" style:font-size-asian="11pt" style:font-size-complex="11pt"/>
    </style:style>
    <style:style style:name="P5070" style:parent-style-name="PreformattedText" style:family="paragraph">
      <style:text-properties fo:font-size="11pt" style:font-size-asian="11pt" style:font-size-complex="11pt"/>
    </style:style>
    <style:style style:name="P5071" style:parent-style-name="PreformattedText" style:family="paragraph">
      <style:text-properties fo:font-size="11pt" style:font-size-asian="11pt" style:font-size-complex="11pt"/>
    </style:style>
    <style:style style:name="P5072" style:parent-style-name="PreformattedText" style:family="paragraph">
      <style:text-properties fo:font-size="11pt" style:font-size-asian="11pt" style:font-size-complex="11pt"/>
    </style:style>
    <style:style style:name="P5073" style:parent-style-name="PreformattedText" style:family="paragraph">
      <style:text-properties fo:font-size="11pt" style:font-size-asian="11pt" style:font-size-complex="11pt"/>
    </style:style>
    <style:style style:name="P5074" style:parent-style-name="PreformattedText" style:family="paragraph">
      <style:text-properties fo:font-size="11pt" style:font-size-asian="11pt" style:font-size-complex="11pt"/>
    </style:style>
    <style:style style:name="P5075" style:parent-style-name="PreformattedText" style:family="paragraph">
      <style:text-properties fo:font-size="11pt" style:font-size-asian="11pt" style:font-size-complex="11pt"/>
    </style:style>
    <style:style style:name="P5076" style:parent-style-name="PreformattedText" style:family="paragraph">
      <style:text-properties fo:font-size="11pt" style:font-size-asian="11pt" style:font-size-complex="11pt"/>
    </style:style>
    <style:style style:name="P5077" style:parent-style-name="PreformattedText" style:family="paragraph">
      <style:text-properties fo:font-size="11pt" style:font-size-asian="11pt" style:font-size-complex="11pt"/>
    </style:style>
    <style:style style:name="P5078" style:parent-style-name="PreformattedText" style:family="paragraph">
      <style:text-properties fo:font-size="11pt" style:font-size-asian="11pt" style:font-size-complex="11pt"/>
    </style:style>
    <style:style style:name="P5079" style:parent-style-name="PreformattedText" style:family="paragraph">
      <style:text-properties fo:font-size="11pt" style:font-size-asian="11pt" style:font-size-complex="11pt"/>
    </style:style>
    <style:style style:name="P5080" style:parent-style-name="PreformattedText" style:family="paragraph">
      <style:text-properties fo:font-size="11pt" style:font-size-asian="11pt" style:font-size-complex="11pt"/>
    </style:style>
    <style:style style:name="P5081" style:parent-style-name="PreformattedText" style:family="paragraph">
      <style:text-properties fo:font-size="11pt" style:font-size-asian="11pt" style:font-size-complex="11pt"/>
    </style:style>
    <style:style style:name="P5082" style:parent-style-name="PreformattedText" style:family="paragraph">
      <style:text-properties fo:font-size="11pt" style:font-size-asian="11pt" style:font-size-complex="11pt"/>
    </style:style>
    <style:style style:name="P5083" style:parent-style-name="PreformattedText" style:family="paragraph">
      <style:text-properties fo:font-size="11pt" style:font-size-asian="11pt" style:font-size-complex="11pt"/>
    </style:style>
    <style:style style:name="P5084" style:parent-style-name="PreformattedText" style:family="paragraph">
      <style:text-properties fo:font-size="11pt" style:font-size-asian="11pt" style:font-size-complex="11pt"/>
    </style:style>
    <style:style style:name="P5085" style:parent-style-name="PreformattedText" style:family="paragraph">
      <style:text-properties fo:font-size="11pt" style:font-size-asian="11pt" style:font-size-complex="11pt"/>
    </style:style>
    <style:style style:name="P5086" style:parent-style-name="PreformattedText" style:family="paragraph">
      <style:text-properties fo:font-size="11pt" style:font-size-asian="11pt" style:font-size-complex="11pt"/>
    </style:style>
    <style:style style:name="P5087" style:parent-style-name="PreformattedText" style:family="paragraph">
      <style:text-properties fo:font-size="11pt" style:font-size-asian="11pt" style:font-size-complex="11pt"/>
    </style:style>
    <style:style style:name="P5088" style:parent-style-name="PreformattedText" style:family="paragraph">
      <style:text-properties fo:font-size="11pt" style:font-size-asian="11pt" style:font-size-complex="11pt"/>
    </style:style>
    <style:style style:name="P5089" style:parent-style-name="PreformattedText" style:family="paragraph">
      <style:text-properties fo:font-size="11pt" style:font-size-asian="11pt" style:font-size-complex="11pt"/>
    </style:style>
    <style:style style:name="P5090" style:parent-style-name="PreformattedText" style:family="paragraph">
      <style:text-properties fo:font-size="11pt" style:font-size-asian="11pt" style:font-size-complex="11pt"/>
    </style:style>
    <style:style style:name="P5091" style:parent-style-name="PreformattedText" style:family="paragraph">
      <style:text-properties fo:font-size="11pt" style:font-size-asian="11pt" style:font-size-complex="11pt"/>
    </style:style>
    <style:style style:name="P5092" style:parent-style-name="PreformattedText" style:family="paragraph">
      <style:text-properties fo:font-size="11pt" style:font-size-asian="11pt" style:font-size-complex="11pt"/>
    </style:style>
    <style:style style:name="P5093" style:parent-style-name="PreformattedText" style:family="paragraph">
      <style:text-properties fo:font-size="11pt" style:font-size-asian="11pt" style:font-size-complex="11pt"/>
    </style:style>
    <style:style style:name="P5094" style:parent-style-name="PreformattedText" style:family="paragraph">
      <style:text-properties fo:font-size="11pt" style:font-size-asian="11pt" style:font-size-complex="11pt"/>
    </style:style>
    <style:style style:name="P5095" style:parent-style-name="PreformattedText" style:family="paragraph">
      <style:text-properties fo:font-size="11pt" style:font-size-asian="11pt" style:font-size-complex="11pt"/>
    </style:style>
    <style:style style:name="P5096" style:parent-style-name="PreformattedText" style:family="paragraph">
      <style:text-properties fo:font-size="11pt" style:font-size-asian="11pt" style:font-size-complex="11pt"/>
    </style:style>
    <style:style style:name="P5097" style:parent-style-name="PreformattedText" style:family="paragraph">
      <style:text-properties fo:font-size="11pt" style:font-size-asian="11pt" style:font-size-complex="11pt"/>
    </style:style>
    <style:style style:name="P5098" style:parent-style-name="PreformattedText" style:family="paragraph">
      <style:text-properties fo:font-size="11pt" style:font-size-asian="11pt" style:font-size-complex="11pt"/>
    </style:style>
    <style:style style:name="P5099" style:parent-style-name="PreformattedText" style:family="paragraph">
      <style:text-properties fo:font-size="11pt" style:font-size-asian="11pt" style:font-size-complex="11pt"/>
    </style:style>
    <style:style style:name="P5100" style:parent-style-name="PreformattedText" style:family="paragraph">
      <style:text-properties fo:font-size="11pt" style:font-size-asian="11pt" style:font-size-complex="11pt"/>
    </style:style>
    <style:style style:name="P5101" style:parent-style-name="PreformattedText" style:family="paragraph">
      <style:text-properties fo:font-size="11pt" style:font-size-asian="11pt" style:font-size-complex="11pt"/>
    </style:style>
    <style:style style:name="P5102" style:parent-style-name="PreformattedText" style:family="paragraph">
      <style:text-properties fo:font-size="11pt" style:font-size-asian="11pt" style:font-size-complex="11pt"/>
    </style:style>
    <style:style style:name="P5103" style:parent-style-name="PreformattedText" style:family="paragraph">
      <style:text-properties fo:font-size="11pt" style:font-size-asian="11pt" style:font-size-complex="11pt"/>
    </style:style>
    <style:style style:name="P5104" style:parent-style-name="PreformattedText" style:family="paragraph">
      <style:text-properties fo:font-size="11pt" style:font-size-asian="11pt" style:font-size-complex="11pt"/>
    </style:style>
    <style:style style:name="P5105" style:parent-style-name="PreformattedText" style:family="paragraph">
      <style:text-properties fo:font-size="11pt" style:font-size-asian="11pt" style:font-size-complex="11pt"/>
    </style:style>
    <style:style style:name="P5106" style:parent-style-name="PreformattedText" style:family="paragraph">
      <style:text-properties fo:font-size="11pt" style:font-size-asian="11pt" style:font-size-complex="11pt"/>
    </style:style>
    <style:style style:name="P5107" style:parent-style-name="PreformattedText" style:family="paragraph">
      <style:text-properties fo:font-size="11pt" style:font-size-asian="11pt" style:font-size-complex="11pt"/>
    </style:style>
    <style:style style:name="P5108" style:parent-style-name="PreformattedText" style:family="paragraph">
      <style:text-properties fo:font-size="11pt" style:font-size-asian="11pt" style:font-size-complex="11pt"/>
    </style:style>
    <style:style style:name="P5109" style:parent-style-name="PreformattedText" style:family="paragraph">
      <style:text-properties fo:font-size="11pt" style:font-size-asian="11pt" style:font-size-complex="11pt"/>
    </style:style>
    <style:style style:name="P5110" style:parent-style-name="PreformattedText" style:family="paragraph">
      <style:text-properties fo:font-size="11pt" style:font-size-asian="11pt" style:font-size-complex="11pt"/>
    </style:style>
    <style:style style:name="P5111" style:parent-style-name="PreformattedText" style:family="paragraph">
      <style:text-properties fo:font-size="11pt" style:font-size-asian="11pt" style:font-size-complex="11pt"/>
    </style:style>
    <style:style style:name="P5112" style:parent-style-name="PreformattedText" style:family="paragraph">
      <style:text-properties fo:font-size="11pt" style:font-size-asian="11pt" style:font-size-complex="11pt"/>
    </style:style>
    <style:style style:name="P5113" style:parent-style-name="PreformattedText" style:family="paragraph">
      <style:text-properties fo:font-size="11pt" style:font-size-asian="11pt" style:font-size-complex="11pt"/>
    </style:style>
    <style:style style:name="P5114" style:parent-style-name="PreformattedText" style:family="paragraph">
      <style:text-properties fo:font-size="11pt" style:font-size-asian="11pt" style:font-size-complex="11pt"/>
    </style:style>
    <style:style style:name="P5115" style:parent-style-name="PreformattedText" style:family="paragraph">
      <style:text-properties fo:font-size="11pt" style:font-size-asian="11pt" style:font-size-complex="11pt"/>
    </style:style>
    <style:style style:name="P5116" style:parent-style-name="PreformattedText" style:family="paragraph">
      <style:text-properties fo:font-size="11pt" style:font-size-asian="11pt" style:font-size-complex="11pt"/>
    </style:style>
    <style:style style:name="P5117" style:parent-style-name="PreformattedText" style:family="paragraph">
      <style:text-properties fo:font-size="11pt" style:font-size-asian="11pt" style:font-size-complex="11pt"/>
    </style:style>
    <style:style style:name="P5118" style:parent-style-name="PreformattedText" style:family="paragraph">
      <style:text-properties fo:font-size="11pt" style:font-size-asian="11pt" style:font-size-complex="11pt"/>
    </style:style>
    <style:style style:name="P5119" style:parent-style-name="PreformattedText" style:family="paragraph">
      <style:text-properties fo:font-size="11pt" style:font-size-asian="11pt" style:font-size-complex="11pt"/>
    </style:style>
    <style:style style:name="P5120" style:parent-style-name="PreformattedText" style:family="paragraph">
      <style:text-properties fo:font-size="11pt" style:font-size-asian="11pt" style:font-size-complex="11pt"/>
    </style:style>
    <style:style style:name="P5121" style:parent-style-name="PreformattedText" style:family="paragraph">
      <style:text-properties fo:font-size="11pt" style:font-size-asian="11pt" style:font-size-complex="11pt"/>
    </style:style>
    <style:style style:name="P5122" style:parent-style-name="PreformattedText" style:family="paragraph">
      <style:text-properties fo:font-size="11pt" style:font-size-asian="11pt" style:font-size-complex="11pt"/>
    </style:style>
    <style:style style:name="P5123" style:parent-style-name="PreformattedText" style:family="paragraph">
      <style:text-properties fo:font-size="11pt" style:font-size-asian="11pt" style:font-size-complex="11pt"/>
    </style:style>
    <style:style style:name="P5124" style:parent-style-name="PreformattedText" style:family="paragraph">
      <style:text-properties fo:font-size="11pt" style:font-size-asian="11pt" style:font-size-complex="11pt"/>
    </style:style>
    <style:style style:name="P5125" style:parent-style-name="PreformattedText" style:family="paragraph">
      <style:text-properties fo:font-size="11pt" style:font-size-asian="11pt" style:font-size-complex="11pt"/>
    </style:style>
    <style:style style:name="P5126" style:parent-style-name="PreformattedText" style:family="paragraph">
      <style:text-properties fo:font-size="11pt" style:font-size-asian="11pt" style:font-size-complex="11pt"/>
    </style:style>
    <style:style style:name="P5127" style:parent-style-name="PreformattedText" style:family="paragraph">
      <style:text-properties fo:font-size="11pt" style:font-size-asian="11pt" style:font-size-complex="11pt"/>
    </style:style>
    <style:style style:name="P5128" style:parent-style-name="PreformattedText" style:family="paragraph">
      <style:text-properties fo:font-size="11pt" style:font-size-asian="11pt" style:font-size-complex="11pt"/>
    </style:style>
    <style:style style:name="P5129" style:parent-style-name="PreformattedText" style:family="paragraph">
      <style:text-properties fo:font-size="11pt" style:font-size-asian="11pt" style:font-size-complex="11pt"/>
    </style:style>
    <style:style style:name="P5130" style:parent-style-name="PreformattedText" style:family="paragraph">
      <style:text-properties fo:font-size="11pt" style:font-size-asian="11pt" style:font-size-complex="11pt"/>
    </style:style>
    <style:style style:name="P5131" style:parent-style-name="PreformattedText" style:family="paragraph">
      <style:text-properties fo:font-size="11pt" style:font-size-asian="11pt" style:font-size-complex="11pt"/>
    </style:style>
    <style:style style:name="P5132" style:parent-style-name="PreformattedText" style:family="paragraph">
      <style:text-properties fo:font-size="11pt" style:font-size-asian="11pt" style:font-size-complex="11pt"/>
    </style:style>
    <style:style style:name="P5133" style:parent-style-name="PreformattedText" style:family="paragraph">
      <style:text-properties fo:font-size="11pt" style:font-size-asian="11pt" style:font-size-complex="11pt"/>
    </style:style>
    <style:style style:name="P5134" style:parent-style-name="PreformattedText" style:family="paragraph">
      <style:text-properties fo:font-size="11pt" style:font-size-asian="11pt" style:font-size-complex="11pt"/>
    </style:style>
    <style:style style:name="P5135" style:parent-style-name="PreformattedText" style:family="paragraph">
      <style:text-properties fo:font-size="11pt" style:font-size-asian="11pt" style:font-size-complex="11pt"/>
    </style:style>
    <style:style style:name="P5136" style:parent-style-name="PreformattedText" style:family="paragraph">
      <style:text-properties fo:font-size="11pt" style:font-size-asian="11pt" style:font-size-complex="11pt"/>
    </style:style>
    <style:style style:name="P5137" style:parent-style-name="PreformattedText" style:family="paragraph">
      <style:text-properties fo:font-size="11pt" style:font-size-asian="11pt" style:font-size-complex="11pt"/>
    </style:style>
    <style:style style:name="P5138" style:parent-style-name="PreformattedText" style:family="paragraph">
      <style:text-properties fo:font-size="11pt" style:font-size-asian="11pt" style:font-size-complex="11pt"/>
    </style:style>
    <style:style style:name="P5139" style:parent-style-name="PreformattedText" style:family="paragraph">
      <style:text-properties fo:font-size="11pt" style:font-size-asian="11pt" style:font-size-complex="11pt"/>
    </style:style>
    <style:style style:name="P5140" style:parent-style-name="PreformattedText" style:family="paragraph">
      <style:text-properties fo:font-size="11pt" style:font-size-asian="11pt" style:font-size-complex="11pt"/>
    </style:style>
    <style:style style:name="P5141" style:parent-style-name="PreformattedText" style:family="paragraph">
      <style:text-properties fo:font-size="11pt" style:font-size-asian="11pt" style:font-size-complex="11pt"/>
    </style:style>
    <style:style style:name="P5142" style:parent-style-name="PreformattedText" style:family="paragraph">
      <style:text-properties fo:font-size="11pt" style:font-size-asian="11pt" style:font-size-complex="11pt"/>
    </style:style>
    <style:style style:name="P5143" style:parent-style-name="PreformattedText" style:family="paragraph">
      <style:text-properties fo:font-size="11pt" style:font-size-asian="11pt" style:font-size-complex="11pt"/>
    </style:style>
    <style:style style:name="P5144" style:parent-style-name="PreformattedText" style:family="paragraph">
      <style:text-properties fo:font-size="11pt" style:font-size-asian="11pt" style:font-size-complex="11pt"/>
    </style:style>
    <style:style style:name="P5145" style:parent-style-name="PreformattedText" style:family="paragraph">
      <style:text-properties fo:font-size="11pt" style:font-size-asian="11pt" style:font-size-complex="11pt"/>
    </style:style>
    <style:style style:name="P5146" style:parent-style-name="PreformattedText" style:family="paragraph">
      <style:text-properties fo:font-size="11pt" style:font-size-asian="11pt" style:font-size-complex="11pt"/>
    </style:style>
    <style:style style:name="P5147" style:parent-style-name="PreformattedText" style:family="paragraph">
      <style:text-properties fo:font-size="11pt" style:font-size-asian="11pt" style:font-size-complex="11pt"/>
    </style:style>
    <style:style style:name="P5148" style:parent-style-name="PreformattedText" style:family="paragraph">
      <style:text-properties fo:font-size="11pt" style:font-size-asian="11pt" style:font-size-complex="11pt"/>
    </style:style>
    <style:style style:name="P5149" style:parent-style-name="PreformattedText" style:family="paragraph">
      <style:text-properties fo:font-size="11pt" style:font-size-asian="11pt" style:font-size-complex="11pt"/>
    </style:style>
    <style:style style:name="P5150" style:parent-style-name="PreformattedText" style:family="paragraph">
      <style:text-properties fo:font-size="11pt" style:font-size-asian="11pt" style:font-size-complex="11pt"/>
    </style:style>
    <style:style style:name="P5151" style:parent-style-name="PreformattedText" style:family="paragraph">
      <style:text-properties fo:font-size="11pt" style:font-size-asian="11pt" style:font-size-complex="11pt"/>
    </style:style>
    <style:style style:name="P5152" style:parent-style-name="PreformattedText" style:family="paragraph">
      <style:text-properties fo:font-size="11pt" style:font-size-asian="11pt" style:font-size-complex="11pt"/>
    </style:style>
    <style:style style:name="P5153" style:parent-style-name="PreformattedText" style:family="paragraph">
      <style:text-properties fo:font-size="11pt" style:font-size-asian="11pt" style:font-size-complex="11pt"/>
    </style:style>
    <style:style style:name="P5154" style:parent-style-name="PreformattedText" style:family="paragraph">
      <style:text-properties fo:font-size="11pt" style:font-size-asian="11pt" style:font-size-complex="11pt"/>
    </style:style>
    <style:style style:name="P5155" style:parent-style-name="PreformattedText" style:family="paragraph">
      <style:text-properties fo:font-size="11pt" style:font-size-asian="11pt" style:font-size-complex="11pt"/>
    </style:style>
    <style:style style:name="P5156" style:parent-style-name="PreformattedText" style:family="paragraph">
      <style:text-properties fo:font-size="11pt" style:font-size-asian="11pt" style:font-size-complex="11pt"/>
    </style:style>
    <style:style style:name="P5157" style:parent-style-name="PreformattedText" style:family="paragraph">
      <style:text-properties fo:font-size="11pt" style:font-size-asian="11pt" style:font-size-complex="11pt"/>
    </style:style>
    <style:style style:name="P5158" style:parent-style-name="PreformattedText" style:family="paragraph">
      <style:text-properties fo:font-size="11pt" style:font-size-asian="11pt" style:font-size-complex="11pt"/>
    </style:style>
    <style:style style:name="P5159" style:parent-style-name="PreformattedText" style:family="paragraph">
      <style:text-properties fo:font-size="11pt" style:font-size-asian="11pt" style:font-size-complex="11pt"/>
    </style:style>
    <style:style style:name="P5160" style:parent-style-name="PreformattedText" style:family="paragraph">
      <style:text-properties fo:font-size="11pt" style:font-size-asian="11pt" style:font-size-complex="11pt"/>
    </style:style>
    <style:style style:name="P5161" style:parent-style-name="PreformattedText" style:family="paragraph">
      <style:text-properties fo:font-size="11pt" style:font-size-asian="11pt" style:font-size-complex="11pt"/>
    </style:style>
    <style:style style:name="P5162" style:parent-style-name="PreformattedText" style:family="paragraph">
      <style:text-properties fo:font-size="11pt" style:font-size-asian="11pt" style:font-size-complex="11pt"/>
    </style:style>
    <style:style style:name="P5163" style:parent-style-name="PreformattedText" style:family="paragraph">
      <style:text-properties fo:font-size="11pt" style:font-size-asian="11pt" style:font-size-complex="11pt"/>
    </style:style>
    <style:style style:name="P5164" style:parent-style-name="PreformattedText" style:family="paragraph">
      <style:text-properties fo:font-size="11pt" style:font-size-asian="11pt" style:font-size-complex="11pt"/>
    </style:style>
    <style:style style:name="P5165" style:parent-style-name="PreformattedText" style:family="paragraph">
      <style:text-properties fo:font-size="11pt" style:font-size-asian="11pt" style:font-size-complex="11pt"/>
    </style:style>
    <style:style style:name="P5166" style:parent-style-name="PreformattedText" style:family="paragraph">
      <style:text-properties fo:font-size="11pt" style:font-size-asian="11pt" style:font-size-complex="11pt"/>
    </style:style>
    <style:style style:name="P5167" style:parent-style-name="PreformattedText" style:family="paragraph">
      <style:text-properties fo:font-size="11pt" style:font-size-asian="11pt" style:font-size-complex="11pt"/>
    </style:style>
    <style:style style:name="P5168" style:parent-style-name="PreformattedText" style:family="paragraph">
      <style:text-properties fo:font-size="11pt" style:font-size-asian="11pt" style:font-size-complex="11pt"/>
    </style:style>
    <style:style style:name="P5169" style:parent-style-name="PreformattedText" style:family="paragraph">
      <style:text-properties fo:font-size="11pt" style:font-size-asian="11pt" style:font-size-complex="11pt"/>
    </style:style>
    <style:style style:name="P5170" style:parent-style-name="PreformattedText" style:family="paragraph">
      <style:text-properties fo:font-size="11pt" style:font-size-asian="11pt" style:font-size-complex="11pt"/>
    </style:style>
    <style:style style:name="P5171" style:parent-style-name="PreformattedText" style:family="paragraph">
      <style:text-properties fo:font-size="11pt" style:font-size-asian="11pt" style:font-size-complex="11pt"/>
    </style:style>
    <style:style style:name="P5172" style:parent-style-name="PreformattedText" style:family="paragraph">
      <style:text-properties fo:font-size="11pt" style:font-size-asian="11pt" style:font-size-complex="11pt"/>
    </style:style>
    <style:style style:name="P5173" style:parent-style-name="PreformattedText" style:family="paragraph">
      <style:text-properties fo:font-size="11pt" style:font-size-asian="11pt" style:font-size-complex="11pt"/>
    </style:style>
    <style:style style:name="P5174" style:parent-style-name="PreformattedText" style:family="paragraph">
      <style:text-properties fo:font-size="11pt" style:font-size-asian="11pt" style:font-size-complex="11pt"/>
    </style:style>
    <style:style style:name="P5175" style:parent-style-name="PreformattedText" style:family="paragraph">
      <style:text-properties fo:font-size="11pt" style:font-size-asian="11pt" style:font-size-complex="11pt"/>
    </style:style>
    <style:style style:name="P5176" style:parent-style-name="PreformattedText" style:family="paragraph">
      <style:text-properties fo:font-size="11pt" style:font-size-asian="11pt" style:font-size-complex="11pt"/>
    </style:style>
    <style:style style:name="P5177" style:parent-style-name="PreformattedText" style:family="paragraph">
      <style:text-properties fo:font-size="11pt" style:font-size-asian="11pt" style:font-size-complex="11pt"/>
    </style:style>
    <style:style style:name="P5178" style:parent-style-name="PreformattedText" style:family="paragraph">
      <style:text-properties fo:font-size="11pt" style:font-size-asian="11pt" style:font-size-complex="11pt"/>
    </style:style>
    <style:style style:name="P5179" style:parent-style-name="PreformattedText" style:family="paragraph">
      <style:text-properties fo:font-size="11pt" style:font-size-asian="11pt" style:font-size-complex="11pt"/>
    </style:style>
    <style:style style:name="P5180" style:parent-style-name="PreformattedText" style:family="paragraph">
      <style:text-properties fo:font-size="11pt" style:font-size-asian="11pt" style:font-size-complex="11pt"/>
    </style:style>
    <style:style style:name="P5181" style:parent-style-name="PreformattedText" style:family="paragraph">
      <style:text-properties fo:font-size="11pt" style:font-size-asian="11pt" style:font-size-complex="11pt"/>
    </style:style>
    <style:style style:name="P5182" style:parent-style-name="PreformattedText" style:family="paragraph">
      <style:text-properties fo:font-size="11pt" style:font-size-asian="11pt" style:font-size-complex="11pt"/>
    </style:style>
    <style:style style:name="P5183" style:parent-style-name="PreformattedText" style:family="paragraph">
      <style:text-properties fo:font-size="11pt" style:font-size-asian="11pt" style:font-size-complex="11pt"/>
    </style:style>
    <style:style style:name="P5184" style:parent-style-name="PreformattedText" style:family="paragraph">
      <style:text-properties fo:font-size="11pt" style:font-size-asian="11pt" style:font-size-complex="11pt"/>
    </style:style>
    <style:style style:name="P5185" style:parent-style-name="PreformattedText" style:family="paragraph">
      <style:text-properties fo:font-size="11pt" style:font-size-asian="11pt" style:font-size-complex="11pt"/>
    </style:style>
    <style:style style:name="P5186" style:parent-style-name="PreformattedText" style:family="paragraph">
      <style:text-properties fo:font-size="11pt" style:font-size-asian="11pt" style:font-size-complex="11pt"/>
    </style:style>
    <style:style style:name="P5187" style:parent-style-name="PreformattedText" style:family="paragraph">
      <style:text-properties fo:font-size="11pt" style:font-size-asian="11pt" style:font-size-complex="11pt"/>
    </style:style>
    <style:style style:name="P5188" style:parent-style-name="PreformattedText" style:family="paragraph">
      <style:text-properties fo:font-size="11pt" style:font-size-asian="11pt" style:font-size-complex="11pt"/>
    </style:style>
    <style:style style:name="P5189" style:parent-style-name="PreformattedText" style:family="paragraph">
      <style:text-properties fo:font-size="11pt" style:font-size-asian="11pt" style:font-size-complex="11pt"/>
    </style:style>
    <style:style style:name="P5190" style:parent-style-name="PreformattedText" style:family="paragraph">
      <style:text-properties fo:font-size="11pt" style:font-size-asian="11pt" style:font-size-complex="11pt"/>
    </style:style>
    <style:style style:name="P5191" style:parent-style-name="PreformattedText" style:family="paragraph">
      <style:text-properties fo:font-size="11pt" style:font-size-asian="11pt" style:font-size-complex="11pt"/>
    </style:style>
    <style:style style:name="P5192" style:parent-style-name="PreformattedText" style:family="paragraph">
      <style:text-properties fo:font-size="11pt" style:font-size-asian="11pt" style:font-size-complex="11pt"/>
    </style:style>
    <style:style style:name="P5193" style:parent-style-name="PreformattedText" style:family="paragraph">
      <style:text-properties fo:font-size="11pt" style:font-size-asian="11pt" style:font-size-complex="11pt"/>
    </style:style>
    <style:style style:name="P5194" style:parent-style-name="PreformattedText" style:family="paragraph">
      <style:text-properties fo:font-size="11pt" style:font-size-asian="11pt" style:font-size-complex="11pt"/>
    </style:style>
    <style:style style:name="P5195" style:parent-style-name="PreformattedText" style:family="paragraph">
      <style:text-properties fo:font-size="11pt" style:font-size-asian="11pt" style:font-size-complex="11pt"/>
    </style:style>
    <style:style style:name="P5196" style:parent-style-name="PreformattedText" style:family="paragraph">
      <style:text-properties fo:font-size="11pt" style:font-size-asian="11pt" style:font-size-complex="11pt"/>
    </style:style>
    <style:style style:name="P5197" style:parent-style-name="PreformattedText" style:family="paragraph">
      <style:text-properties fo:font-size="11pt" style:font-size-asian="11pt" style:font-size-complex="11pt"/>
    </style:style>
    <style:style style:name="P5198" style:parent-style-name="PreformattedText" style:family="paragraph">
      <style:text-properties fo:font-size="11pt" style:font-size-asian="11pt" style:font-size-complex="11pt"/>
    </style:style>
    <style:style style:name="P5199" style:parent-style-name="PreformattedText" style:family="paragraph">
      <style:text-properties fo:font-size="11pt" style:font-size-asian="11pt" style:font-size-complex="11pt"/>
    </style:style>
    <style:style style:name="P5200" style:parent-style-name="PreformattedText" style:family="paragraph">
      <style:text-properties fo:font-size="11pt" style:font-size-asian="11pt" style:font-size-complex="11pt"/>
    </style:style>
    <style:style style:name="P5201" style:parent-style-name="PreformattedText" style:family="paragraph">
      <style:text-properties fo:font-size="11pt" style:font-size-asian="11pt" style:font-size-complex="11pt"/>
    </style:style>
    <style:style style:name="P5202" style:parent-style-name="PreformattedText" style:family="paragraph">
      <style:text-properties fo:font-size="11pt" style:font-size-asian="11pt" style:font-size-complex="11pt"/>
    </style:style>
    <style:style style:name="P5203" style:parent-style-name="PreformattedText" style:family="paragraph">
      <style:text-properties fo:font-size="11pt" style:font-size-asian="11pt" style:font-size-complex="11pt"/>
    </style:style>
    <style:style style:name="P5204" style:parent-style-name="PreformattedText" style:family="paragraph">
      <style:text-properties fo:font-size="11pt" style:font-size-asian="11pt" style:font-size-complex="11pt"/>
    </style:style>
    <style:style style:name="P5205" style:parent-style-name="PreformattedText" style:family="paragraph">
      <style:text-properties fo:font-size="11pt" style:font-size-asian="11pt" style:font-size-complex="11pt"/>
    </style:style>
    <style:style style:name="P5206" style:parent-style-name="PreformattedText" style:family="paragraph">
      <style:text-properties fo:font-size="11pt" style:font-size-asian="11pt" style:font-size-complex="11pt"/>
    </style:style>
    <style:style style:name="P5207" style:parent-style-name="PreformattedText" style:family="paragraph">
      <style:text-properties fo:font-size="11pt" style:font-size-asian="11pt" style:font-size-complex="11pt"/>
    </style:style>
    <style:style style:name="P5208" style:parent-style-name="PreformattedText" style:family="paragraph">
      <style:text-properties fo:font-size="11pt" style:font-size-asian="11pt" style:font-size-complex="11pt"/>
    </style:style>
    <style:style style:name="P5209" style:parent-style-name="PreformattedText" style:family="paragraph">
      <style:text-properties fo:font-size="11pt" style:font-size-asian="11pt" style:font-size-complex="11pt"/>
    </style:style>
    <style:style style:name="P5210" style:parent-style-name="PreformattedText" style:family="paragraph">
      <style:text-properties fo:font-size="11pt" style:font-size-asian="11pt" style:font-size-complex="11pt"/>
    </style:style>
    <style:style style:name="P5211" style:parent-style-name="PreformattedText" style:family="paragraph">
      <style:text-properties fo:font-size="11pt" style:font-size-asian="11pt" style:font-size-complex="11pt"/>
    </style:style>
    <style:style style:name="P5212" style:parent-style-name="PreformattedText" style:family="paragraph">
      <style:text-properties fo:font-size="11pt" style:font-size-asian="11pt" style:font-size-complex="11pt"/>
    </style:style>
    <style:style style:name="P5213" style:parent-style-name="PreformattedText" style:family="paragraph">
      <style:text-properties fo:font-size="11pt" style:font-size-asian="11pt" style:font-size-complex="11pt"/>
    </style:style>
    <style:style style:name="P5214" style:parent-style-name="PreformattedText" style:family="paragraph">
      <style:text-properties fo:font-size="11pt" style:font-size-asian="11pt" style:font-size-complex="11pt"/>
    </style:style>
    <style:style style:name="P5215" style:parent-style-name="PreformattedText" style:family="paragraph">
      <style:text-properties fo:font-size="11pt" style:font-size-asian="11pt" style:font-size-complex="11pt"/>
    </style:style>
    <style:style style:name="P5216" style:parent-style-name="PreformattedText" style:family="paragraph">
      <style:text-properties fo:font-size="11pt" style:font-size-asian="11pt" style:font-size-complex="11pt"/>
    </style:style>
    <style:style style:name="P5217" style:parent-style-name="PreformattedText" style:family="paragraph">
      <style:text-properties fo:font-size="11pt" style:font-size-asian="11pt" style:font-size-complex="11pt"/>
    </style:style>
    <style:style style:name="P5218" style:parent-style-name="PreformattedText" style:family="paragraph">
      <style:text-properties fo:font-size="11pt" style:font-size-asian="11pt" style:font-size-complex="11pt"/>
    </style:style>
    <style:style style:name="P5219" style:parent-style-name="PreformattedText" style:family="paragraph">
      <style:text-properties fo:font-size="11pt" style:font-size-asian="11pt" style:font-size-complex="11pt"/>
    </style:style>
    <style:style style:name="P5220" style:parent-style-name="PreformattedText" style:family="paragraph">
      <style:text-properties fo:font-size="11pt" style:font-size-asian="11pt" style:font-size-complex="11pt"/>
    </style:style>
    <style:style style:name="P5221" style:parent-style-name="PreformattedText" style:family="paragraph">
      <style:text-properties fo:font-size="11pt" style:font-size-asian="11pt" style:font-size-complex="11pt"/>
    </style:style>
    <style:style style:name="P5222" style:parent-style-name="PreformattedText" style:family="paragraph">
      <style:text-properties fo:font-size="11pt" style:font-size-asian="11pt" style:font-size-complex="11pt"/>
    </style:style>
    <style:style style:name="P5223" style:parent-style-name="PreformattedText" style:family="paragraph">
      <style:text-properties fo:font-size="11pt" style:font-size-asian="11pt" style:font-size-complex="11pt"/>
    </style:style>
    <style:style style:name="P5224" style:parent-style-name="PreformattedText" style:family="paragraph">
      <style:text-properties fo:font-size="11pt" style:font-size-asian="11pt" style:font-size-complex="11pt"/>
    </style:style>
    <style:style style:name="P5225" style:parent-style-name="PreformattedText" style:family="paragraph">
      <style:text-properties fo:font-size="11pt" style:font-size-asian="11pt" style:font-size-complex="11pt"/>
    </style:style>
    <style:style style:name="P5226" style:parent-style-name="PreformattedText" style:family="paragraph">
      <style:text-properties fo:font-size="11pt" style:font-size-asian="11pt" style:font-size-complex="11pt"/>
    </style:style>
    <style:style style:name="P5227" style:parent-style-name="PreformattedText" style:family="paragraph">
      <style:text-properties fo:font-size="11pt" style:font-size-asian="11pt" style:font-size-complex="11pt"/>
    </style:style>
    <style:style style:name="P5228" style:parent-style-name="PreformattedText" style:family="paragraph">
      <style:text-properties fo:font-size="11pt" style:font-size-asian="11pt" style:font-size-complex="11pt"/>
    </style:style>
    <style:style style:name="P5229" style:parent-style-name="PreformattedText" style:family="paragraph">
      <style:text-properties fo:font-size="11pt" style:font-size-asian="11pt" style:font-size-complex="11pt"/>
    </style:style>
    <style:style style:name="P5230" style:parent-style-name="PreformattedText" style:family="paragraph">
      <style:text-properties fo:font-size="11pt" style:font-size-asian="11pt" style:font-size-complex="11pt"/>
    </style:style>
    <style:style style:name="P5231" style:parent-style-name="PreformattedText" style:family="paragraph">
      <style:text-properties fo:font-size="11pt" style:font-size-asian="11pt" style:font-size-complex="11pt"/>
    </style:style>
    <style:style style:name="P5232" style:parent-style-name="PreformattedText" style:family="paragraph">
      <style:text-properties fo:font-size="11pt" style:font-size-asian="11pt" style:font-size-complex="11pt"/>
    </style:style>
    <style:style style:name="P5233" style:parent-style-name="PreformattedText" style:family="paragraph">
      <style:text-properties fo:font-size="11pt" style:font-size-asian="11pt" style:font-size-complex="11pt"/>
    </style:style>
    <style:style style:name="P5234" style:parent-style-name="PreformattedText" style:family="paragraph">
      <style:text-properties fo:font-size="11pt" style:font-size-asian="11pt" style:font-size-complex="11pt"/>
    </style:style>
    <style:style style:name="P5235" style:parent-style-name="PreformattedText" style:family="paragraph">
      <style:text-properties fo:font-size="11pt" style:font-size-asian="11pt" style:font-size-complex="11pt"/>
    </style:style>
    <style:style style:name="P5236" style:parent-style-name="PreformattedText" style:family="paragraph">
      <style:text-properties fo:font-size="11pt" style:font-size-asian="11pt" style:font-size-complex="11pt"/>
    </style:style>
    <style:style style:name="P5237" style:parent-style-name="PreformattedText" style:family="paragraph">
      <style:text-properties fo:font-size="11pt" style:font-size-asian="11pt" style:font-size-complex="11pt"/>
    </style:style>
    <style:style style:name="P5238" style:parent-style-name="PreformattedText" style:family="paragraph">
      <style:text-properties fo:font-size="11pt" style:font-size-asian="11pt" style:font-size-complex="11pt"/>
    </style:style>
    <style:style style:name="P5239" style:parent-style-name="PreformattedText" style:family="paragraph">
      <style:text-properties fo:font-size="11pt" style:font-size-asian="11pt" style:font-size-complex="11pt"/>
    </style:style>
    <style:style style:name="P5240" style:parent-style-name="PreformattedText" style:family="paragraph">
      <style:text-properties fo:font-size="11pt" style:font-size-asian="11pt" style:font-size-complex="11pt"/>
    </style:style>
    <style:style style:name="P5241" style:parent-style-name="PreformattedText" style:family="paragraph">
      <style:text-properties fo:font-size="11pt" style:font-size-asian="11pt" style:font-size-complex="11pt"/>
    </style:style>
    <style:style style:name="P5242" style:parent-style-name="PreformattedText" style:family="paragraph">
      <style:text-properties fo:font-size="11pt" style:font-size-asian="11pt" style:font-size-complex="11pt"/>
    </style:style>
    <style:style style:name="P5243" style:parent-style-name="PreformattedText" style:family="paragraph">
      <style:text-properties fo:font-size="11pt" style:font-size-asian="11pt" style:font-size-complex="11pt"/>
    </style:style>
    <style:style style:name="P5244" style:parent-style-name="PreformattedText" style:family="paragraph">
      <style:text-properties fo:font-size="11pt" style:font-size-asian="11pt" style:font-size-complex="11pt"/>
    </style:style>
    <style:style style:name="P5245" style:parent-style-name="PreformattedText" style:family="paragraph">
      <style:text-properties fo:font-size="11pt" style:font-size-asian="11pt" style:font-size-complex="11pt"/>
    </style:style>
    <style:style style:name="P5246" style:parent-style-name="PreformattedText" style:family="paragraph">
      <style:text-properties fo:font-size="11pt" style:font-size-asian="11pt" style:font-size-complex="11pt"/>
    </style:style>
    <style:style style:name="P5247" style:parent-style-name="PreformattedText" style:family="paragraph">
      <style:text-properties fo:font-size="11pt" style:font-size-asian="11pt" style:font-size-complex="11pt"/>
    </style:style>
    <style:style style:name="P5248" style:parent-style-name="PreformattedText" style:family="paragraph">
      <style:text-properties fo:font-size="11pt" style:font-size-asian="11pt" style:font-size-complex="11pt"/>
    </style:style>
    <style:style style:name="P5249" style:parent-style-name="PreformattedText" style:family="paragraph">
      <style:text-properties fo:font-size="11pt" style:font-size-asian="11pt" style:font-size-complex="11pt"/>
    </style:style>
    <style:style style:name="P5250" style:parent-style-name="PreformattedText" style:family="paragraph">
      <style:text-properties fo:font-size="11pt" style:font-size-asian="11pt" style:font-size-complex="11pt"/>
    </style:style>
    <style:style style:name="P5251" style:parent-style-name="PreformattedText" style:family="paragraph">
      <style:text-properties fo:font-size="11pt" style:font-size-asian="11pt" style:font-size-complex="11pt"/>
    </style:style>
    <style:style style:name="P5252" style:parent-style-name="PreformattedText" style:family="paragraph">
      <style:text-properties fo:font-size="11pt" style:font-size-asian="11pt" style:font-size-complex="11pt"/>
    </style:style>
    <style:style style:name="P5253" style:parent-style-name="PreformattedText" style:family="paragraph">
      <style:text-properties fo:font-size="11pt" style:font-size-asian="11pt" style:font-size-complex="11pt"/>
    </style:style>
    <style:style style:name="P5254" style:parent-style-name="PreformattedText" style:family="paragraph">
      <style:text-properties fo:font-size="11pt" style:font-size-asian="11pt" style:font-size-complex="11pt"/>
    </style:style>
    <style:style style:name="P5255" style:parent-style-name="PreformattedText" style:family="paragraph">
      <style:text-properties fo:font-size="11pt" style:font-size-asian="11pt" style:font-size-complex="11pt"/>
    </style:style>
    <style:style style:name="P5256" style:parent-style-name="PreformattedText" style:family="paragraph">
      <style:text-properties fo:font-size="11pt" style:font-size-asian="11pt" style:font-size-complex="11pt"/>
    </style:style>
    <style:style style:name="P5257" style:parent-style-name="PreformattedText" style:family="paragraph">
      <style:text-properties fo:font-size="11pt" style:font-size-asian="11pt" style:font-size-complex="11pt"/>
    </style:style>
    <style:style style:name="P5258" style:parent-style-name="PreformattedText" style:family="paragraph">
      <style:text-properties fo:font-size="11pt" style:font-size-asian="11pt" style:font-size-complex="11pt"/>
    </style:style>
    <style:style style:name="P5259" style:parent-style-name="PreformattedText" style:family="paragraph">
      <style:text-properties fo:font-size="11pt" style:font-size-asian="11pt" style:font-size-complex="11pt"/>
    </style:style>
    <style:style style:name="P5260" style:parent-style-name="PreformattedText" style:family="paragraph">
      <style:text-properties fo:font-size="11pt" style:font-size-asian="11pt" style:font-size-complex="11pt"/>
    </style:style>
    <style:style style:name="P5261" style:parent-style-name="PreformattedText" style:family="paragraph">
      <style:text-properties fo:font-size="11pt" style:font-size-asian="11pt" style:font-size-complex="11pt"/>
    </style:style>
    <style:style style:name="P5262" style:parent-style-name="PreformattedText" style:family="paragraph">
      <style:text-properties fo:font-size="11pt" style:font-size-asian="11pt" style:font-size-complex="11pt"/>
    </style:style>
    <style:style style:name="P5263" style:parent-style-name="PreformattedText" style:family="paragraph">
      <style:text-properties fo:font-size="11pt" style:font-size-asian="11pt" style:font-size-complex="11pt"/>
    </style:style>
    <style:style style:name="P5264" style:parent-style-name="PreformattedText" style:family="paragraph">
      <style:text-properties fo:font-size="11pt" style:font-size-asian="11pt" style:font-size-complex="11pt"/>
    </style:style>
    <style:style style:name="P5265" style:parent-style-name="PreformattedText" style:family="paragraph">
      <style:text-properties fo:font-size="11pt" style:font-size-asian="11pt" style:font-size-complex="11pt"/>
    </style:style>
    <style:style style:name="P5266" style:parent-style-name="PreformattedText" style:family="paragraph">
      <style:text-properties fo:font-size="11pt" style:font-size-asian="11pt" style:font-size-complex="11pt"/>
    </style:style>
    <style:style style:name="P5267" style:parent-style-name="PreformattedText" style:family="paragraph">
      <style:text-properties fo:font-size="11pt" style:font-size-asian="11pt" style:font-size-complex="11pt"/>
    </style:style>
    <style:style style:name="P5268" style:parent-style-name="PreformattedText" style:family="paragraph">
      <style:text-properties fo:font-size="11pt" style:font-size-asian="11pt" style:font-size-complex="11pt"/>
    </style:style>
    <style:style style:name="P5269" style:parent-style-name="PreformattedText" style:family="paragraph">
      <style:text-properties fo:font-size="11pt" style:font-size-asian="11pt" style:font-size-complex="11pt"/>
    </style:style>
    <style:style style:name="P5270" style:parent-style-name="PreformattedText" style:family="paragraph">
      <style:text-properties fo:font-size="11pt" style:font-size-asian="11pt" style:font-size-complex="11pt"/>
    </style:style>
    <style:style style:name="P5271" style:parent-style-name="PreformattedText" style:family="paragraph">
      <style:text-properties fo:font-size="11pt" style:font-size-asian="11pt" style:font-size-complex="11pt"/>
    </style:style>
    <style:style style:name="P5272" style:parent-style-name="PreformattedText" style:family="paragraph">
      <style:text-properties fo:font-size="11pt" style:font-size-asian="11pt" style:font-size-complex="11pt"/>
    </style:style>
    <style:style style:name="P5273" style:parent-style-name="PreformattedText" style:family="paragraph">
      <style:text-properties fo:font-size="11pt" style:font-size-asian="11pt" style:font-size-complex="11pt"/>
    </style:style>
    <style:style style:name="P5274" style:parent-style-name="PreformattedText" style:family="paragraph">
      <style:text-properties fo:font-size="11pt" style:font-size-asian="11pt" style:font-size-complex="11pt"/>
    </style:style>
    <style:style style:name="P5275" style:parent-style-name="PreformattedText" style:family="paragraph">
      <style:text-properties fo:font-size="11pt" style:font-size-asian="11pt" style:font-size-complex="11pt"/>
    </style:style>
    <style:style style:name="P5276" style:parent-style-name="PreformattedText" style:family="paragraph">
      <style:text-properties fo:font-size="11pt" style:font-size-asian="11pt" style:font-size-complex="11pt"/>
    </style:style>
    <style:style style:name="P5277" style:parent-style-name="PreformattedText" style:family="paragraph">
      <style:text-properties fo:font-size="11pt" style:font-size-asian="11pt" style:font-size-complex="11pt"/>
    </style:style>
    <style:style style:name="P5278" style:parent-style-name="PreformattedText" style:family="paragraph">
      <style:text-properties fo:font-size="11pt" style:font-size-asian="11pt" style:font-size-complex="11pt"/>
    </style:style>
    <style:style style:name="P5279" style:parent-style-name="PreformattedText" style:family="paragraph">
      <style:text-properties fo:font-size="11pt" style:font-size-asian="11pt" style:font-size-complex="11pt"/>
    </style:style>
    <style:style style:name="P5280" style:parent-style-name="PreformattedText" style:family="paragraph">
      <style:text-properties fo:font-size="11pt" style:font-size-asian="11pt" style:font-size-complex="11pt"/>
    </style:style>
    <style:style style:name="P5281" style:parent-style-name="PreformattedText" style:family="paragraph">
      <style:text-properties fo:font-size="11pt" style:font-size-asian="11pt" style:font-size-complex="11pt"/>
    </style:style>
    <style:style style:name="P5282" style:parent-style-name="PreformattedText" style:family="paragraph">
      <style:text-properties fo:font-size="11pt" style:font-size-asian="11pt" style:font-size-complex="11pt"/>
    </style:style>
    <style:style style:name="P5283" style:parent-style-name="PreformattedText" style:family="paragraph">
      <style:text-properties fo:font-size="11pt" style:font-size-asian="11pt" style:font-size-complex="11pt"/>
    </style:style>
    <style:style style:name="P5284" style:parent-style-name="PreformattedText" style:family="paragraph">
      <style:text-properties fo:font-size="11pt" style:font-size-asian="11pt" style:font-size-complex="11pt"/>
    </style:style>
    <style:style style:name="P5285" style:parent-style-name="PreformattedText" style:family="paragraph">
      <style:text-properties fo:font-size="11pt" style:font-size-asian="11pt" style:font-size-complex="11pt"/>
    </style:style>
    <style:style style:name="P5286" style:parent-style-name="PreformattedText" style:family="paragraph">
      <style:text-properties fo:font-size="11pt" style:font-size-asian="11pt" style:font-size-complex="11pt"/>
    </style:style>
    <style:style style:name="P5287" style:parent-style-name="PreformattedText" style:family="paragraph">
      <style:text-properties fo:font-size="11pt" style:font-size-asian="11pt" style:font-size-complex="11pt"/>
    </style:style>
    <style:style style:name="P5288" style:parent-style-name="PreformattedText" style:family="paragraph">
      <style:text-properties fo:font-size="11pt" style:font-size-asian="11pt" style:font-size-complex="11pt"/>
    </style:style>
    <style:style style:name="P5289" style:parent-style-name="PreformattedText" style:family="paragraph">
      <style:text-properties fo:font-size="11pt" style:font-size-asian="11pt" style:font-size-complex="11pt"/>
    </style:style>
    <style:style style:name="P5290" style:parent-style-name="PreformattedText" style:family="paragraph">
      <style:text-properties fo:font-size="11pt" style:font-size-asian="11pt" style:font-size-complex="11pt"/>
    </style:style>
    <style:style style:name="P5291" style:parent-style-name="PreformattedText" style:family="paragraph">
      <style:text-properties fo:font-size="11pt" style:font-size-asian="11pt" style:font-size-complex="11pt"/>
    </style:style>
    <style:style style:name="P5292" style:parent-style-name="PreformattedText" style:family="paragraph">
      <style:text-properties fo:font-size="11pt" style:font-size-asian="11pt" style:font-size-complex="11pt"/>
    </style:style>
    <style:style style:name="P5293" style:parent-style-name="PreformattedText" style:family="paragraph">
      <style:text-properties fo:font-size="11pt" style:font-size-asian="11pt" style:font-size-complex="11pt"/>
    </style:style>
    <style:style style:name="P5294" style:parent-style-name="PreformattedText" style:family="paragraph">
      <style:text-properties fo:font-size="11pt" style:font-size-asian="11pt" style:font-size-complex="11pt"/>
    </style:style>
    <style:style style:name="P5295" style:parent-style-name="PreformattedText" style:family="paragraph">
      <style:text-properties fo:font-size="11pt" style:font-size-asian="11pt" style:font-size-complex="11pt"/>
    </style:style>
    <style:style style:name="P5296" style:parent-style-name="PreformattedText" style:family="paragraph">
      <style:text-properties fo:font-size="11pt" style:font-size-asian="11pt" style:font-size-complex="11pt"/>
    </style:style>
    <style:style style:name="P5297" style:parent-style-name="PreformattedText" style:family="paragraph">
      <style:text-properties fo:font-size="11pt" style:font-size-asian="11pt" style:font-size-complex="11pt"/>
    </style:style>
    <style:style style:name="P5298" style:parent-style-name="PreformattedText" style:family="paragraph">
      <style:text-properties fo:font-size="11pt" style:font-size-asian="11pt" style:font-size-complex="11pt"/>
    </style:style>
    <style:style style:name="P5299" style:parent-style-name="PreformattedText" style:family="paragraph">
      <style:text-properties fo:font-size="11pt" style:font-size-asian="11pt" style:font-size-complex="11pt"/>
    </style:style>
    <style:style style:name="P5300" style:parent-style-name="PreformattedText" style:family="paragraph">
      <style:text-properties fo:font-size="11pt" style:font-size-asian="11pt" style:font-size-complex="11pt"/>
    </style:style>
    <style:style style:name="P5301" style:parent-style-name="PreformattedText" style:family="paragraph">
      <style:text-properties fo:font-size="11pt" style:font-size-asian="11pt" style:font-size-complex="11pt"/>
    </style:style>
    <style:style style:name="P5302" style:parent-style-name="PreformattedText" style:family="paragraph">
      <style:text-properties fo:font-size="11pt" style:font-size-asian="11pt" style:font-size-complex="11pt"/>
    </style:style>
    <style:style style:name="P5303" style:parent-style-name="PreformattedText" style:family="paragraph">
      <style:text-properties fo:font-size="11pt" style:font-size-asian="11pt" style:font-size-complex="11pt"/>
    </style:style>
    <style:style style:name="P5304" style:parent-style-name="PreformattedText" style:family="paragraph">
      <style:text-properties fo:font-size="11pt" style:font-size-asian="11pt" style:font-size-complex="11pt"/>
    </style:style>
    <style:style style:name="P5305" style:parent-style-name="PreformattedText" style:family="paragraph">
      <style:text-properties fo:font-size="11pt" style:font-size-asian="11pt" style:font-size-complex="11pt"/>
    </style:style>
    <style:style style:name="P5306" style:parent-style-name="PreformattedText" style:family="paragraph">
      <style:text-properties fo:font-size="11pt" style:font-size-asian="11pt" style:font-size-complex="11pt"/>
    </style:style>
    <style:style style:name="P5307" style:parent-style-name="PreformattedText" style:family="paragraph">
      <style:text-properties fo:font-size="11pt" style:font-size-asian="11pt" style:font-size-complex="11pt"/>
    </style:style>
    <style:style style:name="P5308" style:parent-style-name="PreformattedText" style:family="paragraph">
      <style:text-properties fo:font-size="11pt" style:font-size-asian="11pt" style:font-size-complex="11pt"/>
    </style:style>
    <style:style style:name="P5309" style:parent-style-name="PreformattedText" style:family="paragraph">
      <style:text-properties fo:font-size="11pt" style:font-size-asian="11pt" style:font-size-complex="11pt"/>
    </style:style>
    <style:style style:name="P5310" style:parent-style-name="PreformattedText" style:family="paragraph">
      <style:text-properties fo:font-size="11pt" style:font-size-asian="11pt" style:font-size-complex="11pt"/>
    </style:style>
    <style:style style:name="P5311" style:parent-style-name="PreformattedText" style:family="paragraph">
      <style:text-properties fo:font-size="11pt" style:font-size-asian="11pt" style:font-size-complex="11pt"/>
    </style:style>
    <style:style style:name="P5312" style:parent-style-name="PreformattedText" style:family="paragraph">
      <style:text-properties fo:font-size="11pt" style:font-size-asian="11pt" style:font-size-complex="11pt"/>
    </style:style>
    <style:style style:name="P5313" style:parent-style-name="PreformattedText" style:family="paragraph">
      <style:text-properties fo:font-size="11pt" style:font-size-asian="11pt" style:font-size-complex="11pt"/>
    </style:style>
    <style:style style:name="P5314" style:parent-style-name="PreformattedText" style:family="paragraph">
      <style:text-properties fo:font-size="11pt" style:font-size-asian="11pt" style:font-size-complex="11pt"/>
    </style:style>
    <style:style style:name="P5315" style:parent-style-name="PreformattedText" style:family="paragraph">
      <style:text-properties fo:font-size="11pt" style:font-size-asian="11pt" style:font-size-complex="11pt"/>
    </style:style>
    <style:style style:name="P5316" style:parent-style-name="PreformattedText" style:family="paragraph">
      <style:text-properties fo:font-size="11pt" style:font-size-asian="11pt" style:font-size-complex="11pt"/>
    </style:style>
    <style:style style:name="P5317" style:parent-style-name="PreformattedText" style:family="paragraph">
      <style:text-properties fo:font-size="11pt" style:font-size-asian="11pt" style:font-size-complex="11pt"/>
    </style:style>
    <style:style style:name="P5318" style:parent-style-name="PreformattedText" style:family="paragraph">
      <style:text-properties fo:font-size="11pt" style:font-size-asian="11pt" style:font-size-complex="11pt"/>
    </style:style>
    <style:style style:name="P5319" style:parent-style-name="PreformattedText" style:family="paragraph">
      <style:text-properties fo:font-size="11pt" style:font-size-asian="11pt" style:font-size-complex="11pt"/>
    </style:style>
    <style:style style:name="P5320" style:parent-style-name="PreformattedText" style:family="paragraph">
      <style:text-properties fo:font-size="11pt" style:font-size-asian="11pt" style:font-size-complex="11pt"/>
    </style:style>
    <style:style style:name="P5321" style:parent-style-name="PreformattedText" style:family="paragraph">
      <style:text-properties fo:font-size="11pt" style:font-size-asian="11pt" style:font-size-complex="11pt"/>
    </style:style>
    <style:style style:name="P5322" style:parent-style-name="PreformattedText" style:family="paragraph">
      <style:text-properties fo:font-size="11pt" style:font-size-asian="11pt" style:font-size-complex="11pt"/>
    </style:style>
    <style:style style:name="P5323" style:parent-style-name="PreformattedText" style:family="paragraph">
      <style:text-properties fo:font-size="11pt" style:font-size-asian="11pt" style:font-size-complex="11pt"/>
    </style:style>
    <style:style style:name="P5324" style:parent-style-name="PreformattedText" style:family="paragraph">
      <style:text-properties fo:font-size="11pt" style:font-size-asian="11pt" style:font-size-complex="11pt"/>
    </style:style>
    <style:style style:name="P5325" style:parent-style-name="PreformattedText" style:family="paragraph">
      <style:text-properties fo:font-size="11pt" style:font-size-asian="11pt" style:font-size-complex="11pt"/>
    </style:style>
    <style:style style:name="P5326" style:parent-style-name="PreformattedText" style:family="paragraph">
      <style:text-properties fo:font-size="11pt" style:font-size-asian="11pt" style:font-size-complex="11pt"/>
    </style:style>
    <style:style style:name="P5327" style:parent-style-name="PreformattedText" style:family="paragraph">
      <style:text-properties fo:font-size="11pt" style:font-size-asian="11pt" style:font-size-complex="11pt"/>
    </style:style>
    <style:style style:name="P5328" style:parent-style-name="PreformattedText" style:family="paragraph">
      <style:text-properties fo:font-size="11pt" style:font-size-asian="11pt" style:font-size-complex="11pt"/>
    </style:style>
    <style:style style:name="P5329" style:parent-style-name="PreformattedText" style:family="paragraph">
      <style:text-properties fo:font-size="11pt" style:font-size-asian="11pt" style:font-size-complex="11pt"/>
    </style:style>
    <style:style style:name="P5330" style:parent-style-name="PreformattedText" style:family="paragraph">
      <style:text-properties fo:font-size="11pt" style:font-size-asian="11pt" style:font-size-complex="11pt"/>
    </style:style>
    <style:style style:name="P5331" style:parent-style-name="PreformattedText" style:family="paragraph">
      <style:text-properties fo:font-size="11pt" style:font-size-asian="11pt" style:font-size-complex="11pt"/>
    </style:style>
    <style:style style:name="P5332" style:parent-style-name="PreformattedText" style:family="paragraph">
      <style:text-properties fo:font-size="11pt" style:font-size-asian="11pt" style:font-size-complex="11pt"/>
    </style:style>
    <style:style style:name="P5333" style:parent-style-name="PreformattedText" style:family="paragraph">
      <style:text-properties fo:font-size="11pt" style:font-size-asian="11pt" style:font-size-complex="11pt"/>
    </style:style>
    <style:style style:name="P5334" style:parent-style-name="PreformattedText" style:family="paragraph">
      <style:text-properties fo:font-size="11pt" style:font-size-asian="11pt" style:font-size-complex="11pt"/>
    </style:style>
    <style:style style:name="P5335" style:parent-style-name="PreformattedText" style:family="paragraph">
      <style:text-properties fo:font-size="11pt" style:font-size-asian="11pt" style:font-size-complex="11pt"/>
    </style:style>
    <style:style style:name="P5336" style:parent-style-name="PreformattedText" style:family="paragraph">
      <style:text-properties fo:font-size="11pt" style:font-size-asian="11pt" style:font-size-complex="11pt"/>
    </style:style>
    <style:style style:name="P5337" style:parent-style-name="PreformattedText" style:family="paragraph">
      <style:text-properties fo:font-size="11pt" style:font-size-asian="11pt" style:font-size-complex="11pt"/>
    </style:style>
    <style:style style:name="P5338" style:parent-style-name="PreformattedText" style:family="paragraph">
      <style:text-properties fo:font-size="11pt" style:font-size-asian="11pt" style:font-size-complex="11pt"/>
    </style:style>
    <style:style style:name="P5339" style:parent-style-name="PreformattedText" style:family="paragraph">
      <style:text-properties fo:font-size="11pt" style:font-size-asian="11pt" style:font-size-complex="11pt"/>
    </style:style>
    <style:style style:name="P5340" style:parent-style-name="PreformattedText" style:family="paragraph">
      <style:text-properties fo:font-size="11pt" style:font-size-asian="11pt" style:font-size-complex="11pt"/>
    </style:style>
    <style:style style:name="P5341" style:parent-style-name="PreformattedText" style:family="paragraph">
      <style:text-properties fo:font-size="11pt" style:font-size-asian="11pt" style:font-size-complex="11pt"/>
    </style:style>
    <style:style style:name="P5342" style:parent-style-name="PreformattedText" style:family="paragraph">
      <style:text-properties fo:font-size="11pt" style:font-size-asian="11pt" style:font-size-complex="11pt"/>
    </style:style>
    <style:style style:name="P5343" style:parent-style-name="PreformattedText" style:family="paragraph">
      <style:text-properties fo:font-size="11pt" style:font-size-asian="11pt" style:font-size-complex="11pt"/>
    </style:style>
    <style:style style:name="P5344" style:parent-style-name="PreformattedText" style:family="paragraph">
      <style:text-properties fo:font-size="11pt" style:font-size-asian="11pt" style:font-size-complex="11pt"/>
    </style:style>
    <style:style style:name="P5345" style:parent-style-name="PreformattedText" style:family="paragraph">
      <style:text-properties fo:font-size="11pt" style:font-size-asian="11pt" style:font-size-complex="11pt"/>
    </style:style>
    <style:style style:name="P5346" style:parent-style-name="PreformattedText" style:family="paragraph">
      <style:text-properties fo:font-size="11pt" style:font-size-asian="11pt" style:font-size-complex="11pt"/>
    </style:style>
    <style:style style:name="P5347" style:parent-style-name="PreformattedText" style:family="paragraph">
      <style:text-properties fo:font-size="11pt" style:font-size-asian="11pt" style:font-size-complex="11pt"/>
    </style:style>
    <style:style style:name="P5348" style:parent-style-name="PreformattedText" style:family="paragraph">
      <style:text-properties fo:font-size="11pt" style:font-size-asian="11pt" style:font-size-complex="11pt"/>
    </style:style>
    <style:style style:name="P5349" style:parent-style-name="PreformattedText" style:family="paragraph">
      <style:text-properties fo:font-size="11pt" style:font-size-asian="11pt" style:font-size-complex="11pt"/>
    </style:style>
    <style:style style:name="P5350" style:parent-style-name="PreformattedText" style:family="paragraph">
      <style:text-properties fo:font-size="11pt" style:font-size-asian="11pt" style:font-size-complex="11pt"/>
    </style:style>
    <style:style style:name="P5351" style:parent-style-name="PreformattedText" style:family="paragraph">
      <style:text-properties fo:font-size="11pt" style:font-size-asian="11pt" style:font-size-complex="11pt"/>
    </style:style>
    <style:style style:name="P5352" style:parent-style-name="PreformattedText" style:family="paragraph">
      <style:text-properties fo:font-size="11pt" style:font-size-asian="11pt" style:font-size-complex="11pt"/>
    </style:style>
    <style:style style:name="P5353" style:parent-style-name="PreformattedText" style:family="paragraph">
      <style:text-properties fo:font-size="11pt" style:font-size-asian="11pt" style:font-size-complex="11pt"/>
    </style:style>
    <style:style style:name="P5354" style:parent-style-name="PreformattedText" style:family="paragraph">
      <style:text-properties fo:font-size="11pt" style:font-size-asian="11pt" style:font-size-complex="11pt"/>
    </style:style>
    <style:style style:name="P5355" style:parent-style-name="PreformattedText" style:family="paragraph">
      <style:text-properties fo:font-size="11pt" style:font-size-asian="11pt" style:font-size-complex="11pt"/>
    </style:style>
    <style:style style:name="P5356" style:parent-style-name="PreformattedText" style:family="paragraph">
      <style:text-properties fo:font-size="11pt" style:font-size-asian="11pt" style:font-size-complex="11pt"/>
    </style:style>
    <style:style style:name="P5357" style:parent-style-name="PreformattedText" style:family="paragraph">
      <style:text-properties fo:font-size="11pt" style:font-size-asian="11pt" style:font-size-complex="11pt"/>
    </style:style>
    <style:style style:name="P5358" style:parent-style-name="PreformattedText" style:family="paragraph">
      <style:text-properties fo:font-size="11pt" style:font-size-asian="11pt" style:font-size-complex="11pt"/>
    </style:style>
    <style:style style:name="P5359" style:parent-style-name="PreformattedText" style:family="paragraph">
      <style:text-properties fo:font-size="11pt" style:font-size-asian="11pt" style:font-size-complex="11pt"/>
    </style:style>
    <style:style style:name="P5360" style:parent-style-name="PreformattedText" style:family="paragraph">
      <style:text-properties fo:font-size="11pt" style:font-size-asian="11pt" style:font-size-complex="11pt"/>
    </style:style>
    <style:style style:name="P5361" style:parent-style-name="PreformattedText" style:family="paragraph">
      <style:text-properties fo:font-size="11pt" style:font-size-asian="11pt" style:font-size-complex="11pt"/>
    </style:style>
    <style:style style:name="P5362" style:parent-style-name="PreformattedText" style:family="paragraph">
      <style:text-properties fo:font-size="11pt" style:font-size-asian="11pt" style:font-size-complex="11pt"/>
    </style:style>
    <style:style style:name="P5363" style:parent-style-name="PreformattedText" style:family="paragraph">
      <style:text-properties fo:font-size="11pt" style:font-size-asian="11pt" style:font-size-complex="11pt"/>
    </style:style>
    <style:style style:name="P5364" style:parent-style-name="PreformattedText" style:family="paragraph">
      <style:text-properties fo:font-size="11pt" style:font-size-asian="11pt" style:font-size-complex="11pt"/>
    </style:style>
    <style:style style:name="P5365" style:parent-style-name="PreformattedText" style:family="paragraph">
      <style:text-properties fo:font-size="11pt" style:font-size-asian="11pt" style:font-size-complex="11pt"/>
    </style:style>
    <style:style style:name="P5366" style:parent-style-name="PreformattedText" style:family="paragraph">
      <style:text-properties fo:font-size="11pt" style:font-size-asian="11pt" style:font-size-complex="11pt"/>
    </style:style>
    <style:style style:name="P5367" style:parent-style-name="PreformattedText" style:family="paragraph">
      <style:text-properties fo:font-size="11pt" style:font-size-asian="11pt" style:font-size-complex="11pt"/>
    </style:style>
    <style:style style:name="P5368" style:parent-style-name="PreformattedText" style:family="paragraph">
      <style:text-properties fo:font-size="11pt" style:font-size-asian="11pt" style:font-size-complex="11pt"/>
    </style:style>
    <style:style style:name="P5369" style:parent-style-name="PreformattedText" style:family="paragraph">
      <style:text-properties fo:font-size="11pt" style:font-size-asian="11pt" style:font-size-complex="11pt"/>
    </style:style>
    <style:style style:name="P5370" style:parent-style-name="PreformattedText" style:family="paragraph">
      <style:text-properties fo:font-size="11pt" style:font-size-asian="11pt" style:font-size-complex="11pt"/>
    </style:style>
    <style:style style:name="P5371" style:parent-style-name="PreformattedText" style:family="paragraph">
      <style:text-properties fo:font-size="11pt" style:font-size-asian="11pt" style:font-size-complex="11pt"/>
    </style:style>
    <style:style style:name="P5372" style:parent-style-name="PreformattedText" style:family="paragraph">
      <style:text-properties fo:font-size="11pt" style:font-size-asian="11pt" style:font-size-complex="11pt"/>
    </style:style>
    <style:style style:name="P5373" style:parent-style-name="PreformattedText" style:family="paragraph">
      <style:text-properties fo:font-size="11pt" style:font-size-asian="11pt" style:font-size-complex="11pt"/>
    </style:style>
    <style:style style:name="P5374" style:parent-style-name="PreformattedText" style:family="paragraph">
      <style:text-properties fo:font-size="11pt" style:font-size-asian="11pt" style:font-size-complex="11pt"/>
    </style:style>
    <style:style style:name="P5375" style:parent-style-name="PreformattedText" style:family="paragraph">
      <style:text-properties fo:font-size="11pt" style:font-size-asian="11pt" style:font-size-complex="11pt"/>
    </style:style>
    <style:style style:name="P5376" style:parent-style-name="PreformattedText" style:family="paragraph">
      <style:text-properties fo:font-size="11pt" style:font-size-asian="11pt" style:font-size-complex="11pt"/>
    </style:style>
    <style:style style:name="P5377" style:parent-style-name="PreformattedText" style:family="paragraph">
      <style:text-properties fo:font-size="11pt" style:font-size-asian="11pt" style:font-size-complex="11pt"/>
    </style:style>
    <style:style style:name="P5378" style:parent-style-name="PreformattedText" style:family="paragraph">
      <style:text-properties fo:font-size="11pt" style:font-size-asian="11pt" style:font-size-complex="11pt"/>
    </style:style>
    <style:style style:name="P5379" style:parent-style-name="PreformattedText" style:family="paragraph">
      <style:text-properties fo:font-size="11pt" style:font-size-asian="11pt" style:font-size-complex="11pt"/>
    </style:style>
    <style:style style:name="P5380" style:parent-style-name="PreformattedText" style:family="paragraph">
      <style:text-properties fo:font-size="11pt" style:font-size-asian="11pt" style:font-size-complex="11pt"/>
    </style:style>
    <style:style style:name="P5381" style:parent-style-name="PreformattedText" style:family="paragraph">
      <style:text-properties fo:font-size="11pt" style:font-size-asian="11pt" style:font-size-complex="11pt"/>
    </style:style>
    <style:style style:name="P5382" style:parent-style-name="PreformattedText" style:family="paragraph">
      <style:text-properties fo:font-size="11pt" style:font-size-asian="11pt" style:font-size-complex="11pt"/>
    </style:style>
    <style:style style:name="P5383" style:parent-style-name="PreformattedText" style:family="paragraph">
      <style:text-properties fo:font-size="11pt" style:font-size-asian="11pt" style:font-size-complex="11pt"/>
    </style:style>
    <style:style style:name="P5384" style:parent-style-name="PreformattedText" style:family="paragraph">
      <style:text-properties fo:font-size="11pt" style:font-size-asian="11pt" style:font-size-complex="11pt"/>
    </style:style>
    <style:style style:name="P5385" style:parent-style-name="PreformattedText" style:family="paragraph">
      <style:text-properties fo:font-size="11pt" style:font-size-asian="11pt" style:font-size-complex="11pt"/>
    </style:style>
    <style:style style:name="P5386" style:parent-style-name="PreformattedText" style:family="paragraph">
      <style:text-properties fo:font-size="11pt" style:font-size-asian="11pt" style:font-size-complex="11pt"/>
    </style:style>
    <style:style style:name="P5387" style:parent-style-name="PreformattedText" style:family="paragraph">
      <style:text-properties fo:font-size="11pt" style:font-size-asian="11pt" style:font-size-complex="11pt"/>
    </style:style>
    <style:style style:name="P5388" style:parent-style-name="PreformattedText" style:family="paragraph">
      <style:text-properties fo:font-size="11pt" style:font-size-asian="11pt" style:font-size-complex="11pt"/>
    </style:style>
    <style:style style:name="P5389" style:parent-style-name="PreformattedText" style:family="paragraph">
      <style:text-properties fo:font-size="11pt" style:font-size-asian="11pt" style:font-size-complex="11pt"/>
    </style:style>
    <style:style style:name="P5390" style:parent-style-name="PreformattedText" style:family="paragraph">
      <style:text-properties fo:font-size="11pt" style:font-size-asian="11pt" style:font-size-complex="11pt"/>
    </style:style>
    <style:style style:name="P5391" style:parent-style-name="PreformattedText" style:family="paragraph">
      <style:text-properties fo:font-size="11pt" style:font-size-asian="11pt" style:font-size-complex="11pt"/>
    </style:style>
    <style:style style:name="P5392" style:parent-style-name="PreformattedText" style:family="paragraph">
      <style:text-properties fo:font-size="11pt" style:font-size-asian="11pt" style:font-size-complex="11pt"/>
    </style:style>
    <style:style style:name="P5393" style:parent-style-name="PreformattedText" style:family="paragraph">
      <style:text-properties fo:font-size="11pt" style:font-size-asian="11pt" style:font-size-complex="11pt"/>
    </style:style>
    <style:style style:name="P5394" style:parent-style-name="PreformattedText" style:family="paragraph">
      <style:text-properties fo:font-size="11pt" style:font-size-asian="11pt" style:font-size-complex="11pt"/>
    </style:style>
    <style:style style:name="P5395" style:parent-style-name="PreformattedText" style:family="paragraph">
      <style:text-properties fo:font-size="11pt" style:font-size-asian="11pt" style:font-size-complex="11pt"/>
    </style:style>
    <style:style style:name="P5396" style:parent-style-name="PreformattedText" style:family="paragraph">
      <style:text-properties fo:font-size="11pt" style:font-size-asian="11pt" style:font-size-complex="11pt"/>
    </style:style>
    <style:style style:name="P5397" style:parent-style-name="PreformattedText" style:family="paragraph">
      <style:text-properties fo:font-size="11pt" style:font-size-asian="11pt" style:font-size-complex="11pt"/>
    </style:style>
    <style:style style:name="P5398" style:parent-style-name="PreformattedText" style:family="paragraph">
      <style:text-properties fo:font-size="11pt" style:font-size-asian="11pt" style:font-size-complex="11pt"/>
    </style:style>
    <style:style style:name="P5399" style:parent-style-name="PreformattedText" style:family="paragraph">
      <style:text-properties fo:font-size="11pt" style:font-size-asian="11pt" style:font-size-complex="11pt"/>
    </style:style>
    <style:style style:name="P5400" style:parent-style-name="PreformattedText" style:family="paragraph">
      <style:text-properties fo:font-size="11pt" style:font-size-asian="11pt" style:font-size-complex="11pt"/>
    </style:style>
    <style:style style:name="P5401" style:parent-style-name="PreformattedText" style:family="paragraph">
      <style:text-properties fo:font-size="11pt" style:font-size-asian="11pt" style:font-size-complex="11pt"/>
    </style:style>
    <style:style style:name="P5402" style:parent-style-name="PreformattedText" style:family="paragraph">
      <style:text-properties fo:font-size="11pt" style:font-size-asian="11pt" style:font-size-complex="11pt"/>
    </style:style>
    <style:style style:name="P5403" style:parent-style-name="PreformattedText" style:family="paragraph">
      <style:text-properties fo:font-size="11pt" style:font-size-asian="11pt" style:font-size-complex="11pt"/>
    </style:style>
    <style:style style:name="P5404" style:parent-style-name="PreformattedText" style:family="paragraph">
      <style:text-properties fo:font-size="11pt" style:font-size-asian="11pt" style:font-size-complex="11pt"/>
    </style:style>
    <style:style style:name="P5405" style:parent-style-name="PreformattedText" style:family="paragraph">
      <style:text-properties fo:font-size="11pt" style:font-size-asian="11pt" style:font-size-complex="11pt"/>
    </style:style>
    <style:style style:name="P5406" style:parent-style-name="PreformattedText" style:family="paragraph">
      <style:text-properties fo:font-size="11pt" style:font-size-asian="11pt" style:font-size-complex="11pt"/>
    </style:style>
    <style:style style:name="P5407" style:parent-style-name="PreformattedText" style:family="paragraph">
      <style:text-properties fo:font-size="11pt" style:font-size-asian="11pt" style:font-size-complex="11pt"/>
    </style:style>
    <style:style style:name="P5408" style:parent-style-name="PreformattedText" style:family="paragraph">
      <style:text-properties fo:font-size="11pt" style:font-size-asian="11pt" style:font-size-complex="11pt"/>
    </style:style>
    <style:style style:name="P5409" style:parent-style-name="PreformattedText" style:family="paragraph">
      <style:text-properties fo:font-size="11pt" style:font-size-asian="11pt" style:font-size-complex="11pt"/>
    </style:style>
    <style:style style:name="P5410" style:parent-style-name="PreformattedText" style:family="paragraph">
      <style:text-properties fo:font-size="11pt" style:font-size-asian="11pt" style:font-size-complex="11pt"/>
    </style:style>
    <style:style style:name="P5411" style:parent-style-name="PreformattedText" style:family="paragraph">
      <style:text-properties fo:font-size="11pt" style:font-size-asian="11pt" style:font-size-complex="11pt"/>
    </style:style>
    <style:style style:name="P5412" style:parent-style-name="PreformattedText" style:family="paragraph">
      <style:text-properties fo:font-size="11pt" style:font-size-asian="11pt" style:font-size-complex="11pt"/>
    </style:style>
    <style:style style:name="P5413" style:parent-style-name="PreformattedText" style:family="paragraph">
      <style:text-properties fo:font-size="11pt" style:font-size-asian="11pt" style:font-size-complex="11pt"/>
    </style:style>
    <style:style style:name="P5414" style:parent-style-name="PreformattedText" style:family="paragraph">
      <style:text-properties fo:font-size="11pt" style:font-size-asian="11pt" style:font-size-complex="11pt"/>
    </style:style>
    <style:style style:name="P5415" style:parent-style-name="PreformattedText" style:family="paragraph">
      <style:text-properties fo:font-size="11pt" style:font-size-asian="11pt" style:font-size-complex="11pt"/>
    </style:style>
    <style:style style:name="P5416" style:parent-style-name="PreformattedText" style:family="paragraph">
      <style:text-properties fo:font-size="11pt" style:font-size-asian="11pt" style:font-size-complex="11pt"/>
    </style:style>
    <style:style style:name="P5417" style:parent-style-name="PreformattedText" style:family="paragraph">
      <style:text-properties fo:font-size="11pt" style:font-size-asian="11pt" style:font-size-complex="11pt"/>
    </style:style>
    <style:style style:name="P5418" style:parent-style-name="PreformattedText" style:family="paragraph">
      <style:text-properties fo:font-size="11pt" style:font-size-asian="11pt" style:font-size-complex="11pt"/>
    </style:style>
    <style:style style:name="P5419" style:parent-style-name="PreformattedText" style:family="paragraph">
      <style:text-properties fo:font-size="11pt" style:font-size-asian="11pt" style:font-size-complex="11pt"/>
    </style:style>
    <style:style style:name="P5420" style:parent-style-name="PreformattedText" style:family="paragraph">
      <style:text-properties fo:font-size="11pt" style:font-size-asian="11pt" style:font-size-complex="11pt"/>
    </style:style>
    <style:style style:name="P5421" style:parent-style-name="PreformattedText" style:family="paragraph">
      <style:text-properties fo:font-size="11pt" style:font-size-asian="11pt" style:font-size-complex="11pt"/>
    </style:style>
    <style:style style:name="P5422" style:parent-style-name="PreformattedText" style:family="paragraph">
      <style:text-properties fo:font-size="11pt" style:font-size-asian="11pt" style:font-size-complex="11pt"/>
    </style:style>
    <style:style style:name="P5423" style:parent-style-name="PreformattedText" style:family="paragraph">
      <style:text-properties fo:font-size="11pt" style:font-size-asian="11pt" style:font-size-complex="11pt"/>
    </style:style>
    <style:style style:name="P5424" style:parent-style-name="PreformattedText" style:family="paragraph">
      <style:text-properties fo:font-size="11pt" style:font-size-asian="11pt" style:font-size-complex="11pt"/>
    </style:style>
    <style:style style:name="P5425" style:parent-style-name="PreformattedText" style:family="paragraph">
      <style:text-properties fo:font-size="11pt" style:font-size-asian="11pt" style:font-size-complex="11pt"/>
    </style:style>
    <style:style style:name="P5426" style:parent-style-name="PreformattedText" style:family="paragraph">
      <style:text-properties fo:font-size="11pt" style:font-size-asian="11pt" style:font-size-complex="11pt"/>
    </style:style>
    <style:style style:name="P5427" style:parent-style-name="PreformattedText" style:family="paragraph">
      <style:text-properties fo:font-size="11pt" style:font-size-asian="11pt" style:font-size-complex="11pt"/>
    </style:style>
    <style:style style:name="P5428" style:parent-style-name="PreformattedText" style:family="paragraph">
      <style:text-properties fo:font-size="11pt" style:font-size-asian="11pt" style:font-size-complex="11pt"/>
    </style:style>
    <style:style style:name="P5429" style:parent-style-name="PreformattedText" style:family="paragraph">
      <style:text-properties fo:font-size="11pt" style:font-size-asian="11pt" style:font-size-complex="11pt"/>
    </style:style>
    <style:style style:name="P5430" style:parent-style-name="PreformattedText" style:family="paragraph">
      <style:text-properties fo:font-size="11pt" style:font-size-asian="11pt" style:font-size-complex="11pt"/>
    </style:style>
    <style:style style:name="P5431" style:parent-style-name="PreformattedText" style:family="paragraph">
      <style:text-properties fo:font-size="11pt" style:font-size-asian="11pt" style:font-size-complex="11pt"/>
    </style:style>
    <style:style style:name="P5432" style:parent-style-name="PreformattedText" style:family="paragraph">
      <style:text-properties fo:font-size="11pt" style:font-size-asian="11pt" style:font-size-complex="11pt"/>
    </style:style>
    <style:style style:name="P5433" style:parent-style-name="PreformattedText" style:family="paragraph">
      <style:text-properties fo:font-size="11pt" style:font-size-asian="11pt" style:font-size-complex="11pt"/>
    </style:style>
    <style:style style:name="P5434" style:parent-style-name="PreformattedText" style:family="paragraph">
      <style:text-properties fo:font-size="11pt" style:font-size-asian="11pt" style:font-size-complex="11pt"/>
    </style:style>
    <style:style style:name="P5435" style:parent-style-name="PreformattedText" style:family="paragraph">
      <style:text-properties fo:font-size="11pt" style:font-size-asian="11pt" style:font-size-complex="11pt"/>
    </style:style>
    <style:style style:name="P5436" style:parent-style-name="PreformattedText" style:family="paragraph">
      <style:text-properties fo:font-size="11pt" style:font-size-asian="11pt" style:font-size-complex="11pt"/>
    </style:style>
    <style:style style:name="P5437" style:parent-style-name="PreformattedText" style:family="paragraph">
      <style:text-properties fo:font-size="11pt" style:font-size-asian="11pt" style:font-size-complex="11pt"/>
    </style:style>
    <style:style style:name="P5438" style:parent-style-name="PreformattedText" style:family="paragraph">
      <style:text-properties fo:font-size="11pt" style:font-size-asian="11pt" style:font-size-complex="11pt"/>
    </style:style>
    <style:style style:name="P5439" style:parent-style-name="PreformattedText" style:family="paragraph">
      <style:text-properties fo:font-size="11pt" style:font-size-asian="11pt" style:font-size-complex="11pt"/>
    </style:style>
    <style:style style:name="P5440" style:parent-style-name="PreformattedText" style:family="paragraph">
      <style:text-properties fo:font-size="11pt" style:font-size-asian="11pt" style:font-size-complex="11pt"/>
    </style:style>
    <style:style style:name="P5441" style:parent-style-name="PreformattedText" style:family="paragraph">
      <style:text-properties fo:font-size="11pt" style:font-size-asian="11pt" style:font-size-complex="11pt"/>
    </style:style>
    <style:style style:name="P5442" style:parent-style-name="PreformattedText" style:family="paragraph">
      <style:text-properties fo:font-size="11pt" style:font-size-asian="11pt" style:font-size-complex="11pt"/>
    </style:style>
    <style:style style:name="P5443" style:parent-style-name="PreformattedText" style:family="paragraph">
      <style:text-properties fo:font-size="11pt" style:font-size-asian="11pt" style:font-size-complex="11pt"/>
    </style:style>
    <style:style style:name="P5444" style:parent-style-name="PreformattedText" style:family="paragraph">
      <style:text-properties fo:font-size="11pt" style:font-size-asian="11pt" style:font-size-complex="11pt"/>
    </style:style>
    <style:style style:name="P5445" style:parent-style-name="PreformattedText" style:family="paragraph">
      <style:text-properties fo:font-size="11pt" style:font-size-asian="11pt" style:font-size-complex="11pt"/>
    </style:style>
    <style:style style:name="P5446" style:parent-style-name="PreformattedText" style:family="paragraph">
      <style:text-properties fo:font-size="11pt" style:font-size-asian="11pt" style:font-size-complex="11pt"/>
    </style:style>
    <style:style style:name="P5447" style:parent-style-name="PreformattedText" style:family="paragraph">
      <style:text-properties fo:font-size="11pt" style:font-size-asian="11pt" style:font-size-complex="11pt"/>
    </style:style>
    <style:style style:name="P5448" style:parent-style-name="PreformattedText" style:family="paragraph">
      <style:text-properties fo:font-size="11pt" style:font-size-asian="11pt" style:font-size-complex="11pt"/>
    </style:style>
    <style:style style:name="P5449" style:parent-style-name="PreformattedText" style:family="paragraph">
      <style:text-properties fo:font-size="11pt" style:font-size-asian="11pt" style:font-size-complex="11pt"/>
    </style:style>
    <style:style style:name="P5450" style:parent-style-name="PreformattedText" style:family="paragraph">
      <style:text-properties fo:font-size="11pt" style:font-size-asian="11pt" style:font-size-complex="11pt"/>
    </style:style>
    <style:style style:name="P5451" style:parent-style-name="PreformattedText" style:family="paragraph">
      <style:text-properties fo:font-size="11pt" style:font-size-asian="11pt" style:font-size-complex="11pt"/>
    </style:style>
    <style:style style:name="P5452" style:parent-style-name="PreformattedText" style:family="paragraph">
      <style:text-properties fo:font-size="11pt" style:font-size-asian="11pt" style:font-size-complex="11pt"/>
    </style:style>
    <style:style style:name="P5453" style:parent-style-name="PreformattedText" style:family="paragraph">
      <style:text-properties fo:font-size="11pt" style:font-size-asian="11pt" style:font-size-complex="11pt"/>
    </style:style>
    <style:style style:name="P5454" style:parent-style-name="PreformattedText" style:family="paragraph">
      <style:text-properties fo:font-size="11pt" style:font-size-asian="11pt" style:font-size-complex="11pt"/>
    </style:style>
    <style:style style:name="P5455" style:parent-style-name="PreformattedText" style:family="paragraph">
      <style:text-properties fo:font-size="11pt" style:font-size-asian="11pt" style:font-size-complex="11pt"/>
    </style:style>
    <style:style style:name="P5456" style:parent-style-name="PreformattedText" style:family="paragraph">
      <style:text-properties fo:font-size="11pt" style:font-size-asian="11pt" style:font-size-complex="11pt"/>
    </style:style>
    <style:style style:name="P5457" style:parent-style-name="PreformattedText" style:family="paragraph">
      <style:text-properties fo:font-size="11pt" style:font-size-asian="11pt" style:font-size-complex="11pt"/>
    </style:style>
    <style:style style:name="P5458" style:parent-style-name="PreformattedText" style:family="paragraph">
      <style:text-properties fo:font-size="11pt" style:font-size-asian="11pt" style:font-size-complex="11pt"/>
    </style:style>
    <style:style style:name="P5459" style:parent-style-name="PreformattedText" style:family="paragraph">
      <style:text-properties fo:font-size="11pt" style:font-size-asian="11pt" style:font-size-complex="11pt"/>
    </style:style>
    <style:style style:name="P5460" style:parent-style-name="PreformattedText" style:family="paragraph">
      <style:text-properties fo:font-size="11pt" style:font-size-asian="11pt" style:font-size-complex="11pt"/>
    </style:style>
    <style:style style:name="P5461" style:parent-style-name="PreformattedText" style:family="paragraph">
      <style:text-properties fo:font-size="11pt" style:font-size-asian="11pt" style:font-size-complex="11pt"/>
    </style:style>
    <style:style style:name="P5462" style:parent-style-name="PreformattedText" style:family="paragraph">
      <style:text-properties fo:font-size="11pt" style:font-size-asian="11pt" style:font-size-complex="11pt"/>
    </style:style>
    <style:style style:name="P5463" style:parent-style-name="PreformattedText" style:family="paragraph">
      <style:text-properties fo:font-size="11pt" style:font-size-asian="11pt" style:font-size-complex="11pt"/>
    </style:style>
    <style:style style:name="P5464" style:parent-style-name="PreformattedText" style:family="paragraph">
      <style:text-properties fo:font-size="11pt" style:font-size-asian="11pt" style:font-size-complex="11pt"/>
    </style:style>
    <style:style style:name="P5465" style:parent-style-name="PreformattedText" style:family="paragraph">
      <style:text-properties fo:font-size="11pt" style:font-size-asian="11pt" style:font-size-complex="11pt"/>
    </style:style>
    <style:style style:name="P5466" style:parent-style-name="PreformattedText" style:family="paragraph">
      <style:text-properties fo:font-size="11pt" style:font-size-asian="11pt" style:font-size-complex="11pt"/>
    </style:style>
    <style:style style:name="P5467" style:parent-style-name="PreformattedText" style:family="paragraph">
      <style:text-properties fo:font-size="11pt" style:font-size-asian="11pt" style:font-size-complex="11pt"/>
    </style:style>
    <style:style style:name="P5468" style:parent-style-name="PreformattedText" style:family="paragraph">
      <style:text-properties fo:font-size="11pt" style:font-size-asian="11pt" style:font-size-complex="11pt"/>
    </style:style>
    <style:style style:name="P5469" style:parent-style-name="PreformattedText" style:family="paragraph">
      <style:text-properties fo:font-size="11pt" style:font-size-asian="11pt" style:font-size-complex="11pt"/>
    </style:style>
    <style:style style:name="P5470" style:parent-style-name="PreformattedText" style:family="paragraph">
      <style:text-properties fo:font-size="11pt" style:font-size-asian="11pt" style:font-size-complex="11pt"/>
    </style:style>
    <style:style style:name="P5471" style:parent-style-name="PreformattedText" style:family="paragraph">
      <style:text-properties fo:font-size="11pt" style:font-size-asian="11pt" style:font-size-complex="11pt"/>
    </style:style>
    <style:style style:name="P5472" style:parent-style-name="PreformattedText" style:family="paragraph">
      <style:text-properties fo:font-size="11pt" style:font-size-asian="11pt" style:font-size-complex="11pt"/>
    </style:style>
    <style:style style:name="P5473" style:parent-style-name="PreformattedText" style:family="paragraph">
      <style:text-properties fo:font-size="11pt" style:font-size-asian="11pt" style:font-size-complex="11pt"/>
    </style:style>
    <style:style style:name="P5474" style:parent-style-name="PreformattedText" style:family="paragraph">
      <style:text-properties fo:font-size="11pt" style:font-size-asian="11pt" style:font-size-complex="11pt"/>
    </style:style>
    <style:style style:name="P5475" style:parent-style-name="PreformattedText" style:family="paragraph">
      <style:text-properties fo:font-size="11pt" style:font-size-asian="11pt" style:font-size-complex="11pt"/>
    </style:style>
    <style:style style:name="P5476" style:parent-style-name="PreformattedText" style:family="paragraph">
      <style:text-properties fo:font-size="11pt" style:font-size-asian="11pt" style:font-size-complex="11pt"/>
    </style:style>
    <style:style style:name="P5477" style:parent-style-name="PreformattedText" style:family="paragraph">
      <style:text-properties fo:font-size="11pt" style:font-size-asian="11pt" style:font-size-complex="11pt"/>
    </style:style>
    <style:style style:name="P5478" style:parent-style-name="PreformattedText" style:family="paragraph">
      <style:text-properties fo:font-size="11pt" style:font-size-asian="11pt" style:font-size-complex="11pt"/>
    </style:style>
    <style:style style:name="P5479" style:parent-style-name="PreformattedText" style:family="paragraph">
      <style:text-properties fo:font-size="11pt" style:font-size-asian="11pt" style:font-size-complex="11pt"/>
    </style:style>
    <style:style style:name="P5480" style:parent-style-name="PreformattedText" style:family="paragraph">
      <style:text-properties fo:font-size="11pt" style:font-size-asian="11pt" style:font-size-complex="11pt"/>
    </style:style>
    <style:style style:name="P5481" style:parent-style-name="PreformattedText" style:family="paragraph">
      <style:text-properties fo:font-size="11pt" style:font-size-asian="11pt" style:font-size-complex="11pt"/>
    </style:style>
    <style:style style:name="P5482" style:parent-style-name="PreformattedText" style:family="paragraph">
      <style:text-properties fo:font-size="11pt" style:font-size-asian="11pt" style:font-size-complex="11pt"/>
    </style:style>
    <style:style style:name="P5483" style:parent-style-name="PreformattedText" style:family="paragraph">
      <style:text-properties fo:font-size="11pt" style:font-size-asian="11pt" style:font-size-complex="11pt"/>
    </style:style>
    <style:style style:name="P5484" style:parent-style-name="PreformattedText" style:family="paragraph">
      <style:text-properties fo:font-size="11pt" style:font-size-asian="11pt" style:font-size-complex="11pt"/>
    </style:style>
    <style:style style:name="P5485" style:parent-style-name="PreformattedText" style:family="paragraph">
      <style:text-properties fo:font-size="11pt" style:font-size-asian="11pt" style:font-size-complex="11pt"/>
    </style:style>
    <style:style style:name="P5486" style:parent-style-name="PreformattedText" style:family="paragraph">
      <style:text-properties fo:font-size="11pt" style:font-size-asian="11pt" style:font-size-complex="11pt"/>
    </style:style>
    <style:style style:name="P5487" style:parent-style-name="PreformattedText" style:family="paragraph">
      <style:text-properties fo:font-size="11pt" style:font-size-asian="11pt" style:font-size-complex="11pt"/>
    </style:style>
    <style:style style:name="P5488" style:parent-style-name="PreformattedText" style:family="paragraph">
      <style:text-properties fo:font-size="11pt" style:font-size-asian="11pt" style:font-size-complex="11pt"/>
    </style:style>
    <style:style style:name="P5489" style:parent-style-name="PreformattedText" style:family="paragraph">
      <style:text-properties fo:font-size="11pt" style:font-size-asian="11pt" style:font-size-complex="11pt"/>
    </style:style>
    <style:style style:name="P5490" style:parent-style-name="PreformattedText" style:family="paragraph">
      <style:text-properties fo:font-size="11pt" style:font-size-asian="11pt" style:font-size-complex="11pt"/>
    </style:style>
    <style:style style:name="P5491" style:parent-style-name="PreformattedText" style:family="paragraph">
      <style:text-properties fo:font-size="11pt" style:font-size-asian="11pt" style:font-size-complex="11pt"/>
    </style:style>
    <style:style style:name="P5492" style:parent-style-name="PreformattedText" style:family="paragraph">
      <style:text-properties fo:font-size="11pt" style:font-size-asian="11pt" style:font-size-complex="11pt"/>
    </style:style>
    <style:style style:name="P5493" style:parent-style-name="PreformattedText" style:family="paragraph">
      <style:text-properties fo:font-size="11pt" style:font-size-asian="11pt" style:font-size-complex="11pt"/>
    </style:style>
    <style:style style:name="P5494" style:parent-style-name="PreformattedText" style:family="paragraph">
      <style:text-properties fo:font-size="11pt" style:font-size-asian="11pt" style:font-size-complex="11pt"/>
    </style:style>
    <style:style style:name="P5495" style:parent-style-name="PreformattedText" style:family="paragraph">
      <style:text-properties fo:font-size="11pt" style:font-size-asian="11pt" style:font-size-complex="11pt"/>
    </style:style>
    <style:style style:name="P5496" style:parent-style-name="PreformattedText" style:family="paragraph">
      <style:text-properties fo:font-size="11pt" style:font-size-asian="11pt" style:font-size-complex="11pt"/>
    </style:style>
    <style:style style:name="P5497" style:parent-style-name="PreformattedText" style:family="paragraph">
      <style:text-properties fo:font-size="11pt" style:font-size-asian="11pt" style:font-size-complex="11pt"/>
    </style:style>
    <style:style style:name="P5498" style:parent-style-name="PreformattedText" style:family="paragraph">
      <style:text-properties fo:font-size="11pt" style:font-size-asian="11pt" style:font-size-complex="11pt"/>
    </style:style>
    <style:style style:name="P5499" style:parent-style-name="PreformattedText" style:family="paragraph">
      <style:text-properties fo:font-size="11pt" style:font-size-asian="11pt" style:font-size-complex="11pt"/>
    </style:style>
    <style:style style:name="P5500" style:parent-style-name="PreformattedText" style:family="paragraph">
      <style:text-properties fo:font-size="11pt" style:font-size-asian="11pt" style:font-size-complex="11pt"/>
    </style:style>
    <style:style style:name="P5501" style:parent-style-name="PreformattedText" style:family="paragraph">
      <style:text-properties fo:font-size="11pt" style:font-size-asian="11pt" style:font-size-complex="11pt"/>
    </style:style>
    <style:style style:name="P5502" style:parent-style-name="PreformattedText" style:family="paragraph">
      <style:text-properties fo:font-size="11pt" style:font-size-asian="11pt" style:font-size-complex="11pt"/>
    </style:style>
    <style:style style:name="P5503" style:parent-style-name="PreformattedText" style:family="paragraph">
      <style:text-properties fo:font-size="11pt" style:font-size-asian="11pt" style:font-size-complex="11pt"/>
    </style:style>
    <style:style style:name="P5504" style:parent-style-name="PreformattedText" style:family="paragraph">
      <style:text-properties fo:font-size="11pt" style:font-size-asian="11pt" style:font-size-complex="11pt"/>
    </style:style>
    <style:style style:name="P5505" style:parent-style-name="PreformattedText" style:family="paragraph">
      <style:text-properties fo:font-size="11pt" style:font-size-asian="11pt" style:font-size-complex="11pt"/>
    </style:style>
    <style:style style:name="P5506" style:parent-style-name="PreformattedText" style:family="paragraph">
      <style:text-properties fo:font-size="11pt" style:font-size-asian="11pt" style:font-size-complex="11pt"/>
    </style:style>
    <style:style style:name="P5507" style:parent-style-name="PreformattedText" style:family="paragraph">
      <style:text-properties fo:font-size="11pt" style:font-size-asian="11pt" style:font-size-complex="11pt"/>
    </style:style>
    <style:style style:name="P5508" style:parent-style-name="PreformattedText" style:family="paragraph">
      <style:text-properties fo:font-size="11pt" style:font-size-asian="11pt" style:font-size-complex="11pt"/>
    </style:style>
    <style:style style:name="P5509" style:parent-style-name="PreformattedText" style:family="paragraph">
      <style:text-properties fo:font-size="11pt" style:font-size-asian="11pt" style:font-size-complex="11pt"/>
    </style:style>
    <style:style style:name="P5510" style:parent-style-name="PreformattedText" style:family="paragraph">
      <style:text-properties fo:font-size="11pt" style:font-size-asian="11pt" style:font-size-complex="11pt"/>
    </style:style>
    <style:style style:name="P5511" style:parent-style-name="PreformattedText" style:family="paragraph">
      <style:text-properties fo:font-size="11pt" style:font-size-asian="11pt" style:font-size-complex="11pt"/>
    </style:style>
    <style:style style:name="P5512" style:parent-style-name="PreformattedText" style:family="paragraph">
      <style:text-properties fo:font-size="11pt" style:font-size-asian="11pt" style:font-size-complex="11pt"/>
    </style:style>
    <style:style style:name="P5513" style:parent-style-name="PreformattedText" style:family="paragraph">
      <style:text-properties fo:font-size="11pt" style:font-size-asian="11pt" style:font-size-complex="11pt"/>
    </style:style>
    <style:style style:name="P5514" style:parent-style-name="PreformattedText" style:family="paragraph">
      <style:text-properties fo:font-size="11pt" style:font-size-asian="11pt" style:font-size-complex="11pt"/>
    </style:style>
    <style:style style:name="P5515" style:parent-style-name="PreformattedText" style:family="paragraph">
      <style:text-properties fo:font-size="11pt" style:font-size-asian="11pt" style:font-size-complex="11pt"/>
    </style:style>
    <style:style style:name="P5516" style:parent-style-name="PreformattedText" style:family="paragraph">
      <style:text-properties fo:font-size="11pt" style:font-size-asian="11pt" style:font-size-complex="11pt"/>
    </style:style>
    <style:style style:name="P5517" style:parent-style-name="PreformattedText" style:family="paragraph">
      <style:text-properties fo:font-size="11pt" style:font-size-asian="11pt" style:font-size-complex="11pt"/>
    </style:style>
    <style:style style:name="P5518" style:parent-style-name="PreformattedText" style:family="paragraph">
      <style:text-properties fo:font-size="11pt" style:font-size-asian="11pt" style:font-size-complex="11pt"/>
    </style:style>
    <style:style style:name="P5519" style:parent-style-name="PreformattedText" style:family="paragraph">
      <style:text-properties fo:font-size="11pt" style:font-size-asian="11pt" style:font-size-complex="11pt"/>
    </style:style>
    <style:style style:name="P5520" style:parent-style-name="PreformattedText" style:family="paragraph">
      <style:text-properties fo:font-size="11pt" style:font-size-asian="11pt" style:font-size-complex="11pt"/>
    </style:style>
    <style:style style:name="P5521" style:parent-style-name="PreformattedText" style:family="paragraph">
      <style:text-properties fo:font-size="11pt" style:font-size-asian="11pt" style:font-size-complex="11pt"/>
    </style:style>
    <style:style style:name="P5522" style:parent-style-name="PreformattedText" style:family="paragraph">
      <style:text-properties fo:font-size="11pt" style:font-size-asian="11pt" style:font-size-complex="11pt"/>
    </style:style>
    <style:style style:name="P5523" style:parent-style-name="PreformattedText" style:family="paragraph">
      <style:text-properties fo:font-size="11pt" style:font-size-asian="11pt" style:font-size-complex="11pt"/>
    </style:style>
    <style:style style:name="P5524" style:parent-style-name="PreformattedText" style:family="paragraph">
      <style:text-properties fo:font-size="11pt" style:font-size-asian="11pt" style:font-size-complex="11pt"/>
    </style:style>
    <style:style style:name="P5525" style:parent-style-name="PreformattedText" style:family="paragraph">
      <style:text-properties fo:font-size="11pt" style:font-size-asian="11pt" style:font-size-complex="11pt"/>
    </style:style>
    <style:style style:name="P5526" style:parent-style-name="PreformattedText" style:family="paragraph">
      <style:text-properties fo:font-size="11pt" style:font-size-asian="11pt" style:font-size-complex="11pt"/>
    </style:style>
    <style:style style:name="P5527" style:parent-style-name="PreformattedText" style:family="paragraph">
      <style:text-properties fo:font-size="11pt" style:font-size-asian="11pt" style:font-size-complex="11pt"/>
    </style:style>
    <style:style style:name="P5528" style:parent-style-name="PreformattedText" style:family="paragraph">
      <style:text-properties fo:font-size="11pt" style:font-size-asian="11pt" style:font-size-complex="11pt"/>
    </style:style>
    <style:style style:name="P5529" style:parent-style-name="PreformattedText" style:family="paragraph">
      <style:text-properties fo:font-size="11pt" style:font-size-asian="11pt" style:font-size-complex="11pt"/>
    </style:style>
    <style:style style:name="P5530" style:parent-style-name="PreformattedText" style:family="paragraph">
      <style:text-properties fo:font-size="11pt" style:font-size-asian="11pt" style:font-size-complex="11pt"/>
    </style:style>
    <style:style style:name="P5531" style:parent-style-name="PreformattedText" style:family="paragraph">
      <style:text-properties fo:font-size="11pt" style:font-size-asian="11pt" style:font-size-complex="11pt"/>
    </style:style>
    <style:style style:name="P5532" style:parent-style-name="PreformattedText" style:family="paragraph">
      <style:text-properties fo:font-size="11pt" style:font-size-asian="11pt" style:font-size-complex="11pt"/>
    </style:style>
    <style:style style:name="P5533" style:parent-style-name="PreformattedText" style:family="paragraph">
      <style:text-properties fo:font-size="11pt" style:font-size-asian="11pt" style:font-size-complex="11pt"/>
    </style:style>
    <style:style style:name="P5534" style:parent-style-name="PreformattedText" style:family="paragraph">
      <style:text-properties fo:font-size="11pt" style:font-size-asian="11pt" style:font-size-complex="11pt"/>
    </style:style>
    <style:style style:name="P5535" style:parent-style-name="PreformattedText" style:family="paragraph">
      <style:text-properties fo:font-size="11pt" style:font-size-asian="11pt" style:font-size-complex="11pt"/>
    </style:style>
    <style:style style:name="P5536" style:parent-style-name="PreformattedText" style:family="paragraph">
      <style:text-properties fo:font-size="11pt" style:font-size-asian="11pt" style:font-size-complex="11pt"/>
    </style:style>
    <style:style style:name="P5537" style:parent-style-name="PreformattedText" style:family="paragraph">
      <style:text-properties fo:font-size="11pt" style:font-size-asian="11pt" style:font-size-complex="11pt"/>
    </style:style>
    <style:style style:name="P5538" style:parent-style-name="PreformattedText" style:family="paragraph">
      <style:text-properties fo:font-size="11pt" style:font-size-asian="11pt" style:font-size-complex="11pt"/>
    </style:style>
    <style:style style:name="P5539" style:parent-style-name="PreformattedText" style:family="paragraph">
      <style:text-properties fo:font-size="11pt" style:font-size-asian="11pt" style:font-size-complex="11pt"/>
    </style:style>
    <style:style style:name="P5540" style:parent-style-name="PreformattedText" style:family="paragraph">
      <style:text-properties fo:font-size="11pt" style:font-size-asian="11pt" style:font-size-complex="11pt"/>
    </style:style>
    <style:style style:name="P5541" style:parent-style-name="PreformattedText" style:family="paragraph">
      <style:text-properties fo:font-size="11pt" style:font-size-asian="11pt" style:font-size-complex="11pt"/>
    </style:style>
    <style:style style:name="P5542" style:parent-style-name="PreformattedText" style:family="paragraph">
      <style:text-properties fo:font-size="11pt" style:font-size-asian="11pt" style:font-size-complex="11pt"/>
    </style:style>
    <style:style style:name="P5543" style:parent-style-name="PreformattedText" style:family="paragraph">
      <style:text-properties fo:font-size="11pt" style:font-size-asian="11pt" style:font-size-complex="11pt"/>
    </style:style>
    <style:style style:name="P5544" style:parent-style-name="PreformattedText" style:family="paragraph">
      <style:text-properties fo:font-size="11pt" style:font-size-asian="11pt" style:font-size-complex="11pt"/>
    </style:style>
    <style:style style:name="P5545" style:parent-style-name="PreformattedText" style:family="paragraph">
      <style:text-properties fo:font-size="11pt" style:font-size-asian="11pt" style:font-size-complex="11pt"/>
    </style:style>
    <style:style style:name="P5546" style:parent-style-name="PreformattedText" style:family="paragraph">
      <style:text-properties fo:font-size="11pt" style:font-size-asian="11pt" style:font-size-complex="11pt"/>
    </style:style>
    <style:style style:name="P5547" style:parent-style-name="PreformattedText" style:family="paragraph">
      <style:text-properties fo:font-size="11pt" style:font-size-asian="11pt" style:font-size-complex="11pt"/>
    </style:style>
    <style:style style:name="P5548" style:parent-style-name="PreformattedText" style:family="paragraph">
      <style:text-properties fo:font-size="11pt" style:font-size-asian="11pt" style:font-size-complex="11pt"/>
    </style:style>
    <style:style style:name="P5549" style:parent-style-name="PreformattedText" style:family="paragraph">
      <style:text-properties fo:font-size="11pt" style:font-size-asian="11pt" style:font-size-complex="11pt"/>
    </style:style>
    <style:style style:name="P5550" style:parent-style-name="PreformattedText" style:family="paragraph">
      <style:text-properties fo:font-size="11pt" style:font-size-asian="11pt" style:font-size-complex="11pt"/>
    </style:style>
    <style:style style:name="P5551" style:parent-style-name="PreformattedText" style:family="paragraph">
      <style:text-properties fo:font-size="11pt" style:font-size-asian="11pt" style:font-size-complex="11pt"/>
    </style:style>
    <style:style style:name="P5552" style:parent-style-name="PreformattedText" style:family="paragraph">
      <style:text-properties fo:font-size="11pt" style:font-size-asian="11pt" style:font-size-complex="11pt"/>
    </style:style>
    <style:style style:name="P5553" style:parent-style-name="PreformattedText" style:family="paragraph">
      <style:text-properties fo:font-size="11pt" style:font-size-asian="11pt" style:font-size-complex="11pt"/>
    </style:style>
    <style:style style:name="P5554" style:parent-style-name="PreformattedText" style:family="paragraph">
      <style:text-properties fo:font-size="11pt" style:font-size-asian="11pt" style:font-size-complex="11pt"/>
    </style:style>
    <style:style style:name="P5555" style:parent-style-name="PreformattedText" style:family="paragraph">
      <style:text-properties fo:font-size="11pt" style:font-size-asian="11pt" style:font-size-complex="11pt"/>
    </style:style>
    <style:style style:name="P5556" style:parent-style-name="PreformattedText" style:family="paragraph">
      <style:text-properties fo:font-size="11pt" style:font-size-asian="11pt" style:font-size-complex="11pt"/>
    </style:style>
    <style:style style:name="P5557" style:parent-style-name="PreformattedText" style:family="paragraph">
      <style:text-properties fo:font-size="11pt" style:font-size-asian="11pt" style:font-size-complex="11pt"/>
    </style:style>
    <style:style style:name="P5558" style:parent-style-name="PreformattedText" style:family="paragraph">
      <style:text-properties fo:font-size="11pt" style:font-size-asian="11pt" style:font-size-complex="11pt"/>
    </style:style>
    <style:style style:name="P5559" style:parent-style-name="PreformattedText" style:family="paragraph">
      <style:text-properties fo:font-size="11pt" style:font-size-asian="11pt" style:font-size-complex="11pt"/>
    </style:style>
    <style:style style:name="P5560" style:parent-style-name="PreformattedText" style:family="paragraph">
      <style:text-properties fo:font-size="11pt" style:font-size-asian="11pt" style:font-size-complex="11pt"/>
    </style:style>
    <style:style style:name="P5561" style:parent-style-name="PreformattedText" style:family="paragraph">
      <style:text-properties fo:font-size="11pt" style:font-size-asian="11pt" style:font-size-complex="11pt"/>
    </style:style>
    <style:style style:name="P5562" style:parent-style-name="PreformattedText" style:family="paragraph">
      <style:text-properties fo:font-size="11pt" style:font-size-asian="11pt" style:font-size-complex="11pt"/>
    </style:style>
    <style:style style:name="P5563" style:parent-style-name="PreformattedText" style:family="paragraph">
      <style:text-properties fo:font-size="11pt" style:font-size-asian="11pt" style:font-size-complex="11pt"/>
    </style:style>
    <style:style style:name="P5564" style:parent-style-name="PreformattedText" style:family="paragraph">
      <style:text-properties fo:font-size="11pt" style:font-size-asian="11pt" style:font-size-complex="11pt"/>
    </style:style>
    <style:style style:name="P5565" style:parent-style-name="PreformattedText" style:family="paragraph">
      <style:text-properties fo:font-size="11pt" style:font-size-asian="11pt" style:font-size-complex="11pt"/>
    </style:style>
    <style:style style:name="P5566" style:parent-style-name="PreformattedText" style:family="paragraph">
      <style:text-properties fo:font-size="11pt" style:font-size-asian="11pt" style:font-size-complex="11pt"/>
    </style:style>
    <style:style style:name="P5567" style:parent-style-name="PreformattedText" style:family="paragraph">
      <style:text-properties fo:font-size="11pt" style:font-size-asian="11pt" style:font-size-complex="11pt"/>
    </style:style>
    <style:style style:name="P5568" style:parent-style-name="PreformattedText" style:family="paragraph">
      <style:text-properties fo:font-size="11pt" style:font-size-asian="11pt" style:font-size-complex="11pt"/>
    </style:style>
    <style:style style:name="P5569" style:parent-style-name="PreformattedText" style:family="paragraph">
      <style:text-properties fo:font-size="11pt" style:font-size-asian="11pt" style:font-size-complex="11pt"/>
    </style:style>
    <style:style style:name="P5570" style:parent-style-name="PreformattedText" style:family="paragraph">
      <style:text-properties fo:font-size="11pt" style:font-size-asian="11pt" style:font-size-complex="11pt"/>
    </style:style>
    <style:style style:name="P5571" style:parent-style-name="PreformattedText" style:family="paragraph">
      <style:text-properties fo:font-size="11pt" style:font-size-asian="11pt" style:font-size-complex="11pt"/>
    </style:style>
    <style:style style:name="P5572" style:parent-style-name="PreformattedText" style:family="paragraph">
      <style:text-properties fo:font-size="11pt" style:font-size-asian="11pt" style:font-size-complex="11pt"/>
    </style:style>
    <style:style style:name="P5573" style:parent-style-name="PreformattedText" style:family="paragraph">
      <style:text-properties fo:font-size="11pt" style:font-size-asian="11pt" style:font-size-complex="11pt"/>
    </style:style>
    <style:style style:name="P5574" style:parent-style-name="PreformattedText" style:family="paragraph">
      <style:text-properties fo:font-size="11pt" style:font-size-asian="11pt" style:font-size-complex="11pt"/>
    </style:style>
    <style:style style:name="P5575" style:parent-style-name="PreformattedText" style:family="paragraph">
      <style:text-properties fo:font-size="11pt" style:font-size-asian="11pt" style:font-size-complex="11pt"/>
    </style:style>
    <style:style style:name="P5576" style:parent-style-name="PreformattedText" style:family="paragraph">
      <style:text-properties fo:font-size="11pt" style:font-size-asian="11pt" style:font-size-complex="11pt"/>
    </style:style>
    <style:style style:name="P5577" style:parent-style-name="PreformattedText" style:family="paragraph">
      <style:text-properties fo:font-size="11pt" style:font-size-asian="11pt" style:font-size-complex="11pt"/>
    </style:style>
    <style:style style:name="P5578" style:parent-style-name="PreformattedText" style:family="paragraph">
      <style:text-properties fo:font-size="11pt" style:font-size-asian="11pt" style:font-size-complex="11pt"/>
    </style:style>
    <style:style style:name="P5579" style:parent-style-name="PreformattedText" style:family="paragraph">
      <style:text-properties fo:font-size="11pt" style:font-size-asian="11pt" style:font-size-complex="11pt"/>
    </style:style>
    <style:style style:name="P5580" style:parent-style-name="PreformattedText" style:family="paragraph">
      <style:text-properties fo:font-size="11pt" style:font-size-asian="11pt" style:font-size-complex="11pt"/>
    </style:style>
    <style:style style:name="P5581" style:parent-style-name="PreformattedText" style:family="paragraph">
      <style:text-properties fo:font-size="11pt" style:font-size-asian="11pt" style:font-size-complex="11pt"/>
    </style:style>
    <style:style style:name="P5582" style:parent-style-name="PreformattedText" style:family="paragraph">
      <style:text-properties fo:font-size="11pt" style:font-size-asian="11pt" style:font-size-complex="11pt"/>
    </style:style>
    <style:style style:name="P5583" style:parent-style-name="PreformattedText" style:family="paragraph">
      <style:text-properties fo:font-size="11pt" style:font-size-asian="11pt" style:font-size-complex="11pt"/>
    </style:style>
    <style:style style:name="P5584" style:parent-style-name="PreformattedText" style:family="paragraph">
      <style:text-properties fo:font-size="11pt" style:font-size-asian="11pt" style:font-size-complex="11pt"/>
    </style:style>
    <style:style style:name="P5585" style:parent-style-name="PreformattedText" style:family="paragraph">
      <style:text-properties fo:font-size="11pt" style:font-size-asian="11pt" style:font-size-complex="11pt"/>
    </style:style>
    <style:style style:name="P5586" style:parent-style-name="PreformattedText" style:family="paragraph">
      <style:text-properties fo:font-size="11pt" style:font-size-asian="11pt" style:font-size-complex="11pt"/>
    </style:style>
    <style:style style:name="P5587" style:parent-style-name="PreformattedText" style:family="paragraph">
      <style:text-properties fo:font-size="11pt" style:font-size-asian="11pt" style:font-size-complex="11pt"/>
    </style:style>
    <style:style style:name="P5588" style:parent-style-name="PreformattedText" style:family="paragraph">
      <style:text-properties fo:font-size="11pt" style:font-size-asian="11pt" style:font-size-complex="11pt"/>
    </style:style>
    <style:style style:name="P5589" style:parent-style-name="PreformattedText" style:family="paragraph">
      <style:text-properties fo:font-size="11pt" style:font-size-asian="11pt" style:font-size-complex="11pt"/>
    </style:style>
    <style:style style:name="P5590" style:parent-style-name="PreformattedText" style:family="paragraph">
      <style:text-properties fo:font-size="11pt" style:font-size-asian="11pt" style:font-size-complex="11pt"/>
    </style:style>
    <style:style style:name="P5591" style:parent-style-name="PreformattedText" style:family="paragraph">
      <style:text-properties fo:font-size="11pt" style:font-size-asian="11pt" style:font-size-complex="11pt"/>
    </style:style>
    <style:style style:name="P5592" style:parent-style-name="PreformattedText" style:family="paragraph">
      <style:text-properties fo:font-size="11pt" style:font-size-asian="11pt" style:font-size-complex="11pt"/>
    </style:style>
    <style:style style:name="P5593" style:parent-style-name="PreformattedText" style:family="paragraph">
      <style:text-properties fo:font-size="11pt" style:font-size-asian="11pt" style:font-size-complex="11pt"/>
    </style:style>
    <style:style style:name="P5594" style:parent-style-name="PreformattedText" style:family="paragraph">
      <style:text-properties fo:font-size="11pt" style:font-size-asian="11pt" style:font-size-complex="11pt"/>
    </style:style>
    <style:style style:name="P5595" style:parent-style-name="PreformattedText" style:family="paragraph">
      <style:text-properties fo:font-size="11pt" style:font-size-asian="11pt" style:font-size-complex="11pt"/>
    </style:style>
    <style:style style:name="P5596" style:parent-style-name="PreformattedText" style:family="paragraph">
      <style:text-properties fo:font-size="11pt" style:font-size-asian="11pt" style:font-size-complex="11pt"/>
    </style:style>
    <style:style style:name="P5597" style:parent-style-name="PreformattedText" style:family="paragraph">
      <style:text-properties fo:font-size="11pt" style:font-size-asian="11pt" style:font-size-complex="11pt"/>
    </style:style>
    <style:style style:name="P5598" style:parent-style-name="PreformattedText" style:family="paragraph">
      <style:text-properties fo:font-size="11pt" style:font-size-asian="11pt" style:font-size-complex="11pt"/>
    </style:style>
    <style:style style:name="P5599" style:parent-style-name="PreformattedText" style:family="paragraph">
      <style:text-properties fo:font-size="11pt" style:font-size-asian="11pt" style:font-size-complex="11pt"/>
    </style:style>
    <style:style style:name="P5600" style:parent-style-name="PreformattedText" style:family="paragraph">
      <style:text-properties fo:font-size="11pt" style:font-size-asian="11pt" style:font-size-complex="11pt"/>
    </style:style>
    <style:style style:name="P5601" style:parent-style-name="PreformattedText" style:family="paragraph">
      <style:text-properties fo:font-size="11pt" style:font-size-asian="11pt" style:font-size-complex="11pt"/>
    </style:style>
    <style:style style:name="P5602" style:parent-style-name="PreformattedText" style:family="paragraph">
      <style:text-properties fo:font-size="11pt" style:font-size-asian="11pt" style:font-size-complex="11pt"/>
    </style:style>
    <style:style style:name="P5603" style:parent-style-name="PreformattedText" style:family="paragraph">
      <style:text-properties fo:font-size="11pt" style:font-size-asian="11pt" style:font-size-complex="11pt"/>
    </style:style>
    <style:style style:name="P5604" style:parent-style-name="PreformattedText" style:family="paragraph">
      <style:text-properties fo:font-size="11pt" style:font-size-asian="11pt" style:font-size-complex="11pt"/>
    </style:style>
    <style:style style:name="P5605" style:parent-style-name="PreformattedText" style:family="paragraph">
      <style:text-properties fo:font-size="11pt" style:font-size-asian="11pt" style:font-size-complex="11pt"/>
    </style:style>
    <style:style style:name="P5606" style:parent-style-name="PreformattedText" style:family="paragraph">
      <style:text-properties fo:font-size="11pt" style:font-size-asian="11pt" style:font-size-complex="11pt"/>
    </style:style>
    <style:style style:name="P5607" style:parent-style-name="PreformattedText" style:family="paragraph">
      <style:text-properties fo:font-size="11pt" style:font-size-asian="11pt" style:font-size-complex="11pt"/>
    </style:style>
    <style:style style:name="P5608" style:parent-style-name="PreformattedText" style:family="paragraph">
      <style:text-properties fo:font-size="11pt" style:font-size-asian="11pt" style:font-size-complex="11pt"/>
    </style:style>
    <style:style style:name="P5609" style:parent-style-name="PreformattedText" style:family="paragraph">
      <style:text-properties fo:font-size="11pt" style:font-size-asian="11pt" style:font-size-complex="11pt"/>
    </style:style>
    <style:style style:name="P5610" style:parent-style-name="PreformattedText" style:family="paragraph">
      <style:text-properties fo:font-size="11pt" style:font-size-asian="11pt" style:font-size-complex="11pt"/>
    </style:style>
    <style:style style:name="P5611" style:parent-style-name="PreformattedText" style:family="paragraph">
      <style:text-properties fo:font-size="11pt" style:font-size-asian="11pt" style:font-size-complex="11pt"/>
    </style:style>
    <style:style style:name="P5612" style:parent-style-name="PreformattedText" style:family="paragraph">
      <style:text-properties fo:font-size="11pt" style:font-size-asian="11pt" style:font-size-complex="11pt"/>
    </style:style>
    <style:style style:name="P5613" style:parent-style-name="PreformattedText" style:family="paragraph">
      <style:text-properties fo:font-size="11pt" style:font-size-asian="11pt" style:font-size-complex="11pt"/>
    </style:style>
    <style:style style:name="P5614" style:parent-style-name="PreformattedText" style:family="paragraph">
      <style:text-properties fo:font-size="11pt" style:font-size-asian="11pt" style:font-size-complex="11pt"/>
    </style:style>
    <style:style style:name="P5615" style:parent-style-name="PreformattedText" style:family="paragraph">
      <style:text-properties fo:font-size="11pt" style:font-size-asian="11pt" style:font-size-complex="11pt"/>
    </style:style>
    <style:style style:name="P5616" style:parent-style-name="PreformattedText" style:family="paragraph">
      <style:text-properties fo:font-size="11pt" style:font-size-asian="11pt" style:font-size-complex="11pt"/>
    </style:style>
    <style:style style:name="P5617" style:parent-style-name="PreformattedText" style:family="paragraph">
      <style:text-properties fo:font-size="11pt" style:font-size-asian="11pt" style:font-size-complex="11pt"/>
    </style:style>
    <style:style style:name="P5618" style:parent-style-name="PreformattedText" style:family="paragraph">
      <style:text-properties fo:font-size="11pt" style:font-size-asian="11pt" style:font-size-complex="11pt"/>
    </style:style>
    <style:style style:name="P5619" style:parent-style-name="PreformattedText" style:family="paragraph">
      <style:text-properties fo:font-size="11pt" style:font-size-asian="11pt" style:font-size-complex="11pt"/>
    </style:style>
    <style:style style:name="P5620" style:parent-style-name="PreformattedText" style:family="paragraph">
      <style:text-properties fo:font-size="11pt" style:font-size-asian="11pt" style:font-size-complex="11pt"/>
    </style:style>
    <style:style style:name="P5621" style:parent-style-name="PreformattedText" style:family="paragraph">
      <style:text-properties fo:font-size="11pt" style:font-size-asian="11pt" style:font-size-complex="11pt"/>
    </style:style>
    <style:style style:name="P5622" style:parent-style-name="PreformattedText" style:family="paragraph">
      <style:text-properties fo:font-size="11pt" style:font-size-asian="11pt" style:font-size-complex="11pt"/>
    </style:style>
    <style:style style:name="P5623" style:parent-style-name="PreformattedText" style:family="paragraph">
      <style:text-properties fo:font-size="11pt" style:font-size-asian="11pt" style:font-size-complex="11pt"/>
    </style:style>
    <style:style style:name="P5624" style:parent-style-name="PreformattedText" style:family="paragraph">
      <style:text-properties fo:font-size="11pt" style:font-size-asian="11pt" style:font-size-complex="11pt"/>
    </style:style>
    <style:style style:name="P5625" style:parent-style-name="PreformattedText" style:family="paragraph">
      <style:text-properties fo:font-size="11pt" style:font-size-asian="11pt" style:font-size-complex="11pt"/>
    </style:style>
    <style:style style:name="P5626" style:parent-style-name="PreformattedText" style:family="paragraph">
      <style:text-properties fo:font-size="11pt" style:font-size-asian="11pt" style:font-size-complex="11pt"/>
    </style:style>
    <style:style style:name="P5627" style:parent-style-name="PreformattedText" style:family="paragraph">
      <style:text-properties fo:font-size="11pt" style:font-size-asian="11pt" style:font-size-complex="11pt"/>
    </style:style>
    <style:style style:name="P5628" style:parent-style-name="PreformattedText" style:family="paragraph">
      <style:text-properties fo:font-size="11pt" style:font-size-asian="11pt" style:font-size-complex="11pt"/>
    </style:style>
    <style:style style:name="P5629" style:parent-style-name="PreformattedText" style:family="paragraph">
      <style:text-properties fo:font-size="11pt" style:font-size-asian="11pt" style:font-size-complex="11pt"/>
    </style:style>
    <style:style style:name="P5630" style:parent-style-name="PreformattedText" style:family="paragraph">
      <style:text-properties fo:font-size="11pt" style:font-size-asian="11pt" style:font-size-complex="11pt"/>
    </style:style>
    <style:style style:name="P5631" style:parent-style-name="PreformattedText" style:family="paragraph">
      <style:text-properties fo:font-size="11pt" style:font-size-asian="11pt" style:font-size-complex="11pt"/>
    </style:style>
    <style:style style:name="P5632" style:parent-style-name="PreformattedText" style:family="paragraph">
      <style:text-properties fo:font-size="11pt" style:font-size-asian="11pt" style:font-size-complex="11pt"/>
    </style:style>
    <style:style style:name="P5633" style:parent-style-name="PreformattedText" style:family="paragraph">
      <style:text-properties fo:font-size="11pt" style:font-size-asian="11pt" style:font-size-complex="11pt"/>
    </style:style>
    <style:style style:name="P5634" style:parent-style-name="PreformattedText" style:family="paragraph">
      <style:text-properties fo:font-size="11pt" style:font-size-asian="11pt" style:font-size-complex="11pt"/>
    </style:style>
    <style:style style:name="P5635" style:parent-style-name="PreformattedText" style:family="paragraph">
      <style:text-properties fo:font-size="11pt" style:font-size-asian="11pt" style:font-size-complex="11pt"/>
    </style:style>
    <style:style style:name="P5636" style:parent-style-name="PreformattedText" style:family="paragraph">
      <style:text-properties fo:font-size="11pt" style:font-size-asian="11pt" style:font-size-complex="11pt"/>
    </style:style>
    <style:style style:name="P5637" style:parent-style-name="PreformattedText" style:family="paragraph">
      <style:text-properties fo:font-size="11pt" style:font-size-asian="11pt" style:font-size-complex="11pt"/>
    </style:style>
    <style:style style:name="P5638" style:parent-style-name="PreformattedText" style:family="paragraph">
      <style:text-properties fo:font-size="11pt" style:font-size-asian="11pt" style:font-size-complex="11pt"/>
    </style:style>
    <style:style style:name="P5639" style:parent-style-name="PreformattedText" style:family="paragraph">
      <style:text-properties fo:font-size="11pt" style:font-size-asian="11pt" style:font-size-complex="11pt"/>
    </style:style>
    <style:style style:name="P5640" style:parent-style-name="PreformattedText" style:family="paragraph">
      <style:text-properties fo:font-size="11pt" style:font-size-asian="11pt" style:font-size-complex="11pt"/>
    </style:style>
    <style:style style:name="P5641" style:parent-style-name="PreformattedText" style:family="paragraph">
      <style:text-properties fo:font-size="11pt" style:font-size-asian="11pt" style:font-size-complex="11pt"/>
    </style:style>
    <style:style style:name="P5642" style:parent-style-name="PreformattedText" style:family="paragraph">
      <style:text-properties fo:font-size="11pt" style:font-size-asian="11pt" style:font-size-complex="11pt"/>
    </style:style>
    <style:style style:name="P5643" style:parent-style-name="PreformattedText" style:family="paragraph">
      <style:text-properties fo:font-size="11pt" style:font-size-asian="11pt" style:font-size-complex="11pt"/>
    </style:style>
    <style:style style:name="P5644" style:parent-style-name="PreformattedText" style:family="paragraph">
      <style:text-properties fo:font-size="11pt" style:font-size-asian="11pt" style:font-size-complex="11pt"/>
    </style:style>
    <style:style style:name="P5645" style:parent-style-name="PreformattedText" style:family="paragraph">
      <style:text-properties fo:font-size="11pt" style:font-size-asian="11pt" style:font-size-complex="11pt"/>
    </style:style>
    <style:style style:name="P5646" style:parent-style-name="PreformattedText" style:family="paragraph">
      <style:text-properties fo:font-size="11pt" style:font-size-asian="11pt" style:font-size-complex="11pt"/>
    </style:style>
    <style:style style:name="P5647" style:parent-style-name="PreformattedText" style:family="paragraph">
      <style:text-properties fo:font-size="11pt" style:font-size-asian="11pt" style:font-size-complex="11pt"/>
    </style:style>
    <style:style style:name="P5648" style:parent-style-name="PreformattedText" style:family="paragraph">
      <style:text-properties fo:font-size="11pt" style:font-size-asian="11pt" style:font-size-complex="11pt"/>
    </style:style>
    <style:style style:name="P5649" style:parent-style-name="PreformattedText" style:family="paragraph">
      <style:text-properties fo:font-size="11pt" style:font-size-asian="11pt" style:font-size-complex="11pt"/>
    </style:style>
    <style:style style:name="P5650" style:parent-style-name="PreformattedText" style:family="paragraph">
      <style:text-properties fo:font-size="11pt" style:font-size-asian="11pt" style:font-size-complex="11pt"/>
    </style:style>
    <style:style style:name="P5651" style:parent-style-name="PreformattedText" style:family="paragraph">
      <style:text-properties fo:font-size="11pt" style:font-size-asian="11pt" style:font-size-complex="11pt"/>
    </style:style>
    <style:style style:name="P5652" style:parent-style-name="PreformattedText" style:family="paragraph">
      <style:text-properties fo:font-size="11pt" style:font-size-asian="11pt" style:font-size-complex="11pt"/>
    </style:style>
    <style:style style:name="P5653" style:parent-style-name="PreformattedText" style:family="paragraph">
      <style:text-properties fo:font-size="11pt" style:font-size-asian="11pt" style:font-size-complex="11pt"/>
    </style:style>
    <style:style style:name="P5654" style:parent-style-name="PreformattedText" style:family="paragraph">
      <style:text-properties fo:font-size="11pt" style:font-size-asian="11pt" style:font-size-complex="11pt"/>
    </style:style>
    <style:style style:name="P5655" style:parent-style-name="PreformattedText" style:family="paragraph">
      <style:text-properties fo:font-size="11pt" style:font-size-asian="11pt" style:font-size-complex="11pt"/>
    </style:style>
    <style:style style:name="P5656" style:parent-style-name="PreformattedText" style:family="paragraph">
      <style:text-properties fo:font-size="11pt" style:font-size-asian="11pt" style:font-size-complex="11pt"/>
    </style:style>
    <style:style style:name="P5657" style:parent-style-name="PreformattedText" style:family="paragraph">
      <style:text-properties fo:font-size="11pt" style:font-size-asian="11pt" style:font-size-complex="11pt"/>
    </style:style>
    <style:style style:name="P5658" style:parent-style-name="PreformattedText" style:family="paragraph">
      <style:text-properties fo:font-size="11pt" style:font-size-asian="11pt" style:font-size-complex="11pt"/>
    </style:style>
    <style:style style:name="P5659" style:parent-style-name="PreformattedText" style:family="paragraph">
      <style:text-properties fo:font-size="11pt" style:font-size-asian="11pt" style:font-size-complex="11pt"/>
    </style:style>
    <style:style style:name="P5660" style:parent-style-name="PreformattedText" style:family="paragraph">
      <style:text-properties fo:font-size="11pt" style:font-size-asian="11pt" style:font-size-complex="11pt"/>
    </style:style>
    <style:style style:name="P5661" style:parent-style-name="PreformattedText" style:family="paragraph">
      <style:text-properties fo:font-size="11pt" style:font-size-asian="11pt" style:font-size-complex="11pt"/>
    </style:style>
    <style:style style:name="P5662" style:parent-style-name="PreformattedText" style:family="paragraph">
      <style:text-properties fo:font-size="11pt" style:font-size-asian="11pt" style:font-size-complex="11pt"/>
    </style:style>
    <style:style style:name="P5663" style:parent-style-name="PreformattedText" style:family="paragraph">
      <style:text-properties fo:font-size="11pt" style:font-size-asian="11pt" style:font-size-complex="11pt"/>
    </style:style>
    <style:style style:name="P5664" style:parent-style-name="PreformattedText" style:family="paragraph">
      <style:text-properties fo:font-size="11pt" style:font-size-asian="11pt" style:font-size-complex="11pt"/>
    </style:style>
    <style:style style:name="P5665" style:parent-style-name="PreformattedText" style:family="paragraph">
      <style:text-properties fo:font-size="11pt" style:font-size-asian="11pt" style:font-size-complex="11pt"/>
    </style:style>
    <style:style style:name="P5666" style:parent-style-name="PreformattedText" style:family="paragraph">
      <style:text-properties fo:font-size="11pt" style:font-size-asian="11pt" style:font-size-complex="11pt"/>
    </style:style>
    <style:style style:name="P5667" style:parent-style-name="PreformattedText" style:family="paragraph">
      <style:text-properties fo:font-size="11pt" style:font-size-asian="11pt" style:font-size-complex="11pt"/>
    </style:style>
    <style:style style:name="P5668" style:parent-style-name="PreformattedText" style:family="paragraph">
      <style:text-properties fo:font-size="11pt" style:font-size-asian="11pt" style:font-size-complex="11pt"/>
    </style:style>
    <style:style style:name="P5669" style:parent-style-name="PreformattedText" style:family="paragraph">
      <style:text-properties fo:font-size="11pt" style:font-size-asian="11pt" style:font-size-complex="11pt"/>
    </style:style>
    <style:style style:name="P5670" style:parent-style-name="PreformattedText" style:family="paragraph">
      <style:text-properties fo:font-size="11pt" style:font-size-asian="11pt" style:font-size-complex="11pt"/>
    </style:style>
    <style:style style:name="P5671" style:parent-style-name="PreformattedText" style:family="paragraph">
      <style:text-properties fo:font-size="11pt" style:font-size-asian="11pt" style:font-size-complex="11pt"/>
    </style:style>
    <style:style style:name="P5672" style:parent-style-name="PreformattedText" style:family="paragraph">
      <style:text-properties fo:font-size="11pt" style:font-size-asian="11pt" style:font-size-complex="11pt"/>
    </style:style>
    <style:style style:name="P5673" style:parent-style-name="PreformattedText" style:family="paragraph">
      <style:text-properties fo:font-size="11pt" style:font-size-asian="11pt" style:font-size-complex="11pt"/>
    </style:style>
    <style:style style:name="P5674" style:parent-style-name="PreformattedText" style:family="paragraph">
      <style:text-properties fo:font-size="11pt" style:font-size-asian="11pt" style:font-size-complex="11pt"/>
    </style:style>
    <style:style style:name="P5675" style:parent-style-name="PreformattedText" style:family="paragraph">
      <style:text-properties fo:font-size="11pt" style:font-size-asian="11pt" style:font-size-complex="11pt"/>
    </style:style>
    <style:style style:name="P5676" style:parent-style-name="PreformattedText" style:family="paragraph">
      <style:text-properties fo:font-size="11pt" style:font-size-asian="11pt" style:font-size-complex="11pt"/>
    </style:style>
    <style:style style:name="P5677" style:parent-style-name="PreformattedText" style:family="paragraph">
      <style:text-properties fo:font-size="11pt" style:font-size-asian="11pt" style:font-size-complex="11pt"/>
    </style:style>
    <style:style style:name="P5678" style:parent-style-name="PreformattedText" style:family="paragraph">
      <style:text-properties fo:font-size="11pt" style:font-size-asian="11pt" style:font-size-complex="11pt"/>
    </style:style>
    <style:style style:name="P5679" style:parent-style-name="PreformattedText" style:family="paragraph">
      <style:text-properties fo:font-size="11pt" style:font-size-asian="11pt" style:font-size-complex="11pt"/>
    </style:style>
    <style:style style:name="P5680" style:parent-style-name="PreformattedText" style:family="paragraph">
      <style:text-properties fo:font-size="11pt" style:font-size-asian="11pt" style:font-size-complex="11pt"/>
    </style:style>
    <style:style style:name="P5681" style:parent-style-name="PreformattedText" style:family="paragraph">
      <style:text-properties fo:font-size="11pt" style:font-size-asian="11pt" style:font-size-complex="11pt"/>
    </style:style>
    <style:style style:name="P5682" style:parent-style-name="PreformattedText" style:family="paragraph">
      <style:text-properties fo:font-size="11pt" style:font-size-asian="11pt" style:font-size-complex="11pt"/>
    </style:style>
    <style:style style:name="P5683" style:parent-style-name="PreformattedText" style:family="paragraph">
      <style:text-properties fo:font-size="11pt" style:font-size-asian="11pt" style:font-size-complex="11pt"/>
    </style:style>
    <style:style style:name="P5684" style:parent-style-name="PreformattedText" style:family="paragraph">
      <style:text-properties fo:font-size="11pt" style:font-size-asian="11pt" style:font-size-complex="11pt"/>
    </style:style>
    <style:style style:name="P5685" style:parent-style-name="PreformattedText" style:family="paragraph">
      <style:text-properties fo:font-size="11pt" style:font-size-asian="11pt" style:font-size-complex="11pt"/>
    </style:style>
    <style:style style:name="P5686" style:parent-style-name="PreformattedText" style:family="paragraph">
      <style:text-properties fo:font-size="11pt" style:font-size-asian="11pt" style:font-size-complex="11pt"/>
    </style:style>
    <style:style style:name="P5687" style:parent-style-name="PreformattedText" style:family="paragraph">
      <style:text-properties fo:font-size="11pt" style:font-size-asian="11pt" style:font-size-complex="11pt"/>
    </style:style>
    <style:style style:name="P5688" style:parent-style-name="PreformattedText" style:family="paragraph">
      <style:text-properties fo:font-size="11pt" style:font-size-asian="11pt" style:font-size-complex="11pt"/>
    </style:style>
    <style:style style:name="P5689" style:parent-style-name="PreformattedText" style:family="paragraph">
      <style:text-properties fo:font-size="11pt" style:font-size-asian="11pt" style:font-size-complex="11pt"/>
    </style:style>
    <style:style style:name="P5690" style:parent-style-name="PreformattedText" style:family="paragraph">
      <style:text-properties fo:font-size="11pt" style:font-size-asian="11pt" style:font-size-complex="11pt"/>
    </style:style>
    <style:style style:name="P5691" style:parent-style-name="PreformattedText" style:family="paragraph">
      <style:text-properties fo:font-size="11pt" style:font-size-asian="11pt" style:font-size-complex="11pt"/>
    </style:style>
    <style:style style:name="P5692" style:parent-style-name="PreformattedText" style:family="paragraph">
      <style:text-properties fo:font-size="11pt" style:font-size-asian="11pt" style:font-size-complex="11pt"/>
    </style:style>
    <style:style style:name="P5693" style:parent-style-name="PreformattedText" style:family="paragraph">
      <style:text-properties fo:font-size="11pt" style:font-size-asian="11pt" style:font-size-complex="11pt"/>
    </style:style>
    <style:style style:name="P5694" style:parent-style-name="PreformattedText" style:family="paragraph">
      <style:text-properties fo:font-size="11pt" style:font-size-asian="11pt" style:font-size-complex="11pt"/>
    </style:style>
    <style:style style:name="P5695" style:parent-style-name="PreformattedText" style:family="paragraph">
      <style:text-properties fo:font-size="11pt" style:font-size-asian="11pt" style:font-size-complex="11pt"/>
    </style:style>
    <style:style style:name="P5696" style:parent-style-name="PreformattedText" style:family="paragraph">
      <style:text-properties fo:font-size="11pt" style:font-size-asian="11pt" style:font-size-complex="11pt"/>
    </style:style>
    <style:style style:name="P5697" style:parent-style-name="PreformattedText" style:family="paragraph">
      <style:text-properties fo:font-size="11pt" style:font-size-asian="11pt" style:font-size-complex="11pt"/>
    </style:style>
    <style:style style:name="P5698" style:parent-style-name="PreformattedText" style:family="paragraph">
      <style:text-properties fo:font-size="11pt" style:font-size-asian="11pt" style:font-size-complex="11pt"/>
    </style:style>
    <style:style style:name="P5699" style:parent-style-name="PreformattedText" style:family="paragraph">
      <style:text-properties fo:font-size="11pt" style:font-size-asian="11pt" style:font-size-complex="11pt"/>
    </style:style>
    <style:style style:name="P5700" style:parent-style-name="PreformattedText" style:family="paragraph">
      <style:text-properties fo:font-size="11pt" style:font-size-asian="11pt" style:font-size-complex="11pt"/>
    </style:style>
    <style:style style:name="P5701" style:parent-style-name="PreformattedText" style:family="paragraph">
      <style:text-properties fo:font-size="11pt" style:font-size-asian="11pt" style:font-size-complex="11pt"/>
    </style:style>
    <style:style style:name="P5702" style:parent-style-name="PreformattedText" style:family="paragraph">
      <style:text-properties fo:font-size="11pt" style:font-size-asian="11pt" style:font-size-complex="11pt"/>
    </style:style>
    <style:style style:name="P5703" style:parent-style-name="PreformattedText" style:family="paragraph">
      <style:text-properties fo:font-size="11pt" style:font-size-asian="11pt" style:font-size-complex="11pt"/>
    </style:style>
    <style:style style:name="P5704" style:parent-style-name="PreformattedText" style:family="paragraph">
      <style:text-properties fo:font-size="11pt" style:font-size-asian="11pt" style:font-size-complex="11pt"/>
    </style:style>
    <style:style style:name="P5705" style:parent-style-name="PreformattedText" style:family="paragraph">
      <style:text-properties fo:font-size="11pt" style:font-size-asian="11pt" style:font-size-complex="11pt"/>
    </style:style>
    <style:style style:name="P5706" style:parent-style-name="PreformattedText" style:family="paragraph">
      <style:text-properties fo:font-size="11pt" style:font-size-asian="11pt" style:font-size-complex="11pt"/>
    </style:style>
    <style:style style:name="P5707" style:parent-style-name="PreformattedText" style:family="paragraph">
      <style:text-properties fo:font-size="11pt" style:font-size-asian="11pt" style:font-size-complex="11pt"/>
    </style:style>
    <style:style style:name="P5708" style:parent-style-name="PreformattedText" style:family="paragraph">
      <style:text-properties fo:font-size="11pt" style:font-size-asian="11pt" style:font-size-complex="11pt"/>
    </style:style>
    <style:style style:name="P5709" style:parent-style-name="PreformattedText" style:family="paragraph">
      <style:text-properties fo:font-size="11pt" style:font-size-asian="11pt" style:font-size-complex="11pt"/>
    </style:style>
    <style:style style:name="P5710" style:parent-style-name="PreformattedText" style:family="paragraph">
      <style:text-properties fo:font-size="11pt" style:font-size-asian="11pt" style:font-size-complex="11pt"/>
    </style:style>
    <style:style style:name="P5711" style:parent-style-name="PreformattedText" style:family="paragraph">
      <style:text-properties fo:font-size="11pt" style:font-size-asian="11pt" style:font-size-complex="11pt"/>
    </style:style>
    <style:style style:name="P5712" style:parent-style-name="PreformattedText" style:family="paragraph">
      <style:text-properties fo:font-size="11pt" style:font-size-asian="11pt" style:font-size-complex="11pt"/>
    </style:style>
    <style:style style:name="P5713" style:parent-style-name="PreformattedText" style:family="paragraph">
      <style:text-properties fo:font-size="11pt" style:font-size-asian="11pt" style:font-size-complex="11pt"/>
    </style:style>
    <style:style style:name="P5714" style:parent-style-name="PreformattedText" style:family="paragraph">
      <style:text-properties fo:font-size="11pt" style:font-size-asian="11pt" style:font-size-complex="11pt"/>
    </style:style>
    <style:style style:name="P5715" style:parent-style-name="PreformattedText" style:family="paragraph">
      <style:text-properties fo:font-size="11pt" style:font-size-asian="11pt" style:font-size-complex="11pt"/>
    </style:style>
    <style:style style:name="P5716" style:parent-style-name="PreformattedText" style:family="paragraph">
      <style:text-properties fo:font-size="11pt" style:font-size-asian="11pt" style:font-size-complex="11pt"/>
    </style:style>
    <style:style style:name="P5717" style:parent-style-name="PreformattedText" style:family="paragraph">
      <style:text-properties fo:font-size="11pt" style:font-size-asian="11pt" style:font-size-complex="11pt"/>
    </style:style>
    <style:style style:name="P5718" style:parent-style-name="PreformattedText" style:family="paragraph">
      <style:text-properties fo:font-size="11pt" style:font-size-asian="11pt" style:font-size-complex="11pt"/>
    </style:style>
    <style:style style:name="P5719" style:parent-style-name="PreformattedText" style:family="paragraph">
      <style:text-properties fo:font-size="11pt" style:font-size-asian="11pt" style:font-size-complex="11pt"/>
    </style:style>
    <style:style style:name="P5720" style:parent-style-name="PreformattedText" style:family="paragraph">
      <style:text-properties fo:font-size="11pt" style:font-size-asian="11pt" style:font-size-complex="11pt"/>
    </style:style>
    <style:style style:name="P5721" style:parent-style-name="PreformattedText" style:family="paragraph">
      <style:text-properties fo:font-size="11pt" style:font-size-asian="11pt" style:font-size-complex="11pt"/>
    </style:style>
    <style:style style:name="P5722" style:parent-style-name="PreformattedText" style:family="paragraph">
      <style:text-properties fo:font-size="11pt" style:font-size-asian="11pt" style:font-size-complex="11pt"/>
    </style:style>
    <style:style style:name="P5723" style:parent-style-name="PreformattedText" style:family="paragraph">
      <style:text-properties fo:font-size="11pt" style:font-size-asian="11pt" style:font-size-complex="11pt"/>
    </style:style>
    <style:style style:name="P5724" style:parent-style-name="PreformattedText" style:family="paragraph">
      <style:text-properties fo:font-size="11pt" style:font-size-asian="11pt" style:font-size-complex="11pt"/>
    </style:style>
    <style:style style:name="P5725" style:parent-style-name="PreformattedText" style:family="paragraph">
      <style:text-properties fo:font-size="11pt" style:font-size-asian="11pt" style:font-size-complex="11pt"/>
    </style:style>
    <style:style style:name="P5726" style:parent-style-name="PreformattedText" style:family="paragraph">
      <style:text-properties fo:font-size="11pt" style:font-size-asian="11pt" style:font-size-complex="11pt"/>
    </style:style>
    <style:style style:name="P5727" style:parent-style-name="PreformattedText" style:family="paragraph">
      <style:text-properties fo:font-size="11pt" style:font-size-asian="11pt" style:font-size-complex="11pt"/>
    </style:style>
    <style:style style:name="P5728" style:parent-style-name="PreformattedText" style:family="paragraph">
      <style:text-properties fo:font-size="11pt" style:font-size-asian="11pt" style:font-size-complex="11pt"/>
    </style:style>
    <style:style style:name="P5729" style:parent-style-name="PreformattedText" style:family="paragraph">
      <style:text-properties fo:font-size="11pt" style:font-size-asian="11pt" style:font-size-complex="11pt"/>
    </style:style>
    <style:style style:name="P5730" style:parent-style-name="PreformattedText" style:family="paragraph">
      <style:text-properties fo:font-size="11pt" style:font-size-asian="11pt" style:font-size-complex="11pt"/>
    </style:style>
    <style:style style:name="P5731" style:parent-style-name="PreformattedText" style:family="paragraph">
      <style:text-properties fo:font-size="11pt" style:font-size-asian="11pt" style:font-size-complex="11pt"/>
    </style:style>
    <style:style style:name="P5732" style:parent-style-name="PreformattedText" style:family="paragraph">
      <style:text-properties fo:font-size="11pt" style:font-size-asian="11pt" style:font-size-complex="11pt"/>
    </style:style>
    <style:style style:name="P5733" style:parent-style-name="PreformattedText" style:family="paragraph">
      <style:text-properties fo:font-size="11pt" style:font-size-asian="11pt" style:font-size-complex="11pt"/>
    </style:style>
    <style:style style:name="P5734" style:parent-style-name="PreformattedText" style:family="paragraph">
      <style:text-properties fo:font-size="11pt" style:font-size-asian="11pt" style:font-size-complex="11pt"/>
    </style:style>
    <style:style style:name="P5735" style:parent-style-name="PreformattedText" style:family="paragraph">
      <style:text-properties fo:font-size="11pt" style:font-size-asian="11pt" style:font-size-complex="11pt"/>
    </style:style>
    <style:style style:name="P5736" style:parent-style-name="PreformattedText" style:family="paragraph">
      <style:text-properties fo:font-size="11pt" style:font-size-asian="11pt" style:font-size-complex="11pt"/>
    </style:style>
    <style:style style:name="P5737" style:parent-style-name="PreformattedText" style:family="paragraph">
      <style:text-properties fo:font-size="11pt" style:font-size-asian="11pt" style:font-size-complex="11pt"/>
    </style:style>
    <style:style style:name="P5738" style:parent-style-name="PreformattedText" style:family="paragraph">
      <style:text-properties fo:font-size="11pt" style:font-size-asian="11pt" style:font-size-complex="11pt"/>
    </style:style>
    <style:style style:name="P5739" style:parent-style-name="PreformattedText" style:family="paragraph">
      <style:text-properties fo:font-size="11pt" style:font-size-asian="11pt" style:font-size-complex="11pt"/>
    </style:style>
    <style:style style:name="P5740" style:parent-style-name="PreformattedText" style:family="paragraph">
      <style:text-properties fo:font-size="11pt" style:font-size-asian="11pt" style:font-size-complex="11pt"/>
    </style:style>
    <style:style style:name="P5741" style:parent-style-name="PreformattedText" style:family="paragraph">
      <style:text-properties fo:font-size="11pt" style:font-size-asian="11pt" style:font-size-complex="11pt"/>
    </style:style>
    <style:style style:name="P5742" style:parent-style-name="PreformattedText" style:family="paragraph">
      <style:text-properties fo:font-size="11pt" style:font-size-asian="11pt" style:font-size-complex="11pt"/>
    </style:style>
    <style:style style:name="P5743" style:parent-style-name="PreformattedText" style:family="paragraph">
      <style:text-properties fo:font-size="11pt" style:font-size-asian="11pt" style:font-size-complex="11pt"/>
    </style:style>
    <style:style style:name="P5744" style:parent-style-name="PreformattedText" style:family="paragraph">
      <style:text-properties fo:font-size="11pt" style:font-size-asian="11pt" style:font-size-complex="11pt"/>
    </style:style>
    <style:style style:name="P5745" style:parent-style-name="PreformattedText" style:family="paragraph">
      <style:text-properties fo:font-size="11pt" style:font-size-asian="11pt" style:font-size-complex="11pt"/>
    </style:style>
    <style:style style:name="P5746" style:parent-style-name="PreformattedText" style:family="paragraph">
      <style:text-properties fo:font-size="11pt" style:font-size-asian="11pt" style:font-size-complex="11pt"/>
    </style:style>
    <style:style style:name="P5747" style:parent-style-name="PreformattedText" style:family="paragraph">
      <style:text-properties fo:font-size="11pt" style:font-size-asian="11pt" style:font-size-complex="11pt"/>
    </style:style>
    <style:style style:name="P5748" style:parent-style-name="PreformattedText" style:family="paragraph">
      <style:text-properties fo:font-size="11pt" style:font-size-asian="11pt" style:font-size-complex="11pt"/>
    </style:style>
    <style:style style:name="P5749" style:parent-style-name="PreformattedText" style:family="paragraph">
      <style:text-properties fo:font-size="11pt" style:font-size-asian="11pt" style:font-size-complex="11pt"/>
    </style:style>
    <style:style style:name="P5750" style:parent-style-name="PreformattedText" style:family="paragraph">
      <style:text-properties fo:font-size="11pt" style:font-size-asian="11pt" style:font-size-complex="11pt"/>
    </style:style>
    <style:style style:name="P5751" style:parent-style-name="PreformattedText" style:family="paragraph">
      <style:text-properties fo:font-size="11pt" style:font-size-asian="11pt" style:font-size-complex="11pt"/>
    </style:style>
    <style:style style:name="P5752" style:parent-style-name="PreformattedText" style:family="paragraph">
      <style:text-properties fo:font-size="11pt" style:font-size-asian="11pt" style:font-size-complex="11pt"/>
    </style:style>
    <style:style style:name="P5753" style:parent-style-name="PreformattedText" style:family="paragraph">
      <style:text-properties fo:font-size="11pt" style:font-size-asian="11pt" style:font-size-complex="11pt"/>
    </style:style>
    <style:style style:name="P5754" style:parent-style-name="PreformattedText" style:family="paragraph">
      <style:text-properties fo:font-size="11pt" style:font-size-asian="11pt" style:font-size-complex="11pt"/>
    </style:style>
    <style:style style:name="P5755" style:parent-style-name="PreformattedText" style:family="paragraph">
      <style:text-properties fo:font-size="11pt" style:font-size-asian="11pt" style:font-size-complex="11pt"/>
    </style:style>
    <style:style style:name="P5756" style:parent-style-name="PreformattedText" style:family="paragraph">
      <style:text-properties fo:font-size="11pt" style:font-size-asian="11pt" style:font-size-complex="11pt"/>
    </style:style>
    <style:style style:name="P5757" style:parent-style-name="PreformattedText" style:family="paragraph">
      <style:text-properties fo:font-size="11pt" style:font-size-asian="11pt" style:font-size-complex="11pt"/>
    </style:style>
    <style:style style:name="P5758" style:parent-style-name="PreformattedText" style:family="paragraph">
      <style:text-properties fo:font-size="11pt" style:font-size-asian="11pt" style:font-size-complex="11pt"/>
    </style:style>
    <style:style style:name="P5759" style:parent-style-name="PreformattedText" style:family="paragraph">
      <style:text-properties fo:font-size="11pt" style:font-size-asian="11pt" style:font-size-complex="11pt"/>
    </style:style>
    <style:style style:name="P5760" style:parent-style-name="PreformattedText" style:family="paragraph">
      <style:text-properties fo:font-size="11pt" style:font-size-asian="11pt" style:font-size-complex="11pt"/>
    </style:style>
    <style:style style:name="P5761" style:parent-style-name="PreformattedText" style:family="paragraph">
      <style:text-properties fo:font-size="11pt" style:font-size-asian="11pt" style:font-size-complex="11pt"/>
    </style:style>
    <style:style style:name="P5762" style:parent-style-name="PreformattedText" style:family="paragraph">
      <style:text-properties fo:font-size="11pt" style:font-size-asian="11pt" style:font-size-complex="11pt"/>
    </style:style>
    <style:style style:name="P5763" style:parent-style-name="PreformattedText" style:family="paragraph">
      <style:text-properties fo:font-size="11pt" style:font-size-asian="11pt" style:font-size-complex="11pt"/>
    </style:style>
    <style:style style:name="P5764" style:parent-style-name="PreformattedText" style:family="paragraph">
      <style:text-properties fo:font-size="11pt" style:font-size-asian="11pt" style:font-size-complex="11pt"/>
    </style:style>
    <style:style style:name="P5765" style:parent-style-name="PreformattedText" style:family="paragraph">
      <style:text-properties fo:font-size="11pt" style:font-size-asian="11pt" style:font-size-complex="11pt"/>
    </style:style>
    <style:style style:name="P5766" style:parent-style-name="PreformattedText" style:family="paragraph">
      <style:text-properties fo:font-size="11pt" style:font-size-asian="11pt" style:font-size-complex="11pt"/>
    </style:style>
    <style:style style:name="P5767" style:parent-style-name="PreformattedText" style:family="paragraph">
      <style:text-properties fo:font-size="11pt" style:font-size-asian="11pt" style:font-size-complex="11pt"/>
    </style:style>
    <style:style style:name="P5768" style:parent-style-name="PreformattedText" style:family="paragraph">
      <style:text-properties fo:font-size="11pt" style:font-size-asian="11pt" style:font-size-complex="11pt"/>
    </style:style>
    <style:style style:name="P5769" style:parent-style-name="PreformattedText" style:family="paragraph">
      <style:text-properties fo:font-size="11pt" style:font-size-asian="11pt" style:font-size-complex="11pt"/>
    </style:style>
    <style:style style:name="P5770" style:parent-style-name="PreformattedText" style:family="paragraph">
      <style:text-properties fo:font-size="11pt" style:font-size-asian="11pt" style:font-size-complex="11pt"/>
    </style:style>
    <style:style style:name="P5771" style:parent-style-name="PreformattedText" style:family="paragraph">
      <style:text-properties fo:font-size="11pt" style:font-size-asian="11pt" style:font-size-complex="11pt"/>
    </style:style>
    <style:style style:name="P5772" style:parent-style-name="PreformattedText" style:family="paragraph">
      <style:text-properties fo:font-size="11pt" style:font-size-asian="11pt" style:font-size-complex="11pt"/>
    </style:style>
    <style:style style:name="P5773" style:parent-style-name="PreformattedText" style:family="paragraph">
      <style:text-properties fo:font-size="11pt" style:font-size-asian="11pt" style:font-size-complex="11pt"/>
    </style:style>
    <style:style style:name="P5774" style:parent-style-name="PreformattedText" style:family="paragraph">
      <style:text-properties fo:font-size="11pt" style:font-size-asian="11pt" style:font-size-complex="11pt"/>
    </style:style>
    <style:style style:name="P5775" style:parent-style-name="PreformattedText" style:family="paragraph">
      <style:text-properties fo:font-size="11pt" style:font-size-asian="11pt" style:font-size-complex="11pt"/>
    </style:style>
    <style:style style:name="P5776" style:parent-style-name="PreformattedText" style:family="paragraph">
      <style:text-properties fo:font-size="11pt" style:font-size-asian="11pt" style:font-size-complex="11pt"/>
    </style:style>
    <style:style style:name="P5777" style:parent-style-name="PreformattedText" style:family="paragraph">
      <style:text-properties fo:font-size="11pt" style:font-size-asian="11pt" style:font-size-complex="11pt"/>
    </style:style>
    <style:style style:name="P5778" style:parent-style-name="PreformattedText" style:family="paragraph">
      <style:text-properties fo:font-size="11pt" style:font-size-asian="11pt" style:font-size-complex="11pt"/>
    </style:style>
    <style:style style:name="P5779" style:parent-style-name="PreformattedText" style:family="paragraph">
      <style:text-properties fo:font-size="11pt" style:font-size-asian="11pt" style:font-size-complex="11pt"/>
    </style:style>
    <style:style style:name="P5780" style:parent-style-name="PreformattedText" style:family="paragraph">
      <style:text-properties fo:font-size="11pt" style:font-size-asian="11pt" style:font-size-complex="11pt"/>
    </style:style>
    <style:style style:name="P5781" style:parent-style-name="PreformattedText" style:family="paragraph">
      <style:text-properties fo:font-size="11pt" style:font-size-asian="11pt" style:font-size-complex="11pt"/>
    </style:style>
    <style:style style:name="P5782" style:parent-style-name="PreformattedText" style:family="paragraph">
      <style:text-properties fo:font-size="11pt" style:font-size-asian="11pt" style:font-size-complex="11pt"/>
    </style:style>
    <style:style style:name="P5783" style:parent-style-name="PreformattedText" style:family="paragraph">
      <style:text-properties fo:font-size="11pt" style:font-size-asian="11pt" style:font-size-complex="11pt"/>
    </style:style>
    <style:style style:name="P5784" style:parent-style-name="PreformattedText" style:family="paragraph">
      <style:text-properties fo:font-size="11pt" style:font-size-asian="11pt" style:font-size-complex="11pt"/>
    </style:style>
    <style:style style:name="P5785" style:parent-style-name="PreformattedText" style:family="paragraph">
      <style:text-properties fo:font-size="11pt" style:font-size-asian="11pt" style:font-size-complex="11pt"/>
    </style:style>
    <style:style style:name="P5786" style:parent-style-name="PreformattedText" style:family="paragraph">
      <style:text-properties fo:font-size="11pt" style:font-size-asian="11pt" style:font-size-complex="11pt"/>
    </style:style>
    <style:style style:name="P5787" style:parent-style-name="PreformattedText" style:family="paragraph">
      <style:text-properties fo:font-size="11pt" style:font-size-asian="11pt" style:font-size-complex="11pt"/>
    </style:style>
    <style:style style:name="P5788" style:parent-style-name="PreformattedText" style:family="paragraph">
      <style:text-properties fo:font-size="11pt" style:font-size-asian="11pt" style:font-size-complex="11pt"/>
    </style:style>
    <style:style style:name="P5789" style:parent-style-name="PreformattedText" style:family="paragraph">
      <style:text-properties fo:font-size="11pt" style:font-size-asian="11pt" style:font-size-complex="11pt"/>
    </style:style>
    <style:style style:name="P5790" style:parent-style-name="PreformattedText" style:family="paragraph">
      <style:text-properties fo:font-size="11pt" style:font-size-asian="11pt" style:font-size-complex="11pt"/>
    </style:style>
    <style:style style:name="P5791" style:parent-style-name="PreformattedText" style:family="paragraph">
      <style:text-properties fo:font-size="11pt" style:font-size-asian="11pt" style:font-size-complex="11pt"/>
    </style:style>
    <style:style style:name="P5792" style:parent-style-name="PreformattedText" style:family="paragraph">
      <style:text-properties fo:font-size="11pt" style:font-size-asian="11pt" style:font-size-complex="11pt"/>
    </style:style>
    <style:style style:name="P5793" style:parent-style-name="PreformattedText" style:family="paragraph">
      <style:text-properties fo:font-size="11pt" style:font-size-asian="11pt" style:font-size-complex="11pt"/>
    </style:style>
    <style:style style:name="P5794" style:parent-style-name="PreformattedText" style:family="paragraph">
      <style:text-properties fo:font-size="11pt" style:font-size-asian="11pt" style:font-size-complex="11pt"/>
    </style:style>
    <style:style style:name="P5795" style:parent-style-name="PreformattedText" style:family="paragraph">
      <style:text-properties fo:font-size="11pt" style:font-size-asian="11pt" style:font-size-complex="11pt"/>
    </style:style>
    <style:style style:name="P5796" style:parent-style-name="PreformattedText" style:family="paragraph">
      <style:text-properties fo:font-size="11pt" style:font-size-asian="11pt" style:font-size-complex="11pt"/>
    </style:style>
    <style:style style:name="P5797" style:parent-style-name="PreformattedText" style:family="paragraph">
      <style:text-properties fo:font-size="11pt" style:font-size-asian="11pt" style:font-size-complex="11pt"/>
    </style:style>
    <style:style style:name="P5798" style:parent-style-name="PreformattedText" style:family="paragraph">
      <style:text-properties fo:font-size="11pt" style:font-size-asian="11pt" style:font-size-complex="11pt"/>
    </style:style>
    <style:style style:name="P5799" style:parent-style-name="PreformattedText" style:family="paragraph">
      <style:text-properties fo:font-size="11pt" style:font-size-asian="11pt" style:font-size-complex="11pt"/>
    </style:style>
    <style:style style:name="P5800" style:parent-style-name="PreformattedText" style:family="paragraph">
      <style:text-properties fo:font-size="11pt" style:font-size-asian="11pt" style:font-size-complex="11pt"/>
    </style:style>
    <style:style style:name="P5801" style:parent-style-name="PreformattedText" style:family="paragraph">
      <style:text-properties fo:font-size="11pt" style:font-size-asian="11pt" style:font-size-complex="11pt"/>
    </style:style>
    <style:style style:name="P5802" style:parent-style-name="PreformattedText" style:family="paragraph">
      <style:text-properties fo:font-size="11pt" style:font-size-asian="11pt" style:font-size-complex="11pt"/>
    </style:style>
    <style:style style:name="P5803" style:parent-style-name="PreformattedText" style:family="paragraph">
      <style:text-properties fo:font-size="11pt" style:font-size-asian="11pt" style:font-size-complex="11pt"/>
    </style:style>
    <style:style style:name="P5804" style:parent-style-name="PreformattedText" style:family="paragraph">
      <style:text-properties fo:font-size="11pt" style:font-size-asian="11pt" style:font-size-complex="11pt"/>
    </style:style>
    <style:style style:name="P5805" style:parent-style-name="PreformattedText" style:family="paragraph">
      <style:text-properties fo:font-size="11pt" style:font-size-asian="11pt" style:font-size-complex="11pt"/>
    </style:style>
    <style:style style:name="P5806" style:parent-style-name="PreformattedText" style:family="paragraph">
      <style:text-properties fo:font-size="11pt" style:font-size-asian="11pt" style:font-size-complex="11pt"/>
    </style:style>
    <style:style style:name="P5807" style:parent-style-name="PreformattedText" style:family="paragraph">
      <style:text-properties fo:font-size="11pt" style:font-size-asian="11pt" style:font-size-complex="11pt"/>
    </style:style>
    <style:style style:name="P5808" style:parent-style-name="PreformattedText" style:family="paragraph">
      <style:text-properties fo:font-size="11pt" style:font-size-asian="11pt" style:font-size-complex="11pt"/>
    </style:style>
    <style:style style:name="P5809" style:parent-style-name="PreformattedText" style:family="paragraph">
      <style:text-properties fo:font-size="11pt" style:font-size-asian="11pt" style:font-size-complex="11pt"/>
    </style:style>
    <style:style style:name="P5810" style:parent-style-name="PreformattedText" style:family="paragraph">
      <style:text-properties fo:font-size="11pt" style:font-size-asian="11pt" style:font-size-complex="11pt"/>
    </style:style>
    <style:style style:name="P5811" style:parent-style-name="PreformattedText" style:family="paragraph">
      <style:text-properties fo:font-size="11pt" style:font-size-asian="11pt" style:font-size-complex="11pt"/>
    </style:style>
    <style:style style:name="P5812" style:parent-style-name="PreformattedText" style:family="paragraph">
      <style:text-properties fo:font-size="11pt" style:font-size-asian="11pt" style:font-size-complex="11pt"/>
    </style:style>
    <style:style style:name="P5813" style:parent-style-name="PreformattedText" style:family="paragraph">
      <style:text-properties fo:font-size="11pt" style:font-size-asian="11pt" style:font-size-complex="11pt"/>
    </style:style>
    <style:style style:name="P5814" style:parent-style-name="PreformattedText" style:family="paragraph">
      <style:text-properties fo:font-size="11pt" style:font-size-asian="11pt" style:font-size-complex="11pt"/>
    </style:style>
    <style:style style:name="P5815" style:parent-style-name="PreformattedText" style:family="paragraph">
      <style:text-properties fo:font-size="11pt" style:font-size-asian="11pt" style:font-size-complex="11pt"/>
    </style:style>
    <style:style style:name="P5816" style:parent-style-name="PreformattedText" style:family="paragraph">
      <style:text-properties fo:font-size="11pt" style:font-size-asian="11pt" style:font-size-complex="11pt"/>
    </style:style>
    <style:style style:name="P5817" style:parent-style-name="PreformattedText" style:family="paragraph">
      <style:text-properties fo:font-size="11pt" style:font-size-asian="11pt" style:font-size-complex="11pt"/>
    </style:style>
    <style:style style:name="P5818" style:parent-style-name="PreformattedText" style:family="paragraph">
      <style:text-properties fo:font-size="11pt" style:font-size-asian="11pt" style:font-size-complex="11pt"/>
    </style:style>
    <style:style style:name="P5819" style:parent-style-name="PreformattedText" style:family="paragraph">
      <style:text-properties fo:font-size="11pt" style:font-size-asian="11pt" style:font-size-complex="11pt"/>
    </style:style>
    <style:style style:name="P5820" style:parent-style-name="PreformattedText" style:family="paragraph">
      <style:text-properties fo:font-size="11pt" style:font-size-asian="11pt" style:font-size-complex="11pt"/>
    </style:style>
    <style:style style:name="P5821" style:parent-style-name="PreformattedText" style:family="paragraph">
      <style:text-properties fo:font-size="11pt" style:font-size-asian="11pt" style:font-size-complex="11pt"/>
    </style:style>
    <style:style style:name="P5822" style:parent-style-name="PreformattedText" style:family="paragraph">
      <style:text-properties fo:font-size="11pt" style:font-size-asian="11pt" style:font-size-complex="11pt"/>
    </style:style>
    <style:style style:name="P5823" style:parent-style-name="PreformattedText" style:family="paragraph">
      <style:text-properties fo:font-size="11pt" style:font-size-asian="11pt" style:font-size-complex="11pt"/>
    </style:style>
    <style:style style:name="P5824" style:parent-style-name="PreformattedText" style:family="paragraph">
      <style:text-properties fo:font-size="11pt" style:font-size-asian="11pt" style:font-size-complex="11pt"/>
    </style:style>
    <style:style style:name="P5825" style:parent-style-name="PreformattedText" style:family="paragraph">
      <style:text-properties fo:font-size="11pt" style:font-size-asian="11pt" style:font-size-complex="11pt"/>
    </style:style>
    <style:style style:name="P5826" style:parent-style-name="PreformattedText" style:family="paragraph">
      <style:text-properties fo:font-size="11pt" style:font-size-asian="11pt" style:font-size-complex="11pt"/>
    </style:style>
    <style:style style:name="P5827" style:parent-style-name="PreformattedText" style:family="paragraph">
      <style:text-properties fo:font-size="11pt" style:font-size-asian="11pt" style:font-size-complex="11pt"/>
    </style:style>
    <style:style style:name="P5828" style:parent-style-name="PreformattedText" style:family="paragraph">
      <style:text-properties fo:font-size="11pt" style:font-size-asian="11pt" style:font-size-complex="11pt"/>
    </style:style>
    <style:style style:name="P5829" style:parent-style-name="PreformattedText" style:family="paragraph">
      <style:text-properties fo:font-size="11pt" style:font-size-asian="11pt" style:font-size-complex="11pt"/>
    </style:style>
    <style:style style:name="P5830" style:parent-style-name="PreformattedText" style:family="paragraph">
      <style:text-properties fo:font-size="11pt" style:font-size-asian="11pt" style:font-size-complex="11pt"/>
    </style:style>
    <style:style style:name="P5831" style:parent-style-name="PreformattedText" style:family="paragraph">
      <style:text-properties fo:font-size="11pt" style:font-size-asian="11pt" style:font-size-complex="11pt"/>
    </style:style>
    <style:style style:name="P5832" style:parent-style-name="PreformattedText" style:family="paragraph">
      <style:text-properties fo:font-size="11pt" style:font-size-asian="11pt" style:font-size-complex="11pt"/>
    </style:style>
    <style:style style:name="P5833" style:parent-style-name="PreformattedText" style:family="paragraph">
      <style:text-properties fo:font-size="11pt" style:font-size-asian="11pt" style:font-size-complex="11pt"/>
    </style:style>
    <style:style style:name="P5834" style:parent-style-name="PreformattedText" style:family="paragraph">
      <style:text-properties fo:font-size="11pt" style:font-size-asian="11pt" style:font-size-complex="11pt"/>
    </style:style>
    <style:style style:name="P5835" style:parent-style-name="PreformattedText" style:family="paragraph">
      <style:text-properties fo:font-size="11pt" style:font-size-asian="11pt" style:font-size-complex="11pt"/>
    </style:style>
    <style:style style:name="P5836" style:parent-style-name="PreformattedText" style:family="paragraph">
      <style:text-properties fo:font-size="11pt" style:font-size-asian="11pt" style:font-size-complex="11pt"/>
    </style:style>
    <style:style style:name="P5837" style:parent-style-name="PreformattedText" style:family="paragraph">
      <style:text-properties fo:font-size="11pt" style:font-size-asian="11pt" style:font-size-complex="11pt"/>
    </style:style>
    <style:style style:name="P5838" style:parent-style-name="PreformattedText" style:family="paragraph">
      <style:text-properties fo:font-size="11pt" style:font-size-asian="11pt" style:font-size-complex="11pt"/>
    </style:style>
    <style:style style:name="P5839" style:parent-style-name="PreformattedText" style:family="paragraph">
      <style:text-properties fo:font-size="11pt" style:font-size-asian="11pt" style:font-size-complex="11pt"/>
    </style:style>
    <style:style style:name="P5840" style:parent-style-name="PreformattedText" style:family="paragraph">
      <style:text-properties fo:font-size="11pt" style:font-size-asian="11pt" style:font-size-complex="11pt"/>
    </style:style>
    <style:style style:name="P5841" style:parent-style-name="PreformattedText" style:family="paragraph">
      <style:text-properties fo:font-size="11pt" style:font-size-asian="11pt" style:font-size-complex="11pt"/>
    </style:style>
    <style:style style:name="P5842" style:parent-style-name="PreformattedText" style:family="paragraph">
      <style:text-properties fo:font-size="11pt" style:font-size-asian="11pt" style:font-size-complex="11pt"/>
    </style:style>
    <style:style style:name="P5843" style:parent-style-name="PreformattedText" style:family="paragraph">
      <style:text-properties fo:font-size="11pt" style:font-size-asian="11pt" style:font-size-complex="11pt"/>
    </style:style>
    <style:style style:name="P5844" style:parent-style-name="PreformattedText" style:family="paragraph">
      <style:text-properties fo:font-size="11pt" style:font-size-asian="11pt" style:font-size-complex="11pt"/>
    </style:style>
    <style:style style:name="P5845" style:parent-style-name="PreformattedText" style:family="paragraph">
      <style:text-properties fo:font-size="11pt" style:font-size-asian="11pt" style:font-size-complex="11pt"/>
    </style:style>
    <style:style style:name="P5846" style:parent-style-name="PreformattedText" style:family="paragraph">
      <style:text-properties fo:font-size="11pt" style:font-size-asian="11pt" style:font-size-complex="11pt"/>
    </style:style>
    <style:style style:name="P5847" style:parent-style-name="PreformattedText" style:family="paragraph">
      <style:text-properties fo:font-size="11pt" style:font-size-asian="11pt" style:font-size-complex="11pt"/>
    </style:style>
    <style:style style:name="P5848" style:parent-style-name="PreformattedText" style:family="paragraph">
      <style:text-properties fo:font-size="11pt" style:font-size-asian="11pt" style:font-size-complex="11pt"/>
    </style:style>
    <style:style style:name="P5849" style:parent-style-name="PreformattedText" style:family="paragraph">
      <style:text-properties fo:font-size="11pt" style:font-size-asian="11pt" style:font-size-complex="11pt"/>
    </style:style>
    <style:style style:name="P5850" style:parent-style-name="PreformattedText" style:family="paragraph">
      <style:text-properties fo:font-size="11pt" style:font-size-asian="11pt" style:font-size-complex="11pt"/>
    </style:style>
    <style:style style:name="P5851" style:parent-style-name="PreformattedText" style:family="paragraph">
      <style:text-properties fo:font-size="11pt" style:font-size-asian="11pt" style:font-size-complex="11pt"/>
    </style:style>
    <style:style style:name="P5852" style:parent-style-name="PreformattedText" style:family="paragraph">
      <style:text-properties fo:font-size="11pt" style:font-size-asian="11pt" style:font-size-complex="11pt"/>
    </style:style>
    <style:style style:name="P5853" style:parent-style-name="PreformattedText" style:family="paragraph">
      <style:text-properties fo:font-size="11pt" style:font-size-asian="11pt" style:font-size-complex="11pt"/>
    </style:style>
    <style:style style:name="P5854" style:parent-style-name="PreformattedText" style:family="paragraph">
      <style:text-properties fo:font-size="11pt" style:font-size-asian="11pt" style:font-size-complex="11pt"/>
    </style:style>
    <style:style style:name="P5855" style:parent-style-name="PreformattedText" style:family="paragraph">
      <style:text-properties fo:font-size="11pt" style:font-size-asian="11pt" style:font-size-complex="11pt"/>
    </style:style>
    <style:style style:name="P5856" style:parent-style-name="PreformattedText" style:family="paragraph">
      <style:text-properties fo:font-size="11pt" style:font-size-asian="11pt" style:font-size-complex="11pt"/>
    </style:style>
    <style:style style:name="P5857" style:parent-style-name="PreformattedText" style:family="paragraph">
      <style:text-properties fo:font-size="11pt" style:font-size-asian="11pt" style:font-size-complex="11pt"/>
    </style:style>
    <style:style style:name="P5858" style:parent-style-name="PreformattedText" style:family="paragraph">
      <style:text-properties fo:font-size="11pt" style:font-size-asian="11pt" style:font-size-complex="11pt"/>
    </style:style>
    <style:style style:name="P5859" style:parent-style-name="PreformattedText" style:family="paragraph">
      <style:text-properties fo:font-size="11pt" style:font-size-asian="11pt" style:font-size-complex="11pt"/>
    </style:style>
    <style:style style:name="P5860" style:parent-style-name="PreformattedText" style:family="paragraph">
      <style:text-properties fo:font-size="11pt" style:font-size-asian="11pt" style:font-size-complex="11pt"/>
    </style:style>
    <style:style style:name="P5861" style:parent-style-name="PreformattedText" style:family="paragraph">
      <style:text-properties fo:font-size="11pt" style:font-size-asian="11pt" style:font-size-complex="11pt"/>
    </style:style>
    <style:style style:name="P5862" style:parent-style-name="PreformattedText" style:family="paragraph">
      <style:text-properties fo:font-size="11pt" style:font-size-asian="11pt" style:font-size-complex="11pt"/>
    </style:style>
    <style:style style:name="P5863" style:parent-style-name="PreformattedText" style:family="paragraph">
      <style:text-properties fo:font-size="11pt" style:font-size-asian="11pt" style:font-size-complex="11pt"/>
    </style:style>
    <style:style style:name="P5864" style:parent-style-name="PreformattedText" style:family="paragraph">
      <style:text-properties fo:font-size="11pt" style:font-size-asian="11pt" style:font-size-complex="11pt"/>
    </style:style>
    <style:style style:name="P5865" style:parent-style-name="PreformattedText" style:family="paragraph">
      <style:text-properties fo:font-size="11pt" style:font-size-asian="11pt" style:font-size-complex="11pt"/>
    </style:style>
    <style:style style:name="P5866" style:parent-style-name="PreformattedText" style:family="paragraph">
      <style:text-properties fo:font-size="11pt" style:font-size-asian="11pt" style:font-size-complex="11pt"/>
    </style:style>
    <style:style style:name="P5867" style:parent-style-name="PreformattedText" style:family="paragraph">
      <style:text-properties fo:font-size="11pt" style:font-size-asian="11pt" style:font-size-complex="11pt"/>
    </style:style>
    <style:style style:name="P5868" style:parent-style-name="PreformattedText" style:family="paragraph">
      <style:text-properties fo:font-size="11pt" style:font-size-asian="11pt" style:font-size-complex="11pt"/>
    </style:style>
    <style:style style:name="P5869" style:parent-style-name="PreformattedText" style:family="paragraph">
      <style:text-properties fo:font-size="11pt" style:font-size-asian="11pt" style:font-size-complex="11pt"/>
    </style:style>
    <style:style style:name="P5870" style:parent-style-name="PreformattedText" style:family="paragraph">
      <style:text-properties fo:font-size="11pt" style:font-size-asian="11pt" style:font-size-complex="11pt"/>
    </style:style>
    <style:style style:name="P5871" style:parent-style-name="PreformattedText" style:family="paragraph">
      <style:text-properties fo:font-size="11pt" style:font-size-asian="11pt" style:font-size-complex="11pt"/>
    </style:style>
    <style:style style:name="P5872" style:parent-style-name="PreformattedText" style:family="paragraph">
      <style:text-properties fo:font-size="11pt" style:font-size-asian="11pt" style:font-size-complex="11pt"/>
    </style:style>
    <style:style style:name="P5873" style:parent-style-name="PreformattedText" style:family="paragraph">
      <style:text-properties fo:font-size="11pt" style:font-size-asian="11pt" style:font-size-complex="11pt"/>
    </style:style>
    <style:style style:name="P5874" style:parent-style-name="PreformattedText" style:family="paragraph">
      <style:text-properties fo:font-size="11pt" style:font-size-asian="11pt" style:font-size-complex="11pt"/>
    </style:style>
    <style:style style:name="P5875" style:parent-style-name="PreformattedText" style:family="paragraph">
      <style:text-properties fo:font-size="11pt" style:font-size-asian="11pt" style:font-size-complex="11pt"/>
    </style:style>
    <style:style style:name="P5876" style:parent-style-name="PreformattedText" style:family="paragraph">
      <style:text-properties fo:font-size="11pt" style:font-size-asian="11pt" style:font-size-complex="11pt"/>
    </style:style>
    <style:style style:name="P5877" style:parent-style-name="PreformattedText" style:family="paragraph">
      <style:text-properties fo:font-size="11pt" style:font-size-asian="11pt" style:font-size-complex="11pt"/>
    </style:style>
    <style:style style:name="P5878" style:parent-style-name="PreformattedText" style:family="paragraph">
      <style:text-properties fo:font-size="11pt" style:font-size-asian="11pt" style:font-size-complex="11pt"/>
    </style:style>
    <style:style style:name="P5879" style:parent-style-name="PreformattedText" style:family="paragraph">
      <style:text-properties fo:font-size="11pt" style:font-size-asian="11pt" style:font-size-complex="11pt"/>
    </style:style>
    <style:style style:name="P5880" style:parent-style-name="PreformattedText" style:family="paragraph">
      <style:text-properties fo:font-size="11pt" style:font-size-asian="11pt" style:font-size-complex="11pt"/>
    </style:style>
    <style:style style:name="P5881" style:parent-style-name="PreformattedText" style:family="paragraph">
      <style:text-properties fo:font-size="11pt" style:font-size-asian="11pt" style:font-size-complex="11pt"/>
    </style:style>
    <style:style style:name="P5882" style:parent-style-name="PreformattedText" style:family="paragraph">
      <style:text-properties fo:font-size="11pt" style:font-size-asian="11pt" style:font-size-complex="11pt"/>
    </style:style>
    <style:style style:name="P5883" style:parent-style-name="PreformattedText" style:family="paragraph">
      <style:text-properties fo:font-size="11pt" style:font-size-asian="11pt" style:font-size-complex="11pt"/>
    </style:style>
    <style:style style:name="P5884" style:parent-style-name="PreformattedText" style:family="paragraph">
      <style:text-properties fo:font-size="11pt" style:font-size-asian="11pt" style:font-size-complex="11pt"/>
    </style:style>
    <style:style style:name="P5885" style:parent-style-name="PreformattedText" style:family="paragraph">
      <style:text-properties fo:font-size="11pt" style:font-size-asian="11pt" style:font-size-complex="11pt"/>
    </style:style>
    <style:style style:name="P5886" style:parent-style-name="PreformattedText" style:family="paragraph">
      <style:text-properties fo:font-size="11pt" style:font-size-asian="11pt" style:font-size-complex="11pt"/>
    </style:style>
    <style:style style:name="P5887" style:parent-style-name="PreformattedText" style:family="paragraph">
      <style:text-properties fo:font-size="11pt" style:font-size-asian="11pt" style:font-size-complex="11pt"/>
    </style:style>
    <style:style style:name="P5888" style:parent-style-name="PreformattedText" style:family="paragraph">
      <style:text-properties fo:font-size="11pt" style:font-size-asian="11pt" style:font-size-complex="11pt"/>
    </style:style>
    <style:style style:name="P5889" style:parent-style-name="PreformattedText" style:family="paragraph">
      <style:text-properties fo:font-size="11pt" style:font-size-asian="11pt" style:font-size-complex="11pt"/>
    </style:style>
    <style:style style:name="P5890" style:parent-style-name="PreformattedText" style:family="paragraph">
      <style:text-properties fo:font-size="11pt" style:font-size-asian="11pt" style:font-size-complex="11pt"/>
    </style:style>
    <style:style style:name="P5891" style:parent-style-name="PreformattedText" style:family="paragraph">
      <style:text-properties fo:font-size="11pt" style:font-size-asian="11pt" style:font-size-complex="11pt"/>
    </style:style>
    <style:style style:name="P5892" style:parent-style-name="PreformattedText" style:family="paragraph">
      <style:text-properties fo:font-size="11pt" style:font-size-asian="11pt" style:font-size-complex="11pt"/>
    </style:style>
    <style:style style:name="P5893" style:parent-style-name="PreformattedText" style:family="paragraph">
      <style:text-properties fo:font-size="11pt" style:font-size-asian="11pt" style:font-size-complex="11pt"/>
    </style:style>
    <style:style style:name="P5894" style:parent-style-name="PreformattedText" style:family="paragraph">
      <style:text-properties fo:font-size="11pt" style:font-size-asian="11pt" style:font-size-complex="11pt"/>
    </style:style>
    <style:style style:name="P5895" style:parent-style-name="PreformattedText" style:family="paragraph">
      <style:text-properties fo:font-size="11pt" style:font-size-asian="11pt" style:font-size-complex="11pt"/>
    </style:style>
    <style:style style:name="P5896" style:parent-style-name="PreformattedText" style:family="paragraph">
      <style:text-properties fo:font-size="11pt" style:font-size-asian="11pt" style:font-size-complex="11pt"/>
    </style:style>
    <style:style style:name="P5897" style:parent-style-name="PreformattedText" style:family="paragraph">
      <style:text-properties fo:font-size="11pt" style:font-size-asian="11pt" style:font-size-complex="11pt"/>
    </style:style>
    <style:style style:name="P5898" style:parent-style-name="PreformattedText" style:family="paragraph">
      <style:text-properties fo:font-size="11pt" style:font-size-asian="11pt" style:font-size-complex="11pt"/>
    </style:style>
    <style:style style:name="P5899" style:parent-style-name="PreformattedText" style:family="paragraph">
      <style:text-properties fo:font-size="11pt" style:font-size-asian="11pt" style:font-size-complex="11pt"/>
    </style:style>
    <style:style style:name="P5900" style:parent-style-name="PreformattedText" style:family="paragraph">
      <style:text-properties fo:font-size="11pt" style:font-size-asian="11pt" style:font-size-complex="11pt"/>
    </style:style>
    <style:style style:name="P5901" style:parent-style-name="PreformattedText" style:family="paragraph">
      <style:text-properties fo:font-size="11pt" style:font-size-asian="11pt" style:font-size-complex="11pt"/>
    </style:style>
    <style:style style:name="P5902" style:parent-style-name="PreformattedText" style:family="paragraph">
      <style:text-properties fo:font-size="11pt" style:font-size-asian="11pt" style:font-size-complex="11pt"/>
    </style:style>
    <style:style style:name="P5903" style:parent-style-name="PreformattedText" style:family="paragraph">
      <style:text-properties fo:font-size="11pt" style:font-size-asian="11pt" style:font-size-complex="11pt"/>
    </style:style>
    <style:style style:name="P5904" style:parent-style-name="PreformattedText" style:family="paragraph">
      <style:text-properties fo:font-size="11pt" style:font-size-asian="11pt" style:font-size-complex="11pt"/>
    </style:style>
    <style:style style:name="P5905" style:parent-style-name="PreformattedText" style:family="paragraph">
      <style:text-properties fo:font-size="11pt" style:font-size-asian="11pt" style:font-size-complex="11pt"/>
    </style:style>
    <style:style style:name="P5906" style:parent-style-name="PreformattedText" style:family="paragraph">
      <style:text-properties fo:font-size="11pt" style:font-size-asian="11pt" style:font-size-complex="11pt"/>
    </style:style>
    <style:style style:name="P5907" style:parent-style-name="PreformattedText" style:family="paragraph">
      <style:text-properties fo:font-size="11pt" style:font-size-asian="11pt" style:font-size-complex="11pt"/>
    </style:style>
    <style:style style:name="P5908" style:parent-style-name="PreformattedText" style:family="paragraph">
      <style:text-properties fo:font-size="11pt" style:font-size-asian="11pt" style:font-size-complex="11pt"/>
    </style:style>
    <style:style style:name="P5909" style:parent-style-name="PreformattedText" style:family="paragraph">
      <style:text-properties fo:font-size="11pt" style:font-size-asian="11pt" style:font-size-complex="11pt"/>
    </style:style>
    <style:style style:name="P5910" style:parent-style-name="PreformattedText" style:family="paragraph">
      <style:text-properties fo:font-size="11pt" style:font-size-asian="11pt" style:font-size-complex="11pt"/>
    </style:style>
    <style:style style:name="P5911" style:parent-style-name="PreformattedText" style:family="paragraph">
      <style:text-properties fo:font-size="11pt" style:font-size-asian="11pt" style:font-size-complex="11pt"/>
    </style:style>
    <style:style style:name="P5912" style:parent-style-name="PreformattedText" style:family="paragraph">
      <style:text-properties fo:font-size="11pt" style:font-size-asian="11pt" style:font-size-complex="11pt"/>
    </style:style>
    <style:style style:name="P5913" style:parent-style-name="PreformattedText" style:family="paragraph">
      <style:text-properties fo:font-size="11pt" style:font-size-asian="11pt" style:font-size-complex="11pt"/>
    </style:style>
    <style:style style:name="P5914" style:parent-style-name="PreformattedText" style:family="paragraph">
      <style:text-properties fo:font-size="11pt" style:font-size-asian="11pt" style:font-size-complex="11pt"/>
    </style:style>
    <style:style style:name="P5915" style:parent-style-name="PreformattedText" style:family="paragraph">
      <style:text-properties fo:font-size="11pt" style:font-size-asian="11pt" style:font-size-complex="11pt"/>
    </style:style>
    <style:style style:name="P5916" style:parent-style-name="PreformattedText" style:family="paragraph">
      <style:text-properties fo:font-size="11pt" style:font-size-asian="11pt" style:font-size-complex="11pt"/>
    </style:style>
    <style:style style:name="P5917" style:parent-style-name="PreformattedText" style:family="paragraph">
      <style:text-properties fo:font-size="11pt" style:font-size-asian="11pt" style:font-size-complex="11pt"/>
    </style:style>
    <style:style style:name="P5918" style:parent-style-name="PreformattedText" style:family="paragraph">
      <style:text-properties fo:font-size="11pt" style:font-size-asian="11pt" style:font-size-complex="11pt"/>
    </style:style>
    <style:style style:name="P5919" style:parent-style-name="PreformattedText" style:family="paragraph">
      <style:text-properties fo:font-size="11pt" style:font-size-asian="11pt" style:font-size-complex="11pt"/>
    </style:style>
    <style:style style:name="P5920" style:parent-style-name="PreformattedText" style:family="paragraph">
      <style:text-properties fo:font-size="11pt" style:font-size-asian="11pt" style:font-size-complex="11pt"/>
    </style:style>
    <style:style style:name="P5921" style:parent-style-name="PreformattedText" style:family="paragraph">
      <style:text-properties fo:font-size="11pt" style:font-size-asian="11pt" style:font-size-complex="11pt"/>
    </style:style>
    <style:style style:name="P5922" style:parent-style-name="PreformattedText" style:family="paragraph">
      <style:text-properties fo:font-size="11pt" style:font-size-asian="11pt" style:font-size-complex="11pt"/>
    </style:style>
    <style:style style:name="P5923" style:parent-style-name="PreformattedText" style:family="paragraph">
      <style:text-properties fo:font-size="11pt" style:font-size-asian="11pt" style:font-size-complex="11pt"/>
    </style:style>
    <style:style style:name="P5924" style:parent-style-name="PreformattedText" style:family="paragraph">
      <style:text-properties fo:font-size="11pt" style:font-size-asian="11pt" style:font-size-complex="11pt"/>
    </style:style>
    <style:style style:name="P5925" style:parent-style-name="PreformattedText" style:family="paragraph">
      <style:text-properties fo:font-size="11pt" style:font-size-asian="11pt" style:font-size-complex="11pt"/>
    </style:style>
    <style:style style:name="P5926" style:parent-style-name="PreformattedText" style:family="paragraph">
      <style:text-properties fo:font-size="11pt" style:font-size-asian="11pt" style:font-size-complex="11pt"/>
    </style:style>
    <style:style style:name="P5927" style:parent-style-name="PreformattedText" style:family="paragraph">
      <style:text-properties fo:font-size="11pt" style:font-size-asian="11pt" style:font-size-complex="11pt"/>
    </style:style>
    <style:style style:name="P5928" style:parent-style-name="PreformattedText" style:family="paragraph">
      <style:text-properties fo:font-size="11pt" style:font-size-asian="11pt" style:font-size-complex="11pt"/>
    </style:style>
    <style:style style:name="P5929" style:parent-style-name="PreformattedText" style:family="paragraph">
      <style:text-properties fo:font-size="11pt" style:font-size-asian="11pt" style:font-size-complex="11pt"/>
    </style:style>
    <style:style style:name="P5930" style:parent-style-name="PreformattedText" style:family="paragraph">
      <style:text-properties fo:font-size="11pt" style:font-size-asian="11pt" style:font-size-complex="11pt"/>
    </style:style>
    <style:style style:name="P5931" style:parent-style-name="PreformattedText" style:family="paragraph">
      <style:text-properties fo:font-size="11pt" style:font-size-asian="11pt" style:font-size-complex="11pt"/>
    </style:style>
    <style:style style:name="P5932" style:parent-style-name="PreformattedText" style:family="paragraph">
      <style:text-properties fo:font-size="11pt" style:font-size-asian="11pt" style:font-size-complex="11pt"/>
    </style:style>
    <style:style style:name="P5933" style:parent-style-name="PreformattedText" style:family="paragraph">
      <style:text-properties fo:font-size="11pt" style:font-size-asian="11pt" style:font-size-complex="11pt"/>
    </style:style>
    <style:style style:name="P5934" style:parent-style-name="PreformattedText" style:family="paragraph">
      <style:text-properties fo:font-size="11pt" style:font-size-asian="11pt" style:font-size-complex="11pt"/>
    </style:style>
    <style:style style:name="P5935" style:parent-style-name="PreformattedText" style:family="paragraph">
      <style:text-properties fo:font-size="11pt" style:font-size-asian="11pt" style:font-size-complex="11pt"/>
    </style:style>
    <style:style style:name="P5936" style:parent-style-name="PreformattedText" style:family="paragraph">
      <style:text-properties fo:font-size="11pt" style:font-size-asian="11pt" style:font-size-complex="11pt"/>
    </style:style>
    <style:style style:name="P5937" style:parent-style-name="PreformattedText" style:family="paragraph">
      <style:text-properties fo:font-size="11pt" style:font-size-asian="11pt" style:font-size-complex="11pt"/>
    </style:style>
    <style:style style:name="P5938" style:parent-style-name="PreformattedText" style:family="paragraph">
      <style:text-properties fo:font-size="11pt" style:font-size-asian="11pt" style:font-size-complex="11pt"/>
    </style:style>
    <style:style style:name="P5939" style:parent-style-name="PreformattedText" style:family="paragraph">
      <style:text-properties fo:font-size="11pt" style:font-size-asian="11pt" style:font-size-complex="11pt"/>
    </style:style>
    <style:style style:name="P5940" style:parent-style-name="PreformattedText" style:family="paragraph">
      <style:text-properties fo:font-size="11pt" style:font-size-asian="11pt" style:font-size-complex="11pt"/>
    </style:style>
    <style:style style:name="P5941" style:parent-style-name="PreformattedText" style:family="paragraph">
      <style:text-properties fo:font-size="11pt" style:font-size-asian="11pt" style:font-size-complex="11pt"/>
    </style:style>
    <style:style style:name="P5942" style:parent-style-name="PreformattedText" style:family="paragraph">
      <style:text-properties fo:font-size="11pt" style:font-size-asian="11pt" style:font-size-complex="11pt"/>
    </style:style>
    <style:style style:name="P5943" style:parent-style-name="PreformattedText" style:family="paragraph">
      <style:text-properties fo:font-size="11pt" style:font-size-asian="11pt" style:font-size-complex="11pt"/>
    </style:style>
    <style:style style:name="P5944" style:parent-style-name="PreformattedText" style:family="paragraph">
      <style:text-properties fo:font-size="11pt" style:font-size-asian="11pt" style:font-size-complex="11pt"/>
    </style:style>
    <style:style style:name="P5945" style:parent-style-name="PreformattedText" style:family="paragraph">
      <style:text-properties fo:font-size="11pt" style:font-size-asian="11pt" style:font-size-complex="11pt"/>
    </style:style>
    <style:style style:name="P5946" style:parent-style-name="PreformattedText" style:family="paragraph">
      <style:text-properties fo:font-size="11pt" style:font-size-asian="11pt" style:font-size-complex="11pt"/>
    </style:style>
    <style:style style:name="P5947" style:parent-style-name="PreformattedText" style:family="paragraph">
      <style:text-properties fo:font-size="11pt" style:font-size-asian="11pt" style:font-size-complex="11pt"/>
    </style:style>
    <style:style style:name="P5948" style:parent-style-name="PreformattedText" style:family="paragraph">
      <style:text-properties fo:font-size="11pt" style:font-size-asian="11pt" style:font-size-complex="11pt"/>
    </style:style>
    <style:style style:name="P5949" style:parent-style-name="PreformattedText" style:family="paragraph">
      <style:text-properties fo:font-size="11pt" style:font-size-asian="11pt" style:font-size-complex="11pt"/>
    </style:style>
    <style:style style:name="P5950" style:parent-style-name="PreformattedText" style:family="paragraph">
      <style:text-properties fo:font-size="11pt" style:font-size-asian="11pt" style:font-size-complex="11pt"/>
    </style:style>
    <style:style style:name="P5951" style:parent-style-name="PreformattedText" style:family="paragraph">
      <style:text-properties fo:font-size="11pt" style:font-size-asian="11pt" style:font-size-complex="11pt"/>
    </style:style>
    <style:style style:name="P5952" style:parent-style-name="PreformattedText" style:family="paragraph">
      <style:text-properties fo:font-size="11pt" style:font-size-asian="11pt" style:font-size-complex="11pt"/>
    </style:style>
    <style:style style:name="P5953" style:parent-style-name="PreformattedText" style:family="paragraph">
      <style:text-properties fo:font-size="11pt" style:font-size-asian="11pt" style:font-size-complex="11pt"/>
    </style:style>
    <style:style style:name="P5954" style:parent-style-name="PreformattedText" style:family="paragraph">
      <style:text-properties fo:font-size="11pt" style:font-size-asian="11pt" style:font-size-complex="11pt"/>
    </style:style>
    <style:style style:name="P5955" style:parent-style-name="PreformattedText" style:family="paragraph">
      <style:text-properties fo:font-size="11pt" style:font-size-asian="11pt" style:font-size-complex="11pt"/>
    </style:style>
    <style:style style:name="P5956" style:parent-style-name="PreformattedText" style:family="paragraph">
      <style:text-properties fo:font-size="11pt" style:font-size-asian="11pt" style:font-size-complex="11pt"/>
    </style:style>
    <style:style style:name="P5957" style:parent-style-name="PreformattedText" style:family="paragraph">
      <style:text-properties fo:font-size="11pt" style:font-size-asian="11pt" style:font-size-complex="11pt"/>
    </style:style>
    <style:style style:name="P5958" style:parent-style-name="PreformattedText" style:family="paragraph">
      <style:text-properties fo:font-size="11pt" style:font-size-asian="11pt" style:font-size-complex="11pt"/>
    </style:style>
    <style:style style:name="P5959" style:parent-style-name="PreformattedText" style:family="paragraph">
      <style:text-properties fo:font-size="11pt" style:font-size-asian="11pt" style:font-size-complex="11pt"/>
    </style:style>
    <style:style style:name="P5960" style:parent-style-name="PreformattedText" style:family="paragraph">
      <style:text-properties fo:font-size="11pt" style:font-size-asian="11pt" style:font-size-complex="11pt"/>
    </style:style>
    <style:style style:name="P5961" style:parent-style-name="PreformattedText" style:family="paragraph">
      <style:text-properties fo:font-size="11pt" style:font-size-asian="11pt" style:font-size-complex="11pt"/>
    </style:style>
    <style:style style:name="P5962" style:parent-style-name="PreformattedText" style:family="paragraph">
      <style:text-properties fo:font-size="11pt" style:font-size-asian="11pt" style:font-size-complex="11pt"/>
    </style:style>
    <style:style style:name="P5963" style:parent-style-name="PreformattedText" style:family="paragraph">
      <style:text-properties fo:font-size="11pt" style:font-size-asian="11pt" style:font-size-complex="11pt"/>
    </style:style>
    <style:style style:name="P5964" style:parent-style-name="PreformattedText" style:family="paragraph">
      <style:text-properties fo:font-size="11pt" style:font-size-asian="11pt" style:font-size-complex="11pt"/>
    </style:style>
    <style:style style:name="P5965" style:parent-style-name="PreformattedText" style:family="paragraph">
      <style:text-properties fo:font-size="11pt" style:font-size-asian="11pt" style:font-size-complex="11pt"/>
    </style:style>
    <style:style style:name="P5966" style:parent-style-name="PreformattedText" style:family="paragraph">
      <style:text-properties fo:font-size="11pt" style:font-size-asian="11pt" style:font-size-complex="11pt"/>
    </style:style>
    <style:style style:name="P5967" style:parent-style-name="PreformattedText" style:family="paragraph">
      <style:text-properties fo:font-size="11pt" style:font-size-asian="11pt" style:font-size-complex="11pt"/>
    </style:style>
    <style:style style:name="P5968" style:parent-style-name="PreformattedText" style:family="paragraph">
      <style:text-properties fo:font-size="11pt" style:font-size-asian="11pt" style:font-size-complex="11pt"/>
    </style:style>
    <style:style style:name="P5969" style:parent-style-name="PreformattedText" style:family="paragraph">
      <style:text-properties fo:font-size="11pt" style:font-size-asian="11pt" style:font-size-complex="11pt"/>
    </style:style>
    <style:style style:name="P5970" style:parent-style-name="PreformattedText" style:family="paragraph">
      <style:text-properties fo:font-size="11pt" style:font-size-asian="11pt" style:font-size-complex="11pt"/>
    </style:style>
    <style:style style:name="P5971" style:parent-style-name="PreformattedText" style:family="paragraph">
      <style:text-properties fo:font-size="11pt" style:font-size-asian="11pt" style:font-size-complex="11pt"/>
    </style:style>
    <style:style style:name="P5972" style:parent-style-name="PreformattedText" style:family="paragraph">
      <style:text-properties fo:font-size="11pt" style:font-size-asian="11pt" style:font-size-complex="11pt"/>
    </style:style>
    <style:style style:name="P5973" style:parent-style-name="PreformattedText" style:family="paragraph">
      <style:text-properties fo:font-size="11pt" style:font-size-asian="11pt" style:font-size-complex="11pt"/>
    </style:style>
    <style:style style:name="P5974" style:parent-style-name="PreformattedText" style:family="paragraph">
      <style:text-properties fo:font-size="11pt" style:font-size-asian="11pt" style:font-size-complex="11pt"/>
    </style:style>
    <style:style style:name="P5975" style:parent-style-name="PreformattedText" style:family="paragraph">
      <style:text-properties fo:font-size="11pt" style:font-size-asian="11pt" style:font-size-complex="11pt"/>
    </style:style>
    <style:style style:name="P5976" style:parent-style-name="PreformattedText" style:family="paragraph">
      <style:text-properties fo:font-size="11pt" style:font-size-asian="11pt" style:font-size-complex="11pt"/>
    </style:style>
    <style:style style:name="P5977" style:parent-style-name="PreformattedText" style:family="paragraph">
      <style:text-properties fo:font-size="11pt" style:font-size-asian="11pt" style:font-size-complex="11pt"/>
    </style:style>
    <style:style style:name="P5978" style:parent-style-name="PreformattedText" style:family="paragraph">
      <style:text-properties fo:font-size="11pt" style:font-size-asian="11pt" style:font-size-complex="11pt"/>
    </style:style>
    <style:style style:name="P5979" style:parent-style-name="PreformattedText" style:family="paragraph">
      <style:text-properties fo:font-size="11pt" style:font-size-asian="11pt" style:font-size-complex="11pt"/>
    </style:style>
    <style:style style:name="P5980" style:parent-style-name="PreformattedText" style:family="paragraph">
      <style:text-properties fo:font-size="11pt" style:font-size-asian="11pt" style:font-size-complex="11pt"/>
    </style:style>
    <style:style style:name="P5981" style:parent-style-name="PreformattedText" style:family="paragraph">
      <style:text-properties fo:font-size="11pt" style:font-size-asian="11pt" style:font-size-complex="11pt"/>
    </style:style>
    <style:style style:name="P5982" style:parent-style-name="PreformattedText" style:family="paragraph">
      <style:text-properties fo:font-size="11pt" style:font-size-asian="11pt" style:font-size-complex="11pt"/>
    </style:style>
    <style:style style:name="P5983" style:parent-style-name="PreformattedText" style:family="paragraph">
      <style:text-properties fo:font-size="11pt" style:font-size-asian="11pt" style:font-size-complex="11pt"/>
    </style:style>
    <style:style style:name="P5984" style:parent-style-name="PreformattedText" style:family="paragraph">
      <style:text-properties fo:font-size="11pt" style:font-size-asian="11pt" style:font-size-complex="11pt"/>
    </style:style>
    <style:style style:name="P5985" style:parent-style-name="PreformattedText" style:family="paragraph">
      <style:text-properties fo:font-size="11pt" style:font-size-asian="11pt" style:font-size-complex="11pt"/>
    </style:style>
    <style:style style:name="P5986" style:parent-style-name="PreformattedText" style:family="paragraph">
      <style:text-properties fo:font-size="11pt" style:font-size-asian="11pt" style:font-size-complex="11pt"/>
    </style:style>
    <style:style style:name="P5987" style:parent-style-name="PreformattedText" style:family="paragraph">
      <style:text-properties fo:font-size="11pt" style:font-size-asian="11pt" style:font-size-complex="11pt"/>
    </style:style>
    <style:style style:name="P5988" style:parent-style-name="PreformattedText" style:family="paragraph">
      <style:text-properties fo:font-size="11pt" style:font-size-asian="11pt" style:font-size-complex="11pt"/>
    </style:style>
    <style:style style:name="P5989" style:parent-style-name="PreformattedText" style:family="paragraph">
      <style:text-properties fo:font-size="11pt" style:font-size-asian="11pt" style:font-size-complex="11pt"/>
    </style:style>
    <style:style style:name="P5990" style:parent-style-name="PreformattedText" style:family="paragraph">
      <style:text-properties fo:font-size="11pt" style:font-size-asian="11pt" style:font-size-complex="11pt"/>
    </style:style>
    <style:style style:name="P5991" style:parent-style-name="PreformattedText" style:family="paragraph">
      <style:text-properties fo:font-size="11pt" style:font-size-asian="11pt" style:font-size-complex="11pt"/>
    </style:style>
    <style:style style:name="P5992" style:parent-style-name="PreformattedText" style:family="paragraph">
      <style:text-properties fo:font-size="11pt" style:font-size-asian="11pt" style:font-size-complex="11pt"/>
    </style:style>
    <style:style style:name="P5993" style:parent-style-name="PreformattedText" style:family="paragraph">
      <style:text-properties fo:font-size="11pt" style:font-size-asian="11pt" style:font-size-complex="11pt"/>
    </style:style>
    <style:style style:name="P5994" style:parent-style-name="PreformattedText" style:family="paragraph">
      <style:text-properties fo:font-size="11pt" style:font-size-asian="11pt" style:font-size-complex="11pt"/>
    </style:style>
    <style:style style:name="P5995" style:parent-style-name="PreformattedText" style:family="paragraph">
      <style:text-properties fo:font-size="11pt" style:font-size-asian="11pt" style:font-size-complex="11pt"/>
    </style:style>
    <style:style style:name="P5996" style:parent-style-name="PreformattedText" style:family="paragraph">
      <style:text-properties fo:font-size="11pt" style:font-size-asian="11pt" style:font-size-complex="11pt"/>
    </style:style>
    <style:style style:name="P5997" style:parent-style-name="PreformattedText" style:family="paragraph">
      <style:text-properties fo:font-size="11pt" style:font-size-asian="11pt" style:font-size-complex="11pt"/>
    </style:style>
    <style:style style:name="P5998" style:parent-style-name="PreformattedText" style:family="paragraph">
      <style:text-properties fo:font-size="11pt" style:font-size-asian="11pt" style:font-size-complex="11pt"/>
    </style:style>
    <style:style style:name="P5999" style:parent-style-name="PreformattedText" style:family="paragraph">
      <style:text-properties fo:font-size="11pt" style:font-size-asian="11pt" style:font-size-complex="11pt"/>
    </style:style>
    <style:style style:name="P6000" style:parent-style-name="PreformattedText" style:family="paragraph">
      <style:text-properties fo:font-size="11pt" style:font-size-asian="11pt" style:font-size-complex="11pt"/>
    </style:style>
    <style:style style:name="P6001" style:parent-style-name="PreformattedText" style:family="paragraph">
      <style:text-properties fo:font-size="11pt" style:font-size-asian="11pt" style:font-size-complex="11pt"/>
    </style:style>
    <style:style style:name="P6002" style:parent-style-name="PreformattedText" style:family="paragraph">
      <style:text-properties fo:font-size="11pt" style:font-size-asian="11pt" style:font-size-complex="11pt"/>
    </style:style>
    <style:style style:name="P6003" style:parent-style-name="PreformattedText" style:family="paragraph">
      <style:text-properties fo:font-size="11pt" style:font-size-asian="11pt" style:font-size-complex="11pt"/>
    </style:style>
    <style:style style:name="P6004" style:parent-style-name="PreformattedText" style:family="paragraph">
      <style:text-properties fo:font-size="11pt" style:font-size-asian="11pt" style:font-size-complex="11pt"/>
    </style:style>
    <style:style style:name="P6005" style:parent-style-name="PreformattedText" style:family="paragraph">
      <style:text-properties fo:font-size="11pt" style:font-size-asian="11pt" style:font-size-complex="11pt"/>
    </style:style>
    <style:style style:name="P6006" style:parent-style-name="PreformattedText" style:family="paragraph">
      <style:text-properties fo:font-size="11pt" style:font-size-asian="11pt" style:font-size-complex="11pt"/>
    </style:style>
    <style:style style:name="P6007" style:parent-style-name="PreformattedText" style:family="paragraph">
      <style:text-properties fo:font-size="11pt" style:font-size-asian="11pt" style:font-size-complex="11pt"/>
    </style:style>
    <style:style style:name="P6008" style:parent-style-name="PreformattedText" style:family="paragraph">
      <style:text-properties fo:font-size="11pt" style:font-size-asian="11pt" style:font-size-complex="11pt"/>
    </style:style>
    <style:style style:name="P6009" style:parent-style-name="PreformattedText" style:family="paragraph">
      <style:text-properties fo:font-size="11pt" style:font-size-asian="11pt" style:font-size-complex="11pt"/>
    </style:style>
    <style:style style:name="P6010" style:parent-style-name="PreformattedText" style:family="paragraph">
      <style:text-properties fo:font-size="11pt" style:font-size-asian="11pt" style:font-size-complex="11pt"/>
    </style:style>
    <style:style style:name="P6011" style:parent-style-name="PreformattedText" style:family="paragraph">
      <style:text-properties fo:font-size="11pt" style:font-size-asian="11pt" style:font-size-complex="11pt"/>
    </style:style>
    <style:style style:name="P6012" style:parent-style-name="PreformattedText" style:family="paragraph">
      <style:text-properties fo:font-size="11pt" style:font-size-asian="11pt" style:font-size-complex="11pt"/>
    </style:style>
    <style:style style:name="P6013" style:parent-style-name="PreformattedText" style:family="paragraph">
      <style:text-properties fo:font-size="11pt" style:font-size-asian="11pt" style:font-size-complex="11pt"/>
    </style:style>
    <style:style style:name="P6014" style:parent-style-name="PreformattedText" style:family="paragraph">
      <style:text-properties fo:font-size="11pt" style:font-size-asian="11pt" style:font-size-complex="11pt"/>
    </style:style>
    <style:style style:name="P6015" style:parent-style-name="PreformattedText" style:family="paragraph">
      <style:text-properties fo:font-size="11pt" style:font-size-asian="11pt" style:font-size-complex="11pt"/>
    </style:style>
    <style:style style:name="P6016" style:parent-style-name="PreformattedText" style:family="paragraph">
      <style:text-properties fo:font-size="11pt" style:font-size-asian="11pt" style:font-size-complex="11pt"/>
    </style:style>
    <style:style style:name="P6017" style:parent-style-name="PreformattedText" style:family="paragraph">
      <style:text-properties fo:font-size="11pt" style:font-size-asian="11pt" style:font-size-complex="11pt"/>
    </style:style>
    <style:style style:name="P6018" style:parent-style-name="PreformattedText" style:family="paragraph">
      <style:text-properties fo:font-size="11pt" style:font-size-asian="11pt" style:font-size-complex="11pt"/>
    </style:style>
    <style:style style:name="P6019" style:parent-style-name="PreformattedText" style:family="paragraph">
      <style:text-properties fo:font-size="11pt" style:font-size-asian="11pt" style:font-size-complex="11pt"/>
    </style:style>
    <style:style style:name="P6020" style:parent-style-name="PreformattedText" style:family="paragraph">
      <style:text-properties fo:font-size="11pt" style:font-size-asian="11pt" style:font-size-complex="11pt"/>
    </style:style>
    <style:style style:name="P6021" style:parent-style-name="PreformattedText" style:family="paragraph">
      <style:text-properties fo:font-size="11pt" style:font-size-asian="11pt" style:font-size-complex="11pt"/>
    </style:style>
    <style:style style:name="P6022" style:parent-style-name="PreformattedText" style:family="paragraph">
      <style:text-properties fo:font-size="11pt" style:font-size-asian="11pt" style:font-size-complex="11pt"/>
    </style:style>
    <style:style style:name="P6023" style:parent-style-name="PreformattedText" style:family="paragraph">
      <style:text-properties fo:font-size="11pt" style:font-size-asian="11pt" style:font-size-complex="11pt"/>
    </style:style>
    <style:style style:name="P6024" style:parent-style-name="PreformattedText" style:family="paragraph">
      <style:text-properties fo:font-size="11pt" style:font-size-asian="11pt" style:font-size-complex="11pt"/>
    </style:style>
    <style:style style:name="P6025" style:parent-style-name="PreformattedText" style:family="paragraph">
      <style:text-properties fo:font-size="11pt" style:font-size-asian="11pt" style:font-size-complex="11pt"/>
    </style:style>
    <style:style style:name="P6026" style:parent-style-name="PreformattedText" style:family="paragraph">
      <style:text-properties fo:font-size="11pt" style:font-size-asian="11pt" style:font-size-complex="11pt"/>
    </style:style>
    <style:style style:name="P6027" style:parent-style-name="PreformattedText" style:family="paragraph">
      <style:text-properties fo:font-size="11pt" style:font-size-asian="11pt" style:font-size-complex="11pt"/>
    </style:style>
    <style:style style:name="P6028" style:parent-style-name="PreformattedText" style:family="paragraph">
      <style:text-properties fo:font-size="11pt" style:font-size-asian="11pt" style:font-size-complex="11pt"/>
    </style:style>
    <style:style style:name="P6029" style:parent-style-name="PreformattedText" style:family="paragraph">
      <style:text-properties fo:font-size="11pt" style:font-size-asian="11pt" style:font-size-complex="11pt"/>
    </style:style>
    <style:style style:name="P6030" style:parent-style-name="PreformattedText" style:family="paragraph">
      <style:text-properties fo:font-size="11pt" style:font-size-asian="11pt" style:font-size-complex="11pt"/>
    </style:style>
    <style:style style:name="P6031" style:parent-style-name="PreformattedText" style:family="paragraph">
      <style:text-properties fo:font-size="11pt" style:font-size-asian="11pt" style:font-size-complex="11pt"/>
    </style:style>
    <style:style style:name="P6032" style:parent-style-name="PreformattedText" style:family="paragraph">
      <style:text-properties fo:font-size="11pt" style:font-size-asian="11pt" style:font-size-complex="11pt"/>
    </style:style>
    <style:style style:name="P6033" style:parent-style-name="PreformattedText" style:family="paragraph">
      <style:text-properties fo:font-size="11pt" style:font-size-asian="11pt" style:font-size-complex="11pt"/>
    </style:style>
    <style:style style:name="P6034" style:parent-style-name="PreformattedText" style:family="paragraph">
      <style:text-properties fo:font-size="11pt" style:font-size-asian="11pt" style:font-size-complex="11pt"/>
    </style:style>
    <style:style style:name="P6035" style:parent-style-name="PreformattedText" style:family="paragraph">
      <style:text-properties fo:font-size="11pt" style:font-size-asian="11pt" style:font-size-complex="11pt"/>
    </style:style>
    <style:style style:name="P6036" style:parent-style-name="PreformattedText" style:family="paragraph">
      <style:text-properties fo:font-size="11pt" style:font-size-asian="11pt" style:font-size-complex="11pt"/>
    </style:style>
    <style:style style:name="P6037" style:parent-style-name="PreformattedText" style:family="paragraph">
      <style:text-properties fo:font-size="11pt" style:font-size-asian="11pt" style:font-size-complex="11pt"/>
    </style:style>
    <style:style style:name="P6038" style:parent-style-name="PreformattedText" style:family="paragraph">
      <style:text-properties fo:font-size="11pt" style:font-size-asian="11pt" style:font-size-complex="11pt"/>
    </style:style>
    <style:style style:name="P6039" style:parent-style-name="PreformattedText" style:family="paragraph">
      <style:text-properties fo:font-size="11pt" style:font-size-asian="11pt" style:font-size-complex="11pt"/>
    </style:style>
    <style:style style:name="P6040" style:parent-style-name="PreformattedText" style:family="paragraph">
      <style:text-properties fo:font-size="11pt" style:font-size-asian="11pt" style:font-size-complex="11pt"/>
    </style:style>
    <style:style style:name="P6041" style:parent-style-name="PreformattedText" style:family="paragraph">
      <style:text-properties fo:font-size="11pt" style:font-size-asian="11pt" style:font-size-complex="11pt"/>
    </style:style>
    <style:style style:name="P6042" style:parent-style-name="PreformattedText" style:family="paragraph">
      <style:text-properties fo:font-size="11pt" style:font-size-asian="11pt" style:font-size-complex="11pt"/>
    </style:style>
    <style:style style:name="P6043" style:parent-style-name="PreformattedText" style:family="paragraph">
      <style:text-properties fo:font-size="11pt" style:font-size-asian="11pt" style:font-size-complex="11pt"/>
    </style:style>
    <style:style style:name="P6044" style:parent-style-name="PreformattedText" style:family="paragraph">
      <style:text-properties fo:font-size="11pt" style:font-size-asian="11pt" style:font-size-complex="11pt"/>
    </style:style>
    <style:style style:name="P6045" style:parent-style-name="PreformattedText" style:family="paragraph">
      <style:text-properties fo:font-size="11pt" style:font-size-asian="11pt" style:font-size-complex="11pt"/>
    </style:style>
    <style:style style:name="P6046" style:parent-style-name="PreformattedText" style:family="paragraph">
      <style:text-properties fo:font-size="11pt" style:font-size-asian="11pt" style:font-size-complex="11pt"/>
    </style:style>
    <style:style style:name="P6047" style:parent-style-name="PreformattedText" style:family="paragraph">
      <style:text-properties fo:font-size="11pt" style:font-size-asian="11pt" style:font-size-complex="11pt"/>
    </style:style>
    <style:style style:name="P6048" style:parent-style-name="PreformattedText" style:family="paragraph">
      <style:text-properties fo:font-size="11pt" style:font-size-asian="11pt" style:font-size-complex="11pt"/>
    </style:style>
    <style:style style:name="P6049" style:parent-style-name="PreformattedText" style:family="paragraph">
      <style:text-properties fo:font-size="11pt" style:font-size-asian="11pt" style:font-size-complex="11pt"/>
    </style:style>
    <style:style style:name="P6050" style:parent-style-name="PreformattedText" style:family="paragraph">
      <style:text-properties fo:font-size="11pt" style:font-size-asian="11pt" style:font-size-complex="11pt"/>
    </style:style>
    <style:style style:name="P6051" style:parent-style-name="PreformattedText" style:family="paragraph">
      <style:text-properties fo:font-size="11pt" style:font-size-asian="11pt" style:font-size-complex="11pt"/>
    </style:style>
    <style:style style:name="P6052" style:parent-style-name="PreformattedText" style:family="paragraph">
      <style:text-properties fo:font-size="11pt" style:font-size-asian="11pt" style:font-size-complex="11pt"/>
    </style:style>
    <style:style style:name="P6053" style:parent-style-name="PreformattedText" style:family="paragraph">
      <style:text-properties fo:font-size="11pt" style:font-size-asian="11pt" style:font-size-complex="11pt"/>
    </style:style>
    <style:style style:name="P6054" style:parent-style-name="PreformattedText" style:family="paragraph">
      <style:text-properties fo:font-size="11pt" style:font-size-asian="11pt" style:font-size-complex="11pt"/>
    </style:style>
    <style:style style:name="P6055" style:parent-style-name="PreformattedText" style:family="paragraph">
      <style:text-properties fo:font-size="11pt" style:font-size-asian="11pt" style:font-size-complex="11pt"/>
    </style:style>
    <style:style style:name="P6056" style:parent-style-name="PreformattedText" style:family="paragraph">
      <style:text-properties fo:font-size="11pt" style:font-size-asian="11pt" style:font-size-complex="11pt"/>
    </style:style>
    <style:style style:name="P6057" style:parent-style-name="PreformattedText" style:family="paragraph">
      <style:text-properties fo:font-size="11pt" style:font-size-asian="11pt" style:font-size-complex="11pt"/>
    </style:style>
    <style:style style:name="P6058" style:parent-style-name="PreformattedText" style:family="paragraph">
      <style:text-properties fo:font-size="11pt" style:font-size-asian="11pt" style:font-size-complex="11pt"/>
    </style:style>
    <style:style style:name="P6059" style:parent-style-name="PreformattedText" style:family="paragraph">
      <style:text-properties fo:font-size="11pt" style:font-size-asian="11pt" style:font-size-complex="11pt"/>
    </style:style>
    <style:style style:name="P6060" style:parent-style-name="PreformattedText" style:family="paragraph">
      <style:text-properties fo:font-size="11pt" style:font-size-asian="11pt" style:font-size-complex="11pt"/>
    </style:style>
    <style:style style:name="P6061" style:parent-style-name="PreformattedText" style:family="paragraph">
      <style:text-properties fo:font-size="11pt" style:font-size-asian="11pt" style:font-size-complex="11pt"/>
    </style:style>
    <style:style style:name="P6062" style:parent-style-name="PreformattedText" style:family="paragraph">
      <style:text-properties fo:font-size="11pt" style:font-size-asian="11pt" style:font-size-complex="11pt"/>
    </style:style>
    <style:style style:name="P6063" style:parent-style-name="PreformattedText" style:family="paragraph">
      <style:text-properties fo:font-size="11pt" style:font-size-asian="11pt" style:font-size-complex="11pt"/>
    </style:style>
    <style:style style:name="P6064" style:parent-style-name="PreformattedText" style:family="paragraph">
      <style:text-properties fo:font-size="11pt" style:font-size-asian="11pt" style:font-size-complex="11pt"/>
    </style:style>
    <style:style style:name="P6065" style:parent-style-name="PreformattedText" style:family="paragraph">
      <style:text-properties fo:font-size="11pt" style:font-size-asian="11pt" style:font-size-complex="11pt"/>
    </style:style>
    <style:style style:name="P6066" style:parent-style-name="PreformattedText" style:family="paragraph">
      <style:text-properties fo:font-size="11pt" style:font-size-asian="11pt" style:font-size-complex="11pt"/>
    </style:style>
    <style:style style:name="P6067" style:parent-style-name="PreformattedText" style:family="paragraph">
      <style:text-properties fo:font-size="11pt" style:font-size-asian="11pt" style:font-size-complex="11pt"/>
    </style:style>
    <style:style style:name="P6068" style:parent-style-name="PreformattedText" style:family="paragraph">
      <style:text-properties fo:font-size="11pt" style:font-size-asian="11pt" style:font-size-complex="11pt"/>
    </style:style>
    <style:style style:name="P6069" style:parent-style-name="PreformattedText" style:family="paragraph">
      <style:text-properties fo:font-size="11pt" style:font-size-asian="11pt" style:font-size-complex="11pt"/>
    </style:style>
    <style:style style:name="P6070" style:parent-style-name="PreformattedText" style:family="paragraph">
      <style:text-properties fo:font-size="11pt" style:font-size-asian="11pt" style:font-size-complex="11pt"/>
    </style:style>
    <style:style style:name="P6071" style:parent-style-name="PreformattedText" style:family="paragraph">
      <style:text-properties fo:font-size="11pt" style:font-size-asian="11pt" style:font-size-complex="11pt"/>
    </style:style>
    <style:style style:name="P6072" style:parent-style-name="PreformattedText" style:family="paragraph">
      <style:text-properties fo:font-size="11pt" style:font-size-asian="11pt" style:font-size-complex="11pt"/>
    </style:style>
    <style:style style:name="P6073" style:parent-style-name="PreformattedText" style:family="paragraph">
      <style:text-properties fo:font-size="11pt" style:font-size-asian="11pt" style:font-size-complex="11pt"/>
    </style:style>
    <style:style style:name="P6074" style:parent-style-name="PreformattedText" style:family="paragraph">
      <style:text-properties fo:font-size="11pt" style:font-size-asian="11pt" style:font-size-complex="11pt"/>
    </style:style>
    <style:style style:name="P6075" style:parent-style-name="PreformattedText" style:family="paragraph">
      <style:text-properties fo:font-size="11pt" style:font-size-asian="11pt" style:font-size-complex="11pt"/>
    </style:style>
    <style:style style:name="P6076" style:parent-style-name="PreformattedText" style:family="paragraph">
      <style:text-properties fo:font-size="11pt" style:font-size-asian="11pt" style:font-size-complex="11pt"/>
    </style:style>
    <style:style style:name="P6077" style:parent-style-name="PreformattedText" style:family="paragraph">
      <style:text-properties fo:font-size="11pt" style:font-size-asian="11pt" style:font-size-complex="11pt"/>
    </style:style>
    <style:style style:name="P6078" style:parent-style-name="PreformattedText" style:family="paragraph">
      <style:text-properties fo:font-size="11pt" style:font-size-asian="11pt" style:font-size-complex="11pt"/>
    </style:style>
    <style:style style:name="P6079" style:parent-style-name="PreformattedText" style:family="paragraph">
      <style:text-properties fo:font-size="11pt" style:font-size-asian="11pt" style:font-size-complex="11pt"/>
    </style:style>
    <style:style style:name="P6080" style:parent-style-name="PreformattedText" style:family="paragraph">
      <style:text-properties fo:font-size="11pt" style:font-size-asian="11pt" style:font-size-complex="11pt"/>
    </style:style>
    <style:style style:name="P6081" style:parent-style-name="PreformattedText" style:family="paragraph">
      <style:text-properties fo:font-size="11pt" style:font-size-asian="11pt" style:font-size-complex="11pt"/>
    </style:style>
    <style:style style:name="P6082" style:parent-style-name="PreformattedText" style:family="paragraph">
      <style:text-properties fo:font-size="11pt" style:font-size-asian="11pt" style:font-size-complex="11pt"/>
    </style:style>
    <style:style style:name="P6083" style:parent-style-name="PreformattedText" style:family="paragraph">
      <style:text-properties fo:font-size="11pt" style:font-size-asian="11pt" style:font-size-complex="11pt"/>
    </style:style>
    <style:style style:name="P6084" style:parent-style-name="PreformattedText" style:family="paragraph">
      <style:text-properties fo:font-size="11pt" style:font-size-asian="11pt" style:font-size-complex="11pt"/>
    </style:style>
    <style:style style:name="P6085" style:parent-style-name="PreformattedText" style:family="paragraph">
      <style:text-properties fo:font-size="11pt" style:font-size-asian="11pt" style:font-size-complex="11pt"/>
    </style:style>
    <style:style style:name="P6086" style:parent-style-name="PreformattedText" style:family="paragraph">
      <style:text-properties fo:font-size="11pt" style:font-size-asian="11pt" style:font-size-complex="11pt"/>
    </style:style>
    <style:style style:name="P6087" style:parent-style-name="PreformattedText" style:family="paragraph">
      <style:text-properties fo:font-size="11pt" style:font-size-asian="11pt" style:font-size-complex="11pt"/>
    </style:style>
    <style:style style:name="P6088" style:parent-style-name="PreformattedText" style:family="paragraph">
      <style:text-properties fo:font-size="11pt" style:font-size-asian="11pt" style:font-size-complex="11pt"/>
    </style:style>
    <style:style style:name="P6089" style:parent-style-name="PreformattedText" style:family="paragraph">
      <style:text-properties fo:font-size="11pt" style:font-size-asian="11pt" style:font-size-complex="11pt"/>
    </style:style>
    <style:style style:name="P6090" style:parent-style-name="PreformattedText" style:family="paragraph">
      <style:text-properties fo:font-size="11pt" style:font-size-asian="11pt" style:font-size-complex="11pt"/>
    </style:style>
    <style:style style:name="P6091" style:parent-style-name="PreformattedText" style:family="paragraph">
      <style:text-properties fo:font-size="11pt" style:font-size-asian="11pt" style:font-size-complex="11pt"/>
    </style:style>
    <style:style style:name="P6092" style:parent-style-name="PreformattedText" style:family="paragraph">
      <style:text-properties fo:font-size="11pt" style:font-size-asian="11pt" style:font-size-complex="11pt"/>
    </style:style>
    <style:style style:name="P6093" style:parent-style-name="PreformattedText" style:family="paragraph">
      <style:text-properties fo:font-size="11pt" style:font-size-asian="11pt" style:font-size-complex="11pt"/>
    </style:style>
    <style:style style:name="P6094" style:parent-style-name="PreformattedText" style:family="paragraph">
      <style:text-properties fo:font-size="11pt" style:font-size-asian="11pt" style:font-size-complex="11pt"/>
    </style:style>
    <style:style style:name="P6095" style:parent-style-name="PreformattedText" style:family="paragraph">
      <style:text-properties fo:font-size="11pt" style:font-size-asian="11pt" style:font-size-complex="11pt"/>
    </style:style>
    <style:style style:name="P6096" style:parent-style-name="PreformattedText" style:family="paragraph">
      <style:text-properties fo:font-size="11pt" style:font-size-asian="11pt" style:font-size-complex="11pt"/>
    </style:style>
    <style:style style:name="P6097" style:parent-style-name="PreformattedText" style:family="paragraph">
      <style:text-properties fo:font-size="11pt" style:font-size-asian="11pt" style:font-size-complex="11pt"/>
    </style:style>
    <style:style style:name="P6098" style:parent-style-name="PreformattedText" style:family="paragraph">
      <style:text-properties fo:font-size="11pt" style:font-size-asian="11pt" style:font-size-complex="11pt"/>
    </style:style>
    <style:style style:name="P6099" style:parent-style-name="PreformattedText" style:family="paragraph">
      <style:text-properties fo:font-size="11pt" style:font-size-asian="11pt" style:font-size-complex="11pt"/>
    </style:style>
    <style:style style:name="P6100" style:parent-style-name="PreformattedText" style:family="paragraph">
      <style:text-properties fo:font-size="11pt" style:font-size-asian="11pt" style:font-size-complex="11pt"/>
    </style:style>
    <style:style style:name="P6101" style:parent-style-name="PreformattedText" style:family="paragraph">
      <style:text-properties fo:font-size="11pt" style:font-size-asian="11pt" style:font-size-complex="11pt"/>
    </style:style>
    <style:style style:name="P6102" style:parent-style-name="PreformattedText" style:family="paragraph">
      <style:text-properties fo:font-size="11pt" style:font-size-asian="11pt" style:font-size-complex="11pt"/>
    </style:style>
    <style:style style:name="P6103" style:parent-style-name="PreformattedText" style:family="paragraph">
      <style:text-properties fo:font-size="11pt" style:font-size-asian="11pt" style:font-size-complex="11pt"/>
    </style:style>
    <style:style style:name="P6104" style:parent-style-name="PreformattedText" style:family="paragraph">
      <style:text-properties fo:font-size="11pt" style:font-size-asian="11pt" style:font-size-complex="11pt"/>
    </style:style>
    <style:style style:name="P6105" style:parent-style-name="PreformattedText" style:family="paragraph">
      <style:text-properties fo:font-size="11pt" style:font-size-asian="11pt" style:font-size-complex="11pt"/>
    </style:style>
    <style:style style:name="P6106" style:parent-style-name="PreformattedText" style:family="paragraph">
      <style:text-properties fo:font-size="11pt" style:font-size-asian="11pt" style:font-size-complex="11pt"/>
    </style:style>
    <style:style style:name="P6107" style:parent-style-name="PreformattedText" style:family="paragraph">
      <style:text-properties fo:font-size="11pt" style:font-size-asian="11pt" style:font-size-complex="11pt"/>
    </style:style>
    <style:style style:name="P6108" style:parent-style-name="PreformattedText" style:family="paragraph">
      <style:text-properties fo:font-size="11pt" style:font-size-asian="11pt" style:font-size-complex="11pt"/>
    </style:style>
    <style:style style:name="P6109" style:parent-style-name="PreformattedText" style:family="paragraph">
      <style:text-properties fo:font-size="11pt" style:font-size-asian="11pt" style:font-size-complex="11pt"/>
    </style:style>
    <style:style style:name="P6110" style:parent-style-name="PreformattedText" style:family="paragraph">
      <style:text-properties fo:font-size="11pt" style:font-size-asian="11pt" style:font-size-complex="11pt"/>
    </style:style>
    <style:style style:name="P6111" style:parent-style-name="PreformattedText" style:family="paragraph">
      <style:text-properties fo:font-size="11pt" style:font-size-asian="11pt" style:font-size-complex="11pt"/>
    </style:style>
    <style:style style:name="P6112" style:parent-style-name="PreformattedText" style:family="paragraph">
      <style:text-properties fo:font-size="11pt" style:font-size-asian="11pt" style:font-size-complex="11pt"/>
    </style:style>
    <style:style style:name="P6113" style:parent-style-name="PreformattedText" style:family="paragraph">
      <style:text-properties fo:font-size="11pt" style:font-size-asian="11pt" style:font-size-complex="11pt"/>
    </style:style>
    <style:style style:name="P6114" style:parent-style-name="PreformattedText" style:family="paragraph">
      <style:text-properties fo:font-size="11pt" style:font-size-asian="11pt" style:font-size-complex="11pt"/>
    </style:style>
    <style:style style:name="P6115" style:parent-style-name="PreformattedText" style:family="paragraph">
      <style:text-properties fo:font-size="11pt" style:font-size-asian="11pt" style:font-size-complex="11pt"/>
    </style:style>
    <style:style style:name="P6116" style:parent-style-name="PreformattedText" style:family="paragraph">
      <style:text-properties fo:font-size="11pt" style:font-size-asian="11pt" style:font-size-complex="11pt"/>
    </style:style>
    <style:style style:name="P6117" style:parent-style-name="PreformattedText" style:family="paragraph">
      <style:text-properties fo:font-size="11pt" style:font-size-asian="11pt" style:font-size-complex="11pt"/>
    </style:style>
    <style:style style:name="P6118" style:parent-style-name="PreformattedText" style:family="paragraph">
      <style:text-properties fo:font-size="11pt" style:font-size-asian="11pt" style:font-size-complex="11pt"/>
    </style:style>
    <style:style style:name="P6119" style:parent-style-name="PreformattedText" style:family="paragraph">
      <style:text-properties fo:font-size="11pt" style:font-size-asian="11pt" style:font-size-complex="11pt"/>
    </style:style>
    <style:style style:name="P6120" style:parent-style-name="PreformattedText" style:family="paragraph">
      <style:text-properties fo:font-size="11pt" style:font-size-asian="11pt" style:font-size-complex="11pt"/>
    </style:style>
    <style:style style:name="P6121" style:parent-style-name="PreformattedText" style:family="paragraph">
      <style:text-properties fo:font-size="11pt" style:font-size-asian="11pt" style:font-size-complex="11pt"/>
    </style:style>
    <style:style style:name="P6122" style:parent-style-name="PreformattedText" style:family="paragraph">
      <style:text-properties fo:font-size="11pt" style:font-size-asian="11pt" style:font-size-complex="11pt"/>
    </style:style>
    <style:style style:name="P6123" style:parent-style-name="PreformattedText" style:family="paragraph">
      <style:text-properties fo:font-size="11pt" style:font-size-asian="11pt" style:font-size-complex="11pt"/>
    </style:style>
    <style:style style:name="P6124" style:parent-style-name="PreformattedText" style:family="paragraph">
      <style:text-properties fo:font-size="11pt" style:font-size-asian="11pt" style:font-size-complex="11pt"/>
    </style:style>
    <style:style style:name="P6125" style:parent-style-name="PreformattedText" style:family="paragraph">
      <style:text-properties fo:font-size="11pt" style:font-size-asian="11pt" style:font-size-complex="11pt"/>
    </style:style>
    <style:style style:name="P6126" style:parent-style-name="PreformattedText" style:family="paragraph">
      <style:text-properties fo:font-size="11pt" style:font-size-asian="11pt" style:font-size-complex="11pt"/>
    </style:style>
    <style:style style:name="P6127" style:parent-style-name="PreformattedText" style:family="paragraph">
      <style:text-properties fo:font-size="11pt" style:font-size-asian="11pt" style:font-size-complex="11pt"/>
    </style:style>
    <style:style style:name="P6128" style:parent-style-name="PreformattedText" style:family="paragraph">
      <style:text-properties fo:font-size="11pt" style:font-size-asian="11pt" style:font-size-complex="11pt"/>
    </style:style>
    <style:style style:name="P6129" style:parent-style-name="PreformattedText" style:family="paragraph">
      <style:text-properties fo:font-size="11pt" style:font-size-asian="11pt" style:font-size-complex="11pt"/>
    </style:style>
    <style:style style:name="P6130" style:parent-style-name="PreformattedText" style:family="paragraph">
      <style:text-properties fo:font-size="11pt" style:font-size-asian="11pt" style:font-size-complex="11pt"/>
    </style:style>
    <style:style style:name="P6131" style:parent-style-name="PreformattedText" style:family="paragraph">
      <style:text-properties fo:font-size="11pt" style:font-size-asian="11pt" style:font-size-complex="11pt"/>
    </style:style>
    <style:style style:name="P6132" style:parent-style-name="PreformattedText" style:family="paragraph">
      <style:text-properties fo:font-size="11pt" style:font-size-asian="11pt" style:font-size-complex="11pt"/>
    </style:style>
    <style:style style:name="P6133" style:parent-style-name="PreformattedText" style:family="paragraph">
      <style:text-properties fo:font-size="11pt" style:font-size-asian="11pt" style:font-size-complex="11pt"/>
    </style:style>
    <style:style style:name="P6134" style:parent-style-name="PreformattedText" style:family="paragraph">
      <style:text-properties fo:font-size="11pt" style:font-size-asian="11pt" style:font-size-complex="11pt"/>
    </style:style>
    <style:style style:name="P6135" style:parent-style-name="PreformattedText" style:family="paragraph">
      <style:text-properties fo:font-size="11pt" style:font-size-asian="11pt" style:font-size-complex="11pt"/>
    </style:style>
    <style:style style:name="P6136" style:parent-style-name="PreformattedText" style:family="paragraph">
      <style:text-properties fo:font-size="11pt" style:font-size-asian="11pt" style:font-size-complex="11pt"/>
    </style:style>
    <style:style style:name="P6137" style:parent-style-name="PreformattedText" style:family="paragraph">
      <style:text-properties fo:font-size="11pt" style:font-size-asian="11pt" style:font-size-complex="11pt"/>
    </style:style>
    <style:style style:name="P6138" style:parent-style-name="PreformattedText" style:family="paragraph">
      <style:text-properties fo:font-size="11pt" style:font-size-asian="11pt" style:font-size-complex="11pt"/>
    </style:style>
    <style:style style:name="P6139" style:parent-style-name="PreformattedText" style:family="paragraph">
      <style:text-properties fo:font-size="11pt" style:font-size-asian="11pt" style:font-size-complex="11pt"/>
    </style:style>
    <style:style style:name="P6140" style:parent-style-name="PreformattedText" style:family="paragraph">
      <style:text-properties fo:font-size="11pt" style:font-size-asian="11pt" style:font-size-complex="11pt"/>
    </style:style>
    <style:style style:name="P6141" style:parent-style-name="PreformattedText" style:family="paragraph">
      <style:text-properties fo:font-size="11pt" style:font-size-asian="11pt" style:font-size-complex="11pt"/>
    </style:style>
    <style:style style:name="P6142" style:parent-style-name="PreformattedText" style:family="paragraph">
      <style:text-properties fo:font-size="11pt" style:font-size-asian="11pt" style:font-size-complex="11pt"/>
    </style:style>
    <style:style style:name="P6143" style:parent-style-name="PreformattedText" style:family="paragraph">
      <style:text-properties fo:font-size="11pt" style:font-size-asian="11pt" style:font-size-complex="11pt"/>
    </style:style>
    <style:style style:name="P6144" style:parent-style-name="PreformattedText" style:family="paragraph">
      <style:text-properties fo:font-size="11pt" style:font-size-asian="11pt" style:font-size-complex="11pt"/>
    </style:style>
    <style:style style:name="P6145" style:parent-style-name="PreformattedText" style:family="paragraph">
      <style:text-properties fo:font-size="11pt" style:font-size-asian="11pt" style:font-size-complex="11pt"/>
    </style:style>
    <style:style style:name="P6146" style:parent-style-name="PreformattedText" style:family="paragraph">
      <style:text-properties fo:font-size="11pt" style:font-size-asian="11pt" style:font-size-complex="11pt"/>
    </style:style>
    <style:style style:name="P6147" style:parent-style-name="PreformattedText" style:family="paragraph">
      <style:text-properties fo:font-size="11pt" style:font-size-asian="11pt" style:font-size-complex="11pt"/>
    </style:style>
    <style:style style:name="P6148" style:parent-style-name="PreformattedText" style:family="paragraph">
      <style:text-properties fo:font-size="11pt" style:font-size-asian="11pt" style:font-size-complex="11pt"/>
    </style:style>
    <style:style style:name="P6149" style:parent-style-name="PreformattedText" style:family="paragraph">
      <style:text-properties fo:font-size="11pt" style:font-size-asian="11pt" style:font-size-complex="11pt"/>
    </style:style>
    <style:style style:name="P6150" style:parent-style-name="PreformattedText" style:family="paragraph">
      <style:text-properties fo:font-size="11pt" style:font-size-asian="11pt" style:font-size-complex="11pt"/>
    </style:style>
    <style:style style:name="P6151" style:parent-style-name="PreformattedText" style:family="paragraph">
      <style:text-properties fo:font-size="11pt" style:font-size-asian="11pt" style:font-size-complex="11pt"/>
    </style:style>
    <style:style style:name="P6152" style:parent-style-name="PreformattedText" style:family="paragraph">
      <style:text-properties fo:font-size="11pt" style:font-size-asian="11pt" style:font-size-complex="11pt"/>
    </style:style>
    <style:style style:name="P6153" style:parent-style-name="PreformattedText" style:family="paragraph">
      <style:text-properties fo:font-size="11pt" style:font-size-asian="11pt" style:font-size-complex="11pt"/>
    </style:style>
    <style:style style:name="P6154" style:parent-style-name="PreformattedText" style:family="paragraph">
      <style:text-properties fo:font-size="11pt" style:font-size-asian="11pt" style:font-size-complex="11pt"/>
    </style:style>
    <style:style style:name="P6155" style:parent-style-name="PreformattedText" style:family="paragraph">
      <style:text-properties fo:font-size="11pt" style:font-size-asian="11pt" style:font-size-complex="11pt"/>
    </style:style>
    <style:style style:name="P6156" style:parent-style-name="PreformattedText" style:family="paragraph">
      <style:text-properties fo:font-size="11pt" style:font-size-asian="11pt" style:font-size-complex="11pt"/>
    </style:style>
    <style:style style:name="P6157" style:parent-style-name="PreformattedText" style:family="paragraph">
      <style:text-properties fo:font-size="11pt" style:font-size-asian="11pt" style:font-size-complex="11pt"/>
    </style:style>
    <style:style style:name="P6158" style:parent-style-name="PreformattedText" style:family="paragraph">
      <style:text-properties fo:font-size="11pt" style:font-size-asian="11pt" style:font-size-complex="11pt"/>
    </style:style>
    <style:style style:name="P6159" style:parent-style-name="PreformattedText" style:family="paragraph">
      <style:text-properties fo:font-size="11pt" style:font-size-asian="11pt" style:font-size-complex="11pt"/>
    </style:style>
    <style:style style:name="P6160" style:parent-style-name="PreformattedText" style:family="paragraph">
      <style:text-properties fo:font-size="11pt" style:font-size-asian="11pt" style:font-size-complex="11pt"/>
    </style:style>
    <style:style style:name="P6161" style:parent-style-name="PreformattedText" style:family="paragraph">
      <style:text-properties fo:font-size="11pt" style:font-size-asian="11pt" style:font-size-complex="11pt"/>
    </style:style>
    <style:style style:name="P6162" style:parent-style-name="PreformattedText" style:family="paragraph">
      <style:text-properties fo:font-size="11pt" style:font-size-asian="11pt" style:font-size-complex="11pt"/>
    </style:style>
    <style:style style:name="P6163" style:parent-style-name="PreformattedText" style:family="paragraph">
      <style:text-properties fo:font-size="11pt" style:font-size-asian="11pt" style:font-size-complex="11pt"/>
    </style:style>
    <style:style style:name="P6164" style:parent-style-name="PreformattedText" style:family="paragraph">
      <style:text-properties fo:font-size="11pt" style:font-size-asian="11pt" style:font-size-complex="11pt"/>
    </style:style>
    <style:style style:name="P6165" style:parent-style-name="PreformattedText" style:family="paragraph">
      <style:text-properties fo:font-size="11pt" style:font-size-asian="11pt" style:font-size-complex="11pt"/>
    </style:style>
    <style:style style:name="P6166" style:parent-style-name="PreformattedText" style:family="paragraph">
      <style:text-properties fo:font-size="11pt" style:font-size-asian="11pt" style:font-size-complex="11pt"/>
    </style:style>
    <style:style style:name="P6167" style:parent-style-name="PreformattedText" style:family="paragraph">
      <style:text-properties fo:font-size="11pt" style:font-size-asian="11pt" style:font-size-complex="11pt"/>
    </style:style>
    <style:style style:name="P6168" style:parent-style-name="PreformattedText" style:family="paragraph">
      <style:text-properties fo:font-size="11pt" style:font-size-asian="11pt" style:font-size-complex="11pt"/>
    </style:style>
    <style:style style:name="P6169" style:parent-style-name="PreformattedText" style:family="paragraph">
      <style:text-properties fo:font-size="11pt" style:font-size-asian="11pt" style:font-size-complex="11pt"/>
    </style:style>
    <style:style style:name="P6170" style:parent-style-name="PreformattedText" style:family="paragraph">
      <style:text-properties fo:font-size="11pt" style:font-size-asian="11pt" style:font-size-complex="11pt"/>
    </style:style>
    <style:style style:name="P6171" style:parent-style-name="PreformattedText" style:family="paragraph">
      <style:text-properties fo:font-size="11pt" style:font-size-asian="11pt" style:font-size-complex="11pt"/>
    </style:style>
    <style:style style:name="P6172" style:parent-style-name="PreformattedText" style:family="paragraph">
      <style:text-properties fo:font-size="11pt" style:font-size-asian="11pt" style:font-size-complex="11pt"/>
    </style:style>
    <style:style style:name="P6173" style:parent-style-name="PreformattedText" style:family="paragraph">
      <style:text-properties fo:font-size="11pt" style:font-size-asian="11pt" style:font-size-complex="11pt"/>
    </style:style>
    <style:style style:name="P6174" style:parent-style-name="PreformattedText" style:family="paragraph">
      <style:text-properties fo:font-size="11pt" style:font-size-asian="11pt" style:font-size-complex="11pt"/>
    </style:style>
    <style:style style:name="P6175" style:parent-style-name="PreformattedText" style:family="paragraph">
      <style:text-properties fo:font-size="11pt" style:font-size-asian="11pt" style:font-size-complex="11pt"/>
    </style:style>
    <style:style style:name="P6176" style:parent-style-name="PreformattedText" style:family="paragraph">
      <style:text-properties fo:font-size="11pt" style:font-size-asian="11pt" style:font-size-complex="11pt"/>
    </style:style>
    <style:style style:name="P6177" style:parent-style-name="PreformattedText" style:family="paragraph">
      <style:text-properties fo:font-size="11pt" style:font-size-asian="11pt" style:font-size-complex="11pt"/>
    </style:style>
    <style:style style:name="P6178" style:parent-style-name="PreformattedText" style:family="paragraph">
      <style:text-properties fo:font-size="11pt" style:font-size-asian="11pt" style:font-size-complex="11pt"/>
    </style:style>
    <style:style style:name="P6179" style:parent-style-name="PreformattedText" style:family="paragraph">
      <style:text-properties fo:font-size="11pt" style:font-size-asian="11pt" style:font-size-complex="11pt"/>
    </style:style>
    <style:style style:name="P6180" style:parent-style-name="PreformattedText" style:family="paragraph">
      <style:text-properties fo:font-size="11pt" style:font-size-asian="11pt" style:font-size-complex="11pt"/>
    </style:style>
    <style:style style:name="P6181" style:parent-style-name="PreformattedText" style:family="paragraph">
      <style:text-properties fo:font-size="11pt" style:font-size-asian="11pt" style:font-size-complex="11pt"/>
    </style:style>
    <style:style style:name="P6182" style:parent-style-name="PreformattedText" style:family="paragraph">
      <style:text-properties fo:font-size="11pt" style:font-size-asian="11pt" style:font-size-complex="11pt"/>
    </style:style>
    <style:style style:name="P6183" style:parent-style-name="PreformattedText" style:family="paragraph">
      <style:text-properties fo:font-size="11pt" style:font-size-asian="11pt" style:font-size-complex="11pt"/>
    </style:style>
    <style:style style:name="P6184" style:parent-style-name="PreformattedText" style:family="paragraph">
      <style:text-properties fo:font-size="11pt" style:font-size-asian="11pt" style:font-size-complex="11pt"/>
    </style:style>
    <style:style style:name="P6185" style:parent-style-name="PreformattedText" style:family="paragraph">
      <style:text-properties fo:font-size="11pt" style:font-size-asian="11pt" style:font-size-complex="11pt"/>
    </style:style>
    <style:style style:name="P6186" style:parent-style-name="PreformattedText" style:family="paragraph">
      <style:text-properties fo:font-size="11pt" style:font-size-asian="11pt" style:font-size-complex="11pt"/>
    </style:style>
    <style:style style:name="P6187" style:parent-style-name="PreformattedText" style:family="paragraph">
      <style:text-properties fo:font-size="11pt" style:font-size-asian="11pt" style:font-size-complex="11pt"/>
    </style:style>
    <style:style style:name="P6188" style:parent-style-name="PreformattedText" style:family="paragraph">
      <style:text-properties fo:font-size="11pt" style:font-size-asian="11pt" style:font-size-complex="11pt"/>
    </style:style>
    <style:style style:name="P6189" style:parent-style-name="PreformattedText" style:family="paragraph">
      <style:text-properties fo:font-size="11pt" style:font-size-asian="11pt" style:font-size-complex="11pt"/>
    </style:style>
    <style:style style:name="P6190" style:parent-style-name="PreformattedText" style:family="paragraph">
      <style:text-properties fo:font-size="11pt" style:font-size-asian="11pt" style:font-size-complex="11pt"/>
    </style:style>
    <style:style style:name="P6191" style:parent-style-name="PreformattedText" style:family="paragraph">
      <style:text-properties fo:font-size="11pt" style:font-size-asian="11pt" style:font-size-complex="11pt"/>
    </style:style>
    <style:style style:name="P6192" style:parent-style-name="PreformattedText" style:family="paragraph">
      <style:text-properties fo:font-size="11pt" style:font-size-asian="11pt" style:font-size-complex="11pt"/>
    </style:style>
    <style:style style:name="P6193" style:parent-style-name="PreformattedText" style:family="paragraph">
      <style:text-properties fo:font-size="11pt" style:font-size-asian="11pt" style:font-size-complex="11pt"/>
    </style:style>
    <style:style style:name="P6194" style:parent-style-name="PreformattedText" style:family="paragraph">
      <style:text-properties fo:font-size="11pt" style:font-size-asian="11pt" style:font-size-complex="11pt"/>
    </style:style>
    <style:style style:name="P6195" style:parent-style-name="PreformattedText" style:family="paragraph">
      <style:text-properties fo:font-size="11pt" style:font-size-asian="11pt" style:font-size-complex="11pt"/>
    </style:style>
    <style:style style:name="P6196" style:parent-style-name="PreformattedText" style:family="paragraph">
      <style:text-properties fo:font-size="11pt" style:font-size-asian="11pt" style:font-size-complex="11pt"/>
    </style:style>
    <style:style style:name="P6197" style:parent-style-name="PreformattedText" style:family="paragraph">
      <style:text-properties fo:font-size="11pt" style:font-size-asian="11pt" style:font-size-complex="11pt"/>
    </style:style>
    <style:style style:name="P6198" style:parent-style-name="PreformattedText" style:family="paragraph">
      <style:text-properties fo:font-size="11pt" style:font-size-asian="11pt" style:font-size-complex="11pt"/>
    </style:style>
    <style:style style:name="P6199" style:parent-style-name="PreformattedText" style:family="paragraph">
      <style:text-properties fo:font-size="11pt" style:font-size-asian="11pt" style:font-size-complex="11pt"/>
    </style:style>
    <style:style style:name="P6200" style:parent-style-name="PreformattedText" style:family="paragraph">
      <style:text-properties fo:font-size="11pt" style:font-size-asian="11pt" style:font-size-complex="11pt"/>
    </style:style>
    <style:style style:name="P6201" style:parent-style-name="PreformattedText" style:family="paragraph">
      <style:text-properties fo:font-size="11pt" style:font-size-asian="11pt" style:font-size-complex="11pt"/>
    </style:style>
    <style:style style:name="P6202" style:parent-style-name="PreformattedText" style:family="paragraph">
      <style:text-properties fo:font-size="11pt" style:font-size-asian="11pt" style:font-size-complex="11pt"/>
    </style:style>
    <style:style style:name="P6203" style:parent-style-name="PreformattedText" style:family="paragraph">
      <style:text-properties fo:font-size="11pt" style:font-size-asian="11pt" style:font-size-complex="11pt"/>
    </style:style>
    <style:style style:name="P6204" style:parent-style-name="PreformattedText" style:family="paragraph">
      <style:text-properties fo:font-size="11pt" style:font-size-asian="11pt" style:font-size-complex="11pt"/>
    </style:style>
    <style:style style:name="P6205" style:parent-style-name="PreformattedText" style:family="paragraph">
      <style:text-properties fo:font-size="11pt" style:font-size-asian="11pt" style:font-size-complex="11pt"/>
    </style:style>
    <style:style style:name="P6206" style:parent-style-name="PreformattedText" style:family="paragraph">
      <style:text-properties fo:font-size="11pt" style:font-size-asian="11pt" style:font-size-complex="11pt"/>
    </style:style>
    <style:style style:name="P6207" style:parent-style-name="PreformattedText" style:family="paragraph">
      <style:text-properties fo:font-size="11pt" style:font-size-asian="11pt" style:font-size-complex="11pt"/>
    </style:style>
    <style:style style:name="P6208" style:parent-style-name="PreformattedText" style:family="paragraph">
      <style:text-properties fo:font-size="11pt" style:font-size-asian="11pt" style:font-size-complex="11pt"/>
    </style:style>
    <style:style style:name="P6209" style:parent-style-name="PreformattedText" style:family="paragraph">
      <style:text-properties fo:font-size="11pt" style:font-size-asian="11pt" style:font-size-complex="11pt"/>
    </style:style>
    <style:style style:name="P6210" style:parent-style-name="PreformattedText" style:family="paragraph">
      <style:text-properties fo:font-size="11pt" style:font-size-asian="11pt" style:font-size-complex="11pt"/>
    </style:style>
    <style:style style:name="P6211" style:parent-style-name="PreformattedText" style:family="paragraph">
      <style:text-properties fo:font-size="11pt" style:font-size-asian="11pt" style:font-size-complex="11pt"/>
    </style:style>
    <style:style style:name="P6212" style:parent-style-name="PreformattedText" style:family="paragraph">
      <style:text-properties fo:font-size="11pt" style:font-size-asian="11pt" style:font-size-complex="11pt"/>
    </style:style>
    <style:style style:name="P6213" style:parent-style-name="PreformattedText" style:family="paragraph">
      <style:text-properties fo:font-size="11pt" style:font-size-asian="11pt" style:font-size-complex="11pt"/>
    </style:style>
    <style:style style:name="P6214" style:parent-style-name="PreformattedText" style:family="paragraph">
      <style:text-properties fo:font-size="11pt" style:font-size-asian="11pt" style:font-size-complex="11pt"/>
    </style:style>
    <style:style style:name="P6215" style:parent-style-name="PreformattedText" style:family="paragraph">
      <style:text-properties fo:font-size="11pt" style:font-size-asian="11pt" style:font-size-complex="11pt"/>
    </style:style>
    <style:style style:name="P6216" style:parent-style-name="PreformattedText" style:family="paragraph">
      <style:text-properties fo:font-size="11pt" style:font-size-asian="11pt" style:font-size-complex="11pt"/>
    </style:style>
    <style:style style:name="P6217" style:parent-style-name="PreformattedText" style:family="paragraph">
      <style:text-properties fo:font-size="11pt" style:font-size-asian="11pt" style:font-size-complex="11pt"/>
    </style:style>
    <style:style style:name="P6218" style:parent-style-name="PreformattedText" style:family="paragraph">
      <style:text-properties fo:font-size="11pt" style:font-size-asian="11pt" style:font-size-complex="11pt"/>
    </style:style>
    <style:style style:name="P6219" style:parent-style-name="PreformattedText" style:family="paragraph">
      <style:text-properties fo:font-size="11pt" style:font-size-asian="11pt" style:font-size-complex="11pt"/>
    </style:style>
    <style:style style:name="P6220" style:parent-style-name="PreformattedText" style:family="paragraph">
      <style:text-properties fo:font-size="11pt" style:font-size-asian="11pt" style:font-size-complex="11pt"/>
    </style:style>
    <style:style style:name="P6221" style:parent-style-name="PreformattedText" style:family="paragraph">
      <style:text-properties fo:font-size="11pt" style:font-size-asian="11pt" style:font-size-complex="11pt"/>
    </style:style>
    <style:style style:name="P6222" style:parent-style-name="PreformattedText" style:family="paragraph">
      <style:text-properties fo:font-size="11pt" style:font-size-asian="11pt" style:font-size-complex="11pt"/>
    </style:style>
    <style:style style:name="P6223" style:parent-style-name="PreformattedText" style:family="paragraph">
      <style:text-properties fo:font-size="11pt" style:font-size-asian="11pt" style:font-size-complex="11pt"/>
    </style:style>
    <style:style style:name="P6224" style:parent-style-name="PreformattedText" style:family="paragraph">
      <style:text-properties fo:font-size="11pt" style:font-size-asian="11pt" style:font-size-complex="11pt"/>
    </style:style>
    <style:style style:name="P6225" style:parent-style-name="PreformattedText" style:family="paragraph">
      <style:text-properties fo:font-size="11pt" style:font-size-asian="11pt" style:font-size-complex="11pt"/>
    </style:style>
    <style:style style:name="P6226" style:parent-style-name="PreformattedText" style:family="paragraph">
      <style:text-properties fo:font-size="11pt" style:font-size-asian="11pt" style:font-size-complex="11pt"/>
    </style:style>
    <style:style style:name="P6227" style:parent-style-name="PreformattedText" style:family="paragraph">
      <style:text-properties fo:font-size="11pt" style:font-size-asian="11pt" style:font-size-complex="11pt"/>
    </style:style>
    <style:style style:name="P6228" style:parent-style-name="PreformattedText" style:family="paragraph">
      <style:text-properties fo:font-size="11pt" style:font-size-asian="11pt" style:font-size-complex="11pt"/>
    </style:style>
    <style:style style:name="P6229" style:parent-style-name="PreformattedText" style:family="paragraph">
      <style:text-properties fo:font-size="11pt" style:font-size-asian="11pt" style:font-size-complex="11pt"/>
    </style:style>
    <style:style style:name="P6230" style:parent-style-name="PreformattedText" style:family="paragraph">
      <style:text-properties fo:font-size="11pt" style:font-size-asian="11pt" style:font-size-complex="11pt"/>
    </style:style>
    <style:style style:name="P6231" style:parent-style-name="PreformattedText" style:family="paragraph">
      <style:text-properties fo:font-size="11pt" style:font-size-asian="11pt" style:font-size-complex="11pt"/>
    </style:style>
    <style:style style:name="P6232" style:parent-style-name="PreformattedText" style:family="paragraph">
      <style:text-properties fo:font-size="11pt" style:font-size-asian="11pt" style:font-size-complex="11pt"/>
    </style:style>
    <style:style style:name="P6233" style:parent-style-name="PreformattedText" style:family="paragraph">
      <style:text-properties fo:font-size="11pt" style:font-size-asian="11pt" style:font-size-complex="11pt"/>
    </style:style>
    <style:style style:name="P6234" style:parent-style-name="PreformattedText" style:family="paragraph">
      <style:text-properties fo:font-size="11pt" style:font-size-asian="11pt" style:font-size-complex="11pt"/>
    </style:style>
    <style:style style:name="P6235" style:parent-style-name="PreformattedText" style:family="paragraph">
      <style:text-properties fo:font-size="11pt" style:font-size-asian="11pt" style:font-size-complex="11pt"/>
    </style:style>
    <style:style style:name="P6236" style:parent-style-name="PreformattedText" style:family="paragraph">
      <style:text-properties fo:font-size="11pt" style:font-size-asian="11pt" style:font-size-complex="11pt"/>
    </style:style>
    <style:style style:name="P6237" style:parent-style-name="PreformattedText" style:family="paragraph">
      <style:text-properties fo:font-size="11pt" style:font-size-asian="11pt" style:font-size-complex="11pt"/>
    </style:style>
    <style:style style:name="P6238" style:parent-style-name="PreformattedText" style:family="paragraph">
      <style:text-properties fo:font-size="11pt" style:font-size-asian="11pt" style:font-size-complex="11pt"/>
    </style:style>
    <style:style style:name="P6239" style:parent-style-name="PreformattedText" style:family="paragraph">
      <style:text-properties fo:font-size="11pt" style:font-size-asian="11pt" style:font-size-complex="11pt"/>
    </style:style>
    <style:style style:name="P6240" style:parent-style-name="PreformattedText" style:family="paragraph">
      <style:text-properties fo:font-size="11pt" style:font-size-asian="11pt" style:font-size-complex="11pt"/>
    </style:style>
    <style:style style:name="P6241" style:parent-style-name="PreformattedText" style:family="paragraph">
      <style:text-properties fo:font-size="11pt" style:font-size-asian="11pt" style:font-size-complex="11pt"/>
    </style:style>
    <style:style style:name="P6242" style:parent-style-name="PreformattedText" style:family="paragraph">
      <style:text-properties fo:font-size="11pt" style:font-size-asian="11pt" style:font-size-complex="11pt"/>
    </style:style>
    <style:style style:name="P6243" style:parent-style-name="PreformattedText" style:family="paragraph">
      <style:text-properties fo:font-size="11pt" style:font-size-asian="11pt" style:font-size-complex="11pt"/>
    </style:style>
    <style:style style:name="P6244" style:parent-style-name="PreformattedText" style:family="paragraph">
      <style:text-properties fo:font-size="11pt" style:font-size-asian="11pt" style:font-size-complex="11pt"/>
    </style:style>
    <style:style style:name="P6245" style:parent-style-name="PreformattedText" style:family="paragraph">
      <style:text-properties fo:font-size="11pt" style:font-size-asian="11pt" style:font-size-complex="11pt"/>
    </style:style>
    <style:style style:name="P6246" style:parent-style-name="PreformattedText" style:family="paragraph">
      <style:text-properties fo:font-size="11pt" style:font-size-asian="11pt" style:font-size-complex="11pt"/>
    </style:style>
    <style:style style:name="P6247" style:parent-style-name="PreformattedText" style:family="paragraph">
      <style:text-properties fo:font-size="11pt" style:font-size-asian="11pt" style:font-size-complex="11pt"/>
    </style:style>
    <style:style style:name="P6248" style:parent-style-name="PreformattedText" style:family="paragraph">
      <style:text-properties fo:font-size="11pt" style:font-size-asian="11pt" style:font-size-complex="11pt"/>
    </style:style>
    <style:style style:name="P6249" style:parent-style-name="PreformattedText" style:family="paragraph">
      <style:text-properties fo:font-size="11pt" style:font-size-asian="11pt" style:font-size-complex="11pt"/>
    </style:style>
    <style:style style:name="P6250" style:parent-style-name="PreformattedText" style:family="paragraph">
      <style:text-properties fo:font-size="11pt" style:font-size-asian="11pt" style:font-size-complex="11pt"/>
    </style:style>
    <style:style style:name="P6251" style:parent-style-name="PreformattedText" style:family="paragraph">
      <style:text-properties fo:font-size="11pt" style:font-size-asian="11pt" style:font-size-complex="11pt"/>
    </style:style>
    <style:style style:name="P6252" style:parent-style-name="PreformattedText" style:family="paragraph">
      <style:text-properties fo:font-size="11pt" style:font-size-asian="11pt" style:font-size-complex="11pt"/>
    </style:style>
    <style:style style:name="P6253" style:parent-style-name="PreformattedText" style:family="paragraph">
      <style:text-properties fo:font-size="11pt" style:font-size-asian="11pt" style:font-size-complex="11pt"/>
    </style:style>
    <style:style style:name="P6254" style:parent-style-name="PreformattedText" style:family="paragraph">
      <style:text-properties fo:font-size="11pt" style:font-size-asian="11pt" style:font-size-complex="11pt"/>
    </style:style>
    <style:style style:name="P6255" style:parent-style-name="PreformattedText" style:family="paragraph">
      <style:text-properties fo:font-size="11pt" style:font-size-asian="11pt" style:font-size-complex="11pt"/>
    </style:style>
    <style:style style:name="P6256" style:parent-style-name="PreformattedText" style:family="paragraph">
      <style:text-properties fo:font-size="11pt" style:font-size-asian="11pt" style:font-size-complex="11pt"/>
    </style:style>
    <style:style style:name="P6257" style:parent-style-name="PreformattedText" style:family="paragraph">
      <style:text-properties fo:font-size="11pt" style:font-size-asian="11pt" style:font-size-complex="11pt"/>
    </style:style>
    <style:style style:name="P6258" style:parent-style-name="PreformattedText" style:family="paragraph">
      <style:text-properties fo:font-size="11pt" style:font-size-asian="11pt" style:font-size-complex="11pt"/>
    </style:style>
    <style:style style:name="P6259" style:parent-style-name="PreformattedText" style:family="paragraph">
      <style:text-properties fo:font-size="11pt" style:font-size-asian="11pt" style:font-size-complex="11pt"/>
    </style:style>
    <style:style style:name="P6260" style:parent-style-name="PreformattedText" style:family="paragraph">
      <style:text-properties fo:font-size="11pt" style:font-size-asian="11pt" style:font-size-complex="11pt"/>
    </style:style>
    <style:style style:name="P6261" style:parent-style-name="PreformattedText" style:family="paragraph">
      <style:text-properties fo:font-size="11pt" style:font-size-asian="11pt" style:font-size-complex="11pt"/>
    </style:style>
    <style:style style:name="P6262" style:parent-style-name="PreformattedText" style:family="paragraph">
      <style:text-properties fo:font-size="11pt" style:font-size-asian="11pt" style:font-size-complex="11pt"/>
    </style:style>
    <style:style style:name="P6263" style:parent-style-name="PreformattedText" style:family="paragraph">
      <style:text-properties fo:font-size="11pt" style:font-size-asian="11pt" style:font-size-complex="11pt"/>
    </style:style>
    <style:style style:name="P6264" style:parent-style-name="PreformattedText" style:family="paragraph">
      <style:text-properties fo:font-size="11pt" style:font-size-asian="11pt" style:font-size-complex="11pt"/>
    </style:style>
    <style:style style:name="P6265" style:parent-style-name="PreformattedText" style:family="paragraph">
      <style:text-properties fo:font-size="11pt" style:font-size-asian="11pt" style:font-size-complex="11pt"/>
    </style:style>
    <style:style style:name="P6266" style:parent-style-name="PreformattedText" style:family="paragraph">
      <style:text-properties fo:font-size="11pt" style:font-size-asian="11pt" style:font-size-complex="11pt"/>
    </style:style>
    <style:style style:name="P6267" style:parent-style-name="PreformattedText" style:family="paragraph">
      <style:text-properties fo:font-size="11pt" style:font-size-asian="11pt" style:font-size-complex="11pt"/>
    </style:style>
    <style:style style:name="P6268" style:parent-style-name="PreformattedText" style:family="paragraph">
      <style:text-properties fo:font-size="11pt" style:font-size-asian="11pt" style:font-size-complex="11pt"/>
    </style:style>
    <style:style style:name="P6269" style:parent-style-name="PreformattedText" style:family="paragraph">
      <style:text-properties fo:font-size="11pt" style:font-size-asian="11pt" style:font-size-complex="11pt"/>
    </style:style>
    <style:style style:name="P6270" style:parent-style-name="PreformattedText" style:family="paragraph">
      <style:text-properties fo:font-size="11pt" style:font-size-asian="11pt" style:font-size-complex="11pt"/>
    </style:style>
    <style:style style:name="P6271" style:parent-style-name="PreformattedText" style:family="paragraph">
      <style:text-properties fo:font-size="11pt" style:font-size-asian="11pt" style:font-size-complex="11pt"/>
    </style:style>
    <style:style style:name="P6272" style:parent-style-name="PreformattedText" style:family="paragraph">
      <style:text-properties fo:font-size="11pt" style:font-size-asian="11pt" style:font-size-complex="11pt"/>
    </style:style>
    <style:style style:name="P6273" style:parent-style-name="PreformattedText" style:family="paragraph">
      <style:text-properties fo:font-size="11pt" style:font-size-asian="11pt" style:font-size-complex="11pt"/>
    </style:style>
    <style:style style:name="P6274" style:parent-style-name="PreformattedText" style:family="paragraph">
      <style:text-properties fo:font-size="11pt" style:font-size-asian="11pt" style:font-size-complex="11pt"/>
    </style:style>
    <style:style style:name="P6275" style:parent-style-name="PreformattedText" style:family="paragraph">
      <style:text-properties fo:font-size="11pt" style:font-size-asian="11pt" style:font-size-complex="11pt"/>
    </style:style>
    <style:style style:name="P6276" style:parent-style-name="PreformattedText" style:family="paragraph">
      <style:text-properties fo:font-size="11pt" style:font-size-asian="11pt" style:font-size-complex="11pt"/>
    </style:style>
    <style:style style:name="P6277" style:parent-style-name="PreformattedText" style:family="paragraph">
      <style:text-properties fo:font-size="11pt" style:font-size-asian="11pt" style:font-size-complex="11pt"/>
    </style:style>
    <style:style style:name="P6278" style:parent-style-name="PreformattedText" style:family="paragraph">
      <style:text-properties fo:font-size="11pt" style:font-size-asian="11pt" style:font-size-complex="11pt"/>
    </style:style>
    <style:style style:name="P6279" style:parent-style-name="PreformattedText" style:family="paragraph">
      <style:text-properties fo:font-size="11pt" style:font-size-asian="11pt" style:font-size-complex="11pt"/>
    </style:style>
    <style:style style:name="P6280" style:parent-style-name="PreformattedText" style:family="paragraph">
      <style:text-properties fo:font-size="11pt" style:font-size-asian="11pt" style:font-size-complex="11pt"/>
    </style:style>
    <style:style style:name="P6281" style:parent-style-name="PreformattedText" style:family="paragraph">
      <style:text-properties fo:font-size="11pt" style:font-size-asian="11pt" style:font-size-complex="11pt"/>
    </style:style>
    <style:style style:name="P6282" style:parent-style-name="PreformattedText" style:family="paragraph">
      <style:text-properties fo:font-size="11pt" style:font-size-asian="11pt" style:font-size-complex="11pt"/>
    </style:style>
    <style:style style:name="P6283" style:parent-style-name="PreformattedText" style:family="paragraph">
      <style:text-properties fo:font-size="11pt" style:font-size-asian="11pt" style:font-size-complex="11pt"/>
    </style:style>
    <style:style style:name="P6284" style:parent-style-name="PreformattedText" style:family="paragraph">
      <style:text-properties fo:font-size="11pt" style:font-size-asian="11pt" style:font-size-complex="11pt"/>
    </style:style>
    <style:style style:name="P6285" style:parent-style-name="PreformattedText" style:family="paragraph">
      <style:text-properties fo:font-size="11pt" style:font-size-asian="11pt" style:font-size-complex="11pt"/>
    </style:style>
    <style:style style:name="P6286" style:parent-style-name="PreformattedText" style:family="paragraph">
      <style:text-properties fo:font-size="11pt" style:font-size-asian="11pt" style:font-size-complex="11pt"/>
    </style:style>
    <style:style style:name="P6287" style:parent-style-name="PreformattedText" style:family="paragraph">
      <style:text-properties fo:font-size="11pt" style:font-size-asian="11pt" style:font-size-complex="11pt"/>
    </style:style>
    <style:style style:name="P6288" style:parent-style-name="PreformattedText" style:family="paragraph">
      <style:text-properties fo:font-size="11pt" style:font-size-asian="11pt" style:font-size-complex="11pt"/>
    </style:style>
    <style:style style:name="P6289" style:parent-style-name="PreformattedText" style:family="paragraph">
      <style:text-properties fo:font-size="11pt" style:font-size-asian="11pt" style:font-size-complex="11pt"/>
    </style:style>
    <style:style style:name="P6290" style:parent-style-name="PreformattedText" style:family="paragraph">
      <style:text-properties fo:font-size="11pt" style:font-size-asian="11pt" style:font-size-complex="11pt"/>
    </style:style>
    <style:style style:name="P6291" style:parent-style-name="PreformattedText" style:family="paragraph">
      <style:text-properties fo:font-size="11pt" style:font-size-asian="11pt" style:font-size-complex="11pt"/>
    </style:style>
    <style:style style:name="P6292" style:parent-style-name="PreformattedText" style:family="paragraph">
      <style:text-properties fo:font-size="11pt" style:font-size-asian="11pt" style:font-size-complex="11pt"/>
    </style:style>
    <style:style style:name="P6293" style:parent-style-name="PreformattedText" style:family="paragraph">
      <style:text-properties fo:font-size="11pt" style:font-size-asian="11pt" style:font-size-complex="11pt"/>
    </style:style>
    <style:style style:name="P6294" style:parent-style-name="PreformattedText" style:family="paragraph">
      <style:text-properties fo:font-size="11pt" style:font-size-asian="11pt" style:font-size-complex="11pt"/>
    </style:style>
    <style:style style:name="P6295" style:parent-style-name="PreformattedText" style:family="paragraph">
      <style:text-properties fo:font-size="11pt" style:font-size-asian="11pt" style:font-size-complex="11pt"/>
    </style:style>
    <style:style style:name="P6296" style:parent-style-name="PreformattedText" style:family="paragraph">
      <style:text-properties fo:font-size="11pt" style:font-size-asian="11pt" style:font-size-complex="11pt"/>
    </style:style>
    <style:style style:name="P6297" style:parent-style-name="PreformattedText" style:family="paragraph">
      <style:text-properties fo:font-size="11pt" style:font-size-asian="11pt" style:font-size-complex="11pt"/>
    </style:style>
    <style:style style:name="P6298" style:parent-style-name="PreformattedText" style:family="paragraph">
      <style:text-properties fo:font-size="11pt" style:font-size-asian="11pt" style:font-size-complex="11pt"/>
    </style:style>
    <style:style style:name="P6299" style:parent-style-name="PreformattedText" style:family="paragraph">
      <style:text-properties fo:font-size="11pt" style:font-size-asian="11pt" style:font-size-complex="11pt"/>
    </style:style>
    <style:style style:name="P6300" style:parent-style-name="PreformattedText" style:family="paragraph">
      <style:text-properties fo:font-size="11pt" style:font-size-asian="11pt" style:font-size-complex="11pt"/>
    </style:style>
    <style:style style:name="P6301" style:parent-style-name="PreformattedText" style:family="paragraph">
      <style:text-properties fo:font-size="11pt" style:font-size-asian="11pt" style:font-size-complex="11pt"/>
    </style:style>
    <style:style style:name="P6302" style:parent-style-name="PreformattedText" style:family="paragraph">
      <style:text-properties fo:font-size="11pt" style:font-size-asian="11pt" style:font-size-complex="11pt"/>
    </style:style>
    <style:style style:name="P6303" style:parent-style-name="PreformattedText" style:family="paragraph">
      <style:text-properties fo:font-size="11pt" style:font-size-asian="11pt" style:font-size-complex="11pt"/>
    </style:style>
    <style:style style:name="P6304" style:parent-style-name="PreformattedText" style:family="paragraph">
      <style:text-properties fo:font-size="11pt" style:font-size-asian="11pt" style:font-size-complex="11pt"/>
    </style:style>
    <style:style style:name="P6305" style:parent-style-name="PreformattedText" style:family="paragraph">
      <style:text-properties fo:font-size="11pt" style:font-size-asian="11pt" style:font-size-complex="11pt"/>
    </style:style>
    <style:style style:name="P6306" style:parent-style-name="PreformattedText" style:family="paragraph">
      <style:text-properties fo:font-size="11pt" style:font-size-asian="11pt" style:font-size-complex="11pt"/>
    </style:style>
    <style:style style:name="P6307" style:parent-style-name="PreformattedText" style:family="paragraph">
      <style:text-properties fo:font-size="11pt" style:font-size-asian="11pt" style:font-size-complex="11pt"/>
    </style:style>
    <style:style style:name="P6308" style:parent-style-name="PreformattedText" style:family="paragraph">
      <style:text-properties fo:font-size="11pt" style:font-size-asian="11pt" style:font-size-complex="11pt"/>
    </style:style>
    <style:style style:name="P6309" style:parent-style-name="PreformattedText" style:family="paragraph">
      <style:text-properties fo:font-size="11pt" style:font-size-asian="11pt" style:font-size-complex="11pt"/>
    </style:style>
    <style:style style:name="P6310" style:parent-style-name="PreformattedText" style:family="paragraph">
      <style:text-properties fo:font-size="11pt" style:font-size-asian="11pt" style:font-size-complex="11pt"/>
    </style:style>
    <style:style style:name="P6311" style:parent-style-name="PreformattedText" style:family="paragraph">
      <style:text-properties fo:font-size="11pt" style:font-size-asian="11pt" style:font-size-complex="11pt"/>
    </style:style>
    <style:style style:name="P6312" style:parent-style-name="PreformattedText" style:family="paragraph">
      <style:text-properties fo:font-size="11pt" style:font-size-asian="11pt" style:font-size-complex="11pt"/>
    </style:style>
    <style:style style:name="P6313" style:parent-style-name="PreformattedText" style:family="paragraph">
      <style:text-properties fo:font-size="11pt" style:font-size-asian="11pt" style:font-size-complex="11pt"/>
    </style:style>
    <style:style style:name="P6314" style:parent-style-name="PreformattedText" style:family="paragraph">
      <style:text-properties fo:font-size="11pt" style:font-size-asian="11pt" style:font-size-complex="11pt"/>
    </style:style>
    <style:style style:name="P6315" style:parent-style-name="PreformattedText" style:family="paragraph">
      <style:text-properties fo:font-size="11pt" style:font-size-asian="11pt" style:font-size-complex="11pt"/>
    </style:style>
    <style:style style:name="P6316" style:parent-style-name="PreformattedText" style:family="paragraph">
      <style:text-properties fo:font-size="11pt" style:font-size-asian="11pt" style:font-size-complex="11pt"/>
    </style:style>
    <style:style style:name="P6317" style:parent-style-name="PreformattedText" style:family="paragraph">
      <style:text-properties fo:font-size="11pt" style:font-size-asian="11pt" style:font-size-complex="11pt"/>
    </style:style>
    <style:style style:name="P6318" style:parent-style-name="PreformattedText" style:family="paragraph">
      <style:text-properties fo:font-size="11pt" style:font-size-asian="11pt" style:font-size-complex="11pt"/>
    </style:style>
    <style:style style:name="P6319" style:parent-style-name="PreformattedText" style:family="paragraph">
      <style:text-properties fo:font-size="11pt" style:font-size-asian="11pt" style:font-size-complex="11pt"/>
    </style:style>
    <style:style style:name="P6320" style:parent-style-name="PreformattedText" style:family="paragraph">
      <style:text-properties fo:font-size="11pt" style:font-size-asian="11pt" style:font-size-complex="11pt"/>
    </style:style>
    <style:style style:name="P6321" style:parent-style-name="PreformattedText" style:family="paragraph">
      <style:text-properties fo:font-size="11pt" style:font-size-asian="11pt" style:font-size-complex="11pt"/>
    </style:style>
    <style:style style:name="P6322" style:parent-style-name="PreformattedText" style:family="paragraph">
      <style:text-properties fo:font-size="11pt" style:font-size-asian="11pt" style:font-size-complex="11pt"/>
    </style:style>
    <style:style style:name="P6323" style:parent-style-name="PreformattedText" style:family="paragraph">
      <style:text-properties fo:font-size="11pt" style:font-size-asian="11pt" style:font-size-complex="11pt"/>
    </style:style>
    <style:style style:name="P6324" style:parent-style-name="PreformattedText" style:family="paragraph">
      <style:text-properties fo:font-size="11pt" style:font-size-asian="11pt" style:font-size-complex="11pt"/>
    </style:style>
    <style:style style:name="P6325" style:parent-style-name="PreformattedText" style:family="paragraph">
      <style:text-properties fo:font-size="11pt" style:font-size-asian="11pt" style:font-size-complex="11pt"/>
    </style:style>
    <style:style style:name="P6326" style:parent-style-name="PreformattedText" style:family="paragraph">
      <style:text-properties fo:font-size="11pt" style:font-size-asian="11pt" style:font-size-complex="11pt"/>
    </style:style>
    <style:style style:name="P6327" style:parent-style-name="PreformattedText" style:family="paragraph">
      <style:text-properties fo:font-size="11pt" style:font-size-asian="11pt" style:font-size-complex="11pt"/>
    </style:style>
    <style:style style:name="P6328" style:parent-style-name="PreformattedText" style:family="paragraph">
      <style:text-properties fo:font-size="11pt" style:font-size-asian="11pt" style:font-size-complex="11pt"/>
    </style:style>
    <style:style style:name="P6329" style:parent-style-name="PreformattedText" style:family="paragraph">
      <style:text-properties fo:font-size="11pt" style:font-size-asian="11pt" style:font-size-complex="11pt"/>
    </style:style>
    <style:style style:name="P6330" style:parent-style-name="PreformattedText" style:family="paragraph">
      <style:text-properties fo:font-size="11pt" style:font-size-asian="11pt" style:font-size-complex="11pt"/>
    </style:style>
    <style:style style:name="P6331" style:parent-style-name="PreformattedText" style:family="paragraph">
      <style:text-properties fo:font-size="11pt" style:font-size-asian="11pt" style:font-size-complex="11pt"/>
    </style:style>
    <style:style style:name="P6332" style:parent-style-name="PreformattedText" style:family="paragraph">
      <style:text-properties fo:font-size="11pt" style:font-size-asian="11pt" style:font-size-complex="11pt"/>
    </style:style>
    <style:style style:name="P6333" style:parent-style-name="PreformattedText" style:family="paragraph">
      <style:text-properties fo:font-size="11pt" style:font-size-asian="11pt" style:font-size-complex="11pt"/>
    </style:style>
    <style:style style:name="P6334" style:parent-style-name="PreformattedText" style:family="paragraph">
      <style:text-properties fo:font-size="11pt" style:font-size-asian="11pt" style:font-size-complex="11pt"/>
    </style:style>
    <style:style style:name="P6335" style:parent-style-name="PreformattedText" style:family="paragraph">
      <style:text-properties fo:font-size="11pt" style:font-size-asian="11pt" style:font-size-complex="11pt"/>
    </style:style>
    <style:style style:name="P6336" style:parent-style-name="PreformattedText" style:family="paragraph">
      <style:text-properties fo:font-size="11pt" style:font-size-asian="11pt" style:font-size-complex="11pt"/>
    </style:style>
    <style:style style:name="P6337" style:parent-style-name="PreformattedText" style:family="paragraph">
      <style:text-properties fo:font-size="11pt" style:font-size-asian="11pt" style:font-size-complex="11pt"/>
    </style:style>
    <style:style style:name="P6338" style:parent-style-name="PreformattedText" style:family="paragraph">
      <style:text-properties fo:font-size="11pt" style:font-size-asian="11pt" style:font-size-complex="11pt"/>
    </style:style>
    <style:style style:name="P6339" style:parent-style-name="PreformattedText" style:family="paragraph">
      <style:text-properties fo:font-size="11pt" style:font-size-asian="11pt" style:font-size-complex="11pt"/>
    </style:style>
    <style:style style:name="P6340" style:parent-style-name="PreformattedText" style:family="paragraph">
      <style:text-properties fo:font-size="11pt" style:font-size-asian="11pt" style:font-size-complex="11pt"/>
    </style:style>
    <style:style style:name="P6341" style:parent-style-name="PreformattedText" style:family="paragraph">
      <style:text-properties fo:font-size="11pt" style:font-size-asian="11pt" style:font-size-complex="11pt"/>
    </style:style>
    <style:style style:name="P6342" style:parent-style-name="PreformattedText" style:family="paragraph">
      <style:text-properties fo:font-size="11pt" style:font-size-asian="11pt" style:font-size-complex="11pt"/>
    </style:style>
    <style:style style:name="P6343" style:parent-style-name="PreformattedText" style:family="paragraph">
      <style:text-properties fo:font-size="11pt" style:font-size-asian="11pt" style:font-size-complex="11pt"/>
    </style:style>
    <style:style style:name="P6344" style:parent-style-name="PreformattedText" style:family="paragraph">
      <style:text-properties fo:font-size="11pt" style:font-size-asian="11pt" style:font-size-complex="11pt"/>
    </style:style>
    <style:style style:name="P6345" style:parent-style-name="PreformattedText" style:family="paragraph">
      <style:text-properties fo:font-size="11pt" style:font-size-asian="11pt" style:font-size-complex="11pt"/>
    </style:style>
    <style:style style:name="P6346" style:parent-style-name="PreformattedText" style:family="paragraph">
      <style:text-properties fo:font-size="11pt" style:font-size-asian="11pt" style:font-size-complex="11pt"/>
    </style:style>
    <style:style style:name="P6347" style:parent-style-name="PreformattedText" style:family="paragraph">
      <style:text-properties fo:font-size="11pt" style:font-size-asian="11pt" style:font-size-complex="11pt"/>
    </style:style>
    <style:style style:name="P6348" style:parent-style-name="PreformattedText" style:family="paragraph">
      <style:text-properties fo:font-size="11pt" style:font-size-asian="11pt" style:font-size-complex="11pt"/>
    </style:style>
    <style:style style:name="P6349" style:parent-style-name="PreformattedText" style:family="paragraph">
      <style:text-properties fo:font-size="11pt" style:font-size-asian="11pt" style:font-size-complex="11pt"/>
    </style:style>
    <style:style style:name="P6350" style:parent-style-name="PreformattedText" style:family="paragraph">
      <style:text-properties fo:font-size="11pt" style:font-size-asian="11pt" style:font-size-complex="11pt"/>
    </style:style>
    <style:style style:name="P6351" style:parent-style-name="PreformattedText" style:family="paragraph">
      <style:text-properties fo:font-size="11pt" style:font-size-asian="11pt" style:font-size-complex="11pt"/>
    </style:style>
    <style:style style:name="P6352" style:parent-style-name="PreformattedText" style:family="paragraph">
      <style:text-properties fo:font-size="11pt" style:font-size-asian="11pt" style:font-size-complex="11pt"/>
    </style:style>
    <style:style style:name="P6353" style:parent-style-name="PreformattedText" style:family="paragraph">
      <style:text-properties fo:font-size="11pt" style:font-size-asian="11pt" style:font-size-complex="11pt"/>
    </style:style>
    <style:style style:name="P6354" style:parent-style-name="PreformattedText" style:family="paragraph">
      <style:text-properties fo:font-size="11pt" style:font-size-asian="11pt" style:font-size-complex="11pt"/>
    </style:style>
    <style:style style:name="P6355" style:parent-style-name="PreformattedText" style:family="paragraph">
      <style:text-properties fo:font-size="11pt" style:font-size-asian="11pt" style:font-size-complex="11pt"/>
    </style:style>
    <style:style style:name="P6356" style:parent-style-name="PreformattedText" style:family="paragraph">
      <style:text-properties fo:font-size="11pt" style:font-size-asian="11pt" style:font-size-complex="11pt"/>
    </style:style>
    <style:style style:name="P6357" style:parent-style-name="PreformattedText" style:family="paragraph">
      <style:text-properties fo:font-size="11pt" style:font-size-asian="11pt" style:font-size-complex="11pt"/>
    </style:style>
    <style:style style:name="P6358" style:parent-style-name="PreformattedText" style:family="paragraph">
      <style:text-properties fo:font-size="11pt" style:font-size-asian="11pt" style:font-size-complex="11pt"/>
    </style:style>
    <style:style style:name="P6359" style:parent-style-name="PreformattedText" style:family="paragraph">
      <style:text-properties fo:font-size="11pt" style:font-size-asian="11pt" style:font-size-complex="11pt"/>
    </style:style>
    <style:style style:name="P6360" style:parent-style-name="PreformattedText" style:family="paragraph">
      <style:text-properties fo:font-size="11pt" style:font-size-asian="11pt" style:font-size-complex="11pt"/>
    </style:style>
    <style:style style:name="P6361" style:parent-style-name="PreformattedText" style:family="paragraph">
      <style:text-properties fo:font-size="11pt" style:font-size-asian="11pt" style:font-size-complex="11pt"/>
    </style:style>
    <style:style style:name="P6362" style:parent-style-name="PreformattedText" style:family="paragraph">
      <style:text-properties fo:font-size="11pt" style:font-size-asian="11pt" style:font-size-complex="11pt"/>
    </style:style>
    <style:style style:name="P6363" style:parent-style-name="PreformattedText" style:family="paragraph">
      <style:text-properties fo:font-size="11pt" style:font-size-asian="11pt" style:font-size-complex="11pt"/>
    </style:style>
    <style:style style:name="P6364" style:parent-style-name="PreformattedText" style:family="paragraph">
      <style:text-properties fo:font-size="11pt" style:font-size-asian="11pt" style:font-size-complex="11pt"/>
    </style:style>
    <style:style style:name="P6365" style:parent-style-name="PreformattedText" style:family="paragraph">
      <style:text-properties fo:font-size="11pt" style:font-size-asian="11pt" style:font-size-complex="11pt"/>
    </style:style>
    <style:style style:name="P6366" style:parent-style-name="PreformattedText" style:family="paragraph">
      <style:text-properties fo:font-size="11pt" style:font-size-asian="11pt" style:font-size-complex="11pt"/>
    </style:style>
    <style:style style:name="P6367" style:parent-style-name="PreformattedText" style:family="paragraph">
      <style:text-properties fo:font-size="11pt" style:font-size-asian="11pt" style:font-size-complex="11pt"/>
    </style:style>
    <style:style style:name="P6368" style:parent-style-name="PreformattedText" style:family="paragraph">
      <style:text-properties fo:font-size="11pt" style:font-size-asian="11pt" style:font-size-complex="11pt"/>
    </style:style>
    <style:style style:name="P6369" style:parent-style-name="PreformattedText" style:family="paragraph">
      <style:text-properties fo:font-size="11pt" style:font-size-asian="11pt" style:font-size-complex="11pt"/>
    </style:style>
    <style:style style:name="P6370" style:parent-style-name="PreformattedText" style:family="paragraph">
      <style:text-properties fo:font-size="11pt" style:font-size-asian="11pt" style:font-size-complex="11pt"/>
    </style:style>
    <style:style style:name="P6371" style:parent-style-name="PreformattedText" style:family="paragraph">
      <style:text-properties fo:font-size="11pt" style:font-size-asian="11pt" style:font-size-complex="11pt"/>
    </style:style>
    <style:style style:name="P6372" style:parent-style-name="PreformattedText" style:family="paragraph">
      <style:text-properties fo:font-size="11pt" style:font-size-asian="11pt" style:font-size-complex="11pt"/>
    </style:style>
    <style:style style:name="P6373" style:parent-style-name="PreformattedText" style:family="paragraph">
      <style:text-properties fo:font-size="11pt" style:font-size-asian="11pt" style:font-size-complex="11pt"/>
    </style:style>
    <style:style style:name="P6374" style:parent-style-name="PreformattedText" style:family="paragraph">
      <style:text-properties fo:font-size="11pt" style:font-size-asian="11pt" style:font-size-complex="11pt"/>
    </style:style>
    <style:style style:name="P6375" style:parent-style-name="PreformattedText" style:family="paragraph">
      <style:text-properties fo:font-size="11pt" style:font-size-asian="11pt" style:font-size-complex="11pt"/>
    </style:style>
    <style:style style:name="P6376" style:parent-style-name="PreformattedText" style:family="paragraph">
      <style:text-properties fo:font-size="11pt" style:font-size-asian="11pt" style:font-size-complex="11pt"/>
    </style:style>
    <style:style style:name="P6377" style:parent-style-name="PreformattedText" style:family="paragraph">
      <style:text-properties fo:font-size="11pt" style:font-size-asian="11pt" style:font-size-complex="11pt"/>
    </style:style>
    <style:style style:name="P6378" style:parent-style-name="PreformattedText" style:family="paragraph">
      <style:text-properties fo:font-size="11pt" style:font-size-asian="11pt" style:font-size-complex="11pt"/>
    </style:style>
    <style:style style:name="P6379" style:parent-style-name="PreformattedText" style:family="paragraph">
      <style:text-properties fo:font-size="11pt" style:font-size-asian="11pt" style:font-size-complex="11pt"/>
    </style:style>
    <style:style style:name="P6380" style:parent-style-name="PreformattedText" style:family="paragraph">
      <style:text-properties fo:font-size="11pt" style:font-size-asian="11pt" style:font-size-complex="11pt"/>
    </style:style>
    <style:style style:name="P6381" style:parent-style-name="PreformattedText" style:family="paragraph">
      <style:text-properties fo:font-size="11pt" style:font-size-asian="11pt" style:font-size-complex="11pt"/>
    </style:style>
    <style:style style:name="P6382" style:parent-style-name="PreformattedText" style:family="paragraph">
      <style:text-properties fo:font-size="11pt" style:font-size-asian="11pt" style:font-size-complex="11pt"/>
    </style:style>
    <style:style style:name="P6383" style:parent-style-name="PreformattedText" style:family="paragraph">
      <style:text-properties fo:font-size="11pt" style:font-size-asian="11pt" style:font-size-complex="11pt"/>
    </style:style>
    <style:style style:name="P6384" style:parent-style-name="PreformattedText" style:family="paragraph">
      <style:text-properties fo:font-size="11pt" style:font-size-asian="11pt" style:font-size-complex="11pt"/>
    </style:style>
    <style:style style:name="P6385" style:parent-style-name="PreformattedText" style:family="paragraph">
      <style:text-properties fo:font-size="11pt" style:font-size-asian="11pt" style:font-size-complex="11pt"/>
    </style:style>
    <style:style style:name="P6386" style:parent-style-name="PreformattedText" style:family="paragraph">
      <style:text-properties fo:font-size="11pt" style:font-size-asian="11pt" style:font-size-complex="11pt"/>
    </style:style>
    <style:style style:name="P6387" style:parent-style-name="PreformattedText" style:family="paragraph">
      <style:text-properties fo:font-size="11pt" style:font-size-asian="11pt" style:font-size-complex="11pt"/>
    </style:style>
    <style:style style:name="P6388" style:parent-style-name="PreformattedText" style:family="paragraph">
      <style:text-properties fo:font-size="11pt" style:font-size-asian="11pt" style:font-size-complex="11pt"/>
    </style:style>
    <style:style style:name="P6389" style:parent-style-name="PreformattedText" style:family="paragraph">
      <style:text-properties fo:font-size="11pt" style:font-size-asian="11pt" style:font-size-complex="11pt"/>
    </style:style>
    <style:style style:name="P6390" style:parent-style-name="PreformattedText" style:family="paragraph">
      <style:text-properties fo:font-size="11pt" style:font-size-asian="11pt" style:font-size-complex="11pt"/>
    </style:style>
    <style:style style:name="P6391" style:parent-style-name="PreformattedText" style:family="paragraph">
      <style:text-properties fo:font-size="11pt" style:font-size-asian="11pt" style:font-size-complex="11pt"/>
    </style:style>
    <style:style style:name="P6392" style:parent-style-name="PreformattedText" style:family="paragraph">
      <style:text-properties fo:font-size="11pt" style:font-size-asian="11pt" style:font-size-complex="11pt"/>
    </style:style>
    <style:style style:name="P6393" style:parent-style-name="PreformattedText" style:family="paragraph">
      <style:text-properties fo:font-size="11pt" style:font-size-asian="11pt" style:font-size-complex="11pt"/>
    </style:style>
    <style:style style:name="P6394" style:parent-style-name="PreformattedText" style:family="paragraph">
      <style:text-properties fo:font-size="11pt" style:font-size-asian="11pt" style:font-size-complex="11pt"/>
    </style:style>
    <style:style style:name="P6395" style:parent-style-name="PreformattedText" style:family="paragraph">
      <style:text-properties fo:font-size="11pt" style:font-size-asian="11pt" style:font-size-complex="11pt"/>
    </style:style>
    <style:style style:name="P6396" style:parent-style-name="PreformattedText" style:family="paragraph">
      <style:text-properties fo:font-size="11pt" style:font-size-asian="11pt" style:font-size-complex="11pt"/>
    </style:style>
    <style:style style:name="P6397" style:parent-style-name="PreformattedText" style:family="paragraph">
      <style:text-properties fo:font-size="11pt" style:font-size-asian="11pt" style:font-size-complex="11pt"/>
    </style:style>
    <style:style style:name="P6398" style:parent-style-name="PreformattedText" style:family="paragraph">
      <style:text-properties fo:font-size="11pt" style:font-size-asian="11pt" style:font-size-complex="11pt"/>
    </style:style>
    <style:style style:name="P6399" style:parent-style-name="PreformattedText" style:family="paragraph">
      <style:text-properties fo:font-size="11pt" style:font-size-asian="11pt" style:font-size-complex="11pt"/>
    </style:style>
    <style:style style:name="P6400" style:parent-style-name="PreformattedText" style:family="paragraph">
      <style:text-properties fo:font-size="11pt" style:font-size-asian="11pt" style:font-size-complex="11pt"/>
    </style:style>
    <style:style style:name="P6401" style:parent-style-name="PreformattedText" style:family="paragraph">
      <style:text-properties fo:font-size="11pt" style:font-size-asian="11pt" style:font-size-complex="11pt"/>
    </style:style>
    <style:style style:name="P6402" style:parent-style-name="PreformattedText" style:family="paragraph">
      <style:text-properties fo:font-size="11pt" style:font-size-asian="11pt" style:font-size-complex="11pt"/>
    </style:style>
    <style:style style:name="P6403" style:parent-style-name="PreformattedText" style:family="paragraph">
      <style:text-properties fo:font-size="11pt" style:font-size-asian="11pt" style:font-size-complex="11pt"/>
    </style:style>
    <style:style style:name="P6404" style:parent-style-name="PreformattedText" style:family="paragraph">
      <style:text-properties fo:font-size="11pt" style:font-size-asian="11pt" style:font-size-complex="11pt"/>
    </style:style>
    <style:style style:name="P6405" style:parent-style-name="PreformattedText" style:family="paragraph">
      <style:text-properties fo:font-size="11pt" style:font-size-asian="11pt" style:font-size-complex="11pt"/>
    </style:style>
    <style:style style:name="P6406" style:parent-style-name="PreformattedText" style:family="paragraph">
      <style:text-properties fo:font-size="11pt" style:font-size-asian="11pt" style:font-size-complex="11pt"/>
    </style:style>
    <style:style style:name="P6407" style:parent-style-name="PreformattedText" style:family="paragraph">
      <style:text-properties fo:font-size="11pt" style:font-size-asian="11pt" style:font-size-complex="11pt"/>
    </style:style>
    <style:style style:name="P6408" style:parent-style-name="PreformattedText" style:family="paragraph">
      <style:text-properties fo:font-size="11pt" style:font-size-asian="11pt" style:font-size-complex="11pt"/>
    </style:style>
    <style:style style:name="P6409" style:parent-style-name="PreformattedText" style:family="paragraph">
      <style:text-properties fo:font-size="11pt" style:font-size-asian="11pt" style:font-size-complex="11pt"/>
    </style:style>
    <style:style style:name="P6410" style:parent-style-name="PreformattedText" style:family="paragraph">
      <style:text-properties fo:font-size="11pt" style:font-size-asian="11pt" style:font-size-complex="11pt"/>
    </style:style>
    <style:style style:name="P6411" style:parent-style-name="PreformattedText" style:family="paragraph">
      <style:text-properties fo:font-size="11pt" style:font-size-asian="11pt" style:font-size-complex="11pt"/>
    </style:style>
    <style:style style:name="P6412" style:parent-style-name="PreformattedText" style:family="paragraph">
      <style:text-properties fo:font-size="11pt" style:font-size-asian="11pt" style:font-size-complex="11pt"/>
    </style:style>
    <style:style style:name="P6413" style:parent-style-name="PreformattedText" style:family="paragraph">
      <style:text-properties fo:font-size="11pt" style:font-size-asian="11pt" style:font-size-complex="11pt"/>
    </style:style>
    <style:style style:name="P6414" style:parent-style-name="PreformattedText" style:family="paragraph">
      <style:text-properties fo:font-size="11pt" style:font-size-asian="11pt" style:font-size-complex="11pt"/>
    </style:style>
    <style:style style:name="P6415" style:parent-style-name="PreformattedText" style:family="paragraph">
      <style:text-properties fo:font-size="11pt" style:font-size-asian="11pt" style:font-size-complex="11pt"/>
    </style:style>
    <style:style style:name="P6416" style:parent-style-name="PreformattedText" style:family="paragraph">
      <style:text-properties fo:font-size="11pt" style:font-size-asian="11pt" style:font-size-complex="11pt"/>
    </style:style>
    <style:style style:name="P6417" style:parent-style-name="PreformattedText" style:family="paragraph">
      <style:text-properties fo:font-size="11pt" style:font-size-asian="11pt" style:font-size-complex="11pt"/>
    </style:style>
    <style:style style:name="P6418" style:parent-style-name="PreformattedText" style:family="paragraph">
      <style:text-properties fo:font-size="11pt" style:font-size-asian="11pt" style:font-size-complex="11pt"/>
    </style:style>
    <style:style style:name="P6419" style:parent-style-name="PreformattedText" style:family="paragraph">
      <style:text-properties fo:font-size="11pt" style:font-size-asian="11pt" style:font-size-complex="11pt"/>
    </style:style>
    <style:style style:name="P6420" style:parent-style-name="PreformattedText" style:family="paragraph">
      <style:text-properties fo:font-size="11pt" style:font-size-asian="11pt" style:font-size-complex="11pt"/>
    </style:style>
    <style:style style:name="P6421" style:parent-style-name="PreformattedText" style:family="paragraph">
      <style:text-properties fo:font-size="11pt" style:font-size-asian="11pt" style:font-size-complex="11pt"/>
    </style:style>
    <style:style style:name="P6422" style:parent-style-name="PreformattedText" style:family="paragraph">
      <style:text-properties fo:font-size="11pt" style:font-size-asian="11pt" style:font-size-complex="11pt"/>
    </style:style>
    <style:style style:name="P6423" style:parent-style-name="PreformattedText" style:family="paragraph">
      <style:text-properties fo:font-size="11pt" style:font-size-asian="11pt" style:font-size-complex="11pt"/>
    </style:style>
    <style:style style:name="P6424" style:parent-style-name="PreformattedText" style:family="paragraph">
      <style:text-properties fo:font-size="11pt" style:font-size-asian="11pt" style:font-size-complex="11pt"/>
    </style:style>
    <style:style style:name="P6425" style:parent-style-name="PreformattedText" style:family="paragraph">
      <style:text-properties fo:font-size="11pt" style:font-size-asian="11pt" style:font-size-complex="11pt"/>
    </style:style>
    <style:style style:name="P6426" style:parent-style-name="PreformattedText" style:family="paragraph">
      <style:text-properties fo:font-size="11pt" style:font-size-asian="11pt" style:font-size-complex="11pt"/>
    </style:style>
    <style:style style:name="P6427" style:parent-style-name="PreformattedText" style:family="paragraph">
      <style:text-properties fo:font-size="11pt" style:font-size-asian="11pt" style:font-size-complex="11pt"/>
    </style:style>
    <style:style style:name="P6428" style:parent-style-name="PreformattedText" style:family="paragraph">
      <style:text-properties fo:font-size="11pt" style:font-size-asian="11pt" style:font-size-complex="11pt"/>
    </style:style>
    <style:style style:name="P6429" style:parent-style-name="PreformattedText" style:family="paragraph">
      <style:text-properties fo:font-size="11pt" style:font-size-asian="11pt" style:font-size-complex="11pt"/>
    </style:style>
    <style:style style:name="P6430" style:parent-style-name="PreformattedText" style:family="paragraph">
      <style:text-properties fo:font-size="11pt" style:font-size-asian="11pt" style:font-size-complex="11pt"/>
    </style:style>
    <style:style style:name="P6431" style:parent-style-name="PreformattedText" style:family="paragraph">
      <style:text-properties fo:font-size="11pt" style:font-size-asian="11pt" style:font-size-complex="11pt"/>
    </style:style>
    <style:style style:name="P6432" style:parent-style-name="PreformattedText" style:family="paragraph">
      <style:text-properties fo:font-size="11pt" style:font-size-asian="11pt" style:font-size-complex="11pt"/>
    </style:style>
    <style:style style:name="P6433" style:parent-style-name="PreformattedText" style:family="paragraph">
      <style:text-properties fo:font-size="11pt" style:font-size-asian="11pt" style:font-size-complex="11pt"/>
    </style:style>
    <style:style style:name="P6434" style:parent-style-name="PreformattedText" style:family="paragraph">
      <style:text-properties fo:font-size="11pt" style:font-size-asian="11pt" style:font-size-complex="11pt"/>
    </style:style>
    <style:style style:name="P6435" style:parent-style-name="PreformattedText" style:family="paragraph">
      <style:text-properties fo:font-size="11pt" style:font-size-asian="11pt" style:font-size-complex="11pt"/>
    </style:style>
    <style:style style:name="P6436" style:parent-style-name="PreformattedText" style:family="paragraph">
      <style:text-properties fo:font-size="11pt" style:font-size-asian="11pt" style:font-size-complex="11pt"/>
    </style:style>
    <style:style style:name="P6437" style:parent-style-name="PreformattedText" style:family="paragraph">
      <style:text-properties fo:font-size="11pt" style:font-size-asian="11pt" style:font-size-complex="11pt"/>
    </style:style>
    <style:style style:name="P6438" style:parent-style-name="PreformattedText" style:family="paragraph">
      <style:text-properties fo:font-size="11pt" style:font-size-asian="11pt" style:font-size-complex="11pt"/>
    </style:style>
    <style:style style:name="P6439" style:parent-style-name="PreformattedText" style:family="paragraph">
      <style:text-properties fo:font-size="11pt" style:font-size-asian="11pt" style:font-size-complex="11pt"/>
    </style:style>
    <style:style style:name="P6440" style:parent-style-name="PreformattedText" style:family="paragraph">
      <style:text-properties fo:font-size="11pt" style:font-size-asian="11pt" style:font-size-complex="11pt"/>
    </style:style>
    <style:style style:name="P6441" style:parent-style-name="PreformattedText" style:family="paragraph">
      <style:text-properties fo:font-size="11pt" style:font-size-asian="11pt" style:font-size-complex="11pt"/>
    </style:style>
    <style:style style:name="P6442" style:parent-style-name="PreformattedText" style:family="paragraph">
      <style:text-properties fo:font-size="11pt" style:font-size-asian="11pt" style:font-size-complex="11pt"/>
    </style:style>
    <style:style style:name="P6443" style:parent-style-name="PreformattedText" style:family="paragraph">
      <style:text-properties fo:font-size="11pt" style:font-size-asian="11pt" style:font-size-complex="11pt"/>
    </style:style>
    <style:style style:name="P6444" style:parent-style-name="PreformattedText" style:family="paragraph">
      <style:text-properties fo:font-size="11pt" style:font-size-asian="11pt" style:font-size-complex="11pt"/>
    </style:style>
    <style:style style:name="P6445" style:parent-style-name="PreformattedText" style:family="paragraph">
      <style:text-properties fo:font-size="11pt" style:font-size-asian="11pt" style:font-size-complex="11pt"/>
    </style:style>
    <style:style style:name="P6446" style:parent-style-name="PreformattedText" style:family="paragraph">
      <style:text-properties fo:font-size="11pt" style:font-size-asian="11pt" style:font-size-complex="11pt"/>
    </style:style>
    <style:style style:name="P6447" style:parent-style-name="PreformattedText" style:family="paragraph">
      <style:text-properties fo:font-size="11pt" style:font-size-asian="11pt" style:font-size-complex="11pt"/>
    </style:style>
    <style:style style:name="P6448" style:parent-style-name="PreformattedText" style:family="paragraph">
      <style:text-properties fo:font-size="11pt" style:font-size-asian="11pt" style:font-size-complex="11pt"/>
    </style:style>
    <style:style style:name="P6449" style:parent-style-name="PreformattedText" style:family="paragraph">
      <style:text-properties fo:font-size="11pt" style:font-size-asian="11pt" style:font-size-complex="11pt"/>
    </style:style>
    <style:style style:name="P6450" style:parent-style-name="PreformattedText" style:family="paragraph">
      <style:text-properties fo:font-size="11pt" style:font-size-asian="11pt" style:font-size-complex="11pt"/>
    </style:style>
    <style:style style:name="P6451" style:parent-style-name="PreformattedText" style:family="paragraph">
      <style:text-properties fo:font-size="11pt" style:font-size-asian="11pt" style:font-size-complex="11pt"/>
    </style:style>
    <style:style style:name="P6452" style:parent-style-name="PreformattedText" style:family="paragraph">
      <style:text-properties fo:font-size="11pt" style:font-size-asian="11pt" style:font-size-complex="11pt"/>
    </style:style>
    <style:style style:name="P6453" style:parent-style-name="PreformattedText" style:family="paragraph">
      <style:text-properties fo:font-size="11pt" style:font-size-asian="11pt" style:font-size-complex="11pt"/>
    </style:style>
    <style:style style:name="P6454" style:parent-style-name="PreformattedText" style:family="paragraph">
      <style:text-properties fo:font-size="11pt" style:font-size-asian="11pt" style:font-size-complex="11pt"/>
    </style:style>
    <style:style style:name="P6455" style:parent-style-name="PreformattedText" style:family="paragraph">
      <style:text-properties fo:font-size="11pt" style:font-size-asian="11pt" style:font-size-complex="11pt"/>
    </style:style>
    <style:style style:name="P6456" style:parent-style-name="PreformattedText" style:family="paragraph">
      <style:text-properties fo:font-size="11pt" style:font-size-asian="11pt" style:font-size-complex="11pt"/>
    </style:style>
    <style:style style:name="P6457" style:parent-style-name="PreformattedText" style:family="paragraph">
      <style:text-properties fo:font-size="11pt" style:font-size-asian="11pt" style:font-size-complex="11pt"/>
    </style:style>
    <style:style style:name="P6458" style:parent-style-name="PreformattedText" style:family="paragraph">
      <style:text-properties fo:font-size="11pt" style:font-size-asian="11pt" style:font-size-complex="11pt"/>
    </style:style>
    <style:style style:name="P6459" style:parent-style-name="PreformattedText" style:family="paragraph">
      <style:text-properties fo:font-size="11pt" style:font-size-asian="11pt" style:font-size-complex="11pt"/>
    </style:style>
    <style:style style:name="P6460" style:parent-style-name="PreformattedText" style:family="paragraph">
      <style:text-properties fo:font-size="11pt" style:font-size-asian="11pt" style:font-size-complex="11pt"/>
    </style:style>
    <style:style style:name="P6461" style:parent-style-name="PreformattedText" style:family="paragraph">
      <style:text-properties fo:font-size="11pt" style:font-size-asian="11pt" style:font-size-complex="11pt"/>
    </style:style>
    <style:style style:name="P6462" style:parent-style-name="PreformattedText" style:family="paragraph">
      <style:text-properties fo:font-size="11pt" style:font-size-asian="11pt" style:font-size-complex="11pt"/>
    </style:style>
    <style:style style:name="P6463" style:parent-style-name="PreformattedText" style:family="paragraph">
      <style:text-properties fo:font-size="11pt" style:font-size-asian="11pt" style:font-size-complex="11pt"/>
    </style:style>
    <style:style style:name="P6464" style:parent-style-name="PreformattedText" style:family="paragraph">
      <style:text-properties fo:font-size="11pt" style:font-size-asian="11pt" style:font-size-complex="11pt"/>
    </style:style>
    <style:style style:name="P6465" style:parent-style-name="PreformattedText" style:family="paragraph">
      <style:text-properties fo:font-size="11pt" style:font-size-asian="11pt" style:font-size-complex="11pt"/>
    </style:style>
    <style:style style:name="P6466" style:parent-style-name="PreformattedText" style:family="paragraph">
      <style:text-properties fo:font-size="11pt" style:font-size-asian="11pt" style:font-size-complex="11pt"/>
    </style:style>
    <style:style style:name="P6467" style:parent-style-name="PreformattedText" style:family="paragraph">
      <style:text-properties fo:font-size="11pt" style:font-size-asian="11pt" style:font-size-complex="11pt"/>
    </style:style>
    <style:style style:name="P6468" style:parent-style-name="PreformattedText" style:family="paragraph">
      <style:text-properties fo:font-size="11pt" style:font-size-asian="11pt" style:font-size-complex="11pt"/>
    </style:style>
    <style:style style:name="P6469" style:parent-style-name="PreformattedText" style:family="paragraph">
      <style:text-properties fo:font-size="11pt" style:font-size-asian="11pt" style:font-size-complex="11pt"/>
    </style:style>
    <style:style style:name="P6470" style:parent-style-name="PreformattedText" style:family="paragraph">
      <style:text-properties fo:font-size="11pt" style:font-size-asian="11pt" style:font-size-complex="11pt"/>
    </style:style>
    <style:style style:name="P6471" style:parent-style-name="PreformattedText" style:family="paragraph">
      <style:text-properties fo:font-size="11pt" style:font-size-asian="11pt" style:font-size-complex="11pt"/>
    </style:style>
    <style:style style:name="P6472" style:parent-style-name="PreformattedText" style:family="paragraph">
      <style:text-properties fo:font-size="11pt" style:font-size-asian="11pt" style:font-size-complex="11pt"/>
    </style:style>
    <style:style style:name="P6473" style:parent-style-name="PreformattedText" style:family="paragraph">
      <style:text-properties fo:font-size="11pt" style:font-size-asian="11pt" style:font-size-complex="11pt"/>
    </style:style>
    <style:style style:name="P6474" style:parent-style-name="PreformattedText" style:family="paragraph">
      <style:text-properties fo:font-size="11pt" style:font-size-asian="11pt" style:font-size-complex="11pt"/>
    </style:style>
    <style:style style:name="P6475" style:parent-style-name="PreformattedText" style:family="paragraph">
      <style:text-properties fo:font-size="11pt" style:font-size-asian="11pt" style:font-size-complex="11pt"/>
    </style:style>
    <style:style style:name="P6476" style:parent-style-name="PreformattedText" style:family="paragraph">
      <style:text-properties fo:font-size="11pt" style:font-size-asian="11pt" style:font-size-complex="11pt"/>
    </style:style>
    <style:style style:name="P6477" style:parent-style-name="PreformattedText" style:family="paragraph">
      <style:text-properties fo:font-size="11pt" style:font-size-asian="11pt" style:font-size-complex="11pt"/>
    </style:style>
    <style:style style:name="P6478" style:parent-style-name="PreformattedText" style:family="paragraph">
      <style:text-properties fo:font-size="11pt" style:font-size-asian="11pt" style:font-size-complex="11pt"/>
    </style:style>
    <style:style style:name="P6479" style:parent-style-name="PreformattedText" style:family="paragraph">
      <style:text-properties fo:font-size="11pt" style:font-size-asian="11pt" style:font-size-complex="11pt"/>
    </style:style>
    <style:style style:name="P6480" style:parent-style-name="PreformattedText" style:family="paragraph">
      <style:text-properties fo:font-size="11pt" style:font-size-asian="11pt" style:font-size-complex="11pt"/>
    </style:style>
    <style:style style:name="P6481" style:parent-style-name="PreformattedText" style:family="paragraph">
      <style:text-properties fo:font-size="11pt" style:font-size-asian="11pt" style:font-size-complex="11pt"/>
    </style:style>
    <style:style style:name="P6482" style:parent-style-name="PreformattedText" style:family="paragraph">
      <style:text-properties fo:font-size="11pt" style:font-size-asian="11pt" style:font-size-complex="11pt"/>
    </style:style>
    <style:style style:name="P6483" style:parent-style-name="PreformattedText" style:family="paragraph">
      <style:text-properties fo:font-size="11pt" style:font-size-asian="11pt" style:font-size-complex="11pt"/>
    </style:style>
    <style:style style:name="P6484" style:parent-style-name="PreformattedText" style:family="paragraph">
      <style:text-properties fo:font-size="11pt" style:font-size-asian="11pt" style:font-size-complex="11pt"/>
    </style:style>
    <style:style style:name="P6485" style:parent-style-name="PreformattedText" style:family="paragraph">
      <style:text-properties fo:font-size="11pt" style:font-size-asian="11pt" style:font-size-complex="11pt"/>
    </style:style>
    <style:style style:name="P6486" style:parent-style-name="PreformattedText" style:family="paragraph">
      <style:text-properties fo:font-size="11pt" style:font-size-asian="11pt" style:font-size-complex="11pt"/>
    </style:style>
    <style:style style:name="P6487" style:parent-style-name="PreformattedText" style:family="paragraph">
      <style:text-properties fo:font-size="11pt" style:font-size-asian="11pt" style:font-size-complex="11pt"/>
    </style:style>
    <style:style style:name="P6488" style:parent-style-name="PreformattedText" style:family="paragraph">
      <style:text-properties fo:font-size="11pt" style:font-size-asian="11pt" style:font-size-complex="11pt"/>
    </style:style>
    <style:style style:name="P6489" style:parent-style-name="PreformattedText" style:family="paragraph">
      <style:text-properties fo:font-size="11pt" style:font-size-asian="11pt" style:font-size-complex="11pt"/>
    </style:style>
    <style:style style:name="P6490" style:parent-style-name="PreformattedText" style:family="paragraph">
      <style:text-properties fo:font-size="11pt" style:font-size-asian="11pt" style:font-size-complex="11pt"/>
    </style:style>
    <style:style style:name="P6491" style:parent-style-name="PreformattedText" style:family="paragraph">
      <style:text-properties fo:font-size="11pt" style:font-size-asian="11pt" style:font-size-complex="11pt"/>
    </style:style>
    <style:style style:name="P6492" style:parent-style-name="PreformattedText" style:family="paragraph">
      <style:text-properties fo:font-size="11pt" style:font-size-asian="11pt" style:font-size-complex="11pt"/>
    </style:style>
    <style:style style:name="P6493" style:parent-style-name="PreformattedText" style:family="paragraph">
      <style:text-properties fo:font-size="11pt" style:font-size-asian="11pt" style:font-size-complex="11pt"/>
    </style:style>
    <style:style style:name="P6494" style:parent-style-name="PreformattedText" style:family="paragraph">
      <style:text-properties fo:font-size="11pt" style:font-size-asian="11pt" style:font-size-complex="11pt"/>
    </style:style>
    <style:style style:name="P6495" style:parent-style-name="PreformattedText" style:family="paragraph">
      <style:text-properties fo:font-size="11pt" style:font-size-asian="11pt" style:font-size-complex="11pt"/>
    </style:style>
    <style:style style:name="P6496" style:parent-style-name="PreformattedText" style:family="paragraph">
      <style:text-properties fo:font-size="11pt" style:font-size-asian="11pt" style:font-size-complex="11pt"/>
    </style:style>
    <style:style style:name="P6497" style:parent-style-name="PreformattedText" style:family="paragraph">
      <style:text-properties fo:font-size="11pt" style:font-size-asian="11pt" style:font-size-complex="11pt"/>
    </style:style>
    <style:style style:name="P6498" style:parent-style-name="PreformattedText" style:family="paragraph">
      <style:text-properties fo:font-size="11pt" style:font-size-asian="11pt" style:font-size-complex="11pt"/>
    </style:style>
    <style:style style:name="P6499" style:parent-style-name="PreformattedText" style:family="paragraph">
      <style:text-properties fo:font-size="11pt" style:font-size-asian="11pt" style:font-size-complex="11pt"/>
    </style:style>
    <style:style style:name="P6500" style:parent-style-name="PreformattedText" style:family="paragraph">
      <style:text-properties fo:font-size="11pt" style:font-size-asian="11pt" style:font-size-complex="11pt"/>
    </style:style>
    <style:style style:name="P6501" style:parent-style-name="PreformattedText" style:family="paragraph">
      <style:text-properties fo:font-size="11pt" style:font-size-asian="11pt" style:font-size-complex="11pt"/>
    </style:style>
    <style:style style:name="P6502" style:parent-style-name="PreformattedText" style:family="paragraph">
      <style:text-properties fo:font-size="11pt" style:font-size-asian="11pt" style:font-size-complex="11pt"/>
    </style:style>
    <style:style style:name="P6503" style:parent-style-name="PreformattedText" style:family="paragraph">
      <style:text-properties fo:font-size="11pt" style:font-size-asian="11pt" style:font-size-complex="11pt"/>
    </style:style>
    <style:style style:name="P6504" style:parent-style-name="PreformattedText" style:family="paragraph">
      <style:text-properties fo:font-size="11pt" style:font-size-asian="11pt" style:font-size-complex="11pt"/>
    </style:style>
    <style:style style:name="P6505" style:parent-style-name="PreformattedText" style:family="paragraph">
      <style:text-properties fo:font-size="11pt" style:font-size-asian="11pt" style:font-size-complex="11pt"/>
    </style:style>
    <style:style style:name="P6506" style:parent-style-name="PreformattedText" style:family="paragraph">
      <style:text-properties fo:font-size="11pt" style:font-size-asian="11pt" style:font-size-complex="11pt"/>
    </style:style>
    <style:style style:name="P6507" style:parent-style-name="PreformattedText" style:family="paragraph">
      <style:text-properties fo:font-size="11pt" style:font-size-asian="11pt" style:font-size-complex="11pt"/>
    </style:style>
    <style:style style:name="P6508" style:parent-style-name="PreformattedText" style:family="paragraph">
      <style:text-properties fo:font-size="11pt" style:font-size-asian="11pt" style:font-size-complex="11pt"/>
    </style:style>
    <style:style style:name="P6509" style:parent-style-name="PreformattedText" style:family="paragraph">
      <style:text-properties fo:font-size="11pt" style:font-size-asian="11pt" style:font-size-complex="11pt"/>
    </style:style>
    <style:style style:name="P6510" style:parent-style-name="PreformattedText" style:family="paragraph">
      <style:text-properties fo:font-size="11pt" style:font-size-asian="11pt" style:font-size-complex="11pt"/>
    </style:style>
    <style:style style:name="P6511" style:parent-style-name="PreformattedText" style:family="paragraph">
      <style:text-properties fo:font-size="11pt" style:font-size-asian="11pt" style:font-size-complex="11pt"/>
    </style:style>
    <style:style style:name="P6512" style:parent-style-name="PreformattedText" style:family="paragraph">
      <style:text-properties fo:font-size="11pt" style:font-size-asian="11pt" style:font-size-complex="11pt"/>
    </style:style>
    <style:style style:name="P6513" style:parent-style-name="PreformattedText" style:family="paragraph">
      <style:text-properties fo:font-size="11pt" style:font-size-asian="11pt" style:font-size-complex="11pt"/>
    </style:style>
    <style:style style:name="P6514" style:parent-style-name="PreformattedText" style:family="paragraph">
      <style:text-properties fo:font-size="11pt" style:font-size-asian="11pt" style:font-size-complex="11pt"/>
    </style:style>
    <style:style style:name="P6515" style:parent-style-name="PreformattedText" style:family="paragraph">
      <style:text-properties fo:font-size="11pt" style:font-size-asian="11pt" style:font-size-complex="11pt"/>
    </style:style>
    <style:style style:name="P6516" style:parent-style-name="PreformattedText" style:family="paragraph">
      <style:text-properties fo:font-size="11pt" style:font-size-asian="11pt" style:font-size-complex="11pt"/>
    </style:style>
    <style:style style:name="P6517" style:parent-style-name="PreformattedText" style:family="paragraph">
      <style:text-properties fo:font-size="11pt" style:font-size-asian="11pt" style:font-size-complex="11pt"/>
    </style:style>
    <style:style style:name="P6518" style:parent-style-name="PreformattedText" style:family="paragraph">
      <style:text-properties fo:font-size="11pt" style:font-size-asian="11pt" style:font-size-complex="11pt"/>
    </style:style>
    <style:style style:name="P6519" style:parent-style-name="PreformattedText" style:family="paragraph">
      <style:text-properties fo:font-size="11pt" style:font-size-asian="11pt" style:font-size-complex="11pt"/>
    </style:style>
    <style:style style:name="P6520" style:parent-style-name="PreformattedText" style:family="paragraph">
      <style:text-properties fo:font-size="11pt" style:font-size-asian="11pt" style:font-size-complex="11pt"/>
    </style:style>
    <style:style style:name="P6521" style:parent-style-name="PreformattedText" style:family="paragraph">
      <style:text-properties fo:font-size="11pt" style:font-size-asian="11pt" style:font-size-complex="11pt"/>
    </style:style>
    <style:style style:name="P6522" style:parent-style-name="PreformattedText" style:family="paragraph">
      <style:text-properties fo:font-size="11pt" style:font-size-asian="11pt" style:font-size-complex="11pt"/>
    </style:style>
    <style:style style:name="P6523" style:parent-style-name="PreformattedText" style:family="paragraph">
      <style:text-properties fo:font-size="11pt" style:font-size-asian="11pt" style:font-size-complex="11pt"/>
    </style:style>
    <style:style style:name="P6524" style:parent-style-name="PreformattedText" style:family="paragraph">
      <style:text-properties fo:font-size="11pt" style:font-size-asian="11pt" style:font-size-complex="11pt"/>
    </style:style>
    <style:style style:name="P6525" style:parent-style-name="PreformattedText" style:family="paragraph">
      <style:text-properties fo:font-size="11pt" style:font-size-asian="11pt" style:font-size-complex="11pt"/>
    </style:style>
    <style:style style:name="P6526" style:parent-style-name="PreformattedText" style:family="paragraph">
      <style:text-properties fo:font-size="11pt" style:font-size-asian="11pt" style:font-size-complex="11pt"/>
    </style:style>
    <style:style style:name="P6527" style:parent-style-name="PreformattedText" style:family="paragraph">
      <style:text-properties fo:font-size="11pt" style:font-size-asian="11pt" style:font-size-complex="11pt"/>
    </style:style>
    <style:style style:name="P6528" style:parent-style-name="PreformattedText" style:family="paragraph">
      <style:text-properties fo:font-size="11pt" style:font-size-asian="11pt" style:font-size-complex="11pt"/>
    </style:style>
    <style:style style:name="P6529" style:parent-style-name="PreformattedText" style:family="paragraph">
      <style:text-properties fo:font-size="11pt" style:font-size-asian="11pt" style:font-size-complex="11pt"/>
    </style:style>
    <style:style style:name="P6530" style:parent-style-name="PreformattedText" style:family="paragraph">
      <style:text-properties fo:font-size="11pt" style:font-size-asian="11pt" style:font-size-complex="11pt"/>
    </style:style>
    <style:style style:name="P6531" style:parent-style-name="PreformattedText" style:family="paragraph">
      <style:text-properties fo:font-size="11pt" style:font-size-asian="11pt" style:font-size-complex="11pt"/>
    </style:style>
    <style:style style:name="P6532" style:parent-style-name="PreformattedText" style:family="paragraph">
      <style:text-properties fo:font-size="11pt" style:font-size-asian="11pt" style:font-size-complex="11pt"/>
    </style:style>
    <style:style style:name="P6533" style:parent-style-name="PreformattedText" style:family="paragraph">
      <style:text-properties fo:font-size="11pt" style:font-size-asian="11pt" style:font-size-complex="11pt"/>
    </style:style>
    <style:style style:name="P6534" style:parent-style-name="PreformattedText" style:family="paragraph">
      <style:text-properties fo:font-size="11pt" style:font-size-asian="11pt" style:font-size-complex="11pt"/>
    </style:style>
    <style:style style:name="P6535" style:parent-style-name="PreformattedText" style:family="paragraph">
      <style:text-properties fo:font-size="11pt" style:font-size-asian="11pt" style:font-size-complex="11pt"/>
    </style:style>
    <style:style style:name="P6536" style:parent-style-name="PreformattedText" style:family="paragraph">
      <style:text-properties fo:font-size="11pt" style:font-size-asian="11pt" style:font-size-complex="11pt"/>
    </style:style>
    <style:style style:name="P6537" style:parent-style-name="PreformattedText" style:family="paragraph">
      <style:text-properties fo:font-size="11pt" style:font-size-asian="11pt" style:font-size-complex="11pt"/>
    </style:style>
    <style:style style:name="P6538" style:parent-style-name="PreformattedText" style:family="paragraph">
      <style:text-properties fo:font-size="11pt" style:font-size-asian="11pt" style:font-size-complex="11pt"/>
    </style:style>
    <style:style style:name="P6539" style:parent-style-name="PreformattedText" style:family="paragraph">
      <style:text-properties fo:font-size="11pt" style:font-size-asian="11pt" style:font-size-complex="11pt"/>
    </style:style>
    <style:style style:name="P6540" style:parent-style-name="PreformattedText" style:family="paragraph">
      <style:text-properties fo:font-size="11pt" style:font-size-asian="11pt" style:font-size-complex="11pt"/>
    </style:style>
    <style:style style:name="P6541" style:parent-style-name="PreformattedText" style:family="paragraph">
      <style:text-properties fo:font-size="11pt" style:font-size-asian="11pt" style:font-size-complex="11pt"/>
    </style:style>
    <style:style style:name="P6542" style:parent-style-name="PreformattedText" style:family="paragraph">
      <style:text-properties fo:font-size="11pt" style:font-size-asian="11pt" style:font-size-complex="11pt"/>
    </style:style>
    <style:style style:name="P6543" style:parent-style-name="PreformattedText" style:family="paragraph">
      <style:text-properties fo:font-size="11pt" style:font-size-asian="11pt" style:font-size-complex="11pt"/>
    </style:style>
    <style:style style:name="P6544" style:parent-style-name="PreformattedText" style:family="paragraph">
      <style:text-properties fo:font-size="11pt" style:font-size-asian="11pt" style:font-size-complex="11pt"/>
    </style:style>
    <style:style style:name="P6545" style:parent-style-name="PreformattedText" style:family="paragraph">
      <style:text-properties fo:font-size="11pt" style:font-size-asian="11pt" style:font-size-complex="11pt"/>
    </style:style>
    <style:style style:name="P6546" style:parent-style-name="PreformattedText" style:family="paragraph">
      <style:text-properties fo:font-size="11pt" style:font-size-asian="11pt" style:font-size-complex="11pt"/>
    </style:style>
    <style:style style:name="P6547" style:parent-style-name="PreformattedText" style:family="paragraph">
      <style:text-properties fo:font-size="11pt" style:font-size-asian="11pt" style:font-size-complex="11pt"/>
    </style:style>
    <style:style style:name="P6548" style:parent-style-name="PreformattedText" style:family="paragraph">
      <style:text-properties fo:font-size="11pt" style:font-size-asian="11pt" style:font-size-complex="11pt"/>
    </style:style>
    <style:style style:name="P6549" style:parent-style-name="PreformattedText" style:family="paragraph">
      <style:text-properties fo:font-size="11pt" style:font-size-asian="11pt" style:font-size-complex="11pt"/>
    </style:style>
    <style:style style:name="P6550" style:parent-style-name="PreformattedText" style:family="paragraph">
      <style:text-properties fo:font-size="11pt" style:font-size-asian="11pt" style:font-size-complex="11pt"/>
    </style:style>
    <style:style style:name="P6551" style:parent-style-name="PreformattedText" style:family="paragraph">
      <style:text-properties fo:font-size="11pt" style:font-size-asian="11pt" style:font-size-complex="11pt"/>
    </style:style>
    <style:style style:name="P6552" style:parent-style-name="PreformattedText" style:family="paragraph">
      <style:text-properties fo:font-size="11pt" style:font-size-asian="11pt" style:font-size-complex="11pt"/>
    </style:style>
    <style:style style:name="P6553" style:parent-style-name="PreformattedText" style:family="paragraph">
      <style:text-properties fo:font-size="11pt" style:font-size-asian="11pt" style:font-size-complex="11pt"/>
    </style:style>
    <style:style style:name="P6554" style:parent-style-name="PreformattedText" style:family="paragraph">
      <style:text-properties fo:font-size="11pt" style:font-size-asian="11pt" style:font-size-complex="11pt"/>
    </style:style>
    <style:style style:name="P6555" style:parent-style-name="PreformattedText" style:family="paragraph">
      <style:text-properties fo:font-size="11pt" style:font-size-asian="11pt" style:font-size-complex="11pt"/>
    </style:style>
    <style:style style:name="P6556" style:parent-style-name="PreformattedText" style:family="paragraph">
      <style:text-properties fo:font-size="11pt" style:font-size-asian="11pt" style:font-size-complex="11pt"/>
    </style:style>
    <style:style style:name="P6557" style:parent-style-name="PreformattedText" style:family="paragraph">
      <style:text-properties fo:font-size="11pt" style:font-size-asian="11pt" style:font-size-complex="11pt"/>
    </style:style>
    <style:style style:name="P6558" style:parent-style-name="PreformattedText" style:family="paragraph">
      <style:text-properties fo:font-size="11pt" style:font-size-asian="11pt" style:font-size-complex="11pt"/>
    </style:style>
    <style:style style:name="P6559" style:parent-style-name="PreformattedText" style:family="paragraph">
      <style:text-properties fo:font-size="11pt" style:font-size-asian="11pt" style:font-size-complex="11pt"/>
    </style:style>
    <style:style style:name="P6560" style:parent-style-name="PreformattedText" style:family="paragraph">
      <style:text-properties fo:font-size="11pt" style:font-size-asian="11pt" style:font-size-complex="11pt"/>
    </style:style>
    <style:style style:name="P6561" style:parent-style-name="PreformattedText" style:family="paragraph">
      <style:text-properties fo:font-size="11pt" style:font-size-asian="11pt" style:font-size-complex="11pt"/>
    </style:style>
    <style:style style:name="P6562" style:parent-style-name="PreformattedText" style:family="paragraph">
      <style:text-properties fo:font-size="11pt" style:font-size-asian="11pt" style:font-size-complex="11pt"/>
    </style:style>
    <style:style style:name="P6563" style:parent-style-name="PreformattedText" style:family="paragraph">
      <style:text-properties fo:font-size="11pt" style:font-size-asian="11pt" style:font-size-complex="11pt"/>
    </style:style>
    <style:style style:name="P6564" style:parent-style-name="PreformattedText" style:family="paragraph">
      <style:text-properties fo:font-size="11pt" style:font-size-asian="11pt" style:font-size-complex="11pt"/>
    </style:style>
    <style:style style:name="P6565" style:parent-style-name="PreformattedText" style:family="paragraph">
      <style:text-properties fo:font-size="11pt" style:font-size-asian="11pt" style:font-size-complex="11pt"/>
    </style:style>
    <style:style style:name="P6566" style:parent-style-name="PreformattedText" style:family="paragraph">
      <style:text-properties fo:font-size="11pt" style:font-size-asian="11pt" style:font-size-complex="11pt"/>
    </style:style>
    <style:style style:name="P6567" style:parent-style-name="PreformattedText" style:family="paragraph">
      <style:text-properties fo:font-size="11pt" style:font-size-asian="11pt" style:font-size-complex="11pt"/>
    </style:style>
    <style:style style:name="P6568" style:parent-style-name="PreformattedText" style:family="paragraph">
      <style:text-properties fo:font-size="11pt" style:font-size-asian="11pt" style:font-size-complex="11pt"/>
    </style:style>
    <style:style style:name="P6569" style:parent-style-name="PreformattedText" style:family="paragraph">
      <style:text-properties fo:font-size="11pt" style:font-size-asian="11pt" style:font-size-complex="11pt"/>
    </style:style>
    <style:style style:name="P6570" style:parent-style-name="PreformattedText" style:family="paragraph">
      <style:text-properties fo:font-size="11pt" style:font-size-asian="11pt" style:font-size-complex="11pt"/>
    </style:style>
    <style:style style:name="P6571" style:parent-style-name="PreformattedText" style:family="paragraph">
      <style:text-properties fo:font-size="11pt" style:font-size-asian="11pt" style:font-size-complex="11pt"/>
    </style:style>
    <style:style style:name="P6572" style:parent-style-name="PreformattedText" style:family="paragraph">
      <style:text-properties fo:font-size="11pt" style:font-size-asian="11pt" style:font-size-complex="11pt"/>
    </style:style>
    <style:style style:name="P6573" style:parent-style-name="PreformattedText" style:family="paragraph">
      <style:text-properties fo:font-size="11pt" style:font-size-asian="11pt" style:font-size-complex="11pt"/>
    </style:style>
    <style:style style:name="P6574" style:parent-style-name="PreformattedText" style:family="paragraph">
      <style:text-properties fo:font-size="11pt" style:font-size-asian="11pt" style:font-size-complex="11pt"/>
    </style:style>
    <style:style style:name="P6575" style:parent-style-name="PreformattedText" style:family="paragraph">
      <style:text-properties fo:font-size="11pt" style:font-size-asian="11pt" style:font-size-complex="11pt"/>
    </style:style>
    <style:style style:name="P6576" style:parent-style-name="PreformattedText" style:family="paragraph">
      <style:text-properties fo:font-size="11pt" style:font-size-asian="11pt" style:font-size-complex="11pt"/>
    </style:style>
    <style:style style:name="P6577" style:parent-style-name="PreformattedText" style:family="paragraph">
      <style:text-properties fo:font-size="11pt" style:font-size-asian="11pt" style:font-size-complex="11pt"/>
    </style:style>
    <style:style style:name="P6578" style:parent-style-name="PreformattedText" style:family="paragraph">
      <style:text-properties fo:font-size="11pt" style:font-size-asian="11pt" style:font-size-complex="11pt"/>
    </style:style>
    <style:style style:name="P6579" style:parent-style-name="PreformattedText" style:family="paragraph">
      <style:text-properties fo:font-size="11pt" style:font-size-asian="11pt" style:font-size-complex="11pt"/>
    </style:style>
    <style:style style:name="P6580" style:parent-style-name="PreformattedText" style:family="paragraph">
      <style:text-properties fo:font-size="11pt" style:font-size-asian="11pt" style:font-size-complex="11pt"/>
    </style:style>
    <style:style style:name="P6581" style:parent-style-name="PreformattedText" style:family="paragraph">
      <style:text-properties fo:font-size="11pt" style:font-size-asian="11pt" style:font-size-complex="11pt"/>
    </style:style>
    <style:style style:name="P6582" style:parent-style-name="PreformattedText" style:family="paragraph">
      <style:text-properties fo:font-size="11pt" style:font-size-asian="11pt" style:font-size-complex="11pt"/>
    </style:style>
    <style:style style:name="P6583" style:parent-style-name="PreformattedText" style:family="paragraph">
      <style:text-properties fo:font-size="11pt" style:font-size-asian="11pt" style:font-size-complex="11pt"/>
    </style:style>
    <style:style style:name="P6584" style:parent-style-name="PreformattedText" style:family="paragraph">
      <style:text-properties fo:font-size="11pt" style:font-size-asian="11pt" style:font-size-complex="11pt"/>
    </style:style>
    <style:style style:name="P6585" style:parent-style-name="PreformattedText" style:family="paragraph">
      <style:text-properties fo:font-size="11pt" style:font-size-asian="11pt" style:font-size-complex="11pt"/>
    </style:style>
    <style:style style:name="P6586" style:parent-style-name="PreformattedText" style:family="paragraph">
      <style:text-properties fo:font-size="11pt" style:font-size-asian="11pt" style:font-size-complex="11pt"/>
    </style:style>
    <style:style style:name="P6587" style:parent-style-name="PreformattedText" style:family="paragraph">
      <style:text-properties fo:font-size="11pt" style:font-size-asian="11pt" style:font-size-complex="11pt"/>
    </style:style>
    <style:style style:name="P6588" style:parent-style-name="PreformattedText" style:family="paragraph">
      <style:text-properties fo:font-size="11pt" style:font-size-asian="11pt" style:font-size-complex="11pt"/>
    </style:style>
    <style:style style:name="P6589" style:parent-style-name="PreformattedText" style:family="paragraph">
      <style:text-properties fo:font-size="11pt" style:font-size-asian="11pt" style:font-size-complex="11pt"/>
    </style:style>
    <style:style style:name="P6590" style:parent-style-name="PreformattedText" style:family="paragraph">
      <style:text-properties fo:font-size="11pt" style:font-size-asian="11pt" style:font-size-complex="11pt"/>
    </style:style>
    <style:style style:name="P6591" style:parent-style-name="PreformattedText" style:family="paragraph">
      <style:text-properties fo:font-size="11pt" style:font-size-asian="11pt" style:font-size-complex="11pt"/>
    </style:style>
    <style:style style:name="P6592" style:parent-style-name="PreformattedText" style:family="paragraph">
      <style:text-properties fo:font-size="11pt" style:font-size-asian="11pt" style:font-size-complex="11pt"/>
    </style:style>
    <style:style style:name="P6593" style:parent-style-name="PreformattedText" style:family="paragraph">
      <style:text-properties fo:font-size="11pt" style:font-size-asian="11pt" style:font-size-complex="11pt"/>
    </style:style>
    <style:style style:name="P6594" style:parent-style-name="PreformattedText" style:family="paragraph">
      <style:text-properties fo:font-size="11pt" style:font-size-asian="11pt" style:font-size-complex="11pt"/>
    </style:style>
    <style:style style:name="P6595" style:parent-style-name="PreformattedText" style:family="paragraph">
      <style:text-properties fo:font-size="11pt" style:font-size-asian="11pt" style:font-size-complex="11pt"/>
    </style:style>
    <style:style style:name="P6596" style:parent-style-name="PreformattedText" style:family="paragraph">
      <style:text-properties fo:font-size="11pt" style:font-size-asian="11pt" style:font-size-complex="11pt"/>
    </style:style>
    <style:style style:name="P6597" style:parent-style-name="PreformattedText" style:family="paragraph">
      <style:text-properties fo:font-size="11pt" style:font-size-asian="11pt" style:font-size-complex="11pt"/>
    </style:style>
    <style:style style:name="P6598" style:parent-style-name="PreformattedText" style:family="paragraph">
      <style:text-properties fo:font-size="11pt" style:font-size-asian="11pt" style:font-size-complex="11pt"/>
    </style:style>
    <style:style style:name="P6599" style:parent-style-name="PreformattedText" style:family="paragraph">
      <style:text-properties fo:font-size="11pt" style:font-size-asian="11pt" style:font-size-complex="11pt"/>
    </style:style>
    <style:style style:name="P6600" style:parent-style-name="PreformattedText" style:family="paragraph">
      <style:text-properties fo:font-size="11pt" style:font-size-asian="11pt" style:font-size-complex="11pt"/>
    </style:style>
    <style:style style:name="P6601" style:parent-style-name="PreformattedText" style:family="paragraph">
      <style:text-properties fo:font-size="11pt" style:font-size-asian="11pt" style:font-size-complex="11pt"/>
    </style:style>
    <style:style style:name="P6602" style:parent-style-name="PreformattedText" style:family="paragraph">
      <style:text-properties fo:font-size="11pt" style:font-size-asian="11pt" style:font-size-complex="11pt"/>
    </style:style>
    <style:style style:name="P6603" style:parent-style-name="PreformattedText" style:family="paragraph">
      <style:text-properties fo:font-size="11pt" style:font-size-asian="11pt" style:font-size-complex="11pt"/>
    </style:style>
    <style:style style:name="P6604" style:parent-style-name="PreformattedText" style:family="paragraph">
      <style:text-properties fo:font-size="11pt" style:font-size-asian="11pt" style:font-size-complex="11pt"/>
    </style:style>
    <style:style style:name="P6605" style:parent-style-name="PreformattedText" style:family="paragraph">
      <style:text-properties fo:font-size="11pt" style:font-size-asian="11pt" style:font-size-complex="11pt"/>
    </style:style>
    <style:style style:name="P6606" style:parent-style-name="PreformattedText" style:family="paragraph">
      <style:text-properties fo:font-size="11pt" style:font-size-asian="11pt" style:font-size-complex="11pt"/>
    </style:style>
    <style:style style:name="P6607" style:parent-style-name="PreformattedText" style:family="paragraph">
      <style:text-properties fo:font-size="11pt" style:font-size-asian="11pt" style:font-size-complex="11pt"/>
    </style:style>
    <style:style style:name="P6608" style:parent-style-name="PreformattedText" style:family="paragraph">
      <style:text-properties fo:font-size="11pt" style:font-size-asian="11pt" style:font-size-complex="11pt"/>
    </style:style>
    <style:style style:name="P6609" style:parent-style-name="PreformattedText" style:family="paragraph">
      <style:text-properties fo:font-size="11pt" style:font-size-asian="11pt" style:font-size-complex="11pt"/>
    </style:style>
    <style:style style:name="P6610" style:parent-style-name="PreformattedText" style:family="paragraph">
      <style:text-properties fo:font-size="11pt" style:font-size-asian="11pt" style:font-size-complex="11pt"/>
    </style:style>
    <style:style style:name="P6611" style:parent-style-name="PreformattedText" style:family="paragraph">
      <style:text-properties fo:font-size="11pt" style:font-size-asian="11pt" style:font-size-complex="11pt"/>
    </style:style>
    <style:style style:name="P6612" style:parent-style-name="PreformattedText" style:family="paragraph">
      <style:text-properties fo:font-size="11pt" style:font-size-asian="11pt" style:font-size-complex="11pt"/>
    </style:style>
    <style:style style:name="P6613" style:parent-style-name="PreformattedText" style:family="paragraph">
      <style:text-properties fo:font-size="11pt" style:font-size-asian="11pt" style:font-size-complex="11pt"/>
    </style:style>
    <style:style style:name="P6614" style:parent-style-name="PreformattedText" style:family="paragraph">
      <style:text-properties fo:font-size="11pt" style:font-size-asian="11pt" style:font-size-complex="11pt"/>
    </style:style>
    <style:style style:name="P6615" style:parent-style-name="PreformattedText" style:family="paragraph">
      <style:text-properties fo:font-size="11pt" style:font-size-asian="11pt" style:font-size-complex="11pt"/>
    </style:style>
    <style:style style:name="P6616" style:parent-style-name="PreformattedText" style:family="paragraph">
      <style:text-properties fo:font-size="11pt" style:font-size-asian="11pt" style:font-size-complex="11pt"/>
    </style:style>
    <style:style style:name="P6617" style:parent-style-name="PreformattedText" style:family="paragraph">
      <style:text-properties fo:font-size="11pt" style:font-size-asian="11pt" style:font-size-complex="11pt"/>
    </style:style>
    <style:style style:name="P6618" style:parent-style-name="PreformattedText" style:family="paragraph">
      <style:text-properties fo:font-size="11pt" style:font-size-asian="11pt" style:font-size-complex="11pt"/>
    </style:style>
    <style:style style:name="P6619" style:parent-style-name="PreformattedText" style:family="paragraph">
      <style:text-properties fo:font-size="11pt" style:font-size-asian="11pt" style:font-size-complex="11pt"/>
    </style:style>
    <style:style style:name="P6620" style:parent-style-name="PreformattedText" style:family="paragraph">
      <style:text-properties fo:font-size="11pt" style:font-size-asian="11pt" style:font-size-complex="11pt"/>
    </style:style>
    <style:style style:name="P6621" style:parent-style-name="PreformattedText" style:family="paragraph">
      <style:text-properties fo:font-size="11pt" style:font-size-asian="11pt" style:font-size-complex="11pt"/>
    </style:style>
    <style:style style:name="P6622" style:parent-style-name="PreformattedText" style:family="paragraph">
      <style:text-properties fo:font-size="11pt" style:font-size-asian="11pt" style:font-size-complex="11pt"/>
    </style:style>
    <style:style style:name="P6623" style:parent-style-name="PreformattedText" style:family="paragraph">
      <style:text-properties fo:font-size="11pt" style:font-size-asian="11pt" style:font-size-complex="11pt"/>
    </style:style>
    <style:style style:name="P6624" style:parent-style-name="PreformattedText" style:family="paragraph">
      <style:text-properties fo:font-size="11pt" style:font-size-asian="11pt" style:font-size-complex="11pt"/>
    </style:style>
    <style:style style:name="P6625" style:parent-style-name="PreformattedText" style:family="paragraph">
      <style:text-properties fo:font-size="11pt" style:font-size-asian="11pt" style:font-size-complex="11pt"/>
    </style:style>
    <style:style style:name="P6626" style:parent-style-name="PreformattedText" style:family="paragraph">
      <style:text-properties fo:font-size="11pt" style:font-size-asian="11pt" style:font-size-complex="11pt"/>
    </style:style>
    <style:style style:name="P6627" style:parent-style-name="PreformattedText" style:family="paragraph">
      <style:text-properties fo:font-size="11pt" style:font-size-asian="11pt" style:font-size-complex="11pt"/>
    </style:style>
    <style:style style:name="P6628" style:parent-style-name="PreformattedText" style:family="paragraph">
      <style:text-properties fo:font-size="11pt" style:font-size-asian="11pt" style:font-size-complex="11pt"/>
    </style:style>
    <style:style style:name="P6629" style:parent-style-name="PreformattedText" style:family="paragraph">
      <style:text-properties fo:font-size="11pt" style:font-size-asian="11pt" style:font-size-complex="11pt"/>
    </style:style>
    <style:style style:name="P6630" style:parent-style-name="PreformattedText" style:family="paragraph">
      <style:text-properties fo:font-size="11pt" style:font-size-asian="11pt" style:font-size-complex="11pt"/>
    </style:style>
    <style:style style:name="P6631" style:parent-style-name="PreformattedText" style:family="paragraph">
      <style:text-properties fo:font-size="11pt" style:font-size-asian="11pt" style:font-size-complex="11pt"/>
    </style:style>
    <style:style style:name="P6632" style:parent-style-name="PreformattedText" style:family="paragraph">
      <style:text-properties fo:font-size="11pt" style:font-size-asian="11pt" style:font-size-complex="11pt"/>
    </style:style>
    <style:style style:name="P6633" style:parent-style-name="PreformattedText" style:family="paragraph">
      <style:text-properties fo:font-size="11pt" style:font-size-asian="11pt" style:font-size-complex="11pt"/>
    </style:style>
    <style:style style:name="P6634" style:parent-style-name="PreformattedText" style:family="paragraph">
      <style:text-properties fo:font-size="11pt" style:font-size-asian="11pt" style:font-size-complex="11pt"/>
    </style:style>
    <style:style style:name="P6635" style:parent-style-name="PreformattedText" style:family="paragraph">
      <style:text-properties fo:font-size="11pt" style:font-size-asian="11pt" style:font-size-complex="11pt"/>
    </style:style>
    <style:style style:name="P6636" style:parent-style-name="PreformattedText" style:family="paragraph">
      <style:text-properties fo:font-size="11pt" style:font-size-asian="11pt" style:font-size-complex="11pt"/>
    </style:style>
    <style:style style:name="P6637" style:parent-style-name="PreformattedText" style:family="paragraph">
      <style:text-properties fo:font-size="11pt" style:font-size-asian="11pt" style:font-size-complex="11pt"/>
    </style:style>
    <style:style style:name="P6638" style:parent-style-name="PreformattedText" style:family="paragraph">
      <style:text-properties fo:font-size="11pt" style:font-size-asian="11pt" style:font-size-complex="11pt"/>
    </style:style>
    <style:style style:name="P6639" style:parent-style-name="PreformattedText" style:family="paragraph">
      <style:text-properties fo:font-size="11pt" style:font-size-asian="11pt" style:font-size-complex="11pt"/>
    </style:style>
    <style:style style:name="P6640" style:parent-style-name="PreformattedText" style:family="paragraph">
      <style:text-properties fo:font-size="11pt" style:font-size-asian="11pt" style:font-size-complex="11pt"/>
    </style:style>
    <style:style style:name="P6641" style:parent-style-name="PreformattedText" style:family="paragraph">
      <style:text-properties fo:font-size="11pt" style:font-size-asian="11pt" style:font-size-complex="11pt"/>
    </style:style>
    <style:style style:name="P6642" style:parent-style-name="PreformattedText" style:family="paragraph">
      <style:text-properties fo:font-size="11pt" style:font-size-asian="11pt" style:font-size-complex="11pt"/>
    </style:style>
    <style:style style:name="P6643" style:parent-style-name="PreformattedText" style:family="paragraph">
      <style:text-properties fo:font-size="11pt" style:font-size-asian="11pt" style:font-size-complex="11pt"/>
    </style:style>
    <style:style style:name="P6644" style:parent-style-name="PreformattedText" style:family="paragraph">
      <style:text-properties fo:font-size="11pt" style:font-size-asian="11pt" style:font-size-complex="11pt"/>
    </style:style>
    <style:style style:name="P6645" style:parent-style-name="PreformattedText" style:family="paragraph">
      <style:text-properties fo:font-size="11pt" style:font-size-asian="11pt" style:font-size-complex="11pt"/>
    </style:style>
    <style:style style:name="P6646" style:parent-style-name="PreformattedText" style:family="paragraph">
      <style:text-properties fo:font-size="11pt" style:font-size-asian="11pt" style:font-size-complex="11pt"/>
    </style:style>
    <style:style style:name="P6647" style:parent-style-name="PreformattedText" style:family="paragraph">
      <style:text-properties fo:font-size="11pt" style:font-size-asian="11pt" style:font-size-complex="11pt"/>
    </style:style>
    <style:style style:name="P6648" style:parent-style-name="PreformattedText" style:family="paragraph">
      <style:text-properties fo:font-size="11pt" style:font-size-asian="11pt" style:font-size-complex="11pt"/>
    </style:style>
    <style:style style:name="P6649" style:parent-style-name="PreformattedText" style:family="paragraph">
      <style:text-properties fo:font-size="11pt" style:font-size-asian="11pt" style:font-size-complex="11pt"/>
    </style:style>
    <style:style style:name="P6650" style:parent-style-name="PreformattedText" style:family="paragraph">
      <style:text-properties fo:font-size="11pt" style:font-size-asian="11pt" style:font-size-complex="11pt"/>
    </style:style>
    <style:style style:name="P6651" style:parent-style-name="PreformattedText" style:family="paragraph">
      <style:text-properties fo:font-size="11pt" style:font-size-asian="11pt" style:font-size-complex="11pt"/>
    </style:style>
    <style:style style:name="P6652" style:parent-style-name="PreformattedText" style:family="paragraph">
      <style:text-properties fo:font-size="11pt" style:font-size-asian="11pt" style:font-size-complex="11pt"/>
    </style:style>
    <style:style style:name="P6653" style:parent-style-name="PreformattedText" style:family="paragraph">
      <style:text-properties fo:font-size="11pt" style:font-size-asian="11pt" style:font-size-complex="11pt"/>
    </style:style>
    <style:style style:name="P6654" style:parent-style-name="PreformattedText" style:family="paragraph">
      <style:text-properties fo:font-size="11pt" style:font-size-asian="11pt" style:font-size-complex="11pt"/>
    </style:style>
    <style:style style:name="P6655" style:parent-style-name="PreformattedText" style:family="paragraph">
      <style:text-properties fo:font-size="11pt" style:font-size-asian="11pt" style:font-size-complex="11pt"/>
    </style:style>
    <style:style style:name="P6656" style:parent-style-name="PreformattedText" style:family="paragraph">
      <style:text-properties fo:font-size="11pt" style:font-size-asian="11pt" style:font-size-complex="11pt"/>
    </style:style>
    <style:style style:name="P6657" style:parent-style-name="PreformattedText" style:family="paragraph">
      <style:text-properties fo:font-size="11pt" style:font-size-asian="11pt" style:font-size-complex="11pt"/>
    </style:style>
    <style:style style:name="P6658" style:parent-style-name="PreformattedText" style:family="paragraph">
      <style:text-properties fo:font-size="11pt" style:font-size-asian="11pt" style:font-size-complex="11pt"/>
    </style:style>
    <style:style style:name="P6659" style:parent-style-name="PreformattedText" style:family="paragraph">
      <style:text-properties fo:font-size="11pt" style:font-size-asian="11pt" style:font-size-complex="11pt"/>
    </style:style>
    <style:style style:name="P6660" style:parent-style-name="PreformattedText" style:family="paragraph">
      <style:text-properties fo:font-size="11pt" style:font-size-asian="11pt" style:font-size-complex="11pt"/>
    </style:style>
    <style:style style:name="P6661" style:parent-style-name="PreformattedText" style:family="paragraph">
      <style:text-properties fo:font-size="11pt" style:font-size-asian="11pt" style:font-size-complex="11pt"/>
    </style:style>
    <style:style style:name="P6662" style:parent-style-name="PreformattedText" style:family="paragraph">
      <style:text-properties fo:font-size="11pt" style:font-size-asian="11pt" style:font-size-complex="11pt"/>
    </style:style>
    <style:style style:name="P6663" style:parent-style-name="PreformattedText" style:family="paragraph">
      <style:text-properties fo:font-size="11pt" style:font-size-asian="11pt" style:font-size-complex="11pt"/>
    </style:style>
    <style:style style:name="P6664" style:parent-style-name="PreformattedText" style:family="paragraph">
      <style:text-properties fo:font-size="11pt" style:font-size-asian="11pt" style:font-size-complex="11pt"/>
    </style:style>
    <style:style style:name="P6665" style:parent-style-name="PreformattedText" style:family="paragraph">
      <style:text-properties fo:font-size="11pt" style:font-size-asian="11pt" style:font-size-complex="11pt"/>
    </style:style>
    <style:style style:name="P6666" style:parent-style-name="PreformattedText" style:family="paragraph">
      <style:text-properties fo:font-size="11pt" style:font-size-asian="11pt" style:font-size-complex="11pt"/>
    </style:style>
    <style:style style:name="P6667" style:parent-style-name="PreformattedText" style:family="paragraph">
      <style:text-properties fo:font-size="11pt" style:font-size-asian="11pt" style:font-size-complex="11pt"/>
    </style:style>
    <style:style style:name="P6668" style:parent-style-name="PreformattedText" style:family="paragraph">
      <style:text-properties fo:font-size="11pt" style:font-size-asian="11pt" style:font-size-complex="11pt"/>
    </style:style>
    <style:style style:name="P6669" style:parent-style-name="PreformattedText" style:family="paragraph">
      <style:text-properties fo:font-size="11pt" style:font-size-asian="11pt" style:font-size-complex="11pt"/>
    </style:style>
    <style:style style:name="P6670" style:parent-style-name="PreformattedText" style:family="paragraph">
      <style:text-properties fo:font-size="11pt" style:font-size-asian="11pt" style:font-size-complex="11pt"/>
    </style:style>
    <style:style style:name="P6671" style:parent-style-name="PreformattedText" style:family="paragraph">
      <style:text-properties fo:font-size="11pt" style:font-size-asian="11pt" style:font-size-complex="11pt"/>
    </style:style>
    <style:style style:name="P6672" style:parent-style-name="PreformattedText" style:family="paragraph">
      <style:text-properties fo:font-size="11pt" style:font-size-asian="11pt" style:font-size-complex="11pt"/>
    </style:style>
    <style:style style:name="P6673" style:parent-style-name="PreformattedText" style:family="paragraph">
      <style:text-properties fo:font-size="11pt" style:font-size-asian="11pt" style:font-size-complex="11pt"/>
    </style:style>
    <style:style style:name="P6674" style:parent-style-name="PreformattedText" style:family="paragraph">
      <style:text-properties fo:font-size="11pt" style:font-size-asian="11pt" style:font-size-complex="11pt"/>
    </style:style>
    <style:style style:name="P6675" style:parent-style-name="PreformattedText" style:family="paragraph">
      <style:text-properties fo:font-size="11pt" style:font-size-asian="11pt" style:font-size-complex="11pt"/>
    </style:style>
    <style:style style:name="P6676" style:parent-style-name="PreformattedText" style:family="paragraph">
      <style:text-properties fo:font-size="11pt" style:font-size-asian="11pt" style:font-size-complex="11pt"/>
    </style:style>
    <style:style style:name="P6677" style:parent-style-name="PreformattedText" style:family="paragraph">
      <style:text-properties fo:font-size="11pt" style:font-size-asian="11pt" style:font-size-complex="11pt"/>
    </style:style>
    <style:style style:name="P6678" style:parent-style-name="PreformattedText" style:family="paragraph">
      <style:text-properties fo:font-size="11pt" style:font-size-asian="11pt" style:font-size-complex="11pt"/>
    </style:style>
    <style:style style:name="P6679" style:parent-style-name="PreformattedText" style:family="paragraph">
      <style:text-properties fo:font-size="11pt" style:font-size-asian="11pt" style:font-size-complex="11pt"/>
    </style:style>
    <style:style style:name="P6680" style:parent-style-name="PreformattedText" style:family="paragraph">
      <style:text-properties fo:font-size="11pt" style:font-size-asian="11pt" style:font-size-complex="11pt"/>
    </style:style>
    <style:style style:name="P6681" style:parent-style-name="PreformattedText" style:family="paragraph">
      <style:text-properties fo:font-size="11pt" style:font-size-asian="11pt" style:font-size-complex="11pt"/>
    </style:style>
    <style:style style:name="P6682" style:parent-style-name="PreformattedText" style:family="paragraph">
      <style:text-properties fo:font-size="11pt" style:font-size-asian="11pt" style:font-size-complex="11pt"/>
    </style:style>
    <style:style style:name="P6683" style:parent-style-name="PreformattedText" style:family="paragraph">
      <style:text-properties fo:font-size="11pt" style:font-size-asian="11pt" style:font-size-complex="11pt"/>
    </style:style>
    <style:style style:name="P6684" style:parent-style-name="PreformattedText" style:family="paragraph">
      <style:text-properties fo:font-size="11pt" style:font-size-asian="11pt" style:font-size-complex="11pt"/>
    </style:style>
    <style:style style:name="P6685" style:parent-style-name="PreformattedText" style:family="paragraph">
      <style:text-properties fo:font-size="11pt" style:font-size-asian="11pt" style:font-size-complex="11pt"/>
    </style:style>
    <style:style style:name="P6686" style:parent-style-name="PreformattedText" style:family="paragraph">
      <style:text-properties fo:font-size="11pt" style:font-size-asian="11pt" style:font-size-complex="11pt"/>
    </style:style>
    <style:style style:name="P6687" style:parent-style-name="PreformattedText" style:family="paragraph">
      <style:text-properties fo:font-size="11pt" style:font-size-asian="11pt" style:font-size-complex="11pt"/>
    </style:style>
    <style:style style:name="P6688" style:parent-style-name="PreformattedText" style:family="paragraph">
      <style:text-properties fo:font-size="11pt" style:font-size-asian="11pt" style:font-size-complex="11pt"/>
    </style:style>
    <style:style style:name="P6689" style:parent-style-name="PreformattedText" style:family="paragraph">
      <style:text-properties fo:font-size="11pt" style:font-size-asian="11pt" style:font-size-complex="11pt"/>
    </style:style>
    <style:style style:name="P6690" style:parent-style-name="PreformattedText" style:family="paragraph">
      <style:text-properties fo:font-size="11pt" style:font-size-asian="11pt" style:font-size-complex="11pt"/>
    </style:style>
    <style:style style:name="P6691" style:parent-style-name="PreformattedText" style:family="paragraph">
      <style:text-properties fo:font-size="11pt" style:font-size-asian="11pt" style:font-size-complex="11pt"/>
    </style:style>
    <style:style style:name="P6692" style:parent-style-name="PreformattedText" style:family="paragraph">
      <style:text-properties fo:font-size="11pt" style:font-size-asian="11pt" style:font-size-complex="11pt"/>
    </style:style>
    <style:style style:name="P6693" style:parent-style-name="PreformattedText" style:family="paragraph">
      <style:text-properties fo:font-size="11pt" style:font-size-asian="11pt" style:font-size-complex="11pt"/>
    </style:style>
    <style:style style:name="P6694" style:parent-style-name="PreformattedText" style:family="paragraph">
      <style:text-properties fo:font-size="11pt" style:font-size-asian="11pt" style:font-size-complex="11pt"/>
    </style:style>
    <style:style style:name="P6695" style:parent-style-name="PreformattedText" style:family="paragraph">
      <style:text-properties fo:font-size="11pt" style:font-size-asian="11pt" style:font-size-complex="11pt"/>
    </style:style>
    <style:style style:name="P6696" style:parent-style-name="PreformattedText" style:family="paragraph">
      <style:text-properties fo:font-size="11pt" style:font-size-asian="11pt" style:font-size-complex="11pt"/>
    </style:style>
    <style:style style:name="P6697" style:parent-style-name="PreformattedText" style:family="paragraph">
      <style:text-properties fo:font-size="11pt" style:font-size-asian="11pt" style:font-size-complex="11pt"/>
    </style:style>
    <style:style style:name="P6698" style:parent-style-name="PreformattedText" style:family="paragraph">
      <style:text-properties fo:font-size="11pt" style:font-size-asian="11pt" style:font-size-complex="11pt"/>
    </style:style>
    <style:style style:name="P6699" style:parent-style-name="PreformattedText" style:family="paragraph">
      <style:text-properties fo:font-size="11pt" style:font-size-asian="11pt" style:font-size-complex="11pt"/>
    </style:style>
    <style:style style:name="P6700" style:parent-style-name="PreformattedText" style:family="paragraph">
      <style:text-properties fo:font-size="11pt" style:font-size-asian="11pt" style:font-size-complex="11pt"/>
    </style:style>
    <style:style style:name="P6701" style:parent-style-name="PreformattedText" style:family="paragraph">
      <style:text-properties fo:font-size="11pt" style:font-size-asian="11pt" style:font-size-complex="11pt"/>
    </style:style>
    <style:style style:name="P6702" style:parent-style-name="PreformattedText" style:family="paragraph">
      <style:text-properties fo:font-size="11pt" style:font-size-asian="11pt" style:font-size-complex="11pt"/>
    </style:style>
    <style:style style:name="P6703" style:parent-style-name="PreformattedText" style:family="paragraph">
      <style:text-properties fo:font-size="11pt" style:font-size-asian="11pt" style:font-size-complex="11pt"/>
    </style:style>
    <style:style style:name="P6704" style:parent-style-name="PreformattedText" style:family="paragraph">
      <style:text-properties fo:font-size="11pt" style:font-size-asian="11pt" style:font-size-complex="11pt"/>
    </style:style>
    <style:style style:name="P6705" style:parent-style-name="PreformattedText" style:family="paragraph">
      <style:text-properties fo:font-size="11pt" style:font-size-asian="11pt" style:font-size-complex="11pt"/>
    </style:style>
    <style:style style:name="P6706" style:parent-style-name="PreformattedText" style:family="paragraph">
      <style:text-properties fo:font-size="11pt" style:font-size-asian="11pt" style:font-size-complex="11pt"/>
    </style:style>
    <style:style style:name="P6707" style:parent-style-name="PreformattedText" style:family="paragraph">
      <style:text-properties fo:font-size="11pt" style:font-size-asian="11pt" style:font-size-complex="11pt"/>
    </style:style>
    <style:style style:name="P6708" style:parent-style-name="PreformattedText" style:family="paragraph">
      <style:text-properties fo:font-size="11pt" style:font-size-asian="11pt" style:font-size-complex="11pt"/>
    </style:style>
    <style:style style:name="P6709" style:parent-style-name="PreformattedText" style:family="paragraph">
      <style:text-properties fo:font-size="11pt" style:font-size-asian="11pt" style:font-size-complex="11pt"/>
    </style:style>
    <style:style style:name="P6710" style:parent-style-name="PreformattedText" style:family="paragraph">
      <style:text-properties fo:font-size="11pt" style:font-size-asian="11pt" style:font-size-complex="11pt"/>
    </style:style>
    <style:style style:name="P6711" style:parent-style-name="PreformattedText" style:family="paragraph">
      <style:text-properties fo:font-size="11pt" style:font-size-asian="11pt" style:font-size-complex="11pt"/>
    </style:style>
    <style:style style:name="P6712" style:parent-style-name="PreformattedText" style:family="paragraph">
      <style:text-properties fo:font-size="11pt" style:font-size-asian="11pt" style:font-size-complex="11pt"/>
    </style:style>
    <style:style style:name="P6713" style:parent-style-name="PreformattedText" style:family="paragraph">
      <style:text-properties fo:font-size="11pt" style:font-size-asian="11pt" style:font-size-complex="11pt"/>
    </style:style>
    <style:style style:name="P6714" style:parent-style-name="PreformattedText" style:family="paragraph">
      <style:text-properties fo:font-size="11pt" style:font-size-asian="11pt" style:font-size-complex="11pt"/>
    </style:style>
    <style:style style:name="P6715" style:parent-style-name="PreformattedText" style:family="paragraph">
      <style:text-properties fo:font-size="11pt" style:font-size-asian="11pt" style:font-size-complex="11pt"/>
    </style:style>
    <style:style style:name="P6716" style:parent-style-name="PreformattedText" style:family="paragraph">
      <style:text-properties fo:font-size="11pt" style:font-size-asian="11pt" style:font-size-complex="11pt"/>
    </style:style>
    <style:style style:name="P6717" style:parent-style-name="PreformattedText" style:family="paragraph">
      <style:text-properties fo:font-size="11pt" style:font-size-asian="11pt" style:font-size-complex="11pt"/>
    </style:style>
    <style:style style:name="P6718" style:parent-style-name="PreformattedText" style:family="paragraph">
      <style:text-properties fo:font-size="11pt" style:font-size-asian="11pt" style:font-size-complex="11pt"/>
    </style:style>
    <style:style style:name="P6719" style:parent-style-name="PreformattedText" style:family="paragraph">
      <style:text-properties fo:font-size="11pt" style:font-size-asian="11pt" style:font-size-complex="11pt"/>
    </style:style>
    <style:style style:name="P6720" style:parent-style-name="PreformattedText" style:family="paragraph">
      <style:text-properties fo:font-size="11pt" style:font-size-asian="11pt" style:font-size-complex="11pt"/>
    </style:style>
    <style:style style:name="P6721" style:parent-style-name="PreformattedText" style:family="paragraph">
      <style:text-properties fo:font-size="11pt" style:font-size-asian="11pt" style:font-size-complex="11pt"/>
    </style:style>
    <style:style style:name="P6722" style:parent-style-name="PreformattedText" style:family="paragraph">
      <style:text-properties fo:font-size="11pt" style:font-size-asian="11pt" style:font-size-complex="11pt"/>
    </style:style>
    <style:style style:name="P6723" style:parent-style-name="PreformattedText" style:family="paragraph">
      <style:text-properties fo:font-size="11pt" style:font-size-asian="11pt" style:font-size-complex="11pt"/>
    </style:style>
    <style:style style:name="P6724" style:parent-style-name="PreformattedText" style:family="paragraph">
      <style:text-properties fo:font-size="11pt" style:font-size-asian="11pt" style:font-size-complex="11pt"/>
    </style:style>
    <style:style style:name="P6725" style:parent-style-name="PreformattedText" style:family="paragraph">
      <style:text-properties fo:font-size="11pt" style:font-size-asian="11pt" style:font-size-complex="11pt"/>
    </style:style>
    <style:style style:name="P6726" style:parent-style-name="PreformattedText" style:family="paragraph">
      <style:text-properties fo:font-size="11pt" style:font-size-asian="11pt" style:font-size-complex="11pt"/>
    </style:style>
    <style:style style:name="P6727" style:parent-style-name="PreformattedText" style:family="paragraph">
      <style:text-properties fo:font-size="11pt" style:font-size-asian="11pt" style:font-size-complex="11pt"/>
    </style:style>
    <style:style style:name="P6728" style:parent-style-name="PreformattedText" style:family="paragraph">
      <style:text-properties fo:font-size="11pt" style:font-size-asian="11pt" style:font-size-complex="11pt"/>
    </style:style>
    <style:style style:name="P6729" style:parent-style-name="PreformattedText" style:family="paragraph">
      <style:text-properties fo:font-size="11pt" style:font-size-asian="11pt" style:font-size-complex="11pt"/>
    </style:style>
    <style:style style:name="P6730" style:parent-style-name="PreformattedText" style:family="paragraph">
      <style:text-properties fo:font-size="11pt" style:font-size-asian="11pt" style:font-size-complex="11pt"/>
    </style:style>
    <style:style style:name="P6731" style:parent-style-name="PreformattedText" style:family="paragraph">
      <style:text-properties fo:font-size="11pt" style:font-size-asian="11pt" style:font-size-complex="11pt"/>
    </style:style>
    <style:style style:name="P6732" style:parent-style-name="PreformattedText" style:family="paragraph">
      <style:text-properties fo:font-size="11pt" style:font-size-asian="11pt" style:font-size-complex="11pt"/>
    </style:style>
    <style:style style:name="P6733" style:parent-style-name="PreformattedText" style:family="paragraph">
      <style:text-properties fo:font-size="11pt" style:font-size-asian="11pt" style:font-size-complex="11pt"/>
    </style:style>
    <style:style style:name="P6734" style:parent-style-name="PreformattedText" style:family="paragraph">
      <style:text-properties fo:font-size="11pt" style:font-size-asian="11pt" style:font-size-complex="11pt"/>
    </style:style>
    <style:style style:name="P6735" style:parent-style-name="PreformattedText" style:family="paragraph">
      <style:text-properties fo:font-size="11pt" style:font-size-asian="11pt" style:font-size-complex="11pt"/>
    </style:style>
    <style:style style:name="P6736" style:parent-style-name="PreformattedText" style:family="paragraph">
      <style:text-properties fo:font-size="11pt" style:font-size-asian="11pt" style:font-size-complex="11pt"/>
    </style:style>
    <style:style style:name="P6737" style:parent-style-name="PreformattedText" style:family="paragraph">
      <style:text-properties fo:font-size="11pt" style:font-size-asian="11pt" style:font-size-complex="11pt"/>
    </style:style>
    <style:style style:name="P6738" style:parent-style-name="PreformattedText" style:family="paragraph">
      <style:text-properties fo:font-size="11pt" style:font-size-asian="11pt" style:font-size-complex="11pt"/>
    </style:style>
    <style:style style:name="P6739" style:parent-style-name="PreformattedText" style:family="paragraph">
      <style:text-properties fo:font-size="11pt" style:font-size-asian="11pt" style:font-size-complex="11pt"/>
    </style:style>
    <style:style style:name="P6740" style:parent-style-name="PreformattedText" style:family="paragraph">
      <style:text-properties fo:font-size="11pt" style:font-size-asian="11pt" style:font-size-complex="11pt"/>
    </style:style>
    <style:style style:name="P6741" style:parent-style-name="PreformattedText" style:family="paragraph">
      <style:text-properties fo:font-size="11pt" style:font-size-asian="11pt" style:font-size-complex="11pt"/>
    </style:style>
    <style:style style:name="P6742" style:parent-style-name="PreformattedText" style:family="paragraph">
      <style:text-properties fo:font-size="11pt" style:font-size-asian="11pt" style:font-size-complex="11pt"/>
    </style:style>
    <style:style style:name="P6743" style:parent-style-name="PreformattedText" style:family="paragraph">
      <style:text-properties fo:font-size="11pt" style:font-size-asian="11pt" style:font-size-complex="11pt"/>
    </style:style>
    <style:style style:name="P6744" style:parent-style-name="PreformattedText" style:family="paragraph">
      <style:text-properties fo:font-size="11pt" style:font-size-asian="11pt" style:font-size-complex="11pt"/>
    </style:style>
    <style:style style:name="P6745" style:parent-style-name="PreformattedText" style:family="paragraph">
      <style:text-properties fo:font-size="11pt" style:font-size-asian="11pt" style:font-size-complex="11pt"/>
    </style:style>
    <style:style style:name="P6746" style:parent-style-name="PreformattedText" style:family="paragraph">
      <style:text-properties fo:font-size="11pt" style:font-size-asian="11pt" style:font-size-complex="11pt"/>
    </style:style>
    <style:style style:name="P6747" style:parent-style-name="PreformattedText" style:family="paragraph">
      <style:text-properties fo:font-size="11pt" style:font-size-asian="11pt" style:font-size-complex="11pt"/>
    </style:style>
    <style:style style:name="P6748" style:parent-style-name="PreformattedText" style:family="paragraph">
      <style:text-properties fo:font-size="11pt" style:font-size-asian="11pt" style:font-size-complex="11pt"/>
    </style:style>
    <style:style style:name="P6749" style:parent-style-name="PreformattedText" style:family="paragraph">
      <style:text-properties fo:font-size="11pt" style:font-size-asian="11pt" style:font-size-complex="11pt"/>
    </style:style>
    <style:style style:name="P6750" style:parent-style-name="PreformattedText" style:family="paragraph">
      <style:text-properties fo:font-size="11pt" style:font-size-asian="11pt" style:font-size-complex="11pt"/>
    </style:style>
    <style:style style:name="P6751" style:parent-style-name="PreformattedText" style:family="paragraph">
      <style:text-properties fo:font-size="11pt" style:font-size-asian="11pt" style:font-size-complex="11pt"/>
    </style:style>
    <style:style style:name="P6752" style:parent-style-name="PreformattedText" style:family="paragraph">
      <style:text-properties fo:font-size="11pt" style:font-size-asian="11pt" style:font-size-complex="11pt"/>
    </style:style>
    <style:style style:name="P6753" style:parent-style-name="PreformattedText" style:family="paragraph">
      <style:text-properties fo:font-size="11pt" style:font-size-asian="11pt" style:font-size-complex="11pt"/>
    </style:style>
    <style:style style:name="P6754" style:parent-style-name="PreformattedText" style:family="paragraph">
      <style:text-properties fo:font-size="11pt" style:font-size-asian="11pt" style:font-size-complex="11pt"/>
    </style:style>
    <style:style style:name="P6755" style:parent-style-name="PreformattedText" style:family="paragraph">
      <style:text-properties fo:font-size="11pt" style:font-size-asian="11pt" style:font-size-complex="11pt"/>
    </style:style>
    <style:style style:name="P6756" style:parent-style-name="PreformattedText" style:family="paragraph">
      <style:text-properties fo:font-size="11pt" style:font-size-asian="11pt" style:font-size-complex="11pt"/>
    </style:style>
    <style:style style:name="P6757" style:parent-style-name="PreformattedText" style:family="paragraph">
      <style:text-properties fo:font-size="11pt" style:font-size-asian="11pt" style:font-size-complex="11pt"/>
    </style:style>
    <style:style style:name="P6758" style:parent-style-name="PreformattedText" style:family="paragraph">
      <style:text-properties fo:font-size="11pt" style:font-size-asian="11pt" style:font-size-complex="11pt"/>
    </style:style>
    <style:style style:name="P6759" style:parent-style-name="PreformattedText" style:family="paragraph">
      <style:text-properties fo:font-size="11pt" style:font-size-asian="11pt" style:font-size-complex="11pt"/>
    </style:style>
    <style:style style:name="P6760" style:parent-style-name="PreformattedText" style:family="paragraph">
      <style:text-properties fo:font-size="11pt" style:font-size-asian="11pt" style:font-size-complex="11pt"/>
    </style:style>
    <style:style style:name="P6761" style:parent-style-name="PreformattedText" style:family="paragraph">
      <style:text-properties fo:font-size="11pt" style:font-size-asian="11pt" style:font-size-complex="11pt"/>
    </style:style>
    <style:style style:name="P6762" style:parent-style-name="PreformattedText" style:family="paragraph">
      <style:text-properties fo:font-size="11pt" style:font-size-asian="11pt" style:font-size-complex="11pt"/>
    </style:style>
    <style:style style:name="P6763" style:parent-style-name="PreformattedText" style:family="paragraph">
      <style:text-properties fo:font-size="11pt" style:font-size-asian="11pt" style:font-size-complex="11pt"/>
    </style:style>
    <style:style style:name="P6764" style:parent-style-name="PreformattedText" style:family="paragraph">
      <style:text-properties fo:font-size="11pt" style:font-size-asian="11pt" style:font-size-complex="11pt"/>
    </style:style>
    <style:style style:name="P6765" style:parent-style-name="PreformattedText" style:family="paragraph">
      <style:text-properties fo:font-size="11pt" style:font-size-asian="11pt" style:font-size-complex="11pt"/>
    </style:style>
    <style:style style:name="P6766" style:parent-style-name="PreformattedText" style:family="paragraph">
      <style:text-properties fo:font-size="11pt" style:font-size-asian="11pt" style:font-size-complex="11pt"/>
    </style:style>
    <style:style style:name="P6767" style:parent-style-name="PreformattedText" style:family="paragraph">
      <style:text-properties fo:font-size="11pt" style:font-size-asian="11pt" style:font-size-complex="11pt"/>
    </style:style>
    <style:style style:name="P6768" style:parent-style-name="PreformattedText" style:family="paragraph">
      <style:text-properties fo:font-size="11pt" style:font-size-asian="11pt" style:font-size-complex="11pt"/>
    </style:style>
    <style:style style:name="P6769" style:parent-style-name="PreformattedText" style:family="paragraph">
      <style:text-properties fo:font-size="11pt" style:font-size-asian="11pt" style:font-size-complex="11pt"/>
    </style:style>
    <style:style style:name="P6770" style:parent-style-name="PreformattedText" style:family="paragraph">
      <style:text-properties fo:font-size="11pt" style:font-size-asian="11pt" style:font-size-complex="11pt"/>
    </style:style>
    <style:style style:name="P6771" style:parent-style-name="PreformattedText" style:family="paragraph">
      <style:text-properties fo:font-size="11pt" style:font-size-asian="11pt" style:font-size-complex="11pt"/>
    </style:style>
    <style:style style:name="P6772" style:parent-style-name="PreformattedText" style:family="paragraph">
      <style:text-properties fo:font-size="11pt" style:font-size-asian="11pt" style:font-size-complex="11pt"/>
    </style:style>
    <style:style style:name="P6773" style:parent-style-name="PreformattedText" style:family="paragraph">
      <style:text-properties fo:font-size="11pt" style:font-size-asian="11pt" style:font-size-complex="11pt"/>
    </style:style>
    <style:style style:name="P6774" style:parent-style-name="PreformattedText" style:family="paragraph">
      <style:text-properties fo:font-size="11pt" style:font-size-asian="11pt" style:font-size-complex="11pt"/>
    </style:style>
    <style:style style:name="P6775" style:parent-style-name="PreformattedText" style:family="paragraph">
      <style:text-properties fo:font-size="11pt" style:font-size-asian="11pt" style:font-size-complex="11pt"/>
    </style:style>
    <style:style style:name="P6776" style:parent-style-name="PreformattedText" style:family="paragraph">
      <style:text-properties fo:font-size="11pt" style:font-size-asian="11pt" style:font-size-complex="11pt"/>
    </style:style>
    <style:style style:name="P6777" style:parent-style-name="PreformattedText" style:family="paragraph">
      <style:text-properties fo:font-size="11pt" style:font-size-asian="11pt" style:font-size-complex="11pt"/>
    </style:style>
    <style:style style:name="P6778" style:parent-style-name="PreformattedText" style:family="paragraph">
      <style:text-properties fo:font-size="11pt" style:font-size-asian="11pt" style:font-size-complex="11pt"/>
    </style:style>
    <style:style style:name="P6779" style:parent-style-name="PreformattedText" style:family="paragraph">
      <style:text-properties fo:font-size="11pt" style:font-size-asian="11pt" style:font-size-complex="11pt"/>
    </style:style>
    <style:style style:name="P6780" style:parent-style-name="PreformattedText" style:family="paragraph">
      <style:text-properties fo:font-size="11pt" style:font-size-asian="11pt" style:font-size-complex="11pt"/>
    </style:style>
    <style:style style:name="P6781" style:parent-style-name="PreformattedText" style:family="paragraph">
      <style:text-properties fo:font-size="11pt" style:font-size-asian="11pt" style:font-size-complex="11pt"/>
    </style:style>
    <style:style style:name="P6782" style:parent-style-name="PreformattedText" style:family="paragraph">
      <style:text-properties fo:font-size="11pt" style:font-size-asian="11pt" style:font-size-complex="11pt"/>
    </style:style>
    <style:style style:name="P6783" style:parent-style-name="PreformattedText" style:family="paragraph">
      <style:text-properties fo:font-size="11pt" style:font-size-asian="11pt" style:font-size-complex="11pt"/>
    </style:style>
    <style:style style:name="P6784" style:parent-style-name="PreformattedText" style:family="paragraph">
      <style:text-properties fo:font-size="11pt" style:font-size-asian="11pt" style:font-size-complex="11pt"/>
    </style:style>
    <style:style style:name="P6785" style:parent-style-name="PreformattedText" style:family="paragraph">
      <style:text-properties fo:font-size="11pt" style:font-size-asian="11pt" style:font-size-complex="11pt"/>
    </style:style>
    <style:style style:name="P6786" style:parent-style-name="PreformattedText" style:family="paragraph">
      <style:text-properties fo:font-size="11pt" style:font-size-asian="11pt" style:font-size-complex="11pt"/>
    </style:style>
    <style:style style:name="P6787" style:parent-style-name="PreformattedText" style:family="paragraph">
      <style:text-properties fo:font-size="11pt" style:font-size-asian="11pt" style:font-size-complex="11pt"/>
    </style:style>
    <style:style style:name="P6788" style:parent-style-name="PreformattedText" style:family="paragraph">
      <style:text-properties fo:font-size="11pt" style:font-size-asian="11pt" style:font-size-complex="11pt"/>
    </style:style>
    <style:style style:name="P6789" style:parent-style-name="PreformattedText" style:family="paragraph">
      <style:text-properties fo:font-size="11pt" style:font-size-asian="11pt" style:font-size-complex="11pt"/>
    </style:style>
    <style:style style:name="P6790" style:parent-style-name="PreformattedText" style:family="paragraph">
      <style:text-properties fo:font-size="11pt" style:font-size-asian="11pt" style:font-size-complex="11pt"/>
    </style:style>
    <style:style style:name="P6791" style:parent-style-name="PreformattedText" style:family="paragraph">
      <style:text-properties fo:font-size="11pt" style:font-size-asian="11pt" style:font-size-complex="11pt"/>
    </style:style>
    <style:style style:name="P6792" style:parent-style-name="PreformattedText" style:family="paragraph">
      <style:text-properties fo:font-size="11pt" style:font-size-asian="11pt" style:font-size-complex="11pt"/>
    </style:style>
    <style:style style:name="P6793" style:parent-style-name="PreformattedText" style:family="paragraph">
      <style:text-properties fo:font-size="11pt" style:font-size-asian="11pt" style:font-size-complex="11pt"/>
    </style:style>
    <style:style style:name="P6794" style:parent-style-name="PreformattedText" style:family="paragraph">
      <style:text-properties fo:font-size="11pt" style:font-size-asian="11pt" style:font-size-complex="11pt"/>
    </style:style>
    <style:style style:name="P6795" style:parent-style-name="PreformattedText" style:family="paragraph">
      <style:text-properties fo:font-size="11pt" style:font-size-asian="11pt" style:font-size-complex="11pt"/>
    </style:style>
    <style:style style:name="P6796" style:parent-style-name="PreformattedText" style:family="paragraph">
      <style:text-properties fo:font-size="11pt" style:font-size-asian="11pt" style:font-size-complex="11pt"/>
    </style:style>
    <style:style style:name="P6797" style:parent-style-name="PreformattedText" style:family="paragraph">
      <style:text-properties fo:font-size="11pt" style:font-size-asian="11pt" style:font-size-complex="11pt"/>
    </style:style>
    <style:style style:name="P6798" style:parent-style-name="PreformattedText" style:family="paragraph">
      <style:text-properties fo:font-size="11pt" style:font-size-asian="11pt" style:font-size-complex="11pt"/>
    </style:style>
    <style:style style:name="P6799" style:parent-style-name="PreformattedText" style:family="paragraph">
      <style:text-properties fo:font-size="11pt" style:font-size-asian="11pt" style:font-size-complex="11pt"/>
    </style:style>
    <style:style style:name="P6800" style:parent-style-name="PreformattedText" style:family="paragraph">
      <style:text-properties fo:font-size="11pt" style:font-size-asian="11pt" style:font-size-complex="11pt"/>
    </style:style>
    <style:style style:name="P6801" style:parent-style-name="PreformattedText" style:family="paragraph">
      <style:text-properties fo:font-size="11pt" style:font-size-asian="11pt" style:font-size-complex="11pt"/>
    </style:style>
    <style:style style:name="P6802" style:parent-style-name="PreformattedText" style:family="paragraph">
      <style:text-properties fo:font-size="11pt" style:font-size-asian="11pt" style:font-size-complex="11pt"/>
    </style:style>
    <style:style style:name="P6803" style:parent-style-name="PreformattedText" style:family="paragraph">
      <style:text-properties fo:font-size="11pt" style:font-size-asian="11pt" style:font-size-complex="11pt"/>
    </style:style>
    <style:style style:name="P6804" style:parent-style-name="PreformattedText" style:family="paragraph">
      <style:text-properties fo:font-size="11pt" style:font-size-asian="11pt" style:font-size-complex="11pt"/>
    </style:style>
    <style:style style:name="P6805" style:parent-style-name="PreformattedText" style:family="paragraph">
      <style:text-properties fo:font-size="11pt" style:font-size-asian="11pt" style:font-size-complex="11pt"/>
    </style:style>
    <style:style style:name="P6806" style:parent-style-name="PreformattedText" style:family="paragraph">
      <style:text-properties fo:font-size="11pt" style:font-size-asian="11pt" style:font-size-complex="11pt"/>
    </style:style>
    <style:style style:name="P6807" style:parent-style-name="PreformattedText" style:family="paragraph">
      <style:text-properties fo:font-size="11pt" style:font-size-asian="11pt" style:font-size-complex="11pt"/>
    </style:style>
    <style:style style:name="P6808" style:parent-style-name="PreformattedText" style:family="paragraph">
      <style:text-properties fo:font-size="11pt" style:font-size-asian="11pt" style:font-size-complex="11pt"/>
    </style:style>
    <style:style style:name="P6809" style:parent-style-name="PreformattedText" style:family="paragraph">
      <style:text-properties fo:font-size="11pt" style:font-size-asian="11pt" style:font-size-complex="11pt"/>
    </style:style>
    <style:style style:name="P6810" style:parent-style-name="PreformattedText" style:family="paragraph">
      <style:text-properties fo:font-size="11pt" style:font-size-asian="11pt" style:font-size-complex="11pt"/>
    </style:style>
    <style:style style:name="P6811" style:parent-style-name="PreformattedText" style:family="paragraph">
      <style:text-properties fo:font-size="11pt" style:font-size-asian="11pt" style:font-size-complex="11pt"/>
    </style:style>
    <style:style style:name="P6812" style:parent-style-name="PreformattedText" style:family="paragraph">
      <style:text-properties fo:font-size="11pt" style:font-size-asian="11pt" style:font-size-complex="11pt"/>
    </style:style>
    <style:style style:name="P6813" style:parent-style-name="PreformattedText" style:family="paragraph">
      <style:text-properties fo:font-size="11pt" style:font-size-asian="11pt" style:font-size-complex="11pt"/>
    </style:style>
    <style:style style:name="P6814" style:parent-style-name="PreformattedText" style:family="paragraph">
      <style:text-properties fo:font-size="11pt" style:font-size-asian="11pt" style:font-size-complex="11pt"/>
    </style:style>
    <style:style style:name="P6815" style:parent-style-name="PreformattedText" style:family="paragraph">
      <style:text-properties fo:font-size="11pt" style:font-size-asian="11pt" style:font-size-complex="11pt"/>
    </style:style>
    <style:style style:name="P6816" style:parent-style-name="PreformattedText" style:family="paragraph">
      <style:text-properties fo:font-size="11pt" style:font-size-asian="11pt" style:font-size-complex="11pt"/>
    </style:style>
    <style:style style:name="P6817" style:parent-style-name="PreformattedText" style:family="paragraph">
      <style:text-properties fo:font-size="11pt" style:font-size-asian="11pt" style:font-size-complex="11pt"/>
    </style:style>
    <style:style style:name="P6818" style:parent-style-name="PreformattedText" style:family="paragraph">
      <style:text-properties fo:font-size="11pt" style:font-size-asian="11pt" style:font-size-complex="11pt"/>
    </style:style>
    <style:style style:name="P6819" style:parent-style-name="PreformattedText" style:family="paragraph">
      <style:text-properties fo:font-size="11pt" style:font-size-asian="11pt" style:font-size-complex="11pt"/>
    </style:style>
    <style:style style:name="P6820" style:parent-style-name="PreformattedText" style:family="paragraph">
      <style:text-properties fo:font-size="11pt" style:font-size-asian="11pt" style:font-size-complex="11pt"/>
    </style:style>
    <style:style style:name="P6821" style:parent-style-name="PreformattedText" style:family="paragraph">
      <style:text-properties fo:font-size="11pt" style:font-size-asian="11pt" style:font-size-complex="11pt"/>
    </style:style>
    <style:style style:name="P6822" style:parent-style-name="PreformattedText" style:family="paragraph">
      <style:text-properties fo:font-size="11pt" style:font-size-asian="11pt" style:font-size-complex="11pt"/>
    </style:style>
    <style:style style:name="P6823" style:parent-style-name="PreformattedText" style:family="paragraph">
      <style:text-properties fo:font-size="11pt" style:font-size-asian="11pt" style:font-size-complex="11pt"/>
    </style:style>
    <style:style style:name="P6824" style:parent-style-name="PreformattedText" style:family="paragraph">
      <style:text-properties fo:font-size="11pt" style:font-size-asian="11pt" style:font-size-complex="11pt"/>
    </style:style>
    <style:style style:name="P6825" style:parent-style-name="PreformattedText" style:family="paragraph">
      <style:text-properties fo:font-size="11pt" style:font-size-asian="11pt" style:font-size-complex="11pt"/>
    </style:style>
    <style:style style:name="P6826" style:parent-style-name="PreformattedText" style:family="paragraph">
      <style:text-properties fo:font-size="11pt" style:font-size-asian="11pt" style:font-size-complex="11pt"/>
    </style:style>
    <style:style style:name="P6827" style:parent-style-name="PreformattedText" style:family="paragraph">
      <style:text-properties fo:font-size="11pt" style:font-size-asian="11pt" style:font-size-complex="11pt"/>
    </style:style>
    <style:style style:name="P6828" style:parent-style-name="PreformattedText" style:family="paragraph">
      <style:text-properties fo:font-size="11pt" style:font-size-asian="11pt" style:font-size-complex="11pt"/>
    </style:style>
    <style:style style:name="P6829" style:parent-style-name="PreformattedText" style:family="paragraph">
      <style:text-properties fo:font-size="11pt" style:font-size-asian="11pt" style:font-size-complex="11pt"/>
    </style:style>
    <style:style style:name="P6830" style:parent-style-name="PreformattedText" style:family="paragraph">
      <style:text-properties fo:font-size="11pt" style:font-size-asian="11pt" style:font-size-complex="11pt"/>
    </style:style>
    <style:style style:name="P6831" style:parent-style-name="PreformattedText" style:family="paragraph">
      <style:text-properties fo:font-size="11pt" style:font-size-asian="11pt" style:font-size-complex="11pt"/>
    </style:style>
    <style:style style:name="P6832" style:parent-style-name="PreformattedText" style:family="paragraph">
      <style:text-properties fo:font-size="11pt" style:font-size-asian="11pt" style:font-size-complex="11pt"/>
    </style:style>
    <style:style style:name="P6833" style:parent-style-name="PreformattedText" style:family="paragraph">
      <style:text-properties fo:font-size="11pt" style:font-size-asian="11pt" style:font-size-complex="11pt"/>
    </style:style>
    <style:style style:name="P6834" style:parent-style-name="PreformattedText" style:family="paragraph">
      <style:text-properties fo:font-size="11pt" style:font-size-asian="11pt" style:font-size-complex="11pt"/>
    </style:style>
    <style:style style:name="P6835" style:parent-style-name="PreformattedText" style:family="paragraph">
      <style:text-properties fo:font-size="11pt" style:font-size-asian="11pt" style:font-size-complex="11pt"/>
    </style:style>
    <style:style style:name="P6836" style:parent-style-name="PreformattedText" style:family="paragraph">
      <style:text-properties fo:font-size="11pt" style:font-size-asian="11pt" style:font-size-complex="11pt"/>
    </style:style>
    <style:style style:name="P6837" style:parent-style-name="PreformattedText" style:family="paragraph">
      <style:text-properties fo:font-size="11pt" style:font-size-asian="11pt" style:font-size-complex="11pt"/>
    </style:style>
    <style:style style:name="P6838" style:parent-style-name="PreformattedText" style:family="paragraph">
      <style:text-properties fo:font-size="11pt" style:font-size-asian="11pt" style:font-size-complex="11pt"/>
    </style:style>
    <style:style style:name="P6839" style:parent-style-name="PreformattedText" style:family="paragraph">
      <style:text-properties fo:font-size="11pt" style:font-size-asian="11pt" style:font-size-complex="11pt"/>
    </style:style>
    <style:style style:name="P6840" style:parent-style-name="PreformattedText" style:family="paragraph">
      <style:text-properties fo:font-size="11pt" style:font-size-asian="11pt" style:font-size-complex="11pt"/>
    </style:style>
    <style:style style:name="P6841" style:parent-style-name="PreformattedText" style:family="paragraph">
      <style:text-properties fo:font-size="11pt" style:font-size-asian="11pt" style:font-size-complex="11pt"/>
    </style:style>
    <style:style style:name="P6842" style:parent-style-name="PreformattedText" style:family="paragraph">
      <style:text-properties fo:font-size="11pt" style:font-size-asian="11pt" style:font-size-complex="11pt"/>
    </style:style>
    <style:style style:name="P6843" style:parent-style-name="PreformattedText" style:family="paragraph">
      <style:text-properties fo:font-size="11pt" style:font-size-asian="11pt" style:font-size-complex="11pt"/>
    </style:style>
    <style:style style:name="P6844" style:parent-style-name="PreformattedText" style:family="paragraph">
      <style:text-properties fo:font-size="11pt" style:font-size-asian="11pt" style:font-size-complex="11pt"/>
    </style:style>
    <style:style style:name="P6845" style:parent-style-name="PreformattedText" style:family="paragraph">
      <style:text-properties fo:font-size="11pt" style:font-size-asian="11pt" style:font-size-complex="11pt"/>
    </style:style>
    <style:style style:name="P6846" style:parent-style-name="PreformattedText" style:family="paragraph">
      <style:text-properties fo:font-size="11pt" style:font-size-asian="11pt" style:font-size-complex="11pt"/>
    </style:style>
    <style:style style:name="P6847" style:parent-style-name="PreformattedText" style:family="paragraph">
      <style:text-properties fo:font-size="11pt" style:font-size-asian="11pt" style:font-size-complex="11pt"/>
    </style:style>
    <style:style style:name="P6848" style:parent-style-name="PreformattedText" style:family="paragraph">
      <style:text-properties fo:font-size="11pt" style:font-size-asian="11pt" style:font-size-complex="11pt"/>
    </style:style>
    <style:style style:name="P6849" style:parent-style-name="PreformattedText" style:family="paragraph">
      <style:text-properties fo:font-size="11pt" style:font-size-asian="11pt" style:font-size-complex="11pt"/>
    </style:style>
    <style:style style:name="P6850" style:parent-style-name="PreformattedText" style:family="paragraph">
      <style:text-properties fo:font-size="11pt" style:font-size-asian="11pt" style:font-size-complex="11pt"/>
    </style:style>
    <style:style style:name="P6851" style:parent-style-name="PreformattedText" style:family="paragraph">
      <style:text-properties fo:font-size="11pt" style:font-size-asian="11pt" style:font-size-complex="11pt"/>
    </style:style>
    <style:style style:name="P6852" style:parent-style-name="PreformattedText" style:family="paragraph">
      <style:text-properties fo:font-size="11pt" style:font-size-asian="11pt" style:font-size-complex="11pt"/>
    </style:style>
    <style:style style:name="P6853" style:parent-style-name="PreformattedText" style:family="paragraph">
      <style:text-properties fo:font-size="11pt" style:font-size-asian="11pt" style:font-size-complex="11pt"/>
    </style:style>
    <style:style style:name="P6854" style:parent-style-name="PreformattedText" style:family="paragraph">
      <style:text-properties fo:font-size="11pt" style:font-size-asian="11pt" style:font-size-complex="11pt"/>
    </style:style>
    <style:style style:name="P6855" style:parent-style-name="PreformattedText" style:family="paragraph">
      <style:text-properties fo:font-size="11pt" style:font-size-asian="11pt" style:font-size-complex="11pt"/>
    </style:style>
    <style:style style:name="P6856" style:parent-style-name="PreformattedText" style:family="paragraph">
      <style:text-properties fo:font-size="11pt" style:font-size-asian="11pt" style:font-size-complex="11pt"/>
    </style:style>
    <style:style style:name="P6857" style:parent-style-name="PreformattedText" style:family="paragraph">
      <style:text-properties fo:font-size="11pt" style:font-size-asian="11pt" style:font-size-complex="11pt"/>
    </style:style>
    <style:style style:name="P6858" style:parent-style-name="PreformattedText" style:family="paragraph">
      <style:text-properties fo:font-size="11pt" style:font-size-asian="11pt" style:font-size-complex="11pt"/>
    </style:style>
    <style:style style:name="P6859" style:parent-style-name="PreformattedText" style:family="paragraph">
      <style:text-properties fo:font-size="11pt" style:font-size-asian="11pt" style:font-size-complex="11pt"/>
    </style:style>
    <style:style style:name="P6860" style:parent-style-name="PreformattedText" style:family="paragraph">
      <style:text-properties fo:font-size="11pt" style:font-size-asian="11pt" style:font-size-complex="11pt"/>
    </style:style>
    <style:style style:name="P6861" style:parent-style-name="PreformattedText" style:family="paragraph">
      <style:text-properties fo:font-size="11pt" style:font-size-asian="11pt" style:font-size-complex="11pt"/>
    </style:style>
    <style:style style:name="P6862" style:parent-style-name="PreformattedText" style:family="paragraph">
      <style:text-properties fo:font-size="11pt" style:font-size-asian="11pt" style:font-size-complex="11pt"/>
    </style:style>
    <style:style style:name="P6863" style:parent-style-name="PreformattedText" style:family="paragraph">
      <style:text-properties fo:font-size="11pt" style:font-size-asian="11pt" style:font-size-complex="11pt"/>
    </style:style>
    <style:style style:name="P6864" style:parent-style-name="PreformattedText" style:family="paragraph">
      <style:text-properties fo:font-size="11pt" style:font-size-asian="11pt" style:font-size-complex="11pt"/>
    </style:style>
    <style:style style:name="P6865" style:parent-style-name="PreformattedText" style:family="paragraph">
      <style:text-properties fo:font-size="11pt" style:font-size-asian="11pt" style:font-size-complex="11pt"/>
    </style:style>
    <style:style style:name="P6866" style:parent-style-name="PreformattedText" style:family="paragraph">
      <style:text-properties fo:font-size="11pt" style:font-size-asian="11pt" style:font-size-complex="11pt"/>
    </style:style>
    <style:style style:name="P6867" style:parent-style-name="PreformattedText" style:family="paragraph">
      <style:text-properties fo:font-size="11pt" style:font-size-asian="11pt" style:font-size-complex="11pt"/>
    </style:style>
    <style:style style:name="P6868" style:parent-style-name="PreformattedText" style:family="paragraph">
      <style:text-properties fo:font-size="11pt" style:font-size-asian="11pt" style:font-size-complex="11pt"/>
    </style:style>
    <style:style style:name="P6869" style:parent-style-name="PreformattedText" style:family="paragraph">
      <style:text-properties fo:font-size="11pt" style:font-size-asian="11pt" style:font-size-complex="11pt"/>
    </style:style>
    <style:style style:name="P6870" style:parent-style-name="PreformattedText" style:family="paragraph">
      <style:text-properties fo:font-size="11pt" style:font-size-asian="11pt" style:font-size-complex="11pt"/>
    </style:style>
    <style:style style:name="P6871" style:parent-style-name="PreformattedText" style:family="paragraph">
      <style:text-properties fo:font-size="11pt" style:font-size-asian="11pt" style:font-size-complex="11pt"/>
    </style:style>
    <style:style style:name="P6872" style:parent-style-name="PreformattedText" style:family="paragraph">
      <style:text-properties fo:font-size="11pt" style:font-size-asian="11pt" style:font-size-complex="11pt"/>
    </style:style>
    <style:style style:name="P6873" style:parent-style-name="PreformattedText" style:family="paragraph">
      <style:text-properties fo:font-size="11pt" style:font-size-asian="11pt" style:font-size-complex="11pt"/>
    </style:style>
    <style:style style:name="P6874" style:parent-style-name="PreformattedText" style:family="paragraph">
      <style:text-properties fo:font-size="11pt" style:font-size-asian="11pt" style:font-size-complex="11pt"/>
    </style:style>
    <style:style style:name="P6875" style:parent-style-name="PreformattedText" style:family="paragraph">
      <style:text-properties fo:font-size="11pt" style:font-size-asian="11pt" style:font-size-complex="11pt"/>
    </style:style>
    <style:style style:name="P6876" style:parent-style-name="PreformattedText" style:family="paragraph">
      <style:text-properties fo:font-size="11pt" style:font-size-asian="11pt" style:font-size-complex="11pt"/>
    </style:style>
    <style:style style:name="P6877" style:parent-style-name="PreformattedText" style:family="paragraph">
      <style:text-properties fo:font-size="11pt" style:font-size-asian="11pt" style:font-size-complex="11pt"/>
    </style:style>
    <style:style style:name="P6878" style:parent-style-name="PreformattedText" style:family="paragraph">
      <style:text-properties fo:font-size="11pt" style:font-size-asian="11pt" style:font-size-complex="11pt"/>
    </style:style>
    <style:style style:name="P6879" style:parent-style-name="PreformattedText" style:family="paragraph">
      <style:text-properties fo:font-size="11pt" style:font-size-asian="11pt" style:font-size-complex="11pt"/>
    </style:style>
    <style:style style:name="P6880" style:parent-style-name="PreformattedText" style:family="paragraph">
      <style:text-properties fo:font-size="11pt" style:font-size-asian="11pt" style:font-size-complex="11pt"/>
    </style:style>
    <style:style style:name="P6881" style:parent-style-name="PreformattedText" style:family="paragraph">
      <style:text-properties fo:font-size="11pt" style:font-size-asian="11pt" style:font-size-complex="11pt"/>
    </style:style>
    <style:style style:name="P6882" style:parent-style-name="PreformattedText" style:family="paragraph">
      <style:text-properties fo:font-size="11pt" style:font-size-asian="11pt" style:font-size-complex="11pt"/>
    </style:style>
    <style:style style:name="P6883" style:parent-style-name="PreformattedText" style:family="paragraph">
      <style:text-properties fo:font-size="11pt" style:font-size-asian="11pt" style:font-size-complex="11pt"/>
    </style:style>
    <style:style style:name="P6884" style:parent-style-name="PreformattedText" style:family="paragraph">
      <style:text-properties fo:font-size="11pt" style:font-size-asian="11pt" style:font-size-complex="11pt"/>
    </style:style>
    <style:style style:name="P6885" style:parent-style-name="PreformattedText" style:family="paragraph">
      <style:text-properties fo:font-size="11pt" style:font-size-asian="11pt" style:font-size-complex="11pt"/>
    </style:style>
    <style:style style:name="P6886" style:parent-style-name="PreformattedText" style:family="paragraph">
      <style:text-properties fo:font-size="11pt" style:font-size-asian="11pt" style:font-size-complex="11pt"/>
    </style:style>
    <style:style style:name="P6887" style:parent-style-name="PreformattedText" style:family="paragraph">
      <style:text-properties fo:font-size="11pt" style:font-size-asian="11pt" style:font-size-complex="11pt"/>
    </style:style>
    <style:style style:name="P6888" style:parent-style-name="PreformattedText" style:family="paragraph">
      <style:text-properties fo:font-size="11pt" style:font-size-asian="11pt" style:font-size-complex="11pt"/>
    </style:style>
    <style:style style:name="P6889" style:parent-style-name="PreformattedText" style:family="paragraph">
      <style:text-properties fo:font-size="11pt" style:font-size-asian="11pt" style:font-size-complex="11pt"/>
    </style:style>
    <style:style style:name="P6890" style:parent-style-name="PreformattedText" style:family="paragraph">
      <style:text-properties fo:font-size="11pt" style:font-size-asian="11pt" style:font-size-complex="11pt"/>
    </style:style>
    <style:style style:name="P6891" style:parent-style-name="PreformattedText" style:family="paragraph">
      <style:text-properties fo:font-size="11pt" style:font-size-asian="11pt" style:font-size-complex="11pt"/>
    </style:style>
    <style:style style:name="P6892" style:parent-style-name="PreformattedText" style:family="paragraph">
      <style:text-properties fo:font-size="11pt" style:font-size-asian="11pt" style:font-size-complex="11pt"/>
    </style:style>
    <style:style style:name="P6893" style:parent-style-name="PreformattedText" style:family="paragraph">
      <style:text-properties fo:font-size="11pt" style:font-size-asian="11pt" style:font-size-complex="11pt"/>
    </style:style>
    <style:style style:name="P6894" style:parent-style-name="PreformattedText" style:family="paragraph">
      <style:text-properties fo:font-size="11pt" style:font-size-asian="11pt" style:font-size-complex="11pt"/>
    </style:style>
    <style:style style:name="P6895" style:parent-style-name="PreformattedText" style:family="paragraph">
      <style:text-properties fo:font-size="11pt" style:font-size-asian="11pt" style:font-size-complex="11pt"/>
    </style:style>
    <style:style style:name="P6896" style:parent-style-name="PreformattedText" style:family="paragraph">
      <style:text-properties fo:font-size="11pt" style:font-size-asian="11pt" style:font-size-complex="11pt"/>
    </style:style>
    <style:style style:name="P6897" style:parent-style-name="PreformattedText" style:family="paragraph">
      <style:text-properties fo:font-size="11pt" style:font-size-asian="11pt" style:font-size-complex="11pt"/>
    </style:style>
    <style:style style:name="P6898" style:parent-style-name="PreformattedText" style:family="paragraph">
      <style:text-properties fo:font-size="11pt" style:font-size-asian="11pt" style:font-size-complex="11pt"/>
    </style:style>
    <style:style style:name="P6899" style:parent-style-name="PreformattedText" style:family="paragraph">
      <style:text-properties fo:font-size="11pt" style:font-size-asian="11pt" style:font-size-complex="11pt"/>
    </style:style>
    <style:style style:name="P6900" style:parent-style-name="PreformattedText" style:family="paragraph">
      <style:text-properties fo:font-size="11pt" style:font-size-asian="11pt" style:font-size-complex="11pt"/>
    </style:style>
    <style:style style:name="P6901" style:parent-style-name="PreformattedText" style:family="paragraph">
      <style:text-properties fo:font-size="11pt" style:font-size-asian="11pt" style:font-size-complex="11pt"/>
    </style:style>
    <style:style style:name="P6902" style:parent-style-name="PreformattedText" style:family="paragraph">
      <style:text-properties fo:font-size="11pt" style:font-size-asian="11pt" style:font-size-complex="11pt"/>
    </style:style>
    <style:style style:name="P6903" style:parent-style-name="PreformattedText" style:family="paragraph">
      <style:text-properties fo:font-size="11pt" style:font-size-asian="11pt" style:font-size-complex="11pt"/>
    </style:style>
    <style:style style:name="P6904" style:parent-style-name="PreformattedText" style:family="paragraph">
      <style:text-properties fo:font-size="11pt" style:font-size-asian="11pt" style:font-size-complex="11pt"/>
    </style:style>
    <style:style style:name="P6905" style:parent-style-name="PreformattedText" style:family="paragraph">
      <style:text-properties fo:font-size="11pt" style:font-size-asian="11pt" style:font-size-complex="11pt"/>
    </style:style>
    <style:style style:name="P6906" style:parent-style-name="PreformattedText" style:family="paragraph">
      <style:text-properties fo:font-size="11pt" style:font-size-asian="11pt" style:font-size-complex="11pt"/>
    </style:style>
    <style:style style:name="P6907" style:parent-style-name="PreformattedText" style:family="paragraph">
      <style:text-properties fo:font-size="11pt" style:font-size-asian="11pt" style:font-size-complex="11pt"/>
    </style:style>
    <style:style style:name="P6908" style:parent-style-name="PreformattedText" style:family="paragraph">
      <style:text-properties fo:font-size="11pt" style:font-size-asian="11pt" style:font-size-complex="11pt"/>
    </style:style>
    <style:style style:name="P6909" style:parent-style-name="PreformattedText" style:family="paragraph">
      <style:text-properties fo:font-size="11pt" style:font-size-asian="11pt" style:font-size-complex="11pt"/>
    </style:style>
    <style:style style:name="P6910" style:parent-style-name="PreformattedText" style:family="paragraph">
      <style:text-properties fo:font-size="11pt" style:font-size-asian="11pt" style:font-size-complex="11pt"/>
    </style:style>
    <style:style style:name="P6911" style:parent-style-name="PreformattedText" style:family="paragraph">
      <style:text-properties fo:font-size="11pt" style:font-size-asian="11pt" style:font-size-complex="11pt"/>
    </style:style>
    <style:style style:name="P6912" style:parent-style-name="PreformattedText" style:family="paragraph">
      <style:text-properties fo:font-size="11pt" style:font-size-asian="11pt" style:font-size-complex="11pt"/>
    </style:style>
    <style:style style:name="P6913" style:parent-style-name="PreformattedText" style:family="paragraph">
      <style:text-properties fo:font-size="11pt" style:font-size-asian="11pt" style:font-size-complex="11pt"/>
    </style:style>
    <style:style style:name="P6914" style:parent-style-name="PreformattedText" style:family="paragraph">
      <style:text-properties fo:font-size="11pt" style:font-size-asian="11pt" style:font-size-complex="11pt"/>
    </style:style>
    <style:style style:name="P6915" style:parent-style-name="PreformattedText" style:family="paragraph">
      <style:text-properties fo:font-size="11pt" style:font-size-asian="11pt" style:font-size-complex="11pt"/>
    </style:style>
    <style:style style:name="P6916" style:parent-style-name="PreformattedText" style:family="paragraph">
      <style:text-properties fo:font-size="11pt" style:font-size-asian="11pt" style:font-size-complex="11pt"/>
    </style:style>
    <style:style style:name="P6917" style:parent-style-name="PreformattedText" style:family="paragraph">
      <style:text-properties fo:font-size="11pt" style:font-size-asian="11pt" style:font-size-complex="11pt"/>
    </style:style>
    <style:style style:name="P6918" style:parent-style-name="PreformattedText" style:family="paragraph">
      <style:text-properties fo:font-size="11pt" style:font-size-asian="11pt" style:font-size-complex="11pt"/>
    </style:style>
    <style:style style:name="P6919" style:parent-style-name="PreformattedText" style:family="paragraph">
      <style:text-properties fo:font-size="11pt" style:font-size-asian="11pt" style:font-size-complex="11pt"/>
    </style:style>
    <style:style style:name="P6920" style:parent-style-name="PreformattedText" style:family="paragraph">
      <style:text-properties fo:font-size="11pt" style:font-size-asian="11pt" style:font-size-complex="11pt"/>
    </style:style>
    <style:style style:name="P6921" style:parent-style-name="PreformattedText" style:family="paragraph">
      <style:text-properties fo:font-size="11pt" style:font-size-asian="11pt" style:font-size-complex="11pt"/>
    </style:style>
    <style:style style:name="P6922" style:parent-style-name="PreformattedText" style:family="paragraph">
      <style:text-properties fo:font-size="11pt" style:font-size-asian="11pt" style:font-size-complex="11pt"/>
    </style:style>
    <style:style style:name="P6923" style:parent-style-name="PreformattedText" style:family="paragraph">
      <style:text-properties fo:font-size="11pt" style:font-size-asian="11pt" style:font-size-complex="11pt"/>
    </style:style>
    <style:style style:name="P6924" style:parent-style-name="PreformattedText" style:family="paragraph">
      <style:text-properties fo:font-size="11pt" style:font-size-asian="11pt" style:font-size-complex="11pt"/>
    </style:style>
    <style:style style:name="P6925" style:parent-style-name="PreformattedText" style:family="paragraph">
      <style:text-properties fo:font-size="11pt" style:font-size-asian="11pt" style:font-size-complex="11pt"/>
    </style:style>
    <style:style style:name="P6926" style:parent-style-name="PreformattedText" style:family="paragraph">
      <style:text-properties fo:font-size="11pt" style:font-size-asian="11pt" style:font-size-complex="11pt"/>
    </style:style>
    <style:style style:name="P6927" style:parent-style-name="PreformattedText" style:family="paragraph">
      <style:text-properties fo:font-size="11pt" style:font-size-asian="11pt" style:font-size-complex="11pt"/>
    </style:style>
    <style:style style:name="P6928" style:parent-style-name="PreformattedText" style:family="paragraph">
      <style:text-properties fo:font-size="11pt" style:font-size-asian="11pt" style:font-size-complex="11pt"/>
    </style:style>
    <style:style style:name="P6929" style:parent-style-name="PreformattedText" style:family="paragraph">
      <style:text-properties fo:font-size="11pt" style:font-size-asian="11pt" style:font-size-complex="11pt"/>
    </style:style>
    <style:style style:name="P6930" style:parent-style-name="PreformattedText" style:family="paragraph">
      <style:text-properties fo:font-size="11pt" style:font-size-asian="11pt" style:font-size-complex="11pt"/>
    </style:style>
    <style:style style:name="P6931" style:parent-style-name="PreformattedText" style:family="paragraph">
      <style:text-properties fo:font-size="11pt" style:font-size-asian="11pt" style:font-size-complex="11pt"/>
    </style:style>
    <style:style style:name="P6932" style:parent-style-name="PreformattedText" style:family="paragraph">
      <style:text-properties fo:font-size="11pt" style:font-size-asian="11pt" style:font-size-complex="11pt"/>
    </style:style>
    <style:style style:name="P6933" style:parent-style-name="PreformattedText" style:family="paragraph">
      <style:text-properties fo:font-size="11pt" style:font-size-asian="11pt" style:font-size-complex="11pt"/>
    </style:style>
    <style:style style:name="P6934" style:parent-style-name="PreformattedText" style:family="paragraph">
      <style:text-properties fo:font-size="11pt" style:font-size-asian="11pt" style:font-size-complex="11pt"/>
    </style:style>
    <style:style style:name="P6935" style:parent-style-name="PreformattedText" style:family="paragraph">
      <style:text-properties fo:font-size="11pt" style:font-size-asian="11pt" style:font-size-complex="11pt"/>
    </style:style>
    <style:style style:name="P6936" style:parent-style-name="PreformattedText" style:family="paragraph">
      <style:text-properties fo:font-size="11pt" style:font-size-asian="11pt" style:font-size-complex="11pt"/>
    </style:style>
    <style:style style:name="P6937" style:parent-style-name="PreformattedText" style:family="paragraph">
      <style:text-properties fo:font-size="11pt" style:font-size-asian="11pt" style:font-size-complex="11pt"/>
    </style:style>
    <style:style style:name="P6938" style:parent-style-name="PreformattedText" style:family="paragraph">
      <style:text-properties fo:font-size="11pt" style:font-size-asian="11pt" style:font-size-complex="11pt"/>
    </style:style>
    <style:style style:name="P6939" style:parent-style-name="PreformattedText" style:family="paragraph">
      <style:text-properties fo:font-size="11pt" style:font-size-asian="11pt" style:font-size-complex="11pt"/>
    </style:style>
    <style:style style:name="P6940" style:parent-style-name="PreformattedText" style:family="paragraph">
      <style:text-properties fo:font-size="11pt" style:font-size-asian="11pt" style:font-size-complex="11pt"/>
    </style:style>
    <style:style style:name="P6941" style:parent-style-name="PreformattedText" style:family="paragraph">
      <style:text-properties fo:font-size="11pt" style:font-size-asian="11pt" style:font-size-complex="11pt"/>
    </style:style>
    <style:style style:name="P6942" style:parent-style-name="PreformattedText" style:family="paragraph">
      <style:text-properties fo:font-size="11pt" style:font-size-asian="11pt" style:font-size-complex="11pt"/>
    </style:style>
    <style:style style:name="P6943" style:parent-style-name="PreformattedText" style:family="paragraph">
      <style:text-properties fo:font-size="11pt" style:font-size-asian="11pt" style:font-size-complex="11pt"/>
    </style:style>
    <style:style style:name="P6944" style:parent-style-name="PreformattedText" style:family="paragraph">
      <style:text-properties fo:font-size="11pt" style:font-size-asian="11pt" style:font-size-complex="11pt"/>
    </style:style>
    <style:style style:name="P6945" style:parent-style-name="PreformattedText" style:family="paragraph">
      <style:text-properties fo:font-size="11pt" style:font-size-asian="11pt" style:font-size-complex="11pt"/>
    </style:style>
    <style:style style:name="P6946" style:parent-style-name="PreformattedText" style:family="paragraph">
      <style:text-properties fo:font-size="11pt" style:font-size-asian="11pt" style:font-size-complex="11pt"/>
    </style:style>
    <style:style style:name="P6947" style:parent-style-name="PreformattedText" style:family="paragraph">
      <style:text-properties fo:font-size="11pt" style:font-size-asian="11pt" style:font-size-complex="11pt"/>
    </style:style>
    <style:style style:name="P6948" style:parent-style-name="PreformattedText" style:family="paragraph">
      <style:text-properties fo:font-size="11pt" style:font-size-asian="11pt" style:font-size-complex="11pt"/>
    </style:style>
    <style:style style:name="P6949" style:parent-style-name="PreformattedText" style:family="paragraph">
      <style:text-properties fo:font-size="11pt" style:font-size-asian="11pt" style:font-size-complex="11pt"/>
    </style:style>
    <style:style style:name="P6950" style:parent-style-name="PreformattedText" style:family="paragraph">
      <style:text-properties fo:font-size="11pt" style:font-size-asian="11pt" style:font-size-complex="11pt"/>
    </style:style>
    <style:style style:name="P6951" style:parent-style-name="PreformattedText" style:family="paragraph">
      <style:text-properties fo:font-size="11pt" style:font-size-asian="11pt" style:font-size-complex="11pt"/>
    </style:style>
    <style:style style:name="P6952" style:parent-style-name="PreformattedText" style:family="paragraph">
      <style:text-properties fo:font-size="11pt" style:font-size-asian="11pt" style:font-size-complex="11pt"/>
    </style:style>
    <style:style style:name="P6953" style:parent-style-name="PreformattedText" style:family="paragraph">
      <style:text-properties fo:font-size="11pt" style:font-size-asian="11pt" style:font-size-complex="11pt"/>
    </style:style>
    <style:style style:name="P6954" style:parent-style-name="PreformattedText" style:family="paragraph">
      <style:text-properties fo:font-size="11pt" style:font-size-asian="11pt" style:font-size-complex="11pt"/>
    </style:style>
    <style:style style:name="P6955" style:parent-style-name="PreformattedText" style:family="paragraph">
      <style:text-properties fo:font-size="11pt" style:font-size-asian="11pt" style:font-size-complex="11pt"/>
    </style:style>
    <style:style style:name="P6956" style:parent-style-name="PreformattedText" style:family="paragraph">
      <style:text-properties fo:font-size="11pt" style:font-size-asian="11pt" style:font-size-complex="11pt"/>
    </style:style>
    <style:style style:name="P6957" style:parent-style-name="PreformattedText" style:family="paragraph">
      <style:text-properties fo:font-size="11pt" style:font-size-asian="11pt" style:font-size-complex="11pt"/>
    </style:style>
    <style:style style:name="P6958" style:parent-style-name="PreformattedText" style:family="paragraph">
      <style:text-properties fo:font-size="11pt" style:font-size-asian="11pt" style:font-size-complex="11pt"/>
    </style:style>
    <style:style style:name="P6959" style:parent-style-name="PreformattedText" style:family="paragraph">
      <style:text-properties fo:font-size="11pt" style:font-size-asian="11pt" style:font-size-complex="11pt"/>
    </style:style>
    <style:style style:name="P6960" style:parent-style-name="PreformattedText" style:family="paragraph">
      <style:text-properties fo:font-size="11pt" style:font-size-asian="11pt" style:font-size-complex="11pt"/>
    </style:style>
    <style:style style:name="P6961" style:parent-style-name="PreformattedText" style:family="paragraph">
      <style:text-properties fo:font-size="11pt" style:font-size-asian="11pt" style:font-size-complex="11pt"/>
    </style:style>
    <style:style style:name="P6962" style:parent-style-name="PreformattedText" style:family="paragraph">
      <style:text-properties fo:font-size="11pt" style:font-size-asian="11pt" style:font-size-complex="11pt"/>
    </style:style>
    <style:style style:name="P6963" style:parent-style-name="PreformattedText" style:family="paragraph">
      <style:text-properties fo:font-size="11pt" style:font-size-asian="11pt" style:font-size-complex="11pt"/>
    </style:style>
    <style:style style:name="P6964" style:parent-style-name="PreformattedText" style:family="paragraph">
      <style:text-properties fo:font-size="11pt" style:font-size-asian="11pt" style:font-size-complex="11pt"/>
    </style:style>
    <style:style style:name="P6965" style:parent-style-name="PreformattedText" style:family="paragraph">
      <style:text-properties fo:font-size="11pt" style:font-size-asian="11pt" style:font-size-complex="11pt"/>
    </style:style>
    <style:style style:name="P6966" style:parent-style-name="PreformattedText" style:family="paragraph">
      <style:text-properties fo:font-size="11pt" style:font-size-asian="11pt" style:font-size-complex="11pt"/>
    </style:style>
    <style:style style:name="P6967" style:parent-style-name="PreformattedText" style:family="paragraph">
      <style:text-properties fo:font-size="11pt" style:font-size-asian="11pt" style:font-size-complex="11pt"/>
    </style:style>
    <style:style style:name="P6968" style:parent-style-name="PreformattedText" style:family="paragraph">
      <style:text-properties fo:font-size="11pt" style:font-size-asian="11pt" style:font-size-complex="11pt"/>
    </style:style>
    <style:style style:name="P6969" style:parent-style-name="PreformattedText" style:family="paragraph">
      <style:text-properties fo:font-size="11pt" style:font-size-asian="11pt" style:font-size-complex="11pt"/>
    </style:style>
    <style:style style:name="P6970" style:parent-style-name="PreformattedText" style:family="paragraph">
      <style:text-properties fo:font-size="11pt" style:font-size-asian="11pt" style:font-size-complex="11pt"/>
    </style:style>
    <style:style style:name="P6971" style:parent-style-name="PreformattedText" style:family="paragraph">
      <style:text-properties fo:font-size="11pt" style:font-size-asian="11pt" style:font-size-complex="11pt"/>
    </style:style>
    <style:style style:name="P6972" style:parent-style-name="PreformattedText" style:family="paragraph">
      <style:text-properties fo:font-size="11pt" style:font-size-asian="11pt" style:font-size-complex="11pt"/>
    </style:style>
    <style:style style:name="P6973" style:parent-style-name="PreformattedText" style:family="paragraph">
      <style:text-properties fo:font-size="11pt" style:font-size-asian="11pt" style:font-size-complex="11pt"/>
    </style:style>
    <style:style style:name="P6974" style:parent-style-name="PreformattedText" style:family="paragraph">
      <style:text-properties fo:font-size="11pt" style:font-size-asian="11pt" style:font-size-complex="11pt"/>
    </style:style>
    <style:style style:name="P6975" style:parent-style-name="PreformattedText" style:family="paragraph">
      <style:text-properties fo:font-size="11pt" style:font-size-asian="11pt" style:font-size-complex="11pt"/>
    </style:style>
    <style:style style:name="P6976" style:parent-style-name="PreformattedText" style:family="paragraph">
      <style:text-properties fo:font-size="11pt" style:font-size-asian="11pt" style:font-size-complex="11pt"/>
    </style:style>
    <style:style style:name="P6977" style:parent-style-name="PreformattedText" style:family="paragraph">
      <style:text-properties fo:font-size="11pt" style:font-size-asian="11pt" style:font-size-complex="11pt"/>
    </style:style>
    <style:style style:name="P6978" style:parent-style-name="PreformattedText" style:family="paragraph">
      <style:text-properties fo:font-size="11pt" style:font-size-asian="11pt" style:font-size-complex="11pt"/>
    </style:style>
    <style:style style:name="P6979" style:parent-style-name="PreformattedText" style:family="paragraph">
      <style:text-properties fo:font-size="11pt" style:font-size-asian="11pt" style:font-size-complex="11pt"/>
    </style:style>
    <style:style style:name="P6980" style:parent-style-name="PreformattedText" style:family="paragraph">
      <style:text-properties fo:font-size="11pt" style:font-size-asian="11pt" style:font-size-complex="11pt"/>
    </style:style>
    <style:style style:name="P6981" style:parent-style-name="PreformattedText" style:family="paragraph">
      <style:text-properties fo:font-size="11pt" style:font-size-asian="11pt" style:font-size-complex="11pt"/>
    </style:style>
    <style:style style:name="P6982" style:parent-style-name="PreformattedText" style:family="paragraph">
      <style:text-properties fo:font-size="11pt" style:font-size-asian="11pt" style:font-size-complex="11pt"/>
    </style:style>
    <style:style style:name="P6983" style:parent-style-name="PreformattedText" style:family="paragraph">
      <style:text-properties fo:font-size="11pt" style:font-size-asian="11pt" style:font-size-complex="11pt"/>
    </style:style>
    <style:style style:name="P6984" style:parent-style-name="PreformattedText" style:family="paragraph">
      <style:text-properties fo:font-size="11pt" style:font-size-asian="11pt" style:font-size-complex="11pt"/>
    </style:style>
    <style:style style:name="P6985" style:parent-style-name="PreformattedText" style:family="paragraph">
      <style:text-properties fo:font-size="11pt" style:font-size-asian="11pt" style:font-size-complex="11pt"/>
    </style:style>
    <style:style style:name="P6986" style:parent-style-name="PreformattedText" style:family="paragraph">
      <style:text-properties fo:font-size="11pt" style:font-size-asian="11pt" style:font-size-complex="11pt"/>
    </style:style>
    <style:style style:name="P6987" style:parent-style-name="PreformattedText" style:family="paragraph">
      <style:text-properties fo:font-size="11pt" style:font-size-asian="11pt" style:font-size-complex="11pt"/>
    </style:style>
    <style:style style:name="P6988" style:parent-style-name="PreformattedText" style:family="paragraph">
      <style:text-properties fo:font-size="11pt" style:font-size-asian="11pt" style:font-size-complex="11pt"/>
    </style:style>
    <style:style style:name="P6989" style:parent-style-name="PreformattedText" style:family="paragraph">
      <style:text-properties fo:font-size="11pt" style:font-size-asian="11pt" style:font-size-complex="11pt"/>
    </style:style>
    <style:style style:name="P6990" style:parent-style-name="PreformattedText" style:family="paragraph">
      <style:text-properties fo:font-size="11pt" style:font-size-asian="11pt" style:font-size-complex="11pt"/>
    </style:style>
    <style:style style:name="P6991" style:parent-style-name="PreformattedText" style:family="paragraph">
      <style:text-properties fo:font-size="11pt" style:font-size-asian="11pt" style:font-size-complex="11pt"/>
    </style:style>
    <style:style style:name="P6992" style:parent-style-name="PreformattedText" style:family="paragraph">
      <style:text-properties fo:font-size="11pt" style:font-size-asian="11pt" style:font-size-complex="11pt"/>
    </style:style>
    <style:style style:name="P6993" style:parent-style-name="PreformattedText" style:family="paragraph">
      <style:text-properties fo:font-size="11pt" style:font-size-asian="11pt" style:font-size-complex="11pt"/>
    </style:style>
    <style:style style:name="P6994" style:parent-style-name="PreformattedText" style:family="paragraph">
      <style:text-properties fo:font-size="11pt" style:font-size-asian="11pt" style:font-size-complex="11pt"/>
    </style:style>
    <style:style style:name="P6995" style:parent-style-name="PreformattedText" style:family="paragraph">
      <style:text-properties fo:font-size="11pt" style:font-size-asian="11pt" style:font-size-complex="11pt"/>
    </style:style>
    <style:style style:name="P6996" style:parent-style-name="PreformattedText" style:family="paragraph">
      <style:text-properties fo:font-size="11pt" style:font-size-asian="11pt" style:font-size-complex="11pt"/>
    </style:style>
    <style:style style:name="P6997" style:parent-style-name="PreformattedText" style:family="paragraph">
      <style:text-properties fo:font-size="11pt" style:font-size-asian="11pt" style:font-size-complex="11pt"/>
    </style:style>
    <style:style style:name="P6998" style:parent-style-name="PreformattedText" style:family="paragraph">
      <style:text-properties fo:font-size="11pt" style:font-size-asian="11pt" style:font-size-complex="11pt"/>
    </style:style>
    <style:style style:name="P6999" style:parent-style-name="PreformattedText" style:family="paragraph">
      <style:text-properties fo:font-size="11pt" style:font-size-asian="11pt" style:font-size-complex="11pt"/>
    </style:style>
    <style:style style:name="P7000" style:parent-style-name="PreformattedText" style:family="paragraph">
      <style:text-properties fo:font-size="11pt" style:font-size-asian="11pt" style:font-size-complex="11pt"/>
    </style:style>
    <style:style style:name="P7001" style:parent-style-name="PreformattedText" style:family="paragraph">
      <style:text-properties fo:font-size="11pt" style:font-size-asian="11pt" style:font-size-complex="11pt"/>
    </style:style>
    <style:style style:name="P7002" style:parent-style-name="PreformattedText" style:family="paragraph">
      <style:text-properties fo:font-size="11pt" style:font-size-asian="11pt" style:font-size-complex="11pt"/>
    </style:style>
    <style:style style:name="P7003" style:parent-style-name="PreformattedText" style:family="paragraph">
      <style:text-properties fo:font-size="11pt" style:font-size-asian="11pt" style:font-size-complex="11pt"/>
    </style:style>
    <style:style style:name="P7004" style:parent-style-name="PreformattedText" style:family="paragraph">
      <style:text-properties fo:font-size="11pt" style:font-size-asian="11pt" style:font-size-complex="11pt"/>
    </style:style>
    <style:style style:name="P7005" style:parent-style-name="PreformattedText" style:family="paragraph">
      <style:text-properties fo:font-size="11pt" style:font-size-asian="11pt" style:font-size-complex="11pt"/>
    </style:style>
    <style:style style:name="P7006" style:parent-style-name="PreformattedText" style:family="paragraph">
      <style:text-properties fo:font-size="11pt" style:font-size-asian="11pt" style:font-size-complex="11pt"/>
    </style:style>
    <style:style style:name="P7007" style:parent-style-name="PreformattedText" style:family="paragraph">
      <style:text-properties fo:font-size="11pt" style:font-size-asian="11pt" style:font-size-complex="11pt"/>
    </style:style>
    <style:style style:name="P7008" style:parent-style-name="PreformattedText" style:family="paragraph">
      <style:text-properties fo:font-size="11pt" style:font-size-asian="11pt" style:font-size-complex="11pt"/>
    </style:style>
    <style:style style:name="P7009" style:parent-style-name="PreformattedText" style:family="paragraph">
      <style:text-properties fo:font-size="11pt" style:font-size-asian="11pt" style:font-size-complex="11pt"/>
    </style:style>
    <style:style style:name="P7010" style:parent-style-name="PreformattedText" style:family="paragraph">
      <style:text-properties fo:font-size="11pt" style:font-size-asian="11pt" style:font-size-complex="11pt"/>
    </style:style>
    <style:style style:name="P7011" style:parent-style-name="PreformattedText" style:family="paragraph">
      <style:text-properties fo:font-size="11pt" style:font-size-asian="11pt" style:font-size-complex="11pt"/>
    </style:style>
    <style:style style:name="P7012" style:parent-style-name="PreformattedText" style:family="paragraph">
      <style:text-properties fo:font-size="11pt" style:font-size-asian="11pt" style:font-size-complex="11pt"/>
    </style:style>
    <style:style style:name="P7013" style:parent-style-name="PreformattedText" style:family="paragraph">
      <style:text-properties fo:font-size="11pt" style:font-size-asian="11pt" style:font-size-complex="11pt"/>
    </style:style>
    <style:style style:name="P7014" style:parent-style-name="PreformattedText" style:family="paragraph">
      <style:text-properties fo:font-size="11pt" style:font-size-asian="11pt" style:font-size-complex="11pt"/>
    </style:style>
    <style:style style:name="P7015" style:parent-style-name="PreformattedText" style:family="paragraph">
      <style:text-properties fo:font-size="11pt" style:font-size-asian="11pt" style:font-size-complex="11pt"/>
    </style:style>
    <style:style style:name="P7016" style:parent-style-name="PreformattedText" style:family="paragraph">
      <style:text-properties fo:font-size="11pt" style:font-size-asian="11pt" style:font-size-complex="11pt"/>
    </style:style>
    <style:style style:name="P7017" style:parent-style-name="PreformattedText" style:family="paragraph">
      <style:text-properties fo:font-size="11pt" style:font-size-asian="11pt" style:font-size-complex="11pt"/>
    </style:style>
    <style:style style:name="P7018" style:parent-style-name="PreformattedText" style:family="paragraph">
      <style:text-properties fo:font-size="11pt" style:font-size-asian="11pt" style:font-size-complex="11pt"/>
    </style:style>
    <style:style style:name="P7019" style:parent-style-name="PreformattedText" style:family="paragraph">
      <style:text-properties fo:font-size="11pt" style:font-size-asian="11pt" style:font-size-complex="11pt"/>
    </style:style>
    <style:style style:name="P7020" style:parent-style-name="PreformattedText" style:family="paragraph">
      <style:text-properties fo:font-size="11pt" style:font-size-asian="11pt" style:font-size-complex="11pt"/>
    </style:style>
    <style:style style:name="P7021" style:parent-style-name="PreformattedText" style:family="paragraph">
      <style:text-properties fo:font-size="11pt" style:font-size-asian="11pt" style:font-size-complex="11pt"/>
    </style:style>
    <style:style style:name="P7022" style:parent-style-name="PreformattedText" style:family="paragraph">
      <style:text-properties fo:font-size="11pt" style:font-size-asian="11pt" style:font-size-complex="11pt"/>
    </style:style>
    <style:style style:name="P7023" style:parent-style-name="PreformattedText" style:family="paragraph">
      <style:text-properties fo:font-size="11pt" style:font-size-asian="11pt" style:font-size-complex="11pt"/>
    </style:style>
    <style:style style:name="P7024" style:parent-style-name="PreformattedText" style:family="paragraph">
      <style:text-properties fo:font-size="11pt" style:font-size-asian="11pt" style:font-size-complex="11pt"/>
    </style:style>
    <style:style style:name="P7025" style:parent-style-name="PreformattedText" style:family="paragraph">
      <style:text-properties fo:font-size="11pt" style:font-size-asian="11pt" style:font-size-complex="11pt"/>
    </style:style>
    <style:style style:name="P7026" style:parent-style-name="PreformattedText" style:family="paragraph">
      <style:text-properties fo:font-size="11pt" style:font-size-asian="11pt" style:font-size-complex="11pt"/>
    </style:style>
    <style:style style:name="P7027" style:parent-style-name="PreformattedText" style:family="paragraph">
      <style:text-properties fo:font-size="11pt" style:font-size-asian="11pt" style:font-size-complex="11pt"/>
    </style:style>
    <style:style style:name="P7028" style:parent-style-name="PreformattedText" style:family="paragraph">
      <style:text-properties fo:font-size="11pt" style:font-size-asian="11pt" style:font-size-complex="11pt"/>
    </style:style>
    <style:style style:name="P7029" style:parent-style-name="PreformattedText" style:family="paragraph">
      <style:text-properties fo:font-size="11pt" style:font-size-asian="11pt" style:font-size-complex="11pt"/>
    </style:style>
    <style:style style:name="P7030" style:parent-style-name="PreformattedText" style:family="paragraph">
      <style:text-properties fo:font-size="11pt" style:font-size-asian="11pt" style:font-size-complex="11pt"/>
    </style:style>
    <style:style style:name="P7031" style:parent-style-name="PreformattedText" style:family="paragraph">
      <style:text-properties fo:font-size="11pt" style:font-size-asian="11pt" style:font-size-complex="11pt"/>
    </style:style>
    <style:style style:name="P7032" style:parent-style-name="PreformattedText" style:family="paragraph">
      <style:text-properties fo:font-size="11pt" style:font-size-asian="11pt" style:font-size-complex="11pt"/>
    </style:style>
    <style:style style:name="P7033" style:parent-style-name="PreformattedText" style:family="paragraph">
      <style:text-properties fo:font-size="11pt" style:font-size-asian="11pt" style:font-size-complex="11pt"/>
    </style:style>
    <style:style style:name="P7034" style:parent-style-name="PreformattedText" style:family="paragraph">
      <style:text-properties fo:font-size="11pt" style:font-size-asian="11pt" style:font-size-complex="11pt"/>
    </style:style>
    <style:style style:name="P7035" style:parent-style-name="PreformattedText" style:family="paragraph">
      <style:text-properties fo:font-size="11pt" style:font-size-asian="11pt" style:font-size-complex="11pt"/>
    </style:style>
    <style:style style:name="P7036" style:parent-style-name="PreformattedText" style:family="paragraph">
      <style:text-properties fo:font-size="11pt" style:font-size-asian="11pt" style:font-size-complex="11pt"/>
    </style:style>
    <style:style style:name="P7037" style:parent-style-name="PreformattedText" style:family="paragraph">
      <style:text-properties fo:font-size="11pt" style:font-size-asian="11pt" style:font-size-complex="11pt"/>
    </style:style>
    <style:style style:name="P7038" style:parent-style-name="PreformattedText" style:family="paragraph">
      <style:text-properties fo:font-size="11pt" style:font-size-asian="11pt" style:font-size-complex="11pt"/>
    </style:style>
    <style:style style:name="P7039" style:parent-style-name="PreformattedText" style:family="paragraph">
      <style:text-properties fo:font-size="11pt" style:font-size-asian="11pt" style:font-size-complex="11pt"/>
    </style:style>
    <style:style style:name="P7040" style:parent-style-name="PreformattedText" style:family="paragraph">
      <style:text-properties fo:font-size="11pt" style:font-size-asian="11pt" style:font-size-complex="11pt"/>
    </style:style>
    <style:style style:name="P7041" style:parent-style-name="PreformattedText" style:family="paragraph">
      <style:text-properties fo:font-size="11pt" style:font-size-asian="11pt" style:font-size-complex="11pt"/>
    </style:style>
    <style:style style:name="P7042" style:parent-style-name="PreformattedText" style:family="paragraph">
      <style:text-properties fo:font-size="11pt" style:font-size-asian="11pt" style:font-size-complex="11pt"/>
    </style:style>
    <style:style style:name="P7043" style:parent-style-name="PreformattedText" style:family="paragraph">
      <style:text-properties fo:font-size="11pt" style:font-size-asian="11pt" style:font-size-complex="11pt"/>
    </style:style>
    <style:style style:name="P7044" style:parent-style-name="PreformattedText" style:family="paragraph">
      <style:text-properties fo:font-size="11pt" style:font-size-asian="11pt" style:font-size-complex="11pt"/>
    </style:style>
    <style:style style:name="P7045" style:parent-style-name="PreformattedText" style:family="paragraph">
      <style:text-properties fo:font-size="11pt" style:font-size-asian="11pt" style:font-size-complex="11pt"/>
    </style:style>
    <style:style style:name="P7046" style:parent-style-name="PreformattedText" style:family="paragraph">
      <style:text-properties fo:font-size="11pt" style:font-size-asian="11pt" style:font-size-complex="11pt"/>
    </style:style>
    <style:style style:name="P7047" style:parent-style-name="PreformattedText" style:family="paragraph">
      <style:text-properties fo:font-size="11pt" style:font-size-asian="11pt" style:font-size-complex="11pt"/>
    </style:style>
    <style:style style:name="P7048" style:parent-style-name="PreformattedText" style:family="paragraph">
      <style:text-properties fo:font-size="11pt" style:font-size-asian="11pt" style:font-size-complex="11pt"/>
    </style:style>
    <style:style style:name="P7049" style:parent-style-name="PreformattedText" style:family="paragraph">
      <style:text-properties fo:font-size="11pt" style:font-size-asian="11pt" style:font-size-complex="11pt"/>
    </style:style>
    <style:style style:name="P7050" style:parent-style-name="PreformattedText" style:family="paragraph">
      <style:text-properties fo:font-size="11pt" style:font-size-asian="11pt" style:font-size-complex="11pt"/>
    </style:style>
    <style:style style:name="P7051" style:parent-style-name="PreformattedText" style:family="paragraph">
      <style:text-properties fo:font-size="11pt" style:font-size-asian="11pt" style:font-size-complex="11pt"/>
    </style:style>
    <style:style style:name="P7052" style:parent-style-name="PreformattedText" style:family="paragraph">
      <style:text-properties fo:font-size="11pt" style:font-size-asian="11pt" style:font-size-complex="11pt"/>
    </style:style>
    <style:style style:name="P7053" style:parent-style-name="PreformattedText" style:family="paragraph">
      <style:text-properties fo:font-size="11pt" style:font-size-asian="11pt" style:font-size-complex="11pt"/>
    </style:style>
    <style:style style:name="P7054" style:parent-style-name="PreformattedText" style:family="paragraph">
      <style:text-properties fo:font-size="11pt" style:font-size-asian="11pt" style:font-size-complex="11pt"/>
    </style:style>
    <style:style style:name="P7055" style:parent-style-name="PreformattedText" style:family="paragraph">
      <style:text-properties fo:font-size="11pt" style:font-size-asian="11pt" style:font-size-complex="11pt"/>
    </style:style>
    <style:style style:name="P7056" style:parent-style-name="PreformattedText" style:family="paragraph">
      <style:text-properties fo:font-size="11pt" style:font-size-asian="11pt" style:font-size-complex="11pt"/>
    </style:style>
    <style:style style:name="P7057" style:parent-style-name="PreformattedText" style:family="paragraph">
      <style:text-properties fo:font-size="11pt" style:font-size-asian="11pt" style:font-size-complex="11pt"/>
    </style:style>
    <style:style style:name="P7058" style:parent-style-name="PreformattedText" style:family="paragraph">
      <style:text-properties fo:font-size="11pt" style:font-size-asian="11pt" style:font-size-complex="11pt"/>
    </style:style>
    <style:style style:name="P7059" style:parent-style-name="PreformattedText" style:family="paragraph">
      <style:text-properties fo:font-size="11pt" style:font-size-asian="11pt" style:font-size-complex="11pt"/>
    </style:style>
    <style:style style:name="P7060" style:parent-style-name="PreformattedText" style:family="paragraph">
      <style:text-properties fo:font-size="11pt" style:font-size-asian="11pt" style:font-size-complex="11pt"/>
    </style:style>
    <style:style style:name="P7061" style:parent-style-name="PreformattedText" style:family="paragraph">
      <style:text-properties fo:font-size="11pt" style:font-size-asian="11pt" style:font-size-complex="11pt"/>
    </style:style>
    <style:style style:name="P7062" style:parent-style-name="PreformattedText" style:family="paragraph">
      <style:text-properties fo:font-size="11pt" style:font-size-asian="11pt" style:font-size-complex="11pt"/>
    </style:style>
    <style:style style:name="P7063" style:parent-style-name="PreformattedText" style:family="paragraph">
      <style:text-properties fo:font-size="11pt" style:font-size-asian="11pt" style:font-size-complex="11pt"/>
    </style:style>
    <style:style style:name="P7064" style:parent-style-name="PreformattedText" style:family="paragraph">
      <style:text-properties fo:font-size="11pt" style:font-size-asian="11pt" style:font-size-complex="11pt"/>
    </style:style>
    <style:style style:name="P7065" style:parent-style-name="PreformattedText" style:family="paragraph">
      <style:text-properties fo:font-size="11pt" style:font-size-asian="11pt" style:font-size-complex="11pt"/>
    </style:style>
    <style:style style:name="P7066" style:parent-style-name="PreformattedText" style:family="paragraph">
      <style:text-properties fo:font-size="11pt" style:font-size-asian="11pt" style:font-size-complex="11pt"/>
    </style:style>
    <style:style style:name="P7067" style:parent-style-name="PreformattedText" style:family="paragraph">
      <style:text-properties fo:font-size="11pt" style:font-size-asian="11pt" style:font-size-complex="11pt"/>
    </style:style>
    <style:style style:name="P7068" style:parent-style-name="PreformattedText" style:family="paragraph">
      <style:text-properties fo:font-size="11pt" style:font-size-asian="11pt" style:font-size-complex="11pt"/>
    </style:style>
    <style:style style:name="P7069" style:parent-style-name="PreformattedText" style:family="paragraph">
      <style:text-properties fo:font-size="11pt" style:font-size-asian="11pt" style:font-size-complex="11pt"/>
    </style:style>
    <style:style style:name="P7070" style:parent-style-name="PreformattedText" style:family="paragraph">
      <style:text-properties fo:font-size="11pt" style:font-size-asian="11pt" style:font-size-complex="11pt"/>
    </style:style>
    <style:style style:name="P7071" style:parent-style-name="PreformattedText" style:family="paragraph">
      <style:text-properties fo:font-size="11pt" style:font-size-asian="11pt" style:font-size-complex="11pt"/>
    </style:style>
    <style:style style:name="P7072" style:parent-style-name="PreformattedText" style:family="paragraph">
      <style:text-properties fo:font-size="11pt" style:font-size-asian="11pt" style:font-size-complex="11pt"/>
    </style:style>
    <style:style style:name="P7073" style:parent-style-name="PreformattedText" style:family="paragraph">
      <style:text-properties fo:font-size="11pt" style:font-size-asian="11pt" style:font-size-complex="11pt"/>
    </style:style>
    <style:style style:name="P7074" style:parent-style-name="PreformattedText" style:family="paragraph">
      <style:text-properties fo:font-size="11pt" style:font-size-asian="11pt" style:font-size-complex="11pt"/>
    </style:style>
    <style:style style:name="P7075" style:parent-style-name="PreformattedText" style:family="paragraph">
      <style:text-properties fo:font-size="11pt" style:font-size-asian="11pt" style:font-size-complex="11pt"/>
    </style:style>
    <style:style style:name="P7076" style:parent-style-name="PreformattedText" style:family="paragraph">
      <style:text-properties fo:font-size="11pt" style:font-size-asian="11pt" style:font-size-complex="11pt"/>
    </style:style>
    <style:style style:name="P7077" style:parent-style-name="PreformattedText" style:family="paragraph">
      <style:text-properties fo:font-size="11pt" style:font-size-asian="11pt" style:font-size-complex="11pt"/>
    </style:style>
    <style:style style:name="P7078" style:parent-style-name="PreformattedText" style:family="paragraph">
      <style:text-properties fo:font-size="11pt" style:font-size-asian="11pt" style:font-size-complex="11pt"/>
    </style:style>
    <style:style style:name="P7079" style:parent-style-name="PreformattedText" style:family="paragraph">
      <style:text-properties fo:font-size="11pt" style:font-size-asian="11pt" style:font-size-complex="11pt"/>
    </style:style>
    <style:style style:name="P7080" style:parent-style-name="PreformattedText" style:family="paragraph">
      <style:text-properties fo:font-size="11pt" style:font-size-asian="11pt" style:font-size-complex="11pt"/>
    </style:style>
    <style:style style:name="P7081" style:parent-style-name="PreformattedText" style:family="paragraph">
      <style:text-properties fo:font-size="11pt" style:font-size-asian="11pt" style:font-size-complex="11pt"/>
    </style:style>
    <style:style style:name="P7082" style:parent-style-name="PreformattedText" style:family="paragraph">
      <style:text-properties fo:font-size="11pt" style:font-size-asian="11pt" style:font-size-complex="11pt"/>
    </style:style>
    <style:style style:name="P7083" style:parent-style-name="PreformattedText" style:family="paragraph">
      <style:text-properties fo:font-size="11pt" style:font-size-asian="11pt" style:font-size-complex="11pt"/>
    </style:style>
    <style:style style:name="P7084" style:parent-style-name="PreformattedText" style:family="paragraph">
      <style:text-properties fo:font-size="11pt" style:font-size-asian="11pt" style:font-size-complex="11pt"/>
    </style:style>
    <style:style style:name="P7085" style:parent-style-name="PreformattedText" style:family="paragraph">
      <style:text-properties fo:font-size="11pt" style:font-size-asian="11pt" style:font-size-complex="11pt"/>
    </style:style>
    <style:style style:name="P7086" style:parent-style-name="PreformattedText" style:family="paragraph">
      <style:text-properties fo:font-size="11pt" style:font-size-asian="11pt" style:font-size-complex="11pt"/>
    </style:style>
    <style:style style:name="P7087" style:parent-style-name="PreformattedText" style:family="paragraph">
      <style:text-properties fo:font-size="11pt" style:font-size-asian="11pt" style:font-size-complex="11pt"/>
    </style:style>
    <style:style style:name="P7088" style:parent-style-name="PreformattedText" style:family="paragraph">
      <style:text-properties fo:font-size="11pt" style:font-size-asian="11pt" style:font-size-complex="11pt"/>
    </style:style>
    <style:style style:name="P7089" style:parent-style-name="PreformattedText" style:family="paragraph">
      <style:text-properties fo:font-size="11pt" style:font-size-asian="11pt" style:font-size-complex="11pt"/>
    </style:style>
    <style:style style:name="P7090" style:parent-style-name="PreformattedText" style:family="paragraph">
      <style:text-properties fo:font-size="11pt" style:font-size-asian="11pt" style:font-size-complex="11pt"/>
    </style:style>
    <style:style style:name="P7091" style:parent-style-name="PreformattedText" style:family="paragraph">
      <style:text-properties fo:font-size="11pt" style:font-size-asian="11pt" style:font-size-complex="11pt"/>
    </style:style>
    <style:style style:name="P7092" style:parent-style-name="PreformattedText" style:family="paragraph">
      <style:text-properties fo:font-size="11pt" style:font-size-asian="11pt" style:font-size-complex="11pt"/>
    </style:style>
    <style:style style:name="P7093" style:parent-style-name="PreformattedText" style:family="paragraph">
      <style:text-properties fo:font-size="11pt" style:font-size-asian="11pt" style:font-size-complex="11pt"/>
    </style:style>
    <style:style style:name="P7094" style:parent-style-name="PreformattedText" style:family="paragraph">
      <style:text-properties fo:font-size="11pt" style:font-size-asian="11pt" style:font-size-complex="11pt"/>
    </style:style>
    <style:style style:name="P7095" style:parent-style-name="PreformattedText" style:family="paragraph">
      <style:text-properties fo:font-size="11pt" style:font-size-asian="11pt" style:font-size-complex="11pt"/>
    </style:style>
    <style:style style:name="P7096" style:parent-style-name="PreformattedText" style:family="paragraph">
      <style:text-properties fo:font-size="11pt" style:font-size-asian="11pt" style:font-size-complex="11pt"/>
    </style:style>
    <style:style style:name="P7097" style:parent-style-name="PreformattedText" style:family="paragraph">
      <style:text-properties fo:font-size="11pt" style:font-size-asian="11pt" style:font-size-complex="11pt"/>
    </style:style>
    <style:style style:name="P7098" style:parent-style-name="PreformattedText" style:family="paragraph">
      <style:text-properties fo:font-size="11pt" style:font-size-asian="11pt" style:font-size-complex="11pt"/>
    </style:style>
    <style:style style:name="P7099" style:parent-style-name="PreformattedText" style:family="paragraph">
      <style:text-properties fo:font-size="11pt" style:font-size-asian="11pt" style:font-size-complex="11pt"/>
    </style:style>
    <style:style style:name="P7100" style:parent-style-name="PreformattedText" style:family="paragraph">
      <style:text-properties fo:font-size="11pt" style:font-size-asian="11pt" style:font-size-complex="11pt"/>
    </style:style>
    <style:style style:name="P7101" style:parent-style-name="PreformattedText" style:family="paragraph">
      <style:text-properties fo:font-size="11pt" style:font-size-asian="11pt" style:font-size-complex="11pt"/>
    </style:style>
    <style:style style:name="P7102" style:parent-style-name="PreformattedText" style:family="paragraph">
      <style:text-properties fo:font-size="11pt" style:font-size-asian="11pt" style:font-size-complex="11pt"/>
    </style:style>
    <style:style style:name="P7103" style:parent-style-name="PreformattedText" style:family="paragraph">
      <style:text-properties fo:font-size="11pt" style:font-size-asian="11pt" style:font-size-complex="11pt"/>
    </style:style>
    <style:style style:name="P7104" style:parent-style-name="PreformattedText" style:family="paragraph">
      <style:text-properties fo:font-size="11pt" style:font-size-asian="11pt" style:font-size-complex="11pt"/>
    </style:style>
    <style:style style:name="P7105" style:parent-style-name="PreformattedText" style:family="paragraph">
      <style:text-properties fo:font-size="11pt" style:font-size-asian="11pt" style:font-size-complex="11pt"/>
    </style:style>
    <style:style style:name="P7106" style:parent-style-name="PreformattedText" style:family="paragraph">
      <style:text-properties fo:font-size="11pt" style:font-size-asian="11pt" style:font-size-complex="11pt"/>
    </style:style>
    <style:style style:name="P7107" style:parent-style-name="PreformattedText" style:family="paragraph">
      <style:text-properties fo:font-size="11pt" style:font-size-asian="11pt" style:font-size-complex="11pt"/>
    </style:style>
    <style:style style:name="P7108" style:parent-style-name="PreformattedText" style:family="paragraph">
      <style:text-properties fo:font-size="11pt" style:font-size-asian="11pt" style:font-size-complex="11pt"/>
    </style:style>
    <style:style style:name="P7109" style:parent-style-name="PreformattedText" style:family="paragraph">
      <style:text-properties fo:font-size="11pt" style:font-size-asian="11pt" style:font-size-complex="11pt"/>
    </style:style>
    <style:style style:name="P7110" style:parent-style-name="PreformattedText" style:family="paragraph">
      <style:text-properties fo:font-size="11pt" style:font-size-asian="11pt" style:font-size-complex="11pt"/>
    </style:style>
    <style:style style:name="P7111" style:parent-style-name="PreformattedText" style:family="paragraph">
      <style:text-properties fo:font-size="11pt" style:font-size-asian="11pt" style:font-size-complex="11pt"/>
    </style:style>
    <style:style style:name="P7112" style:parent-style-name="PreformattedText" style:family="paragraph">
      <style:text-properties fo:font-size="11pt" style:font-size-asian="11pt" style:font-size-complex="11pt"/>
    </style:style>
    <style:style style:name="P7113" style:parent-style-name="PreformattedText" style:family="paragraph">
      <style:text-properties fo:font-size="11pt" style:font-size-asian="11pt" style:font-size-complex="11pt"/>
    </style:style>
    <style:style style:name="P7114" style:parent-style-name="PreformattedText" style:family="paragraph">
      <style:text-properties fo:font-size="11pt" style:font-size-asian="11pt" style:font-size-complex="11pt"/>
    </style:style>
    <style:style style:name="P7115" style:parent-style-name="PreformattedText" style:family="paragraph">
      <style:text-properties fo:font-size="11pt" style:font-size-asian="11pt" style:font-size-complex="11pt"/>
    </style:style>
    <style:style style:name="P7116" style:parent-style-name="PreformattedText" style:family="paragraph">
      <style:text-properties fo:font-size="11pt" style:font-size-asian="11pt" style:font-size-complex="11pt"/>
    </style:style>
    <style:style style:name="P7117" style:parent-style-name="PreformattedText" style:family="paragraph">
      <style:text-properties fo:font-size="11pt" style:font-size-asian="11pt" style:font-size-complex="11pt"/>
    </style:style>
    <style:style style:name="P7118" style:parent-style-name="PreformattedText" style:family="paragraph">
      <style:text-properties fo:font-size="11pt" style:font-size-asian="11pt" style:font-size-complex="11pt"/>
    </style:style>
    <style:style style:name="P7119" style:parent-style-name="PreformattedText" style:family="paragraph">
      <style:text-properties fo:font-size="11pt" style:font-size-asian="11pt" style:font-size-complex="11pt"/>
    </style:style>
    <style:style style:name="P7120" style:parent-style-name="PreformattedText" style:family="paragraph">
      <style:text-properties fo:font-size="11pt" style:font-size-asian="11pt" style:font-size-complex="11pt"/>
    </style:style>
    <style:style style:name="P7121" style:parent-style-name="PreformattedText" style:family="paragraph">
      <style:text-properties fo:font-size="11pt" style:font-size-asian="11pt" style:font-size-complex="11pt"/>
    </style:style>
    <style:style style:name="P7122" style:parent-style-name="PreformattedText" style:family="paragraph">
      <style:text-properties fo:font-size="11pt" style:font-size-asian="11pt" style:font-size-complex="11pt"/>
    </style:style>
    <style:style style:name="P7123" style:parent-style-name="PreformattedText" style:family="paragraph">
      <style:text-properties fo:font-size="11pt" style:font-size-asian="11pt" style:font-size-complex="11pt"/>
    </style:style>
    <style:style style:name="P7124" style:parent-style-name="PreformattedText" style:family="paragraph">
      <style:text-properties fo:font-size="11pt" style:font-size-asian="11pt" style:font-size-complex="11pt"/>
    </style:style>
    <style:style style:name="P7125" style:parent-style-name="PreformattedText" style:family="paragraph">
      <style:text-properties fo:font-size="11pt" style:font-size-asian="11pt" style:font-size-complex="11pt"/>
    </style:style>
    <style:style style:name="P7126" style:parent-style-name="PreformattedText" style:family="paragraph">
      <style:text-properties fo:font-size="11pt" style:font-size-asian="11pt" style:font-size-complex="11pt"/>
    </style:style>
    <style:style style:name="P7127" style:parent-style-name="PreformattedText" style:family="paragraph">
      <style:text-properties fo:font-size="11pt" style:font-size-asian="11pt" style:font-size-complex="11pt"/>
    </style:style>
    <style:style style:name="P7128" style:parent-style-name="PreformattedText" style:family="paragraph">
      <style:text-properties fo:font-size="11pt" style:font-size-asian="11pt" style:font-size-complex="11pt"/>
    </style:style>
    <style:style style:name="P7129" style:parent-style-name="PreformattedText" style:family="paragraph">
      <style:text-properties fo:font-size="11pt" style:font-size-asian="11pt" style:font-size-complex="11pt"/>
    </style:style>
    <style:style style:name="P7130" style:parent-style-name="PreformattedText" style:family="paragraph">
      <style:text-properties fo:font-size="11pt" style:font-size-asian="11pt" style:font-size-complex="11pt"/>
    </style:style>
    <style:style style:name="P7131" style:parent-style-name="PreformattedText" style:family="paragraph">
      <style:text-properties fo:font-size="11pt" style:font-size-asian="11pt" style:font-size-complex="11pt"/>
    </style:style>
    <style:style style:name="P7132" style:parent-style-name="PreformattedText" style:family="paragraph">
      <style:text-properties fo:font-size="11pt" style:font-size-asian="11pt" style:font-size-complex="11pt"/>
    </style:style>
    <style:style style:name="P7133" style:parent-style-name="PreformattedText" style:family="paragraph">
      <style:text-properties fo:font-size="11pt" style:font-size-asian="11pt" style:font-size-complex="11pt"/>
    </style:style>
    <style:style style:name="P7134" style:parent-style-name="PreformattedText" style:family="paragraph">
      <style:text-properties fo:font-size="11pt" style:font-size-asian="11pt" style:font-size-complex="11pt"/>
    </style:style>
    <style:style style:name="P7135" style:parent-style-name="PreformattedText" style:family="paragraph">
      <style:text-properties fo:font-size="11pt" style:font-size-asian="11pt" style:font-size-complex="11pt"/>
    </style:style>
    <style:style style:name="P7136" style:parent-style-name="PreformattedText" style:family="paragraph">
      <style:text-properties fo:font-size="11pt" style:font-size-asian="11pt" style:font-size-complex="11pt"/>
    </style:style>
    <style:style style:name="P7137" style:parent-style-name="PreformattedText" style:family="paragraph">
      <style:text-properties fo:font-size="11pt" style:font-size-asian="11pt" style:font-size-complex="11pt"/>
    </style:style>
    <style:style style:name="P7138" style:parent-style-name="PreformattedText" style:family="paragraph">
      <style:text-properties fo:font-size="11pt" style:font-size-asian="11pt" style:font-size-complex="11pt"/>
    </style:style>
    <style:style style:name="P7139" style:parent-style-name="PreformattedText" style:family="paragraph">
      <style:text-properties fo:font-size="11pt" style:font-size-asian="11pt" style:font-size-complex="11pt"/>
    </style:style>
    <style:style style:name="P7140" style:parent-style-name="PreformattedText" style:family="paragraph">
      <style:text-properties fo:font-size="11pt" style:font-size-asian="11pt" style:font-size-complex="11pt"/>
    </style:style>
    <style:style style:name="P7141" style:parent-style-name="PreformattedText" style:family="paragraph">
      <style:text-properties fo:font-size="11pt" style:font-size-asian="11pt" style:font-size-complex="11pt"/>
    </style:style>
    <style:style style:name="P7142" style:parent-style-name="PreformattedText" style:family="paragraph">
      <style:text-properties fo:font-size="11pt" style:font-size-asian="11pt" style:font-size-complex="11pt"/>
    </style:style>
    <style:style style:name="P7143" style:parent-style-name="PreformattedText" style:family="paragraph">
      <style:text-properties fo:font-size="11pt" style:font-size-asian="11pt" style:font-size-complex="11pt"/>
    </style:style>
    <style:style style:name="P7144" style:parent-style-name="PreformattedText" style:family="paragraph">
      <style:text-properties fo:font-size="11pt" style:font-size-asian="11pt" style:font-size-complex="11pt"/>
    </style:style>
    <style:style style:name="P7145" style:parent-style-name="PreformattedText" style:family="paragraph">
      <style:text-properties fo:font-size="11pt" style:font-size-asian="11pt" style:font-size-complex="11pt"/>
    </style:style>
    <style:style style:name="P7146" style:parent-style-name="PreformattedText" style:family="paragraph">
      <style:text-properties fo:font-size="11pt" style:font-size-asian="11pt" style:font-size-complex="11pt"/>
    </style:style>
    <style:style style:name="P7147" style:parent-style-name="PreformattedText" style:family="paragraph">
      <style:text-properties fo:font-size="11pt" style:font-size-asian="11pt" style:font-size-complex="11pt"/>
    </style:style>
    <style:style style:name="P7148" style:parent-style-name="PreformattedText" style:family="paragraph">
      <style:text-properties fo:font-size="11pt" style:font-size-asian="11pt" style:font-size-complex="11pt"/>
    </style:style>
    <style:style style:name="P7149" style:parent-style-name="PreformattedText" style:family="paragraph">
      <style:text-properties fo:font-size="11pt" style:font-size-asian="11pt" style:font-size-complex="11pt"/>
    </style:style>
    <style:style style:name="P7150" style:parent-style-name="PreformattedText" style:family="paragraph">
      <style:text-properties fo:font-size="11pt" style:font-size-asian="11pt" style:font-size-complex="11pt"/>
    </style:style>
    <style:style style:name="P7151" style:parent-style-name="PreformattedText" style:family="paragraph">
      <style:text-properties fo:font-size="11pt" style:font-size-asian="11pt" style:font-size-complex="11pt"/>
    </style:style>
    <style:style style:name="P7152" style:parent-style-name="PreformattedText" style:family="paragraph">
      <style:text-properties fo:font-size="11pt" style:font-size-asian="11pt" style:font-size-complex="11pt"/>
    </style:style>
    <style:style style:name="P7153" style:parent-style-name="PreformattedText" style:family="paragraph">
      <style:text-properties fo:font-size="11pt" style:font-size-asian="11pt" style:font-size-complex="11pt"/>
    </style:style>
    <style:style style:name="P7154" style:parent-style-name="PreformattedText" style:family="paragraph">
      <style:text-properties fo:font-size="11pt" style:font-size-asian="11pt" style:font-size-complex="11pt"/>
    </style:style>
    <style:style style:name="P7155" style:parent-style-name="PreformattedText" style:family="paragraph">
      <style:text-properties fo:font-size="11pt" style:font-size-asian="11pt" style:font-size-complex="11pt"/>
    </style:style>
    <style:style style:name="P7156" style:parent-style-name="PreformattedText" style:family="paragraph">
      <style:text-properties fo:font-size="11pt" style:font-size-asian="11pt" style:font-size-complex="11pt"/>
    </style:style>
    <style:style style:name="P7157" style:parent-style-name="PreformattedText" style:family="paragraph">
      <style:text-properties fo:font-size="11pt" style:font-size-asian="11pt" style:font-size-complex="11pt"/>
    </style:style>
    <style:style style:name="P7158" style:parent-style-name="PreformattedText" style:family="paragraph">
      <style:text-properties fo:font-size="11pt" style:font-size-asian="11pt" style:font-size-complex="11pt"/>
    </style:style>
    <style:style style:name="P7159" style:parent-style-name="PreformattedText" style:family="paragraph">
      <style:text-properties fo:font-size="11pt" style:font-size-asian="11pt" style:font-size-complex="11pt"/>
    </style:style>
    <style:style style:name="P7160" style:parent-style-name="PreformattedText" style:family="paragraph">
      <style:text-properties fo:font-size="11pt" style:font-size-asian="11pt" style:font-size-complex="11pt"/>
    </style:style>
    <style:style style:name="P7161" style:parent-style-name="PreformattedText" style:family="paragraph">
      <style:text-properties fo:font-size="11pt" style:font-size-asian="11pt" style:font-size-complex="11pt"/>
    </style:style>
    <style:style style:name="P7162" style:parent-style-name="PreformattedText" style:family="paragraph">
      <style:text-properties fo:font-size="11pt" style:font-size-asian="11pt" style:font-size-complex="11pt"/>
    </style:style>
    <style:style style:name="P7163" style:parent-style-name="PreformattedText" style:family="paragraph">
      <style:text-properties fo:font-size="11pt" style:font-size-asian="11pt" style:font-size-complex="11pt"/>
    </style:style>
    <style:style style:name="P7164" style:parent-style-name="PreformattedText" style:family="paragraph">
      <style:text-properties fo:font-size="11pt" style:font-size-asian="11pt" style:font-size-complex="11pt"/>
    </style:style>
    <style:style style:name="P7165" style:parent-style-name="PreformattedText" style:family="paragraph">
      <style:text-properties fo:font-size="11pt" style:font-size-asian="11pt" style:font-size-complex="11pt"/>
    </style:style>
    <style:style style:name="P7166" style:parent-style-name="PreformattedText" style:family="paragraph">
      <style:text-properties fo:font-size="11pt" style:font-size-asian="11pt" style:font-size-complex="11pt"/>
    </style:style>
    <style:style style:name="P7167" style:parent-style-name="PreformattedText" style:family="paragraph">
      <style:text-properties fo:font-size="11pt" style:font-size-asian="11pt" style:font-size-complex="11pt"/>
    </style:style>
    <style:style style:name="P7168" style:parent-style-name="PreformattedText" style:family="paragraph">
      <style:text-properties fo:font-size="11pt" style:font-size-asian="11pt" style:font-size-complex="11pt"/>
    </style:style>
    <style:style style:name="P7169" style:parent-style-name="PreformattedText" style:family="paragraph">
      <style:text-properties fo:font-size="11pt" style:font-size-asian="11pt" style:font-size-complex="11pt"/>
    </style:style>
    <style:style style:name="P7170" style:parent-style-name="PreformattedText" style:family="paragraph">
      <style:text-properties fo:font-size="11pt" style:font-size-asian="11pt" style:font-size-complex="11pt"/>
    </style:style>
    <style:style style:name="P7171" style:parent-style-name="PreformattedText" style:family="paragraph">
      <style:text-properties fo:font-size="11pt" style:font-size-asian="11pt" style:font-size-complex="11pt"/>
    </style:style>
    <style:style style:name="P7172" style:parent-style-name="PreformattedText" style:family="paragraph">
      <style:text-properties fo:font-size="11pt" style:font-size-asian="11pt" style:font-size-complex="11pt"/>
    </style:style>
    <style:style style:name="P7173" style:parent-style-name="PreformattedText" style:family="paragraph">
      <style:text-properties fo:font-size="11pt" style:font-size-asian="11pt" style:font-size-complex="11pt"/>
    </style:style>
    <style:style style:name="P7174" style:parent-style-name="PreformattedText" style:family="paragraph">
      <style:text-properties fo:font-size="11pt" style:font-size-asian="11pt" style:font-size-complex="11pt"/>
    </style:style>
    <style:style style:name="P7175" style:parent-style-name="PreformattedText" style:family="paragraph">
      <style:text-properties fo:font-size="11pt" style:font-size-asian="11pt" style:font-size-complex="11pt"/>
    </style:style>
    <style:style style:name="P7176" style:parent-style-name="PreformattedText" style:family="paragraph">
      <style:text-properties fo:font-size="11pt" style:font-size-asian="11pt" style:font-size-complex="11pt"/>
    </style:style>
    <style:style style:name="P7177" style:parent-style-name="PreformattedText" style:family="paragraph">
      <style:text-properties fo:font-size="11pt" style:font-size-asian="11pt" style:font-size-complex="11pt"/>
    </style:style>
    <style:style style:name="P7178" style:parent-style-name="PreformattedText" style:family="paragraph">
      <style:text-properties fo:font-size="11pt" style:font-size-asian="11pt" style:font-size-complex="11pt"/>
    </style:style>
    <style:style style:name="P7179" style:parent-style-name="PreformattedText" style:family="paragraph">
      <style:text-properties fo:font-size="11pt" style:font-size-asian="11pt" style:font-size-complex="11pt"/>
    </style:style>
    <style:style style:name="P7180" style:parent-style-name="PreformattedText" style:family="paragraph">
      <style:text-properties fo:font-size="11pt" style:font-size-asian="11pt" style:font-size-complex="11pt"/>
    </style:style>
    <style:style style:name="P7181" style:parent-style-name="PreformattedText" style:family="paragraph">
      <style:text-properties fo:font-size="11pt" style:font-size-asian="11pt" style:font-size-complex="11pt"/>
    </style:style>
    <style:style style:name="P7182" style:parent-style-name="PreformattedText" style:family="paragraph">
      <style:text-properties fo:font-size="11pt" style:font-size-asian="11pt" style:font-size-complex="11pt"/>
    </style:style>
    <style:style style:name="P7183" style:parent-style-name="PreformattedText" style:family="paragraph">
      <style:text-properties fo:font-size="11pt" style:font-size-asian="11pt" style:font-size-complex="11pt"/>
    </style:style>
    <style:style style:name="P7184" style:parent-style-name="PreformattedText" style:family="paragraph">
      <style:text-properties fo:font-size="11pt" style:font-size-asian="11pt" style:font-size-complex="11pt"/>
    </style:style>
    <style:style style:name="P7185" style:parent-style-name="PreformattedText" style:family="paragraph">
      <style:text-properties fo:font-size="11pt" style:font-size-asian="11pt" style:font-size-complex="11pt"/>
    </style:style>
    <style:style style:name="P7186" style:parent-style-name="PreformattedText" style:family="paragraph">
      <style:text-properties fo:font-size="11pt" style:font-size-asian="11pt" style:font-size-complex="11pt"/>
    </style:style>
    <style:style style:name="P7187" style:parent-style-name="PreformattedText" style:family="paragraph">
      <style:text-properties fo:font-size="11pt" style:font-size-asian="11pt" style:font-size-complex="11pt"/>
    </style:style>
    <style:style style:name="P7188" style:parent-style-name="PreformattedText" style:family="paragraph">
      <style:text-properties fo:font-size="11pt" style:font-size-asian="11pt" style:font-size-complex="11pt"/>
    </style:style>
    <style:style style:name="P7189" style:parent-style-name="PreformattedText" style:family="paragraph">
      <style:text-properties fo:font-size="11pt" style:font-size-asian="11pt" style:font-size-complex="11pt"/>
    </style:style>
    <style:style style:name="P7190" style:parent-style-name="PreformattedText" style:family="paragraph">
      <style:text-properties fo:font-size="11pt" style:font-size-asian="11pt" style:font-size-complex="11pt"/>
    </style:style>
    <style:style style:name="P7191" style:parent-style-name="PreformattedText" style:family="paragraph">
      <style:text-properties fo:font-size="11pt" style:font-size-asian="11pt" style:font-size-complex="11pt"/>
    </style:style>
    <style:style style:name="P7192" style:parent-style-name="PreformattedText" style:family="paragraph">
      <style:text-properties fo:font-size="11pt" style:font-size-asian="11pt" style:font-size-complex="11pt"/>
    </style:style>
    <style:style style:name="P7193" style:parent-style-name="PreformattedText" style:family="paragraph">
      <style:text-properties fo:font-size="11pt" style:font-size-asian="11pt" style:font-size-complex="11pt"/>
    </style:style>
    <style:style style:name="P7194" style:parent-style-name="PreformattedText" style:family="paragraph">
      <style:text-properties fo:font-size="11pt" style:font-size-asian="11pt" style:font-size-complex="11pt"/>
    </style:style>
    <style:style style:name="P7195" style:parent-style-name="PreformattedText" style:family="paragraph">
      <style:text-properties fo:font-size="11pt" style:font-size-asian="11pt" style:font-size-complex="11pt"/>
    </style:style>
    <style:style style:name="P7196" style:parent-style-name="PreformattedText" style:family="paragraph">
      <style:text-properties fo:font-size="11pt" style:font-size-asian="11pt" style:font-size-complex="11pt"/>
    </style:style>
    <style:style style:name="P7197" style:parent-style-name="PreformattedText" style:family="paragraph">
      <style:text-properties fo:font-size="11pt" style:font-size-asian="11pt" style:font-size-complex="11pt"/>
    </style:style>
    <style:style style:name="P7198" style:parent-style-name="PreformattedText" style:family="paragraph">
      <style:text-properties fo:font-size="11pt" style:font-size-asian="11pt" style:font-size-complex="11pt"/>
    </style:style>
    <style:style style:name="P7199" style:parent-style-name="PreformattedText" style:family="paragraph">
      <style:text-properties fo:font-size="11pt" style:font-size-asian="11pt" style:font-size-complex="11pt"/>
    </style:style>
    <style:style style:name="P7200" style:parent-style-name="PreformattedText" style:family="paragraph">
      <style:text-properties fo:font-size="11pt" style:font-size-asian="11pt" style:font-size-complex="11pt"/>
    </style:style>
    <style:style style:name="P7201" style:parent-style-name="PreformattedText" style:family="paragraph">
      <style:text-properties fo:font-size="11pt" style:font-size-asian="11pt" style:font-size-complex="11pt"/>
    </style:style>
    <style:style style:name="P7202" style:parent-style-name="PreformattedText" style:family="paragraph">
      <style:text-properties fo:font-size="11pt" style:font-size-asian="11pt" style:font-size-complex="11pt"/>
    </style:style>
    <style:style style:name="P7203" style:parent-style-name="PreformattedText" style:family="paragraph">
      <style:text-properties fo:font-size="11pt" style:font-size-asian="11pt" style:font-size-complex="11pt"/>
    </style:style>
    <style:style style:name="P7204" style:parent-style-name="PreformattedText" style:family="paragraph">
      <style:text-properties fo:font-size="11pt" style:font-size-asian="11pt" style:font-size-complex="11pt"/>
    </style:style>
    <style:style style:name="P7205" style:parent-style-name="PreformattedText" style:family="paragraph">
      <style:text-properties fo:font-size="11pt" style:font-size-asian="11pt" style:font-size-complex="11pt"/>
    </style:style>
    <style:style style:name="P7206" style:parent-style-name="PreformattedText" style:family="paragraph">
      <style:text-properties fo:font-size="11pt" style:font-size-asian="11pt" style:font-size-complex="11pt"/>
    </style:style>
    <style:style style:name="P7207" style:parent-style-name="PreformattedText" style:family="paragraph">
      <style:text-properties fo:font-size="11pt" style:font-size-asian="11pt" style:font-size-complex="11pt"/>
    </style:style>
    <style:style style:name="P7208" style:parent-style-name="PreformattedText" style:family="paragraph">
      <style:text-properties fo:font-size="11pt" style:font-size-asian="11pt" style:font-size-complex="11pt"/>
    </style:style>
    <style:style style:name="P7209" style:parent-style-name="PreformattedText" style:family="paragraph">
      <style:text-properties fo:font-size="11pt" style:font-size-asian="11pt" style:font-size-complex="11pt"/>
    </style:style>
    <style:style style:name="P7210" style:parent-style-name="PreformattedText" style:family="paragraph">
      <style:text-properties fo:font-size="11pt" style:font-size-asian="11pt" style:font-size-complex="11pt"/>
    </style:style>
    <style:style style:name="P7211" style:parent-style-name="PreformattedText" style:family="paragraph">
      <style:text-properties fo:font-size="11pt" style:font-size-asian="11pt" style:font-size-complex="11pt"/>
    </style:style>
    <style:style style:name="P7212" style:parent-style-name="PreformattedText" style:family="paragraph">
      <style:text-properties fo:font-size="11pt" style:font-size-asian="11pt" style:font-size-complex="11pt"/>
    </style:style>
    <style:style style:name="P7213" style:parent-style-name="PreformattedText" style:family="paragraph">
      <style:text-properties fo:font-size="11pt" style:font-size-asian="11pt" style:font-size-complex="11pt"/>
    </style:style>
    <style:style style:name="P7214" style:parent-style-name="PreformattedText" style:family="paragraph">
      <style:text-properties fo:font-size="11pt" style:font-size-asian="11pt" style:font-size-complex="11pt"/>
    </style:style>
    <style:style style:name="P7215" style:parent-style-name="PreformattedText" style:family="paragraph">
      <style:text-properties fo:font-size="11pt" style:font-size-asian="11pt" style:font-size-complex="11pt"/>
    </style:style>
    <style:style style:name="P7216" style:parent-style-name="PreformattedText" style:family="paragraph">
      <style:text-properties fo:font-size="11pt" style:font-size-asian="11pt" style:font-size-complex="11pt"/>
    </style:style>
    <style:style style:name="P7217" style:parent-style-name="PreformattedText" style:family="paragraph">
      <style:text-properties fo:font-size="11pt" style:font-size-asian="11pt" style:font-size-complex="11pt"/>
    </style:style>
    <style:style style:name="P7218" style:parent-style-name="PreformattedText" style:family="paragraph">
      <style:text-properties fo:font-size="11pt" style:font-size-asian="11pt" style:font-size-complex="11pt"/>
    </style:style>
    <style:style style:name="P7219" style:parent-style-name="PreformattedText" style:family="paragraph">
      <style:text-properties fo:font-size="11pt" style:font-size-asian="11pt" style:font-size-complex="11pt"/>
    </style:style>
    <style:style style:name="P7220" style:parent-style-name="PreformattedText" style:family="paragraph">
      <style:text-properties fo:font-size="11pt" style:font-size-asian="11pt" style:font-size-complex="11pt"/>
    </style:style>
    <style:style style:name="P7221" style:parent-style-name="PreformattedText" style:family="paragraph">
      <style:text-properties fo:font-size="11pt" style:font-size-asian="11pt" style:font-size-complex="11pt"/>
    </style:style>
    <style:style style:name="P7222" style:parent-style-name="PreformattedText" style:family="paragraph">
      <style:text-properties fo:font-size="11pt" style:font-size-asian="11pt" style:font-size-complex="11pt"/>
    </style:style>
    <style:style style:name="P7223" style:parent-style-name="PreformattedText" style:family="paragraph">
      <style:text-properties fo:font-size="11pt" style:font-size-asian="11pt" style:font-size-complex="11pt"/>
    </style:style>
    <style:style style:name="P7224" style:parent-style-name="PreformattedText" style:family="paragraph">
      <style:text-properties fo:font-size="11pt" style:font-size-asian="11pt" style:font-size-complex="11pt"/>
    </style:style>
    <style:style style:name="P7225" style:parent-style-name="PreformattedText" style:family="paragraph">
      <style:text-properties fo:font-size="11pt" style:font-size-asian="11pt" style:font-size-complex="11pt"/>
    </style:style>
    <style:style style:name="P7226" style:parent-style-name="PreformattedText" style:family="paragraph">
      <style:text-properties fo:font-size="11pt" style:font-size-asian="11pt" style:font-size-complex="11pt"/>
    </style:style>
    <style:style style:name="P7227" style:parent-style-name="PreformattedText" style:family="paragraph">
      <style:text-properties fo:font-size="11pt" style:font-size-asian="11pt" style:font-size-complex="11pt"/>
    </style:style>
    <style:style style:name="P7228" style:parent-style-name="PreformattedText" style:family="paragraph">
      <style:text-properties fo:font-size="11pt" style:font-size-asian="11pt" style:font-size-complex="11pt"/>
    </style:style>
    <style:style style:name="P7229" style:parent-style-name="PreformattedText" style:family="paragraph">
      <style:text-properties fo:font-size="11pt" style:font-size-asian="11pt" style:font-size-complex="11pt"/>
    </style:style>
    <style:style style:name="P7230" style:parent-style-name="PreformattedText" style:family="paragraph">
      <style:text-properties fo:font-size="11pt" style:font-size-asian="11pt" style:font-size-complex="11pt"/>
    </style:style>
    <style:style style:name="P7231" style:parent-style-name="PreformattedText" style:family="paragraph">
      <style:text-properties fo:font-size="11pt" style:font-size-asian="11pt" style:font-size-complex="11pt"/>
    </style:style>
    <style:style style:name="P7232" style:parent-style-name="PreformattedText" style:family="paragraph">
      <style:text-properties fo:font-size="11pt" style:font-size-asian="11pt" style:font-size-complex="11pt"/>
    </style:style>
    <style:style style:name="P7233" style:parent-style-name="PreformattedText" style:family="paragraph">
      <style:text-properties fo:font-size="11pt" style:font-size-asian="11pt" style:font-size-complex="11pt"/>
    </style:style>
    <style:style style:name="P7234" style:parent-style-name="PreformattedText" style:family="paragraph">
      <style:text-properties fo:font-size="11pt" style:font-size-asian="11pt" style:font-size-complex="11pt"/>
    </style:style>
    <style:style style:name="P7235" style:parent-style-name="PreformattedText" style:family="paragraph">
      <style:text-properties fo:font-size="11pt" style:font-size-asian="11pt" style:font-size-complex="11pt"/>
    </style:style>
    <style:style style:name="P7236" style:parent-style-name="PreformattedText" style:family="paragraph">
      <style:text-properties fo:font-size="11pt" style:font-size-asian="11pt" style:font-size-complex="11pt"/>
    </style:style>
    <style:style style:name="P7237" style:parent-style-name="PreformattedText" style:family="paragraph">
      <style:text-properties fo:font-size="11pt" style:font-size-asian="11pt" style:font-size-complex="11pt"/>
    </style:style>
    <style:style style:name="P7238" style:parent-style-name="PreformattedText" style:family="paragraph">
      <style:text-properties fo:font-size="11pt" style:font-size-asian="11pt" style:font-size-complex="11pt"/>
    </style:style>
    <style:style style:name="P7239" style:parent-style-name="PreformattedText" style:family="paragraph">
      <style:text-properties fo:font-size="11pt" style:font-size-asian="11pt" style:font-size-complex="11pt"/>
    </style:style>
    <style:style style:name="P7240" style:parent-style-name="PreformattedText" style:family="paragraph">
      <style:text-properties fo:font-size="11pt" style:font-size-asian="11pt" style:font-size-complex="11pt"/>
    </style:style>
    <style:style style:name="P7241" style:parent-style-name="PreformattedText" style:family="paragraph">
      <style:text-properties fo:font-size="11pt" style:font-size-asian="11pt" style:font-size-complex="11pt"/>
    </style:style>
    <style:style style:name="P7242" style:parent-style-name="PreformattedText" style:family="paragraph">
      <style:text-properties fo:font-size="11pt" style:font-size-asian="11pt" style:font-size-complex="11pt"/>
    </style:style>
    <style:style style:name="P7243" style:parent-style-name="PreformattedText" style:family="paragraph">
      <style:text-properties fo:font-size="11pt" style:font-size-asian="11pt" style:font-size-complex="11pt"/>
    </style:style>
    <style:style style:name="P7244" style:parent-style-name="PreformattedText" style:family="paragraph">
      <style:text-properties fo:font-size="11pt" style:font-size-asian="11pt" style:font-size-complex="11pt"/>
    </style:style>
    <style:style style:name="P7245" style:parent-style-name="PreformattedText" style:family="paragraph">
      <style:text-properties fo:font-size="11pt" style:font-size-asian="11pt" style:font-size-complex="11pt"/>
    </style:style>
    <style:style style:name="P7246" style:parent-style-name="PreformattedText" style:family="paragraph">
      <style:text-properties fo:font-size="11pt" style:font-size-asian="11pt" style:font-size-complex="11pt"/>
    </style:style>
    <style:style style:name="P7247" style:parent-style-name="PreformattedText" style:family="paragraph">
      <style:text-properties fo:font-size="11pt" style:font-size-asian="11pt" style:font-size-complex="11pt"/>
    </style:style>
    <style:style style:name="P7248" style:parent-style-name="PreformattedText" style:family="paragraph">
      <style:text-properties fo:font-size="11pt" style:font-size-asian="11pt" style:font-size-complex="11pt"/>
    </style:style>
    <style:style style:name="P7249" style:parent-style-name="PreformattedText" style:family="paragraph">
      <style:text-properties fo:font-size="11pt" style:font-size-asian="11pt" style:font-size-complex="11pt"/>
    </style:style>
    <style:style style:name="P7250" style:parent-style-name="PreformattedText" style:family="paragraph">
      <style:text-properties fo:font-size="11pt" style:font-size-asian="11pt" style:font-size-complex="11pt"/>
    </style:style>
    <style:style style:name="P7251" style:parent-style-name="PreformattedText" style:family="paragraph">
      <style:text-properties fo:font-size="11pt" style:font-size-asian="11pt" style:font-size-complex="11pt"/>
    </style:style>
    <style:style style:name="P7252" style:parent-style-name="PreformattedText" style:family="paragraph">
      <style:text-properties fo:font-size="11pt" style:font-size-asian="11pt" style:font-size-complex="11pt"/>
    </style:style>
    <style:style style:name="P7253" style:parent-style-name="PreformattedText" style:family="paragraph">
      <style:text-properties fo:font-size="11pt" style:font-size-asian="11pt" style:font-size-complex="11pt"/>
    </style:style>
    <style:style style:name="P7254" style:parent-style-name="PreformattedText" style:family="paragraph">
      <style:text-properties fo:font-size="11pt" style:font-size-asian="11pt" style:font-size-complex="11pt"/>
    </style:style>
    <style:style style:name="P7255" style:parent-style-name="PreformattedText" style:family="paragraph">
      <style:text-properties fo:font-size="11pt" style:font-size-asian="11pt" style:font-size-complex="11pt"/>
    </style:style>
    <style:style style:name="P7256" style:parent-style-name="PreformattedText" style:family="paragraph">
      <style:text-properties fo:font-size="11pt" style:font-size-asian="11pt" style:font-size-complex="11pt"/>
    </style:style>
    <style:style style:name="P7257" style:parent-style-name="PreformattedText" style:family="paragraph">
      <style:text-properties fo:font-size="11pt" style:font-size-asian="11pt" style:font-size-complex="11pt"/>
    </style:style>
    <style:style style:name="P7258" style:parent-style-name="PreformattedText" style:family="paragraph">
      <style:text-properties fo:font-size="11pt" style:font-size-asian="11pt" style:font-size-complex="11pt"/>
    </style:style>
    <style:style style:name="P7259" style:parent-style-name="PreformattedText" style:family="paragraph">
      <style:text-properties fo:font-size="11pt" style:font-size-asian="11pt" style:font-size-complex="11pt"/>
    </style:style>
    <style:style style:name="P7260" style:parent-style-name="PreformattedText" style:family="paragraph">
      <style:text-properties fo:font-size="11pt" style:font-size-asian="11pt" style:font-size-complex="11pt"/>
    </style:style>
    <style:style style:name="P7261" style:parent-style-name="PreformattedText" style:family="paragraph">
      <style:text-properties fo:font-size="11pt" style:font-size-asian="11pt" style:font-size-complex="11pt"/>
    </style:style>
    <style:style style:name="P7262" style:parent-style-name="PreformattedText" style:family="paragraph">
      <style:text-properties fo:font-size="11pt" style:font-size-asian="11pt" style:font-size-complex="11pt"/>
    </style:style>
    <style:style style:name="P7263" style:parent-style-name="PreformattedText" style:family="paragraph">
      <style:text-properties fo:font-size="11pt" style:font-size-asian="11pt" style:font-size-complex="11pt"/>
    </style:style>
    <style:style style:name="P7264" style:parent-style-name="PreformattedText" style:family="paragraph">
      <style:text-properties fo:font-size="11pt" style:font-size-asian="11pt" style:font-size-complex="11pt"/>
    </style:style>
    <style:style style:name="P7265" style:parent-style-name="PreformattedText" style:family="paragraph">
      <style:text-properties fo:font-size="11pt" style:font-size-asian="11pt" style:font-size-complex="11pt"/>
    </style:style>
    <style:style style:name="P7266" style:parent-style-name="PreformattedText" style:family="paragraph">
      <style:text-properties fo:font-size="11pt" style:font-size-asian="11pt" style:font-size-complex="11pt"/>
    </style:style>
    <style:style style:name="P7267" style:parent-style-name="PreformattedText" style:family="paragraph">
      <style:text-properties fo:font-size="11pt" style:font-size-asian="11pt" style:font-size-complex="11pt"/>
    </style:style>
    <style:style style:name="P7268" style:parent-style-name="PreformattedText" style:family="paragraph">
      <style:text-properties fo:font-size="11pt" style:font-size-asian="11pt" style:font-size-complex="11pt"/>
    </style:style>
    <style:style style:name="P7269" style:parent-style-name="PreformattedText" style:family="paragraph">
      <style:text-properties fo:font-size="11pt" style:font-size-asian="11pt" style:font-size-complex="11pt"/>
    </style:style>
    <style:style style:name="P7270" style:parent-style-name="PreformattedText" style:family="paragraph">
      <style:text-properties fo:font-size="11pt" style:font-size-asian="11pt" style:font-size-complex="11pt"/>
    </style:style>
    <style:style style:name="P7271" style:parent-style-name="PreformattedText" style:family="paragraph">
      <style:text-properties fo:font-size="11pt" style:font-size-asian="11pt" style:font-size-complex="11pt"/>
    </style:style>
    <style:style style:name="P7272" style:parent-style-name="PreformattedText" style:family="paragraph">
      <style:text-properties fo:font-size="11pt" style:font-size-asian="11pt" style:font-size-complex="11pt"/>
    </style:style>
    <style:style style:name="P7273" style:parent-style-name="PreformattedText" style:family="paragraph">
      <style:text-properties fo:font-size="11pt" style:font-size-asian="11pt" style:font-size-complex="11pt"/>
    </style:style>
    <style:style style:name="P7274" style:parent-style-name="PreformattedText" style:family="paragraph">
      <style:text-properties fo:font-size="11pt" style:font-size-asian="11pt" style:font-size-complex="11pt"/>
    </style:style>
    <style:style style:name="P7275" style:parent-style-name="PreformattedText" style:family="paragraph">
      <style:text-properties fo:font-size="11pt" style:font-size-asian="11pt" style:font-size-complex="11pt"/>
    </style:style>
    <style:style style:name="P7276" style:parent-style-name="PreformattedText" style:family="paragraph">
      <style:text-properties fo:font-size="11pt" style:font-size-asian="11pt" style:font-size-complex="11pt"/>
    </style:style>
    <style:style style:name="P7277" style:parent-style-name="PreformattedText" style:family="paragraph">
      <style:text-properties fo:font-size="11pt" style:font-size-asian="11pt" style:font-size-complex="11pt"/>
    </style:style>
    <style:style style:name="P7278" style:parent-style-name="PreformattedText" style:family="paragraph">
      <style:text-properties fo:font-size="11pt" style:font-size-asian="11pt" style:font-size-complex="11pt"/>
    </style:style>
    <style:style style:name="P7279" style:parent-style-name="PreformattedText" style:family="paragraph">
      <style:text-properties fo:font-size="11pt" style:font-size-asian="11pt" style:font-size-complex="11pt"/>
    </style:style>
    <style:style style:name="P7280" style:parent-style-name="PreformattedText" style:family="paragraph">
      <style:text-properties fo:font-size="11pt" style:font-size-asian="11pt" style:font-size-complex="11pt"/>
    </style:style>
    <style:style style:name="P7281" style:parent-style-name="PreformattedText" style:family="paragraph">
      <style:text-properties fo:font-size="11pt" style:font-size-asian="11pt" style:font-size-complex="11pt"/>
    </style:style>
    <style:style style:name="P7282" style:parent-style-name="PreformattedText" style:family="paragraph">
      <style:text-properties fo:font-size="11pt" style:font-size-asian="11pt" style:font-size-complex="11pt"/>
    </style:style>
    <style:style style:name="P7283" style:parent-style-name="PreformattedText" style:family="paragraph">
      <style:text-properties fo:font-size="11pt" style:font-size-asian="11pt" style:font-size-complex="11pt"/>
    </style:style>
    <style:style style:name="P7284" style:parent-style-name="PreformattedText" style:family="paragraph">
      <style:text-properties fo:font-size="11pt" style:font-size-asian="11pt" style:font-size-complex="11pt"/>
    </style:style>
    <style:style style:name="P7285" style:parent-style-name="PreformattedText" style:family="paragraph">
      <style:text-properties fo:font-size="11pt" style:font-size-asian="11pt" style:font-size-complex="11pt"/>
    </style:style>
    <style:style style:name="P7286" style:parent-style-name="PreformattedText" style:family="paragraph">
      <style:text-properties fo:font-size="11pt" style:font-size-asian="11pt" style:font-size-complex="11pt"/>
    </style:style>
    <style:style style:name="P7287" style:parent-style-name="PreformattedText" style:family="paragraph">
      <style:text-properties fo:font-size="11pt" style:font-size-asian="11pt" style:font-size-complex="11pt"/>
    </style:style>
    <style:style style:name="P7288" style:parent-style-name="PreformattedText" style:family="paragraph">
      <style:text-properties fo:font-size="11pt" style:font-size-asian="11pt" style:font-size-complex="11pt"/>
    </style:style>
    <style:style style:name="P7289" style:parent-style-name="PreformattedText" style:family="paragraph">
      <style:text-properties fo:font-size="11pt" style:font-size-asian="11pt" style:font-size-complex="11pt"/>
    </style:style>
    <style:style style:name="P7290" style:parent-style-name="PreformattedText" style:family="paragraph">
      <style:text-properties fo:font-size="11pt" style:font-size-asian="11pt" style:font-size-complex="11pt"/>
    </style:style>
    <style:style style:name="P7291" style:parent-style-name="PreformattedText" style:family="paragraph">
      <style:text-properties fo:font-size="11pt" style:font-size-asian="11pt" style:font-size-complex="11pt"/>
    </style:style>
    <style:style style:name="P7292" style:parent-style-name="PreformattedText" style:family="paragraph">
      <style:text-properties fo:font-size="11pt" style:font-size-asian="11pt" style:font-size-complex="11pt"/>
    </style:style>
    <style:style style:name="P7293" style:parent-style-name="PreformattedText" style:family="paragraph">
      <style:text-properties fo:font-size="11pt" style:font-size-asian="11pt" style:font-size-complex="11pt"/>
    </style:style>
    <style:style style:name="P7294" style:parent-style-name="PreformattedText" style:family="paragraph">
      <style:text-properties fo:font-size="11pt" style:font-size-asian="11pt" style:font-size-complex="11pt"/>
    </style:style>
    <style:style style:name="P7295" style:parent-style-name="PreformattedText" style:family="paragraph">
      <style:text-properties fo:font-size="11pt" style:font-size-asian="11pt" style:font-size-complex="11pt"/>
    </style:style>
    <style:style style:name="P7296" style:parent-style-name="PreformattedText" style:family="paragraph">
      <style:text-properties fo:font-size="11pt" style:font-size-asian="11pt" style:font-size-complex="11pt"/>
    </style:style>
    <style:style style:name="P7297" style:parent-style-name="PreformattedText" style:family="paragraph">
      <style:text-properties fo:font-size="11pt" style:font-size-asian="11pt" style:font-size-complex="11pt"/>
    </style:style>
    <style:style style:name="P7298" style:parent-style-name="PreformattedText" style:family="paragraph">
      <style:text-properties fo:font-size="11pt" style:font-size-asian="11pt" style:font-size-complex="11pt"/>
    </style:style>
    <style:style style:name="P7299" style:parent-style-name="PreformattedText" style:family="paragraph">
      <style:text-properties fo:font-size="11pt" style:font-size-asian="11pt" style:font-size-complex="11pt"/>
    </style:style>
    <style:style style:name="P7300" style:parent-style-name="PreformattedText" style:family="paragraph">
      <style:text-properties fo:font-size="11pt" style:font-size-asian="11pt" style:font-size-complex="11pt"/>
    </style:style>
    <style:style style:name="P7301" style:parent-style-name="PreformattedText" style:family="paragraph">
      <style:text-properties fo:font-size="11pt" style:font-size-asian="11pt" style:font-size-complex="11pt"/>
    </style:style>
    <style:style style:name="P7302" style:parent-style-name="PreformattedText" style:family="paragraph">
      <style:text-properties fo:font-size="11pt" style:font-size-asian="11pt" style:font-size-complex="11pt"/>
    </style:style>
    <style:style style:name="P7303" style:parent-style-name="PreformattedText" style:family="paragraph">
      <style:text-properties fo:font-size="11pt" style:font-size-asian="11pt" style:font-size-complex="11pt"/>
    </style:style>
    <style:style style:name="P7304" style:parent-style-name="PreformattedText" style:family="paragraph">
      <style:text-properties fo:font-size="11pt" style:font-size-asian="11pt" style:font-size-complex="11pt"/>
    </style:style>
    <style:style style:name="P7305" style:parent-style-name="PreformattedText" style:family="paragraph">
      <style:text-properties fo:font-size="11pt" style:font-size-asian="11pt" style:font-size-complex="11pt"/>
    </style:style>
    <style:style style:name="P7306" style:parent-style-name="PreformattedText" style:family="paragraph">
      <style:text-properties fo:font-size="11pt" style:font-size-asian="11pt" style:font-size-complex="11pt"/>
    </style:style>
    <style:style style:name="P7307" style:parent-style-name="PreformattedText" style:family="paragraph">
      <style:text-properties fo:font-size="11pt" style:font-size-asian="11pt" style:font-size-complex="11pt"/>
    </style:style>
    <style:style style:name="P7308" style:parent-style-name="PreformattedText" style:family="paragraph">
      <style:text-properties fo:font-size="11pt" style:font-size-asian="11pt" style:font-size-complex="11pt"/>
    </style:style>
    <style:style style:name="P7309" style:parent-style-name="PreformattedText" style:family="paragraph">
      <style:text-properties fo:font-size="11pt" style:font-size-asian="11pt" style:font-size-complex="11pt"/>
    </style:style>
    <style:style style:name="P7310" style:parent-style-name="PreformattedText" style:family="paragraph">
      <style:text-properties fo:font-size="11pt" style:font-size-asian="11pt" style:font-size-complex="11pt"/>
    </style:style>
    <style:style style:name="P7311" style:parent-style-name="PreformattedText" style:family="paragraph">
      <style:text-properties fo:font-size="11pt" style:font-size-asian="11pt" style:font-size-complex="11pt"/>
    </style:style>
    <style:style style:name="P7312" style:parent-style-name="PreformattedText" style:family="paragraph">
      <style:text-properties fo:font-size="11pt" style:font-size-asian="11pt" style:font-size-complex="11pt"/>
    </style:style>
    <style:style style:name="P7313" style:parent-style-name="PreformattedText" style:family="paragraph">
      <style:text-properties fo:font-size="11pt" style:font-size-asian="11pt" style:font-size-complex="11pt"/>
    </style:style>
    <style:style style:name="P7314" style:parent-style-name="PreformattedText" style:family="paragraph">
      <style:text-properties fo:font-size="11pt" style:font-size-asian="11pt" style:font-size-complex="11pt"/>
    </style:style>
    <style:style style:name="P7315" style:parent-style-name="PreformattedText" style:family="paragraph">
      <style:text-properties fo:font-size="11pt" style:font-size-asian="11pt" style:font-size-complex="11pt"/>
    </style:style>
    <style:style style:name="P7316" style:parent-style-name="PreformattedText" style:family="paragraph">
      <style:text-properties fo:font-size="11pt" style:font-size-asian="11pt" style:font-size-complex="11pt"/>
    </style:style>
    <style:style style:name="P7317" style:parent-style-name="PreformattedText" style:family="paragraph">
      <style:text-properties fo:font-size="11pt" style:font-size-asian="11pt" style:font-size-complex="11pt"/>
    </style:style>
    <style:style style:name="P7318" style:parent-style-name="PreformattedText" style:family="paragraph">
      <style:text-properties fo:font-size="11pt" style:font-size-asian="11pt" style:font-size-complex="11pt"/>
    </style:style>
    <style:style style:name="P7319" style:parent-style-name="PreformattedText" style:family="paragraph">
      <style:text-properties fo:font-size="11pt" style:font-size-asian="11pt" style:font-size-complex="11pt"/>
    </style:style>
    <style:style style:name="P7320" style:parent-style-name="PreformattedText" style:family="paragraph">
      <style:text-properties fo:font-size="11pt" style:font-size-asian="11pt" style:font-size-complex="11pt"/>
    </style:style>
    <style:style style:name="P7321" style:parent-style-name="PreformattedText" style:family="paragraph">
      <style:text-properties fo:font-size="11pt" style:font-size-asian="11pt" style:font-size-complex="11pt"/>
    </style:style>
    <style:style style:name="P7322" style:parent-style-name="PreformattedText" style:family="paragraph">
      <style:text-properties fo:font-size="11pt" style:font-size-asian="11pt" style:font-size-complex="11pt"/>
    </style:style>
    <style:style style:name="P7323" style:parent-style-name="PreformattedText" style:family="paragraph">
      <style:text-properties fo:font-size="11pt" style:font-size-asian="11pt" style:font-size-complex="11pt"/>
    </style:style>
    <style:style style:name="P7324" style:parent-style-name="PreformattedText" style:family="paragraph">
      <style:text-properties fo:font-size="11pt" style:font-size-asian="11pt" style:font-size-complex="11pt"/>
    </style:style>
    <style:style style:name="P7325" style:parent-style-name="PreformattedText" style:family="paragraph">
      <style:text-properties fo:font-size="11pt" style:font-size-asian="11pt" style:font-size-complex="11pt"/>
    </style:style>
    <style:style style:name="P7326" style:parent-style-name="PreformattedText" style:family="paragraph">
      <style:text-properties fo:font-size="11pt" style:font-size-asian="11pt" style:font-size-complex="11pt"/>
    </style:style>
    <style:style style:name="P7327" style:parent-style-name="PreformattedText" style:family="paragraph">
      <style:text-properties fo:font-size="11pt" style:font-size-asian="11pt" style:font-size-complex="11pt"/>
    </style:style>
    <style:style style:name="P7328" style:parent-style-name="PreformattedText" style:family="paragraph">
      <style:text-properties fo:font-size="11pt" style:font-size-asian="11pt" style:font-size-complex="11pt"/>
    </style:style>
    <style:style style:name="P7329" style:parent-style-name="PreformattedText" style:family="paragraph">
      <style:text-properties fo:font-size="11pt" style:font-size-asian="11pt" style:font-size-complex="11pt"/>
    </style:style>
    <style:style style:name="P7330" style:parent-style-name="PreformattedText" style:family="paragraph">
      <style:text-properties fo:font-size="11pt" style:font-size-asian="11pt" style:font-size-complex="11pt"/>
    </style:style>
    <style:style style:name="P7331" style:parent-style-name="PreformattedText" style:family="paragraph">
      <style:text-properties fo:font-size="11pt" style:font-size-asian="11pt" style:font-size-complex="11pt"/>
    </style:style>
    <style:style style:name="P7332" style:parent-style-name="PreformattedText" style:family="paragraph">
      <style:text-properties fo:font-size="11pt" style:font-size-asian="11pt" style:font-size-complex="11pt"/>
    </style:style>
    <style:style style:name="P7333" style:parent-style-name="PreformattedText" style:family="paragraph">
      <style:text-properties fo:font-size="11pt" style:font-size-asian="11pt" style:font-size-complex="11pt"/>
    </style:style>
    <style:style style:name="P7334" style:parent-style-name="PreformattedText" style:family="paragraph">
      <style:text-properties fo:font-size="11pt" style:font-size-asian="11pt" style:font-size-complex="11pt"/>
    </style:style>
    <style:style style:name="P7335" style:parent-style-name="PreformattedText" style:family="paragraph">
      <style:text-properties fo:font-size="11pt" style:font-size-asian="11pt" style:font-size-complex="11pt"/>
    </style:style>
    <style:style style:name="P7336" style:parent-style-name="PreformattedText" style:family="paragraph">
      <style:text-properties fo:font-size="11pt" style:font-size-asian="11pt" style:font-size-complex="11pt"/>
    </style:style>
    <style:style style:name="P7337" style:parent-style-name="PreformattedText" style:family="paragraph">
      <style:text-properties fo:font-size="11pt" style:font-size-asian="11pt" style:font-size-complex="11pt"/>
    </style:style>
    <style:style style:name="P7338" style:parent-style-name="PreformattedText" style:family="paragraph">
      <style:text-properties fo:font-size="11pt" style:font-size-asian="11pt" style:font-size-complex="11pt"/>
    </style:style>
    <style:style style:name="P7339" style:parent-style-name="PreformattedText" style:family="paragraph">
      <style:text-properties fo:font-size="11pt" style:font-size-asian="11pt" style:font-size-complex="11pt"/>
    </style:style>
    <style:style style:name="P7340" style:parent-style-name="PreformattedText" style:family="paragraph">
      <style:text-properties fo:font-size="11pt" style:font-size-asian="11pt" style:font-size-complex="11pt"/>
    </style:style>
    <style:style style:name="P7341" style:parent-style-name="PreformattedText" style:family="paragraph">
      <style:text-properties fo:font-size="11pt" style:font-size-asian="11pt" style:font-size-complex="11pt"/>
    </style:style>
    <style:style style:name="P7342" style:parent-style-name="PreformattedText" style:family="paragraph">
      <style:text-properties fo:font-size="11pt" style:font-size-asian="11pt" style:font-size-complex="11pt"/>
    </style:style>
    <style:style style:name="P7343" style:parent-style-name="PreformattedText" style:family="paragraph">
      <style:text-properties fo:font-size="11pt" style:font-size-asian="11pt" style:font-size-complex="11pt"/>
    </style:style>
    <style:style style:name="P7344" style:parent-style-name="PreformattedText" style:family="paragraph">
      <style:text-properties fo:font-size="11pt" style:font-size-asian="11pt" style:font-size-complex="11pt"/>
    </style:style>
    <style:style style:name="P7345" style:parent-style-name="PreformattedText" style:family="paragraph">
      <style:text-properties fo:font-size="11pt" style:font-size-asian="11pt" style:font-size-complex="11pt"/>
    </style:style>
    <style:style style:name="P7346" style:parent-style-name="PreformattedText" style:family="paragraph">
      <style:text-properties fo:font-size="11pt" style:font-size-asian="11pt" style:font-size-complex="11pt"/>
    </style:style>
    <style:style style:name="P7347" style:parent-style-name="PreformattedText" style:family="paragraph">
      <style:text-properties fo:font-size="11pt" style:font-size-asian="11pt" style:font-size-complex="11pt"/>
    </style:style>
    <style:style style:name="P7348" style:parent-style-name="PreformattedText" style:family="paragraph">
      <style:text-properties fo:font-size="11pt" style:font-size-asian="11pt" style:font-size-complex="11pt"/>
    </style:style>
    <style:style style:name="P7349" style:parent-style-name="PreformattedText" style:family="paragraph">
      <style:text-properties fo:font-size="11pt" style:font-size-asian="11pt" style:font-size-complex="11pt"/>
    </style:style>
    <style:style style:name="P7350" style:parent-style-name="PreformattedText" style:family="paragraph">
      <style:text-properties fo:font-size="11pt" style:font-size-asian="11pt" style:font-size-complex="11pt"/>
    </style:style>
    <style:style style:name="P7351" style:parent-style-name="PreformattedText" style:family="paragraph">
      <style:text-properties fo:font-size="11pt" style:font-size-asian="11pt" style:font-size-complex="11pt"/>
    </style:style>
    <style:style style:name="P7352" style:parent-style-name="PreformattedText" style:family="paragraph">
      <style:text-properties fo:font-size="11pt" style:font-size-asian="11pt" style:font-size-complex="11pt"/>
    </style:style>
    <style:style style:name="P7353" style:parent-style-name="PreformattedText" style:family="paragraph">
      <style:text-properties fo:font-size="11pt" style:font-size-asian="11pt" style:font-size-complex="11pt"/>
    </style:style>
    <style:style style:name="P7354" style:parent-style-name="PreformattedText" style:family="paragraph">
      <style:text-properties fo:font-size="11pt" style:font-size-asian="11pt" style:font-size-complex="11pt"/>
    </style:style>
    <style:style style:name="P7355" style:parent-style-name="PreformattedText" style:family="paragraph">
      <style:text-properties fo:font-size="11pt" style:font-size-asian="11pt" style:font-size-complex="11pt"/>
    </style:style>
    <style:style style:name="P7356" style:parent-style-name="PreformattedText" style:family="paragraph">
      <style:text-properties fo:font-size="11pt" style:font-size-asian="11pt" style:font-size-complex="11pt"/>
    </style:style>
    <style:style style:name="P7357" style:parent-style-name="PreformattedText" style:family="paragraph">
      <style:text-properties fo:font-size="11pt" style:font-size-asian="11pt" style:font-size-complex="11pt"/>
    </style:style>
    <style:style style:name="P7358" style:parent-style-name="PreformattedText" style:family="paragraph">
      <style:text-properties fo:font-size="11pt" style:font-size-asian="11pt" style:font-size-complex="11pt"/>
    </style:style>
    <style:style style:name="P7359" style:parent-style-name="PreformattedText" style:family="paragraph">
      <style:text-properties fo:font-size="11pt" style:font-size-asian="11pt" style:font-size-complex="11pt"/>
    </style:style>
    <style:style style:name="P7360" style:parent-style-name="PreformattedText" style:family="paragraph">
      <style:text-properties fo:font-size="11pt" style:font-size-asian="11pt" style:font-size-complex="11pt"/>
    </style:style>
    <style:style style:name="P7361" style:parent-style-name="PreformattedText" style:family="paragraph">
      <style:text-properties fo:font-size="11pt" style:font-size-asian="11pt" style:font-size-complex="11pt"/>
    </style:style>
    <style:style style:name="P7362" style:parent-style-name="PreformattedText" style:family="paragraph">
      <style:text-properties fo:font-size="11pt" style:font-size-asian="11pt" style:font-size-complex="11pt"/>
    </style:style>
    <style:style style:name="P7363" style:parent-style-name="PreformattedText" style:family="paragraph">
      <style:text-properties fo:font-size="11pt" style:font-size-asian="11pt" style:font-size-complex="11pt"/>
    </style:style>
    <style:style style:name="P7364" style:parent-style-name="PreformattedText" style:family="paragraph">
      <style:text-properties fo:font-size="11pt" style:font-size-asian="11pt" style:font-size-complex="11pt"/>
    </style:style>
    <style:style style:name="P7365" style:parent-style-name="PreformattedText" style:family="paragraph">
      <style:text-properties fo:font-size="11pt" style:font-size-asian="11pt" style:font-size-complex="11pt"/>
    </style:style>
    <style:style style:name="P7366" style:parent-style-name="PreformattedText" style:family="paragraph">
      <style:text-properties fo:font-size="11pt" style:font-size-asian="11pt" style:font-size-complex="11pt"/>
    </style:style>
    <style:style style:name="P7367" style:parent-style-name="PreformattedText" style:family="paragraph">
      <style:text-properties fo:font-size="11pt" style:font-size-asian="11pt" style:font-size-complex="11pt"/>
    </style:style>
    <style:style style:name="P7368" style:parent-style-name="PreformattedText" style:family="paragraph">
      <style:text-properties fo:font-size="11pt" style:font-size-asian="11pt" style:font-size-complex="11pt"/>
    </style:style>
    <style:style style:name="P7369" style:parent-style-name="PreformattedText" style:family="paragraph">
      <style:text-properties fo:font-size="11pt" style:font-size-asian="11pt" style:font-size-complex="11pt"/>
    </style:style>
    <style:style style:name="P7370" style:parent-style-name="PreformattedText" style:family="paragraph">
      <style:text-properties fo:font-size="11pt" style:font-size-asian="11pt" style:font-size-complex="11pt"/>
    </style:style>
    <style:style style:name="P7371" style:parent-style-name="PreformattedText" style:family="paragraph">
      <style:text-properties fo:font-size="11pt" style:font-size-asian="11pt" style:font-size-complex="11pt"/>
    </style:style>
    <style:style style:name="P7372" style:parent-style-name="PreformattedText" style:family="paragraph">
      <style:text-properties fo:font-size="11pt" style:font-size-asian="11pt" style:font-size-complex="11pt"/>
    </style:style>
    <style:style style:name="P7373" style:parent-style-name="PreformattedText" style:family="paragraph">
      <style:text-properties fo:font-size="11pt" style:font-size-asian="11pt" style:font-size-complex="11pt"/>
    </style:style>
    <style:style style:name="P7374" style:parent-style-name="PreformattedText" style:family="paragraph">
      <style:text-properties fo:font-size="11pt" style:font-size-asian="11pt" style:font-size-complex="11pt"/>
    </style:style>
    <style:style style:name="P7375" style:parent-style-name="PreformattedText" style:family="paragraph">
      <style:text-properties fo:font-size="11pt" style:font-size-asian="11pt" style:font-size-complex="11pt"/>
    </style:style>
    <style:style style:name="P7376" style:parent-style-name="PreformattedText" style:family="paragraph">
      <style:text-properties fo:font-size="11pt" style:font-size-asian="11pt" style:font-size-complex="11pt"/>
    </style:style>
    <style:style style:name="P7377" style:parent-style-name="PreformattedText" style:family="paragraph">
      <style:text-properties fo:font-size="11pt" style:font-size-asian="11pt" style:font-size-complex="11pt"/>
    </style:style>
    <style:style style:name="P7378" style:parent-style-name="PreformattedText" style:family="paragraph">
      <style:text-properties fo:font-size="11pt" style:font-size-asian="11pt" style:font-size-complex="11pt"/>
    </style:style>
    <style:style style:name="P7379" style:parent-style-name="PreformattedText" style:family="paragraph">
      <style:text-properties fo:font-size="11pt" style:font-size-asian="11pt" style:font-size-complex="11pt"/>
    </style:style>
    <style:style style:name="P7380" style:parent-style-name="PreformattedText" style:family="paragraph">
      <style:text-properties fo:font-size="11pt" style:font-size-asian="11pt" style:font-size-complex="11pt"/>
    </style:style>
    <style:style style:name="P7381" style:parent-style-name="PreformattedText" style:family="paragraph">
      <style:text-properties fo:font-size="11pt" style:font-size-asian="11pt" style:font-size-complex="11pt"/>
    </style:style>
    <style:style style:name="P7382" style:parent-style-name="PreformattedText" style:family="paragraph">
      <style:text-properties fo:font-size="11pt" style:font-size-asian="11pt" style:font-size-complex="11pt"/>
    </style:style>
    <style:style style:name="P7383" style:parent-style-name="PreformattedText" style:family="paragraph">
      <style:text-properties fo:font-size="11pt" style:font-size-asian="11pt" style:font-size-complex="11pt"/>
    </style:style>
    <style:style style:name="P7384" style:parent-style-name="PreformattedText" style:family="paragraph">
      <style:text-properties fo:font-size="11pt" style:font-size-asian="11pt" style:font-size-complex="11pt"/>
    </style:style>
    <style:style style:name="P7385" style:parent-style-name="PreformattedText" style:family="paragraph">
      <style:text-properties fo:font-size="11pt" style:font-size-asian="11pt" style:font-size-complex="11pt"/>
    </style:style>
    <style:style style:name="P7386" style:parent-style-name="PreformattedText" style:family="paragraph">
      <style:text-properties fo:font-size="11pt" style:font-size-asian="11pt" style:font-size-complex="11pt"/>
    </style:style>
    <style:style style:name="P7387" style:parent-style-name="PreformattedText" style:family="paragraph">
      <style:text-properties fo:font-size="11pt" style:font-size-asian="11pt" style:font-size-complex="11pt"/>
    </style:style>
    <style:style style:name="P7388" style:parent-style-name="PreformattedText" style:family="paragraph">
      <style:text-properties fo:font-size="11pt" style:font-size-asian="11pt" style:font-size-complex="11pt"/>
    </style:style>
    <style:style style:name="P7389" style:parent-style-name="PreformattedText" style:family="paragraph">
      <style:text-properties fo:font-size="11pt" style:font-size-asian="11pt" style:font-size-complex="11pt"/>
    </style:style>
    <style:style style:name="P7390" style:parent-style-name="PreformattedText" style:family="paragraph">
      <style:text-properties fo:font-size="11pt" style:font-size-asian="11pt" style:font-size-complex="11pt"/>
    </style:style>
    <style:style style:name="P7391" style:parent-style-name="PreformattedText" style:family="paragraph">
      <style:text-properties fo:font-size="11pt" style:font-size-asian="11pt" style:font-size-complex="11pt"/>
    </style:style>
    <style:style style:name="P7392" style:parent-style-name="PreformattedText" style:family="paragraph">
      <style:text-properties fo:font-size="11pt" style:font-size-asian="11pt" style:font-size-complex="11pt"/>
    </style:style>
    <style:style style:name="P7393" style:parent-style-name="PreformattedText" style:family="paragraph">
      <style:text-properties fo:font-size="11pt" style:font-size-asian="11pt" style:font-size-complex="11pt"/>
    </style:style>
    <style:style style:name="P7394" style:parent-style-name="PreformattedText" style:family="paragraph">
      <style:text-properties fo:font-size="11pt" style:font-size-asian="11pt" style:font-size-complex="11pt"/>
    </style:style>
    <style:style style:name="P7395" style:parent-style-name="PreformattedText" style:family="paragraph">
      <style:text-properties fo:font-size="11pt" style:font-size-asian="11pt" style:font-size-complex="11pt"/>
    </style:style>
    <style:style style:name="P7396" style:parent-style-name="PreformattedText" style:family="paragraph">
      <style:text-properties fo:font-size="11pt" style:font-size-asian="11pt" style:font-size-complex="11pt"/>
    </style:style>
    <style:style style:name="P7397" style:parent-style-name="PreformattedText" style:family="paragraph">
      <style:text-properties fo:font-size="11pt" style:font-size-asian="11pt" style:font-size-complex="11pt"/>
    </style:style>
    <style:style style:name="P7398" style:parent-style-name="PreformattedText" style:family="paragraph">
      <style:text-properties fo:font-size="11pt" style:font-size-asian="11pt" style:font-size-complex="11pt"/>
    </style:style>
    <style:style style:name="P7399" style:parent-style-name="PreformattedText" style:family="paragraph">
      <style:text-properties fo:font-size="11pt" style:font-size-asian="11pt" style:font-size-complex="11pt"/>
    </style:style>
    <style:style style:name="P7400" style:parent-style-name="PreformattedText" style:family="paragraph">
      <style:text-properties fo:font-size="11pt" style:font-size-asian="11pt" style:font-size-complex="11pt"/>
    </style:style>
    <style:style style:name="P7401" style:parent-style-name="PreformattedText" style:family="paragraph">
      <style:text-properties fo:font-size="11pt" style:font-size-asian="11pt" style:font-size-complex="11pt"/>
    </style:style>
    <style:style style:name="P7402" style:parent-style-name="PreformattedText" style:family="paragraph">
      <style:text-properties fo:font-size="11pt" style:font-size-asian="11pt" style:font-size-complex="11pt"/>
    </style:style>
    <style:style style:name="P7403" style:parent-style-name="PreformattedText" style:family="paragraph">
      <style:text-properties fo:font-size="11pt" style:font-size-asian="11pt" style:font-size-complex="11pt"/>
    </style:style>
    <style:style style:name="P7404" style:parent-style-name="PreformattedText" style:family="paragraph">
      <style:text-properties fo:font-size="11pt" style:font-size-asian="11pt" style:font-size-complex="11pt"/>
    </style:style>
    <style:style style:name="P7405" style:parent-style-name="PreformattedText" style:family="paragraph">
      <style:text-properties fo:font-size="11pt" style:font-size-asian="11pt" style:font-size-complex="11pt"/>
    </style:style>
    <style:style style:name="P7406" style:parent-style-name="PreformattedText" style:family="paragraph">
      <style:text-properties fo:font-size="11pt" style:font-size-asian="11pt" style:font-size-complex="11pt"/>
    </style:style>
    <style:style style:name="P7407" style:parent-style-name="PreformattedText" style:family="paragraph">
      <style:text-properties fo:font-size="11pt" style:font-size-asian="11pt" style:font-size-complex="11pt"/>
    </style:style>
    <style:style style:name="P7408" style:parent-style-name="PreformattedText" style:family="paragraph">
      <style:text-properties fo:font-size="11pt" style:font-size-asian="11pt" style:font-size-complex="11pt"/>
    </style:style>
    <style:style style:name="P7409" style:parent-style-name="PreformattedText" style:family="paragraph">
      <style:text-properties fo:font-size="11pt" style:font-size-asian="11pt" style:font-size-complex="11pt"/>
    </style:style>
    <style:style style:name="P7410" style:parent-style-name="PreformattedText" style:family="paragraph">
      <style:text-properties fo:font-size="11pt" style:font-size-asian="11pt" style:font-size-complex="11pt"/>
    </style:style>
    <style:style style:name="P7411" style:parent-style-name="PreformattedText" style:family="paragraph">
      <style:text-properties fo:font-size="11pt" style:font-size-asian="11pt" style:font-size-complex="11pt"/>
    </style:style>
    <style:style style:name="P7412" style:parent-style-name="PreformattedText" style:family="paragraph">
      <style:text-properties fo:font-size="11pt" style:font-size-asian="11pt" style:font-size-complex="11pt"/>
    </style:style>
    <style:style style:name="P7413" style:parent-style-name="PreformattedText" style:family="paragraph">
      <style:text-properties fo:font-size="11pt" style:font-size-asian="11pt" style:font-size-complex="11pt"/>
    </style:style>
    <style:style style:name="P7414" style:parent-style-name="PreformattedText" style:family="paragraph">
      <style:text-properties fo:font-size="11pt" style:font-size-asian="11pt" style:font-size-complex="11pt"/>
    </style:style>
    <style:style style:name="P7415" style:parent-style-name="PreformattedText" style:family="paragraph">
      <style:text-properties fo:font-size="11pt" style:font-size-asian="11pt" style:font-size-complex="11pt"/>
    </style:style>
    <style:style style:name="P7416" style:parent-style-name="PreformattedText" style:family="paragraph">
      <style:text-properties fo:font-size="11pt" style:font-size-asian="11pt" style:font-size-complex="11pt"/>
    </style:style>
    <style:style style:name="P7417" style:parent-style-name="PreformattedText" style:family="paragraph">
      <style:text-properties fo:font-size="11pt" style:font-size-asian="11pt" style:font-size-complex="11pt"/>
    </style:style>
    <style:style style:name="P7418" style:parent-style-name="PreformattedText" style:family="paragraph">
      <style:text-properties fo:font-size="11pt" style:font-size-asian="11pt" style:font-size-complex="11pt"/>
    </style:style>
    <style:style style:name="P7419" style:parent-style-name="PreformattedText" style:family="paragraph">
      <style:text-properties fo:font-size="11pt" style:font-size-asian="11pt" style:font-size-complex="11pt"/>
    </style:style>
    <style:style style:name="P7420" style:parent-style-name="PreformattedText" style:family="paragraph">
      <style:text-properties fo:font-size="11pt" style:font-size-asian="11pt" style:font-size-complex="11pt"/>
    </style:style>
    <style:style style:name="P7421" style:parent-style-name="PreformattedText" style:family="paragraph">
      <style:text-properties fo:font-size="11pt" style:font-size-asian="11pt" style:font-size-complex="11pt"/>
    </style:style>
    <style:style style:name="P7422" style:parent-style-name="PreformattedText" style:family="paragraph">
      <style:text-properties fo:font-size="11pt" style:font-size-asian="11pt" style:font-size-complex="11pt"/>
    </style:style>
    <style:style style:name="P7423" style:parent-style-name="PreformattedText" style:family="paragraph">
      <style:text-properties fo:font-size="11pt" style:font-size-asian="11pt" style:font-size-complex="11pt"/>
    </style:style>
    <style:style style:name="P7424" style:parent-style-name="PreformattedText" style:family="paragraph">
      <style:text-properties fo:font-size="11pt" style:font-size-asian="11pt" style:font-size-complex="11pt"/>
    </style:style>
    <style:style style:name="P7425" style:parent-style-name="PreformattedText" style:family="paragraph">
      <style:text-properties fo:font-size="11pt" style:font-size-asian="11pt" style:font-size-complex="11pt"/>
    </style:style>
    <style:style style:name="P7426" style:parent-style-name="PreformattedText" style:family="paragraph">
      <style:text-properties fo:font-size="11pt" style:font-size-asian="11pt" style:font-size-complex="11pt"/>
    </style:style>
    <style:style style:name="P7427" style:parent-style-name="PreformattedText" style:family="paragraph">
      <style:text-properties fo:font-size="11pt" style:font-size-asian="11pt" style:font-size-complex="11pt"/>
    </style:style>
    <style:style style:name="P7428" style:parent-style-name="PreformattedText" style:family="paragraph">
      <style:text-properties fo:font-size="11pt" style:font-size-asian="11pt" style:font-size-complex="11pt"/>
    </style:style>
    <style:style style:name="P7429" style:parent-style-name="PreformattedText" style:family="paragraph">
      <style:text-properties fo:font-size="11pt" style:font-size-asian="11pt" style:font-size-complex="11pt"/>
    </style:style>
    <style:style style:name="P7430" style:parent-style-name="PreformattedText" style:family="paragraph">
      <style:text-properties fo:font-size="11pt" style:font-size-asian="11pt" style:font-size-complex="11pt"/>
    </style:style>
    <style:style style:name="P7431" style:parent-style-name="PreformattedText" style:family="paragraph">
      <style:text-properties fo:font-size="11pt" style:font-size-asian="11pt" style:font-size-complex="11pt"/>
    </style:style>
    <style:style style:name="P7432" style:parent-style-name="PreformattedText" style:family="paragraph">
      <style:text-properties fo:font-size="11pt" style:font-size-asian="11pt" style:font-size-complex="11pt"/>
    </style:style>
    <style:style style:name="P7433" style:parent-style-name="PreformattedText" style:family="paragraph">
      <style:text-properties fo:font-size="11pt" style:font-size-asian="11pt" style:font-size-complex="11pt"/>
    </style:style>
    <style:style style:name="P7434" style:parent-style-name="PreformattedText" style:family="paragraph">
      <style:text-properties fo:font-size="11pt" style:font-size-asian="11pt" style:font-size-complex="11pt"/>
    </style:style>
    <style:style style:name="P7435" style:parent-style-name="PreformattedText" style:family="paragraph">
      <style:text-properties fo:font-size="11pt" style:font-size-asian="11pt" style:font-size-complex="11pt"/>
    </style:style>
    <style:style style:name="P7436" style:parent-style-name="PreformattedText" style:family="paragraph">
      <style:text-properties fo:font-size="11pt" style:font-size-asian="11pt" style:font-size-complex="11pt"/>
    </style:style>
    <style:style style:name="P7437" style:parent-style-name="PreformattedText" style:family="paragraph">
      <style:text-properties fo:font-size="11pt" style:font-size-asian="11pt" style:font-size-complex="11pt"/>
    </style:style>
    <style:style style:name="P7438" style:parent-style-name="PreformattedText" style:family="paragraph">
      <style:text-properties fo:font-size="11pt" style:font-size-asian="11pt" style:font-size-complex="11pt"/>
    </style:style>
    <style:style style:name="P7439" style:parent-style-name="PreformattedText" style:family="paragraph">
      <style:text-properties fo:font-size="11pt" style:font-size-asian="11pt" style:font-size-complex="11pt"/>
    </style:style>
    <style:style style:name="P7440" style:parent-style-name="PreformattedText" style:family="paragraph">
      <style:text-properties fo:font-size="11pt" style:font-size-asian="11pt" style:font-size-complex="11pt"/>
    </style:style>
    <style:style style:name="P7441" style:parent-style-name="PreformattedText" style:family="paragraph">
      <style:text-properties fo:font-size="11pt" style:font-size-asian="11pt" style:font-size-complex="11pt"/>
    </style:style>
    <style:style style:name="P7442" style:parent-style-name="PreformattedText" style:family="paragraph">
      <style:text-properties fo:font-size="11pt" style:font-size-asian="11pt" style:font-size-complex="11pt"/>
    </style:style>
    <style:style style:name="P7443" style:parent-style-name="PreformattedText" style:family="paragraph">
      <style:text-properties fo:font-size="11pt" style:font-size-asian="11pt" style:font-size-complex="11pt"/>
    </style:style>
    <style:style style:name="P7444" style:parent-style-name="PreformattedText" style:family="paragraph">
      <style:text-properties fo:font-size="11pt" style:font-size-asian="11pt" style:font-size-complex="11pt"/>
    </style:style>
    <style:style style:name="P7445" style:parent-style-name="PreformattedText" style:family="paragraph">
      <style:text-properties fo:font-size="11pt" style:font-size-asian="11pt" style:font-size-complex="11pt"/>
    </style:style>
    <style:style style:name="P7446" style:parent-style-name="PreformattedText" style:family="paragraph">
      <style:text-properties fo:font-size="11pt" style:font-size-asian="11pt" style:font-size-complex="11pt"/>
    </style:style>
    <style:style style:name="P7447" style:parent-style-name="PreformattedText" style:family="paragraph">
      <style:text-properties fo:font-size="11pt" style:font-size-asian="11pt" style:font-size-complex="11pt"/>
    </style:style>
    <style:style style:name="P7448" style:parent-style-name="PreformattedText" style:family="paragraph">
      <style:text-properties fo:font-size="11pt" style:font-size-asian="11pt" style:font-size-complex="11pt"/>
    </style:style>
    <style:style style:name="P7449" style:parent-style-name="PreformattedText" style:family="paragraph">
      <style:text-properties fo:font-size="11pt" style:font-size-asian="11pt" style:font-size-complex="11pt"/>
    </style:style>
    <style:style style:name="P7450" style:parent-style-name="PreformattedText" style:family="paragraph">
      <style:text-properties fo:font-size="11pt" style:font-size-asian="11pt" style:font-size-complex="11pt"/>
    </style:style>
    <style:style style:name="P7451" style:parent-style-name="PreformattedText" style:family="paragraph">
      <style:text-properties fo:font-size="11pt" style:font-size-asian="11pt" style:font-size-complex="11pt"/>
    </style:style>
    <style:style style:name="P7452" style:parent-style-name="PreformattedText" style:family="paragraph">
      <style:text-properties fo:font-size="11pt" style:font-size-asian="11pt" style:font-size-complex="11pt"/>
    </style:style>
    <style:style style:name="P7453" style:parent-style-name="PreformattedText" style:family="paragraph">
      <style:text-properties fo:font-size="11pt" style:font-size-asian="11pt" style:font-size-complex="11pt"/>
    </style:style>
    <style:style style:name="P7454" style:parent-style-name="PreformattedText" style:family="paragraph">
      <style:text-properties fo:font-size="11pt" style:font-size-asian="11pt" style:font-size-complex="11pt"/>
    </style:style>
    <style:style style:name="P7455" style:parent-style-name="PreformattedText" style:family="paragraph">
      <style:text-properties fo:font-size="11pt" style:font-size-asian="11pt" style:font-size-complex="11pt"/>
    </style:style>
    <style:style style:name="P7456" style:parent-style-name="PreformattedText" style:family="paragraph">
      <style:text-properties fo:font-size="11pt" style:font-size-asian="11pt" style:font-size-complex="11pt"/>
    </style:style>
    <style:style style:name="P7457" style:parent-style-name="PreformattedText" style:family="paragraph">
      <style:text-properties fo:font-size="11pt" style:font-size-asian="11pt" style:font-size-complex="11pt"/>
    </style:style>
    <style:style style:name="P7458" style:parent-style-name="PreformattedText" style:family="paragraph">
      <style:text-properties fo:font-size="11pt" style:font-size-asian="11pt" style:font-size-complex="11pt"/>
    </style:style>
    <style:style style:name="P7459" style:parent-style-name="PreformattedText" style:family="paragraph">
      <style:text-properties fo:font-size="11pt" style:font-size-asian="11pt" style:font-size-complex="11pt"/>
    </style:style>
    <style:style style:name="P7460" style:parent-style-name="PreformattedText" style:family="paragraph">
      <style:text-properties fo:font-size="11pt" style:font-size-asian="11pt" style:font-size-complex="11pt"/>
    </style:style>
    <style:style style:name="P7461" style:parent-style-name="PreformattedText" style:family="paragraph">
      <style:text-properties fo:font-size="11pt" style:font-size-asian="11pt" style:font-size-complex="11pt"/>
    </style:style>
    <style:style style:name="P7462" style:parent-style-name="PreformattedText" style:family="paragraph">
      <style:text-properties fo:font-size="11pt" style:font-size-asian="11pt" style:font-size-complex="11pt"/>
    </style:style>
    <style:style style:name="P7463" style:parent-style-name="PreformattedText" style:family="paragraph">
      <style:text-properties fo:font-size="11pt" style:font-size-asian="11pt" style:font-size-complex="11pt"/>
    </style:style>
    <style:style style:name="P7464" style:parent-style-name="PreformattedText" style:family="paragraph">
      <style:text-properties fo:font-size="11pt" style:font-size-asian="11pt" style:font-size-complex="11pt"/>
    </style:style>
    <style:style style:name="P7465" style:parent-style-name="PreformattedText" style:family="paragraph">
      <style:text-properties fo:font-size="11pt" style:font-size-asian="11pt" style:font-size-complex="11pt"/>
    </style:style>
    <style:style style:name="P7466" style:parent-style-name="PreformattedText" style:family="paragraph">
      <style:text-properties fo:font-size="11pt" style:font-size-asian="11pt" style:font-size-complex="11pt"/>
    </style:style>
    <style:style style:name="P7467" style:parent-style-name="PreformattedText" style:family="paragraph">
      <style:text-properties fo:font-size="11pt" style:font-size-asian="11pt" style:font-size-complex="11pt"/>
    </style:style>
    <style:style style:name="P7468" style:parent-style-name="PreformattedText" style:family="paragraph">
      <style:text-properties fo:font-size="11pt" style:font-size-asian="11pt" style:font-size-complex="11pt"/>
    </style:style>
    <style:style style:name="P7469" style:parent-style-name="PreformattedText" style:family="paragraph">
      <style:text-properties fo:font-size="11pt" style:font-size-asian="11pt" style:font-size-complex="11pt"/>
    </style:style>
    <style:style style:name="P7470" style:parent-style-name="PreformattedText" style:family="paragraph">
      <style:text-properties fo:font-size="11pt" style:font-size-asian="11pt" style:font-size-complex="11pt"/>
    </style:style>
    <style:style style:name="P7471" style:parent-style-name="PreformattedText" style:family="paragraph">
      <style:text-properties fo:font-size="11pt" style:font-size-asian="11pt" style:font-size-complex="11pt"/>
    </style:style>
    <style:style style:name="P7472" style:parent-style-name="PreformattedText" style:family="paragraph">
      <style:text-properties fo:font-size="11pt" style:font-size-asian="11pt" style:font-size-complex="11pt"/>
    </style:style>
    <style:style style:name="P7473" style:parent-style-name="PreformattedText" style:family="paragraph">
      <style:text-properties fo:font-size="11pt" style:font-size-asian="11pt" style:font-size-complex="11pt"/>
    </style:style>
    <style:style style:name="P7474" style:parent-style-name="PreformattedText" style:family="paragraph">
      <style:text-properties fo:font-size="11pt" style:font-size-asian="11pt" style:font-size-complex="11pt"/>
    </style:style>
    <style:style style:name="P7475" style:parent-style-name="PreformattedText" style:family="paragraph">
      <style:text-properties fo:font-size="11pt" style:font-size-asian="11pt" style:font-size-complex="11pt"/>
    </style:style>
    <style:style style:name="P7476" style:parent-style-name="PreformattedText" style:family="paragraph">
      <style:text-properties fo:font-size="11pt" style:font-size-asian="11pt" style:font-size-complex="11pt"/>
    </style:style>
    <style:style style:name="P7477" style:parent-style-name="PreformattedText" style:family="paragraph">
      <style:text-properties fo:font-size="11pt" style:font-size-asian="11pt" style:font-size-complex="11pt"/>
    </style:style>
    <style:style style:name="P7478" style:parent-style-name="PreformattedText" style:family="paragraph">
      <style:text-properties fo:font-size="11pt" style:font-size-asian="11pt" style:font-size-complex="11pt"/>
    </style:style>
    <style:style style:name="P7479" style:parent-style-name="PreformattedText" style:family="paragraph">
      <style:text-properties fo:font-size="11pt" style:font-size-asian="11pt" style:font-size-complex="11pt"/>
    </style:style>
    <style:style style:name="P7480" style:parent-style-name="PreformattedText" style:family="paragraph">
      <style:text-properties fo:font-size="11pt" style:font-size-asian="11pt" style:font-size-complex="11pt"/>
    </style:style>
    <style:style style:name="P7481" style:parent-style-name="PreformattedText" style:family="paragraph">
      <style:text-properties fo:font-size="11pt" style:font-size-asian="11pt" style:font-size-complex="11pt"/>
    </style:style>
    <style:style style:name="P7482" style:parent-style-name="PreformattedText" style:family="paragraph">
      <style:text-properties fo:font-size="11pt" style:font-size-asian="11pt" style:font-size-complex="11pt"/>
    </style:style>
    <style:style style:name="P7483" style:parent-style-name="PreformattedText" style:family="paragraph">
      <style:text-properties fo:font-size="11pt" style:font-size-asian="11pt" style:font-size-complex="11pt"/>
    </style:style>
    <style:style style:name="P7484" style:parent-style-name="PreformattedText" style:family="paragraph">
      <style:text-properties fo:font-size="11pt" style:font-size-asian="11pt" style:font-size-complex="11pt"/>
    </style:style>
    <style:style style:name="P7485" style:parent-style-name="PreformattedText" style:family="paragraph">
      <style:text-properties fo:font-size="11pt" style:font-size-asian="11pt" style:font-size-complex="11pt"/>
    </style:style>
    <style:style style:name="P7486" style:parent-style-name="PreformattedText" style:family="paragraph">
      <style:text-properties fo:font-size="11pt" style:font-size-asian="11pt" style:font-size-complex="11pt"/>
    </style:style>
    <style:style style:name="P7487" style:parent-style-name="PreformattedText" style:family="paragraph">
      <style:text-properties fo:font-size="11pt" style:font-size-asian="11pt" style:font-size-complex="11pt"/>
    </style:style>
    <style:style style:name="P7488" style:parent-style-name="PreformattedText" style:family="paragraph">
      <style:text-properties fo:font-size="11pt" style:font-size-asian="11pt" style:font-size-complex="11pt"/>
    </style:style>
    <style:style style:name="P7489" style:parent-style-name="PreformattedText" style:family="paragraph">
      <style:text-properties fo:font-size="11pt" style:font-size-asian="11pt" style:font-size-complex="11pt"/>
    </style:style>
    <style:style style:name="P7490" style:parent-style-name="PreformattedText" style:family="paragraph">
      <style:text-properties fo:font-size="11pt" style:font-size-asian="11pt" style:font-size-complex="11pt"/>
    </style:style>
    <style:style style:name="P7491" style:parent-style-name="PreformattedText" style:family="paragraph">
      <style:text-properties fo:font-size="11pt" style:font-size-asian="11pt" style:font-size-complex="11pt"/>
    </style:style>
    <style:style style:name="P7492" style:parent-style-name="PreformattedText" style:family="paragraph">
      <style:text-properties fo:font-size="11pt" style:font-size-asian="11pt" style:font-size-complex="11pt"/>
    </style:style>
    <style:style style:name="P7493" style:parent-style-name="PreformattedText" style:family="paragraph">
      <style:text-properties fo:font-size="11pt" style:font-size-asian="11pt" style:font-size-complex="11pt"/>
    </style:style>
    <style:style style:name="P7494" style:parent-style-name="PreformattedText" style:family="paragraph">
      <style:text-properties fo:font-size="11pt" style:font-size-asian="11pt" style:font-size-complex="11pt"/>
    </style:style>
    <style:style style:name="P7495" style:parent-style-name="PreformattedText" style:family="paragraph">
      <style:text-properties fo:font-size="11pt" style:font-size-asian="11pt" style:font-size-complex="11pt"/>
    </style:style>
    <style:style style:name="P7496" style:parent-style-name="PreformattedText" style:family="paragraph">
      <style:text-properties fo:font-size="11pt" style:font-size-asian="11pt" style:font-size-complex="11pt"/>
    </style:style>
    <style:style style:name="P7497" style:parent-style-name="PreformattedText" style:family="paragraph">
      <style:text-properties fo:font-size="11pt" style:font-size-asian="11pt" style:font-size-complex="11pt"/>
    </style:style>
    <style:style style:name="P7498" style:parent-style-name="PreformattedText" style:family="paragraph">
      <style:text-properties fo:font-size="11pt" style:font-size-asian="11pt" style:font-size-complex="11pt"/>
    </style:style>
    <style:style style:name="P7499" style:parent-style-name="PreformattedText" style:family="paragraph">
      <style:text-properties fo:font-size="11pt" style:font-size-asian="11pt" style:font-size-complex="11pt"/>
    </style:style>
    <style:style style:name="P7500" style:parent-style-name="PreformattedText" style:family="paragraph">
      <style:text-properties fo:font-size="11pt" style:font-size-asian="11pt" style:font-size-complex="11pt"/>
    </style:style>
    <style:style style:name="P7501" style:parent-style-name="PreformattedText" style:family="paragraph">
      <style:text-properties fo:font-size="11pt" style:font-size-asian="11pt" style:font-size-complex="11pt"/>
    </style:style>
    <style:style style:name="P7502" style:parent-style-name="PreformattedText" style:family="paragraph">
      <style:text-properties fo:font-size="11pt" style:font-size-asian="11pt" style:font-size-complex="11pt"/>
    </style:style>
    <style:style style:name="P7503" style:parent-style-name="PreformattedText" style:family="paragraph">
      <style:text-properties fo:font-size="11pt" style:font-size-asian="11pt" style:font-size-complex="11pt"/>
    </style:style>
    <style:style style:name="P7504" style:parent-style-name="PreformattedText" style:family="paragraph">
      <style:text-properties fo:font-size="11pt" style:font-size-asian="11pt" style:font-size-complex="11pt"/>
    </style:style>
    <style:style style:name="P7505" style:parent-style-name="PreformattedText" style:family="paragraph">
      <style:text-properties fo:font-size="11pt" style:font-size-asian="11pt" style:font-size-complex="11pt"/>
    </style:style>
    <style:style style:name="P7506" style:parent-style-name="PreformattedText" style:family="paragraph">
      <style:text-properties fo:font-size="11pt" style:font-size-asian="11pt" style:font-size-complex="11pt"/>
    </style:style>
    <style:style style:name="P7507" style:parent-style-name="PreformattedText" style:family="paragraph">
      <style:text-properties fo:font-size="11pt" style:font-size-asian="11pt" style:font-size-complex="11pt"/>
    </style:style>
    <style:style style:name="P7508" style:parent-style-name="PreformattedText" style:family="paragraph">
      <style:text-properties fo:font-size="11pt" style:font-size-asian="11pt" style:font-size-complex="11pt"/>
    </style:style>
    <style:style style:name="P7509" style:parent-style-name="PreformattedText" style:family="paragraph">
      <style:text-properties fo:font-size="11pt" style:font-size-asian="11pt" style:font-size-complex="11pt"/>
    </style:style>
    <style:style style:name="P7510" style:parent-style-name="PreformattedText" style:family="paragraph">
      <style:text-properties fo:font-size="11pt" style:font-size-asian="11pt" style:font-size-complex="11pt"/>
    </style:style>
    <style:style style:name="P7511" style:parent-style-name="PreformattedText" style:family="paragraph">
      <style:text-properties fo:font-size="11pt" style:font-size-asian="11pt" style:font-size-complex="11pt"/>
    </style:style>
    <style:style style:name="P7512" style:parent-style-name="PreformattedText" style:family="paragraph">
      <style:text-properties fo:font-size="11pt" style:font-size-asian="11pt" style:font-size-complex="11pt"/>
    </style:style>
    <style:style style:name="P7513" style:parent-style-name="PreformattedText" style:family="paragraph">
      <style:text-properties fo:font-size="11pt" style:font-size-asian="11pt" style:font-size-complex="11pt"/>
    </style:style>
    <style:style style:name="P7514" style:parent-style-name="PreformattedText" style:family="paragraph">
      <style:text-properties fo:font-size="11pt" style:font-size-asian="11pt" style:font-size-complex="11pt"/>
    </style:style>
    <style:style style:name="P7515" style:parent-style-name="PreformattedText" style:family="paragraph">
      <style:text-properties fo:font-size="11pt" style:font-size-asian="11pt" style:font-size-complex="11pt"/>
    </style:style>
    <style:style style:name="P7516" style:parent-style-name="PreformattedText" style:family="paragraph">
      <style:text-properties fo:font-size="11pt" style:font-size-asian="11pt" style:font-size-complex="11pt"/>
    </style:style>
    <style:style style:name="P7517" style:parent-style-name="PreformattedText" style:family="paragraph">
      <style:text-properties fo:font-size="11pt" style:font-size-asian="11pt" style:font-size-complex="11pt"/>
    </style:style>
    <style:style style:name="P7518" style:parent-style-name="PreformattedText" style:family="paragraph">
      <style:text-properties fo:font-size="11pt" style:font-size-asian="11pt" style:font-size-complex="11pt"/>
    </style:style>
    <style:style style:name="P7519" style:parent-style-name="PreformattedText" style:family="paragraph">
      <style:text-properties fo:font-size="11pt" style:font-size-asian="11pt" style:font-size-complex="11pt"/>
    </style:style>
    <style:style style:name="P7520" style:parent-style-name="PreformattedText" style:family="paragraph">
      <style:text-properties fo:font-size="11pt" style:font-size-asian="11pt" style:font-size-complex="11pt"/>
    </style:style>
    <style:style style:name="P7521" style:parent-style-name="PreformattedText" style:family="paragraph">
      <style:text-properties fo:font-size="11pt" style:font-size-asian="11pt" style:font-size-complex="11pt"/>
    </style:style>
    <style:style style:name="P7522" style:parent-style-name="PreformattedText" style:family="paragraph">
      <style:text-properties fo:font-size="11pt" style:font-size-asian="11pt" style:font-size-complex="11pt"/>
    </style:style>
    <style:style style:name="P7523" style:parent-style-name="PreformattedText" style:family="paragraph">
      <style:text-properties fo:font-size="11pt" style:font-size-asian="11pt" style:font-size-complex="11pt"/>
    </style:style>
    <style:style style:name="P7524" style:parent-style-name="PreformattedText" style:family="paragraph">
      <style:text-properties fo:font-size="11pt" style:font-size-asian="11pt" style:font-size-complex="11pt"/>
    </style:style>
    <style:style style:name="P7525" style:parent-style-name="PreformattedText" style:family="paragraph">
      <style:text-properties fo:font-size="11pt" style:font-size-asian="11pt" style:font-size-complex="11pt"/>
    </style:style>
    <style:style style:name="P7526" style:parent-style-name="PreformattedText" style:family="paragraph">
      <style:text-properties fo:font-size="11pt" style:font-size-asian="11pt" style:font-size-complex="11pt"/>
    </style:style>
    <style:style style:name="P7527" style:parent-style-name="PreformattedText" style:family="paragraph">
      <style:text-properties fo:font-size="11pt" style:font-size-asian="11pt" style:font-size-complex="11pt"/>
    </style:style>
    <style:style style:name="P7528" style:parent-style-name="PreformattedText" style:family="paragraph">
      <style:text-properties fo:font-size="11pt" style:font-size-asian="11pt" style:font-size-complex="11pt"/>
    </style:style>
    <style:style style:name="P7529" style:parent-style-name="PreformattedText" style:family="paragraph">
      <style:text-properties fo:font-size="11pt" style:font-size-asian="11pt" style:font-size-complex="11pt"/>
    </style:style>
    <style:style style:name="P7530" style:parent-style-name="PreformattedText" style:family="paragraph">
      <style:text-properties fo:font-size="11pt" style:font-size-asian="11pt" style:font-size-complex="11pt"/>
    </style:style>
    <style:style style:name="P7531" style:parent-style-name="PreformattedText" style:family="paragraph">
      <style:text-properties fo:font-size="11pt" style:font-size-asian="11pt" style:font-size-complex="11pt"/>
    </style:style>
    <style:style style:name="P7532" style:parent-style-name="PreformattedText" style:family="paragraph">
      <style:text-properties fo:font-size="11pt" style:font-size-asian="11pt" style:font-size-complex="11pt"/>
    </style:style>
    <style:style style:name="P7533" style:parent-style-name="PreformattedText" style:family="paragraph">
      <style:text-properties fo:font-size="11pt" style:font-size-asian="11pt" style:font-size-complex="11pt"/>
    </style:style>
    <style:style style:name="P7534" style:parent-style-name="PreformattedText" style:family="paragraph">
      <style:text-properties fo:font-size="11pt" style:font-size-asian="11pt" style:font-size-complex="11pt"/>
    </style:style>
    <style:style style:name="P7535" style:parent-style-name="PreformattedText" style:family="paragraph">
      <style:text-properties fo:font-size="11pt" style:font-size-asian="11pt" style:font-size-complex="11pt"/>
    </style:style>
    <style:style style:name="P7536" style:parent-style-name="PreformattedText" style:family="paragraph">
      <style:text-properties fo:font-size="11pt" style:font-size-asian="11pt" style:font-size-complex="11pt"/>
    </style:style>
    <style:style style:name="P7537" style:parent-style-name="PreformattedText" style:family="paragraph">
      <style:text-properties fo:font-size="11pt" style:font-size-asian="11pt" style:font-size-complex="11pt"/>
    </style:style>
    <style:style style:name="P7538" style:parent-style-name="PreformattedText" style:family="paragraph">
      <style:text-properties fo:font-size="11pt" style:font-size-asian="11pt" style:font-size-complex="11pt"/>
    </style:style>
    <style:style style:name="P7539" style:parent-style-name="PreformattedText" style:family="paragraph">
      <style:text-properties fo:font-size="11pt" style:font-size-asian="11pt" style:font-size-complex="11pt"/>
    </style:style>
    <style:style style:name="P7540" style:parent-style-name="PreformattedText" style:family="paragraph">
      <style:text-properties fo:font-size="11pt" style:font-size-asian="11pt" style:font-size-complex="11pt"/>
    </style:style>
    <style:style style:name="P7541" style:parent-style-name="PreformattedText" style:family="paragraph">
      <style:text-properties fo:font-size="11pt" style:font-size-asian="11pt" style:font-size-complex="11pt"/>
    </style:style>
    <style:style style:name="P7542" style:parent-style-name="PreformattedText" style:family="paragraph">
      <style:text-properties fo:font-size="11pt" style:font-size-asian="11pt" style:font-size-complex="11pt"/>
    </style:style>
    <style:style style:name="P7543" style:parent-style-name="PreformattedText" style:family="paragraph">
      <style:text-properties fo:font-size="11pt" style:font-size-asian="11pt" style:font-size-complex="11pt"/>
    </style:style>
    <style:style style:name="P7544" style:parent-style-name="PreformattedText" style:family="paragraph">
      <style:text-properties fo:font-size="11pt" style:font-size-asian="11pt" style:font-size-complex="11pt"/>
    </style:style>
    <style:style style:name="P7545" style:parent-style-name="PreformattedText" style:family="paragraph">
      <style:text-properties fo:font-size="11pt" style:font-size-asian="11pt" style:font-size-complex="11pt"/>
    </style:style>
    <style:style style:name="P7546" style:parent-style-name="PreformattedText" style:family="paragraph">
      <style:text-properties fo:font-size="11pt" style:font-size-asian="11pt" style:font-size-complex="11pt"/>
    </style:style>
    <style:style style:name="P7547" style:parent-style-name="PreformattedText" style:family="paragraph">
      <style:text-properties fo:font-size="11pt" style:font-size-asian="11pt" style:font-size-complex="11pt"/>
    </style:style>
    <style:style style:name="P7548" style:parent-style-name="PreformattedText" style:family="paragraph">
      <style:text-properties fo:font-size="11pt" style:font-size-asian="11pt" style:font-size-complex="11pt"/>
    </style:style>
    <style:style style:name="P7549" style:parent-style-name="PreformattedText" style:family="paragraph">
      <style:text-properties fo:font-size="11pt" style:font-size-asian="11pt" style:font-size-complex="11pt"/>
    </style:style>
    <style:style style:name="P7550" style:parent-style-name="PreformattedText" style:family="paragraph">
      <style:text-properties fo:font-size="11pt" style:font-size-asian="11pt" style:font-size-complex="11pt"/>
    </style:style>
    <style:style style:name="P7551" style:parent-style-name="PreformattedText" style:family="paragraph">
      <style:text-properties fo:font-size="11pt" style:font-size-asian="11pt" style:font-size-complex="11pt"/>
    </style:style>
    <style:style style:name="P7552" style:parent-style-name="PreformattedText" style:family="paragraph">
      <style:text-properties fo:font-size="11pt" style:font-size-asian="11pt" style:font-size-complex="11pt"/>
    </style:style>
    <style:style style:name="P7553" style:parent-style-name="PreformattedText" style:family="paragraph">
      <style:text-properties fo:font-size="11pt" style:font-size-asian="11pt" style:font-size-complex="11pt"/>
    </style:style>
    <style:style style:name="P7554" style:parent-style-name="PreformattedText" style:family="paragraph">
      <style:text-properties fo:font-size="11pt" style:font-size-asian="11pt" style:font-size-complex="11pt"/>
    </style:style>
    <style:style style:name="P7555" style:parent-style-name="PreformattedText" style:family="paragraph">
      <style:text-properties fo:font-size="11pt" style:font-size-asian="11pt" style:font-size-complex="11pt"/>
    </style:style>
    <style:style style:name="P7556" style:parent-style-name="PreformattedText" style:family="paragraph">
      <style:text-properties fo:font-size="11pt" style:font-size-asian="11pt" style:font-size-complex="11pt"/>
    </style:style>
    <style:style style:name="P7557" style:parent-style-name="PreformattedText" style:family="paragraph">
      <style:text-properties fo:font-size="11pt" style:font-size-asian="11pt" style:font-size-complex="11pt"/>
    </style:style>
    <style:style style:name="P7558" style:parent-style-name="PreformattedText" style:family="paragraph">
      <style:text-properties fo:font-size="11pt" style:font-size-asian="11pt" style:font-size-complex="11pt"/>
    </style:style>
    <style:style style:name="P7559" style:parent-style-name="PreformattedText" style:family="paragraph">
      <style:text-properties fo:font-size="11pt" style:font-size-asian="11pt" style:font-size-complex="11pt"/>
    </style:style>
    <style:style style:name="P7560" style:parent-style-name="PreformattedText" style:family="paragraph">
      <style:text-properties fo:font-size="11pt" style:font-size-asian="11pt" style:font-size-complex="11pt"/>
    </style:style>
    <style:style style:name="P7561" style:parent-style-name="PreformattedText" style:family="paragraph">
      <style:text-properties fo:font-size="11pt" style:font-size-asian="11pt" style:font-size-complex="11pt"/>
    </style:style>
    <style:style style:name="P7562" style:parent-style-name="PreformattedText" style:family="paragraph">
      <style:text-properties fo:font-size="11pt" style:font-size-asian="11pt" style:font-size-complex="11pt"/>
    </style:style>
    <style:style style:name="P7563" style:parent-style-name="PreformattedText" style:family="paragraph">
      <style:text-properties fo:font-size="11pt" style:font-size-asian="11pt" style:font-size-complex="11pt"/>
    </style:style>
    <style:style style:name="P7564" style:parent-style-name="PreformattedText" style:family="paragraph">
      <style:text-properties fo:font-size="11pt" style:font-size-asian="11pt" style:font-size-complex="11pt"/>
    </style:style>
    <style:style style:name="P7565" style:parent-style-name="PreformattedText" style:family="paragraph">
      <style:text-properties fo:font-size="11pt" style:font-size-asian="11pt" style:font-size-complex="11pt"/>
    </style:style>
    <style:style style:name="P7566" style:parent-style-name="PreformattedText" style:family="paragraph">
      <style:text-properties fo:font-size="11pt" style:font-size-asian="11pt" style:font-size-complex="11pt"/>
    </style:style>
    <style:style style:name="P7567" style:parent-style-name="PreformattedText" style:family="paragraph">
      <style:text-properties fo:font-size="11pt" style:font-size-asian="11pt" style:font-size-complex="11pt"/>
    </style:style>
    <style:style style:name="P7568" style:parent-style-name="PreformattedText" style:family="paragraph">
      <style:text-properties fo:font-size="11pt" style:font-size-asian="11pt" style:font-size-complex="11pt"/>
    </style:style>
    <style:style style:name="P7569" style:parent-style-name="PreformattedText" style:family="paragraph">
      <style:text-properties fo:font-size="11pt" style:font-size-asian="11pt" style:font-size-complex="11pt"/>
    </style:style>
    <style:style style:name="P7570" style:parent-style-name="PreformattedText" style:family="paragraph">
      <style:text-properties fo:font-size="11pt" style:font-size-asian="11pt" style:font-size-complex="11pt"/>
    </style:style>
    <style:style style:name="P7571" style:parent-style-name="PreformattedText" style:family="paragraph">
      <style:text-properties fo:font-size="11pt" style:font-size-asian="11pt" style:font-size-complex="11pt"/>
    </style:style>
    <style:style style:name="P7572" style:parent-style-name="PreformattedText" style:family="paragraph">
      <style:text-properties fo:font-size="11pt" style:font-size-asian="11pt" style:font-size-complex="11pt"/>
    </style:style>
    <style:style style:name="P7573" style:parent-style-name="PreformattedText" style:family="paragraph">
      <style:text-properties fo:font-size="11pt" style:font-size-asian="11pt" style:font-size-complex="11pt"/>
    </style:style>
    <style:style style:name="P7574" style:parent-style-name="PreformattedText" style:family="paragraph">
      <style:text-properties fo:font-size="11pt" style:font-size-asian="11pt" style:font-size-complex="11pt"/>
    </style:style>
    <style:style style:name="P7575" style:parent-style-name="PreformattedText" style:family="paragraph">
      <style:text-properties fo:font-size="11pt" style:font-size-asian="11pt" style:font-size-complex="11pt"/>
    </style:style>
    <style:style style:name="P7576" style:parent-style-name="PreformattedText" style:family="paragraph">
      <style:text-properties fo:font-size="11pt" style:font-size-asian="11pt" style:font-size-complex="11pt"/>
    </style:style>
    <style:style style:name="P7577" style:parent-style-name="PreformattedText" style:family="paragraph">
      <style:text-properties fo:font-size="11pt" style:font-size-asian="11pt" style:font-size-complex="11pt"/>
    </style:style>
    <style:style style:name="P7578" style:parent-style-name="PreformattedText" style:family="paragraph">
      <style:text-properties fo:font-size="11pt" style:font-size-asian="11pt" style:font-size-complex="11pt"/>
    </style:style>
    <style:style style:name="P7579" style:parent-style-name="PreformattedText" style:family="paragraph">
      <style:text-properties fo:font-size="11pt" style:font-size-asian="11pt" style:font-size-complex="11pt"/>
    </style:style>
    <style:style style:name="P7580" style:parent-style-name="PreformattedText" style:family="paragraph">
      <style:text-properties fo:font-size="11pt" style:font-size-asian="11pt" style:font-size-complex="11pt"/>
    </style:style>
    <style:style style:name="P7581" style:parent-style-name="PreformattedText" style:family="paragraph">
      <style:text-properties fo:font-size="11pt" style:font-size-asian="11pt" style:font-size-complex="11pt"/>
    </style:style>
    <style:style style:name="P7582" style:parent-style-name="PreformattedText" style:family="paragraph">
      <style:text-properties fo:font-size="11pt" style:font-size-asian="11pt" style:font-size-complex="11pt"/>
    </style:style>
    <style:style style:name="P7583" style:parent-style-name="PreformattedText" style:family="paragraph">
      <style:text-properties fo:font-size="11pt" style:font-size-asian="11pt" style:font-size-complex="11pt"/>
    </style:style>
    <style:style style:name="P7584" style:parent-style-name="PreformattedText" style:family="paragraph">
      <style:text-properties fo:font-size="11pt" style:font-size-asian="11pt" style:font-size-complex="11pt"/>
    </style:style>
    <style:style style:name="P7585" style:parent-style-name="PreformattedText" style:family="paragraph">
      <style:text-properties fo:font-size="11pt" style:font-size-asian="11pt" style:font-size-complex="11pt"/>
    </style:style>
    <style:style style:name="P7586" style:parent-style-name="PreformattedText" style:family="paragraph">
      <style:text-properties fo:font-size="11pt" style:font-size-asian="11pt" style:font-size-complex="11pt"/>
    </style:style>
    <style:style style:name="P7587" style:parent-style-name="PreformattedText" style:family="paragraph">
      <style:text-properties fo:font-size="11pt" style:font-size-asian="11pt" style:font-size-complex="11pt"/>
    </style:style>
    <style:style style:name="P7588" style:parent-style-name="PreformattedText" style:family="paragraph">
      <style:text-properties fo:font-size="11pt" style:font-size-asian="11pt" style:font-size-complex="11pt"/>
    </style:style>
    <style:style style:name="P7589" style:parent-style-name="PreformattedText" style:family="paragraph">
      <style:text-properties fo:font-size="11pt" style:font-size-asian="11pt" style:font-size-complex="11pt"/>
    </style:style>
    <style:style style:name="P7590" style:parent-style-name="PreformattedText" style:family="paragraph">
      <style:text-properties fo:font-size="11pt" style:font-size-asian="11pt" style:font-size-complex="11pt"/>
    </style:style>
    <style:style style:name="P7591" style:parent-style-name="PreformattedText" style:family="paragraph">
      <style:text-properties fo:font-size="11pt" style:font-size-asian="11pt" style:font-size-complex="11pt"/>
    </style:style>
    <style:style style:name="P7592" style:parent-style-name="PreformattedText" style:family="paragraph">
      <style:text-properties fo:font-size="11pt" style:font-size-asian="11pt" style:font-size-complex="11pt"/>
    </style:style>
    <style:style style:name="P7593" style:parent-style-name="PreformattedText" style:family="paragraph">
      <style:text-properties fo:font-size="11pt" style:font-size-asian="11pt" style:font-size-complex="11pt"/>
    </style:style>
    <style:style style:name="P7594" style:parent-style-name="PreformattedText" style:family="paragraph">
      <style:text-properties fo:font-size="11pt" style:font-size-asian="11pt" style:font-size-complex="11pt"/>
    </style:style>
    <style:style style:name="P7595" style:parent-style-name="PreformattedText" style:family="paragraph">
      <style:text-properties fo:font-size="11pt" style:font-size-asian="11pt" style:font-size-complex="11pt"/>
    </style:style>
    <style:style style:name="P7596" style:parent-style-name="PreformattedText" style:family="paragraph">
      <style:text-properties fo:font-size="11pt" style:font-size-asian="11pt" style:font-size-complex="11pt"/>
    </style:style>
    <style:style style:name="P7597" style:parent-style-name="PreformattedText" style:family="paragraph">
      <style:text-properties fo:font-size="11pt" style:font-size-asian="11pt" style:font-size-complex="11pt"/>
    </style:style>
    <style:style style:name="P7598" style:parent-style-name="PreformattedText" style:family="paragraph">
      <style:text-properties fo:font-size="11pt" style:font-size-asian="11pt" style:font-size-complex="11pt"/>
    </style:style>
    <style:style style:name="P7599" style:parent-style-name="PreformattedText" style:family="paragraph">
      <style:text-properties fo:font-size="11pt" style:font-size-asian="11pt" style:font-size-complex="11pt"/>
    </style:style>
    <style:style style:name="P7600" style:parent-style-name="PreformattedText" style:family="paragraph">
      <style:text-properties fo:font-size="11pt" style:font-size-asian="11pt" style:font-size-complex="11pt"/>
    </style:style>
    <style:style style:name="P7601" style:parent-style-name="PreformattedText" style:family="paragraph">
      <style:text-properties fo:font-size="11pt" style:font-size-asian="11pt" style:font-size-complex="11pt"/>
    </style:style>
    <style:style style:name="P7602" style:parent-style-name="PreformattedText" style:family="paragraph">
      <style:text-properties fo:font-size="11pt" style:font-size-asian="11pt" style:font-size-complex="11pt"/>
    </style:style>
    <style:style style:name="P7603" style:parent-style-name="PreformattedText" style:family="paragraph">
      <style:text-properties fo:font-size="11pt" style:font-size-asian="11pt" style:font-size-complex="11pt"/>
    </style:style>
    <style:style style:name="P7604" style:parent-style-name="PreformattedText" style:family="paragraph">
      <style:text-properties fo:font-size="11pt" style:font-size-asian="11pt" style:font-size-complex="11pt"/>
    </style:style>
    <style:style style:name="P7605" style:parent-style-name="PreformattedText" style:family="paragraph">
      <style:text-properties fo:font-size="11pt" style:font-size-asian="11pt" style:font-size-complex="11pt"/>
    </style:style>
    <style:style style:name="P7606" style:parent-style-name="PreformattedText" style:family="paragraph">
      <style:text-properties fo:font-size="11pt" style:font-size-asian="11pt" style:font-size-complex="11pt"/>
    </style:style>
    <style:style style:name="P7607" style:parent-style-name="PreformattedText" style:family="paragraph">
      <style:text-properties fo:font-size="11pt" style:font-size-asian="11pt" style:font-size-complex="11pt"/>
    </style:style>
    <style:style style:name="P7608" style:parent-style-name="PreformattedText" style:family="paragraph">
      <style:text-properties fo:font-size="11pt" style:font-size-asian="11pt" style:font-size-complex="11pt"/>
    </style:style>
    <style:style style:name="P7609" style:parent-style-name="PreformattedText" style:family="paragraph">
      <style:text-properties fo:font-size="11pt" style:font-size-asian="11pt" style:font-size-complex="11pt"/>
    </style:style>
    <style:style style:name="P7610" style:parent-style-name="PreformattedText" style:family="paragraph">
      <style:text-properties fo:font-size="11pt" style:font-size-asian="11pt" style:font-size-complex="11pt"/>
    </style:style>
    <style:style style:name="P7611" style:parent-style-name="PreformattedText" style:family="paragraph">
      <style:text-properties fo:font-size="11pt" style:font-size-asian="11pt" style:font-size-complex="11pt"/>
    </style:style>
    <style:style style:name="P7612" style:parent-style-name="PreformattedText" style:family="paragraph">
      <style:text-properties fo:font-size="11pt" style:font-size-asian="11pt" style:font-size-complex="11pt"/>
    </style:style>
    <style:style style:name="P7613" style:parent-style-name="PreformattedText" style:family="paragraph">
      <style:text-properties fo:font-size="11pt" style:font-size-asian="11pt" style:font-size-complex="11pt"/>
    </style:style>
    <style:style style:name="P7614" style:parent-style-name="PreformattedText" style:family="paragraph">
      <style:text-properties fo:font-size="11pt" style:font-size-asian="11pt" style:font-size-complex="11pt"/>
    </style:style>
    <style:style style:name="P7615" style:parent-style-name="PreformattedText" style:family="paragraph">
      <style:text-properties fo:font-size="11pt" style:font-size-asian="11pt" style:font-size-complex="11pt"/>
    </style:style>
    <style:style style:name="P7616" style:parent-style-name="PreformattedText" style:family="paragraph">
      <style:text-properties fo:font-size="11pt" style:font-size-asian="11pt" style:font-size-complex="11pt"/>
    </style:style>
    <style:style style:name="P7617" style:parent-style-name="PreformattedText" style:family="paragraph">
      <style:text-properties fo:font-size="11pt" style:font-size-asian="11pt" style:font-size-complex="11pt"/>
    </style:style>
    <style:style style:name="P7618" style:parent-style-name="PreformattedText" style:family="paragraph">
      <style:text-properties fo:font-size="11pt" style:font-size-asian="11pt" style:font-size-complex="11pt"/>
    </style:style>
    <style:style style:name="P7619" style:parent-style-name="PreformattedText" style:family="paragraph">
      <style:text-properties fo:font-size="11pt" style:font-size-asian="11pt" style:font-size-complex="11pt"/>
    </style:style>
    <style:style style:name="P7620" style:parent-style-name="PreformattedText" style:family="paragraph">
      <style:text-properties fo:font-size="11pt" style:font-size-asian="11pt" style:font-size-complex="11pt"/>
    </style:style>
    <style:style style:name="P7621" style:parent-style-name="PreformattedText" style:family="paragraph">
      <style:text-properties fo:font-size="11pt" style:font-size-asian="11pt" style:font-size-complex="11pt"/>
    </style:style>
    <style:style style:name="P7622" style:parent-style-name="PreformattedText" style:family="paragraph">
      <style:text-properties fo:font-size="11pt" style:font-size-asian="11pt" style:font-size-complex="11pt"/>
    </style:style>
    <style:style style:name="P7623" style:parent-style-name="PreformattedText" style:family="paragraph">
      <style:text-properties fo:font-size="11pt" style:font-size-asian="11pt" style:font-size-complex="11pt"/>
    </style:style>
    <style:style style:name="P7624" style:parent-style-name="PreformattedText" style:family="paragraph">
      <style:text-properties fo:font-size="11pt" style:font-size-asian="11pt" style:font-size-complex="11pt"/>
    </style:style>
    <style:style style:name="P7625" style:parent-style-name="PreformattedText" style:family="paragraph">
      <style:text-properties fo:font-size="11pt" style:font-size-asian="11pt" style:font-size-complex="11pt"/>
    </style:style>
    <style:style style:name="P7626" style:parent-style-name="PreformattedText" style:family="paragraph">
      <style:text-properties fo:font-size="11pt" style:font-size-asian="11pt" style:font-size-complex="11pt"/>
    </style:style>
    <style:style style:name="P7627" style:parent-style-name="PreformattedText" style:family="paragraph">
      <style:text-properties fo:font-size="11pt" style:font-size-asian="11pt" style:font-size-complex="11pt"/>
    </style:style>
    <style:style style:name="P7628" style:parent-style-name="PreformattedText" style:family="paragraph">
      <style:text-properties fo:font-size="11pt" style:font-size-asian="11pt" style:font-size-complex="11pt"/>
    </style:style>
    <style:style style:name="P7629" style:parent-style-name="PreformattedText" style:family="paragraph">
      <style:text-properties fo:font-size="11pt" style:font-size-asian="11pt" style:font-size-complex="11pt"/>
    </style:style>
    <style:style style:name="P7630" style:parent-style-name="PreformattedText" style:family="paragraph">
      <style:text-properties fo:font-size="11pt" style:font-size-asian="11pt" style:font-size-complex="11pt"/>
    </style:style>
    <style:style style:name="P7631" style:parent-style-name="PreformattedText" style:family="paragraph">
      <style:text-properties fo:font-size="11pt" style:font-size-asian="11pt" style:font-size-complex="11pt"/>
    </style:style>
    <style:style style:name="P7632" style:parent-style-name="PreformattedText" style:family="paragraph">
      <style:text-properties fo:font-size="11pt" style:font-size-asian="11pt" style:font-size-complex="11pt"/>
    </style:style>
    <style:style style:name="P7633" style:parent-style-name="PreformattedText" style:family="paragraph">
      <style:text-properties fo:font-size="11pt" style:font-size-asian="11pt" style:font-size-complex="11pt"/>
    </style:style>
    <style:style style:name="P7634" style:parent-style-name="PreformattedText" style:family="paragraph">
      <style:text-properties fo:font-size="11pt" style:font-size-asian="11pt" style:font-size-complex="11pt"/>
    </style:style>
    <style:style style:name="P7635" style:parent-style-name="PreformattedText" style:family="paragraph">
      <style:text-properties fo:font-size="11pt" style:font-size-asian="11pt" style:font-size-complex="11pt"/>
    </style:style>
    <style:style style:name="P7636" style:parent-style-name="PreformattedText" style:family="paragraph">
      <style:text-properties fo:font-size="11pt" style:font-size-asian="11pt" style:font-size-complex="11pt"/>
    </style:style>
    <style:style style:name="P7637" style:parent-style-name="PreformattedText" style:family="paragraph">
      <style:text-properties fo:font-size="11pt" style:font-size-asian="11pt" style:font-size-complex="11pt"/>
    </style:style>
    <style:style style:name="P7638" style:parent-style-name="PreformattedText" style:family="paragraph">
      <style:text-properties fo:font-size="11pt" style:font-size-asian="11pt" style:font-size-complex="11pt"/>
    </style:style>
    <style:style style:name="P7639" style:parent-style-name="PreformattedText" style:family="paragraph">
      <style:text-properties fo:font-size="11pt" style:font-size-asian="11pt" style:font-size-complex="11pt"/>
    </style:style>
    <style:style style:name="P7640" style:parent-style-name="PreformattedText" style:family="paragraph">
      <style:text-properties fo:font-size="11pt" style:font-size-asian="11pt" style:font-size-complex="11pt"/>
    </style:style>
    <style:style style:name="P7641" style:parent-style-name="PreformattedText" style:family="paragraph">
      <style:text-properties fo:font-size="11pt" style:font-size-asian="11pt" style:font-size-complex="11pt"/>
    </style:style>
    <style:style style:name="P7642" style:parent-style-name="PreformattedText" style:family="paragraph">
      <style:text-properties fo:font-size="11pt" style:font-size-asian="11pt" style:font-size-complex="11pt"/>
    </style:style>
    <style:style style:name="P7643" style:parent-style-name="PreformattedText" style:family="paragraph">
      <style:text-properties fo:font-size="11pt" style:font-size-asian="11pt" style:font-size-complex="11pt"/>
    </style:style>
    <style:style style:name="P7644" style:parent-style-name="PreformattedText" style:family="paragraph">
      <style:text-properties fo:font-size="11pt" style:font-size-asian="11pt" style:font-size-complex="11pt"/>
    </style:style>
    <style:style style:name="P7645" style:parent-style-name="PreformattedText" style:family="paragraph">
      <style:text-properties fo:font-size="11pt" style:font-size-asian="11pt" style:font-size-complex="11pt"/>
    </style:style>
    <style:style style:name="P7646" style:parent-style-name="PreformattedText" style:family="paragraph">
      <style:text-properties fo:font-size="11pt" style:font-size-asian="11pt" style:font-size-complex="11pt"/>
    </style:style>
    <style:style style:name="P7647" style:parent-style-name="PreformattedText" style:family="paragraph">
      <style:text-properties fo:font-size="11pt" style:font-size-asian="11pt" style:font-size-complex="11pt"/>
    </style:style>
    <style:style style:name="P7648" style:parent-style-name="PreformattedText" style:family="paragraph">
      <style:text-properties fo:font-size="11pt" style:font-size-asian="11pt" style:font-size-complex="11pt"/>
    </style:style>
    <style:style style:name="P7649" style:parent-style-name="PreformattedText" style:family="paragraph">
      <style:text-properties fo:font-size="11pt" style:font-size-asian="11pt" style:font-size-complex="11pt"/>
    </style:style>
    <style:style style:name="P7650" style:parent-style-name="PreformattedText" style:family="paragraph">
      <style:text-properties fo:font-size="11pt" style:font-size-asian="11pt" style:font-size-complex="11pt"/>
    </style:style>
    <style:style style:name="P7651" style:parent-style-name="PreformattedText" style:family="paragraph">
      <style:text-properties fo:font-size="11pt" style:font-size-asian="11pt" style:font-size-complex="11pt"/>
    </style:style>
    <style:style style:name="P7652" style:parent-style-name="PreformattedText" style:family="paragraph">
      <style:text-properties fo:font-size="11pt" style:font-size-asian="11pt" style:font-size-complex="11pt"/>
    </style:style>
    <style:style style:name="P7653" style:parent-style-name="PreformattedText" style:family="paragraph">
      <style:text-properties fo:font-size="11pt" style:font-size-asian="11pt" style:font-size-complex="11pt"/>
    </style:style>
    <style:style style:name="P7654" style:parent-style-name="PreformattedText" style:family="paragraph">
      <style:text-properties fo:font-size="11pt" style:font-size-asian="11pt" style:font-size-complex="11pt"/>
    </style:style>
    <style:style style:name="P7655" style:parent-style-name="PreformattedText" style:family="paragraph">
      <style:text-properties fo:font-size="11pt" style:font-size-asian="11pt" style:font-size-complex="11pt"/>
    </style:style>
    <style:style style:name="P7656" style:parent-style-name="PreformattedText" style:family="paragraph">
      <style:text-properties fo:font-size="11pt" style:font-size-asian="11pt" style:font-size-complex="11pt"/>
    </style:style>
    <style:style style:name="P7657" style:parent-style-name="PreformattedText" style:family="paragraph">
      <style:text-properties fo:font-size="11pt" style:font-size-asian="11pt" style:font-size-complex="11pt"/>
    </style:style>
    <style:style style:name="P7658" style:parent-style-name="PreformattedText" style:family="paragraph">
      <style:text-properties fo:font-size="11pt" style:font-size-asian="11pt" style:font-size-complex="11pt"/>
    </style:style>
    <style:style style:name="P7659" style:parent-style-name="PreformattedText" style:family="paragraph">
      <style:text-properties fo:font-size="11pt" style:font-size-asian="11pt" style:font-size-complex="11pt"/>
    </style:style>
    <style:style style:name="P7660" style:parent-style-name="PreformattedText" style:family="paragraph">
      <style:text-properties fo:font-size="11pt" style:font-size-asian="11pt" style:font-size-complex="11pt"/>
    </style:style>
    <style:style style:name="P7661" style:parent-style-name="PreformattedText" style:family="paragraph">
      <style:text-properties fo:font-size="11pt" style:font-size-asian="11pt" style:font-size-complex="11pt"/>
    </style:style>
    <style:style style:name="P7662" style:parent-style-name="PreformattedText" style:family="paragraph">
      <style:text-properties fo:font-size="11pt" style:font-size-asian="11pt" style:font-size-complex="11pt"/>
    </style:style>
    <style:style style:name="P7663" style:parent-style-name="PreformattedText" style:family="paragraph">
      <style:text-properties fo:font-size="11pt" style:font-size-asian="11pt" style:font-size-complex="11pt"/>
    </style:style>
    <style:style style:name="P7664" style:parent-style-name="PreformattedText" style:family="paragraph">
      <style:text-properties fo:font-size="11pt" style:font-size-asian="11pt" style:font-size-complex="11pt"/>
    </style:style>
    <style:style style:name="P7665" style:parent-style-name="PreformattedText" style:family="paragraph">
      <style:text-properties fo:font-size="11pt" style:font-size-asian="11pt" style:font-size-complex="11pt"/>
    </style:style>
    <style:style style:name="P7666" style:parent-style-name="PreformattedText" style:family="paragraph">
      <style:text-properties fo:font-size="11pt" style:font-size-asian="11pt" style:font-size-complex="11pt"/>
    </style:style>
    <style:style style:name="P7667" style:parent-style-name="PreformattedText" style:family="paragraph">
      <style:text-properties fo:font-size="11pt" style:font-size-asian="11pt" style:font-size-complex="11pt"/>
    </style:style>
    <style:style style:name="P7668" style:parent-style-name="PreformattedText" style:family="paragraph">
      <style:text-properties fo:font-size="11pt" style:font-size-asian="11pt" style:font-size-complex="11pt"/>
    </style:style>
    <style:style style:name="P7669" style:parent-style-name="PreformattedText" style:family="paragraph">
      <style:text-properties fo:font-size="11pt" style:font-size-asian="11pt" style:font-size-complex="11pt"/>
    </style:style>
    <style:style style:name="P7670" style:parent-style-name="PreformattedText" style:family="paragraph">
      <style:text-properties fo:font-size="11pt" style:font-size-asian="11pt" style:font-size-complex="11pt"/>
    </style:style>
    <style:style style:name="P7671" style:parent-style-name="PreformattedText" style:family="paragraph">
      <style:text-properties fo:font-size="11pt" style:font-size-asian="11pt" style:font-size-complex="11pt"/>
    </style:style>
    <style:style style:name="P7672" style:parent-style-name="PreformattedText" style:family="paragraph">
      <style:text-properties fo:font-size="11pt" style:font-size-asian="11pt" style:font-size-complex="11pt"/>
    </style:style>
    <style:style style:name="P7673" style:parent-style-name="PreformattedText" style:family="paragraph">
      <style:text-properties fo:font-size="11pt" style:font-size-asian="11pt" style:font-size-complex="11pt"/>
    </style:style>
    <style:style style:name="P7674" style:parent-style-name="PreformattedText" style:family="paragraph">
      <style:text-properties fo:font-size="11pt" style:font-size-asian="11pt" style:font-size-complex="11pt"/>
    </style:style>
    <style:style style:name="P7675" style:parent-style-name="PreformattedText" style:family="paragraph">
      <style:text-properties fo:font-size="11pt" style:font-size-asian="11pt" style:font-size-complex="11pt"/>
    </style:style>
    <style:style style:name="P7676" style:parent-style-name="PreformattedText" style:family="paragraph">
      <style:text-properties fo:font-size="11pt" style:font-size-asian="11pt" style:font-size-complex="11pt"/>
    </style:style>
    <style:style style:name="P7677" style:parent-style-name="PreformattedText" style:family="paragraph">
      <style:text-properties fo:font-size="11pt" style:font-size-asian="11pt" style:font-size-complex="11pt"/>
    </style:style>
    <style:style style:name="P7678" style:parent-style-name="PreformattedText" style:family="paragraph">
      <style:text-properties fo:font-size="11pt" style:font-size-asian="11pt" style:font-size-complex="11pt"/>
    </style:style>
    <style:style style:name="P7679" style:parent-style-name="PreformattedText" style:family="paragraph">
      <style:text-properties fo:font-size="11pt" style:font-size-asian="11pt" style:font-size-complex="11pt"/>
    </style:style>
    <style:style style:name="P7680" style:parent-style-name="PreformattedText" style:family="paragraph">
      <style:text-properties fo:font-size="11pt" style:font-size-asian="11pt" style:font-size-complex="11pt"/>
    </style:style>
    <style:style style:name="P7681" style:parent-style-name="PreformattedText" style:family="paragraph">
      <style:text-properties fo:font-size="11pt" style:font-size-asian="11pt" style:font-size-complex="11pt"/>
    </style:style>
    <style:style style:name="P7682" style:parent-style-name="PreformattedText" style:family="paragraph">
      <style:text-properties fo:font-size="11pt" style:font-size-asian="11pt" style:font-size-complex="11pt"/>
    </style:style>
    <style:style style:name="P7683" style:parent-style-name="PreformattedText" style:family="paragraph">
      <style:text-properties fo:font-size="11pt" style:font-size-asian="11pt" style:font-size-complex="11pt"/>
    </style:style>
    <style:style style:name="P7684" style:parent-style-name="PreformattedText" style:family="paragraph">
      <style:text-properties fo:font-size="11pt" style:font-size-asian="11pt" style:font-size-complex="11pt"/>
    </style:style>
    <style:style style:name="P7685" style:parent-style-name="PreformattedText" style:family="paragraph">
      <style:text-properties fo:font-size="11pt" style:font-size-asian="11pt" style:font-size-complex="11pt"/>
    </style:style>
    <style:style style:name="P7686" style:parent-style-name="PreformattedText" style:family="paragraph">
      <style:text-properties fo:font-size="11pt" style:font-size-asian="11pt" style:font-size-complex="11pt"/>
    </style:style>
    <style:style style:name="P7687" style:parent-style-name="PreformattedText" style:family="paragraph">
      <style:text-properties fo:font-size="11pt" style:font-size-asian="11pt" style:font-size-complex="11pt"/>
    </style:style>
    <style:style style:name="P7688" style:parent-style-name="PreformattedText" style:family="paragraph">
      <style:text-properties fo:font-size="11pt" style:font-size-asian="11pt" style:font-size-complex="11pt"/>
    </style:style>
    <style:style style:name="P7689" style:parent-style-name="PreformattedText" style:family="paragraph">
      <style:text-properties fo:font-size="11pt" style:font-size-asian="11pt" style:font-size-complex="11pt"/>
    </style:style>
    <style:style style:name="P7690" style:parent-style-name="PreformattedText" style:family="paragraph">
      <style:text-properties fo:font-size="11pt" style:font-size-asian="11pt" style:font-size-complex="11pt"/>
    </style:style>
    <style:style style:name="P7691" style:parent-style-name="PreformattedText" style:family="paragraph">
      <style:text-properties fo:font-size="11pt" style:font-size-asian="11pt" style:font-size-complex="11pt"/>
    </style:style>
    <style:style style:name="P7692" style:parent-style-name="PreformattedText" style:family="paragraph">
      <style:text-properties fo:font-size="11pt" style:font-size-asian="11pt" style:font-size-complex="11pt"/>
    </style:style>
    <style:style style:name="P7693" style:parent-style-name="PreformattedText" style:family="paragraph">
      <style:text-properties fo:font-size="11pt" style:font-size-asian="11pt" style:font-size-complex="11pt"/>
    </style:style>
    <style:style style:name="P7694" style:parent-style-name="PreformattedText" style:family="paragraph">
      <style:text-properties fo:font-size="11pt" style:font-size-asian="11pt" style:font-size-complex="11pt"/>
    </style:style>
    <style:style style:name="P7695" style:parent-style-name="PreformattedText" style:family="paragraph">
      <style:text-properties fo:font-size="11pt" style:font-size-asian="11pt" style:font-size-complex="11pt"/>
    </style:style>
    <style:style style:name="P7696" style:parent-style-name="PreformattedText" style:family="paragraph">
      <style:text-properties fo:font-size="11pt" style:font-size-asian="11pt" style:font-size-complex="11pt"/>
    </style:style>
    <style:style style:name="P7697" style:parent-style-name="PreformattedText" style:family="paragraph">
      <style:text-properties fo:font-size="11pt" style:font-size-asian="11pt" style:font-size-complex="11pt"/>
    </style:style>
    <style:style style:name="P7698" style:parent-style-name="PreformattedText" style:family="paragraph">
      <style:text-properties fo:font-size="11pt" style:font-size-asian="11pt" style:font-size-complex="11pt"/>
    </style:style>
    <style:style style:name="P7699" style:parent-style-name="PreformattedText" style:family="paragraph">
      <style:text-properties fo:font-size="11pt" style:font-size-asian="11pt" style:font-size-complex="11pt"/>
    </style:style>
    <style:style style:name="P7700" style:parent-style-name="PreformattedText" style:family="paragraph">
      <style:text-properties fo:font-size="11pt" style:font-size-asian="11pt" style:font-size-complex="11pt"/>
    </style:style>
    <style:style style:name="P7701" style:parent-style-name="PreformattedText" style:family="paragraph">
      <style:text-properties fo:font-size="11pt" style:font-size-asian="11pt" style:font-size-complex="11pt"/>
    </style:style>
    <style:style style:name="P7702" style:parent-style-name="PreformattedText" style:family="paragraph">
      <style:text-properties fo:font-size="11pt" style:font-size-asian="11pt" style:font-size-complex="11pt"/>
    </style:style>
    <style:style style:name="P7703" style:parent-style-name="PreformattedText" style:family="paragraph">
      <style:text-properties fo:font-size="11pt" style:font-size-asian="11pt" style:font-size-complex="11pt"/>
    </style:style>
    <style:style style:name="P7704" style:parent-style-name="PreformattedText" style:family="paragraph">
      <style:text-properties fo:font-size="11pt" style:font-size-asian="11pt" style:font-size-complex="11pt"/>
    </style:style>
    <style:style style:name="P7705" style:parent-style-name="PreformattedText" style:family="paragraph">
      <style:text-properties fo:font-size="11pt" style:font-size-asian="11pt" style:font-size-complex="11pt"/>
    </style:style>
    <style:style style:name="P7706" style:parent-style-name="PreformattedText" style:family="paragraph">
      <style:text-properties fo:font-size="11pt" style:font-size-asian="11pt" style:font-size-complex="11pt"/>
    </style:style>
    <style:style style:name="P7707" style:parent-style-name="PreformattedText" style:family="paragraph">
      <style:text-properties fo:font-size="11pt" style:font-size-asian="11pt" style:font-size-complex="11pt"/>
    </style:style>
    <style:style style:name="P7708" style:parent-style-name="PreformattedText" style:family="paragraph">
      <style:text-properties fo:font-size="11pt" style:font-size-asian="11pt" style:font-size-complex="11pt"/>
    </style:style>
    <style:style style:name="P7709" style:parent-style-name="PreformattedText" style:family="paragraph">
      <style:text-properties fo:font-size="11pt" style:font-size-asian="11pt" style:font-size-complex="11pt"/>
    </style:style>
    <style:style style:name="P7710" style:parent-style-name="PreformattedText" style:family="paragraph">
      <style:text-properties fo:font-size="11pt" style:font-size-asian="11pt" style:font-size-complex="11pt"/>
    </style:style>
    <style:style style:name="P7711" style:parent-style-name="PreformattedText" style:family="paragraph">
      <style:text-properties fo:font-size="11pt" style:font-size-asian="11pt" style:font-size-complex="11pt"/>
    </style:style>
    <style:style style:name="P7712" style:parent-style-name="PreformattedText" style:family="paragraph">
      <style:text-properties fo:font-size="11pt" style:font-size-asian="11pt" style:font-size-complex="11pt"/>
    </style:style>
    <style:style style:name="P7713" style:parent-style-name="PreformattedText" style:family="paragraph">
      <style:text-properties fo:font-size="11pt" style:font-size-asian="11pt" style:font-size-complex="11pt"/>
    </style:style>
    <style:style style:name="P7714" style:parent-style-name="PreformattedText" style:family="paragraph">
      <style:text-properties fo:font-size="11pt" style:font-size-asian="11pt" style:font-size-complex="11pt"/>
    </style:style>
    <style:style style:name="P7715" style:parent-style-name="PreformattedText" style:family="paragraph">
      <style:text-properties fo:font-size="11pt" style:font-size-asian="11pt" style:font-size-complex="11pt"/>
    </style:style>
    <style:style style:name="P7716" style:parent-style-name="PreformattedText" style:family="paragraph">
      <style:text-properties fo:font-size="11pt" style:font-size-asian="11pt" style:font-size-complex="11pt"/>
    </style:style>
    <style:style style:name="P7717" style:parent-style-name="PreformattedText" style:family="paragraph">
      <style:text-properties fo:font-size="11pt" style:font-size-asian="11pt" style:font-size-complex="11pt"/>
    </style:style>
    <style:style style:name="P7718" style:parent-style-name="PreformattedText" style:family="paragraph">
      <style:text-properties fo:font-size="11pt" style:font-size-asian="11pt" style:font-size-complex="11pt"/>
    </style:style>
    <style:style style:name="P7719" style:parent-style-name="PreformattedText" style:family="paragraph">
      <style:text-properties fo:font-size="11pt" style:font-size-asian="11pt" style:font-size-complex="11pt"/>
    </style:style>
    <style:style style:name="P7720" style:parent-style-name="PreformattedText" style:family="paragraph">
      <style:text-properties fo:font-size="11pt" style:font-size-asian="11pt" style:font-size-complex="11pt"/>
    </style:style>
    <style:style style:name="P7721" style:parent-style-name="PreformattedText" style:family="paragraph">
      <style:text-properties fo:font-size="11pt" style:font-size-asian="11pt" style:font-size-complex="11pt"/>
    </style:style>
    <style:style style:name="P7722" style:parent-style-name="PreformattedText" style:family="paragraph">
      <style:text-properties fo:font-size="11pt" style:font-size-asian="11pt" style:font-size-complex="11pt"/>
    </style:style>
    <style:style style:name="P7723" style:parent-style-name="PreformattedText" style:family="paragraph">
      <style:text-properties fo:font-size="11pt" style:font-size-asian="11pt" style:font-size-complex="11pt"/>
    </style:style>
    <style:style style:name="P7724" style:parent-style-name="PreformattedText" style:family="paragraph">
      <style:text-properties fo:font-size="11pt" style:font-size-asian="11pt" style:font-size-complex="11pt"/>
    </style:style>
    <style:style style:name="P7725" style:parent-style-name="PreformattedText" style:family="paragraph">
      <style:text-properties fo:font-size="11pt" style:font-size-asian="11pt" style:font-size-complex="11pt"/>
    </style:style>
    <style:style style:name="P7726" style:parent-style-name="PreformattedText" style:family="paragraph">
      <style:text-properties fo:font-size="11pt" style:font-size-asian="11pt" style:font-size-complex="11pt"/>
    </style:style>
    <style:style style:name="P7727" style:parent-style-name="PreformattedText" style:family="paragraph">
      <style:text-properties fo:font-size="11pt" style:font-size-asian="11pt" style:font-size-complex="11pt"/>
    </style:style>
    <style:style style:name="P7728" style:parent-style-name="PreformattedText" style:family="paragraph">
      <style:text-properties fo:font-size="11pt" style:font-size-asian="11pt" style:font-size-complex="11pt"/>
    </style:style>
    <style:style style:name="P7729" style:parent-style-name="PreformattedText" style:family="paragraph">
      <style:text-properties fo:font-size="11pt" style:font-size-asian="11pt" style:font-size-complex="11pt"/>
    </style:style>
    <style:style style:name="P7730" style:parent-style-name="PreformattedText" style:family="paragraph">
      <style:text-properties fo:font-size="11pt" style:font-size-asian="11pt" style:font-size-complex="11pt"/>
    </style:style>
    <style:style style:name="P7731" style:parent-style-name="PreformattedText" style:family="paragraph">
      <style:text-properties fo:font-size="11pt" style:font-size-asian="11pt" style:font-size-complex="11pt"/>
    </style:style>
    <style:style style:name="P7732" style:parent-style-name="PreformattedText" style:family="paragraph">
      <style:text-properties fo:font-size="11pt" style:font-size-asian="11pt" style:font-size-complex="11pt"/>
    </style:style>
    <style:style style:name="P7733" style:parent-style-name="PreformattedText" style:family="paragraph">
      <style:text-properties fo:font-size="11pt" style:font-size-asian="11pt" style:font-size-complex="11pt"/>
    </style:style>
    <style:style style:name="P7734" style:parent-style-name="PreformattedText" style:family="paragraph">
      <style:text-properties fo:font-size="11pt" style:font-size-asian="11pt" style:font-size-complex="11pt"/>
    </style:style>
    <style:style style:name="P7735" style:parent-style-name="PreformattedText" style:family="paragraph">
      <style:text-properties fo:font-size="11pt" style:font-size-asian="11pt" style:font-size-complex="11pt"/>
    </style:style>
    <style:style style:name="P7736" style:parent-style-name="PreformattedText" style:family="paragraph">
      <style:text-properties fo:font-size="11pt" style:font-size-asian="11pt" style:font-size-complex="11pt"/>
    </style:style>
    <style:style style:name="P7737" style:parent-style-name="PreformattedText" style:family="paragraph">
      <style:text-properties fo:font-size="11pt" style:font-size-asian="11pt" style:font-size-complex="11pt"/>
    </style:style>
    <style:style style:name="P7738" style:parent-style-name="PreformattedText" style:family="paragraph">
      <style:text-properties fo:font-size="11pt" style:font-size-asian="11pt" style:font-size-complex="11pt"/>
    </style:style>
    <style:style style:name="P7739" style:parent-style-name="PreformattedText" style:family="paragraph">
      <style:text-properties fo:font-size="11pt" style:font-size-asian="11pt" style:font-size-complex="11pt"/>
    </style:style>
    <style:style style:name="P7740" style:parent-style-name="PreformattedText" style:family="paragraph">
      <style:text-properties fo:font-size="11pt" style:font-size-asian="11pt" style:font-size-complex="11pt"/>
    </style:style>
    <style:style style:name="P7741" style:parent-style-name="PreformattedText" style:family="paragraph">
      <style:text-properties fo:font-size="11pt" style:font-size-asian="11pt" style:font-size-complex="11pt"/>
    </style:style>
    <style:style style:name="P7742" style:parent-style-name="PreformattedText" style:family="paragraph">
      <style:text-properties fo:font-size="11pt" style:font-size-asian="11pt" style:font-size-complex="11pt"/>
    </style:style>
    <style:style style:name="P7743" style:parent-style-name="PreformattedText" style:family="paragraph">
      <style:text-properties fo:font-size="11pt" style:font-size-asian="11pt" style:font-size-complex="11pt"/>
    </style:style>
    <style:style style:name="P7744" style:parent-style-name="PreformattedText" style:family="paragraph">
      <style:text-properties fo:font-size="11pt" style:font-size-asian="11pt" style:font-size-complex="11pt"/>
    </style:style>
    <style:style style:name="P7745" style:parent-style-name="PreformattedText" style:family="paragraph">
      <style:text-properties fo:font-size="11pt" style:font-size-asian="11pt" style:font-size-complex="11pt"/>
    </style:style>
    <style:style style:name="P7746" style:parent-style-name="PreformattedText" style:family="paragraph">
      <style:text-properties fo:font-size="11pt" style:font-size-asian="11pt" style:font-size-complex="11pt"/>
    </style:style>
    <style:style style:name="P7747" style:parent-style-name="PreformattedText" style:family="paragraph">
      <style:text-properties fo:font-size="11pt" style:font-size-asian="11pt" style:font-size-complex="11pt"/>
    </style:style>
    <style:style style:name="P7748" style:parent-style-name="PreformattedText" style:family="paragraph">
      <style:text-properties fo:font-size="11pt" style:font-size-asian="11pt" style:font-size-complex="11pt"/>
    </style:style>
    <style:style style:name="P7749" style:parent-style-name="PreformattedText" style:family="paragraph">
      <style:text-properties fo:font-size="11pt" style:font-size-asian="11pt" style:font-size-complex="11pt"/>
    </style:style>
    <style:style style:name="P7750" style:parent-style-name="PreformattedText" style:family="paragraph">
      <style:text-properties fo:font-size="11pt" style:font-size-asian="11pt" style:font-size-complex="11pt"/>
    </style:style>
    <style:style style:name="P7751" style:parent-style-name="PreformattedText" style:family="paragraph">
      <style:text-properties fo:font-size="11pt" style:font-size-asian="11pt" style:font-size-complex="11pt"/>
    </style:style>
    <style:style style:name="P7752" style:parent-style-name="PreformattedText" style:family="paragraph">
      <style:text-properties fo:font-size="11pt" style:font-size-asian="11pt" style:font-size-complex="11pt"/>
    </style:style>
    <style:style style:name="P7753" style:parent-style-name="PreformattedText" style:family="paragraph">
      <style:text-properties fo:font-size="11pt" style:font-size-asian="11pt" style:font-size-complex="11pt"/>
    </style:style>
    <style:style style:name="P7754" style:parent-style-name="PreformattedText" style:family="paragraph">
      <style:text-properties fo:font-size="11pt" style:font-size-asian="11pt" style:font-size-complex="11pt"/>
    </style:style>
    <style:style style:name="P7755" style:parent-style-name="PreformattedText" style:family="paragraph">
      <style:text-properties fo:font-size="11pt" style:font-size-asian="11pt" style:font-size-complex="11pt"/>
    </style:style>
    <style:style style:name="P7756" style:parent-style-name="PreformattedText" style:family="paragraph">
      <style:text-properties fo:font-size="11pt" style:font-size-asian="11pt" style:font-size-complex="11pt"/>
    </style:style>
    <style:style style:name="P7757" style:parent-style-name="PreformattedText" style:family="paragraph">
      <style:text-properties fo:font-size="11pt" style:font-size-asian="11pt" style:font-size-complex="11pt"/>
    </style:style>
    <style:style style:name="P7758" style:parent-style-name="PreformattedText" style:family="paragraph">
      <style:text-properties fo:font-size="11pt" style:font-size-asian="11pt" style:font-size-complex="11pt"/>
    </style:style>
    <style:style style:name="P7759" style:parent-style-name="PreformattedText" style:family="paragraph">
      <style:text-properties fo:font-size="11pt" style:font-size-asian="11pt" style:font-size-complex="11pt"/>
    </style:style>
    <style:style style:name="P7760" style:parent-style-name="PreformattedText" style:family="paragraph">
      <style:text-properties fo:font-size="11pt" style:font-size-asian="11pt" style:font-size-complex="11pt"/>
    </style:style>
    <style:style style:name="P7761" style:parent-style-name="PreformattedText" style:family="paragraph">
      <style:text-properties fo:font-size="11pt" style:font-size-asian="11pt" style:font-size-complex="11pt"/>
    </style:style>
    <style:style style:name="P7762" style:parent-style-name="PreformattedText" style:family="paragraph">
      <style:text-properties fo:font-size="11pt" style:font-size-asian="11pt" style:font-size-complex="11pt"/>
    </style:style>
    <style:style style:name="P7763" style:parent-style-name="PreformattedText" style:family="paragraph">
      <style:text-properties fo:font-size="11pt" style:font-size-asian="11pt" style:font-size-complex="11pt"/>
    </style:style>
    <style:style style:name="P7764" style:parent-style-name="PreformattedText" style:family="paragraph">
      <style:text-properties fo:font-size="11pt" style:font-size-asian="11pt" style:font-size-complex="11pt"/>
    </style:style>
    <style:style style:name="P7765" style:parent-style-name="PreformattedText" style:family="paragraph">
      <style:text-properties fo:font-size="11pt" style:font-size-asian="11pt" style:font-size-complex="11pt"/>
    </style:style>
    <style:style style:name="P7766" style:parent-style-name="PreformattedText" style:family="paragraph">
      <style:text-properties fo:font-size="11pt" style:font-size-asian="11pt" style:font-size-complex="11pt"/>
    </style:style>
    <style:style style:name="P7767" style:parent-style-name="PreformattedText" style:family="paragraph">
      <style:text-properties fo:font-size="11pt" style:font-size-asian="11pt" style:font-size-complex="11pt"/>
    </style:style>
    <style:style style:name="P7768" style:parent-style-name="PreformattedText" style:family="paragraph">
      <style:text-properties fo:font-size="11pt" style:font-size-asian="11pt" style:font-size-complex="11pt"/>
    </style:style>
    <style:style style:name="P7769" style:parent-style-name="PreformattedText" style:family="paragraph">
      <style:text-properties fo:font-size="11pt" style:font-size-asian="11pt" style:font-size-complex="11pt"/>
    </style:style>
    <style:style style:name="P7770" style:parent-style-name="PreformattedText" style:family="paragraph">
      <style:text-properties fo:font-size="11pt" style:font-size-asian="11pt" style:font-size-complex="11pt"/>
    </style:style>
    <style:style style:name="P7771" style:parent-style-name="PreformattedText" style:family="paragraph">
      <style:text-properties fo:font-size="11pt" style:font-size-asian="11pt" style:font-size-complex="11pt"/>
    </style:style>
    <style:style style:name="P7772" style:parent-style-name="PreformattedText" style:family="paragraph">
      <style:text-properties fo:font-size="11pt" style:font-size-asian="11pt" style:font-size-complex="11pt"/>
    </style:style>
    <style:style style:name="P7773" style:parent-style-name="PreformattedText" style:family="paragraph">
      <style:text-properties fo:font-size="11pt" style:font-size-asian="11pt" style:font-size-complex="11pt"/>
    </style:style>
    <style:style style:name="P7774" style:parent-style-name="PreformattedText" style:family="paragraph">
      <style:text-properties fo:font-size="11pt" style:font-size-asian="11pt" style:font-size-complex="11pt"/>
    </style:style>
    <style:style style:name="P7775" style:parent-style-name="PreformattedText" style:family="paragraph">
      <style:text-properties fo:font-size="11pt" style:font-size-asian="11pt" style:font-size-complex="11pt"/>
    </style:style>
    <style:style style:name="P7776" style:parent-style-name="PreformattedText" style:family="paragraph">
      <style:text-properties fo:font-size="11pt" style:font-size-asian="11pt" style:font-size-complex="11pt"/>
    </style:style>
    <style:style style:name="P7777" style:parent-style-name="PreformattedText" style:family="paragraph">
      <style:text-properties fo:font-size="11pt" style:font-size-asian="11pt" style:font-size-complex="11pt"/>
    </style:style>
    <style:style style:name="T7778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11111 тя</text:p>
      <text:p text:style-name="P2">11112 дънещ</text:p>
      <text:p text:style-name="P3">11113 сопне</text:p>
      <text:p text:style-name="P4">11114 ехата</text:p>
      <text:p text:style-name="P5">11115 момък</text:p>
      <text:p text:style-name="P6">11116 баир</text:p>
      <text:p text:style-name="P7">11121 ширещ</text:p>
      <text:p text:style-name="P8">11122 сея</text:p>
      <text:p text:style-name="P9">11123 суяк</text:p>
      <text:p text:style-name="P10">11124 олиза</text:p>
      <text:p text:style-name="P11">11125 сади</text:p>
      <text:p text:style-name="P12">11126 оплюя</text:p>
      <text:p text:style-name="P13">11131 замия</text:p>
      <text:p text:style-name="P14">11132 коша</text:p>
      <text:p text:style-name="P15">11133 карми</text:p>
      <text:p text:style-name="P16">11134 куб</text:p>
      <text:p text:style-name="P17">11135 лейка</text:p>
      <text:p text:style-name="P18">11136 дуят</text:p>
      <text:p text:style-name="P19">11141 веем</text:p>
      <text:p text:style-name="P20">11142 косим</text:p>
      <text:p text:style-name="P21">11143<text:s/>ринг</text:p>
      <text:p text:style-name="P22">11144 радее</text:p>
      <text:p text:style-name="P23">11145 пошъл</text:p>
      <text:p text:style-name="P24">11146 отлей</text:p>
      <text:p text:style-name="P25">11151 нелош</text:p>
      <text:p text:style-name="P26">11152 люпех</text:p>
      <text:p text:style-name="P27">11153 отецо</text:p>
      <text:p text:style-name="P28">11154 плю</text:p>
      <text:p text:style-name="P29">11155 свят</text:p>
      <text:p text:style-name="P30">11156 сопа</text:p>
      <text:p text:style-name="P31">11161 кънки</text:p>
      <text:p text:style-name="P32">11162 сляп</text:p>
      <text:p text:style-name="P33">11163 ляга</text:p>
      <text:p text:style-name="P34">11164 опека</text:p>
      <text:p text:style-name="P35">11165 кефал</text:p>
      <text:p text:style-name="P36">11166 диня</text:p>
      <text:p text:style-name="P37">11211 киви</text:p>
      <text:p text:style-name="P38">11212 искри</text:p>
      <text:p text:style-name="P39">11213 ядно</text:p>
      <text:p text:style-name="P40">11214 хака</text:p>
      <text:p text:style-name="P41">11215 тека</text:p>
      <text:p text:style-name="P42">11216 веех</text:p>
      <text:p text:style-name="P43">11221<text:s/>миех</text:p>
      <text:p text:style-name="P44">11222 жъни</text:p>
      <text:p text:style-name="P45">11223 шушу</text:p>
      <text:p text:style-name="P46">11224 вадил</text:p>
      <text:p text:style-name="P47">11225 дъни</text:p>
      <text:p text:style-name="P48">11226 бивш</text:p>
      <text:p text:style-name="P49">11231 пажа</text:p>
      <text:p text:style-name="P50">11232 додя</text:p>
      <text:p text:style-name="P51">11233 бами</text:p>
      <text:p text:style-name="P52">11234 бей</text:p>
      <text:p text:style-name="P53">11235 отял</text:p>
      <text:p text:style-name="P54">11236 поено</text:p>
      <text:p text:style-name="P55">11241 малак</text:p>
      <text:p text:style-name="P56">11242 бродя</text:p>
      <text:p text:style-name="P57">11243 лъже</text:p>
      <text:p text:style-name="P58">11244 бухан</text:p>
      <text:p text:style-name="P59">11245 щама</text:p>
      <text:p text:style-name="P60">11246 дивя</text:p>
      <text:p text:style-name="P61">11251 дра</text:p>
      <text:p text:style-name="P62">11252 яркия</text:p>
      <text:p text:style-name="P63">11253 бича</text:p>
      <text:p text:style-name="P64">11254 видя</text:p>
      <text:p text:style-name="P65">11255 скоуш</text:p>
      <text:p text:style-name="P66">11256 съща</text:p>
      <text:p text:style-name="P67">11261 довя</text:p>
      <text:p text:style-name="P68">11262 лапащ</text:p>
      <text:p text:style-name="P69">11263 тънещ</text:p>
      <text:p text:style-name="P70">11264 тъни</text:p>
      <text:p text:style-name="P71">11265 хърка</text:p>
      <text:p text:style-name="P72">11266 шеги</text:p>
      <text:p text:style-name="P73">11311 под</text:p>
      <text:p text:style-name="P74">11312 губих</text:p>
      <text:p text:style-name="P75">11313 нос</text:p>
      <text:p text:style-name="P76">11314 смлян</text:p>
      <text:p text:style-name="P77">11315 бих</text:p>
      <text:p text:style-name="P78">11316 жули</text:p>
      <text:p text:style-name="P79">11321 феса</text:p>
      <text:p text:style-name="P80">11322 мязащ</text:p>
      <text:p text:style-name="P81">11323 хъб</text:p>
      <text:p text:style-name="P82">11324 бития</text:p>
      <text:p text:style-name="P83">11325 успях</text:p>
      <text:p text:style-name="P84">11326 бунта</text:p>
      <text:p text:style-name="P85">11331 напев</text:p>
      <text:p text:style-name="P86">11332 уврим</text:p>
      <text:p text:style-name="P87">11333 впи</text:p>
      <text:p text:style-name="P88">11334 яке</text:p>
      <text:p text:style-name="P89">11335 пояли</text:p>
      <text:p text:style-name="P90">11336 духащ</text:p>
      <text:p text:style-name="P91">11341 лазя</text:p>
      <text:p text:style-name="P92">11342 вираж</text:p>
      <text:p text:style-name="P93">11343 бъкам</text:p>
      <text:p text:style-name="P94">11344 буци</text:p>
      <text:p text:style-name="P95">11345 нямо</text:p>
      <text:p text:style-name="P96">11346 соди</text:p>
      <text:p text:style-name="P97">11351 леещ</text:p>
      <text:p text:style-name="P98">11352 упои</text:p>
      <text:p text:style-name="P99">11353 лапа</text:p>
      <text:p text:style-name="P100">11354 пикая</text:p>
      <text:p text:style-name="P101">11355 сейте</text:p>
      <text:p text:style-name="P102">11356 негър</text:p>
      <text:p text:style-name="P103">11361 кихал</text:p>
      <text:p text:style-name="P104">11362 лутай</text:p>
      <text:p text:style-name="P105">11363 шавни</text:p>
      <text:p text:style-name="P106">11364 жокей</text:p>
      <text:p text:style-name="P107">11365 гейм</text:p>
      <text:p text:style-name="P108">11366 громя</text:p>
      <text:p text:style-name="P109">11411 хъша</text:p>
      <text:p text:style-name="P110">11412 бучат</text:p>
      <text:p text:style-name="P111">11413 охри</text:p>
      <text:p text:style-name="P112">11414 пати</text:p>
      <text:p text:style-name="P113">11415 траем</text:p>
      <text:p text:style-name="P114">11416 леело</text:p>
      <text:p text:style-name="P115">11421 оре</text:p>
      <text:p text:style-name="P116">11422 бола</text:p>
      <text:p text:style-name="P117">11423 мяуча</text:p>
      <text:p text:style-name="P118">11424 урода</text:p>
      <text:p text:style-name="P119">11425 наето</text:p>
      <text:p text:style-name="P120">11426 раят</text:p>
      <text:p text:style-name="P121">11431 шок</text:p>
      <text:p text:style-name="P122">11432 все</text:p>
      <text:p text:style-name="P123">11433 папаш</text:p>
      <text:p text:style-name="P124">11434 овен</text:p>
      <text:p text:style-name="P125">11435 вирва</text:p>
      <text:p text:style-name="P126">11436 зона</text:p>
      <text:p text:style-name="P127">11441 боеви</text:p>
      <text:p text:style-name="P128">11442 отвел</text:p>
      <text:p text:style-name="P129">11443 пулт</text:p>
      <text:p text:style-name="P130">11444 удали</text:p>
      <text:p text:style-name="P131">11445 пирит</text:p>
      <text:p text:style-name="P132">11446<text:s/>обеме</text:p>
      <text:p text:style-name="P133">11451 свръх</text:p>
      <text:p text:style-name="P134">11452 желан</text:p>
      <text:p text:style-name="P135">11453 мета</text:p>
      <text:p text:style-name="P136">11454 скрой</text:p>
      <text:p text:style-name="P137">11455 чула</text:p>
      <text:p text:style-name="P138">11456 гонен</text:p>
      <text:p text:style-name="P139">11461 щавел</text:p>
      <text:p text:style-name="P140">11462 взел</text:p>
      <text:p text:style-name="P141">11463 рошав</text:p>
      <text:p text:style-name="P142">11464 еня</text:p>
      <text:p text:style-name="P143">11465 чайна</text:p>
      <text:p text:style-name="P144">11466 лееш</text:p>
      <text:p text:style-name="P145">11511 пяха</text:p>
      <text:p text:style-name="P146">11512 акри</text:p>
      <text:p text:style-name="P147">11513 силех</text:p>
      <text:p text:style-name="P148">11514 еха</text:p>
      <text:p text:style-name="P149">11515 ром</text:p>
      <text:p text:style-name="P150">11516 маели</text:p>
      <text:p text:style-name="P151">11521 0</text:p>
      <text:p text:style-name="P152">11522 щяла</text:p>
      <text:p text:style-name="P153">11523 2005</text:p>
      <text:p text:style-name="P154">11524<text:s/>капех</text:p>
      <text:p text:style-name="P155">11525 гои</text:p>
      <text:p text:style-name="P156">11526 порил</text:p>
      <text:p text:style-name="P157">11531 твое</text:p>
      <text:p text:style-name="P158">11532 щуря</text:p>
      <text:p text:style-name="P159">11533 тини</text:p>
      <text:p text:style-name="P160">11534 море</text:p>
      <text:p text:style-name="P161">11535 37</text:p>
      <text:p text:style-name="P162">11536 диша</text:p>
      <text:p text:style-name="P163">11541 боло</text:p>
      <text:p text:style-name="P164">11542 пипан</text:p>
      <text:p text:style-name="P165">11543 лапат</text:p>
      <text:p text:style-name="P166">11544 шумки</text:p>
      <text:p text:style-name="P167">11545 могло</text:p>
      <text:p text:style-name="P168">11546 въжен</text:p>
      <text:p text:style-name="P169">11551 самби</text:p>
      <text:p text:style-name="P170">11552 себе</text:p>
      <text:p text:style-name="P171">11553 хост</text:p>
      <text:p text:style-name="P172">11554 роши</text:p>
      <text:p text:style-name="P173">11555 затри</text:p>
      <text:p text:style-name="P174">11556 шхуни</text:p>
      <text:p text:style-name="P175">11561 най</text:p>
      <text:p text:style-name="P176">11562 лиже</text:p>
      <text:p text:style-name="P177">11563 ясла</text:p>
      <text:p text:style-name="P178">11564 кании</text:p>
      <text:p text:style-name="P179">11565 2006</text:p>
      <text:p text:style-name="P180">11566 неден</text:p>
      <text:p text:style-name="P181">11611 тежи</text:p>
      <text:p text:style-name="P182">11612 цапан</text:p>
      <text:p text:style-name="P183">11613 дялащ</text:p>
      <text:p text:style-name="P184">11614 залп</text:p>
      <text:p text:style-name="P185">11615 конен</text:p>
      <text:p text:style-name="P186">11616 вас</text:p>
      <text:p text:style-name="P187">11621 пилях</text:p>
      <text:p text:style-name="P188">11622 врят</text:p>
      <text:p text:style-name="P189">11623 рибар</text:p>
      <text:p text:style-name="P190">11624 изби</text:p>
      <text:p text:style-name="P191">11625 кусан</text:p>
      <text:p text:style-name="P192">11626 пика</text:p>
      <text:p text:style-name="P193">11631 свод</text:p>
      <text:p text:style-name="P194">11632 важи</text:p>
      <text:p text:style-name="P195">11633 трия</text:p>
      <text:p text:style-name="P196">11634 3000</text:p>
      <text:p text:style-name="P197">11635 суха</text:p>
      <text:p text:style-name="P198">11636 тия</text:p>
      <text:p text:style-name="P199">11641 димящ</text:p>
      <text:p text:style-name="P200">11642 кипя</text:p>
      <text:soft-page-break/>
      <text:p text:style-name="P201">11643 сял</text:p>
      <text:p text:style-name="P202">11644 име</text:p>
      <text:p text:style-name="P203">11645 пуха</text:p>
      <text:p text:style-name="P204">11646 клан</text:p>
      <text:p text:style-name="P205">11651 заду</text:p>
      <text:p text:style-name="P206">11652 кроим</text:p>
      <text:p text:style-name="P207">11653 диез</text:p>
      <text:p text:style-name="P208">11654 4</text:p>
      <text:p text:style-name="P209">11655 варят</text:p>
      <text:p text:style-name="P210">11656 галех</text:p>
      <text:p text:style-name="P211">11661 пълзя</text:p>
      <text:p text:style-name="P212">11662 сбрал</text:p>
      <text:p text:style-name="P213">11663 кай</text:p>
      <text:p text:style-name="P214">11664 пауни</text:p>
      <text:p text:style-name="P215">11665 мити</text:p>
      <text:p text:style-name="P216">11666 пиреи</text:p>
      <text:p text:style-name="P217">12111 звъна</text:p>
      <text:p text:style-name="P218">12112 новак</text:p>
      <text:p text:style-name="P219">12113 идвам</text:p>
      <text:p text:style-name="P220">12114 юзина</text:p>
      <text:p text:style-name="P221">12115 сдам</text:p>
      <text:p text:style-name="P222">12116 бард</text:p>
      <text:p text:style-name="P223">12121 пекох</text:p>
      <text:p text:style-name="P224">12122 лющещ</text:p>
      <text:p text:style-name="P225">12123 чули</text:p>
      <text:p text:style-name="P226">12124 къта</text:p>
      <text:p text:style-name="P227">12125 самия</text:p>
      <text:p text:style-name="P228">12126 59</text:p>
      <text:p text:style-name="P229">12131 лек</text:p>
      <text:p text:style-name="P230">12132 туфа</text:p>
      <text:p text:style-name="P231">12133 вуз</text:p>
      <text:p text:style-name="P232">12134 ояде</text:p>
      <text:p text:style-name="P233">12135 хорда</text:p>
      <text:p text:style-name="P234">12136 ръсен</text:p>
      <text:p text:style-name="P235">12141 доспя</text:p>
      <text:p text:style-name="P236">12142 лития</text:p>
      <text:p text:style-name="P237">12143 елфа</text:p>
      <text:p text:style-name="P238">12144 дишан</text:p>
      <text:p text:style-name="P239">12145 аха</text:p>
      <text:p text:style-name="P240">12146 лизал</text:p>
      <text:p text:style-name="P241">12151 клуб</text:p>
      <text:p text:style-name="P242">12152 дърти</text:p>
      <text:p text:style-name="P243">12153 щъкаш</text:p>
      <text:p text:style-name="P244">12154 вали</text:p>
      <text:p text:style-name="P245">12155 късащ</text:p>
      <text:p text:style-name="P246">12156 яваш</text:p>
      <text:p text:style-name="P247">12161 гроб</text:p>
      <text:p text:style-name="P248">12162 крий</text:p>
      <text:p text:style-name="P249">12163 седи</text:p>
      <text:p text:style-name="P250">12164 козе</text:p>
      <text:p text:style-name="P251">12165 опват</text:p>
      <text:p text:style-name="P252">12166 споял</text:p>
      <text:p text:style-name="P253">12211 харч</text:p>
      <text:p text:style-name="P254">12212 ухна</text:p>
      <text:p text:style-name="P255">12213 питка</text:p>
      <text:p text:style-name="P256">12214 лишна</text:p>
      <text:p text:style-name="P257">12215 осмя</text:p>
      <text:p text:style-name="P258">12216 брома</text:p>
      <text:p text:style-name="P259">12221 обвих</text:p>
      <text:p text:style-name="P260">12222 боря</text:p>
      <text:p text:style-name="P261">12223 ??</text:p>
      <text:p text:style-name="P262">12224 додея</text:p>
      <text:p text:style-name="P263">12225 адрес</text:p>
      <text:p text:style-name="P264">12226 доля</text:p>
      <text:p text:style-name="P265">12231 синя</text:p>
      <text:p text:style-name="P266">12232 мязал</text:p>
      <text:p text:style-name="P267">12233 свих</text:p>
      <text:p text:style-name="P268">12234 дивял</text:p>
      <text:p text:style-name="P269">12235 добри</text:p>
      <text:p text:style-name="P270">12236 дъна</text:p>
      <text:p text:style-name="P271">12241 учещо</text:p>
      <text:p text:style-name="P272">12242 пъхащ</text:p>
      <text:p text:style-name="P273">12243 врач</text:p>
      <text:p text:style-name="P274">12244 сейм</text:p>
      <text:p text:style-name="P275">12245 обеди</text:p>
      <text:p text:style-name="P276">12246 пан</text:p>
      <text:p text:style-name="P277">12251 спада</text:p>
      <text:p text:style-name="P278">12252 лъх</text:p>
      <text:p text:style-name="P279">12253 уморя</text:p>
      <text:p text:style-name="P280">12254 тъма</text:p>
      <text:p text:style-name="P281">12255 цел</text:p>
      <text:p text:style-name="P282">12256 потай</text:p>
      <text:p text:style-name="P283">12261 дирещ</text:p>
      <text:p text:style-name="P284">12262 вееш</text:p>
      <text:p text:style-name="P285">12263 кипиш</text:p>
      <text:p text:style-name="P286">12264 периш</text:p>
      <text:p text:style-name="P287">12265 кеш</text:p>
      <text:p text:style-name="P288">12266 евина</text:p>
      <text:p text:style-name="P289">12311 димял</text:p>
      <text:p text:style-name="P290">12312 тегна</text:p>
      <text:p text:style-name="P291">12313 тресе</text:p>
      <text:p text:style-name="P292">12314 джип</text:p>
      <text:p text:style-name="P293">12315 йоти</text:p>
      <text:p text:style-name="P294">12316 мана</text:p>
      <text:p text:style-name="P295">12321 хаос</text:p>
      <text:p text:style-name="P296">12322 мъка</text:p>
      <text:p text:style-name="P297">12323 :(</text:p>
      <text:p text:style-name="P298">12324 гъна</text:p>
      <text:p text:style-name="P299">12325 теза</text:p>
      <text:p text:style-name="P300">12326 провя</text:p>
      <text:p text:style-name="P301">12331 тъне</text:p>
      <text:p text:style-name="P302">12332 стяг</text:p>
      <text:p text:style-name="P303">12333 свади</text:p>
      <text:p text:style-name="P304">12334 браня</text:p>
      <text:p text:style-name="P305">12335 ритне</text:p>
      <text:p text:style-name="P306">12336 лен</text:p>
      <text:p text:style-name="P307">12341 уни</text:p>
      <text:p text:style-name="P308">12342 пъти</text:p>
      <text:p text:style-name="P309">12343<text:s/>врящ</text:p>
      <text:p text:style-name="P310">12344 екай</text:p>
      <text:p text:style-name="P311">12345 саги</text:p>
      <text:p text:style-name="P312">12346 мъти</text:p>
      <text:p text:style-name="P313">12351 мразя</text:p>
      <text:p text:style-name="P314">12352 сатна</text:p>
      <text:p text:style-name="P315">12353 мъже</text:p>
      <text:p text:style-name="P316">12354 копач</text:p>
      <text:p text:style-name="P317">12355 болни</text:p>
      <text:p text:style-name="P318">12356 спи</text:p>
      <text:p text:style-name="P319">12361 маел</text:p>
      <text:p text:style-name="P320">12362 изгни</text:p>
      <text:p text:style-name="P321">12363 юзди</text:p>
      <text:p text:style-name="P322">12364 родея</text:p>
      <text:p text:style-name="P323">12365 скъпи</text:p>
      <text:p text:style-name="P324">12366 лишех</text:p>
      <text:p text:style-name="P325">12411 охнеш</text:p>
      <text:p text:style-name="P326">12412 изври</text:p>
      <text:p text:style-name="P327">12413 ръб</text:p>
      <text:p text:style-name="P328">12414 тел</text:p>
      <text:p text:style-name="P329">12415 роба</text:p>
      <text:p text:style-name="P330">12416 марли</text:p>
      <text:p text:style-name="P331">12421<text:s/>плюс</text:p>
      <text:p text:style-name="P332">12422 блата</text:p>
      <text:p text:style-name="P333">12423 ших</text:p>
      <text:p text:style-name="P334">12424 ата</text:p>
      <text:p text:style-name="P335">12425 фунта</text:p>
      <text:p text:style-name="P336">12426 яло</text:p>
      <text:p text:style-name="P337">12431 сее</text:p>
      <text:p text:style-name="P338">12432 спях</text:p>
      <text:p text:style-name="P339">12433 сечеш</text:p>
      <text:p text:style-name="P340">12434 дога</text:p>
      <text:p text:style-name="P341">12435 опис</text:p>
      <text:p text:style-name="P342">12436 асото</text:p>
      <text:p text:style-name="P343">12441 поях</text:p>
      <text:p text:style-name="P344">12442 гъша</text:p>
      <text:p text:style-name="P345">12443 8888</text:p>
      <text:p text:style-name="P346">12444 шумка</text:p>
      <text:p text:style-name="P347">12445 нижех</text:p>
      <text:p text:style-name="P348">12446 спира</text:p>
      <text:p text:style-name="P349">12451 окова</text:p>
      <text:p text:style-name="P350">12452 шир</text:p>
      <text:p text:style-name="P351">12453 триод</text:p>
      <text:p text:style-name="P352">12454 куче</text:p>
      <text:p text:style-name="P353">12455 молех</text:p>
      <text:p text:style-name="P354">12456 твори</text:p>
      <text:p text:style-name="P355">12461 осмея</text:p>
      <text:p text:style-name="P356">12462 раков</text:p>
      <text:p text:style-name="P357">12463 орляк</text:p>
      <text:p text:style-name="P358">12464 каки</text:p>
      <text:p text:style-name="P359">12465 срито</text:p>
      <text:p text:style-name="P360">12466 чех</text:p>
      <text:p text:style-name="P361">12511 звери</text:p>
      <text:p text:style-name="P362">12512 сне</text:p>
      <text:p text:style-name="P363">12513 рими</text:p>
      <text:p text:style-name="P364">12514 отгде</text:p>
      <text:p text:style-name="P365">12515 ваещ</text:p>
      <text:p text:style-name="P366">12516 вижте</text:p>
      <text:p text:style-name="P367">12521 закри</text:p>
      <text:p text:style-name="P368">12522 ояла</text:p>
      <text:p text:style-name="P369">12523 рязко</text:p>
      <text:p text:style-name="P370">12524 труса</text:p>
      <text:p text:style-name="P371">12525 5555</text:p>
      <text:p text:style-name="P372">12526 успял</text:p>
      <text:p text:style-name="P373">12531 каза</text:p>
      <text:p text:style-name="P374">12532 виря</text:p>
      <text:p text:style-name="P375">12533 бази</text:p>
      <text:p text:style-name="P376">12534 клира</text:p>
      <text:p text:style-name="P377">12535 умен</text:p>
      <text:p text:style-name="P378">12536 череп</text:p>
      <text:p text:style-name="P379">12541 вири</text:p>
      <text:p text:style-name="P380">12542 снизя</text:p>
      <text:p text:style-name="P381">12543 кеча</text:p>
      <text:p text:style-name="P382">12544 видна</text:p>
      <text:p text:style-name="P383">12545 лутам</text:p>
      <text:p text:style-name="P384">12546 пови</text:p>
      <text:p text:style-name="P385">12551 мелел</text:p>
      <text:p text:style-name="P386">12552 крит</text:p>
      <text:p text:style-name="P387">12553 6</text:p>
      <text:p text:style-name="P388">12554 шие</text:p>
      <text:p text:style-name="P389">12555 кос</text:p>
      <text:p text:style-name="P390">12556 мушиш</text:p>
      <text:p text:style-name="P391">12561 опети</text:p>
      <text:p text:style-name="P392">12562 мили</text:p>
      <text:p text:style-name="P393">12563 роня</text:p>
      <text:p text:style-name="P394">12564 гуми</text:p>
      <text:p text:style-name="P395">12565 муфа</text:p>
      <text:p text:style-name="P396">12566 дошла</text:p>
      <text:p text:style-name="P397">12611 крили</text:p>
      <text:p text:style-name="P398">12612 салют</text:p>
      <text:p text:style-name="P399">12613 няма</text:p>
      <text:p text:style-name="P400">12614 байчо</text:p>
      <text:soft-page-break/>
      <text:p text:style-name="P401">12615 лъвче</text:p>
      <text:p text:style-name="P402">12616 пода</text:p>
      <text:p text:style-name="P403">12621 редя</text:p>
      <text:p text:style-name="P404">12622 щъка</text:p>
      <text:p text:style-name="P405">12623 зобат</text:p>
      <text:p text:style-name="P406">12624 риза</text:p>
      <text:p text:style-name="P407">12625 морим</text:p>
      <text:p text:style-name="P408">12626 дадох</text:p>
      <text:p text:style-name="P409">12631 горят</text:p>
      <text:p text:style-name="P410">12632 дели</text:p>
      <text:p text:style-name="P411">12633 ходих</text:p>
      <text:p text:style-name="P412">12634 жабка</text:p>
      <text:p text:style-name="P413">12635 пляс</text:p>
      <text:p text:style-name="P414">12636 виоли</text:p>
      <text:p text:style-name="P415">12641 вбит</text:p>
      <text:p text:style-name="P416">12642 спиша</text:p>
      <text:p text:style-name="P417">12643 дрян</text:p>
      <text:p text:style-name="P418">12644 тайги</text:p>
      <text:p text:style-name="P419">12645 шари</text:p>
      <text:p text:style-name="P420">12646 клепя</text:p>
      <text:p text:style-name="P421">12651 сбира</text:p>
      <text:p text:style-name="P422">12652 ибис</text:p>
      <text:p text:style-name="P423">12653 виещ</text:p>
      <text:p text:style-name="P424">12654 отбив</text:p>
      <text:p text:style-name="P425">12655 се</text:p>
      <text:p text:style-name="P426">12656 мрял</text:p>
      <text:p text:style-name="P427">12661 74</text:p>
      <text:p text:style-name="P428">12662 пули</text:p>
      <text:p text:style-name="P429">12663 яхал</text:p>
      <text:p text:style-name="P430">12664 сядащ</text:p>
      <text:p text:style-name="P431">12665 каещи</text:p>
      <text:p text:style-name="P432">12666 кълка</text:p>
      <text:p text:style-name="P433">13111 ленях</text:p>
      <text:p text:style-name="P434">13112 зоб</text:p>
      <text:p text:style-name="P435">13113 кола</text:p>
      <text:p text:style-name="P436">13114 запи</text:p>
      <text:p text:style-name="P437">13115 зобна</text:p>
      <text:p text:style-name="P438">13116 жив</text:p>
      <text:p text:style-name="P439">13121 таях</text:p>
      <text:p text:style-name="P440">13122 спри</text:p>
      <text:p text:style-name="P441">13123 гъмжа</text:p>
      <text:p text:style-name="P442">13124<text:s/>въсел</text:p>
      <text:p text:style-name="P443">13125 хищно</text:p>
      <text:p text:style-name="P444">13126 опича</text:p>
      <text:p text:style-name="P445">13131 общо</text:p>
      <text:p text:style-name="P446">13132 божке</text:p>
      <text:p text:style-name="P447">13133 клал</text:p>
      <text:p text:style-name="P448">13134 обсег</text:p>
      <text:p text:style-name="P449">13135 бутащ</text:p>
      <text:p text:style-name="P450">13136 бокса</text:p>
      <text:p text:style-name="P451">13141 смени</text:p>
      <text:p text:style-name="P452">13142 ръка</text:p>
      <text:p text:style-name="P453">13143 крали</text:p>
      <text:p text:style-name="P454">13144 валс</text:p>
      <text:p text:style-name="P455">13145 лесна</text:p>
      <text:p text:style-name="P456">13146 сбера</text:p>
      <text:p text:style-name="P457">13151 молци</text:p>
      <text:p text:style-name="P458">13152 нелеп</text:p>
      <text:p text:style-name="P459">13153 сцени</text:p>
      <text:p text:style-name="P460">13154 вит</text:p>
      <text:p text:style-name="P461">13155 1980</text:p>
      <text:p text:style-name="P462">13156 боже</text:p>
      <text:p text:style-name="P463">13161 50</text:p>
      <text:p text:style-name="P464">13162 хаоси</text:p>
      <text:p text:style-name="P465">13163 мазал</text:p>
      <text:p text:style-name="P466">13164 екнеш</text:p>
      <text:p text:style-name="P467">13165 ренти</text:p>
      <text:p text:style-name="P468">13166 бога</text:p>
      <text:p text:style-name="P469">13211 склон</text:p>
      <text:p text:style-name="P470">13212 кума</text:p>
      <text:p text:style-name="P471">13213 пух</text:p>
      <text:p text:style-name="P472">13214 съеши</text:p>
      <text:p text:style-name="P473">13215 шумя</text:p>
      <text:p text:style-name="P474">13216 касая</text:p>
      <text:p text:style-name="P475">13221 излее</text:p>
      <text:p text:style-name="P476">13222 леген</text:p>
      <text:p text:style-name="P477">13223 рече</text:p>
      <text:p text:style-name="P478">13224 бузи</text:p>
      <text:p text:style-name="P479">13225 баела</text:p>
      <text:p text:style-name="P480">13226 умял</text:p>
      <text:p text:style-name="P481">13231 учило</text:p>
      <text:p text:style-name="P482">13232 орди</text:p>
      <text:p text:style-name="P483">13233 туна</text:p>
      <text:p text:style-name="P484">13234 листо</text:p>
      <text:p text:style-name="P485">13235 аут</text:p>
      <text:p text:style-name="P486">13236 увива</text:p>
      <text:p text:style-name="P487">13241 низше</text:p>
      <text:p text:style-name="P488">13242 йони</text:p>
      <text:p text:style-name="P489">13243 трещи</text:p>
      <text:p text:style-name="P490">13244 ириса</text:p>
      <text:p text:style-name="P491">13245 фон</text:p>
      <text:p text:style-name="P492">13246 орех</text:p>
      <text:p text:style-name="P493">13251 допя</text:p>
      <text:p text:style-name="P494">13252 ваше</text:p>
      <text:p text:style-name="P495">13253 пънът</text:p>
      <text:p text:style-name="P496">13254 бивол</text:p>
      <text:p text:style-name="P497">13255 смърч</text:p>
      <text:p text:style-name="P498">13256 ски</text:p>
      <text:p text:style-name="P499">13261 грес</text:p>
      <text:p text:style-name="P500">13262 мазва</text:p>
      <text:p text:style-name="P501">13263 робия</text:p>
      <text:p text:style-name="P502">13264 клен</text:p>
      <text:p text:style-name="P503">13265 дои</text:p>
      <text:p text:style-name="P504">13266 орони</text:p>
      <text:p text:style-name="P505">13311 ручи</text:p>
      <text:p text:style-name="P506">13312 пиана</text:p>
      <text:p text:style-name="P507">13313 юрва</text:p>
      <text:p text:style-name="P508">13314<text:s/>рола</text:p>
      <text:p text:style-name="P509">13315 удаде</text:p>
      <text:p text:style-name="P510">13316 хитря</text:p>
      <text:p text:style-name="P511">13321 рием</text:p>
      <text:p text:style-name="P512">13322 ритащ</text:p>
      <text:p text:style-name="P513">13323 стара</text:p>
      <text:p text:style-name="P514">13324 преде</text:p>
      <text:p text:style-name="P515">13325 ушит</text:p>
      <text:p text:style-name="P516">13326 виж</text:p>
      <text:p text:style-name="P517">13331 цакал</text:p>
      <text:p text:style-name="P518">13332 ахат</text:p>
      <text:p text:style-name="P519">13333 лютив</text:p>
      <text:p text:style-name="P520">13334 зоват</text:p>
      <text:p text:style-name="P521">13335 сета</text:p>
      <text:p text:style-name="P522">13336 2015</text:p>
      <text:p text:style-name="P523">13341 къкри</text:p>
      <text:p text:style-name="P524">13342 сив</text:p>
      <text:p text:style-name="P525">13343 опъне</text:p>
      <text:p text:style-name="P526">13344 горно</text:p>
      <text:p text:style-name="P527">13345 тепих</text:p>
      <text:p text:style-name="P528">13346 плажа</text:p>
      <text:p text:style-name="P529">13351 тачи</text:p>
      <text:p text:style-name="P530">13352 шушка</text:p>
      <text:p text:style-name="P531">13353 юди</text:p>
      <text:p text:style-name="P532">13354 вееха</text:p>
      <text:p text:style-name="P533">13355 поред</text:p>
      <text:p text:style-name="P534">13356 грима</text:p>
      <text:p text:style-name="P535">13361 мисия</text:p>
      <text:p text:style-name="P536">13362 осно</text:p>
      <text:p text:style-name="P537">13363 зъзне</text:p>
      <text:p text:style-name="P538">13364 так</text:p>
      <text:p text:style-name="P539">13365 чет</text:p>
      <text:p text:style-name="P540">13366 зелен</text:p>
      <text:p text:style-name="P541">13411 чивии</text:p>
      <text:p text:style-name="P542">13412 лесно</text:p>
      <text:p text:style-name="P543">13413 бавя</text:p>
      <text:p text:style-name="P544">13414 лежи</text:p>
      <text:p text:style-name="P545">13415 черо</text:p>
      <text:p text:style-name="P546">13416 снема</text:p>
      <text:p text:style-name="P547">13421 вишна</text:p>
      <text:p text:style-name="P548">13422 женим</text:p>
      <text:p text:style-name="P549">13423 бузка</text:p>
      <text:p text:style-name="P550">13424 заби</text:p>
      <text:p text:style-name="P551">13425<text:s/>прана</text:p>
      <text:p text:style-name="P552">13426 морав</text:p>
      <text:p text:style-name="P553">13431 изпя</text:p>
      <text:p text:style-name="P554">13432 рамо</text:p>
      <text:p text:style-name="P555">13433 сучем</text:p>
      <text:p text:style-name="P556">13434 смля</text:p>
      <text:p text:style-name="P557">13435 обир</text:p>
      <text:p text:style-name="P558">13436 срина</text:p>
      <text:p text:style-name="P559">13441 щурав</text:p>
      <text:p text:style-name="P560">13442 годим</text:p>
      <text:p text:style-name="P561">13443 угои</text:p>
      <text:p text:style-name="P562">13444 искра</text:p>
      <text:p text:style-name="P563">13445 лелка</text:p>
      <text:p text:style-name="P564">13446 хамак</text:p>
      <text:p text:style-name="P565">13451 чепки</text:p>
      <text:p text:style-name="P566">13452 ранга</text:p>
      <text:p text:style-name="P567">13453 ярда</text:p>
      <text:p text:style-name="P568">13454 упой</text:p>
      <text:p text:style-name="P569">13455 дюни</text:p>
      <text:p text:style-name="P570">13456 рекло</text:p>
      <text:p text:style-name="P571">13461 сука</text:p>
      <text:p text:style-name="P572">13462 2035</text:p>
      <text:p text:style-name="P573">13463 хамут</text:p>
      <text:p text:style-name="P574">13464 белел</text:p>
      <text:p text:style-name="P575">13465 траен</text:p>
      <text:p text:style-name="P576">13466 дъвка</text:p>
      <text:p text:style-name="P577">13511 било</text:p>
      <text:p text:style-name="P578">13512 букет</text:p>
      <text:p text:style-name="P579">13513 смоли</text:p>
      <text:p text:style-name="P580">13514 наши</text:p>
      <text:p text:style-name="P581">13515 шири</text:p>
      <text:p text:style-name="P582">13516 врете</text:p>
      <text:p text:style-name="P583">13521 чукар</text:p>
      <text:p text:style-name="P584">13522 смял</text:p>
      <text:p text:style-name="P585">13523 чии</text:p>
      <text:p text:style-name="P586">13524 мост</text:p>
      <text:p text:style-name="P587">13525 борей</text:p>
      <text:p text:style-name="P588">13526 шаяци</text:p>
      <text:p text:style-name="P589">13531 лочещ</text:p>
      <text:p text:style-name="P590">13532 скъси</text:p>
      <text:p text:style-name="P591">13533 плюех</text:p>
      <text:p text:style-name="P592">13534 боля</text:p>
      <text:p text:style-name="P593">13535 вряща</text:p>
      <text:p text:style-name="P594">13536 фонд</text:p>
      <text:p text:style-name="P595">13541 убий</text:p>
      <text:p text:style-name="P596">13542 рей</text:p>
      <text:p text:style-name="P597">13543 вложа</text:p>
      <text:p text:style-name="P598">13544 флора</text:p>
      <text:p text:style-name="P599">13545 капия</text:p>
      <text:p text:style-name="P600">13546 длаб</text:p>
      <text:soft-page-break/>
      <text:p text:style-name="P601">13551 тъп</text:p>
      <text:p text:style-name="P602">13552 тиксо</text:p>
      <text:p text:style-name="P603">13553 ахала</text:p>
      <text:p text:style-name="P604">13554 октет</text:p>
      <text:p text:style-name="P605">13555 амура</text:p>
      <text:p text:style-name="P606">13556 кухо</text:p>
      <text:p text:style-name="P607">13561 силел</text:p>
      <text:p text:style-name="P608">13562 мага</text:p>
      <text:p text:style-name="P609">13563 изба</text:p>
      <text:p text:style-name="P610">13564 солни</text:p>
      <text:p text:style-name="P611">13565 айран</text:p>
      <text:p text:style-name="P612">13566 дънен</text:p>
      <text:p text:style-name="P613">13611 яхват</text:p>
      <text:p text:style-name="P614">13612 етера</text:p>
      <text:p text:style-name="P615">13613 борил</text:p>
      <text:p text:style-name="P616">13614<text:s/>вдиша</text:p>
      <text:p text:style-name="P617">13615 гной</text:p>
      <text:p text:style-name="P618">13616 конно</text:p>
      <text:p text:style-name="P619">13621 муски</text:p>
      <text:p text:style-name="P620">13622 перо</text:p>
      <text:p text:style-name="P621">13623 гръд</text:p>
      <text:p text:style-name="P622">13624 пешо</text:p>
      <text:p text:style-name="P623">13625 стече</text:p>
      <text:p text:style-name="P624">13626 сгъни</text:p>
      <text:p text:style-name="P625">13631 печи</text:p>
      <text:p text:style-name="P626">13632 паве</text:p>
      <text:p text:style-name="P627">13633 надуя</text:p>
      <text:p text:style-name="P628">13634 тори</text:p>
      <text:p text:style-name="P629">13635 шиех</text:p>
      <text:p text:style-name="P630">13636 срам</text:p>
      <text:p text:style-name="P631">13641 милка</text:p>
      <text:p text:style-name="P632">13642 доби</text:p>
      <text:p text:style-name="P633">13643 въз</text:p>
      <text:p text:style-name="P634">13644 видът</text:p>
      <text:p text:style-name="P635">13645 рутим</text:p>
      <text:p text:style-name="P636">13646 гозба</text:p>
      <text:p text:style-name="P637">13651 ораха</text:p>
      <text:p text:style-name="P638">13652<text:s/>лазиш</text:p>
      <text:p text:style-name="P639">13653 корка</text:p>
      <text:p text:style-name="P640">13654 кукаш</text:p>
      <text:p text:style-name="P641">13655 целя</text:p>
      <text:p text:style-name="P642">13656 обля</text:p>
      <text:p text:style-name="P643">13661 степ</text:p>
      <text:p text:style-name="P644">13662 щата</text:p>
      <text:p text:style-name="P645">13663 нагря</text:p>
      <text:p text:style-name="P646">13664 щипе</text:p>
      <text:p text:style-name="P647">13665 джапа</text:p>
      <text:p text:style-name="P648">13666 агне</text:p>
      <text:p text:style-name="P649">14111 садиш</text:p>
      <text:p text:style-name="P650">14112 кота</text:p>
      <text:p text:style-name="P651">14113 луд</text:p>
      <text:p text:style-name="P652">14114 музея</text:p>
      <text:p text:style-name="P653">14115 поел</text:p>
      <text:p text:style-name="P654">14116 виза</text:p>
      <text:p text:style-name="P655">14121 вот</text:p>
      <text:p text:style-name="P656">14122 вдам</text:p>
      <text:p text:style-name="P657">14123 каиш</text:p>
      <text:p text:style-name="P658">14124 зъбел</text:p>
      <text:p text:style-name="P659">14125 втъчи</text:p>
      <text:p text:style-name="P660">14126<text:s/>сови</text:p>
      <text:p text:style-name="P661">14131 ашик</text:p>
      <text:p text:style-name="P662">14132 ревът</text:p>
      <text:p text:style-name="P663">14133 пруст</text:p>
      <text:p text:style-name="P664">14134 байно</text:p>
      <text:p text:style-name="P665">14135 пуша</text:p>
      <text:p text:style-name="P666">14136 асма</text:p>
      <text:p text:style-name="P667">14141 доучи</text:p>
      <text:p text:style-name="P668">14142 маг</text:p>
      <text:p text:style-name="P669">14143 92</text:p>
      <text:p text:style-name="P670">14144 ушни</text:p>
      <text:p text:style-name="P671">14145 хапи</text:p>
      <text:p text:style-name="P672">14146 драйв</text:p>
      <text:p text:style-name="P673">14151 сияех</text:p>
      <text:p text:style-name="P674">14152 пипаш</text:p>
      <text:p text:style-name="P675">14153 счуе</text:p>
      <text:p text:style-name="P676">14154 таяла</text:p>
      <text:p text:style-name="P677">14155 крах</text:p>
      <text:p text:style-name="P678">14156 усой</text:p>
      <text:p text:style-name="P679">14161 зает</text:p>
      <text:p text:style-name="P680">14162 &amp;</text:p>
      <text:p text:style-name="P681">14163 капеш</text:p>
      <text:p text:style-name="P682">14164 буха</text:p>
      <text:p text:style-name="P683">14165 безок</text:p>
      <text:p text:style-name="P684">14166 трап</text:p>
      <text:p text:style-name="P685">14211 фиба</text:p>
      <text:p text:style-name="P686">14212 нищи</text:p>
      <text:p text:style-name="P687">14213 гадан</text:p>
      <text:p text:style-name="P688">14214 бичат</text:p>
      <text:p text:style-name="P689">14215 щанда</text:p>
      <text:p text:style-name="P690">14216 отдел</text:p>
      <text:p text:style-name="P691">14221 мазна</text:p>
      <text:p text:style-name="P692">14222 утаих</text:p>
      <text:p text:style-name="P693">14223 манни</text:p>
      <text:p text:style-name="P694">14224 раниш</text:p>
      <text:p text:style-name="P695">14225 яхне</text:p>
      <text:p text:style-name="P696">14226 могла</text:p>
      <text:p text:style-name="P697">14231 виме</text:p>
      <text:p text:style-name="P698">14232 кумел</text:p>
      <text:p text:style-name="P699">14233 мерак</text:p>
      <text:p text:style-name="P700">14234 издут</text:p>
      <text:p text:style-name="P701">14235 ромб</text:p>
      <text:p text:style-name="P702">14236 опъни</text:p>
      <text:p text:style-name="P703">14241 кален</text:p>
      <text:p text:style-name="P704">14242<text:s/>1990</text:p>
      <text:p text:style-name="P705">14243 съший</text:p>
      <text:p text:style-name="P706">14244 заряд</text:p>
      <text:p text:style-name="P707">14245 педи</text:p>
      <text:p text:style-name="P708">14246 тъче</text:p>
      <text:p text:style-name="P709">14251 лесен</text:p>
      <text:p text:style-name="P710">14252 райе</text:p>
      <text:p text:style-name="P711">14253 олук</text:p>
      <text:p text:style-name="P712">14254 юга</text:p>
      <text:p text:style-name="P713">14255 жилва</text:p>
      <text:p text:style-name="P714">14256 щур</text:p>
      <text:p text:style-name="P715">14261 къкря</text:p>
      <text:p text:style-name="P716">14262 смлях</text:p>
      <text:p text:style-name="P717">14263 щита</text:p>
      <text:p text:style-name="P718">14264 вана</text:p>
      <text:p text:style-name="P719">14265 писне</text:p>
      <text:p text:style-name="P720">14266 боси</text:p>
      <text:p text:style-name="P721">14311 кого</text:p>
      <text:p text:style-name="P722">14312 клинч</text:p>
      <text:p text:style-name="P723">14313 зодии</text:p>
      <text:p text:style-name="P724">14314 97</text:p>
      <text:p text:style-name="P725">14315 наяде</text:p>
      <text:p text:style-name="P726">14316 шляй</text:p>
      <text:p text:style-name="P727">14321 чизма</text:p>
      <text:p text:style-name="P728">14322 ровко</text:p>
      <text:p text:style-name="P729">14323 сър</text:p>
      <text:p text:style-name="P730">14324 тесен</text:p>
      <text:p text:style-name="P731">14325 вази</text:p>
      <text:p text:style-name="P732">14326 бълха</text:p>
      <text:p text:style-name="P733">14331 леви</text:p>
      <text:p text:style-name="P734">14332 залпа</text:p>
      <text:p text:style-name="P735">14333 помри</text:p>
      <text:p text:style-name="P736">14334 лупи</text:p>
      <text:p text:style-name="P737">14335 цял</text:p>
      <text:p text:style-name="P738">14336 лъжещ</text:p>
      <text:p text:style-name="P739">14341 щедри</text:p>
      <text:p text:style-name="P740">14342 кожно</text:p>
      <text:p text:style-name="P741">14343 лупа</text:p>
      <text:p text:style-name="P742">14344 захар</text:p>
      <text:p text:style-name="P743">14345 удам</text:p>
      <text:p text:style-name="P744">14346 шуми</text:p>
      <text:p text:style-name="P745">14351 полай</text:p>
      <text:p text:style-name="P746">14352 буква</text:p>
      <text:p text:style-name="P747">14353 трепя</text:p>
      <text:p text:style-name="P748">14354<text:s/>мацка</text:p>
      <text:p text:style-name="P749">14355 кле</text:p>
      <text:p text:style-name="P750">14356 сърми</text:p>
      <text:p text:style-name="P751">14361 бутва</text:p>
      <text:p text:style-name="P752">14362 ръмя</text:p>
      <text:p text:style-name="P753">14363 фиите</text:p>
      <text:p text:style-name="P754">14364 видри</text:p>
      <text:p text:style-name="P755">14365 сбита</text:p>
      <text:p text:style-name="P756">14366 жарки</text:p>
      <text:p text:style-name="P757">14411 витае</text:p>
      <text:p text:style-name="P758">14412 капа</text:p>
      <text:p text:style-name="P759">14413 кеч</text:p>
      <text:p text:style-name="P760">14414 вялия</text:p>
      <text:p text:style-name="P761">14415 гриф</text:p>
      <text:p text:style-name="P762">14416 дар</text:p>
      <text:p text:style-name="P763">14421 дюли</text:p>
      <text:p text:style-name="P764">14422 хак</text:p>
      <text:p text:style-name="P765">14423 любя</text:p>
      <text:p text:style-name="P766">14424 вардя</text:p>
      <text:p text:style-name="P767">14425 1111</text:p>
      <text:p text:style-name="P768">14426 завя</text:p>
      <text:p text:style-name="P769">14431 смутя</text:p>
      <text:p text:style-name="P770">14432<text:s/>двоиш</text:p>
      <text:p text:style-name="P771">14433 2007</text:p>
      <text:p text:style-name="P772">14434 калим</text:p>
      <text:p text:style-name="P773">14435 утаят</text:p>
      <text:p text:style-name="P774">14436 добил</text:p>
      <text:p text:style-name="P775">14441 змия</text:p>
      <text:p text:style-name="P776">14442 ръчно</text:p>
      <text:p text:style-name="P777">14443 глумя</text:p>
      <text:p text:style-name="P778">14444 шосе</text:p>
      <text:p text:style-name="P779">14445 тяхна</text:p>
      <text:p text:style-name="P780">14446 зеем</text:p>
      <text:p text:style-name="P781">14451 сниша</text:p>
      <text:p text:style-name="P782">14452 29</text:p>
      <text:p text:style-name="P783">14453 луташ</text:p>
      <text:p text:style-name="P784">14454 хашиш</text:p>
      <text:p text:style-name="P785">14455 миене</text:p>
      <text:p text:style-name="P786">14456 музей</text:p>
      <text:p text:style-name="P787">14461 едри</text:p>
      <text:p text:style-name="P788">14462 отмре</text:p>
      <text:p text:style-name="P789">14463 бият</text:p>
      <text:p text:style-name="P790">14464 1700</text:p>
      <text:p text:style-name="P791">14465 ваяне</text:p>
      <text:p text:style-name="P792">14466 шев</text:p>
      <text:p text:style-name="P793">14511 опаля</text:p>
      <text:p text:style-name="P794">14512 езди</text:p>
      <text:p text:style-name="P795">14513 окиси</text:p>
      <text:p text:style-name="P796">14514 манш</text:p>
      <text:p text:style-name="P797">14515 обай</text:p>
      <text:p text:style-name="P798">14516 яхнии</text:p>
      <text:p text:style-name="P799">14521 сън</text:p>
      <text:p text:style-name="P800">14522 плюха</text:p>
      <text:soft-page-break/>
      <text:p text:style-name="P801">14523 вижда</text:p>
      <text:p text:style-name="P802">14524 ваяло</text:p>
      <text:p text:style-name="P803">14525 гидии</text:p>
      <text:p text:style-name="P804">14526 плуе</text:p>
      <text:p text:style-name="P805">14531 вря</text:p>
      <text:p text:style-name="P806">14532 лош</text:p>
      <text:p text:style-name="P807">14533 купех</text:p>
      <text:p text:style-name="P808">14534 ровка</text:p>
      <text:p text:style-name="P809">14535 ридах</text:p>
      <text:p text:style-name="P810">14536 отрия</text:p>
      <text:p text:style-name="P811">14541 дини</text:p>
      <text:p text:style-name="P812">14542 тик</text:p>
      <text:p text:style-name="P813">14543 ечат</text:p>
      <text:p text:style-name="P814">14544 зной</text:p>
      <text:p text:style-name="P815">14545 лумна</text:p>
      <text:p text:style-name="P816">14546 сома</text:p>
      <text:p text:style-name="P817">14551 ямите</text:p>
      <text:p text:style-name="P818">14552 ска</text:p>
      <text:p text:style-name="P819">14553 бабин</text:p>
      <text:p text:style-name="P820">14554 ват</text:p>
      <text:p text:style-name="P821">14555 мачта</text:p>
      <text:p text:style-name="P822">14556 риеш</text:p>
      <text:p text:style-name="P823">14561 опея</text:p>
      <text:p text:style-name="P824">14562 въсил</text:p>
      <text:p text:style-name="P825">14563 денка</text:p>
      <text:p text:style-name="P826">14564 ожена</text:p>
      <text:p text:style-name="P827">14565 годни</text:p>
      <text:p text:style-name="P828">14566 селя</text:p>
      <text:p text:style-name="P829">14611 фиорд</text:p>
      <text:p text:style-name="P830">14612 бака</text:p>
      <text:p text:style-name="P831">14613 ловец</text:p>
      <text:p text:style-name="P832">14614 секс</text:p>
      <text:p text:style-name="P833">14615 обяд</text:p>
      <text:p text:style-name="P834">14616 чанта</text:p>
      <text:p text:style-name="P835">14621 шашки</text:p>
      <text:p text:style-name="P836">14622 овят</text:p>
      <text:p text:style-name="P837">14623 слой</text:p>
      <text:p text:style-name="P838">14624 колеж</text:p>
      <text:p text:style-name="P839">14625 чия</text:p>
      <text:p text:style-name="P840">14626 жега</text:p>
      <text:p text:style-name="P841">14631 вито</text:p>
      <text:p text:style-name="P842">14632 годна</text:p>
      <text:p text:style-name="P843">14633 халът</text:p>
      <text:p text:style-name="P844">14634 заник</text:p>
      <text:p text:style-name="P845">14635 лудее</text:p>
      <text:p text:style-name="P846">14636 гънех</text:p>
      <text:p text:style-name="P847">14641 дуе</text:p>
      <text:p text:style-name="P848">14642 опуши</text:p>
      <text:p text:style-name="P849">14643 спрял</text:p>
      <text:p text:style-name="P850">14644 бях</text:p>
      <text:p text:style-name="P851">14645 заши</text:p>
      <text:p text:style-name="P852">14646 риех</text:p>
      <text:p text:style-name="P853">14651 ленив</text:p>
      <text:p text:style-name="P854">14652 дал</text:p>
      <text:p text:style-name="P855">14653 гуля</text:p>
      <text:p text:style-name="P856">14654 имащ</text:p>
      <text:p text:style-name="P857">14655 псе</text:p>
      <text:p text:style-name="P858">14656 режел</text:p>
      <text:p text:style-name="P859">14661 сля</text:p>
      <text:p text:style-name="P860">14662 ядния</text:p>
      <text:p text:style-name="P861">14663 топне</text:p>
      <text:p text:style-name="P862">14664 ядът</text:p>
      <text:p text:style-name="P863">14665 долни</text:p>
      <text:p text:style-name="P864">14666 потя</text:p>
      <text:p text:style-name="P865">15111 здрач</text:p>
      <text:p text:style-name="P866">15112 сейф</text:p>
      <text:p text:style-name="P867">15113 фара</text:p>
      <text:p text:style-name="P868">15114 фар</text:p>
      <text:p text:style-name="P869">15115 сред</text:p>
      <text:p text:style-name="P870">15116 +</text:p>
      <text:p text:style-name="P871">15121 лени</text:p>
      <text:p text:style-name="P872">15122 елша</text:p>
      <text:p text:style-name="P873">15123 гида</text:p>
      <text:p text:style-name="P874">15124 купил</text:p>
      <text:p text:style-name="P875">15125 хелия</text:p>
      <text:p text:style-name="P876">15126 билия</text:p>
      <text:p text:style-name="P877">15131 крила</text:p>
      <text:p text:style-name="P878">15132 заети</text:p>
      <text:p text:style-name="P879">15133 спазя</text:p>
      <text:p text:style-name="P880">15134 угар</text:p>
      <text:p text:style-name="P881">15135 овеса</text:p>
      <text:p text:style-name="P882">15136 сода</text:p>
      <text:p text:style-name="P883">15141 рой</text:p>
      <text:p text:style-name="P884">15142 мисъл</text:p>
      <text:p text:style-name="P885">15143 груб</text:p>
      <text:p text:style-name="P886">15144 горчи</text:p>
      <text:p text:style-name="P887">15145 яхнел</text:p>
      <text:p text:style-name="P888">15146 опака</text:p>
      <text:p text:style-name="P889">15151 пъп</text:p>
      <text:p text:style-name="P890">15152 влага</text:p>
      <text:p text:style-name="P891">15153 следя</text:p>
      <text:p text:style-name="P892">15154 ядяла</text:p>
      <text:p text:style-name="P893">15155 корт</text:p>
      <text:p text:style-name="P894">15156 лис</text:p>
      <text:p text:style-name="P895">15161 май</text:p>
      <text:p text:style-name="P896">15162 вони</text:p>
      <text:p text:style-name="P897">15163 менти</text:p>
      <text:p text:style-name="P898">15164 доях</text:p>
      <text:p text:style-name="P899">15165 пухам</text:p>
      <text:p text:style-name="P900">15166 долно</text:p>
      <text:p text:style-name="P901">15211 22</text:p>
      <text:p text:style-name="P902">15212 234</text:p>
      <text:p text:style-name="P903">15213<text:s/>всяла</text:p>
      <text:p text:style-name="P904">15214 подри</text:p>
      <text:p text:style-name="P905">15215 бодат</text:p>
      <text:p text:style-name="P906">15216 взри</text:p>
      <text:p text:style-name="P907">15221 гащи</text:p>
      <text:p text:style-name="P908">15222 яхни</text:p>
      <text:p text:style-name="P909">15223 царе</text:p>
      <text:p text:style-name="P910">15224 злати</text:p>
      <text:p text:style-name="P911">15225 изух</text:p>
      <text:p text:style-name="P912">15226 извит</text:p>
      <text:p text:style-name="P913">15231 гушех</text:p>
      <text:p text:style-name="P914">15232 пукащ</text:p>
      <text:p text:style-name="P915">15233 въже</text:p>
      <text:p text:style-name="P916">15234 къщно</text:p>
      <text:p text:style-name="P917">15235 меч</text:p>
      <text:p text:style-name="P918">15236 дъх</text:p>
      <text:p text:style-name="P919">15241 дето</text:p>
      <text:p text:style-name="P920">15242 зрени</text:p>
      <text:p text:style-name="P921">15243 пази</text:p>
      <text:p text:style-name="P922">15244 ежа</text:p>
      <text:p text:style-name="P923">15245 ярко</text:p>
      <text:p text:style-name="P924">15246 имах</text:p>
      <text:p text:style-name="P925">15251<text:s/>лъжци</text:p>
      <text:p text:style-name="P926">15252 жаден</text:p>
      <text:p text:style-name="P927">15253 клали</text:p>
      <text:p text:style-name="P928">15254 дари</text:p>
      <text:p text:style-name="P929">15255 идол</text:p>
      <text:p text:style-name="P930">15256 пещта</text:p>
      <text:p text:style-name="P931">15261 роли</text:p>
      <text:p text:style-name="P932">15262 1234</text:p>
      <text:p text:style-name="P933">15263 лига</text:p>
      <text:p text:style-name="P934">15264 тясна</text:p>
      <text:p text:style-name="P935">15265 оси</text:p>
      <text:p text:style-name="P936">15266 споя</text:p>
      <text:p text:style-name="P937">15311 оса</text:p>
      <text:p text:style-name="P938">15312 чуели</text:p>
      <text:p text:style-name="P939">15313 носил</text:p>
      <text:p text:style-name="P940">15314 школи</text:p>
      <text:p text:style-name="P941">15315 кумен</text:p>
      <text:p text:style-name="P942">15316 узо</text:p>
      <text:p text:style-name="P943">15321 риби</text:p>
      <text:p text:style-name="P944">15322 меля</text:p>
      <text:p text:style-name="P945">15323 воля</text:p>
      <text:p text:style-name="P946">15324 учещ</text:p>
      <text:p text:style-name="P947">15325 дара</text:p>
      <text:p text:style-name="P948">15326 беи</text:p>
      <text:p text:style-name="P949">15331 чвора</text:p>
      <text:p text:style-name="P950">15332 брой</text:p>
      <text:p text:style-name="P951">15333 гърди</text:p>
      <text:p text:style-name="P952">15334 бори</text:p>
      <text:p text:style-name="P953">15335 циция</text:p>
      <text:p text:style-name="P954">15336 силов</text:p>
      <text:p text:style-name="P955">15341 тепат</text:p>
      <text:p text:style-name="P956">15342 духне</text:p>
      <text:p text:style-name="P957">15343 газка</text:p>
      <text:p text:style-name="P958">15344 скри</text:p>
      <text:p text:style-name="P959">15345 амур</text:p>
      <text:p text:style-name="P960">15346 дуело</text:p>
      <text:p text:style-name="P961">15351 отви</text:p>
      <text:p text:style-name="P962">15352 поря</text:p>
      <text:p text:style-name="P963">15353 етажи</text:p>
      <text:p text:style-name="P964">15354 тоя</text:p>
      <text:p text:style-name="P965">15355 оядох</text:p>
      <text:p text:style-name="P966">15356 обори</text:p>
      <text:p text:style-name="P967">15361 гасне</text:p>
      <text:p text:style-name="P968">15362 чужд</text:p>
      <text:p text:style-name="P969">15363 трак</text:p>
      <text:p text:style-name="P970">15364 юли</text:p>
      <text:p text:style-name="P971">15365 цапащ</text:p>
      <text:p text:style-name="P972">15366 сека</text:p>
      <text:p text:style-name="P973">15411 пише</text:p>
      <text:p text:style-name="P974">15412 гоя</text:p>
      <text:p text:style-name="P975">15413 зими</text:p>
      <text:p text:style-name="P976">15414 слабо</text:p>
      <text:p text:style-name="P977">15415 17</text:p>
      <text:p text:style-name="P978">15416 акт</text:p>
      <text:p text:style-name="P979">15421 доят</text:p>
      <text:p text:style-name="P980">15422 опята</text:p>
      <text:p text:style-name="P981">15423 цент</text:p>
      <text:p text:style-name="P982">15424 моста</text:p>
      <text:p text:style-name="P983">15425 обем</text:p>
      <text:p text:style-name="P984">15426 баем</text:p>
      <text:p text:style-name="P985">15431 якове</text:p>
      <text:p text:style-name="P986">15432 наял</text:p>
      <text:p text:style-name="P987">15433 решил</text:p>
      <text:p text:style-name="P988">15434 ласа</text:p>
      <text:p text:style-name="P989">15435 рубла</text:p>
      <text:p text:style-name="P990">15436 зейте</text:p>
      <text:p text:style-name="P991">15441 бъзе</text:p>
      <text:p text:style-name="P992">15442<text:s/>яздя</text:p>
      <text:p text:style-name="P993">15443 дипла</text:p>
      <text:p text:style-name="P994">15444 лични</text:p>
      <text:p text:style-name="P995">15445 ковеш</text:p>
      <text:p text:style-name="P996">15446 ближа</text:p>
      <text:p text:style-name="P997">15451 бавил</text:p>
      <text:p text:style-name="P998">15452 отлее</text:p>
      <text:p text:style-name="P999">15453 пик</text:p>
      <text:p text:style-name="P1000">15454 сабя</text:p>
      <text:soft-page-break/>
      <text:p text:style-name="P1001">15455 валии</text:p>
      <text:p text:style-name="P1002">15456 вест</text:p>
      <text:p text:style-name="P1003">15461 увих</text:p>
      <text:p text:style-name="P1004">15462 яздех</text:p>
      <text:p text:style-name="P1005">15463 грози</text:p>
      <text:p text:style-name="P1006">15464 снови</text:p>
      <text:p text:style-name="P1007">15465 надра</text:p>
      <text:p text:style-name="P1008">15466 илач</text:p>
      <text:p text:style-name="P1009">15511 приел</text:p>
      <text:p text:style-name="P1010">15512 сяда</text:p>
      <text:p text:style-name="P1011">15513 тура</text:p>
      <text:p text:style-name="P1012">15514 алое</text:p>
      <text:p text:style-name="P1013">15515 строя</text:p>
      <text:p text:style-name="P1014">15516 лот</text:p>
      <text:p text:style-name="P1015">15521 убие</text:p>
      <text:p text:style-name="P1016">15522 хода</text:p>
      <text:p text:style-name="P1017">15523 плав</text:p>
      <text:p text:style-name="P1018">15524 тръна</text:p>
      <text:p text:style-name="P1019">15525 топих</text:p>
      <text:p text:style-name="P1020">15526 фагот</text:p>
      <text:p text:style-name="P1021">15531 наред</text:p>
      <text:p text:style-name="P1022">15532 букак</text:p>
      <text:p text:style-name="P1023">15533 мижи</text:p>
      <text:p text:style-name="P1024">15534 жило</text:p>
      <text:p text:style-name="P1025">15535 навра</text:p>
      <text:p text:style-name="P1026">15536 яхам</text:p>
      <text:p text:style-name="P1027">15541 лъжел</text:p>
      <text:p text:style-name="P1028">15542 плюло</text:p>
      <text:p text:style-name="P1029">15543 аскер</text:p>
      <text:p text:style-name="P1030">15544 72</text:p>
      <text:p text:style-name="P1031">15545 пача</text:p>
      <text:p text:style-name="P1032">15546 бухащ</text:p>
      <text:p text:style-name="P1033">15551 чакай</text:p>
      <text:p text:style-name="P1034">15552 макет</text:p>
      <text:p text:style-name="P1035">15553 олей</text:p>
      <text:p text:style-name="P1036">15554 утре</text:p>
      <text:p text:style-name="P1037">15555 унес</text:p>
      <text:p text:style-name="P1038">15556 явих</text:p>
      <text:p text:style-name="P1039">15561 волни</text:p>
      <text:p text:style-name="P1040">15562 тотем</text:p>
      <text:p text:style-name="P1041">15563 синап</text:p>
      <text:p text:style-name="P1042">15564 план</text:p>
      <text:p text:style-name="P1043">15565 урни</text:p>
      <text:p text:style-name="P1044">15566 кана</text:p>
      <text:p text:style-name="P1045">15611 шаяк</text:p>
      <text:p text:style-name="P1046">15612 брояч</text:p>
      <text:p text:style-name="P1047">15613 поен</text:p>
      <text:p text:style-name="P1048">15614 вода</text:p>
      <text:p text:style-name="P1049">15615 шока</text:p>
      <text:p text:style-name="P1050">15616 зеещ</text:p>
      <text:p text:style-name="P1051">15621 дядо</text:p>
      <text:p text:style-name="P1052">15622 камък</text:p>
      <text:p text:style-name="P1053">15623 тапа</text:p>
      <text:p text:style-name="P1054">15624 лежа</text:p>
      <text:p text:style-name="P1055">15625 етаж</text:p>
      <text:p text:style-name="P1056">15626 задуе</text:p>
      <text:p text:style-name="P1057">15631 чеши</text:p>
      <text:p text:style-name="P1058">15632 фиша</text:p>
      <text:p text:style-name="P1059">15633 реещи</text:p>
      <text:p text:style-name="P1060">15634 кумя</text:p>
      <text:p text:style-name="P1061">15635 мацва</text:p>
      <text:p text:style-name="P1062">15636 мушни</text:p>
      <text:p text:style-name="P1063">15641 мене</text:p>
      <text:p text:style-name="P1064">15642 умило</text:p>
      <text:p text:style-name="P1065">15643 боба</text:p>
      <text:p text:style-name="P1066">15644 пиеса</text:p>
      <text:p text:style-name="P1067">15645 ядещ</text:p>
      <text:p text:style-name="P1068">15646 видел</text:p>
      <text:p text:style-name="P1069">15651 церен</text:p>
      <text:p text:style-name="P1070">15652 имани</text:p>
      <text:p text:style-name="P1071">15653 дигай</text:p>
      <text:p text:style-name="P1072">15654 лоса</text:p>
      <text:p text:style-name="P1073">15655 врян</text:p>
      <text:p text:style-name="P1074">15656 чаят</text:p>
      <text:p text:style-name="P1075">15661 липи</text:p>
      <text:p text:style-name="P1076">15662 деви</text:p>
      <text:p text:style-name="P1077">15663 юзда</text:p>
      <text:p text:style-name="P1078">15664 думни</text:p>
      <text:p text:style-name="P1079">15665<text:s/>щерки</text:p>
      <text:p text:style-name="P1080">15666 обел</text:p>
      <text:p text:style-name="P1081">16111 клатя</text:p>
      <text:p text:style-name="P1082">16112 2222</text:p>
      <text:p text:style-name="P1083">16113 олят</text:p>
      <text:p text:style-name="P1084">16114 събут</text:p>
      <text:p text:style-name="P1085">16115 ничий</text:p>
      <text:p text:style-name="P1086">16116 зъбец</text:p>
      <text:p text:style-name="P1087">16121 дум</text:p>
      <text:p text:style-name="P1088">16122 1910</text:p>
      <text:p text:style-name="P1089">16123 меко</text:p>
      <text:p text:style-name="P1090">16124 жития</text:p>
      <text:p text:style-name="P1091">16125 риела</text:p>
      <text:p text:style-name="P1092">16126 шетал</text:p>
      <text:p text:style-name="P1093">16131 ваши</text:p>
      <text:p text:style-name="P1094">16132 самец</text:p>
      <text:p text:style-name="P1095">16133 отпея</text:p>
      <text:p text:style-name="P1096">16134 числя</text:p>
      <text:p text:style-name="P1097">16135 опят</text:p>
      <text:p text:style-name="P1098">16136 шибои</text:p>
      <text:p text:style-name="P1099">16141 мех</text:p>
      <text:p text:style-name="P1100">16142 гасен</text:p>
      <text:p text:style-name="P1101">16143 крих</text:p>
      <text:p text:style-name="P1102">16144 скапя</text:p>
      <text:p text:style-name="P1103">16145 вдън</text:p>
      <text:p text:style-name="P1104">16146 каещ</text:p>
      <text:p text:style-name="P1105">16151 отрок</text:p>
      <text:p text:style-name="P1106">16152 герб</text:p>
      <text:p text:style-name="P1107">16153 пулпа</text:p>
      <text:p text:style-name="P1108">16154 черня</text:p>
      <text:p text:style-name="P1109">16155 торен</text:p>
      <text:p text:style-name="P1110">16156 терца</text:p>
      <text:p text:style-name="P1111">16161 лапай</text:p>
      <text:p text:style-name="P1112">16162 гума</text:p>
      <text:p text:style-name="P1113">16163 омъжа</text:p>
      <text:p text:style-name="P1114">16164 пишел</text:p>
      <text:p text:style-name="P1115">16165 егота</text:p>
      <text:p text:style-name="P1116">16166 пачки</text:p>
      <text:p text:style-name="P1117">16211 хап</text:p>
      <text:p text:style-name="P1118">16212 чие</text:p>
      <text:p text:style-name="P1119">16213 тайно</text:p>
      <text:p text:style-name="P1120">16214 става</text:p>
      <text:p text:style-name="P1121">16215 дни</text:p>
      <text:p text:style-name="P1122">16216 нюха</text:p>
      <text:p text:style-name="P1123">16221 въсих</text:p>
      <text:p text:style-name="P1124">16222 сита</text:p>
      <text:p text:style-name="P1125">16223 жънат</text:p>
      <text:p text:style-name="P1126">16224 деецо</text:p>
      <text:p text:style-name="P1127">16225 смет</text:p>
      <text:p text:style-name="P1128">16226 вица</text:p>
      <text:p text:style-name="P1129">16231 арфа</text:p>
      <text:p text:style-name="P1130">16232 пих</text:p>
      <text:p text:style-name="P1131">16233 руших</text:p>
      <text:p text:style-name="P1132">16234 тяги</text:p>
      <text:p text:style-name="P1133">16235 мирна</text:p>
      <text:p text:style-name="P1134">16236 увит</text:p>
      <text:p text:style-name="P1135">16241 къпе</text:p>
      <text:p text:style-name="P1136">16242 орах</text:p>
      <text:p text:style-name="P1137">16243 вий</text:p>
      <text:p text:style-name="P1138">16244 глас</text:p>
      <text:p text:style-name="P1139">16245 топят</text:p>
      <text:p text:style-name="P1140">16246 опия</text:p>
      <text:p text:style-name="P1141">16251 бума</text:p>
      <text:p text:style-name="P1142">16252 ший</text:p>
      <text:p text:style-name="P1143">16253 лудея</text:p>
      <text:p text:style-name="P1144">16254 том</text:p>
      <text:p text:style-name="P1145">16255 крини</text:p>
      <text:p text:style-name="P1146">16256 винар</text:p>
      <text:p text:style-name="P1147">16261 моташ</text:p>
      <text:p text:style-name="P1148">16262 таке</text:p>
      <text:p text:style-name="P1149">16263 зовем</text:p>
      <text:p text:style-name="P1150">16264 тота</text:p>
      <text:p text:style-name="P1151">16265 ревю</text:p>
      <text:p text:style-name="P1152">16266 кожи</text:p>
      <text:p text:style-name="P1153">16311 знам</text:p>
      <text:p text:style-name="P1154">16312 якът</text:p>
      <text:p text:style-name="P1155">16313 оплю</text:p>
      <text:p text:style-name="P1156">16314 качиш</text:p>
      <text:p text:style-name="P1157">16315 1492</text:p>
      <text:p text:style-name="P1158">16316 тоест</text:p>
      <text:p text:style-name="P1159">16321 козия</text:p>
      <text:p text:style-name="P1160">16322 дерма</text:p>
      <text:p text:style-name="P1161">16323 ядене</text:p>
      <text:p text:style-name="P1162">16324 обут</text:p>
      <text:p text:style-name="P1163">16325 залял</text:p>
      <text:p text:style-name="P1164">16326 посее</text:p>
      <text:p text:style-name="P1165">16331 смока</text:p>
      <text:p text:style-name="P1166">16332 оране</text:p>
      <text:p text:style-name="P1167">16333<text:s/>душна</text:p>
      <text:p text:style-name="P1168">16334 скули</text:p>
      <text:p text:style-name="P1169">16335 муфи</text:p>
      <text:p text:style-name="P1170">16336 прози</text:p>
      <text:p text:style-name="P1171">16341 фунт</text:p>
      <text:p text:style-name="P1172">16342 праси</text:p>
      <text:p text:style-name="P1173">16343 щаба</text:p>
      <text:p text:style-name="P1174">16344 носен</text:p>
      <text:p text:style-name="P1175">16345 рови</text:p>
      <text:p text:style-name="P1176">16346 плод</text:p>
      <text:p text:style-name="P1177">16351 ярд</text:p>
      <text:p text:style-name="P1178">16352 смеещ</text:p>
      <text:p text:style-name="P1179">16353 опях</text:p>
      <text:p text:style-name="P1180">16354 полк</text:p>
      <text:p text:style-name="P1181">16355 плут</text:p>
      <text:p text:style-name="P1182">16356 свел</text:p>
      <text:p text:style-name="P1183">16361 къпя</text:p>
      <text:p text:style-name="P1184">16362 вино</text:p>
      <text:p text:style-name="P1185">16363 муках</text:p>
      <text:p text:style-name="P1186">16364 обае</text:p>
      <text:p text:style-name="P1187">16365 меня</text:p>
      <text:p text:style-name="P1188">16366 къщи</text:p>
      <text:p text:style-name="P1189">16411<text:s/>фурми</text:p>
      <text:p text:style-name="PreformattedText"><text:span text:style-name="T1190">16412<text:s/></text:span><text:span text:style-name="T1191">о</text:span><text:span text:style-name="T1192">но</text:span><text:span text:style-name="T1193">ва</text:span></text:p>
      <text:p text:style-name="P1194">16413 дояха</text:p>
      <text:p text:style-name="P1195">16414 гнети</text:p>
      <text:p text:style-name="P1196">16415 1940</text:p>
      <text:p text:style-name="P1197">16416 давя</text:p>
      <text:p text:style-name="P1198">16421 двояк</text:p>
      <text:p text:style-name="P1199">16422 пулса</text:p>
      <text:p text:style-name="P1200">16423 коняк</text:p>
      <text:p text:style-name="P1201">16424 борд</text:p>
      <text:p text:style-name="P1202">16425 дядки</text:p>
      <text:p text:style-name="P1203">16426 лоша</text:p>
      <text:soft-page-break/>
      <text:p text:style-name="P1204">16431 гари</text:p>
      <text:p text:style-name="P1205">16432 талк</text:p>
      <text:p text:style-name="P1206">16433 мъх</text:p>
      <text:p text:style-name="P1207">16434 уязвя</text:p>
      <text:p text:style-name="P1208">16435 цеден</text:p>
      <text:p text:style-name="P1209">16436 поза</text:p>
      <text:p text:style-name="P1210">16441 зяпва</text:p>
      <text:p text:style-name="P1211">16442 пъди</text:p>
      <text:p text:style-name="P1212">16443 кедри</text:p>
      <text:p text:style-name="P1213">16444 либе</text:p>
      <text:p text:style-name="P1214">16445<text:s/>зеещи</text:p>
      <text:p text:style-name="P1215">16446 кално</text:p>
      <text:p text:style-name="P1216">16451 руло</text:p>
      <text:p text:style-name="P1217">16452 зобе</text:p>
      <text:p text:style-name="P1218">16453 гониш</text:p>
      <text:p text:style-name="P1219">16454 соба</text:p>
      <text:p text:style-name="P1220">16455 чинил</text:p>
      <text:p text:style-name="P1221">16456 подем</text:p>
      <text:p text:style-name="P1222">16461 шуле</text:p>
      <text:p text:style-name="P1223">16462 трика</text:p>
      <text:p text:style-name="P1224">16463 +++</text:p>
      <text:p text:style-name="P1225">16464 ров</text:p>
      <text:p text:style-name="P1226">16465 моли</text:p>
      <text:p text:style-name="P1227">16466 дула</text:p>
      <text:p text:style-name="P1228">16511 ида</text:p>
      <text:p text:style-name="P1229">16512 жене</text:p>
      <text:p text:style-name="P1230">16513 салда</text:p>
      <text:p text:style-name="P1231">16514 пуст</text:p>
      <text:p text:style-name="P1232">16515 котен</text:p>
      <text:p text:style-name="P1233">16516 къси</text:p>
      <text:p text:style-name="P1234">16521 клуп</text:p>
      <text:p text:style-name="P1235">16522 коча</text:p>
      <text:p text:style-name="P1236">16523 обед</text:p>
      <text:p text:style-name="P1237">16524 прие</text:p>
      <text:p text:style-name="P1238">16525 лъки</text:p>
      <text:p text:style-name="P1239">16526 замля</text:p>
      <text:p text:style-name="P1240">16531 всея</text:p>
      <text:p text:style-name="P1241">16532 знаях</text:p>
      <text:p text:style-name="P1242">16533 ==</text:p>
      <text:p text:style-name="P1243">16534 спели</text:p>
      <text:p text:style-name="P1244">16535 пунш</text:p>
      <text:p text:style-name="P1245">16536 момя</text:p>
      <text:p text:style-name="P1246">16541 охка</text:p>
      <text:p text:style-name="P1247">16542 доила</text:p>
      <text:p text:style-name="P1248">16543 возех</text:p>
      <text:p text:style-name="P1249">16544 щърка</text:p>
      <text:p text:style-name="P1250">16545 сиян</text:p>
      <text:p text:style-name="P1251">16546 дони</text:p>
      <text:p text:style-name="P1252">16551 боаз</text:p>
      <text:p text:style-name="P1253">16552 ехтиш</text:p>
      <text:p text:style-name="P1254">16553 пъпно</text:p>
      <text:p text:style-name="P1255">16554 зенит</text:p>
      <text:p text:style-name="P1256">16555 уеба</text:p>
      <text:p text:style-name="P1257">16556 биха</text:p>
      <text:p text:style-name="P1258">16561 форта</text:p>
      <text:p text:style-name="P1259">16562<text:s/>сопаш</text:p>
      <text:p text:style-name="P1260">16563 мацах</text:p>
      <text:p text:style-name="P1261">16564 бъдех</text:p>
      <text:p text:style-name="P1262">16565 ребус</text:p>
      <text:p text:style-name="P1263">16566 ковящ</text:p>
      <text:p text:style-name="P1264">16611 хъкат</text:p>
      <text:p text:style-name="P1265">16612 клон</text:p>
      <text:p text:style-name="P1266">16613 щем</text:p>
      <text:p text:style-name="P1267">16614 коси</text:p>
      <text:p text:style-name="P1268">16615 сват</text:p>
      <text:p text:style-name="P1269">16616 булев</text:p>
      <text:p text:style-name="P1270">16621 само</text:p>
      <text:p text:style-name="P1271">16622 реда</text:p>
      <text:p text:style-name="P1272">16623 феста</text:p>
      <text:p text:style-name="P1273">16624 маже</text:p>
      <text:p text:style-name="P1274">16625 невен</text:p>
      <text:p text:style-name="P1275">16626 бода</text:p>
      <text:p text:style-name="P1276">16631 жажди</text:p>
      <text:p text:style-name="P1277">16632 бедно</text:p>
      <text:p text:style-name="P1278">16633 грис</text:p>
      <text:p text:style-name="P1279">16634 виеш</text:p>
      <text:p text:style-name="P1280">16635 тъкан</text:p>
      <text:p text:style-name="P1281">16636 9876</text:p>
      <text:p text:style-name="P1282">16641 тъжил</text:p>
      <text:p text:style-name="P1283">16642 метящ</text:p>
      <text:p text:style-name="P1284">16643 бдящ</text:p>
      <text:p text:style-name="P1285">16644 вирне</text:p>
      <text:p text:style-name="P1286">16645 зован</text:p>
      <text:p text:style-name="P1287">16646 заека</text:p>
      <text:p text:style-name="P1288">16651 тур</text:p>
      <text:p text:style-name="P1289">16652 пит</text:p>
      <text:p text:style-name="P1290">16653 хабя</text:p>
      <text:p text:style-name="P1291">16654 пипа</text:p>
      <text:p text:style-name="P1292">16655 мина</text:p>
      <text:p text:style-name="P1293">16656 ахка</text:p>
      <text:p text:style-name="P1294">16661 ахкам</text:p>
      <text:p text:style-name="P1295">16662 биячи</text:p>
      <text:p text:style-name="P1296">16663 отщя</text:p>
      <text:p text:style-name="P1297">16664 хилим</text:p>
      <text:p text:style-name="P1298">16665 тъч</text:p>
      <text:p text:style-name="P1299">16666 пица</text:p>
      <text:p text:style-name="P1300">21111 хъка</text:p>
      <text:p text:style-name="P1301">21112 мизи</text:p>
      <text:p text:style-name="P1302">21113 фарс</text:p>
      <text:p text:style-name="P1303">21114 вяли</text:p>
      <text:p text:style-name="P1304">21115 пито</text:p>
      <text:p text:style-name="P1305">21116 угоих</text:p>
      <text:p text:style-name="P1306">21121 чести</text:p>
      <text:p text:style-name="P1307">21122 мишки</text:p>
      <text:p text:style-name="P1308">21123 впия</text:p>
      <text:p text:style-name="P1309">21124 шик</text:p>
      <text:p text:style-name="P1310">21125 ищца</text:p>
      <text:p text:style-name="P1311">21126 леля</text:p>
      <text:p text:style-name="P1312">21131 валим</text:p>
      <text:p text:style-name="P1313">21132 коти</text:p>
      <text:p text:style-name="P1314">21133 пияч</text:p>
      <text:p text:style-name="P1315">21134 китя</text:p>
      <text:p text:style-name="P1316">21135 сган</text:p>
      <text:p text:style-name="P1317">21136 труфя</text:p>
      <text:p text:style-name="P1318">21141 угаси</text:p>
      <text:p text:style-name="P1319">21142 гряха</text:p>
      <text:p text:style-name="P1320">21143 вбие</text:p>
      <text:p text:style-name="P1321">21144 мрем</text:p>
      <text:p text:style-name="P1322">21145 низък</text:p>
      <text:p text:style-name="P1323">21146 поташ</text:p>
      <text:p text:style-name="P1324">21151 укор</text:p>
      <text:p text:style-name="P1325">21152<text:s/>змея</text:p>
      <text:p text:style-name="P1326">21153 39</text:p>
      <text:p text:style-name="P1327">21154 лунни</text:p>
      <text:p text:style-name="P1328">21155 дови</text:p>
      <text:p text:style-name="P1329">21156 ори</text:p>
      <text:p text:style-name="P1330">21161 бдящи</text:p>
      <text:p text:style-name="P1331">21162 бия</text:p>
      <text:p text:style-name="P1332">21163 руси</text:p>
      <text:p text:style-name="P1333">21164 оле</text:p>
      <text:p text:style-name="P1334">21165 среса</text:p>
      <text:p text:style-name="P1335">21166 пат</text:p>
      <text:p text:style-name="P1336">21211 комка</text:p>
      <text:p text:style-name="P1337">21212 40</text:p>
      <text:p text:style-name="P1338">21213 тепе</text:p>
      <text:p text:style-name="P1339">21214 талаш</text:p>
      <text:p text:style-name="P1340">21215 юдеи</text:p>
      <text:p text:style-name="P1341">21216 звъня</text:p>
      <text:p text:style-name="P1342">21221 етила</text:p>
      <text:p text:style-name="P1343">21222 рали</text:p>
      <text:p text:style-name="P1344">21223 чеше</text:p>
      <text:p text:style-name="P1345">21224 кюрда</text:p>
      <text:p text:style-name="P1346">21225 вещай</text:p>
      <text:p text:style-name="P1347">21226 асо</text:p>
      <text:p text:style-name="P1348">21231 тави</text:p>
      <text:p text:style-name="P1349">21232 бдене</text:p>
      <text:p text:style-name="P1350">21233 кисни</text:p>
      <text:p text:style-name="P1351">21234 дълго</text:p>
      <text:p text:style-name="P1352">21235 рима</text:p>
      <text:p text:style-name="P1353">21236 колел</text:p>
      <text:p text:style-name="P1354">21241 стадо</text:p>
      <text:p text:style-name="P1355">21242 пенел</text:p>
      <text:p text:style-name="P1356">21243 обуя</text:p>
      <text:p text:style-name="P1357">21244 вакса</text:p>
      <text:p text:style-name="P1358">21245 люлка</text:p>
      <text:p text:style-name="P1359">21246 мокри</text:p>
      <text:p text:style-name="P1360">21251 своя</text:p>
      <text:p text:style-name="P1361">21252 кой</text:p>
      <text:p text:style-name="P1362">21253 щипан</text:p>
      <text:p text:style-name="P1363">21254 резен</text:p>
      <text:p text:style-name="P1364">21255 дъха</text:p>
      <text:p text:style-name="P1365">21256 миши</text:p>
      <text:p text:style-name="P1366">21261 кунка</text:p>
      <text:p text:style-name="P1367">21262 филм</text:p>
      <text:p text:style-name="P1368">21263 пот</text:p>
      <text:p text:style-name="P1369">21264 бити</text:p>
      <text:p text:style-name="P1370">21265 излях</text:p>
      <text:p text:style-name="P1371">21266 сит</text:p>
      <text:p text:style-name="P1372">21311 сбори</text:p>
      <text:p text:style-name="P1373">21312 пищим</text:p>
      <text:p text:style-name="P1374">21313 виси</text:p>
      <text:p text:style-name="P1375">21314 раса</text:p>
      <text:p text:style-name="P1376">21315 влях</text:p>
      <text:p text:style-name="P1377">21316 жанра</text:p>
      <text:p text:style-name="P1378">21321 сияло</text:p>
      <text:p text:style-name="P1379">21322 пада</text:p>
      <text:p text:style-name="P1380">21323 раста</text:p>
      <text:p text:style-name="P1381">21324 свил</text:p>
      <text:p text:style-name="P1382">21325 от</text:p>
      <text:p text:style-name="P1383">21326 супи</text:p>
      <text:p text:style-name="P1384">21331 снето</text:p>
      <text:p text:style-name="P1385">21332 овели</text:p>
      <text:p text:style-name="P1386">21333 дебат</text:p>
      <text:p text:style-name="P1387">21334 питки</text:p>
      <text:p text:style-name="P1388">21335 навря</text:p>
      <text:p text:style-name="P1389">21336 плел</text:p>
      <text:p text:style-name="P1390">21341 знаем</text:p>
      <text:p text:style-name="P1391">21342 вре</text:p>
      <text:p text:style-name="P1392">21343 любещ</text:p>
      <text:p text:style-name="P1393">21344 изход</text:p>
      <text:p text:style-name="P1394">21345 сълза</text:p>
      <text:p text:style-name="P1395">21346 заел</text:p>
      <text:p text:style-name="P1396">21351 адаш</text:p>
      <text:p text:style-name="P1397">21352 бияч</text:p>
      <text:p text:style-name="P1398">21353 таил</text:p>
      <text:p text:style-name="P1399">21354 обрах</text:p>
      <text:p text:style-name="P1400">21355 345</text:p>
      <text:p text:style-name="P1401">21356 мечи</text:p>
      <text:p text:style-name="P1402">21361 база</text:p>
      <text:p text:style-name="P1403">21362 усвоя</text:p>
      <text:soft-page-break/>
      <text:p text:style-name="P1404">21363 щадя</text:p>
      <text:p text:style-name="P1405">21364 емайл</text:p>
      <text:p text:style-name="P1406">21365 дюля</text:p>
      <text:p text:style-name="P1407">21366 щипци</text:p>
      <text:p text:style-name="P1408">21411 лаещ</text:p>
      <text:p text:style-name="P1409">21412 удал</text:p>
      <text:p text:style-name="P1410">21413 медик</text:p>
      <text:p text:style-name="P1411">21414 котя</text:p>
      <text:p text:style-name="P1412">21415 1993</text:p>
      <text:p text:style-name="P1413">21416 взрат</text:p>
      <text:p text:style-name="P1414">21421 излай</text:p>
      <text:p text:style-name="P1415">21422 пуяци</text:p>
      <text:p text:style-name="P1416">21423 пяла</text:p>
      <text:p text:style-name="P1417">21424 тъга</text:p>
      <text:p text:style-name="P1418">21425 якото</text:p>
      <text:p text:style-name="P1419">21426 олях</text:p>
      <text:p text:style-name="P1420">21431 сбие</text:p>
      <text:p text:style-name="P1421">21432 тима</text:p>
      <text:p text:style-name="P1422">21433 мажи</text:p>
      <text:p text:style-name="P1423">21434 волта</text:p>
      <text:p text:style-name="P1424">21435 опий</text:p>
      <text:p text:style-name="P1425">21436 сеел</text:p>
      <text:p text:style-name="P1426">21441 вбили</text:p>
      <text:p text:style-name="P1427">21442 хокам</text:p>
      <text:p text:style-name="P1428">21443 домен</text:p>
      <text:p text:style-name="P1429">21444 амеба</text:p>
      <text:p text:style-name="P1430">21445 утай</text:p>
      <text:p text:style-name="P1431">21446 бално</text:p>
      <text:p text:style-name="P1432">21451 архив</text:p>
      <text:p text:style-name="P1433">21452 щипа</text:p>
      <text:p text:style-name="P1434">21453 осия</text:p>
      <text:p text:style-name="P1435">21454 7777</text:p>
      <text:p text:style-name="P1436">21455 фона</text:p>
      <text:p text:style-name="P1437">21456 пеним</text:p>
      <text:p text:style-name="P1438">21461 мито</text:p>
      <text:p text:style-name="P1439">21462 лепна</text:p>
      <text:p text:style-name="P1440">21463 лошо</text:p>
      <text:p text:style-name="P1441">21464 плик</text:p>
      <text:p text:style-name="P1442">21465 ниша</text:p>
      <text:p text:style-name="P1443">21466 низши</text:p>
      <text:p text:style-name="P1444">21511 осмях</text:p>
      <text:p text:style-name="P1445">21512 жиля</text:p>
      <text:p text:style-name="P1446">21513 сплут</text:p>
      <text:p text:style-name="P1447">21514 яда</text:p>
      <text:p text:style-name="P1448">21515 кажа</text:p>
      <text:p text:style-name="P1449">21516 гърка</text:p>
      <text:p text:style-name="P1450">21521 кака</text:p>
      <text:p text:style-name="P1451">21522 обая</text:p>
      <text:p text:style-name="P1452">21523 тъчем</text:p>
      <text:p text:style-name="P1453">21524 хапеш</text:p>
      <text:p text:style-name="P1454">21525 опва</text:p>
      <text:p text:style-name="P1455">21526 ваели</text:p>
      <text:p text:style-name="P1456">21531 яхнал</text:p>
      <text:p text:style-name="P1457">21532 шип</text:p>
      <text:p text:style-name="P1458">21533<text:s/>бомбе</text:p>
      <text:p text:style-name="P1459">21534 нощи</text:p>
      <text:p text:style-name="P1460">21535 фиш</text:p>
      <text:p text:style-name="P1461">21536 чий</text:p>
      <text:p text:style-name="P1462">21541 мъжко</text:p>
      <text:p text:style-name="P1463">21542 шило</text:p>
      <text:p text:style-name="P1464">21543 басми</text:p>
      <text:p text:style-name="P1465">21544 мине</text:p>
      <text:p text:style-name="P1466">21545 воин</text:p>
      <text:p text:style-name="P1467">21546 тимът</text:p>
      <text:p text:style-name="P1468">21551 58</text:p>
      <text:p text:style-name="P1469">21552 блока</text:p>
      <text:p text:style-name="P1470">21553 клах</text:p>
      <text:p text:style-name="P1471">21554 паузи</text:p>
      <text:p text:style-name="P1472">21555 мърла</text:p>
      <text:p text:style-name="P1473">21556 мижим</text:p>
      <text:p text:style-name="P1474">21561 сияя</text:p>
      <text:p text:style-name="P1475">21562 ощипе</text:p>
      <text:p text:style-name="P1476">21563 носим</text:p>
      <text:p text:style-name="P1477">21564 юдеят</text:p>
      <text:p text:style-name="P1478">21565 чедо</text:p>
      <text:p text:style-name="P1479">21566 влят</text:p>
      <text:p text:style-name="P1480">21611<text:s/>пура</text:p>
      <text:p text:style-name="P1481">21612 смуче</text:p>
      <text:p text:style-name="P1482">21613 искат</text:p>
      <text:p text:style-name="P1483">21614 9999</text:p>
      <text:p text:style-name="P1484">21615 убия</text:p>
      <text:p text:style-name="P1485">21616 папа</text:p>
      <text:p text:style-name="P1486">21621 гълча</text:p>
      <text:p text:style-name="P1487">21622 обули</text:p>
      <text:p text:style-name="P1488">21623 момее</text:p>
      <text:p text:style-name="P1489">21624 лаеш</text:p>
      <text:p text:style-name="P1490">21625 сена</text:p>
      <text:p text:style-name="P1491">21626 съди</text:p>
      <text:p text:style-name="P1492">21631 севда</text:p>
      <text:p text:style-name="P1493">21632 сонда</text:p>
      <text:p text:style-name="P1494">21633 зъб</text:p>
      <text:p text:style-name="P1495">21634 кара</text:p>
      <text:p text:style-name="P1496">21635 мътих</text:p>
      <text:p text:style-name="P1497">21636 дол</text:p>
      <text:p text:style-name="P1498">21641 ратен</text:p>
      <text:p text:style-name="P1499">21642 оките</text:p>
      <text:p text:style-name="P1500">21643 шиещи</text:p>
      <text:p text:style-name="P1501">21644 78</text:p>
      <text:p text:style-name="P1502">21645<text:s/>гъстя</text:p>
      <text:p text:style-name="P1503">21646 бивай</text:p>
      <text:p text:style-name="P1504">21651 надви</text:p>
      <text:p text:style-name="P1505">21652 въвра</text:p>
      <text:p text:style-name="P1506">21653 смили</text:p>
      <text:p text:style-name="P1507">21654 лумва</text:p>
      <text:p text:style-name="P1508">21655 сили</text:p>
      <text:p text:style-name="P1509">21656 супна</text:p>
      <text:p text:style-name="P1510">21661 наяла</text:p>
      <text:p text:style-name="P1511">21662 свещ</text:p>
      <text:p text:style-name="P1512">21663 оряха</text:p>
      <text:p text:style-name="P1513">21664 одая</text:p>
      <text:p text:style-name="P1514">21665 вол</text:p>
      <text:p text:style-name="P1515">21666 отче</text:p>
      <text:p text:style-name="P1516">22111 дота</text:p>
      <text:p text:style-name="P1517">22112 сала</text:p>
      <text:p text:style-name="P1518">22113 думам</text:p>
      <text:p text:style-name="P1519">22114 пред</text:p>
      <text:p text:style-name="P1520">22115 връз</text:p>
      <text:p text:style-name="P1521">22116 умия</text:p>
      <text:p text:style-name="P1522">22121 цупел</text:p>
      <text:p text:style-name="P1523">22122 дози</text:p>
      <text:p text:style-name="P1524">22123 някой</text:p>
      <text:p text:style-name="P1525">22124 доба</text:p>
      <text:p text:style-name="P1526">22125 дете</text:p>
      <text:p text:style-name="P1527">22126 сери</text:p>
      <text:p text:style-name="P1528">22131 укори</text:p>
      <text:p text:style-name="P1529">22132 стай</text:p>
      <text:p text:style-name="P1530">22133 филц</text:p>
      <text:p text:style-name="P1531">22134 дост</text:p>
      <text:p text:style-name="P1532">22135 хал</text:p>
      <text:p text:style-name="P1533">22136 увре</text:p>
      <text:p text:style-name="P1534">22141 пели</text:p>
      <text:p text:style-name="P1535">22142 режа</text:p>
      <text:p text:style-name="P1536">22143 возих</text:p>
      <text:p text:style-name="P1537">22144 пей</text:p>
      <text:p text:style-name="P1538">22145 чвор</text:p>
      <text:p text:style-name="P1539">22146 циреи</text:p>
      <text:p text:style-name="P1540">22151 дует</text:p>
      <text:p text:style-name="P1541">22152 пък</text:p>
      <text:p text:style-name="P1542">22153 шептя</text:p>
      <text:p text:style-name="P1543">22154 молещ</text:p>
      <text:p text:style-name="P1544">22155 дочух</text:p>
      <text:p text:style-name="P1545">22156 кадил</text:p>
      <text:p text:style-name="P1546">22161 гръб</text:p>
      <text:p text:style-name="P1547">22162 щипах</text:p>
      <text:p text:style-name="P1548">22163 свои</text:p>
      <text:p text:style-name="P1549">22164 жита</text:p>
      <text:p text:style-name="P1550">22165 пуля</text:p>
      <text:p text:style-name="P1551">22166 бром</text:p>
      <text:p text:style-name="P1552">22211 опра</text:p>
      <text:p text:style-name="P1553">22212 калия</text:p>
      <text:p text:style-name="P1554">22213 валящ</text:p>
      <text:p text:style-name="P1555">22214 лиша</text:p>
      <text:p text:style-name="P1556">22215 купен</text:p>
      <text:p text:style-name="P1557">22216 царя</text:p>
      <text:p text:style-name="P1558">22221 шноли</text:p>
      <text:p text:style-name="P1559">22222 избит</text:p>
      <text:p text:style-name="P1560">22223 почет</text:p>
      <text:p text:style-name="P1561">22224 фира</text:p>
      <text:p text:style-name="P1562">22225 излея</text:p>
      <text:p text:style-name="P1563">22226 реве</text:p>
      <text:p text:style-name="P1564">22231 43</text:p>
      <text:p text:style-name="P1565">22232 отлян</text:p>
      <text:p text:style-name="P1566">22233 дига</text:p>
      <text:p text:style-name="P1567">22234 нара</text:p>
      <text:p text:style-name="P1568">22235 чохи</text:p>
      <text:p text:style-name="P1569">22236 тайга</text:p>
      <text:p text:style-name="P1570">22241 утра</text:p>
      <text:p text:style-name="P1571">22242 юруш</text:p>
      <text:p text:style-name="P1572">22243 пасха</text:p>
      <text:p text:style-name="P1573">22244 жетви</text:p>
      <text:p text:style-name="P1574">22245 реми</text:p>
      <text:p text:style-name="P1575">22246 щели</text:p>
      <text:p text:style-name="P1576">22251 пата</text:p>
      <text:p text:style-name="P1577">22252 младо</text:p>
      <text:p text:style-name="P1578">22253 лайте</text:p>
      <text:p text:style-name="P1579">22254 кюре</text:p>
      <text:p text:style-name="P1580">22255 ками</text:p>
      <text:p text:style-name="P1581">22256 бая</text:p>
      <text:p text:style-name="P1582">22261 дири</text:p>
      <text:p text:style-name="P1583">22262 ухало</text:p>
      <text:p text:style-name="P1584">22263 лавър</text:p>
      <text:p text:style-name="P1585">22264 липа</text:p>
      <text:p text:style-name="P1586">22265 смея</text:p>
      <text:p text:style-name="P1587">22266 мамел</text:p>
      <text:p text:style-name="P1588">22311 вшие</text:p>
      <text:p text:style-name="P1589">22312 югът</text:p>
      <text:p text:style-name="P1590">22313 обгар</text:p>
      <text:p text:style-name="P1591">22314 крепи</text:p>
      <text:p text:style-name="P1592">22315 палач</text:p>
      <text:p text:style-name="P1593">22316 воал</text:p>
      <text:p text:style-name="P1594">22321 рала</text:p>
      <text:p text:style-name="P1595">22322 криех</text:p>
      <text:p text:style-name="P1596">22323 торф</text:p>
      <text:p text:style-name="P1597">22324 сами</text:p>
      <text:p text:style-name="P1598">22325 леко</text:p>
      <text:p text:style-name="P1599">22326 кацна</text:p>
      <text:p text:style-name="P1600">22331 неща</text:p>
      <text:p text:style-name="P1601">22332 топящ</text:p>
      <text:p text:style-name="P1602">22333 ръбя</text:p>
      <text:p text:style-name="P1603">22334 глъч</text:p>
      <text:soft-page-break/>
      <text:p text:style-name="P1604">22335 зове</text:p>
      <text:p text:style-name="P1605">22336 праша</text:p>
      <text:p text:style-name="P1606">22341 гина</text:p>
      <text:p text:style-name="P1607">22342 вдало</text:p>
      <text:p text:style-name="P1608">22343 фиде</text:p>
      <text:p text:style-name="P1609">22344 ножът</text:p>
      <text:p text:style-name="P1610">22345 наех</text:p>
      <text:p text:style-name="P1611">22346 блед</text:p>
      <text:p text:style-name="P1612">22351 хили</text:p>
      <text:p text:style-name="P1613">22352<text:s/>тъй</text:p>
      <text:p text:style-name="P1614">22353 гушка</text:p>
      <text:p text:style-name="P1615">22354 угни</text:p>
      <text:p text:style-name="P1616">22355 броял</text:p>
      <text:p text:style-name="P1617">22356 свое</text:p>
      <text:p text:style-name="P1618">22361 ужиля</text:p>
      <text:p text:style-name="P1619">22362 хей</text:p>
      <text:p text:style-name="P1620">22363 плюш</text:p>
      <text:p text:style-name="P1621">22364 орли</text:p>
      <text:p text:style-name="P1622">22365 бягал</text:p>
      <text:p text:style-name="P1623">22366 недно</text:p>
      <text:p text:style-name="P1624">22411 слуша</text:p>
      <text:p text:style-name="P1625">22412 умеем</text:p>
      <text:p text:style-name="P1626">22413 дуете</text:p>
      <text:p text:style-name="P1627">22414 бъдни</text:p>
      <text:p text:style-name="P1628">22415 пъчих</text:p>
      <text:p text:style-name="P1629">22416 щяха</text:p>
      <text:p text:style-name="P1630">22421 тифа</text:p>
      <text:p text:style-name="P1631">22422 пулп</text:p>
      <text:p text:style-name="P1632">22423 метях</text:p>
      <text:p text:style-name="P1633">22424 йонен</text:p>
      <text:p text:style-name="P1634">22425 дроба</text:p>
      <text:p text:style-name="P1635">22426 шини</text:p>
      <text:p text:style-name="P1636">22431 лъв</text:p>
      <text:p text:style-name="P1637">22432 одаи</text:p>
      <text:p text:style-name="P1638">22433 юнга</text:p>
      <text:p text:style-name="P1639">22434 емнат</text:p>
      <text:p text:style-name="P1640">22435 вшит</text:p>
      <text:p text:style-name="P1641">22436 раня</text:p>
      <text:p text:style-name="P1642">22441 низша</text:p>
      <text:p text:style-name="P1643">22442 капи</text:p>
      <text:p text:style-name="P1644">22443 пита</text:p>
      <text:p text:style-name="P1645">22444 имам</text:p>
      <text:p text:style-name="P1646">22445 щрак</text:p>
      <text:p text:style-name="P1647">22446 изду</text:p>
      <text:p text:style-name="P1648">22451 жена</text:p>
      <text:p text:style-name="P1649">22452 сироп</text:p>
      <text:p text:style-name="P1650">22453 мукат</text:p>
      <text:p text:style-name="P1651">22454 потил</text:p>
      <text:p text:style-name="P1652">22455 потях</text:p>
      <text:p text:style-name="P1653">22456 шумях</text:p>
      <text:p text:style-name="P1654">22461 боров</text:p>
      <text:p text:style-name="P1655">22462 делят</text:p>
      <text:p text:style-name="P1656">22463 как</text:p>
      <text:p text:style-name="P1657">22464 овча</text:p>
      <text:p text:style-name="P1658">22465 играх</text:p>
      <text:p text:style-name="P1659">22466 чеда</text:p>
      <text:p text:style-name="P1660">22511 новия</text:p>
      <text:p text:style-name="P1661">22512 крона</text:p>
      <text:p text:style-name="P1662">22513 дави</text:p>
      <text:p text:style-name="P1663">22514 ядох</text:p>
      <text:p text:style-name="P1664">22515 живот</text:p>
      <text:p text:style-name="P1665">22516 язва</text:p>
      <text:p text:style-name="P1666">22521 ухат</text:p>
      <text:p text:style-name="P1667">22522 ефир</text:p>
      <text:p text:style-name="P1668">22523 трън</text:p>
      <text:p text:style-name="P1669">22524 кърма</text:p>
      <text:p text:style-name="P1670">22525 хабях</text:p>
      <text:p text:style-name="P1671">22526 винца</text:p>
      <text:p text:style-name="P1672">22531 умел</text:p>
      <text:p text:style-name="P1673">22532 нужни</text:p>
      <text:p text:style-name="P1674">22533 тлака</text:p>
      <text:p text:style-name="P1675">22534 зят</text:p>
      <text:p text:style-name="P1676">22535 трият</text:p>
      <text:p text:style-name="P1677">22536 руга</text:p>
      <text:p text:style-name="P1678">22541 осил</text:p>
      <text:p text:style-name="P1679">22542 наган</text:p>
      <text:p text:style-name="P1680">22543 алт</text:p>
      <text:p text:style-name="P1681">22544 тюлът</text:p>
      <text:p text:style-name="P1682">22545 вещ</text:p>
      <text:p text:style-name="P1683">22546 петия</text:p>
      <text:p text:style-name="P1684">22551 соло</text:p>
      <text:p text:style-name="P1685">22552 увил</text:p>
      <text:p text:style-name="P1686">22553 ритай</text:p>
      <text:p text:style-name="P1687">22554 слива</text:p>
      <text:p text:style-name="P1688">22555 бобен</text:p>
      <text:p text:style-name="P1689">22556 пазих</text:p>
      <text:p text:style-name="P1690">22561 гьола</text:p>
      <text:p text:style-name="P1691">22562 гънка</text:p>
      <text:p text:style-name="P1692">22563 лира</text:p>
      <text:p text:style-name="P1693">22564 каже</text:p>
      <text:p text:style-name="P1694">22565 жегни</text:p>
      <text:p text:style-name="P1695">22566 хасен</text:p>
      <text:p text:style-name="P1696">22611 пая</text:p>
      <text:p text:style-name="P1697">22612 75</text:p>
      <text:p text:style-name="P1698">22613 щеше</text:p>
      <text:p text:style-name="P1699">22614 чаени</text:p>
      <text:p text:style-name="P1700">22615 хали</text:p>
      <text:p text:style-name="P1701">22616 ежов</text:p>
      <text:p text:style-name="P1702">22621 пъдя</text:p>
      <text:p text:style-name="P1703">22622 олуци</text:p>
      <text:p text:style-name="P1704">22623 дояде</text:p>
      <text:p text:style-name="P1705">22624 алеи</text:p>
      <text:p text:style-name="P1706">22625 свия</text:p>
      <text:p text:style-name="P1707">22626 морал</text:p>
      <text:p text:style-name="P1708">22631 кориш</text:p>
      <text:p text:style-name="P1709">22632 гипс</text:p>
      <text:p text:style-name="P1710">22633 бяга</text:p>
      <text:p text:style-name="P1711">22634 укрия</text:p>
      <text:p text:style-name="P1712">22635 сака</text:p>
      <text:p text:style-name="P1713">22636 мотор</text:p>
      <text:p text:style-name="P1714">22641 йена</text:p>
      <text:p text:style-name="P1715">22642 ратаю</text:p>
      <text:p text:style-name="P1716">22643 окис</text:p>
      <text:p text:style-name="P1717">22644 рити</text:p>
      <text:p text:style-name="P1718">22645 лутах</text:p>
      <text:p text:style-name="P1719">22646 миха</text:p>
      <text:p text:style-name="P1720">22651 кефна</text:p>
      <text:p text:style-name="P1721">22652 ламя</text:p>
      <text:p text:style-name="P1722">22653 ружа</text:p>
      <text:p text:style-name="P1723">22654<text:s/>пият</text:p>
      <text:p text:style-name="P1724">22655 течни</text:p>
      <text:p text:style-name="P1725">22656 щикът</text:p>
      <text:p text:style-name="P1726">22661 овята</text:p>
      <text:p text:style-name="P1727">22662 устни</text:p>
      <text:p text:style-name="P1728">22663 пури</text:p>
      <text:p text:style-name="P1729">22664 тълпа</text:p>
      <text:p text:style-name="P1730">22665 шлял</text:p>
      <text:p text:style-name="P1731">22666 хром</text:p>
      <text:p text:style-name="P1732">23111 вещо</text:p>
      <text:p text:style-name="P1733">23112 щета</text:p>
      <text:p text:style-name="P1734">23113 ружи</text:p>
      <text:p text:style-name="P1735">23114 юнско</text:p>
      <text:p text:style-name="P1736">23115 шоута</text:p>
      <text:p text:style-name="P1737">23116 млях</text:p>
      <text:p text:style-name="P1738">23121 сипеш</text:p>
      <text:p text:style-name="P1739">23122 тулиш</text:p>
      <text:p text:style-name="P1740">23123 белих</text:p>
      <text:p text:style-name="P1741">23124 ръмеж</text:p>
      <text:p text:style-name="P1742">23125 фен</text:p>
      <text:p text:style-name="P1743">23126 крой</text:p>
      <text:p text:style-name="P1744">23131 севди</text:p>
      <text:p text:style-name="P1745">23132 оляло</text:p>
      <text:p text:style-name="P1746">23133 етил</text:p>
      <text:p text:style-name="P1747">23134 овче</text:p>
      <text:p text:style-name="P1748">23135 чудим</text:p>
      <text:p text:style-name="P1749">23136 осел</text:p>
      <text:p text:style-name="P1750">23141 пошла</text:p>
      <text:p text:style-name="P1751">23142 фес</text:p>
      <text:p text:style-name="P1752">23143 сгрея</text:p>
      <text:p text:style-name="P1753">23144 стон</text:p>
      <text:p text:style-name="P1754">23145 решеш</text:p>
      <text:p text:style-name="P1755">23146 чеп</text:p>
      <text:p text:style-name="P1756">23151 низ</text:p>
      <text:p text:style-name="P1757">23152 мятан</text:p>
      <text:p text:style-name="P1758">23153 мивка</text:p>
      <text:p text:style-name="P1759">23154 16</text:p>
      <text:p text:style-name="P1760">23155 :-)</text:p>
      <text:p text:style-name="P1761">23156 нула</text:p>
      <text:p text:style-name="P1762">23161 15</text:p>
      <text:p text:style-name="P1763">23162 меца</text:p>
      <text:p text:style-name="P1764">23163 пасох</text:p>
      <text:p text:style-name="P1765">23164 пиещ</text:p>
      <text:p text:style-name="P1766">23165 лов</text:p>
      <text:p text:style-name="P1767">23166<text:s/>вдяна</text:p>
      <text:p text:style-name="P1768">23211 мирен</text:p>
      <text:p text:style-name="P1769">23212 явки</text:p>
      <text:p text:style-name="P1770">23213 има</text:p>
      <text:p text:style-name="P1771">23214 ваят</text:p>
      <text:p text:style-name="P1772">23215 жреци</text:p>
      <text:p text:style-name="P1773">23216 свря</text:p>
      <text:p text:style-name="P1774">23221 бъдел</text:p>
      <text:p text:style-name="P1775">23222 скрои</text:p>
      <text:p text:style-name="P1776">23223 нюх</text:p>
      <text:p text:style-name="P1777">23224 бол</text:p>
      <text:p text:style-name="P1778">23225 очни</text:p>
      <text:p text:style-name="P1779">23226 тарга</text:p>
      <text:p text:style-name="P1780">23231 указ</text:p>
      <text:p text:style-name="P1781">23232 търга</text:p>
      <text:p text:style-name="P1782">23233 дарби</text:p>
      <text:p text:style-name="P1783">23234 кюрде</text:p>
      <text:p text:style-name="P1784">23235 клани</text:p>
      <text:p text:style-name="P1785">23236 лишно</text:p>
      <text:p text:style-name="P1786">23241 поми</text:p>
      <text:p text:style-name="P1787">23242 косъм</text:p>
      <text:p text:style-name="P1788">23243 агите</text:p>
      <text:p text:style-name="P1789">23244<text:s/>ежил</text:p>
      <text:p text:style-name="P1790">23245 ръти</text:p>
      <text:p text:style-name="P1791">23246 увра</text:p>
      <text:p text:style-name="P1792">23251 клето</text:p>
      <text:p text:style-name="P1793">23252 плац</text:p>
      <text:p text:style-name="P1794">23253 екне</text:p>
      <text:p text:style-name="P1795">23254 маят</text:p>
      <text:p text:style-name="P1796">23255 пласт</text:p>
      <text:p text:style-name="P1797">23256 гета</text:p>
      <text:p text:style-name="P1798">23261 ящно</text:p>
      <text:p text:style-name="P1799">23262 рини</text:p>
      <text:p text:style-name="P1800">23263 1</text:p>
      <text:p text:style-name="P1801">23264 едни</text:p>
      <text:p text:style-name="P1802">23265 турци</text:p>
      <text:p text:style-name="P1803">23266 греси</text:p>
      <text:soft-page-break/>
      <text:p text:style-name="P1804">23311 отвил</text:p>
      <text:p text:style-name="P1805">23312 900</text:p>
      <text:p text:style-name="P1806">23313 хубав</text:p>
      <text:p text:style-name="P1807">23314 вонял</text:p>
      <text:p text:style-name="P1808">23315 мята</text:p>
      <text:p text:style-name="P1809">23316 родят</text:p>
      <text:p text:style-name="P1810">23321 тулуп</text:p>
      <text:p text:style-name="P1811">23322 демо</text:p>
      <text:p text:style-name="P1812">23323 йот</text:p>
      <text:p text:style-name="P1813">23324 отоци</text:p>
      <text:p text:style-name="P1814">23325 тупва</text:p>
      <text:p text:style-name="P1815">23326 грах</text:p>
      <text:p text:style-name="P1816">23331 дочу</text:p>
      <text:p text:style-name="P1817">23332 бар</text:p>
      <text:p text:style-name="P1818">23333 цол</text:p>
      <text:p text:style-name="P1819">23334 кум</text:p>
      <text:p text:style-name="P1820">23335 алта</text:p>
      <text:p text:style-name="P1821">23336 ръфащ</text:p>
      <text:p text:style-name="P1822">23341 щит</text:p>
      <text:p text:style-name="P1823">23342 пощиш</text:p>
      <text:p text:style-name="P1824">23343 ранях</text:p>
      <text:p text:style-name="P1825">23344 момин</text:p>
      <text:p text:style-name="P1826">23345 47</text:p>
      <text:p text:style-name="P1827">23346 отля</text:p>
      <text:p text:style-name="P1828">23351 ария</text:p>
      <text:p text:style-name="P1829">23352 пиаца</text:p>
      <text:p text:style-name="P1830">23353 кадии</text:p>
      <text:p text:style-name="P1831">23354 фучиш</text:p>
      <text:p text:style-name="P1832">23355 везал</text:p>
      <text:p text:style-name="P1833">23356 джоб</text:p>
      <text:p text:style-name="P1834">23361<text:s/>нося</text:p>
      <text:p text:style-name="P1835">23362 пое</text:p>
      <text:p text:style-name="P1836">23363 илика</text:p>
      <text:p text:style-name="P1837">23364 чама</text:p>
      <text:p text:style-name="P1838">23365 басът</text:p>
      <text:p text:style-name="P1839">23366 бре</text:p>
      <text:p text:style-name="P1840">23411 жива</text:p>
      <text:p text:style-name="P1841">23412 сити</text:p>
      <text:p text:style-name="P1842">23413 немя</text:p>
      <text:p text:style-name="P1843">23414 банер</text:p>
      <text:p text:style-name="P1844">23415 шушне</text:p>
      <text:p text:style-name="P1845">23416 дваж</text:p>
      <text:p text:style-name="P1846">23421 бинта</text:p>
      <text:p text:style-name="P1847">23422 юлар</text:p>
      <text:p text:style-name="P1848">23423 равни</text:p>
      <text:p text:style-name="P1849">23424 вреше</text:p>
      <text:p text:style-name="P1850">23425 дояч</text:p>
      <text:p text:style-name="P1851">23426 реша</text:p>
      <text:p text:style-name="P1852">23431 фит</text:p>
      <text:p text:style-name="P1853">23432 хикс</text:p>
      <text:p text:style-name="P1854">23433 коря</text:p>
      <text:p text:style-name="P1855">23434 скока</text:p>
      <text:p text:style-name="P1856">23435 лица</text:p>
      <text:p text:style-name="P1857">23436 течно</text:p>
      <text:p text:style-name="P1858">23441 отрае</text:p>
      <text:p text:style-name="P1859">23442 вби</text:p>
      <text:p text:style-name="P1860">23443 кану</text:p>
      <text:p text:style-name="P1861">23444 вшила</text:p>
      <text:p text:style-name="P1862">23445 свели</text:p>
      <text:p text:style-name="P1863">23446 морж</text:p>
      <text:p text:style-name="P1864">23451 наяж</text:p>
      <text:p text:style-name="P1865">23452 писач</text:p>
      <text:p text:style-name="P1866">23453 варя</text:p>
      <text:p text:style-name="P1867">23454 руша</text:p>
      <text:p text:style-name="P1868">23455 крак</text:p>
      <text:p text:style-name="P1869">23456 чуло</text:p>
      <text:p text:style-name="P1870">23461 луни</text:p>
      <text:p text:style-name="P1871">23462 взех</text:p>
      <text:p text:style-name="P1872">23463 пеана</text:p>
      <text:p text:style-name="P1873">23464 изуеш</text:p>
      <text:p text:style-name="P1874">23465 знаци</text:p>
      <text:p text:style-name="P1875">23466 туни</text:p>
      <text:p text:style-name="P1876">23511 гоних</text:p>
      <text:p text:style-name="P1877">23512 хиени</text:p>
      <text:p text:style-name="P1878">23513 шиен</text:p>
      <text:p text:style-name="P1879">23514 мяука</text:p>
      <text:p text:style-name="P1880">23515 баел</text:p>
      <text:p text:style-name="P1881">23516 цип</text:p>
      <text:p text:style-name="P1882">23521 охва</text:p>
      <text:p text:style-name="P1883">23522 криви</text:p>
      <text:p text:style-name="P1884">23523 сети</text:p>
      <text:p text:style-name="P1885">23524 съня</text:p>
      <text:p text:style-name="P1886">23525 пета</text:p>
      <text:p text:style-name="P1887">23526 денк</text:p>
      <text:p text:style-name="P1888">23531 хан</text:p>
      <text:p text:style-name="P1889">23532 лята</text:p>
      <text:p text:style-name="P1890">23533 стаж</text:p>
      <text:p text:style-name="P1891">23534 пили</text:p>
      <text:p text:style-name="P1892">23535 шатър</text:p>
      <text:p text:style-name="P1893">23536 акорд</text:p>
      <text:p text:style-name="P1894">23541 навих</text:p>
      <text:p text:style-name="P1895">23542 кита</text:p>
      <text:p text:style-name="P1896">23543 риещ</text:p>
      <text:p text:style-name="P1897">23544 зайди</text:p>
      <text:p text:style-name="P1898">23545 елен</text:p>
      <text:p text:style-name="P1899">23546 родни</text:p>
      <text:p text:style-name="P1900">23551 кея</text:p>
      <text:p text:style-name="P1901">23552 тъща</text:p>
      <text:p text:style-name="P1902">23553 викат</text:p>
      <text:p text:style-name="P1903">23554 мести</text:p>
      <text:p text:style-name="P1904">23555 сфера</text:p>
      <text:p text:style-name="P1905">23556 сура</text:p>
      <text:p text:style-name="P1906">23561 куца</text:p>
      <text:p text:style-name="P1907">23562 фолио</text:p>
      <text:p text:style-name="P1908">23563 научи</text:p>
      <text:p text:style-name="P1909">23564 бедни</text:p>
      <text:p text:style-name="P1910">23565 избен</text:p>
      <text:p text:style-name="P1911">23566 шили</text:p>
      <text:p text:style-name="P1912">23611 маца</text:p>
      <text:p text:style-name="P1913">23612 ръгат</text:p>
      <text:p text:style-name="P1914">23613 късен</text:p>
      <text:p text:style-name="P1915">23614 терк</text:p>
      <text:p text:style-name="P1916">23615 мешат</text:p>
      <text:p text:style-name="P1917">23616 ляво</text:p>
      <text:p text:style-name="P1918">23621 зарят</text:p>
      <text:p text:style-name="P1919">23622 спад</text:p>
      <text:p text:style-name="P1920">23623 ризи</text:p>
      <text:p text:style-name="P1921">23624 влак</text:p>
      <text:p text:style-name="P1922">23625 мяха</text:p>
      <text:p text:style-name="P1923">23626<text:s/>убол</text:p>
      <text:p text:style-name="P1924">23631 ищеца</text:p>
      <text:p text:style-name="P1925">23632 мътя</text:p>
      <text:p text:style-name="P1926">23633 пека</text:p>
      <text:p text:style-name="P1927">23634 сайт</text:p>
      <text:p text:style-name="P1928">23635 душен</text:p>
      <text:p text:style-name="P1929">23636 ечи</text:p>
      <text:p text:style-name="P1930">23641 жезъл</text:p>
      <text:p text:style-name="P1931">23642 кладе</text:p>
      <text:p text:style-name="P1932">23643 яхваш</text:p>
      <text:p text:style-name="P1933">23644 шиеща</text:p>
      <text:p text:style-name="P1934">23645 бичиш</text:p>
      <text:p text:style-name="P1935">23646 чеса</text:p>
      <text:p text:style-name="P1936">23651 лей</text:p>
      <text:p text:style-name="P1937">23652 съм</text:p>
      <text:p text:style-name="P1938">23653 сври</text:p>
      <text:p text:style-name="P1939">23654 виква</text:p>
      <text:p text:style-name="P1940">23655 извея</text:p>
      <text:p text:style-name="P1941">23656 цедка</text:p>
      <text:p text:style-name="P1942">23661 заших</text:p>
      <text:p text:style-name="P1943">23662 шоп</text:p>
      <text:p text:style-name="P1944">23663 изора</text:p>
      <text:p text:style-name="P1945">23664<text:s/>жлъч</text:p>
      <text:p text:style-name="P1946">23665 садил</text:p>
      <text:p text:style-name="P1947">23666 четеш</text:p>
      <text:p text:style-name="P1948">24111 кажи</text:p>
      <text:p text:style-name="P1949">24112 орно</text:p>
      <text:p text:style-name="P1950">24113 кост</text:p>
      <text:p text:style-name="P1951">24114 окъпе</text:p>
      <text:p text:style-name="P1952">24115 гюлле</text:p>
      <text:p text:style-name="P1953">24116 изуя</text:p>
      <text:p text:style-name="P1954">24121 даря</text:p>
      <text:p text:style-name="P1955">24122 2000</text:p>
      <text:p text:style-name="P1956">24123 шлиц</text:p>
      <text:p text:style-name="P1957">24124 фуква</text:p>
      <text:p text:style-name="P1958">24125 киска</text:p>
      <text:p text:style-name="P1959">24126 гюма</text:p>
      <text:p text:style-name="P1960">24131 омаем</text:p>
      <text:p text:style-name="P1961">24132 веза</text:p>
      <text:p text:style-name="P1962">24133 осов</text:p>
      <text:p text:style-name="P1963">24134 жених</text:p>
      <text:p text:style-name="P1964">24135 зяпа</text:p>
      <text:p text:style-name="P1965">24136 влез</text:p>
      <text:p text:style-name="P1966">24141 йод</text:p>
      <text:p text:style-name="P1967">24142<text:s/>рязка</text:p>
      <text:p text:style-name="P1968">24143 руно</text:p>
      <text:p text:style-name="P1969">24144 екот</text:p>
      <text:p text:style-name="P1970">24145 сеири</text:p>
      <text:p text:style-name="P1971">24146 екана</text:p>
      <text:p text:style-name="P1972">24151 тим</text:p>
      <text:p text:style-name="P1973">24152 чима</text:p>
      <text:p text:style-name="P1974">24153 беса</text:p>
      <text:p text:style-name="P1975">24154 троен</text:p>
      <text:p text:style-name="P1976">24155 мъжов</text:p>
      <text:p text:style-name="P1977">24156 лазур</text:p>
      <text:p text:style-name="P1978">24161 поет</text:p>
      <text:p text:style-name="P1979">24162 пусто</text:p>
      <text:p text:style-name="P1980">24163 рула</text:p>
      <text:p text:style-name="P1981">24164 бъкащ</text:p>
      <text:p text:style-name="P1982">24165 трица</text:p>
      <text:p text:style-name="P1983">24166 дядов</text:p>
      <text:p text:style-name="P1984">24211 тъпее</text:p>
      <text:p text:style-name="P1985">24212 цер</text:p>
      <text:p text:style-name="P1986">24213 взря</text:p>
      <text:p text:style-name="P1987">24214 кол</text:p>
      <text:p text:style-name="P1988">24215 блъф</text:p>
      <text:p text:style-name="P1989">24216 зети</text:p>
      <text:p text:style-name="P1990">24221 вота</text:p>
      <text:p text:style-name="P1991">24222 нарий</text:p>
      <text:p text:style-name="P1992">24223 разми</text:p>
      <text:p text:style-name="P1993">24224 ценно</text:p>
      <text:p text:style-name="P1994">24225 отучи</text:p>
      <text:p text:style-name="P1995">24226 шепни</text:p>
      <text:p text:style-name="P1996">24231 роса</text:p>
      <text:p text:style-name="P1997">24232 есета</text:p>
      <text:p text:style-name="P1998">24233 дело</text:p>
      <text:p text:style-name="P1999">24234 налеп</text:p>
      <text:p text:style-name="P2000">24235 беят</text:p>
      <text:p text:style-name="P2001">24236 :-(</text:p>
      <text:p text:style-name="P2002">24241 ахал</text:p>
      <text:p text:style-name="P2003">24242 вехт</text:p>
      <text:soft-page-break/>
      <text:p text:style-name="P2004">24243 тъчи</text:p>
      <text:p text:style-name="P2005">24244 дебра</text:p>
      <text:p text:style-name="P2006">24245 плета</text:p>
      <text:p text:style-name="P2007">24246 зеле</text:p>
      <text:p text:style-name="P2008">24251 сокаи</text:p>
      <text:p text:style-name="P2009">24252 лапна</text:p>
      <text:p text:style-name="P2010">24253 анти</text:p>
      <text:p text:style-name="P2011">24254 пеш</text:p>
      <text:p text:style-name="P2012">24255 стрий</text:p>
      <text:p text:style-name="P2013">24256 седмо</text:p>
      <text:p text:style-name="P2014">24261 скут</text:p>
      <text:p text:style-name="P2015">24262 посят</text:p>
      <text:p text:style-name="P2016">24263 12</text:p>
      <text:p text:style-name="P2017">24264 вее</text:p>
      <text:p text:style-name="P2018">24265 изми</text:p>
      <text:p text:style-name="P2019">24266 овраг</text:p>
      <text:p text:style-name="P2020">24311 водач</text:p>
      <text:p text:style-name="P2021">24312 стая</text:p>
      <text:p text:style-name="P2022">24313 маси</text:p>
      <text:p text:style-name="P2023">24314 трите</text:p>
      <text:p text:style-name="P2024">24315 ложи</text:p>
      <text:p text:style-name="P2025">24316 пра</text:p>
      <text:p text:style-name="P2026">24321 пряма</text:p>
      <text:p text:style-name="P2027">24322 бъда</text:p>
      <text:p text:style-name="P2028">24323 хава</text:p>
      <text:p text:style-name="P2029">24324 жилен</text:p>
      <text:p text:style-name="P2030">24325 бял</text:p>
      <text:p text:style-name="P2031">24326 соят</text:p>
      <text:p text:style-name="P2032">24331 копи</text:p>
      <text:p text:style-name="P2033">24332 залея</text:p>
      <text:p text:style-name="P2034">24333<text:s/>мътна</text:p>
      <text:p text:style-name="P2035">24334 сбиеш</text:p>
      <text:p text:style-name="P2036">24335 маем</text:p>
      <text:p text:style-name="P2037">24336 котят</text:p>
      <text:p text:style-name="P2038">24341 щати</text:p>
      <text:p text:style-name="P2039">24342 мъчещ</text:p>
      <text:p text:style-name="P2040">24343 мюре</text:p>
      <text:p text:style-name="P2041">24344 опием</text:p>
      <text:p text:style-name="P2042">24345 чини</text:p>
      <text:p text:style-name="P2043">24346 буйна</text:p>
      <text:p text:style-name="P2044">24351 чифте</text:p>
      <text:p text:style-name="P2045">24352 сбий</text:p>
      <text:p text:style-name="P2046">24353 коте</text:p>
      <text:p text:style-name="P2047">24354 длан</text:p>
      <text:p text:style-name="P2048">24355 ясно</text:p>
      <text:p text:style-name="P2049">24356 бера</text:p>
      <text:p text:style-name="P2050">24361 сведе</text:p>
      <text:p text:style-name="P2051">24362 гаф</text:p>
      <text:p text:style-name="P2052">24363 ядра</text:p>
      <text:p text:style-name="P2053">24364 копие</text:p>
      <text:p text:style-name="P2054">24365 гътай</text:p>
      <text:p text:style-name="P2055">24366 изяла</text:p>
      <text:p text:style-name="P2056">24411<text:s/>зумер</text:p>
      <text:p text:style-name="P2057">24412 сърф</text:p>
      <text:p text:style-name="P2058">24413 хакер</text:p>
      <text:p text:style-name="P2059">24414 утая</text:p>
      <text:p text:style-name="P2060">24415 баяч</text:p>
      <text:p text:style-name="P2061">24416 ръсва</text:p>
      <text:p text:style-name="P2062">24421 $$$</text:p>
      <text:p text:style-name="P2063">24422 деля</text:p>
      <text:p text:style-name="P2064">24423 тупти</text:p>
      <text:p text:style-name="P2065">24424 стопа</text:p>
      <text:p text:style-name="P2066">24425 яйце</text:p>
      <text:p text:style-name="P2067">24426 изуй</text:p>
      <text:p text:style-name="P2068">24431 листи</text:p>
      <text:p text:style-name="P2069">24432 мри</text:p>
      <text:p text:style-name="P2070">24433 блей</text:p>
      <text:p text:style-name="P2071">24434 орел</text:p>
      <text:p text:style-name="P2072">24435 бил</text:p>
      <text:p text:style-name="P2073">24436 лай</text:p>
      <text:p text:style-name="P2074">24441 свада</text:p>
      <text:p text:style-name="P2075">24442 можем</text:p>
      <text:p text:style-name="P2076">24443 азота</text:p>
      <text:p text:style-name="P2077">24444 угоиш</text:p>
      <text:p text:style-name="P2078">24445<text:s/>болея</text:p>
      <text:p text:style-name="P2079">24446 акциз</text:p>
      <text:p text:style-name="P2080">24451 двете</text:p>
      <text:p text:style-name="P2081">24452 сучи</text:p>
      <text:p text:style-name="P2082">24453 родил</text:p>
      <text:p text:style-name="P2083">24454 бумти</text:p>
      <text:p text:style-name="P2084">24455 елени</text:p>
      <text:p text:style-name="P2085">24456 плачи</text:p>
      <text:p text:style-name="P2086">24461 руши</text:p>
      <text:p text:style-name="P2087">24462 гад</text:p>
      <text:p text:style-name="P2088">24463 житно</text:p>
      <text:p text:style-name="P2089">24464 надои</text:p>
      <text:p text:style-name="P2090">24465 плавя</text:p>
      <text:p text:style-name="P2091">24466 мъчех</text:p>
      <text:p text:style-name="P2092">24511 надям</text:p>
      <text:p text:style-name="P2093">24512 даже</text:p>
      <text:p text:style-name="P2094">24513 ваеш</text:p>
      <text:p text:style-name="P2095">24514 устен</text:p>
      <text:p text:style-name="P2096">24515 името</text:p>
      <text:p text:style-name="P2097">24516 веят</text:p>
      <text:p text:style-name="P2098">24521 пити</text:p>
      <text:p text:style-name="P2099">24522 точа</text:p>
      <text:p text:style-name="P2100">24523 чипия</text:p>
      <text:p text:style-name="P2101">24524 чуди</text:p>
      <text:p text:style-name="P2102">24525 фарса</text:p>
      <text:p text:style-name="P2103">24526 назе</text:p>
      <text:p text:style-name="P2104">24531 гюле</text:p>
      <text:p text:style-name="P2105">24532 чата</text:p>
      <text:p text:style-name="P2106">24533 депо</text:p>
      <text:p text:style-name="P2107">24534 биех</text:p>
      <text:p text:style-name="P2108">24535 арка</text:p>
      <text:p text:style-name="P2109">24536 дроб</text:p>
      <text:p text:style-name="P2110">24541 джудо</text:p>
      <text:p text:style-name="P2111">24542 гами</text:p>
      <text:p text:style-name="P2112">24543 усиля</text:p>
      <text:p text:style-name="P2113">24544 оазис</text:p>
      <text:p text:style-name="P2114">24545 въси</text:p>
      <text:p text:style-name="P2115">24546 лука</text:p>
      <text:p text:style-name="P2116">24551 рили</text:p>
      <text:p text:style-name="P2117">24552 карта</text:p>
      <text:p text:style-name="P2118">24553 събу</text:p>
      <text:p text:style-name="P2119">24554 явно</text:p>
      <text:p text:style-name="P2120">24555 сопол</text:p>
      <text:p text:style-name="P2121">24556 летви</text:p>
      <text:p text:style-name="P2122">24561 крив</text:p>
      <text:p text:style-name="P2123">24562 муча</text:p>
      <text:p text:style-name="P2124">24563 69</text:p>
      <text:p text:style-name="P2125">24564 дяна</text:p>
      <text:p text:style-name="P2126">24565 орял</text:p>
      <text:p text:style-name="P2127">24566 емва</text:p>
      <text:p text:style-name="P2128">24611 лиска</text:p>
      <text:p text:style-name="P2129">24612 сипи</text:p>
      <text:p text:style-name="P2130">24613 перях</text:p>
      <text:p text:style-name="P2131">24614 1992</text:p>
      <text:p text:style-name="P2132">24615 унеси</text:p>
      <text:p text:style-name="P2133">24616 унизя</text:p>
      <text:p text:style-name="P2134">24621 орат</text:p>
      <text:p text:style-name="P2135">24622 делял</text:p>
      <text:p text:style-name="P2136">24623 дялът</text:p>
      <text:p text:style-name="P2137">24624 2010</text:p>
      <text:p text:style-name="P2138">24625 пея</text:p>
      <text:p text:style-name="P2139">24626 калъф</text:p>
      <text:p text:style-name="P2140">24631 селим</text:p>
      <text:p text:style-name="P2141">24632 борен</text:p>
      <text:p text:style-name="P2142">24633 висва</text:p>
      <text:p text:style-name="P2143">24634 къпех</text:p>
      <text:p text:style-name="P2144">24635 прага</text:p>
      <text:p text:style-name="P2145">24636 ищец</text:p>
      <text:p text:style-name="P2146">24641 бързи</text:p>
      <text:p text:style-name="P2147">24642 вчеши</text:p>
      <text:p text:style-name="P2148">24643 чуеш</text:p>
      <text:p text:style-name="P2149">24644 ухай</text:p>
      <text:p text:style-name="P2150">24645 мото</text:p>
      <text:p text:style-name="P2151">24646 бис</text:p>
      <text:p text:style-name="P2152">24651 газя</text:p>
      <text:p text:style-name="P2153">24652 боящ</text:p>
      <text:p text:style-name="P2154">24653 щик</text:p>
      <text:p text:style-name="P2155">24654 чисто</text:p>
      <text:p text:style-name="P2156">24655 шипа</text:p>
      <text:p text:style-name="P2157">24656 мигом</text:p>
      <text:p text:style-name="P2158">24661 дубле</text:p>
      <text:p text:style-name="P2159">24662 сърне</text:p>
      <text:p text:style-name="P2160">24663 пуйча</text:p>
      <text:p text:style-name="P2161">24664 лъва</text:p>
      <text:p text:style-name="P2162">24665 фута</text:p>
      <text:p text:style-name="P2163">24666 сдуши</text:p>
      <text:p text:style-name="P2164">25111 дъба</text:p>
      <text:p text:style-name="P2165">25112 плато</text:p>
      <text:p text:style-name="P2166">25113 дало</text:p>
      <text:p text:style-name="P2167">25114 чеиза</text:p>
      <text:p text:style-name="P2168">25115 1955</text:p>
      <text:p text:style-name="P2169">25116 осоли</text:p>
      <text:p text:style-name="P2170">25121 вяра</text:p>
      <text:p text:style-name="P2171">25122 яма</text:p>
      <text:p text:style-name="P2172">25123 идни</text:p>
      <text:p text:style-name="P2173">25124 форт</text:p>
      <text:p text:style-name="P2174">25125 кихни</text:p>
      <text:p text:style-name="P2175">25126 сеч</text:p>
      <text:p text:style-name="P2176">25131 нижи</text:p>
      <text:p text:style-name="P2177">25132 обои</text:p>
      <text:p text:style-name="P2178">25133 бери</text:p>
      <text:p text:style-name="P2179">25134 после</text:p>
      <text:p text:style-name="P2180">25135 случа</text:p>
      <text:p text:style-name="P2181">25136 напях</text:p>
      <text:p text:style-name="P2182">25141 увий</text:p>
      <text:p text:style-name="P2183">25142 допря</text:p>
      <text:p text:style-name="P2184">25143 цирк</text:p>
      <text:p text:style-name="P2185">25144 пусти</text:p>
      <text:p text:style-name="P2186">25145 ядях</text:p>
      <text:p text:style-name="P2187">25146 опее</text:p>
      <text:p text:style-name="P2188">25151 ярма</text:p>
      <text:p text:style-name="P2189">25152 заеха</text:p>
      <text:p text:style-name="P2190">25153 ближе</text:p>
      <text:p text:style-name="P2191">25154 пачи</text:p>
      <text:p text:style-name="P2192">25155 дул</text:p>
      <text:p text:style-name="P2193">25156 жалиш</text:p>
      <text:p text:style-name="P2194">25161 ширя</text:p>
      <text:p text:style-name="P2195">25162 бинго</text:p>
      <text:p text:style-name="P2196">25163 ютия</text:p>
      <text:p text:style-name="P2197">25164 плюх</text:p>
      <text:p text:style-name="P2198">25165 хек</text:p>
      <text:p text:style-name="P2199">25166 гине</text:p>
      <text:p text:style-name="P2200">25211 пуяк</text:p>
      <text:p text:style-name="P2201">25212 този</text:p>
      <text:p text:style-name="P2202">25213 амури</text:p>
      <text:p text:style-name="P2203">25214 вети</text:p>
      <text:soft-page-break/>
      <text:p text:style-name="P2204">25215 тука</text:p>
      <text:p text:style-name="P2205">25216 паят</text:p>
      <text:p text:style-name="P2206">25221 смаят</text:p>
      <text:p text:style-name="P2207">25222 клема</text:p>
      <text:p text:style-name="P2208">25223 завял</text:p>
      <text:p text:style-name="P2209">25224 века</text:p>
      <text:p text:style-name="P2210">25225 ресна</text:p>
      <text:p text:style-name="P2211">25226 туп</text:p>
      <text:p text:style-name="P2212">25231 кюпът</text:p>
      <text:p text:style-name="P2213">25232 зовял</text:p>
      <text:p text:style-name="P2214">25233 малц</text:p>
      <text:p text:style-name="P2215">25234 шаря</text:p>
      <text:p text:style-name="P2216">25235 умни</text:p>
      <text:p text:style-name="P2217">25236 дяваш</text:p>
      <text:p text:style-name="P2218">25241 цяра</text:p>
      <text:p text:style-name="P2219">25242 връх</text:p>
      <text:p text:style-name="P2220">25243 думах</text:p>
      <text:p text:style-name="P2221">25244 язви</text:p>
      <text:p text:style-name="P2222">25245 текъл</text:p>
      <text:p text:style-name="P2223">25246 козя</text:p>
      <text:p text:style-name="P2224">25251 шити</text:p>
      <text:p text:style-name="P2225">25252 колач</text:p>
      <text:p text:style-name="P2226">25253 леярю</text:p>
      <text:p text:style-name="P2227">25254 роби</text:p>
      <text:p text:style-name="P2228">25255 тъпея</text:p>
      <text:p text:style-name="P2229">25256 опие</text:p>
      <text:p text:style-name="P2230">25261 шиеш</text:p>
      <text:p text:style-name="P2231">25262 вета</text:p>
      <text:p text:style-name="P2232">25263 укоря</text:p>
      <text:p text:style-name="P2233">25264 бито</text:p>
      <text:p text:style-name="P2234">25265 слуха</text:p>
      <text:p text:style-name="P2235">25266 пята</text:p>
      <text:p text:style-name="P2236">25311 кисна</text:p>
      <text:p text:style-name="P2237">25312 аби</text:p>
      <text:p text:style-name="P2238">25313 2002</text:p>
      <text:p text:style-name="P2239">25314 търпи</text:p>
      <text:p text:style-name="P2240">25315 вила</text:p>
      <text:p text:style-name="P2241">25316 танга</text:p>
      <text:p text:style-name="P2242">25321 сокет</text:p>
      <text:p text:style-name="P2243">25322 очука</text:p>
      <text:p text:style-name="P2244">25323 оядат</text:p>
      <text:p text:style-name="P2245">25324 колар</text:p>
      <text:p text:style-name="P2246">25325 ярка</text:p>
      <text:p text:style-name="P2247">25326 клеча</text:p>
      <text:p text:style-name="P2248">25331 !!!</text:p>
      <text:p text:style-name="P2249">25332 вдене</text:p>
      <text:p text:style-name="P2250">25333 тям</text:p>
      <text:p text:style-name="P2251">25334 свием</text:p>
      <text:p text:style-name="P2252">25335 уют</text:p>
      <text:p text:style-name="P2253">25336 кауша</text:p>
      <text:p text:style-name="P2254">25341 диви</text:p>
      <text:p text:style-name="P2255">25342 оки</text:p>
      <text:p text:style-name="P2256">25343 роях</text:p>
      <text:p text:style-name="P2257">25344 преди</text:p>
      <text:p text:style-name="P2258">25345 дарях</text:p>
      <text:p text:style-name="P2259">25346 броди</text:p>
      <text:p text:style-name="P2260">25351 пасхи</text:p>
      <text:p text:style-name="P2261">25352 дом</text:p>
      <text:p text:style-name="P2262">25353 свян</text:p>
      <text:p text:style-name="P2263">25354 имат</text:p>
      <text:p text:style-name="P2264">25355 щади</text:p>
      <text:p text:style-name="P2265">25356 мъки</text:p>
      <text:p text:style-name="P2266">25361 лукс</text:p>
      <text:p text:style-name="P2267">25362 четящ</text:p>
      <text:p text:style-name="P2268">25363 гъмжи</text:p>
      <text:p text:style-name="P2269">25364 ---</text:p>
      <text:p text:style-name="P2270">25365 хикса</text:p>
      <text:p text:style-name="P2271">25366 идех</text:p>
      <text:p text:style-name="P2272">25411 узбек</text:p>
      <text:p text:style-name="P2273">25412 опнал</text:p>
      <text:p text:style-name="P2274">25413 нас</text:p>
      <text:p text:style-name="P2275">25414 слаба</text:p>
      <text:p text:style-name="P2276">25415 телец</text:p>
      <text:p text:style-name="P2277">25416 пищя</text:p>
      <text:p text:style-name="P2278">25421 рутил</text:p>
      <text:p text:style-name="P2279">25422 шанц</text:p>
      <text:p text:style-name="P2280">25423 изуми</text:p>
      <text:p text:style-name="P2281">25424 завие</text:p>
      <text:p text:style-name="P2282">25425 ската</text:p>
      <text:p text:style-name="P2283">25426 буни</text:p>
      <text:p text:style-name="P2284">25431 меса</text:p>
      <text:p text:style-name="P2285">25432 таял</text:p>
      <text:p text:style-name="P2286">25433 женат</text:p>
      <text:p text:style-name="P2287">25434 яхаш</text:p>
      <text:p text:style-name="P2288">25435 леле</text:p>
      <text:p text:style-name="P2289">25436 жуля</text:p>
      <text:p text:style-name="P2290">25441 видра</text:p>
      <text:p text:style-name="P2291">25442 мимик</text:p>
      <text:p text:style-name="P2292">25443 речи</text:p>
      <text:p text:style-name="P2293">25444 надее</text:p>
      <text:p text:style-name="P2294">25445 извя</text:p>
      <text:p text:style-name="P2295">25446 кучка</text:p>
      <text:p text:style-name="P2296">25451 топка</text:p>
      <text:p text:style-name="P2297">25452 тачел</text:p>
      <text:p text:style-name="P2298">25453<text:s/>рахат</text:p>
      <text:p text:style-name="P2299">25454 ходов</text:p>
      <text:p text:style-name="P2300">25455 усет</text:p>
      <text:p text:style-name="P2301">25456 лози</text:p>
      <text:p text:style-name="P2302">25461 спаси</text:p>
      <text:p text:style-name="P2303">25462 сепии</text:p>
      <text:p text:style-name="P2304">25463 зъбно</text:p>
      <text:p text:style-name="P2305">25464 люля</text:p>
      <text:p text:style-name="P2306">25465 турен</text:p>
      <text:p text:style-name="P2307">25466 осни</text:p>
      <text:p text:style-name="P2308">25511 шевни</text:p>
      <text:p text:style-name="P2309">25512 лемур</text:p>
      <text:p text:style-name="P2310">25513 еди</text:p>
      <text:p text:style-name="P2311">25514 задно</text:p>
      <text:p text:style-name="P2312">25515 рутя</text:p>
      <text:p text:style-name="P2313">25516 роди</text:p>
      <text:p text:style-name="P2314">25521 аги</text:p>
      <text:p text:style-name="P2315">25522 увито</text:p>
      <text:p text:style-name="P2316">25523 рифа</text:p>
      <text:p text:style-name="P2317">25524 валяк</text:p>
      <text:p text:style-name="P2318">25525 ръгащ</text:p>
      <text:p text:style-name="P2319">25526 сяра</text:p>
      <text:p text:style-name="P2320">25531<text:s/>края</text:p>
      <text:p text:style-name="P2321">25532 акър</text:p>
      <text:p text:style-name="P2322">25533 вчера</text:p>
      <text:p text:style-name="P2323">25534 бледа</text:p>
      <text:p text:style-name="P2324">25535 83</text:p>
      <text:p text:style-name="P2325">25536 пивък</text:p>
      <text:p text:style-name="P2326">25541 агня</text:p>
      <text:p text:style-name="P2327">25542 шуги</text:p>
      <text:p text:style-name="P2328">25543 плюят</text:p>
      <text:p text:style-name="P2329">25544 долен</text:p>
      <text:p text:style-name="P2330">25545 тикал</text:p>
      <text:p text:style-name="P2331">25546 тоги</text:p>
      <text:p text:style-name="P2332">25551 сто</text:p>
      <text:p text:style-name="P2333">25552 чауши</text:p>
      <text:p text:style-name="P2334">25553 чипо</text:p>
      <text:p text:style-name="P2335">25554 поеме</text:p>
      <text:p text:style-name="P2336">25555 криеш</text:p>
      <text:p text:style-name="P2337">25556 кацаш</text:p>
      <text:p text:style-name="P2338">25561 мека</text:p>
      <text:p text:style-name="P2339">25562 век</text:p>
      <text:p text:style-name="P2340">25563 пеша</text:p>
      <text:p text:style-name="P2341">25564 вели</text:p>
      <text:p text:style-name="P2342">25565 чарк</text:p>
      <text:p text:style-name="P2343">25566 стича</text:p>
      <text:p text:style-name="P2344">25611 бита</text:p>
      <text:p text:style-name="P2345">25612 дома</text:p>
      <text:p text:style-name="P2346">25613 бради</text:p>
      <text:p text:style-name="P2347">25614 ухаща</text:p>
      <text:p text:style-name="P2348">25615 лице</text:p>
      <text:p text:style-name="P2349">25616 сгур</text:p>
      <text:p text:style-name="P2350">25621 вред</text:p>
      <text:p text:style-name="P2351">25622 кръв</text:p>
      <text:p text:style-name="P2352">25623 малка</text:p>
      <text:p text:style-name="P2353">25624 делба</text:p>
      <text:p text:style-name="P2354">25625 бди</text:p>
      <text:p text:style-name="P2355">25626 брана</text:p>
      <text:p text:style-name="P2356">25631 везир</text:p>
      <text:p text:style-name="P2357">25632 океан</text:p>
      <text:p text:style-name="P2358">25633 бъзла</text:p>
      <text:p text:style-name="P2359">25634 пеела</text:p>
      <text:p text:style-name="P2360">25635 вил</text:p>
      <text:p text:style-name="P2361">25636 ръба</text:p>
      <text:p text:style-name="P2362">25641 скиор</text:p>
      <text:p text:style-name="P2363">25642 чел</text:p>
      <text:p text:style-name="P2364">25643 фиск</text:p>
      <text:p text:style-name="P2365">25644 пиво</text:p>
      <text:p text:style-name="P2366">25645 спори</text:p>
      <text:p text:style-name="P2367">25646 мае</text:p>
      <text:p text:style-name="P2368">25651 музи</text:p>
      <text:p text:style-name="P2369">25652 сини</text:p>
      <text:p text:style-name="P2370">25653 вихме</text:p>
      <text:p text:style-name="P2371">25654 вреш</text:p>
      <text:p text:style-name="P2372">25655 обвял</text:p>
      <text:p text:style-name="P2373">25656 моля</text:p>
      <text:p text:style-name="P2374">25661 свий</text:p>
      <text:p text:style-name="P2375">25662 око</text:p>
      <text:p text:style-name="P2376">25663 жали</text:p>
      <text:p text:style-name="P2377">25664 газът</text:p>
      <text:p text:style-name="P2378">25665 гяура</text:p>
      <text:p text:style-name="P2379">25666 набол</text:p>
      <text:p text:style-name="P2380">26111 куцан</text:p>
      <text:p text:style-name="P2381">26112 белия</text:p>
      <text:p text:style-name="P2382">26113 саби</text:p>
      <text:p text:style-name="P2383">26114 рина</text:p>
      <text:p text:style-name="P2384">26115 угние</text:p>
      <text:p text:style-name="P2385">26116 того</text:p>
      <text:p text:style-name="P2386">26121 идно</text:p>
      <text:p text:style-name="P2387">26122 обвят</text:p>
      <text:p text:style-name="P2388">26123 ушил</text:p>
      <text:p text:style-name="P2389">26124 отпее</text:p>
      <text:p text:style-name="P2390">26125 везем</text:p>
      <text:p text:style-name="P2391">26126 циан</text:p>
      <text:p text:style-name="P2392">26131 разчу</text:p>
      <text:p text:style-name="P2393">26132 вика</text:p>
      <text:p text:style-name="P2394">26133 пазел</text:p>
      <text:p text:style-name="P2395">26134 лунно</text:p>
      <text:p text:style-name="P2396">26135 прал</text:p>
      <text:p text:style-name="P2397">26136 река</text:p>
      <text:p text:style-name="P2398">26141 789</text:p>
      <text:p text:style-name="P2399">26142 ирис</text:p>
      <text:p text:style-name="P2400">26143 зная</text:p>
      <text:p text:style-name="P2401">26144 нижа</text:p>
      <text:p text:style-name="P2402">26145 леха</text:p>
      <text:p text:style-name="P2403">26146 ровя</text:p>
      <text:soft-page-break/>
      <text:p text:style-name="P2404">26151 махам</text:p>
      <text:p text:style-name="P2405">26152 химн</text:p>
      <text:p text:style-name="P2406">26153 далак</text:p>
      <text:p text:style-name="P2407">26154 почти</text:p>
      <text:p text:style-name="P2408">26155 срича</text:p>
      <text:p text:style-name="P2409">26156 лучен</text:p>
      <text:p text:style-name="P2410">26161 значи</text:p>
      <text:p text:style-name="P2411">26162 рева</text:p>
      <text:p text:style-name="P2412">26163 зра</text:p>
      <text:p text:style-name="P2413">26164 гише</text:p>
      <text:p text:style-name="P2414">26165 туй</text:p>
      <text:p text:style-name="P2415">26166 чинът</text:p>
      <text:p text:style-name="P2416">26211 звяр</text:p>
      <text:p text:style-name="P2417">26212 хаби</text:p>
      <text:p text:style-name="P2418">26213 литне</text:p>
      <text:p text:style-name="P2419">26214 гоят</text:p>
      <text:p text:style-name="P2420">26215 орала</text:p>
      <text:p text:style-name="P2421">26216 нежна</text:p>
      <text:p text:style-name="P2422">26221 чут</text:p>
      <text:p text:style-name="P2423">26222 втаса</text:p>
      <text:p text:style-name="P2424">26223 домил</text:p>
      <text:p text:style-name="P2425">26224 бекас</text:p>
      <text:p text:style-name="P2426">26225 ухаше</text:p>
      <text:p text:style-name="P2427">26226 жуми</text:p>
      <text:p text:style-name="P2428">26231 скок</text:p>
      <text:p text:style-name="P2429">26232 -</text:p>
      <text:p text:style-name="P2430">26233 взет</text:p>
      <text:p text:style-name="P2431">26234<text:s/>лъхах</text:p>
      <text:p text:style-name="P2432">26235 угари</text:p>
      <text:p text:style-name="P2433">26236 краве</text:p>
      <text:p text:style-name="P2434">26241 месец</text:p>
      <text:p text:style-name="P2435">26242 плюса</text:p>
      <text:p text:style-name="P2436">26243 лаем</text:p>
      <text:p text:style-name="P2437">26244 гасим</text:p>
      <text:p text:style-name="P2438">26245 шкафа</text:p>
      <text:p text:style-name="P2439">26246 тях</text:p>
      <text:p text:style-name="P2440">26251 запят</text:p>
      <text:p text:style-name="P2441">26252 галил</text:p>
      <text:p text:style-name="P2442">26253 папур</text:p>
      <text:p text:style-name="P2443">26254 дебри</text:p>
      <text:p text:style-name="P2444">26255 яздиш</text:p>
      <text:p text:style-name="P2445">26256 лъка</text:p>
      <text:p text:style-name="P2446">26261 каел</text:p>
      <text:p text:style-name="P2447">26262 56</text:p>
      <text:p text:style-name="P2448">26263 ланец</text:p>
      <text:p text:style-name="P2449">26264 рогче</text:p>
      <text:p text:style-name="P2450">26265 броиш</text:p>
      <text:p text:style-name="P2451">26266 кали</text:p>
      <text:p text:style-name="P2452">26311 реещ</text:p>
      <text:p text:style-name="P2453">26312 999</text:p>
      <text:p text:style-name="P2454">26313 чути</text:p>
      <text:p text:style-name="P2455">26314 шрифт</text:p>
      <text:p text:style-name="P2456">26315 тетка</text:p>
      <text:p text:style-name="P2457">26316 румб</text:p>
      <text:p text:style-name="P2458">26321 миза</text:p>
      <text:p text:style-name="P2459">26322 отбий</text:p>
      <text:p text:style-name="P2460">26323 суфле</text:p>
      <text:p text:style-name="P2461">26324 гнида</text:p>
      <text:p text:style-name="P2462">26325 сбием</text:p>
      <text:p text:style-name="P2463">26326 пял</text:p>
      <text:p text:style-name="P2464">26331 чарка</text:p>
      <text:p text:style-name="P2465">26332 силя</text:p>
      <text:p text:style-name="P2466">26333 ревах</text:p>
      <text:p text:style-name="P2467">26334 аута</text:p>
      <text:p text:style-name="P2468">26335 взре</text:p>
      <text:p text:style-name="P2469">26336 щипя</text:p>
      <text:p text:style-name="P2470">26341 улея</text:p>
      <text:p text:style-name="P2471">26342 реши</text:p>
      <text:p text:style-name="P2472">26343 крин</text:p>
      <text:p text:style-name="P2473">26344 вшита</text:p>
      <text:p text:style-name="P2474">26345 ранил</text:p>
      <text:p text:style-name="P2475">26346 игла</text:p>
      <text:p text:style-name="P2476">26351 зей</text:p>
      <text:p text:style-name="P2477">26352 лишеи</text:p>
      <text:p text:style-name="P2478">26353 фири</text:p>
      <text:p text:style-name="P2479">26354 ядна</text:p>
      <text:p text:style-name="P2480">26355 жици</text:p>
      <text:p text:style-name="P2481">26356 гавра</text:p>
      <text:p text:style-name="P2482">26361 були</text:p>
      <text:p text:style-name="P2483">26362 нае</text:p>
      <text:p text:style-name="P2484">26363 палец</text:p>
      <text:p text:style-name="P2485">26364 ваша</text:p>
      <text:p text:style-name="P2486">26365 25</text:p>
      <text:p text:style-name="P2487">26366 вита</text:p>
      <text:p text:style-name="P2488">26411 зоби</text:p>
      <text:p text:style-name="P2489">26412 злояд</text:p>
      <text:p text:style-name="P2490">26413 кода</text:p>
      <text:p text:style-name="P2491">26414 убит</text:p>
      <text:p text:style-name="P2492">26415 рота</text:p>
      <text:p text:style-name="P2493">26416 сам</text:p>
      <text:p text:style-name="P2494">26421 обул</text:p>
      <text:p text:style-name="P2495">26422 сигма</text:p>
      <text:p text:style-name="P2496">26423 лющил</text:p>
      <text:p text:style-name="P2497">26424<text:s/>рееща</text:p>
      <text:p text:style-name="P2498">26425 ъгли</text:p>
      <text:p text:style-name="P2499">26426 слава</text:p>
      <text:p text:style-name="P2500">26431 срие</text:p>
      <text:p text:style-name="P2501">26432 зад</text:p>
      <text:p text:style-name="P2502">26433 хляб</text:p>
      <text:p text:style-name="P2503">26434 измря</text:p>
      <text:p text:style-name="P2504">26435 цукал</text:p>
      <text:p text:style-name="P2505">26436 чакаш</text:p>
      <text:p text:style-name="P2506">26441 1999</text:p>
      <text:p text:style-name="P2507">26442 таза</text:p>
      <text:p text:style-name="P2508">26443 уболи</text:p>
      <text:p text:style-name="P2509">26444 ящна</text:p>
      <text:p text:style-name="P2510">26445 ура</text:p>
      <text:p text:style-name="P2511">26446 узна</text:p>
      <text:p text:style-name="P2512">26451 руж</text:p>
      <text:p text:style-name="P2513">26452 шетат</text:p>
      <text:p text:style-name="P2514">26453 обвя</text:p>
      <text:p text:style-name="P2515">26454 укрих</text:p>
      <text:p text:style-name="P2516">26455 менях</text:p>
      <text:p text:style-name="P2517">26456 учел</text:p>
      <text:p text:style-name="P2518">26461 дюза</text:p>
      <text:p text:style-name="P2519">26462<text:s/>иначе</text:p>
      <text:p text:style-name="P2520">26463 сия</text:p>
      <text:p text:style-name="P2521">26464 опял</text:p>
      <text:p text:style-name="P2522">26465 кир</text:p>
      <text:p text:style-name="P2523">26466 шил</text:p>
      <text:p text:style-name="P2524">26511 дуто</text:p>
      <text:p text:style-name="P2525">26512 семе</text:p>
      <text:p text:style-name="P2526">26513 кафе</text:p>
      <text:p text:style-name="P2527">26514 остър</text:p>
      <text:p text:style-name="P2528">26515 заявя</text:p>
      <text:p text:style-name="P2529">26516 чупя</text:p>
      <text:p text:style-name="P2530">26521 жален</text:p>
      <text:p text:style-name="P2531">26522 лули</text:p>
      <text:p text:style-name="P2532">26523 класа</text:p>
      <text:p text:style-name="P2533">26524 пикът</text:p>
      <text:p text:style-name="P2534">26525 юнако</text:p>
      <text:p text:style-name="P2535">26526 фонът</text:p>
      <text:p text:style-name="P2536">26531 туря</text:p>
      <text:p text:style-name="P2537">26532 леки</text:p>
      <text:p text:style-name="P2538">26533 ето</text:p>
      <text:p text:style-name="P2539">26534 ханш</text:p>
      <text:p text:style-name="P2540">26535 паяка</text:p>
      <text:p text:style-name="P2541">26536 урод</text:p>
      <text:p text:style-name="P2542">26541 преби</text:p>
      <text:p text:style-name="P2543">26542 стан</text:p>
      <text:p text:style-name="P2544">26543 грим</text:p>
      <text:p text:style-name="P2545">26544 басти</text:p>
      <text:p text:style-name="P2546">26545 явор</text:p>
      <text:p text:style-name="P2547">26546 неми</text:p>
      <text:p text:style-name="P2548">26551 мития</text:p>
      <text:p text:style-name="P2549">26552 шиел</text:p>
      <text:p text:style-name="P2550">26553 лели</text:p>
      <text:p text:style-name="P2551">26554 ратно</text:p>
      <text:p text:style-name="P2552">26555 жар</text:p>
      <text:p text:style-name="P2553">26556 печат</text:p>
      <text:p text:style-name="P2554">26561 орачи</text:p>
      <text:p text:style-name="P2555">26562 цех</text:p>
      <text:p text:style-name="P2556">26563 глума</text:p>
      <text:p text:style-name="P2557">26564 нрав</text:p>
      <text:p text:style-name="P2558">26565 бука</text:p>
      <text:p text:style-name="P2559">26566 коза</text:p>
      <text:p text:style-name="P2560">26611 беси</text:p>
      <text:p text:style-name="P2561">26612 воним</text:p>
      <text:p text:style-name="P2562">26613 бохча</text:p>
      <text:p text:style-name="P2563">26614 1920</text:p>
      <text:p text:style-name="P2564">26615 мезе</text:p>
      <text:p text:style-name="P2565">26616 пъха</text:p>
      <text:p text:style-name="P2566">26621 вонещ</text:p>
      <text:p text:style-name="P2567">26622 зайка</text:p>
      <text:p text:style-name="P2568">26623 сеят</text:p>
      <text:p text:style-name="P2569">26624 кова</text:p>
      <text:p text:style-name="P2570">26625 качва</text:p>
      <text:p text:style-name="P2571">26626 измет</text:p>
      <text:p text:style-name="P2572">26631 нищиш</text:p>
      <text:p text:style-name="P2573">26632 пощи</text:p>
      <text:p text:style-name="P2574">26633 крива</text:p>
      <text:p text:style-name="P2575">26634 купи</text:p>
      <text:p text:style-name="P2576">26635 завра</text:p>
      <text:p text:style-name="P2577">26636 мъча</text:p>
      <text:p text:style-name="P2578">26641 ход</text:p>
      <text:p text:style-name="P2579">26642 94</text:p>
      <text:p text:style-name="P2580">26643 ряха</text:p>
      <text:p text:style-name="P2581">26644 махат</text:p>
      <text:p text:style-name="P2582">26645 реят</text:p>
      <text:p text:style-name="P2583">26646 перце</text:p>
      <text:p text:style-name="P2584">26651 влята</text:p>
      <text:p text:style-name="P2585">26652 йени</text:p>
      <text:p text:style-name="P2586">26653 сарма</text:p>
      <text:p text:style-name="P2587">26654 вра</text:p>
      <text:p text:style-name="P2588">26655 мрави</text:p>
      <text:p text:style-name="P2589">26656 лаел</text:p>
      <text:p text:style-name="P2590">26661 пари</text:p>
      <text:p text:style-name="P2591">26662 хана</text:p>
      <text:p text:style-name="P2592">26663 гард</text:p>
      <text:p text:style-name="P2593">26664 рагу</text:p>
      <text:p text:style-name="P2594">26665 наел</text:p>
      <text:p text:style-name="P2595">26666 съра</text:p>
      <text:p text:style-name="P2596">31111 борса</text:p>
      <text:p text:style-name="P2597">31112 чоха</text:p>
      <text:p text:style-name="P2598">31113 ъгъл</text:p>
      <text:p text:style-name="P2599">31114 зъзни</text:p>
      <text:p text:style-name="P2600">31115 кимах</text:p>
      <text:p text:style-name="P2601">31116 божа</text:p>
      <text:p text:style-name="P2602">31121 пояде</text:p>
      <text:p text:style-name="P2603">31122 титла</text:p>
      <text:soft-page-break/>
      <text:p text:style-name="P2604">31123 устат</text:p>
      <text:p text:style-name="P2605">31124 спра</text:p>
      <text:p text:style-name="P2606">31125 мери</text:p>
      <text:p text:style-name="P2607">31126 ревна</text:p>
      <text:p text:style-name="P2608">31131 вади</text:p>
      <text:p text:style-name="P2609">31132 лудо</text:p>
      <text:p text:style-name="P2610">31133 свяст</text:p>
      <text:p text:style-name="P2611">31134 свит</text:p>
      <text:p text:style-name="P2612">31135 морни</text:p>
      <text:p text:style-name="P2613">31136 трепи</text:p>
      <text:p text:style-name="P2614">31141 кипях</text:p>
      <text:p text:style-name="P2615">31142 луга</text:p>
      <text:p text:style-name="P2616">31143 тире</text:p>
      <text:p text:style-name="P2617">31144 едвам</text:p>
      <text:p text:style-name="P2618">31145 упоих</text:p>
      <text:p text:style-name="P2619">31146 руса</text:p>
      <text:p text:style-name="P2620">31151 33</text:p>
      <text:p text:style-name="P2621">31152 суша</text:p>
      <text:p text:style-name="P2622">31153 стоп</text:p>
      <text:p text:style-name="P2623">31154 шавар</text:p>
      <text:p text:style-name="P2624">31155 апел</text:p>
      <text:p text:style-name="P2625">31156 беда</text:p>
      <text:p text:style-name="P2626">31161 пръч</text:p>
      <text:p text:style-name="P2627">31162 клюки</text:p>
      <text:p text:style-name="P2628">31163 етан</text:p>
      <text:p text:style-name="P2629">31164 ските</text:p>
      <text:p text:style-name="P2630">31165 полюс</text:p>
      <text:p text:style-name="P2631">31166 терм</text:p>
      <text:p text:style-name="P2632">31211 съхна</text:p>
      <text:p text:style-name="P2633">31212 наум</text:p>
      <text:p text:style-name="P2634">31213 успиш</text:p>
      <text:p text:style-name="P2635">31214 приет</text:p>
      <text:p text:style-name="P2636">31215 цепех</text:p>
      <text:p text:style-name="P2637">31216 кюп</text:p>
      <text:p text:style-name="P2638">31221 44</text:p>
      <text:p text:style-name="P2639">31222 фибър</text:p>
      <text:p text:style-name="P2640">31223 мамул</text:p>
      <text:p text:style-name="P2641">31224 73</text:p>
      <text:p text:style-name="P2642">31225 анал</text:p>
      <text:p text:style-name="P2643">31226 чукна</text:p>
      <text:p text:style-name="P2644">31231 алфа</text:p>
      <text:p text:style-name="P2645">31232 студ</text:p>
      <text:p text:style-name="P2646">31233 бъка</text:p>
      <text:p text:style-name="P2647">31234 каса</text:p>
      <text:p text:style-name="P2648">31235 оди</text:p>
      <text:p text:style-name="P2649">31236 цяла</text:p>
      <text:p text:style-name="P2650">31241 цъка</text:p>
      <text:p text:style-name="P2651">31242 кира</text:p>
      <text:p text:style-name="P2652">31243 нейсе</text:p>
      <text:p text:style-name="P2653">31244 зине</text:p>
      <text:p text:style-name="P2654">31245 будил</text:p>
      <text:p text:style-name="P2655">31246 змей</text:p>
      <text:p text:style-name="P2656">31251 дива</text:p>
      <text:p text:style-name="P2657">31252 каюта</text:p>
      <text:p text:style-name="P2658">31253 шпор</text:p>
      <text:p text:style-name="P2659">31254 дима</text:p>
      <text:p text:style-name="P2660">31255 пилял</text:p>
      <text:p text:style-name="P2661">31256 бинт</text:p>
      <text:p text:style-name="P2662">31261 ями</text:p>
      <text:p text:style-name="P2663">31262 дозря</text:p>
      <text:p text:style-name="P2664">31263 квас</text:p>
      <text:p text:style-name="P2665">31264 ваем</text:p>
      <text:p text:style-name="P2666">31265 пущан</text:p>
      <text:p text:style-name="P2667">31266 тор</text:p>
      <text:p text:style-name="P2668">31311 цери</text:p>
      <text:p text:style-name="P2669">31312 адет</text:p>
      <text:p text:style-name="P2670">31313 дери</text:p>
      <text:p text:style-name="P2671">31314 бояха</text:p>
      <text:p text:style-name="P2672">31315 табун</text:p>
      <text:p text:style-name="P2673">31316 гении</text:p>
      <text:p text:style-name="P2674">31321 квася</text:p>
      <text:p text:style-name="P2675">31322 седял</text:p>
      <text:p text:style-name="P2676">31323 ангел</text:p>
      <text:p text:style-name="P2677">31324 бухах</text:p>
      <text:p text:style-name="P2678">31325 над</text:p>
      <text:p text:style-name="P2679">31326 дата</text:p>
      <text:p text:style-name="P2680">31331 торя</text:p>
      <text:p text:style-name="P2681">31332 кауза</text:p>
      <text:p text:style-name="P2682">31333 гол</text:p>
      <text:p text:style-name="P2683">31334 юни</text:p>
      <text:p text:style-name="P2684">31335 шерп</text:p>
      <text:p text:style-name="P2685">31336 елфи</text:p>
      <text:p text:style-name="P2686">31341 пътя</text:p>
      <text:p text:style-name="P2687">31342 чели</text:p>
      <text:p text:style-name="P2688">31343 идна</text:p>
      <text:p text:style-name="P2689">31344 гьона</text:p>
      <text:p text:style-name="P2690">31345 плата</text:p>
      <text:p text:style-name="P2691">31346 мяза</text:p>
      <text:p text:style-name="P2692">31351 отци</text:p>
      <text:p text:style-name="P2693">31352 дъня</text:p>
      <text:p text:style-name="P2694">31353 лишей</text:p>
      <text:p text:style-name="P2695">31354 наду</text:p>
      <text:p text:style-name="P2696">31355 удай</text:p>
      <text:p text:style-name="P2697">31356<text:s/>сеячо</text:p>
      <text:p text:style-name="P2698">31361 вези</text:p>
      <text:p text:style-name="P2699">31362 боаза</text:p>
      <text:p text:style-name="P2700">31363 болт</text:p>
      <text:p text:style-name="P2701">31364 целях</text:p>
      <text:p text:style-name="P2702">31365 смий</text:p>
      <text:p text:style-name="P2703">31366 езда</text:p>
      <text:p text:style-name="P2704">31411 култ</text:p>
      <text:p text:style-name="P2705">31412 губел</text:p>
      <text:p text:style-name="P2706">31413 асми</text:p>
      <text:p text:style-name="P2707">31414 малца</text:p>
      <text:p text:style-name="P2708">31415 слях</text:p>
      <text:p text:style-name="P2709">31416 сияе</text:p>
      <text:p text:style-name="P2710">31421 жъна</text:p>
      <text:p text:style-name="P2711">31422 изул</text:p>
      <text:p text:style-name="P2712">31423 плюел</text:p>
      <text:p text:style-name="P2713">31424 точещ</text:p>
      <text:p text:style-name="P2714">31425 бална</text:p>
      <text:p text:style-name="P2715">31426 телиш</text:p>
      <text:p text:style-name="P2716">31431 нисши</text:p>
      <text:p text:style-name="P2717">31432 епос</text:p>
      <text:p text:style-name="P2718">31433 коса</text:p>
      <text:p text:style-name="P2719">31434<text:s/>таили</text:p>
      <text:p text:style-name="P2720">31435 тазов</text:p>
      <text:p text:style-name="P2721">31436 мари</text:p>
      <text:p text:style-name="P2722">31441 милея</text:p>
      <text:p text:style-name="P2723">31442 убяга</text:p>
      <text:p text:style-name="P2724">31443 моя</text:p>
      <text:p text:style-name="P2725">31444 ломящ</text:p>
      <text:p text:style-name="P2726">31445 пай</text:p>
      <text:p text:style-name="P2727">31446 пущах</text:p>
      <text:p text:style-name="P2728">31451 кае</text:p>
      <text:p text:style-name="P2729">31452 ковък</text:p>
      <text:p text:style-name="P2730">31453 разду</text:p>
      <text:p text:style-name="P2731">31454 одума</text:p>
      <text:p text:style-name="P2732">31455 грее</text:p>
      <text:p text:style-name="P2733">31456 ора</text:p>
      <text:p text:style-name="P2734">31461 твой</text:p>
      <text:p text:style-name="P2735">31462 сетни</text:p>
      <text:p text:style-name="P2736">31463 миро</text:p>
      <text:p text:style-name="P2737">31464 дама</text:p>
      <text:p text:style-name="P2738">31465 еквал</text:p>
      <text:p text:style-name="P2739">31466 ехтя</text:p>
      <text:p text:style-name="P2740">31511 храчи</text:p>
      <text:p text:style-name="P2741">31512<text:s/>пипал</text:p>
      <text:p text:style-name="P2742">31513 цветя</text:p>
      <text:p text:style-name="P2743">31514 учиш</text:p>
      <text:p text:style-name="P2744">31515 сята</text:p>
      <text:p text:style-name="P2745">31516 племе</text:p>
      <text:p text:style-name="P2746">31521 гадя</text:p>
      <text:p text:style-name="P2747">31522 динар</text:p>
      <text:p text:style-name="P2748">31523 замит</text:p>
      <text:p text:style-name="P2749">31524 скъп</text:p>
      <text:p text:style-name="P2750">31525 мияч</text:p>
      <text:p text:style-name="P2751">31526 шаха</text:p>
      <text:p text:style-name="P2752">31531 сяхте</text:p>
      <text:p text:style-name="P2753">31532 масаж</text:p>
      <text:p text:style-name="P2754">31533 каро</text:p>
      <text:p text:style-name="P2755">31534 пуле</text:p>
      <text:p text:style-name="P2756">31535 минал</text:p>
      <text:p text:style-name="P2757">31536 чуела</text:p>
      <text:p text:style-name="P2758">31541 нает</text:p>
      <text:p text:style-name="P2759">31542 врим</text:p>
      <text:p text:style-name="P2760">31543 рееш</text:p>
      <text:p text:style-name="P2761">31544 гъне</text:p>
      <text:p text:style-name="P2762">31545 руден</text:p>
      <text:p text:style-name="P2763">31546<text:s/>опне</text:p>
      <text:p text:style-name="P2764">31551 мъжа</text:p>
      <text:p text:style-name="P2765">31552 грях</text:p>
      <text:p text:style-name="P2766">31553 утро</text:p>
      <text:p text:style-name="P2767">31554 чешем</text:p>
      <text:p text:style-name="P2768">31555 счул</text:p>
      <text:p text:style-name="P2769">31556 мита</text:p>
      <text:p text:style-name="P2770">31561 спял</text:p>
      <text:p text:style-name="P2771">31562 връв</text:p>
      <text:p text:style-name="P2772">31563 опус</text:p>
      <text:p text:style-name="P2773">31564 улука</text:p>
      <text:p text:style-name="P2774">31565 24</text:p>
      <text:p text:style-name="P2775">31566 сал</text:p>
      <text:p text:style-name="P2776">31611 рог</text:p>
      <text:p text:style-name="P2777">31612 риба</text:p>
      <text:p text:style-name="P2778">31613 слух</text:p>
      <text:p text:style-name="P2779">31614 суета</text:p>
      <text:p text:style-name="P2780">31615 факел</text:p>
      <text:p text:style-name="P2781">31616 99</text:p>
      <text:p text:style-name="P2782">31621 сломи</text:p>
      <text:p text:style-name="P2783">31622 всят</text:p>
      <text:p text:style-name="P2784">31623 оголи</text:p>
      <text:p text:style-name="P2785">31624 воят</text:p>
      <text:p text:style-name="P2786">31625 дява</text:p>
      <text:p text:style-name="P2787">31626 лееща</text:p>
      <text:p text:style-name="P2788">31631 бодеш</text:p>
      <text:p text:style-name="P2789">31632 36</text:p>
      <text:p text:style-name="P2790">31633 зре</text:p>
      <text:p text:style-name="P2791">31634 бивни</text:p>
      <text:p text:style-name="P2792">31635 олее</text:p>
      <text:p text:style-name="P2793">31636 екоти</text:p>
      <text:p text:style-name="P2794">31641 ежат</text:p>
      <text:p text:style-name="P2795">31642 муся</text:p>
      <text:p text:style-name="P2796">31643 але</text:p>
      <text:p text:style-name="P2797">31644 бичи</text:p>
      <text:p text:style-name="P2798">31645 прища</text:p>
      <text:p text:style-name="P2799">31646 олята</text:p>
      <text:p text:style-name="P2800">31651 впил</text:p>
      <text:p text:style-name="P2801">31652 поти</text:p>
      <text:p text:style-name="P2802">31653 обло</text:p>
      <text:p text:style-name="P2803">31654 хека</text:p>
      <text:soft-page-break/>
      <text:p text:style-name="P2804">31655 щърк</text:p>
      <text:p text:style-name="P2805">31656 дули</text:p>
      <text:p text:style-name="P2806">31661 поби</text:p>
      <text:p text:style-name="P2807">31662 лупне</text:p>
      <text:p text:style-name="P2808">31663<text:s/>ехтят</text:p>
      <text:p text:style-name="P2809">31664 краче</text:p>
      <text:p text:style-name="P2810">31665 взрян</text:p>
      <text:p text:style-name="P2811">31666 шиещ</text:p>
      <text:p text:style-name="P2812">32111 фут</text:p>
      <text:p text:style-name="P2813">32112 поне</text:p>
      <text:p text:style-name="P2814">32113 охнем</text:p>
      <text:p text:style-name="P2815">32114 ломи</text:p>
      <text:p text:style-name="P2816">32115 урока</text:p>
      <text:p text:style-name="P2817">32116 1935</text:p>
      <text:p text:style-name="P2818">32121 кът</text:p>
      <text:p text:style-name="P2819">32122 клещи</text:p>
      <text:p text:style-name="P2820">32123 изути</text:p>
      <text:p text:style-name="P2821">32124 взор</text:p>
      <text:p text:style-name="P2822">32125 досег</text:p>
      <text:p text:style-name="P2823">32126 вари</text:p>
      <text:p text:style-name="P2824">32131 умил</text:p>
      <text:p text:style-name="P2825">32132 рижа</text:p>
      <text:p text:style-name="P2826">32133 зае</text:p>
      <text:p text:style-name="P2827">32134 !!</text:p>
      <text:p text:style-name="P2828">32135 сур</text:p>
      <text:p text:style-name="P2829">32136 фаса</text:p>
      <text:p text:style-name="P2830">32141 руна</text:p>
      <text:p text:style-name="P2831">32142 носи</text:p>
      <text:p text:style-name="P2832">32143 тътна</text:p>
      <text:p text:style-name="P2833">32144 път</text:p>
      <text:p text:style-name="P2834">32145 буди</text:p>
      <text:p text:style-name="P2835">32146 каши</text:p>
      <text:p text:style-name="P2836">32151 ратая</text:p>
      <text:p text:style-name="P2837">32152 букли</text:p>
      <text:p text:style-name="P2838">32153 шита</text:p>
      <text:p text:style-name="P2839">32154 харем</text:p>
      <text:p text:style-name="P2840">32155 ревва</text:p>
      <text:p text:style-name="P2841">32156 обех</text:p>
      <text:p text:style-name="P2842">32161 рояк</text:p>
      <text:p text:style-name="P2843">32162 козих</text:p>
      <text:p text:style-name="P2844">32163 ясни</text:p>
      <text:p text:style-name="P2845">32164 всей</text:p>
      <text:p text:style-name="P2846">32165 меря</text:p>
      <text:p text:style-name="P2847">32166 самбо</text:p>
      <text:p text:style-name="P2848">32211 менза</text:p>
      <text:p text:style-name="P2849">32212 тлеем</text:p>
      <text:p text:style-name="P2850">32213 фина</text:p>
      <text:p text:style-name="P2851">32214 ахам</text:p>
      <text:p text:style-name="P2852">32215 кимащ</text:p>
      <text:p text:style-name="P2853">32216 лежащ</text:p>
      <text:p text:style-name="P2854">32221 лутат</text:p>
      <text:p text:style-name="P2855">32222 жълт</text:p>
      <text:p text:style-name="P2856">32223 пеят</text:p>
      <text:p text:style-name="P2857">32224 лака</text:p>
      <text:p text:style-name="P2858">32225 каех</text:p>
      <text:p text:style-name="P2859">32226 люпи</text:p>
      <text:p text:style-name="P2860">32231 обвит</text:p>
      <text:p text:style-name="P2861">32232 шеф</text:p>
      <text:p text:style-name="P2862">32233 седя</text:p>
      <text:p text:style-name="P2863">32234 32</text:p>
      <text:p text:style-name="P2864">32235 чене</text:p>
      <text:p text:style-name="P2865">32236 плам</text:p>
      <text:p text:style-name="P2866">32241 кихащ</text:p>
      <text:p text:style-name="P2867">32242 реем</text:p>
      <text:p text:style-name="P2868">32243 обоя</text:p>
      <text:p text:style-name="P2869">32244 рога</text:p>
      <text:p text:style-name="P2870">32245 петни</text:p>
      <text:p text:style-name="P2871">32246 леех</text:p>
      <text:p text:style-name="P2872">32251 щриха</text:p>
      <text:p text:style-name="P2873">32252 низш</text:p>
      <text:p text:style-name="P2874">32253 бъбли</text:p>
      <text:p text:style-name="P2875">32254<text:s/>чепка</text:p>
      <text:p text:style-name="P2876">32255 ней</text:p>
      <text:p text:style-name="P2877">32256 попче</text:p>
      <text:p text:style-name="P2878">32261 дог</text:p>
      <text:p text:style-name="P2879">32262 делих</text:p>
      <text:p text:style-name="P2880">32263 678</text:p>
      <text:p text:style-name="P2881">32264 косо</text:p>
      <text:p text:style-name="P2882">32265 коче</text:p>
      <text:p text:style-name="P2883">32266 завод</text:p>
      <text:p text:style-name="P2884">32311 дене</text:p>
      <text:p text:style-name="P2885">32312 плюе</text:p>
      <text:p text:style-name="P2886">32313 виещо</text:p>
      <text:p text:style-name="P2887">32314 беди</text:p>
      <text:p text:style-name="P2888">32315 обор</text:p>
      <text:p text:style-name="P2889">32316 рил</text:p>
      <text:p text:style-name="P2890">32321 плело</text:p>
      <text:p text:style-name="P2891">32322 дават</text:p>
      <text:p text:style-name="P2892">32323 кацва</text:p>
      <text:p text:style-name="P2893">32324 шума</text:p>
      <text:p text:style-name="P2894">32325 раза</text:p>
      <text:p text:style-name="P2895">32326 хула</text:p>
      <text:p text:style-name="P2896">32331 млади</text:p>
      <text:p text:style-name="P2897">32332 фиби</text:p>
      <text:p text:style-name="P2898">32333 срама</text:p>
      <text:p text:style-name="P2899">32334 олял</text:p>
      <text:p text:style-name="P2900">32335 ухал</text:p>
      <text:p text:style-name="P2901">32336 бъзак</text:p>
      <text:p text:style-name="P2902">32341 еква</text:p>
      <text:p text:style-name="P2903">32342 скъпя</text:p>
      <text:p text:style-name="P2904">32343 госта</text:p>
      <text:p text:style-name="P2905">32344 кове</text:p>
      <text:p text:style-name="P2906">32345 брич</text:p>
      <text:p text:style-name="P2907">32346 шляп</text:p>
      <text:p text:style-name="P2908">32351 въди</text:p>
      <text:p text:style-name="P2909">32352 тихи</text:p>
      <text:p text:style-name="P2910">32353 1950</text:p>
      <text:p text:style-name="P2911">32354 приял</text:p>
      <text:p text:style-name="P2912">32355 бенки</text:p>
      <text:p text:style-name="P2913">32356 яха</text:p>
      <text:p text:style-name="P2914">32361 тряс</text:p>
      <text:p text:style-name="P2915">32362 гоня</text:p>
      <text:p text:style-name="P2916">32363 каби</text:p>
      <text:p text:style-name="P2917">32364 хинди</text:p>
      <text:p text:style-name="P2918">32365 ручащ</text:p>
      <text:p text:style-name="P2919">32366 гепят</text:p>
      <text:p text:style-name="P2920">32411<text:s/>наври</text:p>
      <text:p text:style-name="P2921">32412 анус</text:p>
      <text:p text:style-name="P2922">32413 гайда</text:p>
      <text:p text:style-name="P2923">32414 чудни</text:p>
      <text:p text:style-name="P2924">32415 пипна</text:p>
      <text:p text:style-name="P2925">32416 мним</text:p>
      <text:p text:style-name="P2926">32421 охкал</text:p>
      <text:p text:style-name="P2927">32422 нижеш</text:p>
      <text:p text:style-name="P2928">32423 жлеб</text:p>
      <text:p text:style-name="P2929">32424 буре</text:p>
      <text:p text:style-name="P2930">32425 рида</text:p>
      <text:p text:style-name="P2931">32426 сеещи</text:p>
      <text:p text:style-name="P2932">32431 явна</text:p>
      <text:p text:style-name="P2933">32432 глист</text:p>
      <text:p text:style-name="P2934">32433 ерес</text:p>
      <text:p text:style-name="P2935">32434 елши</text:p>
      <text:p text:style-name="P2936">32435 сбор</text:p>
      <text:p text:style-name="P2937">32436 губех</text:p>
      <text:p text:style-name="P2938">32441 асата</text:p>
      <text:p text:style-name="P2939">32442 фланг</text:p>
      <text:p text:style-name="P2940">32443 бозка</text:p>
      <text:p text:style-name="P2941">32444 юрнат</text:p>
      <text:p text:style-name="P2942">32445 снаха</text:p>
      <text:p text:style-name="P2943">32446 лоен</text:p>
      <text:p text:style-name="P2944">32451 паси</text:p>
      <text:p text:style-name="P2945">32452 плюй</text:p>
      <text:p text:style-name="P2946">32453 играл</text:p>
      <text:p text:style-name="P2947">32454 зора</text:p>
      <text:p text:style-name="P2948">32455 гайка</text:p>
      <text:p text:style-name="P2949">32456 паяк</text:p>
      <text:p text:style-name="P2950">32461 весиш</text:p>
      <text:p text:style-name="P2951">32462 тута</text:p>
      <text:p text:style-name="P2952">32463 гама</text:p>
      <text:p text:style-name="P2953">32464 атом</text:p>
      <text:p text:style-name="P2954">32465 чиято</text:p>
      <text:p text:style-name="P2955">32466 била</text:p>
      <text:p text:style-name="P2956">32511 111</text:p>
      <text:p text:style-name="P2957">32512 ценз</text:p>
      <text:p text:style-name="P2958">32513 надей</text:p>
      <text:p text:style-name="P2959">32514 лъга</text:p>
      <text:p text:style-name="P2960">32515 лаеха</text:p>
      <text:p text:style-name="P2961">32516 101</text:p>
      <text:p text:style-name="P2962">32521 чуй</text:p>
      <text:p text:style-name="P2963">32522 шава</text:p>
      <text:p text:style-name="P2964">32523<text:s/>отне</text:p>
      <text:p text:style-name="P2965">32524 кьоше</text:p>
      <text:p text:style-name="P2966">32525 бею</text:p>
      <text:p text:style-name="P2967">32526 дерт</text:p>
      <text:p text:style-name="P2968">32531 устав</text:p>
      <text:p text:style-name="P2969">32532 оксид</text:p>
      <text:p text:style-name="P2970">32533 ръмжи</text:p>
      <text:p text:style-name="P2971">32534 отток</text:p>
      <text:p text:style-name="P2972">32535 будим</text:p>
      <text:p text:style-name="P2973">32536 мрак</text:p>
      <text:p text:style-name="P2974">32541 фенол</text:p>
      <text:p text:style-name="P2975">32542 гнием</text:p>
      <text:p text:style-name="P2976">32543 пенс</text:p>
      <text:p text:style-name="P2977">32544 гости</text:p>
      <text:p text:style-name="P2978">32545 пръст</text:p>
      <text:p text:style-name="P2979">32546 трил</text:p>
      <text:p text:style-name="P2980">32551 вида</text:p>
      <text:p text:style-name="P2981">32552 удуша</text:p>
      <text:p text:style-name="P2982">32553 хитри</text:p>
      <text:p text:style-name="P2983">32554 клех</text:p>
      <text:p text:style-name="P2984">32555 фена</text:p>
      <text:p text:style-name="P2985">32556 цени</text:p>
      <text:p text:style-name="P2986">32561 роено</text:p>
      <text:p text:style-name="P2987">32562 пияно</text:p>
      <text:p text:style-name="P2988">32563 фуги</text:p>
      <text:p text:style-name="P2989">32564 отще</text:p>
      <text:p text:style-name="P2990">32565 чизми</text:p>
      <text:p text:style-name="P2991">32566 мило</text:p>
      <text:p text:style-name="P2992">32611 кому</text:p>
      <text:p text:style-name="P2993">32612 осен</text:p>
      <text:p text:style-name="P2994">32613 расне</text:p>
      <text:p text:style-name="P2995">32614 щука</text:p>
      <text:p text:style-name="P2996">32615 режех</text:p>
      <text:p text:style-name="P2997">32616 поям</text:p>
      <text:p text:style-name="P2998">32621 паж</text:p>
      <text:p text:style-name="P2999">32622 лале</text:p>
      <text:p text:style-name="P3000">32623 срещу</text:p>
      <text:p text:style-name="P3001">32624 дона</text:p>
      <text:p text:style-name="P3002">32625 рози</text:p>
      <text:p text:style-name="P3003">32626 нека</text:p>
      <text:soft-page-break/>
      <text:p text:style-name="P3004">32631 пана</text:p>
      <text:p text:style-name="P3005">32632 към</text:p>
      <text:p text:style-name="P3006">32633 гемия</text:p>
      <text:p text:style-name="P3007">32634 якост</text:p>
      <text:p text:style-name="P3008">32635 радея</text:p>
      <text:p text:style-name="P3009">32636 допия</text:p>
      <text:p text:style-name="P3010">32641 довил</text:p>
      <text:p text:style-name="P3011">32642 бдеше</text:p>
      <text:p text:style-name="P3012">32643 мамя</text:p>
      <text:p text:style-name="P3013">32644 стоящ</text:p>
      <text:p text:style-name="P3014">32645 гуша</text:p>
      <text:p text:style-name="P3015">32646 душил</text:p>
      <text:p text:style-name="P3016">32651 ухо</text:p>
      <text:p text:style-name="P3017">32652 греди</text:p>
      <text:p text:style-name="P3018">32653 топял</text:p>
      <text:p text:style-name="P3019">32654 бор</text:p>
      <text:p text:style-name="P3020">32655 бута</text:p>
      <text:p text:style-name="P3021">32656 турят</text:p>
      <text:p text:style-name="P3022">32661 конта</text:p>
      <text:p text:style-name="P3023">32662 влас</text:p>
      <text:p text:style-name="P3024">32663 епоха</text:p>
      <text:p text:style-name="P3025">32664 49</text:p>
      <text:p text:style-name="P3026">32665 мани</text:p>
      <text:p text:style-name="P3027">32666 ушна</text:p>
      <text:p text:style-name="P3028">33111 мор</text:p>
      <text:p text:style-name="P3029">33112 ищах</text:p>
      <text:p text:style-name="P3030">33113 чети</text:p>
      <text:p text:style-name="P3031">33114 бичим</text:p>
      <text:p text:style-name="P3032">33115 таим</text:p>
      <text:p text:style-name="P3033">33116 сноб</text:p>
      <text:p text:style-name="P3034">33121 2468</text:p>
      <text:p text:style-name="P3035">33122 горя</text:p>
      <text:p text:style-name="P3036">33123 трина</text:p>
      <text:p text:style-name="P3037">33124 млък</text:p>
      <text:p text:style-name="P3038">33125 капки</text:p>
      <text:p text:style-name="P3039">33126 семка</text:p>
      <text:p text:style-name="P3040">33131 бриз</text:p>
      <text:p text:style-name="P3041">33132 !</text:p>
      <text:p text:style-name="P3042">33133 мяра</text:p>
      <text:p text:style-name="P3043">33134 взе</text:p>
      <text:p text:style-name="P3044">33135 гаси</text:p>
      <text:p text:style-name="P3045">33136 завит</text:p>
      <text:p text:style-name="P3046">33141 звани</text:p>
      <text:p text:style-name="P3047">33142 ядец</text:p>
      <text:p text:style-name="P3048">33143 тигри</text:p>
      <text:p text:style-name="P3049">33144 инч</text:p>
      <text:p text:style-name="P3050">33145 огрял</text:p>
      <text:p text:style-name="P3051">33146 кътен</text:p>
      <text:p text:style-name="P3052">33151<text:s/>същия</text:p>
      <text:p text:style-name="P3053">33152 риса</text:p>
      <text:p text:style-name="P3054">33153 служи</text:p>
      <text:p text:style-name="P3055">33154 ###</text:p>
      <text:p text:style-name="P3056">33155 вал</text:p>
      <text:p text:style-name="P3057">33156 мирих</text:p>
      <text:p text:style-name="P3058">33161 бърз</text:p>
      <text:p text:style-name="P3059">33162 ценя</text:p>
      <text:p text:style-name="P3060">33163 сонар</text:p>
      <text:p text:style-name="P3061">33164 гърци</text:p>
      <text:p text:style-name="P3062">33165 тлея</text:p>
      <text:p text:style-name="P3063">33166 мусят</text:p>
      <text:p text:style-name="P3064">33211 умият</text:p>
      <text:p text:style-name="P3065">33212 арки</text:p>
      <text:p text:style-name="P3066">33213 сляпа</text:p>
      <text:p text:style-name="P3067">33214 къпел</text:p>
      <text:p text:style-name="P3068">33215 алчен</text:p>
      <text:p text:style-name="P3069">33216 текът</text:p>
      <text:p text:style-name="P3070">33221 расни</text:p>
      <text:p text:style-name="P3071">33222 повия</text:p>
      <text:p text:style-name="P3072">33223 гълта</text:p>
      <text:p text:style-name="P3073">33224 сая</text:p>
      <text:p text:style-name="P3074">33225 сипех</text:p>
      <text:p text:style-name="P3075">33226 всуе</text:p>
      <text:p text:style-name="P3076">33231 кича</text:p>
      <text:p text:style-name="P3077">33232 фас</text:p>
      <text:p text:style-name="P3078">33233 паса</text:p>
      <text:p text:style-name="P3079">33234 циана</text:p>
      <text:p text:style-name="P3080">33235 отдай</text:p>
      <text:p text:style-name="P3081">33236 бокс</text:p>
      <text:p text:style-name="P3082">33241 моряк</text:p>
      <text:p text:style-name="P3083">33242 корди</text:p>
      <text:p text:style-name="P3084">33243 ечим</text:p>
      <text:p text:style-name="P3085">33244 може</text:p>
      <text:p text:style-name="P3086">33245 руча</text:p>
      <text:p text:style-name="P3087">33246 ясня</text:p>
      <text:p text:style-name="P3088">33251 66</text:p>
      <text:p text:style-name="P3089">33252 ленил</text:p>
      <text:p text:style-name="P3090">33253 панда</text:p>
      <text:p text:style-name="P3091">33254 уболо</text:p>
      <text:p text:style-name="P3092">33255 ума</text:p>
      <text:p text:style-name="P3093">33256 тепа</text:p>
      <text:p text:style-name="P3094">33261 коне</text:p>
      <text:p text:style-name="P3095">33262 прът</text:p>
      <text:p text:style-name="P3096">33263<text:s/>плют</text:p>
      <text:p text:style-name="P3097">33264 наш</text:p>
      <text:p text:style-name="P3098">33265 тегни</text:p>
      <text:p text:style-name="P3099">33266 гърч</text:p>
      <text:p text:style-name="P3100">33311 рубли</text:p>
      <text:p text:style-name="P3101">33312 влей</text:p>
      <text:p text:style-name="P3102">33313 суми</text:p>
      <text:p text:style-name="P3103">33314 сиря</text:p>
      <text:p text:style-name="P3104">33315 сури</text:p>
      <text:p text:style-name="P3105">33316 мира</text:p>
      <text:p text:style-name="P3106">33321 дере</text:p>
      <text:p text:style-name="P3107">33322 анонс</text:p>
      <text:p text:style-name="P3108">33323 жилки</text:p>
      <text:p text:style-name="P3109">33324 феи</text:p>
      <text:p text:style-name="P3110">33325 драпа</text:p>
      <text:p text:style-name="P3111">33326 пано</text:p>
      <text:p text:style-name="P3112">33331 шетни</text:p>
      <text:p text:style-name="P3113">33332 омита</text:p>
      <text:p text:style-name="P3114">33333 обера</text:p>
      <text:p text:style-name="P3115">33334 лиса</text:p>
      <text:p text:style-name="P3116">33335 идущ</text:p>
      <text:p text:style-name="P3117">33336 анекс</text:p>
      <text:p text:style-name="P3118">33341<text:s/>клада</text:p>
      <text:p text:style-name="P3119">33342 овца</text:p>
      <text:p text:style-name="P3120">33343 абат</text:p>
      <text:p text:style-name="P3121">33344 градя</text:p>
      <text:p text:style-name="P3122">33345 пикай</text:p>
      <text:p text:style-name="P3123">33346 траях</text:p>
      <text:p text:style-name="P3124">33351 кисел</text:p>
      <text:p text:style-name="P3125">33352 веси</text:p>
      <text:p text:style-name="P3126">33353 гибон</text:p>
      <text:p text:style-name="P3127">33354 гази</text:p>
      <text:p text:style-name="P3128">33355 дуйте</text:p>
      <text:p text:style-name="P3129">33356 момци</text:p>
      <text:p text:style-name="P3130">33361 извън</text:p>
      <text:p text:style-name="P3131">33362 нар</text:p>
      <text:p text:style-name="P3132">33363 текли</text:p>
      <text:p text:style-name="P3133">33364 пали</text:p>
      <text:p text:style-name="P3134">33365 тото</text:p>
      <text:p text:style-name="P3135">33366 летиш</text:p>
      <text:p text:style-name="P3136">33411 секна</text:p>
      <text:p text:style-name="P3137">33412 люлея</text:p>
      <text:p text:style-name="P3138">33413 гепя</text:p>
      <text:p text:style-name="P3139">33414 хайти</text:p>
      <text:p text:style-name="P3140">33415 кит</text:p>
      <text:p text:style-name="P3141">33416 хита</text:p>
      <text:p text:style-name="P3142">33421 сеяч</text:p>
      <text:p text:style-name="P3143">33422 666</text:p>
      <text:p text:style-name="P3144">33423 грозя</text:p>
      <text:p text:style-name="P3145">33424 калфи</text:p>
      <text:p text:style-name="P3146">33425 морно</text:p>
      <text:p text:style-name="P3147">33426 тома</text:p>
      <text:p text:style-name="P3148">33431 микро</text:p>
      <text:p text:style-name="P3149">33432 псалм</text:p>
      <text:p text:style-name="P3150">33433 ажур</text:p>
      <text:p text:style-name="P3151">33434 скот</text:p>
      <text:p text:style-name="P3152">33435 шият</text:p>
      <text:p text:style-name="P3153">33436 51</text:p>
      <text:p text:style-name="P3154">33441 изяж</text:p>
      <text:p text:style-name="P3155">33442 треви</text:p>
      <text:p text:style-name="P3156">33443 пия</text:p>
      <text:p text:style-name="P3157">33444 теча</text:p>
      <text:p text:style-name="P3158">33445 слян</text:p>
      <text:p text:style-name="P3159">33446 огън</text:p>
      <text:p text:style-name="P3160">33451 сача</text:p>
      <text:p text:style-name="P3161">33452 воня</text:p>
      <text:p text:style-name="P3162">33453<text:s/>линял</text:p>
      <text:p text:style-name="P3163">33454 рано</text:p>
      <text:p text:style-name="P3164">33455 шарих</text:p>
      <text:p text:style-name="P3165">33456 купът</text:p>
      <text:p text:style-name="P3166">33461 опак</text:p>
      <text:p text:style-name="P3167">33462 утаи</text:p>
      <text:p text:style-name="P3168">33463 доячи</text:p>
      <text:p text:style-name="P3169">33464 8</text:p>
      <text:p text:style-name="P3170">33465 одит</text:p>
      <text:p text:style-name="P3171">33466 смях</text:p>
      <text:p text:style-name="P3172">33511 власт</text:p>
      <text:p text:style-name="P3173">33512 чамов</text:p>
      <text:p text:style-name="P3174">33513 никне</text:p>
      <text:p text:style-name="P3175">33514 мисля</text:p>
      <text:p text:style-name="P3176">33515 откуп</text:p>
      <text:p text:style-name="P3177">33516 пие</text:p>
      <text:p text:style-name="P3178">33521 шпора</text:p>
      <text:p text:style-name="P3179">33522 качи</text:p>
      <text:p text:style-name="P3180">33523 тога</text:p>
      <text:p text:style-name="P3181">33524 шит</text:p>
      <text:p text:style-name="P3182">33525 тля</text:p>
      <text:p text:style-name="P3183">33526 вилня</text:p>
      <text:p text:style-name="P3184">33531 лаят</text:p>
      <text:p text:style-name="P3185">33532 зееш</text:p>
      <text:p text:style-name="P3186">33533 пиука</text:p>
      <text:p text:style-name="P3187">33534 хала</text:p>
      <text:p text:style-name="P3188">33535 руди</text:p>
      <text:p text:style-name="P3189">33536 делти</text:p>
      <text:p text:style-name="P3190">33541 мотай</text:p>
      <text:p text:style-name="P3191">33542 муфта</text:p>
      <text:p text:style-name="P3192">33543 шляпа</text:p>
      <text:p text:style-name="P3193">33544 йота</text:p>
      <text:p text:style-name="P3194">33545 мелба</text:p>
      <text:p text:style-name="P3195">33546 хукни</text:p>
      <text:p text:style-name="P3196">33551 годеж</text:p>
      <text:p text:style-name="P3197">33552 чела</text:p>
      <text:p text:style-name="P3198">33553 порим</text:p>
      <text:p text:style-name="P3199">33554 реал</text:p>
      <text:p text:style-name="P3200">33555 купя</text:p>
      <text:p text:style-name="P3201">33556 фурма</text:p>
      <text:p text:style-name="P3202">33561 трала</text:p>
      <text:p text:style-name="P3203">33562 тачим</text:p>
      <text:soft-page-break/>
      <text:p text:style-name="P3204">33563 угой</text:p>
      <text:p text:style-name="P3205">33564 точиш</text:p>
      <text:p text:style-name="P3206">33565 надя</text:p>
      <text:p text:style-name="P3207">33566 кити</text:p>
      <text:p text:style-name="P3208">33611 къдри</text:p>
      <text:p text:style-name="P3209">33612 ерзац</text:p>
      <text:p text:style-name="P3210">33613 вихър</text:p>
      <text:p text:style-name="P3211">33614 обу</text:p>
      <text:p text:style-name="P3212">33615 хоби</text:p>
      <text:p text:style-name="P3213">33616 вахти</text:p>
      <text:p text:style-name="P3214">33621 впило</text:p>
      <text:p text:style-name="P3215">33622 писец</text:p>
      <text:p text:style-name="P3216">33623 явят</text:p>
      <text:p text:style-name="P3217">33624 роиш</text:p>
      <text:p text:style-name="P3218">33625 клише</text:p>
      <text:p text:style-name="P3219">33626 топът</text:p>
      <text:p text:style-name="P3220">33631 поих</text:p>
      <text:p text:style-name="P3221">33632 зайци</text:p>
      <text:p text:style-name="P3222">33633 раи</text:p>
      <text:p text:style-name="P3223">33634 кайте</text:p>
      <text:p text:style-name="P3224">33635 ахате</text:p>
      <text:p text:style-name="P3225">33636 бяса</text:p>
      <text:p text:style-name="P3226">33641 крие</text:p>
      <text:p text:style-name="P3227">33642 спари</text:p>
      <text:p text:style-name="P3228">33643 мисии</text:p>
      <text:p text:style-name="P3229">33644 коби</text:p>
      <text:p text:style-name="P3230">33645 слот</text:p>
      <text:p text:style-name="P3231">33646 бутам</text:p>
      <text:p text:style-name="P3232">33651 мамят</text:p>
      <text:p text:style-name="P3233">33652 съдим</text:p>
      <text:p text:style-name="P3234">33653 дрипа</text:p>
      <text:p text:style-name="P3235">33654 роси</text:p>
      <text:p text:style-name="P3236">33655 клети</text:p>
      <text:p text:style-name="P3237">33656 грам</text:p>
      <text:p text:style-name="P3238">33661 скубя</text:p>
      <text:p text:style-name="P3239">33662 сри</text:p>
      <text:p text:style-name="P3240">33663 миеш</text:p>
      <text:p text:style-name="P3241">33664 лятос</text:p>
      <text:p text:style-name="P3242">33665 заям</text:p>
      <text:p text:style-name="P3243">33666 стик</text:p>
      <text:p text:style-name="P3244">34111 дириш</text:p>
      <text:p text:style-name="P3245">34112 арът</text:p>
      <text:p text:style-name="P3246">34113 личи</text:p>
      <text:p text:style-name="P3247">34114 пауна</text:p>
      <text:p text:style-name="P3248">34115 яли</text:p>
      <text:p text:style-name="P3249">34116 дивее</text:p>
      <text:p text:style-name="P3250">34121 запий</text:p>
      <text:p text:style-name="P3251">34122 гнома</text:p>
      <text:p text:style-name="P3252">34123 него</text:p>
      <text:p text:style-name="P3253">34124 ореха</text:p>
      <text:p text:style-name="P3254">34125 емир</text:p>
      <text:p text:style-name="P3255">34126 без</text:p>
      <text:p text:style-name="P3256">34131 яхна</text:p>
      <text:p text:style-name="P3257">34132 дуеш</text:p>
      <text:p text:style-name="P3258">34133 поспи</text:p>
      <text:p text:style-name="P3259">34134 крило</text:p>
      <text:p text:style-name="P3260">34135 ятако</text:p>
      <text:p text:style-name="P3261">34136 обра</text:p>
      <text:p text:style-name="P3262">34141 трий</text:p>
      <text:p text:style-name="P3263">34142 сноп</text:p>
      <text:p text:style-name="P3264">34143 лича</text:p>
      <text:p text:style-name="P3265">34144 данък</text:p>
      <text:p text:style-name="P3266">34145 опрян</text:p>
      <text:p text:style-name="P3267">34146 дюйм</text:p>
      <text:p text:style-name="P3268">34151 рипа</text:p>
      <text:p text:style-name="P3269">34152 нарои</text:p>
      <text:p text:style-name="P3270">34153 тлеех</text:p>
      <text:p text:style-name="P3271">34154 ядро</text:p>
      <text:p text:style-name="P3272">34155 вееше</text:p>
      <text:p text:style-name="P3273">34156 били</text:p>
      <text:p text:style-name="P3274">34161 площ</text:p>
      <text:p text:style-name="P3275">34162 диво</text:p>
      <text:p text:style-name="P3276">34163 тече</text:p>
      <text:p text:style-name="P3277">34164 допее</text:p>
      <text:p text:style-name="P3278">34165 цъфтя</text:p>
      <text:p text:style-name="P3279">34166 тюла</text:p>
      <text:p text:style-name="P3280">34211 ухни</text:p>
      <text:p text:style-name="P3281">34212 лона</text:p>
      <text:p text:style-name="P3282">34213 варта</text:p>
      <text:p text:style-name="P3283">34214 член</text:p>
      <text:p text:style-name="P3284">34215 оток</text:p>
      <text:p text:style-name="P3285">34216 души</text:p>
      <text:p text:style-name="P3286">34221 пасеш</text:p>
      <text:p text:style-name="P3287">34222 тази</text:p>
      <text:p text:style-name="P3288">34223 роите</text:p>
      <text:p text:style-name="P3289">34224 плуг</text:p>
      <text:p text:style-name="P3290">34225 касти</text:p>
      <text:p text:style-name="P3291">34226 пак</text:p>
      <text:p text:style-name="P3292">34231 везя</text:p>
      <text:p text:style-name="P3293">34232 роб</text:p>
      <text:p text:style-name="P3294">34233 лаф</text:p>
      <text:p text:style-name="P3295">34234 сеир</text:p>
      <text:p text:style-name="P3296">34235 трили</text:p>
      <text:p text:style-name="P3297">34236 мела</text:p>
      <text:p text:style-name="P3298">34241 влял</text:p>
      <text:p text:style-name="P3299">34242 попа</text:p>
      <text:p text:style-name="P3300">34243 фуста</text:p>
      <text:p text:style-name="P3301">34244 рака</text:p>
      <text:p text:style-name="P3302">34245 черно</text:p>
      <text:p text:style-name="P3303">34246 таящ</text:p>
      <text:p text:style-name="P3304">34251 лазим</text:p>
      <text:p text:style-name="P3305">34252 дочуе</text:p>
      <text:p text:style-name="P3306">34253 крал</text:p>
      <text:p text:style-name="P3307">34254 къпа</text:p>
      <text:p text:style-name="P3308">34255 тесто</text:p>
      <text:p text:style-name="P3309">34256 порех</text:p>
      <text:p text:style-name="P3310">34261 клепа</text:p>
      <text:p text:style-name="P3311">34262 дъски</text:p>
      <text:p text:style-name="P3312">34263 леяр</text:p>
      <text:p text:style-name="P3313">34264 щяло</text:p>
      <text:p text:style-name="P3314">34265 мля</text:p>
      <text:p text:style-name="P3315">34266 улов</text:p>
      <text:p text:style-name="P3316">34311 пищи</text:p>
      <text:p text:style-name="P3317">34312 метял</text:p>
      <text:p text:style-name="P3318">34313 яла</text:p>
      <text:p text:style-name="P3319">34314 валц</text:p>
      <text:p text:style-name="P3320">34315 силоз</text:p>
      <text:p text:style-name="P3321">34316 лутал</text:p>
      <text:p text:style-name="P3322">34321 23</text:p>
      <text:p text:style-name="P3323">34322 вън</text:p>
      <text:p text:style-name="P3324">34323 тъста</text:p>
      <text:p text:style-name="P3325">34324 сещай</text:p>
      <text:p text:style-name="P3326">34325 сила</text:p>
      <text:p text:style-name="P3327">34326 осела</text:p>
      <text:p text:style-name="P3328">34331 34</text:p>
      <text:p text:style-name="P3329">34332 бал</text:p>
      <text:p text:style-name="P3330">34333 800</text:p>
      <text:p text:style-name="P3331">34334 кипи</text:p>
      <text:p text:style-name="P3332">34335 туби</text:p>
      <text:p text:style-name="P3333">34336 мед</text:p>
      <text:p text:style-name="P3334">34341 меди</text:p>
      <text:p text:style-name="P3335">34342 басов</text:p>
      <text:p text:style-name="P3336">34343 вля</text:p>
      <text:p text:style-name="P3337">34344 чехи</text:p>
      <text:p text:style-name="P3338">34345 вина</text:p>
      <text:p text:style-name="P3339">34346 жлези</text:p>
      <text:p text:style-name="P3340">34351 роена</text:p>
      <text:p text:style-name="P3341">34352 съюз</text:p>
      <text:p text:style-name="P3342">34353 комай</text:p>
      <text:p text:style-name="P3343">34354 гърми</text:p>
      <text:p text:style-name="P3344">34355 смеел</text:p>
      <text:p text:style-name="P3345">34356 ухиля</text:p>
      <text:p text:style-name="P3346">34361 ежът</text:p>
      <text:p text:style-name="P3347">34362 овеси</text:p>
      <text:p text:style-name="P3348">34363 учаща</text:p>
      <text:p text:style-name="P3349">34364 туля</text:p>
      <text:p text:style-name="P3350">34365 омаеш</text:p>
      <text:p text:style-name="P3351">34366 хмел</text:p>
      <text:p text:style-name="P3352">34411 пуфтя</text:p>
      <text:p text:style-name="P3353">34412 чрез</text:p>
      <text:p text:style-name="P3354">34413 тара</text:p>
      <text:p text:style-name="P3355">34414 яйца</text:p>
      <text:p text:style-name="P3356">34415 целел</text:p>
      <text:p text:style-name="P3357">34416 уреда</text:p>
      <text:p text:style-name="P3358">34421 волю</text:p>
      <text:p text:style-name="P3359">34422 пера</text:p>
      <text:p text:style-name="P3360">34423 млад</text:p>
      <text:p text:style-name="P3361">34424 роза</text:p>
      <text:p text:style-name="P3362">34425<text:s/>ожъни</text:p>
      <text:p text:style-name="P3363">34426 сос</text:p>
      <text:p text:style-name="P3364">34431 явях</text:p>
      <text:p text:style-name="P3365">34432 сях</text:p>
      <text:p text:style-name="P3366">34433 емуто</text:p>
      <text:p text:style-name="P3367">34434 чекне</text:p>
      <text:p text:style-name="P3368">34435 трием</text:p>
      <text:p text:style-name="P3369">34436 сои</text:p>
      <text:p text:style-name="P3370">34441 наряд</text:p>
      <text:p text:style-name="P3371">34442 акъл</text:p>
      <text:p text:style-name="P3372">34443 тих</text:p>
      <text:p text:style-name="P3373">34444 щавя</text:p>
      <text:p text:style-name="P3374">34445 появя</text:p>
      <text:p text:style-name="P3375">34446 каца</text:p>
      <text:p text:style-name="P3376">34451 йон</text:p>
      <text:p text:style-name="P3377">34452 мър</text:p>
      <text:p text:style-name="P3378">34453 шоу</text:p>
      <text:p text:style-name="P3379">34454 бяхте</text:p>
      <text:p text:style-name="P3380">34455 осмей</text:p>
      <text:p text:style-name="P3381">34456 дъб</text:p>
      <text:p text:style-name="P3382">34461 косат</text:p>
      <text:p text:style-name="P3383">34462 транс</text:p>
      <text:p text:style-name="P3384">34463 леш</text:p>
      <text:p text:style-name="P3385">34464 родя</text:p>
      <text:p text:style-name="P3386">34465 свъся</text:p>
      <text:p text:style-name="P3387">34466 бой</text:p>
      <text:p text:style-name="P3388">34511 орани</text:p>
      <text:p text:style-name="P3389">34512 рито</text:p>
      <text:p text:style-name="P3390">34513 пиша</text:p>
      <text:p text:style-name="P3391">34514 буки</text:p>
      <text:p text:style-name="P3392">34515 брак</text:p>
      <text:p text:style-name="P3393">34516 голя</text:p>
      <text:p text:style-name="P3394">34521 недни</text:p>
      <text:p text:style-name="P3395">34522 овала</text:p>
      <text:p text:style-name="P3396">34523 чифут</text:p>
      <text:p text:style-name="P3397">34524 одъра</text:p>
      <text:p text:style-name="P3398">34525 сърфа</text:p>
      <text:p text:style-name="P3399">34526 пято</text:p>
      <text:p text:style-name="P3400">34531 уший</text:p>
      <text:p text:style-name="P3401">34532 лико</text:p>
      <text:p text:style-name="P3402">34533 блял</text:p>
      <text:p text:style-name="P3403">34534 дачи</text:p>
      <text:soft-page-break/>
      <text:p text:style-name="P3404">34535 тръба</text:p>
      <text:p text:style-name="P3405">34536 2050</text:p>
      <text:p text:style-name="P3406">34541 осма</text:p>
      <text:p text:style-name="P3407">34542 буташ</text:p>
      <text:p text:style-name="P3408">34543 тупни</text:p>
      <text:p text:style-name="P3409">34544 хасе</text:p>
      <text:p text:style-name="P3410">34545 губя</text:p>
      <text:p text:style-name="P3411">34546 ръми</text:p>
      <text:p text:style-name="P3412">34551 показ</text:p>
      <text:p text:style-name="P3413">34552 яхър</text:p>
      <text:p text:style-name="P3414">34553 пука</text:p>
      <text:p text:style-name="P3415">34554 бриза</text:p>
      <text:p text:style-name="P3416">34555 тена</text:p>
      <text:p text:style-name="P3417">34556 ръмящ</text:p>
      <text:p text:style-name="P3418">34561 цепи</text:p>
      <text:p text:style-name="P3419">34562 зара</text:p>
      <text:p text:style-name="P3420">34563 рейте</text:p>
      <text:p text:style-name="P3421">34564 оля</text:p>
      <text:p text:style-name="P3422">34565 лях</text:p>
      <text:p text:style-name="P3423">34566 лифт</text:p>
      <text:p text:style-name="P3424">34611 ляла</text:p>
      <text:p text:style-name="P3425">34612 спеца</text:p>
      <text:p text:style-name="P3426">34613 бара</text:p>
      <text:p text:style-name="P3427">34614 крещя</text:p>
      <text:p text:style-name="P3428">34615 9000</text:p>
      <text:p text:style-name="P3429">34616 аудио</text:p>
      <text:p text:style-name="P3430">34621 минах</text:p>
      <text:p text:style-name="P3431">34622 актът</text:p>
      <text:p text:style-name="P3432">34623 тюл</text:p>
      <text:p text:style-name="P3433">34624 къде</text:p>
      <text:p text:style-name="P3434">34625 сан</text:p>
      <text:p text:style-name="P3435">34626 рижи</text:p>
      <text:p text:style-name="P3436">34631 бамя</text:p>
      <text:p text:style-name="P3437">34632 чул</text:p>
      <text:p text:style-name="P3438">34633 тачил</text:p>
      <text:p text:style-name="P3439">34634 явим</text:p>
      <text:p text:style-name="P3440">34635 куми</text:p>
      <text:p text:style-name="P3441">34636 засея</text:p>
      <text:p text:style-name="P3442">34641 числа</text:p>
      <text:p text:style-name="P3443">34642 тулех</text:p>
      <text:p text:style-name="P3444">34643 каях</text:p>
      <text:p text:style-name="P3445">34644 морз</text:p>
      <text:p text:style-name="P3446">34645 люка</text:p>
      <text:p text:style-name="P3447">34646 чорба</text:p>
      <text:p text:style-name="P3448">34651 попи</text:p>
      <text:p text:style-name="P3449">34652 внук</text:p>
      <text:p text:style-name="P3450">34653 вае</text:p>
      <text:p text:style-name="P3451">34654<text:s/>шанци</text:p>
      <text:p text:style-name="P3452">34655 редиш</text:p>
      <text:p text:style-name="P3453">34656 трие</text:p>
      <text:p text:style-name="P3454">34661 ритми</text:p>
      <text:p text:style-name="P3455">34662 буби</text:p>
      <text:p text:style-name="P3456">34663 лъха</text:p>
      <text:p text:style-name="P3457">34664 ротна</text:p>
      <text:p text:style-name="P3458">34665 кипят</text:p>
      <text:p text:style-name="P3459">34666 впила</text:p>
      <text:p text:style-name="P3460">35111 зван</text:p>
      <text:p text:style-name="P3461">35112 диод</text:p>
      <text:p text:style-name="P3462">35113 преда</text:p>
      <text:p text:style-name="P3463">35114 омъжи</text:p>
      <text:p text:style-name="P3464">35115 буза</text:p>
      <text:p text:style-name="P3465">35116 втика</text:p>
      <text:p text:style-name="P3466">35121 моря</text:p>
      <text:p text:style-name="P3467">35122 охра</text:p>
      <text:p text:style-name="P3468">35123 мура</text:p>
      <text:p text:style-name="P3469">35124 гоени</text:p>
      <text:p text:style-name="P3470">35125 вися</text:p>
      <text:p text:style-name="P3471">35126 кмет</text:p>
      <text:p text:style-name="P3472">35131 греещ</text:p>
      <text:p text:style-name="P3473">35132 шаси</text:p>
      <text:p text:style-name="P3474">35133 мен</text:p>
      <text:p text:style-name="P3475">35134 цопаш</text:p>
      <text:p text:style-name="P3476">35135 звана</text:p>
      <text:p text:style-name="P3477">35136 хълма</text:p>
      <text:p text:style-name="P3478">35141 зъл</text:p>
      <text:p text:style-name="P3479">35142 хора</text:p>
      <text:p text:style-name="P3480">35143 тяга</text:p>
      <text:p text:style-name="P3481">35144 раци</text:p>
      <text:p text:style-name="P3482">35145 сърп</text:p>
      <text:p text:style-name="P3483">35146 шила</text:p>
      <text:p text:style-name="P3484">35151 учим</text:p>
      <text:p text:style-name="P3485">35152 езика</text:p>
      <text:p text:style-name="P3486">35153 тил</text:p>
      <text:p text:style-name="P3487">35154 подух</text:p>
      <text:p text:style-name="P3488">35155 белки</text:p>
      <text:p text:style-name="P3489">35156 яхащо</text:p>
      <text:p text:style-name="P3490">35161 каран</text:p>
      <text:p text:style-name="P3491">35162 брани</text:p>
      <text:p text:style-name="P3492">35163 шприц</text:p>
      <text:p text:style-name="P3493">35164 тези</text:p>
      <text:p text:style-name="P3494">35165 1991</text:p>
      <text:p text:style-name="P3495">35166 шлеп</text:p>
      <text:p text:style-name="P3496">35211 ухаха</text:p>
      <text:p text:style-name="P3497">35212 лапи</text:p>
      <text:p text:style-name="P3498">35213 жабки</text:p>
      <text:p text:style-name="P3499">35214 гнета</text:p>
      <text:p text:style-name="P3500">35215 плюя</text:p>
      <text:p text:style-name="P3501">35216 таз</text:p>
      <text:p text:style-name="P3502">35221 реже</text:p>
      <text:p text:style-name="P3503">35222 същи</text:p>
      <text:p text:style-name="P3504">35223 ноти</text:p>
      <text:p text:style-name="P3505">35224 боиш</text:p>
      <text:p text:style-name="P3506">35225 куку</text:p>
      <text:p text:style-name="P3507">35226 урна</text:p>
      <text:p text:style-name="P3508">35231 шашав</text:p>
      <text:p text:style-name="P3509">35232 изори</text:p>
      <text:p text:style-name="P3510">35233 бук</text:p>
      <text:p text:style-name="P3511">35234 перки</text:p>
      <text:p text:style-name="P3512">35235 снижи</text:p>
      <text:p text:style-name="P3513">35236 рефер</text:p>
      <text:p text:style-name="P3514">35241 обръч</text:p>
      <text:p text:style-name="P3515">35242 фотос</text:p>
      <text:p text:style-name="P3516">35243 скоси</text:p>
      <text:p text:style-name="P3517">35244<text:s/>дърт</text:p>
      <text:p text:style-name="P3518">35245 крещи</text:p>
      <text:p text:style-name="P3519">35246 ужас</text:p>
      <text:p text:style-name="P3520">35251 дарил</text:p>
      <text:p text:style-name="P3521">35252 усуча</text:p>
      <text:p text:style-name="P3522">35253 вечер</text:p>
      <text:p text:style-name="P3523">35254 ръбих</text:p>
      <text:p text:style-name="P3524">35255 всях</text:p>
      <text:p text:style-name="P3525">35256 змияр</text:p>
      <text:p text:style-name="P3526">35261 репей</text:p>
      <text:p text:style-name="P3527">35262 щипят</text:p>
      <text:p text:style-name="P3528">35263 квичи</text:p>
      <text:p text:style-name="P3529">35264 вицът</text:p>
      <text:p text:style-name="P3530">35265 лещи</text:p>
      <text:p text:style-name="P3531">35266 тънат</text:p>
      <text:p text:style-name="P3532">35311 поспя</text:p>
      <text:p text:style-name="P3533">35312 жака</text:p>
      <text:p text:style-name="P3534">35313 запор</text:p>
      <text:p text:style-name="P3535">35314 голф</text:p>
      <text:p text:style-name="P3536">35315 увият</text:p>
      <text:p text:style-name="P3537">35316 мима</text:p>
      <text:p text:style-name="P3538">35321 каял</text:p>
      <text:p text:style-name="P3539">35322 свила</text:p>
      <text:p text:style-name="P3540">35323 чуха</text:p>
      <text:p text:style-name="P3541">35324 остра</text:p>
      <text:p text:style-name="P3542">35325 пори</text:p>
      <text:p text:style-name="P3543">35326 фият</text:p>
      <text:p text:style-name="P3544">35331 долу</text:p>
      <text:p text:style-name="P3545">35332 люто</text:p>
      <text:p text:style-name="P3546">35333 нафти</text:p>
      <text:p text:style-name="P3547">35334 никни</text:p>
      <text:p text:style-name="P3548">35335 водни</text:p>
      <text:p text:style-name="P3549">35336 пир</text:p>
      <text:p text:style-name="P3550">35341 заех</text:p>
      <text:p text:style-name="P3551">35342 муши</text:p>
      <text:p text:style-name="P3552">35343 довит</text:p>
      <text:p text:style-name="P3553">35344 пулс</text:p>
      <text:p text:style-name="P3554">35345 вие</text:p>
      <text:p text:style-name="P3555">35346 нота</text:p>
      <text:p text:style-name="P3556">35351 биеш</text:p>
      <text:p text:style-name="P3557">35352 мел</text:p>
      <text:p text:style-name="P3558">35353 шетан</text:p>
      <text:p text:style-name="P3559">35354 съдят</text:p>
      <text:p text:style-name="P3560">35355 гъква</text:p>
      <text:p text:style-name="P3561">35356 жетва</text:p>
      <text:p text:style-name="P3562">35361 юти</text:p>
      <text:p text:style-name="P3563">35362 дрехи</text:p>
      <text:p text:style-name="P3564">35363 чифт</text:p>
      <text:p text:style-name="P3565">35364 санът</text:p>
      <text:p text:style-name="P3566">35365 скука</text:p>
      <text:p text:style-name="P3567">35366 буен</text:p>
      <text:p text:style-name="P3568">35411 гърло</text:p>
      <text:p text:style-name="P3569">35412 риеха</text:p>
      <text:p text:style-name="P3570">35413 емнах</text:p>
      <text:p text:style-name="P3571">35414 обуе</text:p>
      <text:p text:style-name="P3572">35415 мраво</text:p>
      <text:p text:style-name="P3573">35416 мига</text:p>
      <text:p text:style-name="P3574">35421 ляло</text:p>
      <text:p text:style-name="P3575">35422 лого</text:p>
      <text:p text:style-name="P3576">35423 смеси</text:p>
      <text:p text:style-name="P3577">35424 кофи</text:p>
      <text:p text:style-name="P3578">35425 запад</text:p>
      <text:p text:style-name="P3579">35426 нали</text:p>
      <text:p text:style-name="P3580">35431 боецо</text:p>
      <text:p text:style-name="P3581">35432 дамо</text:p>
      <text:p text:style-name="P3582">35433 дипли</text:p>
      <text:p text:style-name="P3583">35434 мулат</text:p>
      <text:p text:style-name="P3584">35435 везмо</text:p>
      <text:p text:style-name="P3585">35436 коч</text:p>
      <text:p text:style-name="P3586">35441 молът</text:p>
      <text:p text:style-name="P3587">35442 грифа</text:p>
      <text:p text:style-name="P3588">35443 каци</text:p>
      <text:p text:style-name="P3589">35444 доям</text:p>
      <text:p text:style-name="P3590">35445 бутът</text:p>
      <text:p text:style-name="P3591">35446 сова</text:p>
      <text:p text:style-name="P3592">35451 вето</text:p>
      <text:p text:style-name="P3593">35452 скъпо</text:p>
      <text:p text:style-name="P3594">35453 аули</text:p>
      <text:p text:style-name="P3595">35454 екна</text:p>
      <text:p text:style-name="P3596">35455 перца</text:p>
      <text:p text:style-name="P3597">35456 кания</text:p>
      <text:p text:style-name="P3598">35461 бален</text:p>
      <text:p text:style-name="P3599">35462 ербап</text:p>
      <text:p text:style-name="P3600">35463 аязма</text:p>
      <text:p text:style-name="P3601">35464 (</text:p>
      <text:p text:style-name="P3602">35465 впий</text:p>
      <text:p text:style-name="P3603">35466 клупа</text:p>
      <text:soft-page-break/>
      <text:p text:style-name="P3604">35511 отзив</text:p>
      <text:p text:style-name="P3605">35512 громи</text:p>
      <text:p text:style-name="P3606">35513 ежба</text:p>
      <text:p text:style-name="P3607">35514 учат</text:p>
      <text:p text:style-name="P3608">35515 тихо</text:p>
      <text:p text:style-name="P3609">35516 имаме</text:p>
      <text:p text:style-name="P3610">35521 графе</text:p>
      <text:p text:style-name="P3611">35522 ляха</text:p>
      <text:p text:style-name="P3612">35523 пети</text:p>
      <text:p text:style-name="P3613">35524 кумил</text:p>
      <text:p text:style-name="P3614">35525 тънем</text:p>
      <text:p text:style-name="P3615">35526 зачуя</text:p>
      <text:p text:style-name="P3616">35531 тигър</text:p>
      <text:p text:style-name="P3617">35532 онзи</text:p>
      <text:p text:style-name="P3618">35533 гърля</text:p>
      <text:p text:style-name="P3619">35534 бод</text:p>
      <text:p text:style-name="P3620">35535 обуха</text:p>
      <text:p text:style-name="P3621">35536 имай</text:p>
      <text:p text:style-name="P3622">35541 издой</text:p>
      <text:p text:style-name="P3623">35542 шиле</text:p>
      <text:p text:style-name="P3624">35543 варди</text:p>
      <text:p text:style-name="P3625">35544 преса</text:p>
      <text:p text:style-name="P3626">35545<text:s/>тлеещ</text:p>
      <text:p text:style-name="P3627">35546 ратаи</text:p>
      <text:p text:style-name="P3628">35551 търг</text:p>
      <text:p text:style-name="P3629">35552 мамин</text:p>
      <text:p text:style-name="P3630">35553 танк</text:p>
      <text:p text:style-name="P3631">35554 трус</text:p>
      <text:p text:style-name="P3632">35555 ода</text:p>
      <text:p text:style-name="P3633">35556 глог</text:p>
      <text:p text:style-name="P3634">35561 нога</text:p>
      <text:p text:style-name="P3635">35562 раз</text:p>
      <text:p text:style-name="P3636">35563 абата</text:p>
      <text:p text:style-name="P3637">35564 сиях</text:p>
      <text:p text:style-name="P3638">35565 живей</text:p>
      <text:p text:style-name="P3639">35566 влек</text:p>
      <text:p text:style-name="P3640">35611 пушил</text:p>
      <text:p text:style-name="P3641">35612 смок</text:p>
      <text:p text:style-name="P3642">35613 беся</text:p>
      <text:p text:style-name="P3643">35614 таено</text:p>
      <text:p text:style-name="P3644">35615 ухили</text:p>
      <text:p text:style-name="P3645">35616 даде</text:p>
      <text:p text:style-name="P3646">35621 кале</text:p>
      <text:p text:style-name="P3647">35622 ехтял</text:p>
      <text:p text:style-name="P3648">35623<text:s/>дясна</text:p>
      <text:p text:style-name="P3649">35624 щото</text:p>
      <text:p text:style-name="P3650">35625 изля</text:p>
      <text:p text:style-name="P3651">35626 смес</text:p>
      <text:p text:style-name="P3652">35631 парен</text:p>
      <text:p text:style-name="P3653">35632 игли</text:p>
      <text:p text:style-name="P3654">35633 лепил</text:p>
      <text:p text:style-name="P3655">35634 куса</text:p>
      <text:p text:style-name="P3656">35635 пукан</text:p>
      <text:p text:style-name="P3657">35636 печеш</text:p>
      <text:p text:style-name="P3658">35641 38</text:p>
      <text:p text:style-name="P3659">35642 мязам</text:p>
      <text:p text:style-name="P3660">35643 щрихи</text:p>
      <text:p text:style-name="P3661">35644 деня</text:p>
      <text:p text:style-name="P3662">35645 сюита</text:p>
      <text:p text:style-name="P3663">35646 чао</text:p>
      <text:p text:style-name="P3664">35651 всади</text:p>
      <text:p text:style-name="P3665">35652 амеби</text:p>
      <text:p text:style-name="P3666">35653 цака</text:p>
      <text:p text:style-name="P3667">35654 помен</text:p>
      <text:p text:style-name="P3668">35655 киша</text:p>
      <text:p text:style-name="P3669">35656 пяна</text:p>
      <text:p text:style-name="P3670">35661 мома</text:p>
      <text:p text:style-name="P3671">35662 смеха</text:p>
      <text:p text:style-name="P3672">35663 хълм</text:p>
      <text:p text:style-name="P3673">35664 небе</text:p>
      <text:p text:style-name="P3674">35665 питие</text:p>
      <text:p text:style-name="P3675">35666 лаков</text:p>
      <text:p text:style-name="P3676">36111 седне</text:p>
      <text:p text:style-name="P3677">36112 ахкаш</text:p>
      <text:p text:style-name="P3678">36113 зея</text:p>
      <text:p text:style-name="P3679">36114 осира</text:p>
      <text:p text:style-name="P3680">36115 лиани</text:p>
      <text:p text:style-name="P3681">36116 сипя</text:p>
      <text:p text:style-name="P3682">36121 наля</text:p>
      <text:p text:style-name="P3683">36122 счу</text:p>
      <text:p text:style-name="P3684">36123 каси</text:p>
      <text:p text:style-name="P3685">36124 небце</text:p>
      <text:p text:style-name="P3686">36125 колос</text:p>
      <text:p text:style-name="P3687">36126 албум</text:p>
      <text:p text:style-name="P3688">36131 пущай</text:p>
      <text:p text:style-name="P3689">36132 ратни</text:p>
      <text:p text:style-name="P3690">36133 ручал</text:p>
      <text:p text:style-name="P3691">36134 сгря</text:p>
      <text:p text:style-name="P3692">36135<text:s/>гушат</text:p>
      <text:p text:style-name="P3693">36136 """"</text:p>
      <text:p text:style-name="P3694">36141 гръм</text:p>
      <text:p text:style-name="P3695">36142 кошче</text:p>
      <text:p text:style-name="P3696">36143 возиш</text:p>
      <text:p text:style-name="P3697">36144 зъби</text:p>
      <text:p text:style-name="P3698">36145 помни</text:p>
      <text:p text:style-name="P3699">36146 отвия</text:p>
      <text:p text:style-name="P3700">36151 орни</text:p>
      <text:p text:style-name="P3701">36152 зони</text:p>
      <text:p text:style-name="P3702">36153 меча</text:p>
      <text:p text:style-name="P3703">36154 писа</text:p>
      <text:p text:style-name="P3704">36155 ушен</text:p>
      <text:p text:style-name="P3705">36156 кима</text:p>
      <text:p text:style-name="P3706">36161 бабка</text:p>
      <text:p text:style-name="P3707">36162 хапа</text:p>
      <text:p text:style-name="P3708">36163 краб</text:p>
      <text:p text:style-name="P3709">36164 файла</text:p>
      <text:p text:style-name="P3710">36165 черва</text:p>
      <text:p text:style-name="P3711">36166 1975</text:p>
      <text:p text:style-name="P3712">36211 егида</text:p>
      <text:p text:style-name="P3713">36212 ярки</text:p>
      <text:p text:style-name="P3714">36213<text:s/>рояха</text:p>
      <text:p text:style-name="P3715">36214 счуят</text:p>
      <text:p text:style-name="P3716">36215 окучи</text:p>
      <text:p text:style-name="P3717">36216 кучих</text:p>
      <text:p text:style-name="P3718">36221 сесии</text:p>
      <text:p text:style-name="P3719">36222 излез</text:p>
      <text:p text:style-name="P3720">36223 ожъна</text:p>
      <text:p text:style-name="P3721">36224 пфу</text:p>
      <text:p text:style-name="P3722">36225 ключа</text:p>
      <text:p text:style-name="P3723">36226 зарие</text:p>
      <text:p text:style-name="P3724">36231 ***</text:p>
      <text:p text:style-name="P3725">36232 опции</text:p>
      <text:p text:style-name="P3726">36233 мъжки</text:p>
      <text:p text:style-name="P3727">36234 цар</text:p>
      <text:p text:style-name="P3728">36235 пищял</text:p>
      <text:p text:style-name="P3729">36236 фукня</text:p>
      <text:p text:style-name="P3730">36241 мама</text:p>
      <text:p text:style-name="P3731">36242 сков</text:p>
      <text:p text:style-name="P3732">36243 зомби</text:p>
      <text:p text:style-name="P3733">36244 драл</text:p>
      <text:p text:style-name="P3734">36245 хич</text:p>
      <text:p text:style-name="P3735">36246 пищен</text:p>
      <text:p text:style-name="P3736">36251 вдай</text:p>
      <text:p text:style-name="P3737">36252 сте</text:p>
      <text:p text:style-name="P3738">36253 пленя</text:p>
      <text:p text:style-name="P3739">36254 бира</text:p>
      <text:p text:style-name="P3740">36255 стаи</text:p>
      <text:p text:style-name="P3741">36256 доящи</text:p>
      <text:p text:style-name="P3742">36261 пюре</text:p>
      <text:p text:style-name="P3743">36262 дача</text:p>
      <text:p text:style-name="P3744">36263 цвята</text:p>
      <text:p text:style-name="P3745">36264 паря</text:p>
      <text:p text:style-name="P3746">36265 охкаш</text:p>
      <text:p text:style-name="P3747">36266 6789</text:p>
      <text:p text:style-name="P3748">36311 токи</text:p>
      <text:p text:style-name="P3749">36312 филии</text:p>
      <text:p text:style-name="P3750">36313 чауша</text:p>
      <text:p text:style-name="P3751">36314 азот</text:p>
      <text:p text:style-name="P3752">36315 впият</text:p>
      <text:p text:style-name="P3753">36316 барди</text:p>
      <text:p text:style-name="P3754">36321 суча</text:p>
      <text:p text:style-name="P3755">36322 ахан</text:p>
      <text:p text:style-name="P3756">36323 душа</text:p>
      <text:p text:style-name="P3757">36324 палещ</text:p>
      <text:p text:style-name="P3758">36325 улавя</text:p>
      <text:p text:style-name="P3759">36326 врат</text:p>
      <text:p text:style-name="P3760">36331 маеш</text:p>
      <text:p text:style-name="P3761">36332 сина</text:p>
      <text:p text:style-name="P3762">36333 счуха</text:p>
      <text:p text:style-name="P3763">36334 изрод</text:p>
      <text:p text:style-name="P3764">36335 сол</text:p>
      <text:p text:style-name="P3765">36336 гола</text:p>
      <text:p text:style-name="P3766">36341 уплах</text:p>
      <text:p text:style-name="P3767">36342 лижи</text:p>
      <text:p text:style-name="P3768">36343 гюмът</text:p>
      <text:p text:style-name="P3769">36344 садя</text:p>
      <text:p text:style-name="P3770">36345 три</text:p>
      <text:p text:style-name="P3771">36346 пич</text:p>
      <text:p text:style-name="P3772">36351 дигащ</text:p>
      <text:p text:style-name="P3773">36352 мол</text:p>
      <text:p text:style-name="P3774">36353 бел</text:p>
      <text:p text:style-name="P3775">36354 мотащ</text:p>
      <text:p text:style-name="P3776">36355 мра</text:p>
      <text:p text:style-name="P3777">36356 89</text:p>
      <text:p text:style-name="P3778">36361 вих</text:p>
      <text:p text:style-name="P3779">36362 ширне</text:p>
      <text:p text:style-name="P3780">36363 зов</text:p>
      <text:p text:style-name="P3781">36364 соята</text:p>
      <text:p text:style-name="P3782">36365 шала</text:p>
      <text:p text:style-name="P3783">36366 пъдел</text:p>
      <text:p text:style-name="P3784">36411 екане</text:p>
      <text:p text:style-name="P3785">36412 капва</text:p>
      <text:p text:style-name="P3786">36413 осят</text:p>
      <text:p text:style-name="P3787">36414 пушки</text:p>
      <text:p text:style-name="P3788">36415 невещ</text:p>
      <text:p text:style-name="P3789">36416 увод</text:p>
      <text:p text:style-name="P3790">36421 пакт</text:p>
      <text:p text:style-name="P3791">36422 зели</text:p>
      <text:p text:style-name="P3792">36423 кръжи</text:p>
      <text:p text:style-name="P3793">36424 учащо</text:p>
      <text:p text:style-name="P3794">36425 диги</text:p>
      <text:p text:style-name="P3795">36426 бъдем</text:p>
      <text:p text:style-name="P3796">36431 кипящ</text:p>
      <text:p text:style-name="P3797">36432 тона</text:p>
      <text:p text:style-name="P3798">36433 жито</text:p>
      <text:p text:style-name="P3799">36434 нова</text:p>
      <text:p text:style-name="P3800">36435 рицар</text:p>
      <text:p text:style-name="P3801">36436 седящ</text:p>
      <text:p text:style-name="P3802">36441<text:s/>шепне</text:p>
      <text:p text:style-name="P3803">36442 небна</text:p>
      <text:soft-page-break/>
      <text:p text:style-name="P3804">36443 кон</text:p>
      <text:p text:style-name="P3805">36444 гали</text:p>
      <text:p text:style-name="P3806">36445 одър</text:p>
      <text:p text:style-name="P3807">36446 минно</text:p>
      <text:p text:style-name="P3808">36451 95</text:p>
      <text:p text:style-name="P3809">36452 каня</text:p>
      <text:p text:style-name="P3810">36453 ломя</text:p>
      <text:p text:style-name="P3811">36454 пущал</text:p>
      <text:p text:style-name="P3812">36455 букла</text:p>
      <text:p text:style-name="P3813">36456 етюд</text:p>
      <text:p text:style-name="P3814">36461 чуело</text:p>
      <text:p text:style-name="P3815">36462 реди</text:p>
      <text:p text:style-name="P3816">36463 пой</text:p>
      <text:p text:style-name="P3817">36464 вей</text:p>
      <text:p text:style-name="P3818">36465 бозая</text:p>
      <text:p text:style-name="P3819">36466 пъзли</text:p>
      <text:p text:style-name="P3820">36511 опит</text:p>
      <text:p text:style-name="P3821">36512 науми</text:p>
      <text:p text:style-name="P3822">36513 фишек</text:p>
      <text:p text:style-name="P3823">36514 пива</text:p>
      <text:p text:style-name="P3824">36515 бора</text:p>
      <text:p text:style-name="P3825">36516 кър</text:p>
      <text:p text:style-name="P3826">36521 газех</text:p>
      <text:p text:style-name="P3827">36522 езуит</text:p>
      <text:p text:style-name="P3828">36523 тлее</text:p>
      <text:p text:style-name="P3829">36524 филе</text:p>
      <text:p text:style-name="P3830">36525 цап</text:p>
      <text:p text:style-name="P3831">36526 стих</text:p>
      <text:p text:style-name="P3832">36531 28</text:p>
      <text:p text:style-name="P3833">36532 сенен</text:p>
      <text:p text:style-name="P3834">36533 роял</text:p>
      <text:p text:style-name="P3835">36534 слука</text:p>
      <text:p text:style-name="P3836">36535 пойна</text:p>
      <text:p text:style-name="P3837">36536 1994</text:p>
      <text:p text:style-name="P3838">36541 цари</text:p>
      <text:p text:style-name="P3839">36542 шумящ</text:p>
      <text:p text:style-name="P3840">36543 2</text:p>
      <text:p text:style-name="P3841">36544 псува</text:p>
      <text:p text:style-name="P3842">36545 5678</text:p>
      <text:p text:style-name="P3843">36546 хурка</text:p>
      <text:p text:style-name="P3844">36551 щави</text:p>
      <text:p text:style-name="P3845">36552 книги</text:p>
      <text:p text:style-name="P3846">36553 плени</text:p>
      <text:p text:style-name="P3847">36554<text:s/>жужа</text:p>
      <text:p text:style-name="P3848">36555 напия</text:p>
      <text:p text:style-name="P3849">36556 казак</text:p>
      <text:p text:style-name="P3850">36561 боди</text:p>
      <text:p text:style-name="P3851">36562 ама</text:p>
      <text:p text:style-name="P3852">36563 брано</text:p>
      <text:p text:style-name="P3853">36564 лаех</text:p>
      <text:p text:style-name="P3854">36565 баки</text:p>
      <text:p text:style-name="P3855">36566 небни</text:p>
      <text:p text:style-name="P3856">36611 потящ</text:p>
      <text:p text:style-name="P3857">36612 цопам</text:p>
      <text:p text:style-name="P3858">36613 рило</text:p>
      <text:p text:style-name="P3859">36614 вече</text:p>
      <text:p text:style-name="P3860">36615 дуем</text:p>
      <text:p text:style-name="P3861">36616 факс</text:p>
      <text:p text:style-name="P3862">36621 пасти</text:p>
      <text:p text:style-name="P3863">36622 минор</text:p>
      <text:p text:style-name="P3864">36623 гоил</text:p>
      <text:p text:style-name="P3865">36624 отмил</text:p>
      <text:p text:style-name="P3866">36625 хапя</text:p>
      <text:p text:style-name="P3867">36626 заря</text:p>
      <text:p text:style-name="P3868">36631 защо</text:p>
      <text:p text:style-name="P3869">36632<text:s/>поду</text:p>
      <text:p text:style-name="P3870">36633 шубе</text:p>
      <text:p text:style-name="P3871">36634 ярост</text:p>
      <text:p text:style-name="P3872">36635 джуки</text:p>
      <text:p text:style-name="P3873">36636 вира</text:p>
      <text:p text:style-name="P3874">36641 тава</text:p>
      <text:p text:style-name="P3875">36642 линей</text:p>
      <text:p text:style-name="P3876">36643 ръмжа</text:p>
      <text:p text:style-name="P3877">36644 анфас</text:p>
      <text:p text:style-name="P3878">36645 уроци</text:p>
      <text:p text:style-name="P3879">36646 слял</text:p>
      <text:p text:style-name="P3880">36651 спа</text:p>
      <text:p text:style-name="P3881">36652 тоста</text:p>
      <text:p text:style-name="P3882">36653 хищни</text:p>
      <text:p text:style-name="P3883">36654 орях</text:p>
      <text:p text:style-name="P3884">36655 чута</text:p>
      <text:p text:style-name="P3885">36656 жалил</text:p>
      <text:p text:style-name="P3886">36661 гъши</text:p>
      <text:p text:style-name="P3887">36662 лепи</text:p>
      <text:p text:style-name="P3888">36663 чохен</text:p>
      <text:p text:style-name="P3889">36664 бала</text:p>
      <text:p text:style-name="P3890">36665 каре</text:p>
      <text:p text:style-name="P3891">36666<text:s/>порна</text:p>
      <text:p text:style-name="P3892">41111 кажеш</text:p>
      <text:p text:style-name="P3893">41112 джаз</text:p>
      <text:p text:style-name="P3894">41113 ревем</text:p>
      <text:p text:style-name="P3895">41114 вишня</text:p>
      <text:p text:style-name="P3896">41115 умре</text:p>
      <text:p text:style-name="P3897">41116 гние</text:p>
      <text:p text:style-name="P3898">41121 умя</text:p>
      <text:p text:style-name="P3899">41122 наспи</text:p>
      <text:p text:style-name="P3900">41123 докъм</text:p>
      <text:p text:style-name="P3901">41124 взело</text:p>
      <text:p text:style-name="P3902">41125 виещи</text:p>
      <text:p text:style-name="P3903">41126 върже</text:p>
      <text:p text:style-name="P3904">41131 улук</text:p>
      <text:p text:style-name="P3905">41132 ехото</text:p>
      <text:p text:style-name="P3906">41133 рипай</text:p>
      <text:p text:style-name="P3907">41134 зеех</text:p>
      <text:p text:style-name="P3908">41135 топаз</text:p>
      <text:p text:style-name="P3909">41136 свиря</text:p>
      <text:p text:style-name="P3910">41141 дъга</text:p>
      <text:p text:style-name="P3911">41142 рев</text:p>
      <text:p text:style-name="P3912">41143 шопи</text:p>
      <text:p text:style-name="P3913">41144 падан</text:p>
      <text:p text:style-name="P3914">41145 баеш</text:p>
      <text:p text:style-name="P3915">41146 гаче</text:p>
      <text:p text:style-name="P3916">41151 подът</text:p>
      <text:p text:style-name="P3917">41152 бучи</text:p>
      <text:p text:style-name="P3918">41153 бащи</text:p>
      <text:p text:style-name="P3919">41154 рях</text:p>
      <text:p text:style-name="P3920">41155 брус</text:p>
      <text:p text:style-name="P3921">41156 зид</text:p>
      <text:p text:style-name="P3922">41161 блок</text:p>
      <text:p text:style-name="P3923">41162 къпи</text:p>
      <text:p text:style-name="P3924">41163 тепащ</text:p>
      <text:p text:style-name="P3925">41164 ловя</text:p>
      <text:p text:style-name="P3926">41165 два</text:p>
      <text:p text:style-name="P3927">41166 лена</text:p>
      <text:p text:style-name="P3928">41211 пазя</text:p>
      <text:p text:style-name="P3929">41212 опри</text:p>
      <text:p text:style-name="P3930">41213 телца</text:p>
      <text:p text:style-name="P3931">41214 гъст</text:p>
      <text:p text:style-name="P3932">41215 скели</text:p>
      <text:p text:style-name="P3933">41216 герой</text:p>
      <text:p text:style-name="P3934">41221 мирил</text:p>
      <text:p text:style-name="P3935">41222<text:s/>колаж</text:p>
      <text:p text:style-name="P3936">41223 гърчи</text:p>
      <text:p text:style-name="P3937">41224 упоиш</text:p>
      <text:p text:style-name="P3938">41225 навя</text:p>
      <text:p text:style-name="P3939">41226 сбит</text:p>
      <text:p text:style-name="P3940">41231 парих</text:p>
      <text:p text:style-name="P3941">41232 рупа</text:p>
      <text:p text:style-name="P3942">41233 777</text:p>
      <text:p text:style-name="P3943">41234 минеш</text:p>
      <text:p text:style-name="P3944">41235 ляхме</text:p>
      <text:p text:style-name="P3945">41236 болта</text:p>
      <text:p text:style-name="P3946">41241 спъни</text:p>
      <text:p text:style-name="P3947">41242 пасъл</text:p>
      <text:p text:style-name="P3948">41243 линя</text:p>
      <text:p text:style-name="P3949">41244 чакат</text:p>
      <text:p text:style-name="P3950">41245 цупя</text:p>
      <text:p text:style-name="P3951">41246 мижат</text:p>
      <text:p text:style-name="P3952">41251 щипне</text:p>
      <text:p text:style-name="P3953">41252 сирих</text:p>
      <text:p text:style-name="P3954">41253 тиха</text:p>
      <text:p text:style-name="P3955">41254 роля</text:p>
      <text:p text:style-name="P3956">41255 клея</text:p>
      <text:p text:style-name="P3957">41256 гоним</text:p>
      <text:p text:style-name="P3958">41261 31</text:p>
      <text:p text:style-name="P3959">41262 емна</text:p>
      <text:p text:style-name="P3960">41263 беше</text:p>
      <text:p text:style-name="P3961">41264 окът</text:p>
      <text:p text:style-name="P3962">41265 65</text:p>
      <text:p text:style-name="P3963">41266 грива</text:p>
      <text:p text:style-name="P3964">41311 янки</text:p>
      <text:p text:style-name="P3965">41312 гена</text:p>
      <text:p text:style-name="P3966">41313 явило</text:p>
      <text:p text:style-name="P3967">41314 излет</text:p>
      <text:p text:style-name="P3968">41315 терци</text:p>
      <text:p text:style-name="P3969">41316 охнал</text:p>
      <text:p text:style-name="P3970">41321 туша</text:p>
      <text:p text:style-name="P3971">41322 еров</text:p>
      <text:p text:style-name="P3972">41323 маржа</text:p>
      <text:p text:style-name="P3973">41324 иска</text:p>
      <text:p text:style-name="P3974">41325 чипи</text:p>
      <text:p text:style-name="P3975">41326 чист</text:p>
      <text:p text:style-name="P3976">41331 хижа</text:p>
      <text:p text:style-name="P3977">41332 говей</text:p>
      <text:p text:style-name="P3978">41333 шипки</text:p>
      <text:p text:style-name="P3979">41334 ядем</text:p>
      <text:p text:style-name="P3980">41335 уний</text:p>
      <text:p text:style-name="P3981">41336 мота</text:p>
      <text:p text:style-name="P3982">41341 сияй</text:p>
      <text:p text:style-name="P3983">41342 паус</text:p>
      <text:p text:style-name="P3984">41343 мамещ</text:p>
      <text:p text:style-name="P3985">41344 родом</text:p>
      <text:p text:style-name="P3986">41345 содов</text:p>
      <text:p text:style-name="P3987">41346 стълб</text:p>
      <text:p text:style-name="P3988">41351 деец</text:p>
      <text:p text:style-name="P3989">41352 мои</text:p>
      <text:p text:style-name="P3990">41353 отмие</text:p>
      <text:p text:style-name="P3991">41354 оряща</text:p>
      <text:p text:style-name="P3992">41355 боя</text:p>
      <text:p text:style-name="P3993">41356 чинии</text:p>
      <text:p text:style-name="P3994">41361 нафта</text:p>
      <text:p text:style-name="P3995">41362 сви</text:p>
      <text:p text:style-name="P3996">41363 отпи</text:p>
      <text:p text:style-name="P3997">41364 пане</text:p>
      <text:p text:style-name="P3998">41365 маза</text:p>
      <text:p text:style-name="P3999">41366 зина</text:p>
      <text:p text:style-name="P4000">41411 думка</text:p>
      <text:p text:style-name="P4001">41412 яхане</text:p>
      <text:p text:style-name="P4002">41413 сънна</text:p>
      <text:p text:style-name="P4003">41414 пипав</text:p>
      <text:soft-page-break/>
      <text:p text:style-name="P4004">41415 шетня</text:p>
      <text:p text:style-name="P4005">41416 вяде</text:p>
      <text:p text:style-name="P4006">41421 бабо</text:p>
      <text:p text:style-name="P4007">41422 втрих</text:p>
      <text:p text:style-name="P4008">41423 бекяр</text:p>
      <text:p text:style-name="P4009">41424 грей</text:p>
      <text:p text:style-name="P4010">41425 ему</text:p>
      <text:p text:style-name="P4011">41426 осея</text:p>
      <text:p text:style-name="P4012">41431 брах</text:p>
      <text:p text:style-name="P4013">41432 обрал</text:p>
      <text:p text:style-name="P4014">41433 ахчия</text:p>
      <text:p text:style-name="P4015">41434 шайка</text:p>
      <text:p text:style-name="P4016">41435 тупат</text:p>
      <text:p text:style-name="P4017">41436 набий</text:p>
      <text:p text:style-name="P4018">41441 барат</text:p>
      <text:p text:style-name="P4019">41442 музеи</text:p>
      <text:p text:style-name="P4020">41443 солят</text:p>
      <text:p text:style-name="P4021">41444 ахвам</text:p>
      <text:p text:style-name="P4022">41445 мених</text:p>
      <text:p text:style-name="P4023">41446 зови</text:p>
      <text:p text:style-name="P4024">41451 вой</text:p>
      <text:p text:style-name="P4025">41452 спирт</text:p>
      <text:p text:style-name="P4026">41453 муха</text:p>
      <text:p text:style-name="P4027">41454 идещ</text:p>
      <text:p text:style-name="P4028">41455 1995</text:p>
      <text:p text:style-name="P4029">41456 екове</text:p>
      <text:p text:style-name="P4030">41461 пън</text:p>
      <text:p text:style-name="P4031">41462 прозя</text:p>
      <text:p text:style-name="P4032">41463 лиси</text:p>
      <text:p text:style-name="P4033">41464 хрома</text:p>
      <text:p text:style-name="P4034">41465 30</text:p>
      <text:p text:style-name="P4035">41466 зулум</text:p>
      <text:p text:style-name="P4036">41511 явял</text:p>
      <text:p text:style-name="P4037">41512 късо</text:p>
      <text:p text:style-name="P4038">41513 нисша</text:p>
      <text:p text:style-name="P4039">41514 ври</text:p>
      <text:p text:style-name="P4040">41515 ние</text:p>
      <text:p text:style-name="P4041">41516 ваещи</text:p>
      <text:p text:style-name="P4042">41521 унил</text:p>
      <text:p text:style-name="P4043">41522 хунта</text:p>
      <text:p text:style-name="P4044">41523 мигни</text:p>
      <text:p text:style-name="P4045">41524<text:s/>лейте</text:p>
      <text:p text:style-name="P4046">41525 панер</text:p>
      <text:p text:style-name="P4047">41526 лед</text:p>
      <text:p text:style-name="P4048">41531 лова</text:p>
      <text:p text:style-name="P4049">41532 охоти</text:p>
      <text:p text:style-name="P4050">41533 рай</text:p>
      <text:p text:style-name="P4051">41534 храм</text:p>
      <text:p text:style-name="P4052">41535 повод</text:p>
      <text:p text:style-name="P4053">41536 умее</text:p>
      <text:p text:style-name="P4054">41541 отбит</text:p>
      <text:p text:style-name="P4055">41542 впиха</text:p>
      <text:p text:style-name="P4056">41543 вбий</text:p>
      <text:p text:style-name="P4057">41544 гара</text:p>
      <text:p text:style-name="P4058">41545 смее</text:p>
      <text:p text:style-name="P4059">41546 600</text:p>
      <text:p text:style-name="P4060">41551 ибиса</text:p>
      <text:p text:style-name="P4061">41552 кяра</text:p>
      <text:p text:style-name="P4062">41553 пасът</text:p>
      <text:p text:style-name="P4063">41554 аллах</text:p>
      <text:p text:style-name="P4064">41555 зрат</text:p>
      <text:p text:style-name="P4065">41556 южни</text:p>
      <text:p text:style-name="P4066">41561 рушат</text:p>
      <text:p text:style-name="P4067">41562<text:s/>педя</text:p>
      <text:p text:style-name="P4068">41563 222</text:p>
      <text:p text:style-name="P4069">41564 осми</text:p>
      <text:p text:style-name="P4070">41565 лики</text:p>
      <text:p text:style-name="P4071">41566 парче</text:p>
      <text:p text:style-name="P4072">41611 умела</text:p>
      <text:p text:style-name="P4073">41612 дуя</text:p>
      <text:p text:style-name="P4074">41613 мия</text:p>
      <text:p text:style-name="P4075">41614 горих</text:p>
      <text:p text:style-name="P4076">41615 фуга</text:p>
      <text:p text:style-name="P4077">41616 цена</text:p>
      <text:p text:style-name="P4078">41621 нашия</text:p>
      <text:p text:style-name="P4079">41622 вафли</text:p>
      <text:p text:style-name="P4080">41623 зет</text:p>
      <text:p text:style-name="P4081">41624 гаги</text:p>
      <text:p text:style-name="P4082">41625 бутан</text:p>
      <text:p text:style-name="P4083">41626 зрее</text:p>
      <text:p text:style-name="P4084">41631 марш</text:p>
      <text:p text:style-name="P4085">41632 калят</text:p>
      <text:p text:style-name="P4086">41633 5</text:p>
      <text:p text:style-name="P4087">41634 лами</text:p>
      <text:p text:style-name="P4088">41635 сбих</text:p>
      <text:p text:style-name="P4089">41636 шлюз</text:p>
      <text:p text:style-name="P4090">41641 усоя</text:p>
      <text:p text:style-name="P4091">41642 звена</text:p>
      <text:p text:style-name="P4092">41643 устоя</text:p>
      <text:p text:style-name="P4093">41644 лисне</text:p>
      <text:p text:style-name="P4094">41645 сми</text:p>
      <text:p text:style-name="P4095">41646 друса</text:p>
      <text:p text:style-name="P4096">41651 есе</text:p>
      <text:p text:style-name="P4097">41652 лющи</text:p>
      <text:p text:style-name="P4098">41653 байц</text:p>
      <text:p text:style-name="P4099">41654 краен</text:p>
      <text:p text:style-name="P4100">41655 атол</text:p>
      <text:p text:style-name="P4101">41656 ера</text:p>
      <text:p text:style-name="P4102">41661 ваях</text:p>
      <text:p text:style-name="P4103">41662 чер</text:p>
      <text:p text:style-name="P4104">41663 магми</text:p>
      <text:p text:style-name="P4105">41664 шап</text:p>
      <text:p text:style-name="P4106">41665 лавра</text:p>
      <text:p text:style-name="P4107">41666 отбие</text:p>
      <text:p text:style-name="P4108">42111 русин</text:p>
      <text:p text:style-name="P4109">42112 додее</text:p>
      <text:p text:style-name="P4110">42113 учащ</text:p>
      <text:p text:style-name="P4111">42114 слезе</text:p>
      <text:p text:style-name="P4112">42115 дажба</text:p>
      <text:p text:style-name="P4113">42116 тича</text:p>
      <text:p text:style-name="P4114">42121 пухче</text:p>
      <text:p text:style-name="P4115">42122 люта</text:p>
      <text:p text:style-name="P4116">42123 реше</text:p>
      <text:p text:style-name="P4117">42124 ниже</text:p>
      <text:p text:style-name="P4118">42125 маяк</text:p>
      <text:p text:style-name="P4119">42126 извел</text:p>
      <text:p text:style-name="P4120">42131 корем</text:p>
      <text:p text:style-name="P4121">42132 часа</text:p>
      <text:p text:style-name="P4122">42133 млени</text:p>
      <text:p text:style-name="P4123">42134 сюжет</text:p>
      <text:p text:style-name="P4124">42135 папах</text:p>
      <text:p text:style-name="P4125">42136 смерч</text:p>
      <text:p text:style-name="P4126">42141 ахащи</text:p>
      <text:p text:style-name="P4127">42142 черти</text:p>
      <text:p text:style-name="P4128">42143 обич</text:p>
      <text:p text:style-name="P4129">42144 70</text:p>
      <text:p text:style-name="P4130">42145 мъчен</text:p>
      <text:p text:style-name="P4131">42146 сгодя</text:p>
      <text:p text:style-name="P4132">42151 сухи</text:p>
      <text:p text:style-name="P4133">42152 увия</text:p>
      <text:p text:style-name="P4134">42153 шутът</text:p>
      <text:p text:style-name="P4135">42154 зяпай</text:p>
      <text:p text:style-name="P4136">42155 пояса</text:p>
      <text:p text:style-name="P4137">42156 фурия</text:p>
      <text:p text:style-name="P4138">42161 сажда</text:p>
      <text:p text:style-name="P4139">42162 гадал</text:p>
      <text:p text:style-name="P4140">42163 взора</text:p>
      <text:p text:style-name="P4141">42164 бруля</text:p>
      <text:p text:style-name="P4142">42165 шуга</text:p>
      <text:p text:style-name="P4143">42166 будех</text:p>
      <text:p text:style-name="P4144">42211 алти</text:p>
      <text:p text:style-name="P4145">42212 учих</text:p>
      <text:p text:style-name="P4146">42213 кефир</text:p>
      <text:p text:style-name="P4147">42214 кълн</text:p>
      <text:p text:style-name="P4148">42215 лихва</text:p>
      <text:p text:style-name="P4149">42216 обося</text:p>
      <text:p text:style-name="P4150">42221 офис</text:p>
      <text:p text:style-name="P4151">42222 щадях</text:p>
      <text:p text:style-name="P4152">42223 витла</text:p>
      <text:p text:style-name="P4153">42224 нахлу</text:p>
      <text:p text:style-name="P4154">42225 домие</text:p>
      <text:p text:style-name="P4155">42226 граби</text:p>
      <text:p text:style-name="P4156">42231 точен</text:p>
      <text:p text:style-name="P4157">42232 роим</text:p>
      <text:p text:style-name="P4158">42233 торфа</text:p>
      <text:p text:style-name="P4159">42234 киши</text:p>
      <text:p text:style-name="P4160">42235 суче</text:p>
      <text:p text:style-name="P4161">42236 тичай</text:p>
      <text:p text:style-name="P4162">42241 шнур</text:p>
      <text:p text:style-name="P4163">42242 окай</text:p>
      <text:p text:style-name="P4164">42243 гърмя</text:p>
      <text:p text:style-name="P4165">42244 дуло</text:p>
      <text:p text:style-name="P4166">42245 пиля</text:p>
      <text:p text:style-name="P4167">42246 нужно</text:p>
      <text:p text:style-name="P4168">42251 таите</text:p>
      <text:p text:style-name="P4169">42252 злите</text:p>
      <text:p text:style-name="P4170">42253 вържи</text:p>
      <text:p text:style-name="P4171">42254 щраус</text:p>
      <text:p text:style-name="P4172">42255 ръсещ</text:p>
      <text:p text:style-name="P4173">42256 плаца</text:p>
      <text:p text:style-name="P4174">42261 дюзи</text:p>
      <text:p text:style-name="P4175">42262 фука</text:p>
      <text:p text:style-name="P4176">42263<text:s/>лаик</text:p>
      <text:p text:style-name="P4177">42264 юркал</text:p>
      <text:p text:style-name="P4178">42265 мъхът</text:p>
      <text:p text:style-name="P4179">42266 мреше</text:p>
      <text:p text:style-name="P4180">42311 рий</text:p>
      <text:p text:style-name="P4181">42312 галещ</text:p>
      <text:p text:style-name="P4182">42313 зарит</text:p>
      <text:p text:style-name="P4183">42314 грея</text:p>
      <text:p text:style-name="P4184">42315 дола</text:p>
      <text:p text:style-name="P4185">42316 акции</text:p>
      <text:p text:style-name="P4186">42321 байо</text:p>
      <text:p text:style-name="P4187">42322 спици</text:p>
      <text:p text:style-name="P4188">42323 тая</text:p>
      <text:p text:style-name="P4189">42324 роти</text:p>
      <text:p text:style-name="P4190">42325 тела</text:p>
      <text:p text:style-name="P4191">42326 кютук</text:p>
      <text:p text:style-name="P4192">42331 след</text:p>
      <text:p text:style-name="P4193">42332 бием</text:p>
      <text:p text:style-name="P4194">42333 ядат</text:p>
      <text:p text:style-name="P4195">42334 очна</text:p>
      <text:p text:style-name="P4196">42335 брей</text:p>
      <text:p text:style-name="P4197">42336 адепт</text:p>
      <text:p text:style-name="P4198">42341<text:s/>вале</text:p>
      <text:p text:style-name="P4199">42342 шиш</text:p>
      <text:p text:style-name="P4200">42343 уеб</text:p>
      <text:p text:style-name="P4201">42344 рукна</text:p>
      <text:p text:style-name="P4202">42345 цвят</text:p>
      <text:p text:style-name="P4203">42346 смита</text:p>
      <text:soft-page-break/>
      <text:p text:style-name="P4204">42351 нощ</text:p>
      <text:p text:style-name="P4205">42352 62</text:p>
      <text:p text:style-name="P4206">42353 ръси</text:p>
      <text:p text:style-name="P4207">42354 дева</text:p>
      <text:p text:style-name="P4208">42355 адаши</text:p>
      <text:p text:style-name="P4209">42356 среща</text:p>
      <text:p text:style-name="P4210">42361 пиках</text:p>
      <text:p text:style-name="P4211">42362 фин</text:p>
      <text:p text:style-name="P4212">42363 домел</text:p>
      <text:p text:style-name="P4213">42364 тек</text:p>
      <text:p text:style-name="P4214">42365 нефт</text:p>
      <text:p text:style-name="P4215">42366 клока</text:p>
      <text:p text:style-name="P4216">42411 едря</text:p>
      <text:p text:style-name="P4217">42412 локан</text:p>
      <text:p text:style-name="P4218">42413 грош</text:p>
      <text:p text:style-name="P4219">42414 рейд</text:p>
      <text:p text:style-name="P4220">42415 пасем</text:p>
      <text:p text:style-name="P4221">42416 ядва</text:p>
      <text:p text:style-name="P4222">42421 хале</text:p>
      <text:p text:style-name="P4223">42422 вилка</text:p>
      <text:p text:style-name="P4224">42423 шилят</text:p>
      <text:p text:style-name="P4225">42424 гилди</text:p>
      <text:p text:style-name="P4226">42425 рока</text:p>
      <text:p text:style-name="P4227">42426 мазен</text:p>
      <text:p text:style-name="P4228">42431 сопи</text:p>
      <text:p text:style-name="P4229">42432 пици</text:p>
      <text:p text:style-name="P4230">42433 елит</text:p>
      <text:p text:style-name="P4231">42434 како</text:p>
      <text:p text:style-name="P4232">42435 кука</text:p>
      <text:p text:style-name="P4233">42436 ехти</text:p>
      <text:p text:style-name="P4234">42441 лочил</text:p>
      <text:p text:style-name="P4235">42442 цола</text:p>
      <text:p text:style-name="P4236">42443 люти</text:p>
      <text:p text:style-name="P4237">42444 мъчно</text:p>
      <text:p text:style-name="P4238">42445 успим</text:p>
      <text:p text:style-name="P4239">42446 люк</text:p>
      <text:p text:style-name="P4240">42451 лупна</text:p>
      <text:p text:style-name="P4241">42452 крия</text:p>
      <text:p text:style-name="P4242">42453 зебло</text:p>
      <text:p text:style-name="P4243">42454<text:s/>пауза</text:p>
      <text:p text:style-name="P4244">42455 носа</text:p>
      <text:p text:style-name="P4245">42456 порт</text:p>
      <text:p text:style-name="P4246">42461 пеан</text:p>
      <text:p text:style-name="P4247">42462 иди</text:p>
      <text:p text:style-name="P4248">42463 шиша</text:p>
      <text:p text:style-name="P4249">42464 лют</text:p>
      <text:p text:style-name="P4250">42465 пиех</text:p>
      <text:p text:style-name="P4251">42466 щир</text:p>
      <text:p text:style-name="P4252">42511 сюрии</text:p>
      <text:p text:style-name="P4253">42512 яко</text:p>
      <text:p text:style-name="P4254">42513 щеш</text:p>
      <text:p text:style-name="P4255">42514 лапне</text:p>
      <text:p text:style-name="P4256">42515 рипам</text:p>
      <text:p text:style-name="P4257">42516 счуй</text:p>
      <text:p text:style-name="P4258">42521 цукан</text:p>
      <text:p text:style-name="P4259">42522 хоро</text:p>
      <text:p text:style-name="P4260">42523 @</text:p>
      <text:p text:style-name="P4261">42524 35</text:p>
      <text:p text:style-name="P4262">42525 теляк</text:p>
      <text:p text:style-name="P4263">42526 драже</text:p>
      <text:p text:style-name="P4264">42531 ръст</text:p>
      <text:p text:style-name="P4265">42532 пениш</text:p>
      <text:p text:style-name="P4266">42533<text:s/>лоча</text:p>
      <text:p text:style-name="P4267">42534 гений</text:p>
      <text:p text:style-name="P4268">42535 лигав</text:p>
      <text:p text:style-name="P4269">42536 пор</text:p>
      <text:p text:style-name="P4270">42541 лъча</text:p>
      <text:p text:style-name="P4271">42542 пищящ</text:p>
      <text:p text:style-name="P4272">42543 зеела</text:p>
      <text:p text:style-name="P4273">42544 кадя</text:p>
      <text:p text:style-name="P4274">42545 цепя</text:p>
      <text:p text:style-name="P4275">42546 чупих</text:p>
      <text:p text:style-name="P4276">42551 помае</text:p>
      <text:p text:style-name="P4277">42552 бомба</text:p>
      <text:p text:style-name="P4278">42553 учех</text:p>
      <text:p text:style-name="P4279">42554 юта</text:p>
      <text:p text:style-name="P4280">42555 аба</text:p>
      <text:p text:style-name="P4281">42556 куцам</text:p>
      <text:p text:style-name="P4282">42561 синея</text:p>
      <text:p text:style-name="P4283">42562 усука</text:p>
      <text:p text:style-name="P4284">42563 обуло</text:p>
      <text:p text:style-name="P4285">42564 питае</text:p>
      <text:p text:style-name="P4286">42565 ушния</text:p>
      <text:p text:style-name="P4287">42566 грип</text:p>
      <text:p text:style-name="P4288">42611<text:s/>хит</text:p>
      <text:p text:style-name="P4289">42612 торял</text:p>
      <text:p text:style-name="P4290">42613 рода</text:p>
      <text:p text:style-name="P4291">42614 леня</text:p>
      <text:p text:style-name="P4292">42615 пещ</text:p>
      <text:p text:style-name="P4293">42616 клип</text:p>
      <text:p text:style-name="P4294">42621 кюта</text:p>
      <text:p text:style-name="P4295">42622 чек</text:p>
      <text:p text:style-name="P4296">42623 импас</text:p>
      <text:p text:style-name="P4297">42624 келт</text:p>
      <text:p text:style-name="P4298">42625 тули</text:p>
      <text:p text:style-name="P4299">42626 роил</text:p>
      <text:p text:style-name="P4300">42631 лудял</text:p>
      <text:p text:style-name="P4301">42632 умие</text:p>
      <text:p text:style-name="P4302">42633 смила</text:p>
      <text:p text:style-name="P4303">42634 яхах</text:p>
      <text:p text:style-name="P4304">42635 писти</text:p>
      <text:p text:style-name="P4305">42636 засее</text:p>
      <text:p text:style-name="P4306">42641 нисък</text:p>
      <text:p text:style-name="P4307">42642 мука</text:p>
      <text:p text:style-name="P4308">42643 игри</text:p>
      <text:p text:style-name="P4309">42644 ядки</text:p>
      <text:p text:style-name="P4310">42645 обвея</text:p>
      <text:p text:style-name="P4311">42646 хуля</text:p>
      <text:p text:style-name="P4312">42651 копна</text:p>
      <text:p text:style-name="P4313">42652 го</text:p>
      <text:p text:style-name="P4314">42653 насях</text:p>
      <text:p text:style-name="P4315">42654 еча</text:p>
      <text:p text:style-name="P4316">42655 инат</text:p>
      <text:p text:style-name="P4317">42656 чете</text:p>
      <text:p text:style-name="P4318">42661 дялов</text:p>
      <text:p text:style-name="P4319">42662 жумял</text:p>
      <text:p text:style-name="P4320">42663 залае</text:p>
      <text:p text:style-name="P4321">42664 митът</text:p>
      <text:p text:style-name="P4322">42665 домът</text:p>
      <text:p text:style-name="P4323">42666 атът</text:p>
      <text:p text:style-name="P4324">43111 аури</text:p>
      <text:p text:style-name="P4325">43112 лелял</text:p>
      <text:p text:style-name="P4326">43113 4567</text:p>
      <text:p text:style-name="P4327">43114 жест</text:p>
      <text:p text:style-name="P4328">43115 умито</text:p>
      <text:p text:style-name="P4329">43116 кифла</text:p>
      <text:p text:style-name="P4330">43121 траял</text:p>
      <text:p text:style-name="P4331">43122 сляга</text:p>
      <text:p text:style-name="P4332">43123 нямащ</text:p>
      <text:p text:style-name="P4333">43124 уми</text:p>
      <text:p text:style-name="P4334">43125 1996</text:p>
      <text:p text:style-name="P4335">43126 лой</text:p>
      <text:p text:style-name="P4336">43131 пилят</text:p>
      <text:p text:style-name="P4337">43132 куцо</text:p>
      <text:p text:style-name="P4338">43133 2345</text:p>
      <text:p text:style-name="P4339">43134 26</text:p>
      <text:p text:style-name="P4340">43135 обута</text:p>
      <text:p text:style-name="P4341">43136 екни</text:p>
      <text:p text:style-name="P4342">43141 52</text:p>
      <text:p text:style-name="P4343">43142 леене</text:p>
      <text:p text:style-name="P4344">43143 лиги</text:p>
      <text:p text:style-name="P4345">43144 спипа</text:p>
      <text:p text:style-name="P4346">43145 буков</text:p>
      <text:p text:style-name="P4347">43146 ширил</text:p>
      <text:p text:style-name="P4348">43151 гамаш</text:p>
      <text:p text:style-name="P4349">43152 варен</text:p>
      <text:p text:style-name="P4350">43153 дойно</text:p>
      <text:p text:style-name="P4351">43154 чука</text:p>
      <text:p text:style-name="P4352">43155 каяха</text:p>
      <text:p text:style-name="P4353">43156 попих</text:p>
      <text:p text:style-name="P4354">43161 макак</text:p>
      <text:p text:style-name="P4355">43162 смуча</text:p>
      <text:p text:style-name="P4356">43163 мъгли</text:p>
      <text:p text:style-name="P4357">43164 резе</text:p>
      <text:p text:style-name="P4358">43165 навий</text:p>
      <text:p text:style-name="P4359">43166 дупка</text:p>
      <text:p text:style-name="P4360">43211 оценя</text:p>
      <text:p text:style-name="P4361">43212 питая</text:p>
      <text:p text:style-name="P4362">43213 чера</text:p>
      <text:p text:style-name="P4363">43214 мисир</text:p>
      <text:p text:style-name="P4364">43215 торов</text:p>
      <text:p text:style-name="P4365">43216 слъжа</text:p>
      <text:p text:style-name="P4366">43221 обоз</text:p>
      <text:p text:style-name="P4367">43222 зубря</text:p>
      <text:p text:style-name="P4368">43223 кои</text:p>
      <text:p text:style-name="P4369">43224 лилия</text:p>
      <text:p text:style-name="P4370">43225 вледя</text:p>
      <text:p text:style-name="P4371">43226 паун</text:p>
      <text:p text:style-name="P4372">43231 ефира</text:p>
      <text:p text:style-name="P4373">43232 женем</text:p>
      <text:p text:style-name="P4374">43233 угоя</text:p>
      <text:p text:style-name="P4375">43234 полет</text:p>
      <text:p text:style-name="P4376">43235<text:s/>шишът</text:p>
      <text:p text:style-name="P4377">43236 гавот</text:p>
      <text:p text:style-name="P4378">43241 доене</text:p>
      <text:p text:style-name="P4379">43242 нето</text:p>
      <text:p text:style-name="P4380">43243 юрне</text:p>
      <text:p text:style-name="P4381">43244 ходя</text:p>
      <text:p text:style-name="P4382">43245 всееш</text:p>
      <text:p text:style-name="P4383">43246 релеф</text:p>
      <text:p text:style-name="P4384">43251 пет</text:p>
      <text:p text:style-name="P4385">43252 кайма</text:p>
      <text:p text:style-name="P4386">43253 ятак</text:p>
      <text:p text:style-name="P4387">43254 маса</text:p>
      <text:p text:style-name="P4388">43255 гъба</text:p>
      <text:p text:style-name="P4389">43256 нерв</text:p>
      <text:p text:style-name="P4390">43261 лоено</text:p>
      <text:p text:style-name="P4391">43262 поп</text:p>
      <text:p text:style-name="P4392">43263 пищят</text:p>
      <text:p text:style-name="P4393">43264 гъни</text:p>
      <text:p text:style-name="P4394">43265 личат</text:p>
      <text:p text:style-name="P4395">43266 звано</text:p>
      <text:p text:style-name="P4396">43311 агнен</text:p>
      <text:p text:style-name="P4397">43312 фото</text:p>
      <text:p text:style-name="P4398">43313 ясен</text:p>
      <text:p text:style-name="P4399">43314 медал</text:p>
      <text:p text:style-name="P4400">43315 паток</text:p>
      <text:p text:style-name="P4401">43316 имал</text:p>
      <text:p text:style-name="P4402">43321 обви</text:p>
      <text:p text:style-name="P4403">43322 маяци</text:p>
      <text:soft-page-break/>
      <text:p text:style-name="P4404">43323 гътне</text:p>
      <text:p text:style-name="P4405">43324 лева</text:p>
      <text:p text:style-name="P4406">43325 гепи</text:p>
      <text:p text:style-name="P4407">43326 грееш</text:p>
      <text:p text:style-name="P4408">43331 маци</text:p>
      <text:p text:style-name="P4409">43332 тупе</text:p>
      <text:p text:style-name="P4410">43333 смали</text:p>
      <text:p text:style-name="P4411">43334 96</text:p>
      <text:p text:style-name="P4412">43335 белил</text:p>
      <text:p text:style-name="P4413">43336 пинии</text:p>
      <text:p text:style-name="P4414">43341 лави</text:p>
      <text:p text:style-name="P4415">43342 сатен</text:p>
      <text:p text:style-name="P4416">43343 хий</text:p>
      <text:p text:style-name="P4417">43344 лютящ</text:p>
      <text:p text:style-name="P4418">43345 знаят</text:p>
      <text:p text:style-name="P4419">43346 медта</text:p>
      <text:p text:style-name="P4420">43351 чуе</text:p>
      <text:p text:style-name="P4421">43352 лазех</text:p>
      <text:p text:style-name="P4422">43353 вуза</text:p>
      <text:p text:style-name="P4423">43354 хотел</text:p>
      <text:p text:style-name="P4424">43355 рекат</text:p>
      <text:p text:style-name="P4425">43356 ценящ</text:p>
      <text:p text:style-name="P4426">43361 сатри</text:p>
      <text:p text:style-name="P4427">43362 ревял</text:p>
      <text:p text:style-name="P4428">43363 1960</text:p>
      <text:p text:style-name="P4429">43364 битки</text:p>
      <text:p text:style-name="P4430">43365 челен</text:p>
      <text:p text:style-name="P4431">43366 веещи</text:p>
      <text:p text:style-name="P4432">43411 отпя</text:p>
      <text:p text:style-name="P4433">43412 помощ</text:p>
      <text:p text:style-name="P4434">43413 нане</text:p>
      <text:p text:style-name="P4435">43414 вехта</text:p>
      <text:p text:style-name="P4436">43415 цвета</text:p>
      <text:p text:style-name="P4437">43416 мече</text:p>
      <text:p text:style-name="P4438">43421 облия</text:p>
      <text:p text:style-name="P4439">43422 мода</text:p>
      <text:p text:style-name="P4440">43423 кусай</text:p>
      <text:p text:style-name="P4441">43424 руйна</text:p>
      <text:p text:style-name="P4442">43425<text:s/>шайба</text:p>
      <text:p text:style-name="P4443">43426 лозе</text:p>
      <text:p text:style-name="P4444">43431 ()</text:p>
      <text:p text:style-name="P4445">43432 лющя</text:p>
      <text:p text:style-name="P4446">43433 чара</text:p>
      <text:p text:style-name="P4447">43434 цицал</text:p>
      <text:p text:style-name="P4448">43435 окоп</text:p>
      <text:p text:style-name="P4449">43436 рицин</text:p>
      <text:p text:style-name="P4450">43441 омел</text:p>
      <text:p text:style-name="P4451">43442 лъщиш</text:p>
      <text:p text:style-name="P4452">43443 кино</text:p>
      <text:p text:style-name="P4453">43444 перим</text:p>
      <text:p text:style-name="P4454">43445 кораб</text:p>
      <text:p text:style-name="P4455">43446 помие</text:p>
      <text:p text:style-name="P4456">43451 сока</text:p>
      <text:p text:style-name="P4457">43452 оряла</text:p>
      <text:p text:style-name="P4458">43453 едър</text:p>
      <text:p text:style-name="P4459">43454 уния</text:p>
      <text:p text:style-name="P4460">43455 песар</text:p>
      <text:p text:style-name="P4461">43456 яде</text:p>
      <text:p text:style-name="P4462">43461 свой</text:p>
      <text:p text:style-name="P4463">43462 разни</text:p>
      <text:p text:style-name="P4464">43463<text:s/>осем</text:p>
      <text:p text:style-name="P4465">43464 чеха</text:p>
      <text:p text:style-name="P4466">43465 пиле</text:p>
      <text:p text:style-name="P4467">43466 ловях</text:p>
      <text:p text:style-name="P4468">43511 сеещо</text:p>
      <text:p text:style-name="P4469">43512 боза</text:p>
      <text:p text:style-name="P4470">43513 евин</text:p>
      <text:p text:style-name="P4471">43514 раси</text:p>
      <text:p text:style-name="P4472">43515 мерел</text:p>
      <text:p text:style-name="P4473">43516 ушито</text:p>
      <text:p text:style-name="P4474">43521 тулят</text:p>
      <text:p text:style-name="P4475">43522 хор</text:p>
      <text:p text:style-name="P4476">43523 уние</text:p>
      <text:p text:style-name="P4477">43524 пасли</text:p>
      <text:p text:style-name="P4478">43525 носят</text:p>
      <text:p text:style-name="P4479">43526 умът</text:p>
      <text:p text:style-name="P4480">43531 дълг</text:p>
      <text:p text:style-name="P4481">43532 чаши</text:p>
      <text:p text:style-name="P4482">43533 звук</text:p>
      <text:p text:style-name="P4483">43534 зеят</text:p>
      <text:p text:style-name="P4484">43535 ваза</text:p>
      <text:p text:style-name="P4485">43536 чанти</text:p>
      <text:p text:style-name="P4486">43541 повит</text:p>
      <text:p text:style-name="P4487">43542 уста</text:p>
      <text:p text:style-name="P4488">43543 ягода</text:p>
      <text:p text:style-name="P4489">43544 дава</text:p>
      <text:p text:style-name="P4490">43545 срини</text:p>
      <text:p text:style-name="P4491">43546 немия</text:p>
      <text:p text:style-name="P4492">43551 тай</text:p>
      <text:p text:style-name="P4493">43552 бедня</text:p>
      <text:p text:style-name="P4494">43553 трит</text:p>
      <text:p text:style-name="P4495">43554 кеца</text:p>
      <text:p text:style-name="P4496">43555 терор</text:p>
      <text:p text:style-name="P4497">43556 гюм</text:p>
      <text:p text:style-name="P4498">43561 лота</text:p>
      <text:p text:style-name="P4499">43562 зъбил</text:p>
      <text:p text:style-name="P4500">43563 лали</text:p>
      <text:p text:style-name="P4501">43564 задух</text:p>
      <text:p text:style-name="P4502">43565 лютя</text:p>
      <text:p text:style-name="P4503">43566 впуща</text:p>
      <text:p text:style-name="P4504">43611 бдяло</text:p>
      <text:p text:style-name="P4505">43612 торих</text:p>
      <text:p text:style-name="P4506">43613 ислям</text:p>
      <text:p text:style-name="P4507">43614 пъпна</text:p>
      <text:p text:style-name="P4508">43615 тежа</text:p>
      <text:p text:style-name="P4509">43616 рие</text:p>
      <text:p text:style-name="P4510">43621 ръган</text:p>
      <text:p text:style-name="P4511">43622 луди</text:p>
      <text:p text:style-name="P4512">43623 бюра</text:p>
      <text:p text:style-name="P4513">43624 едра</text:p>
      <text:p text:style-name="P4514">43625 гоен</text:p>
      <text:p text:style-name="P4515">43626 палех</text:p>
      <text:p text:style-name="P4516">43631 увиех</text:p>
      <text:p text:style-name="P4517">43632 смаян</text:p>
      <text:p text:style-name="P4518">43633 драг</text:p>
      <text:p text:style-name="P4519">43634 хиля</text:p>
      <text:p text:style-name="P4520">43635 бучка</text:p>
      <text:p text:style-name="P4521">43636 мощи</text:p>
      <text:p text:style-name="P4522">43641 менил</text:p>
      <text:p text:style-name="P4523">43642 шляла</text:p>
      <text:p text:style-name="P4524">43643 врене</text:p>
      <text:p text:style-name="P4525">43644 пуши</text:p>
      <text:p text:style-name="P4526">43645 рушил</text:p>
      <text:p text:style-name="P4527">43646 събуя</text:p>
      <text:p text:style-name="P4528">43651 общи</text:p>
      <text:p text:style-name="P4529">43652 братя</text:p>
      <text:p text:style-name="P4530">43653 бари</text:p>
      <text:p text:style-name="P4531">43654 сеех</text:p>
      <text:p text:style-name="P4532">43655 бум</text:p>
      <text:p text:style-name="P4533">43656 цица</text:p>
      <text:p text:style-name="P4534">43661 леда</text:p>
      <text:p text:style-name="P4535">43662 пръв</text:p>
      <text:p text:style-name="P4536">43663 легне</text:p>
      <text:p text:style-name="P4537">43664 виел</text:p>
      <text:p text:style-name="P4538">43665 южен</text:p>
      <text:p text:style-name="P4539">43666 мера</text:p>
      <text:p text:style-name="P4540">44111 делта</text:p>
      <text:p text:style-name="P4541">44112 ничии</text:p>
      <text:p text:style-name="P4542">44113 губи</text:p>
      <text:p text:style-name="P4543">44114 въся</text:p>
      <text:p text:style-name="P4544">44115 будка</text:p>
      <text:p text:style-name="P4545">44116 орося</text:p>
      <text:p text:style-name="P4546">44121 точка</text:p>
      <text:p text:style-name="P4547">44122 койка</text:p>
      <text:p text:style-name="P4548">44123 знай</text:p>
      <text:p text:style-name="P4549">44124 тиня</text:p>
      <text:p text:style-name="P4550">44125 забоя</text:p>
      <text:p text:style-name="P4551">44126 вия</text:p>
      <text:p text:style-name="P4552">44131 лят</text:p>
      <text:p text:style-name="P4553">44132 жегна</text:p>
      <text:p text:style-name="P4554">44133 село</text:p>
      <text:p text:style-name="P4555">44134 отдам</text:p>
      <text:p text:style-name="P4556">44135 61</text:p>
      <text:p text:style-name="P4557">44136 опън</text:p>
      <text:p text:style-name="P4558">44141 бдя</text:p>
      <text:p text:style-name="P4559">44142 кадри</text:p>
      <text:p text:style-name="P4560">44143 недей</text:p>
      <text:p text:style-name="P4561">44144 март</text:p>
      <text:p text:style-name="P4562">44145 ===</text:p>
      <text:p text:style-name="P4563">44146 ухаел</text:p>
      <text:p text:style-name="P4564">44151 було</text:p>
      <text:p text:style-name="P4565">44152 бети</text:p>
      <text:p text:style-name="P4566">44153 грян</text:p>
      <text:p text:style-name="P4567">44154 лак</text:p>
      <text:p text:style-name="P4568">44155 давал</text:p>
      <text:p text:style-name="P4569">44156 мат</text:p>
      <text:p text:style-name="P4570">44161 оплюй</text:p>
      <text:p text:style-name="P4571">44162 кривя</text:p>
      <text:p text:style-name="P4572">44163 опал</text:p>
      <text:p text:style-name="P4573">44164 торс</text:p>
      <text:p text:style-name="P4574">44165 задай</text:p>
      <text:p text:style-name="P4575">44166<text:s/>думи</text:p>
      <text:p text:style-name="P4576">44211 ечеха</text:p>
      <text:p text:style-name="P4577">44212 доих</text:p>
      <text:p text:style-name="P4578">44213 кула</text:p>
      <text:p text:style-name="P4579">44214 върл</text:p>
      <text:p text:style-name="P4580">44215 шапа</text:p>
      <text:p text:style-name="P4581">44216 щрака</text:p>
      <text:p text:style-name="P4582">44221 гяур</text:p>
      <text:p text:style-name="P4583">44222 зяла</text:p>
      <text:p text:style-name="P4584">44223 цупех</text:p>
      <text:p text:style-name="P4585">44224 смил</text:p>
      <text:p text:style-name="P4586">44225 ложа</text:p>
      <text:p text:style-name="P4587">44226 кукай</text:p>
      <text:p text:style-name="P4588">44231 вещия</text:p>
      <text:p text:style-name="P4589">44232 кеят</text:p>
      <text:p text:style-name="P4590">44233 заял</text:p>
      <text:p text:style-name="P4591">44234 пудря</text:p>
      <text:p text:style-name="P4592">44235 мис</text:p>
      <text:p text:style-name="P4593">44236 удряш</text:p>
      <text:p text:style-name="P4594">44241 вая</text:p>
      <text:p text:style-name="P4595">44242 фючър</text:p>
      <text:p text:style-name="P4596">44243 катет</text:p>
      <text:p text:style-name="P4597">44244 жено</text:p>
      <text:p text:style-name="P4598">44245 умееш</text:p>
      <text:p text:style-name="P4599">44246 плет</text:p>
      <text:p text:style-name="P4600">44251 пола</text:p>
      <text:p text:style-name="P4601">44252 таяло</text:p>
      <text:p text:style-name="P4602">44253 вбити</text:p>
      <text:p text:style-name="P4603">44254 танц</text:p>
      <text:soft-page-break/>
      <text:p text:style-name="P4604">44255 палим</text:p>
      <text:p text:style-name="P4605">44256 женех</text:p>
      <text:p text:style-name="P4606">44261 пълня</text:p>
      <text:p text:style-name="P4607">44262 бивам</text:p>
      <text:p text:style-name="P4608">44263 терка</text:p>
      <text:p text:style-name="P4609">44264 мраз</text:p>
      <text:p text:style-name="P4610">44265 тлял</text:p>
      <text:p text:style-name="P4611">44266 платя</text:p>
      <text:p text:style-name="P4612">44311 низа</text:p>
      <text:p text:style-name="P4613">44312 харти</text:p>
      <text:p text:style-name="P4614">44313 срий</text:p>
      <text:p text:style-name="P4615">44314 берем</text:p>
      <text:p text:style-name="P4616">44315 одра</text:p>
      <text:p text:style-name="P4617">44316 88</text:p>
      <text:p text:style-name="P4618">44321 сирел</text:p>
      <text:p text:style-name="P4619">44322 100</text:p>
      <text:p text:style-name="P4620">44323 попие</text:p>
      <text:p text:style-name="P4621">44324 довий</text:p>
      <text:p text:style-name="P4622">44325 хуква</text:p>
      <text:p text:style-name="P4623">44326 трела</text:p>
      <text:p text:style-name="P4624">44331 индус</text:p>
      <text:p text:style-name="P4625">44332 сяла</text:p>
      <text:p text:style-name="P4626">44333 рана</text:p>
      <text:p text:style-name="P4627">44334 шушни</text:p>
      <text:p text:style-name="P4628">44335 двоим</text:p>
      <text:p text:style-name="P4629">44336 отши</text:p>
      <text:p text:style-name="P4630">44341 мъчи</text:p>
      <text:p text:style-name="P4631">44342 вини</text:p>
      <text:p text:style-name="P4632">44343 ниски</text:p>
      <text:p text:style-name="P4633">44344 табан</text:p>
      <text:p text:style-name="P4634">44345 устои</text:p>
      <text:p text:style-name="P4635">44346 угадя</text:p>
      <text:p text:style-name="P4636">44351 ежи</text:p>
      <text:p text:style-name="P4637">44352 духни</text:p>
      <text:p text:style-name="P4638">44353 точил</text:p>
      <text:p text:style-name="P4639">44354 едва</text:p>
      <text:p text:style-name="P4640">44355 йона</text:p>
      <text:p text:style-name="P4641">44356<text:s/>чопа</text:p>
      <text:p text:style-name="P4642">44361 пеня</text:p>
      <text:p text:style-name="P4643">44362 заяла</text:p>
      <text:p text:style-name="P4644">44363 рис</text:p>
      <text:p text:style-name="P4645">44364 рошел</text:p>
      <text:p text:style-name="P4646">44365 дубли</text:p>
      <text:p text:style-name="P4647">44366 кашу</text:p>
      <text:p text:style-name="P4648">44411 велиш</text:p>
      <text:p text:style-name="P4649">44412 свият</text:p>
      <text:p text:style-name="P4650">44413 редни</text:p>
      <text:p text:style-name="P4651">44414 зиме</text:p>
      <text:p text:style-name="P4652">44415 нисш</text:p>
      <text:p text:style-name="P4653">44416 рият</text:p>
      <text:p text:style-name="P4654">44421 ела</text:p>
      <text:p text:style-name="P4655">44422 шием</text:p>
      <text:p text:style-name="P4656">44423 охкащ</text:p>
      <text:p text:style-name="P4657">44424 маял</text:p>
      <text:p text:style-name="P4658">44425 минем</text:p>
      <text:p text:style-name="P4659">44426 маех</text:p>
      <text:p text:style-name="P4660">44431 бате</text:p>
      <text:p text:style-name="P4661">44432 дума</text:p>
      <text:p text:style-name="P4662">44433 унции</text:p>
      <text:p text:style-name="P4663">44434<text:s/>внася</text:p>
      <text:p text:style-name="P4664">44435 мъж</text:p>
      <text:p text:style-name="P4665">44436 реки</text:p>
      <text:p text:style-name="P4666">44441 отмря</text:p>
      <text:p text:style-name="P4667">44442 боцка</text:p>
      <text:p text:style-name="P4668">44443 пале</text:p>
      <text:p text:style-name="P4669">44444 дупе</text:p>
      <text:p text:style-name="P4670">44445 будя</text:p>
      <text:p text:style-name="P4671">44446 щом</text:p>
      <text:p text:style-name="P4672">44451 зала</text:p>
      <text:p text:style-name="P4673">44452 софи</text:p>
      <text:p text:style-name="P4674">44453 щурат</text:p>
      <text:p text:style-name="P4675">44454 щения</text:p>
      <text:p text:style-name="P4676">44455 бодне</text:p>
      <text:p text:style-name="P4677">44456 селях</text:p>
      <text:p text:style-name="P4678">44461 таят</text:p>
      <text:p text:style-name="P4679">44462 лява</text:p>
      <text:p text:style-name="P4680">44463 овце</text:p>
      <text:p text:style-name="P4681">44464 жрец</text:p>
      <text:p text:style-name="P4682">44465 хълца</text:p>
      <text:p text:style-name="P4683">44466 човки</text:p>
      <text:p text:style-name="P4684">44511 внос</text:p>
      <text:p text:style-name="P4685">44512 соля</text:p>
      <text:p text:style-name="P4686">44513 шейха</text:p>
      <text:p text:style-name="P4687">44514 соеви</text:p>
      <text:p text:style-name="P4688">44515 улеят</text:p>
      <text:p text:style-name="P4689">44516 боде</text:p>
      <text:p text:style-name="P4690">44521 патът</text:p>
      <text:p text:style-name="P4691">44522 личиш</text:p>
      <text:p text:style-name="P4692">44523 орна</text:p>
      <text:p text:style-name="P4693">44524 бури</text:p>
      <text:p text:style-name="P4694">44525 огрее</text:p>
      <text:p text:style-name="P4695">44526 стоя</text:p>
      <text:p text:style-name="P4696">44531 унция</text:p>
      <text:p text:style-name="P4697">44532 фини</text:p>
      <text:p text:style-name="P4698">44533 поех</text:p>
      <text:p text:style-name="P4699">44534 внеса</text:p>
      <text:p text:style-name="P4700">44535 чаен</text:p>
      <text:p text:style-name="P4701">44536 соча</text:p>
      <text:p text:style-name="P4702">44541 щам</text:p>
      <text:p text:style-name="P4703">44542 зла</text:p>
      <text:p text:style-name="P4704">44543 пира</text:p>
      <text:p text:style-name="P4705">44544 кътно</text:p>
      <text:p text:style-name="P4706">44545 курс</text:p>
      <text:p text:style-name="P4707">44546 вада</text:p>
      <text:p text:style-name="P4708">44551 ничия</text:p>
      <text:p text:style-name="P4709">44552 мием</text:p>
      <text:p text:style-name="P4710">44553 бяло</text:p>
      <text:p text:style-name="P4711">44554 рая</text:p>
      <text:p text:style-name="P4712">44555 фий</text:p>
      <text:p text:style-name="P4713">44556 лазещ</text:p>
      <text:p text:style-name="P4714">44561 нади</text:p>
      <text:p text:style-name="P4715">44562 горен</text:p>
      <text:p text:style-name="P4716">44563 заем</text:p>
      <text:p text:style-name="P4717">44564 рит</text:p>
      <text:p text:style-name="P4718">44565 мих</text:p>
      <text:p text:style-name="P4719">44566 допит</text:p>
      <text:p text:style-name="P4720">44611 радя</text:p>
      <text:p text:style-name="P4721">44612 ковко</text:p>
      <text:p text:style-name="P4722">44613 рак</text:p>
      <text:p text:style-name="P4723">44614 набит</text:p>
      <text:p text:style-name="P4724">44615 мечо</text:p>
      <text:p text:style-name="P4725">44616 унеса</text:p>
      <text:p text:style-name="P4726">44621 отмий</text:p>
      <text:p text:style-name="P4727">44622 люпил</text:p>
      <text:p text:style-name="P4728">44623 питан</text:p>
      <text:p text:style-name="P4729">44624 леещо</text:p>
      <text:p text:style-name="P4730">44625 през</text:p>
      <text:p text:style-name="P4731">44626 вият</text:p>
      <text:p text:style-name="P4732">44631 рипат</text:p>
      <text:p text:style-name="P4733">44632 ореш</text:p>
      <text:p text:style-name="P4734">44633 отвя</text:p>
      <text:p text:style-name="P4735">44634 кроиш</text:p>
      <text:p text:style-name="P4736">44635 акули</text:p>
      <text:p text:style-name="P4737">44636 осее</text:p>
      <text:p text:style-name="P4738">44641 хай</text:p>
      <text:p text:style-name="P4739">44642 мочур</text:p>
      <text:p text:style-name="P4740">44643 )</text:p>
      <text:p text:style-name="P4741">44644 прел</text:p>
      <text:p text:style-name="P4742">44645 угася</text:p>
      <text:p text:style-name="P4743">44646 мацан</text:p>
      <text:p text:style-name="P4744">44651 оцет</text:p>
      <text:p text:style-name="P4745">44652 клас</text:p>
      <text:p text:style-name="P4746">44653 длъж</text:p>
      <text:p text:style-name="P4747">44654 кепе</text:p>
      <text:p text:style-name="P4748">44655 изпят</text:p>
      <text:p text:style-name="P4749">44656 умния</text:p>
      <text:p text:style-name="P4750">44661 блеещ</text:p>
      <text:p text:style-name="P4751">44662 течем</text:p>
      <text:p text:style-name="P4752">44663 стар</text:p>
      <text:p text:style-name="P4753">44664 мени</text:p>
      <text:p text:style-name="P4754">44665 пъна</text:p>
      <text:p text:style-name="P4755">44666 теми</text:p>
      <text:p text:style-name="P4756">45111 трио</text:p>
      <text:p text:style-name="P4757">45112 тост</text:p>
      <text:p text:style-name="P4758">45113 анод</text:p>
      <text:p text:style-name="P4759">45114 зали</text:p>
      <text:p text:style-name="P4760">45115 нов</text:p>
      <text:p text:style-name="P4761">45116 врял</text:p>
      <text:p text:style-name="P4762">45121 рея</text:p>
      <text:p text:style-name="P4763">45122 риф</text:p>
      <text:p text:style-name="P4764">45123 донос</text:p>
      <text:p text:style-name="P4765">45124 таиш</text:p>
      <text:p text:style-name="P4766">45125 идола</text:p>
      <text:p text:style-name="P4767">45126 глад</text:p>
      <text:p text:style-name="P4768">45131 фауна</text:p>
      <text:p text:style-name="P4769">45132 речни</text:p>
      <text:p text:style-name="P4770">45133 ловящ</text:p>
      <text:p text:style-name="P4771">45134 човка</text:p>
      <text:p text:style-name="P4772">45135 корк</text:p>
      <text:p text:style-name="P4773">45136 ръся</text:p>
      <text:p text:style-name="P4774">45141 агни</text:p>
      <text:p text:style-name="P4775">45142 ген</text:p>
      <text:p text:style-name="P4776">45143 тежал</text:p>
      <text:p text:style-name="P4777">45144 бряз</text:p>
      <text:p text:style-name="P4778">45145 табу</text:p>
      <text:p text:style-name="P4779">45146 свако</text:p>
      <text:p text:style-name="P4780">45151 затай</text:p>
      <text:p text:style-name="P4781">45152 умит</text:p>
      <text:p text:style-name="P4782">45153 сиял</text:p>
      <text:p text:style-name="P4783">45154 извря</text:p>
      <text:p text:style-name="P4784">45155 праг</text:p>
      <text:p text:style-name="P4785">45156 юза</text:p>
      <text:p text:style-name="P4786">45161 одрах</text:p>
      <text:p text:style-name="P4787">45162 всъде</text:p>
      <text:p text:style-name="P4788">45163 пощеш</text:p>
      <text:p text:style-name="P4789">45164 канят</text:p>
      <text:p text:style-name="P4790">45165 идва</text:p>
      <text:p text:style-name="P4791">45166 рейс</text:p>
      <text:p text:style-name="P4792">45211 допей</text:p>
      <text:p text:style-name="P4793">45212 жалел</text:p>
      <text:p text:style-name="P4794">45213 кърти</text:p>
      <text:p text:style-name="P4795">45214 дянах</text:p>
      <text:p text:style-name="P4796">45215<text:s/>видят</text:p>
      <text:p text:style-name="P4797">45216 пойно</text:p>
      <text:p text:style-name="P4798">45221 тулум</text:p>
      <text:p text:style-name="P4799">45222 1800</text:p>
      <text:p text:style-name="P4800">45223 солил</text:p>
      <text:p text:style-name="P4801">45224 туш</text:p>
      <text:p text:style-name="P4802">45225 ринел</text:p>
      <text:p text:style-name="P4803">45226 кичен</text:p>
      <text:soft-page-break/>
      <text:p text:style-name="P4804">45231 есен</text:p>
      <text:p text:style-name="P4805">45232 стой</text:p>
      <text:p text:style-name="P4806">45233 чешми</text:p>
      <text:p text:style-name="P4807">45234 каче</text:p>
      <text:p text:style-name="P4808">45235 миг</text:p>
      <text:p text:style-name="P4809">45236 газки</text:p>
      <text:p text:style-name="P4810">45241 димим</text:p>
      <text:p text:style-name="P4811">45242 ечаща</text:p>
      <text:p text:style-name="P4812">45243 сгода</text:p>
      <text:p text:style-name="P4813">45244 ахали</text:p>
      <text:p text:style-name="P4814">45245 пося</text:p>
      <text:p text:style-name="P4815">45246 явя</text:p>
      <text:p text:style-name="P4816">45251 бич</text:p>
      <text:p text:style-name="P4817">45252 отсея</text:p>
      <text:p text:style-name="P4818">45253<text:s/>кашав</text:p>
      <text:p text:style-name="P4819">45254 улей</text:p>
      <text:p text:style-name="P4820">45255 редее</text:p>
      <text:p text:style-name="P4821">45256 лая</text:p>
      <text:p text:style-name="P4822">45261 чокой</text:p>
      <text:p text:style-name="P4823">45262 шест</text:p>
      <text:p text:style-name="P4824">45263 уха</text:p>
      <text:p text:style-name="P4825">45264 мотах</text:p>
      <text:p text:style-name="P4826">45265 посях</text:p>
      <text:p text:style-name="P4827">45266 лък</text:p>
      <text:p text:style-name="P4828">45311 биещ</text:p>
      <text:p text:style-name="P4829">45312 баби</text:p>
      <text:p text:style-name="P4830">45313 кутия</text:p>
      <text:p text:style-name="P4831">45314 ваш</text:p>
      <text:p text:style-name="P4832">45315 каден</text:p>
      <text:p text:style-name="P4833">45316 плача</text:p>
      <text:p text:style-name="P4834">45321 пуща</text:p>
      <text:p text:style-name="P4835">45322 таих</text:p>
      <text:p text:style-name="P4836">45323 крави</text:p>
      <text:p text:style-name="P4837">45324 нему</text:p>
      <text:p text:style-name="P4838">45325 съши</text:p>
      <text:p text:style-name="P4839">45326 тача</text:p>
      <text:p text:style-name="P4840">45331 озон</text:p>
      <text:p text:style-name="P4841">45332 отдал</text:p>
      <text:p text:style-name="P4842">45333 валът</text:p>
      <text:p text:style-name="P4843">45334 патос</text:p>
      <text:p text:style-name="P4844">45335 напра</text:p>
      <text:p text:style-name="P4845">45336 ръфа</text:p>
      <text:p text:style-name="P4846">45341 шева</text:p>
      <text:p text:style-name="P4847">45342 кибик</text:p>
      <text:p text:style-name="P4848">45343 олея</text:p>
      <text:p text:style-name="P4849">45344 скъса</text:p>
      <text:p text:style-name="P4850">45345 нито</text:p>
      <text:p text:style-name="P4851">45346 повеи</text:p>
      <text:p text:style-name="P4852">45351 висш</text:p>
      <text:p text:style-name="P4853">45352 вози</text:p>
      <text:p text:style-name="P4854">45353 забои</text:p>
      <text:p text:style-name="P4855">45354 силих</text:p>
      <text:p text:style-name="P4856">45355 соев</text:p>
      <text:p text:style-name="P4857">45356 шпица</text:p>
      <text:p text:style-name="P4858">45361 силен</text:p>
      <text:p text:style-name="P4859">45362 дуо</text:p>
      <text:p text:style-name="P4860">45363 кабел</text:p>
      <text:p text:style-name="P4861">45364 крака</text:p>
      <text:p text:style-name="P4862">45365<text:s/>плува</text:p>
      <text:p text:style-name="P4863">45366 сели</text:p>
      <text:p text:style-name="P4864">45411 сбило</text:p>
      <text:p text:style-name="P4865">45412 делящ</text:p>
      <text:p text:style-name="P4866">45413 цолов</text:p>
      <text:p text:style-name="P4867">45414 усетя</text:p>
      <text:p text:style-name="P4868">45415 ритни</text:p>
      <text:p text:style-name="P4869">45416 къч</text:p>
      <text:p text:style-name="P4870">45421 елов</text:p>
      <text:p text:style-name="P4871">45422 юрка</text:p>
      <text:p text:style-name="P4872">45423 милия</text:p>
      <text:p text:style-name="P4873">45424 проса</text:p>
      <text:p text:style-name="P4874">45425 обе</text:p>
      <text:p text:style-name="P4875">45426 учком</text:p>
      <text:p text:style-name="P4876">45431 зарих</text:p>
      <text:p text:style-name="P4877">45432 вриш</text:p>
      <text:p text:style-name="P4878">45433 щавех</text:p>
      <text:p text:style-name="P4879">45434 воя</text:p>
      <text:p text:style-name="P4880">45435 вях</text:p>
      <text:p text:style-name="P4881">45436 дъги</text:p>
      <text:p text:style-name="P4882">45441 пече</text:p>
      <text:p text:style-name="P4883">45442 фита</text:p>
      <text:p text:style-name="P4884">45443<text:s/>така</text:p>
      <text:p text:style-name="P4885">45444 кучи</text:p>
      <text:p text:style-name="P4886">45445 осли</text:p>
      <text:p text:style-name="P4887">45446 вожд</text:p>
      <text:p text:style-name="P4888">45451 оран</text:p>
      <text:p text:style-name="P4889">45452 сбра</text:p>
      <text:p text:style-name="P4890">45453 смие</text:p>
      <text:p text:style-name="P4891">45454 яхай</text:p>
      <text:p text:style-name="P4892">45455 поли</text:p>
      <text:p text:style-name="P4893">45456 една</text:p>
      <text:p text:style-name="P4894">45461 други</text:p>
      <text:p text:style-name="P4895">45462 китно</text:p>
      <text:p text:style-name="P4896">45463 1500</text:p>
      <text:p text:style-name="P4897">45464 тъна</text:p>
      <text:p text:style-name="P4898">45465 вид</text:p>
      <text:p text:style-name="P4899">45466 обрат</text:p>
      <text:p text:style-name="P4900">45511 дърли</text:p>
      <text:p text:style-name="P4901">45512 пееш</text:p>
      <text:p text:style-name="P4902">45513 могъл</text:p>
      <text:p text:style-name="P4903">45514 трик</text:p>
      <text:p text:style-name="P4904">45515 одера</text:p>
      <text:p text:style-name="P4905">45516 шарф</text:p>
      <text:p text:style-name="P4906">45521 2009</text:p>
      <text:p text:style-name="P4907">45522 ечащ</text:p>
      <text:p text:style-name="P4908">45523 напея</text:p>
      <text:p text:style-name="P4909">45524 рохък</text:p>
      <text:p text:style-name="P4910">45525 тиков</text:p>
      <text:p text:style-name="P4911">45526 леша</text:p>
      <text:p text:style-name="P4912">45531 волт</text:p>
      <text:p text:style-name="P4913">45532 оял</text:p>
      <text:p text:style-name="P4914">45533 лисни</text:p>
      <text:p text:style-name="P4915">45534 телче</text:p>
      <text:p text:style-name="P4916">45535 6000</text:p>
      <text:p text:style-name="P4917">45536 жънел</text:p>
      <text:p text:style-name="P4918">45541 ви</text:p>
      <text:p text:style-name="P4919">45542 ежби</text:p>
      <text:p text:style-name="P4920">45543 шум</text:p>
      <text:p text:style-name="P4921">45544 ютата</text:p>
      <text:p text:style-name="P4922">45545 шумни</text:p>
      <text:p text:style-name="P4923">45546 герба</text:p>
      <text:p text:style-name="P4924">45551 цепим</text:p>
      <text:p text:style-name="P4925">45552 вчеше</text:p>
      <text:p text:style-name="P4926">45553 дълги</text:p>
      <text:p text:style-name="P4927">45554 мини</text:p>
      <text:p text:style-name="P4928">45555 куци</text:p>
      <text:p text:style-name="P4929">45556 пуф</text:p>
      <text:p text:style-name="P4930">45561 биел</text:p>
      <text:p text:style-name="P4931">45562 триха</text:p>
      <text:p text:style-name="P4932">45563 иде</text:p>
      <text:p text:style-name="P4933">45564 решех</text:p>
      <text:p text:style-name="P4934">45565 рогов</text:p>
      <text:p text:style-name="P4935">45566 ала</text:p>
      <text:p text:style-name="P4936">45611 гняв</text:p>
      <text:p text:style-name="P4937">45612 капя</text:p>
      <text:p text:style-name="P4938">45613 ежове</text:p>
      <text:p text:style-name="P4939">45614 пони</text:p>
      <text:p text:style-name="P4940">45615 ухаещ</text:p>
      <text:p text:style-name="P4941">45616 леела</text:p>
      <text:p text:style-name="P4942">45621 куха</text:p>
      <text:p text:style-name="P4943">45622 ядете</text:p>
      <text:p text:style-name="P4944">45623 мила</text:p>
      <text:p text:style-name="P4945">45624 расте</text:p>
      <text:p text:style-name="P4946">45625 ада</text:p>
      <text:p text:style-name="P4947">45626 пъпеш</text:p>
      <text:p text:style-name="P4948">45631 уври</text:p>
      <text:p text:style-name="P4949">45632 топя</text:p>
      <text:p text:style-name="P4950">45633 ущърб</text:p>
      <text:p text:style-name="P4951">45634 мацал</text:p>
      <text:p text:style-name="P4952">45635 его</text:p>
      <text:p text:style-name="P4953">45636 лъщя</text:p>
      <text:p text:style-name="P4954">45641 яхащ</text:p>
      <text:p text:style-name="P4955">45642 блага</text:p>
      <text:p text:style-name="P4956">45643 свята</text:p>
      <text:p text:style-name="P4957">45644 барда</text:p>
      <text:p text:style-name="P4958">45645 думба</text:p>
      <text:p text:style-name="P4959">45646 съд</text:p>
      <text:p text:style-name="P4960">45651 брези</text:p>
      <text:p text:style-name="P4961">45652 шляем</text:p>
      <text:p text:style-name="P4962">45653 полъх</text:p>
      <text:p text:style-name="P4963">45654 жички</text:p>
      <text:p text:style-name="P4964">45655 бъз</text:p>
      <text:p text:style-name="P4965">45656 владя</text:p>
      <text:p text:style-name="P4966">45661 шанс</text:p>
      <text:p text:style-name="P4967">45662 84</text:p>
      <text:p text:style-name="P4968">45663 плява</text:p>
      <text:p text:style-name="P4969">45664 гнил</text:p>
      <text:p text:style-name="P4970">45665 фест</text:p>
      <text:p text:style-name="P4971">45666 креда</text:p>
      <text:p text:style-name="P4972">46111 дилър</text:p>
      <text:p text:style-name="P4973">46112<text:s/>ранни</text:p>
      <text:p text:style-name="P4974">46113 рид</text:p>
      <text:p text:style-name="P4975">46114 боим</text:p>
      <text:p text:style-name="P4976">46115 лехи</text:p>
      <text:p text:style-name="P4977">46116 7000</text:p>
      <text:p text:style-name="P4978">46121 идиот</text:p>
      <text:p text:style-name="P4979">46122 белим</text:p>
      <text:p text:style-name="P4980">46123 гънел</text:p>
      <text:p text:style-name="P4981">46124 жеги</text:p>
      <text:p text:style-name="P4982">46125 дошло</text:p>
      <text:p text:style-name="P4983">46126 пул</text:p>
      <text:p text:style-name="P4984">46131 търчи</text:p>
      <text:p text:style-name="P4985">46132 китил</text:p>
      <text:p text:style-name="P4986">46133 пеем</text:p>
      <text:p text:style-name="P4987">46134 знака</text:p>
      <text:p text:style-name="P4988">46135 мяка</text:p>
      <text:p text:style-name="P4989">46136 влея</text:p>
      <text:p text:style-name="P4990">46141 душел</text:p>
      <text:p text:style-name="P4991">46142 жилна</text:p>
      <text:p text:style-name="P4992">46143 гояха</text:p>
      <text:p text:style-name="P4993">46144 брод</text:p>
      <text:p text:style-name="P4994">46145 пате</text:p>
      <text:p text:style-name="P4995">46146<text:s/>боял</text:p>
      <text:p text:style-name="P4996">46151 имен</text:p>
      <text:p text:style-name="P4997">46152 ципи</text:p>
      <text:p text:style-name="P4998">46153 гнуто</text:p>
      <text:p text:style-name="P4999">46154 махне</text:p>
      <text:p text:style-name="P5000">46155 зидан</text:p>
      <text:p text:style-name="P5001">46156 шега</text:p>
      <text:p text:style-name="P5002">46161 осеят</text:p>
      <text:p text:style-name="P5003">46162 90</text:p>
      <text:soft-page-break/>
      <text:p text:style-name="P5004">46163 ръж</text:p>
      <text:p text:style-name="P5005">46164 улав</text:p>
      <text:p text:style-name="P5006">46165 щях</text:p>
      <text:p text:style-name="P5007">46166 осмия</text:p>
      <text:p text:style-name="P5008">46211 4321</text:p>
      <text:p text:style-name="P5009">46212 теч</text:p>
      <text:p text:style-name="P5010">46213 кача</text:p>
      <text:p text:style-name="P5011">46214 тиф</text:p>
      <text:p text:style-name="P5012">46215 яхащи</text:p>
      <text:p text:style-name="P5013">46216 жарка</text:p>
      <text:p text:style-name="P5014">46221 зами</text:p>
      <text:p text:style-name="P5015">46222 зъбят</text:p>
      <text:p text:style-name="P5016">46223 ядка</text:p>
      <text:p text:style-name="P5017">46224 злия</text:p>
      <text:p text:style-name="P5018">46225 ринга</text:p>
      <text:p text:style-name="P5019">46226 сят</text:p>
      <text:p text:style-name="P5020">46231 влог</text:p>
      <text:p text:style-name="P5021">46232 грък</text:p>
      <text:p text:style-name="P5022">46233 пъдил</text:p>
      <text:p text:style-name="P5023">46234 хулех</text:p>
      <text:p text:style-name="P5024">46235 гага</text:p>
      <text:p text:style-name="P5025">46236 нейни</text:p>
      <text:p text:style-name="P5026">46241 мозък</text:p>
      <text:p text:style-name="P5027">46242 опря</text:p>
      <text:p text:style-name="P5028">46243 зъбя</text:p>
      <text:p text:style-name="P5029">46244 тон</text:p>
      <text:p text:style-name="P5030">46245 луда</text:p>
      <text:p text:style-name="P5031">46246 озоря</text:p>
      <text:p text:style-name="P5032">46251 екаш</text:p>
      <text:p text:style-name="P5033">46252 врем</text:p>
      <text:p text:style-name="P5034">46253 ало</text:p>
      <text:p text:style-name="P5035">46254 издои</text:p>
      <text:p text:style-name="P5036">46255 йога</text:p>
      <text:p text:style-name="P5037">46256 ония</text:p>
      <text:p text:style-name="P5038">46261 жъне</text:p>
      <text:p text:style-name="P5039">46262 садях</text:p>
      <text:p text:style-name="P5040">46263 плещи</text:p>
      <text:p text:style-name="P5041">46264 скоро</text:p>
      <text:p text:style-name="P5042">46265 родно</text:p>
      <text:p text:style-name="P5043">46266 чуя</text:p>
      <text:p text:style-name="P5044">46311 фаза</text:p>
      <text:p text:style-name="P5045">46312 висне</text:p>
      <text:p text:style-name="P5046">46313 въдиш</text:p>
      <text:p text:style-name="P5047">46314 везах</text:p>
      <text:p text:style-name="P5048">46315 плач</text:p>
      <text:p text:style-name="P5049">46316 бавен</text:p>
      <text:p text:style-name="P5050">46321 язди</text:p>
      <text:p text:style-name="P5051">46322 снета</text:p>
      <text:p text:style-name="P5052">46323 зяло</text:p>
      <text:p text:style-name="P5053">46324 гъбен</text:p>
      <text:p text:style-name="P5054">46325 иман</text:p>
      <text:p text:style-name="P5055">46326 метан</text:p>
      <text:p text:style-name="P5056">46331 урок</text:p>
      <text:p text:style-name="P5057">46332 гука</text:p>
      <text:p text:style-name="P5058">46333 роша</text:p>
      <text:p text:style-name="P5059">46334 укрие</text:p>
      <text:p text:style-name="P5060">46335 охна</text:p>
      <text:p text:style-name="P5061">46336 шлака</text:p>
      <text:p text:style-name="P5062">46341 поща</text:p>
      <text:p text:style-name="P5063">46342 озова</text:p>
      <text:p text:style-name="P5064">46343 прах</text:p>
      <text:p text:style-name="P5065">46344 валих</text:p>
      <text:p text:style-name="P5066">46345 леке</text:p>
      <text:p text:style-name="P5067">46346 20</text:p>
      <text:p text:style-name="P5068">46351 нянка</text:p>
      <text:p text:style-name="P5069">46352 брал</text:p>
      <text:p text:style-name="P5070">46353 ръбел</text:p>
      <text:p text:style-name="P5071">46354 мим</text:p>
      <text:p text:style-name="P5072">46355 кадим</text:p>
      <text:p text:style-name="P5073">46356 копах</text:p>
      <text:p text:style-name="P5074">46361 миля</text:p>
      <text:p text:style-name="P5075">46362 хоров</text:p>
      <text:p text:style-name="P5076">46363 вход</text:p>
      <text:p text:style-name="P5077">46364 смя</text:p>
      <text:p text:style-name="P5078">46365 гни</text:p>
      <text:p text:style-name="P5079">46366 догма</text:p>
      <text:p text:style-name="P5080">46411 мях</text:p>
      <text:p text:style-name="P5081">46412 яка</text:p>
      <text:p text:style-name="P5082">46413 пее</text:p>
      <text:p text:style-name="P5083">46414 пъча</text:p>
      <text:p text:style-name="P5084">46415 катод</text:p>
      <text:p text:style-name="P5085">46416 гъби</text:p>
      <text:p text:style-name="P5086">46421 птица</text:p>
      <text:p text:style-name="P5087">46422 гнетя</text:p>
      <text:p text:style-name="P5088">46423 иззе</text:p>
      <text:p text:style-name="P5089">46424 длаба</text:p>
      <text:p text:style-name="P5090">46425 броих</text:p>
      <text:p text:style-name="P5091">46426 очи</text:p>
      <text:p text:style-name="P5092">46431 шатри</text:p>
      <text:p text:style-name="P5093">46432 бдях</text:p>
      <text:p text:style-name="P5094">46433 крос</text:p>
      <text:p text:style-name="P5095">46434 1997</text:p>
      <text:p text:style-name="P5096">46435 меле</text:p>
      <text:p text:style-name="P5097">46436 цупещ</text:p>
      <text:p text:style-name="P5098">46441 тупа</text:p>
      <text:p text:style-name="P5099">46442 шиба</text:p>
      <text:p text:style-name="P5100">46443 патя</text:p>
      <text:p text:style-name="P5101">46444 фасът</text:p>
      <text:p text:style-name="P5102">46445 доиш</text:p>
      <text:p text:style-name="P5103">46446 явка</text:p>
      <text:p text:style-name="P5104">46451 бегач</text:p>
      <text:p text:style-name="P5105">46452 цеди</text:p>
      <text:p text:style-name="P5106">46453 дуото</text:p>
      <text:p text:style-name="P5107">46454 гузен</text:p>
      <text:p text:style-name="P5108">46455 омота</text:p>
      <text:p text:style-name="P5109">46456 доил</text:p>
      <text:p text:style-name="P5110">46461 гори</text:p>
      <text:p text:style-name="P5111">46462 гади</text:p>
      <text:p text:style-name="P5112">46463 гъта</text:p>
      <text:p text:style-name="P5113">46464 слуз</text:p>
      <text:p text:style-name="P5114">46465 сана</text:p>
      <text:p text:style-name="P5115">46466 умно</text:p>
      <text:p text:style-name="P5116">46511 лъхаш</text:p>
      <text:p text:style-name="P5117">46512 лагер</text:p>
      <text:p text:style-name="P5118">46513 роен</text:p>
      <text:p text:style-name="P5119">46514 локат</text:p>
      <text:p text:style-name="P5120">46515 яви</text:p>
      <text:p text:style-name="P5121">46516 течна</text:p>
      <text:p text:style-name="P5122">46521 одран</text:p>
      <text:p text:style-name="P5123">46522 копай</text:p>
      <text:p text:style-name="P5124">46523 кеф</text:p>
      <text:p text:style-name="P5125">46524 теме</text:p>
      <text:p text:style-name="P5126">46525 ласо</text:p>
      <text:p text:style-name="P5127">46526 бутне</text:p>
      <text:p text:style-name="P5128">46531 шътка</text:p>
      <text:p text:style-name="P5129">46532 2001</text:p>
      <text:p text:style-name="P5130">46533 кух</text:p>
      <text:p text:style-name="P5131">46534 лупва</text:p>
      <text:p text:style-name="P5132">46535 каба</text:p>
      <text:p text:style-name="P5133">46536 ухая</text:p>
      <text:p text:style-name="P5134">46541 домна</text:p>
      <text:p text:style-name="P5135">46542 руся</text:p>
      <text:p text:style-name="P5136">46543 слоя</text:p>
      <text:p text:style-name="P5137">46544 липов</text:p>
      <text:p text:style-name="P5138">46545 сирно</text:p>
      <text:p text:style-name="P5139">46546 свиня</text:p>
      <text:p text:style-name="P5140">46551 дойде</text:p>
      <text:p text:style-name="P5141">46552 литни</text:p>
      <text:p text:style-name="P5142">46553 въсех</text:p>
      <text:p text:style-name="P5143">46554 чак</text:p>
      <text:p text:style-name="P5144">46555 кътам</text:p>
      <text:p text:style-name="P5145">46556 54</text:p>
      <text:p text:style-name="P5146">46561 лягах</text:p>
      <text:p text:style-name="P5147">46562 мътим</text:p>
      <text:p text:style-name="P5148">46563 гето</text:p>
      <text:p text:style-name="P5149">46564 пушех</text:p>
      <text:p text:style-name="P5150">46565 пътно</text:p>
      <text:p text:style-name="P5151">46566 сок</text:p>
      <text:p text:style-name="P5152">46611 окичи</text:p>
      <text:p text:style-name="P5153">46612 юфка</text:p>
      <text:p text:style-name="P5154">46613 ямата</text:p>
      <text:p text:style-name="P5155">46614 ореше</text:p>
      <text:p text:style-name="P5156">46615 укрий</text:p>
      <text:p text:style-name="P5157">46616 тлъст</text:p>
      <text:p text:style-name="P5158">46621 визи</text:p>
      <text:p text:style-name="P5159">46622 ищци</text:p>
      <text:p text:style-name="P5160">46623 шаран</text:p>
      <text:p text:style-name="P5161">46624 яза</text:p>
      <text:p text:style-name="P5162">46625 хола</text:p>
      <text:p text:style-name="P5163">46626 паша</text:p>
      <text:p text:style-name="P5164">46631 умих</text:p>
      <text:p text:style-name="P5165">46632 воеве</text:p>
      <text:p text:style-name="P5166">46633 жилав</text:p>
      <text:p text:style-name="P5167">46634 мижав</text:p>
      <text:p text:style-name="P5168">46635 зетко</text:p>
      <text:p text:style-name="P5169">46636 стол</text:p>
      <text:p text:style-name="P5170">46641 той</text:p>
      <text:p text:style-name="P5171">46642 лятно</text:p>
      <text:p text:style-name="P5172">46643 гриза</text:p>
      <text:p text:style-name="P5173">46644 лина</text:p>
      <text:p text:style-name="P5174">46645 коля</text:p>
      <text:p text:style-name="P5175">46646 буден</text:p>
      <text:p text:style-name="P5176">46651 цениш</text:p>
      <text:p text:style-name="P5177">46652 шля</text:p>
      <text:p text:style-name="P5178">46653 канил</text:p>
      <text:p text:style-name="P5179">46654 горки</text:p>
      <text:p text:style-name="P5180">46655 уча</text:p>
      <text:p text:style-name="P5181">46656 дена</text:p>
      <text:p text:style-name="P5182">46661 тъча</text:p>
      <text:p text:style-name="P5183">46662 поят</text:p>
      <text:p text:style-name="P5184">46663 тепам</text:p>
      <text:p text:style-name="P5185">46664 татул</text:p>
      <text:p text:style-name="P5186">46665 нанос</text:p>
      <text:p text:style-name="P5187">46666 чашка</text:p>
      <text:p text:style-name="P5188">51111 лудя</text:p>
      <text:p text:style-name="P5189">51112 сой</text:p>
      <text:p text:style-name="P5190">51113 димих</text:p>
      <text:p text:style-name="P5191">51114 барът</text:p>
      <text:p text:style-name="P5192">51115 къс</text:p>
      <text:p text:style-name="P5193">51116 чат</text:p>
      <text:p text:style-name="P5194">51121 фукан</text:p>
      <text:p text:style-name="P5195">51122 мач</text:p>
      <text:p text:style-name="P5196">51123 сач</text:p>
      <text:p text:style-name="P5197">51124 късат</text:p>
      <text:p text:style-name="P5198">51125 71</text:p>
      <text:p text:style-name="P5199">51126 сито</text:p>
      <text:p text:style-name="P5200">51131 чуех</text:p>
      <text:p text:style-name="P5201">51132 лимби</text:p>
      <text:p text:style-name="P5202">51133 ситно</text:p>
      <text:p text:style-name="P5203">51134 забра</text:p>
      <text:soft-page-break/>
      <text:p text:style-name="P5204">51135 ожули</text:p>
      <text:p text:style-name="P5205">51136 врага</text:p>
      <text:p text:style-name="P5206">51141 рине</text:p>
      <text:p text:style-name="P5207">51142 мъзга</text:p>
      <text:p text:style-name="P5208">51143 вкус</text:p>
      <text:p text:style-name="P5209">51144 заден</text:p>
      <text:p text:style-name="P5210">51145 цока</text:p>
      <text:p text:style-name="P5211">51146 един</text:p>
      <text:p text:style-name="P5212">51151 актив</text:p>
      <text:p text:style-name="P5213">51152 ракла</text:p>
      <text:p text:style-name="P5214">51153 въжар</text:p>
      <text:p text:style-name="P5215">51154 говее</text:p>
      <text:p text:style-name="P5216">51155 1930</text:p>
      <text:p text:style-name="P5217">51156 ящен</text:p>
      <text:p text:style-name="P5218">51161 шлем</text:p>
      <text:p text:style-name="P5219">51162 ходят</text:p>
      <text:p text:style-name="P5220">51163 перял</text:p>
      <text:p text:style-name="P5221">51164 лика</text:p>
      <text:p text:style-name="P5222">51165 лаяли</text:p>
      <text:p text:style-name="P5223">51166 боят</text:p>
      <text:p text:style-name="P5224">51211 втрил</text:p>
      <text:p text:style-name="P5225">51212 ориз</text:p>
      <text:p text:style-name="P5226">51213 налях</text:p>
      <text:p text:style-name="P5227">51214 месел</text:p>
      <text:p text:style-name="P5228">51215 цеха</text:p>
      <text:p text:style-name="P5229">51216 впише</text:p>
      <text:p text:style-name="P5230">51221 нули</text:p>
      <text:p text:style-name="P5231">51222 душно</text:p>
      <text:p text:style-name="P5232">51223 хайде</text:p>
      <text:p text:style-name="P5233">51224 отлях</text:p>
      <text:p text:style-name="P5234">51225 пукни</text:p>
      <text:p text:style-name="P5235">51226 печен</text:p>
      <text:p text:style-name="P5236">51231 плот</text:p>
      <text:p text:style-name="P5237">51232 вята</text:p>
      <text:p text:style-name="P5238">51233<text:s/>сега</text:p>
      <text:p text:style-name="P5239">51234 мигай</text:p>
      <text:p text:style-name="P5240">51235 сняга</text:p>
      <text:p text:style-name="P5241">51236 факла</text:p>
      <text:p text:style-name="P5242">51241 окачи</text:p>
      <text:p text:style-name="P5243">51242 лала</text:p>
      <text:p text:style-name="P5244">51243 спица</text:p>
      <text:p text:style-name="P5245">51244 циста</text:p>
      <text:p text:style-name="P5246">51245 делни</text:p>
      <text:p text:style-name="P5247">51246 сития</text:p>
      <text:p text:style-name="P5248">51251 рудна</text:p>
      <text:p text:style-name="P5249">51252 ръби</text:p>
      <text:p text:style-name="P5250">51253 благ</text:p>
      <text:p text:style-name="P5251">51254 пъпа</text:p>
      <text:p text:style-name="P5252">51255 гушел</text:p>
      <text:p text:style-name="P5253">51256 яден</text:p>
      <text:p text:style-name="P5254">51261 очно</text:p>
      <text:p text:style-name="P5255">51262 муша</text:p>
      <text:p text:style-name="P5256">51263 чук</text:p>
      <text:p text:style-name="P5257">51264 умри</text:p>
      <text:p text:style-name="P5258">51265 ерос</text:p>
      <text:p text:style-name="P5259">51266 бубар</text:p>
      <text:p text:style-name="P5260">51311<text:s/>скула</text:p>
      <text:p text:style-name="P5261">51312 юрвай</text:p>
      <text:p text:style-name="P5262">51313 упоя</text:p>
      <text:p text:style-name="P5263">51314 виех</text:p>
      <text:p text:style-name="P5264">51315 зетя</text:p>
      <text:p text:style-name="P5265">51316 шиха</text:p>
      <text:p text:style-name="P5266">51321 вран</text:p>
      <text:p text:style-name="P5267">51322 чесал</text:p>
      <text:p text:style-name="P5268">51323 резци</text:p>
      <text:p text:style-name="P5269">51324 бау</text:p>
      <text:p text:style-name="P5270">51325 кла</text:p>
      <text:p text:style-name="P5271">51326 64</text:p>
      <text:p text:style-name="P5272">51331 гулия</text:p>
      <text:p text:style-name="P5273">51332 бодри</text:p>
      <text:p text:style-name="P5274">51333 губер</text:p>
      <text:p text:style-name="P5275">51334 сеем</text:p>
      <text:p text:style-name="P5276">51335 купе</text:p>
      <text:p text:style-name="P5277">51336 удвой</text:p>
      <text:p text:style-name="P5278">51341 клуба</text:p>
      <text:p text:style-name="P5279">51342 вшил</text:p>
      <text:p text:style-name="P5280">51343 4000</text:p>
      <text:p text:style-name="P5281">51344 блея</text:p>
      <text:p text:style-name="P5282">51345 хули</text:p>
      <text:p text:style-name="P5283">51346 лъхне</text:p>
      <text:p text:style-name="P5284">51351 таен</text:p>
      <text:p text:style-name="P5285">51352 юнги</text:p>
      <text:p text:style-name="P5286">51353 кръг</text:p>
      <text:p text:style-name="P5287">51354 опрял</text:p>
      <text:p text:style-name="P5288">51355 456</text:p>
      <text:p text:style-name="P5289">51356 упада</text:p>
      <text:p text:style-name="P5290">51361 тровя</text:p>
      <text:p text:style-name="P5291">51362 резач</text:p>
      <text:p text:style-name="P5292">51363 гени</text:p>
      <text:p text:style-name="P5293">51364 переш</text:p>
      <text:p text:style-name="P5294">51365 рус</text:p>
      <text:p text:style-name="P5295">51366 мълча</text:p>
      <text:p text:style-name="P5296">51411 калта</text:p>
      <text:p text:style-name="P5297">51412 вшия</text:p>
      <text:p text:style-name="P5298">51413 преви</text:p>
      <text:p text:style-name="P5299">51414 изпее</text:p>
      <text:p text:style-name="P5300">51415 мощна</text:p>
      <text:p text:style-name="P5301">51416 кусаш</text:p>
      <text:p text:style-name="P5302">51421 аванс</text:p>
      <text:p text:style-name="P5303">51422 качих</text:p>
      <text:p text:style-name="P5304">51423<text:s/>куцал</text:p>
      <text:p text:style-name="P5305">51424 воли</text:p>
      <text:p text:style-name="P5306">51425 кокс</text:p>
      <text:p text:style-name="P5307">51426 кънти</text:p>
      <text:p text:style-name="P5308">51431 кулак</text:p>
      <text:p text:style-name="P5309">51432 мажа</text:p>
      <text:p text:style-name="P5310">51433 греел</text:p>
      <text:p text:style-name="P5311">51434 талка</text:p>
      <text:p text:style-name="P5312">51435 окося</text:p>
      <text:p text:style-name="P5313">51436 рее</text:p>
      <text:p text:style-name="P5314">51441 миел</text:p>
      <text:p text:style-name="P5315">51442 бъзов</text:p>
      <text:p text:style-name="P5316">51443 рушен</text:p>
      <text:p text:style-name="P5317">51444 опни</text:p>
      <text:p text:style-name="P5318">51445 гамби</text:p>
      <text:p text:style-name="P5319">51446 рони</text:p>
      <text:p text:style-name="P5320">51451 гини</text:p>
      <text:p text:style-name="P5321">51452 сяха</text:p>
      <text:p text:style-name="P5322">51453 недри</text:p>
      <text:p text:style-name="P5323">51454 учен</text:p>
      <text:p text:style-name="P5324">51455 боб</text:p>
      <text:p text:style-name="P5325">51456 яжте</text:p>
      <text:p text:style-name="P5326">51461<text:s/>бебе</text:p>
      <text:p text:style-name="P5327">51462 волен</text:p>
      <text:p text:style-name="P5328">51463 прели</text:p>
      <text:p text:style-name="P5329">51464 смуша</text:p>
      <text:p text:style-name="P5330">51465 висях</text:p>
      <text:p text:style-name="P5331">51466 бъде</text:p>
      <text:p text:style-name="P5332">51511 сяло</text:p>
      <text:p text:style-name="P5333">51512 кога</text:p>
      <text:p text:style-name="P5334">51513 ютии</text:p>
      <text:p text:style-name="P5335">51514 будни</text:p>
      <text:p text:style-name="P5336">51515 друг</text:p>
      <text:p text:style-name="P5337">51516 веля</text:p>
      <text:p text:style-name="P5338">51521 права</text:p>
      <text:p text:style-name="P5339">51522 ярък</text:p>
      <text:p text:style-name="P5340">51523 шляеш</text:p>
      <text:p text:style-name="P5341">51524 макар</text:p>
      <text:p text:style-name="P5342">51525 удар</text:p>
      <text:p text:style-name="P5343">51526 зелия</text:p>
      <text:p text:style-name="P5344">51531 криел</text:p>
      <text:p text:style-name="P5345">51532 жужи</text:p>
      <text:p text:style-name="P5346">51533 димът</text:p>
      <text:p text:style-name="P5347">51534 ронил</text:p>
      <text:p text:style-name="P5348">51535 вземе</text:p>
      <text:p text:style-name="P5349">51536 жлеба</text:p>
      <text:p text:style-name="P5350">51541 соева</text:p>
      <text:p text:style-name="P5351">51542 хока</text:p>
      <text:p text:style-name="P5352">51543 плен</text:p>
      <text:p text:style-name="P5353">51544 кесия</text:p>
      <text:p text:style-name="P5354">51545 бози</text:p>
      <text:p text:style-name="P5355">51546 смити</text:p>
      <text:p text:style-name="P5356">51551 минех</text:p>
      <text:p text:style-name="P5357">51552 мазня</text:p>
      <text:p text:style-name="P5358">51553 неук</text:p>
      <text:p text:style-name="P5359">51554 отъпя</text:p>
      <text:p text:style-name="P5360">51555 двой</text:p>
      <text:p text:style-name="P5361">51556 21</text:p>
      <text:p text:style-name="P5362">51561 лисо</text:p>
      <text:p text:style-name="P5363">51562 фуча</text:p>
      <text:p text:style-name="P5364">51563 ръсех</text:p>
      <text:p text:style-name="P5365">51564 сетим</text:p>
      <text:p text:style-name="P5366">51565 дух</text:p>
      <text:p text:style-name="P5367">51566 елек</text:p>
      <text:p text:style-name="P5368">51611 елф</text:p>
      <text:p text:style-name="P5369">51612 финт</text:p>
      <text:p text:style-name="P5370">51613 тънеш</text:p>
      <text:p text:style-name="P5371">51614 дъхне</text:p>
      <text:p text:style-name="P5372">51615 рия</text:p>
      <text:p text:style-name="P5373">51616 влия</text:p>
      <text:p text:style-name="P5374">51621 гния</text:p>
      <text:p text:style-name="P5375">51622 булче</text:p>
      <text:p text:style-name="P5376">51623 рял</text:p>
      <text:p text:style-name="P5377">51624 могли</text:p>
      <text:p text:style-name="P5378">51625 къса</text:p>
      <text:p text:style-name="P5379">51626 11</text:p>
      <text:p text:style-name="P5380">51631 1985</text:p>
      <text:p text:style-name="P5381">51632 повя</text:p>
      <text:p text:style-name="P5382">51633 фукла</text:p>
      <text:p text:style-name="P5383">51634 мишле</text:p>
      <text:p text:style-name="P5384">51635 витан</text:p>
      <text:p text:style-name="P5385">51636 дала</text:p>
      <text:p text:style-name="P5386">51641 житен</text:p>
      <text:p text:style-name="P5387">51642 фурни</text:p>
      <text:p text:style-name="P5388">51643 чери</text:p>
      <text:p text:style-name="P5389">51644 очен</text:p>
      <text:p text:style-name="P5390">51645 падал</text:p>
      <text:p text:style-name="P5391">51646 въден</text:p>
      <text:p text:style-name="P5392">51651 водещ</text:p>
      <text:p text:style-name="P5393">51652 манеж</text:p>
      <text:p text:style-name="P5394">51653 умиха</text:p>
      <text:p text:style-name="P5395">51654 баджа</text:p>
      <text:p text:style-name="P5396">51655 кран</text:p>
      <text:p text:style-name="P5397">51656 зрял</text:p>
      <text:p text:style-name="P5398">51661 пеех</text:p>
      <text:p text:style-name="P5399">51662 лаях</text:p>
      <text:p text:style-name="P5400">51663 гиздя</text:p>
      <text:p text:style-name="P5401">51664 зли</text:p>
      <text:p text:style-name="P5402">51665 цъкам</text:p>
      <text:p text:style-name="P5403">51666 осмо</text:p>
      <text:soft-page-break/>
      <text:p text:style-name="P5404">52111 чатал</text:p>
      <text:p text:style-name="P5405">52112 юрти</text:p>
      <text:p text:style-name="P5406">52113 арии</text:p>
      <text:p text:style-name="P5407">52114 стои</text:p>
      <text:p text:style-name="P5408">52115 врано</text:p>
      <text:p text:style-name="P5409">52116 %%</text:p>
      <text:p text:style-name="P5410">52121 швед</text:p>
      <text:p text:style-name="P5411">52122 2004</text:p>
      <text:p text:style-name="P5412">52123 крета</text:p>
      <text:p text:style-name="P5413">52124 поиш</text:p>
      <text:p text:style-name="P5414">52125 ушият</text:p>
      <text:p text:style-name="P5415">52126 лочех</text:p>
      <text:p text:style-name="P5416">52131 мязат</text:p>
      <text:p text:style-name="P5417">52132 книга</text:p>
      <text:p text:style-name="P5418">52133 стели</text:p>
      <text:p text:style-name="P5419">52134 рося</text:p>
      <text:p text:style-name="P5420">52135 колие</text:p>
      <text:p text:style-name="P5421">52136 множи</text:p>
      <text:p text:style-name="P5422">52141 **</text:p>
      <text:p text:style-name="P5423">52142 спой</text:p>
      <text:p text:style-name="P5424">52143 сет</text:p>
      <text:p text:style-name="P5425">52144 давам</text:p>
      <text:p text:style-name="P5426">52145 пазещ</text:p>
      <text:p text:style-name="P5427">52146 плах</text:p>
      <text:p text:style-name="P5428">52151 стрил</text:p>
      <text:p text:style-name="P5429">52152 същ</text:p>
      <text:p text:style-name="P5430">52153 пес</text:p>
      <text:p text:style-name="P5431">52154 гира</text:p>
      <text:p text:style-name="P5432">52155 зрях</text:p>
      <text:p text:style-name="P5433">52156 цифра</text:p>
      <text:p text:style-name="P5434">52161 чудя</text:p>
      <text:p text:style-name="P5435">52162 миря</text:p>
      <text:p text:style-name="P5436">52163 щурей</text:p>
      <text:p text:style-name="P5437">52164 щурял</text:p>
      <text:p text:style-name="P5438">52165 части</text:p>
      <text:p text:style-name="P5439">52166 бялки</text:p>
      <text:p text:style-name="P5440">52211 пила</text:p>
      <text:p text:style-name="P5441">52212 удрящ</text:p>
      <text:p text:style-name="P5442">52213 упори</text:p>
      <text:p text:style-name="P5443">52214 летни</text:p>
      <text:p text:style-name="P5444">52215 хайки</text:p>
      <text:p text:style-name="P5445">52216 сме</text:p>
      <text:p text:style-name="P5446">52221 кнехт</text:p>
      <text:p text:style-name="P5447">52222 чинех</text:p>
      <text:p text:style-name="P5448">52223 шпац</text:p>
      <text:p text:style-name="P5449">52224 вили</text:p>
      <text:p text:style-name="P5450">52225 нари</text:p>
      <text:p text:style-name="P5451">52226 весил</text:p>
      <text:p text:style-name="P5452">52231 сухо</text:p>
      <text:p text:style-name="P5453">52232 тика</text:p>
      <text:p text:style-name="P5454">52233 спала</text:p>
      <text:p text:style-name="P5455">52234 чипа</text:p>
      <text:p text:style-name="P5456">52235 къни</text:p>
      <text:p text:style-name="P5457">52236 зидат</text:p>
      <text:p text:style-name="P5458">52241 ден</text:p>
      <text:p text:style-name="P5459">52242 влети</text:p>
      <text:p text:style-name="P5460">52243 прав</text:p>
      <text:p text:style-name="P5461">52244 люпя</text:p>
      <text:p text:style-name="P5462">52245 кая</text:p>
      <text:p text:style-name="P5463">52246 кълне</text:p>
      <text:p text:style-name="P5464">52251 натри</text:p>
      <text:p text:style-name="P5465">52252 артък</text:p>
      <text:p text:style-name="P5466">52253 меци</text:p>
      <text:p text:style-name="P5467">52254 яки</text:p>
      <text:p text:style-name="P5468">52255 левги</text:p>
      <text:p text:style-name="P5469">52256 слея</text:p>
      <text:p text:style-name="P5470">52261 биче</text:p>
      <text:p text:style-name="P5471">52262 викай</text:p>
      <text:p text:style-name="P5472">52263 алчна</text:p>
      <text:p text:style-name="P5473">52264 пекло</text:p>
      <text:p text:style-name="P5474">52265 ушно</text:p>
      <text:p text:style-name="P5475">52266 кош</text:p>
      <text:p text:style-name="P5476">52311 улучи</text:p>
      <text:p text:style-name="P5477">52312 бета</text:p>
      <text:p text:style-name="P5478">52313 праз</text:p>
      <text:p text:style-name="P5479">52314 вик</text:p>
      <text:p text:style-name="P5480">52315 кихва</text:p>
      <text:p text:style-name="P5481">52316 чешел</text:p>
      <text:p text:style-name="P5482">52321 лото</text:p>
      <text:p text:style-name="P5483">52322 леем</text:p>
      <text:p text:style-name="P5484">52323 сноба</text:p>
      <text:p text:style-name="P5485">52324 едно</text:p>
      <text:p text:style-name="P5486">52325 юрта</text:p>
      <text:p text:style-name="P5487">52326 жури</text:p>
      <text:p text:style-name="P5488">52331 виса</text:p>
      <text:p text:style-name="P5489">52332 бръз</text:p>
      <text:p text:style-name="P5490">52333 бере</text:p>
      <text:p text:style-name="P5491">52334 ядни</text:p>
      <text:p text:style-name="P5492">52335 силна</text:p>
      <text:p text:style-name="P5493">52336 снех</text:p>
      <text:p text:style-name="P5494">52341 трае</text:p>
      <text:p text:style-name="P5495">52342 бедих</text:p>
      <text:p text:style-name="P5496">52343 жулне</text:p>
      <text:p text:style-name="P5497">52344 цеви</text:p>
      <text:p text:style-name="P5498">52345 леси</text:p>
      <text:p text:style-name="P5499">52346 чешещ</text:p>
      <text:p text:style-name="P5500">52351 живя</text:p>
      <text:p text:style-name="P5501">52352 рои</text:p>
      <text:p text:style-name="P5502">52353 слои</text:p>
      <text:p text:style-name="P5503">52354 моему</text:p>
      <text:p text:style-name="P5504">52355 щека</text:p>
      <text:p text:style-name="P5505">52356 сирни</text:p>
      <text:p text:style-name="P5506">52361 скуба</text:p>
      <text:p text:style-name="P5507">52362 бали</text:p>
      <text:p text:style-name="P5508">52363 горд</text:p>
      <text:p text:style-name="P5509">52364 сечи</text:p>
      <text:p text:style-name="P5510">52365 фога</text:p>
      <text:p text:style-name="P5511">52366 орежи</text:p>
      <text:p text:style-name="P5512">52411 цепва</text:p>
      <text:p text:style-name="P5513">52412 ниви</text:p>
      <text:p text:style-name="P5514">52413 яхва</text:p>
      <text:p text:style-name="P5515">52414 отбра</text:p>
      <text:p text:style-name="P5516">52415 бдят</text:p>
      <text:p text:style-name="P5517">52416 кочи</text:p>
      <text:p text:style-name="P5518">52421 отсят</text:p>
      <text:p text:style-name="P5519">52422 хоп</text:p>
      <text:p text:style-name="P5520">52423 пуми</text:p>
      <text:p text:style-name="P5521">52424 сноша</text:p>
      <text:p text:style-name="P5522">52425 дюна</text:p>
      <text:p text:style-name="P5523">52426 усои</text:p>
      <text:p text:style-name="P5524">52431 поде</text:p>
      <text:p text:style-name="P5525">52432 :)</text:p>
      <text:p text:style-name="P5526">52433 лъжи</text:p>
      <text:p text:style-name="P5527">52434 гизда</text:p>
      <text:p text:style-name="P5528">52435 лелян</text:p>
      <text:p text:style-name="P5529">52436 флаг</text:p>
      <text:p text:style-name="P5530">52441 цедя</text:p>
      <text:p text:style-name="P5531">52442 бъдещ</text:p>
      <text:p text:style-name="P5532">52443 асът</text:p>
      <text:p text:style-name="P5533">52444 игран</text:p>
      <text:p text:style-name="P5534">52445 дишах</text:p>
      <text:p text:style-name="P5535">52446 броим</text:p>
      <text:p text:style-name="P5536">52451 ежен</text:p>
      <text:p text:style-name="P5537">52452 купа</text:p>
      <text:p text:style-name="P5538">52453 мъжът</text:p>
      <text:p text:style-name="P5539">52454 фобия</text:p>
      <text:p text:style-name="P5540">52455 лъжла</text:p>
      <text:p text:style-name="P5541">52456 двоя</text:p>
      <text:p text:style-name="P5542">52461 тук</text:p>
      <text:p text:style-name="P5543">52462 люби</text:p>
      <text:p text:style-name="P5544">52463 южно</text:p>
      <text:p text:style-name="P5545">52464 звън</text:p>
      <text:p text:style-name="P5546">52465 топ</text:p>
      <text:p text:style-name="P5547">52466 зобът</text:p>
      <text:p text:style-name="P5548">52511 болна</text:p>
      <text:p text:style-name="P5549">52512 вдал</text:p>
      <text:p text:style-name="P5550">52513 чупи</text:p>
      <text:p text:style-name="P5551">52514 888</text:p>
      <text:p text:style-name="P5552">52515 паста</text:p>
      <text:p text:style-name="P5553">52516 лято</text:p>
      <text:p text:style-name="P5554">52521 цикли</text:p>
      <text:p text:style-name="P5555">52522 йоги</text:p>
      <text:p text:style-name="P5556">52523 мязай</text:p>
      <text:p text:style-name="P5557">52524 въдя</text:p>
      <text:p text:style-name="P5558">52525 сиви</text:p>
      <text:p text:style-name="P5559">52526 залез</text:p>
      <text:p text:style-name="P5560">52531 тиари</text:p>
      <text:p text:style-name="P5561">52532 иск</text:p>
      <text:p text:style-name="P5562">52533 мижел</text:p>
      <text:p text:style-name="P5563">52534 рок</text:p>
      <text:p text:style-name="P5564">52535 маши</text:p>
      <text:p text:style-name="P5565">52536 цяр</text:p>
      <text:p text:style-name="P5566">52541 врежа</text:p>
      <text:p text:style-name="P5567">52542 700</text:p>
      <text:p text:style-name="P5568">52543 наше</text:p>
      <text:p text:style-name="P5569">52544<text:s/>гурка</text:p>
      <text:p text:style-name="P5570">52545 витай</text:p>
      <text:p text:style-name="P5571">52546 учела</text:p>
      <text:p text:style-name="P5572">52551 пеещ</text:p>
      <text:p text:style-name="P5573">52552 готин</text:p>
      <text:p text:style-name="P5574">52553 пояс</text:p>
      <text:p text:style-name="P5575">52554 русо</text:p>
      <text:p text:style-name="P5576">52555 лафа</text:p>
      <text:p text:style-name="P5577">52556 чада</text:p>
      <text:p text:style-name="P5578">52561 вило</text:p>
      <text:p text:style-name="P5579">52562 боли</text:p>
      <text:p text:style-name="P5580">52563 марж</text:p>
      <text:p text:style-name="P5581">52564 ако</text:p>
      <text:p text:style-name="P5582">52565 пилаф</text:p>
      <text:p text:style-name="P5583">52566 гафа</text:p>
      <text:p text:style-name="P5584">52611 обаях</text:p>
      <text:p text:style-name="P5585">52612 щерка</text:p>
      <text:p text:style-name="P5586">52613 брат</text:p>
      <text:p text:style-name="P5587">52614 мой</text:p>
      <text:p text:style-name="P5588">52615 бодем</text:p>
      <text:p text:style-name="P5589">52616 роени</text:p>
      <text:p text:style-name="P5590">52621 меки</text:p>
      <text:p text:style-name="P5591">52622<text:s/>язък</text:p>
      <text:p text:style-name="P5592">52623 тупал</text:p>
      <text:p text:style-name="P5593">52624 мек</text:p>
      <text:p text:style-name="P5594">52625 език</text:p>
      <text:p text:style-name="P5595">52626 борея</text:p>
      <text:p text:style-name="P5596">52631 озъби</text:p>
      <text:p text:style-name="P5597">52632 каем</text:p>
      <text:p text:style-name="P5598">52633 ваел</text:p>
      <text:p text:style-name="P5599">52634 голи</text:p>
      <text:p text:style-name="P5600">52635 клин</text:p>
      <text:p text:style-name="P5601">52636 изуе</text:p>
      <text:p text:style-name="P5602">52641 някои</text:p>
      <text:p text:style-name="P5603">52642 линч</text:p>
      <text:soft-page-break/>
      <text:p text:style-name="P5604">52643 гьол</text:p>
      <text:p text:style-name="P5605">52644 брали</text:p>
      <text:p text:style-name="P5606">52645 дън</text:p>
      <text:p text:style-name="P5607">52646 нищещ</text:p>
      <text:p text:style-name="P5608">52651 натам</text:p>
      <text:p text:style-name="P5609">52652 кегла</text:p>
      <text:p text:style-name="P5610">52653 грубо</text:p>
      <text:p text:style-name="P5611">52654 сено</text:p>
      <text:p text:style-name="P5612">52655 вещни</text:p>
      <text:p text:style-name="P5613">52656 тъщи</text:p>
      <text:p text:style-name="P5614">52661 сакат</text:p>
      <text:p text:style-name="P5615">52662 окози</text:p>
      <text:p text:style-name="P5616">52663 ваден</text:p>
      <text:p text:style-name="P5617">52664 тяло</text:p>
      <text:p text:style-name="P5618">52665 зъба</text:p>
      <text:p text:style-name="P5619">52666 щеки</text:p>
      <text:p text:style-name="P5620">53111 отзе</text:p>
      <text:p text:style-name="P5621">53112 лебед</text:p>
      <text:p text:style-name="P5622">53113 спаха</text:p>
      <text:p text:style-name="P5623">53114 ++</text:p>
      <text:p text:style-name="P5624">53115 жаля</text:p>
      <text:p text:style-name="P5625">53116 пощат</text:p>
      <text:p text:style-name="P5626">53121 със</text:p>
      <text:p text:style-name="P5627">53122 смих</text:p>
      <text:p text:style-name="P5628">53123 винят</text:p>
      <text:p text:style-name="P5629">53124 охкат</text:p>
      <text:p text:style-name="P5630">53125 пях</text:p>
      <text:p text:style-name="P5631">53126 фоги</text:p>
      <text:p text:style-name="P5632">53131 ложе</text:p>
      <text:p text:style-name="P5633">53132 *</text:p>
      <text:p text:style-name="P5634">53133 46</text:p>
      <text:p text:style-name="P5635">53134 махаш</text:p>
      <text:p text:style-name="P5636">53135 доми</text:p>
      <text:p text:style-name="P5637">53136 ахай</text:p>
      <text:p text:style-name="P5638">53141 смай</text:p>
      <text:p text:style-name="P5639">53142 дял</text:p>
      <text:p text:style-name="P5640">53143 кавак</text:p>
      <text:p text:style-name="P5641">53144 бонов</text:p>
      <text:p text:style-name="P5642">53145 кося</text:p>
      <text:p text:style-name="P5643">53146 рова</text:p>
      <text:p text:style-name="P5644">53151 футът</text:p>
      <text:p text:style-name="P5645">53152 чуещ</text:p>
      <text:p text:style-name="P5646">53153 цъкаш</text:p>
      <text:p text:style-name="P5647">53154 яхвах</text:p>
      <text:p text:style-name="P5648">53155 ореве</text:p>
      <text:p text:style-name="P5649">53156 пикла</text:p>
      <text:p text:style-name="P5650">53161 дънят</text:p>
      <text:p text:style-name="P5651">53162 гря</text:p>
      <text:p text:style-name="P5652">53163 шумно</text:p>
      <text:p text:style-name="P5653">53164 зима</text:p>
      <text:p text:style-name="P5654">53165 пиещо</text:p>
      <text:p text:style-name="P5655">53166 бела</text:p>
      <text:p text:style-name="P5656">53211 зорко</text:p>
      <text:p text:style-name="P5657">53212 срив</text:p>
      <text:p text:style-name="P5658">53213 нищя</text:p>
      <text:p text:style-name="P5659">53214 ромба</text:p>
      <text:p text:style-name="P5660">53215 димно</text:p>
      <text:p text:style-name="P5661">53216 пиши</text:p>
      <text:p text:style-name="P5662">53221 белег</text:p>
      <text:p text:style-name="P5663">53222 идеш</text:p>
      <text:p text:style-name="P5664">53223 геги</text:p>
      <text:p text:style-name="P5665">53224 втека</text:p>
      <text:p text:style-name="P5666">53225 кец</text:p>
      <text:p text:style-name="P5667">53226 двоял</text:p>
      <text:p text:style-name="P5668">53231 вис</text:p>
      <text:p text:style-name="P5669">53232 сетя</text:p>
      <text:p text:style-name="P5670">53233 хипи</text:p>
      <text:p text:style-name="P5671">53234 танци</text:p>
      <text:p text:style-name="P5672">53235 алфи</text:p>
      <text:p text:style-name="P5673">53236 скаут</text:p>
      <text:p text:style-name="P5674">53241 14</text:p>
      <text:p text:style-name="P5675">53242 вши</text:p>
      <text:p text:style-name="P5676">53243 не</text:p>
      <text:p text:style-name="P5677">53244 81</text:p>
      <text:p text:style-name="P5678">53245 осей</text:p>
      <text:p text:style-name="P5679">53246 секне</text:p>
      <text:p text:style-name="P5680">53251 ринех</text:p>
      <text:p text:style-name="P5681">53252 ядне</text:p>
      <text:p text:style-name="P5682">53253 велен</text:p>
      <text:p text:style-name="P5683">53254 каеща</text:p>
      <text:p text:style-name="P5684">53255 шпула</text:p>
      <text:p text:style-name="P5685">53256 норми</text:p>
      <text:p text:style-name="P5686">53261 ходи</text:p>
      <text:p text:style-name="P5687">53262 буца</text:p>
      <text:p text:style-name="P5688">53263 явен</text:p>
      <text:p text:style-name="P5689">53264 бъбля</text:p>
      <text:p text:style-name="P5690">53265 карма</text:p>
      <text:p text:style-name="P5691">53266 нета</text:p>
      <text:p text:style-name="P5692">53311 плуга</text:p>
      <text:p text:style-name="P5693">53312 чума</text:p>
      <text:p text:style-name="P5694">53313 грама</text:p>
      <text:p text:style-name="P5695">53314 орис</text:p>
      <text:p text:style-name="P5696">53315 бивша</text:p>
      <text:p text:style-name="P5697">53316 спят</text:p>
      <text:p text:style-name="P5698">53321 убил</text:p>
      <text:p text:style-name="P5699">53322 деди</text:p>
      <text:p text:style-name="P5700">53323 свято</text:p>
      <text:p text:style-name="P5701">53324 123</text:p>
      <text:p text:style-name="P5702">53325 кавал</text:p>
      <text:p text:style-name="P5703">53326 дъжд</text:p>
      <text:p text:style-name="P5704">53331 живо</text:p>
      <text:p text:style-name="P5705">53332 патки</text:p>
      <text:p text:style-name="P5706">53333 край</text:p>
      <text:p text:style-name="P5707">53334 омеся</text:p>
      <text:p text:style-name="P5708">53335 четмо</text:p>
      <text:p text:style-name="P5709">53336 щуки</text:p>
      <text:p text:style-name="P5710">53341 кубе</text:p>
      <text:p text:style-name="P5711">53342 къща</text:p>
      <text:p text:style-name="P5712">53343 винт</text:p>
      <text:p text:style-name="P5713">53344 репеи</text:p>
      <text:p text:style-name="P5714">53345 ханша</text:p>
      <text:p text:style-name="P5715">53346 кюрд</text:p>
      <text:p text:style-name="P5716">53351 гала</text:p>
      <text:p text:style-name="P5717">53352 охках</text:p>
      <text:p text:style-name="P5718">53353 фрази</text:p>
      <text:p text:style-name="P5719">53354 окаем</text:p>
      <text:p text:style-name="P5720">53355 избуе</text:p>
      <text:p text:style-name="P5721">53356 щуро</text:p>
      <text:p text:style-name="P5722">53361 ловиш</text:p>
      <text:p text:style-name="P5723">53362 вам</text:p>
      <text:p text:style-name="P5724">53363 чина</text:p>
      <text:p text:style-name="P5725">53364 бъзи</text:p>
      <text:p text:style-name="P5726">53365 доен</text:p>
      <text:p text:style-name="P5727">53366 изуча</text:p>
      <text:p text:style-name="P5728">53411 ножар</text:p>
      <text:p text:style-name="P5729">53412 бавих</text:p>
      <text:p text:style-name="P5730">53413 вехна</text:p>
      <text:p text:style-name="P5731">53414 рани</text:p>
      <text:p text:style-name="P5732">53415 немее</text:p>
      <text:p text:style-name="P5733">53416 ромол</text:p>
      <text:p text:style-name="P5734">53421 бесим</text:p>
      <text:p text:style-name="P5735">53422 баса</text:p>
      <text:p text:style-name="P5736">53423 чудо</text:p>
      <text:p text:style-name="P5737">53424 темел</text:p>
      <text:p text:style-name="P5738">53425 замък</text:p>
      <text:p text:style-name="P5739">53426 бутал</text:p>
      <text:p text:style-name="P5740">53431 пълна</text:p>
      <text:p text:style-name="P5741">53432 помия</text:p>
      <text:p text:style-name="P5742">53433 кроя</text:p>
      <text:p text:style-name="P5743">53434 зубър</text:p>
      <text:p text:style-name="P5744">53435 оста</text:p>
      <text:p text:style-name="P5745">53436 роеше</text:p>
      <text:p text:style-name="P5746">53441 бойно</text:p>
      <text:p text:style-name="P5747">53442<text:s/>бега</text:p>
      <text:p text:style-name="P5748">53443 бодни</text:p>
      <text:p text:style-name="P5749">53444 нася</text:p>
      <text:p text:style-name="P5750">53445 проял</text:p>
      <text:p text:style-name="P5751">53446 грозд</text:p>
      <text:p text:style-name="P5752">53451 волев</text:p>
      <text:p text:style-name="P5753">53452 коли</text:p>
      <text:p text:style-name="P5754">53453 съзря</text:p>
      <text:p text:style-name="P5755">53454 кефне</text:p>
      <text:p text:style-name="P5756">53455 лава</text:p>
      <text:p text:style-name="P5757">53456 клет</text:p>
      <text:p text:style-name="P5758">53461 терма</text:p>
      <text:p text:style-name="P5759">53462 лютих</text:p>
      <text:p text:style-name="P5760">53463 унива</text:p>
      <text:p text:style-name="P5761">53464 возач</text:p>
      <text:p text:style-name="P5762">53465 рало</text:p>
      <text:p text:style-name="P5763">53466 зорка</text:p>
      <text:p text:style-name="P5764">53511 шкаф</text:p>
      <text:p text:style-name="P5765">53512 снега</text:p>
      <text:p text:style-name="P5766">53513 дук</text:p>
      <text:p text:style-name="P5767">53514 биле</text:p>
      <text:p text:style-name="P5768">53515 месо</text:p>
      <text:p text:style-name="P5769">53516 лае</text:p>
      <text:p text:style-name="P5770">53521 обща</text:p>
      <text:p text:style-name="P5771">53522 омаян</text:p>
      <text:p text:style-name="P5772">53523 пъзел</text:p>
      <text:p text:style-name="P5773">53524 гасиш</text:p>
      <text:p text:style-name="P5774">53525 бухни</text:p>
      <text:p text:style-name="P5775">53526 ажио</text:p>
      <text:p text:style-name="P5776">53531 1998</text:p>
      <text:p text:style-name="P5777">53532 идея</text:p>
      <text:p text:style-name="P5778">53533 власи</text:p>
      <text:p text:style-name="P5779">53534 сеща</text:p>
      <text:p text:style-name="P5780">53535 тъжа</text:p>
      <text:p text:style-name="P5781">53536 боса</text:p>
      <text:p text:style-name="P5782">53541 ровех</text:p>
      <text:p text:style-name="P5783">53542 дъхва</text:p>
      <text:p text:style-name="P5784">53543 спои</text:p>
      <text:p text:style-name="P5785">53544 джуни</text:p>
      <text:p text:style-name="P5786">53545 засят</text:p>
      <text:p text:style-name="P5787">53546 маещ</text:p>
      <text:p text:style-name="P5788">53551 жак</text:p>
      <text:p text:style-name="P5789">53552 увеся</text:p>
      <text:p text:style-name="P5790">53553 тъги</text:p>
      <text:p text:style-name="P5791">53554<text:s/>щурма</text:p>
      <text:p text:style-name="P5792">53555 спря</text:p>
      <text:p text:style-name="P5793">53556 пол</text:p>
      <text:p text:style-name="P5794">53561 етер</text:p>
      <text:p text:style-name="P5795">53562 лом</text:p>
      <text:p text:style-name="P5796">53563 пере</text:p>
      <text:p text:style-name="P5797">53564 лета</text:p>
      <text:p text:style-name="P5798">53565 мъха</text:p>
      <text:p text:style-name="P5799">53566 при</text:p>
      <text:p text:style-name="P5800">53611 333</text:p>
      <text:p text:style-name="P5801">53612 реел</text:p>
      <text:p text:style-name="P5802">53613 готвя</text:p>
      <text:p text:style-name="P5803">53614 блее</text:p>
      <text:soft-page-break/>
      <text:p text:style-name="P5804">53615 капка</text:p>
      <text:p text:style-name="P5805">53616 руина</text:p>
      <text:p text:style-name="P5806">53621 соби</text:p>
      <text:p text:style-name="P5807">53622 файди</text:p>
      <text:p text:style-name="P5808">53623 моят</text:p>
      <text:p text:style-name="P5809">53624 глеч</text:p>
      <text:p text:style-name="P5810">53625 торби</text:p>
      <text:p text:style-name="P5811">53626 тате</text:p>
      <text:p text:style-name="P5812">53631 хлор</text:p>
      <text:p text:style-name="P5813">53632 едро</text:p>
      <text:p text:style-name="P5814">53633 дими</text:p>
      <text:p text:style-name="P5815">53634 дим</text:p>
      <text:p text:style-name="P5816">53635 хокей</text:p>
      <text:p text:style-name="P5817">53636 мъст</text:p>
      <text:p text:style-name="P5818">53641 съзра</text:p>
      <text:p text:style-name="P5819">53642 бетон</text:p>
      <text:p text:style-name="P5820">53643 болки</text:p>
      <text:p text:style-name="P5821">53644 иглу</text:p>
      <text:p text:style-name="P5822">53645 лека</text:p>
      <text:p text:style-name="P5823">53646 баска</text:p>
      <text:p text:style-name="P5824">53651 зрея</text:p>
      <text:p text:style-name="P5825">53652 лоно</text:p>
      <text:p text:style-name="P5826">53653 ошав</text:p>
      <text:p text:style-name="P5827">53654 инак</text:p>
      <text:p text:style-name="P5828">53655 марша</text:p>
      <text:p text:style-name="P5829">53656 арфи</text:p>
      <text:p text:style-name="P5830">53661 желе</text:p>
      <text:p text:style-name="P5831">53662 шепи</text:p>
      <text:p text:style-name="P5832">53663 гъшия</text:p>
      <text:p text:style-name="P5833">53664 ухае</text:p>
      <text:p text:style-name="P5834">53665 гневя</text:p>
      <text:p text:style-name="P5835">53666 моди</text:p>
      <text:p text:style-name="P5836">54111 фунии</text:p>
      <text:p text:style-name="P5837">54112 гюл</text:p>
      <text:p text:style-name="P5838">54113 63</text:p>
      <text:p text:style-name="P5839">54114 фучах</text:p>
      <text:p text:style-name="P5840">54115 мазне</text:p>
      <text:p text:style-name="P5841">54116 флаш</text:p>
      <text:p text:style-name="P5842">54121 кътал</text:p>
      <text:p text:style-name="P5843">54122 пешия</text:p>
      <text:p text:style-name="P5844">54123 сенно</text:p>
      <text:p text:style-name="P5845">54124 бучиш</text:p>
      <text:p text:style-name="P5846">54125 лост</text:p>
      <text:p text:style-name="P5847">54126 потих</text:p>
      <text:p text:style-name="P5848">54131 плуй</text:p>
      <text:p text:style-name="P5849">54132 жеста</text:p>
      <text:p text:style-name="P5850">54133 чумен</text:p>
      <text:p text:style-name="P5851">54134 була</text:p>
      <text:p text:style-name="P5852">54135 грог</text:p>
      <text:p text:style-name="P5853">54136 ряза</text:p>
      <text:p text:style-name="P5854">54141 маша</text:p>
      <text:p text:style-name="P5855">54142 снага</text:p>
      <text:p text:style-name="P5856">54143 рутих</text:p>
      <text:p text:style-name="P5857">54144 якия</text:p>
      <text:p text:style-name="P5858">54145 екнат</text:p>
      <text:p text:style-name="P5859">54146 вълна</text:p>
      <text:p text:style-name="P5860">54151 шия</text:p>
      <text:p text:style-name="P5861">54152 текло</text:p>
      <text:p text:style-name="P5862">54153 яхан</text:p>
      <text:p text:style-name="P5863">54154 щадил</text:p>
      <text:p text:style-name="P5864">54155 афиш</text:p>
      <text:p text:style-name="P5865">54156 $</text:p>
      <text:p text:style-name="P5866">54161 лее</text:p>
      <text:p text:style-name="P5867">54162 пиян</text:p>
      <text:p text:style-name="P5868">54163 зави</text:p>
      <text:p text:style-name="P5869">54164 шарж</text:p>
      <text:p text:style-name="P5870">54165 пят</text:p>
      <text:p text:style-name="P5871">54166 беля</text:p>
      <text:p text:style-name="P5872">54211 гних</text:p>
      <text:p text:style-name="P5873">54212 омлет</text:p>
      <text:p text:style-name="P5874">54213 шуба</text:p>
      <text:p text:style-name="P5875">54214 руйни</text:p>
      <text:p text:style-name="P5876">54215 харни</text:p>
      <text:p text:style-name="P5877">54216 перът</text:p>
      <text:p text:style-name="P5878">54221 лаяло</text:p>
      <text:p text:style-name="P5879">54222 завея</text:p>
      <text:p text:style-name="P5880">54223<text:s/>петна</text:p>
      <text:p text:style-name="P5881">54224 яхния</text:p>
      <text:p text:style-name="P5882">54225 %%%</text:p>
      <text:p text:style-name="P5883">54226 паст</text:p>
      <text:p text:style-name="P5884">54231 вир</text:p>
      <text:p text:style-name="P5885">54232 почни</text:p>
      <text:p text:style-name="P5886">54233 измре</text:p>
      <text:p text:style-name="P5887">54234 82</text:p>
      <text:p text:style-name="P5888">54235 чест</text:p>
      <text:p text:style-name="P5889">54236 мети</text:p>
      <text:p text:style-name="P5890">54241 слее</text:p>
      <text:p text:style-name="P5891">54242 зори</text:p>
      <text:p text:style-name="P5892">54243 пилее</text:p>
      <text:p text:style-name="P5893">54244 фалта</text:p>
      <text:p text:style-name="P5894">54245 где</text:p>
      <text:p text:style-name="P5895">54246 блещи</text:p>
      <text:p text:style-name="P5896">54251 ново</text:p>
      <text:p text:style-name="P5897">54252 дъвчи</text:p>
      <text:p text:style-name="P5898">54253 куцай</text:p>
      <text:p text:style-name="P5899">54254 чичо</text:p>
      <text:p text:style-name="P5900">54255 жанр</text:p>
      <text:p text:style-name="P5901">54256 обуем</text:p>
      <text:p text:style-name="P5902">54261<text:s/>корях</text:p>
      <text:p text:style-name="P5903">54262 куц</text:p>
      <text:p text:style-name="P5904">54263 гоим</text:p>
      <text:p text:style-name="P5905">54264 рих</text:p>
      <text:p text:style-name="P5906">54265 нея</text:p>
      <text:p text:style-name="P5907">54266 навои</text:p>
      <text:p text:style-name="P5908">54311 сочим</text:p>
      <text:p text:style-name="P5909">54312 бедя</text:p>
      <text:p text:style-name="P5910">54313 сляна</text:p>
      <text:p text:style-name="P5911">54314 пищов</text:p>
      <text:p text:style-name="P5912">54315 винта</text:p>
      <text:p text:style-name="P5913">54316 чакащ</text:p>
      <text:p text:style-name="P5914">54321 обух</text:p>
      <text:p text:style-name="P5915">54322 кила</text:p>
      <text:p text:style-name="P5916">54323 счел</text:p>
      <text:p text:style-name="P5917">54324 гъсок</text:p>
      <text:p text:style-name="P5918">54325 заплю</text:p>
      <text:p text:style-name="P5919">54326 цапа</text:p>
      <text:p text:style-name="P5920">54331 назря</text:p>
      <text:p text:style-name="P5921">54332 стил</text:p>
      <text:p text:style-name="P5922">54333 дуеше</text:p>
      <text:p text:style-name="P5923">54334 дут</text:p>
      <text:p text:style-name="P5924">54335 във</text:p>
      <text:p text:style-name="P5925">54336 дъбът</text:p>
      <text:p text:style-name="P5926">54341 кауш</text:p>
      <text:p text:style-name="P5927">54342 язът</text:p>
      <text:p text:style-name="P5928">54343 зор</text:p>
      <text:p text:style-name="P5929">54344 ратай</text:p>
      <text:p text:style-name="P5930">54345 клел</text:p>
      <text:p text:style-name="P5931">54346 прело</text:p>
      <text:p text:style-name="P5932">54351 муси</text:p>
      <text:p text:style-name="P5933">54352 лута</text:p>
      <text:p text:style-name="P5934">54353 окапи</text:p>
      <text:p text:style-name="P5935">54354 батак</text:p>
      <text:p text:style-name="P5936">54355 ухан</text:p>
      <text:p text:style-name="P5937">54356 русия</text:p>
      <text:p text:style-name="P5938">54361 инча</text:p>
      <text:p text:style-name="P5939">54362 нива</text:p>
      <text:p text:style-name="P5940">54363 кози</text:p>
      <text:p text:style-name="P5941">54364 белее</text:p>
      <text:p text:style-name="P5942">54365 леса</text:p>
      <text:p text:style-name="P5943">54366 мижа</text:p>
      <text:p text:style-name="P5944">54411 баели</text:p>
      <text:p text:style-name="P5945">54412 жалко</text:p>
      <text:p text:style-name="P5946">54413 свежи</text:p>
      <text:p text:style-name="P5947">54414 удря</text:p>
      <text:p text:style-name="P5948">54415 фии</text:p>
      <text:p text:style-name="P5949">54416 бърса</text:p>
      <text:p text:style-name="P5950">54421 цера</text:p>
      <text:p text:style-name="P5951">54422 нямаш</text:p>
      <text:p text:style-name="P5952">54423 77</text:p>
      <text:p text:style-name="P5953">54424 тъпи</text:p>
      <text:p text:style-name="P5954">54425 тас</text:p>
      <text:p text:style-name="P5955">54426 сесия</text:p>
      <text:p text:style-name="P5956">54431 рами</text:p>
      <text:p text:style-name="P5957">54432 любим</text:p>
      <text:p text:style-name="P5958">54433 осеем</text:p>
      <text:p text:style-name="P5959">54434 замри</text:p>
      <text:p text:style-name="P5960">54435 блика</text:p>
      <text:p text:style-name="P5961">54436 цедиш</text:p>
      <text:p text:style-name="P5962">54441 бран</text:p>
      <text:p text:style-name="P5963">54442 зер</text:p>
      <text:p text:style-name="P5964">54443 дъбак</text:p>
      <text:p text:style-name="P5965">54444 мири</text:p>
      <text:p text:style-name="P5966">54445 гада</text:p>
      <text:p text:style-name="P5967">54446 щури</text:p>
      <text:p text:style-name="P5968">54451 рути</text:p>
      <text:p text:style-name="P5969">54452<text:s/>отсял</text:p>
      <text:p text:style-name="P5970">54453 чудат</text:p>
      <text:p text:style-name="P5971">54454 божи</text:p>
      <text:p text:style-name="P5972">54455 вена</text:p>
      <text:p text:style-name="P5973">54456 лоши</text:p>
      <text:p text:style-name="P5974">54461 ръфат</text:p>
      <text:p text:style-name="P5975">54462 гидия</text:p>
      <text:p text:style-name="P5976">54463 рейда</text:p>
      <text:p text:style-name="P5977">54464 ояло</text:p>
      <text:p text:style-name="P5978">54465 трасе</text:p>
      <text:p text:style-name="P5979">54466 туз</text:p>
      <text:p text:style-name="P5980">54511 наежи</text:p>
      <text:p text:style-name="P5981">54512 олио</text:p>
      <text:p text:style-name="P5982">54513 скат</text:p>
      <text:p text:style-name="P5983">54514 нишко</text:p>
      <text:p text:style-name="P5984">54515 дано</text:p>
      <text:p text:style-name="P5985">54516 85</text:p>
      <text:p text:style-name="P5986">54521 лошав</text:p>
      <text:p text:style-name="P5987">54522 аура</text:p>
      <text:p text:style-name="P5988">54523 морен</text:p>
      <text:p text:style-name="P5989">54524 бесел</text:p>
      <text:p text:style-name="P5990">54525 идват</text:p>
      <text:p text:style-name="P5991">54526 годе</text:p>
      <text:p text:style-name="P5992">54531 дута</text:p>
      <text:p text:style-name="P5993">54532 голо</text:p>
      <text:p text:style-name="P5994">54533 еснаф</text:p>
      <text:p text:style-name="P5995">54534 пума</text:p>
      <text:p text:style-name="P5996">54535 ширих</text:p>
      <text:p text:style-name="P5997">54536 дуа</text:p>
      <text:p text:style-name="P5998">54541 идел</text:p>
      <text:p text:style-name="P5999">54542 чепик</text:p>
      <text:p text:style-name="P6000">54543 овчи</text:p>
      <text:p text:style-name="P6001">54544 веел</text:p>
      <text:p text:style-name="P6002">54545 конна</text:p>
      <text:p text:style-name="P6003">54546 чукне</text:p>
      <text:soft-page-break/>
      <text:p text:style-name="P6004">54551 осния</text:p>
      <text:p text:style-name="P6005">54552 зобя</text:p>
      <text:p text:style-name="P6006">54553 бяс</text:p>
      <text:p text:style-name="P6007">54554 доза</text:p>
      <text:p text:style-name="P6008">54555 кекс</text:p>
      <text:p text:style-name="P6009">54556 тест</text:p>
      <text:p text:style-name="P6010">54561 змии</text:p>
      <text:p text:style-name="P6011">54562 зар</text:p>
      <text:p text:style-name="P6012">54563 омая</text:p>
      <text:p text:style-name="P6013">54564 душим</text:p>
      <text:p text:style-name="P6014">54565<text:s/>угоди</text:p>
      <text:p text:style-name="P6015">54566 мъжле</text:p>
      <text:p text:style-name="P6016">54611 фрак</text:p>
      <text:p text:style-name="P6017">54612 капе</text:p>
      <text:p text:style-name="P6018">54613 ноев</text:p>
      <text:p text:style-name="P6019">54614 преки</text:p>
      <text:p text:style-name="P6020">54615 орен</text:p>
      <text:p text:style-name="P6021">54616 гост</text:p>
      <text:p text:style-name="P6022">54621 рели</text:p>
      <text:p text:style-name="P6023">54622 фалш</text:p>
      <text:p text:style-name="P6024">54623 глух</text:p>
      <text:p text:style-name="P6025">54624 трих</text:p>
      <text:p text:style-name="P6026">54625 валса</text:p>
      <text:p text:style-name="P6027">54626 грапа</text:p>
      <text:p text:style-name="P6028">54631 67</text:p>
      <text:p text:style-name="P6029">54632 укри</text:p>
      <text:p text:style-name="P6030">54633 ломен</text:p>
      <text:p text:style-name="P6031">54634 чашки</text:p>
      <text:p text:style-name="P6032">54635 втри</text:p>
      <text:p text:style-name="P6033">54636 жили</text:p>
      <text:p text:style-name="P6034">54641 дюйма</text:p>
      <text:p text:style-name="P6035">54642 осата</text:p>
      <text:p text:style-name="P6036">54643<text:s/>сипе</text:p>
      <text:p text:style-name="P6037">54644 одрал</text:p>
      <text:p text:style-name="P6038">54645 шетам</text:p>
      <text:p text:style-name="P6039">54646 пуска</text:p>
      <text:p text:style-name="P6040">54651 срежи</text:p>
      <text:p text:style-name="P6041">54652 поще</text:p>
      <text:p text:style-name="P6042">54653 ящни</text:p>
      <text:p text:style-name="P6043">54654 час</text:p>
      <text:p text:style-name="P6044">54655 чува</text:p>
      <text:p text:style-name="P6045">54656 гоял</text:p>
      <text:p text:style-name="P6046">54661 запя</text:p>
      <text:p text:style-name="P6047">54662 ранна</text:p>
      <text:p text:style-name="P6048">54663 шумят</text:p>
      <text:p text:style-name="P6049">54664 55</text:p>
      <text:p text:style-name="P6050">54665 осова</text:p>
      <text:p text:style-name="P6051">54666 често</text:p>
      <text:p text:style-name="P6052">55111 шавна</text:p>
      <text:p text:style-name="P6053">55112 скрий</text:p>
      <text:p text:style-name="P6054">55113 плези</text:p>
      <text:p text:style-name="P6055">55114 риж</text:p>
      <text:p text:style-name="P6056">55115 сбия</text:p>
      <text:p text:style-name="P6057">55116 скъся</text:p>
      <text:p text:style-name="P6058">55121<text:s/>впие</text:p>
      <text:p text:style-name="P6059">55122 водя</text:p>
      <text:p text:style-name="P6060">55123 житни</text:p>
      <text:p text:style-name="P6061">55124 байт</text:p>
      <text:p text:style-name="P6062">55125 бра</text:p>
      <text:p text:style-name="P6063">55126 къча</text:p>
      <text:p text:style-name="P6064">55131 тила</text:p>
      <text:p text:style-name="P6065">55132 нови</text:p>
      <text:p text:style-name="P6066">55133 бае</text:p>
      <text:p text:style-name="P6067">55134 папи</text:p>
      <text:p text:style-name="P6068">55135 етап</text:p>
      <text:p text:style-name="P6069">55136 мреш</text:p>
      <text:p text:style-name="P6070">55141 пара</text:p>
      <text:p text:style-name="P6071">55142 ушило</text:p>
      <text:p text:style-name="P6072">55143 редна</text:p>
      <text:p text:style-name="P6073">55144 леете</text:p>
      <text:p text:style-name="P6074">55145 маяка</text:p>
      <text:p text:style-name="P6075">55146 смут</text:p>
      <text:p text:style-name="P6076">55151 къна</text:p>
      <text:p text:style-name="P6077">55152 мази</text:p>
      <text:p text:style-name="P6078">55153 щика</text:p>
      <text:p text:style-name="P6079">55154 шетай</text:p>
      <text:p text:style-name="P6080">55155 дела</text:p>
      <text:p text:style-name="P6081">55156<text:s/>нозе</text:p>
      <text:p text:style-name="P6082">55161 сак</text:p>
      <text:p text:style-name="P6083">55162 виц</text:p>
      <text:p text:style-name="P6084">55163 мил</text:p>
      <text:p text:style-name="P6085">55164 соя</text:p>
      <text:p text:style-name="P6086">55165 възпя</text:p>
      <text:p text:style-name="P6087">55166 сбил</text:p>
      <text:p text:style-name="P6088">55211 разля</text:p>
      <text:p text:style-name="P6089">55212 задна</text:p>
      <text:p text:style-name="P6090">55213 торса</text:p>
      <text:p text:style-name="P6091">55214 морял</text:p>
      <text:p text:style-name="P6092">55215 кучиш</text:p>
      <text:p text:style-name="P6093">55216 румби</text:p>
      <text:p text:style-name="P6094">55221 халви</text:p>
      <text:p text:style-name="P6095">55222 ожуля</text:p>
      <text:p text:style-name="P6096">55223 харта</text:p>
      <text:p text:style-name="P6097">55224 пукне</text:p>
      <text:p text:style-name="P6098">55225 ръфай</text:p>
      <text:p text:style-name="P6099">55226 сдай</text:p>
      <text:p text:style-name="P6100">55231 ревер</text:p>
      <text:p text:style-name="P6101">55232 18</text:p>
      <text:p text:style-name="P6102">55233 53</text:p>
      <text:p text:style-name="P6103">55234 идат</text:p>
      <text:p text:style-name="P6104">55235 сриеш</text:p>
      <text:p text:style-name="P6105">55236 елха</text:p>
      <text:p text:style-name="P6106">55241 кофа</text:p>
      <text:p text:style-name="P6107">55242 багри</text:p>
      <text:p text:style-name="P6108">55243 мишо</text:p>
      <text:p text:style-name="P6109">55244 семит</text:p>
      <text:p text:style-name="P6110">55245 пажът</text:p>
      <text:p text:style-name="P6111">55246 миещ</text:p>
      <text:p text:style-name="P6112">55251 опна</text:p>
      <text:p text:style-name="P6113">55252 зифт</text:p>
      <text:p text:style-name="P6114">55253 опей</text:p>
      <text:p text:style-name="P6115">55254 бъкат</text:p>
      <text:p text:style-name="P6116">55255 ядяха</text:p>
      <text:p text:style-name="P6117">55256 молих</text:p>
      <text:p text:style-name="P6118">55261 лъжа</text:p>
      <text:p text:style-name="P6119">55262 пора</text:p>
      <text:p text:style-name="P6120">55263 варих</text:p>
      <text:p text:style-name="P6121">55264 бои</text:p>
      <text:p text:style-name="P6122">55265 бяг</text:p>
      <text:p text:style-name="P6123">55266 бърна</text:p>
      <text:p text:style-name="P6124">55311 13</text:p>
      <text:p text:style-name="P6125">55312 пяло</text:p>
      <text:p text:style-name="P6126">55313 тага</text:p>
      <text:p text:style-name="P6127">55314 слъже</text:p>
      <text:p text:style-name="P6128">55315 ядеш</text:p>
      <text:p text:style-name="P6129">55316 дран</text:p>
      <text:p text:style-name="P6130">55321 нита</text:p>
      <text:p text:style-name="P6131">55322 пуск</text:p>
      <text:p text:style-name="P6132">55323 спящ</text:p>
      <text:p text:style-name="P6133">55324 каним</text:p>
      <text:p text:style-name="P6134">55325 погни</text:p>
      <text:p text:style-name="P6135">55326 гъдел</text:p>
      <text:p text:style-name="P6136">55331 ален</text:p>
      <text:p text:style-name="P6137">55332 ами</text:p>
      <text:p text:style-name="P6138">55333 гьон</text:p>
      <text:p text:style-name="P6139">55334 2008</text:p>
      <text:p text:style-name="P6140">55335 дигах</text:p>
      <text:p text:style-name="P6141">55336 солях</text:p>
      <text:p text:style-name="P6142">55341 душ</text:p>
      <text:p text:style-name="P6143">55342 обоза</text:p>
      <text:p text:style-name="P6144">55343 тема</text:p>
      <text:p text:style-name="P6145">55344 одве</text:p>
      <text:p text:style-name="P6146">55345 крик</text:p>
      <text:p text:style-name="P6147">55346 пиха</text:p>
      <text:p text:style-name="P6148">55351 чирак</text:p>
      <text:p text:style-name="P6149">55352 поуки</text:p>
      <text:p text:style-name="P6150">55353 мир</text:p>
      <text:p text:style-name="P6151">55354 код</text:p>
      <text:p text:style-name="P6152">55355 ека</text:p>
      <text:p text:style-name="P6153">55356 турел</text:p>
      <text:p text:style-name="P6154">55361 напя</text:p>
      <text:p text:style-name="P6155">55362 пещи</text:p>
      <text:p text:style-name="P6156">55363 лизан</text:p>
      <text:p text:style-name="P6157">55364 чуто</text:p>
      <text:p text:style-name="P6158">55365 нож</text:p>
      <text:p text:style-name="P6159">55366 рохки</text:p>
      <text:p text:style-name="P6160">55411 обет</text:p>
      <text:p text:style-name="P6161">55412 дай</text:p>
      <text:p text:style-name="P6162">55413 роене</text:p>
      <text:p text:style-name="P6163">55414 сбиха</text:p>
      <text:p text:style-name="P6164">55415 смило</text:p>
      <text:p text:style-name="P6165">55416 тока</text:p>
      <text:p text:style-name="P6166">55421 спор</text:p>
      <text:p text:style-name="P6167">55422 кичът</text:p>
      <text:p text:style-name="P6168">55423 ухаш</text:p>
      <text:p text:style-name="P6169">55424 1600</text:p>
      <text:p text:style-name="P6170">55425<text:s/>добро</text:p>
      <text:p text:style-name="P6171">55426 бут</text:p>
      <text:p text:style-name="P6172">55431 мазах</text:p>
      <text:p text:style-name="P6173">55432 авоар</text:p>
      <text:p text:style-name="P6174">55433 корял</text:p>
      <text:p text:style-name="P6175">55434 елхи</text:p>
      <text:p text:style-name="P6176">55435 увие</text:p>
      <text:p text:style-name="P6177">55436 кал</text:p>
      <text:p text:style-name="P6178">55441 харча</text:p>
      <text:p text:style-name="P6179">55442 вице</text:p>
      <text:p text:style-name="P6180">55443 пои</text:p>
      <text:p text:style-name="P6181">55444 боил</text:p>
      <text:p text:style-name="P6182">55445 ток</text:p>
      <text:p text:style-name="P6183">55446 ушива</text:p>
      <text:p text:style-name="P6184">55451 кока</text:p>
      <text:p text:style-name="P6185">55452 реле</text:p>
      <text:p text:style-name="P6186">55453 къдря</text:p>
      <text:p text:style-name="P6187">55454 дойки</text:p>
      <text:p text:style-name="P6188">55455 обета</text:p>
      <text:p text:style-name="P6189">55456 соен</text:p>
      <text:p text:style-name="P6190">55461 гътан</text:p>
      <text:p text:style-name="P6191">55462 68</text:p>
      <text:p text:style-name="P6192">55463 мърли</text:p>
      <text:p text:style-name="P6193">55464 буба</text:p>
      <text:p text:style-name="P6194">55465 ялия</text:p>
      <text:p text:style-name="P6195">55466 омаца</text:p>
      <text:p text:style-name="P6196">55511 уред</text:p>
      <text:p text:style-name="P6197">55512 парк</text:p>
      <text:p text:style-name="P6198">55513 винце</text:p>
      <text:p text:style-name="P6199">55514 тяхно</text:p>
      <text:p text:style-name="P6200">55515 луна</text:p>
      <text:p text:style-name="P6201">55516 ниши</text:p>
      <text:p text:style-name="P6202">55521 вехне</text:p>
      <text:p text:style-name="P6203">55522 зеел</text:p>
      <text:soft-page-break/>
      <text:p text:style-name="P6204">55523 вития</text:p>
      <text:p text:style-name="P6205">55524 шопка</text:p>
      <text:p text:style-name="P6206">55525 цапва</text:p>
      <text:p text:style-name="P6207">55526 див</text:p>
      <text:p text:style-name="P6208">55531 реете</text:p>
      <text:p text:style-name="P6209">55532 мерси</text:p>
      <text:p text:style-name="P6210">55533 кори</text:p>
      <text:p text:style-name="P6211">55534 топло</text:p>
      <text:p text:style-name="P6212">55535 емне</text:p>
      <text:p text:style-name="P6213">55536 луфт</text:p>
      <text:p text:style-name="P6214">55541 щадящ</text:p>
      <text:p text:style-name="P6215">55542 стек</text:p>
      <text:p text:style-name="P6216">55543 умаля</text:p>
      <text:p text:style-name="P6217">55544 руен</text:p>
      <text:p text:style-name="P6218">55545 макът</text:p>
      <text:p text:style-name="P6219">55546 учите</text:p>
      <text:p text:style-name="P6220">55551 тъкмо</text:p>
      <text:p text:style-name="P6221">55552 сажди</text:p>
      <text:p text:style-name="P6222">55553 киха</text:p>
      <text:p text:style-name="P6223">55554 хакам</text:p>
      <text:p text:style-name="P6224">55555 кяр</text:p>
      <text:p text:style-name="P6225">55556 дина</text:p>
      <text:p text:style-name="P6226">55561 млял</text:p>
      <text:p text:style-name="P6227">55562 дупчи</text:p>
      <text:p text:style-name="P6228">55563 шина</text:p>
      <text:p text:style-name="P6229">55564 ануса</text:p>
      <text:p text:style-name="P6230">55565 пълно</text:p>
      <text:p text:style-name="P6231">55566 псето</text:p>
      <text:p text:style-name="P6232">55611 мият</text:p>
      <text:p text:style-name="P6233">55612 дяла</text:p>
      <text:p text:style-name="P6234">55613 8000</text:p>
      <text:p text:style-name="P6235">55614 плющя</text:p>
      <text:p text:style-name="P6236">55615 сби</text:p>
      <text:p text:style-name="P6237">55616 джав</text:p>
      <text:p text:style-name="P6238">55621 заета</text:p>
      <text:p text:style-name="P6239">55622 555</text:p>
      <text:p text:style-name="P6240">55623 миячи</text:p>
      <text:p text:style-name="P6241">55624 трай</text:p>
      <text:p text:style-name="P6242">55625 27</text:p>
      <text:p text:style-name="P6243">55626 маха</text:p>
      <text:p text:style-name="P6244">55631 омар</text:p>
      <text:p text:style-name="P6245">55632 вадя</text:p>
      <text:p text:style-name="P6246">55633 плезя</text:p>
      <text:p text:style-name="P6247">55634 оня</text:p>
      <text:p text:style-name="P6248">55635 гора</text:p>
      <text:p text:style-name="P6249">55636 кама</text:p>
      <text:p text:style-name="P6250">55641 песа</text:p>
      <text:p text:style-name="P6251">55642 туряй</text:p>
      <text:p text:style-name="P6252">55643 котак</text:p>
      <text:p text:style-name="P6253">55644 тъжат</text:p>
      <text:p text:style-name="P6254">55645 намек</text:p>
      <text:p text:style-name="P6255">55646 бас</text:p>
      <text:p text:style-name="P6256">55651 цаци</text:p>
      <text:p text:style-name="P6257">55652 дойна</text:p>
      <text:p text:style-name="P6258">55653 яхта</text:p>
      <text:p text:style-name="P6259">55654<text:s/>кеша</text:p>
      <text:p text:style-name="P6260">55655 топа</text:p>
      <text:p text:style-name="P6261">55656 шорти</text:p>
      <text:p text:style-name="P6262">55661 6666</text:p>
      <text:p text:style-name="P6263">55662 вземи</text:p>
      <text:p text:style-name="P6264">55663 рояка</text:p>
      <text:p text:style-name="P6265">55664 маска</text:p>
      <text:p text:style-name="P6266">55665 огъни</text:p>
      <text:p text:style-name="P6267">55666 пето</text:p>
      <text:p text:style-name="P6268">56111 мощта</text:p>
      <text:p text:style-name="P6269">56112 баня</text:p>
      <text:p text:style-name="P6270">56113 ахвах</text:p>
      <text:p text:style-name="P6271">56114 чопка</text:p>
      <text:p text:style-name="P6272">56115 зимни</text:p>
      <text:p text:style-name="P6273">56116 чукай</text:p>
      <text:p text:style-name="P6274">56121 жумя</text:p>
      <text:p text:style-name="P6275">56122 завия</text:p>
      <text:p text:style-name="P6276">56123 боне</text:p>
      <text:p text:style-name="P6277">56124 стри</text:p>
      <text:p text:style-name="P6278">56125 лук</text:p>
      <text:p text:style-name="P6279">56126 цаца</text:p>
      <text:p text:style-name="P6280">56131 нимфа</text:p>
      <text:p text:style-name="P6281">56132 лазих</text:p>
      <text:p text:style-name="P6282">56133 рама</text:p>
      <text:p text:style-name="P6283">56134 поим</text:p>
      <text:p text:style-name="P6284">56135 берящ</text:p>
      <text:p text:style-name="P6285">56136 сеете</text:p>
      <text:p text:style-name="P6286">56141 нежив</text:p>
      <text:p text:style-name="P6287">56142 фалца</text:p>
      <text:p text:style-name="P6288">56143 успа</text:p>
      <text:p text:style-name="P6289">56144 паши</text:p>
      <text:p text:style-name="P6290">56145 сдръж</text:p>
      <text:p text:style-name="P6291">56146 тушът</text:p>
      <text:p text:style-name="P6292">56151 вием</text:p>
      <text:p text:style-name="P6293">56152 мога</text:p>
      <text:p text:style-name="P6294">56153 сянка</text:p>
      <text:p text:style-name="P6295">56154 бурия</text:p>
      <text:p text:style-name="P6296">56155 види</text:p>
      <text:p text:style-name="P6297">56156 спася</text:p>
      <text:p text:style-name="P6298">56161 жени</text:p>
      <text:p text:style-name="P6299">56162 плюл</text:p>
      <text:p text:style-name="P6300">56163 фия</text:p>
      <text:p text:style-name="P6301">56164 димиш</text:p>
      <text:p text:style-name="P6302">56165 ръгна</text:p>
      <text:p text:style-name="P6303">56166<text:s/>буна</text:p>
      <text:p text:style-name="P6304">56211 маях</text:p>
      <text:p text:style-name="P6305">56212 важим</text:p>
      <text:p text:style-name="P6306">56213 топи</text:p>
      <text:p text:style-name="P6307">56214 мола</text:p>
      <text:p text:style-name="P6308">56215 кефа</text:p>
      <text:p text:style-name="P6309">56216 везе</text:p>
      <text:p text:style-name="P6310">56221 виня</text:p>
      <text:p text:style-name="P6311">56222 сочил</text:p>
      <text:p text:style-name="P6312">56223 бодил</text:p>
      <text:p text:style-name="P6313">56224 цепят</text:p>
      <text:p text:style-name="P6314">56225 росящ</text:p>
      <text:p text:style-name="P6315">56226 раван</text:p>
      <text:p text:style-name="P6316">56231 крем</text:p>
      <text:p text:style-name="P6317">56232 боях</text:p>
      <text:p text:style-name="P6318">56233 лишея</text:p>
      <text:p text:style-name="P6319">56234 злъч</text:p>
      <text:p text:style-name="P6320">56235 лафет</text:p>
      <text:p text:style-name="P6321">56236 кьосе</text:p>
      <text:p text:style-name="P6322">56241 бозал</text:p>
      <text:p text:style-name="P6323">56242 капо</text:p>
      <text:p text:style-name="P6324">56243 адът</text:p>
      <text:p text:style-name="P6325">56244<text:s/>отмел</text:p>
      <text:p text:style-name="P6326">56245 хапе</text:p>
      <text:p text:style-name="P6327">56246 паля</text:p>
      <text:p text:style-name="P6328">56251 овес</text:p>
      <text:p text:style-name="P6329">56252 пряк</text:p>
      <text:p text:style-name="P6330">56253 чизм</text:p>
      <text:p text:style-name="P6331">56254 сумки</text:p>
      <text:p text:style-name="P6332">56255 =</text:p>
      <text:p text:style-name="P6333">56256 сядай</text:p>
      <text:p text:style-name="P6334">56261 кюспе</text:p>
      <text:p text:style-name="P6335">56262 велур</text:p>
      <text:p text:style-name="P6336">56263 ояли</text:p>
      <text:p text:style-name="P6337">56264 окае</text:p>
      <text:p text:style-name="P6338">56265 лочиш</text:p>
      <text:p text:style-name="P6339">56266 назел</text:p>
      <text:p text:style-name="P6340">56311 снеха</text:p>
      <text:p text:style-name="P6341">56312 учи</text:p>
      <text:p text:style-name="P6342">56313 палиш</text:p>
      <text:p text:style-name="P6343">56314 пъхне</text:p>
      <text:p text:style-name="P6344">56315 врях</text:p>
      <text:p text:style-name="P6345">56316 каяк</text:p>
      <text:p text:style-name="P6346">56321 спец</text:p>
      <text:p text:style-name="P6347">56322 мучи</text:p>
      <text:p text:style-name="P6348">56323 гювеч</text:p>
      <text:p text:style-name="P6349">56324 немец</text:p>
      <text:p text:style-name="P6350">56325 или</text:p>
      <text:p text:style-name="P6351">56326 200</text:p>
      <text:p text:style-name="P6352">56331 ваял</text:p>
      <text:p text:style-name="P6353">56332 такси</text:p>
      <text:p text:style-name="P6354">56333 клима</text:p>
      <text:p text:style-name="P6355">56334 юркам</text:p>
      <text:p text:style-name="P6356">56335 лъчи</text:p>
      <text:p text:style-name="P6357">56336 ронен</text:p>
      <text:p text:style-name="P6358">56341 слаб</text:p>
      <text:p text:style-name="P6359">56342 бдиш</text:p>
      <text:p text:style-name="P6360">56343 гризе</text:p>
      <text:p text:style-name="P6361">56344 къпах</text:p>
      <text:p text:style-name="P6362">56345 легии</text:p>
      <text:p text:style-name="P6363">56346 род</text:p>
      <text:p text:style-name="P6364">56351 зася</text:p>
      <text:p text:style-name="P6365">56352 фея</text:p>
      <text:p text:style-name="P6366">56353 цапал</text:p>
      <text:p text:style-name="P6367">56354 скове</text:p>
      <text:p text:style-name="P6368">56355 бахар</text:p>
      <text:p text:style-name="P6369">56356 старя</text:p>
      <text:p text:style-name="P6370">56361<text:s/>ката</text:p>
      <text:p text:style-name="P6371">56362 всее</text:p>
      <text:p text:style-name="P6372">56363 кок</text:p>
      <text:p text:style-name="P6373">56364 нечии</text:p>
      <text:p text:style-name="P6374">56365 речех</text:p>
      <text:p text:style-name="P6375">56366 ?</text:p>
      <text:p text:style-name="P6376">56411 кашон</text:p>
      <text:p text:style-name="P6377">56412 гюла</text:p>
      <text:p text:style-name="P6378">56413 нагон</text:p>
      <text:p text:style-name="P6379">56414 смети</text:p>
      <text:p text:style-name="P6380">56415 отиди</text:p>
      <text:p text:style-name="P6381">56416 земи</text:p>
      <text:p text:style-name="P6382">56421 шута</text:p>
      <text:p text:style-name="P6383">56422 акта</text:p>
      <text:p text:style-name="P6384">56423 лос</text:p>
      <text:p text:style-name="P6385">56424 секса</text:p>
      <text:p text:style-name="P6386">56425 поя</text:p>
      <text:p text:style-name="P6387">56426 реч</text:p>
      <text:p text:style-name="P6388">56431 щурм</text:p>
      <text:p text:style-name="P6389">56432 отся</text:p>
      <text:p text:style-name="P6390">56433 цици</text:p>
      <text:p text:style-name="P6391">56434 пишех</text:p>
      <text:p text:style-name="P6392">56435 мое</text:p>
      <text:p text:style-name="P6393">56436 лаика</text:p>
      <text:p text:style-name="P6394">56441 зяпах</text:p>
      <text:p text:style-name="P6395">56442 рухва</text:p>
      <text:p text:style-name="P6396">56443 цитат</text:p>
      <text:p text:style-name="P6397">56444 пий</text:p>
      <text:p text:style-name="P6398">56445 пило</text:p>
      <text:p text:style-name="P6399">56446 жела</text:p>
      <text:p text:style-name="P6400">56451 сако</text:p>
      <text:p text:style-name="P6401">56452 лоза</text:p>
      <text:p text:style-name="P6402">56453 слез</text:p>
      <text:p text:style-name="P6403">56454 пяхме</text:p>
      <text:soft-page-break/>
      <text:p text:style-name="P6404">56455 кърт</text:p>
      <text:p text:style-name="P6405">56456 шаржа</text:p>
      <text:p text:style-name="P6406">56461 дий</text:p>
      <text:p text:style-name="P6407">56462 жулят</text:p>
      <text:p text:style-name="P6408">56463 винил</text:p>
      <text:p text:style-name="P6409">56464 товар</text:p>
      <text:p text:style-name="P6410">56465 учеха</text:p>
      <text:p text:style-name="P6411">56466 снежа</text:p>
      <text:p text:style-name="P6412">56511 свело</text:p>
      <text:p text:style-name="P6413">56512 цепел</text:p>
      <text:p text:style-name="P6414">56513 зее</text:p>
      <text:p text:style-name="P6415">56514 ханът</text:p>
      <text:p text:style-name="P6416">56515 клане</text:p>
      <text:p text:style-name="P6417">56516 пухан</text:p>
      <text:p text:style-name="P6418">56521 ухапе</text:p>
      <text:p text:style-name="P6419">56522 чуят</text:p>
      <text:p text:style-name="P6420">56523 доял</text:p>
      <text:p text:style-name="P6421">56524 удвоя</text:p>
      <text:p text:style-name="P6422">56525 чуел</text:p>
      <text:p text:style-name="P6423">56526 пивка</text:p>
      <text:p text:style-name="P6424">56531 купят</text:p>
      <text:p text:style-name="P6425">56532 файл</text:p>
      <text:p text:style-name="P6426">56533 турна</text:p>
      <text:p text:style-name="P6427">56534 бика</text:p>
      <text:p text:style-name="P6428">56535 снет</text:p>
      <text:p text:style-name="P6429">56536 кажел</text:p>
      <text:p text:style-name="P6430">56541 скота</text:p>
      <text:p text:style-name="P6431">56542 мача</text:p>
      <text:p text:style-name="P6432">56543 екът</text:p>
      <text:p text:style-name="P6433">56544 мирях</text:p>
      <text:p text:style-name="P6434">56545 гушим</text:p>
      <text:p text:style-name="P6435">56546 ухала</text:p>
      <text:p text:style-name="P6436">56551<text:s/>нещо</text:p>
      <text:p text:style-name="P6437">56552 метох</text:p>
      <text:p text:style-name="P6438">56553 ялов</text:p>
      <text:p text:style-name="P6439">56554 1900</text:p>
      <text:p text:style-name="P6440">56555 мучах</text:p>
      <text:p text:style-name="P6441">56556 мий</text:p>
      <text:p text:style-name="P6442">56561 капал</text:p>
      <text:p text:style-name="P6443">56562 твои</text:p>
      <text:p text:style-name="P6444">56563 свидя</text:p>
      <text:p text:style-name="P6445">56564 нечие</text:p>
      <text:p text:style-name="P6446">56565 буля</text:p>
      <text:p text:style-name="P6447">56566 гний</text:p>
      <text:p text:style-name="P6448">56611 упор</text:p>
      <text:p text:style-name="P6449">56612 свита</text:p>
      <text:p text:style-name="P6450">56613 сума</text:p>
      <text:p text:style-name="P6451">56614 лети</text:p>
      <text:p text:style-name="P6452">56615 ми</text:p>
      <text:p text:style-name="P6453">56616 плаж</text:p>
      <text:p text:style-name="P6454">56621 кокът</text:p>
      <text:p text:style-name="P6455">56622 носно</text:p>
      <text:p text:style-name="P6456">56623 вънка</text:p>
      <text:p text:style-name="P6457">56624 баба</text:p>
      <text:p text:style-name="P6458">56625 печащ</text:p>
      <text:p text:style-name="P6459">56626 пътят</text:p>
      <text:p text:style-name="P6460">56631 коз</text:p>
      <text:p text:style-name="P6461">56632 корав</text:p>
      <text:p text:style-name="P6462">56633 тръни</text:p>
      <text:p text:style-name="P6463">56634 чукащ</text:p>
      <text:p text:style-name="P6464">56635 люшна</text:p>
      <text:p text:style-name="P6465">56636 бири</text:p>
      <text:p text:style-name="P6466">56641 брои</text:p>
      <text:p text:style-name="P6467">56642 бон</text:p>
      <text:p text:style-name="P6468">56643 стека</text:p>
      <text:p text:style-name="P6469">56644 доуча</text:p>
      <text:p text:style-name="P6470">56645 окача</text:p>
      <text:p text:style-name="P6471">56646 крале</text:p>
      <text:p text:style-name="P6472">56651 сирак</text:p>
      <text:p text:style-name="P6473">56652 закла</text:p>
      <text:p text:style-name="P6474">56653 дължи</text:p>
      <text:p text:style-name="P6475">56654 наша</text:p>
      <text:p text:style-name="P6476">56655 пекар</text:p>
      <text:p text:style-name="P6477">56656 дами</text:p>
      <text:p text:style-name="P6478">56661 тежел</text:p>
      <text:p text:style-name="P6479">56662 издай</text:p>
      <text:p text:style-name="P6480">56663 ???</text:p>
      <text:p text:style-name="P6481">56664 хайта</text:p>
      <text:p text:style-name="P6482">56665 тютюн</text:p>
      <text:p text:style-name="P6483">56666 гулял</text:p>
      <text:p text:style-name="P6484">61111 уран</text:p>
      <text:p text:style-name="P6485">61112 подов</text:p>
      <text:p text:style-name="P6486">61113 леел</text:p>
      <text:p text:style-name="P6487">61114 ушия</text:p>
      <text:p text:style-name="P6488">61115 липса</text:p>
      <text:p text:style-name="P6489">61116 серни</text:p>
      <text:p text:style-name="P6490">61121 налъм</text:p>
      <text:p text:style-name="P6491">61122 саи</text:p>
      <text:p text:style-name="P6492">61123 рязва</text:p>
      <text:p text:style-name="P6493">61124 духат</text:p>
      <text:p text:style-name="P6494">61125 заек</text:p>
      <text:p text:style-name="P6495">61126 пиел</text:p>
      <text:p text:style-name="P6496">61131 орящ</text:p>
      <text:p text:style-name="P6497">61132 мрях</text:p>
      <text:p text:style-name="P6498">61133 опих</text:p>
      <text:p text:style-name="P6499">61134 ока</text:p>
      <text:p text:style-name="P6500">61135 3456</text:p>
      <text:p text:style-name="P6501">61136 хъба</text:p>
      <text:p text:style-name="P6502">61141 руда</text:p>
      <text:p text:style-name="P6503">61142 смеся</text:p>
      <text:p text:style-name="P6504">61143 обема</text:p>
      <text:p text:style-name="P6505">61144 окажа</text:p>
      <text:p text:style-name="P6506">61145 маст</text:p>
      <text:p text:style-name="P6507">61146 слепи</text:p>
      <text:p text:style-name="P6508">61151 осили</text:p>
      <text:p text:style-name="P6509">61152 чета</text:p>
      <text:p text:style-name="P6510">61153 знак</text:p>
      <text:p text:style-name="P6511">61154 лула</text:p>
      <text:p text:style-name="P6512">61155 пазва</text:p>
      <text:p text:style-name="P6513">61156 жила</text:p>
      <text:p text:style-name="P6514">61161 шапки</text:p>
      <text:p text:style-name="P6515">61162 минна</text:p>
      <text:p text:style-name="P6516">61163 ято</text:p>
      <text:p text:style-name="P6517">61164 бъчви</text:p>
      <text:p text:style-name="P6518">61165 драка</text:p>
      <text:p text:style-name="P6519">61166 крият</text:p>
      <text:p text:style-name="P6520">61211 4444</text:p>
      <text:p text:style-name="P6521">61212 всял</text:p>
      <text:p text:style-name="P6522">61213 дени</text:p>
      <text:p text:style-name="P6523">61214 отвих</text:p>
      <text:p text:style-name="P6524">61215 депа</text:p>
      <text:p text:style-name="P6525">61216 заспи</text:p>
      <text:p text:style-name="P6526">61221 изял</text:p>
      <text:p text:style-name="P6527">61222 киста</text:p>
      <text:p text:style-name="P6528">61223 опуса</text:p>
      <text:p text:style-name="P6529">61224 плу</text:p>
      <text:p text:style-name="P6530">61225 маите</text:p>
      <text:p text:style-name="P6531">61226 лодка</text:p>
      <text:p text:style-name="P6532">61231 терми</text:p>
      <text:p text:style-name="P6533">61232 зачуй</text:p>
      <text:p text:style-name="P6534">61233 покай</text:p>
      <text:p text:style-name="P6535">61234 гид</text:p>
      <text:p text:style-name="P6536">61235 спрем</text:p>
      <text:p text:style-name="P6537">61236 охне</text:p>
      <text:p text:style-name="P6538">61241 юда</text:p>
      <text:p text:style-name="P6539">61242 умей</text:p>
      <text:p text:style-name="P6540">61243 кроях</text:p>
      <text:p text:style-name="P6541">61244 пиано</text:p>
      <text:p text:style-name="P6542">61245 запой</text:p>
      <text:p text:style-name="P6543">61246 риело</text:p>
      <text:p text:style-name="P6544">61251 наби</text:p>
      <text:p text:style-name="P6545">61252 шляе</text:p>
      <text:p text:style-name="P6546">61253 обли</text:p>
      <text:p text:style-name="P6547">61254 шопа61255 сола</text:p>
      <text:p text:style-name="P6548">61256 замил</text:p>
      <text:p text:style-name="P6549">61261 лижа</text:p>
      <text:p text:style-name="P6550">61262 76</text:p>
      <text:p text:style-name="P6551">61263 хума</text:p>
      <text:p text:style-name="P6552">61264 лепя</text:p>
      <text:p text:style-name="P6553">61265 руйно</text:p>
      <text:p text:style-name="P6554">61266 ръжи</text:p>
      <text:p text:style-name="P6555">61311 рипан</text:p>
      <text:p text:style-name="P6556">61312 вея</text:p>
      <text:p text:style-name="P6557">61313 зида</text:p>
      <text:p text:style-name="P6558">61314 зрей</text:p>
      <text:p text:style-name="P6559">61315 гони</text:p>
      <text:p text:style-name="P6560">61316 улеи</text:p>
      <text:p text:style-name="P6561">61321 плъх</text:p>
      <text:p text:style-name="P6562">61322 там</text:p>
      <text:p text:style-name="P6563">61323 86</text:p>
      <text:p text:style-name="P6564">61324 чешеш</text:p>
      <text:p text:style-name="P6565">61325 зря</text:p>
      <text:p text:style-name="P6566">61326 миди</text:p>
      <text:p text:style-name="P6567">61331 запри</text:p>
      <text:p text:style-name="P6568">61332 изшит</text:p>
      <text:p text:style-name="P6569">61333<text:s/>свири</text:p>
      <text:p text:style-name="P6570">61334 гамба</text:p>
      <text:p text:style-name="P6571">61335 домия</text:p>
      <text:p text:style-name="P6572">61336 идеи</text:p>
      <text:p text:style-name="P6573">61341 зъбар</text:p>
      <text:p text:style-name="P6574">61342 титри</text:p>
      <text:p text:style-name="P6575">61343 пищно</text:p>
      <text:p text:style-name="P6576">61344 жал</text:p>
      <text:p text:style-name="P6577">61345 глъча</text:p>
      <text:p text:style-name="P6578">61346 моаре</text:p>
      <text:p text:style-name="P6579">61351 каращ</text:p>
      <text:p text:style-name="P6580">61352 гега</text:p>
      <text:p text:style-name="P6581">61353 опило</text:p>
      <text:p text:style-name="P6582">61354 довей</text:p>
      <text:p text:style-name="P6583">61355 наем</text:p>
      <text:p text:style-name="P6584">61356 чеша</text:p>
      <text:p text:style-name="P6585">61361 тънки</text:p>
      <text:p text:style-name="P6586">61362 конак</text:p>
      <text:p text:style-name="P6587">61363 попя</text:p>
      <text:p text:style-name="P6588">61364 гонг</text:p>
      <text:p text:style-name="P6589">61365 певци</text:p>
      <text:p text:style-name="P6590">61366 дуел</text:p>
      <text:p text:style-name="P6591">61411 нани</text:p>
      <text:p text:style-name="P6592">61412 сляло</text:p>
      <text:p text:style-name="P6593">61413 уших</text:p>
      <text:p text:style-name="P6594">61414 живях</text:p>
      <text:p text:style-name="P6595">61415 жадна</text:p>
      <text:p text:style-name="P6596">61416 побои</text:p>
      <text:p text:style-name="P6597">61421 отям</text:p>
      <text:p text:style-name="P6598">61422 барам</text:p>
      <text:p text:style-name="P6599">61423 дигна</text:p>
      <text:p text:style-name="P6600">61424 блях</text:p>
      <text:p text:style-name="P6601">61425 сгъне</text:p>
      <text:p text:style-name="P6602">61426 спя</text:p>
      <text:soft-page-break/>
      <text:p text:style-name="P6603">61431 сало</text:p>
      <text:p text:style-name="P6604">61432 теса</text:p>
      <text:p text:style-name="P6605">61433 шал</text:p>
      <text:p text:style-name="P6606">61434 внеси</text:p>
      <text:p text:style-name="P6607">61435 уши</text:p>
      <text:p text:style-name="P6608">61436 векът</text:p>
      <text:p text:style-name="P6609">61441 щавен</text:p>
      <text:p text:style-name="P6610">61442 гноя</text:p>
      <text:p text:style-name="P6611">61443 наяве</text:p>
      <text:p text:style-name="P6612">61444 хрип</text:p>
      <text:p text:style-name="P6613">61445 ъглов</text:p>
      <text:p text:style-name="P6614">61446 враг</text:p>
      <text:p text:style-name="P6615">61451 нахут</text:p>
      <text:p text:style-name="P6616">61452 сочи</text:p>
      <text:p text:style-name="P6617">61453 кече</text:p>
      <text:p text:style-name="P6618">61454 хлад</text:p>
      <text:p text:style-name="P6619">61455 бави</text:p>
      <text:p text:style-name="P6620">61456 аула</text:p>
      <text:p text:style-name="P6621">61461 торна</text:p>
      <text:p text:style-name="P6622">61462 хидра</text:p>
      <text:p text:style-name="P6623">61463 19</text:p>
      <text:p text:style-name="P6624">61464 завил</text:p>
      <text:p text:style-name="P6625">61465 слей</text:p>
      <text:p text:style-name="P6626">61466 мря</text:p>
      <text:p text:style-name="P6627">61511 крема</text:p>
      <text:p text:style-name="P6628">61512 шурея</text:p>
      <text:p text:style-name="P6629">61513 кожни</text:p>
      <text:p text:style-name="P6630">61514 допре</text:p>
      <text:p text:style-name="P6631">61515 йонно</text:p>
      <text:p text:style-name="P6632">61516 вписа</text:p>
      <text:p text:style-name="P6633">61521 щети</text:p>
      <text:p text:style-name="P6634">61522 реса</text:p>
      <text:p text:style-name="P6635">61523 лист</text:p>
      <text:p text:style-name="P6636">61524 пики</text:p>
      <text:p text:style-name="P6637">61525 ливва</text:p>
      <text:p text:style-name="P6638">61526 91</text:p>
      <text:p text:style-name="P6639">61531 канон</text:p>
      <text:p text:style-name="P6640">61532 зял</text:p>
      <text:p text:style-name="P6641">61533 фесът</text:p>
      <text:p text:style-name="P6642">61534 клечи</text:p>
      <text:p text:style-name="P6643">61535 юрвах</text:p>
      <text:p text:style-name="P6644">61536 води</text:p>
      <text:p text:style-name="P6645">61541 баск</text:p>
      <text:p text:style-name="P6646">61542 зачу</text:p>
      <text:p text:style-name="P6647">61543 каяци</text:p>
      <text:p text:style-name="P6648">61544 иго</text:p>
      <text:p text:style-name="P6649">61545 сято</text:p>
      <text:p text:style-name="P6650">61546 олели</text:p>
      <text:p text:style-name="P6651">61551 рееха</text:p>
      <text:p text:style-name="P6652">61552 камби</text:p>
      <text:p text:style-name="P6653">61553 изуха</text:p>
      <text:p text:style-name="P6654">61554 фино</text:p>
      <text:p text:style-name="P6655">61555 бегло</text:p>
      <text:p text:style-name="P6656">61556 яхти</text:p>
      <text:p text:style-name="P6657">61561 мажат</text:p>
      <text:p text:style-name="P6658">61562 диря</text:p>
      <text:p text:style-name="P6659">61563 палки</text:p>
      <text:p text:style-name="P6660">61564 земя</text:p>
      <text:p text:style-name="P6661">61565 бъди</text:p>
      <text:p text:style-name="P6662">61566 улики</text:p>
      <text:p text:style-name="P6663">61611 отсей</text:p>
      <text:p text:style-name="P6664">61612 рунд</text:p>
      <text:p text:style-name="P6665">61613 драма</text:p>
      <text:p text:style-name="P6666">61614 боен</text:p>
      <text:p text:style-name="P6667">61615 бий</text:p>
      <text:p text:style-name="P6668">61616 бином</text:p>
      <text:p text:style-name="P6669">61621 трупи</text:p>
      <text:p text:style-name="P6670">61622 рупи</text:p>
      <text:p text:style-name="P6671">61623 хунти</text:p>
      <text:p text:style-name="P6672">61624 табли</text:p>
      <text:p text:style-name="P6673">61625 3</text:p>
      <text:p text:style-name="P6674">61626 потиш</text:p>
      <text:p text:style-name="P6675">61631 лоена</text:p>
      <text:p text:style-name="P6676">61632 98</text:p>
      <text:p text:style-name="P6677">61633 диети</text:p>
      <text:p text:style-name="P6678">61634 мре</text:p>
      <text:p text:style-name="P6679">61635 взра</text:p>
      <text:p text:style-name="P6680">61636 риел</text:p>
      <text:p text:style-name="P6681">61641 дути</text:p>
      <text:p text:style-name="P6682">61642 маи</text:p>
      <text:p text:style-name="P6683">61643 чоп</text:p>
      <text:p text:style-name="P6684">61644 лази</text:p>
      <text:p text:style-name="P6685">61645 дръж</text:p>
      <text:p text:style-name="P6686">61646 яхвай</text:p>
      <text:p text:style-name="P6687">61651 57</text:p>
      <text:p text:style-name="P6688">61652 вата</text:p>
      <text:p text:style-name="P6689">61653 рошим</text:p>
      <text:p text:style-name="P6690">61654 веещ</text:p>
      <text:p text:style-name="P6691">61655 граф</text:p>
      <text:p text:style-name="P6692">61656 омае</text:p>
      <text:p text:style-name="P6693">61661 вяха</text:p>
      <text:p text:style-name="P6694">61662 гном</text:p>
      <text:p text:style-name="P6695">61663 кюпа</text:p>
      <text:p text:style-name="P6696">61664 голфа</text:p>
      <text:p text:style-name="P6697">61665 труда</text:p>
      <text:p text:style-name="P6698">61666 дося</text:p>
      <text:p text:style-name="P6699">62111 тъпо</text:p>
      <text:p text:style-name="P6700">62112 79</text:p>
      <text:p text:style-name="P6701">62113 опаси</text:p>
      <text:p text:style-name="P6702">62114<text:s/>ронят</text:p>
      <text:p text:style-name="P6703">62115 убоде</text:p>
      <text:p text:style-name="P6704">62116 умря</text:p>
      <text:p text:style-name="P6705">62121 злат</text:p>
      <text:p text:style-name="P6706">62122 канех</text:p>
      <text:p text:style-name="P6707">62123 газ</text:p>
      <text:p text:style-name="P6708">62124 зри</text:p>
      <text:p text:style-name="P6709">62125 редих</text:p>
      <text:p text:style-name="P6710">62126 тупаш</text:p>
      <text:p text:style-name="P6711">62131 божо</text:p>
      <text:p text:style-name="P6712">62132 биело</text:p>
      <text:p text:style-name="P6713">62133 босо</text:p>
      <text:p text:style-name="P6714">62134 лижат</text:p>
      <text:p text:style-name="P6715">62135 стрес</text:p>
      <text:p text:style-name="P6716">62136 калъч</text:p>
      <text:p text:style-name="P6717">62141 шуби</text:p>
      <text:p text:style-name="P6718">62142 риска</text:p>
      <text:p text:style-name="P6719">62143 алтън</text:p>
      <text:p text:style-name="P6720">62144 7</text:p>
      <text:p text:style-name="P6721">62145 апаш</text:p>
      <text:p text:style-name="P6722">62146 осяла</text:p>
      <text:p text:style-name="P6723">62151 чинят</text:p>
      <text:p text:style-name="P6724">62152 вял</text:p>
      <text:p text:style-name="P6725">62153 дъно</text:p>
      <text:p text:style-name="P6726">62154 свре</text:p>
      <text:p text:style-name="P6727">62155 поял</text:p>
      <text:p text:style-name="P6728">62156 зарее</text:p>
      <text:p text:style-name="P6729">62161 влах</text:p>
      <text:p text:style-name="P6730">62162 неон</text:p>
      <text:p text:style-name="P6731">62163 шета</text:p>
      <text:p text:style-name="P6732">62164 екипа</text:p>
      <text:p text:style-name="P6733">62165 влеем</text:p>
      <text:p text:style-name="P6734">62166 жалта</text:p>
      <text:p text:style-name="P6735">62211 ара</text:p>
      <text:p text:style-name="P6736">62212 юлска</text:p>
      <text:p text:style-name="P6737">62213 серт</text:p>
      <text:p text:style-name="P6738">62214 2020</text:p>
      <text:p text:style-name="P6739">62215 четим</text:p>
      <text:p text:style-name="P6740">62216 също</text:p>
      <text:p text:style-name="P6741">62221 изши</text:p>
      <text:p text:style-name="P6742">62222 змеят</text:p>
      <text:p text:style-name="P6743">62223 ширех</text:p>
      <text:p text:style-name="P6744">62224 фути</text:p>
      <text:p text:style-name="P6745">62225 дадем</text:p>
      <text:p text:style-name="P6746">62226 фучи</text:p>
      <text:p text:style-name="P6747">62231<text:s/>решещ</text:p>
      <text:p text:style-name="P6748">62232 пер</text:p>
      <text:p text:style-name="P6749">62233 учил</text:p>
      <text:p text:style-name="P6750">62234 глезя</text:p>
      <text:p text:style-name="P6751">62235 цъкни</text:p>
      <text:p text:style-name="P6752">62236 вмеся</text:p>
      <text:p text:style-name="P6753">62241 щат</text:p>
      <text:p text:style-name="P6754">62242 чим</text:p>
      <text:p text:style-name="P6755">62243 друго</text:p>
      <text:p text:style-name="P6756">62244 яре</text:p>
      <text:p text:style-name="P6757">62245 куп</text:p>
      <text:p text:style-name="P6758">62246 трюм</text:p>
      <text:p text:style-name="P6759">62251 имали</text:p>
      <text:p text:style-name="P6760">62252 вят</text:p>
      <text:p text:style-name="P6761">62253 убих</text:p>
      <text:p text:style-name="P6762">62254 мотал</text:p>
      <text:p text:style-name="P6763">62255 да</text:p>
      <text:p text:style-name="P6764">62256 влее</text:p>
      <text:p text:style-name="P6765">62261 избий</text:p>
      <text:p text:style-name="P6766">62262 дам</text:p>
      <text:p text:style-name="P6767">62263 луги</text:p>
      <text:p text:style-name="P6768">62264 зреят</text:p>
      <text:p text:style-name="P6769">62265 дока</text:p>
      <text:p text:style-name="P6770">62266 тълпя</text:p>
      <text:p text:style-name="P6771">62311 нужна</text:p>
      <text:p text:style-name="P6772">62312 вала</text:p>
      <text:p text:style-name="P6773">62313 таг</text:p>
      <text:p text:style-name="P6774">62314 сънла</text:p>
      <text:p text:style-name="P6775">62315 явния</text:p>
      <text:p text:style-name="P6776">62316 мъжо</text:p>
      <text:p text:style-name="P6777">62321 дон</text:p>
      <text:p text:style-name="P6778">62322 зян</text:p>
      <text:p text:style-name="P6779">62323 пас</text:p>
      <text:p text:style-name="P6780">62324 юрнем</text:p>
      <text:p text:style-name="P6781">62325 плащ</text:p>
      <text:p text:style-name="P6782">62326 турим</text:p>
      <text:p text:style-name="P6783">62331 обаче</text:p>
      <text:p text:style-name="P6784">62332 ядял</text:p>
      <text:p text:style-name="P6785">62333 наям</text:p>
      <text:p text:style-name="P6786">62334 бъден</text:p>
      <text:p text:style-name="P6787">62335 набор</text:p>
      <text:p text:style-name="P6788">62336 обуят</text:p>
      <text:p text:style-name="P6789">62341 цепих</text:p>
      <text:p text:style-name="P6790">62342 флопи</text:p>
      <text:p text:style-name="P6791">62343 лиана</text:p>
      <text:p text:style-name="P6792">62344 извия</text:p>
      <text:p text:style-name="P6793">62345 уви</text:p>
      <text:p text:style-name="P6794">62346 явил</text:p>
      <text:p text:style-name="P6795">62351 рокля</text:p>
      <text:p text:style-name="P6796">62352 чадо</text:p>
      <text:p text:style-name="P6797">62353 мацни</text:p>
      <text:p text:style-name="P6798">62354 мата</text:p>
      <text:p text:style-name="P6799">62355 каша</text:p>
      <text:p text:style-name="P6800">62356 чекии</text:p>
      <text:p text:style-name="P6801">62361 писах</text:p>
      <text:p text:style-name="P6802">62362 излят</text:p>
      <text:soft-page-break/>
      <text:p text:style-name="P6803">62363 греят</text:p>
      <text:p text:style-name="P6804">62364 щипи</text:p>
      <text:p text:style-name="P6805">62365 400</text:p>
      <text:p text:style-name="P6806">62366 дати</text:p>
      <text:p text:style-name="P6807">62411 внуче</text:p>
      <text:p text:style-name="P6808">62412 мухи</text:p>
      <text:p text:style-name="P6809">62413 лющят</text:p>
      <text:p text:style-name="P6810">62414 буча</text:p>
      <text:p text:style-name="P6811">62415 пери</text:p>
      <text:p text:style-name="P6812">62416 изпи</text:p>
      <text:p text:style-name="P6813">62421 суро</text:p>
      <text:p text:style-name="P6814">62422 алея</text:p>
      <text:p text:style-name="P6815">62423 пени</text:p>
      <text:p text:style-name="P6816">62424 юдей</text:p>
      <text:p text:style-name="P6817">62425 бдим</text:p>
      <text:p text:style-name="P6818">62426 док</text:p>
      <text:p text:style-name="P6819">62431 греян</text:p>
      <text:p text:style-name="P6820">62432 бунт</text:p>
      <text:p text:style-name="P6821">62433 орле</text:p>
      <text:p text:style-name="P6822">62434 точки</text:p>
      <text:p text:style-name="P6823">62435 че</text:p>
      <text:p text:style-name="P6824">62436 изям</text:p>
      <text:p text:style-name="P6825">62441 мирис</text:p>
      <text:p text:style-name="P6826">62442 пиещи</text:p>
      <text:p text:style-name="P6827">62443 1970</text:p>
      <text:p text:style-name="P6828">62444 явни</text:p>
      <text:p text:style-name="P6829">62445 чиня</text:p>
      <text:p text:style-name="P6830">62446 мрат</text:p>
      <text:p text:style-name="P6831">62451 клипа</text:p>
      <text:p text:style-name="P6832">62452 баял</text:p>
      <text:p text:style-name="P6833">62453 иден</text:p>
      <text:p text:style-name="P6834">62454 препи</text:p>
      <text:p text:style-name="P6835">62455 пъпки</text:p>
      <text:p text:style-name="P6836">62456<text:s/>сочещ</text:p>
      <text:p text:style-name="P6837">62461 гну</text:p>
      <text:p text:style-name="P6838">62462 444</text:p>
      <text:p text:style-name="P6839">62463 доячо</text:p>
      <text:p text:style-name="P6840">62464 мъзги</text:p>
      <text:p text:style-name="P6841">62465 чаша</text:p>
      <text:p text:style-name="P6842">62466 метем</text:p>
      <text:p text:style-name="P6843">62511 затля</text:p>
      <text:p text:style-name="P6844">62512 лъхти</text:p>
      <text:p text:style-name="P6845">62513 риха</text:p>
      <text:p text:style-name="P6846">62514 луфта</text:p>
      <text:p text:style-name="P6847">62515 храча</text:p>
      <text:p text:style-name="P6848">62516 моми</text:p>
      <text:p text:style-name="P6849">62521 падат</text:p>
      <text:p text:style-name="P6850">62522 3333</text:p>
      <text:p text:style-name="P6851">62523 совал</text:p>
      <text:p text:style-name="P6852">62524 чай</text:p>
      <text:p text:style-name="P6853">62525 лес</text:p>
      <text:p text:style-name="P6854">62526 ясна</text:p>
      <text:p text:style-name="P6855">62531 тачиш</text:p>
      <text:p text:style-name="P6856">62532 оргия</text:p>
      <text:p text:style-name="P6857">62533 2045</text:p>
      <text:p text:style-name="P6858">62534 чухте</text:p>
      <text:p text:style-name="P6859">62535 42</text:p>
      <text:p text:style-name="P6860">62536 мръщя</text:p>
      <text:p text:style-name="P6861">62541 редящ</text:p>
      <text:p text:style-name="P6862">62542 супа</text:p>
      <text:p text:style-name="P6863">62543 ахва</text:p>
      <text:p text:style-name="P6864">62544 ред</text:p>
      <text:p text:style-name="P6865">62545 лиза</text:p>
      <text:p text:style-name="P6866">62546 мушех</text:p>
      <text:p text:style-name="P6867">62551 съдба</text:p>
      <text:p text:style-name="P6868">62552 бърни</text:p>
      <text:p text:style-name="P6869">62553 ехо</text:p>
      <text:p text:style-name="P6870">62554 вряла</text:p>
      <text:p text:style-name="P6871">62555 блато</text:p>
      <text:p text:style-name="P6872">62556 серум</text:p>
      <text:p text:style-name="P6873">62561 куки</text:p>
      <text:p text:style-name="P6874">62562 хуми</text:p>
      <text:p text:style-name="P6875">62563 отяли</text:p>
      <text:p text:style-name="P6876">62564 дариш</text:p>
      <text:p text:style-name="P6877">62565 бейов</text:p>
      <text:p text:style-name="P6878">62566 цяло</text:p>
      <text:p text:style-name="P6879">62611 длета</text:p>
      <text:p text:style-name="P6880">62612 говя</text:p>
      <text:p text:style-name="P6881">62613 дой</text:p>
      <text:p text:style-name="P6882">62614 дирел</text:p>
      <text:p text:style-name="P6883">62615 клюн</text:p>
      <text:p text:style-name="P6884">62616 скроя</text:p>
      <text:p text:style-name="P6885">62621 таса</text:p>
      <text:p text:style-name="P6886">62622 баща</text:p>
      <text:p text:style-name="P6887">62623 дояж</text:p>
      <text:p text:style-name="P6888">62624 ръбат</text:p>
      <text:p text:style-name="P6889">62625 клей</text:p>
      <text:p text:style-name="P6890">62626 идвай</text:p>
      <text:p text:style-name="P6891">62631 пек</text:p>
      <text:p text:style-name="P6892">62632 сдал</text:p>
      <text:p text:style-name="P6893">62633 лумба</text:p>
      <text:p text:style-name="P6894">62634 аса</text:p>
      <text:p text:style-name="P6895">62635 спиш</text:p>
      <text:p text:style-name="P6896">62636 това</text:p>
      <text:p text:style-name="P6897">62641 чая</text:p>
      <text:p text:style-name="P6898">62642 съзре</text:p>
      <text:p text:style-name="P6899">62643 заля</text:p>
      <text:p text:style-name="P6900">62644 гепил</text:p>
      <text:p text:style-name="P6901">62645 кови</text:p>
      <text:p text:style-name="P6902">62646 мами</text:p>
      <text:p text:style-name="P6903">62651<text:s/>ходел</text:p>
      <text:p text:style-name="P6904">62652 димя</text:p>
      <text:p text:style-name="P6905">62653 одери</text:p>
      <text:p text:style-name="P6906">62654 лишат</text:p>
      <text:p text:style-name="P6907">62655 пъчат</text:p>
      <text:p text:style-name="P6908">62656 дирят</text:p>
      <text:p text:style-name="P6909">62661 кайми</text:p>
      <text:p text:style-name="P6910">62662 коня</text:p>
      <text:p text:style-name="P6911">62663 изказ</text:p>
      <text:p text:style-name="P6912">62664 син</text:p>
      <text:p text:style-name="P6913">62665 буря</text:p>
      <text:p text:style-name="P6914">62666 деен</text:p>
      <text:p text:style-name="P6915">63111 1945</text:p>
      <text:p text:style-name="P6916">63112 доспи</text:p>
      <text:p text:style-name="P6917">63113 нявга</text:p>
      <text:p text:style-name="P6918">63114 лаял</text:p>
      <text:p text:style-name="P6919">63115 вола</text:p>
      <text:p text:style-name="P6920">63116 поля</text:p>
      <text:p text:style-name="P6921">63121 туфи</text:p>
      <text:p text:style-name="P6922">63122 брони</text:p>
      <text:p text:style-name="P6923">63123 ежиш</text:p>
      <text:p text:style-name="P6924">63124 фанте</text:p>
      <text:p text:style-name="P6925">63125<text:s/>криха</text:p>
      <text:p text:style-name="P6926">63126 коват</text:p>
      <text:p text:style-name="P6927">63131 прани</text:p>
      <text:p text:style-name="P6928">63132 ниво</text:p>
      <text:p text:style-name="P6929">63133 шлаки</text:p>
      <text:p text:style-name="P6930">63134 папан</text:p>
      <text:p text:style-name="P6931">63135 две</text:p>
      <text:p text:style-name="P6932">63136 цука</text:p>
      <text:p text:style-name="P6933">63141 вити</text:p>
      <text:p text:style-name="P6934">63142 модем</text:p>
      <text:p text:style-name="P6935">63143 изпра</text:p>
      <text:p text:style-name="P6936">63144 вся</text:p>
      <text:p text:style-name="P6937">63145 бяха</text:p>
      <text:p text:style-name="P6938">63146 орда</text:p>
      <text:p text:style-name="P6939">63151 окая</text:p>
      <text:p text:style-name="P6940">63152 елин</text:p>
      <text:p text:style-name="P6941">63153 деца</text:p>
      <text:p text:style-name="P6942">63154 обявя</text:p>
      <text:p text:style-name="P6943">63155 запял</text:p>
      <text:p text:style-name="P6944">63156 ръжа</text:p>
      <text:p text:style-name="P6945">63161 шнола</text:p>
      <text:p text:style-name="P6946">63162 кей</text:p>
      <text:p text:style-name="P6947">63163 дера</text:p>
      <text:p text:style-name="P6948">63164 мъмря</text:p>
      <text:p text:style-name="P6949">63165 илачи</text:p>
      <text:p text:style-name="P6950">63166 свити</text:p>
      <text:p text:style-name="P6951">63211 чавка</text:p>
      <text:p text:style-name="P6952">63212 синял</text:p>
      <text:p text:style-name="P6953">63213 смая</text:p>
      <text:p text:style-name="P6954">63214 зъбер</text:p>
      <text:p text:style-name="P6955">63215 смит</text:p>
      <text:p text:style-name="P6956">63216 много</text:p>
      <text:p text:style-name="P6957">63221 мухла</text:p>
      <text:p text:style-name="P6958">63222 уврял</text:p>
      <text:p text:style-name="P6959">63223 миден</text:p>
      <text:p text:style-name="P6960">63224 бие</text:p>
      <text:p text:style-name="P6961">63225 туза</text:p>
      <text:p text:style-name="P6962">63226 срета</text:p>
      <text:p text:style-name="P6963">63231 лиши</text:p>
      <text:p text:style-name="P6964">63232 лик</text:p>
      <text:p text:style-name="P6965">63233 покой</text:p>
      <text:p text:style-name="P6966">63234 лижел</text:p>
      <text:p text:style-name="P6967">63235 кри</text:p>
      <text:p text:style-name="P6968">63236 минен</text:p>
      <text:p text:style-name="P6969">63241 дука</text:p>
      <text:p text:style-name="P6970">63242 кичи</text:p>
      <text:p text:style-name="P6971">63243 дебит</text:p>
      <text:p text:style-name="P6972">63244 ярем</text:p>
      <text:p text:style-name="P6973">63245 ухаем</text:p>
      <text:p text:style-name="P6974">63246 шляя</text:p>
      <text:p text:style-name="P6975">63251 чип</text:p>
      <text:p text:style-name="P6976">63252 церя</text:p>
      <text:p text:style-name="P6977">63253 безир</text:p>
      <text:p text:style-name="P6978">63254 куба</text:p>
      <text:p text:style-name="P6979">63255 жалей</text:p>
      <text:p text:style-name="P6980">63256 меша</text:p>
      <text:p text:style-name="P6981">63261 копа</text:p>
      <text:p text:style-name="P6982">63262 ели</text:p>
      <text:p text:style-name="P6983">63263 весят</text:p>
      <text:p text:style-name="P6984">63264 рафт</text:p>
      <text:p text:style-name="P6985">63265 можа</text:p>
      <text:p text:style-name="P6986">63266 трима</text:p>
      <text:p text:style-name="P6987">63311 утеша</text:p>
      <text:p text:style-name="P6988">63312 вай</text:p>
      <text:p text:style-name="P6989">63313 ропот</text:p>
      <text:p text:style-name="P6990">63314 годи</text:p>
      <text:p text:style-name="P6991">63315 рижо</text:p>
      <text:p text:style-name="P6992">63316 ероси</text:p>
      <text:p text:style-name="P6993">63321 объл</text:p>
      <text:p text:style-name="P6994">63322 шпиц</text:p>
      <text:p text:style-name="P6995">63323 тип</text:p>
      <text:p text:style-name="P6996">63324 пикае</text:p>
      <text:p text:style-name="P6997">63325 молби</text:p>
      <text:p text:style-name="P6998">63326 гради</text:p>
      <text:p text:style-name="P6999">63331 царящ</text:p>
      <text:p text:style-name="P7000">63332 успя</text:p>
      <text:p text:style-name="P7001">63333 явиш</text:p>
      <text:p text:style-name="P7002">63334 сучат</text:p>
      <text:soft-page-break/>
      <text:p text:style-name="P7003">63335 копан</text:p>
      <text:p text:style-name="P7004">63336 жулещ</text:p>
      <text:p text:style-name="P7005">63341 колим</text:p>
      <text:p text:style-name="P7006">63342 град</text:p>
      <text:p text:style-name="P7007">63343 41</text:p>
      <text:p text:style-name="P7008">63344 ечал</text:p>
      <text:p text:style-name="P7009">63345 песен</text:p>
      <text:p text:style-name="P7010">63346 знае</text:p>
      <text:p text:style-name="P7011">63351 лял</text:p>
      <text:p text:style-name="P7012">63352 бъчва</text:p>
      <text:p text:style-name="P7013">63353 зини</text:p>
      <text:p text:style-name="P7014">63354 обзе</text:p>
      <text:p text:style-name="P7015">63355 чупил</text:p>
      <text:p text:style-name="P7016">63356 успея</text:p>
      <text:p text:style-name="P7017">63361 каяли</text:p>
      <text:p text:style-name="P7018">63362 ;</text:p>
      <text:p text:style-name="P7019">63363 юфки</text:p>
      <text:p text:style-name="P7020">63364 зовал</text:p>
      <text:p text:style-name="P7021">63365 ковач</text:p>
      <text:p text:style-name="P7022">63366 репи</text:p>
      <text:p text:style-name="P7023">63411 чувах</text:p>
      <text:p text:style-name="P7024">63412 тора</text:p>
      <text:p text:style-name="P7025">63413 увря</text:p>
      <text:p text:style-name="P7026">63414 остен</text:p>
      <text:p text:style-name="P7027">63415 жалее</text:p>
      <text:p text:style-name="P7028">63416 хвощ</text:p>
      <text:p text:style-name="P7029">63421 ряла</text:p>
      <text:p text:style-name="P7030">63422 вбил</text:p>
      <text:p text:style-name="P7031">63423 мешах</text:p>
      <text:p text:style-name="P7032">63424 щура</text:p>
      <text:p text:style-name="P7033">63425 обеда</text:p>
      <text:p text:style-name="P7034">63426 вчела</text:p>
      <text:p text:style-name="P7035">63431 шито</text:p>
      <text:p text:style-name="P7036">63432<text:s/>елово</text:p>
      <text:p text:style-name="P7037">63433 гася</text:p>
      <text:p text:style-name="P7038">63434 давиш</text:p>
      <text:p text:style-name="P7039">63435 сърни</text:p>
      <text:p text:style-name="P7040">63436 заяли</text:p>
      <text:p text:style-name="P7041">63441 сом</text:p>
      <text:p text:style-name="P7042">63442 флот</text:p>
      <text:p text:style-name="P7043">63443 угоен</text:p>
      <text:p text:style-name="P7044">63444 смрад</text:p>
      <text:p text:style-name="P7045">63445 модул</text:p>
      <text:p text:style-name="P7046">63446 мие</text:p>
      <text:p text:style-name="P7047">63451 феите</text:p>
      <text:p text:style-name="P7048">63452 бит</text:p>
      <text:p text:style-name="P7049">63453 гулян</text:p>
      <text:p text:style-name="P7050">63454 косми</text:p>
      <text:p text:style-name="P7051">63455 ануси</text:p>
      <text:p text:style-name="P7052">63456 приз</text:p>
      <text:p text:style-name="P7053">63461 екип</text:p>
      <text:p text:style-name="P7054">63462 бедиш</text:p>
      <text:p text:style-name="P7055">63463 бог</text:p>
      <text:p text:style-name="P7056">63464 гиди</text:p>
      <text:p text:style-name="P7057">63465 клир</text:p>
      <text:p text:style-name="P7058">63466<text:s/>сапа</text:p>
      <text:p text:style-name="P7059">63511 доя</text:p>
      <text:p text:style-name="P7060">63512 тюрма</text:p>
      <text:p text:style-name="P7061">63513 шах</text:p>
      <text:p text:style-name="P7062">63514 джин</text:p>
      <text:p text:style-name="P7063">63515 йода</text:p>
      <text:p text:style-name="P7064">63516 чар</text:p>
      <text:p text:style-name="P7065">63521 виха</text:p>
      <text:p text:style-name="P7066">63522 кило</text:p>
      <text:p text:style-name="P7067">63523 87</text:p>
      <text:p text:style-name="P7068">63524 мело</text:p>
      <text:p text:style-name="P7069">63525 напет</text:p>
      <text:p text:style-name="P7070">63526 зайче</text:p>
      <text:p text:style-name="P7071">63531 тен</text:p>
      <text:p text:style-name="P7072">63532 намел</text:p>
      <text:p text:style-name="P7073">63533 лока</text:p>
      <text:p text:style-name="P7074">63534 ляв</text:p>
      <text:p text:style-name="P7075">63535 мамих</text:p>
      <text:p text:style-name="P7076">63536 вар</text:p>
      <text:p text:style-name="P7077">63541 %</text:p>
      <text:p text:style-name="P7078">63542 2040</text:p>
      <text:p text:style-name="P7079">63543 крут</text:p>
      <text:p text:style-name="P7080">63544 гдето</text:p>
      <text:p text:style-name="P7081">63545<text:s/>голов</text:p>
      <text:p text:style-name="P7082">63546 10</text:p>
      <text:p text:style-name="P7083">63551 соса</text:p>
      <text:p text:style-name="P7084">63552 гряла</text:p>
      <text:p text:style-name="P7085">63553 цели</text:p>
      <text:p text:style-name="P7086">63554 чиних</text:p>
      <text:p text:style-name="P7087">63555 добив</text:p>
      <text:p text:style-name="P7088">63556 цинк</text:p>
      <text:p text:style-name="P7089">63561 сивя</text:p>
      <text:p text:style-name="P7090">63562 двои</text:p>
      <text:p text:style-name="P7091">63563 хол</text:p>
      <text:p text:style-name="P7092">63564 разна</text:p>
      <text:p text:style-name="P7093">63565 излей</text:p>
      <text:p text:style-name="P7094">63566 1925</text:p>
      <text:p text:style-name="P7095">63611 труп</text:p>
      <text:p text:style-name="P7096">63612 помая</text:p>
      <text:p text:style-name="P7097">63613 теб</text:p>
      <text:p text:style-name="P7098">63614 отспя</text:p>
      <text:p text:style-name="P7099">63615 мъхав</text:p>
      <text:p text:style-name="P7100">63616 юрна</text:p>
      <text:p text:style-name="P7101">63621 оная</text:p>
      <text:p text:style-name="P7102">63622 жътва</text:p>
      <text:p text:style-name="P7103">63623 бюро</text:p>
      <text:p text:style-name="P7104">63624 слуга</text:p>
      <text:p text:style-name="P7105">63625 лъч</text:p>
      <text:p text:style-name="P7106">63626 вярва</text:p>
      <text:p text:style-name="P7107">63631 идем</text:p>
      <text:p text:style-name="P7108">63632 поил</text:p>
      <text:p text:style-name="P7109">63633 чауш</text:p>
      <text:p text:style-name="P7110">63634 рила</text:p>
      <text:p text:style-name="P7111">63635 орана</text:p>
      <text:p text:style-name="P7112">63636 спящо</text:p>
      <text:p text:style-name="P7113">63641 галя</text:p>
      <text:p text:style-name="P7114">63642 пеши</text:p>
      <text:p text:style-name="P7115">63643 вери</text:p>
      <text:p text:style-name="P7116">63644 шише</text:p>
      <text:p text:style-name="P7117">63645 съдя</text:p>
      <text:p text:style-name="P7118">63646 олово</text:p>
      <text:p text:style-name="P7119">63651 обуй</text:p>
      <text:p text:style-name="P7120">63652 трюма</text:p>
      <text:p text:style-name="P7121">63653 удачи</text:p>
      <text:p text:style-name="P7122">63654 лазел</text:p>
      <text:p text:style-name="P7123">63655 бля</text:p>
      <text:p text:style-name="P7124">63656 изри</text:p>
      <text:p text:style-name="P7125">63661 ножа</text:p>
      <text:p text:style-name="P7126">63662 мазе</text:p>
      <text:p text:style-name="P7127">63663 дуй</text:p>
      <text:p text:style-name="P7128">63664 снел</text:p>
      <text:p text:style-name="P7129">63665 ранг</text:p>
      <text:p text:style-name="P7130">63666 държа</text:p>
      <text:p text:style-name="P7131">64111 риели</text:p>
      <text:p text:style-name="P7132">64112 зле</text:p>
      <text:p text:style-name="P7133">64113 лири</text:p>
      <text:p text:style-name="P7134">64114 двама</text:p>
      <text:p text:style-name="P7135">64115 ига</text:p>
      <text:p text:style-name="P7136">64116 рипах</text:p>
      <text:p text:style-name="P7137">64121 втрия</text:p>
      <text:p text:style-name="P7138">64122 вожда</text:p>
      <text:p text:style-name="P7139">64123 глоба</text:p>
      <text:p text:style-name="P7140">64124 баят</text:p>
      <text:p text:style-name="P7141">64125 бакър</text:p>
      <text:p text:style-name="P7142">64126 ритал</text:p>
      <text:p text:style-name="P7143">64131 орал</text:p>
      <text:p text:style-name="P7144">64132 лови</text:p>
      <text:p text:style-name="P7145">64133 типа</text:p>
      <text:p text:style-name="P7146">64134 палма</text:p>
      <text:p text:style-name="P7147">64135 синов</text:p>
      <text:p text:style-name="P7148">64136<text:s/>борш</text:p>
      <text:p text:style-name="P7149">64141 сорт</text:p>
      <text:p text:style-name="P7150">64142 пъпка</text:p>
      <text:p text:style-name="P7151">64143 дънил</text:p>
      <text:p text:style-name="P7152">64144 апаши</text:p>
      <text:p text:style-name="P7153">64145 пипе</text:p>
      <text:p text:style-name="P7154">64146 летци</text:p>
      <text:p text:style-name="P7155">64151 лев</text:p>
      <text:p text:style-name="P7156">64152 пойте</text:p>
      <text:p text:style-name="P7157">64153 гоиш</text:p>
      <text:p text:style-name="P7158">64154 обла</text:p>
      <text:p text:style-name="P7159">64155 идущи</text:p>
      <text:p text:style-name="P7160">64156 муле</text:p>
      <text:p text:style-name="P7161">64161 мит</text:p>
      <text:p text:style-name="P7162">64162 крои</text:p>
      <text:p text:style-name="P7163">64163 бея</text:p>
      <text:p text:style-name="P7164">64164 изу</text:p>
      <text:p text:style-name="P7165">64165 течи</text:p>
      <text:p text:style-name="P7166">64166 щатен</text:p>
      <text:p text:style-name="P7167">64211 пълзи</text:p>
      <text:p text:style-name="P7168">64212 1965</text:p>
      <text:p text:style-name="P7169">64213 жаби</text:p>
      <text:p text:style-name="P7170">64214 беки</text:p>
      <text:p text:style-name="P7171">64215 аборт</text:p>
      <text:p text:style-name="P7172">64216 увием</text:p>
      <text:p text:style-name="P7173">64221 маете</text:p>
      <text:p text:style-name="P7174">64222 мори</text:p>
      <text:p text:style-name="P7175">64223 кукал</text:p>
      <text:p text:style-name="P7176">64224 кома</text:p>
      <text:p text:style-name="P7177">64225 гири</text:p>
      <text:p text:style-name="P7178">64226 юдея</text:p>
      <text:p text:style-name="P7179">64231 манта</text:p>
      <text:p text:style-name="P7180">64232 умеря</text:p>
      <text:p text:style-name="P7181">64233 молим</text:p>
      <text:p text:style-name="P7182">64234 допил</text:p>
      <text:p text:style-name="P7183">64235 напи</text:p>
      <text:p text:style-name="P7184">64236 9</text:p>
      <text:p text:style-name="P7185">64241 царю</text:p>
      <text:p text:style-name="P7186">64242 рома</text:p>
      <text:p text:style-name="P7187">64243 борч</text:p>
      <text:p text:style-name="P7188">64244 леща</text:p>
      <text:p text:style-name="P7189">64245 зодия</text:p>
      <text:p text:style-name="P7190">64246 хапни</text:p>
      <text:p text:style-name="P7191">64251 хави</text:p>
      <text:p text:style-name="P7192">64252 прием</text:p>
      <text:p text:style-name="P7193">64253 меси</text:p>
      <text:p text:style-name="P7194">64254 прала</text:p>
      <text:p text:style-name="P7195">64255 съдби</text:p>
      <text:p text:style-name="P7196">64256 вкова</text:p>
      <text:p text:style-name="P7197">64261 гулаш</text:p>
      <text:p text:style-name="P7198">64262 чукат</text:p>
      <text:p text:style-name="P7199">64263 пост</text:p>
      <text:p text:style-name="P7200">64264 биса</text:p>
      <text:p text:style-name="P7201">64265 юнак</text:p>
      <text:p text:style-name="P7202">64266 ударя</text:p>
      <text:soft-page-break/>
      <text:p text:style-name="P7203">64311 зло</text:p>
      <text:p text:style-name="P7204">64312 домов</text:p>
      <text:p text:style-name="P7205">64313 ##</text:p>
      <text:p text:style-name="P7206">64314 срок</text:p>
      <text:p text:style-name="P7207">64315 фалц</text:p>
      <text:p text:style-name="P7208">64316 бряг</text:p>
      <text:p text:style-name="P7209">64321 теля</text:p>
      <text:p text:style-name="P7210">64322 вещи</text:p>
      <text:p text:style-name="P7211">64323 смей</text:p>
      <text:p text:style-name="P7212">64324 вряха</text:p>
      <text:p text:style-name="P7213">64325 пишки</text:p>
      <text:p text:style-name="P7214">64326 постя</text:p>
      <text:p text:style-name="P7215">64331 умна</text:p>
      <text:p text:style-name="P7216">64332 лама</text:p>
      <text:p text:style-name="P7217">64333 цев</text:p>
      <text:p text:style-name="P7218">64334 увита</text:p>
      <text:p text:style-name="P7219">64335 мете</text:p>
      <text:p text:style-name="P7220">64336 кое</text:p>
      <text:p text:style-name="P7221">64341 зъбех</text:p>
      <text:p text:style-name="P7222">64342 искащ</text:p>
      <text:p text:style-name="P7223">64343 жални</text:p>
      <text:p text:style-name="P7224">64344 харна</text:p>
      <text:p text:style-name="P7225">64345 щедро</text:p>
      <text:p text:style-name="P7226">64346 шефа</text:p>
      <text:p text:style-name="P7227">64351 пран</text:p>
      <text:p text:style-name="P7228">64352 схема</text:p>
      <text:p text:style-name="P7229">64353 вани</text:p>
      <text:p text:style-name="P7230">64354 поле</text:p>
      <text:p text:style-name="P7231">64355 дали</text:p>
      <text:p text:style-name="P7232">64356 почу</text:p>
      <text:p text:style-name="P7233">64361 отби</text:p>
      <text:p text:style-name="P7234">64362 орач</text:p>
      <text:p text:style-name="P7235">64363 яздим</text:p>
      <text:p text:style-name="P7236">64364 пеел</text:p>
      <text:p text:style-name="P7237">64365 щукни</text:p>
      <text:p text:style-name="P7238">64366 женя</text:p>
      <text:p text:style-name="P7239">64411 току</text:p>
      <text:p text:style-name="P7240">64412 грил</text:p>
      <text:p text:style-name="P7241">64413 чам</text:p>
      <text:p text:style-name="P7242">64414 гой</text:p>
      <text:p text:style-name="P7243">64415 кант</text:p>
      <text:p text:style-name="P7244">64416 :</text:p>
      <text:p text:style-name="P7245">64421 щете</text:p>
      <text:p text:style-name="P7246">64422 лудях</text:p>
      <text:p text:style-name="P7247">64423 бляха</text:p>
      <text:p text:style-name="P7248">64424 тежка</text:p>
      <text:p text:style-name="P7249">64425 ритна</text:p>
      <text:p text:style-name="P7250">64426 нишан</text:p>
      <text:p text:style-name="P7251">64431 позна</text:p>
      <text:p text:style-name="P7252">64432 гуши</text:p>
      <text:p text:style-name="P7253">64433 кекса</text:p>
      <text:p text:style-name="P7254">64434 лъсна</text:p>
      <text:p text:style-name="P7255">64435 имот</text:p>
      <text:p text:style-name="P7256">64436 45</text:p>
      <text:p text:style-name="P7257">64441 ръце</text:p>
      <text:p text:style-name="P7258">64442 хижи</text:p>
      <text:p text:style-name="P7259">64443 мачът</text:p>
      <text:p text:style-name="P7260">64444 кейк</text:p>
      <text:p text:style-name="P7261">64445 хърби</text:p>
      <text:p text:style-name="P7262">64446 тъпа</text:p>
      <text:p text:style-name="P7263">64451 бижу</text:p>
      <text:p text:style-name="P7264">64452 миша</text:p>
      <text:p text:style-name="P7265">64453 слети</text:p>
      <text:p text:style-name="P7266">64454 ровен</text:p>
      <text:p text:style-name="P7267">64455 петня</text:p>
      <text:p text:style-name="P7268">64456 вържа</text:p>
      <text:p text:style-name="P7269">64461 факт</text:p>
      <text:p text:style-name="P7270">64462 отри</text:p>
      <text:p text:style-name="P7271">64463 ням</text:p>
      <text:p text:style-name="P7272">64464 опаки</text:p>
      <text:p text:style-name="P7273">64465 ушиха</text:p>
      <text:p text:style-name="P7274">64466 пощя</text:p>
      <text:p text:style-name="P7275">64511 сух</text:p>
      <text:p text:style-name="P7276">64512 гуляе</text:p>
      <text:p text:style-name="P7277">64513 слепя</text:p>
      <text:p text:style-name="P7278">64514 отрая</text:p>
      <text:p text:style-name="P7279">64515 лорд</text:p>
      <text:p text:style-name="P7280">64516 отде</text:p>
      <text:p text:style-name="P7281">64521 мушил</text:p>
      <text:p text:style-name="P7282">64522 умори</text:p>
      <text:p text:style-name="P7283">64523 снова</text:p>
      <text:p text:style-name="P7284">64524 гнои</text:p>
      <text:p text:style-name="P7285">64525 гейма</text:p>
      <text:p text:style-name="P7286">64526 виних</text:p>
      <text:p text:style-name="P7287">64531 газа</text:p>
      <text:p text:style-name="P7288">64532 дъжда</text:p>
      <text:p text:style-name="P7289">64533 облей</text:p>
      <text:p text:style-name="P7290">64534 йонни</text:p>
      <text:p text:style-name="P7291">64535 точи</text:p>
      <text:p text:style-name="P7292">64536 част</text:p>
      <text:p text:style-name="P7293">64541 мъдря</text:p>
      <text:p text:style-name="P7294">64542 кълва</text:p>
      <text:p text:style-name="P7295">64543 емни</text:p>
      <text:p text:style-name="P7296">64544 опре</text:p>
      <text:p text:style-name="P7297">64545 мака</text:p>
      <text:p text:style-name="P7298">64546 бива</text:p>
      <text:p text:style-name="P7299">64551 хем</text:p>
      <text:p text:style-name="P7300">64552 спре</text:p>
      <text:p text:style-name="P7301">64553 умиля</text:p>
      <text:p text:style-name="P7302">64554 каля</text:p>
      <text:p text:style-name="P7303">64555 трал</text:p>
      <text:p text:style-name="P7304">64556 шлепа</text:p>
      <text:p text:style-name="P7305">64561 вбиха</text:p>
      <text:p text:style-name="P7306">64562 бъза</text:p>
      <text:p text:style-name="P7307">64563 ужаса</text:p>
      <text:p text:style-name="P7308">64564 слон</text:p>
      <text:p text:style-name="P7309">64565 сачма</text:p>
      <text:p text:style-name="P7310">64566 имаш</text:p>
      <text:p text:style-name="P7311">64611 кърша</text:p>
      <text:p text:style-name="P7312">64612 чепът</text:p>
      <text:p text:style-name="P7313">64613 блеем</text:p>
      <text:p text:style-name="P7314">64614 опя</text:p>
      <text:p text:style-name="P7315">64615 княз</text:p>
      <text:p text:style-name="P7316">64616 плът</text:p>
      <text:p text:style-name="P7317">64621 съвзе</text:p>
      <text:p text:style-name="P7318">64622 сече</text:p>
      <text:p text:style-name="P7319">64623 кожа</text:p>
      <text:p text:style-name="P7320">64624 телци</text:p>
      <text:p text:style-name="P7321">64625 носов</text:p>
      <text:p text:style-name="P7322">64626 пукаш</text:p>
      <text:p text:style-name="P7323">64631 шепа</text:p>
      <text:p text:style-name="P7324">64632 узрее</text:p>
      <text:p text:style-name="P7325">64633 тъжи</text:p>
      <text:p text:style-name="P7326">64634 злоби</text:p>
      <text:p text:style-name="P7327">64635 фукай</text:p>
      <text:p text:style-name="P7328">64636 нечия</text:p>
      <text:p text:style-name="P7329">64641 папат</text:p>
      <text:p text:style-name="P7330">64642 мая</text:p>
      <text:p text:style-name="P7331">64643 доим</text:p>
      <text:p text:style-name="P7332">64644 любиш</text:p>
      <text:p text:style-name="P7333">64645 щира</text:p>
      <text:p text:style-name="P7334">64646 зоба</text:p>
      <text:p text:style-name="P7335">64651 гадни</text:p>
      <text:p text:style-name="P7336">64652 свреш</text:p>
      <text:p text:style-name="P7337">64653 мотив</text:p>
      <text:p text:style-name="P7338">64654 сива</text:p>
      <text:p text:style-name="P7339">64655 борят</text:p>
      <text:p text:style-name="P7340">64656 годя</text:p>
      <text:p text:style-name="P7341">64661 габър</text:p>
      <text:p text:style-name="P7342">64662 куко</text:p>
      <text:p text:style-name="P7343">64663 скици</text:p>
      <text:p text:style-name="P7344">64664 чибук</text:p>
      <text:p text:style-name="P7345">64665 ивици</text:p>
      <text:p text:style-name="P7346">64666 вям</text:p>
      <text:p text:style-name="P7347">65111 виеха</text:p>
      <text:p text:style-name="P7348">65112 мора</text:p>
      <text:p text:style-name="P7349">65113 пил</text:p>
      <text:p text:style-name="P7350">65114 кажех</text:p>
      <text:p text:style-name="P7351">65115 умий</text:p>
      <text:p text:style-name="P7352">65116 чепа</text:p>
      <text:p text:style-name="P7353">65121 пула</text:p>
      <text:p text:style-name="P7354">65122 вълк</text:p>
      <text:p text:style-name="P7355">65123 кафяв</text:p>
      <text:p text:style-name="P7356">65124 режи</text:p>
      <text:p text:style-name="P7357">65125 броя</text:p>
      <text:p text:style-name="P7358">65126 умра</text:p>
      <text:p text:style-name="P7359">65131 тели</text:p>
      <text:p text:style-name="P7360">65132 прим</text:p>
      <text:p text:style-name="P7361">65133 идваш</text:p>
      <text:p text:style-name="P7362">65134 ясли</text:p>
      <text:p text:style-name="P7363">65135 нам</text:p>
      <text:p text:style-name="P7364">65136 роят</text:p>
      <text:p text:style-name="P7365">65141 акне</text:p>
      <text:p text:style-name="P7366">65142 личба</text:p>
      <text:p text:style-name="P7367">65143 бос</text:p>
      <text:p text:style-name="P7368">65144 вонят</text:p>
      <text:p text:style-name="P7369">65145 влека</text:p>
      <text:p text:style-name="P7370">65146<text:s/>пишка</text:p>
      <text:p text:style-name="P7371">65151 равен</text:p>
      <text:p text:style-name="P7372">65152 твоя</text:p>
      <text:p text:style-name="P7373">65153 кухи</text:p>
      <text:p text:style-name="P7374">65154 зари</text:p>
      <text:p text:style-name="P7375">65155 ближи</text:p>
      <text:p text:style-name="P7376">65156 бюст</text:p>
      <text:p text:style-name="P7377">65161 тъми</text:p>
      <text:p text:style-name="P7378">65162 хъхря</text:p>
      <text:p text:style-name="P7379">65163 слят</text:p>
      <text:p text:style-name="P7380">65164 жаба</text:p>
      <text:p text:style-name="P7381">65165 пекът</text:p>
      <text:p text:style-name="P7382">65166 скари</text:p>
      <text:p text:style-name="P7383">65211 сап</text:p>
      <text:p text:style-name="P7384">65212 химик</text:p>
      <text:p text:style-name="P7385">65213 говор</text:p>
      <text:p text:style-name="P7386">65214 ваех</text:p>
      <text:p text:style-name="P7387">65215 567</text:p>
      <text:p text:style-name="P7388">65216 юнаци</text:p>
      <text:p text:style-name="P7389">65221 урва</text:p>
      <text:p text:style-name="P7390">65222 допра</text:p>
      <text:p text:style-name="P7391">65223 рокли</text:p>
      <text:p text:style-name="P7392">65224<text:s/>алчно</text:p>
      <text:p text:style-name="P7393">65225 проби</text:p>
      <text:p text:style-name="P7394">65226 зноя</text:p>
      <text:p text:style-name="P7395">65231 гъшо</text:p>
      <text:p text:style-name="P7396">65232 мигат</text:p>
      <text:p text:style-name="P7397">65233 седло</text:p>
      <text:p text:style-name="P7398">65234 борим</text:p>
      <text:p text:style-name="P7399">65235 неуки</text:p>
      <text:p text:style-name="P7400">65236 жица</text:p>
      <text:p text:style-name="P7401">65241 #</text:p>
      <text:p text:style-name="P7402">65242 общ</text:p>
      <text:soft-page-break/>
      <text:p text:style-name="P7403">65243 ежим</text:p>
      <text:p text:style-name="P7404">65244 шашка</text:p>
      <text:p text:style-name="P7405">65245 медия</text:p>
      <text:p text:style-name="P7406">65246 пича</text:p>
      <text:p text:style-name="P7407">65251 плул</text:p>
      <text:p text:style-name="P7408">65252 лин</text:p>
      <text:p text:style-name="P7409">65253 филма</text:p>
      <text:p text:style-name="P7410">65254 гяури</text:p>
      <text:p text:style-name="P7411">65255 уюта</text:p>
      <text:p text:style-name="P7412">65256 диск</text:p>
      <text:p text:style-name="P7413">65261 ритан</text:p>
      <text:p text:style-name="P7414">65262 фъка</text:p>
      <text:p text:style-name="P7415">65263 рят</text:p>
      <text:p text:style-name="P7416">65264 кич</text:p>
      <text:p text:style-name="P7417">65265 узря</text:p>
      <text:p text:style-name="P7418">65266 ютен</text:p>
      <text:p text:style-name="P7419">65311 муза</text:p>
      <text:p text:style-name="P7420">65312 врещи</text:p>
      <text:p text:style-name="P7421">65313 500</text:p>
      <text:p text:style-name="P7422">65314 церял</text:p>
      <text:p text:style-name="P7423">65315 яхат</text:p>
      <text:p text:style-name="P7424">65316 сама</text:p>
      <text:p text:style-name="P7425">65321 свра</text:p>
      <text:p text:style-name="P7426">65322 гнус</text:p>
      <text:p text:style-name="P7427">65323 омай</text:p>
      <text:p text:style-name="P7428">65324 рупия</text:p>
      <text:p text:style-name="P7429">65325 долма</text:p>
      <text:p text:style-name="P7430">65326 мрете</text:p>
      <text:p text:style-name="P7431">65331 теле</text:p>
      <text:p text:style-name="P7432">65332 летя</text:p>
      <text:p text:style-name="P7433">65333 тури</text:p>
      <text:p text:style-name="P7434">65334 мури</text:p>
      <text:p text:style-name="P7435">65335 царен</text:p>
      <text:p text:style-name="P7436">65336 груха</text:p>
      <text:p text:style-name="P7437">65341<text:s/>бесещ</text:p>
      <text:p text:style-name="P7438">65342 съсък</text:p>
      <text:p text:style-name="P7439">65343 опил</text:p>
      <text:p text:style-name="P7440">65344 лъхам</text:p>
      <text:p text:style-name="P7441">65345 таи</text:p>
      <text:p text:style-name="P7442">65346 чака</text:p>
      <text:p text:style-name="P7443">65351 жулни</text:p>
      <text:p text:style-name="P7444">65352 5000</text:p>
      <text:p text:style-name="P7445">65353 роящ</text:p>
      <text:p text:style-name="P7446">65354 уютна</text:p>
      <text:p text:style-name="P7447">65355 сееш</text:p>
      <text:p text:style-name="P7448">65356 млян</text:p>
      <text:p text:style-name="P7449">65361 шиели</text:p>
      <text:p text:style-name="P7450">65362 расо</text:p>
      <text:p text:style-name="P7451">65363 кроен</text:p>
      <text:p text:style-name="P7452">65364 пасе</text:p>
      <text:p text:style-name="P7453">65365 кацал</text:p>
      <text:p text:style-name="P7454">65366 отспа</text:p>
      <text:p text:style-name="P7455">65411 тиках</text:p>
      <text:p text:style-name="P7456">65412 смел</text:p>
      <text:p text:style-name="P7457">65413 сълзи</text:p>
      <text:p text:style-name="P7458">65414 живи</text:p>
      <text:p text:style-name="P7459">65415<text:s/>нит</text:p>
      <text:p text:style-name="P7460">65416 бунар</text:p>
      <text:p text:style-name="P7461">65421 блян</text:p>
      <text:p text:style-name="P7462">65422 пъчи</text:p>
      <text:p text:style-name="P7463">65423 щифт</text:p>
      <text:p text:style-name="P7464">65424 куча</text:p>
      <text:p text:style-name="P7465">65425 горе</text:p>
      <text:p text:style-name="P7466">65426 ряпа</text:p>
      <text:p text:style-name="P7467">65431 бай</text:p>
      <text:p text:style-name="P7468">65432 будещ</text:p>
      <text:p text:style-name="P7469">65433 броят</text:p>
      <text:p text:style-name="P7470">65434 рекла</text:p>
      <text:p text:style-name="P7471">65435 уби</text:p>
      <text:p text:style-name="P7472">65436 избу</text:p>
      <text:p text:style-name="P7473">65441 60</text:p>
      <text:p text:style-name="P7474">65442 онуй</text:p>
      <text:p text:style-name="P7475">65443 нужди</text:p>
      <text:p text:style-name="P7476">65444 щанд</text:p>
      <text:p text:style-name="P7477">65445 широк</text:p>
      <text:p text:style-name="P7478">65446 пием</text:p>
      <text:p text:style-name="P7479">65451 мушу</text:p>
      <text:p text:style-name="P7480">65452 нави</text:p>
      <text:p text:style-name="P7481">65453 ята</text:p>
      <text:p text:style-name="P7482">65454 тежиш</text:p>
      <text:p text:style-name="P7483">65455 коя</text:p>
      <text:p text:style-name="P7484">65456 обаем</text:p>
      <text:p text:style-name="P7485">65461 пъден</text:p>
      <text:p text:style-name="P7486">65462 цапна</text:p>
      <text:p text:style-name="P7487">65463 шут</text:p>
      <text:p text:style-name="P7488">65464 духай</text:p>
      <text:p text:style-name="P7489">65465 червя</text:p>
      <text:p text:style-name="P7490">65466 дайте</text:p>
      <text:p text:style-name="P7491">65511 орем</text:p>
      <text:p text:style-name="P7492">65512 шелф</text:p>
      <text:p text:style-name="P7493">65513 ося</text:p>
      <text:p text:style-name="P7494">65514 чорап</text:p>
      <text:p text:style-name="P7495">65515 като</text:p>
      <text:p text:style-name="P7496">65516 изут</text:p>
      <text:p text:style-name="P7497">65521 вени</text:p>
      <text:p text:style-name="P7498">65522 дори</text:p>
      <text:p text:style-name="P7499">65523 300</text:p>
      <text:p text:style-name="P7500">65524 унесе</text:p>
      <text:p text:style-name="P7501">65525 бушел</text:p>
      <text:p text:style-name="P7502">65526 мида</text:p>
      <text:p text:style-name="P7503">65531 каеш</text:p>
      <text:p text:style-name="P7504">65532 вадят</text:p>
      <text:p text:style-name="P7505">65533 чуки</text:p>
      <text:p text:style-name="P7506">65534 кил</text:p>
      <text:p text:style-name="P7507">65535 сага</text:p>
      <text:p text:style-name="P7508">65536 фази</text:p>
      <text:p text:style-name="P7509">65541 харен</text:p>
      <text:p text:style-name="P7510">65542 шлях</text:p>
      <text:p text:style-name="P7511">65543 зреш</text:p>
      <text:p text:style-name="P7512">65544 мели</text:p>
      <text:p text:style-name="P7513">65545 чушки</text:p>
      <text:p text:style-name="P7514">65546 трая</text:p>
      <text:p text:style-name="P7515">65551 евино</text:p>
      <text:p text:style-name="P7516">65552 лекар</text:p>
      <text:p text:style-name="P7517">65553 нищо</text:p>
      <text:p text:style-name="P7518">65554 зърни</text:p>
      <text:p text:style-name="P7519">65555 семки</text:p>
      <text:p text:style-name="P7520">65556 зайда</text:p>
      <text:p text:style-name="P7521">65561 бачо</text:p>
      <text:p text:style-name="P7522">65562 бани</text:p>
      <text:p text:style-name="P7523">65563 режим</text:p>
      <text:p text:style-name="P7524">65564 реех</text:p>
      <text:p text:style-name="P7525">65565 80</text:p>
      <text:p text:style-name="P7526">65566 нощно</text:p>
      <text:p text:style-name="P7527">65611 каят</text:p>
      <text:p text:style-name="P7528">65612 вакла</text:p>
      <text:p text:style-name="P7529">65613 ремък</text:p>
      <text:p text:style-name="P7530">65614 темп</text:p>
      <text:p text:style-name="P7531">65615 села</text:p>
      <text:p text:style-name="P7532">65616 духа</text:p>
      <text:p text:style-name="P7533">65621 лея</text:p>
      <text:p text:style-name="P7534">65622 меха</text:p>
      <text:p text:style-name="P7535">65623 гюме</text:p>
      <text:p text:style-name="P7536">65624 соли</text:p>
      <text:p text:style-name="P7537">65625 сей</text:p>
      <text:p text:style-name="P7538">65626 ожали</text:p>
      <text:p text:style-name="P7539">65631 чело</text:p>
      <text:p text:style-name="P7540">65632 рядък</text:p>
      <text:p text:style-name="P7541">65633 сетел</text:p>
      <text:p text:style-name="P7542">65634 друм</text:p>
      <text:p text:style-name="P7543">65635 пулел</text:p>
      <text:p text:style-name="P7544">65636 нима</text:p>
      <text:p text:style-name="P7545">65641 2003</text:p>
      <text:p text:style-name="P7546">65642 линия</text:p>
      <text:p text:style-name="P7547">65643 кили</text:p>
      <text:p text:style-name="P7548">65644 точни</text:p>
      <text:p text:style-name="P7549">65645 мивки</text:p>
      <text:p text:style-name="P7550">65646 драми</text:p>
      <text:p text:style-name="P7551">65651 сукна</text:p>
      <text:p text:style-name="P7552">65652 изви</text:p>
      <text:p text:style-name="P7553">65653 диета</text:p>
      <text:p text:style-name="P7554">65654 мощ</text:p>
      <text:p text:style-name="P7555">65655 рети</text:p>
      <text:p text:style-name="P7556">65656 лелия</text:p>
      <text:p text:style-name="P7557">65661 двор</text:p>
      <text:p text:style-name="P7558">65662 въсиш</text:p>
      <text:p text:style-name="P7559">65663 яхнеш</text:p>
      <text:p text:style-name="P7560">65664 вбия</text:p>
      <text:p text:style-name="P7561">65665 бдял</text:p>
      <text:p text:style-name="P7562">65666 навел</text:p>
      <text:p text:style-name="P7563">66111 бент</text:p>
      <text:p text:style-name="P7564">66112 неин</text:p>
      <text:p text:style-name="P7565">66113 алчни</text:p>
      <text:p text:style-name="P7566">66114 бяла</text:p>
      <text:p text:style-name="P7567">66115 сияеш</text:p>
      <text:p text:style-name="P7568">66116 утрай</text:p>
      <text:p text:style-name="P7569">66121 къпещ</text:p>
      <text:p text:style-name="P7570">66122<text:s/>звуци</text:p>
      <text:p text:style-name="P7571">66123 перчи</text:p>
      <text:p text:style-name="P7572">66124 мак</text:p>
      <text:p text:style-name="P7573">66125 обеми</text:p>
      <text:p text:style-name="P7574">66126 усети</text:p>
      <text:p text:style-name="P7575">66131 шушки</text:p>
      <text:p text:style-name="P7576">66132 тапет</text:p>
      <text:p text:style-name="P7577">66133 улави</text:p>
      <text:p text:style-name="P7578">66134 такт</text:p>
      <text:p text:style-name="P7579">66135 лома</text:p>
      <text:p text:style-name="P7580">66136 риск</text:p>
      <text:p text:style-name="P7581">66141 небца</text:p>
      <text:p text:style-name="P7582">66142 пущаш</text:p>
      <text:p text:style-name="P7583">66143 надул</text:p>
      <text:p text:style-name="P7584">66144 --</text:p>
      <text:p text:style-name="P7585">66145 тъка</text:p>
      <text:p text:style-name="P7586">66146 боец</text:p>
      <text:p text:style-name="P7587">66151 наплю</text:p>
      <text:p text:style-name="P7588">66152 суши</text:p>
      <text:p text:style-name="P7589">66153 отец</text:p>
      <text:p text:style-name="P7590">66154 спах</text:p>
      <text:p text:style-name="P7591">66155 кат</text:p>
      <text:p text:style-name="P7592">66156<text:s/>смае</text:p>
      <text:p text:style-name="P7593">66161 измих</text:p>
      <text:p text:style-name="P7594">66162 ага</text:p>
      <text:p text:style-name="P7595">66163 обадя</text:p>
      <text:p text:style-name="P7596">66164 типаж</text:p>
      <text:p text:style-name="P7597">66165 взреш</text:p>
      <text:p text:style-name="P7598">66166 шарки</text:p>
      <text:p text:style-name="P7599">66211 валя</text:p>
      <text:p text:style-name="P7600">66212 меся</text:p>
      <text:p text:style-name="P7601">66213 кина</text:p>
      <text:p text:style-name="P7602">66214 вещае</text:p>
      <text:soft-page-break/>
      <text:p text:style-name="P7603">66215 обши</text:p>
      <text:p text:style-name="P7604">66216 цупи</text:p>
      <text:p text:style-name="P7605">66221 пилиш</text:p>
      <text:p text:style-name="P7606">66222 48</text:p>
      <text:p text:style-name="P7607">66223 веща</text:p>
      <text:p text:style-name="P7608">66224 кора</text:p>
      <text:p text:style-name="P7609">66225 щадял</text:p>
      <text:p text:style-name="P7610">66226 леят</text:p>
      <text:p text:style-name="P7611">66231 чека</text:p>
      <text:p text:style-name="P7612">66232 явили</text:p>
      <text:p text:style-name="P7613">66233 возя</text:p>
      <text:p text:style-name="P7614">66234 вяла</text:p>
      <text:p text:style-name="P7615">66235 бона</text:p>
      <text:p text:style-name="P7616">66236 клеят</text:p>
      <text:p text:style-name="P7617">66241 пекли</text:p>
      <text:p text:style-name="P7618">66242 зяпаш</text:p>
      <text:p text:style-name="P7619">66243 хапка</text:p>
      <text:p text:style-name="P7620">66244 остри</text:p>
      <text:p text:style-name="P7621">66245 умием</text:p>
      <text:p text:style-name="P7622">66246 меню</text:p>
      <text:p text:style-name="P7623">66251 длани</text:p>
      <text:p text:style-name="P7624">66252 пикел</text:p>
      <text:p text:style-name="P7625">66253 тъст</text:p>
      <text:p text:style-name="P7626">66254 сърма</text:p>
      <text:p text:style-name="P7627">66255 2030</text:p>
      <text:p text:style-name="P7628">66256 пози</text:p>
      <text:p text:style-name="P7629">66261 софа</text:p>
      <text:p text:style-name="P7630">66262 ярема</text:p>
      <text:p text:style-name="P7631">66263 туба</text:p>
      <text:p text:style-name="P7632">66264 свие</text:p>
      <text:p text:style-name="P7633">66265 кадет</text:p>
      <text:p text:style-name="P7634">66266 биде</text:p>
      <text:p text:style-name="P7635">66311 сняг</text:p>
      <text:p text:style-name="P7636">66312 прост</text:p>
      <text:p text:style-name="P7637">66313 трон</text:p>
      <text:p text:style-name="P7638">66314 ципа</text:p>
      <text:p text:style-name="P7639">66315 краба</text:p>
      <text:p text:style-name="P7640">66316 имащи</text:p>
      <text:p text:style-name="P7641">66321 чеиз</text:p>
      <text:p text:style-name="P7642">66322 реви</text:p>
      <text:p text:style-name="P7643">66323 пиеш</text:p>
      <text:p text:style-name="P7644">66324 южна</text:p>
      <text:p text:style-name="P7645">66325 утаил</text:p>
      <text:p text:style-name="P7646">66326 визов</text:p>
      <text:p text:style-name="P7647">66331 ставя</text:p>
      <text:p text:style-name="P7648">66332 лъщи</text:p>
      <text:p text:style-name="P7649">66333 рята</text:p>
      <text:p text:style-name="P7650">66334 лочи</text:p>
      <text:p text:style-name="P7651">66335 гнет</text:p>
      <text:p text:style-name="P7652">66336 важа</text:p>
      <text:p text:style-name="P7653">66341 плат</text:p>
      <text:p text:style-name="P7654">66342 зова</text:p>
      <text:p text:style-name="P7655">66343 ери</text:p>
      <text:p text:style-name="P7656">66344 перя</text:p>
      <text:p text:style-name="P7657">66345 злата</text:p>
      <text:p text:style-name="P7658">66346 мъдри</text:p>
      <text:p text:style-name="P7659">66351 лете</text:p>
      <text:p text:style-name="P7660">66352 вси</text:p>
      <text:p text:style-name="P7661">66353 овал</text:p>
      <text:p text:style-name="P7662">66354 кули</text:p>
      <text:p text:style-name="P7663">66355 съда</text:p>
      <text:p text:style-name="P7664">66356 папка</text:p>
      <text:p text:style-name="P7665">66361 грял</text:p>
      <text:p text:style-name="P7666">66362 вадим</text:p>
      <text:p text:style-name="P7667">66363 баш</text:p>
      <text:p text:style-name="P7668">66364 вяло</text:p>
      <text:p text:style-name="P7669">66365 тебе</text:p>
      <text:p text:style-name="P7670">66366 прям</text:p>
      <text:p text:style-name="P7671">66411 войн</text:p>
      <text:p text:style-name="P7672">66412 опело</text:p>
      <text:p text:style-name="P7673">66413 ловка</text:p>
      <text:p text:style-name="P7674">66414 свеж</text:p>
      <text:p text:style-name="P7675">66415 биещо</text:p>
      <text:p text:style-name="P7676">66416 пачка</text:p>
      <text:p text:style-name="P7677">66421 спал</text:p>
      <text:p text:style-name="P7678">66422 трапа</text:p>
      <text:p text:style-name="P7679">66423 тапи</text:p>
      <text:p text:style-name="P7680">66424 ключ</text:p>
      <text:p text:style-name="P7681">66425 гъсе</text:p>
      <text:p text:style-name="P7682">66426 чорли</text:p>
      <text:p text:style-name="P7683">66431 бег</text:p>
      <text:p text:style-name="P7684">66432 урви</text:p>
      <text:p text:style-name="P7685">66433 облях</text:p>
      <text:p text:style-name="P7686">66434 меше</text:p>
      <text:p text:style-name="P7687">66435 мафии</text:p>
      <text:p text:style-name="P7688">66436 цедих</text:p>
      <text:p text:style-name="P7689">66441 илик</text:p>
      <text:p text:style-name="P7690">66442 дуех</text:p>
      <text:p text:style-name="P7691">66443 рита</text:p>
      <text:p text:style-name="P7692">66444 шланг</text:p>
      <text:p text:style-name="P7693">66445 юнкер</text:p>
      <text:p text:style-name="P7694">66446 обой</text:p>
      <text:p text:style-name="P7695">66451 синия</text:p>
      <text:p text:style-name="P7696">66452 фуках</text:p>
      <text:p text:style-name="P7697">66453 игра</text:p>
      <text:p text:style-name="P7698">66454 ушие</text:p>
      <text:p text:style-name="P7699">66455 пъхах</text:p>
      <text:p text:style-name="P7700">66456 впит</text:p>
      <text:p text:style-name="P7701">66461 щял</text:p>
      <text:p text:style-name="P7702">66462 ръга</text:p>
      <text:p text:style-name="P7703">66463 роя</text:p>
      <text:p text:style-name="P7704">66464 патех</text:p>
      <text:p text:style-name="P7705">66465 свежо</text:p>
      <text:p text:style-name="P7706">66466 срит</text:p>
      <text:p text:style-name="P7707">66511 чапли</text:p>
      <text:p text:style-name="P7708">66512 черви</text:p>
      <text:p text:style-name="P7709">66513 чуеха</text:p>
      <text:p text:style-name="P7710">66514 още</text:p>
      <text:p text:style-name="P7711">66515 умея</text:p>
      <text:p text:style-name="P7712">66516 гъбав</text:p>
      <text:p text:style-name="P7713">66521 кодер</text:p>
      <text:p text:style-name="P7714">66522 бик</text:p>
      <text:p text:style-name="P7715">66523 грот</text:p>
      <text:p text:style-name="P7716">66524 лишим</text:p>
      <text:p text:style-name="P7717">66525 мигът</text:p>
      <text:p text:style-name="P7718">66526 крил</text:p>
      <text:p text:style-name="P7719">66531 готви</text:p>
      <text:p text:style-name="P7720">66532 мъчил</text:p>
      <text:p text:style-name="P7721">66533 чух</text:p>
      <text:p text:style-name="P7722">66534 униса</text:p>
      <text:p text:style-name="P7723">66535 спеши</text:p>
      <text:p text:style-name="P7724">66536 труд</text:p>
      <text:p text:style-name="P7725">66541<text:s/>смия</text:p>
      <text:p text:style-name="P7726">66542 допи</text:p>
      <text:p text:style-name="P7727">66543 ругал</text:p>
      <text:p text:style-name="P7728">66544 идело</text:p>
      <text:p text:style-name="P7729">66545 рампи</text:p>
      <text:p text:style-name="P7730">66546 мелиш</text:p>
      <text:p text:style-name="P7731">66551 твар</text:p>
      <text:p text:style-name="P7732">66552 хрян</text:p>
      <text:p text:style-name="P7733">66553 пиеща</text:p>
      <text:p text:style-name="P7734">66554 фронт</text:p>
      <text:p text:style-name="P7735">66555 мебел</text:p>
      <text:p text:style-name="P7736">66556 турча</text:p>
      <text:p text:style-name="P7737">66561 хъш</text:p>
      <text:p text:style-name="P7738">66562 шейх</text:p>
      <text:p text:style-name="P7739">66563 спим</text:p>
      <text:p text:style-name="P7740">66564 напои</text:p>
      <text:p text:style-name="P7741">66565 $$</text:p>
      <text:p text:style-name="P7742">66566 олива</text:p>
      <text:p text:style-name="P7743">66611 впих</text:p>
      <text:p text:style-name="P7744">66612 сипа</text:p>
      <text:p text:style-name="P7745">66613 успи</text:p>
      <text:p text:style-name="P7746">66614 93</text:p>
      <text:p text:style-name="P7747">66615 сиво</text:p>
      <text:p text:style-name="P7748">66616 огря</text:p>
      <text:p text:style-name="P7749">66621 опи</text:p>
      <text:p text:style-name="P7750">66622 кади</text:p>
      <text:p text:style-name="P7751">66623 ястия</text:p>
      <text:p text:style-name="P7752">66624 пъпът</text:p>
      <text:p text:style-name="P7753">66625 бавим</text:p>
      <text:p text:style-name="P7754">66626 заема</text:p>
      <text:p text:style-name="P7755">66631 жално</text:p>
      <text:p text:style-name="P7756">66632 сеещ</text:p>
      <text:p text:style-name="P7757">66633 бели</text:p>
      <text:p text:style-name="P7758">66634 ликов</text:p>
      <text:p text:style-name="P7759">66635 чуждо</text:p>
      <text:p text:style-name="P7760">66636 днес</text:p>
      <text:p text:style-name="P7761">66641 щаб</text:p>
      <text:p text:style-name="P7762">66642 чуем</text:p>
      <text:p text:style-name="P7763">66643 будна</text:p>
      <text:p text:style-name="P7764">66644 тлей</text:p>
      <text:p text:style-name="P7765">66645 цопа</text:p>
      <text:p text:style-name="P7766">66646 чуми</text:p>
      <text:p text:style-name="P7767">66651 счула</text:p>
      <text:p text:style-name="P7768">66652 1000</text:p>
      <text:p text:style-name="P7769">66653 отми</text:p>
      <text:p text:style-name="P7770">66654 драх</text:p>
      <text:p text:style-name="P7771">66655 щрих</text:p>
      <text:p text:style-name="P7772">66656 кани</text:p>
      <text:p text:style-name="P7773">66661 кадър</text:p>
      <text:p text:style-name="P7774">66662 чин</text:p>
      <text:p text:style-name="P7775">66663 ахах</text:p>
      <text:p text:style-name="P7776">66664 черво</text:p>
      <text:p text:style-name="P7777">66665 сири</text:p>
      <text:p text:style-name="PreformattedText"><text:span text:style-name="T7778">66666 ляга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Linenumbering" style:display-name="Line numbering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columns fo:column-count="4">
          <style:column-sep/>
          <style:column style:rel-width="2363*" fo:start-indent="0in" fo:end-indent="0.1798in"/>
          <style:column style:rel-width="2622*" fo:start-indent="0.1798in" fo:end-indent="0.1798in"/>
          <style:column style:rel-width="2622*" fo:start-indent="0.1798in" fo:end-indent="0.1798in"/>
          <style:column style:rel-width="2365*" fo:start-indent="0.1798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ssilev, Assen</dc:creator>
    <meta:creation-date>2022-01-09T18:57:00Z</meta:creation-date>
    <dc:date>2022-02-05T08:23:00Z</dc:date>
    <meta:template xlink:href="Normal.dotm" xlink:type="simple"/>
    <meta:editing-cycles>2</meta:editing-cycles>
    <meta:editing-duration>PT1680S</meta:editing-duration>
    <meta:document-statistic meta:page-count="39" meta:paragraph-count="175" meta:word-count="13150" meta:character-count="87934" meta:row-count="624" meta:non-whitespace-character-count="74959"/>
  </office:meta>
</office:document-meta>
</file>